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4.794cm"/>
    </style:style>
    <style:style style:name="co8" style:family="table-column">
      <style:table-column-properties fo:break-before="auto" style:column-width="4.875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596cm"/>
    </style:style>
    <style:style style:name="co11" style:family="table-column">
      <style:table-column-properties fo:break-before="auto" style:column-width="3.568cm"/>
    </style:style>
    <style:style style:name="co12" style:family="table-column">
      <style:table-column-properties fo:break-before="auto" style:column-width="3.604cm"/>
    </style:style>
    <style:style style:name="co13" style:family="table-column">
      <style:table-column-properties fo:break-before="auto" style:column-width="3.004cm"/>
    </style:style>
    <style:style style:name="co14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 style:data-style-name="N0"/>
    <style:style style:name="ce12" style:family="table-cell" style:parent-style-name="Default">
      <style:map style:condition="cell-content()=[$'zad 5.2'.$F$224]" style:apply-style-name="Error" style:base-cell-address="'zad 5.2'.F2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Default" style:data-style-name="N11"/>
    <style:style style:name="ce31" style:family="table-cell" style:parent-style-name="Default">
      <style:table-cell-properties style:vertical-align="botto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5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r_zamowie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wielkosc_zamowien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2" calcext:value-type="date">
            <text:p>2.01.2021</text:p>
          </table:table-cell>
          <table:table-cell office:value-type="string" calcext:value-type="string">
            <text:p>Ogrodzieniec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02" calcext:value-type="date">
            <text:p>2.01.2021</text:p>
          </table:table-cell>
          <table:table-cell office:value-type="string" calcext:value-type="string">
            <text:p>Przemysl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02" calcext:value-type="date">
            <text:p>2.01.2021</text:p>
          </table:table-cell>
          <table:table-cell office:value-type="string" calcext:value-type="string">
            <text:p>Gniezno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03" calcext:value-type="date">
            <text:p>3.01.2021</text:p>
          </table:table-cell>
          <table:table-cell office:value-type="string" calcext:value-type="string">
            <text:p>Malbork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01-03" calcext:value-type="date">
            <text:p>3.01.2021</text:p>
          </table:table-cell>
          <table:table-cell office:value-type="string" calcext:value-type="string">
            <text:p>Gniezno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01-03" calcext:value-type="date">
            <text:p>3.01.2021</text:p>
          </table:table-cell>
          <table:table-cell office:value-type="string" calcext:value-type="string">
            <text:p>Przemysl</text:p>
          </table:table-cell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01-04" calcext:value-type="date">
            <text:p>4.01.2021</text:p>
          </table:table-cell>
          <table:table-cell office:value-type="string" calcext:value-type="string">
            <text:p>Malbork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1-04" calcext:value-type="date">
            <text:p>4.01.2021</text:p>
          </table:table-cell>
          <table:table-cell office:value-type="string" calcext:value-type="string">
            <text:p>Przemysl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1-01-05" calcext:value-type="date">
            <text:p>5.01.2021</text:p>
          </table:table-cell>
          <table:table-cell office:value-type="string" calcext:value-type="string">
            <text:p>Gniezno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1-01-05" calcext:value-type="date">
            <text:p>5.01.2021</text:p>
          </table:table-cell>
          <table:table-cell office:value-type="string" calcext:value-type="string">
            <text:p>Przemysl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1-01-05" calcext:value-type="date">
            <text:p>5.01.2021</text:p>
          </table:table-cell>
          <table:table-cell office:value-type="string" calcext:value-type="string">
            <text:p>Ogrodzieniec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1-01-06" calcext:value-type="date">
            <text:p>6.01.2021</text:p>
          </table:table-cell>
          <table:table-cell office:value-type="string" calcext:value-type="string">
            <text:p>Malbork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1-01-06" calcext:value-type="date">
            <text:p>6.01.2021</text:p>
          </table:table-cell>
          <table:table-cell office:value-type="string" calcext:value-type="string">
            <text:p>Ogrodzieniec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1-01-06" calcext:value-type="date">
            <text:p>6.01.2021</text:p>
          </table:table-cell>
          <table:table-cell office:value-type="string" calcext:value-type="string">
            <text:p>Gniezno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1-01-07" calcext:value-type="date">
            <text:p>7.01.2021</text:p>
          </table:table-cell>
          <table:table-cell office:value-type="string" calcext:value-type="string">
            <text:p>Przemysl</text:p>
          </table:table-cell>
          <table:table-cell office:value-type="float" office:value="8170" calcext:value-type="float">
            <text:p>81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1-01-08" calcext:value-type="date">
            <text:p>8.01.20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1-01-08" calcext:value-type="date">
            <text:p>8.01.2021</text:p>
          </table:table-cell>
          <table:table-cell office:value-type="string" calcext:value-type="string">
            <text:p>Malbork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1-01-09" calcext:value-type="date">
            <text:p>9.01.20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1-01-09" calcext:value-type="date">
            <text:p>9.01.2021</text:p>
          </table:table-cell>
          <table:table-cell office:value-type="string" calcext:value-type="string">
            <text:p>Przemysl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1-01-10" calcext:value-type="date">
            <text:p>10.01.2021</text:p>
          </table:table-cell>
          <table:table-cell office:value-type="string" calcext:value-type="string">
            <text:p>Gniezno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1-01-11" calcext:value-type="date">
            <text:p>11.01.2021</text:p>
          </table:table-cell>
          <table:table-cell office:value-type="string" calcext:value-type="string">
            <text:p>Przemysl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1-01-11" calcext:value-type="date">
            <text:p>11.01.2021</text:p>
          </table:table-cell>
          <table:table-cell office:value-type="string" calcext:value-type="string">
            <text:p>Malbork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1-01-11" calcext:value-type="date">
            <text:p>11.01.20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1-01-12" calcext:value-type="date">
            <text:p>12.01.2021</text:p>
          </table:table-cell>
          <table:table-cell office:value-type="string" calcext:value-type="string">
            <text:p>Gniezno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1-01-13" calcext:value-type="date">
            <text:p>13.01.2021</text:p>
          </table:table-cell>
          <table:table-cell office:value-type="string" calcext:value-type="string">
            <text:p>Malbork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1-01-14" calcext:value-type="date">
            <text:p>14.01.2021</text:p>
          </table:table-cell>
          <table:table-cell office:value-type="string" calcext:value-type="string">
            <text:p>Ogrodzieniec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1-01-14" calcext:value-type="date">
            <text:p>14.01.2021</text:p>
          </table:table-cell>
          <table:table-cell office:value-type="string" calcext:value-type="string">
            <text:p>Przemysl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1-01-14" calcext:value-type="date">
            <text:p>14.01.2021</text:p>
          </table:table-cell>
          <table:table-cell office:value-type="string" calcext:value-type="string">
            <text:p>Malbork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1-01-15" calcext:value-type="date">
            <text:p>15.01.2021</text:p>
          </table:table-cell>
          <table:table-cell office:value-type="string" calcext:value-type="string">
            <text:p>Malbork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1-01-15" calcext:value-type="date">
            <text:p>15.01.2021</text:p>
          </table:table-cell>
          <table:table-cell office:value-type="string" calcext:value-type="string">
            <text:p>Ogrodzieniec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1-01-15" calcext:value-type="date">
            <text:p>15.01.2021</text:p>
          </table:table-cell>
          <table:table-cell office:value-type="string" calcext:value-type="string">
            <text:p>Gniezno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1-01-16" calcext:value-type="date">
            <text:p>16.01.2021</text:p>
          </table:table-cell>
          <table:table-cell office:value-type="string" calcext:value-type="string">
            <text:p>Przemysl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Malbork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Przemysl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Gniezno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Ogrodzieniec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1-01-18" calcext:value-type="date">
            <text:p>18.01.2021</text:p>
          </table:table-cell>
          <table:table-cell office:value-type="string" calcext:value-type="string">
            <text:p>Malbork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1-01-19" calcext:value-type="date">
            <text:p>19.01.2021</text:p>
          </table:table-cell>
          <table:table-cell office:value-type="string" calcext:value-type="string">
            <text:p>Malbork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1-19" calcext:value-type="date">
            <text:p>19.01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1-20" calcext:value-type="date">
            <text:p>20.01.2021</text:p>
          </table:table-cell>
          <table:table-cell office:value-type="string" calcext:value-type="string">
            <text:p>Ogrodzieniec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1-01-20" calcext:value-type="date">
            <text:p>20.01.2021</text:p>
          </table:table-cell>
          <table:table-cell office:value-type="string" calcext:value-type="string">
            <text:p>Malbork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1-01-21" calcext:value-type="date">
            <text:p>21.01.2021</text:p>
          </table:table-cell>
          <table:table-cell office:value-type="string" calcext:value-type="string">
            <text:p>Gniezno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1-01-21" calcext:value-type="date">
            <text:p>21.01.2021</text:p>
          </table:table-cell>
          <table:table-cell office:value-type="string" calcext:value-type="string">
            <text:p>Malbork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1-01-22" calcext:value-type="date">
            <text:p>22.01.20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1-01-22" calcext:value-type="date">
            <text:p>22.01.20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01-23" calcext:value-type="date">
            <text:p>23.01.2021</text:p>
          </table:table-cell>
          <table:table-cell office:value-type="string" calcext:value-type="string">
            <text:p>Ogrodzieniec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01-24" calcext:value-type="date">
            <text:p>24.01.2021</text:p>
          </table:table-cell>
          <table:table-cell office:value-type="string" calcext:value-type="string">
            <text:p>Ogrodzieniec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1-01-25" calcext:value-type="date">
            <text:p>25.01.20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1-01-26" calcext:value-type="date">
            <text:p>26.01.2021</text:p>
          </table:table-cell>
          <table:table-cell office:value-type="string" calcext:value-type="string">
            <text:p>Malbork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1-01-26" calcext:value-type="date">
            <text:p>26.01.2021</text:p>
          </table:table-cell>
          <table:table-cell office:value-type="string" calcext:value-type="string">
            <text:p>Przemysl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1-01-26" calcext:value-type="date">
            <text:p>26.01.2021</text:p>
          </table:table-cell>
          <table:table-cell office:value-type="string" calcext:value-type="string">
            <text:p>Gniezno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1-01-27" calcext:value-type="date">
            <text:p>27.01.2021</text:p>
          </table:table-cell>
          <table:table-cell office:value-type="string" calcext:value-type="string">
            <text:p>Gniezno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1-01-27" calcext:value-type="date">
            <text:p>27.01.2021</text:p>
          </table:table-cell>
          <table:table-cell office:value-type="string" calcext:value-type="string">
            <text:p>Ogrodzieniec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Przemysl</text:p>
          </table:table-cell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Ogrodzieniec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Malbork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1-01-29" calcext:value-type="date">
            <text:p>29.01.2021</text:p>
          </table:table-cell>
          <table:table-cell office:value-type="string" calcext:value-type="string">
            <text:p>Malbork</text:p>
          </table:table-cell>
          <table:table-cell office:value-type="float" office:value="8710" calcext:value-type="float">
            <text:p>87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1-01-29" calcext:value-type="date">
            <text:p>29.01.2021</text:p>
          </table:table-cell>
          <table:table-cell office:value-type="string" calcext:value-type="string">
            <text:p>Gniezno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1-01-30" calcext:value-type="date">
            <text:p>30.01.20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1-01-30" calcext:value-type="date">
            <text:p>30.01.2021</text:p>
          </table:table-cell>
          <table:table-cell office:value-type="string" calcext:value-type="string">
            <text:p>Malbork</text:p>
          </table:table-cell>
          <table:table-cell office:value-type="float" office:value="9020" calcext:value-type="float">
            <text:p>90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1-01-31" calcext:value-type="date">
            <text:p>31.01.2021</text:p>
          </table:table-cell>
          <table:table-cell office:value-type="string" calcext:value-type="string">
            <text:p>Ogrodzieniec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1-01-31" calcext:value-type="date">
            <text:p>31.01.2021</text:p>
          </table:table-cell>
          <table:table-cell office:value-type="string" calcext:value-type="string">
            <text:p>Przemysl</text:p>
          </table:table-cell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1-01-31" calcext:value-type="date">
            <text:p>31.01.2021</text:p>
          </table:table-cell>
          <table:table-cell office:value-type="string" calcext:value-type="string">
            <text:p>Malbork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1-02-01" calcext:value-type="date">
            <text:p>1.02.2021</text:p>
          </table:table-cell>
          <table:table-cell office:value-type="string" calcext:value-type="string">
            <text:p>Malbork</text:p>
          </table:table-cell>
          <table:table-cell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1-02-01" calcext:value-type="date">
            <text:p>1.02.2021</text:p>
          </table:table-cell>
          <table:table-cell office:value-type="string" calcext:value-type="string">
            <text:p>Gniezno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1-02-01" calcext:value-type="date">
            <text:p>1.02.2021</text:p>
          </table:table-cell>
          <table:table-cell office:value-type="string" calcext:value-type="string">
            <text:p>Ogrodzieniec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1-02-02" calcext:value-type="date">
            <text:p>2.02.20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1-02-03" calcext:value-type="date">
            <text:p>3.02.2021</text:p>
          </table:table-cell>
          <table:table-cell office:value-type="string" calcext:value-type="string">
            <text:p>Gniezno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1-02-03" calcext:value-type="date">
            <text:p>3.02.2021</text:p>
          </table:table-cell>
          <table:table-cell office:value-type="string" calcext:value-type="string">
            <text:p>Przemysl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1-02-04" calcext:value-type="date">
            <text:p>4.02.2021</text:p>
          </table:table-cell>
          <table:table-cell office:value-type="string" calcext:value-type="string">
            <text:p>Malbork</text:p>
          </table:table-cell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1-02-04" calcext:value-type="date">
            <text:p>4.02.2021</text:p>
          </table:table-cell>
          <table:table-cell office:value-type="string" calcext:value-type="string">
            <text:p>Ogrodzieniec</text:p>
          </table:table-cell>
          <table:table-cell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1-02-04" calcext:value-type="date">
            <text:p>4.02.2021</text:p>
          </table:table-cell>
          <table:table-cell office:value-type="string" calcext:value-type="string">
            <text:p>Przemysl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1-02-05" calcext:value-type="date">
            <text:p>5.02.2021</text:p>
          </table:table-cell>
          <table:table-cell office:value-type="string" calcext:value-type="string">
            <text:p>Gniezno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1-02-06" calcext:value-type="date">
            <text:p>6.02.2021</text:p>
          </table:table-cell>
          <table:table-cell office:value-type="string" calcext:value-type="string">
            <text:p>Ogrodzieniec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1-02-06" calcext:value-type="date">
            <text:p>6.02.2021</text:p>
          </table:table-cell>
          <table:table-cell office:value-type="string" calcext:value-type="string">
            <text:p>Przemysl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1-02-07" calcext:value-type="date">
            <text:p>7.02.2021</text:p>
          </table:table-cell>
          <table:table-cell office:value-type="string" calcext:value-type="string">
            <text:p>Ogrodzieniec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1-02-07" calcext:value-type="date">
            <text:p>7.02.20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1-02-08" calcext:value-type="date">
            <text:p>8.02.2021</text:p>
          </table:table-cell>
          <table:table-cell office:value-type="string" calcext:value-type="string">
            <text:p>Malbork</text:p>
          </table:table-cell>
          <table:table-cell office:value-type="float" office:value="7370" calcext:value-type="float">
            <text:p>73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1-02-08" calcext:value-type="date">
            <text:p>8.02.20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1-02-09" calcext:value-type="date">
            <text:p>9.02.2021</text:p>
          </table:table-cell>
          <table:table-cell office:value-type="string" calcext:value-type="string">
            <text:p>Malbork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1-02-10" calcext:value-type="date">
            <text:p>10.02.2021</text:p>
          </table:table-cell>
          <table:table-cell office:value-type="string" calcext:value-type="string">
            <text:p>Malbor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1-02-10" calcext:value-type="date">
            <text:p>10.02.2021</text:p>
          </table:table-cell>
          <table:table-cell office:value-type="string" calcext:value-type="string">
            <text:p>Ogrodzieniec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1-02-11" calcext:value-type="date">
            <text:p>11.02.20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1-02-11" calcext:value-type="date">
            <text:p>11.02.2021</text:p>
          </table:table-cell>
          <table:table-cell office:value-type="string" calcext:value-type="string">
            <text:p>Przemysl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1-02-11" calcext:value-type="date">
            <text:p>11.02.2021</text:p>
          </table:table-cell>
          <table:table-cell office:value-type="string" calcext:value-type="string">
            <text:p>Gniezno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1-02-12" calcext:value-type="date">
            <text:p>12.02.20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1-02-12" calcext:value-type="date">
            <text:p>12.02.2021</text:p>
          </table:table-cell>
          <table:table-cell office:value-type="string" calcext:value-type="string">
            <text:p>Przemysl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1-02-13" calcext:value-type="date">
            <text:p>13.02.2021</text:p>
          </table:table-cell>
          <table:table-cell office:value-type="string" calcext:value-type="string">
            <text:p>Przemysl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1-02-13" calcext:value-type="date">
            <text:p>13.02.20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1-02-14" calcext:value-type="date">
            <text:p>14.02.2021</text:p>
          </table:table-cell>
          <table:table-cell office:value-type="string" calcext:value-type="string">
            <text:p>Przemysl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1-02-14" calcext:value-type="date">
            <text:p>14.02.2021</text:p>
          </table:table-cell>
          <table:table-cell office:value-type="string" calcext:value-type="string">
            <text:p>Gniezno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1-02-15" calcext:value-type="date">
            <text:p>15.02.2021</text:p>
          </table:table-cell>
          <table:table-cell office:value-type="string" calcext:value-type="string">
            <text:p>Ogrodzieniec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1-02-16" calcext:value-type="date">
            <text:p>16.02.2021</text:p>
          </table:table-cell>
          <table:table-cell office:value-type="string" calcext:value-type="string">
            <text:p>Malbork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1-02-16" calcext:value-type="date">
            <text:p>16.02.2021</text:p>
          </table:table-cell>
          <table:table-cell office:value-type="string" calcext:value-type="string">
            <text:p>Ogrodzieniec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1-02-16" calcext:value-type="date">
            <text:p>16.02.2021</text:p>
          </table:table-cell>
          <table:table-cell office:value-type="string" calcext:value-type="string">
            <text:p>Gniezno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1-02-17" calcext:value-type="date">
            <text:p>17.02.2021</text:p>
          </table:table-cell>
          <table:table-cell office:value-type="string" calcext:value-type="string">
            <text:p>Przemysl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1-02-17" calcext:value-type="date">
            <text:p>17.02.2021</text:p>
          </table:table-cell>
          <table:table-cell office:value-type="string" calcext:value-type="string">
            <text:p>Ogrodzieniec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1-02-17" calcext:value-type="date">
            <text:p>17.02.2021</text:p>
          </table:table-cell>
          <table:table-cell office:value-type="string" calcext:value-type="string">
            <text:p>Malbork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1-02-18" calcext:value-type="date">
            <text:p>18.02.20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1-02-19" calcext:value-type="date">
            <text:p>19.02.2021</text:p>
          </table:table-cell>
          <table:table-cell office:value-type="string" calcext:value-type="string">
            <text:p>Przemysl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1-02-20" calcext:value-type="date">
            <text:p>20.02.2021</text:p>
          </table:table-cell>
          <table:table-cell office:value-type="string" calcext:value-type="string">
            <text:p>Malbork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1-02-20" calcext:value-type="date">
            <text:p>20.02.2021</text:p>
          </table:table-cell>
          <table:table-cell office:value-type="string" calcext:value-type="string">
            <text:p>Przemysl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1-02-21" calcext:value-type="date">
            <text:p>21.02.2021</text:p>
          </table:table-cell>
          <table:table-cell office:value-type="string" calcext:value-type="string">
            <text:p>Gniezno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1-02-21" calcext:value-type="date">
            <text:p>21.02.2021</text:p>
          </table:table-cell>
          <table:table-cell office:value-type="string" calcext:value-type="string">
            <text:p>Ogrodzieniec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1-02-22" calcext:value-type="date">
            <text:p>22.02.2021</text:p>
          </table:table-cell>
          <table:table-cell office:value-type="string" calcext:value-type="string">
            <text:p>Ogrodzieniec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1-02-22" calcext:value-type="date">
            <text:p>22.02.2021</text:p>
          </table:table-cell>
          <table:table-cell office:value-type="string" calcext:value-type="string">
            <text:p>Malbork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1-02-22" calcext:value-type="date">
            <text:p>22.02.2021</text:p>
          </table:table-cell>
          <table:table-cell office:value-type="string" calcext:value-type="string">
            <text:p>Gniezno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1-02-23" calcext:value-type="date">
            <text:p>23.02.2021</text:p>
          </table:table-cell>
          <table:table-cell office:value-type="string" calcext:value-type="string">
            <text:p>Gniezno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1-02-23" calcext:value-type="date">
            <text:p>23.02.20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1-02-24" calcext:value-type="date">
            <text:p>24.02.2021</text:p>
          </table:table-cell>
          <table:table-cell office:value-type="string" calcext:value-type="string">
            <text:p>Przemysl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1-02-25" calcext:value-type="date">
            <text:p>25.02.2021</text:p>
          </table:table-cell>
          <table:table-cell office:value-type="string" calcext:value-type="string">
            <text:p>Przemysl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1-02-25" calcext:value-type="date">
            <text:p>25.02.2021</text:p>
          </table:table-cell>
          <table:table-cell office:value-type="string" calcext:value-type="string">
            <text:p>Gniezno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1-02-25" calcext:value-type="date">
            <text:p>25.02.2021</text:p>
          </table:table-cell>
          <table:table-cell office:value-type="string" calcext:value-type="string">
            <text:p>Ogrodzieniec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1-02-26" calcext:value-type="date">
            <text:p>26.02.20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1-02-26" calcext:value-type="date">
            <text:p>26.02.2021</text:p>
          </table:table-cell>
          <table:table-cell office:value-type="string" calcext:value-type="string">
            <text:p>Ogrodzieniec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1-02-27" calcext:value-type="date">
            <text:p>27.02.2021</text:p>
          </table:table-cell>
          <table:table-cell office:value-type="string" calcext:value-type="string">
            <text:p>Przemysl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1-02-27" calcext:value-type="date">
            <text:p>27.02.2021</text:p>
          </table:table-cell>
          <table:table-cell office:value-type="string" calcext:value-type="string">
            <text:p>Gniezno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Gniezno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1-03-01" calcext:value-type="date">
            <text:p>1.03.2021</text:p>
          </table:table-cell>
          <table:table-cell office:value-type="string" calcext:value-type="string">
            <text:p>Przemysl</text:p>
          </table:table-cell>
          <table:table-cell office:value-type="float" office:value="9520" calcext:value-type="float">
            <text:p>95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1-03-01" calcext:value-type="date">
            <text:p>1.03.2021</text:p>
          </table:table-cell>
          <table:table-cell office:value-type="string" calcext:value-type="string">
            <text:p>Ogrodzieniec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1-03-02" calcext:value-type="date">
            <text:p>2.03.2021</text:p>
          </table:table-cell>
          <table:table-cell office:value-type="string" calcext:value-type="string">
            <text:p>Gniezno</text:p>
          </table:table-cell>
          <table:table-cell office:value-type="float" office:value="9080" calcext:value-type="float">
            <text:p>908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1-03-02" calcext:value-type="date">
            <text:p>2.03.20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1-03-03" calcext:value-type="date">
            <text:p>3.03.20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1-03-04" calcext:value-type="date">
            <text:p>4.03.2021</text:p>
          </table:table-cell>
          <table:table-cell office:value-type="string" calcext:value-type="string">
            <text:p>Ogrodzieniec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1-03-05" calcext:value-type="date">
            <text:p>5.03.2021</text:p>
          </table:table-cell>
          <table:table-cell office:value-type="string" calcext:value-type="string">
            <text:p>Ogrodzieniec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1-03-05" calcext:value-type="date">
            <text:p>5.03.2021</text:p>
          </table:table-cell>
          <table:table-cell office:value-type="string" calcext:value-type="string">
            <text:p>Przemysl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1-03-06" calcext:value-type="date">
            <text:p>6.03.2021</text:p>
          </table:table-cell>
          <table:table-cell office:value-type="string" calcext:value-type="string">
            <text:p>Malbork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1-03-06" calcext:value-type="date">
            <text:p>6.03.2021</text:p>
          </table:table-cell>
          <table:table-cell office:value-type="string" calcext:value-type="string">
            <text:p>Gniezno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1-03-06" calcext:value-type="date">
            <text:p>6.03.2021</text:p>
          </table:table-cell>
          <table:table-cell office:value-type="string" calcext:value-type="string">
            <text:p>Przemysl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1-03-07" calcext:value-type="date">
            <text:p>7.03.2021</text:p>
          </table:table-cell>
          <table:table-cell office:value-type="string" calcext:value-type="string">
            <text:p>Ogrodzieniec</text:p>
          </table:table-cell>
          <table:table-cell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1-03-08" calcext:value-type="date">
            <text:p>8.03.2021</text:p>
          </table:table-cell>
          <table:table-cell office:value-type="string" calcext:value-type="string">
            <text:p>Ogrodzieniec</text:p>
          </table:table-cell>
          <table:table-cell office:value-type="float" office:value="9130" calcext:value-type="float">
            <text:p>91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1-03-08" calcext:value-type="date">
            <text:p>8.03.2021</text:p>
          </table:table-cell>
          <table:table-cell office:value-type="string" calcext:value-type="string">
            <text:p>Przemysl</text:p>
          </table:table-cell>
          <table:table-cell office:value-type="float" office:value="8710" calcext:value-type="float">
            <text:p>87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1-03-09" calcext:value-type="date">
            <text:p>9.03.2021</text:p>
          </table:table-cell>
          <table:table-cell office:value-type="string" calcext:value-type="string">
            <text:p>Ogrodzieniec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1-03-09" calcext:value-type="date">
            <text:p>9.03.2021</text:p>
          </table:table-cell>
          <table:table-cell office:value-type="string" calcext:value-type="string">
            <text:p>Przemysl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1-03-10" calcext:value-type="date">
            <text:p>10.03.20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1-03-10" calcext:value-type="date">
            <text:p>10.03.20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1-03-10" calcext:value-type="date">
            <text:p>10.03.20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1-03-11" calcext:value-type="date">
            <text:p>11.03.2021</text:p>
          </table:table-cell>
          <table:table-cell office:value-type="string" calcext:value-type="string">
            <text:p>Przemysl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1-03-12" calcext:value-type="date">
            <text:p>12.03.2021</text:p>
          </table:table-cell>
          <table:table-cell office:value-type="string" calcext:value-type="string">
            <text:p>Gniezno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1-03-12" calcext:value-type="date">
            <text:p>12.03.2021</text:p>
          </table:table-cell>
          <table:table-cell office:value-type="string" calcext:value-type="string">
            <text:p>Ogrodzieniec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1-03-13" calcext:value-type="date">
            <text:p>13.03.20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1-03-14" calcext:value-type="date">
            <text:p>14.03.2021</text:p>
          </table:table-cell>
          <table:table-cell office:value-type="string" calcext:value-type="string">
            <text:p>Gniezno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1-03-14" calcext:value-type="date">
            <text:p>14.03.2021</text:p>
          </table:table-cell>
          <table:table-cell office:value-type="string" calcext:value-type="string">
            <text:p>Przemysl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1-03-15" calcext:value-type="date">
            <text:p>15.03.2021</text:p>
          </table:table-cell>
          <table:table-cell office:value-type="string" calcext:value-type="string">
            <text:p>Ogrodzieniec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1-03-16" calcext:value-type="date">
            <text:p>16.03.2021</text:p>
          </table:table-cell>
          <table:table-cell office:value-type="string" calcext:value-type="string">
            <text:p>Ogrodzieniec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1-03-16" calcext:value-type="date">
            <text:p>16.03.2021</text:p>
          </table:table-cell>
          <table:table-cell office:value-type="string" calcext:value-type="string">
            <text:p>Przemysl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1-03-17" calcext:value-type="date">
            <text:p>17.03.2021</text:p>
          </table:table-cell>
          <table:table-cell office:value-type="string" calcext:value-type="string">
            <text:p>Ogrodzieniec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Przemysl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Gniezno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Malbork</text:p>
          </table:table-cell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1-03-19" calcext:value-type="date">
            <text:p>19.03.2021</text:p>
          </table:table-cell>
          <table:table-cell office:value-type="string" calcext:value-type="string">
            <text:p>Malbork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1-03-19" calcext:value-type="date">
            <text:p>19.03.2021</text:p>
          </table:table-cell>
          <table:table-cell office:value-type="string" calcext:value-type="string">
            <text:p>Gniezno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1-03-20" calcext:value-type="date">
            <text:p>20.03.2021</text:p>
          </table:table-cell>
          <table:table-cell office:value-type="string" calcext:value-type="string">
            <text:p>Gniezn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1-03-20" calcext:value-type="date">
            <text:p>20.03.20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1-03-20" calcext:value-type="date">
            <text:p>20.03.20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1-03-21" calcext:value-type="date">
            <text:p>21.03.2021</text:p>
          </table:table-cell>
          <table:table-cell office:value-type="string" calcext:value-type="string">
            <text:p>Gniezno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1-03-21" calcext:value-type="date">
            <text:p>21.03.2021</text:p>
          </table:table-cell>
          <table:table-cell office:value-type="string" calcext:value-type="string">
            <text:p>Ogrodzieniec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1-03-21" calcext:value-type="date">
            <text:p>21.03.20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1-03-22" calcext:value-type="date">
            <text:p>22.03.2021</text:p>
          </table:table-cell>
          <table:table-cell office:value-type="string" calcext:value-type="string">
            <text:p>Ogrodzieniec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1-03-23" calcext:value-type="date">
            <text:p>23.03.2021</text:p>
          </table:table-cell>
          <table:table-cell office:value-type="string" calcext:value-type="string">
            <text:p>Przemysl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1-03-24" calcext:value-type="date">
            <text:p>24.03.2021</text:p>
          </table:table-cell>
          <table:table-cell office:value-type="string" calcext:value-type="string">
            <text:p>Gniezno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1-03-24" calcext:value-type="date">
            <text:p>24.03.2021</text:p>
          </table:table-cell>
          <table:table-cell office:value-type="string" calcext:value-type="string">
            <text:p>Malbork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1-03-24" calcext:value-type="date">
            <text:p>24.03.2021</text:p>
          </table:table-cell>
          <table:table-cell office:value-type="string" calcext:value-type="string">
            <text:p>Ogrodzieniec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1-03-25" calcext:value-type="date">
            <text:p>25.03.2021</text:p>
          </table:table-cell>
          <table:table-cell office:value-type="string" calcext:value-type="string">
            <text:p>Przemysl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1-03-25" calcext:value-type="date">
            <text:p>25.03.2021</text:p>
          </table:table-cell>
          <table:table-cell office:value-type="string" calcext:value-type="string">
            <text:p>Malbork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1-03-25" calcext:value-type="date">
            <text:p>25.03.2021</text:p>
          </table:table-cell>
          <table:table-cell office:value-type="string" calcext:value-type="string">
            <text:p>Gniezno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1-03-26" calcext:value-type="date">
            <text:p>26.03.2021</text:p>
          </table:table-cell>
          <table:table-cell office:value-type="string" calcext:value-type="string">
            <text:p>Ogrodzieniec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1-03-26" calcext:value-type="date">
            <text:p>26.03.2021</text:p>
          </table:table-cell>
          <table:table-cell office:value-type="string" calcext:value-type="string">
            <text:p>Przemysl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1-03-27" calcext:value-type="date">
            <text:p>27.03.2021</text:p>
          </table:table-cell>
          <table:table-cell office:value-type="string" calcext:value-type="string">
            <text:p>Gniezno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Przemysl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Ogrodzieniec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Malbork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Gniezno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1-03-29" calcext:value-type="date">
            <text:p>29.03.2021</text:p>
          </table:table-cell>
          <table:table-cell office:value-type="string" calcext:value-type="string">
            <text:p>Ogrodzieniec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Ogrodzieniec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1-03-31" calcext:value-type="date">
            <text:p>31.03.2021</text:p>
          </table:table-cell>
          <table:table-cell office:value-type="string" calcext:value-type="string">
            <text:p>Malbork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1-03-31" calcext:value-type="date">
            <text:p>31.03.2021</text:p>
          </table:table-cell>
          <table:table-cell office:value-type="string" calcext:value-type="string">
            <text:p>Przemysl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1-04-01" calcext:value-type="date">
            <text:p>1.04.20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1-04-01" calcext:value-type="date">
            <text:p>1.04.20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1-04-02" calcext:value-type="date">
            <text:p>2.04.20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1-04-02" calcext:value-type="date">
            <text:p>2.04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1-04-03" calcext:value-type="date">
            <text:p>3.04.2021</text:p>
          </table:table-cell>
          <table:table-cell office:value-type="string" calcext:value-type="string">
            <text:p>Przemysl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1-04-04" calcext:value-type="date">
            <text:p>4.04.2021</text:p>
          </table:table-cell>
          <table:table-cell office:value-type="string" calcext:value-type="string">
            <text:p>Przemysl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1-04-04" calcext:value-type="date">
            <text:p>4.04.20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1-04-05" calcext:value-type="date">
            <text:p>5.04.20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1-04-06" calcext:value-type="date">
            <text:p>6.04.2021</text:p>
          </table:table-cell>
          <table:table-cell office:value-type="string" calcext:value-type="string">
            <text:p>Przemysl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1-04-06" calcext:value-type="date">
            <text:p>6.04.2021</text:p>
          </table:table-cell>
          <table:table-cell office:value-type="string" calcext:value-type="string">
            <text:p>Ogrodzieniec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1-04-06" calcext:value-type="date">
            <text:p>6.04.2021</text:p>
          </table:table-cell>
          <table:table-cell office:value-type="string" calcext:value-type="string">
            <text:p>Malbork</text:p>
          </table:table-cell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1-04-07" calcext:value-type="date">
            <text:p>7.04.2021</text:p>
          </table:table-cell>
          <table:table-cell office:value-type="string" calcext:value-type="string">
            <text:p>Ogrodzieniec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1-04-07" calcext:value-type="date">
            <text:p>7.04.2021</text:p>
          </table:table-cell>
          <table:table-cell office:value-type="string" calcext:value-type="string">
            <text:p>Gniezno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1-04-08" calcext:value-type="date">
            <text:p>8.04.20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1-04-08" calcext:value-type="date">
            <text:p>8.04.20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1-04-08" calcext:value-type="date">
            <text:p>8.04.2021</text:p>
          </table:table-cell>
          <table:table-cell office:value-type="string" calcext:value-type="string">
            <text:p>Gniezno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1-04-09" calcext:value-type="date">
            <text:p>9.04.2021</text:p>
          </table:table-cell>
          <table:table-cell office:value-type="string" calcext:value-type="string">
            <text:p>Ogrodzieniec</text:p>
          </table:table-cell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1-04-09" calcext:value-type="date">
            <text:p>9.04.20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1-04-09" calcext:value-type="date">
            <text:p>9.04.2021</text:p>
          </table:table-cell>
          <table:table-cell office:value-type="string" calcext:value-type="string">
            <text:p>Malbork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1-04-10" calcext:value-type="date">
            <text:p>10.04.20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1-04-11" calcext:value-type="date">
            <text:p>11.04.2021</text:p>
          </table:table-cell>
          <table:table-cell office:value-type="string" calcext:value-type="string">
            <text:p>Malbork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1-04-12" calcext:value-type="date">
            <text:p>12.04.2021</text:p>
          </table:table-cell>
          <table:table-cell office:value-type="string" calcext:value-type="string">
            <text:p>Przemysl</text:p>
          </table:table-cell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1-04-12" calcext:value-type="date">
            <text:p>12.04.20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1-04-13" calcext:value-type="date">
            <text:p>13.04.2021</text:p>
          </table:table-cell>
          <table:table-cell office:value-type="string" calcext:value-type="string">
            <text:p>Przemysl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1-04-13" calcext:value-type="date">
            <text:p>13.04.2021</text:p>
          </table:table-cell>
          <table:table-cell office:value-type="string" calcext:value-type="string">
            <text:p>Malbork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1-04-13" calcext:value-type="date">
            <text:p>13.04.2021</text:p>
          </table:table-cell>
          <table:table-cell office:value-type="string" calcext:value-type="string">
            <text:p>Gniezno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1-04-14" calcext:value-type="date">
            <text:p>14.04.20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1-04-14" calcext:value-type="date">
            <text:p>14.04.2021</text:p>
          </table:table-cell>
          <table:table-cell office:value-type="string" calcext:value-type="string">
            <text:p>Gniezno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1-04-14" calcext:value-type="date">
            <text:p>14.04.2021</text:p>
          </table:table-cell>
          <table:table-cell office:value-type="string" calcext:value-type="string">
            <text:p>Malbork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1-04-15" calcext:value-type="date">
            <text:p>15.04.2021</text:p>
          </table:table-cell>
          <table:table-cell office:value-type="string" calcext:value-type="string">
            <text:p>Ogrodzieniec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1-04-15" calcext:value-type="date">
            <text:p>15.04.2021</text:p>
          </table:table-cell>
          <table:table-cell office:value-type="string" calcext:value-type="string">
            <text:p>Gniezno</text:p>
          </table:table-cell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1-04-15" calcext:value-type="date">
            <text:p>15.04.2021</text:p>
          </table:table-cell>
          <table:table-cell office:value-type="string" calcext:value-type="string">
            <text:p>Malbork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1-04-16" calcext:value-type="date">
            <text:p>16.04.2021</text:p>
          </table:table-cell>
          <table:table-cell office:value-type="string" calcext:value-type="string">
            <text:p>Przemysl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1-04-16" calcext:value-type="date">
            <text:p>16.04.2021</text:p>
          </table:table-cell>
          <table:table-cell office:value-type="string" calcext:value-type="string">
            <text:p>Ogrodzieniec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1-04-17" calcext:value-type="date">
            <text:p>17.04.2021</text:p>
          </table:table-cell>
          <table:table-cell office:value-type="string" calcext:value-type="string">
            <text:p>Malbork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1-04-17" calcext:value-type="date">
            <text:p>17.04.20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1-04-17" calcext:value-type="date">
            <text:p>17.04.2021</text:p>
          </table:table-cell>
          <table:table-cell office:value-type="string" calcext:value-type="string">
            <text:p>Ogrodzieniec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1-04-18" calcext:value-type="date">
            <text:p>18.04.2021</text:p>
          </table:table-cell>
          <table:table-cell office:value-type="string" calcext:value-type="string">
            <text:p>Gniezno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1-04-18" calcext:value-type="date">
            <text:p>18.04.2021</text:p>
          </table:table-cell>
          <table:table-cell office:value-type="string" calcext:value-type="string">
            <text:p>Malbork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1-04-18" calcext:value-type="date">
            <text:p>18.04.2021</text:p>
          </table:table-cell>
          <table:table-cell office:value-type="string" calcext:value-type="string">
            <text:p>Ogrodzieniec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1-04-19" calcext:value-type="date">
            <text:p>19.04.2021</text:p>
          </table:table-cell>
          <table:table-cell office:value-type="string" calcext:value-type="string">
            <text:p>Gniezno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1-04-19" calcext:value-type="date">
            <text:p>19.04.2021</text:p>
          </table:table-cell>
          <table:table-cell office:value-type="string" calcext:value-type="string">
            <text:p>Malbork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1-04-19" calcext:value-type="date">
            <text:p>19.04.20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Malbork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Przemysl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1-04-21" calcext:value-type="date">
            <text:p>21.04.2021</text:p>
          </table:table-cell>
          <table:table-cell office:value-type="string" calcext:value-type="string">
            <text:p>Malbork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1-04-21" calcext:value-type="date">
            <text:p>21.04.2021</text:p>
          </table:table-cell>
          <table:table-cell office:value-type="string" calcext:value-type="string">
            <text:p>Ogrodzieniec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1-04-21" calcext:value-type="date">
            <text:p>21.04.2021</text:p>
          </table:table-cell>
          <table:table-cell office:value-type="string" calcext:value-type="string">
            <text:p>Przemysl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1-04-22" calcext:value-type="date">
            <text:p>22.04.2021</text:p>
          </table:table-cell>
          <table:table-cell office:value-type="string" calcext:value-type="string">
            <text:p>Przemysl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1-04-23" calcext:value-type="date">
            <text:p>23.04.2021</text:p>
          </table:table-cell>
          <table:table-cell office:value-type="string" calcext:value-type="string">
            <text:p>Malbork</text:p>
          </table:table-cell>
          <table:table-cell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1-04-23" calcext:value-type="date">
            <text:p>23.04.2021</text:p>
          </table:table-cell>
          <table:table-cell office:value-type="string" calcext:value-type="string">
            <text:p>Ogrodzieniec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1-04-24" calcext:value-type="date">
            <text:p>24.04.2021</text:p>
          </table:table-cell>
          <table:table-cell office:value-type="string" calcext:value-type="string">
            <text:p>Przemysl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1-04-25" calcext:value-type="date">
            <text:p>25.04.20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1-04-25" calcext:value-type="date">
            <text:p>25.04.20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1-04-25" calcext:value-type="date">
            <text:p>25.04.2021</text:p>
          </table:table-cell>
          <table:table-cell office:value-type="string" calcext:value-type="string">
            <text:p>Ogrodzieniec</text:p>
          </table:table-cell>
          <table:table-cell office:value-type="float" office:value="8060" calcext:value-type="float">
            <text:p>80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1-04-26" calcext:value-type="date">
            <text:p>26.04.2021</text:p>
          </table:table-cell>
          <table:table-cell office:value-type="string" calcext:value-type="string">
            <text:p>Malbork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1-04-27" calcext:value-type="date">
            <text:p>27.04.2021</text:p>
          </table:table-cell>
          <table:table-cell office:value-type="string" calcext:value-type="string">
            <text:p>Gniezno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1-04-27" calcext:value-type="date">
            <text:p>27.04.2021</text:p>
          </table:table-cell>
          <table:table-cell office:value-type="string" calcext:value-type="string">
            <text:p>Przemysl</text:p>
          </table:table-cell>
          <table:table-cell office:value-type="float" office:value="9470" calcext:value-type="float">
            <text:p>947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1-04-27" calcext:value-type="date">
            <text:p>27.04.2021</text:p>
          </table:table-cell>
          <table:table-cell office:value-type="string" calcext:value-type="string">
            <text:p>Malbork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1-04-28" calcext:value-type="date">
            <text:p>28.04.2021</text:p>
          </table:table-cell>
          <table:table-cell office:value-type="string" calcext:value-type="string">
            <text:p>Ogrodzieniec</text:p>
          </table:table-cell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1-04-28" calcext:value-type="date">
            <text:p>28.04.2021</text:p>
          </table:table-cell>
          <table:table-cell office:value-type="string" calcext:value-type="string">
            <text:p>Przemysl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1-04-29" calcext:value-type="date">
            <text:p>29.04.2021</text:p>
          </table:table-cell>
          <table:table-cell office:value-type="string" calcext:value-type="string">
            <text:p>Przemysl</text:p>
          </table:table-cell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Ogrodzieniec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1-05-01" calcext:value-type="date">
            <text:p>1.05.20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1-05-02" calcext:value-type="date">
            <text:p>2.05.20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1-05-03" calcext:value-type="date">
            <text:p>3.05.2021</text:p>
          </table:table-cell>
          <table:table-cell office:value-type="string" calcext:value-type="string">
            <text:p>Gniezno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1-05-03" calcext:value-type="date">
            <text:p>3.05.2021</text:p>
          </table:table-cell>
          <table:table-cell office:value-type="string" calcext:value-type="string">
            <text:p>Przemysl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1-05-04" calcext:value-type="date">
            <text:p>4.05.2021</text:p>
          </table:table-cell>
          <table:table-cell office:value-type="string" calcext:value-type="string">
            <text:p>Przemysl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1-05-05" calcext:value-type="date">
            <text:p>5.05.2021</text:p>
          </table:table-cell>
          <table:table-cell office:value-type="string" calcext:value-type="string">
            <text:p>Przemysl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1-05-05" calcext:value-type="date">
            <text:p>5.05.2021</text:p>
          </table:table-cell>
          <table:table-cell office:value-type="string" calcext:value-type="string">
            <text:p>Ogrodzieniec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1-05-06" calcext:value-type="date">
            <text:p>6.05.20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1-05-06" calcext:value-type="date">
            <text:p>6.05.2021</text:p>
          </table:table-cell>
          <table:table-cell office:value-type="string" calcext:value-type="string">
            <text:p>Malbork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Malbork</text:p>
          </table:table-cell>
          <table:table-cell office:value-type="float" office:value="8510" calcext:value-type="float">
            <text:p>85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Ogrodzieniec</text:p>
          </table:table-cell>
          <table:table-cell office:value-type="float" office:value="9810" calcext:value-type="float">
            <text:p>98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Gniezno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Przemysl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1-05-08" calcext:value-type="date">
            <text:p>8.05.2021</text:p>
          </table:table-cell>
          <table:table-cell office:value-type="string" calcext:value-type="string">
            <text:p>Przemysl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1-05-08" calcext:value-type="date">
            <text:p>8.05.2021</text:p>
          </table:table-cell>
          <table:table-cell office:value-type="string" calcext:value-type="string">
            <text:p>Ogrodzieniec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Przemysl</text:p>
          </table:table-cell>
          <table:table-cell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Gniezno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Ogrodzieniec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Malbork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1-05-10" calcext:value-type="date">
            <text:p>10.05.2021</text:p>
          </table:table-cell>
          <table:table-cell office:value-type="string" calcext:value-type="string">
            <text:p>Przemysl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1-05-11" calcext:value-type="date">
            <text:p>11.05.2021</text:p>
          </table:table-cell>
          <table:table-cell office:value-type="string" calcext:value-type="string">
            <text:p>Gniezno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1-05-12" calcext:value-type="date">
            <text:p>12.05.2021</text:p>
          </table:table-cell>
          <table:table-cell office:value-type="string" calcext:value-type="string">
            <text:p>Gniezno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1-05-13" calcext:value-type="date">
            <text:p>13.05.20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1-05-13" calcext:value-type="date">
            <text:p>13.05.20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1-05-13" calcext:value-type="date">
            <text:p>13.05.2021</text:p>
          </table:table-cell>
          <table:table-cell office:value-type="string" calcext:value-type="string">
            <text:p>Ogrodzieniec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1-05-14" calcext:value-type="date">
            <text:p>14.05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1-05-14" calcext:value-type="date">
            <text:p>14.05.2021</text:p>
          </table:table-cell>
          <table:table-cell office:value-type="string" calcext:value-type="string">
            <text:p>Malbor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1-05-15" calcext:value-type="date">
            <text:p>15.05.2021</text:p>
          </table:table-cell>
          <table:table-cell office:value-type="string" calcext:value-type="string">
            <text:p>Gniezno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1-05-15" calcext:value-type="date">
            <text:p>15.05.2021</text:p>
          </table:table-cell>
          <table:table-cell office:value-type="string" calcext:value-type="string">
            <text:p>Malbork</text:p>
          </table:table-cell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1-05-16" calcext:value-type="date">
            <text:p>16.05.2021</text:p>
          </table:table-cell>
          <table:table-cell office:value-type="string" calcext:value-type="string">
            <text:p>Ogrodzieniec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1-05-16" calcext:value-type="date">
            <text:p>16.05.2021</text:p>
          </table:table-cell>
          <table:table-cell office:value-type="string" calcext:value-type="string">
            <text:p>Przemysl</text:p>
          </table:table-cell>
          <table:table-cell office:value-type="float" office:value="7370" calcext:value-type="float">
            <text:p>737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1-05-17" calcext:value-type="date">
            <text:p>17.05.2021</text:p>
          </table:table-cell>
          <table:table-cell office:value-type="string" calcext:value-type="string">
            <text:p>Ogrodzieniec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1-05-18" calcext:value-type="date">
            <text:p>18.05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1-05-18" calcext:value-type="date">
            <text:p>18.05.2021</text:p>
          </table:table-cell>
          <table:table-cell office:value-type="string" calcext:value-type="string">
            <text:p>Gniezno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1-05-18" calcext:value-type="date">
            <text:p>18.05.2021</text:p>
          </table:table-cell>
          <table:table-cell office:value-type="string" calcext:value-type="string">
            <text:p>Przemysl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Gniezno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Malbork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Ogrodzieniec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Przemysl</text:p>
          </table:table-cell>
          <table:table-cell office:value-type="float" office:value="8450" calcext:value-type="float">
            <text:p>845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1-05-20" calcext:value-type="date">
            <text:p>20.05.2021</text:p>
          </table:table-cell>
          <table:table-cell office:value-type="string" calcext:value-type="string">
            <text:p>Ogrodzieniec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1-05-20" calcext:value-type="date">
            <text:p>20.05.2021</text:p>
          </table:table-cell>
          <table:table-cell office:value-type="string" calcext:value-type="string">
            <text:p>Przemysl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1-05-21" calcext:value-type="date">
            <text:p>21.05.2021</text:p>
          </table:table-cell>
          <table:table-cell office:value-type="string" calcext:value-type="string">
            <text:p>Przemysl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1-05-22" calcext:value-type="date">
            <text:p>22.05.2021</text:p>
          </table:table-cell>
          <table:table-cell office:value-type="string" calcext:value-type="string">
            <text:p>Malbork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1-05-22" calcext:value-type="date">
            <text:p>22.05.2021</text:p>
          </table:table-cell>
          <table:table-cell office:value-type="string" calcext:value-type="string">
            <text:p>Gniezno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1-05-23" calcext:value-type="date">
            <text:p>23.05.2021</text:p>
          </table:table-cell>
          <table:table-cell office:value-type="string" calcext:value-type="string">
            <text:p>Malbork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1-05-23" calcext:value-type="date">
            <text:p>23.05.2021</text:p>
          </table:table-cell>
          <table:table-cell office:value-type="string" calcext:value-type="string">
            <text:p>Przemysl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1-05-23" calcext:value-type="date">
            <text:p>23.05.2021</text:p>
          </table:table-cell>
          <table:table-cell office:value-type="string" calcext:value-type="string">
            <text:p>Ogrodzieniec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1-05-24" calcext:value-type="date">
            <text:p>24.05.2021</text:p>
          </table:table-cell>
          <table:table-cell office:value-type="string" calcext:value-type="string">
            <text:p>Ogrodzieniec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1-05-24" calcext:value-type="date">
            <text:p>24.05.20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1-05-25" calcext:value-type="date">
            <text:p>25.05.20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1-05-25" calcext:value-type="date">
            <text:p>25.05.2021</text:p>
          </table:table-cell>
          <table:table-cell office:value-type="string" calcext:value-type="string">
            <text:p>Przemysl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1-05-25" calcext:value-type="date">
            <text:p>25.05.2021</text:p>
          </table:table-cell>
          <table:table-cell office:value-type="string" calcext:value-type="string">
            <text:p>Gniezno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1-05-26" calcext:value-type="date">
            <text:p>26.05.2021</text:p>
          </table:table-cell>
          <table:table-cell office:value-type="string" calcext:value-type="string">
            <text:p>Przemysl</text:p>
          </table:table-cell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1-05-26" calcext:value-type="date">
            <text:p>26.05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1-05-27" calcext:value-type="date">
            <text:p>27.05.20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1-05-27" calcext:value-type="date">
            <text:p>27.05.20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1-05-27" calcext:value-type="date">
            <text:p>27.05.2021</text:p>
          </table:table-cell>
          <table:table-cell office:value-type="string" calcext:value-type="string">
            <text:p>Malbork</text:p>
          </table:table-cell>
          <table:table-cell office:value-type="float" office:value="8770" calcext:value-type="float">
            <text:p>87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1-05-28" calcext:value-type="date">
            <text:p>28.05.2021</text:p>
          </table:table-cell>
          <table:table-cell office:value-type="string" calcext:value-type="string">
            <text:p>Malbork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1-05-28" calcext:value-type="date">
            <text:p>28.05.2021</text:p>
          </table:table-cell>
          <table:table-cell office:value-type="string" calcext:value-type="string">
            <text:p>Ogrodzieniec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1-05-29" calcext:value-type="date">
            <text:p>29.05.2021</text:p>
          </table:table-cell>
          <table:table-cell office:value-type="string" calcext:value-type="string">
            <text:p>Ogrodzieniec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Ogrodzieniec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Gniezno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1-05-31" calcext:value-type="date">
            <text:p>31.05.2021</text:p>
          </table:table-cell>
          <table:table-cell office:value-type="string" calcext:value-type="string">
            <text:p>Ogrodzieniec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1-05-31" calcext:value-type="date">
            <text:p>31.05.20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1-05-31" calcext:value-type="date">
            <text:p>31.05.2021</text:p>
          </table:table-cell>
          <table:table-cell office:value-type="string" calcext:value-type="string">
            <text:p>Przemysl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1-06-01" calcext:value-type="date">
            <text:p>1.06.2021</text:p>
          </table:table-cell>
          <table:table-cell office:value-type="string" calcext:value-type="string">
            <text:p>Przemysl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1-06-01" calcext:value-type="date">
            <text:p>1.06.2021</text:p>
          </table:table-cell>
          <table:table-cell office:value-type="string" calcext:value-type="string">
            <text:p>Malbork</text:p>
          </table:table-cell>
          <table:table-cell office:value-type="float" office:value="9040" calcext:value-type="float">
            <text:p>904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1-06-02" calcext:value-type="date">
            <text:p>2.06.2021</text:p>
          </table:table-cell>
          <table:table-cell office:value-type="string" calcext:value-type="string">
            <text:p>Malbork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1-06-03" calcext:value-type="date">
            <text:p>3.06.2021</text:p>
          </table:table-cell>
          <table:table-cell office:value-type="string" calcext:value-type="string">
            <text:p>Ogrodzieniec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1-06-03" calcext:value-type="date">
            <text:p>3.06.20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1-06-04" calcext:value-type="date">
            <text:p>4.06.2021</text:p>
          </table:table-cell>
          <table:table-cell office:value-type="string" calcext:value-type="string">
            <text:p>Przemysl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1-06-05" calcext:value-type="date">
            <text:p>5.06.20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1-06-06" calcext:value-type="date">
            <text:p>6.06.2021</text:p>
          </table:table-cell>
          <table:table-cell office:value-type="string" calcext:value-type="string">
            <text:p>Malbork</text:p>
          </table:table-cell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1-06-06" calcext:value-type="date">
            <text:p>6.06.2021</text:p>
          </table:table-cell>
          <table:table-cell office:value-type="string" calcext:value-type="string">
            <text:p>Ogrodzieniec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1-06-07" calcext:value-type="date">
            <text:p>7.06.20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1-06-07" calcext:value-type="date">
            <text:p>7.06.2021</text:p>
          </table:table-cell>
          <table:table-cell office:value-type="string" calcext:value-type="string">
            <text:p>Ogrodzieniec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1-06-07" calcext:value-type="date">
            <text:p>7.06.2021</text:p>
          </table:table-cell>
          <table:table-cell office:value-type="string" calcext:value-type="string">
            <text:p>Malbork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1-06-08" calcext:value-type="date">
            <text:p>8.06.2021</text:p>
          </table:table-cell>
          <table:table-cell office:value-type="string" calcext:value-type="string">
            <text:p>Przemysl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1-06-09" calcext:value-type="date">
            <text:p>9.06.2021</text:p>
          </table:table-cell>
          <table:table-cell office:value-type="string" calcext:value-type="string">
            <text:p>Ogrodzieniec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1-06-09" calcext:value-type="date">
            <text:p>9.06.2021</text:p>
          </table:table-cell>
          <table:table-cell office:value-type="string" calcext:value-type="string">
            <text:p>Gniezno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albork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Ogrodzieniec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Przemysl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1-06-11" calcext:value-type="date">
            <text:p>11.06.2021</text:p>
          </table:table-cell>
          <table:table-cell office:value-type="string" calcext:value-type="string">
            <text:p>Malbork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1-06-11" calcext:value-type="date">
            <text:p>11.06.2021</text:p>
          </table:table-cell>
          <table:table-cell office:value-type="string" calcext:value-type="string">
            <text:p>Gniezno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1-06-12" calcext:value-type="date">
            <text:p>12.06.2021</text:p>
          </table:table-cell>
          <table:table-cell office:value-type="string" calcext:value-type="string">
            <text:p>Przemysl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1-06-12" calcext:value-type="date">
            <text:p>12.06.20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1-06-13" calcext:value-type="date">
            <text:p>13.06.2021</text:p>
          </table:table-cell>
          <table:table-cell office:value-type="string" calcext:value-type="string">
            <text:p>Ogrodzieniec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1-06-13" calcext:value-type="date">
            <text:p>13.06.2021</text:p>
          </table:table-cell>
          <table:table-cell office:value-type="string" calcext:value-type="string">
            <text:p>Gniezno</text:p>
          </table:table-cell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1-06-13" calcext:value-type="date">
            <text:p>13.06.2021</text:p>
          </table:table-cell>
          <table:table-cell office:value-type="string" calcext:value-type="string">
            <text:p>Przemysl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1-06-14" calcext:value-type="date">
            <text:p>14.06.2021</text:p>
          </table:table-cell>
          <table:table-cell office:value-type="string" calcext:value-type="string">
            <text:p>Malbork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1-06-14" calcext:value-type="date">
            <text:p>14.06.2021</text:p>
          </table:table-cell>
          <table:table-cell office:value-type="string" calcext:value-type="string">
            <text:p>Przemysl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1-06-14" calcext:value-type="date">
            <text:p>14.06.2021</text:p>
          </table:table-cell>
          <table:table-cell office:value-type="string" calcext:value-type="string">
            <text:p>Ogrodzieniec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1-06-15" calcext:value-type="date">
            <text:p>15.06.20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1-06-15" calcext:value-type="date">
            <text:p>15.06.2021</text:p>
          </table:table-cell>
          <table:table-cell office:value-type="string" calcext:value-type="string">
            <text:p>Przemysl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1-06-15" calcext:value-type="date">
            <text:p>15.06.2021</text:p>
          </table:table-cell>
          <table:table-cell office:value-type="string" calcext:value-type="string">
            <text:p>Gniezno</text:p>
          </table:table-cell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1-06-16" calcext:value-type="date">
            <text:p>16.06.2021</text:p>
          </table:table-cell>
          <table:table-cell office:value-type="string" calcext:value-type="string">
            <text:p>Ogrodzieniec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1-06-17" calcext:value-type="date">
            <text:p>17.06.2021</text:p>
          </table:table-cell>
          <table:table-cell office:value-type="string" calcext:value-type="string">
            <text:p>Przemysl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1-06-17" calcext:value-type="date">
            <text:p>17.06.2021</text:p>
          </table:table-cell>
          <table:table-cell office:value-type="string" calcext:value-type="string">
            <text:p>Gniezno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1-06-17" calcext:value-type="date">
            <text:p>17.06.2021</text:p>
          </table:table-cell>
          <table:table-cell office:value-type="string" calcext:value-type="string">
            <text:p>Ogrodzieniec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Malbork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Gniezno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Przemysl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Ogrodzieniec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1-06-19" calcext:value-type="date">
            <text:p>19.06.2021</text:p>
          </table:table-cell>
          <table:table-cell office:value-type="string" calcext:value-type="string">
            <text:p>Malbork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1-06-20" calcext:value-type="date">
            <text:p>20.06.2021</text:p>
          </table:table-cell>
          <table:table-cell office:value-type="string" calcext:value-type="string">
            <text:p>Malbork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1-06-20" calcext:value-type="date">
            <text:p>20.06.2021</text:p>
          </table:table-cell>
          <table:table-cell office:value-type="string" calcext:value-type="string">
            <text:p>Ogrodzieniec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1-06-21" calcext:value-type="date">
            <text:p>21.06.2021</text:p>
          </table:table-cell>
          <table:table-cell office:value-type="string" calcext:value-type="string">
            <text:p>Malbork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1-06-21" calcext:value-type="date">
            <text:p>21.06.2021</text:p>
          </table:table-cell>
          <table:table-cell office:value-type="string" calcext:value-type="string">
            <text:p>Przemysl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1-06-22" calcext:value-type="date">
            <text:p>22.06.20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1-06-23" calcext:value-type="date">
            <text:p>23.06.2021</text:p>
          </table:table-cell>
          <table:table-cell office:value-type="string" calcext:value-type="string">
            <text:p>Gniezno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1-06-23" calcext:value-type="date">
            <text:p>23.06.20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1-06-24" calcext:value-type="date">
            <text:p>24.06.2021</text:p>
          </table:table-cell>
          <table:table-cell office:value-type="string" calcext:value-type="string">
            <text:p>Gniezno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1-06-25" calcext:value-type="date">
            <text:p>25.06.2021</text:p>
          </table:table-cell>
          <table:table-cell office:value-type="string" calcext:value-type="string">
            <text:p>Gniezno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1-06-25" calcext:value-type="date">
            <text:p>25.06.2021</text:p>
          </table:table-cell>
          <table:table-cell office:value-type="string" calcext:value-type="string">
            <text:p>Malbork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1-06-26" calcext:value-type="date">
            <text:p>26.06.2021</text:p>
          </table:table-cell>
          <table:table-cell office:value-type="string" calcext:value-type="string">
            <text:p>Przemysl</text:p>
          </table:table-cell>
          <table:table-cell office:value-type="float" office:value="6570" calcext:value-type="float">
            <text:p>657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1-06-27" calcext:value-type="date">
            <text:p>27.06.2021</text:p>
          </table:table-cell>
          <table:table-cell office:value-type="string" calcext:value-type="string">
            <text:p>Gniezno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1-06-27" calcext:value-type="date">
            <text:p>27.06.2021</text:p>
          </table:table-cell>
          <table:table-cell office:value-type="string" calcext:value-type="string">
            <text:p>Ogrodzieniec</text:p>
          </table:table-cell>
          <table:table-cell office:value-type="float" office:value="9010" calcext:value-type="float">
            <text:p>90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1-06-28" calcext:value-type="date">
            <text:p>28.06.2021</text:p>
          </table:table-cell>
          <table:table-cell office:value-type="string" calcext:value-type="string">
            <text:p>Malbork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1-06-29" calcext:value-type="date">
            <text:p>29.06.2021</text:p>
          </table:table-cell>
          <table:table-cell office:value-type="string" calcext:value-type="string">
            <text:p>Ogrodzieniec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1-06-29" calcext:value-type="date">
            <text:p>29.06.2021</text:p>
          </table:table-cell>
          <table:table-cell office:value-type="string" calcext:value-type="string">
            <text:p>Gniezno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Gniezno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Malbork</text:p>
          </table:table-cell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1-07-01" calcext:value-type="date">
            <text:p>1.07.2021</text:p>
          </table:table-cell>
          <table:table-cell office:value-type="string" calcext:value-type="string">
            <text:p>Ogrodzieniec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1-07-01" calcext:value-type="date">
            <text:p>1.07.2021</text:p>
          </table:table-cell>
          <table:table-cell office:value-type="string" calcext:value-type="string">
            <text:p>Malbork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1-07-02" calcext:value-type="date">
            <text:p>2.07.2021</text:p>
          </table:table-cell>
          <table:table-cell office:value-type="string" calcext:value-type="string">
            <text:p>Przemysl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1-07-02" calcext:value-type="date">
            <text:p>2.07.2021</text:p>
          </table:table-cell>
          <table:table-cell office:value-type="string" calcext:value-type="string">
            <text:p>Malbork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1-07-03" calcext:value-type="date">
            <text:p>3.07.2021</text:p>
          </table:table-cell>
          <table:table-cell office:value-type="string" calcext:value-type="string">
            <text:p>Ogrodzieniec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1-07-03" calcext:value-type="date">
            <text:p>3.07.2021</text:p>
          </table:table-cell>
          <table:table-cell office:value-type="string" calcext:value-type="string">
            <text:p>Przemysl</text:p>
          </table:table-cell>
          <table:table-cell office:value-type="float" office:value="9870" calcext:value-type="float">
            <text:p>987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1-07-04" calcext:value-type="date">
            <text:p>4.07.2021</text:p>
          </table:table-cell>
          <table:table-cell office:value-type="string" calcext:value-type="string">
            <text:p>Przemysl</text:p>
          </table:table-cell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1-07-05" calcext:value-type="date">
            <text:p>5.07.2021</text:p>
          </table:table-cell>
          <table:table-cell office:value-type="string" calcext:value-type="string">
            <text:p>Malbork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1-07-05" calcext:value-type="date">
            <text:p>5.07.2021</text:p>
          </table:table-cell>
          <table:table-cell office:value-type="string" calcext:value-type="string">
            <text:p>Ogrodzieniec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1-07-06" calcext:value-type="date">
            <text:p>6.07.2021</text:p>
          </table:table-cell>
          <table:table-cell office:value-type="string" calcext:value-type="string">
            <text:p>Przemysl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1-07-06" calcext:value-type="date">
            <text:p>6.07.20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1-07-07" calcext:value-type="date">
            <text:p>7.07.2021</text:p>
          </table:table-cell>
          <table:table-cell office:value-type="string" calcext:value-type="string">
            <text:p>Gniezno</text:p>
          </table:table-cell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1-07-07" calcext:value-type="date">
            <text:p>7.07.2021</text:p>
          </table:table-cell>
          <table:table-cell office:value-type="string" calcext:value-type="string">
            <text:p>Ogrodzieniec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1-07-07" calcext:value-type="date">
            <text:p>7.07.2021</text:p>
          </table:table-cell>
          <table:table-cell office:value-type="string" calcext:value-type="string">
            <text:p>Przemysl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1-07-08" calcext:value-type="date">
            <text:p>8.07.2021</text:p>
          </table:table-cell>
          <table:table-cell office:value-type="string" calcext:value-type="string">
            <text:p>Ogrodzieniec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1-07-08" calcext:value-type="date">
            <text:p>8.07.2021</text:p>
          </table:table-cell>
          <table:table-cell office:value-type="string" calcext:value-type="string">
            <text:p>Gniezno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1-07-08" calcext:value-type="date">
            <text:p>8.07.2021</text:p>
          </table:table-cell>
          <table:table-cell office:value-type="string" calcext:value-type="string">
            <text:p>Przemysl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1-07-09" calcext:value-type="date">
            <text:p>9.07.2021</text:p>
          </table:table-cell>
          <table:table-cell office:value-type="string" calcext:value-type="string">
            <text:p>Gniezno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1-07-09" calcext:value-type="date">
            <text:p>9.07.2021</text:p>
          </table:table-cell>
          <table:table-cell office:value-type="string" calcext:value-type="string">
            <text:p>Ogrodzieniec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1-07-10" calcext:value-type="date">
            <text:p>10.07.20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1-07-11" calcext:value-type="date">
            <text:p>11.07.2021</text:p>
          </table:table-cell>
          <table:table-cell office:value-type="string" calcext:value-type="string">
            <text:p>Malbork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1-07-11" calcext:value-type="date">
            <text:p>11.07.2021</text:p>
          </table:table-cell>
          <table:table-cell office:value-type="string" calcext:value-type="string">
            <text:p>Przemysl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1-07-11" calcext:value-type="date">
            <text:p>11.07.2021</text:p>
          </table:table-cell>
          <table:table-cell office:value-type="string" calcext:value-type="string">
            <text:p>Ogrodzieniec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1-07-12" calcext:value-type="date">
            <text:p>12.07.20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1-07-12" calcext:value-type="date">
            <text:p>12.07.2021</text:p>
          </table:table-cell>
          <table:table-cell office:value-type="string" calcext:value-type="string">
            <text:p>Malbork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1-07-13" calcext:value-type="date">
            <text:p>13.07.20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1-07-13" calcext:value-type="date">
            <text:p>13.07.2021</text:p>
          </table:table-cell>
          <table:table-cell office:value-type="string" calcext:value-type="string">
            <text:p>Przemysl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1-07-13" calcext:value-type="date">
            <text:p>13.07.2021</text:p>
          </table:table-cell>
          <table:table-cell office:value-type="string" calcext:value-type="string">
            <text:p>Malbork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1-07-14" calcext:value-type="date">
            <text:p>14.07.20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1-07-15" calcext:value-type="date">
            <text:p>15.07.2021</text:p>
          </table:table-cell>
          <table:table-cell office:value-type="string" calcext:value-type="string">
            <text:p>Przemysl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1-07-15" calcext:value-type="date">
            <text:p>15.07.20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1-07-15" calcext:value-type="date">
            <text:p>15.07.2021</text:p>
          </table:table-cell>
          <table:table-cell office:value-type="string" calcext:value-type="string">
            <text:p>Ogrodzieniec</text:p>
          </table:table-cell>
          <table:table-cell office:value-type="float" office:value="9850" calcext:value-type="float">
            <text:p>985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1-07-16" calcext:value-type="date">
            <text:p>16.07.2021</text:p>
          </table:table-cell>
          <table:table-cell office:value-type="string" calcext:value-type="string">
            <text:p>Ogrodzieniec</text:p>
          </table:table-cell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1-07-17" calcext:value-type="date">
            <text:p>17.07.2021</text:p>
          </table:table-cell>
          <table:table-cell office:value-type="string" calcext:value-type="string">
            <text:p>Malbork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1-07-17" calcext:value-type="date">
            <text:p>17.07.2021</text:p>
          </table:table-cell>
          <table:table-cell office:value-type="string" calcext:value-type="string">
            <text:p>Ogrodzieniec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1-07-18" calcext:value-type="date">
            <text:p>18.07.2021</text:p>
          </table:table-cell>
          <table:table-cell office:value-type="string" calcext:value-type="string">
            <text:p>Gniezno</text:p>
          </table:table-cell>
          <table:table-cell office:value-type="float" office:value="5750" calcext:value-type="float">
            <text:p>575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1-07-18" calcext:value-type="date">
            <text:p>18.07.20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1-07-19" calcext:value-type="date">
            <text:p>19.07.2021</text:p>
          </table:table-cell>
          <table:table-cell office:value-type="string" calcext:value-type="string">
            <text:p>Ogrodzieniec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1-07-19" calcext:value-type="date">
            <text:p>19.07.2021</text:p>
          </table:table-cell>
          <table:table-cell office:value-type="string" calcext:value-type="string">
            <text:p>Malbork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1-07-20" calcext:value-type="date">
            <text:p>20.07.2021</text:p>
          </table:table-cell>
          <table:table-cell office:value-type="string" calcext:value-type="string">
            <text:p>Ogrodzieniec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1-07-20" calcext:value-type="date">
            <text:p>20.07.20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1-07-21" calcext:value-type="date">
            <text:p>21.07.2021</text:p>
          </table:table-cell>
          <table:table-cell office:value-type="string" calcext:value-type="string">
            <text:p>Ogrodzieniec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Przemysl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Ogrodzieniec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Gniezno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1-07-23" calcext:value-type="date">
            <text:p>23.07.2021</text:p>
          </table:table-cell>
          <table:table-cell office:value-type="string" calcext:value-type="string">
            <text:p>Malbork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1-07-23" calcext:value-type="date">
            <text:p>23.07.2021</text:p>
          </table:table-cell>
          <table:table-cell office:value-type="string" calcext:value-type="string">
            <text:p>Ogrodzieniec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1-07-23" calcext:value-type="date">
            <text:p>23.07.2021</text:p>
          </table:table-cell>
          <table:table-cell office:value-type="string" calcext:value-type="string">
            <text:p>Przemysl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Malbork</text:p>
          </table:table-cell>
          <table:table-cell office:value-type="float" office:value="9010" calcext:value-type="float">
            <text:p>90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Gniezno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Przemysl</text:p>
          </table:table-cell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Ogrodzieniec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1-07-25" calcext:value-type="date">
            <text:p>25.07.2021</text:p>
          </table:table-cell>
          <table:table-cell office:value-type="string" calcext:value-type="string">
            <text:p>Ogrodzieniec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1-07-26" calcext:value-type="date">
            <text:p>26.07.2021</text:p>
          </table:table-cell>
          <table:table-cell office:value-type="string" calcext:value-type="string">
            <text:p>Gniezno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1-07-27" calcext:value-type="date">
            <text:p>27.07.2021</text:p>
          </table:table-cell>
          <table:table-cell office:value-type="string" calcext:value-type="string">
            <text:p>Przemysl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1-07-27" calcext:value-type="date">
            <text:p>27.07.2021</text:p>
          </table:table-cell>
          <table:table-cell office:value-type="string" calcext:value-type="string">
            <text:p>Malbork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1-07-28" calcext:value-type="date">
            <text:p>28.07.2021</text:p>
          </table:table-cell>
          <table:table-cell office:value-type="string" calcext:value-type="string">
            <text:p>Przemysl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1-07-28" calcext:value-type="date">
            <text:p>28.07.2021</text:p>
          </table:table-cell>
          <table:table-cell office:value-type="string" calcext:value-type="string">
            <text:p>Ogrodzieniec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1-07-28" calcext:value-type="date">
            <text:p>28.07.2021</text:p>
          </table:table-cell>
          <table:table-cell office:value-type="string" calcext:value-type="string">
            <text:p>Malbork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1-07-29" calcext:value-type="date">
            <text:p>29.07.2021</text:p>
          </table:table-cell>
          <table:table-cell office:value-type="string" calcext:value-type="string">
            <text:p>Przemysl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1-07-29" calcext:value-type="date">
            <text:p>29.07.20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1-07-29" calcext:value-type="date">
            <text:p>29.07.2021</text:p>
          </table:table-cell>
          <table:table-cell office:value-type="string" calcext:value-type="string">
            <text:p>Ogrodzieniec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Przemysl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Gniezno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Ogrodzieniec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Malbork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Gniezno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1-08-01" calcext:value-type="date">
            <text:p>1.08.20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21-08-02" calcext:value-type="date">
            <text:p>2.08.20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1-08-02" calcext:value-type="date">
            <text:p>2.08.20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1-08-03" calcext:value-type="date">
            <text:p>3.08.2021</text:p>
          </table:table-cell>
          <table:table-cell office:value-type="string" calcext:value-type="string">
            <text:p>Malbork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1-08-03" calcext:value-type="date">
            <text:p>3.08.2021</text:p>
          </table:table-cell>
          <table:table-cell office:value-type="string" calcext:value-type="string">
            <text:p>Przemysl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21-08-04" calcext:value-type="date">
            <text:p>4.08.2021</text:p>
          </table:table-cell>
          <table:table-cell office:value-type="string" calcext:value-type="string">
            <text:p>Gniezno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21-08-04" calcext:value-type="date">
            <text:p>4.08.2021</text:p>
          </table:table-cell>
          <table:table-cell office:value-type="string" calcext:value-type="string">
            <text:p>Malbork</text:p>
          </table:table-cell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21-08-05" calcext:value-type="date">
            <text:p>5.08.2021</text:p>
          </table:table-cell>
          <table:table-cell office:value-type="string" calcext:value-type="string">
            <text:p>Gniezno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21-08-06" calcext:value-type="date">
            <text:p>6.08.2021</text:p>
          </table:table-cell>
          <table:table-cell office:value-type="string" calcext:value-type="string">
            <text:p>Gniezno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1-08-07" calcext:value-type="date">
            <text:p>7.08.2021</text:p>
          </table:table-cell>
          <table:table-cell office:value-type="string" calcext:value-type="string">
            <text:p>Malbork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21-08-07" calcext:value-type="date">
            <text:p>7.08.20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1-08-08" calcext:value-type="date">
            <text:p>8.08.2021</text:p>
          </table:table-cell>
          <table:table-cell office:value-type="string" calcext:value-type="string">
            <text:p>Gniezno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1-08-08" calcext:value-type="date">
            <text:p>8.08.2021</text:p>
          </table:table-cell>
          <table:table-cell office:value-type="string" calcext:value-type="string">
            <text:p>Ogrodzieniec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21-08-08" calcext:value-type="date">
            <text:p>8.08.2021</text:p>
          </table:table-cell>
          <table:table-cell office:value-type="string" calcext:value-type="string">
            <text:p>Malbork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1-08-09" calcext:value-type="date">
            <text:p>9.08.2021</text:p>
          </table:table-cell>
          <table:table-cell office:value-type="string" calcext:value-type="string">
            <text:p>Gniezno</text:p>
          </table:table-cell>
          <table:table-cell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date" office:date-value="2021-08-10" calcext:value-type="date">
            <text:p>10.08.2021</text:p>
          </table:table-cell>
          <table:table-cell office:value-type="string" calcext:value-type="string">
            <text:p>Gniezno</text:p>
          </table:table-cell>
          <table:table-cell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date" office:date-value="2021-08-10" calcext:value-type="date">
            <text:p>10.08.2021</text:p>
          </table:table-cell>
          <table:table-cell office:value-type="string" calcext:value-type="string">
            <text:p>Przemysl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date" office:date-value="2021-08-11" calcext:value-type="date">
            <text:p>11.08.2021</text:p>
          </table:table-cell>
          <table:table-cell office:value-type="string" calcext:value-type="string">
            <text:p>Przemysl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date" office:date-value="2021-08-11" calcext:value-type="date">
            <text:p>11.08.20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1-08-11" calcext:value-type="date">
            <text:p>11.08.2021</text:p>
          </table:table-cell>
          <table:table-cell office:value-type="string" calcext:value-type="string">
            <text:p>Ogrodzieniec</text:p>
          </table:table-cell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date" office:date-value="2021-08-12" calcext:value-type="date">
            <text:p>12.08.2021</text:p>
          </table:table-cell>
          <table:table-cell office:value-type="string" calcext:value-type="string">
            <text:p>Malbork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date" office:date-value="2021-08-13" calcext:value-type="date">
            <text:p>13.08.2021</text:p>
          </table:table-cell>
          <table:table-cell office:value-type="string" calcext:value-type="string">
            <text:p>Przemysl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date" office:date-value="2021-08-14" calcext:value-type="date">
            <text:p>14.08.2021</text:p>
          </table:table-cell>
          <table:table-cell office:value-type="string" calcext:value-type="string">
            <text:p>Malbork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21-08-14" calcext:value-type="date">
            <text:p>14.08.2021</text:p>
          </table:table-cell>
          <table:table-cell office:value-type="string" calcext:value-type="string">
            <text:p>Ogrodzieniec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date" office:date-value="2021-08-14" calcext:value-type="date">
            <text:p>14.08.2021</text:p>
          </table:table-cell>
          <table:table-cell office:value-type="string" calcext:value-type="string">
            <text:p>Przemysl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date" office:date-value="2021-08-15" calcext:value-type="date">
            <text:p>15.08.2021</text:p>
          </table:table-cell>
          <table:table-cell office:value-type="string" calcext:value-type="string">
            <text:p>Malbork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21-08-15" calcext:value-type="date">
            <text:p>15.08.2021</text:p>
          </table:table-cell>
          <table:table-cell office:value-type="string" calcext:value-type="string">
            <text:p>Ogrodzieniec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date" office:date-value="2021-08-15" calcext:value-type="date">
            <text:p>15.08.2021</text:p>
          </table:table-cell>
          <table:table-cell office:value-type="string" calcext:value-type="string">
            <text:p>Przemysl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21-08-16" calcext:value-type="date">
            <text:p>16.08.2021</text:p>
          </table:table-cell>
          <table:table-cell office:value-type="string" calcext:value-type="string">
            <text:p>Ogrodzieniec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date" office:date-value="2021-08-16" calcext:value-type="date">
            <text:p>16.08.2021</text:p>
          </table:table-cell>
          <table:table-cell office:value-type="string" calcext:value-type="string">
            <text:p>Przemysl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date" office:date-value="2021-08-16" calcext:value-type="date">
            <text:p>16.08.2021</text:p>
          </table:table-cell>
          <table:table-cell office:value-type="string" calcext:value-type="string">
            <text:p>Gniezno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date" office:date-value="2021-08-17" calcext:value-type="date">
            <text:p>17.08.2021</text:p>
          </table:table-cell>
          <table:table-cell office:value-type="string" calcext:value-type="string">
            <text:p>Przemysl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21-08-17" calcext:value-type="date">
            <text:p>17.08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date" office:date-value="2021-08-18" calcext:value-type="date">
            <text:p>18.08.2021</text:p>
          </table:table-cell>
          <table:table-cell office:value-type="string" calcext:value-type="string">
            <text:p>Gniezno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date" office:date-value="2021-08-19" calcext:value-type="date">
            <text:p>19.08.2021</text:p>
          </table:table-cell>
          <table:table-cell office:value-type="string" calcext:value-type="string">
            <text:p>Przemysl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date" office:date-value="2021-08-20" calcext:value-type="date">
            <text:p>20.08.20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21-08-20" calcext:value-type="date">
            <text:p>20.08.2021</text:p>
          </table:table-cell>
          <table:table-cell office:value-type="string" calcext:value-type="string">
            <text:p>Ogrodzieniec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date" office:date-value="2021-08-20" calcext:value-type="date">
            <text:p>20.08.20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date" office:date-value="2021-08-21" calcext:value-type="date">
            <text:p>21.08.2021</text:p>
          </table:table-cell>
          <table:table-cell office:value-type="string" calcext:value-type="string">
            <text:p>Malbork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date" office:date-value="2021-08-22" calcext:value-type="date">
            <text:p>22.08.20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21-08-22" calcext:value-type="date">
            <text:p>22.08.2021</text:p>
          </table:table-cell>
          <table:table-cell office:value-type="string" calcext:value-type="string">
            <text:p>Ogrodzieniec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date" office:date-value="2021-08-22" calcext:value-type="date">
            <text:p>22.08.2021</text:p>
          </table:table-cell>
          <table:table-cell office:value-type="string" calcext:value-type="string">
            <text:p>Malbork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21-08-23" calcext:value-type="date">
            <text:p>23.08.2021</text:p>
          </table:table-cell>
          <table:table-cell office:value-type="string" calcext:value-type="string">
            <text:p>Ogrodzieniec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date" office:date-value="2021-08-23" calcext:value-type="date">
            <text:p>23.08.2021</text:p>
          </table:table-cell>
          <table:table-cell office:value-type="string" calcext:value-type="string">
            <text:p>Przemysl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date" office:date-value="2021-08-23" calcext:value-type="date">
            <text:p>23.08.2021</text:p>
          </table:table-cell>
          <table:table-cell office:value-type="string" calcext:value-type="string">
            <text:p>Malbork</text:p>
          </table:table-cell>
          <table:table-cell office:value-type="float" office:value="7490" calcext:value-type="float">
            <text:p>749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date" office:date-value="2021-08-24" calcext:value-type="date">
            <text:p>24.08.2021</text:p>
          </table:table-cell>
          <table:table-cell office:value-type="string" calcext:value-type="string">
            <text:p>Przemysl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date" office:date-value="2021-08-24" calcext:value-type="date">
            <text:p>24.08.2021</text:p>
          </table:table-cell>
          <table:table-cell office:value-type="string" calcext:value-type="string">
            <text:p>Gniezno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21-08-24" calcext:value-type="date">
            <text:p>24.08.20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date" office:date-value="2021-08-25" calcext:value-type="date">
            <text:p>25.08.2021</text:p>
          </table:table-cell>
          <table:table-cell office:value-type="string" calcext:value-type="string">
            <text:p>Malbork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date" office:date-value="2021-08-25" calcext:value-type="date">
            <text:p>25.08.2021</text:p>
          </table:table-cell>
          <table:table-cell office:value-type="string" calcext:value-type="string">
            <text:p>Przemysl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21-08-26" calcext:value-type="date">
            <text:p>26.08.2021</text:p>
          </table:table-cell>
          <table:table-cell office:value-type="string" calcext:value-type="string">
            <text:p>Ogrodzieniec</text:p>
          </table:table-cell>
          <table:table-cell office:value-type="float" office:value="8890" calcext:value-type="float">
            <text:p>889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date" office:date-value="2021-08-27" calcext:value-type="date">
            <text:p>27.08.2021</text:p>
          </table:table-cell>
          <table:table-cell office:value-type="string" calcext:value-type="string">
            <text:p>Malbork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date" office:date-value="2021-08-28" calcext:value-type="date">
            <text:p>28.08.2021</text:p>
          </table:table-cell>
          <table:table-cell office:value-type="string" calcext:value-type="string">
            <text:p>Malbork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21-08-28" calcext:value-type="date">
            <text:p>28.08.2021</text:p>
          </table:table-cell>
          <table:table-cell office:value-type="string" calcext:value-type="string">
            <text:p>Ogrodzieniec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date" office:date-value="2021-08-29" calcext:value-type="date">
            <text:p>29.08.2021</text:p>
          </table:table-cell>
          <table:table-cell office:value-type="string" calcext:value-type="string">
            <text:p>Przemysl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date" office:date-value="2021-08-29" calcext:value-type="date">
            <text:p>29.08.20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Przemysl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Malbork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Ogrodzieniec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1-08-31" calcext:value-type="date">
            <text:p>31.08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21-09-01" calcext:value-type="date">
            <text:p>1.09.20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date" office:date-value="2021-09-01" calcext:value-type="date">
            <text:p>1.09.2021</text:p>
          </table:table-cell>
          <table:table-cell office:value-type="string" calcext:value-type="string">
            <text:p>Malbork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21-09-02" calcext:value-type="date">
            <text:p>2.09.2021</text:p>
          </table:table-cell>
          <table:table-cell office:value-type="string" calcext:value-type="string">
            <text:p>Ogrodzieniec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date" office:date-value="2021-09-02" calcext:value-type="date">
            <text:p>2.09.2021</text:p>
          </table:table-cell>
          <table:table-cell office:value-type="string" calcext:value-type="string">
            <text:p>Gniezno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date" office:date-value="2021-09-03" calcext:value-type="date">
            <text:p>3.09.2021</text:p>
          </table:table-cell>
          <table:table-cell office:value-type="string" calcext:value-type="string">
            <text:p>Przemysl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21-09-03" calcext:value-type="date">
            <text:p>3.09.2021</text:p>
          </table:table-cell>
          <table:table-cell office:value-type="string" calcext:value-type="string">
            <text:p>Ogrodzieniec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date" office:date-value="2021-09-03" calcext:value-type="date">
            <text:p>3.09.2021</text:p>
          </table:table-cell>
          <table:table-cell office:value-type="string" calcext:value-type="string">
            <text:p>Gniezno</text:p>
          </table:table-cell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date" office:date-value="2021-09-04" calcext:value-type="date">
            <text:p>4.09.20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date" office:date-value="2021-09-05" calcext:value-type="date">
            <text:p>5.09.2021</text:p>
          </table:table-cell>
          <table:table-cell office:value-type="string" calcext:value-type="string">
            <text:p>Malbork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date" office:date-value="2021-09-06" calcext:value-type="date">
            <text:p>6.09.2021</text:p>
          </table:table-cell>
          <table:table-cell office:value-type="string" calcext:value-type="string">
            <text:p>Gniezno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date" office:date-value="2021-09-07" calcext:value-type="date">
            <text:p>7.09.2021</text:p>
          </table:table-cell>
          <table:table-cell office:value-type="string" calcext:value-type="string">
            <text:p>Przemysl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date" office:date-value="2021-09-08" calcext:value-type="date">
            <text:p>8.09.2021</text:p>
          </table:table-cell>
          <table:table-cell office:value-type="string" calcext:value-type="string">
            <text:p>Malbork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date" office:date-value="2021-09-08" calcext:value-type="date">
            <text:p>8.09.20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date" office:date-value="2021-09-09" calcext:value-type="date">
            <text:p>9.09.2021</text:p>
          </table:table-cell>
          <table:table-cell office:value-type="string" calcext:value-type="string">
            <text:p>Gniezno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date" office:date-value="2021-09-09" calcext:value-type="date">
            <text:p>9.09.2021</text:p>
          </table:table-cell>
          <table:table-cell office:value-type="string" calcext:value-type="string">
            <text:p>Przemysl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1-09-09" calcext:value-type="date">
            <text:p>9.09.2021</text:p>
          </table:table-cell>
          <table:table-cell office:value-type="string" calcext:value-type="string">
            <text:p>Ogrodzieniec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date" office:date-value="2021-09-10" calcext:value-type="date">
            <text:p>10.09.2021</text:p>
          </table:table-cell>
          <table:table-cell office:value-type="string" calcext:value-type="string">
            <text:p>Gniezno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date" office:date-value="2021-09-10" calcext:value-type="date">
            <text:p>10.09.2021</text:p>
          </table:table-cell>
          <table:table-cell office:value-type="string" calcext:value-type="string">
            <text:p>Malbork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21-09-11" calcext:value-type="date">
            <text:p>11.09.20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date" office:date-value="2021-09-11" calcext:value-type="date">
            <text:p>11.09.2021</text:p>
          </table:table-cell>
          <table:table-cell office:value-type="string" calcext:value-type="string">
            <text:p>Gniezno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date" office:date-value="2021-09-11" calcext:value-type="date">
            <text:p>11.09.2021</text:p>
          </table:table-cell>
          <table:table-cell office:value-type="string" calcext:value-type="string">
            <text:p>Przemysl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1-09-12" calcext:value-type="date">
            <text:p>12.09.20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21-09-12" calcext:value-type="date">
            <text:p>12.09.2021</text:p>
          </table:table-cell>
          <table:table-cell office:value-type="string" calcext:value-type="string">
            <text:p>Ogrodzieniec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date" office:date-value="2021-09-12" calcext:value-type="date">
            <text:p>12.09.2021</text:p>
          </table:table-cell>
          <table:table-cell office:value-type="string" calcext:value-type="string">
            <text:p>Przemysl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date" office:date-value="2021-09-13" calcext:value-type="date">
            <text:p>13.09.2021</text:p>
          </table:table-cell>
          <table:table-cell office:value-type="string" calcext:value-type="string">
            <text:p>Gniezno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date" office:date-value="2021-09-13" calcext:value-type="date">
            <text:p>13.09.2021</text:p>
          </table:table-cell>
          <table:table-cell office:value-type="string" calcext:value-type="string">
            <text:p>Przemysl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date" office:date-value="2021-09-13" calcext:value-type="date">
            <text:p>13.09.2021</text:p>
          </table:table-cell>
          <table:table-cell office:value-type="string" calcext:value-type="string">
            <text:p>Malbork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21-09-14" calcext:value-type="date">
            <text:p>14.09.20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date" office:date-value="2021-09-15" calcext:value-type="date">
            <text:p>15.09.2021</text:p>
          </table:table-cell>
          <table:table-cell office:value-type="string" calcext:value-type="string">
            <text:p>Przemysl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date" office:date-value="2021-09-15" calcext:value-type="date">
            <text:p>15.09.20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date" office:date-value="2021-09-15" calcext:value-type="date">
            <text:p>15.09.2021</text:p>
          </table:table-cell>
          <table:table-cell office:value-type="string" calcext:value-type="string">
            <text:p>Malbork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1-09-16" calcext:value-type="date">
            <text:p>16.09.2021</text:p>
          </table:table-cell>
          <table:table-cell office:value-type="string" calcext:value-type="string">
            <text:p>Ogrodzieniec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date" office:date-value="2021-09-17" calcext:value-type="date">
            <text:p>17.09.2021</text:p>
          </table:table-cell>
          <table:table-cell office:value-type="string" calcext:value-type="string">
            <text:p>Przemysl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date" office:date-value="2021-09-17" calcext:value-type="date">
            <text:p>17.09.2021</text:p>
          </table:table-cell>
          <table:table-cell office:value-type="string" calcext:value-type="string">
            <text:p>Malbork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1-09-17" calcext:value-type="date">
            <text:p>17.09.2021</text:p>
          </table:table-cell>
          <table:table-cell office:value-type="string" calcext:value-type="string">
            <text:p>Ogrodzieniec</text:p>
          </table:table-cell>
          <table:table-cell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date" office:date-value="2021-09-18" calcext:value-type="date">
            <text:p>18.09.20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date" office:date-value="2021-09-18" calcext:value-type="date">
            <text:p>18.09.2021</text:p>
          </table:table-cell>
          <table:table-cell office:value-type="string" calcext:value-type="string">
            <text:p>Przemysl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date" office:date-value="2021-09-19" calcext:value-type="date">
            <text:p>19.09.2021</text:p>
          </table:table-cell>
          <table:table-cell office:value-type="string" calcext:value-type="string">
            <text:p>Malbork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date" office:date-value="2021-09-19" calcext:value-type="date">
            <text:p>19.09.2021</text:p>
          </table:table-cell>
          <table:table-cell office:value-type="string" calcext:value-type="string">
            <text:p>Przemysl</text:p>
          </table:table-cell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21-09-19" calcext:value-type="date">
            <text:p>19.09.2021</text:p>
          </table:table-cell>
          <table:table-cell office:value-type="string" calcext:value-type="string">
            <text:p>Gniezno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21-09-20" calcext:value-type="date">
            <text:p>20.09.2021</text:p>
          </table:table-cell>
          <table:table-cell office:value-type="string" calcext:value-type="string">
            <text:p>Ogrodzieniec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date" office:date-value="2021-09-20" calcext:value-type="date">
            <text:p>20.09.2021</text:p>
          </table:table-cell>
          <table:table-cell office:value-type="string" calcext:value-type="string">
            <text:p>Malbork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21-09-21" calcext:value-type="date">
            <text:p>21.09.2021</text:p>
          </table:table-cell>
          <table:table-cell office:value-type="string" calcext:value-type="string">
            <text:p>Ogrodzieniec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date" office:date-value="2021-09-21" calcext:value-type="date">
            <text:p>21.09.2021</text:p>
          </table:table-cell>
          <table:table-cell office:value-type="string" calcext:value-type="string">
            <text:p>Malbork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date" office:date-value="2021-09-22" calcext:value-type="date">
            <text:p>22.09.20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date" office:date-value="2021-09-22" calcext:value-type="date">
            <text:p>22.09.20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date" office:date-value="2021-09-23" calcext:value-type="date">
            <text:p>23.09.2021</text:p>
          </table:table-cell>
          <table:table-cell office:value-type="string" calcext:value-type="string">
            <text:p>Gniezno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date" office:date-value="2021-09-24" calcext:value-type="date">
            <text:p>24.09.2021</text:p>
          </table:table-cell>
          <table:table-cell office:value-type="string" calcext:value-type="string">
            <text:p>Malbork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date" office:date-value="2021-09-24" calcext:value-type="date">
            <text:p>24.09.2021</text:p>
          </table:table-cell>
          <table:table-cell office:value-type="string" calcext:value-type="string">
            <text:p>Gniezno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date" office:date-value="2021-09-25" calcext:value-type="date">
            <text:p>25.09.2021</text:p>
          </table:table-cell>
          <table:table-cell office:value-type="string" calcext:value-type="string">
            <text:p>Gniezno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21-09-26" calcext:value-type="date">
            <text:p>26.09.2021</text:p>
          </table:table-cell>
          <table:table-cell office:value-type="string" calcext:value-type="string">
            <text:p>Ogrodzieniec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date" office:date-value="2021-09-27" calcext:value-type="date">
            <text:p>27.09.2021</text:p>
          </table:table-cell>
          <table:table-cell office:value-type="string" calcext:value-type="string">
            <text:p>Gniezno</text:p>
          </table:table-cell>
          <table:table-cell office:value-type="float" office:value="9210" calcext:value-type="float">
            <text:p>921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date" office:date-value="2021-09-27" calcext:value-type="date">
            <text:p>27.09.2021</text:p>
          </table:table-cell>
          <table:table-cell office:value-type="string" calcext:value-type="string">
            <text:p>Malbork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date" office:date-value="2021-09-28" calcext:value-type="date">
            <text:p>28.09.2021</text:p>
          </table:table-cell>
          <table:table-cell office:value-type="string" calcext:value-type="string">
            <text:p>Przemysl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date" office:date-value="2021-09-28" calcext:value-type="date">
            <text:p>28.09.2021</text:p>
          </table:table-cell>
          <table:table-cell office:value-type="string" calcext:value-type="string">
            <text:p>Malbork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date" office:date-value="2021-09-29" calcext:value-type="date">
            <text:p>29.09.2021</text:p>
          </table:table-cell>
          <table:table-cell office:value-type="string" calcext:value-type="string">
            <text:p>Gniezno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Ogrodzieniec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Przemysl</text:p>
          </table:table-cell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date" office:date-value="2021-10-01" calcext:value-type="date">
            <text:p>1.10.20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date" office:date-value="2021-10-01" calcext:value-type="date">
            <text:p>1.10.2021</text:p>
          </table:table-cell>
          <table:table-cell office:value-type="string" calcext:value-type="string">
            <text:p>Gniezno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date" office:date-value="2021-10-02" calcext:value-type="date">
            <text:p>2.10.2021</text:p>
          </table:table-cell>
          <table:table-cell office:value-type="string" calcext:value-type="string">
            <text:p>Przemysl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date" office:date-value="2021-10-03" calcext:value-type="date">
            <text:p>3.10.2021</text:p>
          </table:table-cell>
          <table:table-cell office:value-type="string" calcext:value-type="string">
            <text:p>Przemysl</text:p>
          </table:table-cell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date" office:date-value="2021-10-03" calcext:value-type="date">
            <text:p>3.10.2021</text:p>
          </table:table-cell>
          <table:table-cell office:value-type="string" calcext:value-type="string">
            <text:p>Malbor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1-10-03" calcext:value-type="date">
            <text:p>3.10.2021</text:p>
          </table:table-cell>
          <table:table-cell office:value-type="string" calcext:value-type="string">
            <text:p>Ogrodzieniec</text:p>
          </table:table-cell>
          <table:table-cell office:value-type="float" office:value="9160" calcext:value-type="float">
            <text:p>916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date" office:date-value="2021-10-04" calcext:value-type="date">
            <text:p>4.10.2021</text:p>
          </table:table-cell>
          <table:table-cell office:value-type="string" calcext:value-type="string">
            <text:p>Przemysl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date" office:date-value="2021-10-04" calcext:value-type="date">
            <text:p>4.10.2021</text:p>
          </table:table-cell>
          <table:table-cell office:value-type="string" calcext:value-type="string">
            <text:p>Malbork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date" office:date-value="2021-10-05" calcext:value-type="date">
            <text:p>5.10.2021</text:p>
          </table:table-cell>
          <table:table-cell office:value-type="string" calcext:value-type="string">
            <text:p>Gniezno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21-10-05" calcext:value-type="date">
            <text:p>5.10.2021</text:p>
          </table:table-cell>
          <table:table-cell office:value-type="string" calcext:value-type="string">
            <text:p>Ogrodzieniec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date" office:date-value="2021-10-05" calcext:value-type="date">
            <text:p>5.10.2021</text:p>
          </table:table-cell>
          <table:table-cell office:value-type="string" calcext:value-type="string">
            <text:p>Przemysl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date" office:date-value="2021-10-06" calcext:value-type="date">
            <text:p>6.10.2021</text:p>
          </table:table-cell>
          <table:table-cell office:value-type="string" calcext:value-type="string">
            <text:p>Gniezno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date" office:date-value="2021-10-06" calcext:value-type="date">
            <text:p>6.10.2021</text:p>
          </table:table-cell>
          <table:table-cell office:value-type="string" calcext:value-type="string">
            <text:p>Przemysl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date" office:date-value="2021-10-06" calcext:value-type="date">
            <text:p>6.10.2021</text:p>
          </table:table-cell>
          <table:table-cell office:value-type="string" calcext:value-type="string">
            <text:p>Malbork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21-10-07" calcext:value-type="date">
            <text:p>7.10.2021</text:p>
          </table:table-cell>
          <table:table-cell office:value-type="string" calcext:value-type="string">
            <text:p>Ogrodzieniec</text:p>
          </table:table-cell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date" office:date-value="2021-10-08" calcext:value-type="date">
            <text:p>8.10.2021</text:p>
          </table:table-cell>
          <table:table-cell office:value-type="string" calcext:value-type="string">
            <text:p>Przemysl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date" office:date-value="2021-10-08" calcext:value-type="date">
            <text:p>8.10.2021</text:p>
          </table:table-cell>
          <table:table-cell office:value-type="string" calcext:value-type="string">
            <text:p>Gniezno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21-10-08" calcext:value-type="date">
            <text:p>8.10.2021</text:p>
          </table:table-cell>
          <table:table-cell office:value-type="string" calcext:value-type="string">
            <text:p>Ogrodzieniec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date" office:date-value="2021-10-09" calcext:value-type="date">
            <text:p>9.10.2021</text:p>
          </table:table-cell>
          <table:table-cell office:value-type="string" calcext:value-type="string">
            <text:p>Przemysl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21-10-09" calcext:value-type="date">
            <text:p>9.10.2021</text:p>
          </table:table-cell>
          <table:table-cell office:value-type="string" calcext:value-type="string">
            <text:p>Ogrodzieniec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date" office:date-value="2021-10-09" calcext:value-type="date">
            <text:p>9.10.2021</text:p>
          </table:table-cell>
          <table:table-cell office:value-type="string" calcext:value-type="string">
            <text:p>Malbork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21-10-10" calcext:value-type="date">
            <text:p>10.10.2021</text:p>
          </table:table-cell>
          <table:table-cell office:value-type="string" calcext:value-type="string">
            <text:p>Malbork</text:p>
          </table:table-cell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21-10-10" calcext:value-type="date">
            <text:p>10.10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date" office:date-value="2021-10-11" calcext:value-type="date">
            <text:p>11.10.20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21-10-11" calcext:value-type="date">
            <text:p>11.10.2021</text:p>
          </table:table-cell>
          <table:table-cell office:value-type="string" calcext:value-type="string">
            <text:p>Ogrodzieniec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21-10-12" calcext:value-type="date">
            <text:p>12.10.2021</text:p>
          </table:table-cell>
          <table:table-cell office:value-type="string" calcext:value-type="string">
            <text:p>Ogrodzieniec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date" office:date-value="2021-10-13" calcext:value-type="date">
            <text:p>13.10.2021</text:p>
          </table:table-cell>
          <table:table-cell office:value-type="string" calcext:value-type="string">
            <text:p>Malbork</text:p>
          </table:table-cell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21-10-13" calcext:value-type="date">
            <text:p>13.10.2021</text:p>
          </table:table-cell>
          <table:table-cell office:value-type="string" calcext:value-type="string">
            <text:p>Ogrodzieniec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21-10-14" calcext:value-type="date">
            <text:p>14.10.20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date" office:date-value="2021-10-14" calcext:value-type="date">
            <text:p>14.10.2021</text:p>
          </table:table-cell>
          <table:table-cell office:value-type="string" calcext:value-type="string">
            <text:p>Malbork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date" office:date-value="2021-10-15" calcext:value-type="date">
            <text:p>15.10.2021</text:p>
          </table:table-cell>
          <table:table-cell office:value-type="string" calcext:value-type="string">
            <text:p>Przemysl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date" office:date-value="2021-10-15" calcext:value-type="date">
            <text:p>15.10.2021</text:p>
          </table:table-cell>
          <table:table-cell office:value-type="string" calcext:value-type="string">
            <text:p>Malbork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date" office:date-value="2021-10-16" calcext:value-type="date">
            <text:p>16.10.2021</text:p>
          </table:table-cell>
          <table:table-cell office:value-type="string" calcext:value-type="string">
            <text:p>Gniezno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date" office:date-value="2021-10-16" calcext:value-type="date">
            <text:p>16.10.2021</text:p>
          </table:table-cell>
          <table:table-cell office:value-type="string" calcext:value-type="string">
            <text:p>Malbork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date" office:date-value="2021-10-17" calcext:value-type="date">
            <text:p>17.10.2021</text:p>
          </table:table-cell>
          <table:table-cell office:value-type="string" calcext:value-type="string">
            <text:p>Malbork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date" office:date-value="2021-10-17" calcext:value-type="date">
            <text:p>17.10.2021</text:p>
          </table:table-cell>
          <table:table-cell office:value-type="string" calcext:value-type="string">
            <text:p>Przemysl</text:p>
          </table:table-cell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1-10-17" calcext:value-type="date">
            <text:p>17.10.2021</text:p>
          </table:table-cell>
          <table:table-cell office:value-type="string" calcext:value-type="string">
            <text:p>Ogrodzieniec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date" office:date-value="2021-10-18" calcext:value-type="date">
            <text:p>18.10.2021</text:p>
          </table:table-cell>
          <table:table-cell office:value-type="string" calcext:value-type="string">
            <text:p>Przemysl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21-10-18" calcext:value-type="date">
            <text:p>18.10.20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date" office:date-value="2021-10-19" calcext:value-type="date">
            <text:p>19.10.2021</text:p>
          </table:table-cell>
          <table:table-cell office:value-type="string" calcext:value-type="string">
            <text:p>Gniezno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1-10-19" calcext:value-type="date">
            <text:p>19.10.2021</text:p>
          </table:table-cell>
          <table:table-cell office:value-type="string" calcext:value-type="string">
            <text:p>Przemysl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1-10-20" calcext:value-type="date">
            <text:p>20.10.2021</text:p>
          </table:table-cell>
          <table:table-cell office:value-type="string" calcext:value-type="string">
            <text:p>Ogrodzieniec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21-10-21" calcext:value-type="date">
            <text:p>21.10.20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date" office:date-value="2021-10-21" calcext:value-type="date">
            <text:p>21.10.20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21-10-22" calcext:value-type="date">
            <text:p>22.10.20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date" office:date-value="2021-10-22" calcext:value-type="date">
            <text:p>22.10.2021</text:p>
          </table:table-cell>
          <table:table-cell office:value-type="string" calcext:value-type="string">
            <text:p>Gniezno</text:p>
          </table:table-cell>
          <table:table-cell office:value-type="float" office:value="9480" calcext:value-type="float">
            <text:p>948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date" office:date-value="2021-10-22" calcext:value-type="date">
            <text:p>22.10.2021</text:p>
          </table:table-cell>
          <table:table-cell office:value-type="string" calcext:value-type="string">
            <text:p>Przemysl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21-10-23" calcext:value-type="date">
            <text:p>23.10.2021</text:p>
          </table:table-cell>
          <table:table-cell office:value-type="string" calcext:value-type="string">
            <text:p>Ogrodzieniec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date" office:date-value="2021-10-23" calcext:value-type="date">
            <text:p>23.10.2021</text:p>
          </table:table-cell>
          <table:table-cell office:value-type="string" calcext:value-type="string">
            <text:p>Malbork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date" office:date-value="2021-10-24" calcext:value-type="date">
            <text:p>24.10.2021</text:p>
          </table:table-cell>
          <table:table-cell office:value-type="string" calcext:value-type="string">
            <text:p>Przemysl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date" office:date-value="2021-10-24" calcext:value-type="date">
            <text:p>24.10.2021</text:p>
          </table:table-cell>
          <table:table-cell office:value-type="string" calcext:value-type="string">
            <text:p>Malbork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Przemysl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Gniezno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Ogrodzieniec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Malbork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21-10-26" calcext:value-type="date">
            <text:p>26.10.20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date" office:date-value="2021-10-26" calcext:value-type="date">
            <text:p>26.10.20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date" office:date-value="2021-10-26" calcext:value-type="date">
            <text:p>26.10.2021</text:p>
          </table:table-cell>
          <table:table-cell office:value-type="string" calcext:value-type="string">
            <text:p>Przemysl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Gniezno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Ogrodzieniec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Malbork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date" office:date-value="2021-10-28" calcext:value-type="date">
            <text:p>28.10.20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21-10-28" calcext:value-type="date">
            <text:p>28.10.20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date" office:date-value="2021-10-29" calcext:value-type="date">
            <text:p>29.10.20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Gniezno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Ogrodzieniec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date" office:date-value="2021-10-31" calcext:value-type="date">
            <text:p>31.10.2021</text:p>
          </table:table-cell>
          <table:table-cell office:value-type="string" calcext:value-type="string">
            <text:p>Przemysl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21-11-01" calcext:value-type="date">
            <text:p>1.11.20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date" office:date-value="2021-11-01" calcext:value-type="date">
            <text:p>1.11.2021</text:p>
          </table:table-cell>
          <table:table-cell office:value-type="string" calcext:value-type="string">
            <text:p>Gniezno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date" office:date-value="2021-11-01" calcext:value-type="date">
            <text:p>1.11.2021</text:p>
          </table:table-cell>
          <table:table-cell office:value-type="string" calcext:value-type="string">
            <text:p>Przemysl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1-11-02" calcext:value-type="date">
            <text:p>2.11.2021</text:p>
          </table:table-cell>
          <table:table-cell office:value-type="string" calcext:value-type="string">
            <text:p>Ogrodzieniec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21-11-03" calcext:value-type="date">
            <text:p>3.11.2021</text:p>
          </table:table-cell>
          <table:table-cell office:value-type="string" calcext:value-type="string">
            <text:p>Ogrodzieniec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date" office:date-value="2021-11-03" calcext:value-type="date">
            <text:p>3.11.2021</text:p>
          </table:table-cell>
          <table:table-cell office:value-type="string" calcext:value-type="string">
            <text:p>Przemysl</text:p>
          </table:table-cell>
          <table:table-cell office:value-type="float" office:value="8270" calcext:value-type="float">
            <text:p>827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date" office:date-value="2021-11-04" calcext:value-type="date">
            <text:p>4.11.2021</text:p>
          </table:table-cell>
          <table:table-cell office:value-type="string" calcext:value-type="string">
            <text:p>Malbork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date" office:date-value="2021-11-04" calcext:value-type="date">
            <text:p>4.11.2021</text:p>
          </table:table-cell>
          <table:table-cell office:value-type="string" calcext:value-type="string">
            <text:p>Gniezno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date" office:date-value="2021-11-04" calcext:value-type="date">
            <text:p>4.11.2021</text:p>
          </table:table-cell>
          <table:table-cell office:value-type="string" calcext:value-type="string">
            <text:p>Przemysl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date" office:date-value="2021-11-05" calcext:value-type="date">
            <text:p>5.11.2021</text:p>
          </table:table-cell>
          <table:table-cell office:value-type="string" calcext:value-type="string">
            <text:p>Malbork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21-11-05" calcext:value-type="date">
            <text:p>5.11.20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date" office:date-value="2021-11-06" calcext:value-type="date">
            <text:p>6.11.2021</text:p>
          </table:table-cell>
          <table:table-cell office:value-type="string" calcext:value-type="string">
            <text:p>Przemysl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date" office:date-value="2021-11-07" calcext:value-type="date">
            <text:p>7.11.20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1-11-07" calcext:value-type="date">
            <text:p>7.11.2021</text:p>
          </table:table-cell>
          <table:table-cell office:value-type="string" calcext:value-type="string">
            <text:p>Ogrodzieniec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date" office:date-value="2021-11-08" calcext:value-type="date">
            <text:p>8.11.2021</text:p>
          </table:table-cell>
          <table:table-cell office:value-type="string" calcext:value-type="string">
            <text:p>Przemysl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21-11-08" calcext:value-type="date">
            <text:p>8.11.2021</text:p>
          </table:table-cell>
          <table:table-cell office:value-type="string" calcext:value-type="string">
            <text:p>Ogrodzieniec</text:p>
          </table:table-cell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date" office:date-value="2021-11-09" calcext:value-type="date">
            <text:p>9.11.20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date" office:date-value="2021-11-09" calcext:value-type="date">
            <text:p>9.11.2021</text:p>
          </table:table-cell>
          <table:table-cell office:value-type="string" calcext:value-type="string">
            <text:p>Przemysl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date" office:date-value="2021-11-09" calcext:value-type="date">
            <text:p>9.11.20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date" office:date-value="2021-11-10" calcext:value-type="date">
            <text:p>10.11.2021</text:p>
          </table:table-cell>
          <table:table-cell office:value-type="string" calcext:value-type="string">
            <text:p>Przemysl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date" office:date-value="2021-11-10" calcext:value-type="date">
            <text:p>10.11.20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21-11-10" calcext:value-type="date">
            <text:p>10.11.2021</text:p>
          </table:table-cell>
          <table:table-cell office:value-type="string" calcext:value-type="string">
            <text:p>Ogrodzieniec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21-11-11" calcext:value-type="date">
            <text:p>11.11.20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date" office:date-value="2021-11-11" calcext:value-type="date">
            <text:p>11.11.2021</text:p>
          </table:table-cell>
          <table:table-cell office:value-type="string" calcext:value-type="string">
            <text:p>Gniezno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date" office:date-value="2021-11-12" calcext:value-type="date">
            <text:p>12.11.2021</text:p>
          </table:table-cell>
          <table:table-cell office:value-type="string" calcext:value-type="string">
            <text:p>Przemysl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1-11-13" calcext:value-type="date">
            <text:p>13.11.2021</text:p>
          </table:table-cell>
          <table:table-cell office:value-type="string" calcext:value-type="string">
            <text:p>Ogrodzieniec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date" office:date-value="2021-11-14" calcext:value-type="date">
            <text:p>14.11.2021</text:p>
          </table:table-cell>
          <table:table-cell office:value-type="string" calcext:value-type="string">
            <text:p>Przemysl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21-11-14" calcext:value-type="date">
            <text:p>14.11.2021</text:p>
          </table:table-cell>
          <table:table-cell office:value-type="string" calcext:value-type="string">
            <text:p>Ogrodzieniec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Przemysl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Ogrodzieniec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Gniezno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Malbork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date" office:date-value="2021-11-16" calcext:value-type="date">
            <text:p>16.11.2021</text:p>
          </table:table-cell>
          <table:table-cell office:value-type="string" calcext:value-type="string">
            <text:p>Malbork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21-11-16" calcext:value-type="date">
            <text:p>16.11.2021</text:p>
          </table:table-cell>
          <table:table-cell office:value-type="string" calcext:value-type="string">
            <text:p>Gniezno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date" office:date-value="2021-11-17" calcext:value-type="date">
            <text:p>17.11.2021</text:p>
          </table:table-cell>
          <table:table-cell office:value-type="string" calcext:value-type="string">
            <text:p>Gniezno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date" office:date-value="2021-11-17" calcext:value-type="date">
            <text:p>17.11.2021</text:p>
          </table:table-cell>
          <table:table-cell office:value-type="string" calcext:value-type="string">
            <text:p>Malbork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21-11-17" calcext:value-type="date">
            <text:p>17.11.2021</text:p>
          </table:table-cell>
          <table:table-cell office:value-type="string" calcext:value-type="string">
            <text:p>Ogrodzieniec</text:p>
          </table:table-cell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date" office:date-value="2021-11-18" calcext:value-type="date">
            <text:p>18.11.20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1-11-19" calcext:value-type="date">
            <text:p>19.11.2021</text:p>
          </table:table-cell>
          <table:table-cell office:value-type="string" calcext:value-type="string">
            <text:p>Ogrodzieniec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date" office:date-value="2021-11-19" calcext:value-type="date">
            <text:p>19.11.2021</text:p>
          </table:table-cell>
          <table:table-cell office:value-type="string" calcext:value-type="string">
            <text:p>Przemysl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Gniezno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Malbork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21-11-21" calcext:value-type="date">
            <text:p>21.11.2021</text:p>
          </table:table-cell>
          <table:table-cell office:value-type="string" calcext:value-type="string">
            <text:p>Ogrodzieniec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Przemysl</text:p>
          </table:table-cell>
          <table:table-cell office:value-type="float" office:value="9060" calcext:value-type="float">
            <text:p>906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Malbork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Gniezno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Ogrodzieniec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Malbork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Gniezno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1-11-24" calcext:value-type="date">
            <text:p>24.11.20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date" office:date-value="2021-11-24" calcext:value-type="date">
            <text:p>24.11.2021</text:p>
          </table:table-cell>
          <table:table-cell office:value-type="string" calcext:value-type="string">
            <text:p>Malbork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date" office:date-value="2021-11-25" calcext:value-type="date">
            <text:p>25.11.2021</text:p>
          </table:table-cell>
          <table:table-cell office:value-type="string" calcext:value-type="string">
            <text:p>Malbork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date" office:date-value="2021-11-26" calcext:value-type="date">
            <text:p>26.11.2021</text:p>
          </table:table-cell>
          <table:table-cell office:value-type="string" calcext:value-type="string">
            <text:p>Przemysl</text:p>
          </table:table-cell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date" office:date-value="2021-11-26" calcext:value-type="date">
            <text:p>26.11.2021</text:p>
          </table:table-cell>
          <table:table-cell office:value-type="string" calcext:value-type="string">
            <text:p>Malbork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1-11-26" calcext:value-type="date">
            <text:p>26.11.2021</text:p>
          </table:table-cell>
          <table:table-cell office:value-type="string" calcext:value-type="string">
            <text:p>Ogrodzieniec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date" office:date-value="2021-11-27" calcext:value-type="date">
            <text:p>27.11.2021</text:p>
          </table:table-cell>
          <table:table-cell office:value-type="string" calcext:value-type="string">
            <text:p>Malbork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21-11-27" calcext:value-type="date">
            <text:p>27.11.2021</text:p>
          </table:table-cell>
          <table:table-cell office:value-type="string" calcext:value-type="string">
            <text:p>Ogrodzieniec</text:p>
          </table:table-cell>
          <table:table-cell office:value-type="float" office:value="8590" calcext:value-type="float">
            <text:p>859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21-11-28" calcext:value-type="date">
            <text:p>28.11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date" office:date-value="2021-11-28" calcext:value-type="date">
            <text:p>28.11.2021</text:p>
          </table:table-cell>
          <table:table-cell office:value-type="string" calcext:value-type="string">
            <text:p>Przemysl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date" office:date-value="2021-11-28" calcext:value-type="date">
            <text:p>28.11.2021</text:p>
          </table:table-cell>
          <table:table-cell office:value-type="string" calcext:value-type="string">
            <text:p>Gniezno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date" office:date-value="2021-11-29" calcext:value-type="date">
            <text:p>29.11.2021</text:p>
          </table:table-cell>
          <table:table-cell office:value-type="string" calcext:value-type="string">
            <text:p>Przemysl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1-11-29" calcext:value-type="date">
            <text:p>29.11.20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date" office:date-value="2021-11-29" calcext:value-type="date">
            <text:p>29.11.2021</text:p>
          </table:table-cell>
          <table:table-cell office:value-type="string" calcext:value-type="string">
            <text:p>Malbork</text:p>
          </table:table-cell>
          <table:table-cell office:value-type="float" office:value="9840" calcext:value-type="float">
            <text:p>984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Ogrodzieniec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Malbork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date" office:date-value="2021-12-01" calcext:value-type="date">
            <text:p>1.12.2021</text:p>
          </table:table-cell>
          <table:table-cell office:value-type="string" calcext:value-type="string">
            <text:p>Malbork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date" office:date-value="2021-12-02" calcext:value-type="date">
            <text:p>2.12.2021</text:p>
          </table:table-cell>
          <table:table-cell office:value-type="string" calcext:value-type="string">
            <text:p>Malbork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21-12-02" calcext:value-type="date">
            <text:p>2.12.20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date" office:date-value="2021-12-03" calcext:value-type="date">
            <text:p>3.12.2021</text:p>
          </table:table-cell>
          <table:table-cell office:value-type="string" calcext:value-type="string">
            <text:p>Malbork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21-12-03" calcext:value-type="date">
            <text:p>3.12.2021</text:p>
          </table:table-cell>
          <table:table-cell office:value-type="string" calcext:value-type="string">
            <text:p>Przemysl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date" office:date-value="2021-12-03" calcext:value-type="date">
            <text:p>3.12.2021</text:p>
          </table:table-cell>
          <table:table-cell office:value-type="string" calcext:value-type="string">
            <text:p>Gniezno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date" office:date-value="2021-12-04" calcext:value-type="date">
            <text:p>4.12.20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date" office:date-value="2021-12-04" calcext:value-type="date">
            <text:p>4.12.20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21-12-05" calcext:value-type="date">
            <text:p>5.12.20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date" office:date-value="2021-12-05" calcext:value-type="date">
            <text:p>5.12.2021</text:p>
          </table:table-cell>
          <table:table-cell office:value-type="string" calcext:value-type="string">
            <text:p>Przemysl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21-12-06" calcext:value-type="date">
            <text:p>6.12.2021</text:p>
          </table:table-cell>
          <table:table-cell office:value-type="string" calcext:value-type="string">
            <text:p>Ogrodzieniec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date" office:date-value="2021-12-06" calcext:value-type="date">
            <text:p>6.12.20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date" office:date-value="2021-12-06" calcext:value-type="date">
            <text:p>6.12.2021</text:p>
          </table:table-cell>
          <table:table-cell office:value-type="string" calcext:value-type="string">
            <text:p>Gniezno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date" office:date-value="2021-12-07" calcext:value-type="date">
            <text:p>7.12.2021</text:p>
          </table:table-cell>
          <table:table-cell office:value-type="string" calcext:value-type="string">
            <text:p>Gniezno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date" office:date-value="2021-12-08" calcext:value-type="date">
            <text:p>8.12.2021</text:p>
          </table:table-cell>
          <table:table-cell office:value-type="string" calcext:value-type="string">
            <text:p>Przemys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date" office:date-value="2021-12-09" calcext:value-type="date">
            <text:p>9.12.2021</text:p>
          </table:table-cell>
          <table:table-cell office:value-type="string" calcext:value-type="string">
            <text:p>Malbork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21-12-10" calcext:value-type="date">
            <text:p>10.12.2021</text:p>
          </table:table-cell>
          <table:table-cell office:value-type="string" calcext:value-type="string">
            <text:p>Ogrodzieniec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21-12-11" calcext:value-type="date">
            <text:p>11.12.2021</text:p>
          </table:table-cell>
          <table:table-cell office:value-type="string" calcext:value-type="string">
            <text:p>Ogrodzieniec</text:p>
          </table:table-cell>
          <table:table-cell office:value-type="float" office:value="9510" calcext:value-type="float">
            <text:p>95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date" office:date-value="2021-12-11" calcext:value-type="date">
            <text:p>11.12.2021</text:p>
          </table:table-cell>
          <table:table-cell office:value-type="string" calcext:value-type="string">
            <text:p>Malbork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date" office:date-value="2021-12-11" calcext:value-type="date">
            <text:p>11.12.2021</text:p>
          </table:table-cell>
          <table:table-cell office:value-type="string" calcext:value-type="string">
            <text:p>Gniezno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date" office:date-value="2021-12-12" calcext:value-type="date">
            <text:p>12.12.2021</text:p>
          </table:table-cell>
          <table:table-cell office:value-type="string" calcext:value-type="string">
            <text:p>Przemysl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21-12-12" calcext:value-type="date">
            <text:p>12.12.2021</text:p>
          </table:table-cell>
          <table:table-cell office:value-type="string" calcext:value-type="string">
            <text:p>Ogrodzieniec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date" office:date-value="2021-12-12" calcext:value-type="date">
            <text:p>12.12.2021</text:p>
          </table:table-cell>
          <table:table-cell office:value-type="string" calcext:value-type="string">
            <text:p>Malbork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date" office:date-value="2021-12-13" calcext:value-type="date">
            <text:p>13.12.20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date" office:date-value="2021-12-13" calcext:value-type="date">
            <text:p>13.12.2021</text:p>
          </table:table-cell>
          <table:table-cell office:value-type="string" calcext:value-type="string">
            <text:p>Malbork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Przemysl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Gniezno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Ogrodzieniec</text:p>
          </table:table-cell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date" office:date-value="2021-12-15" calcext:value-type="date">
            <text:p>15.12.2021</text:p>
          </table:table-cell>
          <table:table-cell office:value-type="string" calcext:value-type="string">
            <text:p>Gniezno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21-12-15" calcext:value-type="date">
            <text:p>15.12.2021</text:p>
          </table:table-cell>
          <table:table-cell office:value-type="string" calcext:value-type="string">
            <text:p>Ogrodzieniec</text:p>
          </table:table-cell>
          <table:table-cell office:value-type="float" office:value="5370" calcext:value-type="float">
            <text:p>537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date" office:date-value="2021-12-16" calcext:value-type="date">
            <text:p>16.12.2021</text:p>
          </table:table-cell>
          <table:table-cell office:value-type="string" calcext:value-type="string">
            <text:p>Przemysl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date" office:date-value="2021-12-17" calcext:value-type="date">
            <text:p>17.12.2021</text:p>
          </table:table-cell>
          <table:table-cell office:value-type="string" calcext:value-type="string">
            <text:p>Przemysl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date" office:date-value="2021-12-18" calcext:value-type="date">
            <text:p>18.12.2021</text:p>
          </table:table-cell>
          <table:table-cell office:value-type="string" calcext:value-type="string">
            <text:p>Gniezno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1-12-18" calcext:value-type="date">
            <text:p>18.12.2021</text:p>
          </table:table-cell>
          <table:table-cell office:value-type="string" calcext:value-type="string">
            <text:p>Ogrodzieniec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date" office:date-value="2021-12-18" calcext:value-type="date">
            <text:p>18.12.2021</text:p>
          </table:table-cell>
          <table:table-cell office:value-type="string" calcext:value-type="string">
            <text:p>Malbork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date" office:date-value="2021-12-19" calcext:value-type="date">
            <text:p>19.12.20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21-12-19" calcext:value-type="date">
            <text:p>19.12.2021</text:p>
          </table:table-cell>
          <table:table-cell office:value-type="string" calcext:value-type="string">
            <text:p>Ogrodzieniec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date" office:date-value="2021-12-19" calcext:value-type="date">
            <text:p>19.12.2021</text:p>
          </table:table-cell>
          <table:table-cell office:value-type="string" calcext:value-type="string">
            <text:p>Przemysl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date" office:date-value="2021-12-20" calcext:value-type="date">
            <text:p>20.12.20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21-12-20" calcext:value-type="date">
            <text:p>20.12.2021</text:p>
          </table:table-cell>
          <table:table-cell office:value-type="string" calcext:value-type="string">
            <text:p>Ogrodzieniec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date" office:date-value="2021-12-21" calcext:value-type="date">
            <text:p>21.12.2021</text:p>
          </table:table-cell>
          <table:table-cell office:value-type="string" calcext:value-type="string">
            <text:p>Gniezno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21-12-22" calcext:value-type="date">
            <text:p>22.12.2021</text:p>
          </table:table-cell>
          <table:table-cell office:value-type="string" calcext:value-type="string">
            <text:p>Ogrodzieniec</text:p>
          </table:table-cell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date" office:date-value="2021-12-22" calcext:value-type="date">
            <text:p>22.12.2021</text:p>
          </table:table-cell>
          <table:table-cell office:value-type="string" calcext:value-type="string">
            <text:p>Przemysl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1-12-23" calcext:value-type="date">
            <text:p>23.12.2021</text:p>
          </table:table-cell>
          <table:table-cell office:value-type="string" calcext:value-type="string">
            <text:p>Ogrodzieniec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date" office:date-value="2021-12-23" calcext:value-type="date">
            <text:p>23.12.20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date" office:date-value="2021-12-23" calcext:value-type="date">
            <text:p>23.12.2021</text:p>
          </table:table-cell>
          <table:table-cell office:value-type="string" calcext:value-type="string">
            <text:p>Przemysl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21-12-24" calcext:value-type="date">
            <text:p>24.12.2021</text:p>
          </table:table-cell>
          <table:table-cell office:value-type="string" calcext:value-type="string">
            <text:p>Ogrodzieniec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21-12-25" calcext:value-type="date">
            <text:p>25.12.2021</text:p>
          </table:table-cell>
          <table:table-cell office:value-type="string" calcext:value-type="string">
            <text:p>Ogrodzieniec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date" office:date-value="2021-12-26" calcext:value-type="date">
            <text:p>26.12.2021</text:p>
          </table:table-cell>
          <table:table-cell office:value-type="string" calcext:value-type="string">
            <text:p>Przemysl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date" office:date-value="2021-12-26" calcext:value-type="date">
            <text:p>26.12.2021</text:p>
          </table:table-cell>
          <table:table-cell office:value-type="string" calcext:value-type="string">
            <text:p>Malbork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Malbork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Przemysl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Ogrodzieniec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date" office:date-value="2021-12-28" calcext:value-type="date">
            <text:p>28.12.2021</text:p>
          </table:table-cell>
          <table:table-cell office:value-type="string" calcext:value-type="string">
            <text:p>Przemysl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21-12-28" calcext:value-type="date">
            <text:p>28.12.2021</text:p>
          </table:table-cell>
          <table:table-cell office:value-type="string" calcext:value-type="string">
            <text:p>Ogrodzieniec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date" office:date-value="2021-12-28" calcext:value-type="date">
            <text:p>28.12.2021</text:p>
          </table:table-cell>
          <table:table-cell office:value-type="string" calcext:value-type="string">
            <text:p>Gniezno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date" office:date-value="2021-12-29" calcext:value-type="date">
            <text:p>29.12.2021</text:p>
          </table:table-cell>
          <table:table-cell office:value-type="string" calcext:value-type="string">
            <text:p>Przemysl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1-12-29" calcext:value-type="date">
            <text:p>29.12.2021</text:p>
          </table:table-cell>
          <table:table-cell office:value-type="string" calcext:value-type="string">
            <text:p>Ogrodzieniec</text:p>
          </table:table-cell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Gniezno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Malbork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date" office:date-value="2021-12-31" calcext:value-type="date">
            <text:p>31.12.2021</text:p>
          </table:table-cell>
          <table:table-cell office:value-type="string" calcext:value-type="string">
            <text:p>Gniezno</text:p>
          </table:table-cell>
          <table:table-cell office:value-type="float" office:value="6290" calcext:value-type="float">
            <text:p>6290</text:p>
          </table:table-cell>
        </table:table-row>
      </table:table>
      <table:table table:name="zad 5.1" table:style-name="ta1">
        <table:table-column table:style-name="co2" table:default-cell-style-name="ce15"/>
        <table:table-column table:style-name="co4" table:default-cell-style-name="ce19"/>
        <table:table-row table:style-name="ro1">
          <table:table-cell table:style-name="ce13" office:value-type="string" calcext:value-type="string">
            <text:p>magazyn</text:p>
          </table:table-cell>
          <table:table-cell table:style-name="ce17" office:value-type="string" calcext:value-type="string">
            <text:p>Liczba - nr_zamowienia</text:p>
          </table:table-cell>
        </table:table-row>
        <table:table-row table:style-name="ro1">
          <table:table-cell table:style-name="ce14" office:value-type="string" calcext:value-type="string">
            <text:p>Gniezno</text:p>
          </table:table-cell>
          <table:table-cell table:style-name="ce18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Malbork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Ogrodzieniec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Przemysl</text:p>
          </table:table-cell>
          <table:table-cell table:style-name="ce20" office:value-type="float" office:value="198" calcext:value-type="float">
            <text:p>198</text:p>
          </table:table-cell>
        </table:table-row>
        <table:table-row table:style-name="ro1">
          <table:table-cell table:style-name="ce16" office:value-type="string" calcext:value-type="string">
            <text:p>Razem Wynik</text:p>
          </table:table-cell>
          <table:table-cell table:style-name="ce21" office:value-type="float" office:value="755" calcext:value-type="float">
            <text:p>755</text:p>
          </table:table-cell>
        </table:table-row>
      </table:table>
      <table:table table:name="zad 5.2 pomoc" table:style-name="ta1">
        <table:table-column table:style-name="co5" table:default-cell-style-name="Default"/>
        <table:table-column table:style-name="co2" table:default-cell-style-name="ce1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r_zamowie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wielkosc_zamowienia</text:p>
          </table:table-cell>
          <table:table-cell office:value-type="string" calcext:value-type="string">
            <text:p>D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2" calcext:value-type="date">
            <text:p>2.01.2021</text:p>
          </table:table-cell>
          <table:table-cell office:value-type="string" calcext:value-type="string">
            <text:p>Ogrodzieniec</text:p>
          </table:table-cell>
          <table:table-cell office:value-type="float" office:value="1290" calcext:value-type="float">
            <text:p>1290</text:p>
          </table:table-cell>
          <table:table-cell table:style-name="ce11" table:formula="of:=DAY([.B2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date" office:date-value="2021-01-02" calcext:value-type="date">
            <text:p>2.01.2021</text:p>
          </table:table-cell>
          <table:table-cell office:value-type="string" calcext:value-type="string">
            <text:p>Przemysl</text:p>
          </table:table-cell>
          <table:table-cell office:value-type="float" office:value="4420" calcext:value-type="float">
            <text:p>4420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date" office:date-value="2021-01-02" calcext:value-type="date">
            <text:p>2.01.2021</text:p>
          </table:table-cell>
          <table:table-cell office:value-type="string" calcext:value-type="string">
            <text:p>Gniezno</text:p>
          </table:table-cell>
          <table:table-cell office:value-type="float" office:value="5190" calcext:value-type="float">
            <text:p>5190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date" office:date-value="2021-01-03" calcext:value-type="date">
            <text:p>3.01.2021</text:p>
          </table:table-cell>
          <table:table-cell office:value-type="string" calcext:value-type="string">
            <text:p>Malbork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date" office:date-value="2021-01-03" calcext:value-type="date">
            <text:p>3.01.2021</text:p>
          </table:table-cell>
          <table:table-cell office:value-type="string" calcext:value-type="string">
            <text:p>Gniezno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date" office:date-value="2021-01-03" calcext:value-type="date">
            <text:p>3.01.2021</text:p>
          </table:table-cell>
          <table:table-cell office:value-type="string" calcext:value-type="string">
            <text:p>Przemysl</text:p>
          </table:table-cell>
          <table:table-cell office:value-type="float" office:value="8530" calcext:value-type="float">
            <text:p>8530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date" office:date-value="2021-01-04" calcext:value-type="date">
            <text:p>4.01.2021</text:p>
          </table:table-cell>
          <table:table-cell office:value-type="string" calcext:value-type="string">
            <text:p>Malbork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date" office:date-value="2021-01-04" calcext:value-type="date">
            <text:p>4.01.2021</text:p>
          </table:table-cell>
          <table:table-cell office:value-type="string" calcext:value-type="string">
            <text:p>Przemysl</text:p>
          </table:table-cell>
          <table:table-cell office:value-type="float" office:value="2460" calcext:value-type="float">
            <text:p>2460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date" office:date-value="2021-01-05" calcext:value-type="date">
            <text:p>5.01.2021</text:p>
          </table:table-cell>
          <table:table-cell office:value-type="string" calcext:value-type="string">
            <text:p>Gniezno</text:p>
          </table:table-cell>
          <table:table-cell office:value-type="float" office:value="7520" calcext:value-type="float">
            <text:p>7520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date" office:date-value="2021-01-05" calcext:value-type="date">
            <text:p>5.01.2021</text:p>
          </table:table-cell>
          <table:table-cell office:value-type="string" calcext:value-type="string">
            <text:p>Przemysl</text:p>
          </table:table-cell>
          <table:table-cell office:value-type="float" office:value="7920" calcext:value-type="float">
            <text:p>79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1-01-05" calcext:value-type="date">
            <text:p>5.01.2021</text:p>
          </table:table-cell>
          <table:table-cell office:value-type="string" calcext:value-type="string">
            <text:p>Ogrodzieniec</text:p>
          </table:table-cell>
          <table:table-cell office:value-type="float" office:value="1430" calcext:value-type="float">
            <text:p>1430</text:p>
          </table:table-cell>
          <table:table-cell table:style-name="ce11" table:formula="of:=DAY([.B12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date" office:date-value="2021-01-06" calcext:value-type="date">
            <text:p>6.01.2021</text:p>
          </table:table-cell>
          <table:table-cell office:value-type="string" calcext:value-type="string">
            <text:p>Malbork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1-01-06" calcext:value-type="date">
            <text:p>6.01.2021</text:p>
          </table:table-cell>
          <table:table-cell office:value-type="string" calcext:value-type="string">
            <text:p>Ogrodzieniec</text:p>
          </table:table-cell>
          <table:table-cell office:value-type="float" office:value="5540" calcext:value-type="float">
            <text:p>5540</text:p>
          </table:table-cell>
          <table:table-cell table:style-name="ce11" table:formula="of:=DAY([.B14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date" office:date-value="2021-01-06" calcext:value-type="date">
            <text:p>6.01.2021</text:p>
          </table:table-cell>
          <table:table-cell office:value-type="string" calcext:value-type="string">
            <text:p>Gniezno</text:p>
          </table:table-cell>
          <table:table-cell office:value-type="float" office:value="7340" calcext:value-type="float">
            <text:p>7340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date" office:date-value="2021-01-07" calcext:value-type="date">
            <text:p>7.01.2021</text:p>
          </table:table-cell>
          <table:table-cell office:value-type="string" calcext:value-type="string">
            <text:p>Przemysl</text:p>
          </table:table-cell>
          <table:table-cell office:value-type="float" office:value="8170" calcext:value-type="float">
            <text:p>817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1-01-08" calcext:value-type="date">
            <text:p>8.01.20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style-name="ce11" table:formula="of:=DAY([.B17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date" office:date-value="2021-01-08" calcext:value-type="date">
            <text:p>8.01.2021</text:p>
          </table:table-cell>
          <table:table-cell office:value-type="string" calcext:value-type="string">
            <text:p>Malbork</text:p>
          </table:table-cell>
          <table:table-cell office:value-type="float" office:value="4660" calcext:value-type="float">
            <text:p>466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1-01-09" calcext:value-type="date">
            <text:p>9.01.20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style-name="ce11" table:formula="of:=DAY([.B19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date" office:date-value="2021-01-09" calcext:value-type="date">
            <text:p>9.01.2021</text:p>
          </table:table-cell>
          <table:table-cell office:value-type="string" calcext:value-type="string">
            <text:p>Przemysl</text:p>
          </table:table-cell>
          <table:table-cell office:value-type="float" office:value="6760" calcext:value-type="float">
            <text:p>6760</text:p>
          </table:table-cell>
          <table:table-cell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date" office:date-value="2021-01-10" calcext:value-type="date">
            <text:p>10.01.2021</text:p>
          </table:table-cell>
          <table:table-cell office:value-type="string" calcext:value-type="string">
            <text:p>Gniezno</text:p>
          </table:table-cell>
          <table:table-cell office:value-type="float" office:value="7850" calcext:value-type="float">
            <text:p>7850</text:p>
          </table:table-cell>
          <table:table-cell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date" office:date-value="2021-01-11" calcext:value-type="date">
            <text:p>11.01.2021</text:p>
          </table:table-cell>
          <table:table-cell office:value-type="string" calcext:value-type="string">
            <text:p>Przemysl</text:p>
          </table:table-cell>
          <table:table-cell office:value-type="float" office:value="5440" calcext:value-type="float">
            <text:p>5440</text:p>
          </table:table-cell>
          <table:table-cell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date" office:date-value="2021-01-11" calcext:value-type="date">
            <text:p>11.01.2021</text:p>
          </table:table-cell>
          <table:table-cell office:value-type="string" calcext:value-type="string">
            <text:p>Malbork</text:p>
          </table:table-cell>
          <table:table-cell office:value-type="float" office:value="5230" calcext:value-type="float">
            <text:p>523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1-01-11" calcext:value-type="date">
            <text:p>11.01.20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style-name="ce11" table:formula="of:=DAY([.B24]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date" office:date-value="2021-01-12" calcext:value-type="date">
            <text:p>12.01.2021</text:p>
          </table:table-cell>
          <table:table-cell office:value-type="string" calcext:value-type="string">
            <text:p>Gniezno</text:p>
          </table:table-cell>
          <table:table-cell office:value-type="float" office:value="4800" calcext:value-type="float">
            <text:p>4800</text:p>
          </table:table-cell>
          <table:table-cell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date" office:date-value="2021-01-13" calcext:value-type="date">
            <text:p>13.01.2021</text:p>
          </table:table-cell>
          <table:table-cell office:value-type="string" calcext:value-type="string">
            <text:p>Malbork</text:p>
          </table:table-cell>
          <table:table-cell office:value-type="float" office:value="8650" calcext:value-type="float">
            <text:p>865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1-01-14" calcext:value-type="date">
            <text:p>14.01.2021</text:p>
          </table:table-cell>
          <table:table-cell office:value-type="string" calcext:value-type="string">
            <text:p>Ogrodzieniec</text:p>
          </table:table-cell>
          <table:table-cell office:value-type="float" office:value="2260" calcext:value-type="float">
            <text:p>2260</text:p>
          </table:table-cell>
          <table:table-cell table:style-name="ce11" table:formula="of:=DAY([.B27]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date" office:date-value="2021-01-14" calcext:value-type="date">
            <text:p>14.01.2021</text:p>
          </table:table-cell>
          <table:table-cell office:value-type="string" calcext:value-type="string">
            <text:p>Przemysl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date" office:date-value="2021-01-14" calcext:value-type="date">
            <text:p>14.01.2021</text:p>
          </table:table-cell>
          <table:table-cell office:value-type="string" calcext:value-type="string">
            <text:p>Malbork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date" office:date-value="2021-01-15" calcext:value-type="date">
            <text:p>15.01.2021</text:p>
          </table:table-cell>
          <table:table-cell office:value-type="string" calcext:value-type="string">
            <text:p>Malbork</text:p>
          </table:table-cell>
          <table:table-cell office:value-type="float" office:value="7060" calcext:value-type="float">
            <text:p>706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1-01-15" calcext:value-type="date">
            <text:p>15.01.2021</text:p>
          </table:table-cell>
          <table:table-cell office:value-type="string" calcext:value-type="string">
            <text:p>Ogrodzieniec</text:p>
          </table:table-cell>
          <table:table-cell office:value-type="float" office:value="3260" calcext:value-type="float">
            <text:p>3260</text:p>
          </table:table-cell>
          <table:table-cell table:style-name="ce11" table:formula="of:=DAY([.B31])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date" office:date-value="2021-01-15" calcext:value-type="date">
            <text:p>15.01.2021</text:p>
          </table:table-cell>
          <table:table-cell office:value-type="string" calcext:value-type="string">
            <text:p>Gniezno</text:p>
          </table:table-cell>
          <table:table-cell office:value-type="float" office:value="5760" calcext:value-type="float">
            <text:p>5760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date" office:date-value="2021-01-16" calcext:value-type="date">
            <text:p>16.01.2021</text:p>
          </table:table-cell>
          <table:table-cell office:value-type="string" calcext:value-type="string">
            <text:p>Przemysl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Malbork</text:p>
          </table:table-cell>
          <table:table-cell office:value-type="float" office:value="5240" calcext:value-type="float">
            <text:p>5240</text:p>
          </table:table-cell>
          <table:table-cell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Przemysl</text:p>
          </table:table-cell>
          <table:table-cell office:value-type="float" office:value="2720" calcext:value-type="float">
            <text:p>2720</text:p>
          </table:table-cell>
          <table:table-cell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Gniezno</text:p>
          </table:table-cell>
          <table:table-cell office:value-type="float" office:value="3220" calcext:value-type="float">
            <text:p>322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Ogrodzieniec</text:p>
          </table:table-cell>
          <table:table-cell office:value-type="float" office:value="3140" calcext:value-type="float">
            <text:p>3140</text:p>
          </table:table-cell>
          <table:table-cell table:style-name="ce11" table:formula="of:=DAY([.B37]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date" office:date-value="2021-01-18" calcext:value-type="date">
            <text:p>18.01.2021</text:p>
          </table:table-cell>
          <table:table-cell office:value-type="string" calcext:value-type="string">
            <text:p>Malbork</text:p>
          </table:table-cell>
          <table:table-cell office:value-type="float" office:value="4150" calcext:value-type="float">
            <text:p>4150</text:p>
          </table:table-cell>
          <table:table-cell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date" office:date-value="2021-01-19" calcext:value-type="date">
            <text:p>19.01.2021</text:p>
          </table:table-cell>
          <table:table-cell office:value-type="string" calcext:value-type="string">
            <text:p>Malbork</text:p>
          </table:table-cell>
          <table:table-cell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1-19" calcext:value-type="date">
            <text:p>19.01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style-name="ce11" table:formula="of:=DAY([.B40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1-20" calcext:value-type="date">
            <text:p>20.01.2021</text:p>
          </table:table-cell>
          <table:table-cell office:value-type="string" calcext:value-type="string">
            <text:p>Ogrodzieniec</text:p>
          </table:table-cell>
          <table:table-cell office:value-type="float" office:value="2350" calcext:value-type="float">
            <text:p>2350</text:p>
          </table:table-cell>
          <table:table-cell table:style-name="ce11" table:formula="of:=DAY([.B41]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date" office:date-value="2021-01-20" calcext:value-type="date">
            <text:p>20.01.2021</text:p>
          </table:table-cell>
          <table:table-cell office:value-type="string" calcext:value-type="string">
            <text:p>Malbork</text:p>
          </table:table-cell>
          <table:table-cell office:value-type="float" office:value="7700" calcext:value-type="float">
            <text:p>7700</text:p>
          </table:table-cell>
          <table:table-cell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date" office:date-value="2021-01-21" calcext:value-type="date">
            <text:p>21.01.2021</text:p>
          </table:table-cell>
          <table:table-cell office:value-type="string" calcext:value-type="string">
            <text:p>Gniezno</text:p>
          </table:table-cell>
          <table:table-cell office:value-type="float" office:value="3210" calcext:value-type="float">
            <text:p>3210</text:p>
          </table:table-cell>
          <table:table-cell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date" office:date-value="2021-01-21" calcext:value-type="date">
            <text:p>21.01.2021</text:p>
          </table:table-cell>
          <table:table-cell office:value-type="string" calcext:value-type="string">
            <text:p>Malbork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date" office:date-value="2021-01-22" calcext:value-type="date">
            <text:p>22.01.20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date" office:date-value="2021-01-22" calcext:value-type="date">
            <text:p>22.01.20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01-23" calcext:value-type="date">
            <text:p>23.01.2021</text:p>
          </table:table-cell>
          <table:table-cell office:value-type="string" calcext:value-type="string">
            <text:p>Ogrodzieniec</text:p>
          </table:table-cell>
          <table:table-cell office:value-type="float" office:value="2870" calcext:value-type="float">
            <text:p>2870</text:p>
          </table:table-cell>
          <table:table-cell table:style-name="ce11" table:formula="of:=DAY([.B47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01-24" calcext:value-type="date">
            <text:p>24.01.2021</text:p>
          </table:table-cell>
          <table:table-cell office:value-type="string" calcext:value-type="string">
            <text:p>Ogrodzieniec</text:p>
          </table:table-cell>
          <table:table-cell office:value-type="float" office:value="8690" calcext:value-type="float">
            <text:p>8690</text:p>
          </table:table-cell>
          <table:table-cell table:style-name="ce11" table:formula="of:=DAY([.B48]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date" office:date-value="2021-01-25" calcext:value-type="date">
            <text:p>25.01.20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date" office:date-value="2021-01-26" calcext:value-type="date">
            <text:p>26.01.2021</text:p>
          </table:table-cell>
          <table:table-cell office:value-type="string" calcext:value-type="string">
            <text:p>Malbork</text:p>
          </table:table-cell>
          <table:table-cell office:value-type="float" office:value="3050" calcext:value-type="float">
            <text:p>3050</text:p>
          </table:table-cell>
          <table:table-cell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date" office:date-value="2021-01-26" calcext:value-type="date">
            <text:p>26.01.2021</text:p>
          </table:table-cell>
          <table:table-cell office:value-type="string" calcext:value-type="string">
            <text:p>Przemysl</text:p>
          </table:table-cell>
          <table:table-cell office:value-type="float" office:value="7170" calcext:value-type="float">
            <text:p>7170</text:p>
          </table:table-cell>
          <table:table-cell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date" office:date-value="2021-01-26" calcext:value-type="date">
            <text:p>26.01.2021</text:p>
          </table:table-cell>
          <table:table-cell office:value-type="string" calcext:value-type="string">
            <text:p>Gniezno</text:p>
          </table:table-cell>
          <table:table-cell office:value-type="float" office:value="1970" calcext:value-type="float">
            <text:p>1970</text:p>
          </table:table-cell>
          <table:table-cell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date" office:date-value="2021-01-27" calcext:value-type="date">
            <text:p>27.01.2021</text:p>
          </table:table-cell>
          <table:table-cell office:value-type="string" calcext:value-type="string">
            <text:p>Gniezno</text:p>
          </table:table-cell>
          <table:table-cell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1-01-27" calcext:value-type="date">
            <text:p>27.01.2021</text:p>
          </table:table-cell>
          <table:table-cell office:value-type="string" calcext:value-type="string">
            <text:p>Ogrodzieniec</text:p>
          </table:table-cell>
          <table:table-cell office:value-type="float" office:value="7870" calcext:value-type="float">
            <text:p>7870</text:p>
          </table:table-cell>
          <table:table-cell table:style-name="ce11" table:formula="of:=DAY([.B54])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Przemysl</text:p>
          </table:table-cell>
          <table:table-cell office:value-type="float" office:value="7930" calcext:value-type="float">
            <text:p>793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Ogrodzieniec</text:p>
          </table:table-cell>
          <table:table-cell office:value-type="float" office:value="1940" calcext:value-type="float">
            <text:p>1940</text:p>
          </table:table-cell>
          <table:table-cell table:style-name="ce11" table:formula="of:=DAY([.B56])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Malbork</text:p>
          </table:table-cell>
          <table:table-cell office:value-type="float" office:value="2340" calcext:value-type="float">
            <text:p>2340</text:p>
          </table:table-cell>
          <table:table-cell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date" office:date-value="2021-01-29" calcext:value-type="date">
            <text:p>29.01.2021</text:p>
          </table:table-cell>
          <table:table-cell office:value-type="string" calcext:value-type="string">
            <text:p>Malbork</text:p>
          </table:table-cell>
          <table:table-cell office:value-type="float" office:value="8710" calcext:value-type="float">
            <text:p>8710</text:p>
          </table:table-cell>
          <table:table-cell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date" office:date-value="2021-01-29" calcext:value-type="date">
            <text:p>29.01.2021</text:p>
          </table:table-cell>
          <table:table-cell office:value-type="string" calcext:value-type="string">
            <text:p>Gniezno</text:p>
          </table:table-cell>
          <table:table-cell office:value-type="float" office:value="1360" calcext:value-type="float">
            <text:p>1360</text:p>
          </table:table-cell>
          <table:table-cell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date" office:date-value="2021-01-30" calcext:value-type="date">
            <text:p>30.01.20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date" office:date-value="2021-01-30" calcext:value-type="date">
            <text:p>30.01.2021</text:p>
          </table:table-cell>
          <table:table-cell office:value-type="string" calcext:value-type="string">
            <text:p>Malbork</text:p>
          </table:table-cell>
          <table:table-cell office:value-type="float" office:value="9020" calcext:value-type="float">
            <text:p>902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1-01-31" calcext:value-type="date">
            <text:p>31.01.2021</text:p>
          </table:table-cell>
          <table:table-cell office:value-type="string" calcext:value-type="string">
            <text:p>Ogrodzieniec</text:p>
          </table:table-cell>
          <table:table-cell office:value-type="float" office:value="6900" calcext:value-type="float">
            <text:p>6900</text:p>
          </table:table-cell>
          <table:table-cell table:style-name="ce11" table:formula="of:=DAY([.B62])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date" office:date-value="2021-01-31" calcext:value-type="date">
            <text:p>31.01.2021</text:p>
          </table:table-cell>
          <table:table-cell office:value-type="string" calcext:value-type="string">
            <text:p>Przemysl</text:p>
          </table:table-cell>
          <table:table-cell office:value-type="float" office:value="9230" calcext:value-type="float">
            <text:p>9230</text:p>
          </table:table-cell>
          <table:table-cell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date" office:date-value="2021-01-31" calcext:value-type="date">
            <text:p>31.01.2021</text:p>
          </table:table-cell>
          <table:table-cell office:value-type="string" calcext:value-type="string">
            <text:p>Malbork</text:p>
          </table:table-cell>
          <table:table-cell office:value-type="float" office:value="790" calcext:value-type="float">
            <text:p>790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date" office:date-value="2021-02-01" calcext:value-type="date">
            <text:p>1.02.2021</text:p>
          </table:table-cell>
          <table:table-cell office:value-type="string" calcext:value-type="string">
            <text:p>Malbork</text:p>
          </table:table-cell>
          <table:table-cell office:value-type="float" office:value="7820" calcext:value-type="float">
            <text:p>7820</text:p>
          </table:table-cell>
          <table:table-cell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date" office:date-value="2021-02-01" calcext:value-type="date">
            <text:p>1.02.2021</text:p>
          </table:table-cell>
          <table:table-cell office:value-type="string" calcext:value-type="string">
            <text:p>Gniezno</text:p>
          </table:table-cell>
          <table:table-cell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1-02-01" calcext:value-type="date">
            <text:p>1.02.2021</text:p>
          </table:table-cell>
          <table:table-cell office:value-type="string" calcext:value-type="string">
            <text:p>Ogrodzieniec</text:p>
          </table:table-cell>
          <table:table-cell office:value-type="float" office:value="6960" calcext:value-type="float">
            <text:p>6960</text:p>
          </table:table-cell>
          <table:table-cell table:style-name="ce11" table:formula="of:=DAY([.B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date" office:date-value="2021-02-02" calcext:value-type="date">
            <text:p>2.02.20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date" office:date-value="2021-02-03" calcext:value-type="date">
            <text:p>3.02.2021</text:p>
          </table:table-cell>
          <table:table-cell office:value-type="string" calcext:value-type="string">
            <text:p>Gniezno</text:p>
          </table:table-cell>
          <table:table-cell office:value-type="float" office:value="9250" calcext:value-type="float">
            <text:p>9250</text:p>
          </table:table-cell>
          <table:table-cell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date" office:date-value="2021-02-03" calcext:value-type="date">
            <text:p>3.02.2021</text:p>
          </table:table-cell>
          <table:table-cell office:value-type="string" calcext:value-type="string">
            <text:p>Przemysl</text:p>
          </table:table-cell>
          <table:table-cell office:value-type="float" office:value="6540" calcext:value-type="float">
            <text:p>6540</text:p>
          </table:table-cell>
          <table:table-cell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date" office:date-value="2021-02-04" calcext:value-type="date">
            <text:p>4.02.2021</text:p>
          </table:table-cell>
          <table:table-cell office:value-type="string" calcext:value-type="string">
            <text:p>Malbork</text:p>
          </table:table-cell>
          <table:table-cell office:value-type="float" office:value="8470" calcext:value-type="float">
            <text:p>84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1-02-04" calcext:value-type="date">
            <text:p>4.02.2021</text:p>
          </table:table-cell>
          <table:table-cell office:value-type="string" calcext:value-type="string">
            <text:p>Ogrodzieniec</text:p>
          </table:table-cell>
          <table:table-cell office:value-type="float" office:value="7770" calcext:value-type="float">
            <text:p>7770</text:p>
          </table:table-cell>
          <table:table-cell table:style-name="ce11" table:formula="of:=DAY([.B72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date" office:date-value="2021-02-04" calcext:value-type="date">
            <text:p>4.02.2021</text:p>
          </table:table-cell>
          <table:table-cell office:value-type="string" calcext:value-type="string">
            <text:p>Przemysl</text:p>
          </table:table-cell>
          <table:table-cell office:value-type="float" office:value="6270" calcext:value-type="float">
            <text:p>6270</text:p>
          </table:table-cell>
          <table:table-cell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date" office:date-value="2021-02-05" calcext:value-type="date">
            <text:p>5.02.2021</text:p>
          </table:table-cell>
          <table:table-cell office:value-type="string" calcext:value-type="string">
            <text:p>Gniezno</text:p>
          </table:table-cell>
          <table:table-cell office:value-type="float" office:value="1480" calcext:value-type="float">
            <text:p>148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1-02-06" calcext:value-type="date">
            <text:p>6.02.2021</text:p>
          </table:table-cell>
          <table:table-cell office:value-type="string" calcext:value-type="string">
            <text:p>Ogrodzieniec</text:p>
          </table:table-cell>
          <table:table-cell office:value-type="float" office:value="1820" calcext:value-type="float">
            <text:p>1820</text:p>
          </table:table-cell>
          <table:table-cell table:style-name="ce11" table:formula="of:=DAY([.B75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date" office:date-value="2021-02-06" calcext:value-type="date">
            <text:p>6.02.2021</text:p>
          </table:table-cell>
          <table:table-cell office:value-type="string" calcext:value-type="string">
            <text:p>Przemysl</text:p>
          </table:table-cell>
          <table:table-cell office:value-type="float" office:value="6460" calcext:value-type="float">
            <text:p>646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1-02-07" calcext:value-type="date">
            <text:p>7.02.2021</text:p>
          </table:table-cell>
          <table:table-cell office:value-type="string" calcext:value-type="string">
            <text:p>Ogrodzieniec</text:p>
          </table:table-cell>
          <table:table-cell office:value-type="float" office:value="5920" calcext:value-type="float">
            <text:p>5920</text:p>
          </table:table-cell>
          <table:table-cell table:style-name="ce11" table:formula="of:=DAY([.B77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date" office:date-value="2021-02-07" calcext:value-type="date">
            <text:p>7.02.20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date" office:date-value="2021-02-08" calcext:value-type="date">
            <text:p>8.02.2021</text:p>
          </table:table-cell>
          <table:table-cell office:value-type="string" calcext:value-type="string">
            <text:p>Malbork</text:p>
          </table:table-cell>
          <table:table-cell office:value-type="float" office:value="7370" calcext:value-type="float">
            <text:p>737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1-02-08" calcext:value-type="date">
            <text:p>8.02.20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style-name="ce11" table:formula="of:=DAY([.B80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date" office:date-value="2021-02-09" calcext:value-type="date">
            <text:p>9.02.2021</text:p>
          </table:table-cell>
          <table:table-cell office:value-type="string" calcext:value-type="string">
            <text:p>Malbork</text:p>
          </table:table-cell>
          <table:table-cell office:value-type="float" office:value="7030" calcext:value-type="float">
            <text:p>7030</text:p>
          </table:table-cell>
          <table:table-cell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date" office:date-value="2021-02-10" calcext:value-type="date">
            <text:p>10.02.2021</text:p>
          </table:table-cell>
          <table:table-cell office:value-type="string" calcext:value-type="string">
            <text:p>Malbork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1-02-10" calcext:value-type="date">
            <text:p>10.02.2021</text:p>
          </table:table-cell>
          <table:table-cell office:value-type="string" calcext:value-type="string">
            <text:p>Ogrodzieniec</text:p>
          </table:table-cell>
          <table:table-cell office:value-type="float" office:value="2620" calcext:value-type="float">
            <text:p>2620</text:p>
          </table:table-cell>
          <table:table-cell table:style-name="ce11" table:formula="of:=DAY([.B83]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date" office:date-value="2021-02-11" calcext:value-type="date">
            <text:p>11.02.20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date" office:date-value="2021-02-11" calcext:value-type="date">
            <text:p>11.02.2021</text:p>
          </table:table-cell>
          <table:table-cell office:value-type="string" calcext:value-type="string">
            <text:p>Przemysl</text:p>
          </table:table-cell>
          <table:table-cell office:value-type="float" office:value="8020" calcext:value-type="float">
            <text:p>8020</text:p>
          </table:table-cell>
          <table:table-cell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date" office:date-value="2021-02-11" calcext:value-type="date">
            <text:p>11.02.2021</text:p>
          </table:table-cell>
          <table:table-cell office:value-type="string" calcext:value-type="string">
            <text:p>Gniezno</text:p>
          </table:table-cell>
          <table:table-cell office:value-type="float" office:value="5820" calcext:value-type="float">
            <text:p>5820</text:p>
          </table:table-cell>
          <table:table-cell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date" office:date-value="2021-02-12" calcext:value-type="date">
            <text:p>12.02.20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date" office:date-value="2021-02-12" calcext:value-type="date">
            <text:p>12.02.2021</text:p>
          </table:table-cell>
          <table:table-cell office:value-type="string" calcext:value-type="string">
            <text:p>Przemysl</text:p>
          </table:table-cell>
          <table:table-cell office:value-type="float" office:value="4910" calcext:value-type="float">
            <text:p>4910</text:p>
          </table:table-cell>
          <table:table-cell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date" office:date-value="2021-02-13" calcext:value-type="date">
            <text:p>13.02.2021</text:p>
          </table:table-cell>
          <table:table-cell office:value-type="string" calcext:value-type="string">
            <text:p>Przemysl</text:p>
          </table:table-cell>
          <table:table-cell office:value-type="float" office:value="5690" calcext:value-type="float">
            <text:p>569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1-02-13" calcext:value-type="date">
            <text:p>13.02.20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style-name="ce11" table:formula="of:=DAY([.B90]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date" office:date-value="2021-02-14" calcext:value-type="date">
            <text:p>14.02.2021</text:p>
          </table:table-cell>
          <table:table-cell office:value-type="string" calcext:value-type="string">
            <text:p>Przemysl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date" office:date-value="2021-02-14" calcext:value-type="date">
            <text:p>14.02.2021</text:p>
          </table:table-cell>
          <table:table-cell office:value-type="string" calcext:value-type="string">
            <text:p>Gniezno</text:p>
          </table:table-cell>
          <table:table-cell office:value-type="float" office:value="4150" calcext:value-type="float">
            <text:p>415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1-02-15" calcext:value-type="date">
            <text:p>15.02.2021</text:p>
          </table:table-cell>
          <table:table-cell office:value-type="string" calcext:value-type="string">
            <text:p>Ogrodzieniec</text:p>
          </table:table-cell>
          <table:table-cell office:value-type="float" office:value="3780" calcext:value-type="float">
            <text:p>3780</text:p>
          </table:table-cell>
          <table:table-cell table:style-name="ce11" table:formula="of:=DAY([.B93])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date" office:date-value="2021-02-16" calcext:value-type="date">
            <text:p>16.02.2021</text:p>
          </table:table-cell>
          <table:table-cell office:value-type="string" calcext:value-type="string">
            <text:p>Malbork</text:p>
          </table:table-cell>
          <table:table-cell office:value-type="float" office:value="3330" calcext:value-type="float">
            <text:p>333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1-02-16" calcext:value-type="date">
            <text:p>16.02.2021</text:p>
          </table:table-cell>
          <table:table-cell office:value-type="string" calcext:value-type="string">
            <text:p>Ogrodzieniec</text:p>
          </table:table-cell>
          <table:table-cell office:value-type="float" office:value="1570" calcext:value-type="float">
            <text:p>1570</text:p>
          </table:table-cell>
          <table:table-cell table:style-name="ce11" table:formula="of:=DAY([.B95]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date" office:date-value="2021-02-16" calcext:value-type="date">
            <text:p>16.02.2021</text:p>
          </table:table-cell>
          <table:table-cell office:value-type="string" calcext:value-type="string">
            <text:p>Gniezno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date" office:date-value="2021-02-17" calcext:value-type="date">
            <text:p>17.02.2021</text:p>
          </table:table-cell>
          <table:table-cell office:value-type="string" calcext:value-type="string">
            <text:p>Przemysl</text:p>
          </table:table-cell>
          <table:table-cell office:value-type="float" office:value="7240" calcext:value-type="float">
            <text:p>724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1-02-17" calcext:value-type="date">
            <text:p>17.02.2021</text:p>
          </table:table-cell>
          <table:table-cell office:value-type="string" calcext:value-type="string">
            <text:p>Ogrodzieniec</text:p>
          </table:table-cell>
          <table:table-cell office:value-type="float" office:value="9690" calcext:value-type="float">
            <text:p>9690</text:p>
          </table:table-cell>
          <table:table-cell table:style-name="ce11" table:formula="of:=DAY([.B98]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date" office:date-value="2021-02-17" calcext:value-type="date">
            <text:p>17.02.2021</text:p>
          </table:table-cell>
          <table:table-cell office:value-type="string" calcext:value-type="string">
            <text:p>Malbork</text:p>
          </table:table-cell>
          <table:table-cell office:value-type="float" office:value="5600" calcext:value-type="float">
            <text:p>5600</text:p>
          </table:table-cell>
          <table:table-cell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date" office:date-value="2021-02-18" calcext:value-type="date">
            <text:p>18.02.20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date" office:date-value="2021-02-19" calcext:value-type="date">
            <text:p>19.02.2021</text:p>
          </table:table-cell>
          <table:table-cell office:value-type="string" calcext:value-type="string">
            <text:p>Przemysl</text:p>
          </table:table-cell>
          <table:table-cell office:value-type="float" office:value="5430" calcext:value-type="float">
            <text:p>5430</text:p>
          </table:table-cell>
          <table:table-cell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date" office:date-value="2021-02-20" calcext:value-type="date">
            <text:p>20.02.2021</text:p>
          </table:table-cell>
          <table:table-cell office:value-type="string" calcext:value-type="string">
            <text:p>Malbork</text:p>
          </table:table-cell>
          <table:table-cell office:value-type="float" office:value="8190" calcext:value-type="float">
            <text:p>8190</text:p>
          </table:table-cell>
          <table:table-cell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date" office:date-value="2021-02-20" calcext:value-type="date">
            <text:p>20.02.2021</text:p>
          </table:table-cell>
          <table:table-cell office:value-type="string" calcext:value-type="string">
            <text:p>Przemysl</text:p>
          </table:table-cell>
          <table:table-cell office:value-type="float" office:value="1470" calcext:value-type="float">
            <text:p>1470</text:p>
          </table:table-cell>
          <table:table-cell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date" office:date-value="2021-02-21" calcext:value-type="date">
            <text:p>21.02.2021</text:p>
          </table:table-cell>
          <table:table-cell office:value-type="string" calcext:value-type="string">
            <text:p>Gniezno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1-02-21" calcext:value-type="date">
            <text:p>21.02.2021</text:p>
          </table:table-cell>
          <table:table-cell office:value-type="string" calcext:value-type="string">
            <text:p>Ogrodzieniec</text:p>
          </table:table-cell>
          <table:table-cell office:value-type="float" office:value="6700" calcext:value-type="float">
            <text:p>6700</text:p>
          </table:table-cell>
          <table:table-cell table:style-name="ce11" table:formula="of:=DAY([.B105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1-02-22" calcext:value-type="date">
            <text:p>22.02.2021</text:p>
          </table:table-cell>
          <table:table-cell office:value-type="string" calcext:value-type="string">
            <text:p>Ogrodzieniec</text:p>
          </table:table-cell>
          <table:table-cell office:value-type="float" office:value="5570" calcext:value-type="float">
            <text:p>5570</text:p>
          </table:table-cell>
          <table:table-cell table:style-name="ce11" table:formula="of:=DAY([.B106]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date" office:date-value="2021-02-22" calcext:value-type="date">
            <text:p>22.02.2021</text:p>
          </table:table-cell>
          <table:table-cell office:value-type="string" calcext:value-type="string">
            <text:p>Malbork</text:p>
          </table:table-cell>
          <table:table-cell office:value-type="float" office:value="4070" calcext:value-type="float">
            <text:p>4070</text:p>
          </table:table-cell>
          <table:table-cell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date" office:date-value="2021-02-22" calcext:value-type="date">
            <text:p>22.02.2021</text:p>
          </table:table-cell>
          <table:table-cell office:value-type="string" calcext:value-type="string">
            <text:p>Gniezno</text:p>
          </table:table-cell>
          <table:table-cell office:value-type="float" office:value="6500" calcext:value-type="float">
            <text:p>6500</text:p>
          </table:table-cell>
          <table:table-cell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date" office:date-value="2021-02-23" calcext:value-type="date">
            <text:p>23.02.2021</text:p>
          </table:table-cell>
          <table:table-cell office:value-type="string" calcext:value-type="string">
            <text:p>Gniezno</text:p>
          </table:table-cell>
          <table:table-cell office:value-type="float" office:value="6050" calcext:value-type="float">
            <text:p>6050</text:p>
          </table:table-cell>
          <table:table-cell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date" office:date-value="2021-02-23" calcext:value-type="date">
            <text:p>23.02.20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date" office:date-value="2021-02-24" calcext:value-type="date">
            <text:p>24.02.2021</text:p>
          </table:table-cell>
          <table:table-cell office:value-type="string" calcext:value-type="string">
            <text:p>Przemysl</text:p>
          </table:table-cell>
          <table:table-cell office:value-type="float" office:value="3790" calcext:value-type="float">
            <text:p>3790</text:p>
          </table:table-cell>
          <table:table-cell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date" office:date-value="2021-02-25" calcext:value-type="date">
            <text:p>25.02.2021</text:p>
          </table:table-cell>
          <table:table-cell office:value-type="string" calcext:value-type="string">
            <text:p>Przemysl</text:p>
          </table:table-cell>
          <table:table-cell office:value-type="float" office:value="4560" calcext:value-type="float">
            <text:p>4560</text:p>
          </table:table-cell>
          <table:table-cell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date" office:date-value="2021-02-25" calcext:value-type="date">
            <text:p>25.02.2021</text:p>
          </table:table-cell>
          <table:table-cell office:value-type="string" calcext:value-type="string">
            <text:p>Gniezno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1-02-25" calcext:value-type="date">
            <text:p>25.02.2021</text:p>
          </table:table-cell>
          <table:table-cell office:value-type="string" calcext:value-type="string">
            <text:p>Ogrodzieniec</text:p>
          </table:table-cell>
          <table:table-cell office:value-type="float" office:value="5060" calcext:value-type="float">
            <text:p>5060</text:p>
          </table:table-cell>
          <table:table-cell table:style-name="ce11" table:formula="of:=DAY([.B114])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date" office:date-value="2021-02-26" calcext:value-type="date">
            <text:p>26.02.20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1-02-26" calcext:value-type="date">
            <text:p>26.02.2021</text:p>
          </table:table-cell>
          <table:table-cell office:value-type="string" calcext:value-type="string">
            <text:p>Ogrodzieniec</text:p>
          </table:table-cell>
          <table:table-cell office:value-type="float" office:value="5100" calcext:value-type="float">
            <text:p>5100</text:p>
          </table:table-cell>
          <table:table-cell table:style-name="ce11" table:formula="of:=DAY([.B116]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date" office:date-value="2021-02-27" calcext:value-type="date">
            <text:p>27.02.2021</text:p>
          </table:table-cell>
          <table:table-cell office:value-type="string" calcext:value-type="string">
            <text:p>Przemysl</text:p>
          </table:table-cell>
          <table:table-cell office:value-type="float" office:value="4360" calcext:value-type="float">
            <text:p>4360</text:p>
          </table:table-cell>
          <table:table-cell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date" office:date-value="2021-02-27" calcext:value-type="date">
            <text:p>27.02.2021</text:p>
          </table:table-cell>
          <table:table-cell office:value-type="string" calcext:value-type="string">
            <text:p>Gniezno</text:p>
          </table:table-cell>
          <table:table-cell office:value-type="float" office:value="6220" calcext:value-type="float">
            <text:p>622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style-name="ce11" table:formula="of:=DAY([.B119])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Gniezno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date" office:date-value="2021-03-01" calcext:value-type="date">
            <text:p>1.03.2021</text:p>
          </table:table-cell>
          <table:table-cell office:value-type="string" calcext:value-type="string">
            <text:p>Przemysl</text:p>
          </table:table-cell>
          <table:table-cell office:value-type="float" office:value="9520" calcext:value-type="float">
            <text:p>95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1-03-01" calcext:value-type="date">
            <text:p>1.03.2021</text:p>
          </table:table-cell>
          <table:table-cell office:value-type="string" calcext:value-type="string">
            <text:p>Ogrodzieniec</text:p>
          </table:table-cell>
          <table:table-cell office:value-type="float" office:value="8650" calcext:value-type="float">
            <text:p>8650</text:p>
          </table:table-cell>
          <table:table-cell table:style-name="ce11" table:formula="of:=DAY([.B1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date" office:date-value="2021-03-02" calcext:value-type="date">
            <text:p>2.03.2021</text:p>
          </table:table-cell>
          <table:table-cell office:value-type="string" calcext:value-type="string">
            <text:p>Gniezno</text:p>
          </table:table-cell>
          <table:table-cell office:value-type="float" office:value="9080" calcext:value-type="float">
            <text:p>9080</text:p>
          </table:table-cell>
          <table:table-cell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date" office:date-value="2021-03-02" calcext:value-type="date">
            <text:p>2.03.20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1-03-03" calcext:value-type="date">
            <text:p>3.03.20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style-name="ce11" table:formula="of:=DAY([.B12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1-03-04" calcext:value-type="date">
            <text:p>4.03.2021</text:p>
          </table:table-cell>
          <table:table-cell office:value-type="string" calcext:value-type="string">
            <text:p>Ogrodzieniec</text:p>
          </table:table-cell>
          <table:table-cell office:value-type="float" office:value="6210" calcext:value-type="float">
            <text:p>6210</text:p>
          </table:table-cell>
          <table:table-cell table:style-name="ce11" table:formula="of:=DAY([.B12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1-03-05" calcext:value-type="date">
            <text:p>5.03.2021</text:p>
          </table:table-cell>
          <table:table-cell office:value-type="string" calcext:value-type="string">
            <text:p>Ogrodzieniec</text:p>
          </table:table-cell>
          <table:table-cell office:value-type="float" office:value="3340" calcext:value-type="float">
            <text:p>3340</text:p>
          </table:table-cell>
          <table:table-cell table:style-name="ce11" table:formula="of:=DAY([.B127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date" office:date-value="2021-03-05" calcext:value-type="date">
            <text:p>5.03.2021</text:p>
          </table:table-cell>
          <table:table-cell office:value-type="string" calcext:value-type="string">
            <text:p>Przemysl</text:p>
          </table:table-cell>
          <table:table-cell office:value-type="float" office:value="3450" calcext:value-type="float">
            <text:p>3450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date" office:date-value="2021-03-06" calcext:value-type="date">
            <text:p>6.03.2021</text:p>
          </table:table-cell>
          <table:table-cell office:value-type="string" calcext:value-type="string">
            <text:p>Malbork</text:p>
          </table:table-cell>
          <table:table-cell office:value-type="float" office:value="3270" calcext:value-type="float">
            <text:p>3270</text:p>
          </table:table-cell>
          <table:table-cell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date" office:date-value="2021-03-06" calcext:value-type="date">
            <text:p>6.03.2021</text:p>
          </table:table-cell>
          <table:table-cell office:value-type="string" calcext:value-type="string">
            <text:p>Gniezno</text:p>
          </table:table-cell>
          <table:table-cell office:value-type="float" office:value="3580" calcext:value-type="float">
            <text:p>3580</text:p>
          </table:table-cell>
          <table:table-cell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date" office:date-value="2021-03-06" calcext:value-type="date">
            <text:p>6.03.2021</text:p>
          </table:table-cell>
          <table:table-cell office:value-type="string" calcext:value-type="string">
            <text:p>Przemysl</text:p>
          </table:table-cell>
          <table:table-cell office:value-type="float" office:value="9560" calcext:value-type="float">
            <text:p>956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1-03-07" calcext:value-type="date">
            <text:p>7.03.2021</text:p>
          </table:table-cell>
          <table:table-cell office:value-type="string" calcext:value-type="string">
            <text:p>Ogrodzieniec</text:p>
          </table:table-cell>
          <table:table-cell office:value-type="float" office:value="5310" calcext:value-type="float">
            <text:p>5310</text:p>
          </table:table-cell>
          <table:table-cell table:style-name="ce11" table:formula="of:=DAY([.B13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1-03-08" calcext:value-type="date">
            <text:p>8.03.2021</text:p>
          </table:table-cell>
          <table:table-cell office:value-type="string" calcext:value-type="string">
            <text:p>Ogrodzieniec</text:p>
          </table:table-cell>
          <table:table-cell office:value-type="float" office:value="9130" calcext:value-type="float">
            <text:p>9130</text:p>
          </table:table-cell>
          <table:table-cell table:style-name="ce11" table:formula="of:=DAY([.B133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date" office:date-value="2021-03-08" calcext:value-type="date">
            <text:p>8.03.2021</text:p>
          </table:table-cell>
          <table:table-cell office:value-type="string" calcext:value-type="string">
            <text:p>Przemysl</text:p>
          </table:table-cell>
          <table:table-cell office:value-type="float" office:value="8710" calcext:value-type="float">
            <text:p>871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1-03-09" calcext:value-type="date">
            <text:p>9.03.2021</text:p>
          </table:table-cell>
          <table:table-cell office:value-type="string" calcext:value-type="string">
            <text:p>Ogrodzieniec</text:p>
          </table:table-cell>
          <table:table-cell office:value-type="float" office:value="1920" calcext:value-type="float">
            <text:p>1920</text:p>
          </table:table-cell>
          <table:table-cell table:style-name="ce11" table:formula="of:=DAY([.B135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date" office:date-value="2021-03-09" calcext:value-type="date">
            <text:p>9.03.2021</text:p>
          </table:table-cell>
          <table:table-cell office:value-type="string" calcext:value-type="string">
            <text:p>Przemysl</text:p>
          </table:table-cell>
          <table:table-cell office:value-type="float" office:value="4330" calcext:value-type="float">
            <text:p>4330</text:p>
          </table:table-cell>
          <table:table-cell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date" office:date-value="2021-03-10" calcext:value-type="date">
            <text:p>10.03.20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date" office:date-value="2021-03-10" calcext:value-type="date">
            <text:p>10.03.20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date" office:date-value="2021-03-10" calcext:value-type="date">
            <text:p>10.03.20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date" office:date-value="2021-03-11" calcext:value-type="date">
            <text:p>11.03.2021</text:p>
          </table:table-cell>
          <table:table-cell office:value-type="string" calcext:value-type="string">
            <text:p>Przemysl</text:p>
          </table:table-cell>
          <table:table-cell office:value-type="float" office:value="3280" calcext:value-type="float">
            <text:p>3280</text:p>
          </table:table-cell>
          <table:table-cell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date" office:date-value="2021-03-12" calcext:value-type="date">
            <text:p>12.03.2021</text:p>
          </table:table-cell>
          <table:table-cell office:value-type="string" calcext:value-type="string">
            <text:p>Gniezno</text:p>
          </table:table-cell>
          <table:table-cell office:value-type="float" office:value="9590" calcext:value-type="float">
            <text:p>959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1-03-12" calcext:value-type="date">
            <text:p>12.03.2021</text:p>
          </table:table-cell>
          <table:table-cell office:value-type="string" calcext:value-type="string">
            <text:p>Ogrodzieniec</text:p>
          </table:table-cell>
          <table:table-cell office:value-type="float" office:value="820" calcext:value-type="float">
            <text:p>820</text:p>
          </table:table-cell>
          <table:table-cell table:style-name="ce11" table:formula="of:=DAY([.B14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1-03-13" calcext:value-type="date">
            <text:p>13.03.20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style-name="ce11" table:formula="of:=DAY([.B143]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date" office:date-value="2021-03-14" calcext:value-type="date">
            <text:p>14.03.2021</text:p>
          </table:table-cell>
          <table:table-cell office:value-type="string" calcext:value-type="string">
            <text:p>Gniezno</text:p>
          </table:table-cell>
          <table:table-cell office:value-type="float" office:value="6210" calcext:value-type="float">
            <text:p>6210</text:p>
          </table:table-cell>
          <table:table-cell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date" office:date-value="2021-03-14" calcext:value-type="date">
            <text:p>14.03.2021</text:p>
          </table:table-cell>
          <table:table-cell office:value-type="string" calcext:value-type="string">
            <text:p>Przemysl</text:p>
          </table:table-cell>
          <table:table-cell office:value-type="float" office:value="3180" calcext:value-type="float">
            <text:p>318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1-03-15" calcext:value-type="date">
            <text:p>15.03.2021</text:p>
          </table:table-cell>
          <table:table-cell office:value-type="string" calcext:value-type="string">
            <text:p>Ogrodzieniec</text:p>
          </table:table-cell>
          <table:table-cell office:value-type="float" office:value="6860" calcext:value-type="float">
            <text:p>6860</text:p>
          </table:table-cell>
          <table:table-cell table:style-name="ce11" table:formula="of:=DAY([.B146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1-03-16" calcext:value-type="date">
            <text:p>16.03.2021</text:p>
          </table:table-cell>
          <table:table-cell office:value-type="string" calcext:value-type="string">
            <text:p>Ogrodzieniec</text:p>
          </table:table-cell>
          <table:table-cell office:value-type="float" office:value="2020" calcext:value-type="float">
            <text:p>2020</text:p>
          </table:table-cell>
          <table:table-cell table:style-name="ce11" table:formula="of:=DAY([.B147]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date" office:date-value="2021-03-16" calcext:value-type="date">
            <text:p>16.03.2021</text:p>
          </table:table-cell>
          <table:table-cell office:value-type="string" calcext:value-type="string">
            <text:p>Przemysl</text:p>
          </table:table-cell>
          <table:table-cell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1-03-17" calcext:value-type="date">
            <text:p>17.03.2021</text:p>
          </table:table-cell>
          <table:table-cell office:value-type="string" calcext:value-type="string">
            <text:p>Ogrodzieniec</text:p>
          </table:table-cell>
          <table:table-cell office:value-type="float" office:value="9720" calcext:value-type="float">
            <text:p>9720</text:p>
          </table:table-cell>
          <table:table-cell table:style-name="ce11" table:formula="of:=DAY([.B149]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Przemysl</text:p>
          </table:table-cell>
          <table:table-cell office:value-type="float" office:value="7840" calcext:value-type="float">
            <text:p>784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style-name="ce11" table:formula="of:=DAY([.B151]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Gniezno</text:p>
          </table:table-cell>
          <table:table-cell office:value-type="float" office:value="3490" calcext:value-type="float">
            <text:p>3490</text:p>
          </table:table-cell>
          <table:table-cell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Malbork</text:p>
          </table:table-cell>
          <table:table-cell office:value-type="float" office:value="9980" calcext:value-type="float">
            <text:p>9980</text:p>
          </table:table-cell>
          <table:table-cell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date" office:date-value="2021-03-19" calcext:value-type="date">
            <text:p>19.03.2021</text:p>
          </table:table-cell>
          <table:table-cell office:value-type="string" calcext:value-type="string">
            <text:p>Malbork</text:p>
          </table:table-cell>
          <table:table-cell office:value-type="float" office:value="7850" calcext:value-type="float">
            <text:p>7850</text:p>
          </table:table-cell>
          <table:table-cell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date" office:date-value="2021-03-19" calcext:value-type="date">
            <text:p>19.03.2021</text:p>
          </table:table-cell>
          <table:table-cell office:value-type="string" calcext:value-type="string">
            <text:p>Gniezno</text:p>
          </table:table-cell>
          <table:table-cell office:value-type="float" office:value="9770" calcext:value-type="float">
            <text:p>9770</text:p>
          </table:table-cell>
          <table:table-cell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date" office:date-value="2021-03-20" calcext:value-type="date">
            <text:p>20.03.2021</text:p>
          </table:table-cell>
          <table:table-cell office:value-type="string" calcext:value-type="string">
            <text:p>Gniezno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date" office:date-value="2021-03-20" calcext:value-type="date">
            <text:p>20.03.20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1-03-20" calcext:value-type="date">
            <text:p>20.03.20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style-name="ce11" table:formula="of:=DAY([.B158]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date" office:date-value="2021-03-21" calcext:value-type="date">
            <text:p>21.03.2021</text:p>
          </table:table-cell>
          <table:table-cell office:value-type="string" calcext:value-type="string">
            <text:p>Gniezno</text:p>
          </table:table-cell>
          <table:table-cell office:value-type="float" office:value="9310" calcext:value-type="float">
            <text:p>931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1-03-21" calcext:value-type="date">
            <text:p>21.03.2021</text:p>
          </table:table-cell>
          <table:table-cell office:value-type="string" calcext:value-type="string">
            <text:p>Ogrodzieniec</text:p>
          </table:table-cell>
          <table:table-cell office:value-type="float" office:value="2480" calcext:value-type="float">
            <text:p>2480</text:p>
          </table:table-cell>
          <table:table-cell table:style-name="ce11" table:formula="of:=DAY([.B160]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date" office:date-value="2021-03-21" calcext:value-type="date">
            <text:p>21.03.20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1-03-22" calcext:value-type="date">
            <text:p>22.03.2021</text:p>
          </table:table-cell>
          <table:table-cell office:value-type="string" calcext:value-type="string">
            <text:p>Ogrodzieniec</text:p>
          </table:table-cell>
          <table:table-cell office:value-type="float" office:value="860" calcext:value-type="float">
            <text:p>860</text:p>
          </table:table-cell>
          <table:table-cell table:style-name="ce11" table:formula="of:=DAY([.B162]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date" office:date-value="2021-03-23" calcext:value-type="date">
            <text:p>23.03.2021</text:p>
          </table:table-cell>
          <table:table-cell office:value-type="string" calcext:value-type="string">
            <text:p>Przemysl</text:p>
          </table:table-cell>
          <table:table-cell office:value-type="float" office:value="1830" calcext:value-type="float">
            <text:p>1830</text:p>
          </table:table-cell>
          <table:table-cell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date" office:date-value="2021-03-24" calcext:value-type="date">
            <text:p>24.03.2021</text:p>
          </table:table-cell>
          <table:table-cell office:value-type="string" calcext:value-type="string">
            <text:p>Gniezno</text:p>
          </table:table-cell>
          <table:table-cell office:value-type="float" office:value="1770" calcext:value-type="float">
            <text:p>1770</text:p>
          </table:table-cell>
          <table:table-cell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date" office:date-value="2021-03-24" calcext:value-type="date">
            <text:p>24.03.2021</text:p>
          </table:table-cell>
          <table:table-cell office:value-type="string" calcext:value-type="string">
            <text:p>Malbork</text:p>
          </table:table-cell>
          <table:table-cell office:value-type="float" office:value="7830" calcext:value-type="float">
            <text:p>783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1-03-24" calcext:value-type="date">
            <text:p>24.03.2021</text:p>
          </table:table-cell>
          <table:table-cell office:value-type="string" calcext:value-type="string">
            <text:p>Ogrodzieniec</text:p>
          </table:table-cell>
          <table:table-cell office:value-type="float" office:value="8300" calcext:value-type="float">
            <text:p>8300</text:p>
          </table:table-cell>
          <table:table-cell table:style-name="ce11" table:formula="of:=DAY([.B166]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date" office:date-value="2021-03-25" calcext:value-type="date">
            <text:p>25.03.2021</text:p>
          </table:table-cell>
          <table:table-cell office:value-type="string" calcext:value-type="string">
            <text:p>Przemysl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date" office:date-value="2021-03-25" calcext:value-type="date">
            <text:p>25.03.2021</text:p>
          </table:table-cell>
          <table:table-cell office:value-type="string" calcext:value-type="string">
            <text:p>Malbork</text:p>
          </table:table-cell>
          <table:table-cell office:value-type="float" office:value="5150" calcext:value-type="float">
            <text:p>5150</text:p>
          </table:table-cell>
          <table:table-cell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date" office:date-value="2021-03-25" calcext:value-type="date">
            <text:p>25.03.2021</text:p>
          </table:table-cell>
          <table:table-cell office:value-type="string" calcext:value-type="string">
            <text:p>Gniezno</text:p>
          </table:table-cell>
          <table:table-cell office:value-type="float" office:value="6860" calcext:value-type="float">
            <text:p>686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1-03-26" calcext:value-type="date">
            <text:p>26.03.2021</text:p>
          </table:table-cell>
          <table:table-cell office:value-type="string" calcext:value-type="string">
            <text:p>Ogrodzieniec</text:p>
          </table:table-cell>
          <table:table-cell office:value-type="float" office:value="1300" calcext:value-type="float">
            <text:p>1300</text:p>
          </table:table-cell>
          <table:table-cell table:style-name="ce11" table:formula="of:=DAY([.B170]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date" office:date-value="2021-03-26" calcext:value-type="date">
            <text:p>26.03.2021</text:p>
          </table:table-cell>
          <table:table-cell office:value-type="string" calcext:value-type="string">
            <text:p>Przemysl</text:p>
          </table:table-cell>
          <table:table-cell office:value-type="float" office:value="8800" calcext:value-type="float">
            <text:p>8800</text:p>
          </table:table-cell>
          <table:table-cell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date" office:date-value="2021-03-27" calcext:value-type="date">
            <text:p>27.03.2021</text:p>
          </table:table-cell>
          <table:table-cell office:value-type="string" calcext:value-type="string">
            <text:p>Gniezno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Przemysl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Ogrodzieniec</text:p>
          </table:table-cell>
          <table:table-cell office:value-type="float" office:value="1460" calcext:value-type="float">
            <text:p>1460</text:p>
          </table:table-cell>
          <table:table-cell table:style-name="ce11" table:formula="of:=DAY([.B174])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Malbork</text:p>
          </table:table-cell>
          <table:table-cell office:value-type="float" office:value="6470" calcext:value-type="float">
            <text:p>6470</text:p>
          </table:table-cell>
          <table:table-cell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Gniezno</text:p>
          </table:table-cell>
          <table:table-cell office:value-type="float" office:value="6580" calcext:value-type="float">
            <text:p>658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1-03-29" calcext:value-type="date">
            <text:p>29.03.2021</text:p>
          </table:table-cell>
          <table:table-cell office:value-type="string" calcext:value-type="string">
            <text:p>Ogrodzieniec</text:p>
          </table:table-cell>
          <table:table-cell office:value-type="float" office:value="8090" calcext:value-type="float">
            <text:p>8090</text:p>
          </table:table-cell>
          <table:table-cell table:style-name="ce11" table:formula="of:=DAY([.B177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Ogrodzieniec</text:p>
          </table:table-cell>
          <table:table-cell office:value-type="float" office:value="4230" calcext:value-type="float">
            <text:p>4230</text:p>
          </table:table-cell>
          <table:table-cell table:style-name="ce11" table:formula="of:=DAY([.B178]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date" office:date-value="2021-03-31" calcext:value-type="date">
            <text:p>31.03.2021</text:p>
          </table:table-cell>
          <table:table-cell office:value-type="string" calcext:value-type="string">
            <text:p>Malbork</text:p>
          </table:table-cell>
          <table:table-cell office:value-type="float" office:value="2750" calcext:value-type="float">
            <text:p>2750</text:p>
          </table:table-cell>
          <table:table-cell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date" office:date-value="2021-03-31" calcext:value-type="date">
            <text:p>31.03.2021</text:p>
          </table:table-cell>
          <table:table-cell office:value-type="string" calcext:value-type="string">
            <text:p>Przemysl</text:p>
          </table:table-cell>
          <table:table-cell office:value-type="float" office:value="5660" calcext:value-type="float">
            <text:p>566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1-04-01" calcext:value-type="date">
            <text:p>1.04.20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style-name="ce11" table:formula="of:=DAY([.B1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date" office:date-value="2021-04-01" calcext:value-type="date">
            <text:p>1.04.20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date" office:date-value="2021-04-02" calcext:value-type="date">
            <text:p>2.04.20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1-04-02" calcext:value-type="date">
            <text:p>2.04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style-name="ce11" table:formula="of:=DAY([.B18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date" office:date-value="2021-04-03" calcext:value-type="date">
            <text:p>3.04.2021</text:p>
          </table:table-cell>
          <table:table-cell office:value-type="string" calcext:value-type="string">
            <text:p>Przemysl</text:p>
          </table:table-cell>
          <table:table-cell office:value-type="float" office:value="6400" calcext:value-type="float">
            <text:p>6400</text:p>
          </table:table-cell>
          <table:table-cell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date" office:date-value="2021-04-04" calcext:value-type="date">
            <text:p>4.04.2021</text:p>
          </table:table-cell>
          <table:table-cell office:value-type="string" calcext:value-type="string">
            <text:p>Przemysl</text:p>
          </table:table-cell>
          <table:table-cell office:value-type="float" office:value="3040" calcext:value-type="float">
            <text:p>3040</text:p>
          </table:table-cell>
          <table:table-cell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date" office:date-value="2021-04-04" calcext:value-type="date">
            <text:p>4.04.20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date" office:date-value="2021-04-05" calcext:value-type="date">
            <text:p>5.04.20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date" office:date-value="2021-04-06" calcext:value-type="date">
            <text:p>6.04.2021</text:p>
          </table:table-cell>
          <table:table-cell office:value-type="string" calcext:value-type="string">
            <text:p>Przemysl</text:p>
          </table:table-cell>
          <table:table-cell office:value-type="float" office:value="7190" calcext:value-type="float">
            <text:p>719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1-04-06" calcext:value-type="date">
            <text:p>6.04.2021</text:p>
          </table:table-cell>
          <table:table-cell office:value-type="string" calcext:value-type="string">
            <text:p>Ogrodzieniec</text:p>
          </table:table-cell>
          <table:table-cell office:value-type="float" office:value="7100" calcext:value-type="float">
            <text:p>7100</text:p>
          </table:table-cell>
          <table:table-cell table:style-name="ce11" table:formula="of:=DAY([.B190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date" office:date-value="2021-04-06" calcext:value-type="date">
            <text:p>6.04.2021</text:p>
          </table:table-cell>
          <table:table-cell office:value-type="string" calcext:value-type="string">
            <text:p>Malbork</text:p>
          </table:table-cell>
          <table:table-cell office:value-type="float" office:value="8950" calcext:value-type="float">
            <text:p>895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1-04-07" calcext:value-type="date">
            <text:p>7.04.2021</text:p>
          </table:table-cell>
          <table:table-cell office:value-type="string" calcext:value-type="string">
            <text:p>Ogrodzieniec</text:p>
          </table:table-cell>
          <table:table-cell office:value-type="float" office:value="7650" calcext:value-type="float">
            <text:p>7650</text:p>
          </table:table-cell>
          <table:table-cell table:style-name="ce11" table:formula="of:=DAY([.B192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date" office:date-value="2021-04-07" calcext:value-type="date">
            <text:p>7.04.2021</text:p>
          </table:table-cell>
          <table:table-cell office:value-type="string" calcext:value-type="string">
            <text:p>Gniezno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1-04-08" calcext:value-type="date">
            <text:p>8.04.20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style-name="ce11" table:formula="of:=DAY([.B194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date" office:date-value="2021-04-08" calcext:value-type="date">
            <text:p>8.04.20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date" office:date-value="2021-04-08" calcext:value-type="date">
            <text:p>8.04.2021</text:p>
          </table:table-cell>
          <table:table-cell office:value-type="string" calcext:value-type="string">
            <text:p>Gniezno</text:p>
          </table:table-cell>
          <table:table-cell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1-04-09" calcext:value-type="date">
            <text:p>9.04.2021</text:p>
          </table:table-cell>
          <table:table-cell office:value-type="string" calcext:value-type="string">
            <text:p>Ogrodzieniec</text:p>
          </table:table-cell>
          <table:table-cell office:value-type="float" office:value="9980" calcext:value-type="float">
            <text:p>9980</text:p>
          </table:table-cell>
          <table:table-cell table:style-name="ce11" table:formula="of:=DAY([.B197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date" office:date-value="2021-04-09" calcext:value-type="date">
            <text:p>9.04.20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date" office:date-value="2021-04-09" calcext:value-type="date">
            <text:p>9.04.2021</text:p>
          </table:table-cell>
          <table:table-cell office:value-type="string" calcext:value-type="string">
            <text:p>Malbork</text:p>
          </table:table-cell>
          <table:table-cell office:value-type="float" office:value="4600" calcext:value-type="float">
            <text:p>4600</text:p>
          </table:table-cell>
          <table:table-cell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date" office:date-value="2021-04-10" calcext:value-type="date">
            <text:p>10.04.20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date" office:date-value="2021-04-11" calcext:value-type="date">
            <text:p>11.04.2021</text:p>
          </table:table-cell>
          <table:table-cell office:value-type="string" calcext:value-type="string">
            <text:p>Malbork</text:p>
          </table:table-cell>
          <table:table-cell office:value-type="float" office:value="4940" calcext:value-type="float">
            <text:p>4940</text:p>
          </table:table-cell>
          <table:table-cell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date" office:date-value="2021-04-12" calcext:value-type="date">
            <text:p>12.04.2021</text:p>
          </table:table-cell>
          <table:table-cell office:value-type="string" calcext:value-type="string">
            <text:p>Przemysl</text:p>
          </table:table-cell>
          <table:table-cell office:value-type="float" office:value="7550" calcext:value-type="float">
            <text:p>755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1-04-12" calcext:value-type="date">
            <text:p>12.04.20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style-name="ce11" table:formula="of:=DAY([.B203])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date" office:date-value="2021-04-13" calcext:value-type="date">
            <text:p>13.04.2021</text:p>
          </table:table-cell>
          <table:table-cell office:value-type="string" calcext:value-type="string">
            <text:p>Przemysl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date" office:date-value="2021-04-13" calcext:value-type="date">
            <text:p>13.04.2021</text:p>
          </table:table-cell>
          <table:table-cell office:value-type="string" calcext:value-type="string">
            <text:p>Malbork</text:p>
          </table:table-cell>
          <table:table-cell office:value-type="float" office:value="5220" calcext:value-type="float">
            <text:p>5220</text:p>
          </table:table-cell>
          <table:table-cell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date" office:date-value="2021-04-13" calcext:value-type="date">
            <text:p>13.04.2021</text:p>
          </table:table-cell>
          <table:table-cell office:value-type="string" calcext:value-type="string">
            <text:p>Gniezno</text:p>
          </table:table-cell>
          <table:table-cell office:value-type="float" office:value="6180" calcext:value-type="float">
            <text:p>618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1-04-14" calcext:value-type="date">
            <text:p>14.04.20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style-name="ce11" table:formula="of:=DAY([.B207]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date" office:date-value="2021-04-14" calcext:value-type="date">
            <text:p>14.04.2021</text:p>
          </table:table-cell>
          <table:table-cell office:value-type="string" calcext:value-type="string">
            <text:p>Gniezno</text:p>
          </table:table-cell>
          <table:table-cell office:value-type="float" office:value="6770" calcext:value-type="float">
            <text:p>6770</text:p>
          </table:table-cell>
          <table:table-cell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date" office:date-value="2021-04-14" calcext:value-type="date">
            <text:p>14.04.2021</text:p>
          </table:table-cell>
          <table:table-cell office:value-type="string" calcext:value-type="string">
            <text:p>Malbork</text:p>
          </table:table-cell>
          <table:table-cell office:value-type="float" office:value="2070" calcext:value-type="float">
            <text:p>207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1-04-15" calcext:value-type="date">
            <text:p>15.04.2021</text:p>
          </table:table-cell>
          <table:table-cell office:value-type="string" calcext:value-type="string">
            <text:p>Ogrodzieniec</text:p>
          </table:table-cell>
          <table:table-cell office:value-type="float" office:value="6720" calcext:value-type="float">
            <text:p>6720</text:p>
          </table:table-cell>
          <table:table-cell table:style-name="ce11" table:formula="of:=DAY([.B210])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date" office:date-value="2021-04-15" calcext:value-type="date">
            <text:p>15.04.2021</text:p>
          </table:table-cell>
          <table:table-cell office:value-type="string" calcext:value-type="string">
            <text:p>Gniezno</text:p>
          </table:table-cell>
          <table:table-cell office:value-type="float" office:value="5160" calcext:value-type="float">
            <text:p>5160</text:p>
          </table:table-cell>
          <table:table-cell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date" office:date-value="2021-04-15" calcext:value-type="date">
            <text:p>15.04.2021</text:p>
          </table:table-cell>
          <table:table-cell office:value-type="string" calcext:value-type="string">
            <text:p>Malbork</text:p>
          </table:table-cell>
          <table:table-cell office:value-type="float" office:value="3130" calcext:value-type="float">
            <text:p>3130</text:p>
          </table:table-cell>
          <table:table-cell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date" office:date-value="2021-04-16" calcext:value-type="date">
            <text:p>16.04.2021</text:p>
          </table:table-cell>
          <table:table-cell office:value-type="string" calcext:value-type="string">
            <text:p>Przemysl</text:p>
          </table:table-cell>
          <table:table-cell office:value-type="float" office:value="6560" calcext:value-type="float">
            <text:p>65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1-04-16" calcext:value-type="date">
            <text:p>16.04.2021</text:p>
          </table:table-cell>
          <table:table-cell office:value-type="string" calcext:value-type="string">
            <text:p>Ogrodzieniec</text:p>
          </table:table-cell>
          <table:table-cell office:value-type="float" office:value="1000" calcext:value-type="float">
            <text:p>1000</text:p>
          </table:table-cell>
          <table:table-cell table:style-name="ce11" table:formula="of:=DAY([.B214]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date" office:date-value="2021-04-17" calcext:value-type="date">
            <text:p>17.04.2021</text:p>
          </table:table-cell>
          <table:table-cell office:value-type="string" calcext:value-type="string">
            <text:p>Malbork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date" office:date-value="2021-04-17" calcext:value-type="date">
            <text:p>17.04.20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1-04-17" calcext:value-type="date">
            <text:p>17.04.2021</text:p>
          </table:table-cell>
          <table:table-cell office:value-type="string" calcext:value-type="string">
            <text:p>Ogrodzieniec</text:p>
          </table:table-cell>
          <table:table-cell office:value-type="float" office:value="1800" calcext:value-type="float">
            <text:p>1800</text:p>
          </table:table-cell>
          <table:table-cell table:style-name="ce11" table:formula="of:=DAY([.B217]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date" office:date-value="2021-04-18" calcext:value-type="date">
            <text:p>18.04.2021</text:p>
          </table:table-cell>
          <table:table-cell office:value-type="string" calcext:value-type="string">
            <text:p>Gniezno</text:p>
          </table:table-cell>
          <table:table-cell office:value-type="float" office:value="6820" calcext:value-type="float">
            <text:p>6820</text:p>
          </table:table-cell>
          <table:table-cell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date" office:date-value="2021-04-18" calcext:value-type="date">
            <text:p>18.04.2021</text:p>
          </table:table-cell>
          <table:table-cell office:value-type="string" calcext:value-type="string">
            <text:p>Malbork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1-04-18" calcext:value-type="date">
            <text:p>18.04.2021</text:p>
          </table:table-cell>
          <table:table-cell office:value-type="string" calcext:value-type="string">
            <text:p>Ogrodzieniec</text:p>
          </table:table-cell>
          <table:table-cell office:value-type="float" office:value="6470" calcext:value-type="float">
            <text:p>6470</text:p>
          </table:table-cell>
          <table:table-cell table:style-name="ce11" table:formula="of:=DAY([.B220]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date" office:date-value="2021-04-19" calcext:value-type="date">
            <text:p>19.04.2021</text:p>
          </table:table-cell>
          <table:table-cell office:value-type="string" calcext:value-type="string">
            <text:p>Gniezno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date" office:date-value="2021-04-19" calcext:value-type="date">
            <text:p>19.04.2021</text:p>
          </table:table-cell>
          <table:table-cell office:value-type="string" calcext:value-type="string">
            <text:p>Malbork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1-04-19" calcext:value-type="date">
            <text:p>19.04.20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style-name="ce11" table:formula="of:=DAY([.B223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Malbork</text:p>
          </table:table-cell>
          <table:table-cell office:value-type="float" office:value="6100" calcext:value-type="float">
            <text:p>6100</text:p>
          </table:table-cell>
          <table:table-cell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Przemysl</text:p>
          </table:table-cell>
          <table:table-cell office:value-type="float" office:value="3800" calcext:value-type="float">
            <text:p>3800</text:p>
          </table:table-cell>
          <table:table-cell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date" office:date-value="2021-04-21" calcext:value-type="date">
            <text:p>21.04.2021</text:p>
          </table:table-cell>
          <table:table-cell office:value-type="string" calcext:value-type="string">
            <text:p>Malbork</text:p>
          </table:table-cell>
          <table:table-cell office:value-type="float" office:value="3170" calcext:value-type="float">
            <text:p>317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1-04-21" calcext:value-type="date">
            <text:p>21.04.2021</text:p>
          </table:table-cell>
          <table:table-cell office:value-type="string" calcext:value-type="string">
            <text:p>Ogrodzieniec</text:p>
          </table:table-cell>
          <table:table-cell office:value-type="float" office:value="4140" calcext:value-type="float">
            <text:p>4140</text:p>
          </table:table-cell>
          <table:table-cell table:style-name="ce11" table:formula="of:=DAY([.B227]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date" office:date-value="2021-04-21" calcext:value-type="date">
            <text:p>21.04.2021</text:p>
          </table:table-cell>
          <table:table-cell office:value-type="string" calcext:value-type="string">
            <text:p>Przemysl</text:p>
          </table:table-cell>
          <table:table-cell office:value-type="float" office:value="2060" calcext:value-type="float">
            <text:p>2060</text:p>
          </table:table-cell>
          <table:table-cell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date" office:date-value="2021-04-22" calcext:value-type="date">
            <text:p>22.04.2021</text:p>
          </table:table-cell>
          <table:table-cell office:value-type="string" calcext:value-type="string">
            <text:p>Przemysl</text:p>
          </table:table-cell>
          <table:table-cell office:value-type="float" office:value="8220" calcext:value-type="float">
            <text:p>8220</text:p>
          </table:table-cell>
          <table:table-cell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date" office:date-value="2021-04-23" calcext:value-type="date">
            <text:p>23.04.2021</text:p>
          </table:table-cell>
          <table:table-cell office:value-type="string" calcext:value-type="string">
            <text:p>Malbork</text:p>
          </table:table-cell>
          <table:table-cell office:value-type="float" office:value="9490" calcext:value-type="float">
            <text:p>949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1-04-23" calcext:value-type="date">
            <text:p>23.04.2021</text:p>
          </table:table-cell>
          <table:table-cell office:value-type="string" calcext:value-type="string">
            <text:p>Ogrodzieniec</text:p>
          </table:table-cell>
          <table:table-cell office:value-type="float" office:value="950" calcext:value-type="float">
            <text:p>950</text:p>
          </table:table-cell>
          <table:table-cell table:style-name="ce11" table:formula="of:=DAY([.B231]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date" office:date-value="2021-04-24" calcext:value-type="date">
            <text:p>24.04.2021</text:p>
          </table:table-cell>
          <table:table-cell office:value-type="string" calcext:value-type="string">
            <text:p>Przemysl</text:p>
          </table:table-cell>
          <table:table-cell office:value-type="float" office:value="3110" calcext:value-type="float">
            <text:p>3110</text:p>
          </table:table-cell>
          <table:table-cell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date" office:date-value="2021-04-25" calcext:value-type="date">
            <text:p>25.04.20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date" office:date-value="2021-04-25" calcext:value-type="date">
            <text:p>25.04.20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1-04-25" calcext:value-type="date">
            <text:p>25.04.2021</text:p>
          </table:table-cell>
          <table:table-cell office:value-type="string" calcext:value-type="string">
            <text:p>Ogrodzieniec</text:p>
          </table:table-cell>
          <table:table-cell office:value-type="float" office:value="8060" calcext:value-type="float">
            <text:p>8060</text:p>
          </table:table-cell>
          <table:table-cell table:style-name="ce11" table:formula="of:=DAY([.B235])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date" office:date-value="2021-04-26" calcext:value-type="date">
            <text:p>26.04.2021</text:p>
          </table:table-cell>
          <table:table-cell office:value-type="string" calcext:value-type="string">
            <text:p>Malbork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date" office:date-value="2021-04-27" calcext:value-type="date">
            <text:p>27.04.2021</text:p>
          </table:table-cell>
          <table:table-cell office:value-type="string" calcext:value-type="string">
            <text:p>Gniezno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date" office:date-value="2021-04-27" calcext:value-type="date">
            <text:p>27.04.2021</text:p>
          </table:table-cell>
          <table:table-cell office:value-type="string" calcext:value-type="string">
            <text:p>Przemysl</text:p>
          </table:table-cell>
          <table:table-cell office:value-type="float" office:value="9470" calcext:value-type="float">
            <text:p>9470</text:p>
          </table:table-cell>
          <table:table-cell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date" office:date-value="2021-04-27" calcext:value-type="date">
            <text:p>27.04.2021</text:p>
          </table:table-cell>
          <table:table-cell office:value-type="string" calcext:value-type="string">
            <text:p>Malbork</text:p>
          </table:table-cell>
          <table:table-cell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1-04-28" calcext:value-type="date">
            <text:p>28.04.2021</text:p>
          </table:table-cell>
          <table:table-cell office:value-type="string" calcext:value-type="string">
            <text:p>Ogrodzieniec</text:p>
          </table:table-cell>
          <table:table-cell office:value-type="float" office:value="9390" calcext:value-type="float">
            <text:p>9390</text:p>
          </table:table-cell>
          <table:table-cell table:style-name="ce11" table:formula="of:=DAY([.B240])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date" office:date-value="2021-04-28" calcext:value-type="date">
            <text:p>28.04.2021</text:p>
          </table:table-cell>
          <table:table-cell office:value-type="string" calcext:value-type="string">
            <text:p>Przemysl</text:p>
          </table:table-cell>
          <table:table-cell office:value-type="float" office:value="4520" calcext:value-type="float">
            <text:p>4520</text:p>
          </table:table-cell>
          <table:table-cell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date" office:date-value="2021-04-29" calcext:value-type="date">
            <text:p>29.04.2021</text:p>
          </table:table-cell>
          <table:table-cell office:value-type="string" calcext:value-type="string">
            <text:p>Przemysl</text:p>
          </table:table-cell>
          <table:table-cell office:value-type="float" office:value="8460" calcext:value-type="float">
            <text:p>846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Ogrodzieniec</text:p>
          </table:table-cell>
          <table:table-cell office:value-type="float" office:value="4880" calcext:value-type="float">
            <text:p>4880</text:p>
          </table:table-cell>
          <table:table-cell table:style-name="ce11" table:formula="of:=DAY([.B243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1-05-01" calcext:value-type="date">
            <text:p>1.05.20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style-name="ce11" table:formula="of:=DAY([.B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1-05-02" calcext:value-type="date">
            <text:p>2.05.20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style-name="ce11" table:formula="of:=DAY([.B245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date" office:date-value="2021-05-03" calcext:value-type="date">
            <text:p>3.05.2021</text:p>
          </table:table-cell>
          <table:table-cell office:value-type="string" calcext:value-type="string">
            <text:p>Gniezno</text:p>
          </table:table-cell>
          <table:table-cell office:value-type="float" office:value="2130" calcext:value-type="float">
            <text:p>2130</text:p>
          </table:table-cell>
          <table:table-cell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date" office:date-value="2021-05-03" calcext:value-type="date">
            <text:p>3.05.2021</text:p>
          </table:table-cell>
          <table:table-cell office:value-type="string" calcext:value-type="string">
            <text:p>Przemysl</text:p>
          </table:table-cell>
          <table:table-cell office:value-type="float" office:value="7520" calcext:value-type="float">
            <text:p>7520</text:p>
          </table:table-cell>
          <table:table-cell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date" office:date-value="2021-05-04" calcext:value-type="date">
            <text:p>4.05.2021</text:p>
          </table:table-cell>
          <table:table-cell office:value-type="string" calcext:value-type="string">
            <text:p>Przemysl</text:p>
          </table:table-cell>
          <table:table-cell office:value-type="float" office:value="3900" calcext:value-type="float">
            <text:p>3900</text:p>
          </table:table-cell>
          <table:table-cell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date" office:date-value="2021-05-05" calcext:value-type="date">
            <text:p>5.05.2021</text:p>
          </table:table-cell>
          <table:table-cell office:value-type="string" calcext:value-type="string">
            <text:p>Przemysl</text:p>
          </table:table-cell>
          <table:table-cell office:value-type="float" office:value="8960" calcext:value-type="float">
            <text:p>896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1-05-05" calcext:value-type="date">
            <text:p>5.05.2021</text:p>
          </table:table-cell>
          <table:table-cell office:value-type="string" calcext:value-type="string">
            <text:p>Ogrodzieniec</text:p>
          </table:table-cell>
          <table:table-cell office:value-type="float" office:value="3070" calcext:value-type="float">
            <text:p>3070</text:p>
          </table:table-cell>
          <table:table-cell table:style-name="ce11" table:formula="of:=DAY([.B25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1-05-06" calcext:value-type="date">
            <text:p>6.05.20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style-name="ce11" table:formula="of:=DAY([.B251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date" office:date-value="2021-05-06" calcext:value-type="date">
            <text:p>6.05.2021</text:p>
          </table:table-cell>
          <table:table-cell office:value-type="string" calcext:value-type="string">
            <text:p>Malbork</text:p>
          </table:table-cell>
          <table:table-cell office:value-type="float" office:value="4340" calcext:value-type="float">
            <text:p>4340</text:p>
          </table:table-cell>
          <table:table-cell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Malbork</text:p>
          </table:table-cell>
          <table:table-cell office:value-type="float" office:value="8510" calcext:value-type="float">
            <text:p>851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Ogrodzieniec</text:p>
          </table:table-cell>
          <table:table-cell office:value-type="float" office:value="9810" calcext:value-type="float">
            <text:p>9810</text:p>
          </table:table-cell>
          <table:table-cell table:style-name="ce11" table:formula="of:=DAY([.B254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Gniezno</text:p>
          </table:table-cell>
          <table:table-cell office:value-type="float" office:value="5560" calcext:value-type="float">
            <text:p>5560</text:p>
          </table:table-cell>
          <table:table-cell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Przemysl</text:p>
          </table:table-cell>
          <table:table-cell office:value-type="float" office:value="8340" calcext:value-type="float">
            <text:p>8340</text:p>
          </table:table-cell>
          <table:table-cell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date" office:date-value="2021-05-08" calcext:value-type="date">
            <text:p>8.05.2021</text:p>
          </table:table-cell>
          <table:table-cell office:value-type="string" calcext:value-type="string">
            <text:p>Przemysl</text:p>
          </table:table-cell>
          <table:table-cell office:value-type="float" office:value="4510" calcext:value-type="float">
            <text:p>451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1-05-08" calcext:value-type="date">
            <text:p>8.05.2021</text:p>
          </table:table-cell>
          <table:table-cell office:value-type="string" calcext:value-type="string">
            <text:p>Ogrodzieniec</text:p>
          </table:table-cell>
          <table:table-cell office:value-type="float" office:value="7270" calcext:value-type="float">
            <text:p>7270</text:p>
          </table:table-cell>
          <table:table-cell table:style-name="ce11" table:formula="of:=DAY([.B258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Przemysl</text:p>
          </table:table-cell>
          <table:table-cell office:value-type="float" office:value="7710" calcext:value-type="float">
            <text:p>7710</text:p>
          </table:table-cell>
          <table:table-cell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Gniezno</text:p>
          </table:table-cell>
          <table:table-cell office:value-type="float" office:value="8090" calcext:value-type="float">
            <text:p>809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Ogrodzieniec</text:p>
          </table:table-cell>
          <table:table-cell office:value-type="float" office:value="5440" calcext:value-type="float">
            <text:p>5440</text:p>
          </table:table-cell>
          <table:table-cell table:style-name="ce11" table:formula="of:=DAY([.B261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Malbork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date" office:date-value="2021-05-10" calcext:value-type="date">
            <text:p>10.05.2021</text:p>
          </table:table-cell>
          <table:table-cell office:value-type="string" calcext:value-type="string">
            <text:p>Przemysl</text:p>
          </table:table-cell>
          <table:table-cell office:value-type="float" office:value="9620" calcext:value-type="float">
            <text:p>9620</text:p>
          </table:table-cell>
          <table:table-cell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date" office:date-value="2021-05-11" calcext:value-type="date">
            <text:p>11.05.2021</text:p>
          </table:table-cell>
          <table:table-cell office:value-type="string" calcext:value-type="string">
            <text:p>Gniezno</text:p>
          </table:table-cell>
          <table:table-cell office:value-type="float" office:value="9630" calcext:value-type="float">
            <text:p>9630</text:p>
          </table:table-cell>
          <table:table-cell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date" office:date-value="2021-05-12" calcext:value-type="date">
            <text:p>12.05.2021</text:p>
          </table:table-cell>
          <table:table-cell office:value-type="string" calcext:value-type="string">
            <text:p>Gniezno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date" office:date-value="2021-05-13" calcext:value-type="date">
            <text:p>13.05.20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date" office:date-value="2021-05-13" calcext:value-type="date">
            <text:p>13.05.20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1-05-13" calcext:value-type="date">
            <text:p>13.05.2021</text:p>
          </table:table-cell>
          <table:table-cell office:value-type="string" calcext:value-type="string">
            <text:p>Ogrodzieniec</text:p>
          </table:table-cell>
          <table:table-cell office:value-type="float" office:value="600" calcext:value-type="float">
            <text:p>600</text:p>
          </table:table-cell>
          <table:table-cell table:style-name="ce11" table:formula="of:=DAY([.B268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1-05-14" calcext:value-type="date">
            <text:p>14.05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style-name="ce11" table:formula="of:=DAY([.B269]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date" office:date-value="2021-05-14" calcext:value-type="date">
            <text:p>14.05.2021</text:p>
          </table:table-cell>
          <table:table-cell office:value-type="string" calcext:value-type="string">
            <text:p>Malbork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date" office:date-value="2021-05-15" calcext:value-type="date">
            <text:p>15.05.2021</text:p>
          </table:table-cell>
          <table:table-cell office:value-type="string" calcext:value-type="string">
            <text:p>Gniezno</text:p>
          </table:table-cell>
          <table:table-cell office:value-type="float" office:value="2350" calcext:value-type="float">
            <text:p>2350</text:p>
          </table:table-cell>
          <table:table-cell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date" office:date-value="2021-05-15" calcext:value-type="date">
            <text:p>15.05.2021</text:p>
          </table:table-cell>
          <table:table-cell office:value-type="string" calcext:value-type="string">
            <text:p>Malbork</text:p>
          </table:table-cell>
          <table:table-cell office:value-type="float" office:value="9230" calcext:value-type="float">
            <text:p>923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1-05-16" calcext:value-type="date">
            <text:p>16.05.2021</text:p>
          </table:table-cell>
          <table:table-cell office:value-type="string" calcext:value-type="string">
            <text:p>Ogrodzieniec</text:p>
          </table:table-cell>
          <table:table-cell office:value-type="float" office:value="1200" calcext:value-type="float">
            <text:p>1200</text:p>
          </table:table-cell>
          <table:table-cell table:style-name="ce11" table:formula="of:=DAY([.B273]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date" office:date-value="2021-05-16" calcext:value-type="date">
            <text:p>16.05.2021</text:p>
          </table:table-cell>
          <table:table-cell office:value-type="string" calcext:value-type="string">
            <text:p>Przemysl</text:p>
          </table:table-cell>
          <table:table-cell office:value-type="float" office:value="7370" calcext:value-type="float">
            <text:p>737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1-05-17" calcext:value-type="date">
            <text:p>17.05.2021</text:p>
          </table:table-cell>
          <table:table-cell office:value-type="string" calcext:value-type="string">
            <text:p>Ogrodzieniec</text:p>
          </table:table-cell>
          <table:table-cell office:value-type="float" office:value="2210" calcext:value-type="float">
            <text:p>2210</text:p>
          </table:table-cell>
          <table:table-cell table:style-name="ce11" table:formula="of:=DAY([.B27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1-05-18" calcext:value-type="date">
            <text:p>18.05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style-name="ce11" table:formula="of:=DAY([.B276]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date" office:date-value="2021-05-18" calcext:value-type="date">
            <text:p>18.05.2021</text:p>
          </table:table-cell>
          <table:table-cell office:value-type="string" calcext:value-type="string">
            <text:p>Gniezno</text:p>
          </table:table-cell>
          <table:table-cell office:value-type="float" office:value="4170" calcext:value-type="float">
            <text:p>4170</text:p>
          </table:table-cell>
          <table:table-cell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date" office:date-value="2021-05-18" calcext:value-type="date">
            <text:p>18.05.2021</text:p>
          </table:table-cell>
          <table:table-cell office:value-type="string" calcext:value-type="string">
            <text:p>Przemysl</text:p>
          </table:table-cell>
          <table:table-cell office:value-type="float" office:value="7330" calcext:value-type="float">
            <text:p>7330</text:p>
          </table:table-cell>
          <table:table-cell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Gniezno</text:p>
          </table:table-cell>
          <table:table-cell office:value-type="float" office:value="6170" calcext:value-type="float">
            <text:p>6170</text:p>
          </table:table-cell>
          <table:table-cell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Malbork</text:p>
          </table:table-cell>
          <table:table-cell office:value-type="float" office:value="5020" calcext:value-type="float">
            <text:p>502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Ogrodzieniec</text:p>
          </table:table-cell>
          <table:table-cell office:value-type="float" office:value="4470" calcext:value-type="float">
            <text:p>4470</text:p>
          </table:table-cell>
          <table:table-cell table:style-name="ce11" table:formula="of:=DAY([.B281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Przemysl</text:p>
          </table:table-cell>
          <table:table-cell office:value-type="float" office:value="8450" calcext:value-type="float">
            <text:p>845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1-05-20" calcext:value-type="date">
            <text:p>20.05.2021</text:p>
          </table:table-cell>
          <table:table-cell office:value-type="string" calcext:value-type="string">
            <text:p>Ogrodzieniec</text:p>
          </table:table-cell>
          <table:table-cell office:value-type="float" office:value="2250" calcext:value-type="float">
            <text:p>2250</text:p>
          </table:table-cell>
          <table:table-cell table:style-name="ce11" table:formula="of:=DAY([.B283]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date" office:date-value="2021-05-20" calcext:value-type="date">
            <text:p>20.05.2021</text:p>
          </table:table-cell>
          <table:table-cell office:value-type="string" calcext:value-type="string">
            <text:p>Przemysl</text:p>
          </table:table-cell>
          <table:table-cell office:value-type="float" office:value="6050" calcext:value-type="float">
            <text:p>6050</text:p>
          </table:table-cell>
          <table:table-cell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date" office:date-value="2021-05-21" calcext:value-type="date">
            <text:p>21.05.2021</text:p>
          </table:table-cell>
          <table:table-cell office:value-type="string" calcext:value-type="string">
            <text:p>Przemysl</text:p>
          </table:table-cell>
          <table:table-cell office:value-type="float" office:value="5490" calcext:value-type="float">
            <text:p>5490</text:p>
          </table:table-cell>
          <table:table-cell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date" office:date-value="2021-05-22" calcext:value-type="date">
            <text:p>22.05.2021</text:p>
          </table:table-cell>
          <table:table-cell office:value-type="string" calcext:value-type="string">
            <text:p>Malbork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date" office:date-value="2021-05-22" calcext:value-type="date">
            <text:p>22.05.2021</text:p>
          </table:table-cell>
          <table:table-cell office:value-type="string" calcext:value-type="string">
            <text:p>Gniezno</text:p>
          </table:table-cell>
          <table:table-cell office:value-type="float" office:value="9670" calcext:value-type="float">
            <text:p>9670</text:p>
          </table:table-cell>
          <table:table-cell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date" office:date-value="2021-05-23" calcext:value-type="date">
            <text:p>23.05.2021</text:p>
          </table:table-cell>
          <table:table-cell office:value-type="string" calcext:value-type="string">
            <text:p>Malbork</text:p>
          </table:table-cell>
          <table:table-cell office:value-type="float" office:value="3710" calcext:value-type="float">
            <text:p>3710</text:p>
          </table:table-cell>
          <table:table-cell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date" office:date-value="2021-05-23" calcext:value-type="date">
            <text:p>23.05.2021</text:p>
          </table:table-cell>
          <table:table-cell office:value-type="string" calcext:value-type="string">
            <text:p>Przemysl</text:p>
          </table:table-cell>
          <table:table-cell office:value-type="float" office:value="2680" calcext:value-type="float">
            <text:p>268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1-05-23" calcext:value-type="date">
            <text:p>23.05.2021</text:p>
          </table:table-cell>
          <table:table-cell office:value-type="string" calcext:value-type="string">
            <text:p>Ogrodzieniec</text:p>
          </table:table-cell>
          <table:table-cell office:value-type="float" office:value="4700" calcext:value-type="float">
            <text:p>4700</text:p>
          </table:table-cell>
          <table:table-cell table:style-name="ce11" table:formula="of:=DAY([.B290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1-05-24" calcext:value-type="date">
            <text:p>24.05.2021</text:p>
          </table:table-cell>
          <table:table-cell office:value-type="string" calcext:value-type="string">
            <text:p>Ogrodzieniec</text:p>
          </table:table-cell>
          <table:table-cell office:value-type="float" office:value="1830" calcext:value-type="float">
            <text:p>1830</text:p>
          </table:table-cell>
          <table:table-cell table:style-name="ce11" table:formula="of:=DAY([.B291]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date" office:date-value="2021-05-24" calcext:value-type="date">
            <text:p>24.05.20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date" office:date-value="2021-05-25" calcext:value-type="date">
            <text:p>25.05.20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date" office:date-value="2021-05-25" calcext:value-type="date">
            <text:p>25.05.2021</text:p>
          </table:table-cell>
          <table:table-cell office:value-type="string" calcext:value-type="string">
            <text:p>Przemysl</text:p>
          </table:table-cell>
          <table:table-cell office:value-type="float" office:value="7160" calcext:value-type="float">
            <text:p>7160</text:p>
          </table:table-cell>
          <table:table-cell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date" office:date-value="2021-05-25" calcext:value-type="date">
            <text:p>25.05.2021</text:p>
          </table:table-cell>
          <table:table-cell office:value-type="string" calcext:value-type="string">
            <text:p>Gniezno</text:p>
          </table:table-cell>
          <table:table-cell office:value-type="float" office:value="9200" calcext:value-type="float">
            <text:p>9200</text:p>
          </table:table-cell>
          <table:table-cell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date" office:date-value="2021-05-26" calcext:value-type="date">
            <text:p>26.05.2021</text:p>
          </table:table-cell>
          <table:table-cell office:value-type="string" calcext:value-type="string">
            <text:p>Przemysl</text:p>
          </table:table-cell>
          <table:table-cell office:value-type="float" office:value="7390" calcext:value-type="float">
            <text:p>739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1-05-26" calcext:value-type="date">
            <text:p>26.05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style-name="ce11" table:formula="of:=DAY([.B297]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date" office:date-value="2021-05-27" calcext:value-type="date">
            <text:p>27.05.20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1-05-27" calcext:value-type="date">
            <text:p>27.05.20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style-name="ce11" table:formula="of:=DAY([.B299])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date" office:date-value="2021-05-27" calcext:value-type="date">
            <text:p>27.05.2021</text:p>
          </table:table-cell>
          <table:table-cell office:value-type="string" calcext:value-type="string">
            <text:p>Malbork</text:p>
          </table:table-cell>
          <table:table-cell office:value-type="float" office:value="8770" calcext:value-type="float">
            <text:p>8770</text:p>
          </table:table-cell>
          <table:table-cell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date" office:date-value="2021-05-28" calcext:value-type="date">
            <text:p>28.05.2021</text:p>
          </table:table-cell>
          <table:table-cell office:value-type="string" calcext:value-type="string">
            <text:p>Malbork</text:p>
          </table:table-cell>
          <table:table-cell office:value-type="float" office:value="6900" calcext:value-type="float">
            <text:p>690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1-05-28" calcext:value-type="date">
            <text:p>28.05.2021</text:p>
          </table:table-cell>
          <table:table-cell office:value-type="string" calcext:value-type="string">
            <text:p>Ogrodzieniec</text:p>
          </table:table-cell>
          <table:table-cell office:value-type="float" office:value="9220" calcext:value-type="float">
            <text:p>9220</text:p>
          </table:table-cell>
          <table:table-cell table:style-name="ce11" table:formula="of:=DAY([.B302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1-05-29" calcext:value-type="date">
            <text:p>29.05.2021</text:p>
          </table:table-cell>
          <table:table-cell office:value-type="string" calcext:value-type="string">
            <text:p>Ogrodzieniec</text:p>
          </table:table-cell>
          <table:table-cell office:value-type="float" office:value="9740" calcext:value-type="float">
            <text:p>9740</text:p>
          </table:table-cell>
          <table:table-cell table:style-name="ce11" table:formula="of:=DAY([.B303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Ogrodzieniec</text:p>
          </table:table-cell>
          <table:table-cell office:value-type="float" office:value="4500" calcext:value-type="float">
            <text:p>4500</text:p>
          </table:table-cell>
          <table:table-cell table:style-name="ce11" table:formula="of:=DAY([.B304]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Gniezno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1-05-31" calcext:value-type="date">
            <text:p>31.05.2021</text:p>
          </table:table-cell>
          <table:table-cell office:value-type="string" calcext:value-type="string">
            <text:p>Ogrodzieniec</text:p>
          </table:table-cell>
          <table:table-cell office:value-type="float" office:value="9960" calcext:value-type="float">
            <text:p>9960</text:p>
          </table:table-cell>
          <table:table-cell table:style-name="ce11" table:formula="of:=DAY([.B306])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date" office:date-value="2021-05-31" calcext:value-type="date">
            <text:p>31.05.20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date" office:date-value="2021-05-31" calcext:value-type="date">
            <text:p>31.05.2021</text:p>
          </table:table-cell>
          <table:table-cell office:value-type="string" calcext:value-type="string">
            <text:p>Przemysl</text:p>
          </table:table-cell>
          <table:table-cell office:value-type="float" office:value="4160" calcext:value-type="float">
            <text:p>4160</text:p>
          </table:table-cell>
          <table:table-cell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date" office:date-value="2021-06-01" calcext:value-type="date">
            <text:p>1.06.2021</text:p>
          </table:table-cell>
          <table:table-cell office:value-type="string" calcext:value-type="string">
            <text:p>Przemysl</text:p>
          </table:table-cell>
          <table:table-cell office:value-type="float" office:value="6300" calcext:value-type="float">
            <text:p>6300</text:p>
          </table:table-cell>
          <table:table-cell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date" office:date-value="2021-06-01" calcext:value-type="date">
            <text:p>1.06.2021</text:p>
          </table:table-cell>
          <table:table-cell office:value-type="string" calcext:value-type="string">
            <text:p>Malbork</text:p>
          </table:table-cell>
          <table:table-cell office:value-type="float" office:value="9040" calcext:value-type="float">
            <text:p>9040</text:p>
          </table:table-cell>
          <table:table-cell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date" office:date-value="2021-06-02" calcext:value-type="date">
            <text:p>2.06.2021</text:p>
          </table:table-cell>
          <table:table-cell office:value-type="string" calcext:value-type="string">
            <text:p>Malbork</text:p>
          </table:table-cell>
          <table:table-cell office:value-type="float" office:value="8880" calcext:value-type="float">
            <text:p>888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1-06-03" calcext:value-type="date">
            <text:p>3.06.2021</text:p>
          </table:table-cell>
          <table:table-cell office:value-type="string" calcext:value-type="string">
            <text:p>Ogrodzieniec</text:p>
          </table:table-cell>
          <table:table-cell office:value-type="float" office:value="5030" calcext:value-type="float">
            <text:p>5030</text:p>
          </table:table-cell>
          <table:table-cell table:style-name="ce11" table:formula="of:=DAY([.B312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date" office:date-value="2021-06-03" calcext:value-type="date">
            <text:p>3.06.20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date" office:date-value="2021-06-04" calcext:value-type="date">
            <text:p>4.06.2021</text:p>
          </table:table-cell>
          <table:table-cell office:value-type="string" calcext:value-type="string">
            <text:p>Przemysl</text:p>
          </table:table-cell>
          <table:table-cell office:value-type="float" office:value="8880" calcext:value-type="float">
            <text:p>888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1-06-05" calcext:value-type="date">
            <text:p>5.06.20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style-name="ce11" table:formula="of:=DAY([.B315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date" office:date-value="2021-06-06" calcext:value-type="date">
            <text:p>6.06.2021</text:p>
          </table:table-cell>
          <table:table-cell office:value-type="string" calcext:value-type="string">
            <text:p>Malbork</text:p>
          </table:table-cell>
          <table:table-cell office:value-type="float" office:value="9370" calcext:value-type="float">
            <text:p>937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1-06-06" calcext:value-type="date">
            <text:p>6.06.2021</text:p>
          </table:table-cell>
          <table:table-cell office:value-type="string" calcext:value-type="string">
            <text:p>Ogrodzieniec</text:p>
          </table:table-cell>
          <table:table-cell office:value-type="float" office:value="6790" calcext:value-type="float">
            <text:p>6790</text:p>
          </table:table-cell>
          <table:table-cell table:style-name="ce11" table:formula="of:=DAY([.B317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date" office:date-value="2021-06-07" calcext:value-type="date">
            <text:p>7.06.20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1-06-07" calcext:value-type="date">
            <text:p>7.06.2021</text:p>
          </table:table-cell>
          <table:table-cell office:value-type="string" calcext:value-type="string">
            <text:p>Ogrodzieniec</text:p>
          </table:table-cell>
          <table:table-cell office:value-type="float" office:value="5530" calcext:value-type="float">
            <text:p>5530</text:p>
          </table:table-cell>
          <table:table-cell table:style-name="ce11" table:formula="of:=DAY([.B319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date" office:date-value="2021-06-07" calcext:value-type="date">
            <text:p>7.06.2021</text:p>
          </table:table-cell>
          <table:table-cell office:value-type="string" calcext:value-type="string">
            <text:p>Malbork</text:p>
          </table:table-cell>
          <table:table-cell office:value-type="float" office:value="7020" calcext:value-type="float">
            <text:p>7020</text:p>
          </table:table-cell>
          <table:table-cell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date" office:date-value="2021-06-08" calcext:value-type="date">
            <text:p>8.06.2021</text:p>
          </table:table-cell>
          <table:table-cell office:value-type="string" calcext:value-type="string">
            <text:p>Przemysl</text:p>
          </table:table-cell>
          <table:table-cell office:value-type="float" office:value="2330" calcext:value-type="float">
            <text:p>233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1-06-09" calcext:value-type="date">
            <text:p>9.06.2021</text:p>
          </table:table-cell>
          <table:table-cell office:value-type="string" calcext:value-type="string">
            <text:p>Ogrodzieniec</text:p>
          </table:table-cell>
          <table:table-cell office:value-type="float" office:value="5550" calcext:value-type="float">
            <text:p>5550</text:p>
          </table:table-cell>
          <table:table-cell table:style-name="ce11" table:formula="of:=DAY([.B322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date" office:date-value="2021-06-09" calcext:value-type="date">
            <text:p>9.06.2021</text:p>
          </table:table-cell>
          <table:table-cell office:value-type="string" calcext:value-type="string">
            <text:p>Gniezno</text:p>
          </table:table-cell>
          <table:table-cell office:value-type="float" office:value="6150" calcext:value-type="float">
            <text:p>6150</text:p>
          </table:table-cell>
          <table:table-cell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albork</text:p>
          </table:table-cell>
          <table:table-cell office:value-type="float" office:value="3220" calcext:value-type="float">
            <text:p>322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Ogrodzieniec</text:p>
          </table:table-cell>
          <table:table-cell office:value-type="float" office:value="4330" calcext:value-type="float">
            <text:p>4330</text:p>
          </table:table-cell>
          <table:table-cell table:style-name="ce11" table:formula="of:=DAY([.B325]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Przemysl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date" office:date-value="2021-06-11" calcext:value-type="date">
            <text:p>11.06.2021</text:p>
          </table:table-cell>
          <table:table-cell office:value-type="string" calcext:value-type="string">
            <text:p>Malbork</text:p>
          </table:table-cell>
          <table:table-cell office:value-type="float" office:value="4970" calcext:value-type="float">
            <text:p>4970</text:p>
          </table:table-cell>
          <table:table-cell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date" office:date-value="2021-06-11" calcext:value-type="date">
            <text:p>11.06.2021</text:p>
          </table:table-cell>
          <table:table-cell office:value-type="string" calcext:value-type="string">
            <text:p>Gniezno</text:p>
          </table:table-cell>
          <table:table-cell office:value-type="float" office:value="8900" calcext:value-type="float">
            <text:p>8900</text:p>
          </table:table-cell>
          <table:table-cell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date" office:date-value="2021-06-12" calcext:value-type="date">
            <text:p>12.06.2021</text:p>
          </table:table-cell>
          <table:table-cell office:value-type="string" calcext:value-type="string">
            <text:p>Przemysl</text:p>
          </table:table-cell>
          <table:table-cell office:value-type="float" office:value="5340" calcext:value-type="float">
            <text:p>534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1-06-12" calcext:value-type="date">
            <text:p>12.06.20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style-name="ce11" table:formula="of:=DAY([.B33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1-06-13" calcext:value-type="date">
            <text:p>13.06.2021</text:p>
          </table:table-cell>
          <table:table-cell office:value-type="string" calcext:value-type="string">
            <text:p>Ogrodzieniec</text:p>
          </table:table-cell>
          <table:table-cell office:value-type="float" office:value="1810" calcext:value-type="float">
            <text:p>1810</text:p>
          </table:table-cell>
          <table:table-cell table:style-name="ce11" table:formula="of:=DAY([.B331]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date" office:date-value="2021-06-13" calcext:value-type="date">
            <text:p>13.06.2021</text:p>
          </table:table-cell>
          <table:table-cell office:value-type="string" calcext:value-type="string">
            <text:p>Gniezno</text:p>
          </table:table-cell>
          <table:table-cell office:value-type="float" office:value="7960" calcext:value-type="float">
            <text:p>7960</text:p>
          </table:table-cell>
          <table:table-cell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date" office:date-value="2021-06-13" calcext:value-type="date">
            <text:p>13.06.2021</text:p>
          </table:table-cell>
          <table:table-cell office:value-type="string" calcext:value-type="string">
            <text:p>Przemysl</text:p>
          </table:table-cell>
          <table:table-cell office:value-type="float" office:value="9400" calcext:value-type="float">
            <text:p>9400</text:p>
          </table:table-cell>
          <table:table-cell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date" office:date-value="2021-06-14" calcext:value-type="date">
            <text:p>14.06.2021</text:p>
          </table:table-cell>
          <table:table-cell office:value-type="string" calcext:value-type="string">
            <text:p>Malbork</text:p>
          </table:table-cell>
          <table:table-cell office:value-type="float" office:value="5380" calcext:value-type="float">
            <text:p>5380</text:p>
          </table:table-cell>
          <table:table-cell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date" office:date-value="2021-06-14" calcext:value-type="date">
            <text:p>14.06.2021</text:p>
          </table:table-cell>
          <table:table-cell office:value-type="string" calcext:value-type="string">
            <text:p>Przemysl</text:p>
          </table:table-cell>
          <table:table-cell office:value-type="float" office:value="4220" calcext:value-type="float">
            <text:p>422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1-06-14" calcext:value-type="date">
            <text:p>14.06.2021</text:p>
          </table:table-cell>
          <table:table-cell office:value-type="string" calcext:value-type="string">
            <text:p>Ogrodzieniec</text:p>
          </table:table-cell>
          <table:table-cell office:value-type="float" office:value="1230" calcext:value-type="float">
            <text:p>1230</text:p>
          </table:table-cell>
          <table:table-cell table:style-name="ce11" table:formula="of:=DAY([.B336]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date" office:date-value="2021-06-15" calcext:value-type="date">
            <text:p>15.06.20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date" office:date-value="2021-06-15" calcext:value-type="date">
            <text:p>15.06.2021</text:p>
          </table:table-cell>
          <table:table-cell office:value-type="string" calcext:value-type="string">
            <text:p>Przemysl</text:p>
          </table:table-cell>
          <table:table-cell office:value-type="float" office:value="6790" calcext:value-type="float">
            <text:p>6790</text:p>
          </table:table-cell>
          <table:table-cell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date" office:date-value="2021-06-15" calcext:value-type="date">
            <text:p>15.06.2021</text:p>
          </table:table-cell>
          <table:table-cell office:value-type="string" calcext:value-type="string">
            <text:p>Gniezno</text:p>
          </table:table-cell>
          <table:table-cell office:value-type="float" office:value="7950" calcext:value-type="float">
            <text:p>795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1-06-16" calcext:value-type="date">
            <text:p>16.06.2021</text:p>
          </table:table-cell>
          <table:table-cell office:value-type="string" calcext:value-type="string">
            <text:p>Ogrodzieniec</text:p>
          </table:table-cell>
          <table:table-cell office:value-type="float" office:value="3020" calcext:value-type="float">
            <text:p>3020</text:p>
          </table:table-cell>
          <table:table-cell table:style-name="ce11" table:formula="of:=DAY([.B340]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date" office:date-value="2021-06-17" calcext:value-type="date">
            <text:p>17.06.2021</text:p>
          </table:table-cell>
          <table:table-cell office:value-type="string" calcext:value-type="string">
            <text:p>Przemysl</text:p>
          </table:table-cell>
          <table:table-cell office:value-type="float" office:value="7990" calcext:value-type="float">
            <text:p>7990</text:p>
          </table:table-cell>
          <table:table-cell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date" office:date-value="2021-06-17" calcext:value-type="date">
            <text:p>17.06.2021</text:p>
          </table:table-cell>
          <table:table-cell office:value-type="string" calcext:value-type="string">
            <text:p>Gniezno</text:p>
          </table:table-cell>
          <table:table-cell office:value-type="float" office:value="6390" calcext:value-type="float">
            <text:p>639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1-06-17" calcext:value-type="date">
            <text:p>17.06.2021</text:p>
          </table:table-cell>
          <table:table-cell office:value-type="string" calcext:value-type="string">
            <text:p>Ogrodzieniec</text:p>
          </table:table-cell>
          <table:table-cell office:value-type="float" office:value="4180" calcext:value-type="float">
            <text:p>4180</text:p>
          </table:table-cell>
          <table:table-cell table:style-name="ce11" table:formula="of:=DAY([.B343]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Malbork</text:p>
          </table:table-cell>
          <table:table-cell office:value-type="float" office:value="7940" calcext:value-type="float">
            <text:p>7940</text:p>
          </table:table-cell>
          <table:table-cell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Gniezno</text:p>
          </table:table-cell>
          <table:table-cell office:value-type="float" office:value="8070" calcext:value-type="float">
            <text:p>8070</text:p>
          </table:table-cell>
          <table:table-cell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Przemysl</text:p>
          </table:table-cell>
          <table:table-cell office:value-type="float" office:value="6060" calcext:value-type="float">
            <text:p>606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Ogrodzieniec</text:p>
          </table:table-cell>
          <table:table-cell office:value-type="float" office:value="9420" calcext:value-type="float">
            <text:p>9420</text:p>
          </table:table-cell>
          <table:table-cell table:style-name="ce11" table:formula="of:=DAY([.B347]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date" office:date-value="2021-06-19" calcext:value-type="date">
            <text:p>19.06.2021</text:p>
          </table:table-cell>
          <table:table-cell office:value-type="string" calcext:value-type="string">
            <text:p>Malbork</text:p>
          </table:table-cell>
          <table:table-cell office:value-type="float" office:value="4440" calcext:value-type="float">
            <text:p>4440</text:p>
          </table:table-cell>
          <table:table-cell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date" office:date-value="2021-06-20" calcext:value-type="date">
            <text:p>20.06.2021</text:p>
          </table:table-cell>
          <table:table-cell office:value-type="string" calcext:value-type="string">
            <text:p>Malbork</text:p>
          </table:table-cell>
          <table:table-cell office:value-type="float" office:value="3010" calcext:value-type="float">
            <text:p>301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1-06-20" calcext:value-type="date">
            <text:p>20.06.2021</text:p>
          </table:table-cell>
          <table:table-cell office:value-type="string" calcext:value-type="string">
            <text:p>Ogrodzieniec</text:p>
          </table:table-cell>
          <table:table-cell office:value-type="float" office:value="1060" calcext:value-type="float">
            <text:p>1060</text:p>
          </table:table-cell>
          <table:table-cell table:style-name="ce11" table:formula="of:=DAY([.B350]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date" office:date-value="2021-06-21" calcext:value-type="date">
            <text:p>21.06.2021</text:p>
          </table:table-cell>
          <table:table-cell office:value-type="string" calcext:value-type="string">
            <text:p>Malbork</text:p>
          </table:table-cell>
          <table:table-cell office:value-type="float" office:value="5970" calcext:value-type="float">
            <text:p>5970</text:p>
          </table:table-cell>
          <table:table-cell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date" office:date-value="2021-06-21" calcext:value-type="date">
            <text:p>21.06.2021</text:p>
          </table:table-cell>
          <table:table-cell office:value-type="string" calcext:value-type="string">
            <text:p>Przemysl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date" office:date-value="2021-06-22" calcext:value-type="date">
            <text:p>22.06.20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date" office:date-value="2021-06-23" calcext:value-type="date">
            <text:p>23.06.2021</text:p>
          </table:table-cell>
          <table:table-cell office:value-type="string" calcext:value-type="string">
            <text:p>Gniezno</text:p>
          </table:table-cell>
          <table:table-cell office:value-type="float" office:value="5610" calcext:value-type="float">
            <text:p>5610</text:p>
          </table:table-cell>
          <table:table-cell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date" office:date-value="2021-06-23" calcext:value-type="date">
            <text:p>23.06.20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date" office:date-value="2021-06-24" calcext:value-type="date">
            <text:p>24.06.2021</text:p>
          </table:table-cell>
          <table:table-cell office:value-type="string" calcext:value-type="string">
            <text:p>Gniezno</text:p>
          </table:table-cell>
          <table:table-cell office:value-type="float" office:value="3640" calcext:value-type="float">
            <text:p>3640</text:p>
          </table:table-cell>
          <table:table-cell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date" office:date-value="2021-06-25" calcext:value-type="date">
            <text:p>25.06.2021</text:p>
          </table:table-cell>
          <table:table-cell office:value-type="string" calcext:value-type="string">
            <text:p>Gniezno</text:p>
          </table:table-cell>
          <table:table-cell office:value-type="float" office:value="6950" calcext:value-type="float">
            <text:p>6950</text:p>
          </table:table-cell>
          <table:table-cell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date" office:date-value="2021-06-25" calcext:value-type="date">
            <text:p>25.06.2021</text:p>
          </table:table-cell>
          <table:table-cell office:value-type="string" calcext:value-type="string">
            <text:p>Malbork</text:p>
          </table:table-cell>
          <table:table-cell office:value-type="float" office:value="3790" calcext:value-type="float">
            <text:p>3790</text:p>
          </table:table-cell>
          <table:table-cell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date" office:date-value="2021-06-26" calcext:value-type="date">
            <text:p>26.06.2021</text:p>
          </table:table-cell>
          <table:table-cell office:value-type="string" calcext:value-type="string">
            <text:p>Przemysl</text:p>
          </table:table-cell>
          <table:table-cell office:value-type="float" office:value="6570" calcext:value-type="float">
            <text:p>6570</text:p>
          </table:table-cell>
          <table:table-cell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date" office:date-value="2021-06-27" calcext:value-type="date">
            <text:p>27.06.2021</text:p>
          </table:table-cell>
          <table:table-cell office:value-type="string" calcext:value-type="string">
            <text:p>Gniezno</text:p>
          </table:table-cell>
          <table:table-cell office:value-type="float" office:value="6200" calcext:value-type="float">
            <text:p>620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1-06-27" calcext:value-type="date">
            <text:p>27.06.2021</text:p>
          </table:table-cell>
          <table:table-cell office:value-type="string" calcext:value-type="string">
            <text:p>Ogrodzieniec</text:p>
          </table:table-cell>
          <table:table-cell office:value-type="float" office:value="9010" calcext:value-type="float">
            <text:p>9010</text:p>
          </table:table-cell>
          <table:table-cell table:style-name="ce11" table:formula="of:=DAY([.B361])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date" office:date-value="2021-06-28" calcext:value-type="date">
            <text:p>28.06.2021</text:p>
          </table:table-cell>
          <table:table-cell office:value-type="string" calcext:value-type="string">
            <text:p>Malbork</text:p>
          </table:table-cell>
          <table:table-cell office:value-type="float" office:value="1510" calcext:value-type="float">
            <text:p>151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1-06-29" calcext:value-type="date">
            <text:p>29.06.2021</text:p>
          </table:table-cell>
          <table:table-cell office:value-type="string" calcext:value-type="string">
            <text:p>Ogrodzieniec</text:p>
          </table:table-cell>
          <table:table-cell office:value-type="float" office:value="2910" calcext:value-type="float">
            <text:p>2910</text:p>
          </table:table-cell>
          <table:table-cell table:style-name="ce11" table:formula="of:=DAY([.B363])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date" office:date-value="2021-06-29" calcext:value-type="date">
            <text:p>29.06.2021</text:p>
          </table:table-cell>
          <table:table-cell office:value-type="string" calcext:value-type="string">
            <text:p>Gniezno</text:p>
          </table:table-cell>
          <table:table-cell office:value-type="float" office:value="6310" calcext:value-type="float">
            <text:p>6310</text:p>
          </table:table-cell>
          <table:table-cell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Gniezno</text:p>
          </table:table-cell>
          <table:table-cell office:value-type="float" office:value="7110" calcext:value-type="float">
            <text:p>7110</text:p>
          </table:table-cell>
          <table:table-cell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Malbork</text:p>
          </table:table-cell>
          <table:table-cell office:value-type="float" office:value="8140" calcext:value-type="float">
            <text:p>814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1-07-01" calcext:value-type="date">
            <text:p>1.07.2021</text:p>
          </table:table-cell>
          <table:table-cell office:value-type="string" calcext:value-type="string">
            <text:p>Ogrodzieniec</text:p>
          </table:table-cell>
          <table:table-cell office:value-type="float" office:value="1740" calcext:value-type="float">
            <text:p>1740</text:p>
          </table:table-cell>
          <table:table-cell table:style-name="ce11" table:formula="of:=DAY([.B3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date" office:date-value="2021-07-01" calcext:value-type="date">
            <text:p>1.07.2021</text:p>
          </table:table-cell>
          <table:table-cell office:value-type="string" calcext:value-type="string">
            <text:p>Malbork</text:p>
          </table:table-cell>
          <table:table-cell office:value-type="float" office:value="5840" calcext:value-type="float">
            <text:p>5840</text:p>
          </table:table-cell>
          <table:table-cell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date" office:date-value="2021-07-02" calcext:value-type="date">
            <text:p>2.07.2021</text:p>
          </table:table-cell>
          <table:table-cell office:value-type="string" calcext:value-type="string">
            <text:p>Przemysl</text:p>
          </table:table-cell>
          <table:table-cell office:value-type="float" office:value="3170" calcext:value-type="float">
            <text:p>3170</text:p>
          </table:table-cell>
          <table:table-cell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date" office:date-value="2021-07-02" calcext:value-type="date">
            <text:p>2.07.2021</text:p>
          </table:table-cell>
          <table:table-cell office:value-type="string" calcext:value-type="string">
            <text:p>Malbork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1-07-03" calcext:value-type="date">
            <text:p>3.07.2021</text:p>
          </table:table-cell>
          <table:table-cell office:value-type="string" calcext:value-type="string">
            <text:p>Ogrodzieniec</text:p>
          </table:table-cell>
          <table:table-cell office:value-type="float" office:value="4600" calcext:value-type="float">
            <text:p>4600</text:p>
          </table:table-cell>
          <table:table-cell table:style-name="ce11" table:formula="of:=DAY([.B372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date" office:date-value="2021-07-03" calcext:value-type="date">
            <text:p>3.07.2021</text:p>
          </table:table-cell>
          <table:table-cell office:value-type="string" calcext:value-type="string">
            <text:p>Przemysl</text:p>
          </table:table-cell>
          <table:table-cell office:value-type="float" office:value="9870" calcext:value-type="float">
            <text:p>9870</text:p>
          </table:table-cell>
          <table:table-cell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date" office:date-value="2021-07-04" calcext:value-type="date">
            <text:p>4.07.2021</text:p>
          </table:table-cell>
          <table:table-cell office:value-type="string" calcext:value-type="string">
            <text:p>Przemysl</text:p>
          </table:table-cell>
          <table:table-cell office:value-type="float" office:value="9390" calcext:value-type="float">
            <text:p>9390</text:p>
          </table:table-cell>
          <table:table-cell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date" office:date-value="2021-07-05" calcext:value-type="date">
            <text:p>5.07.2021</text:p>
          </table:table-cell>
          <table:table-cell office:value-type="string" calcext:value-type="string">
            <text:p>Malbork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1-07-05" calcext:value-type="date">
            <text:p>5.07.2021</text:p>
          </table:table-cell>
          <table:table-cell office:value-type="string" calcext:value-type="string">
            <text:p>Ogrodzieniec</text:p>
          </table:table-cell>
          <table:table-cell office:value-type="float" office:value="2650" calcext:value-type="float">
            <text:p>2650</text:p>
          </table:table-cell>
          <table:table-cell table:style-name="ce11" table:formula="of:=DAY([.B376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date" office:date-value="2021-07-06" calcext:value-type="date">
            <text:p>6.07.2021</text:p>
          </table:table-cell>
          <table:table-cell office:value-type="string" calcext:value-type="string">
            <text:p>Przemysl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1-07-06" calcext:value-type="date">
            <text:p>6.07.20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style-name="ce11" table:formula="of:=DAY([.B378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date" office:date-value="2021-07-07" calcext:value-type="date">
            <text:p>7.07.2021</text:p>
          </table:table-cell>
          <table:table-cell office:value-type="string" calcext:value-type="string">
            <text:p>Gniezno</text:p>
          </table:table-cell>
          <table:table-cell office:value-type="float" office:value="9390" calcext:value-type="float">
            <text:p>939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1-07-07" calcext:value-type="date">
            <text:p>7.07.2021</text:p>
          </table:table-cell>
          <table:table-cell office:value-type="string" calcext:value-type="string">
            <text:p>Ogrodzieniec</text:p>
          </table:table-cell>
          <table:table-cell office:value-type="float" office:value="9670" calcext:value-type="float">
            <text:p>9670</text:p>
          </table:table-cell>
          <table:table-cell table:style-name="ce11" table:formula="of:=DAY([.B380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date" office:date-value="2021-07-07" calcext:value-type="date">
            <text:p>7.07.2021</text:p>
          </table:table-cell>
          <table:table-cell office:value-type="string" calcext:value-type="string">
            <text:p>Przemysl</text:p>
          </table:table-cell>
          <table:table-cell office:value-type="float" office:value="3460" calcext:value-type="float">
            <text:p>346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1-07-08" calcext:value-type="date">
            <text:p>8.07.2021</text:p>
          </table:table-cell>
          <table:table-cell office:value-type="string" calcext:value-type="string">
            <text:p>Ogrodzieniec</text:p>
          </table:table-cell>
          <table:table-cell office:value-type="float" office:value="2030" calcext:value-type="float">
            <text:p>2030</text:p>
          </table:table-cell>
          <table:table-cell table:style-name="ce11" table:formula="of:=DAY([.B382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date" office:date-value="2021-07-08" calcext:value-type="date">
            <text:p>8.07.2021</text:p>
          </table:table-cell>
          <table:table-cell office:value-type="string" calcext:value-type="string">
            <text:p>Gniezno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date" office:date-value="2021-07-08" calcext:value-type="date">
            <text:p>8.07.2021</text:p>
          </table:table-cell>
          <table:table-cell office:value-type="string" calcext:value-type="string">
            <text:p>Przemysl</text:p>
          </table:table-cell>
          <table:table-cell office:value-type="float" office:value="3770" calcext:value-type="float">
            <text:p>3770</text:p>
          </table:table-cell>
          <table:table-cell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date" office:date-value="2021-07-09" calcext:value-type="date">
            <text:p>9.07.2021</text:p>
          </table:table-cell>
          <table:table-cell office:value-type="string" calcext:value-type="string">
            <text:p>Gniezno</text:p>
          </table:table-cell>
          <table:table-cell office:value-type="float" office:value="3970" calcext:value-type="float">
            <text:p>397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1-07-09" calcext:value-type="date">
            <text:p>9.07.2021</text:p>
          </table:table-cell>
          <table:table-cell office:value-type="string" calcext:value-type="string">
            <text:p>Ogrodzieniec</text:p>
          </table:table-cell>
          <table:table-cell office:value-type="float" office:value="9280" calcext:value-type="float">
            <text:p>9280</text:p>
          </table:table-cell>
          <table:table-cell table:style-name="ce11" table:formula="of:=DAY([.B386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date" office:date-value="2021-07-10" calcext:value-type="date">
            <text:p>10.07.20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date" office:date-value="2021-07-11" calcext:value-type="date">
            <text:p>11.07.2021</text:p>
          </table:table-cell>
          <table:table-cell office:value-type="string" calcext:value-type="string">
            <text:p>Malbork</text:p>
          </table:table-cell>
          <table:table-cell office:value-type="float" office:value="2850" calcext:value-type="float">
            <text:p>2850</text:p>
          </table:table-cell>
          <table:table-cell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date" office:date-value="2021-07-11" calcext:value-type="date">
            <text:p>11.07.2021</text:p>
          </table:table-cell>
          <table:table-cell office:value-type="string" calcext:value-type="string">
            <text:p>Przemysl</text:p>
          </table:table-cell>
          <table:table-cell office:value-type="float" office:value="7480" calcext:value-type="float">
            <text:p>748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1-07-11" calcext:value-type="date">
            <text:p>11.07.2021</text:p>
          </table:table-cell>
          <table:table-cell office:value-type="string" calcext:value-type="string">
            <text:p>Ogrodzieniec</text:p>
          </table:table-cell>
          <table:table-cell office:value-type="float" office:value="4170" calcext:value-type="float">
            <text:p>4170</text:p>
          </table:table-cell>
          <table:table-cell table:style-name="ce11" table:formula="of:=DAY([.B39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1-07-12" calcext:value-type="date">
            <text:p>12.07.20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style-name="ce11" table:formula="of:=DAY([.B391])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date" office:date-value="2021-07-12" calcext:value-type="date">
            <text:p>12.07.2021</text:p>
          </table:table-cell>
          <table:table-cell office:value-type="string" calcext:value-type="string">
            <text:p>Malbork</text:p>
          </table:table-cell>
          <table:table-cell office:value-type="float" office:value="3250" calcext:value-type="float">
            <text:p>325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1-07-13" calcext:value-type="date">
            <text:p>13.07.20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style-name="ce11" table:formula="of:=DAY([.B393]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date" office:date-value="2021-07-13" calcext:value-type="date">
            <text:p>13.07.2021</text:p>
          </table:table-cell>
          <table:table-cell office:value-type="string" calcext:value-type="string">
            <text:p>Przemysl</text:p>
          </table:table-cell>
          <table:table-cell office:value-type="float" office:value="4790" calcext:value-type="float">
            <text:p>4790</text:p>
          </table:table-cell>
          <table:table-cell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date" office:date-value="2021-07-13" calcext:value-type="date">
            <text:p>13.07.2021</text:p>
          </table:table-cell>
          <table:table-cell office:value-type="string" calcext:value-type="string">
            <text:p>Malbork</text:p>
          </table:table-cell>
          <table:table-cell office:value-type="float" office:value="3110" calcext:value-type="float">
            <text:p>3110</text:p>
          </table:table-cell>
          <table:table-cell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date" office:date-value="2021-07-14" calcext:value-type="date">
            <text:p>14.07.20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date" office:date-value="2021-07-15" calcext:value-type="date">
            <text:p>15.07.2021</text:p>
          </table:table-cell>
          <table:table-cell office:value-type="string" calcext:value-type="string">
            <text:p>Przemysl</text:p>
          </table:table-cell>
          <table:table-cell office:value-type="float" office:value="8100" calcext:value-type="float">
            <text:p>8100</text:p>
          </table:table-cell>
          <table:table-cell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date" office:date-value="2021-07-15" calcext:value-type="date">
            <text:p>15.07.20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1-07-15" calcext:value-type="date">
            <text:p>15.07.2021</text:p>
          </table:table-cell>
          <table:table-cell office:value-type="string" calcext:value-type="string">
            <text:p>Ogrodzieniec</text:p>
          </table:table-cell>
          <table:table-cell office:value-type="float" office:value="9850" calcext:value-type="float">
            <text:p>9850</text:p>
          </table:table-cell>
          <table:table-cell table:style-name="ce11" table:formula="of:=DAY([.B39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1-07-16" calcext:value-type="date">
            <text:p>16.07.2021</text:p>
          </table:table-cell>
          <table:table-cell office:value-type="string" calcext:value-type="string">
            <text:p>Ogrodzieniec</text:p>
          </table:table-cell>
          <table:table-cell office:value-type="float" office:value="8950" calcext:value-type="float">
            <text:p>8950</text:p>
          </table:table-cell>
          <table:table-cell table:style-name="ce11" table:formula="of:=DAY([.B400]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date" office:date-value="2021-07-17" calcext:value-type="date">
            <text:p>17.07.2021</text:p>
          </table:table-cell>
          <table:table-cell office:value-type="string" calcext:value-type="string">
            <text:p>Malbork</text:p>
          </table:table-cell>
          <table:table-cell office:value-type="float" office:value="3280" calcext:value-type="float">
            <text:p>328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1-07-17" calcext:value-type="date">
            <text:p>17.07.2021</text:p>
          </table:table-cell>
          <table:table-cell office:value-type="string" calcext:value-type="string">
            <text:p>Ogrodzieniec</text:p>
          </table:table-cell>
          <table:table-cell office:value-type="float" office:value="4680" calcext:value-type="float">
            <text:p>4680</text:p>
          </table:table-cell>
          <table:table-cell table:style-name="ce11" table:formula="of:=DAY([.B402]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date" office:date-value="2021-07-18" calcext:value-type="date">
            <text:p>18.07.2021</text:p>
          </table:table-cell>
          <table:table-cell office:value-type="string" calcext:value-type="string">
            <text:p>Gniezno</text:p>
          </table:table-cell>
          <table:table-cell office:value-type="float" office:value="5750" calcext:value-type="float">
            <text:p>5750</text:p>
          </table:table-cell>
          <table:table-cell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date" office:date-value="2021-07-18" calcext:value-type="date">
            <text:p>18.07.20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1-07-19" calcext:value-type="date">
            <text:p>19.07.2021</text:p>
          </table:table-cell>
          <table:table-cell office:value-type="string" calcext:value-type="string">
            <text:p>Ogrodzieniec</text:p>
          </table:table-cell>
          <table:table-cell office:value-type="float" office:value="5870" calcext:value-type="float">
            <text:p>5870</text:p>
          </table:table-cell>
          <table:table-cell table:style-name="ce11" table:formula="of:=DAY([.B405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date" office:date-value="2021-07-19" calcext:value-type="date">
            <text:p>19.07.2021</text:p>
          </table:table-cell>
          <table:table-cell office:value-type="string" calcext:value-type="string">
            <text:p>Malbork</text:p>
          </table:table-cell>
          <table:table-cell office:value-type="float" office:value="6070" calcext:value-type="float">
            <text:p>607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1-07-20" calcext:value-type="date">
            <text:p>20.07.2021</text:p>
          </table:table-cell>
          <table:table-cell office:value-type="string" calcext:value-type="string">
            <text:p>Ogrodzieniec</text:p>
          </table:table-cell>
          <table:table-cell office:value-type="float" office:value="1500" calcext:value-type="float">
            <text:p>1500</text:p>
          </table:table-cell>
          <table:table-cell table:style-name="ce11" table:formula="of:=DAY([.B407]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date" office:date-value="2021-07-20" calcext:value-type="date">
            <text:p>20.07.20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1-07-21" calcext:value-type="date">
            <text:p>21.07.2021</text:p>
          </table:table-cell>
          <table:table-cell office:value-type="string" calcext:value-type="string">
            <text:p>Ogrodzieniec</text:p>
          </table:table-cell>
          <table:table-cell office:value-type="float" office:value="2150" calcext:value-type="float">
            <text:p>2150</text:p>
          </table:table-cell>
          <table:table-cell table:style-name="ce11" table:formula="of:=DAY([.B409]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Przemysl</text:p>
          </table:table-cell>
          <table:table-cell office:value-type="float" office:value="7270" calcext:value-type="float">
            <text:p>727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Ogrodzieniec</text:p>
          </table:table-cell>
          <table:table-cell office:value-type="float" office:value="1560" calcext:value-type="float">
            <text:p>1560</text:p>
          </table:table-cell>
          <table:table-cell table:style-name="ce11" table:formula="of:=DAY([.B412]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Gniezno</text:p>
          </table:table-cell>
          <table:table-cell office:value-type="float" office:value="7040" calcext:value-type="float">
            <text:p>7040</text:p>
          </table:table-cell>
          <table:table-cell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date" office:date-value="2021-07-23" calcext:value-type="date">
            <text:p>23.07.2021</text:p>
          </table:table-cell>
          <table:table-cell office:value-type="string" calcext:value-type="string">
            <text:p>Malbork</text:p>
          </table:table-cell>
          <table:table-cell office:value-type="float" office:value="2470" calcext:value-type="float">
            <text:p>247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1-07-23" calcext:value-type="date">
            <text:p>23.07.2021</text:p>
          </table:table-cell>
          <table:table-cell office:value-type="string" calcext:value-type="string">
            <text:p>Ogrodzieniec</text:p>
          </table:table-cell>
          <table:table-cell office:value-type="float" office:value="8550" calcext:value-type="float">
            <text:p>8550</text:p>
          </table:table-cell>
          <table:table-cell table:style-name="ce11" table:formula="of:=DAY([.B415]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date" office:date-value="2021-07-23" calcext:value-type="date">
            <text:p>23.07.2021</text:p>
          </table:table-cell>
          <table:table-cell office:value-type="string" calcext:value-type="string">
            <text:p>Przemysl</text:p>
          </table:table-cell>
          <table:table-cell office:value-type="float" office:value="6160" calcext:value-type="float">
            <text:p>6160</text:p>
          </table:table-cell>
          <table:table-cell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Malbork</text:p>
          </table:table-cell>
          <table:table-cell office:value-type="float" office:value="9010" calcext:value-type="float">
            <text:p>9010</text:p>
          </table:table-cell>
          <table:table-cell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Gniezno</text:p>
          </table:table-cell>
          <table:table-cell office:value-type="float" office:value="1400" calcext:value-type="float">
            <text:p>1400</text:p>
          </table:table-cell>
          <table:table-cell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Przemysl</text:p>
          </table:table-cell>
          <table:table-cell office:value-type="float" office:value="7730" calcext:value-type="float">
            <text:p>77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Ogrodzieniec</text:p>
          </table:table-cell>
          <table:table-cell office:value-type="float" office:value="8020" calcext:value-type="float">
            <text:p>8020</text:p>
          </table:table-cell>
          <table:table-cell table:style-name="ce11" table:formula="of:=DAY([.B420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1-07-25" calcext:value-type="date">
            <text:p>25.07.2021</text:p>
          </table:table-cell>
          <table:table-cell office:value-type="string" calcext:value-type="string">
            <text:p>Ogrodzieniec</text:p>
          </table:table-cell>
          <table:table-cell office:value-type="float" office:value="2730" calcext:value-type="float">
            <text:p>2730</text:p>
          </table:table-cell>
          <table:table-cell table:style-name="ce11" table:formula="of:=DAY([.B421])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date" office:date-value="2021-07-26" calcext:value-type="date">
            <text:p>26.07.2021</text:p>
          </table:table-cell>
          <table:table-cell office:value-type="string" calcext:value-type="string">
            <text:p>Gniezno</text:p>
          </table:table-cell>
          <table:table-cell office:value-type="float" office:value="8340" calcext:value-type="float">
            <text:p>8340</text:p>
          </table:table-cell>
          <table:table-cell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date" office:date-value="2021-07-27" calcext:value-type="date">
            <text:p>27.07.2021</text:p>
          </table:table-cell>
          <table:table-cell office:value-type="string" calcext:value-type="string">
            <text:p>Przemysl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date" office:date-value="2021-07-27" calcext:value-type="date">
            <text:p>27.07.2021</text:p>
          </table:table-cell>
          <table:table-cell office:value-type="string" calcext:value-type="string">
            <text:p>Malbork</text:p>
          </table:table-cell>
          <table:table-cell office:value-type="float" office:value="8740" calcext:value-type="float">
            <text:p>8740</text:p>
          </table:table-cell>
          <table:table-cell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date" office:date-value="2021-07-28" calcext:value-type="date">
            <text:p>28.07.2021</text:p>
          </table:table-cell>
          <table:table-cell office:value-type="string" calcext:value-type="string">
            <text:p>Przemysl</text:p>
          </table:table-cell>
          <table:table-cell office:value-type="float" office:value="6720" calcext:value-type="float">
            <text:p>672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1-07-28" calcext:value-type="date">
            <text:p>28.07.2021</text:p>
          </table:table-cell>
          <table:table-cell office:value-type="string" calcext:value-type="string">
            <text:p>Ogrodzieniec</text:p>
          </table:table-cell>
          <table:table-cell office:value-type="float" office:value="780" calcext:value-type="float">
            <text:p>780</text:p>
          </table:table-cell>
          <table:table-cell table:style-name="ce11" table:formula="of:=DAY([.B426])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date" office:date-value="2021-07-28" calcext:value-type="date">
            <text:p>28.07.2021</text:p>
          </table:table-cell>
          <table:table-cell office:value-type="string" calcext:value-type="string">
            <text:p>Malbork</text:p>
          </table:table-cell>
          <table:table-cell office:value-type="float" office:value="1020" calcext:value-type="float">
            <text:p>1020</text:p>
          </table:table-cell>
          <table:table-cell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date" office:date-value="2021-07-29" calcext:value-type="date">
            <text:p>29.07.2021</text:p>
          </table:table-cell>
          <table:table-cell office:value-type="string" calcext:value-type="string">
            <text:p>Przemysl</text:p>
          </table:table-cell>
          <table:table-cell office:value-type="float" office:value="4870" calcext:value-type="float">
            <text:p>4870</text:p>
          </table:table-cell>
          <table:table-cell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date" office:date-value="2021-07-29" calcext:value-type="date">
            <text:p>29.07.20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1-07-29" calcext:value-type="date">
            <text:p>29.07.2021</text:p>
          </table:table-cell>
          <table:table-cell office:value-type="string" calcext:value-type="string">
            <text:p>Ogrodzieniec</text:p>
          </table:table-cell>
          <table:table-cell office:value-type="float" office:value="330" calcext:value-type="float">
            <text:p>330</text:p>
          </table:table-cell>
          <table:table-cell table:style-name="ce11" table:formula="of:=DAY([.B430])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Przemysl</text:p>
          </table:table-cell>
          <table:table-cell office:value-type="float" office:value="3290" calcext:value-type="float">
            <text:p>3290</text:p>
          </table:table-cell>
          <table:table-cell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Gniezno</text:p>
          </table:table-cell>
          <table:table-cell office:value-type="float" office:value="3820" calcext:value-type="float">
            <text:p>382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Ogrodzieniec</text:p>
          </table:table-cell>
          <table:table-cell office:value-type="float" office:value="5660" calcext:value-type="float">
            <text:p>5660</text:p>
          </table:table-cell>
          <table:table-cell table:style-name="ce11" table:formula="of:=DAY([.B433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style-name="ce11" table:formula="of:=DAY([.B434])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Malbork</text:p>
          </table:table-cell>
          <table:table-cell office:value-type="float" office:value="5870" calcext:value-type="float">
            <text:p>5870</text:p>
          </table:table-cell>
          <table:table-cell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Gniezno</text:p>
          </table:table-cell>
          <table:table-cell office:value-type="float" office:value="1670" calcext:value-type="float">
            <text:p>1670</text:p>
          </table:table-cell>
          <table:table-cell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1-08-01" calcext:value-type="date">
            <text:p>1.08.20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style-name="ce11" table:formula="of:=DAY([.B4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date" office:date-value="2021-08-02" calcext:value-type="date">
            <text:p>2.08.20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1-08-02" calcext:value-type="date">
            <text:p>2.08.20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style-name="ce11" table:formula="of:=DAY([.B44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date" office:date-value="2021-08-03" calcext:value-type="date">
            <text:p>3.08.2021</text:p>
          </table:table-cell>
          <table:table-cell office:value-type="string" calcext:value-type="string">
            <text:p>Malbork</text:p>
          </table:table-cell>
          <table:table-cell office:value-type="float" office:value="7750" calcext:value-type="float">
            <text:p>7750</text:p>
          </table:table-cell>
          <table:table-cell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date" office:date-value="2021-08-03" calcext:value-type="date">
            <text:p>3.08.2021</text:p>
          </table:table-cell>
          <table:table-cell office:value-type="string" calcext:value-type="string">
            <text:p>Przemysl</text:p>
          </table:table-cell>
          <table:table-cell office:value-type="float" office:value="7450" calcext:value-type="float">
            <text:p>7450</text:p>
          </table:table-cell>
          <table:table-cell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date" office:date-value="2021-08-04" calcext:value-type="date">
            <text:p>4.08.2021</text:p>
          </table:table-cell>
          <table:table-cell office:value-type="string" calcext:value-type="string">
            <text:p>Gniezno</text:p>
          </table:table-cell>
          <table:table-cell office:value-type="float" office:value="3400" calcext:value-type="float">
            <text:p>3400</text:p>
          </table:table-cell>
          <table:table-cell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date" office:date-value="2021-08-04" calcext:value-type="date">
            <text:p>4.08.2021</text:p>
          </table:table-cell>
          <table:table-cell office:value-type="string" calcext:value-type="string">
            <text:p>Malbork</text:p>
          </table:table-cell>
          <table:table-cell office:value-type="float" office:value="8560" calcext:value-type="float">
            <text:p>8560</text:p>
          </table:table-cell>
          <table:table-cell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date" office:date-value="2021-08-05" calcext:value-type="date">
            <text:p>5.08.2021</text:p>
          </table:table-cell>
          <table:table-cell office:value-type="string" calcext:value-type="string">
            <text:p>Gniezno</text:p>
          </table:table-cell>
          <table:table-cell office:value-type="float" office:value="7190" calcext:value-type="float">
            <text:p>7190</text:p>
          </table:table-cell>
          <table:table-cell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date" office:date-value="2021-08-06" calcext:value-type="date">
            <text:p>6.08.2021</text:p>
          </table:table-cell>
          <table:table-cell office:value-type="string" calcext:value-type="string">
            <text:p>Gniezno</text:p>
          </table:table-cell>
          <table:table-cell office:value-type="float" office:value="4590" calcext:value-type="float">
            <text:p>4590</text:p>
          </table:table-cell>
          <table:table-cell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date" office:date-value="2021-08-07" calcext:value-type="date">
            <text:p>7.08.2021</text:p>
          </table:table-cell>
          <table:table-cell office:value-type="string" calcext:value-type="string">
            <text:p>Malbork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date" office:date-value="2021-08-07" calcext:value-type="date">
            <text:p>7.08.20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date" office:date-value="2021-08-08" calcext:value-type="date">
            <text:p>8.08.2021</text:p>
          </table:table-cell>
          <table:table-cell office:value-type="string" calcext:value-type="string">
            <text:p>Gniezno</text:p>
          </table:table-cell>
          <table:table-cell office:value-type="float" office:value="7100" calcext:value-type="float">
            <text:p>710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1-08-08" calcext:value-type="date">
            <text:p>8.08.2021</text:p>
          </table:table-cell>
          <table:table-cell office:value-type="string" calcext:value-type="string">
            <text:p>Ogrodzieniec</text:p>
          </table:table-cell>
          <table:table-cell office:value-type="float" office:value="5280" calcext:value-type="float">
            <text:p>5280</text:p>
          </table:table-cell>
          <table:table-cell table:style-name="ce11" table:formula="of:=DAY([.B450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date" office:date-value="2021-08-08" calcext:value-type="date">
            <text:p>8.08.2021</text:p>
          </table:table-cell>
          <table:table-cell office:value-type="string" calcext:value-type="string">
            <text:p>Malbork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date" office:date-value="2021-08-09" calcext:value-type="date">
            <text:p>9.08.2021</text:p>
          </table:table-cell>
          <table:table-cell office:value-type="string" calcext:value-type="string">
            <text:p>Gniezno</text:p>
          </table:table-cell>
          <table:table-cell office:value-type="float" office:value="7820" calcext:value-type="float">
            <text:p>7820</text:p>
          </table:table-cell>
          <table:table-cell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date" office:date-value="2021-08-10" calcext:value-type="date">
            <text:p>10.08.2021</text:p>
          </table:table-cell>
          <table:table-cell office:value-type="string" calcext:value-type="string">
            <text:p>Gniezno</text:p>
          </table:table-cell>
          <table:table-cell office:value-type="float" office:value="7910" calcext:value-type="float">
            <text:p>7910</text:p>
          </table:table-cell>
          <table:table-cell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date" office:date-value="2021-08-10" calcext:value-type="date">
            <text:p>10.08.2021</text:p>
          </table:table-cell>
          <table:table-cell office:value-type="string" calcext:value-type="string">
            <text:p>Przemysl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date" office:date-value="2021-08-11" calcext:value-type="date">
            <text:p>11.08.2021</text:p>
          </table:table-cell>
          <table:table-cell office:value-type="string" calcext:value-type="string">
            <text:p>Przemysl</text:p>
          </table:table-cell>
          <table:table-cell office:value-type="float" office:value="3240" calcext:value-type="float">
            <text:p>3240</text:p>
          </table:table-cell>
          <table:table-cell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date" office:date-value="2021-08-11" calcext:value-type="date">
            <text:p>11.08.20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1-08-11" calcext:value-type="date">
            <text:p>11.08.2021</text:p>
          </table:table-cell>
          <table:table-cell office:value-type="string" calcext:value-type="string">
            <text:p>Ogrodzieniec</text:p>
          </table:table-cell>
          <table:table-cell office:value-type="float" office:value="8110" calcext:value-type="float">
            <text:p>8110</text:p>
          </table:table-cell>
          <table:table-cell table:style-name="ce11" table:formula="of:=DAY([.B457]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date" office:date-value="2021-08-12" calcext:value-type="date">
            <text:p>12.08.2021</text:p>
          </table:table-cell>
          <table:table-cell office:value-type="string" calcext:value-type="string">
            <text:p>Malbork</text:p>
          </table:table-cell>
          <table:table-cell office:value-type="float" office:value="6510" calcext:value-type="float">
            <text:p>6510</text:p>
          </table:table-cell>
          <table:table-cell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date" office:date-value="2021-08-13" calcext:value-type="date">
            <text:p>13.08.2021</text:p>
          </table:table-cell>
          <table:table-cell office:value-type="string" calcext:value-type="string">
            <text:p>Przemysl</text:p>
          </table:table-cell>
          <table:table-cell office:value-type="float" office:value="1150" calcext:value-type="float">
            <text:p>1150</text:p>
          </table:table-cell>
          <table:table-cell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date" office:date-value="2021-08-14" calcext:value-type="date">
            <text:p>14.08.2021</text:p>
          </table:table-cell>
          <table:table-cell office:value-type="string" calcext:value-type="string">
            <text:p>Malbork</text:p>
          </table:table-cell>
          <table:table-cell office:value-type="float" office:value="9430" calcext:value-type="float">
            <text:p>943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21-08-14" calcext:value-type="date">
            <text:p>14.08.2021</text:p>
          </table:table-cell>
          <table:table-cell office:value-type="string" calcext:value-type="string">
            <text:p>Ogrodzieniec</text:p>
          </table:table-cell>
          <table:table-cell office:value-type="float" office:value="6500" calcext:value-type="float">
            <text:p>6500</text:p>
          </table:table-cell>
          <table:table-cell table:style-name="ce11" table:formula="of:=DAY([.B461]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date" office:date-value="2021-08-14" calcext:value-type="date">
            <text:p>14.08.2021</text:p>
          </table:table-cell>
          <table:table-cell office:value-type="string" calcext:value-type="string">
            <text:p>Przemysl</text:p>
          </table:table-cell>
          <table:table-cell office:value-type="float" office:value="6410" calcext:value-type="float">
            <text:p>6410</text:p>
          </table:table-cell>
          <table:table-cell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date" office:date-value="2021-08-15" calcext:value-type="date">
            <text:p>15.08.2021</text:p>
          </table:table-cell>
          <table:table-cell office:value-type="string" calcext:value-type="string">
            <text:p>Malbork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21-08-15" calcext:value-type="date">
            <text:p>15.08.2021</text:p>
          </table:table-cell>
          <table:table-cell office:value-type="string" calcext:value-type="string">
            <text:p>Ogrodzieniec</text:p>
          </table:table-cell>
          <table:table-cell office:value-type="float" office:value="5430" calcext:value-type="float">
            <text:p>5430</text:p>
          </table:table-cell>
          <table:table-cell table:style-name="ce11" table:formula="of:=DAY([.B464])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date" office:date-value="2021-08-15" calcext:value-type="date">
            <text:p>15.08.2021</text:p>
          </table:table-cell>
          <table:table-cell office:value-type="string" calcext:value-type="string">
            <text:p>Przemysl</text:p>
          </table:table-cell>
          <table:table-cell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21-08-16" calcext:value-type="date">
            <text:p>16.08.2021</text:p>
          </table:table-cell>
          <table:table-cell office:value-type="string" calcext:value-type="string">
            <text:p>Ogrodzieniec</text:p>
          </table:table-cell>
          <table:table-cell office:value-type="float" office:value="3000" calcext:value-type="float">
            <text:p>3000</text:p>
          </table:table-cell>
          <table:table-cell table:style-name="ce11" table:formula="of:=DAY([.B466]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date" office:date-value="2021-08-16" calcext:value-type="date">
            <text:p>16.08.2021</text:p>
          </table:table-cell>
          <table:table-cell office:value-type="string" calcext:value-type="string">
            <text:p>Przemysl</text:p>
          </table:table-cell>
          <table:table-cell office:value-type="float" office:value="6120" calcext:value-type="float">
            <text:p>6120</text:p>
          </table:table-cell>
          <table:table-cell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date" office:date-value="2021-08-16" calcext:value-type="date">
            <text:p>16.08.2021</text:p>
          </table:table-cell>
          <table:table-cell office:value-type="string" calcext:value-type="string">
            <text:p>Gniezno</text:p>
          </table:table-cell>
          <table:table-cell office:value-type="float" office:value="5850" calcext:value-type="float">
            <text:p>5850</text:p>
          </table:table-cell>
          <table:table-cell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date" office:date-value="2021-08-17" calcext:value-type="date">
            <text:p>17.08.2021</text:p>
          </table:table-cell>
          <table:table-cell office:value-type="string" calcext:value-type="string">
            <text:p>Przemysl</text:p>
          </table:table-cell>
          <table:table-cell office:value-type="float" office:value="6690" calcext:value-type="float">
            <text:p>669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21-08-17" calcext:value-type="date">
            <text:p>17.08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style-name="ce11" table:formula="of:=DAY([.B470]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date" office:date-value="2021-08-18" calcext:value-type="date">
            <text:p>18.08.2021</text:p>
          </table:table-cell>
          <table:table-cell office:value-type="string" calcext:value-type="string">
            <text:p>Gniezno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date" office:date-value="2021-08-19" calcext:value-type="date">
            <text:p>19.08.2021</text:p>
          </table:table-cell>
          <table:table-cell office:value-type="string" calcext:value-type="string">
            <text:p>Przemysl</text:p>
          </table:table-cell>
          <table:table-cell office:value-type="float" office:value="4580" calcext:value-type="float">
            <text:p>4580</text:p>
          </table:table-cell>
          <table:table-cell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date" office:date-value="2021-08-20" calcext:value-type="date">
            <text:p>20.08.20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21-08-20" calcext:value-type="date">
            <text:p>20.08.2021</text:p>
          </table:table-cell>
          <table:table-cell office:value-type="string" calcext:value-type="string">
            <text:p>Ogrodzieniec</text:p>
          </table:table-cell>
          <table:table-cell office:value-type="float" office:value="3060" calcext:value-type="float">
            <text:p>3060</text:p>
          </table:table-cell>
          <table:table-cell table:style-name="ce11" table:formula="of:=DAY([.B474]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date" office:date-value="2021-08-20" calcext:value-type="date">
            <text:p>20.08.20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date" office:date-value="2021-08-21" calcext:value-type="date">
            <text:p>21.08.2021</text:p>
          </table:table-cell>
          <table:table-cell office:value-type="string" calcext:value-type="string">
            <text:p>Malbork</text:p>
          </table:table-cell>
          <table:table-cell office:value-type="float" office:value="6590" calcext:value-type="float">
            <text:p>6590</text:p>
          </table:table-cell>
          <table:table-cell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date" office:date-value="2021-08-22" calcext:value-type="date">
            <text:p>22.08.20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21-08-22" calcext:value-type="date">
            <text:p>22.08.2021</text:p>
          </table:table-cell>
          <table:table-cell office:value-type="string" calcext:value-type="string">
            <text:p>Ogrodzieniec</text:p>
          </table:table-cell>
          <table:table-cell office:value-type="float" office:value="4530" calcext:value-type="float">
            <text:p>4530</text:p>
          </table:table-cell>
          <table:table-cell table:style-name="ce11" table:formula="of:=DAY([.B478]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date" office:date-value="2021-08-22" calcext:value-type="date">
            <text:p>22.08.2021</text:p>
          </table:table-cell>
          <table:table-cell office:value-type="string" calcext:value-type="string">
            <text:p>Malbork</text:p>
          </table:table-cell>
          <table:table-cell office:value-type="float" office:value="5480" calcext:value-type="float">
            <text:p>548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21-08-23" calcext:value-type="date">
            <text:p>23.08.2021</text:p>
          </table:table-cell>
          <table:table-cell office:value-type="string" calcext:value-type="string">
            <text:p>Ogrodzieniec</text:p>
          </table:table-cell>
          <table:table-cell office:value-type="float" office:value="6400" calcext:value-type="float">
            <text:p>6400</text:p>
          </table:table-cell>
          <table:table-cell table:style-name="ce11" table:formula="of:=DAY([.B480]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date" office:date-value="2021-08-23" calcext:value-type="date">
            <text:p>23.08.2021</text:p>
          </table:table-cell>
          <table:table-cell office:value-type="string" calcext:value-type="string">
            <text:p>Przemysl</text:p>
          </table:table-cell>
          <table:table-cell office:value-type="float" office:value="7870" calcext:value-type="float">
            <text:p>7870</text:p>
          </table:table-cell>
          <table:table-cell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date" office:date-value="2021-08-23" calcext:value-type="date">
            <text:p>23.08.2021</text:p>
          </table:table-cell>
          <table:table-cell office:value-type="string" calcext:value-type="string">
            <text:p>Malbork</text:p>
          </table:table-cell>
          <table:table-cell office:value-type="float" office:value="7490" calcext:value-type="float">
            <text:p>7490</text:p>
          </table:table-cell>
          <table:table-cell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date" office:date-value="2021-08-24" calcext:value-type="date">
            <text:p>24.08.2021</text:p>
          </table:table-cell>
          <table:table-cell office:value-type="string" calcext:value-type="string">
            <text:p>Przemysl</text:p>
          </table:table-cell>
          <table:table-cell office:value-type="float" office:value="6900" calcext:value-type="float">
            <text:p>6900</text:p>
          </table:table-cell>
          <table:table-cell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date" office:date-value="2021-08-24" calcext:value-type="date">
            <text:p>24.08.2021</text:p>
          </table:table-cell>
          <table:table-cell office:value-type="string" calcext:value-type="string">
            <text:p>Gniezno</text:p>
          </table:table-cell>
          <table:table-cell office:value-type="float" office:value="5180" calcext:value-type="float">
            <text:p>518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21-08-24" calcext:value-type="date">
            <text:p>24.08.20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style-name="ce11" table:formula="of:=DAY([.B485]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date" office:date-value="2021-08-25" calcext:value-type="date">
            <text:p>25.08.2021</text:p>
          </table:table-cell>
          <table:table-cell office:value-type="string" calcext:value-type="string">
            <text:p>Malbork</text:p>
          </table:table-cell>
          <table:table-cell office:value-type="float" office:value="2520" calcext:value-type="float">
            <text:p>2520</text:p>
          </table:table-cell>
          <table:table-cell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date" office:date-value="2021-08-25" calcext:value-type="date">
            <text:p>25.08.2021</text:p>
          </table:table-cell>
          <table:table-cell office:value-type="string" calcext:value-type="string">
            <text:p>Przemysl</text:p>
          </table:table-cell>
          <table:table-cell office:value-type="float" office:value="6360" calcext:value-type="float">
            <text:p>636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21-08-26" calcext:value-type="date">
            <text:p>26.08.2021</text:p>
          </table:table-cell>
          <table:table-cell office:value-type="string" calcext:value-type="string">
            <text:p>Ogrodzieniec</text:p>
          </table:table-cell>
          <table:table-cell office:value-type="float" office:value="8890" calcext:value-type="float">
            <text:p>8890</text:p>
          </table:table-cell>
          <table:table-cell table:style-name="ce11" table:formula="of:=DAY([.B488]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date" office:date-value="2021-08-27" calcext:value-type="date">
            <text:p>27.08.2021</text:p>
          </table:table-cell>
          <table:table-cell office:value-type="string" calcext:value-type="string">
            <text:p>Malbork</text:p>
          </table:table-cell>
          <table:table-cell office:value-type="float" office:value="1470" calcext:value-type="float">
            <text:p>1470</text:p>
          </table:table-cell>
          <table:table-cell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date" office:date-value="2021-08-28" calcext:value-type="date">
            <text:p>28.08.2021</text:p>
          </table:table-cell>
          <table:table-cell office:value-type="string" calcext:value-type="string">
            <text:p>Malbork</text:p>
          </table:table-cell>
          <table:table-cell office:value-type="float" office:value="2950" calcext:value-type="float">
            <text:p>295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21-08-28" calcext:value-type="date">
            <text:p>28.08.2021</text:p>
          </table:table-cell>
          <table:table-cell office:value-type="string" calcext:value-type="string">
            <text:p>Ogrodzieniec</text:p>
          </table:table-cell>
          <table:table-cell office:value-type="float" office:value="6730" calcext:value-type="float">
            <text:p>6730</text:p>
          </table:table-cell>
          <table:table-cell table:style-name="ce11" table:formula="of:=DAY([.B491])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date" office:date-value="2021-08-29" calcext:value-type="date">
            <text:p>29.08.2021</text:p>
          </table:table-cell>
          <table:table-cell office:value-type="string" calcext:value-type="string">
            <text:p>Przemysl</text:p>
          </table:table-cell>
          <table:table-cell office:value-type="float" office:value="5530" calcext:value-type="float">
            <text:p>5530</text:p>
          </table:table-cell>
          <table:table-cell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date" office:date-value="2021-08-29" calcext:value-type="date">
            <text:p>29.08.20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Przemysl</text:p>
          </table:table-cell>
          <table:table-cell office:value-type="float" office:value="7740" calcext:value-type="float">
            <text:p>7740</text:p>
          </table:table-cell>
          <table:table-cell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Malbork</text:p>
          </table:table-cell>
          <table:table-cell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Ogrodzieniec</text:p>
          </table:table-cell>
          <table:table-cell office:value-type="float" office:value="7060" calcext:value-type="float">
            <text:p>7060</text:p>
          </table:table-cell>
          <table:table-cell table:style-name="ce11" table:formula="of:=DAY([.B496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1-08-31" calcext:value-type="date">
            <text:p>31.08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style-name="ce11" table:formula="of:=DAY([.B497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21-09-01" calcext:value-type="date">
            <text:p>1.09.20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style-name="ce11" table:formula="of:=DAY([.B4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date" office:date-value="2021-09-01" calcext:value-type="date">
            <text:p>1.09.2021</text:p>
          </table:table-cell>
          <table:table-cell office:value-type="string" calcext:value-type="string">
            <text:p>Malbork</text:p>
          </table:table-cell>
          <table:table-cell office:value-type="float" office:value="1530" calcext:value-type="float">
            <text:p>153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21-09-02" calcext:value-type="date">
            <text:p>2.09.2021</text:p>
          </table:table-cell>
          <table:table-cell office:value-type="string" calcext:value-type="string">
            <text:p>Ogrodzieniec</text:p>
          </table:table-cell>
          <table:table-cell office:value-type="float" office:value="6920" calcext:value-type="float">
            <text:p>6920</text:p>
          </table:table-cell>
          <table:table-cell table:style-name="ce11" table:formula="of:=DAY([.B50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date" office:date-value="2021-09-02" calcext:value-type="date">
            <text:p>2.09.2021</text:p>
          </table:table-cell>
          <table:table-cell office:value-type="string" calcext:value-type="string">
            <text:p>Gniezno</text:p>
          </table:table-cell>
          <table:table-cell office:value-type="float" office:value="4100" calcext:value-type="float">
            <text:p>4100</text:p>
          </table:table-cell>
          <table:table-cell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date" office:date-value="2021-09-03" calcext:value-type="date">
            <text:p>3.09.2021</text:p>
          </table:table-cell>
          <table:table-cell office:value-type="string" calcext:value-type="string">
            <text:p>Przemysl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21-09-03" calcext:value-type="date">
            <text:p>3.09.2021</text:p>
          </table:table-cell>
          <table:table-cell office:value-type="string" calcext:value-type="string">
            <text:p>Ogrodzieniec</text:p>
          </table:table-cell>
          <table:table-cell office:value-type="float" office:value="1160" calcext:value-type="float">
            <text:p>1160</text:p>
          </table:table-cell>
          <table:table-cell table:style-name="ce11" table:formula="of:=DAY([.B503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date" office:date-value="2021-09-03" calcext:value-type="date">
            <text:p>3.09.2021</text:p>
          </table:table-cell>
          <table:table-cell office:value-type="string" calcext:value-type="string">
            <text:p>Gniezno</text:p>
          </table:table-cell>
          <table:table-cell office:value-type="float" office:value="8460" calcext:value-type="float">
            <text:p>8460</text:p>
          </table:table-cell>
          <table:table-cell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date" office:date-value="2021-09-04" calcext:value-type="date">
            <text:p>4.09.20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date" office:date-value="2021-09-05" calcext:value-type="date">
            <text:p>5.09.2021</text:p>
          </table:table-cell>
          <table:table-cell office:value-type="string" calcext:value-type="string">
            <text:p>Malbork</text:p>
          </table:table-cell>
          <table:table-cell office:value-type="float" office:value="3610" calcext:value-type="float">
            <text:p>3610</text:p>
          </table:table-cell>
          <table:table-cell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date" office:date-value="2021-09-06" calcext:value-type="date">
            <text:p>6.09.2021</text:p>
          </table:table-cell>
          <table:table-cell office:value-type="string" calcext:value-type="string">
            <text:p>Gniezno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date" office:date-value="2021-09-07" calcext:value-type="date">
            <text:p>7.09.2021</text:p>
          </table:table-cell>
          <table:table-cell office:value-type="string" calcext:value-type="string">
            <text:p>Przemysl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date" office:date-value="2021-09-08" calcext:value-type="date">
            <text:p>8.09.2021</text:p>
          </table:table-cell>
          <table:table-cell office:value-type="string" calcext:value-type="string">
            <text:p>Malbork</text:p>
          </table:table-cell>
          <table:table-cell office:value-type="float" office:value="9310" calcext:value-type="float">
            <text:p>9310</text:p>
          </table:table-cell>
          <table:table-cell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date" office:date-value="2021-09-08" calcext:value-type="date">
            <text:p>8.09.20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date" office:date-value="2021-09-09" calcext:value-type="date">
            <text:p>9.09.2021</text:p>
          </table:table-cell>
          <table:table-cell office:value-type="string" calcext:value-type="string">
            <text:p>Gniezno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date" office:date-value="2021-09-09" calcext:value-type="date">
            <text:p>9.09.2021</text:p>
          </table:table-cell>
          <table:table-cell office:value-type="string" calcext:value-type="string">
            <text:p>Przemysl</text:p>
          </table:table-cell>
          <table:table-cell office:value-type="float" office:value="4660" calcext:value-type="float">
            <text:p>466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1-09-09" calcext:value-type="date">
            <text:p>9.09.2021</text:p>
          </table:table-cell>
          <table:table-cell office:value-type="string" calcext:value-type="string">
            <text:p>Ogrodzieniec</text:p>
          </table:table-cell>
          <table:table-cell office:value-type="float" office:value="6620" calcext:value-type="float">
            <text:p>6620</text:p>
          </table:table-cell>
          <table:table-cell table:style-name="ce11" table:formula="of:=DAY([.B513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date" office:date-value="2021-09-10" calcext:value-type="date">
            <text:p>10.09.2021</text:p>
          </table:table-cell>
          <table:table-cell office:value-type="string" calcext:value-type="string">
            <text:p>Gniezno</text:p>
          </table:table-cell>
          <table:table-cell office:value-type="float" office:value="1690" calcext:value-type="float">
            <text:p>1690</text:p>
          </table:table-cell>
          <table:table-cell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date" office:date-value="2021-09-10" calcext:value-type="date">
            <text:p>10.09.2021</text:p>
          </table:table-cell>
          <table:table-cell office:value-type="string" calcext:value-type="string">
            <text:p>Malbork</text:p>
          </table:table-cell>
          <table:table-cell office:value-type="float" office:value="6080" calcext:value-type="float">
            <text:p>608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21-09-11" calcext:value-type="date">
            <text:p>11.09.20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style-name="ce11" table:formula="of:=DAY([.B516]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date" office:date-value="2021-09-11" calcext:value-type="date">
            <text:p>11.09.2021</text:p>
          </table:table-cell>
          <table:table-cell office:value-type="string" calcext:value-type="string">
            <text:p>Gniezno</text:p>
          </table:table-cell>
          <table:table-cell office:value-type="float" office:value="4320" calcext:value-type="float">
            <text:p>4320</text:p>
          </table:table-cell>
          <table:table-cell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date" office:date-value="2021-09-11" calcext:value-type="date">
            <text:p>11.09.2021</text:p>
          </table:table-cell>
          <table:table-cell office:value-type="string" calcext:value-type="string">
            <text:p>Przemysl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date" office:date-value="2021-09-12" calcext:value-type="date">
            <text:p>12.09.20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21-09-12" calcext:value-type="date">
            <text:p>12.09.2021</text:p>
          </table:table-cell>
          <table:table-cell office:value-type="string" calcext:value-type="string">
            <text:p>Ogrodzieniec</text:p>
          </table:table-cell>
          <table:table-cell office:value-type="float" office:value="5210" calcext:value-type="float">
            <text:p>5210</text:p>
          </table:table-cell>
          <table:table-cell table:style-name="ce11" table:formula="of:=DAY([.B520])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date" office:date-value="2021-09-12" calcext:value-type="date">
            <text:p>12.09.2021</text:p>
          </table:table-cell>
          <table:table-cell office:value-type="string" calcext:value-type="string">
            <text:p>Przemysl</text:p>
          </table:table-cell>
          <table:table-cell office:value-type="float" office:value="2990" calcext:value-type="float">
            <text:p>2990</text:p>
          </table:table-cell>
          <table:table-cell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date" office:date-value="2021-09-13" calcext:value-type="date">
            <text:p>13.09.2021</text:p>
          </table:table-cell>
          <table:table-cell office:value-type="string" calcext:value-type="string">
            <text:p>Gniezno</text:p>
          </table:table-cell>
          <table:table-cell office:value-type="float" office:value="7890" calcext:value-type="float">
            <text:p>7890</text:p>
          </table:table-cell>
          <table:table-cell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date" office:date-value="2021-09-13" calcext:value-type="date">
            <text:p>13.09.2021</text:p>
          </table:table-cell>
          <table:table-cell office:value-type="string" calcext:value-type="string">
            <text:p>Przemysl</text:p>
          </table:table-cell>
          <table:table-cell office:value-type="float" office:value="3440" calcext:value-type="float">
            <text:p>3440</text:p>
          </table:table-cell>
          <table:table-cell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date" office:date-value="2021-09-13" calcext:value-type="date">
            <text:p>13.09.2021</text:p>
          </table:table-cell>
          <table:table-cell office:value-type="string" calcext:value-type="string">
            <text:p>Malbork</text:p>
          </table:table-cell>
          <table:table-cell office:value-type="float" office:value="6170" calcext:value-type="float">
            <text:p>617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21-09-14" calcext:value-type="date">
            <text:p>14.09.20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style-name="ce11" table:formula="of:=DAY([.B525]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date" office:date-value="2021-09-15" calcext:value-type="date">
            <text:p>15.09.2021</text:p>
          </table:table-cell>
          <table:table-cell office:value-type="string" calcext:value-type="string">
            <text:p>Przemysl</text:p>
          </table:table-cell>
          <table:table-cell office:value-type="float" office:value="4710" calcext:value-type="float">
            <text:p>4710</text:p>
          </table:table-cell>
          <table:table-cell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date" office:date-value="2021-09-15" calcext:value-type="date">
            <text:p>15.09.20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date" office:date-value="2021-09-15" calcext:value-type="date">
            <text:p>15.09.2021</text:p>
          </table:table-cell>
          <table:table-cell office:value-type="string" calcext:value-type="string">
            <text:p>Malbork</text:p>
          </table:table-cell>
          <table:table-cell office:value-type="float" office:value="4400" calcext:value-type="float">
            <text:p>440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1-09-16" calcext:value-type="date">
            <text:p>16.09.2021</text:p>
          </table:table-cell>
          <table:table-cell office:value-type="string" calcext:value-type="string">
            <text:p>Ogrodzieniec</text:p>
          </table:table-cell>
          <table:table-cell office:value-type="float" office:value="9580" calcext:value-type="float">
            <text:p>9580</text:p>
          </table:table-cell>
          <table:table-cell table:style-name="ce11" table:formula="of:=DAY([.B529]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date" office:date-value="2021-09-17" calcext:value-type="date">
            <text:p>17.09.2021</text:p>
          </table:table-cell>
          <table:table-cell office:value-type="string" calcext:value-type="string">
            <text:p>Przemysl</text:p>
          </table:table-cell>
          <table:table-cell office:value-type="float" office:value="6730" calcext:value-type="float">
            <text:p>6730</text:p>
          </table:table-cell>
          <table:table-cell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date" office:date-value="2021-09-17" calcext:value-type="date">
            <text:p>17.09.2021</text:p>
          </table:table-cell>
          <table:table-cell office:value-type="string" calcext:value-type="string">
            <text:p>Malbork</text:p>
          </table:table-cell>
          <table:table-cell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1-09-17" calcext:value-type="date">
            <text:p>17.09.2021</text:p>
          </table:table-cell>
          <table:table-cell office:value-type="string" calcext:value-type="string">
            <text:p>Ogrodzieniec</text:p>
          </table:table-cell>
          <table:table-cell office:value-type="float" office:value="7580" calcext:value-type="float">
            <text:p>7580</text:p>
          </table:table-cell>
          <table:table-cell table:style-name="ce11" table:formula="of:=DAY([.B532]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date" office:date-value="2021-09-18" calcext:value-type="date">
            <text:p>18.09.20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date" office:date-value="2021-09-18" calcext:value-type="date">
            <text:p>18.09.2021</text:p>
          </table:table-cell>
          <table:table-cell office:value-type="string" calcext:value-type="string">
            <text:p>Przemysl</text:p>
          </table:table-cell>
          <table:table-cell office:value-type="float" office:value="2640" calcext:value-type="float">
            <text:p>2640</text:p>
          </table:table-cell>
          <table:table-cell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date" office:date-value="2021-09-19" calcext:value-type="date">
            <text:p>19.09.2021</text:p>
          </table:table-cell>
          <table:table-cell office:value-type="string" calcext:value-type="string">
            <text:p>Malbork</text:p>
          </table:table-cell>
          <table:table-cell office:value-type="float" office:value="9750" calcext:value-type="float">
            <text:p>9750</text:p>
          </table:table-cell>
          <table:table-cell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date" office:date-value="2021-09-19" calcext:value-type="date">
            <text:p>19.09.2021</text:p>
          </table:table-cell>
          <table:table-cell office:value-type="string" calcext:value-type="string">
            <text:p>Przemysl</text:p>
          </table:table-cell>
          <table:table-cell office:value-type="float" office:value="9860" calcext:value-type="float">
            <text:p>9860</text:p>
          </table:table-cell>
          <table:table-cell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date" office:date-value="2021-09-19" calcext:value-type="date">
            <text:p>19.09.2021</text:p>
          </table:table-cell>
          <table:table-cell office:value-type="string" calcext:value-type="string">
            <text:p>Gniezno</text:p>
          </table:table-cell>
          <table:table-cell office:value-type="float" office:value="8160" calcext:value-type="float">
            <text:p>816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21-09-20" calcext:value-type="date">
            <text:p>20.09.2021</text:p>
          </table:table-cell>
          <table:table-cell office:value-type="string" calcext:value-type="string">
            <text:p>Ogrodzieniec</text:p>
          </table:table-cell>
          <table:table-cell office:value-type="float" office:value="6280" calcext:value-type="float">
            <text:p>6280</text:p>
          </table:table-cell>
          <table:table-cell table:style-name="ce11" table:formula="of:=DAY([.B538]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date" office:date-value="2021-09-20" calcext:value-type="date">
            <text:p>20.09.2021</text:p>
          </table:table-cell>
          <table:table-cell office:value-type="string" calcext:value-type="string">
            <text:p>Malbork</text:p>
          </table:table-cell>
          <table:table-cell office:value-type="float" office:value="6490" calcext:value-type="float">
            <text:p>649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21-09-21" calcext:value-type="date">
            <text:p>21.09.2021</text:p>
          </table:table-cell>
          <table:table-cell office:value-type="string" calcext:value-type="string">
            <text:p>Ogrodzieniec</text:p>
          </table:table-cell>
          <table:table-cell office:value-type="float" office:value="4110" calcext:value-type="float">
            <text:p>4110</text:p>
          </table:table-cell>
          <table:table-cell table:style-name="ce11" table:formula="of:=DAY([.B540]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date" office:date-value="2021-09-21" calcext:value-type="date">
            <text:p>21.09.2021</text:p>
          </table:table-cell>
          <table:table-cell office:value-type="string" calcext:value-type="string">
            <text:p>Malbork</text:p>
          </table:table-cell>
          <table:table-cell office:value-type="float" office:value="3140" calcext:value-type="float">
            <text:p>3140</text:p>
          </table:table-cell>
          <table:table-cell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date" office:date-value="2021-09-22" calcext:value-type="date">
            <text:p>22.09.20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date" office:date-value="2021-09-22" calcext:value-type="date">
            <text:p>22.09.20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date" office:date-value="2021-09-23" calcext:value-type="date">
            <text:p>23.09.2021</text:p>
          </table:table-cell>
          <table:table-cell office:value-type="string" calcext:value-type="string">
            <text:p>Gniezno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date" office:date-value="2021-09-24" calcext:value-type="date">
            <text:p>24.09.2021</text:p>
          </table:table-cell>
          <table:table-cell office:value-type="string" calcext:value-type="string">
            <text:p>Malbork</text:p>
          </table:table-cell>
          <table:table-cell office:value-type="float" office:value="2930" calcext:value-type="float">
            <text:p>2930</text:p>
          </table:table-cell>
          <table:table-cell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date" office:date-value="2021-09-24" calcext:value-type="date">
            <text:p>24.09.2021</text:p>
          </table:table-cell>
          <table:table-cell office:value-type="string" calcext:value-type="string">
            <text:p>Gniezno</text:p>
          </table:table-cell>
          <table:table-cell office:value-type="float" office:value="9920" calcext:value-type="float">
            <text:p>9920</text:p>
          </table:table-cell>
          <table:table-cell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date" office:date-value="2021-09-25" calcext:value-type="date">
            <text:p>25.09.2021</text:p>
          </table:table-cell>
          <table:table-cell office:value-type="string" calcext:value-type="string">
            <text:p>Gniezno</text:p>
          </table:table-cell>
          <table:table-cell office:value-type="float" office:value="3140" calcext:value-type="float">
            <text:p>314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21-09-26" calcext:value-type="date">
            <text:p>26.09.2021</text:p>
          </table:table-cell>
          <table:table-cell office:value-type="string" calcext:value-type="string">
            <text:p>Ogrodzieniec</text:p>
          </table:table-cell>
          <table:table-cell office:value-type="float" office:value="1010" calcext:value-type="float">
            <text:p>1010</text:p>
          </table:table-cell>
          <table:table-cell table:style-name="ce11" table:formula="of:=DAY([.B548]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date" office:date-value="2021-09-27" calcext:value-type="date">
            <text:p>27.09.2021</text:p>
          </table:table-cell>
          <table:table-cell office:value-type="string" calcext:value-type="string">
            <text:p>Gniezno</text:p>
          </table:table-cell>
          <table:table-cell office:value-type="float" office:value="9210" calcext:value-type="float">
            <text:p>9210</text:p>
          </table:table-cell>
          <table:table-cell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date" office:date-value="2021-09-27" calcext:value-type="date">
            <text:p>27.09.2021</text:p>
          </table:table-cell>
          <table:table-cell office:value-type="string" calcext:value-type="string">
            <text:p>Malbork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date" office:date-value="2021-09-28" calcext:value-type="date">
            <text:p>28.09.2021</text:p>
          </table:table-cell>
          <table:table-cell office:value-type="string" calcext:value-type="string">
            <text:p>Przemysl</text:p>
          </table:table-cell>
          <table:table-cell office:value-type="float" office:value="5080" calcext:value-type="float">
            <text:p>5080</text:p>
          </table:table-cell>
          <table:table-cell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date" office:date-value="2021-09-28" calcext:value-type="date">
            <text:p>28.09.2021</text:p>
          </table:table-cell>
          <table:table-cell office:value-type="string" calcext:value-type="string">
            <text:p>Malbork</text:p>
          </table:table-cell>
          <table:table-cell office:value-type="float" office:value="6540" calcext:value-type="float">
            <text:p>6540</text:p>
          </table:table-cell>
          <table:table-cell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date" office:date-value="2021-09-29" calcext:value-type="date">
            <text:p>29.09.2021</text:p>
          </table:table-cell>
          <table:table-cell office:value-type="string" calcext:value-type="string">
            <text:p>Gniezno</text:p>
          </table:table-cell>
          <table:table-cell office:value-type="float" office:value="3250" calcext:value-type="float">
            <text:p>325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Ogrodzieniec</text:p>
          </table:table-cell>
          <table:table-cell office:value-type="float" office:value="5080" calcext:value-type="float">
            <text:p>5080</text:p>
          </table:table-cell>
          <table:table-cell table:style-name="ce11" table:formula="of:=DAY([.B554]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Przemysl</text:p>
          </table:table-cell>
          <table:table-cell office:value-type="float" office:value="7660" calcext:value-type="float">
            <text:p>7660</text:p>
          </table:table-cell>
          <table:table-cell/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date" office:date-value="2021-10-01" calcext:value-type="date">
            <text:p>1.10.20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date" office:date-value="2021-10-01" calcext:value-type="date">
            <text:p>1.10.2021</text:p>
          </table:table-cell>
          <table:table-cell office:value-type="string" calcext:value-type="string">
            <text:p>Gniezno</text:p>
          </table:table-cell>
          <table:table-cell office:value-type="float" office:value="2060" calcext:value-type="float">
            <text:p>2060</text:p>
          </table:table-cell>
          <table:table-cell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date" office:date-value="2021-10-02" calcext:value-type="date">
            <text:p>2.10.2021</text:p>
          </table:table-cell>
          <table:table-cell office:value-type="string" calcext:value-type="string">
            <text:p>Przemysl</text:p>
          </table:table-cell>
          <table:table-cell office:value-type="float" office:value="1010" calcext:value-type="float">
            <text:p>1010</text:p>
          </table:table-cell>
          <table:table-cell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date" office:date-value="2021-10-03" calcext:value-type="date">
            <text:p>3.10.2021</text:p>
          </table:table-cell>
          <table:table-cell office:value-type="string" calcext:value-type="string">
            <text:p>Przemysl</text:p>
          </table:table-cell>
          <table:table-cell office:value-type="float" office:value="7540" calcext:value-type="float">
            <text:p>7540</text:p>
          </table:table-cell>
          <table:table-cell/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date" office:date-value="2021-10-03" calcext:value-type="date">
            <text:p>3.10.2021</text:p>
          </table:table-cell>
          <table:table-cell office:value-type="string" calcext:value-type="string">
            <text:p>Malbork</text:p>
          </table:table-cell>
          <table:table-cell office:value-type="float" office:value="6350" calcext:value-type="float">
            <text:p>635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1-10-03" calcext:value-type="date">
            <text:p>3.10.2021</text:p>
          </table:table-cell>
          <table:table-cell office:value-type="string" calcext:value-type="string">
            <text:p>Ogrodzieniec</text:p>
          </table:table-cell>
          <table:table-cell office:value-type="float" office:value="9160" calcext:value-type="float">
            <text:p>9160</text:p>
          </table:table-cell>
          <table:table-cell table:style-name="ce11" table:formula="of:=DAY([.B561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date" office:date-value="2021-10-04" calcext:value-type="date">
            <text:p>4.10.2021</text:p>
          </table:table-cell>
          <table:table-cell office:value-type="string" calcext:value-type="string">
            <text:p>Przemysl</text:p>
          </table:table-cell>
          <table:table-cell office:value-type="float" office:value="9800" calcext:value-type="float">
            <text:p>9800</text:p>
          </table:table-cell>
          <table:table-cell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date" office:date-value="2021-10-04" calcext:value-type="date">
            <text:p>4.10.2021</text:p>
          </table:table-cell>
          <table:table-cell office:value-type="string" calcext:value-type="string">
            <text:p>Malbork</text:p>
          </table:table-cell>
          <table:table-cell office:value-type="float" office:value="4990" calcext:value-type="float">
            <text:p>4990</text:p>
          </table:table-cell>
          <table:table-cell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date" office:date-value="2021-10-05" calcext:value-type="date">
            <text:p>5.10.2021</text:p>
          </table:table-cell>
          <table:table-cell office:value-type="string" calcext:value-type="string">
            <text:p>Gniezno</text:p>
          </table:table-cell>
          <table:table-cell office:value-type="float" office:value="5220" calcext:value-type="float">
            <text:p>522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21-10-05" calcext:value-type="date">
            <text:p>5.10.2021</text:p>
          </table:table-cell>
          <table:table-cell office:value-type="string" calcext:value-type="string">
            <text:p>Ogrodzieniec</text:p>
          </table:table-cell>
          <table:table-cell office:value-type="float" office:value="3610" calcext:value-type="float">
            <text:p>3610</text:p>
          </table:table-cell>
          <table:table-cell table:style-name="ce11" table:formula="of:=DAY([.B565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date" office:date-value="2021-10-05" calcext:value-type="date">
            <text:p>5.10.2021</text:p>
          </table:table-cell>
          <table:table-cell office:value-type="string" calcext:value-type="string">
            <text:p>Przemysl</text:p>
          </table:table-cell>
          <table:table-cell office:value-type="float" office:value="5150" calcext:value-type="float">
            <text:p>5150</text:p>
          </table:table-cell>
          <table:table-cell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date" office:date-value="2021-10-06" calcext:value-type="date">
            <text:p>6.10.2021</text:p>
          </table:table-cell>
          <table:table-cell office:value-type="string" calcext:value-type="string">
            <text:p>Gniezno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date" office:date-value="2021-10-06" calcext:value-type="date">
            <text:p>6.10.2021</text:p>
          </table:table-cell>
          <table:table-cell office:value-type="string" calcext:value-type="string">
            <text:p>Przemysl</text:p>
          </table:table-cell>
          <table:table-cell office:value-type="float" office:value="8900" calcext:value-type="float">
            <text:p>8900</text:p>
          </table:table-cell>
          <table:table-cell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date" office:date-value="2021-10-06" calcext:value-type="date">
            <text:p>6.10.2021</text:p>
          </table:table-cell>
          <table:table-cell office:value-type="string" calcext:value-type="string">
            <text:p>Malbork</text:p>
          </table:table-cell>
          <table:table-cell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21-10-07" calcext:value-type="date">
            <text:p>7.10.2021</text:p>
          </table:table-cell>
          <table:table-cell office:value-type="string" calcext:value-type="string">
            <text:p>Ogrodzieniec</text:p>
          </table:table-cell>
          <table:table-cell office:value-type="float" office:value="8930" calcext:value-type="float">
            <text:p>8930</text:p>
          </table:table-cell>
          <table:table-cell table:style-name="ce11" table:formula="of:=DAY([.B570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date" office:date-value="2021-10-08" calcext:value-type="date">
            <text:p>8.10.2021</text:p>
          </table:table-cell>
          <table:table-cell office:value-type="string" calcext:value-type="string">
            <text:p>Przemysl</text:p>
          </table:table-cell>
          <table:table-cell office:value-type="float" office:value="4980" calcext:value-type="float">
            <text:p>4980</text:p>
          </table:table-cell>
          <table:table-cell/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date" office:date-value="2021-10-08" calcext:value-type="date">
            <text:p>8.10.2021</text:p>
          </table:table-cell>
          <table:table-cell office:value-type="string" calcext:value-type="string">
            <text:p>Gniezno</text:p>
          </table:table-cell>
          <table:table-cell office:value-type="float" office:value="7120" calcext:value-type="float">
            <text:p>712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21-10-08" calcext:value-type="date">
            <text:p>8.10.2021</text:p>
          </table:table-cell>
          <table:table-cell office:value-type="string" calcext:value-type="string">
            <text:p>Ogrodzieniec</text:p>
          </table:table-cell>
          <table:table-cell office:value-type="float" office:value="1780" calcext:value-type="float">
            <text:p>1780</text:p>
          </table:table-cell>
          <table:table-cell table:style-name="ce11" table:formula="of:=DAY([.B573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date" office:date-value="2021-10-09" calcext:value-type="date">
            <text:p>9.10.2021</text:p>
          </table:table-cell>
          <table:table-cell office:value-type="string" calcext:value-type="string">
            <text:p>Przemysl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21-10-09" calcext:value-type="date">
            <text:p>9.10.2021</text:p>
          </table:table-cell>
          <table:table-cell office:value-type="string" calcext:value-type="string">
            <text:p>Ogrodzieniec</text:p>
          </table:table-cell>
          <table:table-cell office:value-type="float" office:value="5240" calcext:value-type="float">
            <text:p>5240</text:p>
          </table:table-cell>
          <table:table-cell table:style-name="ce11" table:formula="of:=DAY([.B575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date" office:date-value="2021-10-09" calcext:value-type="date">
            <text:p>9.10.2021</text:p>
          </table:table-cell>
          <table:table-cell office:value-type="string" calcext:value-type="string">
            <text:p>Malbork</text:p>
          </table:table-cell>
          <table:table-cell office:value-type="float" office:value="5420" calcext:value-type="float">
            <text:p>5420</text:p>
          </table:table-cell>
          <table:table-cell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date" office:date-value="2021-10-10" calcext:value-type="date">
            <text:p>10.10.2021</text:p>
          </table:table-cell>
          <table:table-cell office:value-type="string" calcext:value-type="string">
            <text:p>Malbork</text:p>
          </table:table-cell>
          <table:table-cell office:value-type="float" office:value="9390" calcext:value-type="float">
            <text:p>939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21-10-10" calcext:value-type="date">
            <text:p>10.10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style-name="ce11" table:formula="of:=DAY([.B578]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date" office:date-value="2021-10-11" calcext:value-type="date">
            <text:p>11.10.20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21-10-11" calcext:value-type="date">
            <text:p>11.10.2021</text:p>
          </table:table-cell>
          <table:table-cell office:value-type="string" calcext:value-type="string">
            <text:p>Ogrodzieniec</text:p>
          </table:table-cell>
          <table:table-cell office:value-type="float" office:value="3720" calcext:value-type="float">
            <text:p>3720</text:p>
          </table:table-cell>
          <table:table-cell table:style-name="ce11" table:formula="of:=DAY([.B58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21-10-12" calcext:value-type="date">
            <text:p>12.10.2021</text:p>
          </table:table-cell>
          <table:table-cell office:value-type="string" calcext:value-type="string">
            <text:p>Ogrodzieniec</text:p>
          </table:table-cell>
          <table:table-cell office:value-type="float" office:value="3210" calcext:value-type="float">
            <text:p>3210</text:p>
          </table:table-cell>
          <table:table-cell table:style-name="ce11" table:formula="of:=DAY([.B581])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date" office:date-value="2021-10-13" calcext:value-type="date">
            <text:p>13.10.2021</text:p>
          </table:table-cell>
          <table:table-cell office:value-type="string" calcext:value-type="string">
            <text:p>Malbork</text:p>
          </table:table-cell>
          <table:table-cell office:value-type="float" office:value="7640" calcext:value-type="float">
            <text:p>764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21-10-13" calcext:value-type="date">
            <text:p>13.10.2021</text:p>
          </table:table-cell>
          <table:table-cell office:value-type="string" calcext:value-type="string">
            <text:p>Ogrodzieniec</text:p>
          </table:table-cell>
          <table:table-cell office:value-type="float" office:value="6100" calcext:value-type="float">
            <text:p>6100</text:p>
          </table:table-cell>
          <table:table-cell table:style-name="ce11" table:formula="of:=DAY([.B583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21-10-14" calcext:value-type="date">
            <text:p>14.10.20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style-name="ce11" table:formula="of:=DAY([.B584]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date" office:date-value="2021-10-14" calcext:value-type="date">
            <text:p>14.10.2021</text:p>
          </table:table-cell>
          <table:table-cell office:value-type="string" calcext:value-type="string">
            <text:p>Malbork</text:p>
          </table:table-cell>
          <table:table-cell office:value-type="float" office:value="2170" calcext:value-type="float">
            <text:p>2170</text:p>
          </table:table-cell>
          <table:table-cell/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date" office:date-value="2021-10-15" calcext:value-type="date">
            <text:p>15.10.2021</text:p>
          </table:table-cell>
          <table:table-cell office:value-type="string" calcext:value-type="string">
            <text:p>Przemysl</text:p>
          </table:table-cell>
          <table:table-cell office:value-type="float" office:value="6230" calcext:value-type="float">
            <text:p>6230</text:p>
          </table:table-cell>
          <table:table-cell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date" office:date-value="2021-10-15" calcext:value-type="date">
            <text:p>15.10.2021</text:p>
          </table:table-cell>
          <table:table-cell office:value-type="string" calcext:value-type="string">
            <text:p>Malbork</text:p>
          </table:table-cell>
          <table:table-cell office:value-type="float" office:value="2310" calcext:value-type="float">
            <text:p>2310</text:p>
          </table:table-cell>
          <table:table-cell/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date" office:date-value="2021-10-16" calcext:value-type="date">
            <text:p>16.10.2021</text:p>
          </table:table-cell>
          <table:table-cell office:value-type="string" calcext:value-type="string">
            <text:p>Gniezno</text:p>
          </table:table-cell>
          <table:table-cell office:value-type="float" office:value="5650" calcext:value-type="float">
            <text:p>5650</text:p>
          </table:table-cell>
          <table:table-cell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date" office:date-value="2021-10-16" calcext:value-type="date">
            <text:p>16.10.2021</text:p>
          </table:table-cell>
          <table:table-cell office:value-type="string" calcext:value-type="string">
            <text:p>Malbork</text:p>
          </table:table-cell>
          <table:table-cell office:value-type="float" office:value="7250" calcext:value-type="float">
            <text:p>7250</text:p>
          </table:table-cell>
          <table:table-cell/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date" office:date-value="2021-10-17" calcext:value-type="date">
            <text:p>17.10.2021</text:p>
          </table:table-cell>
          <table:table-cell office:value-type="string" calcext:value-type="string">
            <text:p>Malbork</text:p>
          </table:table-cell>
          <table:table-cell office:value-type="float" office:value="3650" calcext:value-type="float">
            <text:p>3650</text:p>
          </table:table-cell>
          <table:table-cell/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date" office:date-value="2021-10-17" calcext:value-type="date">
            <text:p>17.10.2021</text:p>
          </table:table-cell>
          <table:table-cell office:value-type="string" calcext:value-type="string">
            <text:p>Przemysl</text:p>
          </table:table-cell>
          <table:table-cell office:value-type="float" office:value="4190" calcext:value-type="float">
            <text:p>419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1-10-17" calcext:value-type="date">
            <text:p>17.10.2021</text:p>
          </table:table-cell>
          <table:table-cell office:value-type="string" calcext:value-type="string">
            <text:p>Ogrodzieniec</text:p>
          </table:table-cell>
          <table:table-cell office:value-type="float" office:value="7920" calcext:value-type="float">
            <text:p>7920</text:p>
          </table:table-cell>
          <table:table-cell table:style-name="ce11" table:formula="of:=DAY([.B592]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date" office:date-value="2021-10-18" calcext:value-type="date">
            <text:p>18.10.2021</text:p>
          </table:table-cell>
          <table:table-cell office:value-type="string" calcext:value-type="string">
            <text:p>Przemysl</text:p>
          </table:table-cell>
          <table:table-cell office:value-type="float" office:value="5920" calcext:value-type="float">
            <text:p>592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21-10-18" calcext:value-type="date">
            <text:p>18.10.20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style-name="ce11" table:formula="of:=DAY([.B594]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date" office:date-value="2021-10-19" calcext:value-type="date">
            <text:p>19.10.2021</text:p>
          </table:table-cell>
          <table:table-cell office:value-type="string" calcext:value-type="string">
            <text:p>Gniezno</text:p>
          </table:table-cell>
          <table:table-cell office:value-type="float" office:value="7990" calcext:value-type="float">
            <text:p>7990</text:p>
          </table:table-cell>
          <table:table-cell/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date" office:date-value="2021-10-19" calcext:value-type="date">
            <text:p>19.10.2021</text:p>
          </table:table-cell>
          <table:table-cell office:value-type="string" calcext:value-type="string">
            <text:p>Przemysl</text:p>
          </table:table-cell>
          <table:table-cell office:value-type="float" office:value="5450" calcext:value-type="float">
            <text:p>545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1-10-20" calcext:value-type="date">
            <text:p>20.10.2021</text:p>
          </table:table-cell>
          <table:table-cell office:value-type="string" calcext:value-type="string">
            <text:p>Ogrodzieniec</text:p>
          </table:table-cell>
          <table:table-cell office:value-type="float" office:value="2580" calcext:value-type="float">
            <text:p>2580</text:p>
          </table:table-cell>
          <table:table-cell table:style-name="ce11" table:formula="of:=DAY([.B597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21-10-21" calcext:value-type="date">
            <text:p>21.10.20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style-name="ce11" table:formula="of:=DAY([.B598]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date" office:date-value="2021-10-21" calcext:value-type="date">
            <text:p>21.10.20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21-10-22" calcext:value-type="date">
            <text:p>22.10.20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style-name="ce11" table:formula="of:=DAY([.B600]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date" office:date-value="2021-10-22" calcext:value-type="date">
            <text:p>22.10.2021</text:p>
          </table:table-cell>
          <table:table-cell office:value-type="string" calcext:value-type="string">
            <text:p>Gniezno</text:p>
          </table:table-cell>
          <table:table-cell office:value-type="float" office:value="9480" calcext:value-type="float">
            <text:p>9480</text:p>
          </table:table-cell>
          <table:table-cell/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date" office:date-value="2021-10-22" calcext:value-type="date">
            <text:p>22.10.2021</text:p>
          </table:table-cell>
          <table:table-cell office:value-type="string" calcext:value-type="string">
            <text:p>Przemysl</text:p>
          </table:table-cell>
          <table:table-cell office:value-type="float" office:value="4810" calcext:value-type="float">
            <text:p>481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21-10-23" calcext:value-type="date">
            <text:p>23.10.2021</text:p>
          </table:table-cell>
          <table:table-cell office:value-type="string" calcext:value-type="string">
            <text:p>Ogrodzieniec</text:p>
          </table:table-cell>
          <table:table-cell office:value-type="float" office:value="5770" calcext:value-type="float">
            <text:p>5770</text:p>
          </table:table-cell>
          <table:table-cell table:style-name="ce11" table:formula="of:=DAY([.B603]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date" office:date-value="2021-10-23" calcext:value-type="date">
            <text:p>23.10.2021</text:p>
          </table:table-cell>
          <table:table-cell office:value-type="string" calcext:value-type="string">
            <text:p>Malbork</text:p>
          </table:table-cell>
          <table:table-cell office:value-type="float" office:value="2610" calcext:value-type="float">
            <text:p>2610</text:p>
          </table:table-cell>
          <table:table-cell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date" office:date-value="2021-10-24" calcext:value-type="date">
            <text:p>24.10.2021</text:p>
          </table:table-cell>
          <table:table-cell office:value-type="string" calcext:value-type="string">
            <text:p>Przemysl</text:p>
          </table:table-cell>
          <table:table-cell office:value-type="float" office:value="2670" calcext:value-type="float">
            <text:p>2670</text:p>
          </table:table-cell>
          <table:table-cell/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date" office:date-value="2021-10-24" calcext:value-type="date">
            <text:p>24.10.2021</text:p>
          </table:table-cell>
          <table:table-cell office:value-type="string" calcext:value-type="string">
            <text:p>Malbork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Przemysl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Gniezno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Ogrodzieniec</text:p>
          </table:table-cell>
          <table:table-cell office:value-type="float" office:value="1750" calcext:value-type="float">
            <text:p>1750</text:p>
          </table:table-cell>
          <table:table-cell table:style-name="ce11" table:formula="of:=DAY([.B609])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Malbork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21-10-26" calcext:value-type="date">
            <text:p>26.10.20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style-name="ce11" table:formula="of:=DAY([.B611]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date" office:date-value="2021-10-26" calcext:value-type="date">
            <text:p>26.10.20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date" office:date-value="2021-10-26" calcext:value-type="date">
            <text:p>26.10.2021</text:p>
          </table:table-cell>
          <table:table-cell office:value-type="string" calcext:value-type="string">
            <text:p>Przemysl</text:p>
          </table:table-cell>
          <table:table-cell office:value-type="float" office:value="2090" calcext:value-type="float">
            <text:p>2090</text:p>
          </table:table-cell>
          <table:table-cell/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/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Gniezno</text:p>
          </table:table-cell>
          <table:table-cell office:value-type="float" office:value="6430" calcext:value-type="float">
            <text:p>643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Ogrodzieniec</text:p>
          </table:table-cell>
          <table:table-cell office:value-type="float" office:value="9940" calcext:value-type="float">
            <text:p>9940</text:p>
          </table:table-cell>
          <table:table-cell table:style-name="ce11" table:formula="of:=DAY([.B616])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Malbork</text:p>
          </table:table-cell>
          <table:table-cell office:value-type="float" office:value="4220" calcext:value-type="float">
            <text:p>4220</text:p>
          </table:table-cell>
          <table:table-cell/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date" office:date-value="2021-10-28" calcext:value-type="date">
            <text:p>28.10.20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21-10-28" calcext:value-type="date">
            <text:p>28.10.20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style-name="ce11" table:formula="of:=DAY([.B619])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date" office:date-value="2021-10-29" calcext:value-type="date">
            <text:p>29.10.20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/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Gniezno</text:p>
          </table:table-cell>
          <table:table-cell office:value-type="float" office:value="4230" calcext:value-type="float">
            <text:p>423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Ogrodzieniec</text:p>
          </table:table-cell>
          <table:table-cell office:value-type="float" office:value="4630" calcext:value-type="float">
            <text:p>4630</text:p>
          </table:table-cell>
          <table:table-cell table:style-name="ce11" table:formula="of:=DAY([.B622]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date" office:date-value="2021-10-31" calcext:value-type="date">
            <text:p>31.10.2021</text:p>
          </table:table-cell>
          <table:table-cell office:value-type="string" calcext:value-type="string">
            <text:p>Przemysl</text:p>
          </table:table-cell>
          <table:table-cell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21-11-01" calcext:value-type="date">
            <text:p>1.11.20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style-name="ce11" table:formula="of:=DAY([.B6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date" office:date-value="2021-11-01" calcext:value-type="date">
            <text:p>1.11.2021</text:p>
          </table:table-cell>
          <table:table-cell office:value-type="string" calcext:value-type="string">
            <text:p>Gniezno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date" office:date-value="2021-11-01" calcext:value-type="date">
            <text:p>1.11.2021</text:p>
          </table:table-cell>
          <table:table-cell office:value-type="string" calcext:value-type="string">
            <text:p>Przemysl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1-11-02" calcext:value-type="date">
            <text:p>2.11.2021</text:p>
          </table:table-cell>
          <table:table-cell office:value-type="string" calcext:value-type="string">
            <text:p>Ogrodzieniec</text:p>
          </table:table-cell>
          <table:table-cell office:value-type="float" office:value="8480" calcext:value-type="float">
            <text:p>8480</text:p>
          </table:table-cell>
          <table:table-cell table:style-name="ce11" table:formula="of:=DAY([.B62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21-11-03" calcext:value-type="date">
            <text:p>3.11.2021</text:p>
          </table:table-cell>
          <table:table-cell office:value-type="string" calcext:value-type="string">
            <text:p>Ogrodzieniec</text:p>
          </table:table-cell>
          <table:table-cell office:value-type="float" office:value="4860" calcext:value-type="float">
            <text:p>4860</text:p>
          </table:table-cell>
          <table:table-cell table:style-name="ce11" table:formula="of:=DAY([.B628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date" office:date-value="2021-11-03" calcext:value-type="date">
            <text:p>3.11.2021</text:p>
          </table:table-cell>
          <table:table-cell office:value-type="string" calcext:value-type="string">
            <text:p>Przemysl</text:p>
          </table:table-cell>
          <table:table-cell office:value-type="float" office:value="8270" calcext:value-type="float">
            <text:p>8270</text:p>
          </table:table-cell>
          <table:table-cell/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date" office:date-value="2021-11-04" calcext:value-type="date">
            <text:p>4.11.2021</text:p>
          </table:table-cell>
          <table:table-cell office:value-type="string" calcext:value-type="string">
            <text:p>Malbork</text:p>
          </table:table-cell>
          <table:table-cell office:value-type="float" office:value="8790" calcext:value-type="float">
            <text:p>8790</text:p>
          </table:table-cell>
          <table:table-cell/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date" office:date-value="2021-11-04" calcext:value-type="date">
            <text:p>4.11.2021</text:p>
          </table:table-cell>
          <table:table-cell office:value-type="string" calcext:value-type="string">
            <text:p>Gniezno</text:p>
          </table:table-cell>
          <table:table-cell office:value-type="float" office:value="3110" calcext:value-type="float">
            <text:p>3110</text:p>
          </table:table-cell>
          <table:table-cell/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office:value-type="date" office:date-value="2021-11-04" calcext:value-type="date">
            <text:p>4.11.2021</text:p>
          </table:table-cell>
          <table:table-cell office:value-type="string" calcext:value-type="string">
            <text:p>Przemysl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date" office:date-value="2021-11-05" calcext:value-type="date">
            <text:p>5.11.2021</text:p>
          </table:table-cell>
          <table:table-cell office:value-type="string" calcext:value-type="string">
            <text:p>Malbork</text:p>
          </table:table-cell>
          <table:table-cell office:value-type="float" office:value="4550" calcext:value-type="float">
            <text:p>455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21-11-05" calcext:value-type="date">
            <text:p>5.11.20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style-name="ce11" table:formula="of:=DAY([.B634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date" office:date-value="2021-11-06" calcext:value-type="date">
            <text:p>6.11.2021</text:p>
          </table:table-cell>
          <table:table-cell office:value-type="string" calcext:value-type="string">
            <text:p>Przemysl</text:p>
          </table:table-cell>
          <table:table-cell office:value-type="float" office:value="3920" calcext:value-type="float">
            <text:p>3920</text:p>
          </table:table-cell>
          <table:table-cell/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date" office:date-value="2021-11-07" calcext:value-type="date">
            <text:p>7.11.20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1-11-07" calcext:value-type="date">
            <text:p>7.11.2021</text:p>
          </table:table-cell>
          <table:table-cell office:value-type="string" calcext:value-type="string">
            <text:p>Ogrodzieniec</text:p>
          </table:table-cell>
          <table:table-cell office:value-type="float" office:value="7000" calcext:value-type="float">
            <text:p>7000</text:p>
          </table:table-cell>
          <table:table-cell table:style-name="ce11" table:formula="of:=DAY([.B637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date" office:date-value="2021-11-08" calcext:value-type="date">
            <text:p>8.11.2021</text:p>
          </table:table-cell>
          <table:table-cell office:value-type="string" calcext:value-type="string">
            <text:p>Przemysl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21-11-08" calcext:value-type="date">
            <text:p>8.11.2021</text:p>
          </table:table-cell>
          <table:table-cell office:value-type="string" calcext:value-type="string">
            <text:p>Ogrodzieniec</text:p>
          </table:table-cell>
          <table:table-cell office:value-type="float" office:value="7550" calcext:value-type="float">
            <text:p>7550</text:p>
          </table:table-cell>
          <table:table-cell table:style-name="ce11" table:formula="of:=DAY([.B639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date" office:date-value="2021-11-09" calcext:value-type="date">
            <text:p>9.11.20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date" office:date-value="2021-11-09" calcext:value-type="date">
            <text:p>9.11.2021</text:p>
          </table:table-cell>
          <table:table-cell office:value-type="string" calcext:value-type="string">
            <text:p>Przemysl</text:p>
          </table:table-cell>
          <table:table-cell office:value-type="float" office:value="5950" calcext:value-type="float">
            <text:p>5950</text:p>
          </table:table-cell>
          <table:table-cell/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date" office:date-value="2021-11-09" calcext:value-type="date">
            <text:p>9.11.20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/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date" office:date-value="2021-11-10" calcext:value-type="date">
            <text:p>10.11.2021</text:p>
          </table:table-cell>
          <table:table-cell office:value-type="string" calcext:value-type="string">
            <text:p>Przemysl</text:p>
          </table:table-cell>
          <table:table-cell office:value-type="float" office:value="7210" calcext:value-type="float">
            <text:p>7210</text:p>
          </table:table-cell>
          <table:table-cell/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date" office:date-value="2021-11-10" calcext:value-type="date">
            <text:p>10.11.20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21-11-10" calcext:value-type="date">
            <text:p>10.11.2021</text:p>
          </table:table-cell>
          <table:table-cell office:value-type="string" calcext:value-type="string">
            <text:p>Ogrodzieniec</text:p>
          </table:table-cell>
          <table:table-cell office:value-type="float" office:value="6800" calcext:value-type="float">
            <text:p>6800</text:p>
          </table:table-cell>
          <table:table-cell table:style-name="ce11" table:formula="of:=DAY([.B64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21-11-11" calcext:value-type="date">
            <text:p>11.11.20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style-name="ce11" table:formula="of:=DAY([.B646]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date" office:date-value="2021-11-11" calcext:value-type="date">
            <text:p>11.11.2021</text:p>
          </table:table-cell>
          <table:table-cell office:value-type="string" calcext:value-type="string">
            <text:p>Gniezno</text:p>
          </table:table-cell>
          <table:table-cell office:value-type="float" office:value="2960" calcext:value-type="float">
            <text:p>2960</text:p>
          </table:table-cell>
          <table:table-cell/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date" office:date-value="2021-11-12" calcext:value-type="date">
            <text:p>12.11.2021</text:p>
          </table:table-cell>
          <table:table-cell office:value-type="string" calcext:value-type="string">
            <text:p>Przemysl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1-11-13" calcext:value-type="date">
            <text:p>13.11.2021</text:p>
          </table:table-cell>
          <table:table-cell office:value-type="string" calcext:value-type="string">
            <text:p>Ogrodzieniec</text:p>
          </table:table-cell>
          <table:table-cell office:value-type="float" office:value="5740" calcext:value-type="float">
            <text:p>5740</text:p>
          </table:table-cell>
          <table:table-cell table:style-name="ce11" table:formula="of:=DAY([.B649]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date" office:date-value="2021-11-14" calcext:value-type="date">
            <text:p>14.11.2021</text:p>
          </table:table-cell>
          <table:table-cell office:value-type="string" calcext:value-type="string">
            <text:p>Przemysl</text:p>
          </table:table-cell>
          <table:table-cell office:value-type="float" office:value="2610" calcext:value-type="float">
            <text:p>261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21-11-14" calcext:value-type="date">
            <text:p>14.11.2021</text:p>
          </table:table-cell>
          <table:table-cell office:value-type="string" calcext:value-type="string">
            <text:p>Ogrodzieniec</text:p>
          </table:table-cell>
          <table:table-cell office:value-type="float" office:value="5910" calcext:value-type="float">
            <text:p>5910</text:p>
          </table:table-cell>
          <table:table-cell table:style-name="ce11" table:formula="of:=DAY([.B651]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Przemysl</text:p>
          </table:table-cell>
          <table:table-cell office:value-type="float" office:value="4410" calcext:value-type="float">
            <text:p>441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Ogrodzieniec</text:p>
          </table:table-cell>
          <table:table-cell office:value-type="float" office:value="2820" calcext:value-type="float">
            <text:p>2820</text:p>
          </table:table-cell>
          <table:table-cell table:style-name="ce11" table:formula="of:=DAY([.B653])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Gniezno</text:p>
          </table:table-cell>
          <table:table-cell office:value-type="float" office:value="8320" calcext:value-type="float">
            <text:p>8320</text:p>
          </table:table-cell>
          <table:table-cell/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Malbork</text:p>
          </table:table-cell>
          <table:table-cell office:value-type="float" office:value="1580" calcext:value-type="float">
            <text:p>1580</text:p>
          </table:table-cell>
          <table:table-cell/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date" office:date-value="2021-11-16" calcext:value-type="date">
            <text:p>16.11.2021</text:p>
          </table:table-cell>
          <table:table-cell office:value-type="string" calcext:value-type="string">
            <text:p>Malbork</text:p>
          </table:table-cell>
          <table:table-cell office:value-type="float" office:value="3470" calcext:value-type="float">
            <text:p>3470</text:p>
          </table:table-cell>
          <table:table-cell/>
        </table:table-row>
        <table:table-row table:style-name="ro1" table:visibility="filter">
          <table:table-cell office:value-type="float" office:value="656" calcext:value-type="float">
            <text:p>656</text:p>
          </table:table-cell>
          <table:table-cell office:value-type="date" office:date-value="2021-11-16" calcext:value-type="date">
            <text:p>16.11.2021</text:p>
          </table:table-cell>
          <table:table-cell office:value-type="string" calcext:value-type="string">
            <text:p>Gniezno</text:p>
          </table:table-cell>
          <table:table-cell office:value-type="float" office:value="4420" calcext:value-type="float">
            <text:p>4420</text:p>
          </table:table-cell>
          <table:table-cell/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date" office:date-value="2021-11-17" calcext:value-type="date">
            <text:p>17.11.2021</text:p>
          </table:table-cell>
          <table:table-cell office:value-type="string" calcext:value-type="string">
            <text:p>Gniezno</text:p>
          </table:table-cell>
          <table:table-cell office:value-type="float" office:value="3130" calcext:value-type="float">
            <text:p>3130</text:p>
          </table:table-cell>
          <table:table-cell/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date" office:date-value="2021-11-17" calcext:value-type="date">
            <text:p>17.11.2021</text:p>
          </table:table-cell>
          <table:table-cell office:value-type="string" calcext:value-type="string">
            <text:p>Malbork</text:p>
          </table:table-cell>
          <table:table-cell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21-11-17" calcext:value-type="date">
            <text:p>17.11.2021</text:p>
          </table:table-cell>
          <table:table-cell office:value-type="string" calcext:value-type="string">
            <text:p>Ogrodzieniec</text:p>
          </table:table-cell>
          <table:table-cell office:value-type="float" office:value="8470" calcext:value-type="float">
            <text:p>8470</text:p>
          </table:table-cell>
          <table:table-cell table:style-name="ce11" table:formula="of:=DAY([.B660]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date" office:date-value="2021-11-18" calcext:value-type="date">
            <text:p>18.11.20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1-11-19" calcext:value-type="date">
            <text:p>19.11.2021</text:p>
          </table:table-cell>
          <table:table-cell office:value-type="string" calcext:value-type="string">
            <text:p>Ogrodzieniec</text:p>
          </table:table-cell>
          <table:table-cell office:value-type="float" office:value="6050" calcext:value-type="float">
            <text:p>6050</text:p>
          </table:table-cell>
          <table:table-cell table:style-name="ce11" table:formula="of:=DAY([.B662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office:value-type="date" office:date-value="2021-11-19" calcext:value-type="date">
            <text:p>19.11.2021</text:p>
          </table:table-cell>
          <table:table-cell office:value-type="string" calcext:value-type="string">
            <text:p>Przemysl</text:p>
          </table:table-cell>
          <table:table-cell office:value-type="float" office:value="4740" calcext:value-type="float">
            <text:p>474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style-name="ce11" table:formula="of:=DAY([.B664]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/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Gniezno</text:p>
          </table:table-cell>
          <table:table-cell office:value-type="float" office:value="8790" calcext:value-type="float">
            <text:p>8790</text:p>
          </table:table-cell>
          <table:table-cell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Malbork</text:p>
          </table:table-cell>
          <table:table-cell office:value-type="float" office:value="2830" calcext:value-type="float">
            <text:p>283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21-11-21" calcext:value-type="date">
            <text:p>21.11.2021</text:p>
          </table:table-cell>
          <table:table-cell office:value-type="string" calcext:value-type="string">
            <text:p>Ogrodzieniec</text:p>
          </table:table-cell>
          <table:table-cell office:value-type="float" office:value="1380" calcext:value-type="float">
            <text:p>1380</text:p>
          </table:table-cell>
          <table:table-cell table:style-name="ce11" table:formula="of:=DAY([.B668]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Przemysl</text:p>
          </table:table-cell>
          <table:table-cell office:value-type="float" office:value="9060" calcext:value-type="float">
            <text:p>9060</text:p>
          </table:table-cell>
          <table:table-cell/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Malbork</text:p>
          </table:table-cell>
          <table:table-cell office:value-type="float" office:value="3190" calcext:value-type="float">
            <text:p>3190</text:p>
          </table:table-cell>
          <table:table-cell/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Gniezno</text:p>
          </table:table-cell>
          <table:table-cell office:value-type="float" office:value="4380" calcext:value-type="float">
            <text:p>438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Ogrodzieniec</text:p>
          </table:table-cell>
          <table:table-cell office:value-type="float" office:value="5930" calcext:value-type="float">
            <text:p>5930</text:p>
          </table:table-cell>
          <table:table-cell table:style-name="ce11" table:formula="of:=DAY([.B672]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style-name="ce11" table:formula="of:=DAY([.B674]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Malbork</text:p>
          </table:table-cell>
          <table:table-cell office:value-type="float" office:value="7340" calcext:value-type="float">
            <text:p>7340</text:p>
          </table:table-cell>
          <table:table-cell/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Gniezno</text:p>
          </table:table-cell>
          <table:table-cell office:value-type="float" office:value="5350" calcext:value-type="float">
            <text:p>535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1-11-24" calcext:value-type="date">
            <text:p>24.11.20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style-name="ce11" table:formula="of:=DAY([.B677]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date" office:date-value="2021-11-24" calcext:value-type="date">
            <text:p>24.11.2021</text:p>
          </table:table-cell>
          <table:table-cell office:value-type="string" calcext:value-type="string">
            <text:p>Malbork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date" office:date-value="2021-11-25" calcext:value-type="date">
            <text:p>25.11.2021</text:p>
          </table:table-cell>
          <table:table-cell office:value-type="string" calcext:value-type="string">
            <text:p>Malbork</text:p>
          </table:table-cell>
          <table:table-cell office:value-type="float" office:value="7560" calcext:value-type="float">
            <text:p>7560</text:p>
          </table:table-cell>
          <table:table-cell/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date" office:date-value="2021-11-26" calcext:value-type="date">
            <text:p>26.11.2021</text:p>
          </table:table-cell>
          <table:table-cell office:value-type="string" calcext:value-type="string">
            <text:p>Przemysl</text:p>
          </table:table-cell>
          <table:table-cell office:value-type="float" office:value="7970" calcext:value-type="float">
            <text:p>7970</text:p>
          </table:table-cell>
          <table:table-cell/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date" office:date-value="2021-11-26" calcext:value-type="date">
            <text:p>26.11.2021</text:p>
          </table:table-cell>
          <table:table-cell office:value-type="string" calcext:value-type="string">
            <text:p>Malbork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1-11-26" calcext:value-type="date">
            <text:p>26.11.2021</text:p>
          </table:table-cell>
          <table:table-cell office:value-type="string" calcext:value-type="string">
            <text:p>Ogrodzieniec</text:p>
          </table:table-cell>
          <table:table-cell office:value-type="float" office:value="7120" calcext:value-type="float">
            <text:p>7120</text:p>
          </table:table-cell>
          <table:table-cell table:style-name="ce11" table:formula="of:=DAY([.B682]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office:value-type="date" office:date-value="2021-11-27" calcext:value-type="date">
            <text:p>27.11.2021</text:p>
          </table:table-cell>
          <table:table-cell office:value-type="string" calcext:value-type="string">
            <text:p>Malbork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21-11-27" calcext:value-type="date">
            <text:p>27.11.2021</text:p>
          </table:table-cell>
          <table:table-cell office:value-type="string" calcext:value-type="string">
            <text:p>Ogrodzieniec</text:p>
          </table:table-cell>
          <table:table-cell office:value-type="float" office:value="8590" calcext:value-type="float">
            <text:p>8590</text:p>
          </table:table-cell>
          <table:table-cell table:style-name="ce11" table:formula="of:=DAY([.B684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21-11-28" calcext:value-type="date">
            <text:p>28.11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style-name="ce11" table:formula="of:=DAY([.B685])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date" office:date-value="2021-11-28" calcext:value-type="date">
            <text:p>28.11.2021</text:p>
          </table:table-cell>
          <table:table-cell office:value-type="string" calcext:value-type="string">
            <text:p>Przemysl</text:p>
          </table:table-cell>
          <table:table-cell office:value-type="float" office:value="2180" calcext:value-type="float">
            <text:p>2180</text:p>
          </table:table-cell>
          <table:table-cell/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office:value-type="date" office:date-value="2021-11-28" calcext:value-type="date">
            <text:p>28.11.2021</text:p>
          </table:table-cell>
          <table:table-cell office:value-type="string" calcext:value-type="string">
            <text:p>Gniezno</text:p>
          </table:table-cell>
          <table:table-cell office:value-type="float" office:value="4710" calcext:value-type="float">
            <text:p>4710</text:p>
          </table:table-cell>
          <table:table-cell/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date" office:date-value="2021-11-29" calcext:value-type="date">
            <text:p>29.11.2021</text:p>
          </table:table-cell>
          <table:table-cell office:value-type="string" calcext:value-type="string">
            <text:p>Przemysl</text:p>
          </table:table-cell>
          <table:table-cell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1-11-29" calcext:value-type="date">
            <text:p>29.11.20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style-name="ce11" table:formula="of:=DAY([.B689])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date" office:date-value="2021-11-29" calcext:value-type="date">
            <text:p>29.11.2021</text:p>
          </table:table-cell>
          <table:table-cell office:value-type="string" calcext:value-type="string">
            <text:p>Malbork</text:p>
          </table:table-cell>
          <table:table-cell office:value-type="float" office:value="9840" calcext:value-type="float">
            <text:p>984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Ogrodzieniec</text:p>
          </table:table-cell>
          <table:table-cell office:value-type="float" office:value="3880" calcext:value-type="float">
            <text:p>3880</text:p>
          </table:table-cell>
          <table:table-cell table:style-name="ce11" table:formula="of:=DAY([.B691]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Malbork</text:p>
          </table:table-cell>
          <table:table-cell office:value-type="float" office:value="9670" calcext:value-type="float">
            <text:p>9670</text:p>
          </table:table-cell>
          <table:table-cell/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office:value-type="date" office:date-value="2021-12-01" calcext:value-type="date">
            <text:p>1.12.2021</text:p>
          </table:table-cell>
          <table:table-cell office:value-type="string" calcext:value-type="string">
            <text:p>Malbork</text:p>
          </table:table-cell>
          <table:table-cell office:value-type="float" office:value="3510" calcext:value-type="float">
            <text:p>3510</text:p>
          </table:table-cell>
          <table:table-cell/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date" office:date-value="2021-12-02" calcext:value-type="date">
            <text:p>2.12.2021</text:p>
          </table:table-cell>
          <table:table-cell office:value-type="string" calcext:value-type="string">
            <text:p>Malbork</text:p>
          </table:table-cell>
          <table:table-cell office:value-type="float" office:value="5820" calcext:value-type="float">
            <text:p>582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21-12-02" calcext:value-type="date">
            <text:p>2.12.20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style-name="ce11" table:formula="of:=DAY([.B695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95" calcext:value-type="float">
            <text:p>695</text:p>
          </table:table-cell>
          <table:table-cell office:value-type="date" office:date-value="2021-12-03" calcext:value-type="date">
            <text:p>3.12.2021</text:p>
          </table:table-cell>
          <table:table-cell office:value-type="string" calcext:value-type="string">
            <text:p>Malbork</text:p>
          </table:table-cell>
          <table:table-cell office:value-type="float" office:value="1310" calcext:value-type="float">
            <text:p>1310</text:p>
          </table:table-cell>
          <table:table-cell/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office:value-type="date" office:date-value="2021-12-03" calcext:value-type="date">
            <text:p>3.12.2021</text:p>
          </table:table-cell>
          <table:table-cell office:value-type="string" calcext:value-type="string">
            <text:p>Przemysl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date" office:date-value="2021-12-03" calcext:value-type="date">
            <text:p>3.12.2021</text:p>
          </table:table-cell>
          <table:table-cell office:value-type="string" calcext:value-type="string">
            <text:p>Gniezno</text:p>
          </table:table-cell>
          <table:table-cell office:value-type="float" office:value="4160" calcext:value-type="float">
            <text:p>4160</text:p>
          </table:table-cell>
          <table:table-cell/>
        </table:table-row>
        <table:table-row table:style-name="ro1" table:visibility="filter">
          <table:table-cell office:value-type="float" office:value="698" calcext:value-type="float">
            <text:p>698</text:p>
          </table:table-cell>
          <table:table-cell office:value-type="date" office:date-value="2021-12-04" calcext:value-type="date">
            <text:p>4.12.20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date" office:date-value="2021-12-04" calcext:value-type="date">
            <text:p>4.12.20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21-12-05" calcext:value-type="date">
            <text:p>5.12.20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style-name="ce11" table:formula="of:=DAY([.B701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office:value-type="date" office:date-value="2021-12-05" calcext:value-type="date">
            <text:p>5.12.2021</text:p>
          </table:table-cell>
          <table:table-cell office:value-type="string" calcext:value-type="string">
            <text:p>Przemysl</text:p>
          </table:table-cell>
          <table:table-cell office:value-type="float" office:value="5060" calcext:value-type="float">
            <text:p>506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21-12-06" calcext:value-type="date">
            <text:p>6.12.2021</text:p>
          </table:table-cell>
          <table:table-cell office:value-type="string" calcext:value-type="string">
            <text:p>Ogrodzieniec</text:p>
          </table:table-cell>
          <table:table-cell office:value-type="float" office:value="2550" calcext:value-type="float">
            <text:p>2550</text:p>
          </table:table-cell>
          <table:table-cell table:style-name="ce11" table:formula="of:=DAY([.B703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date" office:date-value="2021-12-06" calcext:value-type="date">
            <text:p>6.12.20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/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date" office:date-value="2021-12-06" calcext:value-type="date">
            <text:p>6.12.2021</text:p>
          </table:table-cell>
          <table:table-cell office:value-type="string" calcext:value-type="string">
            <text:p>Gniezno</text:p>
          </table:table-cell>
          <table:table-cell office:value-type="float" office:value="7210" calcext:value-type="float">
            <text:p>7210</text:p>
          </table:table-cell>
          <table:table-cell/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date" office:date-value="2021-12-07" calcext:value-type="date">
            <text:p>7.12.2021</text:p>
          </table:table-cell>
          <table:table-cell office:value-type="string" calcext:value-type="string">
            <text:p>Gniezno</text:p>
          </table:table-cell>
          <table:table-cell office:value-type="float" office:value="3560" calcext:value-type="float">
            <text:p>3560</text:p>
          </table:table-cell>
          <table:table-cell/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date" office:date-value="2021-12-08" calcext:value-type="date">
            <text:p>8.12.2021</text:p>
          </table:table-cell>
          <table:table-cell office:value-type="string" calcext:value-type="string">
            <text:p>Przemysl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date" office:date-value="2021-12-09" calcext:value-type="date">
            <text:p>9.12.2021</text:p>
          </table:table-cell>
          <table:table-cell office:value-type="string" calcext:value-type="string">
            <text:p>Malbork</text:p>
          </table:table-cell>
          <table:table-cell office:value-type="float" office:value="6090" calcext:value-type="float">
            <text:p>6090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21-12-10" calcext:value-type="date">
            <text:p>10.12.2021</text:p>
          </table:table-cell>
          <table:table-cell office:value-type="string" calcext:value-type="string">
            <text:p>Ogrodzieniec</text:p>
          </table:table-cell>
          <table:table-cell office:value-type="float" office:value="570" calcext:value-type="float">
            <text:p>570</text:p>
          </table:table-cell>
          <table:table-cell table:style-name="ce11" table:formula="of:=DAY([.B70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21-12-11" calcext:value-type="date">
            <text:p>11.12.2021</text:p>
          </table:table-cell>
          <table:table-cell office:value-type="string" calcext:value-type="string">
            <text:p>Ogrodzieniec</text:p>
          </table:table-cell>
          <table:table-cell office:value-type="float" office:value="9510" calcext:value-type="float">
            <text:p>9510</text:p>
          </table:table-cell>
          <table:table-cell table:style-name="ce11" table:formula="of:=DAY([.B710]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date" office:date-value="2021-12-11" calcext:value-type="date">
            <text:p>11.12.2021</text:p>
          </table:table-cell>
          <table:table-cell office:value-type="string" calcext:value-type="string">
            <text:p>Malbork</text:p>
          </table:table-cell>
          <table:table-cell office:value-type="float" office:value="2480" calcext:value-type="float">
            <text:p>2480</text:p>
          </table:table-cell>
          <table:table-cell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date" office:date-value="2021-12-11" calcext:value-type="date">
            <text:p>11.12.2021</text:p>
          </table:table-cell>
          <table:table-cell office:value-type="string" calcext:value-type="string">
            <text:p>Gniezno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date" office:date-value="2021-12-12" calcext:value-type="date">
            <text:p>12.12.2021</text:p>
          </table:table-cell>
          <table:table-cell office:value-type="string" calcext:value-type="string">
            <text:p>Przemysl</text:p>
          </table:table-cell>
          <table:table-cell office:value-type="float" office:value="9990" calcext:value-type="float">
            <text:p>999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21-12-12" calcext:value-type="date">
            <text:p>12.12.2021</text:p>
          </table:table-cell>
          <table:table-cell office:value-type="string" calcext:value-type="string">
            <text:p>Ogrodzieniec</text:p>
          </table:table-cell>
          <table:table-cell office:value-type="float" office:value="2750" calcext:value-type="float">
            <text:p>2750</text:p>
          </table:table-cell>
          <table:table-cell table:style-name="ce11" table:formula="of:=DAY([.B714])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date" office:date-value="2021-12-12" calcext:value-type="date">
            <text:p>12.12.2021</text:p>
          </table:table-cell>
          <table:table-cell office:value-type="string" calcext:value-type="string">
            <text:p>Malbork</text:p>
          </table:table-cell>
          <table:table-cell office:value-type="float" office:value="4260" calcext:value-type="float">
            <text:p>4260</text:p>
          </table:table-cell>
          <table:table-cell/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date" office:date-value="2021-12-13" calcext:value-type="date">
            <text:p>13.12.20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/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date" office:date-value="2021-12-13" calcext:value-type="date">
            <text:p>13.12.2021</text:p>
          </table:table-cell>
          <table:table-cell office:value-type="string" calcext:value-type="string">
            <text:p>Malbork</text:p>
          </table:table-cell>
          <table:table-cell office:value-type="float" office:value="2180" calcext:value-type="float">
            <text:p>2180</text:p>
          </table:table-cell>
          <table:table-cell/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Przemysl</text:p>
          </table:table-cell>
          <table:table-cell office:value-type="float" office:value="8200" calcext:value-type="float">
            <text:p>8200</text:p>
          </table:table-cell>
          <table:table-cell/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Gniezno</text:p>
          </table:table-cell>
          <table:table-cell office:value-type="float" office:value="5080" calcext:value-type="float">
            <text:p>508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Ogrodzieniec</text:p>
          </table:table-cell>
          <table:table-cell office:value-type="float" office:value="7660" calcext:value-type="float">
            <text:p>7660</text:p>
          </table:table-cell>
          <table:table-cell table:style-name="ce11" table:formula="of:=DAY([.B720]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/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date" office:date-value="2021-12-15" calcext:value-type="date">
            <text:p>15.12.2021</text:p>
          </table:table-cell>
          <table:table-cell office:value-type="string" calcext:value-type="string">
            <text:p>Gniezno</text:p>
          </table:table-cell>
          <table:table-cell office:value-type="float" office:value="7940" calcext:value-type="float">
            <text:p>794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21-12-15" calcext:value-type="date">
            <text:p>15.12.2021</text:p>
          </table:table-cell>
          <table:table-cell office:value-type="string" calcext:value-type="string">
            <text:p>Ogrodzieniec</text:p>
          </table:table-cell>
          <table:table-cell office:value-type="float" office:value="5370" calcext:value-type="float">
            <text:p>5370</text:p>
          </table:table-cell>
          <table:table-cell table:style-name="ce11" table:formula="of:=DAY([.B723])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date" office:date-value="2021-12-16" calcext:value-type="date">
            <text:p>16.12.2021</text:p>
          </table:table-cell>
          <table:table-cell office:value-type="string" calcext:value-type="string">
            <text:p>Przemysl</text:p>
          </table:table-cell>
          <table:table-cell office:value-type="float" office:value="3940" calcext:value-type="float">
            <text:p>3940</text:p>
          </table:table-cell>
          <table:table-cell/>
        </table:table-row>
        <table:table-row table:style-name="ro1" table:visibility="filter">
          <table:table-cell office:value-type="float" office:value="724" calcext:value-type="float">
            <text:p>724</text:p>
          </table:table-cell>
          <table:table-cell office:value-type="date" office:date-value="2021-12-17" calcext:value-type="date">
            <text:p>17.12.2021</text:p>
          </table:table-cell>
          <table:table-cell office:value-type="string" calcext:value-type="string">
            <text:p>Przemysl</text:p>
          </table:table-cell>
          <table:table-cell office:value-type="float" office:value="4400" calcext:value-type="float">
            <text:p>4400</text:p>
          </table:table-cell>
          <table:table-cell/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office:value-type="date" office:date-value="2021-12-18" calcext:value-type="date">
            <text:p>18.12.2021</text:p>
          </table:table-cell>
          <table:table-cell office:value-type="string" calcext:value-type="string">
            <text:p>Gniezno</text:p>
          </table:table-cell>
          <table:table-cell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1-12-18" calcext:value-type="date">
            <text:p>18.12.2021</text:p>
          </table:table-cell>
          <table:table-cell office:value-type="string" calcext:value-type="string">
            <text:p>Ogrodzieniec</text:p>
          </table:table-cell>
          <table:table-cell office:value-type="float" office:value="4640" calcext:value-type="float">
            <text:p>4640</text:p>
          </table:table-cell>
          <table:table-cell table:style-name="ce11" table:formula="of:=DAY([.B727]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date" office:date-value="2021-12-18" calcext:value-type="date">
            <text:p>18.12.2021</text:p>
          </table:table-cell>
          <table:table-cell office:value-type="string" calcext:value-type="string">
            <text:p>Malbork</text:p>
          </table:table-cell>
          <table:table-cell office:value-type="float" office:value="7530" calcext:value-type="float">
            <text:p>7530</text:p>
          </table:table-cell>
          <table:table-cell/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date" office:date-value="2021-12-19" calcext:value-type="date">
            <text:p>19.12.20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21-12-19" calcext:value-type="date">
            <text:p>19.12.2021</text:p>
          </table:table-cell>
          <table:table-cell office:value-type="string" calcext:value-type="string">
            <text:p>Ogrodzieniec</text:p>
          </table:table-cell>
          <table:table-cell office:value-type="float" office:value="2520" calcext:value-type="float">
            <text:p>2520</text:p>
          </table:table-cell>
          <table:table-cell table:style-name="ce11" table:formula="of:=DAY([.B730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date" office:date-value="2021-12-19" calcext:value-type="date">
            <text:p>19.12.2021</text:p>
          </table:table-cell>
          <table:table-cell office:value-type="string" calcext:value-type="string">
            <text:p>Przemysl</text:p>
          </table:table-cell>
          <table:table-cell office:value-type="float" office:value="4570" calcext:value-type="float">
            <text:p>4570</text:p>
          </table:table-cell>
          <table:table-cell/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date" office:date-value="2021-12-20" calcext:value-type="date">
            <text:p>20.12.20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21-12-20" calcext:value-type="date">
            <text:p>20.12.2021</text:p>
          </table:table-cell>
          <table:table-cell office:value-type="string" calcext:value-type="string">
            <text:p>Ogrodzieniec</text:p>
          </table:table-cell>
          <table:table-cell office:value-type="float" office:value="1340" calcext:value-type="float">
            <text:p>1340</text:p>
          </table:table-cell>
          <table:table-cell table:style-name="ce11" table:formula="of:=DAY([.B733]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date" office:date-value="2021-12-21" calcext:value-type="date">
            <text:p>21.12.2021</text:p>
          </table:table-cell>
          <table:table-cell office:value-type="string" calcext:value-type="string">
            <text:p>Gniezno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21-12-22" calcext:value-type="date">
            <text:p>22.12.2021</text:p>
          </table:table-cell>
          <table:table-cell office:value-type="string" calcext:value-type="string">
            <text:p>Ogrodzieniec</text:p>
          </table:table-cell>
          <table:table-cell office:value-type="float" office:value="5730" calcext:value-type="float">
            <text:p>5730</text:p>
          </table:table-cell>
          <table:table-cell table:style-name="ce11" table:formula="of:=DAY([.B735]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date" office:date-value="2021-12-22" calcext:value-type="date">
            <text:p>22.12.2021</text:p>
          </table:table-cell>
          <table:table-cell office:value-type="string" calcext:value-type="string">
            <text:p>Przemysl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1-12-23" calcext:value-type="date">
            <text:p>23.12.2021</text:p>
          </table:table-cell>
          <table:table-cell office:value-type="string" calcext:value-type="string">
            <text:p>Ogrodzieniec</text:p>
          </table:table-cell>
          <table:table-cell office:value-type="float" office:value="9620" calcext:value-type="float">
            <text:p>9620</text:p>
          </table:table-cell>
          <table:table-cell table:style-name="ce11" table:formula="of:=DAY([.B737]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date" office:date-value="2021-12-23" calcext:value-type="date">
            <text:p>23.12.20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date" office:date-value="2021-12-23" calcext:value-type="date">
            <text:p>23.12.2021</text:p>
          </table:table-cell>
          <table:table-cell office:value-type="string" calcext:value-type="string">
            <text:p>Przemysl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21-12-24" calcext:value-type="date">
            <text:p>24.12.2021</text:p>
          </table:table-cell>
          <table:table-cell office:value-type="string" calcext:value-type="string">
            <text:p>Ogrodzieniec</text:p>
          </table:table-cell>
          <table:table-cell office:value-type="float" office:value="4270" calcext:value-type="float">
            <text:p>4270</text:p>
          </table:table-cell>
          <table:table-cell table:style-name="ce11" table:formula="of:=DAY([.B740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21-12-25" calcext:value-type="date">
            <text:p>25.12.2021</text:p>
          </table:table-cell>
          <table:table-cell office:value-type="string" calcext:value-type="string">
            <text:p>Ogrodzieniec</text:p>
          </table:table-cell>
          <table:table-cell office:value-type="float" office:value="1590" calcext:value-type="float">
            <text:p>1590</text:p>
          </table:table-cell>
          <table:table-cell table:style-name="ce11" table:formula="of:=DAY([.B741])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date" office:date-value="2021-12-26" calcext:value-type="date">
            <text:p>26.12.2021</text:p>
          </table:table-cell>
          <table:table-cell office:value-type="string" calcext:value-type="string">
            <text:p>Przemysl</text:p>
          </table:table-cell>
          <table:table-cell office:value-type="float" office:value="7700" calcext:value-type="float">
            <text:p>7700</text:p>
          </table:table-cell>
          <table:table-cell/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date" office:date-value="2021-12-26" calcext:value-type="date">
            <text:p>26.12.2021</text:p>
          </table:table-cell>
          <table:table-cell office:value-type="string" calcext:value-type="string">
            <text:p>Malbork</text:p>
          </table:table-cell>
          <table:table-cell office:value-type="float" office:value="7320" calcext:value-type="float">
            <text:p>7320</text:p>
          </table:table-cell>
          <table:table-cell/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Malbork</text:p>
          </table:table-cell>
          <table:table-cell office:value-type="float" office:value="3930" calcext:value-type="float">
            <text:p>3930</text:p>
          </table:table-cell>
          <table:table-cell/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/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Przemysl</text:p>
          </table:table-cell>
          <table:table-cell office:value-type="float" office:value="8040" calcext:value-type="float">
            <text:p>804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Ogrodzieniec</text:p>
          </table:table-cell>
          <table:table-cell office:value-type="float" office:value="8030" calcext:value-type="float">
            <text:p>8030</text:p>
          </table:table-cell>
          <table:table-cell table:style-name="ce11" table:formula="of:=DAY([.B747])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747" calcext:value-type="float">
            <text:p>747</text:p>
          </table:table-cell>
          <table:table-cell office:value-type="date" office:date-value="2021-12-28" calcext:value-type="date">
            <text:p>28.12.2021</text:p>
          </table:table-cell>
          <table:table-cell office:value-type="string" calcext:value-type="string">
            <text:p>Przemysl</text:p>
          </table:table-cell>
          <table:table-cell office:value-type="float" office:value="4140" calcext:value-type="float">
            <text:p>414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21-12-28" calcext:value-type="date">
            <text:p>28.12.2021</text:p>
          </table:table-cell>
          <table:table-cell office:value-type="string" calcext:value-type="string">
            <text:p>Ogrodzieniec</text:p>
          </table:table-cell>
          <table:table-cell office:value-type="float" office:value="1410" calcext:value-type="float">
            <text:p>1410</text:p>
          </table:table-cell>
          <table:table-cell table:style-name="ce11" table:formula="of:=DAY([.B749])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date" office:date-value="2021-12-28" calcext:value-type="date">
            <text:p>28.12.2021</text:p>
          </table:table-cell>
          <table:table-cell office:value-type="string" calcext:value-type="string">
            <text:p>Gniezno</text:p>
          </table:table-cell>
          <table:table-cell office:value-type="float" office:value="4500" calcext:value-type="float">
            <text:p>4500</text:p>
          </table:table-cell>
          <table:table-cell/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date" office:date-value="2021-12-29" calcext:value-type="date">
            <text:p>29.12.2021</text:p>
          </table:table-cell>
          <table:table-cell office:value-type="string" calcext:value-type="string">
            <text:p>Przemysl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1-12-29" calcext:value-type="date">
            <text:p>29.12.2021</text:p>
          </table:table-cell>
          <table:table-cell office:value-type="string" calcext:value-type="string">
            <text:p>Ogrodzieniec</text:p>
          </table:table-cell>
          <table:table-cell office:value-type="float" office:value="7390" calcext:value-type="float">
            <text:p>7390</text:p>
          </table:table-cell>
          <table:table-cell table:style-name="ce11" table:formula="of:=DAY([.B752])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Gniezno</text:p>
          </table:table-cell>
          <table:table-cell office:value-type="float" office:value="4600" calcext:value-type="float">
            <text:p>4600</text:p>
          </table:table-cell>
          <table:table-cell/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/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Malbork</text:p>
          </table:table-cell>
          <table:table-cell office:value-type="float" office:value="2410" calcext:value-type="float">
            <text:p>2410</text:p>
          </table:table-cell>
          <table:table-cell/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date" office:date-value="2021-12-31" calcext:value-type="date">
            <text:p>31.12.2021</text:p>
          </table:table-cell>
          <table:table-cell office:value-type="string" calcext:value-type="string">
            <text:p>Gniezno</text:p>
          </table:table-cell>
          <table:table-cell office:value-type="float" office:value="6290" calcext:value-type="float">
            <text:p>6290</text:p>
          </table:table-cell>
          <table:table-cell/>
        </table:table-row>
      </table:table>
      <table:table table:name="zad 5.2" table:style-name="ta1"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ce12"/>
        <table:table-row table:style-name="ro1">
          <table:table-cell office:value-type="string" calcext:value-type="string">
            <text:p>nr_zamowie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wielkosc_zamowienia</text:p>
          </table:table-cell>
          <table:table-cell table:style-name="Default" office:value-type="string" calcext:value-type="string">
            <text:p>DNI</text:p>
          </table:table-cell>
          <table:table-cell table:style-name="Default"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2" calcext:value-type="date">
            <text:p>2.01.2021</text:p>
          </table:table-cell>
          <table:table-cell office:value-type="string" calcext:value-type="string">
            <text:p>Ogrodzieniec</text:p>
          </table:table-cell>
          <table:table-cell office:value-type="float" office:value="1290" calcext:value-type="float">
            <text:p>1290</text:p>
          </table:table-cell>
          <table:table-cell table:formula="of:=DAY([.B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1-01-05" calcext:value-type="date">
            <text:p>5.01.2021</text:p>
          </table:table-cell>
          <table:table-cell office:value-type="string" calcext:value-type="string">
            <text:p>Ogrodzieniec</text:p>
          </table:table-cell>
          <table:table-cell office:value-type="float" office:value="1430" calcext:value-type="float">
            <text:p>1430</text:p>
          </table:table-cell>
          <table:table-cell table:formula="of:=DAY([.B3])" office:value-type="float" office:value="5" calcext:value-type="float">
            <text:p>5</text:p>
          </table:table-cell>
          <table:table-cell table:formula="of:=IF([.E3] - 1 = [.E2]; [.F2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1-01-06" calcext:value-type="date">
            <text:p>6.01.2021</text:p>
          </table:table-cell>
          <table:table-cell office:value-type="string" calcext:value-type="string">
            <text:p>Ogrodzieniec</text:p>
          </table:table-cell>
          <table:table-cell office:value-type="float" office:value="5540" calcext:value-type="float">
            <text:p>5540</text:p>
          </table:table-cell>
          <table:table-cell table:formula="of:=DAY([.B4])" office:value-type="float" office:value="6" calcext:value-type="float">
            <text:p>6</text:p>
          </table:table-cell>
          <table:table-cell table:formula="of:=IF([.E4] - 1 = [.E3]; [.F3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1-01-08" calcext:value-type="date">
            <text:p>8.01.20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DAY([.B5])" office:value-type="float" office:value="8" calcext:value-type="float">
            <text:p>8</text:p>
          </table:table-cell>
          <table:table-cell table:formula="of:=IF([.E5] - 1 = [.E4]; [.F4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1-01-09" calcext:value-type="date">
            <text:p>9.01.20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DAY([.B6])" office:value-type="float" office:value="9" calcext:value-type="float">
            <text:p>9</text:p>
          </table:table-cell>
          <table:table-cell table:formula="of:=IF([.E6] - 1 = [.E5]; [.F5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1-01-11" calcext:value-type="date">
            <text:p>11.01.20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DAY([.B7])" office:value-type="float" office:value="11" calcext:value-type="float">
            <text:p>11</text:p>
          </table:table-cell>
          <table:table-cell table:formula="of:=IF([.E7] - 1 = [.E6]; [.F6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1-01-14" calcext:value-type="date">
            <text:p>14.01.2021</text:p>
          </table:table-cell>
          <table:table-cell office:value-type="string" calcext:value-type="string">
            <text:p>Ogrodzieniec</text:p>
          </table:table-cell>
          <table:table-cell office:value-type="float" office:value="2260" calcext:value-type="float">
            <text:p>2260</text:p>
          </table:table-cell>
          <table:table-cell table:formula="of:=DAY([.B8])" office:value-type="float" office:value="14" calcext:value-type="float">
            <text:p>14</text:p>
          </table:table-cell>
          <table:table-cell table:formula="of:=IF([.E8] - 1 = [.E7]; [.F7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1-01-15" calcext:value-type="date">
            <text:p>15.01.2021</text:p>
          </table:table-cell>
          <table:table-cell office:value-type="string" calcext:value-type="string">
            <text:p>Ogrodzieniec</text:p>
          </table:table-cell>
          <table:table-cell office:value-type="float" office:value="3260" calcext:value-type="float">
            <text:p>3260</text:p>
          </table:table-cell>
          <table:table-cell table:formula="of:=DAY([.B9])" office:value-type="float" office:value="15" calcext:value-type="float">
            <text:p>15</text:p>
          </table:table-cell>
          <table:table-cell table:formula="of:=IF([.E9] - 1 = [.E8]; [.F8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Ogrodzieniec</text:p>
          </table:table-cell>
          <table:table-cell office:value-type="float" office:value="3140" calcext:value-type="float">
            <text:p>3140</text:p>
          </table:table-cell>
          <table:table-cell table:formula="of:=DAY([.B10])" office:value-type="float" office:value="17" calcext:value-type="float">
            <text:p>17</text:p>
          </table:table-cell>
          <table:table-cell table:formula="of:=IF([.E10] - 1 = [.E9]; [.F9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1-19" calcext:value-type="date">
            <text:p>19.01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DAY([.B11])" office:value-type="float" office:value="19" calcext:value-type="float">
            <text:p>19</text:p>
          </table:table-cell>
          <table:table-cell table:formula="of:=IF([.E11] - 1 = [.E10]; [.F10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1-20" calcext:value-type="date">
            <text:p>20.01.2021</text:p>
          </table:table-cell>
          <table:table-cell office:value-type="string" calcext:value-type="string">
            <text:p>Ogrodzieniec</text:p>
          </table:table-cell>
          <table:table-cell office:value-type="float" office:value="2350" calcext:value-type="float">
            <text:p>2350</text:p>
          </table:table-cell>
          <table:table-cell table:formula="of:=DAY([.B12])" office:value-type="float" office:value="20" calcext:value-type="float">
            <text:p>20</text:p>
          </table:table-cell>
          <table:table-cell table:formula="of:=IF([.E12] - 1 = [.E11]; [.F11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01-23" calcext:value-type="date">
            <text:p>23.01.2021</text:p>
          </table:table-cell>
          <table:table-cell office:value-type="string" calcext:value-type="string">
            <text:p>Ogrodzieniec</text:p>
          </table:table-cell>
          <table:table-cell office:value-type="float" office:value="2870" calcext:value-type="float">
            <text:p>2870</text:p>
          </table:table-cell>
          <table:table-cell table:formula="of:=DAY([.B13])" office:value-type="float" office:value="23" calcext:value-type="float">
            <text:p>23</text:p>
          </table:table-cell>
          <table:table-cell table:formula="of:=IF([.E13] - 1 = [.E12]; [.F12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01-24" calcext:value-type="date">
            <text:p>24.01.2021</text:p>
          </table:table-cell>
          <table:table-cell office:value-type="string" calcext:value-type="string">
            <text:p>Ogrodzieniec</text:p>
          </table:table-cell>
          <table:table-cell office:value-type="float" office:value="8690" calcext:value-type="float">
            <text:p>8690</text:p>
          </table:table-cell>
          <table:table-cell table:formula="of:=DAY([.B14])" office:value-type="float" office:value="24" calcext:value-type="float">
            <text:p>24</text:p>
          </table:table-cell>
          <table:table-cell table:formula="of:=IF([.E14] - 1 = [.E13]; [.F13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1-01-27" calcext:value-type="date">
            <text:p>27.01.2021</text:p>
          </table:table-cell>
          <table:table-cell office:value-type="string" calcext:value-type="string">
            <text:p>Ogrodzieniec</text:p>
          </table:table-cell>
          <table:table-cell office:value-type="float" office:value="7870" calcext:value-type="float">
            <text:p>7870</text:p>
          </table:table-cell>
          <table:table-cell table:formula="of:=DAY([.B15])" office:value-type="float" office:value="27" calcext:value-type="float">
            <text:p>27</text:p>
          </table:table-cell>
          <table:table-cell table:formula="of:=IF([.E15] - 1 = [.E14]; [.F14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Ogrodzieniec</text:p>
          </table:table-cell>
          <table:table-cell office:value-type="float" office:value="1940" calcext:value-type="float">
            <text:p>1940</text:p>
          </table:table-cell>
          <table:table-cell table:formula="of:=DAY([.B16])" office:value-type="float" office:value="28" calcext:value-type="float">
            <text:p>28</text:p>
          </table:table-cell>
          <table:table-cell table:formula="of:=IF([.E16] - 1 = [.E15]; [.F15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1-01-31" calcext:value-type="date">
            <text:p>31.01.2021</text:p>
          </table:table-cell>
          <table:table-cell office:value-type="string" calcext:value-type="string">
            <text:p>Ogrodzieniec</text:p>
          </table:table-cell>
          <table:table-cell office:value-type="float" office:value="6900" calcext:value-type="float">
            <text:p>6900</text:p>
          </table:table-cell>
          <table:table-cell table:formula="of:=DAY([.B17])" office:value-type="float" office:value="31" calcext:value-type="float">
            <text:p>31</text:p>
          </table:table-cell>
          <table:table-cell table:formula="of:=IF([.E17] - 1 = [.E16]; [.F16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1-02-01" calcext:value-type="date">
            <text:p>1.02.2021</text:p>
          </table:table-cell>
          <table:table-cell office:value-type="string" calcext:value-type="string">
            <text:p>Ogrodzieniec</text:p>
          </table:table-cell>
          <table:table-cell office:value-type="float" office:value="6960" calcext:value-type="float">
            <text:p>6960</text:p>
          </table:table-cell>
          <table:table-cell table:formula="of:=DAY([.B18])" office:value-type="float" office:value="1" calcext:value-type="float">
            <text:p>1</text:p>
          </table:table-cell>
          <table:table-cell table:formula="of:=IF([.E18] - 1 = [.E17]; [.F17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1-02-04" calcext:value-type="date">
            <text:p>4.02.2021</text:p>
          </table:table-cell>
          <table:table-cell office:value-type="string" calcext:value-type="string">
            <text:p>Ogrodzieniec</text:p>
          </table:table-cell>
          <table:table-cell office:value-type="float" office:value="7770" calcext:value-type="float">
            <text:p>7770</text:p>
          </table:table-cell>
          <table:table-cell table:formula="of:=DAY([.B19])" office:value-type="float" office:value="4" calcext:value-type="float">
            <text:p>4</text:p>
          </table:table-cell>
          <table:table-cell table:formula="of:=IF([.E19] - 1 = [.E18]; [.F18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1-02-06" calcext:value-type="date">
            <text:p>6.02.2021</text:p>
          </table:table-cell>
          <table:table-cell office:value-type="string" calcext:value-type="string">
            <text:p>Ogrodzieniec</text:p>
          </table:table-cell>
          <table:table-cell office:value-type="float" office:value="1820" calcext:value-type="float">
            <text:p>1820</text:p>
          </table:table-cell>
          <table:table-cell table:formula="of:=DAY([.B20])" office:value-type="float" office:value="6" calcext:value-type="float">
            <text:p>6</text:p>
          </table:table-cell>
          <table:table-cell table:formula="of:=IF([.E20] - 1 = [.E19]; [.F19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1-02-07" calcext:value-type="date">
            <text:p>7.02.2021</text:p>
          </table:table-cell>
          <table:table-cell office:value-type="string" calcext:value-type="string">
            <text:p>Ogrodzieniec</text:p>
          </table:table-cell>
          <table:table-cell office:value-type="float" office:value="5920" calcext:value-type="float">
            <text:p>5920</text:p>
          </table:table-cell>
          <table:table-cell table:formula="of:=DAY([.B21])" office:value-type="float" office:value="7" calcext:value-type="float">
            <text:p>7</text:p>
          </table:table-cell>
          <table:table-cell table:formula="of:=IF([.E21] - 1 = [.E20]; [.F20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1-02-08" calcext:value-type="date">
            <text:p>8.02.20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DAY([.B22])" office:value-type="float" office:value="8" calcext:value-type="float">
            <text:p>8</text:p>
          </table:table-cell>
          <table:table-cell table:formula="of:=IF([.E22] - 1 = [.E21]; [.F21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1-02-10" calcext:value-type="date">
            <text:p>10.02.2021</text:p>
          </table:table-cell>
          <table:table-cell office:value-type="string" calcext:value-type="string">
            <text:p>Ogrodzieniec</text:p>
          </table:table-cell>
          <table:table-cell office:value-type="float" office:value="2620" calcext:value-type="float">
            <text:p>2620</text:p>
          </table:table-cell>
          <table:table-cell table:formula="of:=DAY([.B23])" office:value-type="float" office:value="10" calcext:value-type="float">
            <text:p>10</text:p>
          </table:table-cell>
          <table:table-cell table:formula="of:=IF([.E23] - 1 = [.E22]; [.F22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1-02-13" calcext:value-type="date">
            <text:p>13.02.20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DAY([.B24])" office:value-type="float" office:value="13" calcext:value-type="float">
            <text:p>13</text:p>
          </table:table-cell>
          <table:table-cell table:formula="of:=IF([.E24] - 1 = [.E23]; [.F23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1-02-15" calcext:value-type="date">
            <text:p>15.02.2021</text:p>
          </table:table-cell>
          <table:table-cell office:value-type="string" calcext:value-type="string">
            <text:p>Ogrodzieniec</text:p>
          </table:table-cell>
          <table:table-cell office:value-type="float" office:value="3780" calcext:value-type="float">
            <text:p>3780</text:p>
          </table:table-cell>
          <table:table-cell table:formula="of:=DAY([.B25])" office:value-type="float" office:value="15" calcext:value-type="float">
            <text:p>15</text:p>
          </table:table-cell>
          <table:table-cell table:formula="of:=IF([.E25] - 1 = [.E24]; [.F24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1-02-16" calcext:value-type="date">
            <text:p>16.02.2021</text:p>
          </table:table-cell>
          <table:table-cell office:value-type="string" calcext:value-type="string">
            <text:p>Ogrodzieniec</text:p>
          </table:table-cell>
          <table:table-cell office:value-type="float" office:value="1570" calcext:value-type="float">
            <text:p>1570</text:p>
          </table:table-cell>
          <table:table-cell table:formula="of:=DAY([.B26])" office:value-type="float" office:value="16" calcext:value-type="float">
            <text:p>16</text:p>
          </table:table-cell>
          <table:table-cell table:formula="of:=IF([.E26] - 1 = [.E25]; [.F25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1-02-17" calcext:value-type="date">
            <text:p>17.02.2021</text:p>
          </table:table-cell>
          <table:table-cell office:value-type="string" calcext:value-type="string">
            <text:p>Ogrodzieniec</text:p>
          </table:table-cell>
          <table:table-cell office:value-type="float" office:value="9690" calcext:value-type="float">
            <text:p>9690</text:p>
          </table:table-cell>
          <table:table-cell table:formula="of:=DAY([.B27])" office:value-type="float" office:value="17" calcext:value-type="float">
            <text:p>17</text:p>
          </table:table-cell>
          <table:table-cell table:formula="of:=IF([.E27] - 1 = [.E26]; [.F26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1-02-21" calcext:value-type="date">
            <text:p>21.02.2021</text:p>
          </table:table-cell>
          <table:table-cell office:value-type="string" calcext:value-type="string">
            <text:p>Ogrodzieniec</text:p>
          </table:table-cell>
          <table:table-cell office:value-type="float" office:value="6700" calcext:value-type="float">
            <text:p>6700</text:p>
          </table:table-cell>
          <table:table-cell table:formula="of:=DAY([.B28])" office:value-type="float" office:value="21" calcext:value-type="float">
            <text:p>21</text:p>
          </table:table-cell>
          <table:table-cell table:formula="of:=IF([.E28] - 1 = [.E27]; [.F27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1-02-22" calcext:value-type="date">
            <text:p>22.02.2021</text:p>
          </table:table-cell>
          <table:table-cell office:value-type="string" calcext:value-type="string">
            <text:p>Ogrodzieniec</text:p>
          </table:table-cell>
          <table:table-cell office:value-type="float" office:value="5570" calcext:value-type="float">
            <text:p>5570</text:p>
          </table:table-cell>
          <table:table-cell table:formula="of:=DAY([.B29])" office:value-type="float" office:value="22" calcext:value-type="float">
            <text:p>22</text:p>
          </table:table-cell>
          <table:table-cell table:formula="of:=IF([.E29] - 1 = [.E28]; [.F28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1-02-25" calcext:value-type="date">
            <text:p>25.02.2021</text:p>
          </table:table-cell>
          <table:table-cell office:value-type="string" calcext:value-type="string">
            <text:p>Ogrodzieniec</text:p>
          </table:table-cell>
          <table:table-cell office:value-type="float" office:value="5060" calcext:value-type="float">
            <text:p>5060</text:p>
          </table:table-cell>
          <table:table-cell table:formula="of:=DAY([.B30])" office:value-type="float" office:value="25" calcext:value-type="float">
            <text:p>25</text:p>
          </table:table-cell>
          <table:table-cell table:formula="of:=IF([.E30] - 1 = [.E29]; [.F29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1-02-26" calcext:value-type="date">
            <text:p>26.02.2021</text:p>
          </table:table-cell>
          <table:table-cell office:value-type="string" calcext:value-type="string">
            <text:p>Ogrodzieniec</text:p>
          </table:table-cell>
          <table:table-cell office:value-type="float" office:value="5100" calcext:value-type="float">
            <text:p>5100</text:p>
          </table:table-cell>
          <table:table-cell table:formula="of:=DAY([.B31])" office:value-type="float" office:value="26" calcext:value-type="float">
            <text:p>26</text:p>
          </table:table-cell>
          <table:table-cell table:formula="of:=IF([.E31] - 1 = [.E30]; [.F30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DAY([.B32])" office:value-type="float" office:value="28" calcext:value-type="float">
            <text:p>28</text:p>
          </table:table-cell>
          <table:table-cell table:formula="of:=IF([.E32] - 1 = [.E31]; [.F31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1-03-01" calcext:value-type="date">
            <text:p>1.03.2021</text:p>
          </table:table-cell>
          <table:table-cell office:value-type="string" calcext:value-type="string">
            <text:p>Ogrodzieniec</text:p>
          </table:table-cell>
          <table:table-cell office:value-type="float" office:value="8650" calcext:value-type="float">
            <text:p>8650</text:p>
          </table:table-cell>
          <table:table-cell table:formula="of:=DAY([.B33])" office:value-type="float" office:value="1" calcext:value-type="float">
            <text:p>1</text:p>
          </table:table-cell>
          <table:table-cell table:formula="of:=IF([.E33] - 1 = [.E32]; [.F32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1-03-03" calcext:value-type="date">
            <text:p>3.03.20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DAY([.B34])" office:value-type="float" office:value="3" calcext:value-type="float">
            <text:p>3</text:p>
          </table:table-cell>
          <table:table-cell table:formula="of:=IF([.E34] - 1 = [.E33]; [.F33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1-03-04" calcext:value-type="date">
            <text:p>4.03.2021</text:p>
          </table:table-cell>
          <table:table-cell office:value-type="string" calcext:value-type="string">
            <text:p>Ogrodzieniec</text:p>
          </table:table-cell>
          <table:table-cell office:value-type="float" office:value="6210" calcext:value-type="float">
            <text:p>6210</text:p>
          </table:table-cell>
          <table:table-cell table:formula="of:=DAY([.B35])" office:value-type="float" office:value="4" calcext:value-type="float">
            <text:p>4</text:p>
          </table:table-cell>
          <table:table-cell table:formula="of:=IF([.E35] - 1 = [.E34]; [.F34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1-03-05" calcext:value-type="date">
            <text:p>5.03.2021</text:p>
          </table:table-cell>
          <table:table-cell office:value-type="string" calcext:value-type="string">
            <text:p>Ogrodzieniec</text:p>
          </table:table-cell>
          <table:table-cell office:value-type="float" office:value="3340" calcext:value-type="float">
            <text:p>3340</text:p>
          </table:table-cell>
          <table:table-cell table:formula="of:=DAY([.B36])" office:value-type="float" office:value="5" calcext:value-type="float">
            <text:p>5</text:p>
          </table:table-cell>
          <table:table-cell table:formula="of:=IF([.E36] - 1 = [.E35]; [.F35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1-03-07" calcext:value-type="date">
            <text:p>7.03.2021</text:p>
          </table:table-cell>
          <table:table-cell office:value-type="string" calcext:value-type="string">
            <text:p>Ogrodzieniec</text:p>
          </table:table-cell>
          <table:table-cell office:value-type="float" office:value="5310" calcext:value-type="float">
            <text:p>5310</text:p>
          </table:table-cell>
          <table:table-cell table:formula="of:=DAY([.B37])" office:value-type="float" office:value="7" calcext:value-type="float">
            <text:p>7</text:p>
          </table:table-cell>
          <table:table-cell table:formula="of:=IF([.E37] - 1 = [.E36]; [.F36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1-03-08" calcext:value-type="date">
            <text:p>8.03.2021</text:p>
          </table:table-cell>
          <table:table-cell office:value-type="string" calcext:value-type="string">
            <text:p>Ogrodzieniec</text:p>
          </table:table-cell>
          <table:table-cell office:value-type="float" office:value="9130" calcext:value-type="float">
            <text:p>9130</text:p>
          </table:table-cell>
          <table:table-cell table:formula="of:=DAY([.B38])" office:value-type="float" office:value="8" calcext:value-type="float">
            <text:p>8</text:p>
          </table:table-cell>
          <table:table-cell table:formula="of:=IF([.E38] - 1 = [.E37]; [.F37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1-03-09" calcext:value-type="date">
            <text:p>9.03.2021</text:p>
          </table:table-cell>
          <table:table-cell office:value-type="string" calcext:value-type="string">
            <text:p>Ogrodzieniec</text:p>
          </table:table-cell>
          <table:table-cell office:value-type="float" office:value="1920" calcext:value-type="float">
            <text:p>1920</text:p>
          </table:table-cell>
          <table:table-cell table:formula="of:=DAY([.B39])" office:value-type="float" office:value="9" calcext:value-type="float">
            <text:p>9</text:p>
          </table:table-cell>
          <table:table-cell table:formula="of:=IF([.E39] - 1 = [.E38]; [.F38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1-03-12" calcext:value-type="date">
            <text:p>12.03.2021</text:p>
          </table:table-cell>
          <table:table-cell office:value-type="string" calcext:value-type="string">
            <text:p>Ogrodzieniec</text:p>
          </table:table-cell>
          <table:table-cell office:value-type="float" office:value="820" calcext:value-type="float">
            <text:p>820</text:p>
          </table:table-cell>
          <table:table-cell table:formula="of:=DAY([.B40])" office:value-type="float" office:value="12" calcext:value-type="float">
            <text:p>12</text:p>
          </table:table-cell>
          <table:table-cell table:formula="of:=IF([.E40] - 1 = [.E39]; [.F39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1-03-13" calcext:value-type="date">
            <text:p>13.03.20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DAY([.B41])" office:value-type="float" office:value="13" calcext:value-type="float">
            <text:p>13</text:p>
          </table:table-cell>
          <table:table-cell table:formula="of:=IF([.E41] - 1 = [.E40]; [.F40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1-03-15" calcext:value-type="date">
            <text:p>15.03.2021</text:p>
          </table:table-cell>
          <table:table-cell office:value-type="string" calcext:value-type="string">
            <text:p>Ogrodzieniec</text:p>
          </table:table-cell>
          <table:table-cell office:value-type="float" office:value="6860" calcext:value-type="float">
            <text:p>6860</text:p>
          </table:table-cell>
          <table:table-cell table:formula="of:=DAY([.B42])" office:value-type="float" office:value="15" calcext:value-type="float">
            <text:p>15</text:p>
          </table:table-cell>
          <table:table-cell table:formula="of:=IF([.E42] - 1 = [.E41]; [.F41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1-03-16" calcext:value-type="date">
            <text:p>16.03.2021</text:p>
          </table:table-cell>
          <table:table-cell office:value-type="string" calcext:value-type="string">
            <text:p>Ogrodzieniec</text:p>
          </table:table-cell>
          <table:table-cell office:value-type="float" office:value="2020" calcext:value-type="float">
            <text:p>2020</text:p>
          </table:table-cell>
          <table:table-cell table:formula="of:=DAY([.B43])" office:value-type="float" office:value="16" calcext:value-type="float">
            <text:p>16</text:p>
          </table:table-cell>
          <table:table-cell table:formula="of:=IF([.E43] - 1 = [.E42]; [.F42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1-03-17" calcext:value-type="date">
            <text:p>17.03.2021</text:p>
          </table:table-cell>
          <table:table-cell office:value-type="string" calcext:value-type="string">
            <text:p>Ogrodzieniec</text:p>
          </table:table-cell>
          <table:table-cell office:value-type="float" office:value="9720" calcext:value-type="float">
            <text:p>9720</text:p>
          </table:table-cell>
          <table:table-cell table:formula="of:=DAY([.B44])" office:value-type="float" office:value="17" calcext:value-type="float">
            <text:p>17</text:p>
          </table:table-cell>
          <table:table-cell table:formula="of:=IF([.E44] - 1 = [.E43]; [.F43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DAY([.B45])" office:value-type="float" office:value="18" calcext:value-type="float">
            <text:p>18</text:p>
          </table:table-cell>
          <table:table-cell table:formula="of:=IF([.E45] - 1 = [.E44]; [.F44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1-03-20" calcext:value-type="date">
            <text:p>20.03.20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DAY([.B46])" office:value-type="float" office:value="20" calcext:value-type="float">
            <text:p>20</text:p>
          </table:table-cell>
          <table:table-cell table:formula="of:=IF([.E46] - 1 = [.E45]; [.F45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1-03-21" calcext:value-type="date">
            <text:p>21.03.2021</text:p>
          </table:table-cell>
          <table:table-cell office:value-type="string" calcext:value-type="string">
            <text:p>Ogrodzieniec</text:p>
          </table:table-cell>
          <table:table-cell office:value-type="float" office:value="2480" calcext:value-type="float">
            <text:p>2480</text:p>
          </table:table-cell>
          <table:table-cell table:formula="of:=DAY([.B47])" office:value-type="float" office:value="21" calcext:value-type="float">
            <text:p>21</text:p>
          </table:table-cell>
          <table:table-cell table:formula="of:=IF([.E47] - 1 = [.E46]; [.F46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1-03-22" calcext:value-type="date">
            <text:p>22.03.2021</text:p>
          </table:table-cell>
          <table:table-cell office:value-type="string" calcext:value-type="string">
            <text:p>Ogrodzieniec</text:p>
          </table:table-cell>
          <table:table-cell office:value-type="float" office:value="860" calcext:value-type="float">
            <text:p>860</text:p>
          </table:table-cell>
          <table:table-cell table:formula="of:=DAY([.B48])" office:value-type="float" office:value="22" calcext:value-type="float">
            <text:p>22</text:p>
          </table:table-cell>
          <table:table-cell table:formula="of:=IF([.E48] - 1 = [.E47]; [.F47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1-03-24" calcext:value-type="date">
            <text:p>24.03.2021</text:p>
          </table:table-cell>
          <table:table-cell office:value-type="string" calcext:value-type="string">
            <text:p>Ogrodzieniec</text:p>
          </table:table-cell>
          <table:table-cell office:value-type="float" office:value="8300" calcext:value-type="float">
            <text:p>8300</text:p>
          </table:table-cell>
          <table:table-cell table:formula="of:=DAY([.B49])" office:value-type="float" office:value="24" calcext:value-type="float">
            <text:p>24</text:p>
          </table:table-cell>
          <table:table-cell table:formula="of:=IF([.E49] - 1 = [.E48]; [.F48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1-03-26" calcext:value-type="date">
            <text:p>26.03.2021</text:p>
          </table:table-cell>
          <table:table-cell office:value-type="string" calcext:value-type="string">
            <text:p>Ogrodzieniec</text:p>
          </table:table-cell>
          <table:table-cell office:value-type="float" office:value="1300" calcext:value-type="float">
            <text:p>1300</text:p>
          </table:table-cell>
          <table:table-cell table:formula="of:=DAY([.B50])" office:value-type="float" office:value="26" calcext:value-type="float">
            <text:p>26</text:p>
          </table:table-cell>
          <table:table-cell table:formula="of:=IF([.E50] - 1 = [.E49]; [.F49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Ogrodzieniec</text:p>
          </table:table-cell>
          <table:table-cell office:value-type="float" office:value="1460" calcext:value-type="float">
            <text:p>1460</text:p>
          </table:table-cell>
          <table:table-cell table:formula="of:=DAY([.B51])" office:value-type="float" office:value="28" calcext:value-type="float">
            <text:p>28</text:p>
          </table:table-cell>
          <table:table-cell table:formula="of:=IF([.E51] - 1 = [.E50]; [.F50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1-03-29" calcext:value-type="date">
            <text:p>29.03.2021</text:p>
          </table:table-cell>
          <table:table-cell office:value-type="string" calcext:value-type="string">
            <text:p>Ogrodzieniec</text:p>
          </table:table-cell>
          <table:table-cell office:value-type="float" office:value="8090" calcext:value-type="float">
            <text:p>8090</text:p>
          </table:table-cell>
          <table:table-cell table:formula="of:=DAY([.B52])" office:value-type="float" office:value="29" calcext:value-type="float">
            <text:p>29</text:p>
          </table:table-cell>
          <table:table-cell table:formula="of:=IF([.E52] - 1 = [.E51]; [.F51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Ogrodzieniec</text:p>
          </table:table-cell>
          <table:table-cell office:value-type="float" office:value="4230" calcext:value-type="float">
            <text:p>4230</text:p>
          </table:table-cell>
          <table:table-cell table:formula="of:=DAY([.B53])" office:value-type="float" office:value="30" calcext:value-type="float">
            <text:p>30</text:p>
          </table:table-cell>
          <table:table-cell table:formula="of:=IF([.E53] - 1 = [.E52]; [.F52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1-04-01" calcext:value-type="date">
            <text:p>1.04.20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DAY([.B54])" office:value-type="float" office:value="1" calcext:value-type="float">
            <text:p>1</text:p>
          </table:table-cell>
          <table:table-cell table:formula="of:=IF([.E54] - 1 = [.E53]; [.F53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1-04-02" calcext:value-type="date">
            <text:p>2.04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DAY([.B55])" office:value-type="float" office:value="2" calcext:value-type="float">
            <text:p>2</text:p>
          </table:table-cell>
          <table:table-cell table:formula="of:=IF([.E55] - 1 = [.E54]; [.F54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1-04-06" calcext:value-type="date">
            <text:p>6.04.2021</text:p>
          </table:table-cell>
          <table:table-cell office:value-type="string" calcext:value-type="string">
            <text:p>Ogrodzieniec</text:p>
          </table:table-cell>
          <table:table-cell office:value-type="float" office:value="7100" calcext:value-type="float">
            <text:p>7100</text:p>
          </table:table-cell>
          <table:table-cell table:formula="of:=DAY([.B56])" office:value-type="float" office:value="6" calcext:value-type="float">
            <text:p>6</text:p>
          </table:table-cell>
          <table:table-cell table:formula="of:=IF([.E56] - 1 = [.E55]; [.F55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1-04-07" calcext:value-type="date">
            <text:p>7.04.2021</text:p>
          </table:table-cell>
          <table:table-cell office:value-type="string" calcext:value-type="string">
            <text:p>Ogrodzieniec</text:p>
          </table:table-cell>
          <table:table-cell office:value-type="float" office:value="7650" calcext:value-type="float">
            <text:p>7650</text:p>
          </table:table-cell>
          <table:table-cell table:formula="of:=DAY([.B57])" office:value-type="float" office:value="7" calcext:value-type="float">
            <text:p>7</text:p>
          </table:table-cell>
          <table:table-cell table:formula="of:=IF([.E57] - 1 = [.E56]; [.F56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1-04-08" calcext:value-type="date">
            <text:p>8.04.20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DAY([.B58])" office:value-type="float" office:value="8" calcext:value-type="float">
            <text:p>8</text:p>
          </table:table-cell>
          <table:table-cell table:formula="of:=IF([.E58] - 1 = [.E57]; [.F57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1-04-09" calcext:value-type="date">
            <text:p>9.04.2021</text:p>
          </table:table-cell>
          <table:table-cell office:value-type="string" calcext:value-type="string">
            <text:p>Ogrodzieniec</text:p>
          </table:table-cell>
          <table:table-cell office:value-type="float" office:value="9980" calcext:value-type="float">
            <text:p>9980</text:p>
          </table:table-cell>
          <table:table-cell table:formula="of:=DAY([.B59])" office:value-type="float" office:value="9" calcext:value-type="float">
            <text:p>9</text:p>
          </table:table-cell>
          <table:table-cell table:formula="of:=IF([.E59] - 1 = [.E58]; [.F58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1-04-12" calcext:value-type="date">
            <text:p>12.04.20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DAY([.B60])" office:value-type="float" office:value="12" calcext:value-type="float">
            <text:p>12</text:p>
          </table:table-cell>
          <table:table-cell table:formula="of:=IF([.E60] - 1 = [.E59]; [.F59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1-04-14" calcext:value-type="date">
            <text:p>14.04.20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DAY([.B61])" office:value-type="float" office:value="14" calcext:value-type="float">
            <text:p>14</text:p>
          </table:table-cell>
          <table:table-cell table:formula="of:=IF([.E61] - 1 = [.E60]; [.F60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1-04-15" calcext:value-type="date">
            <text:p>15.04.2021</text:p>
          </table:table-cell>
          <table:table-cell office:value-type="string" calcext:value-type="string">
            <text:p>Ogrodzieniec</text:p>
          </table:table-cell>
          <table:table-cell office:value-type="float" office:value="6720" calcext:value-type="float">
            <text:p>6720</text:p>
          </table:table-cell>
          <table:table-cell table:formula="of:=DAY([.B62])" office:value-type="float" office:value="15" calcext:value-type="float">
            <text:p>15</text:p>
          </table:table-cell>
          <table:table-cell table:formula="of:=IF([.E62] - 1 = [.E61]; [.F61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1-04-16" calcext:value-type="date">
            <text:p>16.04.2021</text:p>
          </table:table-cell>
          <table:table-cell office:value-type="string" calcext:value-type="string">
            <text:p>Ogrodzieniec</text:p>
          </table:table-cell>
          <table:table-cell office:value-type="float" office:value="1000" calcext:value-type="float">
            <text:p>1000</text:p>
          </table:table-cell>
          <table:table-cell table:formula="of:=DAY([.B63])" office:value-type="float" office:value="16" calcext:value-type="float">
            <text:p>16</text:p>
          </table:table-cell>
          <table:table-cell table:formula="of:=IF([.E63] - 1 = [.E62]; [.F62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1-04-17" calcext:value-type="date">
            <text:p>17.04.2021</text:p>
          </table:table-cell>
          <table:table-cell office:value-type="string" calcext:value-type="string">
            <text:p>Ogrodzieniec</text:p>
          </table:table-cell>
          <table:table-cell office:value-type="float" office:value="1800" calcext:value-type="float">
            <text:p>1800</text:p>
          </table:table-cell>
          <table:table-cell table:formula="of:=DAY([.B64])" office:value-type="float" office:value="17" calcext:value-type="float">
            <text:p>17</text:p>
          </table:table-cell>
          <table:table-cell table:formula="of:=IF([.E64] - 1 = [.E63]; [.F63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1-04-18" calcext:value-type="date">
            <text:p>18.04.2021</text:p>
          </table:table-cell>
          <table:table-cell office:value-type="string" calcext:value-type="string">
            <text:p>Ogrodzieniec</text:p>
          </table:table-cell>
          <table:table-cell office:value-type="float" office:value="6470" calcext:value-type="float">
            <text:p>6470</text:p>
          </table:table-cell>
          <table:table-cell table:formula="of:=DAY([.B65])" office:value-type="float" office:value="18" calcext:value-type="float">
            <text:p>18</text:p>
          </table:table-cell>
          <table:table-cell table:formula="of:=IF([.E65] - 1 = [.E64]; [.F64]+1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1-04-19" calcext:value-type="date">
            <text:p>19.04.20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DAY([.B66])" office:value-type="float" office:value="19" calcext:value-type="float">
            <text:p>19</text:p>
          </table:table-cell>
          <table:table-cell table:formula="of:=IF([.E66] - 1 = [.E65]; [.F65]+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1-04-21" calcext:value-type="date">
            <text:p>21.04.2021</text:p>
          </table:table-cell>
          <table:table-cell office:value-type="string" calcext:value-type="string">
            <text:p>Ogrodzieniec</text:p>
          </table:table-cell>
          <table:table-cell office:value-type="float" office:value="4140" calcext:value-type="float">
            <text:p>4140</text:p>
          </table:table-cell>
          <table:table-cell table:formula="of:=DAY([.B67])" office:value-type="float" office:value="21" calcext:value-type="float">
            <text:p>21</text:p>
          </table:table-cell>
          <table:table-cell table:formula="of:=IF([.E67] - 1 = [.E66]; [.F66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1-04-23" calcext:value-type="date">
            <text:p>23.04.2021</text:p>
          </table:table-cell>
          <table:table-cell office:value-type="string" calcext:value-type="string">
            <text:p>Ogrodzieniec</text:p>
          </table:table-cell>
          <table:table-cell office:value-type="float" office:value="950" calcext:value-type="float">
            <text:p>950</text:p>
          </table:table-cell>
          <table:table-cell table:formula="of:=DAY([.B68])" office:value-type="float" office:value="23" calcext:value-type="float">
            <text:p>23</text:p>
          </table:table-cell>
          <table:table-cell table:formula="of:=IF([.E68] - 1 = [.E67]; [.F67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1-04-25" calcext:value-type="date">
            <text:p>25.04.2021</text:p>
          </table:table-cell>
          <table:table-cell office:value-type="string" calcext:value-type="string">
            <text:p>Ogrodzieniec</text:p>
          </table:table-cell>
          <table:table-cell office:value-type="float" office:value="8060" calcext:value-type="float">
            <text:p>8060</text:p>
          </table:table-cell>
          <table:table-cell table:formula="of:=DAY([.B69])" office:value-type="float" office:value="25" calcext:value-type="float">
            <text:p>25</text:p>
          </table:table-cell>
          <table:table-cell table:formula="of:=IF([.E69] - 1 = [.E68]; [.F68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1-04-28" calcext:value-type="date">
            <text:p>28.04.2021</text:p>
          </table:table-cell>
          <table:table-cell office:value-type="string" calcext:value-type="string">
            <text:p>Ogrodzieniec</text:p>
          </table:table-cell>
          <table:table-cell office:value-type="float" office:value="9390" calcext:value-type="float">
            <text:p>9390</text:p>
          </table:table-cell>
          <table:table-cell table:formula="of:=DAY([.B70])" office:value-type="float" office:value="28" calcext:value-type="float">
            <text:p>28</text:p>
          </table:table-cell>
          <table:table-cell table:formula="of:=IF([.E70] - 1 = [.E69]; [.F69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Ogrodzieniec</text:p>
          </table:table-cell>
          <table:table-cell office:value-type="float" office:value="4880" calcext:value-type="float">
            <text:p>4880</text:p>
          </table:table-cell>
          <table:table-cell table:formula="of:=DAY([.B71])" office:value-type="float" office:value="30" calcext:value-type="float">
            <text:p>30</text:p>
          </table:table-cell>
          <table:table-cell table:formula="of:=IF([.E71] - 1 = [.E70]; [.F70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1-05-01" calcext:value-type="date">
            <text:p>1.05.20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DAY([.B72])" office:value-type="float" office:value="1" calcext:value-type="float">
            <text:p>1</text:p>
          </table:table-cell>
          <table:table-cell table:formula="of:=IF([.E72] - 1 = [.E71]; [.F71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1-05-02" calcext:value-type="date">
            <text:p>2.05.20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DAY([.B73])" office:value-type="float" office:value="2" calcext:value-type="float">
            <text:p>2</text:p>
          </table:table-cell>
          <table:table-cell table:formula="of:=IF([.E73] - 1 = [.E72]; [.F72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1-05-05" calcext:value-type="date">
            <text:p>5.05.2021</text:p>
          </table:table-cell>
          <table:table-cell office:value-type="string" calcext:value-type="string">
            <text:p>Ogrodzieniec</text:p>
          </table:table-cell>
          <table:table-cell office:value-type="float" office:value="3070" calcext:value-type="float">
            <text:p>3070</text:p>
          </table:table-cell>
          <table:table-cell table:formula="of:=DAY([.B74])" office:value-type="float" office:value="5" calcext:value-type="float">
            <text:p>5</text:p>
          </table:table-cell>
          <table:table-cell table:formula="of:=IF([.E74] - 1 = [.E73]; [.F73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1-05-06" calcext:value-type="date">
            <text:p>6.05.20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DAY([.B75])" office:value-type="float" office:value="6" calcext:value-type="float">
            <text:p>6</text:p>
          </table:table-cell>
          <table:table-cell table:formula="of:=IF([.E75] - 1 = [.E74]; [.F74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Ogrodzieniec</text:p>
          </table:table-cell>
          <table:table-cell office:value-type="float" office:value="9810" calcext:value-type="float">
            <text:p>9810</text:p>
          </table:table-cell>
          <table:table-cell table:formula="of:=DAY([.B76])" office:value-type="float" office:value="7" calcext:value-type="float">
            <text:p>7</text:p>
          </table:table-cell>
          <table:table-cell table:formula="of:=IF([.E76] - 1 = [.E75]; [.F75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1-05-08" calcext:value-type="date">
            <text:p>8.05.2021</text:p>
          </table:table-cell>
          <table:table-cell office:value-type="string" calcext:value-type="string">
            <text:p>Ogrodzieniec</text:p>
          </table:table-cell>
          <table:table-cell office:value-type="float" office:value="7270" calcext:value-type="float">
            <text:p>7270</text:p>
          </table:table-cell>
          <table:table-cell table:formula="of:=DAY([.B77])" office:value-type="float" office:value="8" calcext:value-type="float">
            <text:p>8</text:p>
          </table:table-cell>
          <table:table-cell table:formula="of:=IF([.E77] - 1 = [.E76]; [.F76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Ogrodzieniec</text:p>
          </table:table-cell>
          <table:table-cell office:value-type="float" office:value="5440" calcext:value-type="float">
            <text:p>5440</text:p>
          </table:table-cell>
          <table:table-cell table:formula="of:=DAY([.B78])" office:value-type="float" office:value="9" calcext:value-type="float">
            <text:p>9</text:p>
          </table:table-cell>
          <table:table-cell table:formula="of:=IF([.E78] - 1 = [.E77]; [.F77]+1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1-05-13" calcext:value-type="date">
            <text:p>13.05.2021</text:p>
          </table:table-cell>
          <table:table-cell office:value-type="string" calcext:value-type="string">
            <text:p>Ogrodzieniec</text:p>
          </table:table-cell>
          <table:table-cell office:value-type="float" office:value="600" calcext:value-type="float">
            <text:p>600</text:p>
          </table:table-cell>
          <table:table-cell table:formula="of:=DAY([.B79])" office:value-type="float" office:value="13" calcext:value-type="float">
            <text:p>13</text:p>
          </table:table-cell>
          <table:table-cell table:formula="of:=IF([.E79] - 1 = [.E78]; [.F78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1-05-14" calcext:value-type="date">
            <text:p>14.05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DAY([.B80])" office:value-type="float" office:value="14" calcext:value-type="float">
            <text:p>14</text:p>
          </table:table-cell>
          <table:table-cell table:formula="of:=IF([.E80] - 1 = [.E79]; [.F79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1-05-16" calcext:value-type="date">
            <text:p>16.05.2021</text:p>
          </table:table-cell>
          <table:table-cell office:value-type="string" calcext:value-type="string">
            <text:p>Ogrodzieniec</text:p>
          </table:table-cell>
          <table:table-cell office:value-type="float" office:value="1200" calcext:value-type="float">
            <text:p>1200</text:p>
          </table:table-cell>
          <table:table-cell table:formula="of:=DAY([.B81])" office:value-type="float" office:value="16" calcext:value-type="float">
            <text:p>16</text:p>
          </table:table-cell>
          <table:table-cell table:formula="of:=IF([.E81] - 1 = [.E80]; [.F80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1-05-17" calcext:value-type="date">
            <text:p>17.05.2021</text:p>
          </table:table-cell>
          <table:table-cell office:value-type="string" calcext:value-type="string">
            <text:p>Ogrodzieniec</text:p>
          </table:table-cell>
          <table:table-cell office:value-type="float" office:value="2210" calcext:value-type="float">
            <text:p>2210</text:p>
          </table:table-cell>
          <table:table-cell table:formula="of:=DAY([.B82])" office:value-type="float" office:value="17" calcext:value-type="float">
            <text:p>17</text:p>
          </table:table-cell>
          <table:table-cell table:formula="of:=IF([.E82] - 1 = [.E81]; [.F81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1-05-18" calcext:value-type="date">
            <text:p>18.05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DAY([.B83])" office:value-type="float" office:value="18" calcext:value-type="float">
            <text:p>18</text:p>
          </table:table-cell>
          <table:table-cell table:formula="of:=IF([.E83] - 1 = [.E82]; [.F82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Ogrodzieniec</text:p>
          </table:table-cell>
          <table:table-cell office:value-type="float" office:value="4470" calcext:value-type="float">
            <text:p>4470</text:p>
          </table:table-cell>
          <table:table-cell table:formula="of:=DAY([.B84])" office:value-type="float" office:value="19" calcext:value-type="float">
            <text:p>19</text:p>
          </table:table-cell>
          <table:table-cell table:formula="of:=IF([.E84] - 1 = [.E83]; [.F83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1-05-20" calcext:value-type="date">
            <text:p>20.05.2021</text:p>
          </table:table-cell>
          <table:table-cell office:value-type="string" calcext:value-type="string">
            <text:p>Ogrodzieniec</text:p>
          </table:table-cell>
          <table:table-cell office:value-type="float" office:value="2250" calcext:value-type="float">
            <text:p>2250</text:p>
          </table:table-cell>
          <table:table-cell table:formula="of:=DAY([.B85])" office:value-type="float" office:value="20" calcext:value-type="float">
            <text:p>20</text:p>
          </table:table-cell>
          <table:table-cell table:formula="of:=IF([.E85] - 1 = [.E84]; [.F84]+1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1-05-23" calcext:value-type="date">
            <text:p>23.05.2021</text:p>
          </table:table-cell>
          <table:table-cell office:value-type="string" calcext:value-type="string">
            <text:p>Ogrodzieniec</text:p>
          </table:table-cell>
          <table:table-cell office:value-type="float" office:value="4700" calcext:value-type="float">
            <text:p>4700</text:p>
          </table:table-cell>
          <table:table-cell table:formula="of:=DAY([.B86])" office:value-type="float" office:value="23" calcext:value-type="float">
            <text:p>23</text:p>
          </table:table-cell>
          <table:table-cell table:formula="of:=IF([.E86] - 1 = [.E85]; [.F85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1-05-24" calcext:value-type="date">
            <text:p>24.05.2021</text:p>
          </table:table-cell>
          <table:table-cell office:value-type="string" calcext:value-type="string">
            <text:p>Ogrodzieniec</text:p>
          </table:table-cell>
          <table:table-cell office:value-type="float" office:value="1830" calcext:value-type="float">
            <text:p>1830</text:p>
          </table:table-cell>
          <table:table-cell table:formula="of:=DAY([.B87])" office:value-type="float" office:value="24" calcext:value-type="float">
            <text:p>24</text:p>
          </table:table-cell>
          <table:table-cell table:formula="of:=IF([.E87] - 1 = [.E86]; [.F86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1-05-26" calcext:value-type="date">
            <text:p>26.05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DAY([.B88])" office:value-type="float" office:value="26" calcext:value-type="float">
            <text:p>26</text:p>
          </table:table-cell>
          <table:table-cell table:formula="of:=IF([.E88] - 1 = [.E87]; [.F87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1-05-27" calcext:value-type="date">
            <text:p>27.05.20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DAY([.B89])" office:value-type="float" office:value="27" calcext:value-type="float">
            <text:p>27</text:p>
          </table:table-cell>
          <table:table-cell table:formula="of:=IF([.E89] - 1 = [.E88]; [.F88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1-05-28" calcext:value-type="date">
            <text:p>28.05.2021</text:p>
          </table:table-cell>
          <table:table-cell office:value-type="string" calcext:value-type="string">
            <text:p>Ogrodzieniec</text:p>
          </table:table-cell>
          <table:table-cell office:value-type="float" office:value="9220" calcext:value-type="float">
            <text:p>9220</text:p>
          </table:table-cell>
          <table:table-cell table:formula="of:=DAY([.B90])" office:value-type="float" office:value="28" calcext:value-type="float">
            <text:p>28</text:p>
          </table:table-cell>
          <table:table-cell table:formula="of:=IF([.E90] - 1 = [.E89]; [.F89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1-05-29" calcext:value-type="date">
            <text:p>29.05.2021</text:p>
          </table:table-cell>
          <table:table-cell office:value-type="string" calcext:value-type="string">
            <text:p>Ogrodzieniec</text:p>
          </table:table-cell>
          <table:table-cell office:value-type="float" office:value="9740" calcext:value-type="float">
            <text:p>9740</text:p>
          </table:table-cell>
          <table:table-cell table:formula="of:=DAY([.B91])" office:value-type="float" office:value="29" calcext:value-type="float">
            <text:p>29</text:p>
          </table:table-cell>
          <table:table-cell table:formula="of:=IF([.E91] - 1 = [.E90]; [.F90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Ogrodzieniec</text:p>
          </table:table-cell>
          <table:table-cell office:value-type="float" office:value="4500" calcext:value-type="float">
            <text:p>4500</text:p>
          </table:table-cell>
          <table:table-cell table:formula="of:=DAY([.B92])" office:value-type="float" office:value="30" calcext:value-type="float">
            <text:p>30</text:p>
          </table:table-cell>
          <table:table-cell table:formula="of:=IF([.E92] - 1 = [.E91]; [.F91]+1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1-05-31" calcext:value-type="date">
            <text:p>31.05.2021</text:p>
          </table:table-cell>
          <table:table-cell office:value-type="string" calcext:value-type="string">
            <text:p>Ogrodzieniec</text:p>
          </table:table-cell>
          <table:table-cell office:value-type="float" office:value="9960" calcext:value-type="float">
            <text:p>9960</text:p>
          </table:table-cell>
          <table:table-cell table:formula="of:=DAY([.B93])" office:value-type="float" office:value="31" calcext:value-type="float">
            <text:p>31</text:p>
          </table:table-cell>
          <table:table-cell table:formula="of:=IF([.E93] - 1 = [.E92]; [.F92]+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1-06-03" calcext:value-type="date">
            <text:p>3.06.2021</text:p>
          </table:table-cell>
          <table:table-cell office:value-type="string" calcext:value-type="string">
            <text:p>Ogrodzieniec</text:p>
          </table:table-cell>
          <table:table-cell office:value-type="float" office:value="5030" calcext:value-type="float">
            <text:p>5030</text:p>
          </table:table-cell>
          <table:table-cell table:formula="of:=DAY([.B94])" office:value-type="float" office:value="3" calcext:value-type="float">
            <text:p>3</text:p>
          </table:table-cell>
          <table:table-cell table:formula="of:=IF([.E94] - 1 = [.E93]; [.F93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1-06-05" calcext:value-type="date">
            <text:p>5.06.20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DAY([.B95])" office:value-type="float" office:value="5" calcext:value-type="float">
            <text:p>5</text:p>
          </table:table-cell>
          <table:table-cell table:formula="of:=IF([.E95] - 1 = [.E94]; [.F94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1-06-06" calcext:value-type="date">
            <text:p>6.06.2021</text:p>
          </table:table-cell>
          <table:table-cell office:value-type="string" calcext:value-type="string">
            <text:p>Ogrodzieniec</text:p>
          </table:table-cell>
          <table:table-cell office:value-type="float" office:value="6790" calcext:value-type="float">
            <text:p>6790</text:p>
          </table:table-cell>
          <table:table-cell table:formula="of:=DAY([.B96])" office:value-type="float" office:value="6" calcext:value-type="float">
            <text:p>6</text:p>
          </table:table-cell>
          <table:table-cell table:formula="of:=IF([.E96] - 1 = [.E95]; [.F95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1-06-07" calcext:value-type="date">
            <text:p>7.06.2021</text:p>
          </table:table-cell>
          <table:table-cell office:value-type="string" calcext:value-type="string">
            <text:p>Ogrodzieniec</text:p>
          </table:table-cell>
          <table:table-cell office:value-type="float" office:value="5530" calcext:value-type="float">
            <text:p>5530</text:p>
          </table:table-cell>
          <table:table-cell table:formula="of:=DAY([.B97])" office:value-type="float" office:value="7" calcext:value-type="float">
            <text:p>7</text:p>
          </table:table-cell>
          <table:table-cell table:formula="of:=IF([.E97] - 1 = [.E96]; [.F96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1-06-09" calcext:value-type="date">
            <text:p>9.06.2021</text:p>
          </table:table-cell>
          <table:table-cell office:value-type="string" calcext:value-type="string">
            <text:p>Ogrodzieniec</text:p>
          </table:table-cell>
          <table:table-cell office:value-type="float" office:value="5550" calcext:value-type="float">
            <text:p>5550</text:p>
          </table:table-cell>
          <table:table-cell table:formula="of:=DAY([.B98])" office:value-type="float" office:value="9" calcext:value-type="float">
            <text:p>9</text:p>
          </table:table-cell>
          <table:table-cell table:formula="of:=IF([.E98] - 1 = [.E97]; [.F97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Ogrodzieniec</text:p>
          </table:table-cell>
          <table:table-cell office:value-type="float" office:value="4330" calcext:value-type="float">
            <text:p>4330</text:p>
          </table:table-cell>
          <table:table-cell table:formula="of:=DAY([.B99])" office:value-type="float" office:value="10" calcext:value-type="float">
            <text:p>10</text:p>
          </table:table-cell>
          <table:table-cell table:formula="of:=IF([.E99] - 1 = [.E98]; [.F98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1-06-12" calcext:value-type="date">
            <text:p>12.06.20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DAY([.B100])" office:value-type="float" office:value="12" calcext:value-type="float">
            <text:p>12</text:p>
          </table:table-cell>
          <table:table-cell table:formula="of:=IF([.E100] - 1 = [.E99]; [.F99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1-06-13" calcext:value-type="date">
            <text:p>13.06.2021</text:p>
          </table:table-cell>
          <table:table-cell office:value-type="string" calcext:value-type="string">
            <text:p>Ogrodzieniec</text:p>
          </table:table-cell>
          <table:table-cell office:value-type="float" office:value="1810" calcext:value-type="float">
            <text:p>1810</text:p>
          </table:table-cell>
          <table:table-cell table:formula="of:=DAY([.B101])" office:value-type="float" office:value="13" calcext:value-type="float">
            <text:p>13</text:p>
          </table:table-cell>
          <table:table-cell table:formula="of:=IF([.E101] - 1 = [.E100]; [.F100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1-06-14" calcext:value-type="date">
            <text:p>14.06.2021</text:p>
          </table:table-cell>
          <table:table-cell office:value-type="string" calcext:value-type="string">
            <text:p>Ogrodzieniec</text:p>
          </table:table-cell>
          <table:table-cell office:value-type="float" office:value="1230" calcext:value-type="float">
            <text:p>1230</text:p>
          </table:table-cell>
          <table:table-cell table:formula="of:=DAY([.B102])" office:value-type="float" office:value="14" calcext:value-type="float">
            <text:p>14</text:p>
          </table:table-cell>
          <table:table-cell table:formula="of:=IF([.E102] - 1 = [.E101]; [.F101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1-06-16" calcext:value-type="date">
            <text:p>16.06.2021</text:p>
          </table:table-cell>
          <table:table-cell office:value-type="string" calcext:value-type="string">
            <text:p>Ogrodzieniec</text:p>
          </table:table-cell>
          <table:table-cell office:value-type="float" office:value="3020" calcext:value-type="float">
            <text:p>3020</text:p>
          </table:table-cell>
          <table:table-cell table:formula="of:=DAY([.B103])" office:value-type="float" office:value="16" calcext:value-type="float">
            <text:p>16</text:p>
          </table:table-cell>
          <table:table-cell table:formula="of:=IF([.E103] - 1 = [.E102]; [.F102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1-06-17" calcext:value-type="date">
            <text:p>17.06.2021</text:p>
          </table:table-cell>
          <table:table-cell office:value-type="string" calcext:value-type="string">
            <text:p>Ogrodzieniec</text:p>
          </table:table-cell>
          <table:table-cell office:value-type="float" office:value="4180" calcext:value-type="float">
            <text:p>4180</text:p>
          </table:table-cell>
          <table:table-cell table:formula="of:=DAY([.B104])" office:value-type="float" office:value="17" calcext:value-type="float">
            <text:p>17</text:p>
          </table:table-cell>
          <table:table-cell table:formula="of:=IF([.E104] - 1 = [.E103]; [.F103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Ogrodzieniec</text:p>
          </table:table-cell>
          <table:table-cell office:value-type="float" office:value="9420" calcext:value-type="float">
            <text:p>9420</text:p>
          </table:table-cell>
          <table:table-cell table:formula="of:=DAY([.B105])" office:value-type="float" office:value="18" calcext:value-type="float">
            <text:p>18</text:p>
          </table:table-cell>
          <table:table-cell table:formula="of:=IF([.E105] - 1 = [.E104]; [.F104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1-06-20" calcext:value-type="date">
            <text:p>20.06.2021</text:p>
          </table:table-cell>
          <table:table-cell office:value-type="string" calcext:value-type="string">
            <text:p>Ogrodzieniec</text:p>
          </table:table-cell>
          <table:table-cell office:value-type="float" office:value="1060" calcext:value-type="float">
            <text:p>1060</text:p>
          </table:table-cell>
          <table:table-cell table:formula="of:=DAY([.B106])" office:value-type="float" office:value="20" calcext:value-type="float">
            <text:p>20</text:p>
          </table:table-cell>
          <table:table-cell table:formula="of:=IF([.E106] - 1 = [.E105]; [.F105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1-06-27" calcext:value-type="date">
            <text:p>27.06.2021</text:p>
          </table:table-cell>
          <table:table-cell office:value-type="string" calcext:value-type="string">
            <text:p>Ogrodzieniec</text:p>
          </table:table-cell>
          <table:table-cell office:value-type="float" office:value="9010" calcext:value-type="float">
            <text:p>9010</text:p>
          </table:table-cell>
          <table:table-cell table:formula="of:=DAY([.B107])" office:value-type="float" office:value="27" calcext:value-type="float">
            <text:p>27</text:p>
          </table:table-cell>
          <table:table-cell table:formula="of:=IF([.E107] - 1 = [.E106]; [.F106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1-06-29" calcext:value-type="date">
            <text:p>29.06.2021</text:p>
          </table:table-cell>
          <table:table-cell office:value-type="string" calcext:value-type="string">
            <text:p>Ogrodzieniec</text:p>
          </table:table-cell>
          <table:table-cell office:value-type="float" office:value="2910" calcext:value-type="float">
            <text:p>2910</text:p>
          </table:table-cell>
          <table:table-cell table:formula="of:=DAY([.B108])" office:value-type="float" office:value="29" calcext:value-type="float">
            <text:p>29</text:p>
          </table:table-cell>
          <table:table-cell table:formula="of:=IF([.E108] - 1 = [.E107]; [.F107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1-07-01" calcext:value-type="date">
            <text:p>1.07.2021</text:p>
          </table:table-cell>
          <table:table-cell office:value-type="string" calcext:value-type="string">
            <text:p>Ogrodzieniec</text:p>
          </table:table-cell>
          <table:table-cell office:value-type="float" office:value="1740" calcext:value-type="float">
            <text:p>1740</text:p>
          </table:table-cell>
          <table:table-cell table:formula="of:=DAY([.B109])" office:value-type="float" office:value="1" calcext:value-type="float">
            <text:p>1</text:p>
          </table:table-cell>
          <table:table-cell table:formula="of:=IF([.E109] - 1 = [.E108]; [.F108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1-07-03" calcext:value-type="date">
            <text:p>3.07.2021</text:p>
          </table:table-cell>
          <table:table-cell office:value-type="string" calcext:value-type="string">
            <text:p>Ogrodzieniec</text:p>
          </table:table-cell>
          <table:table-cell office:value-type="float" office:value="4600" calcext:value-type="float">
            <text:p>4600</text:p>
          </table:table-cell>
          <table:table-cell table:formula="of:=DAY([.B110])" office:value-type="float" office:value="3" calcext:value-type="float">
            <text:p>3</text:p>
          </table:table-cell>
          <table:table-cell table:formula="of:=IF([.E110] - 1 = [.E109]; [.F109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1-07-05" calcext:value-type="date">
            <text:p>5.07.2021</text:p>
          </table:table-cell>
          <table:table-cell office:value-type="string" calcext:value-type="string">
            <text:p>Ogrodzieniec</text:p>
          </table:table-cell>
          <table:table-cell office:value-type="float" office:value="2650" calcext:value-type="float">
            <text:p>2650</text:p>
          </table:table-cell>
          <table:table-cell table:formula="of:=DAY([.B111])" office:value-type="float" office:value="5" calcext:value-type="float">
            <text:p>5</text:p>
          </table:table-cell>
          <table:table-cell table:formula="of:=IF([.E111] - 1 = [.E110]; [.F110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1-07-06" calcext:value-type="date">
            <text:p>6.07.20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DAY([.B112])" office:value-type="float" office:value="6" calcext:value-type="float">
            <text:p>6</text:p>
          </table:table-cell>
          <table:table-cell table:formula="of:=IF([.E112] - 1 = [.E111]; [.F111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1-07-07" calcext:value-type="date">
            <text:p>7.07.2021</text:p>
          </table:table-cell>
          <table:table-cell office:value-type="string" calcext:value-type="string">
            <text:p>Ogrodzieniec</text:p>
          </table:table-cell>
          <table:table-cell office:value-type="float" office:value="9670" calcext:value-type="float">
            <text:p>9670</text:p>
          </table:table-cell>
          <table:table-cell table:formula="of:=DAY([.B113])" office:value-type="float" office:value="7" calcext:value-type="float">
            <text:p>7</text:p>
          </table:table-cell>
          <table:table-cell table:formula="of:=IF([.E113] - 1 = [.E112]; [.F112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1-07-08" calcext:value-type="date">
            <text:p>8.07.2021</text:p>
          </table:table-cell>
          <table:table-cell office:value-type="string" calcext:value-type="string">
            <text:p>Ogrodzieniec</text:p>
          </table:table-cell>
          <table:table-cell office:value-type="float" office:value="2030" calcext:value-type="float">
            <text:p>2030</text:p>
          </table:table-cell>
          <table:table-cell table:formula="of:=DAY([.B114])" office:value-type="float" office:value="8" calcext:value-type="float">
            <text:p>8</text:p>
          </table:table-cell>
          <table:table-cell table:formula="of:=IF([.E114] - 1 = [.E113]; [.F113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1-07-09" calcext:value-type="date">
            <text:p>9.07.2021</text:p>
          </table:table-cell>
          <table:table-cell office:value-type="string" calcext:value-type="string">
            <text:p>Ogrodzieniec</text:p>
          </table:table-cell>
          <table:table-cell office:value-type="float" office:value="9280" calcext:value-type="float">
            <text:p>9280</text:p>
          </table:table-cell>
          <table:table-cell table:formula="of:=DAY([.B115])" office:value-type="float" office:value="9" calcext:value-type="float">
            <text:p>9</text:p>
          </table:table-cell>
          <table:table-cell table:formula="of:=IF([.E115] - 1 = [.E114]; [.F114]+1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1-07-11" calcext:value-type="date">
            <text:p>11.07.2021</text:p>
          </table:table-cell>
          <table:table-cell office:value-type="string" calcext:value-type="string">
            <text:p>Ogrodzieniec</text:p>
          </table:table-cell>
          <table:table-cell office:value-type="float" office:value="4170" calcext:value-type="float">
            <text:p>4170</text:p>
          </table:table-cell>
          <table:table-cell table:formula="of:=DAY([.B116])" office:value-type="float" office:value="11" calcext:value-type="float">
            <text:p>11</text:p>
          </table:table-cell>
          <table:table-cell table:formula="of:=IF([.E116] - 1 = [.E115]; [.F115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1-07-12" calcext:value-type="date">
            <text:p>12.07.20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DAY([.B117])" office:value-type="float" office:value="12" calcext:value-type="float">
            <text:p>12</text:p>
          </table:table-cell>
          <table:table-cell table:formula="of:=IF([.E117] - 1 = [.E116]; [.F116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1-07-13" calcext:value-type="date">
            <text:p>13.07.20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DAY([.B118])" office:value-type="float" office:value="13" calcext:value-type="float">
            <text:p>13</text:p>
          </table:table-cell>
          <table:table-cell table:formula="of:=IF([.E118] - 1 = [.E117]; [.F117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1-07-15" calcext:value-type="date">
            <text:p>15.07.2021</text:p>
          </table:table-cell>
          <table:table-cell office:value-type="string" calcext:value-type="string">
            <text:p>Ogrodzieniec</text:p>
          </table:table-cell>
          <table:table-cell office:value-type="float" office:value="9850" calcext:value-type="float">
            <text:p>9850</text:p>
          </table:table-cell>
          <table:table-cell table:formula="of:=DAY([.B119])" office:value-type="float" office:value="15" calcext:value-type="float">
            <text:p>15</text:p>
          </table:table-cell>
          <table:table-cell table:formula="of:=IF([.E119] - 1 = [.E118]; [.F118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1-07-16" calcext:value-type="date">
            <text:p>16.07.2021</text:p>
          </table:table-cell>
          <table:table-cell office:value-type="string" calcext:value-type="string">
            <text:p>Ogrodzieniec</text:p>
          </table:table-cell>
          <table:table-cell office:value-type="float" office:value="8950" calcext:value-type="float">
            <text:p>8950</text:p>
          </table:table-cell>
          <table:table-cell table:formula="of:=DAY([.B120])" office:value-type="float" office:value="16" calcext:value-type="float">
            <text:p>16</text:p>
          </table:table-cell>
          <table:table-cell table:formula="of:=IF([.E120] - 1 = [.E119]; [.F119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1-07-17" calcext:value-type="date">
            <text:p>17.07.2021</text:p>
          </table:table-cell>
          <table:table-cell office:value-type="string" calcext:value-type="string">
            <text:p>Ogrodzieniec</text:p>
          </table:table-cell>
          <table:table-cell office:value-type="float" office:value="4680" calcext:value-type="float">
            <text:p>4680</text:p>
          </table:table-cell>
          <table:table-cell table:formula="of:=DAY([.B121])" office:value-type="float" office:value="17" calcext:value-type="float">
            <text:p>17</text:p>
          </table:table-cell>
          <table:table-cell table:formula="of:=IF([.E121] - 1 = [.E120]; [.F120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1-07-19" calcext:value-type="date">
            <text:p>19.07.2021</text:p>
          </table:table-cell>
          <table:table-cell office:value-type="string" calcext:value-type="string">
            <text:p>Ogrodzieniec</text:p>
          </table:table-cell>
          <table:table-cell office:value-type="float" office:value="5870" calcext:value-type="float">
            <text:p>5870</text:p>
          </table:table-cell>
          <table:table-cell table:formula="of:=DAY([.B122])" office:value-type="float" office:value="19" calcext:value-type="float">
            <text:p>19</text:p>
          </table:table-cell>
          <table:table-cell table:formula="of:=IF([.E122] - 1 = [.E121]; [.F121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1-07-20" calcext:value-type="date">
            <text:p>20.07.2021</text:p>
          </table:table-cell>
          <table:table-cell office:value-type="string" calcext:value-type="string">
            <text:p>Ogrodzieniec</text:p>
          </table:table-cell>
          <table:table-cell office:value-type="float" office:value="1500" calcext:value-type="float">
            <text:p>1500</text:p>
          </table:table-cell>
          <table:table-cell table:formula="of:=DAY([.B123])" office:value-type="float" office:value="20" calcext:value-type="float">
            <text:p>20</text:p>
          </table:table-cell>
          <table:table-cell table:formula="of:=IF([.E123] - 1 = [.E122]; [.F122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1-07-21" calcext:value-type="date">
            <text:p>21.07.2021</text:p>
          </table:table-cell>
          <table:table-cell office:value-type="string" calcext:value-type="string">
            <text:p>Ogrodzieniec</text:p>
          </table:table-cell>
          <table:table-cell office:value-type="float" office:value="2150" calcext:value-type="float">
            <text:p>2150</text:p>
          </table:table-cell>
          <table:table-cell table:formula="of:=DAY([.B124])" office:value-type="float" office:value="21" calcext:value-type="float">
            <text:p>21</text:p>
          </table:table-cell>
          <table:table-cell table:formula="of:=IF([.E124] - 1 = [.E123]; [.F123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Ogrodzieniec</text:p>
          </table:table-cell>
          <table:table-cell office:value-type="float" office:value="1560" calcext:value-type="float">
            <text:p>1560</text:p>
          </table:table-cell>
          <table:table-cell table:formula="of:=DAY([.B125])" office:value-type="float" office:value="22" calcext:value-type="float">
            <text:p>22</text:p>
          </table:table-cell>
          <table:table-cell table:formula="of:=IF([.E125] - 1 = [.E124]; [.F124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1-07-23" calcext:value-type="date">
            <text:p>23.07.2021</text:p>
          </table:table-cell>
          <table:table-cell office:value-type="string" calcext:value-type="string">
            <text:p>Ogrodzieniec</text:p>
          </table:table-cell>
          <table:table-cell office:value-type="float" office:value="8550" calcext:value-type="float">
            <text:p>8550</text:p>
          </table:table-cell>
          <table:table-cell table:formula="of:=DAY([.B126])" office:value-type="float" office:value="23" calcext:value-type="float">
            <text:p>23</text:p>
          </table:table-cell>
          <table:table-cell table:formula="of:=IF([.E126] - 1 = [.E125]; [.F125]+1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Ogrodzieniec</text:p>
          </table:table-cell>
          <table:table-cell office:value-type="float" office:value="8020" calcext:value-type="float">
            <text:p>8020</text:p>
          </table:table-cell>
          <table:table-cell table:formula="of:=DAY([.B127])" office:value-type="float" office:value="24" calcext:value-type="float">
            <text:p>24</text:p>
          </table:table-cell>
          <table:table-cell table:formula="of:=IF([.E127] - 1 = [.E126]; [.F126]+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1-07-25" calcext:value-type="date">
            <text:p>25.07.2021</text:p>
          </table:table-cell>
          <table:table-cell office:value-type="string" calcext:value-type="string">
            <text:p>Ogrodzieniec</text:p>
          </table:table-cell>
          <table:table-cell office:value-type="float" office:value="2730" calcext:value-type="float">
            <text:p>2730</text:p>
          </table:table-cell>
          <table:table-cell table:formula="of:=DAY([.B128])" office:value-type="float" office:value="25" calcext:value-type="float">
            <text:p>25</text:p>
          </table:table-cell>
          <table:table-cell table:formula="of:=IF([.E128] - 1 = [.E127]; [.F127]+1; 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1-07-28" calcext:value-type="date">
            <text:p>28.07.2021</text:p>
          </table:table-cell>
          <table:table-cell office:value-type="string" calcext:value-type="string">
            <text:p>Ogrodzieniec</text:p>
          </table:table-cell>
          <table:table-cell office:value-type="float" office:value="780" calcext:value-type="float">
            <text:p>780</text:p>
          </table:table-cell>
          <table:table-cell table:formula="of:=DAY([.B129])" office:value-type="float" office:value="28" calcext:value-type="float">
            <text:p>28</text:p>
          </table:table-cell>
          <table:table-cell table:formula="of:=IF([.E129] - 1 = [.E128]; [.F128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1-07-29" calcext:value-type="date">
            <text:p>29.07.2021</text:p>
          </table:table-cell>
          <table:table-cell office:value-type="string" calcext:value-type="string">
            <text:p>Ogrodzieniec</text:p>
          </table:table-cell>
          <table:table-cell office:value-type="float" office:value="330" calcext:value-type="float">
            <text:p>330</text:p>
          </table:table-cell>
          <table:table-cell table:formula="of:=DAY([.B130])" office:value-type="float" office:value="29" calcext:value-type="float">
            <text:p>29</text:p>
          </table:table-cell>
          <table:table-cell table:formula="of:=IF([.E130] - 1 = [.E129]; [.F129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Ogrodzieniec</text:p>
          </table:table-cell>
          <table:table-cell office:value-type="float" office:value="5660" calcext:value-type="float">
            <text:p>5660</text:p>
          </table:table-cell>
          <table:table-cell table:formula="of:=DAY([.B131])" office:value-type="float" office:value="30" calcext:value-type="float">
            <text:p>30</text:p>
          </table:table-cell>
          <table:table-cell table:formula="of:=IF([.E131] - 1 = [.E130]; [.F130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DAY([.B132])" office:value-type="float" office:value="31" calcext:value-type="float">
            <text:p>31</text:p>
          </table:table-cell>
          <table:table-cell table:formula="of:=IF([.E132] - 1 = [.E131]; [.F131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1-08-01" calcext:value-type="date">
            <text:p>1.08.20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DAY([.B133])" office:value-type="float" office:value="1" calcext:value-type="float">
            <text:p>1</text:p>
          </table:table-cell>
          <table:table-cell table:formula="of:=IF([.E133] - 1 = [.E132]; [.F132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1-08-02" calcext:value-type="date">
            <text:p>2.08.20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DAY([.B134])" office:value-type="float" office:value="2" calcext:value-type="float">
            <text:p>2</text:p>
          </table:table-cell>
          <table:table-cell table:formula="of:=IF([.E134] - 1 = [.E133]; [.F133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1-08-08" calcext:value-type="date">
            <text:p>8.08.2021</text:p>
          </table:table-cell>
          <table:table-cell office:value-type="string" calcext:value-type="string">
            <text:p>Ogrodzieniec</text:p>
          </table:table-cell>
          <table:table-cell office:value-type="float" office:value="5280" calcext:value-type="float">
            <text:p>5280</text:p>
          </table:table-cell>
          <table:table-cell table:formula="of:=DAY([.B135])" office:value-type="float" office:value="8" calcext:value-type="float">
            <text:p>8</text:p>
          </table:table-cell>
          <table:table-cell table:formula="of:=IF([.E135] - 1 = [.E134]; [.F134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1-08-11" calcext:value-type="date">
            <text:p>11.08.2021</text:p>
          </table:table-cell>
          <table:table-cell office:value-type="string" calcext:value-type="string">
            <text:p>Ogrodzieniec</text:p>
          </table:table-cell>
          <table:table-cell office:value-type="float" office:value="8110" calcext:value-type="float">
            <text:p>8110</text:p>
          </table:table-cell>
          <table:table-cell table:formula="of:=DAY([.B136])" office:value-type="float" office:value="11" calcext:value-type="float">
            <text:p>11</text:p>
          </table:table-cell>
          <table:table-cell table:formula="of:=IF([.E136] - 1 = [.E135]; [.F135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21-08-14" calcext:value-type="date">
            <text:p>14.08.2021</text:p>
          </table:table-cell>
          <table:table-cell office:value-type="string" calcext:value-type="string">
            <text:p>Ogrodzieniec</text:p>
          </table:table-cell>
          <table:table-cell office:value-type="float" office:value="6500" calcext:value-type="float">
            <text:p>6500</text:p>
          </table:table-cell>
          <table:table-cell table:formula="of:=DAY([.B137])" office:value-type="float" office:value="14" calcext:value-type="float">
            <text:p>14</text:p>
          </table:table-cell>
          <table:table-cell table:formula="of:=IF([.E137] - 1 = [.E136]; [.F136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21-08-15" calcext:value-type="date">
            <text:p>15.08.2021</text:p>
          </table:table-cell>
          <table:table-cell office:value-type="string" calcext:value-type="string">
            <text:p>Ogrodzieniec</text:p>
          </table:table-cell>
          <table:table-cell office:value-type="float" office:value="5430" calcext:value-type="float">
            <text:p>5430</text:p>
          </table:table-cell>
          <table:table-cell table:formula="of:=DAY([.B138])" office:value-type="float" office:value="15" calcext:value-type="float">
            <text:p>15</text:p>
          </table:table-cell>
          <table:table-cell table:formula="of:=IF([.E138] - 1 = [.E137]; [.F137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21-08-16" calcext:value-type="date">
            <text:p>16.08.2021</text:p>
          </table:table-cell>
          <table:table-cell office:value-type="string" calcext:value-type="string">
            <text:p>Ogrodzieniec</text:p>
          </table:table-cell>
          <table:table-cell office:value-type="float" office:value="3000" calcext:value-type="float">
            <text:p>3000</text:p>
          </table:table-cell>
          <table:table-cell table:formula="of:=DAY([.B139])" office:value-type="float" office:value="16" calcext:value-type="float">
            <text:p>16</text:p>
          </table:table-cell>
          <table:table-cell table:formula="of:=IF([.E139] - 1 = [.E138]; [.F138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21-08-17" calcext:value-type="date">
            <text:p>17.08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DAY([.B140])" office:value-type="float" office:value="17" calcext:value-type="float">
            <text:p>17</text:p>
          </table:table-cell>
          <table:table-cell table:formula="of:=IF([.E140] - 1 = [.E139]; [.F139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21-08-20" calcext:value-type="date">
            <text:p>20.08.2021</text:p>
          </table:table-cell>
          <table:table-cell office:value-type="string" calcext:value-type="string">
            <text:p>Ogrodzieniec</text:p>
          </table:table-cell>
          <table:table-cell office:value-type="float" office:value="3060" calcext:value-type="float">
            <text:p>3060</text:p>
          </table:table-cell>
          <table:table-cell table:formula="of:=DAY([.B141])" office:value-type="float" office:value="20" calcext:value-type="float">
            <text:p>20</text:p>
          </table:table-cell>
          <table:table-cell table:formula="of:=IF([.E141] - 1 = [.E140]; [.F140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21-08-22" calcext:value-type="date">
            <text:p>22.08.2021</text:p>
          </table:table-cell>
          <table:table-cell office:value-type="string" calcext:value-type="string">
            <text:p>Ogrodzieniec</text:p>
          </table:table-cell>
          <table:table-cell office:value-type="float" office:value="4530" calcext:value-type="float">
            <text:p>4530</text:p>
          </table:table-cell>
          <table:table-cell table:formula="of:=DAY([.B142])" office:value-type="float" office:value="22" calcext:value-type="float">
            <text:p>22</text:p>
          </table:table-cell>
          <table:table-cell table:formula="of:=IF([.E142] - 1 = [.E141]; [.F141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21-08-23" calcext:value-type="date">
            <text:p>23.08.2021</text:p>
          </table:table-cell>
          <table:table-cell office:value-type="string" calcext:value-type="string">
            <text:p>Ogrodzieniec</text:p>
          </table:table-cell>
          <table:table-cell office:value-type="float" office:value="6400" calcext:value-type="float">
            <text:p>6400</text:p>
          </table:table-cell>
          <table:table-cell table:formula="of:=DAY([.B143])" office:value-type="float" office:value="23" calcext:value-type="float">
            <text:p>23</text:p>
          </table:table-cell>
          <table:table-cell table:formula="of:=IF([.E143] - 1 = [.E142]; [.F142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21-08-24" calcext:value-type="date">
            <text:p>24.08.20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DAY([.B144])" office:value-type="float" office:value="24" calcext:value-type="float">
            <text:p>24</text:p>
          </table:table-cell>
          <table:table-cell table:formula="of:=IF([.E144] - 1 = [.E143]; [.F143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21-08-26" calcext:value-type="date">
            <text:p>26.08.2021</text:p>
          </table:table-cell>
          <table:table-cell office:value-type="string" calcext:value-type="string">
            <text:p>Ogrodzieniec</text:p>
          </table:table-cell>
          <table:table-cell office:value-type="float" office:value="8890" calcext:value-type="float">
            <text:p>8890</text:p>
          </table:table-cell>
          <table:table-cell table:formula="of:=DAY([.B145])" office:value-type="float" office:value="26" calcext:value-type="float">
            <text:p>26</text:p>
          </table:table-cell>
          <table:table-cell table:formula="of:=IF([.E145] - 1 = [.E144]; [.F144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21-08-28" calcext:value-type="date">
            <text:p>28.08.2021</text:p>
          </table:table-cell>
          <table:table-cell office:value-type="string" calcext:value-type="string">
            <text:p>Ogrodzieniec</text:p>
          </table:table-cell>
          <table:table-cell office:value-type="float" office:value="6730" calcext:value-type="float">
            <text:p>6730</text:p>
          </table:table-cell>
          <table:table-cell table:formula="of:=DAY([.B146])" office:value-type="float" office:value="28" calcext:value-type="float">
            <text:p>28</text:p>
          </table:table-cell>
          <table:table-cell table:formula="of:=IF([.E146] - 1 = [.E145]; [.F145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Ogrodzieniec</text:p>
          </table:table-cell>
          <table:table-cell office:value-type="float" office:value="7060" calcext:value-type="float">
            <text:p>7060</text:p>
          </table:table-cell>
          <table:table-cell table:formula="of:=DAY([.B147])" office:value-type="float" office:value="30" calcext:value-type="float">
            <text:p>30</text:p>
          </table:table-cell>
          <table:table-cell table:formula="of:=IF([.E147] - 1 = [.E146]; [.F146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1-08-31" calcext:value-type="date">
            <text:p>31.08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DAY([.B148])" office:value-type="float" office:value="31" calcext:value-type="float">
            <text:p>31</text:p>
          </table:table-cell>
          <table:table-cell table:formula="of:=IF([.E148] - 1 = [.E147]; [.F147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21-09-01" calcext:value-type="date">
            <text:p>1.09.20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DAY([.B149])" office:value-type="float" office:value="1" calcext:value-type="float">
            <text:p>1</text:p>
          </table:table-cell>
          <table:table-cell table:formula="of:=IF([.E149] - 1 = [.E148]; [.F148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21-09-02" calcext:value-type="date">
            <text:p>2.09.2021</text:p>
          </table:table-cell>
          <table:table-cell office:value-type="string" calcext:value-type="string">
            <text:p>Ogrodzieniec</text:p>
          </table:table-cell>
          <table:table-cell office:value-type="float" office:value="6920" calcext:value-type="float">
            <text:p>6920</text:p>
          </table:table-cell>
          <table:table-cell table:formula="of:=DAY([.B150])" office:value-type="float" office:value="2" calcext:value-type="float">
            <text:p>2</text:p>
          </table:table-cell>
          <table:table-cell table:formula="of:=IF([.E150] - 1 = [.E149]; [.F149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21-09-03" calcext:value-type="date">
            <text:p>3.09.2021</text:p>
          </table:table-cell>
          <table:table-cell office:value-type="string" calcext:value-type="string">
            <text:p>Ogrodzieniec</text:p>
          </table:table-cell>
          <table:table-cell office:value-type="float" office:value="1160" calcext:value-type="float">
            <text:p>1160</text:p>
          </table:table-cell>
          <table:table-cell table:formula="of:=DAY([.B151])" office:value-type="float" office:value="3" calcext:value-type="float">
            <text:p>3</text:p>
          </table:table-cell>
          <table:table-cell table:formula="of:=IF([.E151] - 1 = [.E150]; [.F150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1-09-09" calcext:value-type="date">
            <text:p>9.09.2021</text:p>
          </table:table-cell>
          <table:table-cell office:value-type="string" calcext:value-type="string">
            <text:p>Ogrodzieniec</text:p>
          </table:table-cell>
          <table:table-cell office:value-type="float" office:value="6620" calcext:value-type="float">
            <text:p>6620</text:p>
          </table:table-cell>
          <table:table-cell table:formula="of:=DAY([.B152])" office:value-type="float" office:value="9" calcext:value-type="float">
            <text:p>9</text:p>
          </table:table-cell>
          <table:table-cell table:formula="of:=IF([.E152] - 1 = [.E151]; [.F151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21-09-11" calcext:value-type="date">
            <text:p>11.09.20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DAY([.B153])" office:value-type="float" office:value="11" calcext:value-type="float">
            <text:p>11</text:p>
          </table:table-cell>
          <table:table-cell table:formula="of:=IF([.E153] - 1 = [.E152]; [.F152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21-09-12" calcext:value-type="date">
            <text:p>12.09.2021</text:p>
          </table:table-cell>
          <table:table-cell office:value-type="string" calcext:value-type="string">
            <text:p>Ogrodzieniec</text:p>
          </table:table-cell>
          <table:table-cell office:value-type="float" office:value="5210" calcext:value-type="float">
            <text:p>5210</text:p>
          </table:table-cell>
          <table:table-cell table:formula="of:=DAY([.B154])" office:value-type="float" office:value="12" calcext:value-type="float">
            <text:p>12</text:p>
          </table:table-cell>
          <table:table-cell table:formula="of:=IF([.E154] - 1 = [.E153]; [.F153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21-09-14" calcext:value-type="date">
            <text:p>14.09.20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DAY([.B155])" office:value-type="float" office:value="14" calcext:value-type="float">
            <text:p>14</text:p>
          </table:table-cell>
          <table:table-cell table:formula="of:=IF([.E155] - 1 = [.E154]; [.F154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1-09-16" calcext:value-type="date">
            <text:p>16.09.2021</text:p>
          </table:table-cell>
          <table:table-cell office:value-type="string" calcext:value-type="string">
            <text:p>Ogrodzieniec</text:p>
          </table:table-cell>
          <table:table-cell office:value-type="float" office:value="9580" calcext:value-type="float">
            <text:p>9580</text:p>
          </table:table-cell>
          <table:table-cell table:formula="of:=DAY([.B156])" office:value-type="float" office:value="16" calcext:value-type="float">
            <text:p>16</text:p>
          </table:table-cell>
          <table:table-cell table:formula="of:=IF([.E156] - 1 = [.E155]; [.F155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1-09-17" calcext:value-type="date">
            <text:p>17.09.2021</text:p>
          </table:table-cell>
          <table:table-cell office:value-type="string" calcext:value-type="string">
            <text:p>Ogrodzieniec</text:p>
          </table:table-cell>
          <table:table-cell office:value-type="float" office:value="7580" calcext:value-type="float">
            <text:p>7580</text:p>
          </table:table-cell>
          <table:table-cell table:formula="of:=DAY([.B157])" office:value-type="float" office:value="17" calcext:value-type="float">
            <text:p>17</text:p>
          </table:table-cell>
          <table:table-cell table:formula="of:=IF([.E157] - 1 = [.E156]; [.F156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21-09-20" calcext:value-type="date">
            <text:p>20.09.2021</text:p>
          </table:table-cell>
          <table:table-cell office:value-type="string" calcext:value-type="string">
            <text:p>Ogrodzieniec</text:p>
          </table:table-cell>
          <table:table-cell office:value-type="float" office:value="6280" calcext:value-type="float">
            <text:p>6280</text:p>
          </table:table-cell>
          <table:table-cell table:formula="of:=DAY([.B158])" office:value-type="float" office:value="20" calcext:value-type="float">
            <text:p>20</text:p>
          </table:table-cell>
          <table:table-cell table:formula="of:=IF([.E158] - 1 = [.E157]; [.F157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21-09-21" calcext:value-type="date">
            <text:p>21.09.2021</text:p>
          </table:table-cell>
          <table:table-cell office:value-type="string" calcext:value-type="string">
            <text:p>Ogrodzieniec</text:p>
          </table:table-cell>
          <table:table-cell office:value-type="float" office:value="4110" calcext:value-type="float">
            <text:p>4110</text:p>
          </table:table-cell>
          <table:table-cell table:formula="of:=DAY([.B159])" office:value-type="float" office:value="21" calcext:value-type="float">
            <text:p>21</text:p>
          </table:table-cell>
          <table:table-cell table:formula="of:=IF([.E159] - 1 = [.E158]; [.F158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21-09-26" calcext:value-type="date">
            <text:p>26.09.2021</text:p>
          </table:table-cell>
          <table:table-cell office:value-type="string" calcext:value-type="string">
            <text:p>Ogrodzieniec</text:p>
          </table:table-cell>
          <table:table-cell office:value-type="float" office:value="1010" calcext:value-type="float">
            <text:p>1010</text:p>
          </table:table-cell>
          <table:table-cell table:formula="of:=DAY([.B160])" office:value-type="float" office:value="26" calcext:value-type="float">
            <text:p>26</text:p>
          </table:table-cell>
          <table:table-cell table:formula="of:=IF([.E160] - 1 = [.E159]; [.F159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Ogrodzieniec</text:p>
          </table:table-cell>
          <table:table-cell office:value-type="float" office:value="5080" calcext:value-type="float">
            <text:p>5080</text:p>
          </table:table-cell>
          <table:table-cell table:formula="of:=DAY([.B161])" office:value-type="float" office:value="30" calcext:value-type="float">
            <text:p>30</text:p>
          </table:table-cell>
          <table:table-cell table:formula="of:=IF([.E161] - 1 = [.E160]; [.F160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1-10-03" calcext:value-type="date">
            <text:p>3.10.2021</text:p>
          </table:table-cell>
          <table:table-cell office:value-type="string" calcext:value-type="string">
            <text:p>Ogrodzieniec</text:p>
          </table:table-cell>
          <table:table-cell office:value-type="float" office:value="9160" calcext:value-type="float">
            <text:p>9160</text:p>
          </table:table-cell>
          <table:table-cell table:formula="of:=DAY([.B162])" office:value-type="float" office:value="3" calcext:value-type="float">
            <text:p>3</text:p>
          </table:table-cell>
          <table:table-cell table:formula="of:=IF([.E162] - 1 = [.E161]; [.F161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21-10-05" calcext:value-type="date">
            <text:p>5.10.2021</text:p>
          </table:table-cell>
          <table:table-cell office:value-type="string" calcext:value-type="string">
            <text:p>Ogrodzieniec</text:p>
          </table:table-cell>
          <table:table-cell office:value-type="float" office:value="3610" calcext:value-type="float">
            <text:p>3610</text:p>
          </table:table-cell>
          <table:table-cell table:formula="of:=DAY([.B163])" office:value-type="float" office:value="5" calcext:value-type="float">
            <text:p>5</text:p>
          </table:table-cell>
          <table:table-cell table:formula="of:=IF([.E163] - 1 = [.E162]; [.F162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21-10-07" calcext:value-type="date">
            <text:p>7.10.2021</text:p>
          </table:table-cell>
          <table:table-cell office:value-type="string" calcext:value-type="string">
            <text:p>Ogrodzieniec</text:p>
          </table:table-cell>
          <table:table-cell office:value-type="float" office:value="8930" calcext:value-type="float">
            <text:p>8930</text:p>
          </table:table-cell>
          <table:table-cell table:formula="of:=DAY([.B164])" office:value-type="float" office:value="7" calcext:value-type="float">
            <text:p>7</text:p>
          </table:table-cell>
          <table:table-cell table:formula="of:=IF([.E164] - 1 = [.E163]; [.F163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21-10-08" calcext:value-type="date">
            <text:p>8.10.2021</text:p>
          </table:table-cell>
          <table:table-cell office:value-type="string" calcext:value-type="string">
            <text:p>Ogrodzieniec</text:p>
          </table:table-cell>
          <table:table-cell office:value-type="float" office:value="1780" calcext:value-type="float">
            <text:p>1780</text:p>
          </table:table-cell>
          <table:table-cell table:formula="of:=DAY([.B165])" office:value-type="float" office:value="8" calcext:value-type="float">
            <text:p>8</text:p>
          </table:table-cell>
          <table:table-cell table:formula="of:=IF([.E165] - 1 = [.E164]; [.F164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21-10-09" calcext:value-type="date">
            <text:p>9.10.2021</text:p>
          </table:table-cell>
          <table:table-cell office:value-type="string" calcext:value-type="string">
            <text:p>Ogrodzieniec</text:p>
          </table:table-cell>
          <table:table-cell office:value-type="float" office:value="5240" calcext:value-type="float">
            <text:p>5240</text:p>
          </table:table-cell>
          <table:table-cell table:formula="of:=DAY([.B166])" office:value-type="float" office:value="9" calcext:value-type="float">
            <text:p>9</text:p>
          </table:table-cell>
          <table:table-cell table:formula="of:=IF([.E166] - 1 = [.E165]; [.F165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21-10-10" calcext:value-type="date">
            <text:p>10.10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DAY([.B167])" office:value-type="float" office:value="10" calcext:value-type="float">
            <text:p>10</text:p>
          </table:table-cell>
          <table:table-cell table:formula="of:=IF([.E167] - 1 = [.E166]; [.F166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21-10-11" calcext:value-type="date">
            <text:p>11.10.2021</text:p>
          </table:table-cell>
          <table:table-cell office:value-type="string" calcext:value-type="string">
            <text:p>Ogrodzieniec</text:p>
          </table:table-cell>
          <table:table-cell office:value-type="float" office:value="3720" calcext:value-type="float">
            <text:p>3720</text:p>
          </table:table-cell>
          <table:table-cell table:formula="of:=DAY([.B168])" office:value-type="float" office:value="11" calcext:value-type="float">
            <text:p>11</text:p>
          </table:table-cell>
          <table:table-cell table:formula="of:=IF([.E168] - 1 = [.E167]; [.F167]+1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21-10-12" calcext:value-type="date">
            <text:p>12.10.2021</text:p>
          </table:table-cell>
          <table:table-cell office:value-type="string" calcext:value-type="string">
            <text:p>Ogrodzieniec</text:p>
          </table:table-cell>
          <table:table-cell office:value-type="float" office:value="3210" calcext:value-type="float">
            <text:p>3210</text:p>
          </table:table-cell>
          <table:table-cell table:formula="of:=DAY([.B169])" office:value-type="float" office:value="12" calcext:value-type="float">
            <text:p>12</text:p>
          </table:table-cell>
          <table:table-cell table:formula="of:=IF([.E169] - 1 = [.E168]; [.F168]+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21-10-13" calcext:value-type="date">
            <text:p>13.10.2021</text:p>
          </table:table-cell>
          <table:table-cell office:value-type="string" calcext:value-type="string">
            <text:p>Ogrodzieniec</text:p>
          </table:table-cell>
          <table:table-cell office:value-type="float" office:value="6100" calcext:value-type="float">
            <text:p>6100</text:p>
          </table:table-cell>
          <table:table-cell table:formula="of:=DAY([.B170])" office:value-type="float" office:value="13" calcext:value-type="float">
            <text:p>13</text:p>
          </table:table-cell>
          <table:table-cell table:formula="of:=IF([.E170] - 1 = [.E169]; [.F169]+1; 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21-10-14" calcext:value-type="date">
            <text:p>14.10.20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DAY([.B171])" office:value-type="float" office:value="14" calcext:value-type="float">
            <text:p>14</text:p>
          </table:table-cell>
          <table:table-cell table:formula="of:=IF([.E171] - 1 = [.E170]; [.F170]+1; 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1-10-17" calcext:value-type="date">
            <text:p>17.10.2021</text:p>
          </table:table-cell>
          <table:table-cell office:value-type="string" calcext:value-type="string">
            <text:p>Ogrodzieniec</text:p>
          </table:table-cell>
          <table:table-cell office:value-type="float" office:value="7920" calcext:value-type="float">
            <text:p>7920</text:p>
          </table:table-cell>
          <table:table-cell table:formula="of:=DAY([.B172])" office:value-type="float" office:value="17" calcext:value-type="float">
            <text:p>17</text:p>
          </table:table-cell>
          <table:table-cell table:formula="of:=IF([.E172] - 1 = [.E171]; [.F171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21-10-18" calcext:value-type="date">
            <text:p>18.10.20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DAY([.B173])" office:value-type="float" office:value="18" calcext:value-type="float">
            <text:p>18</text:p>
          </table:table-cell>
          <table:table-cell table:formula="of:=IF([.E173] - 1 = [.E172]; [.F172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1-10-20" calcext:value-type="date">
            <text:p>20.10.2021</text:p>
          </table:table-cell>
          <table:table-cell office:value-type="string" calcext:value-type="string">
            <text:p>Ogrodzieniec</text:p>
          </table:table-cell>
          <table:table-cell office:value-type="float" office:value="2580" calcext:value-type="float">
            <text:p>2580</text:p>
          </table:table-cell>
          <table:table-cell table:formula="of:=DAY([.B174])" office:value-type="float" office:value="20" calcext:value-type="float">
            <text:p>20</text:p>
          </table:table-cell>
          <table:table-cell table:formula="of:=IF([.E174] - 1 = [.E173]; [.F173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21-10-21" calcext:value-type="date">
            <text:p>21.10.20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DAY([.B175])" office:value-type="float" office:value="21" calcext:value-type="float">
            <text:p>21</text:p>
          </table:table-cell>
          <table:table-cell table:formula="of:=IF([.E175] - 1 = [.E174]; [.F174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21-10-22" calcext:value-type="date">
            <text:p>22.10.20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DAY([.B176])" office:value-type="float" office:value="22" calcext:value-type="float">
            <text:p>22</text:p>
          </table:table-cell>
          <table:table-cell table:formula="of:=IF([.E176] - 1 = [.E175]; [.F175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21-10-23" calcext:value-type="date">
            <text:p>23.10.2021</text:p>
          </table:table-cell>
          <table:table-cell office:value-type="string" calcext:value-type="string">
            <text:p>Ogrodzieniec</text:p>
          </table:table-cell>
          <table:table-cell office:value-type="float" office:value="5770" calcext:value-type="float">
            <text:p>5770</text:p>
          </table:table-cell>
          <table:table-cell table:formula="of:=DAY([.B177])" office:value-type="float" office:value="23" calcext:value-type="float">
            <text:p>23</text:p>
          </table:table-cell>
          <table:table-cell table:formula="of:=IF([.E177] - 1 = [.E176]; [.F176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Ogrodzieniec</text:p>
          </table:table-cell>
          <table:table-cell office:value-type="float" office:value="1750" calcext:value-type="float">
            <text:p>1750</text:p>
          </table:table-cell>
          <table:table-cell table:formula="of:=DAY([.B178])" office:value-type="float" office:value="25" calcext:value-type="float">
            <text:p>25</text:p>
          </table:table-cell>
          <table:table-cell table:formula="of:=IF([.E178] - 1 = [.E177]; [.F177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21-10-26" calcext:value-type="date">
            <text:p>26.10.20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DAY([.B179])" office:value-type="float" office:value="26" calcext:value-type="float">
            <text:p>26</text:p>
          </table:table-cell>
          <table:table-cell table:formula="of:=IF([.E179] - 1 = [.E178]; [.F178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Ogrodzieniec</text:p>
          </table:table-cell>
          <table:table-cell office:value-type="float" office:value="9940" calcext:value-type="float">
            <text:p>9940</text:p>
          </table:table-cell>
          <table:table-cell table:formula="of:=DAY([.B180])" office:value-type="float" office:value="27" calcext:value-type="float">
            <text:p>27</text:p>
          </table:table-cell>
          <table:table-cell table:formula="of:=IF([.E180] - 1 = [.E179]; [.F179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21-10-28" calcext:value-type="date">
            <text:p>28.10.20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DAY([.B181])" office:value-type="float" office:value="28" calcext:value-type="float">
            <text:p>28</text:p>
          </table:table-cell>
          <table:table-cell table:formula="of:=IF([.E181] - 1 = [.E180]; [.F180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Ogrodzieniec</text:p>
          </table:table-cell>
          <table:table-cell office:value-type="float" office:value="4630" calcext:value-type="float">
            <text:p>4630</text:p>
          </table:table-cell>
          <table:table-cell table:formula="of:=DAY([.B182])" office:value-type="float" office:value="30" calcext:value-type="float">
            <text:p>30</text:p>
          </table:table-cell>
          <table:table-cell table:formula="of:=IF([.E182] - 1 = [.E181]; [.F181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21-11-01" calcext:value-type="date">
            <text:p>1.11.20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DAY([.B183])" office:value-type="float" office:value="1" calcext:value-type="float">
            <text:p>1</text:p>
          </table:table-cell>
          <table:table-cell table:formula="of:=IF([.E183] - 1 = [.E182]; [.F182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1-11-02" calcext:value-type="date">
            <text:p>2.11.2021</text:p>
          </table:table-cell>
          <table:table-cell office:value-type="string" calcext:value-type="string">
            <text:p>Ogrodzieniec</text:p>
          </table:table-cell>
          <table:table-cell office:value-type="float" office:value="8480" calcext:value-type="float">
            <text:p>8480</text:p>
          </table:table-cell>
          <table:table-cell table:formula="of:=DAY([.B184])" office:value-type="float" office:value="2" calcext:value-type="float">
            <text:p>2</text:p>
          </table:table-cell>
          <table:table-cell table:formula="of:=IF([.E184] - 1 = [.E183]; [.F183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21-11-03" calcext:value-type="date">
            <text:p>3.11.2021</text:p>
          </table:table-cell>
          <table:table-cell office:value-type="string" calcext:value-type="string">
            <text:p>Ogrodzieniec</text:p>
          </table:table-cell>
          <table:table-cell office:value-type="float" office:value="4860" calcext:value-type="float">
            <text:p>4860</text:p>
          </table:table-cell>
          <table:table-cell table:formula="of:=DAY([.B185])" office:value-type="float" office:value="3" calcext:value-type="float">
            <text:p>3</text:p>
          </table:table-cell>
          <table:table-cell table:formula="of:=IF([.E185] - 1 = [.E184]; [.F184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21-11-05" calcext:value-type="date">
            <text:p>5.11.20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DAY([.B186])" office:value-type="float" office:value="5" calcext:value-type="float">
            <text:p>5</text:p>
          </table:table-cell>
          <table:table-cell table:formula="of:=IF([.E186] - 1 = [.E185]; [.F185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1-11-07" calcext:value-type="date">
            <text:p>7.11.2021</text:p>
          </table:table-cell>
          <table:table-cell office:value-type="string" calcext:value-type="string">
            <text:p>Ogrodzieniec</text:p>
          </table:table-cell>
          <table:table-cell office:value-type="float" office:value="7000" calcext:value-type="float">
            <text:p>7000</text:p>
          </table:table-cell>
          <table:table-cell table:formula="of:=DAY([.B187])" office:value-type="float" office:value="7" calcext:value-type="float">
            <text:p>7</text:p>
          </table:table-cell>
          <table:table-cell table:formula="of:=IF([.E187] - 1 = [.E186]; [.F186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21-11-08" calcext:value-type="date">
            <text:p>8.11.2021</text:p>
          </table:table-cell>
          <table:table-cell office:value-type="string" calcext:value-type="string">
            <text:p>Ogrodzieniec</text:p>
          </table:table-cell>
          <table:table-cell office:value-type="float" office:value="7550" calcext:value-type="float">
            <text:p>7550</text:p>
          </table:table-cell>
          <table:table-cell table:formula="of:=DAY([.B188])" office:value-type="float" office:value="8" calcext:value-type="float">
            <text:p>8</text:p>
          </table:table-cell>
          <table:table-cell table:formula="of:=IF([.E188] - 1 = [.E187]; [.F187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21-11-10" calcext:value-type="date">
            <text:p>10.11.2021</text:p>
          </table:table-cell>
          <table:table-cell office:value-type="string" calcext:value-type="string">
            <text:p>Ogrodzieniec</text:p>
          </table:table-cell>
          <table:table-cell office:value-type="float" office:value="6800" calcext:value-type="float">
            <text:p>6800</text:p>
          </table:table-cell>
          <table:table-cell table:formula="of:=DAY([.B189])" office:value-type="float" office:value="10" calcext:value-type="float">
            <text:p>10</text:p>
          </table:table-cell>
          <table:table-cell table:formula="of:=IF([.E189] - 1 = [.E188]; [.F188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21-11-11" calcext:value-type="date">
            <text:p>11.11.20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DAY([.B190])" office:value-type="float" office:value="11" calcext:value-type="float">
            <text:p>11</text:p>
          </table:table-cell>
          <table:table-cell table:formula="of:=IF([.E190] - 1 = [.E189]; [.F189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1-11-13" calcext:value-type="date">
            <text:p>13.11.2021</text:p>
          </table:table-cell>
          <table:table-cell office:value-type="string" calcext:value-type="string">
            <text:p>Ogrodzieniec</text:p>
          </table:table-cell>
          <table:table-cell office:value-type="float" office:value="5740" calcext:value-type="float">
            <text:p>5740</text:p>
          </table:table-cell>
          <table:table-cell table:formula="of:=DAY([.B191])" office:value-type="float" office:value="13" calcext:value-type="float">
            <text:p>13</text:p>
          </table:table-cell>
          <table:table-cell table:formula="of:=IF([.E191] - 1 = [.E190]; [.F190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21-11-14" calcext:value-type="date">
            <text:p>14.11.2021</text:p>
          </table:table-cell>
          <table:table-cell office:value-type="string" calcext:value-type="string">
            <text:p>Ogrodzieniec</text:p>
          </table:table-cell>
          <table:table-cell office:value-type="float" office:value="5910" calcext:value-type="float">
            <text:p>5910</text:p>
          </table:table-cell>
          <table:table-cell table:formula="of:=DAY([.B192])" office:value-type="float" office:value="14" calcext:value-type="float">
            <text:p>14</text:p>
          </table:table-cell>
          <table:table-cell table:formula="of:=IF([.E192] - 1 = [.E191]; [.F191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Ogrodzieniec</text:p>
          </table:table-cell>
          <table:table-cell office:value-type="float" office:value="2820" calcext:value-type="float">
            <text:p>2820</text:p>
          </table:table-cell>
          <table:table-cell table:formula="of:=DAY([.B193])" office:value-type="float" office:value="15" calcext:value-type="float">
            <text:p>15</text:p>
          </table:table-cell>
          <table:table-cell table:formula="of:=IF([.E193] - 1 = [.E192]; [.F192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21-11-17" calcext:value-type="date">
            <text:p>17.11.2021</text:p>
          </table:table-cell>
          <table:table-cell office:value-type="string" calcext:value-type="string">
            <text:p>Ogrodzieniec</text:p>
          </table:table-cell>
          <table:table-cell office:value-type="float" office:value="8470" calcext:value-type="float">
            <text:p>8470</text:p>
          </table:table-cell>
          <table:table-cell table:formula="of:=DAY([.B194])" office:value-type="float" office:value="17" calcext:value-type="float">
            <text:p>17</text:p>
          </table:table-cell>
          <table:table-cell table:formula="of:=IF([.E194] - 1 = [.E193]; [.F193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1-11-19" calcext:value-type="date">
            <text:p>19.11.2021</text:p>
          </table:table-cell>
          <table:table-cell office:value-type="string" calcext:value-type="string">
            <text:p>Ogrodzieniec</text:p>
          </table:table-cell>
          <table:table-cell office:value-type="float" office:value="6050" calcext:value-type="float">
            <text:p>6050</text:p>
          </table:table-cell>
          <table:table-cell table:formula="of:=DAY([.B195])" office:value-type="float" office:value="19" calcext:value-type="float">
            <text:p>19</text:p>
          </table:table-cell>
          <table:table-cell table:formula="of:=IF([.E195] - 1 = [.E194]; [.F194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DAY([.B196])" office:value-type="float" office:value="20" calcext:value-type="float">
            <text:p>20</text:p>
          </table:table-cell>
          <table:table-cell table:formula="of:=IF([.E196] - 1 = [.E195]; [.F195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21-11-21" calcext:value-type="date">
            <text:p>21.11.2021</text:p>
          </table:table-cell>
          <table:table-cell office:value-type="string" calcext:value-type="string">
            <text:p>Ogrodzieniec</text:p>
          </table:table-cell>
          <table:table-cell office:value-type="float" office:value="1380" calcext:value-type="float">
            <text:p>1380</text:p>
          </table:table-cell>
          <table:table-cell table:formula="of:=DAY([.B197])" office:value-type="float" office:value="21" calcext:value-type="float">
            <text:p>21</text:p>
          </table:table-cell>
          <table:table-cell table:formula="of:=IF([.E197] - 1 = [.E196]; [.F196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Ogrodzieniec</text:p>
          </table:table-cell>
          <table:table-cell office:value-type="float" office:value="5930" calcext:value-type="float">
            <text:p>5930</text:p>
          </table:table-cell>
          <table:table-cell table:formula="of:=DAY([.B198])" office:value-type="float" office:value="22" calcext:value-type="float">
            <text:p>22</text:p>
          </table:table-cell>
          <table:table-cell table:formula="of:=IF([.E198] - 1 = [.E197]; [.F197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DAY([.B199])" office:value-type="float" office:value="23" calcext:value-type="float">
            <text:p>23</text:p>
          </table:table-cell>
          <table:table-cell table:formula="of:=IF([.E199] - 1 = [.E198]; [.F198]+1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1-11-24" calcext:value-type="date">
            <text:p>24.11.20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DAY([.B200])" office:value-type="float" office:value="24" calcext:value-type="float">
            <text:p>24</text:p>
          </table:table-cell>
          <table:table-cell table:formula="of:=IF([.E200] - 1 = [.E199]; [.F199]+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1-11-26" calcext:value-type="date">
            <text:p>26.11.2021</text:p>
          </table:table-cell>
          <table:table-cell office:value-type="string" calcext:value-type="string">
            <text:p>Ogrodzieniec</text:p>
          </table:table-cell>
          <table:table-cell office:value-type="float" office:value="7120" calcext:value-type="float">
            <text:p>7120</text:p>
          </table:table-cell>
          <table:table-cell table:formula="of:=DAY([.B201])" office:value-type="float" office:value="26" calcext:value-type="float">
            <text:p>26</text:p>
          </table:table-cell>
          <table:table-cell table:formula="of:=IF([.E201] - 1 = [.E200]; [.F200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21-11-27" calcext:value-type="date">
            <text:p>27.11.2021</text:p>
          </table:table-cell>
          <table:table-cell office:value-type="string" calcext:value-type="string">
            <text:p>Ogrodzieniec</text:p>
          </table:table-cell>
          <table:table-cell office:value-type="float" office:value="8590" calcext:value-type="float">
            <text:p>8590</text:p>
          </table:table-cell>
          <table:table-cell table:formula="of:=DAY([.B202])" office:value-type="float" office:value="27" calcext:value-type="float">
            <text:p>27</text:p>
          </table:table-cell>
          <table:table-cell table:formula="of:=IF([.E202] - 1 = [.E201]; [.F201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21-11-28" calcext:value-type="date">
            <text:p>28.11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DAY([.B203])" office:value-type="float" office:value="28" calcext:value-type="float">
            <text:p>28</text:p>
          </table:table-cell>
          <table:table-cell table:formula="of:=IF([.E203] - 1 = [.E202]; [.F202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1-11-29" calcext:value-type="date">
            <text:p>29.11.20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DAY([.B204])" office:value-type="float" office:value="29" calcext:value-type="float">
            <text:p>29</text:p>
          </table:table-cell>
          <table:table-cell table:formula="of:=IF([.E204] - 1 = [.E203]; [.F203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Ogrodzieniec</text:p>
          </table:table-cell>
          <table:table-cell office:value-type="float" office:value="3880" calcext:value-type="float">
            <text:p>3880</text:p>
          </table:table-cell>
          <table:table-cell table:formula="of:=DAY([.B205])" office:value-type="float" office:value="30" calcext:value-type="float">
            <text:p>30</text:p>
          </table:table-cell>
          <table:table-cell table:formula="of:=IF([.E205] - 1 = [.E204]; [.F204]+1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21-12-02" calcext:value-type="date">
            <text:p>2.12.20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DAY([.B206])" office:value-type="float" office:value="2" calcext:value-type="float">
            <text:p>2</text:p>
          </table:table-cell>
          <table:table-cell table:formula="of:=IF([.E206] - 1 = [.E205]; [.F205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21-12-05" calcext:value-type="date">
            <text:p>5.12.20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DAY([.B207])" office:value-type="float" office:value="5" calcext:value-type="float">
            <text:p>5</text:p>
          </table:table-cell>
          <table:table-cell table:formula="of:=IF([.E207] - 1 = [.E206]; [.F206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21-12-06" calcext:value-type="date">
            <text:p>6.12.2021</text:p>
          </table:table-cell>
          <table:table-cell office:value-type="string" calcext:value-type="string">
            <text:p>Ogrodzieniec</text:p>
          </table:table-cell>
          <table:table-cell office:value-type="float" office:value="2550" calcext:value-type="float">
            <text:p>2550</text:p>
          </table:table-cell>
          <table:table-cell table:formula="of:=DAY([.B208])" office:value-type="float" office:value="6" calcext:value-type="float">
            <text:p>6</text:p>
          </table:table-cell>
          <table:table-cell table:formula="of:=IF([.E208] - 1 = [.E207]; [.F207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21-12-10" calcext:value-type="date">
            <text:p>10.12.2021</text:p>
          </table:table-cell>
          <table:table-cell office:value-type="string" calcext:value-type="string">
            <text:p>Ogrodzieniec</text:p>
          </table:table-cell>
          <table:table-cell office:value-type="float" office:value="570" calcext:value-type="float">
            <text:p>570</text:p>
          </table:table-cell>
          <table:table-cell table:formula="of:=DAY([.B209])" office:value-type="float" office:value="10" calcext:value-type="float">
            <text:p>10</text:p>
          </table:table-cell>
          <table:table-cell table:formula="of:=IF([.E209] - 1 = [.E208]; [.F208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21-12-11" calcext:value-type="date">
            <text:p>11.12.2021</text:p>
          </table:table-cell>
          <table:table-cell office:value-type="string" calcext:value-type="string">
            <text:p>Ogrodzieniec</text:p>
          </table:table-cell>
          <table:table-cell office:value-type="float" office:value="9510" calcext:value-type="float">
            <text:p>9510</text:p>
          </table:table-cell>
          <table:table-cell table:formula="of:=DAY([.B210])" office:value-type="float" office:value="11" calcext:value-type="float">
            <text:p>11</text:p>
          </table:table-cell>
          <table:table-cell table:formula="of:=IF([.E210] - 1 = [.E209]; [.F209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21-12-12" calcext:value-type="date">
            <text:p>12.12.2021</text:p>
          </table:table-cell>
          <table:table-cell office:value-type="string" calcext:value-type="string">
            <text:p>Ogrodzieniec</text:p>
          </table:table-cell>
          <table:table-cell office:value-type="float" office:value="2750" calcext:value-type="float">
            <text:p>2750</text:p>
          </table:table-cell>
          <table:table-cell table:formula="of:=DAY([.B211])" office:value-type="float" office:value="12" calcext:value-type="float">
            <text:p>12</text:p>
          </table:table-cell>
          <table:table-cell table:formula="of:=IF([.E211] - 1 = [.E210]; [.F210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Ogrodzieniec</text:p>
          </table:table-cell>
          <table:table-cell office:value-type="float" office:value="7660" calcext:value-type="float">
            <text:p>7660</text:p>
          </table:table-cell>
          <table:table-cell table:formula="of:=DAY([.B212])" office:value-type="float" office:value="14" calcext:value-type="float">
            <text:p>14</text:p>
          </table:table-cell>
          <table:table-cell table:formula="of:=IF([.E212] - 1 = [.E211]; [.F211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21-12-15" calcext:value-type="date">
            <text:p>15.12.2021</text:p>
          </table:table-cell>
          <table:table-cell office:value-type="string" calcext:value-type="string">
            <text:p>Ogrodzieniec</text:p>
          </table:table-cell>
          <table:table-cell office:value-type="float" office:value="5370" calcext:value-type="float">
            <text:p>5370</text:p>
          </table:table-cell>
          <table:table-cell table:formula="of:=DAY([.B213])" office:value-type="float" office:value="15" calcext:value-type="float">
            <text:p>15</text:p>
          </table:table-cell>
          <table:table-cell table:formula="of:=IF([.E213] - 1 = [.E212]; [.F212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1-12-18" calcext:value-type="date">
            <text:p>18.12.2021</text:p>
          </table:table-cell>
          <table:table-cell office:value-type="string" calcext:value-type="string">
            <text:p>Ogrodzieniec</text:p>
          </table:table-cell>
          <table:table-cell office:value-type="float" office:value="4640" calcext:value-type="float">
            <text:p>4640</text:p>
          </table:table-cell>
          <table:table-cell table:formula="of:=DAY([.B214])" office:value-type="float" office:value="18" calcext:value-type="float">
            <text:p>18</text:p>
          </table:table-cell>
          <table:table-cell table:formula="of:=IF([.E214] - 1 = [.E213]; [.F213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21-12-19" calcext:value-type="date">
            <text:p>19.12.2021</text:p>
          </table:table-cell>
          <table:table-cell office:value-type="string" calcext:value-type="string">
            <text:p>Ogrodzieniec</text:p>
          </table:table-cell>
          <table:table-cell office:value-type="float" office:value="2520" calcext:value-type="float">
            <text:p>2520</text:p>
          </table:table-cell>
          <table:table-cell table:formula="of:=DAY([.B215])" office:value-type="float" office:value="19" calcext:value-type="float">
            <text:p>19</text:p>
          </table:table-cell>
          <table:table-cell table:formula="of:=IF([.E215] - 1 = [.E214]; [.F214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21-12-20" calcext:value-type="date">
            <text:p>20.12.2021</text:p>
          </table:table-cell>
          <table:table-cell office:value-type="string" calcext:value-type="string">
            <text:p>Ogrodzieniec</text:p>
          </table:table-cell>
          <table:table-cell office:value-type="float" office:value="1340" calcext:value-type="float">
            <text:p>1340</text:p>
          </table:table-cell>
          <table:table-cell table:formula="of:=DAY([.B216])" office:value-type="float" office:value="20" calcext:value-type="float">
            <text:p>20</text:p>
          </table:table-cell>
          <table:table-cell table:formula="of:=IF([.E216] - 1 = [.E215]; [.F215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21-12-22" calcext:value-type="date">
            <text:p>22.12.2021</text:p>
          </table:table-cell>
          <table:table-cell office:value-type="string" calcext:value-type="string">
            <text:p>Ogrodzieniec</text:p>
          </table:table-cell>
          <table:table-cell office:value-type="float" office:value="5730" calcext:value-type="float">
            <text:p>5730</text:p>
          </table:table-cell>
          <table:table-cell table:formula="of:=DAY([.B217])" office:value-type="float" office:value="22" calcext:value-type="float">
            <text:p>22</text:p>
          </table:table-cell>
          <table:table-cell table:formula="of:=IF([.E217] - 1 = [.E216]; [.F216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1-12-23" calcext:value-type="date">
            <text:p>23.12.2021</text:p>
          </table:table-cell>
          <table:table-cell office:value-type="string" calcext:value-type="string">
            <text:p>Ogrodzieniec</text:p>
          </table:table-cell>
          <table:table-cell office:value-type="float" office:value="9620" calcext:value-type="float">
            <text:p>9620</text:p>
          </table:table-cell>
          <table:table-cell table:formula="of:=DAY([.B218])" office:value-type="float" office:value="23" calcext:value-type="float">
            <text:p>23</text:p>
          </table:table-cell>
          <table:table-cell table:formula="of:=IF([.E218] - 1 = [.E217]; [.F217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21-12-24" calcext:value-type="date">
            <text:p>24.12.2021</text:p>
          </table:table-cell>
          <table:table-cell office:value-type="string" calcext:value-type="string">
            <text:p>Ogrodzieniec</text:p>
          </table:table-cell>
          <table:table-cell office:value-type="float" office:value="4270" calcext:value-type="float">
            <text:p>4270</text:p>
          </table:table-cell>
          <table:table-cell table:formula="of:=DAY([.B219])" office:value-type="float" office:value="24" calcext:value-type="float">
            <text:p>24</text:p>
          </table:table-cell>
          <table:table-cell table:formula="of:=IF([.E219] - 1 = [.E218]; [.F218]+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21-12-25" calcext:value-type="date">
            <text:p>25.12.2021</text:p>
          </table:table-cell>
          <table:table-cell office:value-type="string" calcext:value-type="string">
            <text:p>Ogrodzieniec</text:p>
          </table:table-cell>
          <table:table-cell office:value-type="float" office:value="1590" calcext:value-type="float">
            <text:p>1590</text:p>
          </table:table-cell>
          <table:table-cell table:formula="of:=DAY([.B220])" office:value-type="float" office:value="25" calcext:value-type="float">
            <text:p>25</text:p>
          </table:table-cell>
          <table:table-cell table:formula="of:=IF([.E220] - 1 = [.E219]; [.F219]+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Ogrodzieniec</text:p>
          </table:table-cell>
          <table:table-cell office:value-type="float" office:value="8030" calcext:value-type="float">
            <text:p>8030</text:p>
          </table:table-cell>
          <table:table-cell table:formula="of:=DAY([.B221])" office:value-type="float" office:value="27" calcext:value-type="float">
            <text:p>27</text:p>
          </table:table-cell>
          <table:table-cell table:formula="of:=IF([.E221] - 1 = [.E220]; [.F220]+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21-12-28" calcext:value-type="date">
            <text:p>28.12.2021</text:p>
          </table:table-cell>
          <table:table-cell office:value-type="string" calcext:value-type="string">
            <text:p>Ogrodzieniec</text:p>
          </table:table-cell>
          <table:table-cell office:value-type="float" office:value="1410" calcext:value-type="float">
            <text:p>1410</text:p>
          </table:table-cell>
          <table:table-cell table:formula="of:=DAY([.B222])" office:value-type="float" office:value="28" calcext:value-type="float">
            <text:p>28</text:p>
          </table:table-cell>
          <table:table-cell table:formula="of:=IF([.E222] - 1 = [.E221]; [.F221]+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1-12-29" calcext:value-type="date">
            <text:p>29.12.2021</text:p>
          </table:table-cell>
          <table:table-cell office:value-type="string" calcext:value-type="string">
            <text:p>Ogrodzieniec</text:p>
          </table:table-cell>
          <table:table-cell office:value-type="float" office:value="7390" calcext:value-type="float">
            <text:p>7390</text:p>
          </table:table-cell>
          <table:table-cell table:formula="of:=DAY([.B223])" office:value-type="float" office:value="29" calcext:value-type="float">
            <text:p>29</text:p>
          </table:table-cell>
          <table:table-cell table:formula="of:=IF([.E223] - 1 = [.E222]; [.F222]+1; 0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Default" table:formula="of:=MAX([.F2:.F223])" office:value-type="float" office:value="7" calcext:value-type="float">
            <text:p>7</text:p>
          </table:table-cell>
        </table:table-row>
        <calcext:conditional-formats>
          <calcext:conditional-format calcext:target-range-address="'zad 5.2'.F2:'zad 5.2'.F223">
            <calcext:condition calcext:apply-style-name="Error" calcext:value="=[$'zad 5.2'.$F$224]" calcext:base-cell-address="'zad 5.2'.F2"/>
          </calcext:conditional-format>
        </calcext:conditional-formats>
      </table:table>
      <table:table table:name="zad 5.3" table:style-name="ta1">
        <table:shapes>
          <draw:frame draw:z-index="0" draw:style-name="gr1" draw:text-style-name="P1" svg:width="15.999cm" svg:height="8.999cm" svg:x="2.523cm" svg:y="7.167cm">
            <draw:object draw:notify-on-update-of-ranges="'zad 5.3'.A9:'zad 5.3'.A12 'zad 5.3'.C8:'zad 5.3'.C8 'zad 5.3'.C9:'zad 5.3'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5"/>
        <table:table-column table:style-name="co7" table:default-cell-style-name="ce19"/>
        <table:table-column table:style-name="co8" table:default-cell-style-name="Default"/>
        <table:table-row table:style-name="ro1">
          <table:table-cell table:style-name="ce13" office:value-type="string" calcext:value-type="string">
            <text:p>magazyn</text:p>
          </table:table-cell>
          <table:table-cell table:style-name="ce17" office:value-type="string" calcext:value-type="string">
            <text:p>Suma - wielkosc_zamowienia</text:p>
          </table:table-cell>
          <table:table-cell/>
        </table:table-row>
        <table:table-row table:style-name="ro1">
          <table:table-cell table:style-name="ce14" office:value-type="string" calcext:value-type="string">
            <text:p>Gniezno</text:p>
          </table:table-cell>
          <table:table-cell table:style-name="ce18" office:value-type="float" office:value="819000" calcext:value-type="float">
            <text:p>819000</text:p>
          </table:table-cell>
          <table:table-cell/>
        </table:table-row>
        <table:table-row table:style-name="ro1">
          <table:table-cell office:value-type="string" calcext:value-type="string">
            <text:p>Malbork</text:p>
          </table:table-cell>
          <table:table-cell office:value-type="float" office:value="944240" calcext:value-type="float">
            <text:p>944240</text:p>
          </table:table-cell>
          <table:table-cell/>
        </table:table-row>
        <table:table-row table:style-name="ro1">
          <table:table-cell office:value-type="string" calcext:value-type="string">
            <text:p>Ogrodzieniec</text:p>
          </table:table-cell>
          <table:table-cell office:value-type="float" office:value="1115560" calcext:value-type="float">
            <text:p>1115560</text:p>
          </table:table-cell>
          <table:table-cell/>
        </table:table-row>
        <table:table-row table:style-name="ro1">
          <table:table-cell office:value-type="string" calcext:value-type="string">
            <text:p>Przemysl</text:p>
          </table:table-cell>
          <table:table-cell table:style-name="ce20" office:value-type="float" office:value="1062920" calcext:value-type="float">
            <text:p>1062920</text:p>
          </table:table-cell>
          <table:table-cell/>
        </table:table-row>
        <table:table-row table:style-name="ro1">
          <table:table-cell table:style-name="ce16" office:value-type="string" calcext:value-type="string">
            <text:p>Razem Wynik</text:p>
          </table:table-cell>
          <table:table-cell table:style-name="ce21" office:value-type="float" office:value="3941720" calcext:value-type="float">
            <text:p>3941720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Magazyn</text:p>
          </table:table-cell>
          <table:table-cell table:style-name="Default" office:value-type="string" calcext:value-type="string">
            <text:p>Suma zamówień</text:p>
          </table:table-cell>
          <table:table-cell office:value-type="string" calcext:value-type="string">
            <text:p>suma zamówień w procentach</text:p>
          </table:table-cell>
        </table:table-row>
        <table:table-row table:style-name="ro1">
          <table:table-cell table:style-name="ce3" office:value-type="string" calcext:value-type="string">
            <text:p>Gniezno</text:p>
          </table:table-cell>
          <table:table-cell table:style-name="ce7" office:value-type="float" office:value="819000" calcext:value-type="float">
            <text:p>819000</text:p>
          </table:table-cell>
          <table:table-cell table:style-name="ce30" table:formula="of:=ROUND(([.B9]/[.$B$13]) *100; 2) %" office:value-type="percentage" office:value="0.2078" calcext:value-type="percentage">
            <text:p>20,78%</text:p>
          </table:table-cell>
        </table:table-row>
        <table:table-row table:style-name="ro1">
          <table:table-cell table:style-name="ce4" office:value-type="string" calcext:value-type="string">
            <text:p>Malbork</text:p>
          </table:table-cell>
          <table:table-cell table:style-name="ce8" office:value-type="float" office:value="944240" calcext:value-type="float">
            <text:p>944240</text:p>
          </table:table-cell>
          <table:table-cell table:style-name="ce30" table:formula="of:=ROUND(([.B10]/[.$B$13]) *100; 2) %" office:value-type="percentage" office:value="0.2396" calcext:value-type="percentage">
            <text:p>23,96%</text:p>
          </table:table-cell>
        </table:table-row>
        <table:table-row table:style-name="ro1">
          <table:table-cell table:style-name="ce4" office:value-type="string" calcext:value-type="string">
            <text:p>Ogrodzieniec</text:p>
          </table:table-cell>
          <table:table-cell table:style-name="ce8" office:value-type="float" office:value="1115560" calcext:value-type="float">
            <text:p>1115560</text:p>
          </table:table-cell>
          <table:table-cell table:style-name="ce30" table:formula="of:=ROUND(([.B11]/[.$B$13]) *100; 2) %" office:value-type="percentage" office:value="0.283" calcext:value-type="percentage">
            <text:p>28,30%</text:p>
          </table:table-cell>
        </table:table-row>
        <table:table-row table:style-name="ro1">
          <table:table-cell table:style-name="ce4" office:value-type="string" calcext:value-type="string">
            <text:p>Przemysl</text:p>
          </table:table-cell>
          <table:table-cell table:style-name="ce9" office:value-type="float" office:value="1062920" calcext:value-type="float">
            <text:p>1062920</text:p>
          </table:table-cell>
          <table:table-cell table:style-name="ce30" table:formula="of:=ROUND(([.B12]/[.$B$13]) *100; 2)%" office:value-type="percentage" office:value="0.2697" calcext:value-type="percentage">
            <text:p>26,97%</text:p>
          </table:table-cell>
        </table:table-row>
        <table:table-row table:style-name="ro1">
          <table:table-cell table:style-name="Default"/>
          <table:table-cell table:style-name="ce10" office:value-type="float" office:value="3941720" calcext:value-type="float">
            <text:p>3941720</text:p>
          </table:table-cell>
          <table:table-cell/>
        </table:table-row>
      </table:table>
      <table:table table:name="zad 5.4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ce11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r_zamowieni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zień tygodnia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wielkosc_zamowienia</text:p>
          </table:table-cell>
          <table:table-cell office:value-type="string" calcext:value-type="string">
            <text:p>stan przed produkcją</text:p>
          </table:table-cell>
          <table:table-cell office:value-type="string" calcext:value-type="string">
            <text:p>produkcja</text:p>
          </table:table-cell>
          <table:table-cell table:style-name="ce31" office:value-type="string" calcext:value-type="string">
            <text:p>stan po produkcji</text:p>
          </table:table-cell>
          <table:table-cell office:value-type="string" calcext:value-type="string">
            <text:p>ile po zamówieniu</text:p>
          </table:table-cell>
          <table:table-cell office:value-type="string" calcext:value-type="string">
            <text:p>czy filia</text:p>
          </table:table-cell>
          <table:table-cell office:value-type="string" calcext:value-type="string">
            <text:p>filia butel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1-01-02" calcext:value-type="date">
            <text:p>2.01.2021</text:p>
          </table:table-cell>
          <table:table-cell table:formula="of:=WEEKDAY([.B2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1290" calcext:value-type="float">
            <text:p>1290</text:p>
          </table:table-cell>
          <table:table-cell office:value-type="float" office:value="30000" calcext:value-type="float">
            <text:p>30000</text:p>
          </table:table-cell>
          <table:table-cell table:formula="of:=IF([.C2] &gt; 5; 5000; 12000)" office:value-type="float" office:value="5000" calcext:value-type="float">
            <text:p>5000</text:p>
          </table:table-cell>
          <table:table-cell table:formula="of:= [.F2] + [.G2]" office:value-type="float" office:value="35000" calcext:value-type="float">
            <text:p>35000</text:p>
          </table:table-cell>
          <table:table-cell table:formula="of:=[.H2] - [.E2]" office:value-type="float" office:value="33710" calcext:value-type="float">
            <text:p>33710</text:p>
          </table:table-cell>
          <table:table-cell table:formula="of:=IF([.H2] = [.I2]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date" office:date-value="2021-01-02" calcext:value-type="date">
            <text:p>2.01.2021</text:p>
          </table:table-cell>
          <table:table-cell table:formula="of:=WEEKDAY([.B3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4420" calcext:value-type="float">
            <text:p>4420</text:p>
          </table:table-cell>
          <table:table-cell table:formula="of:=[.I2]" office:value-type="float" office:value="33710" calcext:value-type="float">
            <text:p>33710</text:p>
          </table:table-cell>
          <table:table-cell table:formula="of:=IF([.C2] = [.C3]; 0; IF([.C3] &gt; 5; 5000; 12000))" office:value-type="float" office:value="0" calcext:value-type="float">
            <text:p>0</text:p>
          </table:table-cell>
          <table:table-cell table:formula="of:= [.F3] + [.G3]" office:value-type="float" office:value="33710" calcext:value-type="float">
            <text:p>33710</text:p>
          </table:table-cell>
          <table:table-cell table:formula="of:=IF( [.H3] - [.E3] &lt; 0;  [.H3]; [.H3] - [.E3])" office:value-type="float" office:value="29290" calcext:value-type="float">
            <text:p>29290</text:p>
          </table:table-cell>
          <table:table-cell table:formula="of:=IF([.H3] = [.I3]; 1; 0)" office:value-type="float" office:value="0" calcext:value-type="float">
            <text:p>0</text:p>
          </table:table-cell>
          <table:table-cell table:formula="of:=IF([.H3] = [.I3]; [.E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date" office:date-value="2021-01-02" calcext:value-type="date">
            <text:p>2.01.2021</text:p>
          </table:table-cell>
          <table:table-cell table:formula="of:=WEEKDAY([.B4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5190" calcext:value-type="float">
            <text:p>5190</text:p>
          </table:table-cell>
          <table:table-cell table:formula="of:=[.I3]" office:value-type="float" office:value="29290" calcext:value-type="float">
            <text:p>29290</text:p>
          </table:table-cell>
          <table:table-cell table:formula="of:=IF([.C3] = [.C4]; 0; IF([.C4] &gt; 5; 5000; 12000))" office:value-type="float" office:value="0" calcext:value-type="float">
            <text:p>0</text:p>
          </table:table-cell>
          <table:table-cell table:formula="of:= [.F4] + [.G4]" office:value-type="float" office:value="29290" calcext:value-type="float">
            <text:p>29290</text:p>
          </table:table-cell>
          <table:table-cell table:formula="of:=IF( [.H4] - [.E4] &lt; 0;  [.H4]; [.H4] - [.E4])" office:value-type="float" office:value="24100" calcext:value-type="float">
            <text:p>24100</text:p>
          </table:table-cell>
          <table:table-cell table:formula="of:=IF([.H4] = [.I4]; 1; 0)" office:value-type="float" office:value="0" calcext:value-type="float">
            <text:p>0</text:p>
          </table:table-cell>
          <table:table-cell table:formula="of:=IF([.H4] = [.I4]; [.E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date" office:date-value="2021-01-03" calcext:value-type="date">
            <text:p>3.01.2021</text:p>
          </table:table-cell>
          <table:table-cell table:formula="of:=WEEKDAY([.B5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950" calcext:value-type="float">
            <text:p>950</text:p>
          </table:table-cell>
          <table:table-cell table:formula="of:=[.I4]" office:value-type="float" office:value="24100" calcext:value-type="float">
            <text:p>24100</text:p>
          </table:table-cell>
          <table:table-cell table:formula="of:=IF([.C4] = [.C5]; 0; IF([.C5] &gt; 5; 5000; 12000))" office:value-type="float" office:value="5000" calcext:value-type="float">
            <text:p>5000</text:p>
          </table:table-cell>
          <table:table-cell table:formula="of:= [.F5] + [.G5]" office:value-type="float" office:value="29100" calcext:value-type="float">
            <text:p>29100</text:p>
          </table:table-cell>
          <table:table-cell table:formula="of:=IF( [.H5] - [.E5] &lt; 0;  [.H5]; [.H5] - [.E5])" office:value-type="float" office:value="28150" calcext:value-type="float">
            <text:p>28150</text:p>
          </table:table-cell>
          <table:table-cell table:formula="of:=IF([.H5] = [.I5]; 1; 0)" office:value-type="float" office:value="0" calcext:value-type="float">
            <text:p>0</text:p>
          </table:table-cell>
          <table:table-cell table:formula="of:=IF([.H5] = [.I5]; [.E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date" office:date-value="2021-01-03" calcext:value-type="date">
            <text:p>3.01.2021</text:p>
          </table:table-cell>
          <table:table-cell table:formula="of:=WEEKDAY([.B6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6000" calcext:value-type="float">
            <text:p>6000</text:p>
          </table:table-cell>
          <table:table-cell table:formula="of:=[.I5]" office:value-type="float" office:value="28150" calcext:value-type="float">
            <text:p>28150</text:p>
          </table:table-cell>
          <table:table-cell table:formula="of:=IF([.C5] = [.C6]; 0; IF([.C6] &gt; 5; 5000; 12000))" office:value-type="float" office:value="0" calcext:value-type="float">
            <text:p>0</text:p>
          </table:table-cell>
          <table:table-cell table:formula="of:= [.F6] + [.G6]" office:value-type="float" office:value="28150" calcext:value-type="float">
            <text:p>28150</text:p>
          </table:table-cell>
          <table:table-cell table:formula="of:=IF( [.H6] - [.E6] &lt; 0;  [.H6]; [.H6] - [.E6])" office:value-type="float" office:value="22150" calcext:value-type="float">
            <text:p>22150</text:p>
          </table:table-cell>
          <table:table-cell table:formula="of:=IF([.H6] = [.I6]; 1; 0)" office:value-type="float" office:value="0" calcext:value-type="float">
            <text:p>0</text:p>
          </table:table-cell>
          <table:table-cell table:formula="of:=IF([.H6] = [.I6]; [.E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date" office:date-value="2021-01-03" calcext:value-type="date">
            <text:p>3.01.2021</text:p>
          </table:table-cell>
          <table:table-cell table:formula="of:=WEEKDAY([.B7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8530" calcext:value-type="float">
            <text:p>8530</text:p>
          </table:table-cell>
          <table:table-cell table:formula="of:=[.I6]" office:value-type="float" office:value="22150" calcext:value-type="float">
            <text:p>22150</text:p>
          </table:table-cell>
          <table:table-cell table:formula="of:=IF([.C6] = [.C7]; 0; IF([.C7] &gt; 5; 5000; 12000))" office:value-type="float" office:value="0" calcext:value-type="float">
            <text:p>0</text:p>
          </table:table-cell>
          <table:table-cell table:formula="of:= [.F7] + [.G7]" office:value-type="float" office:value="22150" calcext:value-type="float">
            <text:p>22150</text:p>
          </table:table-cell>
          <table:table-cell table:formula="of:=IF( [.H7] - [.E7] &lt; 0;  [.H7]; [.H7] - [.E7])" office:value-type="float" office:value="13620" calcext:value-type="float">
            <text:p>13620</text:p>
          </table:table-cell>
          <table:table-cell table:formula="of:=IF([.H7] = [.I7]; 1; 0)" office:value-type="float" office:value="0" calcext:value-type="float">
            <text:p>0</text:p>
          </table:table-cell>
          <table:table-cell table:formula="of:=IF([.H7] = [.I7]; [.E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date" office:date-value="2021-01-04" calcext:value-type="date">
            <text:p>4.01.2021</text:p>
          </table:table-cell>
          <table:table-cell table:formula="of:=WEEKDAY([.B8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1140" calcext:value-type="float">
            <text:p>1140</text:p>
          </table:table-cell>
          <table:table-cell table:formula="of:=[.I7]" office:value-type="float" office:value="13620" calcext:value-type="float">
            <text:p>13620</text:p>
          </table:table-cell>
          <table:table-cell table:formula="of:=IF([.C7] = [.C8]; 0; IF([.C8] &gt; 5; 5000; 12000))" office:value-type="float" office:value="12000" calcext:value-type="float">
            <text:p>12000</text:p>
          </table:table-cell>
          <table:table-cell table:formula="of:= [.F8] + [.G8]" office:value-type="float" office:value="25620" calcext:value-type="float">
            <text:p>25620</text:p>
          </table:table-cell>
          <table:table-cell table:formula="of:=IF( [.H8] - [.E8] &lt; 0;  [.H8]; [.H8] - [.E8])" office:value-type="float" office:value="24480" calcext:value-type="float">
            <text:p>24480</text:p>
          </table:table-cell>
          <table:table-cell table:formula="of:=IF([.H8] = [.I8]; 1; 0)" office:value-type="float" office:value="0" calcext:value-type="float">
            <text:p>0</text:p>
          </table:table-cell>
          <table:table-cell table:formula="of:=IF([.H8] = [.I8]; [.E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date" office:date-value="2021-01-04" calcext:value-type="date">
            <text:p>4.01.2021</text:p>
          </table:table-cell>
          <table:table-cell table:formula="of:=WEEKDAY([.B9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2460" calcext:value-type="float">
            <text:p>2460</text:p>
          </table:table-cell>
          <table:table-cell table:formula="of:=[.I8]" office:value-type="float" office:value="24480" calcext:value-type="float">
            <text:p>24480</text:p>
          </table:table-cell>
          <table:table-cell table:formula="of:=IF([.C8] = [.C9]; 0; IF([.C9] &gt; 5; 5000; 12000))" office:value-type="float" office:value="0" calcext:value-type="float">
            <text:p>0</text:p>
          </table:table-cell>
          <table:table-cell table:formula="of:= [.F9] + [.G9]" office:value-type="float" office:value="24480" calcext:value-type="float">
            <text:p>24480</text:p>
          </table:table-cell>
          <table:table-cell table:formula="of:=IF( [.H9] - [.E9] &lt; 0;  [.H9]; [.H9] - [.E9])" office:value-type="float" office:value="22020" calcext:value-type="float">
            <text:p>22020</text:p>
          </table:table-cell>
          <table:table-cell table:formula="of:=IF([.H9] = [.I9]; 1; 0)" office:value-type="float" office:value="0" calcext:value-type="float">
            <text:p>0</text:p>
          </table:table-cell>
          <table:table-cell table:formula="of:=IF([.H9] = [.I9]; [.E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date" office:date-value="2021-01-05" calcext:value-type="date">
            <text:p>5.01.2021</text:p>
          </table:table-cell>
          <table:table-cell table:formula="of:=WEEKDAY([.B10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7520" calcext:value-type="float">
            <text:p>7520</text:p>
          </table:table-cell>
          <table:table-cell table:formula="of:=[.I9]" office:value-type="float" office:value="22020" calcext:value-type="float">
            <text:p>22020</text:p>
          </table:table-cell>
          <table:table-cell table:formula="of:=IF([.C9] = [.C10]; 0; IF([.C10] &gt; 5; 5000; 12000))" office:value-type="float" office:value="12000" calcext:value-type="float">
            <text:p>12000</text:p>
          </table:table-cell>
          <table:table-cell table:formula="of:= [.F10] + [.G10]" office:value-type="float" office:value="34020" calcext:value-type="float">
            <text:p>34020</text:p>
          </table:table-cell>
          <table:table-cell table:formula="of:=IF( [.H10] - [.E10] &lt; 0;  [.H10]; [.H10] - [.E10])" office:value-type="float" office:value="26500" calcext:value-type="float">
            <text:p>26500</text:p>
          </table:table-cell>
          <table:table-cell table:formula="of:=IF([.H10] = [.I10]; 1; 0)" office:value-type="float" office:value="0" calcext:value-type="float">
            <text:p>0</text:p>
          </table:table-cell>
          <table:table-cell table:formula="of:=IF([.H10] = [.I10]; [.E1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date" office:date-value="2021-01-05" calcext:value-type="date">
            <text:p>5.01.2021</text:p>
          </table:table-cell>
          <table:table-cell table:formula="of:=WEEKDAY([.B11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7920" calcext:value-type="float">
            <text:p>7920</text:p>
          </table:table-cell>
          <table:table-cell table:formula="of:=[.I10]" office:value-type="float" office:value="26500" calcext:value-type="float">
            <text:p>26500</text:p>
          </table:table-cell>
          <table:table-cell table:formula="of:=IF([.C10] = [.C11]; 0; IF([.C11] &gt; 5; 5000; 12000))" office:value-type="float" office:value="0" calcext:value-type="float">
            <text:p>0</text:p>
          </table:table-cell>
          <table:table-cell table:formula="of:= [.F11] + [.G11]" office:value-type="float" office:value="26500" calcext:value-type="float">
            <text:p>26500</text:p>
          </table:table-cell>
          <table:table-cell table:formula="of:=IF( [.H11] - [.E11] &lt; 0;  [.H11]; [.H11] - [.E11])" office:value-type="float" office:value="18580" calcext:value-type="float">
            <text:p>18580</text:p>
          </table:table-cell>
          <table:table-cell table:formula="of:=IF([.H11] = [.I11]; 1; 0)" office:value-type="float" office:value="0" calcext:value-type="float">
            <text:p>0</text:p>
          </table:table-cell>
          <table:table-cell table:formula="of:=IF([.H11] = [.I11]; [.E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date" office:date-value="2021-01-05" calcext:value-type="date">
            <text:p>5.01.2021</text:p>
          </table:table-cell>
          <table:table-cell table:formula="of:=WEEKDAY([.B12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1430" calcext:value-type="float">
            <text:p>1430</text:p>
          </table:table-cell>
          <table:table-cell table:formula="of:=[.I11]" office:value-type="float" office:value="18580" calcext:value-type="float">
            <text:p>18580</text:p>
          </table:table-cell>
          <table:table-cell table:formula="of:=IF([.C11] = [.C12]; 0; IF([.C12] &gt; 5; 5000; 12000))" office:value-type="float" office:value="0" calcext:value-type="float">
            <text:p>0</text:p>
          </table:table-cell>
          <table:table-cell table:formula="of:= [.F12] + [.G12]" office:value-type="float" office:value="18580" calcext:value-type="float">
            <text:p>18580</text:p>
          </table:table-cell>
          <table:table-cell table:formula="of:=IF( [.H12] - [.E12] &lt; 0;  [.H12]; [.H12] - [.E12])" office:value-type="float" office:value="17150" calcext:value-type="float">
            <text:p>17150</text:p>
          </table:table-cell>
          <table:table-cell table:formula="of:=IF([.H12] = [.I12]; 1; 0)" office:value-type="float" office:value="0" calcext:value-type="float">
            <text:p>0</text:p>
          </table:table-cell>
          <table:table-cell table:formula="of:=IF([.H12] = [.I12]; [.E1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date" office:date-value="2021-01-06" calcext:value-type="date">
            <text:p>6.01.2021</text:p>
          </table:table-cell>
          <table:table-cell table:formula="of:=WEEKDAY([.B13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1500" calcext:value-type="float">
            <text:p>1500</text:p>
          </table:table-cell>
          <table:table-cell table:formula="of:=[.I12]" office:value-type="float" office:value="17150" calcext:value-type="float">
            <text:p>17150</text:p>
          </table:table-cell>
          <table:table-cell table:formula="of:=IF([.C12] = [.C13]; 0; IF([.C13] &gt; 5; 5000; 12000))" office:value-type="float" office:value="12000" calcext:value-type="float">
            <text:p>12000</text:p>
          </table:table-cell>
          <table:table-cell table:formula="of:= [.F13] + [.G13]" office:value-type="float" office:value="29150" calcext:value-type="float">
            <text:p>29150</text:p>
          </table:table-cell>
          <table:table-cell table:formula="of:=IF( [.H13] - [.E13] &lt; 0;  [.H13]; [.H13] - [.E13])" office:value-type="float" office:value="27650" calcext:value-type="float">
            <text:p>27650</text:p>
          </table:table-cell>
          <table:table-cell table:formula="of:=IF([.H13] = [.I13]; 1; 0)" office:value-type="float" office:value="0" calcext:value-type="float">
            <text:p>0</text:p>
          </table:table-cell>
          <table:table-cell table:formula="of:=IF([.H13] = [.I13]; [.E1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21-01-06" calcext:value-type="date">
            <text:p>6.01.2021</text:p>
          </table:table-cell>
          <table:table-cell table:formula="of:=WEEKDAY([.B14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5540" calcext:value-type="float">
            <text:p>5540</text:p>
          </table:table-cell>
          <table:table-cell table:formula="of:=[.I13]" office:value-type="float" office:value="27650" calcext:value-type="float">
            <text:p>27650</text:p>
          </table:table-cell>
          <table:table-cell table:formula="of:=IF([.C13] = [.C14]; 0; IF([.C14] &gt; 5; 5000; 12000))" office:value-type="float" office:value="0" calcext:value-type="float">
            <text:p>0</text:p>
          </table:table-cell>
          <table:table-cell table:formula="of:= [.F14] + [.G14]" office:value-type="float" office:value="27650" calcext:value-type="float">
            <text:p>27650</text:p>
          </table:table-cell>
          <table:table-cell table:formula="of:=IF( [.H14] - [.E14] &lt; 0;  [.H14]; [.H14] - [.E14])" office:value-type="float" office:value="22110" calcext:value-type="float">
            <text:p>22110</text:p>
          </table:table-cell>
          <table:table-cell table:formula="of:=IF([.H14] = [.I14]; 1; 0)" office:value-type="float" office:value="0" calcext:value-type="float">
            <text:p>0</text:p>
          </table:table-cell>
          <table:table-cell table:formula="of:=IF([.H14] = [.I14]; [.E1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date" office:date-value="2021-01-06" calcext:value-type="date">
            <text:p>6.01.2021</text:p>
          </table:table-cell>
          <table:table-cell table:formula="of:=WEEKDAY([.B15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7340" calcext:value-type="float">
            <text:p>7340</text:p>
          </table:table-cell>
          <table:table-cell table:formula="of:=[.I14]" office:value-type="float" office:value="22110" calcext:value-type="float">
            <text:p>22110</text:p>
          </table:table-cell>
          <table:table-cell table:formula="of:=IF([.C14] = [.C15]; 0; IF([.C15] &gt; 5; 5000; 12000))" office:value-type="float" office:value="0" calcext:value-type="float">
            <text:p>0</text:p>
          </table:table-cell>
          <table:table-cell table:formula="of:= [.F15] + [.G15]" office:value-type="float" office:value="22110" calcext:value-type="float">
            <text:p>22110</text:p>
          </table:table-cell>
          <table:table-cell table:formula="of:=IF( [.H15] - [.E15] &lt; 0;  [.H15]; [.H15] - [.E15])" office:value-type="float" office:value="14770" calcext:value-type="float">
            <text:p>14770</text:p>
          </table:table-cell>
          <table:table-cell table:formula="of:=IF([.H15] = [.I15]; 1; 0)" office:value-type="float" office:value="0" calcext:value-type="float">
            <text:p>0</text:p>
          </table:table-cell>
          <table:table-cell table:formula="of:=IF([.H15] = [.I15]; [.E1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date" office:date-value="2021-01-07" calcext:value-type="date">
            <text:p>7.01.2021</text:p>
          </table:table-cell>
          <table:table-cell table:formula="of:=WEEKDAY([.B16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8170" calcext:value-type="float">
            <text:p>8170</text:p>
          </table:table-cell>
          <table:table-cell table:formula="of:=[.I15]" office:value-type="float" office:value="14770" calcext:value-type="float">
            <text:p>14770</text:p>
          </table:table-cell>
          <table:table-cell table:formula="of:=IF([.C15] = [.C16]; 0; IF([.C16] &gt; 5; 5000; 12000))" office:value-type="float" office:value="12000" calcext:value-type="float">
            <text:p>12000</text:p>
          </table:table-cell>
          <table:table-cell table:formula="of:= [.F16] + [.G16]" office:value-type="float" office:value="26770" calcext:value-type="float">
            <text:p>26770</text:p>
          </table:table-cell>
          <table:table-cell table:formula="of:=IF( [.H16] - [.E16] &lt; 0;  [.H16]; [.H16] - [.E16])" office:value-type="float" office:value="18600" calcext:value-type="float">
            <text:p>18600</text:p>
          </table:table-cell>
          <table:table-cell table:formula="of:=IF([.H16] = [.I16]; 1; 0)" office:value-type="float" office:value="0" calcext:value-type="float">
            <text:p>0</text:p>
          </table:table-cell>
          <table:table-cell table:formula="of:=IF([.H16] = [.I16]; [.E1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date" office:date-value="2021-01-08" calcext:value-type="date">
            <text:p>8.01.2021</text:p>
          </table:table-cell>
          <table:table-cell table:formula="of:=WEEKDAY([.B17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[.I16]" office:value-type="float" office:value="18600" calcext:value-type="float">
            <text:p>18600</text:p>
          </table:table-cell>
          <table:table-cell table:formula="of:=IF([.C16] = [.C17]; 0; IF([.C17] &gt; 5; 5000; 12000))" office:value-type="float" office:value="12000" calcext:value-type="float">
            <text:p>12000</text:p>
          </table:table-cell>
          <table:table-cell table:formula="of:= [.F17] + [.G17]" office:value-type="float" office:value="30600" calcext:value-type="float">
            <text:p>30600</text:p>
          </table:table-cell>
          <table:table-cell table:formula="of:=IF( [.H17] - [.E17] &lt; 0;  [.H17]; [.H17] - [.E17])" office:value-type="float" office:value="21190" calcext:value-type="float">
            <text:p>21190</text:p>
          </table:table-cell>
          <table:table-cell table:formula="of:=IF([.H17] = [.I17]; 1; 0)" office:value-type="float" office:value="0" calcext:value-type="float">
            <text:p>0</text:p>
          </table:table-cell>
          <table:table-cell table:formula="of:=IF([.H17] = [.I17]; [.E1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date" office:date-value="2021-01-08" calcext:value-type="date">
            <text:p>8.01.2021</text:p>
          </table:table-cell>
          <table:table-cell table:formula="of:=WEEKDAY([.B18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4660" calcext:value-type="float">
            <text:p>4660</text:p>
          </table:table-cell>
          <table:table-cell table:formula="of:=[.I17]" office:value-type="float" office:value="21190" calcext:value-type="float">
            <text:p>21190</text:p>
          </table:table-cell>
          <table:table-cell table:formula="of:=IF([.C17] = [.C18]; 0; IF([.C18] &gt; 5; 5000; 12000))" office:value-type="float" office:value="0" calcext:value-type="float">
            <text:p>0</text:p>
          </table:table-cell>
          <table:table-cell table:formula="of:= [.F18] + [.G18]" office:value-type="float" office:value="21190" calcext:value-type="float">
            <text:p>21190</text:p>
          </table:table-cell>
          <table:table-cell table:formula="of:=IF( [.H18] - [.E18] &lt; 0;  [.H18]; [.H18] - [.E18])" office:value-type="float" office:value="16530" calcext:value-type="float">
            <text:p>16530</text:p>
          </table:table-cell>
          <table:table-cell table:formula="of:=IF([.H18] = [.I18]; 1; 0)" office:value-type="float" office:value="0" calcext:value-type="float">
            <text:p>0</text:p>
          </table:table-cell>
          <table:table-cell table:formula="of:=IF([.H18] = [.I18]; [.E1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date" office:date-value="2021-01-09" calcext:value-type="date">
            <text:p>9.01.2021</text:p>
          </table:table-cell>
          <table:table-cell table:formula="of:=WEEKDAY([.B19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[.I18]" office:value-type="float" office:value="16530" calcext:value-type="float">
            <text:p>16530</text:p>
          </table:table-cell>
          <table:table-cell table:formula="of:=IF([.C18] = [.C19]; 0; IF([.C19] &gt; 5; 5000; 12000))" office:value-type="float" office:value="5000" calcext:value-type="float">
            <text:p>5000</text:p>
          </table:table-cell>
          <table:table-cell table:formula="of:= [.F19] + [.G19]" office:value-type="float" office:value="21530" calcext:value-type="float">
            <text:p>21530</text:p>
          </table:table-cell>
          <table:table-cell table:formula="of:=IF( [.H19] - [.E19] &lt; 0;  [.H19]; [.H19] - [.E19])" office:value-type="float" office:value="19290" calcext:value-type="float">
            <text:p>19290</text:p>
          </table:table-cell>
          <table:table-cell table:formula="of:=IF([.H19] = [.I19]; 1; 0)" office:value-type="float" office:value="0" calcext:value-type="float">
            <text:p>0</text:p>
          </table:table-cell>
          <table:table-cell table:formula="of:=IF([.H19] = [.I19]; [.E1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date" office:date-value="2021-01-09" calcext:value-type="date">
            <text:p>9.01.2021</text:p>
          </table:table-cell>
          <table:table-cell table:formula="of:=WEEKDAY([.B20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6760" calcext:value-type="float">
            <text:p>6760</text:p>
          </table:table-cell>
          <table:table-cell table:formula="of:=[.I19]" office:value-type="float" office:value="19290" calcext:value-type="float">
            <text:p>19290</text:p>
          </table:table-cell>
          <table:table-cell table:formula="of:=IF([.C19] = [.C20]; 0; IF([.C20] &gt; 5; 5000; 12000))" office:value-type="float" office:value="0" calcext:value-type="float">
            <text:p>0</text:p>
          </table:table-cell>
          <table:table-cell table:formula="of:= [.F20] + [.G20]" office:value-type="float" office:value="19290" calcext:value-type="float">
            <text:p>19290</text:p>
          </table:table-cell>
          <table:table-cell table:formula="of:=IF( [.H20] - [.E20] &lt; 0;  [.H20]; [.H20] - [.E20])" office:value-type="float" office:value="12530" calcext:value-type="float">
            <text:p>12530</text:p>
          </table:table-cell>
          <table:table-cell table:formula="of:=IF([.H20] = [.I20]; 1; 0)" office:value-type="float" office:value="0" calcext:value-type="float">
            <text:p>0</text:p>
          </table:table-cell>
          <table:table-cell table:formula="of:=IF([.H20] = [.I20]; [.E2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date" office:date-value="2021-01-10" calcext:value-type="date">
            <text:p>10.01.2021</text:p>
          </table:table-cell>
          <table:table-cell table:formula="of:=WEEKDAY([.B21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7850" calcext:value-type="float">
            <text:p>7850</text:p>
          </table:table-cell>
          <table:table-cell table:formula="of:=[.I20]" office:value-type="float" office:value="12530" calcext:value-type="float">
            <text:p>12530</text:p>
          </table:table-cell>
          <table:table-cell table:formula="of:=IF([.C20] = [.C21]; 0; IF([.C21] &gt; 5; 5000; 12000))" office:value-type="float" office:value="5000" calcext:value-type="float">
            <text:p>5000</text:p>
          </table:table-cell>
          <table:table-cell table:formula="of:= [.F21] + [.G21]" office:value-type="float" office:value="17530" calcext:value-type="float">
            <text:p>17530</text:p>
          </table:table-cell>
          <table:table-cell table:formula="of:=IF( [.H21] - [.E21] &lt; 0;  [.H21]; [.H21] - [.E21])" office:value-type="float" office:value="9680" calcext:value-type="float">
            <text:p>9680</text:p>
          </table:table-cell>
          <table:table-cell table:formula="of:=IF([.H21] = [.I21]; 1; 0)" office:value-type="float" office:value="0" calcext:value-type="float">
            <text:p>0</text:p>
          </table:table-cell>
          <table:table-cell table:formula="of:=IF([.H21] = [.I21]; [.E2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date" office:date-value="2021-01-11" calcext:value-type="date">
            <text:p>11.01.2021</text:p>
          </table:table-cell>
          <table:table-cell table:formula="of:=WEEKDAY([.B22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5440" calcext:value-type="float">
            <text:p>5440</text:p>
          </table:table-cell>
          <table:table-cell table:formula="of:=[.I21]" office:value-type="float" office:value="9680" calcext:value-type="float">
            <text:p>9680</text:p>
          </table:table-cell>
          <table:table-cell table:formula="of:=IF([.C21] = [.C22]; 0; IF([.C22] &gt; 5; 5000; 12000))" office:value-type="float" office:value="12000" calcext:value-type="float">
            <text:p>12000</text:p>
          </table:table-cell>
          <table:table-cell table:formula="of:= [.F22] + [.G22]" office:value-type="float" office:value="21680" calcext:value-type="float">
            <text:p>21680</text:p>
          </table:table-cell>
          <table:table-cell table:formula="of:=IF( [.H22] - [.E22] &lt; 0;  [.H22]; [.H22] - [.E22])" office:value-type="float" office:value="16240" calcext:value-type="float">
            <text:p>16240</text:p>
          </table:table-cell>
          <table:table-cell table:formula="of:=IF([.H22] = [.I22]; 1; 0)" office:value-type="float" office:value="0" calcext:value-type="float">
            <text:p>0</text:p>
          </table:table-cell>
          <table:table-cell table:formula="of:=IF([.H22] = [.I22]; [.E2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date" office:date-value="2021-01-11" calcext:value-type="date">
            <text:p>11.01.2021</text:p>
          </table:table-cell>
          <table:table-cell table:formula="of:=WEEKDAY([.B23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5230" calcext:value-type="float">
            <text:p>5230</text:p>
          </table:table-cell>
          <table:table-cell table:formula="of:=[.I22]" office:value-type="float" office:value="16240" calcext:value-type="float">
            <text:p>16240</text:p>
          </table:table-cell>
          <table:table-cell table:formula="of:=IF([.C22] = [.C23]; 0; IF([.C23] &gt; 5; 5000; 12000))" office:value-type="float" office:value="0" calcext:value-type="float">
            <text:p>0</text:p>
          </table:table-cell>
          <table:table-cell table:formula="of:= [.F23] + [.G23]" office:value-type="float" office:value="16240" calcext:value-type="float">
            <text:p>16240</text:p>
          </table:table-cell>
          <table:table-cell table:formula="of:=IF( [.H23] - [.E23] &lt; 0;  [.H23]; [.H23] - [.E23])" office:value-type="float" office:value="11010" calcext:value-type="float">
            <text:p>11010</text:p>
          </table:table-cell>
          <table:table-cell table:formula="of:=IF([.H23] = [.I23]; 1; 0)" office:value-type="float" office:value="0" calcext:value-type="float">
            <text:p>0</text:p>
          </table:table-cell>
          <table:table-cell table:formula="of:=IF([.H23] = [.I23]; [.E2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date" office:date-value="2021-01-11" calcext:value-type="date">
            <text:p>11.01.2021</text:p>
          </table:table-cell>
          <table:table-cell table:formula="of:=WEEKDAY([.B24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[.I23]" office:value-type="float" office:value="11010" calcext:value-type="float">
            <text:p>11010</text:p>
          </table:table-cell>
          <table:table-cell table:formula="of:=IF([.C23] = [.C24]; 0; IF([.C24] &gt; 5; 5000; 12000))" office:value-type="float" office:value="0" calcext:value-type="float">
            <text:p>0</text:p>
          </table:table-cell>
          <table:table-cell table:formula="of:= [.F24] + [.G24]" office:value-type="float" office:value="11010" calcext:value-type="float">
            <text:p>11010</text:p>
          </table:table-cell>
          <table:table-cell table:formula="of:=IF( [.H24] - [.E24] &lt; 0;  [.H24]; [.H24] - [.E24])" office:value-type="float" office:value="1260" calcext:value-type="float">
            <text:p>1260</text:p>
          </table:table-cell>
          <table:table-cell table:formula="of:=IF([.H24] = [.I24]; 1; 0)" office:value-type="float" office:value="0" calcext:value-type="float">
            <text:p>0</text:p>
          </table:table-cell>
          <table:table-cell table:formula="of:=IF([.H24] = [.I24]; [.E2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date" office:date-value="2021-01-12" calcext:value-type="date">
            <text:p>12.01.2021</text:p>
          </table:table-cell>
          <table:table-cell table:formula="of:=WEEKDAY([.B25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4800" calcext:value-type="float">
            <text:p>4800</text:p>
          </table:table-cell>
          <table:table-cell table:formula="of:=[.I24]" office:value-type="float" office:value="1260" calcext:value-type="float">
            <text:p>1260</text:p>
          </table:table-cell>
          <table:table-cell table:formula="of:=IF([.C24] = [.C25]; 0; IF([.C25] &gt; 5; 5000; 12000))" office:value-type="float" office:value="12000" calcext:value-type="float">
            <text:p>12000</text:p>
          </table:table-cell>
          <table:table-cell table:formula="of:= [.F25] + [.G25]" office:value-type="float" office:value="13260" calcext:value-type="float">
            <text:p>13260</text:p>
          </table:table-cell>
          <table:table-cell table:formula="of:=IF( [.H25] - [.E25] &lt; 0;  [.H25]; [.H25] - [.E25])" office:value-type="float" office:value="8460" calcext:value-type="float">
            <text:p>8460</text:p>
          </table:table-cell>
          <table:table-cell table:formula="of:=IF([.H25] = [.I25]; 1; 0)" office:value-type="float" office:value="0" calcext:value-type="float">
            <text:p>0</text:p>
          </table:table-cell>
          <table:table-cell table:formula="of:=IF([.H25] = [.I25]; [.E2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date" office:date-value="2021-01-13" calcext:value-type="date">
            <text:p>13.01.2021</text:p>
          </table:table-cell>
          <table:table-cell table:formula="of:=WEEKDAY([.B26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8650" calcext:value-type="float">
            <text:p>8650</text:p>
          </table:table-cell>
          <table:table-cell table:formula="of:=[.I25]" office:value-type="float" office:value="8460" calcext:value-type="float">
            <text:p>8460</text:p>
          </table:table-cell>
          <table:table-cell table:formula="of:=IF([.C25] = [.C26]; 0; IF([.C26] &gt; 5; 5000; 12000))" office:value-type="float" office:value="12000" calcext:value-type="float">
            <text:p>12000</text:p>
          </table:table-cell>
          <table:table-cell table:formula="of:= [.F26] + [.G26]" office:value-type="float" office:value="20460" calcext:value-type="float">
            <text:p>20460</text:p>
          </table:table-cell>
          <table:table-cell table:formula="of:=IF( [.H26] - [.E26] &lt; 0;  [.H26]; [.H26] - [.E26])" office:value-type="float" office:value="11810" calcext:value-type="float">
            <text:p>11810</text:p>
          </table:table-cell>
          <table:table-cell table:formula="of:=IF([.H26] = [.I26]; 1; 0)" office:value-type="float" office:value="0" calcext:value-type="float">
            <text:p>0</text:p>
          </table:table-cell>
          <table:table-cell table:formula="of:=IF([.H26] = [.I26]; [.E2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date" office:date-value="2021-01-14" calcext:value-type="date">
            <text:p>14.01.2021</text:p>
          </table:table-cell>
          <table:table-cell table:formula="of:=WEEKDAY([.B27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2260" calcext:value-type="float">
            <text:p>2260</text:p>
          </table:table-cell>
          <table:table-cell table:formula="of:=[.I26]" office:value-type="float" office:value="11810" calcext:value-type="float">
            <text:p>11810</text:p>
          </table:table-cell>
          <table:table-cell table:formula="of:=IF([.C26] = [.C27]; 0; IF([.C27] &gt; 5; 5000; 12000))" office:value-type="float" office:value="12000" calcext:value-type="float">
            <text:p>12000</text:p>
          </table:table-cell>
          <table:table-cell table:formula="of:= [.F27] + [.G27]" office:value-type="float" office:value="23810" calcext:value-type="float">
            <text:p>23810</text:p>
          </table:table-cell>
          <table:table-cell table:formula="of:=IF( [.H27] - [.E27] &lt; 0;  [.H27]; [.H27] - [.E27])" office:value-type="float" office:value="21550" calcext:value-type="float">
            <text:p>21550</text:p>
          </table:table-cell>
          <table:table-cell table:formula="of:=IF([.H27] = [.I27]; 1; 0)" office:value-type="float" office:value="0" calcext:value-type="float">
            <text:p>0</text:p>
          </table:table-cell>
          <table:table-cell table:formula="of:=IF([.H27] = [.I27]; [.E2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date" office:date-value="2021-01-14" calcext:value-type="date">
            <text:p>14.01.2021</text:p>
          </table:table-cell>
          <table:table-cell table:formula="of:=WEEKDAY([.B28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5000" calcext:value-type="float">
            <text:p>5000</text:p>
          </table:table-cell>
          <table:table-cell table:formula="of:=[.I27]" office:value-type="float" office:value="21550" calcext:value-type="float">
            <text:p>21550</text:p>
          </table:table-cell>
          <table:table-cell table:formula="of:=IF([.C27] = [.C28]; 0; IF([.C28] &gt; 5; 5000; 12000))" office:value-type="float" office:value="0" calcext:value-type="float">
            <text:p>0</text:p>
          </table:table-cell>
          <table:table-cell table:formula="of:= [.F28] + [.G28]" office:value-type="float" office:value="21550" calcext:value-type="float">
            <text:p>21550</text:p>
          </table:table-cell>
          <table:table-cell table:formula="of:=IF( [.H28] - [.E28] &lt; 0;  [.H28]; [.H28] - [.E28])" office:value-type="float" office:value="16550" calcext:value-type="float">
            <text:p>16550</text:p>
          </table:table-cell>
          <table:table-cell table:formula="of:=IF([.H28] = [.I28]; 1; 0)" office:value-type="float" office:value="0" calcext:value-type="float">
            <text:p>0</text:p>
          </table:table-cell>
          <table:table-cell table:formula="of:=IF([.H28] = [.I28]; [.E2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date" office:date-value="2021-01-14" calcext:value-type="date">
            <text:p>14.01.2021</text:p>
          </table:table-cell>
          <table:table-cell table:formula="of:=WEEKDAY([.B29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1650" calcext:value-type="float">
            <text:p>1650</text:p>
          </table:table-cell>
          <table:table-cell table:formula="of:=[.I28]" office:value-type="float" office:value="16550" calcext:value-type="float">
            <text:p>16550</text:p>
          </table:table-cell>
          <table:table-cell table:formula="of:=IF([.C28] = [.C29]; 0; IF([.C29] &gt; 5; 5000; 12000))" office:value-type="float" office:value="0" calcext:value-type="float">
            <text:p>0</text:p>
          </table:table-cell>
          <table:table-cell table:formula="of:= [.F29] + [.G29]" office:value-type="float" office:value="16550" calcext:value-type="float">
            <text:p>16550</text:p>
          </table:table-cell>
          <table:table-cell table:formula="of:=IF( [.H29] - [.E29] &lt; 0;  [.H29]; [.H29] - [.E29])" office:value-type="float" office:value="14900" calcext:value-type="float">
            <text:p>14900</text:p>
          </table:table-cell>
          <table:table-cell table:formula="of:=IF([.H29] = [.I29]; 1; 0)" office:value-type="float" office:value="0" calcext:value-type="float">
            <text:p>0</text:p>
          </table:table-cell>
          <table:table-cell table:formula="of:=IF([.H29] = [.I29]; [.E2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date" office:date-value="2021-01-15" calcext:value-type="date">
            <text:p>15.01.2021</text:p>
          </table:table-cell>
          <table:table-cell table:formula="of:=WEEKDAY([.B30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7060" calcext:value-type="float">
            <text:p>7060</text:p>
          </table:table-cell>
          <table:table-cell table:formula="of:=[.I29]" office:value-type="float" office:value="14900" calcext:value-type="float">
            <text:p>14900</text:p>
          </table:table-cell>
          <table:table-cell table:formula="of:=IF([.C29] = [.C30]; 0; IF([.C30] &gt; 5; 5000; 12000))" office:value-type="float" office:value="12000" calcext:value-type="float">
            <text:p>12000</text:p>
          </table:table-cell>
          <table:table-cell table:formula="of:= [.F30] + [.G30]" office:value-type="float" office:value="26900" calcext:value-type="float">
            <text:p>26900</text:p>
          </table:table-cell>
          <table:table-cell table:formula="of:=IF( [.H30] - [.E30] &lt; 0;  [.H30]; [.H30] - [.E30])" office:value-type="float" office:value="19840" calcext:value-type="float">
            <text:p>19840</text:p>
          </table:table-cell>
          <table:table-cell table:formula="of:=IF([.H30] = [.I30]; 1; 0)" office:value-type="float" office:value="0" calcext:value-type="float">
            <text:p>0</text:p>
          </table:table-cell>
          <table:table-cell table:formula="of:=IF([.H30] = [.I30]; [.E3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date" office:date-value="2021-01-15" calcext:value-type="date">
            <text:p>15.01.2021</text:p>
          </table:table-cell>
          <table:table-cell table:formula="of:=WEEKDAY([.B31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3260" calcext:value-type="float">
            <text:p>3260</text:p>
          </table:table-cell>
          <table:table-cell table:formula="of:=[.I30]" office:value-type="float" office:value="19840" calcext:value-type="float">
            <text:p>19840</text:p>
          </table:table-cell>
          <table:table-cell table:formula="of:=IF([.C30] = [.C31]; 0; IF([.C31] &gt; 5; 5000; 12000))" office:value-type="float" office:value="0" calcext:value-type="float">
            <text:p>0</text:p>
          </table:table-cell>
          <table:table-cell table:formula="of:= [.F31] + [.G31]" office:value-type="float" office:value="19840" calcext:value-type="float">
            <text:p>19840</text:p>
          </table:table-cell>
          <table:table-cell table:formula="of:=IF( [.H31] - [.E31] &lt; 0;  [.H31]; [.H31] - [.E31])" office:value-type="float" office:value="16580" calcext:value-type="float">
            <text:p>16580</text:p>
          </table:table-cell>
          <table:table-cell table:formula="of:=IF([.H31] = [.I31]; 1; 0)" office:value-type="float" office:value="0" calcext:value-type="float">
            <text:p>0</text:p>
          </table:table-cell>
          <table:table-cell table:formula="of:=IF([.H31] = [.I31]; [.E3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date" office:date-value="2021-01-15" calcext:value-type="date">
            <text:p>15.01.2021</text:p>
          </table:table-cell>
          <table:table-cell table:formula="of:=WEEKDAY([.B32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5760" calcext:value-type="float">
            <text:p>5760</text:p>
          </table:table-cell>
          <table:table-cell table:formula="of:=[.I31]" office:value-type="float" office:value="16580" calcext:value-type="float">
            <text:p>16580</text:p>
          </table:table-cell>
          <table:table-cell table:formula="of:=IF([.C31] = [.C32]; 0; IF([.C32] &gt; 5; 5000; 12000))" office:value-type="float" office:value="0" calcext:value-type="float">
            <text:p>0</text:p>
          </table:table-cell>
          <table:table-cell table:formula="of:= [.F32] + [.G32]" office:value-type="float" office:value="16580" calcext:value-type="float">
            <text:p>16580</text:p>
          </table:table-cell>
          <table:table-cell table:formula="of:=IF( [.H32] - [.E32] &lt; 0;  [.H32]; [.H32] - [.E32])" office:value-type="float" office:value="10820" calcext:value-type="float">
            <text:p>10820</text:p>
          </table:table-cell>
          <table:table-cell table:formula="of:=IF([.H32] = [.I32]; 1; 0)" office:value-type="float" office:value="0" calcext:value-type="float">
            <text:p>0</text:p>
          </table:table-cell>
          <table:table-cell table:formula="of:=IF([.H32] = [.I32]; [.E3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date" office:date-value="2021-01-16" calcext:value-type="date">
            <text:p>16.01.2021</text:p>
          </table:table-cell>
          <table:table-cell table:formula="of:=WEEKDAY([.B33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1990" calcext:value-type="float">
            <text:p>1990</text:p>
          </table:table-cell>
          <table:table-cell table:formula="of:=[.I32]" office:value-type="float" office:value="10820" calcext:value-type="float">
            <text:p>10820</text:p>
          </table:table-cell>
          <table:table-cell table:formula="of:=IF([.C32] = [.C33]; 0; IF([.C33] &gt; 5; 5000; 12000))" office:value-type="float" office:value="5000" calcext:value-type="float">
            <text:p>5000</text:p>
          </table:table-cell>
          <table:table-cell table:formula="of:= [.F33] + [.G33]" office:value-type="float" office:value="15820" calcext:value-type="float">
            <text:p>15820</text:p>
          </table:table-cell>
          <table:table-cell table:formula="of:=IF( [.H33] - [.E33] &lt; 0;  [.H33]; [.H33] - [.E33])" office:value-type="float" office:value="13830" calcext:value-type="float">
            <text:p>13830</text:p>
          </table:table-cell>
          <table:table-cell table:formula="of:=IF([.H33] = [.I33]; 1; 0)" office:value-type="float" office:value="0" calcext:value-type="float">
            <text:p>0</text:p>
          </table:table-cell>
          <table:table-cell table:formula="of:=IF([.H33] = [.I33]; [.E3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date" office:date-value="2021-01-17" calcext:value-type="date">
            <text:p>17.01.2021</text:p>
          </table:table-cell>
          <table:table-cell table:formula="of:=WEEKDAY([.B34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5240" calcext:value-type="float">
            <text:p>5240</text:p>
          </table:table-cell>
          <table:table-cell table:formula="of:=[.I33]" office:value-type="float" office:value="13830" calcext:value-type="float">
            <text:p>13830</text:p>
          </table:table-cell>
          <table:table-cell table:formula="of:=IF([.C33] = [.C34]; 0; IF([.C34] &gt; 5; 5000; 12000))" office:value-type="float" office:value="5000" calcext:value-type="float">
            <text:p>5000</text:p>
          </table:table-cell>
          <table:table-cell table:formula="of:= [.F34] + [.G34]" office:value-type="float" office:value="18830" calcext:value-type="float">
            <text:p>18830</text:p>
          </table:table-cell>
          <table:table-cell table:formula="of:=IF( [.H34] - [.E34] &lt; 0;  [.H34]; [.H34] - [.E34])" office:value-type="float" office:value="13590" calcext:value-type="float">
            <text:p>13590</text:p>
          </table:table-cell>
          <table:table-cell table:formula="of:=IF([.H34] = [.I34]; 1; 0)" office:value-type="float" office:value="0" calcext:value-type="float">
            <text:p>0</text:p>
          </table:table-cell>
          <table:table-cell table:formula="of:=IF([.H34] = [.I34]; [.E3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21-01-17" calcext:value-type="date">
            <text:p>17.01.2021</text:p>
          </table:table-cell>
          <table:table-cell table:formula="of:=WEEKDAY([.B35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2720" calcext:value-type="float">
            <text:p>2720</text:p>
          </table:table-cell>
          <table:table-cell table:formula="of:=[.I34]" office:value-type="float" office:value="13590" calcext:value-type="float">
            <text:p>13590</text:p>
          </table:table-cell>
          <table:table-cell table:formula="of:=IF([.C34] = [.C35]; 0; IF([.C35] &gt; 5; 5000; 12000))" office:value-type="float" office:value="0" calcext:value-type="float">
            <text:p>0</text:p>
          </table:table-cell>
          <table:table-cell table:formula="of:= [.F35] + [.G35]" office:value-type="float" office:value="13590" calcext:value-type="float">
            <text:p>13590</text:p>
          </table:table-cell>
          <table:table-cell table:formula="of:=IF( [.H35] - [.E35] &lt; 0;  [.H35]; [.H35] - [.E35])" office:value-type="float" office:value="10870" calcext:value-type="float">
            <text:p>10870</text:p>
          </table:table-cell>
          <table:table-cell table:formula="of:=IF([.H35] = [.I35]; 1; 0)" office:value-type="float" office:value="0" calcext:value-type="float">
            <text:p>0</text:p>
          </table:table-cell>
          <table:table-cell table:formula="of:=IF([.H35] = [.I35]; [.E3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date" office:date-value="2021-01-17" calcext:value-type="date">
            <text:p>17.01.2021</text:p>
          </table:table-cell>
          <table:table-cell table:formula="of:=WEEKDAY([.B36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3220" calcext:value-type="float">
            <text:p>3220</text:p>
          </table:table-cell>
          <table:table-cell table:formula="of:=[.I35]" office:value-type="float" office:value="10870" calcext:value-type="float">
            <text:p>10870</text:p>
          </table:table-cell>
          <table:table-cell table:formula="of:=IF([.C35] = [.C36]; 0; IF([.C36] &gt; 5; 5000; 12000))" office:value-type="float" office:value="0" calcext:value-type="float">
            <text:p>0</text:p>
          </table:table-cell>
          <table:table-cell table:formula="of:= [.F36] + [.G36]" office:value-type="float" office:value="10870" calcext:value-type="float">
            <text:p>10870</text:p>
          </table:table-cell>
          <table:table-cell table:formula="of:=IF( [.H36] - [.E36] &lt; 0;  [.H36]; [.H36] - [.E36])" office:value-type="float" office:value="7650" calcext:value-type="float">
            <text:p>7650</text:p>
          </table:table-cell>
          <table:table-cell table:formula="of:=IF([.H36] = [.I36]; 1; 0)" office:value-type="float" office:value="0" calcext:value-type="float">
            <text:p>0</text:p>
          </table:table-cell>
          <table:table-cell table:formula="of:=IF([.H36] = [.I36]; [.E3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date" office:date-value="2021-01-17" calcext:value-type="date">
            <text:p>17.01.2021</text:p>
          </table:table-cell>
          <table:table-cell table:formula="of:=WEEKDAY([.B37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3140" calcext:value-type="float">
            <text:p>3140</text:p>
          </table:table-cell>
          <table:table-cell table:formula="of:=[.I36]" office:value-type="float" office:value="7650" calcext:value-type="float">
            <text:p>7650</text:p>
          </table:table-cell>
          <table:table-cell table:formula="of:=IF([.C36] = [.C37]; 0; IF([.C37] &gt; 5; 5000; 12000))" office:value-type="float" office:value="0" calcext:value-type="float">
            <text:p>0</text:p>
          </table:table-cell>
          <table:table-cell table:formula="of:= [.F37] + [.G37]" office:value-type="float" office:value="7650" calcext:value-type="float">
            <text:p>7650</text:p>
          </table:table-cell>
          <table:table-cell table:formula="of:=IF( [.H37] - [.E37] &lt; 0;  [.H37]; [.H37] - [.E37])" office:value-type="float" office:value="4510" calcext:value-type="float">
            <text:p>4510</text:p>
          </table:table-cell>
          <table:table-cell table:formula="of:=IF([.H37] = [.I37]; 1; 0)" office:value-type="float" office:value="0" calcext:value-type="float">
            <text:p>0</text:p>
          </table:table-cell>
          <table:table-cell table:formula="of:=IF([.H37] = [.I37]; [.E3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date" office:date-value="2021-01-18" calcext:value-type="date">
            <text:p>18.01.2021</text:p>
          </table:table-cell>
          <table:table-cell table:formula="of:=WEEKDAY([.B38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4150" calcext:value-type="float">
            <text:p>4150</text:p>
          </table:table-cell>
          <table:table-cell table:formula="of:=[.I37]" office:value-type="float" office:value="4510" calcext:value-type="float">
            <text:p>4510</text:p>
          </table:table-cell>
          <table:table-cell table:formula="of:=IF([.C37] = [.C38]; 0; IF([.C38] &gt; 5; 5000; 12000))" office:value-type="float" office:value="12000" calcext:value-type="float">
            <text:p>12000</text:p>
          </table:table-cell>
          <table:table-cell table:formula="of:= [.F38] + [.G38]" office:value-type="float" office:value="16510" calcext:value-type="float">
            <text:p>16510</text:p>
          </table:table-cell>
          <table:table-cell table:formula="of:=IF( [.H38] - [.E38] &lt; 0;  [.H38]; [.H38] - [.E38])" office:value-type="float" office:value="12360" calcext:value-type="float">
            <text:p>12360</text:p>
          </table:table-cell>
          <table:table-cell table:formula="of:=IF([.H38] = [.I38]; 1; 0)" office:value-type="float" office:value="0" calcext:value-type="float">
            <text:p>0</text:p>
          </table:table-cell>
          <table:table-cell table:formula="of:=IF([.H38] = [.I38]; [.E3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date" office:date-value="2021-01-19" calcext:value-type="date">
            <text:p>19.01.2021</text:p>
          </table:table-cell>
          <table:table-cell table:formula="of:=WEEKDAY([.B39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3870" calcext:value-type="float">
            <text:p>3870</text:p>
          </table:table-cell>
          <table:table-cell table:formula="of:=[.I38]" office:value-type="float" office:value="12360" calcext:value-type="float">
            <text:p>12360</text:p>
          </table:table-cell>
          <table:table-cell table:formula="of:=IF([.C38] = [.C39]; 0; IF([.C39] &gt; 5; 5000; 12000))" office:value-type="float" office:value="12000" calcext:value-type="float">
            <text:p>12000</text:p>
          </table:table-cell>
          <table:table-cell table:formula="of:= [.F39] + [.G39]" office:value-type="float" office:value="24360" calcext:value-type="float">
            <text:p>24360</text:p>
          </table:table-cell>
          <table:table-cell table:formula="of:=IF( [.H39] - [.E39] &lt; 0;  [.H39]; [.H39] - [.E39])" office:value-type="float" office:value="20490" calcext:value-type="float">
            <text:p>20490</text:p>
          </table:table-cell>
          <table:table-cell table:formula="of:=IF([.H39] = [.I39]; 1; 0)" office:value-type="float" office:value="0" calcext:value-type="float">
            <text:p>0</text:p>
          </table:table-cell>
          <table:table-cell table:formula="of:=IF([.H39] = [.I39]; [.E3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date" office:date-value="2021-01-19" calcext:value-type="date">
            <text:p>19.01.2021</text:p>
          </table:table-cell>
          <table:table-cell table:formula="of:=WEEKDAY([.B40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[.I39]" office:value-type="float" office:value="20490" calcext:value-type="float">
            <text:p>20490</text:p>
          </table:table-cell>
          <table:table-cell table:formula="of:=IF([.C39] = [.C40]; 0; IF([.C40] &gt; 5; 5000; 12000))" office:value-type="float" office:value="0" calcext:value-type="float">
            <text:p>0</text:p>
          </table:table-cell>
          <table:table-cell table:formula="of:= [.F40] + [.G40]" office:value-type="float" office:value="20490" calcext:value-type="float">
            <text:p>20490</text:p>
          </table:table-cell>
          <table:table-cell table:formula="of:=IF( [.H40] - [.E40] &lt; 0;  [.H40]; [.H40] - [.E40])" office:value-type="float" office:value="19320" calcext:value-type="float">
            <text:p>19320</text:p>
          </table:table-cell>
          <table:table-cell table:formula="of:=IF([.H40] = [.I40]; 1; 0)" office:value-type="float" office:value="0" calcext:value-type="float">
            <text:p>0</text:p>
          </table:table-cell>
          <table:table-cell table:formula="of:=IF([.H40] = [.I40]; [.E4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date" office:date-value="2021-01-20" calcext:value-type="date">
            <text:p>20.01.2021</text:p>
          </table:table-cell>
          <table:table-cell table:formula="of:=WEEKDAY([.B41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2350" calcext:value-type="float">
            <text:p>2350</text:p>
          </table:table-cell>
          <table:table-cell table:formula="of:=[.I40]" office:value-type="float" office:value="19320" calcext:value-type="float">
            <text:p>19320</text:p>
          </table:table-cell>
          <table:table-cell table:formula="of:=IF([.C40] = [.C41]; 0; IF([.C41] &gt; 5; 5000; 12000))" office:value-type="float" office:value="12000" calcext:value-type="float">
            <text:p>12000</text:p>
          </table:table-cell>
          <table:table-cell table:formula="of:= [.F41] + [.G41]" office:value-type="float" office:value="31320" calcext:value-type="float">
            <text:p>31320</text:p>
          </table:table-cell>
          <table:table-cell table:formula="of:=IF( [.H41] - [.E41] &lt; 0;  [.H41]; [.H41] - [.E41])" office:value-type="float" office:value="28970" calcext:value-type="float">
            <text:p>28970</text:p>
          </table:table-cell>
          <table:table-cell table:formula="of:=IF([.H41] = [.I41]; 1; 0)" office:value-type="float" office:value="0" calcext:value-type="float">
            <text:p>0</text:p>
          </table:table-cell>
          <table:table-cell table:formula="of:=IF([.H41] = [.I41]; [.E4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date" office:date-value="2021-01-20" calcext:value-type="date">
            <text:p>20.01.2021</text:p>
          </table:table-cell>
          <table:table-cell table:formula="of:=WEEKDAY([.B42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7700" calcext:value-type="float">
            <text:p>7700</text:p>
          </table:table-cell>
          <table:table-cell table:formula="of:=[.I41]" office:value-type="float" office:value="28970" calcext:value-type="float">
            <text:p>28970</text:p>
          </table:table-cell>
          <table:table-cell table:formula="of:=IF([.C41] = [.C42]; 0; IF([.C42] &gt; 5; 5000; 12000))" office:value-type="float" office:value="0" calcext:value-type="float">
            <text:p>0</text:p>
          </table:table-cell>
          <table:table-cell table:formula="of:= [.F42] + [.G42]" office:value-type="float" office:value="28970" calcext:value-type="float">
            <text:p>28970</text:p>
          </table:table-cell>
          <table:table-cell table:formula="of:=IF( [.H42] - [.E42] &lt; 0;  [.H42]; [.H42] - [.E42])" office:value-type="float" office:value="21270" calcext:value-type="float">
            <text:p>21270</text:p>
          </table:table-cell>
          <table:table-cell table:formula="of:=IF([.H42] = [.I42]; 1; 0)" office:value-type="float" office:value="0" calcext:value-type="float">
            <text:p>0</text:p>
          </table:table-cell>
          <table:table-cell table:formula="of:=IF([.H42] = [.I42]; [.E4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date" office:date-value="2021-01-21" calcext:value-type="date">
            <text:p>21.01.2021</text:p>
          </table:table-cell>
          <table:table-cell table:formula="of:=WEEKDAY([.B43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3210" calcext:value-type="float">
            <text:p>3210</text:p>
          </table:table-cell>
          <table:table-cell table:formula="of:=[.I42]" office:value-type="float" office:value="21270" calcext:value-type="float">
            <text:p>21270</text:p>
          </table:table-cell>
          <table:table-cell table:formula="of:=IF([.C42] = [.C43]; 0; IF([.C43] &gt; 5; 5000; 12000))" office:value-type="float" office:value="12000" calcext:value-type="float">
            <text:p>12000</text:p>
          </table:table-cell>
          <table:table-cell table:formula="of:= [.F43] + [.G43]" office:value-type="float" office:value="33270" calcext:value-type="float">
            <text:p>33270</text:p>
          </table:table-cell>
          <table:table-cell table:formula="of:=IF( [.H43] - [.E43] &lt; 0;  [.H43]; [.H43] - [.E43])" office:value-type="float" office:value="30060" calcext:value-type="float">
            <text:p>30060</text:p>
          </table:table-cell>
          <table:table-cell table:formula="of:=IF([.H43] = [.I43]; 1; 0)" office:value-type="float" office:value="0" calcext:value-type="float">
            <text:p>0</text:p>
          </table:table-cell>
          <table:table-cell table:formula="of:=IF([.H43] = [.I43]; [.E4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date" office:date-value="2021-01-21" calcext:value-type="date">
            <text:p>21.01.2021</text:p>
          </table:table-cell>
          <table:table-cell table:formula="of:=WEEKDAY([.B44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1060" calcext:value-type="float">
            <text:p>1060</text:p>
          </table:table-cell>
          <table:table-cell table:formula="of:=[.I43]" office:value-type="float" office:value="30060" calcext:value-type="float">
            <text:p>30060</text:p>
          </table:table-cell>
          <table:table-cell table:formula="of:=IF([.C43] = [.C44]; 0; IF([.C44] &gt; 5; 5000; 12000))" office:value-type="float" office:value="0" calcext:value-type="float">
            <text:p>0</text:p>
          </table:table-cell>
          <table:table-cell table:formula="of:= [.F44] + [.G44]" office:value-type="float" office:value="30060" calcext:value-type="float">
            <text:p>30060</text:p>
          </table:table-cell>
          <table:table-cell table:formula="of:=IF( [.H44] - [.E44] &lt; 0;  [.H44]; [.H44] - [.E44])" office:value-type="float" office:value="29000" calcext:value-type="float">
            <text:p>29000</text:p>
          </table:table-cell>
          <table:table-cell table:formula="of:=IF([.H44] = [.I44]; 1; 0)" office:value-type="float" office:value="0" calcext:value-type="float">
            <text:p>0</text:p>
          </table:table-cell>
          <table:table-cell table:formula="of:=IF([.H44] = [.I44]; [.E4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date" office:date-value="2021-01-22" calcext:value-type="date">
            <text:p>22.01.2021</text:p>
          </table:table-cell>
          <table:table-cell table:formula="of:=WEEKDAY([.B45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formula="of:=[.I44]" office:value-type="float" office:value="29000" calcext:value-type="float">
            <text:p>29000</text:p>
          </table:table-cell>
          <table:table-cell table:formula="of:=IF([.C44] = [.C45]; 0; IF([.C45] &gt; 5; 5000; 12000))" office:value-type="float" office:value="12000" calcext:value-type="float">
            <text:p>12000</text:p>
          </table:table-cell>
          <table:table-cell table:formula="of:= [.F45] + [.G45]" office:value-type="float" office:value="41000" calcext:value-type="float">
            <text:p>41000</text:p>
          </table:table-cell>
          <table:table-cell table:formula="of:=IF( [.H45] - [.E45] &lt; 0;  [.H45]; [.H45] - [.E45])" office:value-type="float" office:value="38700" calcext:value-type="float">
            <text:p>38700</text:p>
          </table:table-cell>
          <table:table-cell table:formula="of:=IF([.H45] = [.I45]; 1; 0)" office:value-type="float" office:value="0" calcext:value-type="float">
            <text:p>0</text:p>
          </table:table-cell>
          <table:table-cell table:formula="of:=IF([.H45] = [.I45]; [.E4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date" office:date-value="2021-01-22" calcext:value-type="date">
            <text:p>22.01.2021</text:p>
          </table:table-cell>
          <table:table-cell table:formula="of:=WEEKDAY([.B46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formula="of:=[.I45]" office:value-type="float" office:value="38700" calcext:value-type="float">
            <text:p>38700</text:p>
          </table:table-cell>
          <table:table-cell table:formula="of:=IF([.C45] = [.C46]; 0; IF([.C46] &gt; 5; 5000; 12000))" office:value-type="float" office:value="0" calcext:value-type="float">
            <text:p>0</text:p>
          </table:table-cell>
          <table:table-cell table:formula="of:= [.F46] + [.G46]" office:value-type="float" office:value="38700" calcext:value-type="float">
            <text:p>38700</text:p>
          </table:table-cell>
          <table:table-cell table:formula="of:=IF( [.H46] - [.E46] &lt; 0;  [.H46]; [.H46] - [.E46])" office:value-type="float" office:value="30860" calcext:value-type="float">
            <text:p>30860</text:p>
          </table:table-cell>
          <table:table-cell table:formula="of:=IF([.H46] = [.I46]; 1; 0)" office:value-type="float" office:value="0" calcext:value-type="float">
            <text:p>0</text:p>
          </table:table-cell>
          <table:table-cell table:formula="of:=IF([.H46] = [.I46]; [.E4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date" office:date-value="2021-01-23" calcext:value-type="date">
            <text:p>23.01.2021</text:p>
          </table:table-cell>
          <table:table-cell table:formula="of:=WEEKDAY([.B47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2870" calcext:value-type="float">
            <text:p>2870</text:p>
          </table:table-cell>
          <table:table-cell table:formula="of:=[.I46]" office:value-type="float" office:value="30860" calcext:value-type="float">
            <text:p>30860</text:p>
          </table:table-cell>
          <table:table-cell table:formula="of:=IF([.C46] = [.C47]; 0; IF([.C47] &gt; 5; 5000; 12000))" office:value-type="float" office:value="5000" calcext:value-type="float">
            <text:p>5000</text:p>
          </table:table-cell>
          <table:table-cell table:formula="of:= [.F47] + [.G47]" office:value-type="float" office:value="35860" calcext:value-type="float">
            <text:p>35860</text:p>
          </table:table-cell>
          <table:table-cell table:formula="of:=IF( [.H47] - [.E47] &lt; 0;  [.H47]; [.H47] - [.E47])" office:value-type="float" office:value="32990" calcext:value-type="float">
            <text:p>32990</text:p>
          </table:table-cell>
          <table:table-cell table:formula="of:=IF([.H47] = [.I47]; 1; 0)" office:value-type="float" office:value="0" calcext:value-type="float">
            <text:p>0</text:p>
          </table:table-cell>
          <table:table-cell table:formula="of:=IF([.H47] = [.I47]; [.E4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date" office:date-value="2021-01-24" calcext:value-type="date">
            <text:p>24.01.2021</text:p>
          </table:table-cell>
          <table:table-cell table:formula="of:=WEEKDAY([.B48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8690" calcext:value-type="float">
            <text:p>8690</text:p>
          </table:table-cell>
          <table:table-cell table:formula="of:=[.I47]" office:value-type="float" office:value="32990" calcext:value-type="float">
            <text:p>32990</text:p>
          </table:table-cell>
          <table:table-cell table:formula="of:=IF([.C47] = [.C48]; 0; IF([.C48] &gt; 5; 5000; 12000))" office:value-type="float" office:value="5000" calcext:value-type="float">
            <text:p>5000</text:p>
          </table:table-cell>
          <table:table-cell table:formula="of:= [.F48] + [.G48]" office:value-type="float" office:value="37990" calcext:value-type="float">
            <text:p>37990</text:p>
          </table:table-cell>
          <table:table-cell table:formula="of:=IF( [.H48] - [.E48] &lt; 0;  [.H48]; [.H48] - [.E48])" office:value-type="float" office:value="29300" calcext:value-type="float">
            <text:p>29300</text:p>
          </table:table-cell>
          <table:table-cell table:formula="of:=IF([.H48] = [.I48]; 1; 0)" office:value-type="float" office:value="0" calcext:value-type="float">
            <text:p>0</text:p>
          </table:table-cell>
          <table:table-cell table:formula="of:=IF([.H48] = [.I48]; [.E4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date" office:date-value="2021-01-25" calcext:value-type="date">
            <text:p>25.01.2021</text:p>
          </table:table-cell>
          <table:table-cell table:formula="of:=WEEKDAY([.B49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formula="of:=[.I48]" office:value-type="float" office:value="29300" calcext:value-type="float">
            <text:p>29300</text:p>
          </table:table-cell>
          <table:table-cell table:formula="of:=IF([.C48] = [.C49]; 0; IF([.C49] &gt; 5; 5000; 12000))" office:value-type="float" office:value="12000" calcext:value-type="float">
            <text:p>12000</text:p>
          </table:table-cell>
          <table:table-cell table:formula="of:= [.F49] + [.G49]" office:value-type="float" office:value="41300" calcext:value-type="float">
            <text:p>41300</text:p>
          </table:table-cell>
          <table:table-cell table:formula="of:=IF( [.H49] - [.E49] &lt; 0;  [.H49]; [.H49] - [.E49])" office:value-type="float" office:value="34850" calcext:value-type="float">
            <text:p>34850</text:p>
          </table:table-cell>
          <table:table-cell table:formula="of:=IF([.H49] = [.I49]; 1; 0)" office:value-type="float" office:value="0" calcext:value-type="float">
            <text:p>0</text:p>
          </table:table-cell>
          <table:table-cell table:formula="of:=IF([.H49] = [.I49]; [.E4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date" office:date-value="2021-01-26" calcext:value-type="date">
            <text:p>26.01.2021</text:p>
          </table:table-cell>
          <table:table-cell table:formula="of:=WEEKDAY([.B50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3050" calcext:value-type="float">
            <text:p>3050</text:p>
          </table:table-cell>
          <table:table-cell table:formula="of:=[.I49]" office:value-type="float" office:value="34850" calcext:value-type="float">
            <text:p>34850</text:p>
          </table:table-cell>
          <table:table-cell table:formula="of:=IF([.C49] = [.C50]; 0; IF([.C50] &gt; 5; 5000; 12000))" office:value-type="float" office:value="12000" calcext:value-type="float">
            <text:p>12000</text:p>
          </table:table-cell>
          <table:table-cell table:formula="of:= [.F50] + [.G50]" office:value-type="float" office:value="46850" calcext:value-type="float">
            <text:p>46850</text:p>
          </table:table-cell>
          <table:table-cell table:formula="of:=IF( [.H50] - [.E50] &lt; 0;  [.H50]; [.H50] - [.E50])" office:value-type="float" office:value="43800" calcext:value-type="float">
            <text:p>43800</text:p>
          </table:table-cell>
          <table:table-cell table:formula="of:=IF([.H50] = [.I50]; 1; 0)" office:value-type="float" office:value="0" calcext:value-type="float">
            <text:p>0</text:p>
          </table:table-cell>
          <table:table-cell table:formula="of:=IF([.H50] = [.I50]; [.E5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date" office:date-value="2021-01-26" calcext:value-type="date">
            <text:p>26.01.2021</text:p>
          </table:table-cell>
          <table:table-cell table:formula="of:=WEEKDAY([.B51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7170" calcext:value-type="float">
            <text:p>7170</text:p>
          </table:table-cell>
          <table:table-cell table:formula="of:=[.I50]" office:value-type="float" office:value="43800" calcext:value-type="float">
            <text:p>43800</text:p>
          </table:table-cell>
          <table:table-cell table:formula="of:=IF([.C50] = [.C51]; 0; IF([.C51] &gt; 5; 5000; 12000))" office:value-type="float" office:value="0" calcext:value-type="float">
            <text:p>0</text:p>
          </table:table-cell>
          <table:table-cell table:formula="of:= [.F51] + [.G51]" office:value-type="float" office:value="43800" calcext:value-type="float">
            <text:p>43800</text:p>
          </table:table-cell>
          <table:table-cell table:formula="of:=IF( [.H51] - [.E51] &lt; 0;  [.H51]; [.H51] - [.E51])" office:value-type="float" office:value="36630" calcext:value-type="float">
            <text:p>36630</text:p>
          </table:table-cell>
          <table:table-cell table:formula="of:=IF([.H51] = [.I51]; 1; 0)" office:value-type="float" office:value="0" calcext:value-type="float">
            <text:p>0</text:p>
          </table:table-cell>
          <table:table-cell table:formula="of:=IF([.H51] = [.I51]; [.E5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date" office:date-value="2021-01-26" calcext:value-type="date">
            <text:p>26.01.2021</text:p>
          </table:table-cell>
          <table:table-cell table:formula="of:=WEEKDAY([.B52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1970" calcext:value-type="float">
            <text:p>1970</text:p>
          </table:table-cell>
          <table:table-cell table:formula="of:=[.I51]" office:value-type="float" office:value="36630" calcext:value-type="float">
            <text:p>36630</text:p>
          </table:table-cell>
          <table:table-cell table:formula="of:=IF([.C51] = [.C52]; 0; IF([.C52] &gt; 5; 5000; 12000))" office:value-type="float" office:value="0" calcext:value-type="float">
            <text:p>0</text:p>
          </table:table-cell>
          <table:table-cell table:formula="of:= [.F52] + [.G52]" office:value-type="float" office:value="36630" calcext:value-type="float">
            <text:p>36630</text:p>
          </table:table-cell>
          <table:table-cell table:formula="of:=IF( [.H52] - [.E52] &lt; 0;  [.H52]; [.H52] - [.E52])" office:value-type="float" office:value="34660" calcext:value-type="float">
            <text:p>34660</text:p>
          </table:table-cell>
          <table:table-cell table:formula="of:=IF([.H52] = [.I52]; 1; 0)" office:value-type="float" office:value="0" calcext:value-type="float">
            <text:p>0</text:p>
          </table:table-cell>
          <table:table-cell table:formula="of:=IF([.H52] = [.I52]; [.E5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date" office:date-value="2021-01-27" calcext:value-type="date">
            <text:p>27.01.2021</text:p>
          </table:table-cell>
          <table:table-cell table:formula="of:=WEEKDAY([.B53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3670" calcext:value-type="float">
            <text:p>3670</text:p>
          </table:table-cell>
          <table:table-cell table:formula="of:=[.I52]" office:value-type="float" office:value="34660" calcext:value-type="float">
            <text:p>34660</text:p>
          </table:table-cell>
          <table:table-cell table:formula="of:=IF([.C52] = [.C53]; 0; IF([.C53] &gt; 5; 5000; 12000))" office:value-type="float" office:value="12000" calcext:value-type="float">
            <text:p>12000</text:p>
          </table:table-cell>
          <table:table-cell table:formula="of:= [.F53] + [.G53]" office:value-type="float" office:value="46660" calcext:value-type="float">
            <text:p>46660</text:p>
          </table:table-cell>
          <table:table-cell table:formula="of:=IF( [.H53] - [.E53] &lt; 0;  [.H53]; [.H53] - [.E53])" office:value-type="float" office:value="42990" calcext:value-type="float">
            <text:p>42990</text:p>
          </table:table-cell>
          <table:table-cell table:formula="of:=IF([.H53] = [.I53]; 1; 0)" office:value-type="float" office:value="0" calcext:value-type="float">
            <text:p>0</text:p>
          </table:table-cell>
          <table:table-cell table:formula="of:=IF([.H53] = [.I53]; [.E5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date" office:date-value="2021-01-27" calcext:value-type="date">
            <text:p>27.01.2021</text:p>
          </table:table-cell>
          <table:table-cell table:formula="of:=WEEKDAY([.B54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7870" calcext:value-type="float">
            <text:p>7870</text:p>
          </table:table-cell>
          <table:table-cell table:formula="of:=[.I53]" office:value-type="float" office:value="42990" calcext:value-type="float">
            <text:p>42990</text:p>
          </table:table-cell>
          <table:table-cell table:formula="of:=IF([.C53] = [.C54]; 0; IF([.C54] &gt; 5; 5000; 12000))" office:value-type="float" office:value="0" calcext:value-type="float">
            <text:p>0</text:p>
          </table:table-cell>
          <table:table-cell table:formula="of:= [.F54] + [.G54]" office:value-type="float" office:value="42990" calcext:value-type="float">
            <text:p>42990</text:p>
          </table:table-cell>
          <table:table-cell table:formula="of:=IF( [.H54] - [.E54] &lt; 0;  [.H54]; [.H54] - [.E54])" office:value-type="float" office:value="35120" calcext:value-type="float">
            <text:p>35120</text:p>
          </table:table-cell>
          <table:table-cell table:formula="of:=IF([.H54] = [.I54]; 1; 0)" office:value-type="float" office:value="0" calcext:value-type="float">
            <text:p>0</text:p>
          </table:table-cell>
          <table:table-cell table:formula="of:=IF([.H54] = [.I54]; [.E5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date" office:date-value="2021-01-28" calcext:value-type="date">
            <text:p>28.01.2021</text:p>
          </table:table-cell>
          <table:table-cell table:formula="of:=WEEKDAY([.B55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7930" calcext:value-type="float">
            <text:p>7930</text:p>
          </table:table-cell>
          <table:table-cell table:formula="of:=[.I54]" office:value-type="float" office:value="35120" calcext:value-type="float">
            <text:p>35120</text:p>
          </table:table-cell>
          <table:table-cell table:formula="of:=IF([.C54] = [.C55]; 0; IF([.C55] &gt; 5; 5000; 12000))" office:value-type="float" office:value="12000" calcext:value-type="float">
            <text:p>12000</text:p>
          </table:table-cell>
          <table:table-cell table:formula="of:= [.F55] + [.G55]" office:value-type="float" office:value="47120" calcext:value-type="float">
            <text:p>47120</text:p>
          </table:table-cell>
          <table:table-cell table:formula="of:=IF( [.H55] - [.E55] &lt; 0;  [.H55]; [.H55] - [.E55])" office:value-type="float" office:value="39190" calcext:value-type="float">
            <text:p>39190</text:p>
          </table:table-cell>
          <table:table-cell table:formula="of:=IF([.H55] = [.I55]; 1; 0)" office:value-type="float" office:value="0" calcext:value-type="float">
            <text:p>0</text:p>
          </table:table-cell>
          <table:table-cell table:formula="of:=IF([.H55] = [.I55]; [.E5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date" office:date-value="2021-01-28" calcext:value-type="date">
            <text:p>28.01.2021</text:p>
          </table:table-cell>
          <table:table-cell table:formula="of:=WEEKDAY([.B56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1940" calcext:value-type="float">
            <text:p>1940</text:p>
          </table:table-cell>
          <table:table-cell table:formula="of:=[.I55]" office:value-type="float" office:value="39190" calcext:value-type="float">
            <text:p>39190</text:p>
          </table:table-cell>
          <table:table-cell table:formula="of:=IF([.C55] = [.C56]; 0; IF([.C56] &gt; 5; 5000; 12000))" office:value-type="float" office:value="0" calcext:value-type="float">
            <text:p>0</text:p>
          </table:table-cell>
          <table:table-cell table:formula="of:= [.F56] + [.G56]" office:value-type="float" office:value="39190" calcext:value-type="float">
            <text:p>39190</text:p>
          </table:table-cell>
          <table:table-cell table:formula="of:=IF( [.H56] - [.E56] &lt; 0;  [.H56]; [.H56] - [.E56])" office:value-type="float" office:value="37250" calcext:value-type="float">
            <text:p>37250</text:p>
          </table:table-cell>
          <table:table-cell table:formula="of:=IF([.H56] = [.I56]; 1; 0)" office:value-type="float" office:value="0" calcext:value-type="float">
            <text:p>0</text:p>
          </table:table-cell>
          <table:table-cell table:formula="of:=IF([.H56] = [.I56]; [.E5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date" office:date-value="2021-01-28" calcext:value-type="date">
            <text:p>28.01.2021</text:p>
          </table:table-cell>
          <table:table-cell table:formula="of:=WEEKDAY([.B57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2340" calcext:value-type="float">
            <text:p>2340</text:p>
          </table:table-cell>
          <table:table-cell table:formula="of:=[.I56]" office:value-type="float" office:value="37250" calcext:value-type="float">
            <text:p>37250</text:p>
          </table:table-cell>
          <table:table-cell table:formula="of:=IF([.C56] = [.C57]; 0; IF([.C57] &gt; 5; 5000; 12000))" office:value-type="float" office:value="0" calcext:value-type="float">
            <text:p>0</text:p>
          </table:table-cell>
          <table:table-cell table:formula="of:= [.F57] + [.G57]" office:value-type="float" office:value="37250" calcext:value-type="float">
            <text:p>37250</text:p>
          </table:table-cell>
          <table:table-cell table:formula="of:=IF( [.H57] - [.E57] &lt; 0;  [.H57]; [.H57] - [.E57])" office:value-type="float" office:value="34910" calcext:value-type="float">
            <text:p>34910</text:p>
          </table:table-cell>
          <table:table-cell table:formula="of:=IF([.H57] = [.I57]; 1; 0)" office:value-type="float" office:value="0" calcext:value-type="float">
            <text:p>0</text:p>
          </table:table-cell>
          <table:table-cell table:formula="of:=IF([.H57] = [.I57]; [.E5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date" office:date-value="2021-01-29" calcext:value-type="date">
            <text:p>29.01.2021</text:p>
          </table:table-cell>
          <table:table-cell table:formula="of:=WEEKDAY([.B58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8710" calcext:value-type="float">
            <text:p>8710</text:p>
          </table:table-cell>
          <table:table-cell table:formula="of:=[.I57]" office:value-type="float" office:value="34910" calcext:value-type="float">
            <text:p>34910</text:p>
          </table:table-cell>
          <table:table-cell table:formula="of:=IF([.C57] = [.C58]; 0; IF([.C58] &gt; 5; 5000; 12000))" office:value-type="float" office:value="12000" calcext:value-type="float">
            <text:p>12000</text:p>
          </table:table-cell>
          <table:table-cell table:formula="of:= [.F58] + [.G58]" office:value-type="float" office:value="46910" calcext:value-type="float">
            <text:p>46910</text:p>
          </table:table-cell>
          <table:table-cell table:formula="of:=IF( [.H58] - [.E58] &lt; 0;  [.H58]; [.H58] - [.E58])" office:value-type="float" office:value="38200" calcext:value-type="float">
            <text:p>38200</text:p>
          </table:table-cell>
          <table:table-cell table:formula="of:=IF([.H58] = [.I58]; 1; 0)" office:value-type="float" office:value="0" calcext:value-type="float">
            <text:p>0</text:p>
          </table:table-cell>
          <table:table-cell table:formula="of:=IF([.H58] = [.I58]; [.E5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date" office:date-value="2021-01-29" calcext:value-type="date">
            <text:p>29.01.2021</text:p>
          </table:table-cell>
          <table:table-cell table:formula="of:=WEEKDAY([.B59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1360" calcext:value-type="float">
            <text:p>1360</text:p>
          </table:table-cell>
          <table:table-cell table:formula="of:=[.I58]" office:value-type="float" office:value="38200" calcext:value-type="float">
            <text:p>38200</text:p>
          </table:table-cell>
          <table:table-cell table:formula="of:=IF([.C58] = [.C59]; 0; IF([.C59] &gt; 5; 5000; 12000))" office:value-type="float" office:value="0" calcext:value-type="float">
            <text:p>0</text:p>
          </table:table-cell>
          <table:table-cell table:formula="of:= [.F59] + [.G59]" office:value-type="float" office:value="38200" calcext:value-type="float">
            <text:p>38200</text:p>
          </table:table-cell>
          <table:table-cell table:formula="of:=IF( [.H59] - [.E59] &lt; 0;  [.H59]; [.H59] - [.E59])" office:value-type="float" office:value="36840" calcext:value-type="float">
            <text:p>36840</text:p>
          </table:table-cell>
          <table:table-cell table:formula="of:=IF([.H59] = [.I59]; 1; 0)" office:value-type="float" office:value="0" calcext:value-type="float">
            <text:p>0</text:p>
          </table:table-cell>
          <table:table-cell table:formula="of:=IF([.H59] = [.I59]; [.E5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date" office:date-value="2021-01-30" calcext:value-type="date">
            <text:p>30.01.2021</text:p>
          </table:table-cell>
          <table:table-cell table:formula="of:=WEEKDAY([.B60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formula="of:=[.I59]" office:value-type="float" office:value="36840" calcext:value-type="float">
            <text:p>36840</text:p>
          </table:table-cell>
          <table:table-cell table:formula="of:=IF([.C59] = [.C60]; 0; IF([.C60] &gt; 5; 5000; 12000))" office:value-type="float" office:value="5000" calcext:value-type="float">
            <text:p>5000</text:p>
          </table:table-cell>
          <table:table-cell table:formula="of:= [.F60] + [.G60]" office:value-type="float" office:value="41840" calcext:value-type="float">
            <text:p>41840</text:p>
          </table:table-cell>
          <table:table-cell table:formula="of:=IF( [.H60] - [.E60] &lt; 0;  [.H60]; [.H60] - [.E60])" office:value-type="float" office:value="35020" calcext:value-type="float">
            <text:p>35020</text:p>
          </table:table-cell>
          <table:table-cell table:formula="of:=IF([.H60] = [.I60]; 1; 0)" office:value-type="float" office:value="0" calcext:value-type="float">
            <text:p>0</text:p>
          </table:table-cell>
          <table:table-cell table:formula="of:=IF([.H60] = [.I60]; [.E6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date" office:date-value="2021-01-30" calcext:value-type="date">
            <text:p>30.01.2021</text:p>
          </table:table-cell>
          <table:table-cell table:formula="of:=WEEKDAY([.B61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9020" calcext:value-type="float">
            <text:p>9020</text:p>
          </table:table-cell>
          <table:table-cell table:formula="of:=[.I60]" office:value-type="float" office:value="35020" calcext:value-type="float">
            <text:p>35020</text:p>
          </table:table-cell>
          <table:table-cell table:formula="of:=IF([.C60] = [.C61]; 0; IF([.C61] &gt; 5; 5000; 12000))" office:value-type="float" office:value="0" calcext:value-type="float">
            <text:p>0</text:p>
          </table:table-cell>
          <table:table-cell table:formula="of:= [.F61] + [.G61]" office:value-type="float" office:value="35020" calcext:value-type="float">
            <text:p>35020</text:p>
          </table:table-cell>
          <table:table-cell table:formula="of:=IF( [.H61] - [.E61] &lt; 0;  [.H61]; [.H61] - [.E61])" office:value-type="float" office:value="26000" calcext:value-type="float">
            <text:p>26000</text:p>
          </table:table-cell>
          <table:table-cell table:formula="of:=IF([.H61] = [.I61]; 1; 0)" office:value-type="float" office:value="0" calcext:value-type="float">
            <text:p>0</text:p>
          </table:table-cell>
          <table:table-cell table:formula="of:=IF([.H61] = [.I61]; [.E6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date" office:date-value="2021-01-31" calcext:value-type="date">
            <text:p>31.01.2021</text:p>
          </table:table-cell>
          <table:table-cell table:formula="of:=WEEKDAY([.B62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6900" calcext:value-type="float">
            <text:p>6900</text:p>
          </table:table-cell>
          <table:table-cell table:formula="of:=[.I61]" office:value-type="float" office:value="26000" calcext:value-type="float">
            <text:p>26000</text:p>
          </table:table-cell>
          <table:table-cell table:formula="of:=IF([.C61] = [.C62]; 0; IF([.C62] &gt; 5; 5000; 12000))" office:value-type="float" office:value="5000" calcext:value-type="float">
            <text:p>5000</text:p>
          </table:table-cell>
          <table:table-cell table:formula="of:= [.F62] + [.G62]" office:value-type="float" office:value="31000" calcext:value-type="float">
            <text:p>31000</text:p>
          </table:table-cell>
          <table:table-cell table:formula="of:=IF( [.H62] - [.E62] &lt; 0;  [.H62]; [.H62] - [.E62])" office:value-type="float" office:value="24100" calcext:value-type="float">
            <text:p>24100</text:p>
          </table:table-cell>
          <table:table-cell table:formula="of:=IF([.H62] = [.I62]; 1; 0)" office:value-type="float" office:value="0" calcext:value-type="float">
            <text:p>0</text:p>
          </table:table-cell>
          <table:table-cell table:formula="of:=IF([.H62] = [.I62]; [.E6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date" office:date-value="2021-01-31" calcext:value-type="date">
            <text:p>31.01.2021</text:p>
          </table:table-cell>
          <table:table-cell table:formula="of:=WEEKDAY([.B63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9230" calcext:value-type="float">
            <text:p>9230</text:p>
          </table:table-cell>
          <table:table-cell table:formula="of:=[.I62]" office:value-type="float" office:value="24100" calcext:value-type="float">
            <text:p>24100</text:p>
          </table:table-cell>
          <table:table-cell table:formula="of:=IF([.C62] = [.C63]; 0; IF([.C63] &gt; 5; 5000; 12000))" office:value-type="float" office:value="0" calcext:value-type="float">
            <text:p>0</text:p>
          </table:table-cell>
          <table:table-cell table:formula="of:= [.F63] + [.G63]" office:value-type="float" office:value="24100" calcext:value-type="float">
            <text:p>24100</text:p>
          </table:table-cell>
          <table:table-cell table:formula="of:=IF( [.H63] - [.E63] &lt; 0;  [.H63]; [.H63] - [.E63])" office:value-type="float" office:value="14870" calcext:value-type="float">
            <text:p>14870</text:p>
          </table:table-cell>
          <table:table-cell table:formula="of:=IF([.H63] = [.I63]; 1; 0)" office:value-type="float" office:value="0" calcext:value-type="float">
            <text:p>0</text:p>
          </table:table-cell>
          <table:table-cell table:formula="of:=IF([.H63] = [.I63]; [.E6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date" office:date-value="2021-01-31" calcext:value-type="date">
            <text:p>31.01.2021</text:p>
          </table:table-cell>
          <table:table-cell table:formula="of:=WEEKDAY([.B64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790" calcext:value-type="float">
            <text:p>790</text:p>
          </table:table-cell>
          <table:table-cell table:formula="of:=[.I63]" office:value-type="float" office:value="14870" calcext:value-type="float">
            <text:p>14870</text:p>
          </table:table-cell>
          <table:table-cell table:formula="of:=IF([.C63] = [.C64]; 0; IF([.C64] &gt; 5; 5000; 12000))" office:value-type="float" office:value="0" calcext:value-type="float">
            <text:p>0</text:p>
          </table:table-cell>
          <table:table-cell table:formula="of:= [.F64] + [.G64]" office:value-type="float" office:value="14870" calcext:value-type="float">
            <text:p>14870</text:p>
          </table:table-cell>
          <table:table-cell table:formula="of:=IF( [.H64] - [.E64] &lt; 0;  [.H64]; [.H64] - [.E64])" office:value-type="float" office:value="14080" calcext:value-type="float">
            <text:p>14080</text:p>
          </table:table-cell>
          <table:table-cell table:formula="of:=IF([.H64] = [.I64]; 1; 0)" office:value-type="float" office:value="0" calcext:value-type="float">
            <text:p>0</text:p>
          </table:table-cell>
          <table:table-cell table:formula="of:=IF([.H64] = [.I64]; [.E6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date" office:date-value="2021-02-01" calcext:value-type="date">
            <text:p>1.02.2021</text:p>
          </table:table-cell>
          <table:table-cell table:formula="of:=WEEKDAY([.B65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7820" calcext:value-type="float">
            <text:p>7820</text:p>
          </table:table-cell>
          <table:table-cell table:formula="of:=[.I64]" office:value-type="float" office:value="14080" calcext:value-type="float">
            <text:p>14080</text:p>
          </table:table-cell>
          <table:table-cell table:formula="of:=IF([.C64] = [.C65]; 0; IF([.C65] &gt; 5; 5000; 12000))" office:value-type="float" office:value="12000" calcext:value-type="float">
            <text:p>12000</text:p>
          </table:table-cell>
          <table:table-cell table:formula="of:= [.F65] + [.G65]" office:value-type="float" office:value="26080" calcext:value-type="float">
            <text:p>26080</text:p>
          </table:table-cell>
          <table:table-cell table:formula="of:=IF( [.H65] - [.E65] &lt; 0;  [.H65]; [.H65] - [.E65])" office:value-type="float" office:value="18260" calcext:value-type="float">
            <text:p>18260</text:p>
          </table:table-cell>
          <table:table-cell table:formula="of:=IF([.H65] = [.I65]; 1; 0)" office:value-type="float" office:value="0" calcext:value-type="float">
            <text:p>0</text:p>
          </table:table-cell>
          <table:table-cell table:formula="of:=IF([.H65] = [.I65]; [.E6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date" office:date-value="2021-02-01" calcext:value-type="date">
            <text:p>1.02.2021</text:p>
          </table:table-cell>
          <table:table-cell table:formula="of:=WEEKDAY([.B66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2100" calcext:value-type="float">
            <text:p>2100</text:p>
          </table:table-cell>
          <table:table-cell table:formula="of:=[.I65]" office:value-type="float" office:value="18260" calcext:value-type="float">
            <text:p>18260</text:p>
          </table:table-cell>
          <table:table-cell table:formula="of:=IF([.C65] = [.C66]; 0; IF([.C66] &gt; 5; 5000; 12000))" office:value-type="float" office:value="0" calcext:value-type="float">
            <text:p>0</text:p>
          </table:table-cell>
          <table:table-cell table:formula="of:= [.F66] + [.G66]" office:value-type="float" office:value="18260" calcext:value-type="float">
            <text:p>18260</text:p>
          </table:table-cell>
          <table:table-cell table:formula="of:=IF( [.H66] - [.E66] &lt; 0;  [.H66]; [.H66] - [.E66])" office:value-type="float" office:value="16160" calcext:value-type="float">
            <text:p>16160</text:p>
          </table:table-cell>
          <table:table-cell table:formula="of:=IF([.H66] = [.I66]; 1; 0)" office:value-type="float" office:value="0" calcext:value-type="float">
            <text:p>0</text:p>
          </table:table-cell>
          <table:table-cell table:formula="of:=IF([.H66] = [.I66]; [.E6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date" office:date-value="2021-02-01" calcext:value-type="date">
            <text:p>1.02.2021</text:p>
          </table:table-cell>
          <table:table-cell table:formula="of:=WEEKDAY([.B67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6960" calcext:value-type="float">
            <text:p>6960</text:p>
          </table:table-cell>
          <table:table-cell table:formula="of:=[.I66]" office:value-type="float" office:value="16160" calcext:value-type="float">
            <text:p>16160</text:p>
          </table:table-cell>
          <table:table-cell table:formula="of:=IF([.C66] = [.C67]; 0; IF([.C67] &gt; 5; 5000; 12000))" office:value-type="float" office:value="0" calcext:value-type="float">
            <text:p>0</text:p>
          </table:table-cell>
          <table:table-cell table:formula="of:= [.F67] + [.G67]" office:value-type="float" office:value="16160" calcext:value-type="float">
            <text:p>16160</text:p>
          </table:table-cell>
          <table:table-cell table:formula="of:=IF( [.H67] - [.E67] &lt; 0;  [.H67]; [.H67] - [.E67])" office:value-type="float" office:value="9200" calcext:value-type="float">
            <text:p>9200</text:p>
          </table:table-cell>
          <table:table-cell table:formula="of:=IF([.H67] = [.I67]; 1; 0)" office:value-type="float" office:value="0" calcext:value-type="float">
            <text:p>0</text:p>
          </table:table-cell>
          <table:table-cell table:formula="of:=IF([.H67] = [.I67]; [.E6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date" office:date-value="2021-02-02" calcext:value-type="date">
            <text:p>2.02.2021</text:p>
          </table:table-cell>
          <table:table-cell table:formula="of:=WEEKDAY([.B68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formula="of:=[.I67]" office:value-type="float" office:value="9200" calcext:value-type="float">
            <text:p>9200</text:p>
          </table:table-cell>
          <table:table-cell table:formula="of:=IF([.C67] = [.C68]; 0; IF([.C68] &gt; 5; 5000; 12000))" office:value-type="float" office:value="12000" calcext:value-type="float">
            <text:p>12000</text:p>
          </table:table-cell>
          <table:table-cell table:formula="of:= [.F68] + [.G68]" office:value-type="float" office:value="21200" calcext:value-type="float">
            <text:p>21200</text:p>
          </table:table-cell>
          <table:table-cell table:formula="of:=IF( [.H68] - [.E68] &lt; 0;  [.H68]; [.H68] - [.E68])" office:value-type="float" office:value="18570" calcext:value-type="float">
            <text:p>18570</text:p>
          </table:table-cell>
          <table:table-cell table:formula="of:=IF([.H68] = [.I68]; 1; 0)" office:value-type="float" office:value="0" calcext:value-type="float">
            <text:p>0</text:p>
          </table:table-cell>
          <table:table-cell table:formula="of:=IF([.H68] = [.I68]; [.E6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date" office:date-value="2021-02-03" calcext:value-type="date">
            <text:p>3.02.2021</text:p>
          </table:table-cell>
          <table:table-cell table:formula="of:=WEEKDAY([.B69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9250" calcext:value-type="float">
            <text:p>9250</text:p>
          </table:table-cell>
          <table:table-cell table:formula="of:=[.I68]" office:value-type="float" office:value="18570" calcext:value-type="float">
            <text:p>18570</text:p>
          </table:table-cell>
          <table:table-cell table:formula="of:=IF([.C68] = [.C69]; 0; IF([.C69] &gt; 5; 5000; 12000))" office:value-type="float" office:value="12000" calcext:value-type="float">
            <text:p>12000</text:p>
          </table:table-cell>
          <table:table-cell table:formula="of:= [.F69] + [.G69]" office:value-type="float" office:value="30570" calcext:value-type="float">
            <text:p>30570</text:p>
          </table:table-cell>
          <table:table-cell table:formula="of:=IF( [.H69] - [.E69] &lt; 0;  [.H69]; [.H69] - [.E69])" office:value-type="float" office:value="21320" calcext:value-type="float">
            <text:p>21320</text:p>
          </table:table-cell>
          <table:table-cell table:formula="of:=IF([.H69] = [.I69]; 1; 0)" office:value-type="float" office:value="0" calcext:value-type="float">
            <text:p>0</text:p>
          </table:table-cell>
          <table:table-cell table:formula="of:=IF([.H69] = [.I69]; [.E6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date" office:date-value="2021-02-03" calcext:value-type="date">
            <text:p>3.02.2021</text:p>
          </table:table-cell>
          <table:table-cell table:formula="of:=WEEKDAY([.B70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6540" calcext:value-type="float">
            <text:p>6540</text:p>
          </table:table-cell>
          <table:table-cell table:formula="of:=[.I69]" office:value-type="float" office:value="21320" calcext:value-type="float">
            <text:p>21320</text:p>
          </table:table-cell>
          <table:table-cell table:formula="of:=IF([.C69] = [.C70]; 0; IF([.C70] &gt; 5; 5000; 12000))" office:value-type="float" office:value="0" calcext:value-type="float">
            <text:p>0</text:p>
          </table:table-cell>
          <table:table-cell table:formula="of:= [.F70] + [.G70]" office:value-type="float" office:value="21320" calcext:value-type="float">
            <text:p>21320</text:p>
          </table:table-cell>
          <table:table-cell table:formula="of:=IF( [.H70] - [.E70] &lt; 0;  [.H70]; [.H70] - [.E70])" office:value-type="float" office:value="14780" calcext:value-type="float">
            <text:p>14780</text:p>
          </table:table-cell>
          <table:table-cell table:formula="of:=IF([.H70] = [.I70]; 1; 0)" office:value-type="float" office:value="0" calcext:value-type="float">
            <text:p>0</text:p>
          </table:table-cell>
          <table:table-cell table:formula="of:=IF([.H70] = [.I70]; [.E7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date" office:date-value="2021-02-04" calcext:value-type="date">
            <text:p>4.02.2021</text:p>
          </table:table-cell>
          <table:table-cell table:formula="of:=WEEKDAY([.B71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8470" calcext:value-type="float">
            <text:p>8470</text:p>
          </table:table-cell>
          <table:table-cell table:formula="of:=[.I70]" office:value-type="float" office:value="14780" calcext:value-type="float">
            <text:p>14780</text:p>
          </table:table-cell>
          <table:table-cell table:formula="of:=IF([.C70] = [.C71]; 0; IF([.C71] &gt; 5; 5000; 12000))" office:value-type="float" office:value="12000" calcext:value-type="float">
            <text:p>12000</text:p>
          </table:table-cell>
          <table:table-cell table:formula="of:= [.F71] + [.G71]" office:value-type="float" office:value="26780" calcext:value-type="float">
            <text:p>26780</text:p>
          </table:table-cell>
          <table:table-cell table:formula="of:=IF( [.H71] - [.E71] &lt; 0;  [.H71]; [.H71] - [.E71])" office:value-type="float" office:value="18310" calcext:value-type="float">
            <text:p>18310</text:p>
          </table:table-cell>
          <table:table-cell table:formula="of:=IF([.H71] = [.I71]; 1; 0)" office:value-type="float" office:value="0" calcext:value-type="float">
            <text:p>0</text:p>
          </table:table-cell>
          <table:table-cell table:formula="of:=IF([.H71] = [.I71]; [.E7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date" office:date-value="2021-02-04" calcext:value-type="date">
            <text:p>4.02.2021</text:p>
          </table:table-cell>
          <table:table-cell table:formula="of:=WEEKDAY([.B72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7770" calcext:value-type="float">
            <text:p>7770</text:p>
          </table:table-cell>
          <table:table-cell table:formula="of:=[.I71]" office:value-type="float" office:value="18310" calcext:value-type="float">
            <text:p>18310</text:p>
          </table:table-cell>
          <table:table-cell table:formula="of:=IF([.C71] = [.C72]; 0; IF([.C72] &gt; 5; 5000; 12000))" office:value-type="float" office:value="0" calcext:value-type="float">
            <text:p>0</text:p>
          </table:table-cell>
          <table:table-cell table:formula="of:= [.F72] + [.G72]" office:value-type="float" office:value="18310" calcext:value-type="float">
            <text:p>18310</text:p>
          </table:table-cell>
          <table:table-cell table:formula="of:=IF( [.H72] - [.E72] &lt; 0;  [.H72]; [.H72] - [.E72])" office:value-type="float" office:value="10540" calcext:value-type="float">
            <text:p>10540</text:p>
          </table:table-cell>
          <table:table-cell table:formula="of:=IF([.H72] = [.I72]; 1; 0)" office:value-type="float" office:value="0" calcext:value-type="float">
            <text:p>0</text:p>
          </table:table-cell>
          <table:table-cell table:formula="of:=IF([.H72] = [.I72]; [.E7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date" office:date-value="2021-02-04" calcext:value-type="date">
            <text:p>4.02.2021</text:p>
          </table:table-cell>
          <table:table-cell table:formula="of:=WEEKDAY([.B73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6270" calcext:value-type="float">
            <text:p>6270</text:p>
          </table:table-cell>
          <table:table-cell table:formula="of:=[.I72]" office:value-type="float" office:value="10540" calcext:value-type="float">
            <text:p>10540</text:p>
          </table:table-cell>
          <table:table-cell table:formula="of:=IF([.C72] = [.C73]; 0; IF([.C73] &gt; 5; 5000; 12000))" office:value-type="float" office:value="0" calcext:value-type="float">
            <text:p>0</text:p>
          </table:table-cell>
          <table:table-cell table:formula="of:= [.F73] + [.G73]" office:value-type="float" office:value="10540" calcext:value-type="float">
            <text:p>10540</text:p>
          </table:table-cell>
          <table:table-cell table:formula="of:=IF( [.H73] - [.E73] &lt; 0;  [.H73]; [.H73] - [.E73])" office:value-type="float" office:value="4270" calcext:value-type="float">
            <text:p>4270</text:p>
          </table:table-cell>
          <table:table-cell table:formula="of:=IF([.H73] = [.I73]; 1; 0)" office:value-type="float" office:value="0" calcext:value-type="float">
            <text:p>0</text:p>
          </table:table-cell>
          <table:table-cell table:formula="of:=IF([.H73] = [.I73]; [.E7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date" office:date-value="2021-02-05" calcext:value-type="date">
            <text:p>5.02.2021</text:p>
          </table:table-cell>
          <table:table-cell table:formula="of:=WEEKDAY([.B74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1480" calcext:value-type="float">
            <text:p>1480</text:p>
          </table:table-cell>
          <table:table-cell table:formula="of:=[.I73]" office:value-type="float" office:value="4270" calcext:value-type="float">
            <text:p>4270</text:p>
          </table:table-cell>
          <table:table-cell table:formula="of:=IF([.C73] = [.C74]; 0; IF([.C74] &gt; 5; 5000; 12000))" office:value-type="float" office:value="12000" calcext:value-type="float">
            <text:p>12000</text:p>
          </table:table-cell>
          <table:table-cell table:formula="of:= [.F74] + [.G74]" office:value-type="float" office:value="16270" calcext:value-type="float">
            <text:p>16270</text:p>
          </table:table-cell>
          <table:table-cell table:formula="of:=IF( [.H74] - [.E74] &lt; 0;  [.H74]; [.H74] - [.E74])" office:value-type="float" office:value="14790" calcext:value-type="float">
            <text:p>14790</text:p>
          </table:table-cell>
          <table:table-cell table:formula="of:=IF([.H74] = [.I74]; 1; 0)" office:value-type="float" office:value="0" calcext:value-type="float">
            <text:p>0</text:p>
          </table:table-cell>
          <table:table-cell table:formula="of:=IF([.H74] = [.I74]; [.E7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date" office:date-value="2021-02-06" calcext:value-type="date">
            <text:p>6.02.2021</text:p>
          </table:table-cell>
          <table:table-cell table:formula="of:=WEEKDAY([.B75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1820" calcext:value-type="float">
            <text:p>1820</text:p>
          </table:table-cell>
          <table:table-cell table:formula="of:=[.I74]" office:value-type="float" office:value="14790" calcext:value-type="float">
            <text:p>14790</text:p>
          </table:table-cell>
          <table:table-cell table:formula="of:=IF([.C74] = [.C75]; 0; IF([.C75] &gt; 5; 5000; 12000))" office:value-type="float" office:value="5000" calcext:value-type="float">
            <text:p>5000</text:p>
          </table:table-cell>
          <table:table-cell table:formula="of:= [.F75] + [.G75]" office:value-type="float" office:value="19790" calcext:value-type="float">
            <text:p>19790</text:p>
          </table:table-cell>
          <table:table-cell table:formula="of:=IF( [.H75] - [.E75] &lt; 0;  [.H75]; [.H75] - [.E75])" office:value-type="float" office:value="17970" calcext:value-type="float">
            <text:p>17970</text:p>
          </table:table-cell>
          <table:table-cell table:formula="of:=IF([.H75] = [.I75]; 1; 0)" office:value-type="float" office:value="0" calcext:value-type="float">
            <text:p>0</text:p>
          </table:table-cell>
          <table:table-cell table:formula="of:=IF([.H75] = [.I75]; [.E7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date" office:date-value="2021-02-06" calcext:value-type="date">
            <text:p>6.02.2021</text:p>
          </table:table-cell>
          <table:table-cell table:formula="of:=WEEKDAY([.B76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6460" calcext:value-type="float">
            <text:p>6460</text:p>
          </table:table-cell>
          <table:table-cell table:formula="of:=[.I75]" office:value-type="float" office:value="17970" calcext:value-type="float">
            <text:p>17970</text:p>
          </table:table-cell>
          <table:table-cell table:formula="of:=IF([.C75] = [.C76]; 0; IF([.C76] &gt; 5; 5000; 12000))" office:value-type="float" office:value="0" calcext:value-type="float">
            <text:p>0</text:p>
          </table:table-cell>
          <table:table-cell table:formula="of:= [.F76] + [.G76]" office:value-type="float" office:value="17970" calcext:value-type="float">
            <text:p>17970</text:p>
          </table:table-cell>
          <table:table-cell table:formula="of:=IF( [.H76] - [.E76] &lt; 0;  [.H76]; [.H76] - [.E76])" office:value-type="float" office:value="11510" calcext:value-type="float">
            <text:p>11510</text:p>
          </table:table-cell>
          <table:table-cell table:formula="of:=IF([.H76] = [.I76]; 1; 0)" office:value-type="float" office:value="0" calcext:value-type="float">
            <text:p>0</text:p>
          </table:table-cell>
          <table:table-cell table:formula="of:=IF([.H76] = [.I76]; [.E7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date" office:date-value="2021-02-07" calcext:value-type="date">
            <text:p>7.02.2021</text:p>
          </table:table-cell>
          <table:table-cell table:formula="of:=WEEKDAY([.B77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5920" calcext:value-type="float">
            <text:p>5920</text:p>
          </table:table-cell>
          <table:table-cell table:formula="of:=[.I76]" office:value-type="float" office:value="11510" calcext:value-type="float">
            <text:p>11510</text:p>
          </table:table-cell>
          <table:table-cell table:formula="of:=IF([.C76] = [.C77]; 0; IF([.C77] &gt; 5; 5000; 12000))" office:value-type="float" office:value="5000" calcext:value-type="float">
            <text:p>5000</text:p>
          </table:table-cell>
          <table:table-cell table:formula="of:= [.F77] + [.G77]" office:value-type="float" office:value="16510" calcext:value-type="float">
            <text:p>16510</text:p>
          </table:table-cell>
          <table:table-cell table:formula="of:=IF( [.H77] - [.E77] &lt; 0;  [.H77]; [.H77] - [.E77])" office:value-type="float" office:value="10590" calcext:value-type="float">
            <text:p>10590</text:p>
          </table:table-cell>
          <table:table-cell table:formula="of:=IF([.H77] = [.I77]; 1; 0)" office:value-type="float" office:value="0" calcext:value-type="float">
            <text:p>0</text:p>
          </table:table-cell>
          <table:table-cell table:formula="of:=IF([.H77] = [.I77]; [.E7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date" office:date-value="2021-02-07" calcext:value-type="date">
            <text:p>7.02.2021</text:p>
          </table:table-cell>
          <table:table-cell table:formula="of:=WEEKDAY([.B78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formula="of:=[.I77]" office:value-type="float" office:value="10590" calcext:value-type="float">
            <text:p>10590</text:p>
          </table:table-cell>
          <table:table-cell table:formula="of:=IF([.C77] = [.C78]; 0; IF([.C78] &gt; 5; 5000; 12000))" office:value-type="float" office:value="0" calcext:value-type="float">
            <text:p>0</text:p>
          </table:table-cell>
          <table:table-cell table:formula="of:= [.F78] + [.G78]" office:value-type="float" office:value="10590" calcext:value-type="float">
            <text:p>10590</text:p>
          </table:table-cell>
          <table:table-cell table:formula="of:=IF( [.H78] - [.E78] &lt; 0;  [.H78]; [.H78] - [.E78])" office:value-type="float" office:value="1690" calcext:value-type="float">
            <text:p>1690</text:p>
          </table:table-cell>
          <table:table-cell table:formula="of:=IF([.H78] = [.I78]; 1; 0)" office:value-type="float" office:value="0" calcext:value-type="float">
            <text:p>0</text:p>
          </table:table-cell>
          <table:table-cell table:formula="of:=IF([.H78] = [.I78]; [.E7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date" office:date-value="2021-02-08" calcext:value-type="date">
            <text:p>8.02.2021</text:p>
          </table:table-cell>
          <table:table-cell table:formula="of:=WEEKDAY([.B79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7370" calcext:value-type="float">
            <text:p>7370</text:p>
          </table:table-cell>
          <table:table-cell table:formula="of:=[.I78]" office:value-type="float" office:value="1690" calcext:value-type="float">
            <text:p>1690</text:p>
          </table:table-cell>
          <table:table-cell table:formula="of:=IF([.C78] = [.C79]; 0; IF([.C79] &gt; 5; 5000; 12000))" office:value-type="float" office:value="12000" calcext:value-type="float">
            <text:p>12000</text:p>
          </table:table-cell>
          <table:table-cell table:formula="of:= [.F79] + [.G79]" office:value-type="float" office:value="13690" calcext:value-type="float">
            <text:p>13690</text:p>
          </table:table-cell>
          <table:table-cell table:formula="of:=IF( [.H79] - [.E79] &lt; 0;  [.H79]; [.H79] - [.E79])" office:value-type="float" office:value="6320" calcext:value-type="float">
            <text:p>6320</text:p>
          </table:table-cell>
          <table:table-cell table:formula="of:=IF([.H79] = [.I79]; 1; 0)" office:value-type="float" office:value="0" calcext:value-type="float">
            <text:p>0</text:p>
          </table:table-cell>
          <table:table-cell table:formula="of:=IF([.H79] = [.I79]; [.E7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date" office:date-value="2021-02-08" calcext:value-type="date">
            <text:p>8.02.2021</text:p>
          </table:table-cell>
          <table:table-cell table:formula="of:=WEEKDAY([.B80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[.I79]" office:value-type="float" office:value="6320" calcext:value-type="float">
            <text:p>6320</text:p>
          </table:table-cell>
          <table:table-cell table:formula="of:=IF([.C79] = [.C80]; 0; IF([.C80] &gt; 5; 5000; 12000))" office:value-type="float" office:value="0" calcext:value-type="float">
            <text:p>0</text:p>
          </table:table-cell>
          <table:table-cell table:formula="of:= [.F80] + [.G80]" office:value-type="float" office:value="6320" calcext:value-type="float">
            <text:p>6320</text:p>
          </table:table-cell>
          <table:table-cell table:formula="of:=IF( [.H80] - [.E80] &lt; 0;  [.H80]; [.H80] - [.E80])" office:value-type="float" office:value="4350" calcext:value-type="float">
            <text:p>4350</text:p>
          </table:table-cell>
          <table:table-cell table:formula="of:=IF([.H80] = [.I80]; 1; 0)" office:value-type="float" office:value="0" calcext:value-type="float">
            <text:p>0</text:p>
          </table:table-cell>
          <table:table-cell table:formula="of:=IF([.H80] = [.I80]; [.E8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date" office:date-value="2021-02-09" calcext:value-type="date">
            <text:p>9.02.2021</text:p>
          </table:table-cell>
          <table:table-cell table:formula="of:=WEEKDAY([.B81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7030" calcext:value-type="float">
            <text:p>7030</text:p>
          </table:table-cell>
          <table:table-cell table:formula="of:=[.I80]" office:value-type="float" office:value="4350" calcext:value-type="float">
            <text:p>4350</text:p>
          </table:table-cell>
          <table:table-cell table:formula="of:=IF([.C80] = [.C81]; 0; IF([.C81] &gt; 5; 5000; 12000))" office:value-type="float" office:value="12000" calcext:value-type="float">
            <text:p>12000</text:p>
          </table:table-cell>
          <table:table-cell table:formula="of:= [.F81] + [.G81]" office:value-type="float" office:value="16350" calcext:value-type="float">
            <text:p>16350</text:p>
          </table:table-cell>
          <table:table-cell table:formula="of:=IF( [.H81] - [.E81] &lt; 0;  [.H81]; [.H81] - [.E81])" office:value-type="float" office:value="9320" calcext:value-type="float">
            <text:p>9320</text:p>
          </table:table-cell>
          <table:table-cell table:formula="of:=IF([.H81] = [.I81]; 1; 0)" office:value-type="float" office:value="0" calcext:value-type="float">
            <text:p>0</text:p>
          </table:table-cell>
          <table:table-cell table:formula="of:=IF([.H81] = [.I81]; [.E8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date" office:date-value="2021-02-10" calcext:value-type="date">
            <text:p>10.02.2021</text:p>
          </table:table-cell>
          <table:table-cell table:formula="of:=WEEKDAY([.B82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1000" calcext:value-type="float">
            <text:p>1000</text:p>
          </table:table-cell>
          <table:table-cell table:formula="of:=[.I81]" office:value-type="float" office:value="9320" calcext:value-type="float">
            <text:p>9320</text:p>
          </table:table-cell>
          <table:table-cell table:formula="of:=IF([.C81] = [.C82]; 0; IF([.C82] &gt; 5; 5000; 12000))" office:value-type="float" office:value="12000" calcext:value-type="float">
            <text:p>12000</text:p>
          </table:table-cell>
          <table:table-cell table:formula="of:= [.F82] + [.G82]" office:value-type="float" office:value="21320" calcext:value-type="float">
            <text:p>21320</text:p>
          </table:table-cell>
          <table:table-cell table:formula="of:=IF( [.H82] - [.E82] &lt; 0;  [.H82]; [.H82] - [.E82])" office:value-type="float" office:value="20320" calcext:value-type="float">
            <text:p>20320</text:p>
          </table:table-cell>
          <table:table-cell table:formula="of:=IF([.H82] = [.I82]; 1; 0)" office:value-type="float" office:value="0" calcext:value-type="float">
            <text:p>0</text:p>
          </table:table-cell>
          <table:table-cell table:formula="of:=IF([.H82] = [.I82]; [.E8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date" office:date-value="2021-02-10" calcext:value-type="date">
            <text:p>10.02.2021</text:p>
          </table:table-cell>
          <table:table-cell table:formula="of:=WEEKDAY([.B83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2620" calcext:value-type="float">
            <text:p>2620</text:p>
          </table:table-cell>
          <table:table-cell table:formula="of:=[.I82]" office:value-type="float" office:value="20320" calcext:value-type="float">
            <text:p>20320</text:p>
          </table:table-cell>
          <table:table-cell table:formula="of:=IF([.C82] = [.C83]; 0; IF([.C83] &gt; 5; 5000; 12000))" office:value-type="float" office:value="0" calcext:value-type="float">
            <text:p>0</text:p>
          </table:table-cell>
          <table:table-cell table:formula="of:= [.F83] + [.G83]" office:value-type="float" office:value="20320" calcext:value-type="float">
            <text:p>20320</text:p>
          </table:table-cell>
          <table:table-cell table:formula="of:=IF( [.H83] - [.E83] &lt; 0;  [.H83]; [.H83] - [.E83])" office:value-type="float" office:value="17700" calcext:value-type="float">
            <text:p>17700</text:p>
          </table:table-cell>
          <table:table-cell table:formula="of:=IF([.H83] = [.I83]; 1; 0)" office:value-type="float" office:value="0" calcext:value-type="float">
            <text:p>0</text:p>
          </table:table-cell>
          <table:table-cell table:formula="of:=IF([.H83] = [.I83]; [.E8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date" office:date-value="2021-02-11" calcext:value-type="date">
            <text:p>11.02.2021</text:p>
          </table:table-cell>
          <table:table-cell table:formula="of:=WEEKDAY([.B84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formula="of:=[.I83]" office:value-type="float" office:value="17700" calcext:value-type="float">
            <text:p>17700</text:p>
          </table:table-cell>
          <table:table-cell table:formula="of:=IF([.C83] = [.C84]; 0; IF([.C84] &gt; 5; 5000; 12000))" office:value-type="float" office:value="12000" calcext:value-type="float">
            <text:p>12000</text:p>
          </table:table-cell>
          <table:table-cell table:formula="of:= [.F84] + [.G84]" office:value-type="float" office:value="29700" calcext:value-type="float">
            <text:p>29700</text:p>
          </table:table-cell>
          <table:table-cell table:formula="of:=IF( [.H84] - [.E84] &lt; 0;  [.H84]; [.H84] - [.E84])" office:value-type="float" office:value="20260" calcext:value-type="float">
            <text:p>20260</text:p>
          </table:table-cell>
          <table:table-cell table:formula="of:=IF([.H84] = [.I84]; 1; 0)" office:value-type="float" office:value="0" calcext:value-type="float">
            <text:p>0</text:p>
          </table:table-cell>
          <table:table-cell table:formula="of:=IF([.H84] = [.I84]; [.E8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date" office:date-value="2021-02-11" calcext:value-type="date">
            <text:p>11.02.2021</text:p>
          </table:table-cell>
          <table:table-cell table:formula="of:=WEEKDAY([.B85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8020" calcext:value-type="float">
            <text:p>8020</text:p>
          </table:table-cell>
          <table:table-cell table:formula="of:=[.I84]" office:value-type="float" office:value="20260" calcext:value-type="float">
            <text:p>20260</text:p>
          </table:table-cell>
          <table:table-cell table:formula="of:=IF([.C84] = [.C85]; 0; IF([.C85] &gt; 5; 5000; 12000))" office:value-type="float" office:value="0" calcext:value-type="float">
            <text:p>0</text:p>
          </table:table-cell>
          <table:table-cell table:formula="of:= [.F85] + [.G85]" office:value-type="float" office:value="20260" calcext:value-type="float">
            <text:p>20260</text:p>
          </table:table-cell>
          <table:table-cell table:formula="of:=IF( [.H85] - [.E85] &lt; 0;  [.H85]; [.H85] - [.E85])" office:value-type="float" office:value="12240" calcext:value-type="float">
            <text:p>12240</text:p>
          </table:table-cell>
          <table:table-cell table:formula="of:=IF([.H85] = [.I85]; 1; 0)" office:value-type="float" office:value="0" calcext:value-type="float">
            <text:p>0</text:p>
          </table:table-cell>
          <table:table-cell table:formula="of:=IF([.H85] = [.I85]; [.E8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date" office:date-value="2021-02-11" calcext:value-type="date">
            <text:p>11.02.2021</text:p>
          </table:table-cell>
          <table:table-cell table:formula="of:=WEEKDAY([.B86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5820" calcext:value-type="float">
            <text:p>5820</text:p>
          </table:table-cell>
          <table:table-cell table:formula="of:=[.I85]" office:value-type="float" office:value="12240" calcext:value-type="float">
            <text:p>12240</text:p>
          </table:table-cell>
          <table:table-cell table:formula="of:=IF([.C85] = [.C86]; 0; IF([.C86] &gt; 5; 5000; 12000))" office:value-type="float" office:value="0" calcext:value-type="float">
            <text:p>0</text:p>
          </table:table-cell>
          <table:table-cell table:formula="of:= [.F86] + [.G86]" office:value-type="float" office:value="12240" calcext:value-type="float">
            <text:p>12240</text:p>
          </table:table-cell>
          <table:table-cell table:formula="of:=IF( [.H86] - [.E86] &lt; 0;  [.H86]; [.H86] - [.E86])" office:value-type="float" office:value="6420" calcext:value-type="float">
            <text:p>6420</text:p>
          </table:table-cell>
          <table:table-cell table:formula="of:=IF([.H86] = [.I86]; 1; 0)" office:value-type="float" office:value="0" calcext:value-type="float">
            <text:p>0</text:p>
          </table:table-cell>
          <table:table-cell table:formula="of:=IF([.H86] = [.I86]; [.E8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date" office:date-value="2021-02-12" calcext:value-type="date">
            <text:p>12.02.2021</text:p>
          </table:table-cell>
          <table:table-cell table:formula="of:=WEEKDAY([.B87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formula="of:=[.I86]" office:value-type="float" office:value="6420" calcext:value-type="float">
            <text:p>6420</text:p>
          </table:table-cell>
          <table:table-cell table:formula="of:=IF([.C86] = [.C87]; 0; IF([.C87] &gt; 5; 5000; 12000))" office:value-type="float" office:value="12000" calcext:value-type="float">
            <text:p>12000</text:p>
          </table:table-cell>
          <table:table-cell table:formula="of:= [.F87] + [.G87]" office:value-type="float" office:value="18420" calcext:value-type="float">
            <text:p>18420</text:p>
          </table:table-cell>
          <table:table-cell table:formula="of:=IF( [.H87] - [.E87] &lt; 0;  [.H87]; [.H87] - [.E87])" office:value-type="float" office:value="13570" calcext:value-type="float">
            <text:p>13570</text:p>
          </table:table-cell>
          <table:table-cell table:formula="of:=IF([.H87] = [.I87]; 1; 0)" office:value-type="float" office:value="0" calcext:value-type="float">
            <text:p>0</text:p>
          </table:table-cell>
          <table:table-cell table:formula="of:=IF([.H87] = [.I87]; [.E8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date" office:date-value="2021-02-12" calcext:value-type="date">
            <text:p>12.02.2021</text:p>
          </table:table-cell>
          <table:table-cell table:formula="of:=WEEKDAY([.B88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4910" calcext:value-type="float">
            <text:p>4910</text:p>
          </table:table-cell>
          <table:table-cell table:formula="of:=[.I87]" office:value-type="float" office:value="13570" calcext:value-type="float">
            <text:p>13570</text:p>
          </table:table-cell>
          <table:table-cell table:formula="of:=IF([.C87] = [.C88]; 0; IF([.C88] &gt; 5; 5000; 12000))" office:value-type="float" office:value="0" calcext:value-type="float">
            <text:p>0</text:p>
          </table:table-cell>
          <table:table-cell table:formula="of:= [.F88] + [.G88]" office:value-type="float" office:value="13570" calcext:value-type="float">
            <text:p>13570</text:p>
          </table:table-cell>
          <table:table-cell table:formula="of:=IF( [.H88] - [.E88] &lt; 0;  [.H88]; [.H88] - [.E88])" office:value-type="float" office:value="8660" calcext:value-type="float">
            <text:p>8660</text:p>
          </table:table-cell>
          <table:table-cell table:formula="of:=IF([.H88] = [.I88]; 1; 0)" office:value-type="float" office:value="0" calcext:value-type="float">
            <text:p>0</text:p>
          </table:table-cell>
          <table:table-cell table:formula="of:=IF([.H88] = [.I88]; [.E8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date" office:date-value="2021-02-13" calcext:value-type="date">
            <text:p>13.02.2021</text:p>
          </table:table-cell>
          <table:table-cell table:formula="of:=WEEKDAY([.B89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5690" calcext:value-type="float">
            <text:p>5690</text:p>
          </table:table-cell>
          <table:table-cell table:formula="of:=[.I88]" office:value-type="float" office:value="8660" calcext:value-type="float">
            <text:p>8660</text:p>
          </table:table-cell>
          <table:table-cell table:formula="of:=IF([.C88] = [.C89]; 0; IF([.C89] &gt; 5; 5000; 12000))" office:value-type="float" office:value="5000" calcext:value-type="float">
            <text:p>5000</text:p>
          </table:table-cell>
          <table:table-cell table:formula="of:= [.F89] + [.G89]" office:value-type="float" office:value="13660" calcext:value-type="float">
            <text:p>13660</text:p>
          </table:table-cell>
          <table:table-cell table:formula="of:=IF( [.H89] - [.E89] &lt; 0;  [.H89]; [.H89] - [.E89])" office:value-type="float" office:value="7970" calcext:value-type="float">
            <text:p>7970</text:p>
          </table:table-cell>
          <table:table-cell table:formula="of:=IF([.H89] = [.I89]; 1; 0)" office:value-type="float" office:value="0" calcext:value-type="float">
            <text:p>0</text:p>
          </table:table-cell>
          <table:table-cell table:formula="of:=IF([.H89] = [.I89]; [.E8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date" office:date-value="2021-02-13" calcext:value-type="date">
            <text:p>13.02.2021</text:p>
          </table:table-cell>
          <table:table-cell table:formula="of:=WEEKDAY([.B90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[.I89]" office:value-type="float" office:value="7970" calcext:value-type="float">
            <text:p>7970</text:p>
          </table:table-cell>
          <table:table-cell table:formula="of:=IF([.C89] = [.C90]; 0; IF([.C90] &gt; 5; 5000; 12000))" office:value-type="float" office:value="0" calcext:value-type="float">
            <text:p>0</text:p>
          </table:table-cell>
          <table:table-cell table:formula="of:= [.F90] + [.G90]" office:value-type="float" office:value="7970" calcext:value-type="float">
            <text:p>7970</text:p>
          </table:table-cell>
          <table:table-cell table:formula="of:=IF( [.H90] - [.E90] &lt; 0;  [.H90]; [.H90] - [.E90])" office:value-type="float" office:value="6100" calcext:value-type="float">
            <text:p>6100</text:p>
          </table:table-cell>
          <table:table-cell table:formula="of:=IF([.H90] = [.I90]; 1; 0)" office:value-type="float" office:value="0" calcext:value-type="float">
            <text:p>0</text:p>
          </table:table-cell>
          <table:table-cell table:formula="of:=IF([.H90] = [.I90]; [.E9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date" office:date-value="2021-02-14" calcext:value-type="date">
            <text:p>14.02.2021</text:p>
          </table:table-cell>
          <table:table-cell table:formula="of:=WEEKDAY([.B91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1800" calcext:value-type="float">
            <text:p>1800</text:p>
          </table:table-cell>
          <table:table-cell table:formula="of:=[.I90]" office:value-type="float" office:value="6100" calcext:value-type="float">
            <text:p>6100</text:p>
          </table:table-cell>
          <table:table-cell table:formula="of:=IF([.C90] = [.C91]; 0; IF([.C91] &gt; 5; 5000; 12000))" office:value-type="float" office:value="5000" calcext:value-type="float">
            <text:p>5000</text:p>
          </table:table-cell>
          <table:table-cell table:formula="of:= [.F91] + [.G91]" office:value-type="float" office:value="11100" calcext:value-type="float">
            <text:p>11100</text:p>
          </table:table-cell>
          <table:table-cell table:formula="of:=IF( [.H91] - [.E91] &lt; 0;  [.H91]; [.H91] - [.E91])" office:value-type="float" office:value="9300" calcext:value-type="float">
            <text:p>9300</text:p>
          </table:table-cell>
          <table:table-cell table:formula="of:=IF([.H91] = [.I91]; 1; 0)" office:value-type="float" office:value="0" calcext:value-type="float">
            <text:p>0</text:p>
          </table:table-cell>
          <table:table-cell table:formula="of:=IF([.H91] = [.I91]; [.E9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date" office:date-value="2021-02-14" calcext:value-type="date">
            <text:p>14.02.2021</text:p>
          </table:table-cell>
          <table:table-cell table:formula="of:=WEEKDAY([.B92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4150" calcext:value-type="float">
            <text:p>4150</text:p>
          </table:table-cell>
          <table:table-cell table:formula="of:=[.I91]" office:value-type="float" office:value="9300" calcext:value-type="float">
            <text:p>9300</text:p>
          </table:table-cell>
          <table:table-cell table:formula="of:=IF([.C91] = [.C92]; 0; IF([.C92] &gt; 5; 5000; 12000))" office:value-type="float" office:value="0" calcext:value-type="float">
            <text:p>0</text:p>
          </table:table-cell>
          <table:table-cell table:formula="of:= [.F92] + [.G92]" office:value-type="float" office:value="9300" calcext:value-type="float">
            <text:p>9300</text:p>
          </table:table-cell>
          <table:table-cell table:formula="of:=IF( [.H92] - [.E92] &lt; 0;  [.H92]; [.H92] - [.E92])" office:value-type="float" office:value="5150" calcext:value-type="float">
            <text:p>5150</text:p>
          </table:table-cell>
          <table:table-cell table:formula="of:=IF([.H92] = [.I92]; 1; 0)" office:value-type="float" office:value="0" calcext:value-type="float">
            <text:p>0</text:p>
          </table:table-cell>
          <table:table-cell table:formula="of:=IF([.H92] = [.I92]; [.E9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date" office:date-value="2021-02-15" calcext:value-type="date">
            <text:p>15.02.2021</text:p>
          </table:table-cell>
          <table:table-cell table:formula="of:=WEEKDAY([.B93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3780" calcext:value-type="float">
            <text:p>3780</text:p>
          </table:table-cell>
          <table:table-cell table:formula="of:=[.I92]" office:value-type="float" office:value="5150" calcext:value-type="float">
            <text:p>5150</text:p>
          </table:table-cell>
          <table:table-cell table:formula="of:=IF([.C92] = [.C93]; 0; IF([.C93] &gt; 5; 5000; 12000))" office:value-type="float" office:value="12000" calcext:value-type="float">
            <text:p>12000</text:p>
          </table:table-cell>
          <table:table-cell table:formula="of:= [.F93] + [.G93]" office:value-type="float" office:value="17150" calcext:value-type="float">
            <text:p>17150</text:p>
          </table:table-cell>
          <table:table-cell table:formula="of:=IF( [.H93] - [.E93] &lt; 0;  [.H93]; [.H93] - [.E93])" office:value-type="float" office:value="13370" calcext:value-type="float">
            <text:p>13370</text:p>
          </table:table-cell>
          <table:table-cell table:formula="of:=IF([.H93] = [.I93]; 1; 0)" office:value-type="float" office:value="0" calcext:value-type="float">
            <text:p>0</text:p>
          </table:table-cell>
          <table:table-cell table:formula="of:=IF([.H93] = [.I93]; [.E9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date" office:date-value="2021-02-16" calcext:value-type="date">
            <text:p>16.02.2021</text:p>
          </table:table-cell>
          <table:table-cell table:formula="of:=WEEKDAY([.B94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3330" calcext:value-type="float">
            <text:p>3330</text:p>
          </table:table-cell>
          <table:table-cell table:formula="of:=[.I93]" office:value-type="float" office:value="13370" calcext:value-type="float">
            <text:p>13370</text:p>
          </table:table-cell>
          <table:table-cell table:formula="of:=IF([.C93] = [.C94]; 0; IF([.C94] &gt; 5; 5000; 12000))" office:value-type="float" office:value="12000" calcext:value-type="float">
            <text:p>12000</text:p>
          </table:table-cell>
          <table:table-cell table:formula="of:= [.F94] + [.G94]" office:value-type="float" office:value="25370" calcext:value-type="float">
            <text:p>25370</text:p>
          </table:table-cell>
          <table:table-cell table:formula="of:=IF( [.H94] - [.E94] &lt; 0;  [.H94]; [.H94] - [.E94])" office:value-type="float" office:value="22040" calcext:value-type="float">
            <text:p>22040</text:p>
          </table:table-cell>
          <table:table-cell table:formula="of:=IF([.H94] = [.I94]; 1; 0)" office:value-type="float" office:value="0" calcext:value-type="float">
            <text:p>0</text:p>
          </table:table-cell>
          <table:table-cell table:formula="of:=IF([.H94] = [.I94]; [.E9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date" office:date-value="2021-02-16" calcext:value-type="date">
            <text:p>16.02.2021</text:p>
          </table:table-cell>
          <table:table-cell table:formula="of:=WEEKDAY([.B95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1570" calcext:value-type="float">
            <text:p>1570</text:p>
          </table:table-cell>
          <table:table-cell table:formula="of:=[.I94]" office:value-type="float" office:value="22040" calcext:value-type="float">
            <text:p>22040</text:p>
          </table:table-cell>
          <table:table-cell table:formula="of:=IF([.C94] = [.C95]; 0; IF([.C95] &gt; 5; 5000; 12000))" office:value-type="float" office:value="0" calcext:value-type="float">
            <text:p>0</text:p>
          </table:table-cell>
          <table:table-cell table:formula="of:= [.F95] + [.G95]" office:value-type="float" office:value="22040" calcext:value-type="float">
            <text:p>22040</text:p>
          </table:table-cell>
          <table:table-cell table:formula="of:=IF( [.H95] - [.E95] &lt; 0;  [.H95]; [.H95] - [.E95])" office:value-type="float" office:value="20470" calcext:value-type="float">
            <text:p>20470</text:p>
          </table:table-cell>
          <table:table-cell table:formula="of:=IF([.H95] = [.I95]; 1; 0)" office:value-type="float" office:value="0" calcext:value-type="float">
            <text:p>0</text:p>
          </table:table-cell>
          <table:table-cell table:formula="of:=IF([.H95] = [.I95]; [.E9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date" office:date-value="2021-02-16" calcext:value-type="date">
            <text:p>16.02.2021</text:p>
          </table:table-cell>
          <table:table-cell table:formula="of:=WEEKDAY([.B96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1590" calcext:value-type="float">
            <text:p>1590</text:p>
          </table:table-cell>
          <table:table-cell table:formula="of:=[.I95]" office:value-type="float" office:value="20470" calcext:value-type="float">
            <text:p>20470</text:p>
          </table:table-cell>
          <table:table-cell table:formula="of:=IF([.C95] = [.C96]; 0; IF([.C96] &gt; 5; 5000; 12000))" office:value-type="float" office:value="0" calcext:value-type="float">
            <text:p>0</text:p>
          </table:table-cell>
          <table:table-cell table:formula="of:= [.F96] + [.G96]" office:value-type="float" office:value="20470" calcext:value-type="float">
            <text:p>20470</text:p>
          </table:table-cell>
          <table:table-cell table:formula="of:=IF( [.H96] - [.E96] &lt; 0;  [.H96]; [.H96] - [.E96])" office:value-type="float" office:value="18880" calcext:value-type="float">
            <text:p>18880</text:p>
          </table:table-cell>
          <table:table-cell table:formula="of:=IF([.H96] = [.I96]; 1; 0)" office:value-type="float" office:value="0" calcext:value-type="float">
            <text:p>0</text:p>
          </table:table-cell>
          <table:table-cell table:formula="of:=IF([.H96] = [.I96]; [.E9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date" office:date-value="2021-02-17" calcext:value-type="date">
            <text:p>17.02.2021</text:p>
          </table:table-cell>
          <table:table-cell table:formula="of:=WEEKDAY([.B97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7240" calcext:value-type="float">
            <text:p>7240</text:p>
          </table:table-cell>
          <table:table-cell table:formula="of:=[.I96]" office:value-type="float" office:value="18880" calcext:value-type="float">
            <text:p>18880</text:p>
          </table:table-cell>
          <table:table-cell table:formula="of:=IF([.C96] = [.C97]; 0; IF([.C97] &gt; 5; 5000; 12000))" office:value-type="float" office:value="12000" calcext:value-type="float">
            <text:p>12000</text:p>
          </table:table-cell>
          <table:table-cell table:formula="of:= [.F97] + [.G97]" office:value-type="float" office:value="30880" calcext:value-type="float">
            <text:p>30880</text:p>
          </table:table-cell>
          <table:table-cell table:formula="of:=IF( [.H97] - [.E97] &lt; 0;  [.H97]; [.H97] - [.E97])" office:value-type="float" office:value="23640" calcext:value-type="float">
            <text:p>23640</text:p>
          </table:table-cell>
          <table:table-cell table:formula="of:=IF([.H97] = [.I97]; 1; 0)" office:value-type="float" office:value="0" calcext:value-type="float">
            <text:p>0</text:p>
          </table:table-cell>
          <table:table-cell table:formula="of:=IF([.H97] = [.I97]; [.E9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date" office:date-value="2021-02-17" calcext:value-type="date">
            <text:p>17.02.2021</text:p>
          </table:table-cell>
          <table:table-cell table:formula="of:=WEEKDAY([.B98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9690" calcext:value-type="float">
            <text:p>9690</text:p>
          </table:table-cell>
          <table:table-cell table:formula="of:=[.I97]" office:value-type="float" office:value="23640" calcext:value-type="float">
            <text:p>23640</text:p>
          </table:table-cell>
          <table:table-cell table:formula="of:=IF([.C97] = [.C98]; 0; IF([.C98] &gt; 5; 5000; 12000))" office:value-type="float" office:value="0" calcext:value-type="float">
            <text:p>0</text:p>
          </table:table-cell>
          <table:table-cell table:formula="of:= [.F98] + [.G98]" office:value-type="float" office:value="23640" calcext:value-type="float">
            <text:p>23640</text:p>
          </table:table-cell>
          <table:table-cell table:formula="of:=IF( [.H98] - [.E98] &lt; 0;  [.H98]; [.H98] - [.E98])" office:value-type="float" office:value="13950" calcext:value-type="float">
            <text:p>13950</text:p>
          </table:table-cell>
          <table:table-cell table:formula="of:=IF([.H98] = [.I98]; 1; 0)" office:value-type="float" office:value="0" calcext:value-type="float">
            <text:p>0</text:p>
          </table:table-cell>
          <table:table-cell table:formula="of:=IF([.H98] = [.I98]; [.E9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date" office:date-value="2021-02-17" calcext:value-type="date">
            <text:p>17.02.2021</text:p>
          </table:table-cell>
          <table:table-cell table:formula="of:=WEEKDAY([.B99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5600" calcext:value-type="float">
            <text:p>5600</text:p>
          </table:table-cell>
          <table:table-cell table:formula="of:=[.I98]" office:value-type="float" office:value="13950" calcext:value-type="float">
            <text:p>13950</text:p>
          </table:table-cell>
          <table:table-cell table:formula="of:=IF([.C98] = [.C99]; 0; IF([.C99] &gt; 5; 5000; 12000))" office:value-type="float" office:value="0" calcext:value-type="float">
            <text:p>0</text:p>
          </table:table-cell>
          <table:table-cell table:formula="of:= [.F99] + [.G99]" office:value-type="float" office:value="13950" calcext:value-type="float">
            <text:p>13950</text:p>
          </table:table-cell>
          <table:table-cell table:formula="of:=IF( [.H99] - [.E99] &lt; 0;  [.H99]; [.H99] - [.E99])" office:value-type="float" office:value="8350" calcext:value-type="float">
            <text:p>8350</text:p>
          </table:table-cell>
          <table:table-cell table:formula="of:=IF([.H99] = [.I99]; 1; 0)" office:value-type="float" office:value="0" calcext:value-type="float">
            <text:p>0</text:p>
          </table:table-cell>
          <table:table-cell table:formula="of:=IF([.H99] = [.I99]; [.E9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date" office:date-value="2021-02-18" calcext:value-type="date">
            <text:p>18.02.2021</text:p>
          </table:table-cell>
          <table:table-cell table:formula="of:=WEEKDAY([.B100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formula="of:=[.I99]" office:value-type="float" office:value="8350" calcext:value-type="float">
            <text:p>8350</text:p>
          </table:table-cell>
          <table:table-cell table:formula="of:=IF([.C99] = [.C100]; 0; IF([.C100] &gt; 5; 5000; 12000))" office:value-type="float" office:value="12000" calcext:value-type="float">
            <text:p>12000</text:p>
          </table:table-cell>
          <table:table-cell table:formula="of:= [.F100] + [.G100]" office:value-type="float" office:value="20350" calcext:value-type="float">
            <text:p>20350</text:p>
          </table:table-cell>
          <table:table-cell table:formula="of:=IF( [.H100] - [.E100] &lt; 0;  [.H100]; [.H100] - [.E100])" office:value-type="float" office:value="18610" calcext:value-type="float">
            <text:p>18610</text:p>
          </table:table-cell>
          <table:table-cell table:formula="of:=IF([.H100] = [.I100]; 1; 0)" office:value-type="float" office:value="0" calcext:value-type="float">
            <text:p>0</text:p>
          </table:table-cell>
          <table:table-cell table:formula="of:=IF([.H100] = [.I100]; [.E10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date" office:date-value="2021-02-19" calcext:value-type="date">
            <text:p>19.02.2021</text:p>
          </table:table-cell>
          <table:table-cell table:formula="of:=WEEKDAY([.B101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5430" calcext:value-type="float">
            <text:p>5430</text:p>
          </table:table-cell>
          <table:table-cell table:formula="of:=[.I100]" office:value-type="float" office:value="18610" calcext:value-type="float">
            <text:p>18610</text:p>
          </table:table-cell>
          <table:table-cell table:formula="of:=IF([.C100] = [.C101]; 0; IF([.C101] &gt; 5; 5000; 12000))" office:value-type="float" office:value="12000" calcext:value-type="float">
            <text:p>12000</text:p>
          </table:table-cell>
          <table:table-cell table:formula="of:= [.F101] + [.G101]" office:value-type="float" office:value="30610" calcext:value-type="float">
            <text:p>30610</text:p>
          </table:table-cell>
          <table:table-cell table:formula="of:=IF( [.H101] - [.E101] &lt; 0;  [.H101]; [.H101] - [.E101])" office:value-type="float" office:value="25180" calcext:value-type="float">
            <text:p>25180</text:p>
          </table:table-cell>
          <table:table-cell table:formula="of:=IF([.H101] = [.I101]; 1; 0)" office:value-type="float" office:value="0" calcext:value-type="float">
            <text:p>0</text:p>
          </table:table-cell>
          <table:table-cell table:formula="of:=IF([.H101] = [.I101]; [.E10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date" office:date-value="2021-02-20" calcext:value-type="date">
            <text:p>20.02.2021</text:p>
          </table:table-cell>
          <table:table-cell table:formula="of:=WEEKDAY([.B102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8190" calcext:value-type="float">
            <text:p>8190</text:p>
          </table:table-cell>
          <table:table-cell table:formula="of:=[.I101]" office:value-type="float" office:value="25180" calcext:value-type="float">
            <text:p>25180</text:p>
          </table:table-cell>
          <table:table-cell table:formula="of:=IF([.C101] = [.C102]; 0; IF([.C102] &gt; 5; 5000; 12000))" office:value-type="float" office:value="5000" calcext:value-type="float">
            <text:p>5000</text:p>
          </table:table-cell>
          <table:table-cell table:formula="of:= [.F102] + [.G102]" office:value-type="float" office:value="30180" calcext:value-type="float">
            <text:p>30180</text:p>
          </table:table-cell>
          <table:table-cell table:formula="of:=IF( [.H102] - [.E102] &lt; 0;  [.H102]; [.H102] - [.E102])" office:value-type="float" office:value="21990" calcext:value-type="float">
            <text:p>21990</text:p>
          </table:table-cell>
          <table:table-cell table:formula="of:=IF([.H102] = [.I102]; 1; 0)" office:value-type="float" office:value="0" calcext:value-type="float">
            <text:p>0</text:p>
          </table:table-cell>
          <table:table-cell table:formula="of:=IF([.H102] = [.I102]; [.E10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date" office:date-value="2021-02-20" calcext:value-type="date">
            <text:p>20.02.2021</text:p>
          </table:table-cell>
          <table:table-cell table:formula="of:=WEEKDAY([.B103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1470" calcext:value-type="float">
            <text:p>1470</text:p>
          </table:table-cell>
          <table:table-cell table:formula="of:=[.I102]" office:value-type="float" office:value="21990" calcext:value-type="float">
            <text:p>21990</text:p>
          </table:table-cell>
          <table:table-cell table:formula="of:=IF([.C102] = [.C103]; 0; IF([.C103] &gt; 5; 5000; 12000))" office:value-type="float" office:value="0" calcext:value-type="float">
            <text:p>0</text:p>
          </table:table-cell>
          <table:table-cell table:formula="of:= [.F103] + [.G103]" office:value-type="float" office:value="21990" calcext:value-type="float">
            <text:p>21990</text:p>
          </table:table-cell>
          <table:table-cell table:formula="of:=IF( [.H103] - [.E103] &lt; 0;  [.H103]; [.H103] - [.E103])" office:value-type="float" office:value="20520" calcext:value-type="float">
            <text:p>20520</text:p>
          </table:table-cell>
          <table:table-cell table:formula="of:=IF([.H103] = [.I103]; 1; 0)" office:value-type="float" office:value="0" calcext:value-type="float">
            <text:p>0</text:p>
          </table:table-cell>
          <table:table-cell table:formula="of:=IF([.H103] = [.I103]; [.E10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date" office:date-value="2021-02-21" calcext:value-type="date">
            <text:p>21.02.2021</text:p>
          </table:table-cell>
          <table:table-cell table:formula="of:=WEEKDAY([.B104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1620" calcext:value-type="float">
            <text:p>1620</text:p>
          </table:table-cell>
          <table:table-cell table:formula="of:=[.I103]" office:value-type="float" office:value="20520" calcext:value-type="float">
            <text:p>20520</text:p>
          </table:table-cell>
          <table:table-cell table:formula="of:=IF([.C103] = [.C104]; 0; IF([.C104] &gt; 5; 5000; 12000))" office:value-type="float" office:value="5000" calcext:value-type="float">
            <text:p>5000</text:p>
          </table:table-cell>
          <table:table-cell table:formula="of:= [.F104] + [.G104]" office:value-type="float" office:value="25520" calcext:value-type="float">
            <text:p>25520</text:p>
          </table:table-cell>
          <table:table-cell table:formula="of:=IF( [.H104] - [.E104] &lt; 0;  [.H104]; [.H104] - [.E104])" office:value-type="float" office:value="23900" calcext:value-type="float">
            <text:p>23900</text:p>
          </table:table-cell>
          <table:table-cell table:formula="of:=IF([.H104] = [.I104]; 1; 0)" office:value-type="float" office:value="0" calcext:value-type="float">
            <text:p>0</text:p>
          </table:table-cell>
          <table:table-cell table:formula="of:=IF([.H104] = [.I104]; [.E10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date" office:date-value="2021-02-21" calcext:value-type="date">
            <text:p>21.02.2021</text:p>
          </table:table-cell>
          <table:table-cell table:formula="of:=WEEKDAY([.B105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6700" calcext:value-type="float">
            <text:p>6700</text:p>
          </table:table-cell>
          <table:table-cell table:formula="of:=[.I104]" office:value-type="float" office:value="23900" calcext:value-type="float">
            <text:p>23900</text:p>
          </table:table-cell>
          <table:table-cell table:formula="of:=IF([.C104] = [.C105]; 0; IF([.C105] &gt; 5; 5000; 12000))" office:value-type="float" office:value="0" calcext:value-type="float">
            <text:p>0</text:p>
          </table:table-cell>
          <table:table-cell table:formula="of:= [.F105] + [.G105]" office:value-type="float" office:value="23900" calcext:value-type="float">
            <text:p>23900</text:p>
          </table:table-cell>
          <table:table-cell table:formula="of:=IF( [.H105] - [.E105] &lt; 0;  [.H105]; [.H105] - [.E105])" office:value-type="float" office:value="17200" calcext:value-type="float">
            <text:p>17200</text:p>
          </table:table-cell>
          <table:table-cell table:formula="of:=IF([.H105] = [.I105]; 1; 0)" office:value-type="float" office:value="0" calcext:value-type="float">
            <text:p>0</text:p>
          </table:table-cell>
          <table:table-cell table:formula="of:=IF([.H105] = [.I105]; [.E10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date" office:date-value="2021-02-22" calcext:value-type="date">
            <text:p>22.02.2021</text:p>
          </table:table-cell>
          <table:table-cell table:formula="of:=WEEKDAY([.B106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5570" calcext:value-type="float">
            <text:p>5570</text:p>
          </table:table-cell>
          <table:table-cell table:formula="of:=[.I105]" office:value-type="float" office:value="17200" calcext:value-type="float">
            <text:p>17200</text:p>
          </table:table-cell>
          <table:table-cell table:formula="of:=IF([.C105] = [.C106]; 0; IF([.C106] &gt; 5; 5000; 12000))" office:value-type="float" office:value="12000" calcext:value-type="float">
            <text:p>12000</text:p>
          </table:table-cell>
          <table:table-cell table:formula="of:= [.F106] + [.G106]" office:value-type="float" office:value="29200" calcext:value-type="float">
            <text:p>29200</text:p>
          </table:table-cell>
          <table:table-cell table:formula="of:=IF( [.H106] - [.E106] &lt; 0;  [.H106]; [.H106] - [.E106])" office:value-type="float" office:value="23630" calcext:value-type="float">
            <text:p>23630</text:p>
          </table:table-cell>
          <table:table-cell table:formula="of:=IF([.H106] = [.I106]; 1; 0)" office:value-type="float" office:value="0" calcext:value-type="float">
            <text:p>0</text:p>
          </table:table-cell>
          <table:table-cell table:formula="of:=IF([.H106] = [.I106]; [.E10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date" office:date-value="2021-02-22" calcext:value-type="date">
            <text:p>22.02.2021</text:p>
          </table:table-cell>
          <table:table-cell table:formula="of:=WEEKDAY([.B107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4070" calcext:value-type="float">
            <text:p>4070</text:p>
          </table:table-cell>
          <table:table-cell table:formula="of:=[.I106]" office:value-type="float" office:value="23630" calcext:value-type="float">
            <text:p>23630</text:p>
          </table:table-cell>
          <table:table-cell table:formula="of:=IF([.C106] = [.C107]; 0; IF([.C107] &gt; 5; 5000; 12000))" office:value-type="float" office:value="0" calcext:value-type="float">
            <text:p>0</text:p>
          </table:table-cell>
          <table:table-cell table:formula="of:= [.F107] + [.G107]" office:value-type="float" office:value="23630" calcext:value-type="float">
            <text:p>23630</text:p>
          </table:table-cell>
          <table:table-cell table:formula="of:=IF( [.H107] - [.E107] &lt; 0;  [.H107]; [.H107] - [.E107])" office:value-type="float" office:value="19560" calcext:value-type="float">
            <text:p>19560</text:p>
          </table:table-cell>
          <table:table-cell table:formula="of:=IF([.H107] = [.I107]; 1; 0)" office:value-type="float" office:value="0" calcext:value-type="float">
            <text:p>0</text:p>
          </table:table-cell>
          <table:table-cell table:formula="of:=IF([.H107] = [.I107]; [.E10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date" office:date-value="2021-02-22" calcext:value-type="date">
            <text:p>22.02.2021</text:p>
          </table:table-cell>
          <table:table-cell table:formula="of:=WEEKDAY([.B108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6500" calcext:value-type="float">
            <text:p>6500</text:p>
          </table:table-cell>
          <table:table-cell table:formula="of:=[.I107]" office:value-type="float" office:value="19560" calcext:value-type="float">
            <text:p>19560</text:p>
          </table:table-cell>
          <table:table-cell table:formula="of:=IF([.C107] = [.C108]; 0; IF([.C108] &gt; 5; 5000; 12000))" office:value-type="float" office:value="0" calcext:value-type="float">
            <text:p>0</text:p>
          </table:table-cell>
          <table:table-cell table:formula="of:= [.F108] + [.G108]" office:value-type="float" office:value="19560" calcext:value-type="float">
            <text:p>19560</text:p>
          </table:table-cell>
          <table:table-cell table:formula="of:=IF( [.H108] - [.E108] &lt; 0;  [.H108]; [.H108] - [.E108])" office:value-type="float" office:value="13060" calcext:value-type="float">
            <text:p>13060</text:p>
          </table:table-cell>
          <table:table-cell table:formula="of:=IF([.H108] = [.I108]; 1; 0)" office:value-type="float" office:value="0" calcext:value-type="float">
            <text:p>0</text:p>
          </table:table-cell>
          <table:table-cell table:formula="of:=IF([.H108] = [.I108]; [.E10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date" office:date-value="2021-02-23" calcext:value-type="date">
            <text:p>23.02.2021</text:p>
          </table:table-cell>
          <table:table-cell table:formula="of:=WEEKDAY([.B109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6050" calcext:value-type="float">
            <text:p>6050</text:p>
          </table:table-cell>
          <table:table-cell table:formula="of:=[.I108]" office:value-type="float" office:value="13060" calcext:value-type="float">
            <text:p>13060</text:p>
          </table:table-cell>
          <table:table-cell table:formula="of:=IF([.C108] = [.C109]; 0; IF([.C109] &gt; 5; 5000; 12000))" office:value-type="float" office:value="12000" calcext:value-type="float">
            <text:p>12000</text:p>
          </table:table-cell>
          <table:table-cell table:formula="of:= [.F109] + [.G109]" office:value-type="float" office:value="25060" calcext:value-type="float">
            <text:p>25060</text:p>
          </table:table-cell>
          <table:table-cell table:formula="of:=IF( [.H109] - [.E109] &lt; 0;  [.H109]; [.H109] - [.E109])" office:value-type="float" office:value="19010" calcext:value-type="float">
            <text:p>19010</text:p>
          </table:table-cell>
          <table:table-cell table:formula="of:=IF([.H109] = [.I109]; 1; 0)" office:value-type="float" office:value="0" calcext:value-type="float">
            <text:p>0</text:p>
          </table:table-cell>
          <table:table-cell table:formula="of:=IF([.H109] = [.I109]; [.E10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date" office:date-value="2021-02-23" calcext:value-type="date">
            <text:p>23.02.2021</text:p>
          </table:table-cell>
          <table:table-cell table:formula="of:=WEEKDAY([.B110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formula="of:=[.I109]" office:value-type="float" office:value="19010" calcext:value-type="float">
            <text:p>19010</text:p>
          </table:table-cell>
          <table:table-cell table:formula="of:=IF([.C109] = [.C110]; 0; IF([.C110] &gt; 5; 5000; 12000))" office:value-type="float" office:value="0" calcext:value-type="float">
            <text:p>0</text:p>
          </table:table-cell>
          <table:table-cell table:formula="of:= [.F110] + [.G110]" office:value-type="float" office:value="19010" calcext:value-type="float">
            <text:p>19010</text:p>
          </table:table-cell>
          <table:table-cell table:formula="of:=IF( [.H110] - [.E110] &lt; 0;  [.H110]; [.H110] - [.E110])" office:value-type="float" office:value="12130" calcext:value-type="float">
            <text:p>12130</text:p>
          </table:table-cell>
          <table:table-cell table:formula="of:=IF([.H110] = [.I110]; 1; 0)" office:value-type="float" office:value="0" calcext:value-type="float">
            <text:p>0</text:p>
          </table:table-cell>
          <table:table-cell table:formula="of:=IF([.H110] = [.I110]; [.E11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date" office:date-value="2021-02-24" calcext:value-type="date">
            <text:p>24.02.2021</text:p>
          </table:table-cell>
          <table:table-cell table:formula="of:=WEEKDAY([.B111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3790" calcext:value-type="float">
            <text:p>3790</text:p>
          </table:table-cell>
          <table:table-cell table:formula="of:=[.I110]" office:value-type="float" office:value="12130" calcext:value-type="float">
            <text:p>12130</text:p>
          </table:table-cell>
          <table:table-cell table:formula="of:=IF([.C110] = [.C111]; 0; IF([.C111] &gt; 5; 5000; 12000))" office:value-type="float" office:value="12000" calcext:value-type="float">
            <text:p>12000</text:p>
          </table:table-cell>
          <table:table-cell table:formula="of:= [.F111] + [.G111]" office:value-type="float" office:value="24130" calcext:value-type="float">
            <text:p>24130</text:p>
          </table:table-cell>
          <table:table-cell table:formula="of:=IF( [.H111] - [.E111] &lt; 0;  [.H111]; [.H111] - [.E111])" office:value-type="float" office:value="20340" calcext:value-type="float">
            <text:p>20340</text:p>
          </table:table-cell>
          <table:table-cell table:formula="of:=IF([.H111] = [.I111]; 1; 0)" office:value-type="float" office:value="0" calcext:value-type="float">
            <text:p>0</text:p>
          </table:table-cell>
          <table:table-cell table:formula="of:=IF([.H111] = [.I111]; [.E1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date" office:date-value="2021-02-25" calcext:value-type="date">
            <text:p>25.02.2021</text:p>
          </table:table-cell>
          <table:table-cell table:formula="of:=WEEKDAY([.B112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4560" calcext:value-type="float">
            <text:p>4560</text:p>
          </table:table-cell>
          <table:table-cell table:formula="of:=[.I111]" office:value-type="float" office:value="20340" calcext:value-type="float">
            <text:p>20340</text:p>
          </table:table-cell>
          <table:table-cell table:formula="of:=IF([.C111] = [.C112]; 0; IF([.C112] &gt; 5; 5000; 12000))" office:value-type="float" office:value="12000" calcext:value-type="float">
            <text:p>12000</text:p>
          </table:table-cell>
          <table:table-cell table:formula="of:= [.F112] + [.G112]" office:value-type="float" office:value="32340" calcext:value-type="float">
            <text:p>32340</text:p>
          </table:table-cell>
          <table:table-cell table:formula="of:=IF( [.H112] - [.E112] &lt; 0;  [.H112]; [.H112] - [.E112])" office:value-type="float" office:value="27780" calcext:value-type="float">
            <text:p>27780</text:p>
          </table:table-cell>
          <table:table-cell table:formula="of:=IF([.H112] = [.I112]; 1; 0)" office:value-type="float" office:value="0" calcext:value-type="float">
            <text:p>0</text:p>
          </table:table-cell>
          <table:table-cell table:formula="of:=IF([.H112] = [.I112]; [.E11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date" office:date-value="2021-02-25" calcext:value-type="date">
            <text:p>25.02.2021</text:p>
          </table:table-cell>
          <table:table-cell table:formula="of:=WEEKDAY([.B113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3910" calcext:value-type="float">
            <text:p>3910</text:p>
          </table:table-cell>
          <table:table-cell table:formula="of:=[.I112]" office:value-type="float" office:value="27780" calcext:value-type="float">
            <text:p>27780</text:p>
          </table:table-cell>
          <table:table-cell table:formula="of:=IF([.C112] = [.C113]; 0; IF([.C113] &gt; 5; 5000; 12000))" office:value-type="float" office:value="0" calcext:value-type="float">
            <text:p>0</text:p>
          </table:table-cell>
          <table:table-cell table:formula="of:= [.F113] + [.G113]" office:value-type="float" office:value="27780" calcext:value-type="float">
            <text:p>27780</text:p>
          </table:table-cell>
          <table:table-cell table:formula="of:=IF( [.H113] - [.E113] &lt; 0;  [.H113]; [.H113] - [.E113])" office:value-type="float" office:value="23870" calcext:value-type="float">
            <text:p>23870</text:p>
          </table:table-cell>
          <table:table-cell table:formula="of:=IF([.H113] = [.I113]; 1; 0)" office:value-type="float" office:value="0" calcext:value-type="float">
            <text:p>0</text:p>
          </table:table-cell>
          <table:table-cell table:formula="of:=IF([.H113] = [.I113]; [.E11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date" office:date-value="2021-02-25" calcext:value-type="date">
            <text:p>25.02.2021</text:p>
          </table:table-cell>
          <table:table-cell table:formula="of:=WEEKDAY([.B114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5060" calcext:value-type="float">
            <text:p>5060</text:p>
          </table:table-cell>
          <table:table-cell table:formula="of:=[.I113]" office:value-type="float" office:value="23870" calcext:value-type="float">
            <text:p>23870</text:p>
          </table:table-cell>
          <table:table-cell table:formula="of:=IF([.C113] = [.C114]; 0; IF([.C114] &gt; 5; 5000; 12000))" office:value-type="float" office:value="0" calcext:value-type="float">
            <text:p>0</text:p>
          </table:table-cell>
          <table:table-cell table:formula="of:= [.F114] + [.G114]" office:value-type="float" office:value="23870" calcext:value-type="float">
            <text:p>23870</text:p>
          </table:table-cell>
          <table:table-cell table:formula="of:=IF( [.H114] - [.E114] &lt; 0;  [.H114]; [.H114] - [.E114])" office:value-type="float" office:value="18810" calcext:value-type="float">
            <text:p>18810</text:p>
          </table:table-cell>
          <table:table-cell table:formula="of:=IF([.H114] = [.I114]; 1; 0)" office:value-type="float" office:value="0" calcext:value-type="float">
            <text:p>0</text:p>
          </table:table-cell>
          <table:table-cell table:formula="of:=IF([.H114] = [.I114]; [.E11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date" office:date-value="2021-02-26" calcext:value-type="date">
            <text:p>26.02.2021</text:p>
          </table:table-cell>
          <table:table-cell table:formula="of:=WEEKDAY([.B115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formula="of:=[.I114]" office:value-type="float" office:value="18810" calcext:value-type="float">
            <text:p>18810</text:p>
          </table:table-cell>
          <table:table-cell table:formula="of:=IF([.C114] = [.C115]; 0; IF([.C115] &gt; 5; 5000; 12000))" office:value-type="float" office:value="12000" calcext:value-type="float">
            <text:p>12000</text:p>
          </table:table-cell>
          <table:table-cell table:formula="of:= [.F115] + [.G115]" office:value-type="float" office:value="30810" calcext:value-type="float">
            <text:p>30810</text:p>
          </table:table-cell>
          <table:table-cell table:formula="of:=IF( [.H115] - [.E115] &lt; 0;  [.H115]; [.H115] - [.E115])" office:value-type="float" office:value="21370" calcext:value-type="float">
            <text:p>21370</text:p>
          </table:table-cell>
          <table:table-cell table:formula="of:=IF([.H115] = [.I115]; 1; 0)" office:value-type="float" office:value="0" calcext:value-type="float">
            <text:p>0</text:p>
          </table:table-cell>
          <table:table-cell table:formula="of:=IF([.H115] = [.I115]; [.E11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date" office:date-value="2021-02-26" calcext:value-type="date">
            <text:p>26.02.2021</text:p>
          </table:table-cell>
          <table:table-cell table:formula="of:=WEEKDAY([.B116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5100" calcext:value-type="float">
            <text:p>5100</text:p>
          </table:table-cell>
          <table:table-cell table:formula="of:=[.I115]" office:value-type="float" office:value="21370" calcext:value-type="float">
            <text:p>21370</text:p>
          </table:table-cell>
          <table:table-cell table:formula="of:=IF([.C115] = [.C116]; 0; IF([.C116] &gt; 5; 5000; 12000))" office:value-type="float" office:value="0" calcext:value-type="float">
            <text:p>0</text:p>
          </table:table-cell>
          <table:table-cell table:formula="of:= [.F116] + [.G116]" office:value-type="float" office:value="21370" calcext:value-type="float">
            <text:p>21370</text:p>
          </table:table-cell>
          <table:table-cell table:formula="of:=IF( [.H116] - [.E116] &lt; 0;  [.H116]; [.H116] - [.E116])" office:value-type="float" office:value="16270" calcext:value-type="float">
            <text:p>16270</text:p>
          </table:table-cell>
          <table:table-cell table:formula="of:=IF([.H116] = [.I116]; 1; 0)" office:value-type="float" office:value="0" calcext:value-type="float">
            <text:p>0</text:p>
          </table:table-cell>
          <table:table-cell table:formula="of:=IF([.H116] = [.I116]; [.E11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date" office:date-value="2021-02-27" calcext:value-type="date">
            <text:p>27.02.2021</text:p>
          </table:table-cell>
          <table:table-cell table:formula="of:=WEEKDAY([.B117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4360" calcext:value-type="float">
            <text:p>4360</text:p>
          </table:table-cell>
          <table:table-cell table:formula="of:=[.I116]" office:value-type="float" office:value="16270" calcext:value-type="float">
            <text:p>16270</text:p>
          </table:table-cell>
          <table:table-cell table:formula="of:=IF([.C116] = [.C117]; 0; IF([.C117] &gt; 5; 5000; 12000))" office:value-type="float" office:value="5000" calcext:value-type="float">
            <text:p>5000</text:p>
          </table:table-cell>
          <table:table-cell table:formula="of:= [.F117] + [.G117]" office:value-type="float" office:value="21270" calcext:value-type="float">
            <text:p>21270</text:p>
          </table:table-cell>
          <table:table-cell table:formula="of:=IF( [.H117] - [.E117] &lt; 0;  [.H117]; [.H117] - [.E117])" office:value-type="float" office:value="16910" calcext:value-type="float">
            <text:p>16910</text:p>
          </table:table-cell>
          <table:table-cell table:formula="of:=IF([.H117] = [.I117]; 1; 0)" office:value-type="float" office:value="0" calcext:value-type="float">
            <text:p>0</text:p>
          </table:table-cell>
          <table:table-cell table:formula="of:=IF([.H117] = [.I117]; [.E11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date" office:date-value="2021-02-27" calcext:value-type="date">
            <text:p>27.02.2021</text:p>
          </table:table-cell>
          <table:table-cell table:formula="of:=WEEKDAY([.B118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6220" calcext:value-type="float">
            <text:p>6220</text:p>
          </table:table-cell>
          <table:table-cell table:formula="of:=[.I117]" office:value-type="float" office:value="16910" calcext:value-type="float">
            <text:p>16910</text:p>
          </table:table-cell>
          <table:table-cell table:formula="of:=IF([.C117] = [.C118]; 0; IF([.C118] &gt; 5; 5000; 12000))" office:value-type="float" office:value="0" calcext:value-type="float">
            <text:p>0</text:p>
          </table:table-cell>
          <table:table-cell table:formula="of:= [.F118] + [.G118]" office:value-type="float" office:value="16910" calcext:value-type="float">
            <text:p>16910</text:p>
          </table:table-cell>
          <table:table-cell table:formula="of:=IF( [.H118] - [.E118] &lt; 0;  [.H118]; [.H118] - [.E118])" office:value-type="float" office:value="10690" calcext:value-type="float">
            <text:p>10690</text:p>
          </table:table-cell>
          <table:table-cell table:formula="of:=IF([.H118] = [.I118]; 1; 0)" office:value-type="float" office:value="0" calcext:value-type="float">
            <text:p>0</text:p>
          </table:table-cell>
          <table:table-cell table:formula="of:=IF([.H118] = [.I118]; [.E11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date" office:date-value="2021-02-28" calcext:value-type="date">
            <text:p>28.02.2021</text:p>
          </table:table-cell>
          <table:table-cell table:formula="of:=WEEKDAY([.B119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[.I118]" office:value-type="float" office:value="10690" calcext:value-type="float">
            <text:p>10690</text:p>
          </table:table-cell>
          <table:table-cell table:formula="of:=IF([.C118] = [.C119]; 0; IF([.C119] &gt; 5; 5000; 12000))" office:value-type="float" office:value="5000" calcext:value-type="float">
            <text:p>5000</text:p>
          </table:table-cell>
          <table:table-cell table:formula="of:= [.F119] + [.G119]" office:value-type="float" office:value="15690" calcext:value-type="float">
            <text:p>15690</text:p>
          </table:table-cell>
          <table:table-cell table:formula="of:=IF( [.H119] - [.E119] &lt; 0;  [.H119]; [.H119] - [.E119])" office:value-type="float" office:value="11400" calcext:value-type="float">
            <text:p>11400</text:p>
          </table:table-cell>
          <table:table-cell table:formula="of:=IF([.H119] = [.I119]; 1; 0)" office:value-type="float" office:value="0" calcext:value-type="float">
            <text:p>0</text:p>
          </table:table-cell>
          <table:table-cell table:formula="of:=IF([.H119] = [.I119]; [.E11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date" office:date-value="2021-02-28" calcext:value-type="date">
            <text:p>28.02.2021</text:p>
          </table:table-cell>
          <table:table-cell table:formula="of:=WEEKDAY([.B120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1260" calcext:value-type="float">
            <text:p>1260</text:p>
          </table:table-cell>
          <table:table-cell table:formula="of:=[.I119]" office:value-type="float" office:value="11400" calcext:value-type="float">
            <text:p>11400</text:p>
          </table:table-cell>
          <table:table-cell table:formula="of:=IF([.C119] = [.C120]; 0; IF([.C120] &gt; 5; 5000; 12000))" office:value-type="float" office:value="0" calcext:value-type="float">
            <text:p>0</text:p>
          </table:table-cell>
          <table:table-cell table:formula="of:= [.F120] + [.G120]" office:value-type="float" office:value="11400" calcext:value-type="float">
            <text:p>11400</text:p>
          </table:table-cell>
          <table:table-cell table:formula="of:=IF( [.H120] - [.E120] &lt; 0;  [.H120]; [.H120] - [.E120])" office:value-type="float" office:value="10140" calcext:value-type="float">
            <text:p>10140</text:p>
          </table:table-cell>
          <table:table-cell table:formula="of:=IF([.H120] = [.I120]; 1; 0)" office:value-type="float" office:value="0" calcext:value-type="float">
            <text:p>0</text:p>
          </table:table-cell>
          <table:table-cell table:formula="of:=IF([.H120] = [.I120]; [.E12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date" office:date-value="2021-03-01" calcext:value-type="date">
            <text:p>1.03.2021</text:p>
          </table:table-cell>
          <table:table-cell table:formula="of:=WEEKDAY([.B121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9520" calcext:value-type="float">
            <text:p>9520</text:p>
          </table:table-cell>
          <table:table-cell table:formula="of:=[.I120]" office:value-type="float" office:value="10140" calcext:value-type="float">
            <text:p>10140</text:p>
          </table:table-cell>
          <table:table-cell table:formula="of:=IF([.C120] = [.C121]; 0; IF([.C121] &gt; 5; 5000; 12000))" office:value-type="float" office:value="12000" calcext:value-type="float">
            <text:p>12000</text:p>
          </table:table-cell>
          <table:table-cell table:formula="of:= [.F121] + [.G121]" office:value-type="float" office:value="22140" calcext:value-type="float">
            <text:p>22140</text:p>
          </table:table-cell>
          <table:table-cell table:formula="of:=IF( [.H121] - [.E121] &lt; 0;  [.H121]; [.H121] - [.E121])" office:value-type="float" office:value="12620" calcext:value-type="float">
            <text:p>12620</text:p>
          </table:table-cell>
          <table:table-cell table:formula="of:=IF([.H121] = [.I121]; 1; 0)" office:value-type="float" office:value="0" calcext:value-type="float">
            <text:p>0</text:p>
          </table:table-cell>
          <table:table-cell table:formula="of:=IF([.H121] = [.I121]; [.E12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date" office:date-value="2021-03-01" calcext:value-type="date">
            <text:p>1.03.2021</text:p>
          </table:table-cell>
          <table:table-cell table:formula="of:=WEEKDAY([.B122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8650" calcext:value-type="float">
            <text:p>8650</text:p>
          </table:table-cell>
          <table:table-cell table:formula="of:=[.I121]" office:value-type="float" office:value="12620" calcext:value-type="float">
            <text:p>12620</text:p>
          </table:table-cell>
          <table:table-cell table:formula="of:=IF([.C121] = [.C122]; 0; IF([.C122] &gt; 5; 5000; 12000))" office:value-type="float" office:value="0" calcext:value-type="float">
            <text:p>0</text:p>
          </table:table-cell>
          <table:table-cell table:formula="of:= [.F122] + [.G122]" office:value-type="float" office:value="12620" calcext:value-type="float">
            <text:p>12620</text:p>
          </table:table-cell>
          <table:table-cell table:formula="of:=IF( [.H122] - [.E122] &lt; 0;  [.H122]; [.H122] - [.E122])" office:value-type="float" office:value="3970" calcext:value-type="float">
            <text:p>3970</text:p>
          </table:table-cell>
          <table:table-cell table:formula="of:=IF([.H122] = [.I122]; 1; 0)" office:value-type="float" office:value="0" calcext:value-type="float">
            <text:p>0</text:p>
          </table:table-cell>
          <table:table-cell table:formula="of:=IF([.H122] = [.I122]; [.E12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date" office:date-value="2021-03-02" calcext:value-type="date">
            <text:p>2.03.2021</text:p>
          </table:table-cell>
          <table:table-cell table:formula="of:=WEEKDAY([.B123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9080" calcext:value-type="float">
            <text:p>9080</text:p>
          </table:table-cell>
          <table:table-cell table:formula="of:=[.I122]" office:value-type="float" office:value="3970" calcext:value-type="float">
            <text:p>3970</text:p>
          </table:table-cell>
          <table:table-cell table:formula="of:=IF([.C122] = [.C123]; 0; IF([.C123] &gt; 5; 5000; 12000))" office:value-type="float" office:value="12000" calcext:value-type="float">
            <text:p>12000</text:p>
          </table:table-cell>
          <table:table-cell table:formula="of:= [.F123] + [.G123]" office:value-type="float" office:value="15970" calcext:value-type="float">
            <text:p>15970</text:p>
          </table:table-cell>
          <table:table-cell table:formula="of:=IF( [.H123] - [.E123] &lt; 0;  [.H123]; [.H123] - [.E123])" office:value-type="float" office:value="6890" calcext:value-type="float">
            <text:p>6890</text:p>
          </table:table-cell>
          <table:table-cell table:formula="of:=IF([.H123] = [.I123]; 1; 0)" office:value-type="float" office:value="0" calcext:value-type="float">
            <text:p>0</text:p>
          </table:table-cell>
          <table:table-cell table:formula="of:=IF([.H123] = [.I123]; [.E12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date" office:date-value="2021-03-02" calcext:value-type="date">
            <text:p>2.03.2021</text:p>
          </table:table-cell>
          <table:table-cell table:formula="of:=WEEKDAY([.B124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formula="of:=[.I123]" office:value-type="float" office:value="6890" calcext:value-type="float">
            <text:p>6890</text:p>
          </table:table-cell>
          <table:table-cell table:formula="of:=IF([.C123] = [.C124]; 0; IF([.C124] &gt; 5; 5000; 12000))" office:value-type="float" office:value="0" calcext:value-type="float">
            <text:p>0</text:p>
          </table:table-cell>
          <table:table-cell table:formula="of:= [.F124] + [.G124]" office:value-type="float" office:value="6890" calcext:value-type="float">
            <text:p>6890</text:p>
          </table:table-cell>
          <table:table-cell table:formula="of:=IF( [.H124] - [.E124] &lt; 0;  [.H124]; [.H124] - [.E124])" office:value-type="float" office:value="5380" calcext:value-type="float">
            <text:p>5380</text:p>
          </table:table-cell>
          <table:table-cell table:formula="of:=IF([.H124] = [.I124]; 1; 0)" office:value-type="float" office:value="0" calcext:value-type="float">
            <text:p>0</text:p>
          </table:table-cell>
          <table:table-cell table:formula="of:=IF([.H124] = [.I124]; [.E12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date" office:date-value="2021-03-03" calcext:value-type="date">
            <text:p>3.03.2021</text:p>
          </table:table-cell>
          <table:table-cell table:formula="of:=WEEKDAY([.B125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[.I124]" office:value-type="float" office:value="5380" calcext:value-type="float">
            <text:p>5380</text:p>
          </table:table-cell>
          <table:table-cell table:formula="of:=IF([.C124] = [.C125]; 0; IF([.C125] &gt; 5; 5000; 12000))" office:value-type="float" office:value="12000" calcext:value-type="float">
            <text:p>12000</text:p>
          </table:table-cell>
          <table:table-cell table:formula="of:= [.F125] + [.G125]" office:value-type="float" office:value="17380" calcext:value-type="float">
            <text:p>17380</text:p>
          </table:table-cell>
          <table:table-cell table:formula="of:=IF( [.H125] - [.E125] &lt; 0;  [.H125]; [.H125] - [.E125])" office:value-type="float" office:value="10530" calcext:value-type="float">
            <text:p>10530</text:p>
          </table:table-cell>
          <table:table-cell table:formula="of:=IF([.H125] = [.I125]; 1; 0)" office:value-type="float" office:value="0" calcext:value-type="float">
            <text:p>0</text:p>
          </table:table-cell>
          <table:table-cell table:formula="of:=IF([.H125] = [.I125]; [.E12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date" office:date-value="2021-03-04" calcext:value-type="date">
            <text:p>4.03.2021</text:p>
          </table:table-cell>
          <table:table-cell table:formula="of:=WEEKDAY([.B126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6210" calcext:value-type="float">
            <text:p>6210</text:p>
          </table:table-cell>
          <table:table-cell table:formula="of:=[.I125]" office:value-type="float" office:value="10530" calcext:value-type="float">
            <text:p>10530</text:p>
          </table:table-cell>
          <table:table-cell table:formula="of:=IF([.C125] = [.C126]; 0; IF([.C126] &gt; 5; 5000; 12000))" office:value-type="float" office:value="12000" calcext:value-type="float">
            <text:p>12000</text:p>
          </table:table-cell>
          <table:table-cell table:formula="of:= [.F126] + [.G126]" office:value-type="float" office:value="22530" calcext:value-type="float">
            <text:p>22530</text:p>
          </table:table-cell>
          <table:table-cell table:formula="of:=IF( [.H126] - [.E126] &lt; 0;  [.H126]; [.H126] - [.E126])" office:value-type="float" office:value="16320" calcext:value-type="float">
            <text:p>16320</text:p>
          </table:table-cell>
          <table:table-cell table:formula="of:=IF([.H126] = [.I126]; 1; 0)" office:value-type="float" office:value="0" calcext:value-type="float">
            <text:p>0</text:p>
          </table:table-cell>
          <table:table-cell table:formula="of:=IF([.H126] = [.I126]; [.E12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date" office:date-value="2021-03-05" calcext:value-type="date">
            <text:p>5.03.2021</text:p>
          </table:table-cell>
          <table:table-cell table:formula="of:=WEEKDAY([.B127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3340" calcext:value-type="float">
            <text:p>3340</text:p>
          </table:table-cell>
          <table:table-cell table:formula="of:=[.I126]" office:value-type="float" office:value="16320" calcext:value-type="float">
            <text:p>16320</text:p>
          </table:table-cell>
          <table:table-cell table:formula="of:=IF([.C126] = [.C127]; 0; IF([.C127] &gt; 5; 5000; 12000))" office:value-type="float" office:value="12000" calcext:value-type="float">
            <text:p>12000</text:p>
          </table:table-cell>
          <table:table-cell table:formula="of:= [.F127] + [.G127]" office:value-type="float" office:value="28320" calcext:value-type="float">
            <text:p>28320</text:p>
          </table:table-cell>
          <table:table-cell table:formula="of:=IF( [.H127] - [.E127] &lt; 0;  [.H127]; [.H127] - [.E127])" office:value-type="float" office:value="24980" calcext:value-type="float">
            <text:p>24980</text:p>
          </table:table-cell>
          <table:table-cell table:formula="of:=IF([.H127] = [.I127]; 1; 0)" office:value-type="float" office:value="0" calcext:value-type="float">
            <text:p>0</text:p>
          </table:table-cell>
          <table:table-cell table:formula="of:=IF([.H127] = [.I127]; [.E12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date" office:date-value="2021-03-05" calcext:value-type="date">
            <text:p>5.03.2021</text:p>
          </table:table-cell>
          <table:table-cell table:formula="of:=WEEKDAY([.B128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3450" calcext:value-type="float">
            <text:p>3450</text:p>
          </table:table-cell>
          <table:table-cell table:formula="of:=[.I127]" office:value-type="float" office:value="24980" calcext:value-type="float">
            <text:p>24980</text:p>
          </table:table-cell>
          <table:table-cell table:formula="of:=IF([.C127] = [.C128]; 0; IF([.C128] &gt; 5; 5000; 12000))" office:value-type="float" office:value="0" calcext:value-type="float">
            <text:p>0</text:p>
          </table:table-cell>
          <table:table-cell table:formula="of:= [.F128] + [.G128]" office:value-type="float" office:value="24980" calcext:value-type="float">
            <text:p>24980</text:p>
          </table:table-cell>
          <table:table-cell table:formula="of:=IF( [.H128] - [.E128] &lt; 0;  [.H128]; [.H128] - [.E128])" office:value-type="float" office:value="21530" calcext:value-type="float">
            <text:p>21530</text:p>
          </table:table-cell>
          <table:table-cell table:formula="of:=IF([.H128] = [.I128]; 1; 0)" office:value-type="float" office:value="0" calcext:value-type="float">
            <text:p>0</text:p>
          </table:table-cell>
          <table:table-cell table:formula="of:=IF([.H128] = [.I128]; [.E12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date" office:date-value="2021-03-06" calcext:value-type="date">
            <text:p>6.03.2021</text:p>
          </table:table-cell>
          <table:table-cell table:formula="of:=WEEKDAY([.B129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3270" calcext:value-type="float">
            <text:p>3270</text:p>
          </table:table-cell>
          <table:table-cell table:formula="of:=[.I128]" office:value-type="float" office:value="21530" calcext:value-type="float">
            <text:p>21530</text:p>
          </table:table-cell>
          <table:table-cell table:formula="of:=IF([.C128] = [.C129]; 0; IF([.C129] &gt; 5; 5000; 12000))" office:value-type="float" office:value="5000" calcext:value-type="float">
            <text:p>5000</text:p>
          </table:table-cell>
          <table:table-cell table:formula="of:= [.F129] + [.G129]" office:value-type="float" office:value="26530" calcext:value-type="float">
            <text:p>26530</text:p>
          </table:table-cell>
          <table:table-cell table:formula="of:=IF( [.H129] - [.E129] &lt; 0;  [.H129]; [.H129] - [.E129])" office:value-type="float" office:value="23260" calcext:value-type="float">
            <text:p>23260</text:p>
          </table:table-cell>
          <table:table-cell table:formula="of:=IF([.H129] = [.I129]; 1; 0)" office:value-type="float" office:value="0" calcext:value-type="float">
            <text:p>0</text:p>
          </table:table-cell>
          <table:table-cell table:formula="of:=IF([.H129] = [.I129]; [.E12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date" office:date-value="2021-03-06" calcext:value-type="date">
            <text:p>6.03.2021</text:p>
          </table:table-cell>
          <table:table-cell table:formula="of:=WEEKDAY([.B130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3580" calcext:value-type="float">
            <text:p>3580</text:p>
          </table:table-cell>
          <table:table-cell table:formula="of:=[.I129]" office:value-type="float" office:value="23260" calcext:value-type="float">
            <text:p>23260</text:p>
          </table:table-cell>
          <table:table-cell table:formula="of:=IF([.C129] = [.C130]; 0; IF([.C130] &gt; 5; 5000; 12000))" office:value-type="float" office:value="0" calcext:value-type="float">
            <text:p>0</text:p>
          </table:table-cell>
          <table:table-cell table:formula="of:= [.F130] + [.G130]" office:value-type="float" office:value="23260" calcext:value-type="float">
            <text:p>23260</text:p>
          </table:table-cell>
          <table:table-cell table:formula="of:=IF( [.H130] - [.E130] &lt; 0;  [.H130]; [.H130] - [.E130])" office:value-type="float" office:value="19680" calcext:value-type="float">
            <text:p>19680</text:p>
          </table:table-cell>
          <table:table-cell table:formula="of:=IF([.H130] = [.I130]; 1; 0)" office:value-type="float" office:value="0" calcext:value-type="float">
            <text:p>0</text:p>
          </table:table-cell>
          <table:table-cell table:formula="of:=IF([.H130] = [.I130]; [.E13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date" office:date-value="2021-03-06" calcext:value-type="date">
            <text:p>6.03.2021</text:p>
          </table:table-cell>
          <table:table-cell table:formula="of:=WEEKDAY([.B131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9560" calcext:value-type="float">
            <text:p>9560</text:p>
          </table:table-cell>
          <table:table-cell table:formula="of:=[.I130]" office:value-type="float" office:value="19680" calcext:value-type="float">
            <text:p>19680</text:p>
          </table:table-cell>
          <table:table-cell table:formula="of:=IF([.C130] = [.C131]; 0; IF([.C131] &gt; 5; 5000; 12000))" office:value-type="float" office:value="0" calcext:value-type="float">
            <text:p>0</text:p>
          </table:table-cell>
          <table:table-cell table:formula="of:= [.F131] + [.G131]" office:value-type="float" office:value="19680" calcext:value-type="float">
            <text:p>19680</text:p>
          </table:table-cell>
          <table:table-cell table:formula="of:=IF( [.H131] - [.E131] &lt; 0;  [.H131]; [.H131] - [.E131])" office:value-type="float" office:value="10120" calcext:value-type="float">
            <text:p>10120</text:p>
          </table:table-cell>
          <table:table-cell table:formula="of:=IF([.H131] = [.I131]; 1; 0)" office:value-type="float" office:value="0" calcext:value-type="float">
            <text:p>0</text:p>
          </table:table-cell>
          <table:table-cell table:formula="of:=IF([.H131] = [.I131]; [.E13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date" office:date-value="2021-03-07" calcext:value-type="date">
            <text:p>7.03.2021</text:p>
          </table:table-cell>
          <table:table-cell table:formula="of:=WEEKDAY([.B132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5310" calcext:value-type="float">
            <text:p>5310</text:p>
          </table:table-cell>
          <table:table-cell table:formula="of:=[.I131]" office:value-type="float" office:value="10120" calcext:value-type="float">
            <text:p>10120</text:p>
          </table:table-cell>
          <table:table-cell table:formula="of:=IF([.C131] = [.C132]; 0; IF([.C132] &gt; 5; 5000; 12000))" office:value-type="float" office:value="5000" calcext:value-type="float">
            <text:p>5000</text:p>
          </table:table-cell>
          <table:table-cell table:formula="of:= [.F132] + [.G132]" office:value-type="float" office:value="15120" calcext:value-type="float">
            <text:p>15120</text:p>
          </table:table-cell>
          <table:table-cell table:formula="of:=IF( [.H132] - [.E132] &lt; 0;  [.H132]; [.H132] - [.E132])" office:value-type="float" office:value="9810" calcext:value-type="float">
            <text:p>9810</text:p>
          </table:table-cell>
          <table:table-cell table:formula="of:=IF([.H132] = [.I132]; 1; 0)" office:value-type="float" office:value="0" calcext:value-type="float">
            <text:p>0</text:p>
          </table:table-cell>
          <table:table-cell table:formula="of:=IF([.H132] = [.I132]; [.E13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date" office:date-value="2021-03-08" calcext:value-type="date">
            <text:p>8.03.2021</text:p>
          </table:table-cell>
          <table:table-cell table:formula="of:=WEEKDAY([.B133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9130" calcext:value-type="float">
            <text:p>9130</text:p>
          </table:table-cell>
          <table:table-cell table:formula="of:=[.I132]" office:value-type="float" office:value="9810" calcext:value-type="float">
            <text:p>9810</text:p>
          </table:table-cell>
          <table:table-cell table:formula="of:=IF([.C132] = [.C133]; 0; IF([.C133] &gt; 5; 5000; 12000))" office:value-type="float" office:value="12000" calcext:value-type="float">
            <text:p>12000</text:p>
          </table:table-cell>
          <table:table-cell table:formula="of:= [.F133] + [.G133]" office:value-type="float" office:value="21810" calcext:value-type="float">
            <text:p>21810</text:p>
          </table:table-cell>
          <table:table-cell table:formula="of:=IF( [.H133] - [.E133] &lt; 0;  [.H133]; [.H133] - [.E133])" office:value-type="float" office:value="12680" calcext:value-type="float">
            <text:p>12680</text:p>
          </table:table-cell>
          <table:table-cell table:formula="of:=IF([.H133] = [.I133]; 1; 0)" office:value-type="float" office:value="0" calcext:value-type="float">
            <text:p>0</text:p>
          </table:table-cell>
          <table:table-cell table:formula="of:=IF([.H133] = [.I133]; [.E13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date" office:date-value="2021-03-08" calcext:value-type="date">
            <text:p>8.03.2021</text:p>
          </table:table-cell>
          <table:table-cell table:formula="of:=WEEKDAY([.B134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8710" calcext:value-type="float">
            <text:p>8710</text:p>
          </table:table-cell>
          <table:table-cell table:formula="of:=[.I133]" office:value-type="float" office:value="12680" calcext:value-type="float">
            <text:p>12680</text:p>
          </table:table-cell>
          <table:table-cell table:formula="of:=IF([.C133] = [.C134]; 0; IF([.C134] &gt; 5; 5000; 12000))" office:value-type="float" office:value="0" calcext:value-type="float">
            <text:p>0</text:p>
          </table:table-cell>
          <table:table-cell table:formula="of:= [.F134] + [.G134]" office:value-type="float" office:value="12680" calcext:value-type="float">
            <text:p>12680</text:p>
          </table:table-cell>
          <table:table-cell table:formula="of:=IF( [.H134] - [.E134] &lt; 0;  [.H134]; [.H134] - [.E134])" office:value-type="float" office:value="3970" calcext:value-type="float">
            <text:p>3970</text:p>
          </table:table-cell>
          <table:table-cell table:formula="of:=IF([.H134] = [.I134]; 1; 0)" office:value-type="float" office:value="0" calcext:value-type="float">
            <text:p>0</text:p>
          </table:table-cell>
          <table:table-cell table:formula="of:=IF([.H134] = [.I134]; [.E13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date" office:date-value="2021-03-09" calcext:value-type="date">
            <text:p>9.03.2021</text:p>
          </table:table-cell>
          <table:table-cell table:formula="of:=WEEKDAY([.B135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1920" calcext:value-type="float">
            <text:p>1920</text:p>
          </table:table-cell>
          <table:table-cell table:formula="of:=[.I134]" office:value-type="float" office:value="3970" calcext:value-type="float">
            <text:p>3970</text:p>
          </table:table-cell>
          <table:table-cell table:formula="of:=IF([.C134] = [.C135]; 0; IF([.C135] &gt; 5; 5000; 12000))" office:value-type="float" office:value="12000" calcext:value-type="float">
            <text:p>12000</text:p>
          </table:table-cell>
          <table:table-cell table:formula="of:= [.F135] + [.G135]" office:value-type="float" office:value="15970" calcext:value-type="float">
            <text:p>15970</text:p>
          </table:table-cell>
          <table:table-cell table:formula="of:=IF( [.H135] - [.E135] &lt; 0;  [.H135]; [.H135] - [.E135])" office:value-type="float" office:value="14050" calcext:value-type="float">
            <text:p>14050</text:p>
          </table:table-cell>
          <table:table-cell table:formula="of:=IF([.H135] = [.I135]; 1; 0)" office:value-type="float" office:value="0" calcext:value-type="float">
            <text:p>0</text:p>
          </table:table-cell>
          <table:table-cell table:formula="of:=IF([.H135] = [.I135]; [.E13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date" office:date-value="2021-03-09" calcext:value-type="date">
            <text:p>9.03.2021</text:p>
          </table:table-cell>
          <table:table-cell table:formula="of:=WEEKDAY([.B136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4330" calcext:value-type="float">
            <text:p>4330</text:p>
          </table:table-cell>
          <table:table-cell table:formula="of:=[.I135]" office:value-type="float" office:value="14050" calcext:value-type="float">
            <text:p>14050</text:p>
          </table:table-cell>
          <table:table-cell table:formula="of:=IF([.C135] = [.C136]; 0; IF([.C136] &gt; 5; 5000; 12000))" office:value-type="float" office:value="0" calcext:value-type="float">
            <text:p>0</text:p>
          </table:table-cell>
          <table:table-cell table:formula="of:= [.F136] + [.G136]" office:value-type="float" office:value="14050" calcext:value-type="float">
            <text:p>14050</text:p>
          </table:table-cell>
          <table:table-cell table:formula="of:=IF( [.H136] - [.E136] &lt; 0;  [.H136]; [.H136] - [.E136])" office:value-type="float" office:value="9720" calcext:value-type="float">
            <text:p>9720</text:p>
          </table:table-cell>
          <table:table-cell table:formula="of:=IF([.H136] = [.I136]; 1; 0)" office:value-type="float" office:value="0" calcext:value-type="float">
            <text:p>0</text:p>
          </table:table-cell>
          <table:table-cell table:formula="of:=IF([.H136] = [.I136]; [.E13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date" office:date-value="2021-03-10" calcext:value-type="date">
            <text:p>10.03.2021</text:p>
          </table:table-cell>
          <table:table-cell table:formula="of:=WEEKDAY([.B137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[.I136]" office:value-type="float" office:value="9720" calcext:value-type="float">
            <text:p>9720</text:p>
          </table:table-cell>
          <table:table-cell table:formula="of:=IF([.C136] = [.C137]; 0; IF([.C137] &gt; 5; 5000; 12000))" office:value-type="float" office:value="12000" calcext:value-type="float">
            <text:p>12000</text:p>
          </table:table-cell>
          <table:table-cell table:formula="of:= [.F137] + [.G137]" office:value-type="float" office:value="21720" calcext:value-type="float">
            <text:p>21720</text:p>
          </table:table-cell>
          <table:table-cell table:formula="of:=IF( [.H137] - [.E137] &lt; 0;  [.H137]; [.H137] - [.E137])" office:value-type="float" office:value="15710" calcext:value-type="float">
            <text:p>15710</text:p>
          </table:table-cell>
          <table:table-cell table:formula="of:=IF([.H137] = [.I137]; 1; 0)" office:value-type="float" office:value="0" calcext:value-type="float">
            <text:p>0</text:p>
          </table:table-cell>
          <table:table-cell table:formula="of:=IF([.H137] = [.I137]; [.E13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date" office:date-value="2021-03-10" calcext:value-type="date">
            <text:p>10.03.2021</text:p>
          </table:table-cell>
          <table:table-cell table:formula="of:=WEEKDAY([.B138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formula="of:=[.I137]" office:value-type="float" office:value="15710" calcext:value-type="float">
            <text:p>15710</text:p>
          </table:table-cell>
          <table:table-cell table:formula="of:=IF([.C137] = [.C138]; 0; IF([.C138] &gt; 5; 5000; 12000))" office:value-type="float" office:value="0" calcext:value-type="float">
            <text:p>0</text:p>
          </table:table-cell>
          <table:table-cell table:formula="of:= [.F138] + [.G138]" office:value-type="float" office:value="15710" calcext:value-type="float">
            <text:p>15710</text:p>
          </table:table-cell>
          <table:table-cell table:formula="of:=IF( [.H138] - [.E138] &lt; 0;  [.H138]; [.H138] - [.E138])" office:value-type="float" office:value="7030" calcext:value-type="float">
            <text:p>7030</text:p>
          </table:table-cell>
          <table:table-cell table:formula="of:=IF([.H138] = [.I138]; 1; 0)" office:value-type="float" office:value="0" calcext:value-type="float">
            <text:p>0</text:p>
          </table:table-cell>
          <table:table-cell table:formula="of:=IF([.H138] = [.I138]; [.E13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date" office:date-value="2021-03-10" calcext:value-type="date">
            <text:p>10.03.2021</text:p>
          </table:table-cell>
          <table:table-cell table:formula="of:=WEEKDAY([.B139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formula="of:=[.I138]" office:value-type="float" office:value="7030" calcext:value-type="float">
            <text:p>7030</text:p>
          </table:table-cell>
          <table:table-cell table:formula="of:=IF([.C138] = [.C139]; 0; IF([.C139] &gt; 5; 5000; 12000))" office:value-type="float" office:value="0" calcext:value-type="float">
            <text:p>0</text:p>
          </table:table-cell>
          <table:table-cell table:formula="of:= [.F139] + [.G139]" office:value-type="float" office:value="7030" calcext:value-type="float">
            <text:p>7030</text:p>
          </table:table-cell>
          <table:table-cell table:formula="of:=IF( [.H139] - [.E139] &lt; 0;  [.H139]; [.H139] - [.E139])" office:value-type="float" office:value="80" calcext:value-type="float">
            <text:p>80</text:p>
          </table:table-cell>
          <table:table-cell table:formula="of:=IF([.H139] = [.I139]; 1; 0)" office:value-type="float" office:value="0" calcext:value-type="float">
            <text:p>0</text:p>
          </table:table-cell>
          <table:table-cell table:formula="of:=IF([.H139] = [.I139]; [.E13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date" office:date-value="2021-03-11" calcext:value-type="date">
            <text:p>11.03.2021</text:p>
          </table:table-cell>
          <table:table-cell table:formula="of:=WEEKDAY([.B140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3280" calcext:value-type="float">
            <text:p>3280</text:p>
          </table:table-cell>
          <table:table-cell table:formula="of:=[.I139]" office:value-type="float" office:value="80" calcext:value-type="float">
            <text:p>80</text:p>
          </table:table-cell>
          <table:table-cell table:formula="of:=IF([.C139] = [.C140]; 0; IF([.C140] &gt; 5; 5000; 12000))" office:value-type="float" office:value="12000" calcext:value-type="float">
            <text:p>12000</text:p>
          </table:table-cell>
          <table:table-cell table:formula="of:= [.F140] + [.G140]" office:value-type="float" office:value="12080" calcext:value-type="float">
            <text:p>12080</text:p>
          </table:table-cell>
          <table:table-cell table:formula="of:=IF( [.H140] - [.E140] &lt; 0;  [.H140]; [.H140] - [.E140])" office:value-type="float" office:value="8800" calcext:value-type="float">
            <text:p>8800</text:p>
          </table:table-cell>
          <table:table-cell table:formula="of:=IF([.H140] = [.I140]; 1; 0)" office:value-type="float" office:value="0" calcext:value-type="float">
            <text:p>0</text:p>
          </table:table-cell>
          <table:table-cell table:formula="of:=IF([.H140] = [.I140]; [.E14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date" office:date-value="2021-03-12" calcext:value-type="date">
            <text:p>12.03.2021</text:p>
          </table:table-cell>
          <table:table-cell table:formula="of:=WEEKDAY([.B141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9590" calcext:value-type="float">
            <text:p>9590</text:p>
          </table:table-cell>
          <table:table-cell table:formula="of:=[.I140]" office:value-type="float" office:value="8800" calcext:value-type="float">
            <text:p>8800</text:p>
          </table:table-cell>
          <table:table-cell table:formula="of:=IF([.C140] = [.C141]; 0; IF([.C141] &gt; 5; 5000; 12000))" office:value-type="float" office:value="12000" calcext:value-type="float">
            <text:p>12000</text:p>
          </table:table-cell>
          <table:table-cell table:formula="of:= [.F141] + [.G141]" office:value-type="float" office:value="20800" calcext:value-type="float">
            <text:p>20800</text:p>
          </table:table-cell>
          <table:table-cell table:formula="of:=IF( [.H141] - [.E141] &lt; 0;  [.H141]; [.H141] - [.E141])" office:value-type="float" office:value="11210" calcext:value-type="float">
            <text:p>11210</text:p>
          </table:table-cell>
          <table:table-cell table:formula="of:=IF([.H141] = [.I141]; 1; 0)" office:value-type="float" office:value="0" calcext:value-type="float">
            <text:p>0</text:p>
          </table:table-cell>
          <table:table-cell table:formula="of:=IF([.H141] = [.I141]; [.E14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date" office:date-value="2021-03-12" calcext:value-type="date">
            <text:p>12.03.2021</text:p>
          </table:table-cell>
          <table:table-cell table:formula="of:=WEEKDAY([.B142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820" calcext:value-type="float">
            <text:p>820</text:p>
          </table:table-cell>
          <table:table-cell table:formula="of:=[.I141]" office:value-type="float" office:value="11210" calcext:value-type="float">
            <text:p>11210</text:p>
          </table:table-cell>
          <table:table-cell table:formula="of:=IF([.C141] = [.C142]; 0; IF([.C142] &gt; 5; 5000; 12000))" office:value-type="float" office:value="0" calcext:value-type="float">
            <text:p>0</text:p>
          </table:table-cell>
          <table:table-cell table:formula="of:= [.F142] + [.G142]" office:value-type="float" office:value="11210" calcext:value-type="float">
            <text:p>11210</text:p>
          </table:table-cell>
          <table:table-cell table:formula="of:=IF( [.H142] - [.E142] &lt; 0;  [.H142]; [.H142] - [.E142])" office:value-type="float" office:value="10390" calcext:value-type="float">
            <text:p>10390</text:p>
          </table:table-cell>
          <table:table-cell table:formula="of:=IF([.H142] = [.I142]; 1; 0)" office:value-type="float" office:value="0" calcext:value-type="float">
            <text:p>0</text:p>
          </table:table-cell>
          <table:table-cell table:formula="of:=IF([.H142] = [.I142]; [.E14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date" office:date-value="2021-03-13" calcext:value-type="date">
            <text:p>13.03.2021</text:p>
          </table:table-cell>
          <table:table-cell table:formula="of:=WEEKDAY([.B143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[.I142]" office:value-type="float" office:value="10390" calcext:value-type="float">
            <text:p>10390</text:p>
          </table:table-cell>
          <table:table-cell table:formula="of:=IF([.C142] = [.C143]; 0; IF([.C143] &gt; 5; 5000; 12000))" office:value-type="float" office:value="5000" calcext:value-type="float">
            <text:p>5000</text:p>
          </table:table-cell>
          <table:table-cell table:formula="of:= [.F143] + [.G143]" office:value-type="float" office:value="15390" calcext:value-type="float">
            <text:p>15390</text:p>
          </table:table-cell>
          <table:table-cell table:formula="of:=IF( [.H143] - [.E143] &lt; 0;  [.H143]; [.H143] - [.E143])" office:value-type="float" office:value="10170" calcext:value-type="float">
            <text:p>10170</text:p>
          </table:table-cell>
          <table:table-cell table:formula="of:=IF([.H143] = [.I143]; 1; 0)" office:value-type="float" office:value="0" calcext:value-type="float">
            <text:p>0</text:p>
          </table:table-cell>
          <table:table-cell table:formula="of:=IF([.H143] = [.I143]; [.E14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date" office:date-value="2021-03-14" calcext:value-type="date">
            <text:p>14.03.2021</text:p>
          </table:table-cell>
          <table:table-cell table:formula="of:=WEEKDAY([.B144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6210" calcext:value-type="float">
            <text:p>6210</text:p>
          </table:table-cell>
          <table:table-cell table:formula="of:=[.I143]" office:value-type="float" office:value="10170" calcext:value-type="float">
            <text:p>10170</text:p>
          </table:table-cell>
          <table:table-cell table:formula="of:=IF([.C143] = [.C144]; 0; IF([.C144] &gt; 5; 5000; 12000))" office:value-type="float" office:value="5000" calcext:value-type="float">
            <text:p>5000</text:p>
          </table:table-cell>
          <table:table-cell table:formula="of:= [.F144] + [.G144]" office:value-type="float" office:value="15170" calcext:value-type="float">
            <text:p>15170</text:p>
          </table:table-cell>
          <table:table-cell table:formula="of:=IF( [.H144] - [.E144] &lt; 0;  [.H144]; [.H144] - [.E144])" office:value-type="float" office:value="8960" calcext:value-type="float">
            <text:p>8960</text:p>
          </table:table-cell>
          <table:table-cell table:formula="of:=IF([.H144] = [.I144]; 1; 0)" office:value-type="float" office:value="0" calcext:value-type="float">
            <text:p>0</text:p>
          </table:table-cell>
          <table:table-cell table:formula="of:=IF([.H144] = [.I144]; [.E14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date" office:date-value="2021-03-14" calcext:value-type="date">
            <text:p>14.03.2021</text:p>
          </table:table-cell>
          <table:table-cell table:formula="of:=WEEKDAY([.B145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3180" calcext:value-type="float">
            <text:p>3180</text:p>
          </table:table-cell>
          <table:table-cell table:formula="of:=[.I144]" office:value-type="float" office:value="8960" calcext:value-type="float">
            <text:p>8960</text:p>
          </table:table-cell>
          <table:table-cell table:formula="of:=IF([.C144] = [.C145]; 0; IF([.C145] &gt; 5; 5000; 12000))" office:value-type="float" office:value="0" calcext:value-type="float">
            <text:p>0</text:p>
          </table:table-cell>
          <table:table-cell table:formula="of:= [.F145] + [.G145]" office:value-type="float" office:value="8960" calcext:value-type="float">
            <text:p>8960</text:p>
          </table:table-cell>
          <table:table-cell table:formula="of:=IF( [.H145] - [.E145] &lt; 0;  [.H145]; [.H145] - [.E145])" office:value-type="float" office:value="5780" calcext:value-type="float">
            <text:p>5780</text:p>
          </table:table-cell>
          <table:table-cell table:formula="of:=IF([.H145] = [.I145]; 1; 0)" office:value-type="float" office:value="0" calcext:value-type="float">
            <text:p>0</text:p>
          </table:table-cell>
          <table:table-cell table:formula="of:=IF([.H145] = [.I145]; [.E14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date" office:date-value="2021-03-15" calcext:value-type="date">
            <text:p>15.03.2021</text:p>
          </table:table-cell>
          <table:table-cell table:formula="of:=WEEKDAY([.B146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6860" calcext:value-type="float">
            <text:p>6860</text:p>
          </table:table-cell>
          <table:table-cell table:formula="of:=[.I145]" office:value-type="float" office:value="5780" calcext:value-type="float">
            <text:p>5780</text:p>
          </table:table-cell>
          <table:table-cell table:formula="of:=IF([.C145] = [.C146]; 0; IF([.C146] &gt; 5; 5000; 12000))" office:value-type="float" office:value="12000" calcext:value-type="float">
            <text:p>12000</text:p>
          </table:table-cell>
          <table:table-cell table:formula="of:= [.F146] + [.G146]" office:value-type="float" office:value="17780" calcext:value-type="float">
            <text:p>17780</text:p>
          </table:table-cell>
          <table:table-cell table:formula="of:=IF( [.H146] - [.E146] &lt; 0;  [.H146]; [.H146] - [.E146])" office:value-type="float" office:value="10920" calcext:value-type="float">
            <text:p>10920</text:p>
          </table:table-cell>
          <table:table-cell table:formula="of:=IF([.H146] = [.I146]; 1; 0)" office:value-type="float" office:value="0" calcext:value-type="float">
            <text:p>0</text:p>
          </table:table-cell>
          <table:table-cell table:formula="of:=IF([.H146] = [.I146]; [.E14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date" office:date-value="2021-03-16" calcext:value-type="date">
            <text:p>16.03.2021</text:p>
          </table:table-cell>
          <table:table-cell table:formula="of:=WEEKDAY([.B147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2020" calcext:value-type="float">
            <text:p>2020</text:p>
          </table:table-cell>
          <table:table-cell table:formula="of:=[.I146]" office:value-type="float" office:value="10920" calcext:value-type="float">
            <text:p>10920</text:p>
          </table:table-cell>
          <table:table-cell table:formula="of:=IF([.C146] = [.C147]; 0; IF([.C147] &gt; 5; 5000; 12000))" office:value-type="float" office:value="12000" calcext:value-type="float">
            <text:p>12000</text:p>
          </table:table-cell>
          <table:table-cell table:formula="of:= [.F147] + [.G147]" office:value-type="float" office:value="22920" calcext:value-type="float">
            <text:p>22920</text:p>
          </table:table-cell>
          <table:table-cell table:formula="of:=IF( [.H147] - [.E147] &lt; 0;  [.H147]; [.H147] - [.E147])" office:value-type="float" office:value="20900" calcext:value-type="float">
            <text:p>20900</text:p>
          </table:table-cell>
          <table:table-cell table:formula="of:=IF([.H147] = [.I147]; 1; 0)" office:value-type="float" office:value="0" calcext:value-type="float">
            <text:p>0</text:p>
          </table:table-cell>
          <table:table-cell table:formula="of:=IF([.H147] = [.I147]; [.E14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date" office:date-value="2021-03-16" calcext:value-type="date">
            <text:p>16.03.2021</text:p>
          </table:table-cell>
          <table:table-cell table:formula="of:=WEEKDAY([.B148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3650" calcext:value-type="float">
            <text:p>3650</text:p>
          </table:table-cell>
          <table:table-cell table:formula="of:=[.I147]" office:value-type="float" office:value="20900" calcext:value-type="float">
            <text:p>20900</text:p>
          </table:table-cell>
          <table:table-cell table:formula="of:=IF([.C147] = [.C148]; 0; IF([.C148] &gt; 5; 5000; 12000))" office:value-type="float" office:value="0" calcext:value-type="float">
            <text:p>0</text:p>
          </table:table-cell>
          <table:table-cell table:formula="of:= [.F148] + [.G148]" office:value-type="float" office:value="20900" calcext:value-type="float">
            <text:p>20900</text:p>
          </table:table-cell>
          <table:table-cell table:formula="of:=IF( [.H148] - [.E148] &lt; 0;  [.H148]; [.H148] - [.E148])" office:value-type="float" office:value="17250" calcext:value-type="float">
            <text:p>17250</text:p>
          </table:table-cell>
          <table:table-cell table:formula="of:=IF([.H148] = [.I148]; 1; 0)" office:value-type="float" office:value="0" calcext:value-type="float">
            <text:p>0</text:p>
          </table:table-cell>
          <table:table-cell table:formula="of:=IF([.H148] = [.I148]; [.E14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date" office:date-value="2021-03-17" calcext:value-type="date">
            <text:p>17.03.2021</text:p>
          </table:table-cell>
          <table:table-cell table:formula="of:=WEEKDAY([.B149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9720" calcext:value-type="float">
            <text:p>9720</text:p>
          </table:table-cell>
          <table:table-cell table:formula="of:=[.I148]" office:value-type="float" office:value="17250" calcext:value-type="float">
            <text:p>17250</text:p>
          </table:table-cell>
          <table:table-cell table:formula="of:=IF([.C148] = [.C149]; 0; IF([.C149] &gt; 5; 5000; 12000))" office:value-type="float" office:value="12000" calcext:value-type="float">
            <text:p>12000</text:p>
          </table:table-cell>
          <table:table-cell table:formula="of:= [.F149] + [.G149]" office:value-type="float" office:value="29250" calcext:value-type="float">
            <text:p>29250</text:p>
          </table:table-cell>
          <table:table-cell table:formula="of:=IF( [.H149] - [.E149] &lt; 0;  [.H149]; [.H149] - [.E149])" office:value-type="float" office:value="19530" calcext:value-type="float">
            <text:p>19530</text:p>
          </table:table-cell>
          <table:table-cell table:formula="of:=IF([.H149] = [.I149]; 1; 0)" office:value-type="float" office:value="0" calcext:value-type="float">
            <text:p>0</text:p>
          </table:table-cell>
          <table:table-cell table:formula="of:=IF([.H149] = [.I149]; [.E14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date" office:date-value="2021-03-18" calcext:value-type="date">
            <text:p>18.03.2021</text:p>
          </table:table-cell>
          <table:table-cell table:formula="of:=WEEKDAY([.B150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7840" calcext:value-type="float">
            <text:p>7840</text:p>
          </table:table-cell>
          <table:table-cell table:formula="of:=[.I149]" office:value-type="float" office:value="19530" calcext:value-type="float">
            <text:p>19530</text:p>
          </table:table-cell>
          <table:table-cell table:formula="of:=IF([.C149] = [.C150]; 0; IF([.C150] &gt; 5; 5000; 12000))" office:value-type="float" office:value="12000" calcext:value-type="float">
            <text:p>12000</text:p>
          </table:table-cell>
          <table:table-cell table:formula="of:= [.F150] + [.G150]" office:value-type="float" office:value="31530" calcext:value-type="float">
            <text:p>31530</text:p>
          </table:table-cell>
          <table:table-cell table:formula="of:=IF( [.H150] - [.E150] &lt; 0;  [.H150]; [.H150] - [.E150])" office:value-type="float" office:value="23690" calcext:value-type="float">
            <text:p>23690</text:p>
          </table:table-cell>
          <table:table-cell table:formula="of:=IF([.H150] = [.I150]; 1; 0)" office:value-type="float" office:value="0" calcext:value-type="float">
            <text:p>0</text:p>
          </table:table-cell>
          <table:table-cell table:formula="of:=IF([.H150] = [.I150]; [.E15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date" office:date-value="2021-03-18" calcext:value-type="date">
            <text:p>18.03.2021</text:p>
          </table:table-cell>
          <table:table-cell table:formula="of:=WEEKDAY([.B151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[.I150]" office:value-type="float" office:value="23690" calcext:value-type="float">
            <text:p>23690</text:p>
          </table:table-cell>
          <table:table-cell table:formula="of:=IF([.C150] = [.C151]; 0; IF([.C151] &gt; 5; 5000; 12000))" office:value-type="float" office:value="0" calcext:value-type="float">
            <text:p>0</text:p>
          </table:table-cell>
          <table:table-cell table:formula="of:= [.F151] + [.G151]" office:value-type="float" office:value="23690" calcext:value-type="float">
            <text:p>23690</text:p>
          </table:table-cell>
          <table:table-cell table:formula="of:=IF( [.H151] - [.E151] &lt; 0;  [.H151]; [.H151] - [.E151])" office:value-type="float" office:value="16910" calcext:value-type="float">
            <text:p>16910</text:p>
          </table:table-cell>
          <table:table-cell table:formula="of:=IF([.H151] = [.I151]; 1; 0)" office:value-type="float" office:value="0" calcext:value-type="float">
            <text:p>0</text:p>
          </table:table-cell>
          <table:table-cell table:formula="of:=IF([.H151] = [.I151]; [.E15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date" office:date-value="2021-03-18" calcext:value-type="date">
            <text:p>18.03.2021</text:p>
          </table:table-cell>
          <table:table-cell table:formula="of:=WEEKDAY([.B152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3490" calcext:value-type="float">
            <text:p>3490</text:p>
          </table:table-cell>
          <table:table-cell table:formula="of:=[.I151]" office:value-type="float" office:value="16910" calcext:value-type="float">
            <text:p>16910</text:p>
          </table:table-cell>
          <table:table-cell table:formula="of:=IF([.C151] = [.C152]; 0; IF([.C152] &gt; 5; 5000; 12000))" office:value-type="float" office:value="0" calcext:value-type="float">
            <text:p>0</text:p>
          </table:table-cell>
          <table:table-cell table:formula="of:= [.F152] + [.G152]" office:value-type="float" office:value="16910" calcext:value-type="float">
            <text:p>16910</text:p>
          </table:table-cell>
          <table:table-cell table:formula="of:=IF( [.H152] - [.E152] &lt; 0;  [.H152]; [.H152] - [.E152])" office:value-type="float" office:value="13420" calcext:value-type="float">
            <text:p>13420</text:p>
          </table:table-cell>
          <table:table-cell table:formula="of:=IF([.H152] = [.I152]; 1; 0)" office:value-type="float" office:value="0" calcext:value-type="float">
            <text:p>0</text:p>
          </table:table-cell>
          <table:table-cell table:formula="of:=IF([.H152] = [.I152]; [.E15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date" office:date-value="2021-03-18" calcext:value-type="date">
            <text:p>18.03.2021</text:p>
          </table:table-cell>
          <table:table-cell table:formula="of:=WEEKDAY([.B153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9980" calcext:value-type="float">
            <text:p>9980</text:p>
          </table:table-cell>
          <table:table-cell table:formula="of:=[.I152]" office:value-type="float" office:value="13420" calcext:value-type="float">
            <text:p>13420</text:p>
          </table:table-cell>
          <table:table-cell table:formula="of:=IF([.C152] = [.C153]; 0; IF([.C153] &gt; 5; 5000; 12000))" office:value-type="float" office:value="0" calcext:value-type="float">
            <text:p>0</text:p>
          </table:table-cell>
          <table:table-cell table:formula="of:= [.F153] + [.G153]" office:value-type="float" office:value="13420" calcext:value-type="float">
            <text:p>13420</text:p>
          </table:table-cell>
          <table:table-cell table:formula="of:=IF( [.H153] - [.E153] &lt; 0;  [.H153]; [.H153] - [.E153])" office:value-type="float" office:value="3440" calcext:value-type="float">
            <text:p>3440</text:p>
          </table:table-cell>
          <table:table-cell table:formula="of:=IF([.H153] = [.I153]; 1; 0)" office:value-type="float" office:value="0" calcext:value-type="float">
            <text:p>0</text:p>
          </table:table-cell>
          <table:table-cell table:formula="of:=IF([.H153] = [.I153]; [.E15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 office:value-type="date" office:date-value="2021-03-19" calcext:value-type="date">
            <text:p>19.03.2021</text:p>
          </table:table-cell>
          <table:table-cell table:formula="of:=WEEKDAY([.B154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7850" calcext:value-type="float">
            <text:p>7850</text:p>
          </table:table-cell>
          <table:table-cell table:formula="of:=[.I153]" office:value-type="float" office:value="3440" calcext:value-type="float">
            <text:p>3440</text:p>
          </table:table-cell>
          <table:table-cell table:formula="of:=IF([.C153] = [.C154]; 0; IF([.C154] &gt; 5; 5000; 12000))" office:value-type="float" office:value="12000" calcext:value-type="float">
            <text:p>12000</text:p>
          </table:table-cell>
          <table:table-cell table:formula="of:= [.F154] + [.G154]" office:value-type="float" office:value="15440" calcext:value-type="float">
            <text:p>15440</text:p>
          </table:table-cell>
          <table:table-cell table:formula="of:=IF( [.H154] - [.E154] &lt; 0;  [.H154]; [.H154] - [.E154])" office:value-type="float" office:value="7590" calcext:value-type="float">
            <text:p>7590</text:p>
          </table:table-cell>
          <table:table-cell table:formula="of:=IF([.H154] = [.I154]; 1; 0)" office:value-type="float" office:value="0" calcext:value-type="float">
            <text:p>0</text:p>
          </table:table-cell>
          <table:table-cell table:formula="of:=IF([.H154] = [.I154]; [.E15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date" office:date-value="2021-03-19" calcext:value-type="date">
            <text:p>19.03.2021</text:p>
          </table:table-cell>
          <table:table-cell table:formula="of:=WEEKDAY([.B155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9770" calcext:value-type="float">
            <text:p>9770</text:p>
          </table:table-cell>
          <table:table-cell table:formula="of:=[.I154]" office:value-type="float" office:value="7590" calcext:value-type="float">
            <text:p>7590</text:p>
          </table:table-cell>
          <table:table-cell table:formula="of:=IF([.C154] = [.C155]; 0; IF([.C155] &gt; 5; 5000; 12000))" office:value-type="float" office:value="0" calcext:value-type="float">
            <text:p>0</text:p>
          </table:table-cell>
          <table:table-cell table:formula="of:= [.F155] + [.G155]" office:value-type="float" office:value="7590" calcext:value-type="float">
            <text:p>7590</text:p>
          </table:table-cell>
          <table:table-cell table:formula="of:=IF( [.H155] - [.E155] &lt; 0;  [.H155]; [.H155] - [.E155])" office:value-type="float" office:value="7590" calcext:value-type="float">
            <text:p>7590</text:p>
          </table:table-cell>
          <table:table-cell table:formula="of:=IF([.H155] = [.I155]; 1; 0)" office:value-type="float" office:value="1" calcext:value-type="float">
            <text:p>1</text:p>
          </table:table-cell>
          <table:table-cell table:formula="of:=IF([.H155] = [.I155]; [.E155]; 0)"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date" office:date-value="2021-03-20" calcext:value-type="date">
            <text:p>20.03.2021</text:p>
          </table:table-cell>
          <table:table-cell table:formula="of:=WEEKDAY([.B156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750" calcext:value-type="float">
            <text:p>750</text:p>
          </table:table-cell>
          <table:table-cell table:formula="of:=[.I155]" office:value-type="float" office:value="7590" calcext:value-type="float">
            <text:p>7590</text:p>
          </table:table-cell>
          <table:table-cell table:formula="of:=IF([.C155] = [.C156]; 0; IF([.C156] &gt; 5; 5000; 12000))" office:value-type="float" office:value="5000" calcext:value-type="float">
            <text:p>5000</text:p>
          </table:table-cell>
          <table:table-cell table:formula="of:= [.F156] + [.G156]" office:value-type="float" office:value="12590" calcext:value-type="float">
            <text:p>12590</text:p>
          </table:table-cell>
          <table:table-cell table:formula="of:=IF( [.H156] - [.E156] &lt; 0;  [.H156]; [.H156] - [.E156])" office:value-type="float" office:value="11840" calcext:value-type="float">
            <text:p>11840</text:p>
          </table:table-cell>
          <table:table-cell table:formula="of:=IF([.H156] = [.I156]; 1; 0)" office:value-type="float" office:value="0" calcext:value-type="float">
            <text:p>0</text:p>
          </table:table-cell>
          <table:table-cell table:formula="of:=IF([.H156] = [.I156]; [.E15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date" office:date-value="2021-03-20" calcext:value-type="date">
            <text:p>20.03.2021</text:p>
          </table:table-cell>
          <table:table-cell table:formula="of:=WEEKDAY([.B157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formula="of:=[.I156]" office:value-type="float" office:value="11840" calcext:value-type="float">
            <text:p>11840</text:p>
          </table:table-cell>
          <table:table-cell table:formula="of:=IF([.C156] = [.C157]; 0; IF([.C157] &gt; 5; 5000; 12000))" office:value-type="float" office:value="0" calcext:value-type="float">
            <text:p>0</text:p>
          </table:table-cell>
          <table:table-cell table:formula="of:= [.F157] + [.G157]" office:value-type="float" office:value="11840" calcext:value-type="float">
            <text:p>11840</text:p>
          </table:table-cell>
          <table:table-cell table:formula="of:=IF( [.H157] - [.E157] &lt; 0;  [.H157]; [.H157] - [.E157])" office:value-type="float" office:value="2940" calcext:value-type="float">
            <text:p>2940</text:p>
          </table:table-cell>
          <table:table-cell table:formula="of:=IF([.H157] = [.I157]; 1; 0)" office:value-type="float" office:value="0" calcext:value-type="float">
            <text:p>0</text:p>
          </table:table-cell>
          <table:table-cell table:formula="of:=IF([.H157] = [.I157]; [.E15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date" office:date-value="2021-03-20" calcext:value-type="date">
            <text:p>20.03.2021</text:p>
          </table:table-cell>
          <table:table-cell table:formula="of:=WEEKDAY([.B158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[.I157]" office:value-type="float" office:value="2940" calcext:value-type="float">
            <text:p>2940</text:p>
          </table:table-cell>
          <table:table-cell table:formula="of:=IF([.C157] = [.C158]; 0; IF([.C158] &gt; 5; 5000; 12000))" office:value-type="float" office:value="0" calcext:value-type="float">
            <text:p>0</text:p>
          </table:table-cell>
          <table:table-cell table:formula="of:= [.F158] + [.G158]" office:value-type="float" office:value="2940" calcext:value-type="float">
            <text:p>2940</text:p>
          </table:table-cell>
          <table:table-cell table:formula="of:=IF( [.H158] - [.E158] &lt; 0;  [.H158]; [.H158] - [.E158])" office:value-type="float" office:value="2940" calcext:value-type="float">
            <text:p>2940</text:p>
          </table:table-cell>
          <table:table-cell table:formula="of:=IF([.H158] = [.I158]; 1; 0)" office:value-type="float" office:value="1" calcext:value-type="float">
            <text:p>1</text:p>
          </table:table-cell>
          <table:table-cell table:formula="of:=IF([.H158] = [.I158]; [.E158]; 0)"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date" office:date-value="2021-03-21" calcext:value-type="date">
            <text:p>21.03.2021</text:p>
          </table:table-cell>
          <table:table-cell table:formula="of:=WEEKDAY([.B159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9310" calcext:value-type="float">
            <text:p>9310</text:p>
          </table:table-cell>
          <table:table-cell table:formula="of:=[.I158]" office:value-type="float" office:value="2940" calcext:value-type="float">
            <text:p>2940</text:p>
          </table:table-cell>
          <table:table-cell table:formula="of:=IF([.C158] = [.C159]; 0; IF([.C159] &gt; 5; 5000; 12000))" office:value-type="float" office:value="5000" calcext:value-type="float">
            <text:p>5000</text:p>
          </table:table-cell>
          <table:table-cell table:formula="of:= [.F159] + [.G159]" office:value-type="float" office:value="7940" calcext:value-type="float">
            <text:p>7940</text:p>
          </table:table-cell>
          <table:table-cell table:formula="of:=IF( [.H159] - [.E159] &lt; 0;  [.H159]; [.H159] - [.E159])" office:value-type="float" office:value="7940" calcext:value-type="float">
            <text:p>7940</text:p>
          </table:table-cell>
          <table:table-cell table:formula="of:=IF([.H159] = [.I159]; 1; 0)" office:value-type="float" office:value="1" calcext:value-type="float">
            <text:p>1</text:p>
          </table:table-cell>
          <table:table-cell table:formula="of:=IF([.H159] = [.I159]; [.E159]; 0)" office:value-type="float" office:value="9310" calcext:value-type="float">
            <text:p>93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date" office:date-value="2021-03-21" calcext:value-type="date">
            <text:p>21.03.2021</text:p>
          </table:table-cell>
          <table:table-cell table:formula="of:=WEEKDAY([.B160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2480" calcext:value-type="float">
            <text:p>2480</text:p>
          </table:table-cell>
          <table:table-cell table:formula="of:=[.I159]" office:value-type="float" office:value="7940" calcext:value-type="float">
            <text:p>7940</text:p>
          </table:table-cell>
          <table:table-cell table:formula="of:=IF([.C159] = [.C160]; 0; IF([.C160] &gt; 5; 5000; 12000))" office:value-type="float" office:value="0" calcext:value-type="float">
            <text:p>0</text:p>
          </table:table-cell>
          <table:table-cell table:formula="of:= [.F160] + [.G160]" office:value-type="float" office:value="7940" calcext:value-type="float">
            <text:p>7940</text:p>
          </table:table-cell>
          <table:table-cell table:formula="of:=IF( [.H160] - [.E160] &lt; 0;  [.H160]; [.H160] - [.E160])" office:value-type="float" office:value="5460" calcext:value-type="float">
            <text:p>5460</text:p>
          </table:table-cell>
          <table:table-cell table:formula="of:=IF([.H160] = [.I160]; 1; 0)" office:value-type="float" office:value="0" calcext:value-type="float">
            <text:p>0</text:p>
          </table:table-cell>
          <table:table-cell table:formula="of:=IF([.H160] = [.I160]; [.E16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date" office:date-value="2021-03-21" calcext:value-type="date">
            <text:p>21.03.2021</text:p>
          </table:table-cell>
          <table:table-cell table:formula="of:=WEEKDAY([.B161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formula="of:=[.I160]" office:value-type="float" office:value="5460" calcext:value-type="float">
            <text:p>5460</text:p>
          </table:table-cell>
          <table:table-cell table:formula="of:=IF([.C160] = [.C161]; 0; IF([.C161] &gt; 5; 5000; 12000))" office:value-type="float" office:value="0" calcext:value-type="float">
            <text:p>0</text:p>
          </table:table-cell>
          <table:table-cell table:formula="of:= [.F161] + [.G161]" office:value-type="float" office:value="5460" calcext:value-type="float">
            <text:p>5460</text:p>
          </table:table-cell>
          <table:table-cell table:formula="of:=IF( [.H161] - [.E161] &lt; 0;  [.H161]; [.H161] - [.E161])" office:value-type="float" office:value="3720" calcext:value-type="float">
            <text:p>3720</text:p>
          </table:table-cell>
          <table:table-cell table:formula="of:=IF([.H161] = [.I161]; 1; 0)" office:value-type="float" office:value="0" calcext:value-type="float">
            <text:p>0</text:p>
          </table:table-cell>
          <table:table-cell table:formula="of:=IF([.H161] = [.I161]; [.E16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date" office:date-value="2021-03-22" calcext:value-type="date">
            <text:p>22.03.2021</text:p>
          </table:table-cell>
          <table:table-cell table:formula="of:=WEEKDAY([.B162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860" calcext:value-type="float">
            <text:p>860</text:p>
          </table:table-cell>
          <table:table-cell table:formula="of:=[.I161]" office:value-type="float" office:value="3720" calcext:value-type="float">
            <text:p>3720</text:p>
          </table:table-cell>
          <table:table-cell table:formula="of:=IF([.C161] = [.C162]; 0; IF([.C162] &gt; 5; 5000; 12000))" office:value-type="float" office:value="12000" calcext:value-type="float">
            <text:p>12000</text:p>
          </table:table-cell>
          <table:table-cell table:formula="of:= [.F162] + [.G162]" office:value-type="float" office:value="15720" calcext:value-type="float">
            <text:p>15720</text:p>
          </table:table-cell>
          <table:table-cell table:formula="of:=IF( [.H162] - [.E162] &lt; 0;  [.H162]; [.H162] - [.E162])" office:value-type="float" office:value="14860" calcext:value-type="float">
            <text:p>14860</text:p>
          </table:table-cell>
          <table:table-cell table:formula="of:=IF([.H162] = [.I162]; 1; 0)" office:value-type="float" office:value="0" calcext:value-type="float">
            <text:p>0</text:p>
          </table:table-cell>
          <table:table-cell table:formula="of:=IF([.H162] = [.I162]; [.E16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date" office:date-value="2021-03-23" calcext:value-type="date">
            <text:p>23.03.2021</text:p>
          </table:table-cell>
          <table:table-cell table:formula="of:=WEEKDAY([.B163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1830" calcext:value-type="float">
            <text:p>1830</text:p>
          </table:table-cell>
          <table:table-cell table:formula="of:=[.I162]" office:value-type="float" office:value="14860" calcext:value-type="float">
            <text:p>14860</text:p>
          </table:table-cell>
          <table:table-cell table:formula="of:=IF([.C162] = [.C163]; 0; IF([.C163] &gt; 5; 5000; 12000))" office:value-type="float" office:value="12000" calcext:value-type="float">
            <text:p>12000</text:p>
          </table:table-cell>
          <table:table-cell table:formula="of:= [.F163] + [.G163]" office:value-type="float" office:value="26860" calcext:value-type="float">
            <text:p>26860</text:p>
          </table:table-cell>
          <table:table-cell table:formula="of:=IF( [.H163] - [.E163] &lt; 0;  [.H163]; [.H163] - [.E163])" office:value-type="float" office:value="25030" calcext:value-type="float">
            <text:p>25030</text:p>
          </table:table-cell>
          <table:table-cell table:formula="of:=IF([.H163] = [.I163]; 1; 0)" office:value-type="float" office:value="0" calcext:value-type="float">
            <text:p>0</text:p>
          </table:table-cell>
          <table:table-cell table:formula="of:=IF([.H163] = [.I163]; [.E16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date" office:date-value="2021-03-24" calcext:value-type="date">
            <text:p>24.03.2021</text:p>
          </table:table-cell>
          <table:table-cell table:formula="of:=WEEKDAY([.B164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1770" calcext:value-type="float">
            <text:p>1770</text:p>
          </table:table-cell>
          <table:table-cell table:formula="of:=[.I163]" office:value-type="float" office:value="25030" calcext:value-type="float">
            <text:p>25030</text:p>
          </table:table-cell>
          <table:table-cell table:formula="of:=IF([.C163] = [.C164]; 0; IF([.C164] &gt; 5; 5000; 12000))" office:value-type="float" office:value="12000" calcext:value-type="float">
            <text:p>12000</text:p>
          </table:table-cell>
          <table:table-cell table:formula="of:= [.F164] + [.G164]" office:value-type="float" office:value="37030" calcext:value-type="float">
            <text:p>37030</text:p>
          </table:table-cell>
          <table:table-cell table:formula="of:=IF( [.H164] - [.E164] &lt; 0;  [.H164]; [.H164] - [.E164])" office:value-type="float" office:value="35260" calcext:value-type="float">
            <text:p>35260</text:p>
          </table:table-cell>
          <table:table-cell table:formula="of:=IF([.H164] = [.I164]; 1; 0)" office:value-type="float" office:value="0" calcext:value-type="float">
            <text:p>0</text:p>
          </table:table-cell>
          <table:table-cell table:formula="of:=IF([.H164] = [.I164]; [.E16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date" office:date-value="2021-03-24" calcext:value-type="date">
            <text:p>24.03.2021</text:p>
          </table:table-cell>
          <table:table-cell table:formula="of:=WEEKDAY([.B165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7830" calcext:value-type="float">
            <text:p>7830</text:p>
          </table:table-cell>
          <table:table-cell table:formula="of:=[.I164]" office:value-type="float" office:value="35260" calcext:value-type="float">
            <text:p>35260</text:p>
          </table:table-cell>
          <table:table-cell table:formula="of:=IF([.C164] = [.C165]; 0; IF([.C165] &gt; 5; 5000; 12000))" office:value-type="float" office:value="0" calcext:value-type="float">
            <text:p>0</text:p>
          </table:table-cell>
          <table:table-cell table:formula="of:= [.F165] + [.G165]" office:value-type="float" office:value="35260" calcext:value-type="float">
            <text:p>35260</text:p>
          </table:table-cell>
          <table:table-cell table:formula="of:=IF( [.H165] - [.E165] &lt; 0;  [.H165]; [.H165] - [.E165])" office:value-type="float" office:value="27430" calcext:value-type="float">
            <text:p>27430</text:p>
          </table:table-cell>
          <table:table-cell table:formula="of:=IF([.H165] = [.I165]; 1; 0)" office:value-type="float" office:value="0" calcext:value-type="float">
            <text:p>0</text:p>
          </table:table-cell>
          <table:table-cell table:formula="of:=IF([.H165] = [.I165]; [.E16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date" office:date-value="2021-03-24" calcext:value-type="date">
            <text:p>24.03.2021</text:p>
          </table:table-cell>
          <table:table-cell table:formula="of:=WEEKDAY([.B166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8300" calcext:value-type="float">
            <text:p>8300</text:p>
          </table:table-cell>
          <table:table-cell table:formula="of:=[.I165]" office:value-type="float" office:value="27430" calcext:value-type="float">
            <text:p>27430</text:p>
          </table:table-cell>
          <table:table-cell table:formula="of:=IF([.C165] = [.C166]; 0; IF([.C166] &gt; 5; 5000; 12000))" office:value-type="float" office:value="0" calcext:value-type="float">
            <text:p>0</text:p>
          </table:table-cell>
          <table:table-cell table:formula="of:= [.F166] + [.G166]" office:value-type="float" office:value="27430" calcext:value-type="float">
            <text:p>27430</text:p>
          </table:table-cell>
          <table:table-cell table:formula="of:=IF( [.H166] - [.E166] &lt; 0;  [.H166]; [.H166] - [.E166])" office:value-type="float" office:value="19130" calcext:value-type="float">
            <text:p>19130</text:p>
          </table:table-cell>
          <table:table-cell table:formula="of:=IF([.H166] = [.I166]; 1; 0)" office:value-type="float" office:value="0" calcext:value-type="float">
            <text:p>0</text:p>
          </table:table-cell>
          <table:table-cell table:formula="of:=IF([.H166] = [.I166]; [.E16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date" office:date-value="2021-03-25" calcext:value-type="date">
            <text:p>25.03.2021</text:p>
          </table:table-cell>
          <table:table-cell table:formula="of:=WEEKDAY([.B167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1050" calcext:value-type="float">
            <text:p>1050</text:p>
          </table:table-cell>
          <table:table-cell table:formula="of:=[.I166]" office:value-type="float" office:value="19130" calcext:value-type="float">
            <text:p>19130</text:p>
          </table:table-cell>
          <table:table-cell table:formula="of:=IF([.C166] = [.C167]; 0; IF([.C167] &gt; 5; 5000; 12000))" office:value-type="float" office:value="12000" calcext:value-type="float">
            <text:p>12000</text:p>
          </table:table-cell>
          <table:table-cell table:formula="of:= [.F167] + [.G167]" office:value-type="float" office:value="31130" calcext:value-type="float">
            <text:p>31130</text:p>
          </table:table-cell>
          <table:table-cell table:formula="of:=IF( [.H167] - [.E167] &lt; 0;  [.H167]; [.H167] - [.E167])" office:value-type="float" office:value="30080" calcext:value-type="float">
            <text:p>30080</text:p>
          </table:table-cell>
          <table:table-cell table:formula="of:=IF([.H167] = [.I167]; 1; 0)" office:value-type="float" office:value="0" calcext:value-type="float">
            <text:p>0</text:p>
          </table:table-cell>
          <table:table-cell table:formula="of:=IF([.H167] = [.I167]; [.E16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 office:value-type="date" office:date-value="2021-03-25" calcext:value-type="date">
            <text:p>25.03.2021</text:p>
          </table:table-cell>
          <table:table-cell table:formula="of:=WEEKDAY([.B168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5150" calcext:value-type="float">
            <text:p>5150</text:p>
          </table:table-cell>
          <table:table-cell table:formula="of:=[.I167]" office:value-type="float" office:value="30080" calcext:value-type="float">
            <text:p>30080</text:p>
          </table:table-cell>
          <table:table-cell table:formula="of:=IF([.C167] = [.C168]; 0; IF([.C168] &gt; 5; 5000; 12000))" office:value-type="float" office:value="0" calcext:value-type="float">
            <text:p>0</text:p>
          </table:table-cell>
          <table:table-cell table:formula="of:= [.F168] + [.G168]" office:value-type="float" office:value="30080" calcext:value-type="float">
            <text:p>30080</text:p>
          </table:table-cell>
          <table:table-cell table:formula="of:=IF( [.H168] - [.E168] &lt; 0;  [.H168]; [.H168] - [.E168])" office:value-type="float" office:value="24930" calcext:value-type="float">
            <text:p>24930</text:p>
          </table:table-cell>
          <table:table-cell table:formula="of:=IF([.H168] = [.I168]; 1; 0)" office:value-type="float" office:value="0" calcext:value-type="float">
            <text:p>0</text:p>
          </table:table-cell>
          <table:table-cell table:formula="of:=IF([.H168] = [.I168]; [.E16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 office:value-type="date" office:date-value="2021-03-25" calcext:value-type="date">
            <text:p>25.03.2021</text:p>
          </table:table-cell>
          <table:table-cell table:formula="of:=WEEKDAY([.B169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6860" calcext:value-type="float">
            <text:p>6860</text:p>
          </table:table-cell>
          <table:table-cell table:formula="of:=[.I168]" office:value-type="float" office:value="24930" calcext:value-type="float">
            <text:p>24930</text:p>
          </table:table-cell>
          <table:table-cell table:formula="of:=IF([.C168] = [.C169]; 0; IF([.C169] &gt; 5; 5000; 12000))" office:value-type="float" office:value="0" calcext:value-type="float">
            <text:p>0</text:p>
          </table:table-cell>
          <table:table-cell table:formula="of:= [.F169] + [.G169]" office:value-type="float" office:value="24930" calcext:value-type="float">
            <text:p>24930</text:p>
          </table:table-cell>
          <table:table-cell table:formula="of:=IF( [.H169] - [.E169] &lt; 0;  [.H169]; [.H169] - [.E169])" office:value-type="float" office:value="18070" calcext:value-type="float">
            <text:p>18070</text:p>
          </table:table-cell>
          <table:table-cell table:formula="of:=IF([.H169] = [.I169]; 1; 0)" office:value-type="float" office:value="0" calcext:value-type="float">
            <text:p>0</text:p>
          </table:table-cell>
          <table:table-cell table:formula="of:=IF([.H169] = [.I169]; [.E16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date" office:date-value="2021-03-26" calcext:value-type="date">
            <text:p>26.03.2021</text:p>
          </table:table-cell>
          <table:table-cell table:formula="of:=WEEKDAY([.B170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1300" calcext:value-type="float">
            <text:p>1300</text:p>
          </table:table-cell>
          <table:table-cell table:formula="of:=[.I169]" office:value-type="float" office:value="18070" calcext:value-type="float">
            <text:p>18070</text:p>
          </table:table-cell>
          <table:table-cell table:formula="of:=IF([.C169] = [.C170]; 0; IF([.C170] &gt; 5; 5000; 12000))" office:value-type="float" office:value="12000" calcext:value-type="float">
            <text:p>12000</text:p>
          </table:table-cell>
          <table:table-cell table:formula="of:= [.F170] + [.G170]" office:value-type="float" office:value="30070" calcext:value-type="float">
            <text:p>30070</text:p>
          </table:table-cell>
          <table:table-cell table:formula="of:=IF( [.H170] - [.E170] &lt; 0;  [.H170]; [.H170] - [.E170])" office:value-type="float" office:value="28770" calcext:value-type="float">
            <text:p>28770</text:p>
          </table:table-cell>
          <table:table-cell table:formula="of:=IF([.H170] = [.I170]; 1; 0)" office:value-type="float" office:value="0" calcext:value-type="float">
            <text:p>0</text:p>
          </table:table-cell>
          <table:table-cell table:formula="of:=IF([.H170] = [.I170]; [.E17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date" office:date-value="2021-03-26" calcext:value-type="date">
            <text:p>26.03.2021</text:p>
          </table:table-cell>
          <table:table-cell table:formula="of:=WEEKDAY([.B171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8800" calcext:value-type="float">
            <text:p>8800</text:p>
          </table:table-cell>
          <table:table-cell table:formula="of:=[.I170]" office:value-type="float" office:value="28770" calcext:value-type="float">
            <text:p>28770</text:p>
          </table:table-cell>
          <table:table-cell table:formula="of:=IF([.C170] = [.C171]; 0; IF([.C171] &gt; 5; 5000; 12000))" office:value-type="float" office:value="0" calcext:value-type="float">
            <text:p>0</text:p>
          </table:table-cell>
          <table:table-cell table:formula="of:= [.F171] + [.G171]" office:value-type="float" office:value="28770" calcext:value-type="float">
            <text:p>28770</text:p>
          </table:table-cell>
          <table:table-cell table:formula="of:=IF( [.H171] - [.E171] &lt; 0;  [.H171]; [.H171] - [.E171])" office:value-type="float" office:value="19970" calcext:value-type="float">
            <text:p>19970</text:p>
          </table:table-cell>
          <table:table-cell table:formula="of:=IF([.H171] = [.I171]; 1; 0)" office:value-type="float" office:value="0" calcext:value-type="float">
            <text:p>0</text:p>
          </table:table-cell>
          <table:table-cell table:formula="of:=IF([.H171] = [.I171]; [.E17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 office:value-type="date" office:date-value="2021-03-27" calcext:value-type="date">
            <text:p>27.03.2021</text:p>
          </table:table-cell>
          <table:table-cell table:formula="of:=WEEKDAY([.B172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1250" calcext:value-type="float">
            <text:p>1250</text:p>
          </table:table-cell>
          <table:table-cell table:formula="of:=[.I171]" office:value-type="float" office:value="19970" calcext:value-type="float">
            <text:p>19970</text:p>
          </table:table-cell>
          <table:table-cell table:formula="of:=IF([.C171] = [.C172]; 0; IF([.C172] &gt; 5; 5000; 12000))" office:value-type="float" office:value="5000" calcext:value-type="float">
            <text:p>5000</text:p>
          </table:table-cell>
          <table:table-cell table:formula="of:= [.F172] + [.G172]" office:value-type="float" office:value="24970" calcext:value-type="float">
            <text:p>24970</text:p>
          </table:table-cell>
          <table:table-cell table:formula="of:=IF( [.H172] - [.E172] &lt; 0;  [.H172]; [.H172] - [.E172])" office:value-type="float" office:value="23720" calcext:value-type="float">
            <text:p>23720</text:p>
          </table:table-cell>
          <table:table-cell table:formula="of:=IF([.H172] = [.I172]; 1; 0)" office:value-type="float" office:value="0" calcext:value-type="float">
            <text:p>0</text:p>
          </table:table-cell>
          <table:table-cell table:formula="of:=IF([.H172] = [.I172]; [.E17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 office:value-type="date" office:date-value="2021-03-28" calcext:value-type="date">
            <text:p>28.03.2021</text:p>
          </table:table-cell>
          <table:table-cell table:formula="of:=WEEKDAY([.B173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3910" calcext:value-type="float">
            <text:p>3910</text:p>
          </table:table-cell>
          <table:table-cell table:formula="of:=[.I172]" office:value-type="float" office:value="23720" calcext:value-type="float">
            <text:p>23720</text:p>
          </table:table-cell>
          <table:table-cell table:formula="of:=IF([.C172] = [.C173]; 0; IF([.C173] &gt; 5; 5000; 12000))" office:value-type="float" office:value="5000" calcext:value-type="float">
            <text:p>5000</text:p>
          </table:table-cell>
          <table:table-cell table:formula="of:= [.F173] + [.G173]" office:value-type="float" office:value="28720" calcext:value-type="float">
            <text:p>28720</text:p>
          </table:table-cell>
          <table:table-cell table:formula="of:=IF( [.H173] - [.E173] &lt; 0;  [.H173]; [.H173] - [.E173])" office:value-type="float" office:value="24810" calcext:value-type="float">
            <text:p>24810</text:p>
          </table:table-cell>
          <table:table-cell table:formula="of:=IF([.H173] = [.I173]; 1; 0)" office:value-type="float" office:value="0" calcext:value-type="float">
            <text:p>0</text:p>
          </table:table-cell>
          <table:table-cell table:formula="of:=IF([.H173] = [.I173]; [.E17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 office:value-type="date" office:date-value="2021-03-28" calcext:value-type="date">
            <text:p>28.03.2021</text:p>
          </table:table-cell>
          <table:table-cell table:formula="of:=WEEKDAY([.B174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1460" calcext:value-type="float">
            <text:p>1460</text:p>
          </table:table-cell>
          <table:table-cell table:formula="of:=[.I173]" office:value-type="float" office:value="24810" calcext:value-type="float">
            <text:p>24810</text:p>
          </table:table-cell>
          <table:table-cell table:formula="of:=IF([.C173] = [.C174]; 0; IF([.C174] &gt; 5; 5000; 12000))" office:value-type="float" office:value="0" calcext:value-type="float">
            <text:p>0</text:p>
          </table:table-cell>
          <table:table-cell table:formula="of:= [.F174] + [.G174]" office:value-type="float" office:value="24810" calcext:value-type="float">
            <text:p>24810</text:p>
          </table:table-cell>
          <table:table-cell table:formula="of:=IF( [.H174] - [.E174] &lt; 0;  [.H174]; [.H174] - [.E174])" office:value-type="float" office:value="23350" calcext:value-type="float">
            <text:p>23350</text:p>
          </table:table-cell>
          <table:table-cell table:formula="of:=IF([.H174] = [.I174]; 1; 0)" office:value-type="float" office:value="0" calcext:value-type="float">
            <text:p>0</text:p>
          </table:table-cell>
          <table:table-cell table:formula="of:=IF([.H174] = [.I174]; [.E17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 office:value-type="date" office:date-value="2021-03-28" calcext:value-type="date">
            <text:p>28.03.2021</text:p>
          </table:table-cell>
          <table:table-cell table:formula="of:=WEEKDAY([.B175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6470" calcext:value-type="float">
            <text:p>6470</text:p>
          </table:table-cell>
          <table:table-cell table:formula="of:=[.I174]" office:value-type="float" office:value="23350" calcext:value-type="float">
            <text:p>23350</text:p>
          </table:table-cell>
          <table:table-cell table:formula="of:=IF([.C174] = [.C175]; 0; IF([.C175] &gt; 5; 5000; 12000))" office:value-type="float" office:value="0" calcext:value-type="float">
            <text:p>0</text:p>
          </table:table-cell>
          <table:table-cell table:formula="of:= [.F175] + [.G175]" office:value-type="float" office:value="23350" calcext:value-type="float">
            <text:p>23350</text:p>
          </table:table-cell>
          <table:table-cell table:formula="of:=IF( [.H175] - [.E175] &lt; 0;  [.H175]; [.H175] - [.E175])" office:value-type="float" office:value="16880" calcext:value-type="float">
            <text:p>16880</text:p>
          </table:table-cell>
          <table:table-cell table:formula="of:=IF([.H175] = [.I175]; 1; 0)" office:value-type="float" office:value="0" calcext:value-type="float">
            <text:p>0</text:p>
          </table:table-cell>
          <table:table-cell table:formula="of:=IF([.H175] = [.I175]; [.E17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 office:value-type="date" office:date-value="2021-03-28" calcext:value-type="date">
            <text:p>28.03.2021</text:p>
          </table:table-cell>
          <table:table-cell table:formula="of:=WEEKDAY([.B176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6580" calcext:value-type="float">
            <text:p>6580</text:p>
          </table:table-cell>
          <table:table-cell table:formula="of:=[.I175]" office:value-type="float" office:value="16880" calcext:value-type="float">
            <text:p>16880</text:p>
          </table:table-cell>
          <table:table-cell table:formula="of:=IF([.C175] = [.C176]; 0; IF([.C176] &gt; 5; 5000; 12000))" office:value-type="float" office:value="0" calcext:value-type="float">
            <text:p>0</text:p>
          </table:table-cell>
          <table:table-cell table:formula="of:= [.F176] + [.G176]" office:value-type="float" office:value="16880" calcext:value-type="float">
            <text:p>16880</text:p>
          </table:table-cell>
          <table:table-cell table:formula="of:=IF( [.H176] - [.E176] &lt; 0;  [.H176]; [.H176] - [.E176])" office:value-type="float" office:value="10300" calcext:value-type="float">
            <text:p>10300</text:p>
          </table:table-cell>
          <table:table-cell table:formula="of:=IF([.H176] = [.I176]; 1; 0)" office:value-type="float" office:value="0" calcext:value-type="float">
            <text:p>0</text:p>
          </table:table-cell>
          <table:table-cell table:formula="of:=IF([.H176] = [.I176]; [.E17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 office:value-type="date" office:date-value="2021-03-29" calcext:value-type="date">
            <text:p>29.03.2021</text:p>
          </table:table-cell>
          <table:table-cell table:formula="of:=WEEKDAY([.B177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8090" calcext:value-type="float">
            <text:p>8090</text:p>
          </table:table-cell>
          <table:table-cell table:formula="of:=[.I176]" office:value-type="float" office:value="10300" calcext:value-type="float">
            <text:p>10300</text:p>
          </table:table-cell>
          <table:table-cell table:formula="of:=IF([.C176] = [.C177]; 0; IF([.C177] &gt; 5; 5000; 12000))" office:value-type="float" office:value="12000" calcext:value-type="float">
            <text:p>12000</text:p>
          </table:table-cell>
          <table:table-cell table:formula="of:= [.F177] + [.G177]" office:value-type="float" office:value="22300" calcext:value-type="float">
            <text:p>22300</text:p>
          </table:table-cell>
          <table:table-cell table:formula="of:=IF( [.H177] - [.E177] &lt; 0;  [.H177]; [.H177] - [.E177])" office:value-type="float" office:value="14210" calcext:value-type="float">
            <text:p>14210</text:p>
          </table:table-cell>
          <table:table-cell table:formula="of:=IF([.H177] = [.I177]; 1; 0)" office:value-type="float" office:value="0" calcext:value-type="float">
            <text:p>0</text:p>
          </table:table-cell>
          <table:table-cell table:formula="of:=IF([.H177] = [.I177]; [.E17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 office:value-type="date" office:date-value="2021-03-30" calcext:value-type="date">
            <text:p>30.03.2021</text:p>
          </table:table-cell>
          <table:table-cell table:formula="of:=WEEKDAY([.B178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4230" calcext:value-type="float">
            <text:p>4230</text:p>
          </table:table-cell>
          <table:table-cell table:formula="of:=[.I177]" office:value-type="float" office:value="14210" calcext:value-type="float">
            <text:p>14210</text:p>
          </table:table-cell>
          <table:table-cell table:formula="of:=IF([.C177] = [.C178]; 0; IF([.C178] &gt; 5; 5000; 12000))" office:value-type="float" office:value="12000" calcext:value-type="float">
            <text:p>12000</text:p>
          </table:table-cell>
          <table:table-cell table:formula="of:= [.F178] + [.G178]" office:value-type="float" office:value="26210" calcext:value-type="float">
            <text:p>26210</text:p>
          </table:table-cell>
          <table:table-cell table:formula="of:=IF( [.H178] - [.E178] &lt; 0;  [.H178]; [.H178] - [.E178])" office:value-type="float" office:value="21980" calcext:value-type="float">
            <text:p>21980</text:p>
          </table:table-cell>
          <table:table-cell table:formula="of:=IF([.H178] = [.I178]; 1; 0)" office:value-type="float" office:value="0" calcext:value-type="float">
            <text:p>0</text:p>
          </table:table-cell>
          <table:table-cell table:formula="of:=IF([.H178] = [.I178]; [.E17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 office:value-type="date" office:date-value="2021-03-31" calcext:value-type="date">
            <text:p>31.03.2021</text:p>
          </table:table-cell>
          <table:table-cell table:formula="of:=WEEKDAY([.B179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2750" calcext:value-type="float">
            <text:p>2750</text:p>
          </table:table-cell>
          <table:table-cell table:formula="of:=[.I178]" office:value-type="float" office:value="21980" calcext:value-type="float">
            <text:p>21980</text:p>
          </table:table-cell>
          <table:table-cell table:formula="of:=IF([.C178] = [.C179]; 0; IF([.C179] &gt; 5; 5000; 12000))" office:value-type="float" office:value="12000" calcext:value-type="float">
            <text:p>12000</text:p>
          </table:table-cell>
          <table:table-cell table:formula="of:= [.F179] + [.G179]" office:value-type="float" office:value="33980" calcext:value-type="float">
            <text:p>33980</text:p>
          </table:table-cell>
          <table:table-cell table:formula="of:=IF( [.H179] - [.E179] &lt; 0;  [.H179]; [.H179] - [.E179])" office:value-type="float" office:value="31230" calcext:value-type="float">
            <text:p>31230</text:p>
          </table:table-cell>
          <table:table-cell table:formula="of:=IF([.H179] = [.I179]; 1; 0)" office:value-type="float" office:value="0" calcext:value-type="float">
            <text:p>0</text:p>
          </table:table-cell>
          <table:table-cell table:formula="of:=IF([.H179] = [.I179]; [.E17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 office:value-type="date" office:date-value="2021-03-31" calcext:value-type="date">
            <text:p>31.03.2021</text:p>
          </table:table-cell>
          <table:table-cell table:formula="of:=WEEKDAY([.B180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5660" calcext:value-type="float">
            <text:p>5660</text:p>
          </table:table-cell>
          <table:table-cell table:formula="of:=[.I179]" office:value-type="float" office:value="31230" calcext:value-type="float">
            <text:p>31230</text:p>
          </table:table-cell>
          <table:table-cell table:formula="of:=IF([.C179] = [.C180]; 0; IF([.C180] &gt; 5; 5000; 12000))" office:value-type="float" office:value="0" calcext:value-type="float">
            <text:p>0</text:p>
          </table:table-cell>
          <table:table-cell table:formula="of:= [.F180] + [.G180]" office:value-type="float" office:value="31230" calcext:value-type="float">
            <text:p>31230</text:p>
          </table:table-cell>
          <table:table-cell table:formula="of:=IF( [.H180] - [.E180] &lt; 0;  [.H180]; [.H180] - [.E180])" office:value-type="float" office:value="25570" calcext:value-type="float">
            <text:p>25570</text:p>
          </table:table-cell>
          <table:table-cell table:formula="of:=IF([.H180] = [.I180]; 1; 0)" office:value-type="float" office:value="0" calcext:value-type="float">
            <text:p>0</text:p>
          </table:table-cell>
          <table:table-cell table:formula="of:=IF([.H180] = [.I180]; [.E18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date" office:date-value="2021-04-01" calcext:value-type="date">
            <text:p>1.04.2021</text:p>
          </table:table-cell>
          <table:table-cell table:formula="of:=WEEKDAY([.B181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[.I180]" office:value-type="float" office:value="25570" calcext:value-type="float">
            <text:p>25570</text:p>
          </table:table-cell>
          <table:table-cell table:formula="of:=IF([.C180] = [.C181]; 0; IF([.C181] &gt; 5; 5000; 12000))" office:value-type="float" office:value="12000" calcext:value-type="float">
            <text:p>12000</text:p>
          </table:table-cell>
          <table:table-cell table:formula="of:= [.F181] + [.G181]" office:value-type="float" office:value="37570" calcext:value-type="float">
            <text:p>37570</text:p>
          </table:table-cell>
          <table:table-cell table:formula="of:=IF( [.H181] - [.E181] &lt; 0;  [.H181]; [.H181] - [.E181])" office:value-type="float" office:value="34030" calcext:value-type="float">
            <text:p>34030</text:p>
          </table:table-cell>
          <table:table-cell table:formula="of:=IF([.H181] = [.I181]; 1; 0)" office:value-type="float" office:value="0" calcext:value-type="float">
            <text:p>0</text:p>
          </table:table-cell>
          <table:table-cell table:formula="of:=IF([.H181] = [.I181]; [.E18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 office:value-type="date" office:date-value="2021-04-01" calcext:value-type="date">
            <text:p>1.04.2021</text:p>
          </table:table-cell>
          <table:table-cell table:formula="of:=WEEKDAY([.B182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formula="of:=[.I181]" office:value-type="float" office:value="34030" calcext:value-type="float">
            <text:p>34030</text:p>
          </table:table-cell>
          <table:table-cell table:formula="of:=IF([.C181] = [.C182]; 0; IF([.C182] &gt; 5; 5000; 12000))" office:value-type="float" office:value="0" calcext:value-type="float">
            <text:p>0</text:p>
          </table:table-cell>
          <table:table-cell table:formula="of:= [.F182] + [.G182]" office:value-type="float" office:value="34030" calcext:value-type="float">
            <text:p>34030</text:p>
          </table:table-cell>
          <table:table-cell table:formula="of:=IF( [.H182] - [.E182] &lt; 0;  [.H182]; [.H182] - [.E182])" office:value-type="float" office:value="31400" calcext:value-type="float">
            <text:p>31400</text:p>
          </table:table-cell>
          <table:table-cell table:formula="of:=IF([.H182] = [.I182]; 1; 0)" office:value-type="float" office:value="0" calcext:value-type="float">
            <text:p>0</text:p>
          </table:table-cell>
          <table:table-cell table:formula="of:=IF([.H182] = [.I182]; [.E18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 office:value-type="date" office:date-value="2021-04-02" calcext:value-type="date">
            <text:p>2.04.2021</text:p>
          </table:table-cell>
          <table:table-cell table:formula="of:=WEEKDAY([.B183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formula="of:=[.I182]" office:value-type="float" office:value="31400" calcext:value-type="float">
            <text:p>31400</text:p>
          </table:table-cell>
          <table:table-cell table:formula="of:=IF([.C182] = [.C183]; 0; IF([.C183] &gt; 5; 5000; 12000))" office:value-type="float" office:value="12000" calcext:value-type="float">
            <text:p>12000</text:p>
          </table:table-cell>
          <table:table-cell table:formula="of:= [.F183] + [.G183]" office:value-type="float" office:value="43400" calcext:value-type="float">
            <text:p>43400</text:p>
          </table:table-cell>
          <table:table-cell table:formula="of:=IF( [.H183] - [.E183] &lt; 0;  [.H183]; [.H183] - [.E183])" office:value-type="float" office:value="42370" calcext:value-type="float">
            <text:p>42370</text:p>
          </table:table-cell>
          <table:table-cell table:formula="of:=IF([.H183] = [.I183]; 1; 0)" office:value-type="float" office:value="0" calcext:value-type="float">
            <text:p>0</text:p>
          </table:table-cell>
          <table:table-cell table:formula="of:=IF([.H183] = [.I183]; [.E18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 office:value-type="date" office:date-value="2021-04-02" calcext:value-type="date">
            <text:p>2.04.2021</text:p>
          </table:table-cell>
          <table:table-cell table:formula="of:=WEEKDAY([.B184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[.I183]" office:value-type="float" office:value="42370" calcext:value-type="float">
            <text:p>42370</text:p>
          </table:table-cell>
          <table:table-cell table:formula="of:=IF([.C183] = [.C184]; 0; IF([.C184] &gt; 5; 5000; 12000))" office:value-type="float" office:value="0" calcext:value-type="float">
            <text:p>0</text:p>
          </table:table-cell>
          <table:table-cell table:formula="of:= [.F184] + [.G184]" office:value-type="float" office:value="42370" calcext:value-type="float">
            <text:p>42370</text:p>
          </table:table-cell>
          <table:table-cell table:formula="of:=IF( [.H184] - [.E184] &lt; 0;  [.H184]; [.H184] - [.E184])" office:value-type="float" office:value="37810" calcext:value-type="float">
            <text:p>37810</text:p>
          </table:table-cell>
          <table:table-cell table:formula="of:=IF([.H184] = [.I184]; 1; 0)" office:value-type="float" office:value="0" calcext:value-type="float">
            <text:p>0</text:p>
          </table:table-cell>
          <table:table-cell table:formula="of:=IF([.H184] = [.I184]; [.E18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 office:value-type="date" office:date-value="2021-04-03" calcext:value-type="date">
            <text:p>3.04.2021</text:p>
          </table:table-cell>
          <table:table-cell table:formula="of:=WEEKDAY([.B185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6400" calcext:value-type="float">
            <text:p>6400</text:p>
          </table:table-cell>
          <table:table-cell table:formula="of:=[.I184]" office:value-type="float" office:value="37810" calcext:value-type="float">
            <text:p>37810</text:p>
          </table:table-cell>
          <table:table-cell table:formula="of:=IF([.C184] = [.C185]; 0; IF([.C185] &gt; 5; 5000; 12000))" office:value-type="float" office:value="5000" calcext:value-type="float">
            <text:p>5000</text:p>
          </table:table-cell>
          <table:table-cell table:formula="of:= [.F185] + [.G185]" office:value-type="float" office:value="42810" calcext:value-type="float">
            <text:p>42810</text:p>
          </table:table-cell>
          <table:table-cell table:formula="of:=IF( [.H185] - [.E185] &lt; 0;  [.H185]; [.H185] - [.E185])" office:value-type="float" office:value="36410" calcext:value-type="float">
            <text:p>36410</text:p>
          </table:table-cell>
          <table:table-cell table:formula="of:=IF([.H185] = [.I185]; 1; 0)" office:value-type="float" office:value="0" calcext:value-type="float">
            <text:p>0</text:p>
          </table:table-cell>
          <table:table-cell table:formula="of:=IF([.H185] = [.I185]; [.E18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 office:value-type="date" office:date-value="2021-04-04" calcext:value-type="date">
            <text:p>4.04.2021</text:p>
          </table:table-cell>
          <table:table-cell table:formula="of:=WEEKDAY([.B186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3040" calcext:value-type="float">
            <text:p>3040</text:p>
          </table:table-cell>
          <table:table-cell table:formula="of:=[.I185]" office:value-type="float" office:value="36410" calcext:value-type="float">
            <text:p>36410</text:p>
          </table:table-cell>
          <table:table-cell table:formula="of:=IF([.C185] = [.C186]; 0; IF([.C186] &gt; 5; 5000; 12000))" office:value-type="float" office:value="5000" calcext:value-type="float">
            <text:p>5000</text:p>
          </table:table-cell>
          <table:table-cell table:formula="of:= [.F186] + [.G186]" office:value-type="float" office:value="41410" calcext:value-type="float">
            <text:p>41410</text:p>
          </table:table-cell>
          <table:table-cell table:formula="of:=IF( [.H186] - [.E186] &lt; 0;  [.H186]; [.H186] - [.E186])" office:value-type="float" office:value="38370" calcext:value-type="float">
            <text:p>38370</text:p>
          </table:table-cell>
          <table:table-cell table:formula="of:=IF([.H186] = [.I186]; 1; 0)" office:value-type="float" office:value="0" calcext:value-type="float">
            <text:p>0</text:p>
          </table:table-cell>
          <table:table-cell table:formula="of:=IF([.H186] = [.I186]; [.E18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date" office:date-value="2021-04-04" calcext:value-type="date">
            <text:p>4.04.2021</text:p>
          </table:table-cell>
          <table:table-cell table:formula="of:=WEEKDAY([.B187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formula="of:=[.I186]" office:value-type="float" office:value="38370" calcext:value-type="float">
            <text:p>38370</text:p>
          </table:table-cell>
          <table:table-cell table:formula="of:=IF([.C186] = [.C187]; 0; IF([.C187] &gt; 5; 5000; 12000))" office:value-type="float" office:value="0" calcext:value-type="float">
            <text:p>0</text:p>
          </table:table-cell>
          <table:table-cell table:formula="of:= [.F187] + [.G187]" office:value-type="float" office:value="38370" calcext:value-type="float">
            <text:p>38370</text:p>
          </table:table-cell>
          <table:table-cell table:formula="of:=IF( [.H187] - [.E187] &lt; 0;  [.H187]; [.H187] - [.E187])" office:value-type="float" office:value="31920" calcext:value-type="float">
            <text:p>31920</text:p>
          </table:table-cell>
          <table:table-cell table:formula="of:=IF([.H187] = [.I187]; 1; 0)" office:value-type="float" office:value="0" calcext:value-type="float">
            <text:p>0</text:p>
          </table:table-cell>
          <table:table-cell table:formula="of:=IF([.H187] = [.I187]; [.E18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date" office:date-value="2021-04-05" calcext:value-type="date">
            <text:p>5.04.2021</text:p>
          </table:table-cell>
          <table:table-cell table:formula="of:=WEEKDAY([.B188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formula="of:=[.I187]" office:value-type="float" office:value="31920" calcext:value-type="float">
            <text:p>31920</text:p>
          </table:table-cell>
          <table:table-cell table:formula="of:=IF([.C187] = [.C188]; 0; IF([.C188] &gt; 5; 5000; 12000))" office:value-type="float" office:value="12000" calcext:value-type="float">
            <text:p>12000</text:p>
          </table:table-cell>
          <table:table-cell table:formula="of:= [.F188] + [.G188]" office:value-type="float" office:value="43920" calcext:value-type="float">
            <text:p>43920</text:p>
          </table:table-cell>
          <table:table-cell table:formula="of:=IF( [.H188] - [.E188] &lt; 0;  [.H188]; [.H188] - [.E188])" office:value-type="float" office:value="36270" calcext:value-type="float">
            <text:p>36270</text:p>
          </table:table-cell>
          <table:table-cell table:formula="of:=IF([.H188] = [.I188]; 1; 0)" office:value-type="float" office:value="0" calcext:value-type="float">
            <text:p>0</text:p>
          </table:table-cell>
          <table:table-cell table:formula="of:=IF([.H188] = [.I188]; [.E18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 office:value-type="date" office:date-value="2021-04-06" calcext:value-type="date">
            <text:p>6.04.2021</text:p>
          </table:table-cell>
          <table:table-cell table:formula="of:=WEEKDAY([.B189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7190" calcext:value-type="float">
            <text:p>7190</text:p>
          </table:table-cell>
          <table:table-cell table:formula="of:=[.I188]" office:value-type="float" office:value="36270" calcext:value-type="float">
            <text:p>36270</text:p>
          </table:table-cell>
          <table:table-cell table:formula="of:=IF([.C188] = [.C189]; 0; IF([.C189] &gt; 5; 5000; 12000))" office:value-type="float" office:value="12000" calcext:value-type="float">
            <text:p>12000</text:p>
          </table:table-cell>
          <table:table-cell table:formula="of:= [.F189] + [.G189]" office:value-type="float" office:value="48270" calcext:value-type="float">
            <text:p>48270</text:p>
          </table:table-cell>
          <table:table-cell table:formula="of:=IF( [.H189] - [.E189] &lt; 0;  [.H189]; [.H189] - [.E189])" office:value-type="float" office:value="41080" calcext:value-type="float">
            <text:p>41080</text:p>
          </table:table-cell>
          <table:table-cell table:formula="of:=IF([.H189] = [.I189]; 1; 0)" office:value-type="float" office:value="0" calcext:value-type="float">
            <text:p>0</text:p>
          </table:table-cell>
          <table:table-cell table:formula="of:=IF([.H189] = [.I189]; [.E18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 office:value-type="date" office:date-value="2021-04-06" calcext:value-type="date">
            <text:p>6.04.2021</text:p>
          </table:table-cell>
          <table:table-cell table:formula="of:=WEEKDAY([.B190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7100" calcext:value-type="float">
            <text:p>7100</text:p>
          </table:table-cell>
          <table:table-cell table:formula="of:=[.I189]" office:value-type="float" office:value="41080" calcext:value-type="float">
            <text:p>41080</text:p>
          </table:table-cell>
          <table:table-cell table:formula="of:=IF([.C189] = [.C190]; 0; IF([.C190] &gt; 5; 5000; 12000))" office:value-type="float" office:value="0" calcext:value-type="float">
            <text:p>0</text:p>
          </table:table-cell>
          <table:table-cell table:formula="of:= [.F190] + [.G190]" office:value-type="float" office:value="41080" calcext:value-type="float">
            <text:p>41080</text:p>
          </table:table-cell>
          <table:table-cell table:formula="of:=IF( [.H190] - [.E190] &lt; 0;  [.H190]; [.H190] - [.E190])" office:value-type="float" office:value="33980" calcext:value-type="float">
            <text:p>33980</text:p>
          </table:table-cell>
          <table:table-cell table:formula="of:=IF([.H190] = [.I190]; 1; 0)" office:value-type="float" office:value="0" calcext:value-type="float">
            <text:p>0</text:p>
          </table:table-cell>
          <table:table-cell table:formula="of:=IF([.H190] = [.I190]; [.E19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 office:value-type="date" office:date-value="2021-04-06" calcext:value-type="date">
            <text:p>6.04.2021</text:p>
          </table:table-cell>
          <table:table-cell table:formula="of:=WEEKDAY([.B191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8950" calcext:value-type="float">
            <text:p>8950</text:p>
          </table:table-cell>
          <table:table-cell table:formula="of:=[.I190]" office:value-type="float" office:value="33980" calcext:value-type="float">
            <text:p>33980</text:p>
          </table:table-cell>
          <table:table-cell table:formula="of:=IF([.C190] = [.C191]; 0; IF([.C191] &gt; 5; 5000; 12000))" office:value-type="float" office:value="0" calcext:value-type="float">
            <text:p>0</text:p>
          </table:table-cell>
          <table:table-cell table:formula="of:= [.F191] + [.G191]" office:value-type="float" office:value="33980" calcext:value-type="float">
            <text:p>33980</text:p>
          </table:table-cell>
          <table:table-cell table:formula="of:=IF( [.H191] - [.E191] &lt; 0;  [.H191]; [.H191] - [.E191])" office:value-type="float" office:value="25030" calcext:value-type="float">
            <text:p>25030</text:p>
          </table:table-cell>
          <table:table-cell table:formula="of:=IF([.H191] = [.I191]; 1; 0)" office:value-type="float" office:value="0" calcext:value-type="float">
            <text:p>0</text:p>
          </table:table-cell>
          <table:table-cell table:formula="of:=IF([.H191] = [.I191]; [.E19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 office:value-type="date" office:date-value="2021-04-07" calcext:value-type="date">
            <text:p>7.04.2021</text:p>
          </table:table-cell>
          <table:table-cell table:formula="of:=WEEKDAY([.B192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7650" calcext:value-type="float">
            <text:p>7650</text:p>
          </table:table-cell>
          <table:table-cell table:formula="of:=[.I191]" office:value-type="float" office:value="25030" calcext:value-type="float">
            <text:p>25030</text:p>
          </table:table-cell>
          <table:table-cell table:formula="of:=IF([.C191] = [.C192]; 0; IF([.C192] &gt; 5; 5000; 12000))" office:value-type="float" office:value="12000" calcext:value-type="float">
            <text:p>12000</text:p>
          </table:table-cell>
          <table:table-cell table:formula="of:= [.F192] + [.G192]" office:value-type="float" office:value="37030" calcext:value-type="float">
            <text:p>37030</text:p>
          </table:table-cell>
          <table:table-cell table:formula="of:=IF( [.H192] - [.E192] &lt; 0;  [.H192]; [.H192] - [.E192])" office:value-type="float" office:value="29380" calcext:value-type="float">
            <text:p>29380</text:p>
          </table:table-cell>
          <table:table-cell table:formula="of:=IF([.H192] = [.I192]; 1; 0)" office:value-type="float" office:value="0" calcext:value-type="float">
            <text:p>0</text:p>
          </table:table-cell>
          <table:table-cell table:formula="of:=IF([.H192] = [.I192]; [.E19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 office:value-type="date" office:date-value="2021-04-07" calcext:value-type="date">
            <text:p>7.04.2021</text:p>
          </table:table-cell>
          <table:table-cell table:formula="of:=WEEKDAY([.B193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3350" calcext:value-type="float">
            <text:p>3350</text:p>
          </table:table-cell>
          <table:table-cell table:formula="of:=[.I192]" office:value-type="float" office:value="29380" calcext:value-type="float">
            <text:p>29380</text:p>
          </table:table-cell>
          <table:table-cell table:formula="of:=IF([.C192] = [.C193]; 0; IF([.C193] &gt; 5; 5000; 12000))" office:value-type="float" office:value="0" calcext:value-type="float">
            <text:p>0</text:p>
          </table:table-cell>
          <table:table-cell table:formula="of:= [.F193] + [.G193]" office:value-type="float" office:value="29380" calcext:value-type="float">
            <text:p>29380</text:p>
          </table:table-cell>
          <table:table-cell table:formula="of:=IF( [.H193] - [.E193] &lt; 0;  [.H193]; [.H193] - [.E193])" office:value-type="float" office:value="26030" calcext:value-type="float">
            <text:p>26030</text:p>
          </table:table-cell>
          <table:table-cell table:formula="of:=IF([.H193] = [.I193]; 1; 0)" office:value-type="float" office:value="0" calcext:value-type="float">
            <text:p>0</text:p>
          </table:table-cell>
          <table:table-cell table:formula="of:=IF([.H193] = [.I193]; [.E19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 office:value-type="date" office:date-value="2021-04-08" calcext:value-type="date">
            <text:p>8.04.2021</text:p>
          </table:table-cell>
          <table:table-cell table:formula="of:=WEEKDAY([.B194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[.I193]" office:value-type="float" office:value="26030" calcext:value-type="float">
            <text:p>26030</text:p>
          </table:table-cell>
          <table:table-cell table:formula="of:=IF([.C193] = [.C194]; 0; IF([.C194] &gt; 5; 5000; 12000))" office:value-type="float" office:value="12000" calcext:value-type="float">
            <text:p>12000</text:p>
          </table:table-cell>
          <table:table-cell table:formula="of:= [.F194] + [.G194]" office:value-type="float" office:value="38030" calcext:value-type="float">
            <text:p>38030</text:p>
          </table:table-cell>
          <table:table-cell table:formula="of:=IF( [.H194] - [.E194] &lt; 0;  [.H194]; [.H194] - [.E194])" office:value-type="float" office:value="29800" calcext:value-type="float">
            <text:p>29800</text:p>
          </table:table-cell>
          <table:table-cell table:formula="of:=IF([.H194] = [.I194]; 1; 0)" office:value-type="float" office:value="0" calcext:value-type="float">
            <text:p>0</text:p>
          </table:table-cell>
          <table:table-cell table:formula="of:=IF([.H194] = [.I194]; [.E19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date" office:date-value="2021-04-08" calcext:value-type="date">
            <text:p>8.04.2021</text:p>
          </table:table-cell>
          <table:table-cell table:formula="of:=WEEKDAY([.B195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formula="of:=[.I194]" office:value-type="float" office:value="29800" calcext:value-type="float">
            <text:p>29800</text:p>
          </table:table-cell>
          <table:table-cell table:formula="of:=IF([.C194] = [.C195]; 0; IF([.C195] &gt; 5; 5000; 12000))" office:value-type="float" office:value="0" calcext:value-type="float">
            <text:p>0</text:p>
          </table:table-cell>
          <table:table-cell table:formula="of:= [.F195] + [.G195]" office:value-type="float" office:value="29800" calcext:value-type="float">
            <text:p>29800</text:p>
          </table:table-cell>
          <table:table-cell table:formula="of:=IF( [.H195] - [.E195] &lt; 0;  [.H195]; [.H195] - [.E195])" office:value-type="float" office:value="24940" calcext:value-type="float">
            <text:p>24940</text:p>
          </table:table-cell>
          <table:table-cell table:formula="of:=IF([.H195] = [.I195]; 1; 0)" office:value-type="float" office:value="0" calcext:value-type="float">
            <text:p>0</text:p>
          </table:table-cell>
          <table:table-cell table:formula="of:=IF([.H195] = [.I195]; [.E19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 office:value-type="date" office:date-value="2021-04-08" calcext:value-type="date">
            <text:p>8.04.2021</text:p>
          </table:table-cell>
          <table:table-cell table:formula="of:=WEEKDAY([.B196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2250" calcext:value-type="float">
            <text:p>2250</text:p>
          </table:table-cell>
          <table:table-cell table:formula="of:=[.I195]" office:value-type="float" office:value="24940" calcext:value-type="float">
            <text:p>24940</text:p>
          </table:table-cell>
          <table:table-cell table:formula="of:=IF([.C195] = [.C196]; 0; IF([.C196] &gt; 5; 5000; 12000))" office:value-type="float" office:value="0" calcext:value-type="float">
            <text:p>0</text:p>
          </table:table-cell>
          <table:table-cell table:formula="of:= [.F196] + [.G196]" office:value-type="float" office:value="24940" calcext:value-type="float">
            <text:p>24940</text:p>
          </table:table-cell>
          <table:table-cell table:formula="of:=IF( [.H196] - [.E196] &lt; 0;  [.H196]; [.H196] - [.E196])" office:value-type="float" office:value="22690" calcext:value-type="float">
            <text:p>22690</text:p>
          </table:table-cell>
          <table:table-cell table:formula="of:=IF([.H196] = [.I196]; 1; 0)" office:value-type="float" office:value="0" calcext:value-type="float">
            <text:p>0</text:p>
          </table:table-cell>
          <table:table-cell table:formula="of:=IF([.H196] = [.I196]; [.E19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 office:value-type="date" office:date-value="2021-04-09" calcext:value-type="date">
            <text:p>9.04.2021</text:p>
          </table:table-cell>
          <table:table-cell table:formula="of:=WEEKDAY([.B197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9980" calcext:value-type="float">
            <text:p>9980</text:p>
          </table:table-cell>
          <table:table-cell table:formula="of:=[.I196]" office:value-type="float" office:value="22690" calcext:value-type="float">
            <text:p>22690</text:p>
          </table:table-cell>
          <table:table-cell table:formula="of:=IF([.C196] = [.C197]; 0; IF([.C197] &gt; 5; 5000; 12000))" office:value-type="float" office:value="12000" calcext:value-type="float">
            <text:p>12000</text:p>
          </table:table-cell>
          <table:table-cell table:formula="of:= [.F197] + [.G197]" office:value-type="float" office:value="34690" calcext:value-type="float">
            <text:p>34690</text:p>
          </table:table-cell>
          <table:table-cell table:formula="of:=IF( [.H197] - [.E197] &lt; 0;  [.H197]; [.H197] - [.E197])" office:value-type="float" office:value="24710" calcext:value-type="float">
            <text:p>24710</text:p>
          </table:table-cell>
          <table:table-cell table:formula="of:=IF([.H197] = [.I197]; 1; 0)" office:value-type="float" office:value="0" calcext:value-type="float">
            <text:p>0</text:p>
          </table:table-cell>
          <table:table-cell table:formula="of:=IF([.H197] = [.I197]; [.E19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 office:value-type="date" office:date-value="2021-04-09" calcext:value-type="date">
            <text:p>9.04.2021</text:p>
          </table:table-cell>
          <table:table-cell table:formula="of:=WEEKDAY([.B198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formula="of:=[.I197]" office:value-type="float" office:value="24710" calcext:value-type="float">
            <text:p>24710</text:p>
          </table:table-cell>
          <table:table-cell table:formula="of:=IF([.C197] = [.C198]; 0; IF([.C198] &gt; 5; 5000; 12000))" office:value-type="float" office:value="0" calcext:value-type="float">
            <text:p>0</text:p>
          </table:table-cell>
          <table:table-cell table:formula="of:= [.F198] + [.G198]" office:value-type="float" office:value="24710" calcext:value-type="float">
            <text:p>24710</text:p>
          </table:table-cell>
          <table:table-cell table:formula="of:=IF( [.H198] - [.E198] &lt; 0;  [.H198]; [.H198] - [.E198])" office:value-type="float" office:value="18390" calcext:value-type="float">
            <text:p>18390</text:p>
          </table:table-cell>
          <table:table-cell table:formula="of:=IF([.H198] = [.I198]; 1; 0)" office:value-type="float" office:value="0" calcext:value-type="float">
            <text:p>0</text:p>
          </table:table-cell>
          <table:table-cell table:formula="of:=IF([.H198] = [.I198]; [.E19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 office:value-type="date" office:date-value="2021-04-09" calcext:value-type="date">
            <text:p>9.04.2021</text:p>
          </table:table-cell>
          <table:table-cell table:formula="of:=WEEKDAY([.B199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4600" calcext:value-type="float">
            <text:p>4600</text:p>
          </table:table-cell>
          <table:table-cell table:formula="of:=[.I198]" office:value-type="float" office:value="18390" calcext:value-type="float">
            <text:p>18390</text:p>
          </table:table-cell>
          <table:table-cell table:formula="of:=IF([.C198] = [.C199]; 0; IF([.C199] &gt; 5; 5000; 12000))" office:value-type="float" office:value="0" calcext:value-type="float">
            <text:p>0</text:p>
          </table:table-cell>
          <table:table-cell table:formula="of:= [.F199] + [.G199]" office:value-type="float" office:value="18390" calcext:value-type="float">
            <text:p>18390</text:p>
          </table:table-cell>
          <table:table-cell table:formula="of:=IF( [.H199] - [.E199] &lt; 0;  [.H199]; [.H199] - [.E199])" office:value-type="float" office:value="13790" calcext:value-type="float">
            <text:p>13790</text:p>
          </table:table-cell>
          <table:table-cell table:formula="of:=IF([.H199] = [.I199]; 1; 0)" office:value-type="float" office:value="0" calcext:value-type="float">
            <text:p>0</text:p>
          </table:table-cell>
          <table:table-cell table:formula="of:=IF([.H199] = [.I199]; [.E19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 office:value-type="date" office:date-value="2021-04-10" calcext:value-type="date">
            <text:p>10.04.2021</text:p>
          </table:table-cell>
          <table:table-cell table:formula="of:=WEEKDAY([.B200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formula="of:=[.I199]" office:value-type="float" office:value="13790" calcext:value-type="float">
            <text:p>13790</text:p>
          </table:table-cell>
          <table:table-cell table:formula="of:=IF([.C199] = [.C200]; 0; IF([.C200] &gt; 5; 5000; 12000))" office:value-type="float" office:value="5000" calcext:value-type="float">
            <text:p>5000</text:p>
          </table:table-cell>
          <table:table-cell table:formula="of:= [.F200] + [.G200]" office:value-type="float" office:value="18790" calcext:value-type="float">
            <text:p>18790</text:p>
          </table:table-cell>
          <table:table-cell table:formula="of:=IF( [.H200] - [.E200] &lt; 0;  [.H200]; [.H200] - [.E200])" office:value-type="float" office:value="9640" calcext:value-type="float">
            <text:p>9640</text:p>
          </table:table-cell>
          <table:table-cell table:formula="of:=IF([.H200] = [.I200]; 1; 0)" office:value-type="float" office:value="0" calcext:value-type="float">
            <text:p>0</text:p>
          </table:table-cell>
          <table:table-cell table:formula="of:=IF([.H200] = [.I200]; [.E20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date" office:date-value="2021-04-11" calcext:value-type="date">
            <text:p>11.04.2021</text:p>
          </table:table-cell>
          <table:table-cell table:formula="of:=WEEKDAY([.B201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4940" calcext:value-type="float">
            <text:p>4940</text:p>
          </table:table-cell>
          <table:table-cell table:formula="of:=[.I200]" office:value-type="float" office:value="9640" calcext:value-type="float">
            <text:p>9640</text:p>
          </table:table-cell>
          <table:table-cell table:formula="of:=IF([.C200] = [.C201]; 0; IF([.C201] &gt; 5; 5000; 12000))" office:value-type="float" office:value="5000" calcext:value-type="float">
            <text:p>5000</text:p>
          </table:table-cell>
          <table:table-cell table:formula="of:= [.F201] + [.G201]" office:value-type="float" office:value="14640" calcext:value-type="float">
            <text:p>14640</text:p>
          </table:table-cell>
          <table:table-cell table:formula="of:=IF( [.H201] - [.E201] &lt; 0;  [.H201]; [.H201] - [.E201])" office:value-type="float" office:value="9700" calcext:value-type="float">
            <text:p>9700</text:p>
          </table:table-cell>
          <table:table-cell table:formula="of:=IF([.H201] = [.I201]; 1; 0)" office:value-type="float" office:value="0" calcext:value-type="float">
            <text:p>0</text:p>
          </table:table-cell>
          <table:table-cell table:formula="of:=IF([.H201] = [.I201]; [.E20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 office:value-type="date" office:date-value="2021-04-12" calcext:value-type="date">
            <text:p>12.04.2021</text:p>
          </table:table-cell>
          <table:table-cell table:formula="of:=WEEKDAY([.B202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7550" calcext:value-type="float">
            <text:p>7550</text:p>
          </table:table-cell>
          <table:table-cell table:formula="of:=[.I201]" office:value-type="float" office:value="9700" calcext:value-type="float">
            <text:p>9700</text:p>
          </table:table-cell>
          <table:table-cell table:formula="of:=IF([.C201] = [.C202]; 0; IF([.C202] &gt; 5; 5000; 12000))" office:value-type="float" office:value="12000" calcext:value-type="float">
            <text:p>12000</text:p>
          </table:table-cell>
          <table:table-cell table:formula="of:= [.F202] + [.G202]" office:value-type="float" office:value="21700" calcext:value-type="float">
            <text:p>21700</text:p>
          </table:table-cell>
          <table:table-cell table:formula="of:=IF( [.H202] - [.E202] &lt; 0;  [.H202]; [.H202] - [.E202])" office:value-type="float" office:value="14150" calcext:value-type="float">
            <text:p>14150</text:p>
          </table:table-cell>
          <table:table-cell table:formula="of:=IF([.H202] = [.I202]; 1; 0)" office:value-type="float" office:value="0" calcext:value-type="float">
            <text:p>0</text:p>
          </table:table-cell>
          <table:table-cell table:formula="of:=IF([.H202] = [.I202]; [.E20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 office:value-type="date" office:date-value="2021-04-12" calcext:value-type="date">
            <text:p>12.04.2021</text:p>
          </table:table-cell>
          <table:table-cell table:formula="of:=WEEKDAY([.B203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[.I202]" office:value-type="float" office:value="14150" calcext:value-type="float">
            <text:p>14150</text:p>
          </table:table-cell>
          <table:table-cell table:formula="of:=IF([.C202] = [.C203]; 0; IF([.C203] &gt; 5; 5000; 12000))" office:value-type="float" office:value="0" calcext:value-type="float">
            <text:p>0</text:p>
          </table:table-cell>
          <table:table-cell table:formula="of:= [.F203] + [.G203]" office:value-type="float" office:value="14150" calcext:value-type="float">
            <text:p>14150</text:p>
          </table:table-cell>
          <table:table-cell table:formula="of:=IF( [.H203] - [.E203] &lt; 0;  [.H203]; [.H203] - [.E203])" office:value-type="float" office:value="9690" calcext:value-type="float">
            <text:p>9690</text:p>
          </table:table-cell>
          <table:table-cell table:formula="of:=IF([.H203] = [.I203]; 1; 0)" office:value-type="float" office:value="0" calcext:value-type="float">
            <text:p>0</text:p>
          </table:table-cell>
          <table:table-cell table:formula="of:=IF([.H203] = [.I203]; [.E20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 office:value-type="date" office:date-value="2021-04-13" calcext:value-type="date">
            <text:p>13.04.2021</text:p>
          </table:table-cell>
          <table:table-cell table:formula="of:=WEEKDAY([.B204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1680" calcext:value-type="float">
            <text:p>1680</text:p>
          </table:table-cell>
          <table:table-cell table:formula="of:=[.I203]" office:value-type="float" office:value="9690" calcext:value-type="float">
            <text:p>9690</text:p>
          </table:table-cell>
          <table:table-cell table:formula="of:=IF([.C203] = [.C204]; 0; IF([.C204] &gt; 5; 5000; 12000))" office:value-type="float" office:value="12000" calcext:value-type="float">
            <text:p>12000</text:p>
          </table:table-cell>
          <table:table-cell table:formula="of:= [.F204] + [.G204]" office:value-type="float" office:value="21690" calcext:value-type="float">
            <text:p>21690</text:p>
          </table:table-cell>
          <table:table-cell table:formula="of:=IF( [.H204] - [.E204] &lt; 0;  [.H204]; [.H204] - [.E204])" office:value-type="float" office:value="20010" calcext:value-type="float">
            <text:p>20010</text:p>
          </table:table-cell>
          <table:table-cell table:formula="of:=IF([.H204] = [.I204]; 1; 0)" office:value-type="float" office:value="0" calcext:value-type="float">
            <text:p>0</text:p>
          </table:table-cell>
          <table:table-cell table:formula="of:=IF([.H204] = [.I204]; [.E20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 office:value-type="date" office:date-value="2021-04-13" calcext:value-type="date">
            <text:p>13.04.2021</text:p>
          </table:table-cell>
          <table:table-cell table:formula="of:=WEEKDAY([.B205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5220" calcext:value-type="float">
            <text:p>5220</text:p>
          </table:table-cell>
          <table:table-cell table:formula="of:=[.I204]" office:value-type="float" office:value="20010" calcext:value-type="float">
            <text:p>20010</text:p>
          </table:table-cell>
          <table:table-cell table:formula="of:=IF([.C204] = [.C205]; 0; IF([.C205] &gt; 5; 5000; 12000))" office:value-type="float" office:value="0" calcext:value-type="float">
            <text:p>0</text:p>
          </table:table-cell>
          <table:table-cell table:formula="of:= [.F205] + [.G205]" office:value-type="float" office:value="20010" calcext:value-type="float">
            <text:p>20010</text:p>
          </table:table-cell>
          <table:table-cell table:formula="of:=IF( [.H205] - [.E205] &lt; 0;  [.H205]; [.H205] - [.E205])" office:value-type="float" office:value="14790" calcext:value-type="float">
            <text:p>14790</text:p>
          </table:table-cell>
          <table:table-cell table:formula="of:=IF([.H205] = [.I205]; 1; 0)" office:value-type="float" office:value="0" calcext:value-type="float">
            <text:p>0</text:p>
          </table:table-cell>
          <table:table-cell table:formula="of:=IF([.H205] = [.I205]; [.E20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 office:value-type="date" office:date-value="2021-04-13" calcext:value-type="date">
            <text:p>13.04.2021</text:p>
          </table:table-cell>
          <table:table-cell table:formula="of:=WEEKDAY([.B206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6180" calcext:value-type="float">
            <text:p>6180</text:p>
          </table:table-cell>
          <table:table-cell table:formula="of:=[.I205]" office:value-type="float" office:value="14790" calcext:value-type="float">
            <text:p>14790</text:p>
          </table:table-cell>
          <table:table-cell table:formula="of:=IF([.C205] = [.C206]; 0; IF([.C206] &gt; 5; 5000; 12000))" office:value-type="float" office:value="0" calcext:value-type="float">
            <text:p>0</text:p>
          </table:table-cell>
          <table:table-cell table:formula="of:= [.F206] + [.G206]" office:value-type="float" office:value="14790" calcext:value-type="float">
            <text:p>14790</text:p>
          </table:table-cell>
          <table:table-cell table:formula="of:=IF( [.H206] - [.E206] &lt; 0;  [.H206]; [.H206] - [.E206])" office:value-type="float" office:value="8610" calcext:value-type="float">
            <text:p>8610</text:p>
          </table:table-cell>
          <table:table-cell table:formula="of:=IF([.H206] = [.I206]; 1; 0)" office:value-type="float" office:value="0" calcext:value-type="float">
            <text:p>0</text:p>
          </table:table-cell>
          <table:table-cell table:formula="of:=IF([.H206] = [.I206]; [.E20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 office:value-type="date" office:date-value="2021-04-14" calcext:value-type="date">
            <text:p>14.04.2021</text:p>
          </table:table-cell>
          <table:table-cell table:formula="of:=WEEKDAY([.B207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[.I206]" office:value-type="float" office:value="8610" calcext:value-type="float">
            <text:p>8610</text:p>
          </table:table-cell>
          <table:table-cell table:formula="of:=IF([.C206] = [.C207]; 0; IF([.C207] &gt; 5; 5000; 12000))" office:value-type="float" office:value="12000" calcext:value-type="float">
            <text:p>12000</text:p>
          </table:table-cell>
          <table:table-cell table:formula="of:= [.F207] + [.G207]" office:value-type="float" office:value="20610" calcext:value-type="float">
            <text:p>20610</text:p>
          </table:table-cell>
          <table:table-cell table:formula="of:=IF( [.H207] - [.E207] &lt; 0;  [.H207]; [.H207] - [.E207])" office:value-type="float" office:value="13830" calcext:value-type="float">
            <text:p>13830</text:p>
          </table:table-cell>
          <table:table-cell table:formula="of:=IF([.H207] = [.I207]; 1; 0)" office:value-type="float" office:value="0" calcext:value-type="float">
            <text:p>0</text:p>
          </table:table-cell>
          <table:table-cell table:formula="of:=IF([.H207] = [.I207]; [.E20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 office:value-type="date" office:date-value="2021-04-14" calcext:value-type="date">
            <text:p>14.04.2021</text:p>
          </table:table-cell>
          <table:table-cell table:formula="of:=WEEKDAY([.B208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6770" calcext:value-type="float">
            <text:p>6770</text:p>
          </table:table-cell>
          <table:table-cell table:formula="of:=[.I207]" office:value-type="float" office:value="13830" calcext:value-type="float">
            <text:p>13830</text:p>
          </table:table-cell>
          <table:table-cell table:formula="of:=IF([.C207] = [.C208]; 0; IF([.C208] &gt; 5; 5000; 12000))" office:value-type="float" office:value="0" calcext:value-type="float">
            <text:p>0</text:p>
          </table:table-cell>
          <table:table-cell table:formula="of:= [.F208] + [.G208]" office:value-type="float" office:value="13830" calcext:value-type="float">
            <text:p>13830</text:p>
          </table:table-cell>
          <table:table-cell table:formula="of:=IF( [.H208] - [.E208] &lt; 0;  [.H208]; [.H208] - [.E208])" office:value-type="float" office:value="7060" calcext:value-type="float">
            <text:p>7060</text:p>
          </table:table-cell>
          <table:table-cell table:formula="of:=IF([.H208] = [.I208]; 1; 0)" office:value-type="float" office:value="0" calcext:value-type="float">
            <text:p>0</text:p>
          </table:table-cell>
          <table:table-cell table:formula="of:=IF([.H208] = [.I208]; [.E20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 office:value-type="date" office:date-value="2021-04-14" calcext:value-type="date">
            <text:p>14.04.2021</text:p>
          </table:table-cell>
          <table:table-cell table:formula="of:=WEEKDAY([.B209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2070" calcext:value-type="float">
            <text:p>2070</text:p>
          </table:table-cell>
          <table:table-cell table:formula="of:=[.I208]" office:value-type="float" office:value="7060" calcext:value-type="float">
            <text:p>7060</text:p>
          </table:table-cell>
          <table:table-cell table:formula="of:=IF([.C208] = [.C209]; 0; IF([.C209] &gt; 5; 5000; 12000))" office:value-type="float" office:value="0" calcext:value-type="float">
            <text:p>0</text:p>
          </table:table-cell>
          <table:table-cell table:formula="of:= [.F209] + [.G209]" office:value-type="float" office:value="7060" calcext:value-type="float">
            <text:p>7060</text:p>
          </table:table-cell>
          <table:table-cell table:formula="of:=IF( [.H209] - [.E209] &lt; 0;  [.H209]; [.H209] - [.E209])" office:value-type="float" office:value="4990" calcext:value-type="float">
            <text:p>4990</text:p>
          </table:table-cell>
          <table:table-cell table:formula="of:=IF([.H209] = [.I209]; 1; 0)" office:value-type="float" office:value="0" calcext:value-type="float">
            <text:p>0</text:p>
          </table:table-cell>
          <table:table-cell table:formula="of:=IF([.H209] = [.I209]; [.E20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 office:value-type="date" office:date-value="2021-04-15" calcext:value-type="date">
            <text:p>15.04.2021</text:p>
          </table:table-cell>
          <table:table-cell table:formula="of:=WEEKDAY([.B210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6720" calcext:value-type="float">
            <text:p>6720</text:p>
          </table:table-cell>
          <table:table-cell table:formula="of:=[.I209]" office:value-type="float" office:value="4990" calcext:value-type="float">
            <text:p>4990</text:p>
          </table:table-cell>
          <table:table-cell table:formula="of:=IF([.C209] = [.C210]; 0; IF([.C210] &gt; 5; 5000; 12000))" office:value-type="float" office:value="12000" calcext:value-type="float">
            <text:p>12000</text:p>
          </table:table-cell>
          <table:table-cell table:formula="of:= [.F210] + [.G210]" office:value-type="float" office:value="16990" calcext:value-type="float">
            <text:p>16990</text:p>
          </table:table-cell>
          <table:table-cell table:formula="of:=IF( [.H210] - [.E210] &lt; 0;  [.H210]; [.H210] - [.E210])" office:value-type="float" office:value="10270" calcext:value-type="float">
            <text:p>10270</text:p>
          </table:table-cell>
          <table:table-cell table:formula="of:=IF([.H210] = [.I210]; 1; 0)" office:value-type="float" office:value="0" calcext:value-type="float">
            <text:p>0</text:p>
          </table:table-cell>
          <table:table-cell table:formula="of:=IF([.H210] = [.I210]; [.E21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 office:value-type="date" office:date-value="2021-04-15" calcext:value-type="date">
            <text:p>15.04.2021</text:p>
          </table:table-cell>
          <table:table-cell table:formula="of:=WEEKDAY([.B211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5160" calcext:value-type="float">
            <text:p>5160</text:p>
          </table:table-cell>
          <table:table-cell table:formula="of:=[.I210]" office:value-type="float" office:value="10270" calcext:value-type="float">
            <text:p>10270</text:p>
          </table:table-cell>
          <table:table-cell table:formula="of:=IF([.C210] = [.C211]; 0; IF([.C211] &gt; 5; 5000; 12000))" office:value-type="float" office:value="0" calcext:value-type="float">
            <text:p>0</text:p>
          </table:table-cell>
          <table:table-cell table:formula="of:= [.F211] + [.G211]" office:value-type="float" office:value="10270" calcext:value-type="float">
            <text:p>10270</text:p>
          </table:table-cell>
          <table:table-cell table:formula="of:=IF( [.H211] - [.E211] &lt; 0;  [.H211]; [.H211] - [.E211])" office:value-type="float" office:value="5110" calcext:value-type="float">
            <text:p>5110</text:p>
          </table:table-cell>
          <table:table-cell table:formula="of:=IF([.H211] = [.I211]; 1; 0)" office:value-type="float" office:value="0" calcext:value-type="float">
            <text:p>0</text:p>
          </table:table-cell>
          <table:table-cell table:formula="of:=IF([.H211] = [.I211]; [.E2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 office:value-type="date" office:date-value="2021-04-15" calcext:value-type="date">
            <text:p>15.04.2021</text:p>
          </table:table-cell>
          <table:table-cell table:formula="of:=WEEKDAY([.B212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3130" calcext:value-type="float">
            <text:p>3130</text:p>
          </table:table-cell>
          <table:table-cell table:formula="of:=[.I211]" office:value-type="float" office:value="5110" calcext:value-type="float">
            <text:p>5110</text:p>
          </table:table-cell>
          <table:table-cell table:formula="of:=IF([.C211] = [.C212]; 0; IF([.C212] &gt; 5; 5000; 12000))" office:value-type="float" office:value="0" calcext:value-type="float">
            <text:p>0</text:p>
          </table:table-cell>
          <table:table-cell table:formula="of:= [.F212] + [.G212]" office:value-type="float" office:value="5110" calcext:value-type="float">
            <text:p>5110</text:p>
          </table:table-cell>
          <table:table-cell table:formula="of:=IF( [.H212] - [.E212] &lt; 0;  [.H212]; [.H212] - [.E212])" office:value-type="float" office:value="1980" calcext:value-type="float">
            <text:p>1980</text:p>
          </table:table-cell>
          <table:table-cell table:formula="of:=IF([.H212] = [.I212]; 1; 0)" office:value-type="float" office:value="0" calcext:value-type="float">
            <text:p>0</text:p>
          </table:table-cell>
          <table:table-cell table:formula="of:=IF([.H212] = [.I212]; [.E21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 office:value-type="date" office:date-value="2021-04-16" calcext:value-type="date">
            <text:p>16.04.2021</text:p>
          </table:table-cell>
          <table:table-cell table:formula="of:=WEEKDAY([.B213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6560" calcext:value-type="float">
            <text:p>6560</text:p>
          </table:table-cell>
          <table:table-cell table:formula="of:=[.I212]" office:value-type="float" office:value="1980" calcext:value-type="float">
            <text:p>1980</text:p>
          </table:table-cell>
          <table:table-cell table:formula="of:=IF([.C212] = [.C213]; 0; IF([.C213] &gt; 5; 5000; 12000))" office:value-type="float" office:value="12000" calcext:value-type="float">
            <text:p>12000</text:p>
          </table:table-cell>
          <table:table-cell table:formula="of:= [.F213] + [.G213]" office:value-type="float" office:value="13980" calcext:value-type="float">
            <text:p>13980</text:p>
          </table:table-cell>
          <table:table-cell table:formula="of:=IF( [.H213] - [.E213] &lt; 0;  [.H213]; [.H213] - [.E213])" office:value-type="float" office:value="7420" calcext:value-type="float">
            <text:p>7420</text:p>
          </table:table-cell>
          <table:table-cell table:formula="of:=IF([.H213] = [.I213]; 1; 0)" office:value-type="float" office:value="0" calcext:value-type="float">
            <text:p>0</text:p>
          </table:table-cell>
          <table:table-cell table:formula="of:=IF([.H213] = [.I213]; [.E21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 office:value-type="date" office:date-value="2021-04-16" calcext:value-type="date">
            <text:p>16.04.2021</text:p>
          </table:table-cell>
          <table:table-cell table:formula="of:=WEEKDAY([.B214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1000" calcext:value-type="float">
            <text:p>1000</text:p>
          </table:table-cell>
          <table:table-cell table:formula="of:=[.I213]" office:value-type="float" office:value="7420" calcext:value-type="float">
            <text:p>7420</text:p>
          </table:table-cell>
          <table:table-cell table:formula="of:=IF([.C213] = [.C214]; 0; IF([.C214] &gt; 5; 5000; 12000))" office:value-type="float" office:value="0" calcext:value-type="float">
            <text:p>0</text:p>
          </table:table-cell>
          <table:table-cell table:formula="of:= [.F214] + [.G214]" office:value-type="float" office:value="7420" calcext:value-type="float">
            <text:p>7420</text:p>
          </table:table-cell>
          <table:table-cell table:formula="of:=IF( [.H214] - [.E214] &lt; 0;  [.H214]; [.H214] - [.E214])" office:value-type="float" office:value="6420" calcext:value-type="float">
            <text:p>6420</text:p>
          </table:table-cell>
          <table:table-cell table:formula="of:=IF([.H214] = [.I214]; 1; 0)" office:value-type="float" office:value="0" calcext:value-type="float">
            <text:p>0</text:p>
          </table:table-cell>
          <table:table-cell table:formula="of:=IF([.H214] = [.I214]; [.E21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 office:value-type="date" office:date-value="2021-04-17" calcext:value-type="date">
            <text:p>17.04.2021</text:p>
          </table:table-cell>
          <table:table-cell table:formula="of:=WEEKDAY([.B215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2660" calcext:value-type="float">
            <text:p>2660</text:p>
          </table:table-cell>
          <table:table-cell table:formula="of:=[.I214]" office:value-type="float" office:value="6420" calcext:value-type="float">
            <text:p>6420</text:p>
          </table:table-cell>
          <table:table-cell table:formula="of:=IF([.C214] = [.C215]; 0; IF([.C215] &gt; 5; 5000; 12000))" office:value-type="float" office:value="5000" calcext:value-type="float">
            <text:p>5000</text:p>
          </table:table-cell>
          <table:table-cell table:formula="of:= [.F215] + [.G215]" office:value-type="float" office:value="11420" calcext:value-type="float">
            <text:p>11420</text:p>
          </table:table-cell>
          <table:table-cell table:formula="of:=IF( [.H215] - [.E215] &lt; 0;  [.H215]; [.H215] - [.E215])" office:value-type="float" office:value="8760" calcext:value-type="float">
            <text:p>8760</text:p>
          </table:table-cell>
          <table:table-cell table:formula="of:=IF([.H215] = [.I215]; 1; 0)" office:value-type="float" office:value="0" calcext:value-type="float">
            <text:p>0</text:p>
          </table:table-cell>
          <table:table-cell table:formula="of:=IF([.H215] = [.I215]; [.E21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 office:value-type="date" office:date-value="2021-04-17" calcext:value-type="date">
            <text:p>17.04.2021</text:p>
          </table:table-cell>
          <table:table-cell table:formula="of:=WEEKDAY([.B216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formula="of:=[.I215]" office:value-type="float" office:value="8760" calcext:value-type="float">
            <text:p>8760</text:p>
          </table:table-cell>
          <table:table-cell table:formula="of:=IF([.C215] = [.C216]; 0; IF([.C216] &gt; 5; 5000; 12000))" office:value-type="float" office:value="0" calcext:value-type="float">
            <text:p>0</text:p>
          </table:table-cell>
          <table:table-cell table:formula="of:= [.F216] + [.G216]" office:value-type="float" office:value="8760" calcext:value-type="float">
            <text:p>8760</text:p>
          </table:table-cell>
          <table:table-cell table:formula="of:=IF( [.H216] - [.E216] &lt; 0;  [.H216]; [.H216] - [.E216])" office:value-type="float" office:value="8760" calcext:value-type="float">
            <text:p>8760</text:p>
          </table:table-cell>
          <table:table-cell table:formula="of:=IF([.H216] = [.I216]; 1; 0)" office:value-type="float" office:value="1" calcext:value-type="float">
            <text:p>1</text:p>
          </table:table-cell>
          <table:table-cell table:formula="of:=IF([.H216] = [.I216]; [.E216]; 0)"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 office:value-type="date" office:date-value="2021-04-17" calcext:value-type="date">
            <text:p>17.04.2021</text:p>
          </table:table-cell>
          <table:table-cell table:formula="of:=WEEKDAY([.B217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1800" calcext:value-type="float">
            <text:p>1800</text:p>
          </table:table-cell>
          <table:table-cell table:formula="of:=[.I216]" office:value-type="float" office:value="8760" calcext:value-type="float">
            <text:p>8760</text:p>
          </table:table-cell>
          <table:table-cell table:formula="of:=IF([.C216] = [.C217]; 0; IF([.C217] &gt; 5; 5000; 12000))" office:value-type="float" office:value="0" calcext:value-type="float">
            <text:p>0</text:p>
          </table:table-cell>
          <table:table-cell table:formula="of:= [.F217] + [.G217]" office:value-type="float" office:value="8760" calcext:value-type="float">
            <text:p>8760</text:p>
          </table:table-cell>
          <table:table-cell table:formula="of:=IF( [.H217] - [.E217] &lt; 0;  [.H217]; [.H217] - [.E217])" office:value-type="float" office:value="6960" calcext:value-type="float">
            <text:p>6960</text:p>
          </table:table-cell>
          <table:table-cell table:formula="of:=IF([.H217] = [.I217]; 1; 0)" office:value-type="float" office:value="0" calcext:value-type="float">
            <text:p>0</text:p>
          </table:table-cell>
          <table:table-cell table:formula="of:=IF([.H217] = [.I217]; [.E21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date" office:date-value="2021-04-18" calcext:value-type="date">
            <text:p>18.04.2021</text:p>
          </table:table-cell>
          <table:table-cell table:formula="of:=WEEKDAY([.B218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6820" calcext:value-type="float">
            <text:p>6820</text:p>
          </table:table-cell>
          <table:table-cell table:formula="of:=[.I217]" office:value-type="float" office:value="6960" calcext:value-type="float">
            <text:p>6960</text:p>
          </table:table-cell>
          <table:table-cell table:formula="of:=IF([.C217] = [.C218]; 0; IF([.C218] &gt; 5; 5000; 12000))" office:value-type="float" office:value="5000" calcext:value-type="float">
            <text:p>5000</text:p>
          </table:table-cell>
          <table:table-cell table:formula="of:= [.F218] + [.G218]" office:value-type="float" office:value="11960" calcext:value-type="float">
            <text:p>11960</text:p>
          </table:table-cell>
          <table:table-cell table:formula="of:=IF( [.H218] - [.E218] &lt; 0;  [.H218]; [.H218] - [.E218])" office:value-type="float" office:value="5140" calcext:value-type="float">
            <text:p>5140</text:p>
          </table:table-cell>
          <table:table-cell table:formula="of:=IF([.H218] = [.I218]; 1; 0)" office:value-type="float" office:value="0" calcext:value-type="float">
            <text:p>0</text:p>
          </table:table-cell>
          <table:table-cell table:formula="of:=IF([.H218] = [.I218]; [.E21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 office:value-type="date" office:date-value="2021-04-18" calcext:value-type="date">
            <text:p>18.04.2021</text:p>
          </table:table-cell>
          <table:table-cell table:formula="of:=WEEKDAY([.B219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3860" calcext:value-type="float">
            <text:p>3860</text:p>
          </table:table-cell>
          <table:table-cell table:formula="of:=[.I218]" office:value-type="float" office:value="5140" calcext:value-type="float">
            <text:p>5140</text:p>
          </table:table-cell>
          <table:table-cell table:formula="of:=IF([.C218] = [.C219]; 0; IF([.C219] &gt; 5; 5000; 12000))" office:value-type="float" office:value="0" calcext:value-type="float">
            <text:p>0</text:p>
          </table:table-cell>
          <table:table-cell table:formula="of:= [.F219] + [.G219]" office:value-type="float" office:value="5140" calcext:value-type="float">
            <text:p>5140</text:p>
          </table:table-cell>
          <table:table-cell table:formula="of:=IF( [.H219] - [.E219] &lt; 0;  [.H219]; [.H219] - [.E219])" office:value-type="float" office:value="1280" calcext:value-type="float">
            <text:p>1280</text:p>
          </table:table-cell>
          <table:table-cell table:formula="of:=IF([.H219] = [.I219]; 1; 0)" office:value-type="float" office:value="0" calcext:value-type="float">
            <text:p>0</text:p>
          </table:table-cell>
          <table:table-cell table:formula="of:=IF([.H219] = [.I219]; [.E21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 office:value-type="date" office:date-value="2021-04-18" calcext:value-type="date">
            <text:p>18.04.2021</text:p>
          </table:table-cell>
          <table:table-cell table:formula="of:=WEEKDAY([.B220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6470" calcext:value-type="float">
            <text:p>6470</text:p>
          </table:table-cell>
          <table:table-cell table:formula="of:=[.I219]" office:value-type="float" office:value="1280" calcext:value-type="float">
            <text:p>1280</text:p>
          </table:table-cell>
          <table:table-cell table:formula="of:=IF([.C219] = [.C220]; 0; IF([.C220] &gt; 5; 5000; 12000))" office:value-type="float" office:value="0" calcext:value-type="float">
            <text:p>0</text:p>
          </table:table-cell>
          <table:table-cell table:formula="of:= [.F220] + [.G220]" office:value-type="float" office:value="1280" calcext:value-type="float">
            <text:p>1280</text:p>
          </table:table-cell>
          <table:table-cell table:formula="of:=IF( [.H220] - [.E220] &lt; 0;  [.H220]; [.H220] - [.E220])" office:value-type="float" office:value="1280" calcext:value-type="float">
            <text:p>1280</text:p>
          </table:table-cell>
          <table:table-cell table:formula="of:=IF([.H220] = [.I220]; 1; 0)" office:value-type="float" office:value="1" calcext:value-type="float">
            <text:p>1</text:p>
          </table:table-cell>
          <table:table-cell table:formula="of:=IF([.H220] = [.I220]; [.E220]; 0)" office:value-type="float" office:value="6470" calcext:value-type="float">
            <text:p>647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 office:value-type="date" office:date-value="2021-04-19" calcext:value-type="date">
            <text:p>19.04.2021</text:p>
          </table:table-cell>
          <table:table-cell table:formula="of:=WEEKDAY([.B221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1560" calcext:value-type="float">
            <text:p>1560</text:p>
          </table:table-cell>
          <table:table-cell table:formula="of:=[.I220]" office:value-type="float" office:value="1280" calcext:value-type="float">
            <text:p>1280</text:p>
          </table:table-cell>
          <table:table-cell table:formula="of:=IF([.C220] = [.C221]; 0; IF([.C221] &gt; 5; 5000; 12000))" office:value-type="float" office:value="12000" calcext:value-type="float">
            <text:p>12000</text:p>
          </table:table-cell>
          <table:table-cell table:formula="of:= [.F221] + [.G221]" office:value-type="float" office:value="13280" calcext:value-type="float">
            <text:p>13280</text:p>
          </table:table-cell>
          <table:table-cell table:formula="of:=IF( [.H221] - [.E221] &lt; 0;  [.H221]; [.H221] - [.E221])" office:value-type="float" office:value="11720" calcext:value-type="float">
            <text:p>11720</text:p>
          </table:table-cell>
          <table:table-cell table:formula="of:=IF([.H221] = [.I221]; 1; 0)" office:value-type="float" office:value="0" calcext:value-type="float">
            <text:p>0</text:p>
          </table:table-cell>
          <table:table-cell table:formula="of:=IF([.H221] = [.I221]; [.E22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 office:value-type="date" office:date-value="2021-04-19" calcext:value-type="date">
            <text:p>19.04.2021</text:p>
          </table:table-cell>
          <table:table-cell table:formula="of:=WEEKDAY([.B222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3420" calcext:value-type="float">
            <text:p>3420</text:p>
          </table:table-cell>
          <table:table-cell table:formula="of:=[.I221]" office:value-type="float" office:value="11720" calcext:value-type="float">
            <text:p>11720</text:p>
          </table:table-cell>
          <table:table-cell table:formula="of:=IF([.C221] = [.C222]; 0; IF([.C222] &gt; 5; 5000; 12000))" office:value-type="float" office:value="0" calcext:value-type="float">
            <text:p>0</text:p>
          </table:table-cell>
          <table:table-cell table:formula="of:= [.F222] + [.G222]" office:value-type="float" office:value="11720" calcext:value-type="float">
            <text:p>11720</text:p>
          </table:table-cell>
          <table:table-cell table:formula="of:=IF( [.H222] - [.E222] &lt; 0;  [.H222]; [.H222] - [.E222])" office:value-type="float" office:value="8300" calcext:value-type="float">
            <text:p>8300</text:p>
          </table:table-cell>
          <table:table-cell table:formula="of:=IF([.H222] = [.I222]; 1; 0)" office:value-type="float" office:value="0" calcext:value-type="float">
            <text:p>0</text:p>
          </table:table-cell>
          <table:table-cell table:formula="of:=IF([.H222] = [.I222]; [.E22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 office:value-type="date" office:date-value="2021-04-19" calcext:value-type="date">
            <text:p>19.04.2021</text:p>
          </table:table-cell>
          <table:table-cell table:formula="of:=WEEKDAY([.B223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[.I222]" office:value-type="float" office:value="8300" calcext:value-type="float">
            <text:p>8300</text:p>
          </table:table-cell>
          <table:table-cell table:formula="of:=IF([.C222] = [.C223]; 0; IF([.C223] &gt; 5; 5000; 12000))" office:value-type="float" office:value="0" calcext:value-type="float">
            <text:p>0</text:p>
          </table:table-cell>
          <table:table-cell table:formula="of:= [.F223] + [.G223]" office:value-type="float" office:value="8300" calcext:value-type="float">
            <text:p>8300</text:p>
          </table:table-cell>
          <table:table-cell table:formula="of:=IF( [.H223] - [.E223] &lt; 0;  [.H223]; [.H223] - [.E223])" office:value-type="float" office:value="3080" calcext:value-type="float">
            <text:p>3080</text:p>
          </table:table-cell>
          <table:table-cell table:formula="of:=IF([.H223] = [.I223]; 1; 0)" office:value-type="float" office:value="0" calcext:value-type="float">
            <text:p>0</text:p>
          </table:table-cell>
          <table:table-cell table:formula="of:=IF([.H223] = [.I223]; [.E22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 office:value-type="date" office:date-value="2021-04-20" calcext:value-type="date">
            <text:p>20.04.2021</text:p>
          </table:table-cell>
          <table:table-cell table:formula="of:=WEEKDAY([.B224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6100" calcext:value-type="float">
            <text:p>6100</text:p>
          </table:table-cell>
          <table:table-cell table:formula="of:=[.I223]" office:value-type="float" office:value="3080" calcext:value-type="float">
            <text:p>3080</text:p>
          </table:table-cell>
          <table:table-cell table:formula="of:=IF([.C223] = [.C224]; 0; IF([.C224] &gt; 5; 5000; 12000))" office:value-type="float" office:value="12000" calcext:value-type="float">
            <text:p>12000</text:p>
          </table:table-cell>
          <table:table-cell table:formula="of:= [.F224] + [.G224]" office:value-type="float" office:value="15080" calcext:value-type="float">
            <text:p>15080</text:p>
          </table:table-cell>
          <table:table-cell table:formula="of:=IF( [.H224] - [.E224] &lt; 0;  [.H224]; [.H224] - [.E224])" office:value-type="float" office:value="8980" calcext:value-type="float">
            <text:p>8980</text:p>
          </table:table-cell>
          <table:table-cell table:formula="of:=IF([.H224] = [.I224]; 1; 0)" office:value-type="float" office:value="0" calcext:value-type="float">
            <text:p>0</text:p>
          </table:table-cell>
          <table:table-cell table:formula="of:=IF([.H224] = [.I224]; [.E22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 office:value-type="date" office:date-value="2021-04-20" calcext:value-type="date">
            <text:p>20.04.2021</text:p>
          </table:table-cell>
          <table:table-cell table:formula="of:=WEEKDAY([.B225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3800" calcext:value-type="float">
            <text:p>3800</text:p>
          </table:table-cell>
          <table:table-cell table:formula="of:=[.I224]" office:value-type="float" office:value="8980" calcext:value-type="float">
            <text:p>8980</text:p>
          </table:table-cell>
          <table:table-cell table:formula="of:=IF([.C224] = [.C225]; 0; IF([.C225] &gt; 5; 5000; 12000))" office:value-type="float" office:value="0" calcext:value-type="float">
            <text:p>0</text:p>
          </table:table-cell>
          <table:table-cell table:formula="of:= [.F225] + [.G225]" office:value-type="float" office:value="8980" calcext:value-type="float">
            <text:p>8980</text:p>
          </table:table-cell>
          <table:table-cell table:formula="of:=IF( [.H225] - [.E225] &lt; 0;  [.H225]; [.H225] - [.E225])" office:value-type="float" office:value="5180" calcext:value-type="float">
            <text:p>5180</text:p>
          </table:table-cell>
          <table:table-cell table:formula="of:=IF([.H225] = [.I225]; 1; 0)" office:value-type="float" office:value="0" calcext:value-type="float">
            <text:p>0</text:p>
          </table:table-cell>
          <table:table-cell table:formula="of:=IF([.H225] = [.I225]; [.E22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 office:value-type="date" office:date-value="2021-04-21" calcext:value-type="date">
            <text:p>21.04.2021</text:p>
          </table:table-cell>
          <table:table-cell table:formula="of:=WEEKDAY([.B226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3170" calcext:value-type="float">
            <text:p>3170</text:p>
          </table:table-cell>
          <table:table-cell table:formula="of:=[.I225]" office:value-type="float" office:value="5180" calcext:value-type="float">
            <text:p>5180</text:p>
          </table:table-cell>
          <table:table-cell table:formula="of:=IF([.C225] = [.C226]; 0; IF([.C226] &gt; 5; 5000; 12000))" office:value-type="float" office:value="12000" calcext:value-type="float">
            <text:p>12000</text:p>
          </table:table-cell>
          <table:table-cell table:formula="of:= [.F226] + [.G226]" office:value-type="float" office:value="17180" calcext:value-type="float">
            <text:p>17180</text:p>
          </table:table-cell>
          <table:table-cell table:formula="of:=IF( [.H226] - [.E226] &lt; 0;  [.H226]; [.H226] - [.E226])" office:value-type="float" office:value="14010" calcext:value-type="float">
            <text:p>14010</text:p>
          </table:table-cell>
          <table:table-cell table:formula="of:=IF([.H226] = [.I226]; 1; 0)" office:value-type="float" office:value="0" calcext:value-type="float">
            <text:p>0</text:p>
          </table:table-cell>
          <table:table-cell table:formula="of:=IF([.H226] = [.I226]; [.E22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 office:value-type="date" office:date-value="2021-04-21" calcext:value-type="date">
            <text:p>21.04.2021</text:p>
          </table:table-cell>
          <table:table-cell table:formula="of:=WEEKDAY([.B227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4140" calcext:value-type="float">
            <text:p>4140</text:p>
          </table:table-cell>
          <table:table-cell table:formula="of:=[.I226]" office:value-type="float" office:value="14010" calcext:value-type="float">
            <text:p>14010</text:p>
          </table:table-cell>
          <table:table-cell table:formula="of:=IF([.C226] = [.C227]; 0; IF([.C227] &gt; 5; 5000; 12000))" office:value-type="float" office:value="0" calcext:value-type="float">
            <text:p>0</text:p>
          </table:table-cell>
          <table:table-cell table:formula="of:= [.F227] + [.G227]" office:value-type="float" office:value="14010" calcext:value-type="float">
            <text:p>14010</text:p>
          </table:table-cell>
          <table:table-cell table:formula="of:=IF( [.H227] - [.E227] &lt; 0;  [.H227]; [.H227] - [.E227])" office:value-type="float" office:value="9870" calcext:value-type="float">
            <text:p>9870</text:p>
          </table:table-cell>
          <table:table-cell table:formula="of:=IF([.H227] = [.I227]; 1; 0)" office:value-type="float" office:value="0" calcext:value-type="float">
            <text:p>0</text:p>
          </table:table-cell>
          <table:table-cell table:formula="of:=IF([.H227] = [.I227]; [.E22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 office:value-type="date" office:date-value="2021-04-21" calcext:value-type="date">
            <text:p>21.04.2021</text:p>
          </table:table-cell>
          <table:table-cell table:formula="of:=WEEKDAY([.B228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2060" calcext:value-type="float">
            <text:p>2060</text:p>
          </table:table-cell>
          <table:table-cell table:formula="of:=[.I227]" office:value-type="float" office:value="9870" calcext:value-type="float">
            <text:p>9870</text:p>
          </table:table-cell>
          <table:table-cell table:formula="of:=IF([.C227] = [.C228]; 0; IF([.C228] &gt; 5; 5000; 12000))" office:value-type="float" office:value="0" calcext:value-type="float">
            <text:p>0</text:p>
          </table:table-cell>
          <table:table-cell table:formula="of:= [.F228] + [.G228]" office:value-type="float" office:value="9870" calcext:value-type="float">
            <text:p>9870</text:p>
          </table:table-cell>
          <table:table-cell table:formula="of:=IF( [.H228] - [.E228] &lt; 0;  [.H228]; [.H228] - [.E228])" office:value-type="float" office:value="7810" calcext:value-type="float">
            <text:p>7810</text:p>
          </table:table-cell>
          <table:table-cell table:formula="of:=IF([.H228] = [.I228]; 1; 0)" office:value-type="float" office:value="0" calcext:value-type="float">
            <text:p>0</text:p>
          </table:table-cell>
          <table:table-cell table:formula="of:=IF([.H228] = [.I228]; [.E22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 office:value-type="date" office:date-value="2021-04-22" calcext:value-type="date">
            <text:p>22.04.2021</text:p>
          </table:table-cell>
          <table:table-cell table:formula="of:=WEEKDAY([.B229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8220" calcext:value-type="float">
            <text:p>8220</text:p>
          </table:table-cell>
          <table:table-cell table:formula="of:=[.I228]" office:value-type="float" office:value="7810" calcext:value-type="float">
            <text:p>7810</text:p>
          </table:table-cell>
          <table:table-cell table:formula="of:=IF([.C228] = [.C229]; 0; IF([.C229] &gt; 5; 5000; 12000))" office:value-type="float" office:value="12000" calcext:value-type="float">
            <text:p>12000</text:p>
          </table:table-cell>
          <table:table-cell table:formula="of:= [.F229] + [.G229]" office:value-type="float" office:value="19810" calcext:value-type="float">
            <text:p>19810</text:p>
          </table:table-cell>
          <table:table-cell table:formula="of:=IF( [.H229] - [.E229] &lt; 0;  [.H229]; [.H229] - [.E229])" office:value-type="float" office:value="11590" calcext:value-type="float">
            <text:p>11590</text:p>
          </table:table-cell>
          <table:table-cell table:formula="of:=IF([.H229] = [.I229]; 1; 0)" office:value-type="float" office:value="0" calcext:value-type="float">
            <text:p>0</text:p>
          </table:table-cell>
          <table:table-cell table:formula="of:=IF([.H229] = [.I229]; [.E22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 office:value-type="date" office:date-value="2021-04-23" calcext:value-type="date">
            <text:p>23.04.2021</text:p>
          </table:table-cell>
          <table:table-cell table:formula="of:=WEEKDAY([.B230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9490" calcext:value-type="float">
            <text:p>9490</text:p>
          </table:table-cell>
          <table:table-cell table:formula="of:=[.I229]" office:value-type="float" office:value="11590" calcext:value-type="float">
            <text:p>11590</text:p>
          </table:table-cell>
          <table:table-cell table:formula="of:=IF([.C229] = [.C230]; 0; IF([.C230] &gt; 5; 5000; 12000))" office:value-type="float" office:value="12000" calcext:value-type="float">
            <text:p>12000</text:p>
          </table:table-cell>
          <table:table-cell table:formula="of:= [.F230] + [.G230]" office:value-type="float" office:value="23590" calcext:value-type="float">
            <text:p>23590</text:p>
          </table:table-cell>
          <table:table-cell table:formula="of:=IF( [.H230] - [.E230] &lt; 0;  [.H230]; [.H230] - [.E230])" office:value-type="float" office:value="14100" calcext:value-type="float">
            <text:p>14100</text:p>
          </table:table-cell>
          <table:table-cell table:formula="of:=IF([.H230] = [.I230]; 1; 0)" office:value-type="float" office:value="0" calcext:value-type="float">
            <text:p>0</text:p>
          </table:table-cell>
          <table:table-cell table:formula="of:=IF([.H230] = [.I230]; [.E23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 office:value-type="date" office:date-value="2021-04-23" calcext:value-type="date">
            <text:p>23.04.2021</text:p>
          </table:table-cell>
          <table:table-cell table:formula="of:=WEEKDAY([.B231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950" calcext:value-type="float">
            <text:p>950</text:p>
          </table:table-cell>
          <table:table-cell table:formula="of:=[.I230]" office:value-type="float" office:value="14100" calcext:value-type="float">
            <text:p>14100</text:p>
          </table:table-cell>
          <table:table-cell table:formula="of:=IF([.C230] = [.C231]; 0; IF([.C231] &gt; 5; 5000; 12000))" office:value-type="float" office:value="0" calcext:value-type="float">
            <text:p>0</text:p>
          </table:table-cell>
          <table:table-cell table:formula="of:= [.F231] + [.G231]" office:value-type="float" office:value="14100" calcext:value-type="float">
            <text:p>14100</text:p>
          </table:table-cell>
          <table:table-cell table:formula="of:=IF( [.H231] - [.E231] &lt; 0;  [.H231]; [.H231] - [.E231])" office:value-type="float" office:value="13150" calcext:value-type="float">
            <text:p>13150</text:p>
          </table:table-cell>
          <table:table-cell table:formula="of:=IF([.H231] = [.I231]; 1; 0)" office:value-type="float" office:value="0" calcext:value-type="float">
            <text:p>0</text:p>
          </table:table-cell>
          <table:table-cell table:formula="of:=IF([.H231] = [.I231]; [.E23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 office:value-type="date" office:date-value="2021-04-24" calcext:value-type="date">
            <text:p>24.04.2021</text:p>
          </table:table-cell>
          <table:table-cell table:formula="of:=WEEKDAY([.B232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3110" calcext:value-type="float">
            <text:p>3110</text:p>
          </table:table-cell>
          <table:table-cell table:formula="of:=[.I231]" office:value-type="float" office:value="13150" calcext:value-type="float">
            <text:p>13150</text:p>
          </table:table-cell>
          <table:table-cell table:formula="of:=IF([.C231] = [.C232]; 0; IF([.C232] &gt; 5; 5000; 12000))" office:value-type="float" office:value="5000" calcext:value-type="float">
            <text:p>5000</text:p>
          </table:table-cell>
          <table:table-cell table:formula="of:= [.F232] + [.G232]" office:value-type="float" office:value="18150" calcext:value-type="float">
            <text:p>18150</text:p>
          </table:table-cell>
          <table:table-cell table:formula="of:=IF( [.H232] - [.E232] &lt; 0;  [.H232]; [.H232] - [.E232])" office:value-type="float" office:value="15040" calcext:value-type="float">
            <text:p>15040</text:p>
          </table:table-cell>
          <table:table-cell table:formula="of:=IF([.H232] = [.I232]; 1; 0)" office:value-type="float" office:value="0" calcext:value-type="float">
            <text:p>0</text:p>
          </table:table-cell>
          <table:table-cell table:formula="of:=IF([.H232] = [.I232]; [.E23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 office:value-type="date" office:date-value="2021-04-25" calcext:value-type="date">
            <text:p>25.04.2021</text:p>
          </table:table-cell>
          <table:table-cell table:formula="of:=WEEKDAY([.B233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[.I232]" office:value-type="float" office:value="15040" calcext:value-type="float">
            <text:p>15040</text:p>
          </table:table-cell>
          <table:table-cell table:formula="of:=IF([.C232] = [.C233]; 0; IF([.C233] &gt; 5; 5000; 12000))" office:value-type="float" office:value="5000" calcext:value-type="float">
            <text:p>5000</text:p>
          </table:table-cell>
          <table:table-cell table:formula="of:= [.F233] + [.G233]" office:value-type="float" office:value="20040" calcext:value-type="float">
            <text:p>20040</text:p>
          </table:table-cell>
          <table:table-cell table:formula="of:=IF( [.H233] - [.E233] &lt; 0;  [.H233]; [.H233] - [.E233])" office:value-type="float" office:value="14030" calcext:value-type="float">
            <text:p>14030</text:p>
          </table:table-cell>
          <table:table-cell table:formula="of:=IF([.H233] = [.I233]; 1; 0)" office:value-type="float" office:value="0" calcext:value-type="float">
            <text:p>0</text:p>
          </table:table-cell>
          <table:table-cell table:formula="of:=IF([.H233] = [.I233]; [.E23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 office:value-type="date" office:date-value="2021-04-25" calcext:value-type="date">
            <text:p>25.04.2021</text:p>
          </table:table-cell>
          <table:table-cell table:formula="of:=WEEKDAY([.B234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formula="of:=[.I233]" office:value-type="float" office:value="14030" calcext:value-type="float">
            <text:p>14030</text:p>
          </table:table-cell>
          <table:table-cell table:formula="of:=IF([.C233] = [.C234]; 0; IF([.C234] &gt; 5; 5000; 12000))" office:value-type="float" office:value="0" calcext:value-type="float">
            <text:p>0</text:p>
          </table:table-cell>
          <table:table-cell table:formula="of:= [.F234] + [.G234]" office:value-type="float" office:value="14030" calcext:value-type="float">
            <text:p>14030</text:p>
          </table:table-cell>
          <table:table-cell table:formula="of:=IF( [.H234] - [.E234] &lt; 0;  [.H234]; [.H234] - [.E234])" office:value-type="float" office:value="12810" calcext:value-type="float">
            <text:p>12810</text:p>
          </table:table-cell>
          <table:table-cell table:formula="of:=IF([.H234] = [.I234]; 1; 0)" office:value-type="float" office:value="0" calcext:value-type="float">
            <text:p>0</text:p>
          </table:table-cell>
          <table:table-cell table:formula="of:=IF([.H234] = [.I234]; [.E23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 office:value-type="date" office:date-value="2021-04-25" calcext:value-type="date">
            <text:p>25.04.2021</text:p>
          </table:table-cell>
          <table:table-cell table:formula="of:=WEEKDAY([.B235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8060" calcext:value-type="float">
            <text:p>8060</text:p>
          </table:table-cell>
          <table:table-cell table:formula="of:=[.I234]" office:value-type="float" office:value="12810" calcext:value-type="float">
            <text:p>12810</text:p>
          </table:table-cell>
          <table:table-cell table:formula="of:=IF([.C234] = [.C235]; 0; IF([.C235] &gt; 5; 5000; 12000))" office:value-type="float" office:value="0" calcext:value-type="float">
            <text:p>0</text:p>
          </table:table-cell>
          <table:table-cell table:formula="of:= [.F235] + [.G235]" office:value-type="float" office:value="12810" calcext:value-type="float">
            <text:p>12810</text:p>
          </table:table-cell>
          <table:table-cell table:formula="of:=IF( [.H235] - [.E235] &lt; 0;  [.H235]; [.H235] - [.E235])" office:value-type="float" office:value="4750" calcext:value-type="float">
            <text:p>4750</text:p>
          </table:table-cell>
          <table:table-cell table:formula="of:=IF([.H235] = [.I235]; 1; 0)" office:value-type="float" office:value="0" calcext:value-type="float">
            <text:p>0</text:p>
          </table:table-cell>
          <table:table-cell table:formula="of:=IF([.H235] = [.I235]; [.E23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 office:value-type="date" office:date-value="2021-04-26" calcext:value-type="date">
            <text:p>26.04.2021</text:p>
          </table:table-cell>
          <table:table-cell table:formula="of:=WEEKDAY([.B236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4040" calcext:value-type="float">
            <text:p>4040</text:p>
          </table:table-cell>
          <table:table-cell table:formula="of:=[.I235]" office:value-type="float" office:value="4750" calcext:value-type="float">
            <text:p>4750</text:p>
          </table:table-cell>
          <table:table-cell table:formula="of:=IF([.C235] = [.C236]; 0; IF([.C236] &gt; 5; 5000; 12000))" office:value-type="float" office:value="12000" calcext:value-type="float">
            <text:p>12000</text:p>
          </table:table-cell>
          <table:table-cell table:formula="of:= [.F236] + [.G236]" office:value-type="float" office:value="16750" calcext:value-type="float">
            <text:p>16750</text:p>
          </table:table-cell>
          <table:table-cell table:formula="of:=IF( [.H236] - [.E236] &lt; 0;  [.H236]; [.H236] - [.E236])" office:value-type="float" office:value="12710" calcext:value-type="float">
            <text:p>12710</text:p>
          </table:table-cell>
          <table:table-cell table:formula="of:=IF([.H236] = [.I236]; 1; 0)" office:value-type="float" office:value="0" calcext:value-type="float">
            <text:p>0</text:p>
          </table:table-cell>
          <table:table-cell table:formula="of:=IF([.H236] = [.I236]; [.E23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 office:value-type="date" office:date-value="2021-04-27" calcext:value-type="date">
            <text:p>27.04.2021</text:p>
          </table:table-cell>
          <table:table-cell table:formula="of:=WEEKDAY([.B237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950" calcext:value-type="float">
            <text:p>950</text:p>
          </table:table-cell>
          <table:table-cell table:formula="of:=[.I236]" office:value-type="float" office:value="12710" calcext:value-type="float">
            <text:p>12710</text:p>
          </table:table-cell>
          <table:table-cell table:formula="of:=IF([.C236] = [.C237]; 0; IF([.C237] &gt; 5; 5000; 12000))" office:value-type="float" office:value="12000" calcext:value-type="float">
            <text:p>12000</text:p>
          </table:table-cell>
          <table:table-cell table:formula="of:= [.F237] + [.G237]" office:value-type="float" office:value="24710" calcext:value-type="float">
            <text:p>24710</text:p>
          </table:table-cell>
          <table:table-cell table:formula="of:=IF( [.H237] - [.E237] &lt; 0;  [.H237]; [.H237] - [.E237])" office:value-type="float" office:value="23760" calcext:value-type="float">
            <text:p>23760</text:p>
          </table:table-cell>
          <table:table-cell table:formula="of:=IF([.H237] = [.I237]; 1; 0)" office:value-type="float" office:value="0" calcext:value-type="float">
            <text:p>0</text:p>
          </table:table-cell>
          <table:table-cell table:formula="of:=IF([.H237] = [.I237]; [.E23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 office:value-type="date" office:date-value="2021-04-27" calcext:value-type="date">
            <text:p>27.04.2021</text:p>
          </table:table-cell>
          <table:table-cell table:formula="of:=WEEKDAY([.B238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9470" calcext:value-type="float">
            <text:p>9470</text:p>
          </table:table-cell>
          <table:table-cell table:formula="of:=[.I237]" office:value-type="float" office:value="23760" calcext:value-type="float">
            <text:p>23760</text:p>
          </table:table-cell>
          <table:table-cell table:formula="of:=IF([.C237] = [.C238]; 0; IF([.C238] &gt; 5; 5000; 12000))" office:value-type="float" office:value="0" calcext:value-type="float">
            <text:p>0</text:p>
          </table:table-cell>
          <table:table-cell table:formula="of:= [.F238] + [.G238]" office:value-type="float" office:value="23760" calcext:value-type="float">
            <text:p>23760</text:p>
          </table:table-cell>
          <table:table-cell table:formula="of:=IF( [.H238] - [.E238] &lt; 0;  [.H238]; [.H238] - [.E238])" office:value-type="float" office:value="14290" calcext:value-type="float">
            <text:p>14290</text:p>
          </table:table-cell>
          <table:table-cell table:formula="of:=IF([.H238] = [.I238]; 1; 0)" office:value-type="float" office:value="0" calcext:value-type="float">
            <text:p>0</text:p>
          </table:table-cell>
          <table:table-cell table:formula="of:=IF([.H238] = [.I238]; [.E23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 office:value-type="date" office:date-value="2021-04-27" calcext:value-type="date">
            <text:p>27.04.2021</text:p>
          </table:table-cell>
          <table:table-cell table:formula="of:=WEEKDAY([.B239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4760" calcext:value-type="float">
            <text:p>4760</text:p>
          </table:table-cell>
          <table:table-cell table:formula="of:=[.I238]" office:value-type="float" office:value="14290" calcext:value-type="float">
            <text:p>14290</text:p>
          </table:table-cell>
          <table:table-cell table:formula="of:=IF([.C238] = [.C239]; 0; IF([.C239] &gt; 5; 5000; 12000))" office:value-type="float" office:value="0" calcext:value-type="float">
            <text:p>0</text:p>
          </table:table-cell>
          <table:table-cell table:formula="of:= [.F239] + [.G239]" office:value-type="float" office:value="14290" calcext:value-type="float">
            <text:p>14290</text:p>
          </table:table-cell>
          <table:table-cell table:formula="of:=IF( [.H239] - [.E239] &lt; 0;  [.H239]; [.H239] - [.E239])" office:value-type="float" office:value="9530" calcext:value-type="float">
            <text:p>9530</text:p>
          </table:table-cell>
          <table:table-cell table:formula="of:=IF([.H239] = [.I239]; 1; 0)" office:value-type="float" office:value="0" calcext:value-type="float">
            <text:p>0</text:p>
          </table:table-cell>
          <table:table-cell table:formula="of:=IF([.H239] = [.I239]; [.E23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 office:value-type="date" office:date-value="2021-04-28" calcext:value-type="date">
            <text:p>28.04.2021</text:p>
          </table:table-cell>
          <table:table-cell table:formula="of:=WEEKDAY([.B240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9390" calcext:value-type="float">
            <text:p>9390</text:p>
          </table:table-cell>
          <table:table-cell table:formula="of:=[.I239]" office:value-type="float" office:value="9530" calcext:value-type="float">
            <text:p>9530</text:p>
          </table:table-cell>
          <table:table-cell table:formula="of:=IF([.C239] = [.C240]; 0; IF([.C240] &gt; 5; 5000; 12000))" office:value-type="float" office:value="12000" calcext:value-type="float">
            <text:p>12000</text:p>
          </table:table-cell>
          <table:table-cell table:formula="of:= [.F240] + [.G240]" office:value-type="float" office:value="21530" calcext:value-type="float">
            <text:p>21530</text:p>
          </table:table-cell>
          <table:table-cell table:formula="of:=IF( [.H240] - [.E240] &lt; 0;  [.H240]; [.H240] - [.E240])" office:value-type="float" office:value="12140" calcext:value-type="float">
            <text:p>12140</text:p>
          </table:table-cell>
          <table:table-cell table:formula="of:=IF([.H240] = [.I240]; 1; 0)" office:value-type="float" office:value="0" calcext:value-type="float">
            <text:p>0</text:p>
          </table:table-cell>
          <table:table-cell table:formula="of:=IF([.H240] = [.I240]; [.E24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 office:value-type="date" office:date-value="2021-04-28" calcext:value-type="date">
            <text:p>28.04.2021</text:p>
          </table:table-cell>
          <table:table-cell table:formula="of:=WEEKDAY([.B241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4520" calcext:value-type="float">
            <text:p>4520</text:p>
          </table:table-cell>
          <table:table-cell table:formula="of:=[.I240]" office:value-type="float" office:value="12140" calcext:value-type="float">
            <text:p>12140</text:p>
          </table:table-cell>
          <table:table-cell table:formula="of:=IF([.C240] = [.C241]; 0; IF([.C241] &gt; 5; 5000; 12000))" office:value-type="float" office:value="0" calcext:value-type="float">
            <text:p>0</text:p>
          </table:table-cell>
          <table:table-cell table:formula="of:= [.F241] + [.G241]" office:value-type="float" office:value="12140" calcext:value-type="float">
            <text:p>12140</text:p>
          </table:table-cell>
          <table:table-cell table:formula="of:=IF( [.H241] - [.E241] &lt; 0;  [.H241]; [.H241] - [.E241])" office:value-type="float" office:value="7620" calcext:value-type="float">
            <text:p>7620</text:p>
          </table:table-cell>
          <table:table-cell table:formula="of:=IF([.H241] = [.I241]; 1; 0)" office:value-type="float" office:value="0" calcext:value-type="float">
            <text:p>0</text:p>
          </table:table-cell>
          <table:table-cell table:formula="of:=IF([.H241] = [.I241]; [.E24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 office:value-type="date" office:date-value="2021-04-29" calcext:value-type="date">
            <text:p>29.04.2021</text:p>
          </table:table-cell>
          <table:table-cell table:formula="of:=WEEKDAY([.B242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8460" calcext:value-type="float">
            <text:p>8460</text:p>
          </table:table-cell>
          <table:table-cell table:formula="of:=[.I241]" office:value-type="float" office:value="7620" calcext:value-type="float">
            <text:p>7620</text:p>
          </table:table-cell>
          <table:table-cell table:formula="of:=IF([.C241] = [.C242]; 0; IF([.C242] &gt; 5; 5000; 12000))" office:value-type="float" office:value="12000" calcext:value-type="float">
            <text:p>12000</text:p>
          </table:table-cell>
          <table:table-cell table:formula="of:= [.F242] + [.G242]" office:value-type="float" office:value="19620" calcext:value-type="float">
            <text:p>19620</text:p>
          </table:table-cell>
          <table:table-cell table:formula="of:=IF( [.H242] - [.E242] &lt; 0;  [.H242]; [.H242] - [.E242])" office:value-type="float" office:value="11160" calcext:value-type="float">
            <text:p>11160</text:p>
          </table:table-cell>
          <table:table-cell table:formula="of:=IF([.H242] = [.I242]; 1; 0)" office:value-type="float" office:value="0" calcext:value-type="float">
            <text:p>0</text:p>
          </table:table-cell>
          <table:table-cell table:formula="of:=IF([.H242] = [.I242]; [.E24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 office:value-type="date" office:date-value="2021-04-30" calcext:value-type="date">
            <text:p>30.04.2021</text:p>
          </table:table-cell>
          <table:table-cell table:formula="of:=WEEKDAY([.B243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4880" calcext:value-type="float">
            <text:p>4880</text:p>
          </table:table-cell>
          <table:table-cell table:formula="of:=[.I242]" office:value-type="float" office:value="11160" calcext:value-type="float">
            <text:p>11160</text:p>
          </table:table-cell>
          <table:table-cell table:formula="of:=IF([.C242] = [.C243]; 0; IF([.C243] &gt; 5; 5000; 12000))" office:value-type="float" office:value="12000" calcext:value-type="float">
            <text:p>12000</text:p>
          </table:table-cell>
          <table:table-cell table:formula="of:= [.F243] + [.G243]" office:value-type="float" office:value="23160" calcext:value-type="float">
            <text:p>23160</text:p>
          </table:table-cell>
          <table:table-cell table:formula="of:=IF( [.H243] - [.E243] &lt; 0;  [.H243]; [.H243] - [.E243])" office:value-type="float" office:value="18280" calcext:value-type="float">
            <text:p>18280</text:p>
          </table:table-cell>
          <table:table-cell table:formula="of:=IF([.H243] = [.I243]; 1; 0)" office:value-type="float" office:value="0" calcext:value-type="float">
            <text:p>0</text:p>
          </table:table-cell>
          <table:table-cell table:formula="of:=IF([.H243] = [.I243]; [.E24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 office:value-type="date" office:date-value="2021-05-01" calcext:value-type="date">
            <text:p>1.05.2021</text:p>
          </table:table-cell>
          <table:table-cell table:formula="of:=WEEKDAY([.B244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[.I243]" office:value-type="float" office:value="18280" calcext:value-type="float">
            <text:p>18280</text:p>
          </table:table-cell>
          <table:table-cell table:formula="of:=IF([.C243] = [.C244]; 0; IF([.C244] &gt; 5; 5000; 12000))" office:value-type="float" office:value="5000" calcext:value-type="float">
            <text:p>5000</text:p>
          </table:table-cell>
          <table:table-cell table:formula="of:= [.F244] + [.G244]" office:value-type="float" office:value="23280" calcext:value-type="float">
            <text:p>23280</text:p>
          </table:table-cell>
          <table:table-cell table:formula="of:=IF( [.H244] - [.E244] &lt; 0;  [.H244]; [.H244] - [.E244])" office:value-type="float" office:value="19300" calcext:value-type="float">
            <text:p>19300</text:p>
          </table:table-cell>
          <table:table-cell table:formula="of:=IF([.H244] = [.I244]; 1; 0)" office:value-type="float" office:value="0" calcext:value-type="float">
            <text:p>0</text:p>
          </table:table-cell>
          <table:table-cell table:formula="of:=IF([.H244] = [.I244]; [.E24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 office:value-type="date" office:date-value="2021-05-02" calcext:value-type="date">
            <text:p>2.05.2021</text:p>
          </table:table-cell>
          <table:table-cell table:formula="of:=WEEKDAY([.B245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[.I244]" office:value-type="float" office:value="19300" calcext:value-type="float">
            <text:p>19300</text:p>
          </table:table-cell>
          <table:table-cell table:formula="of:=IF([.C244] = [.C245]; 0; IF([.C245] &gt; 5; 5000; 12000))" office:value-type="float" office:value="5000" calcext:value-type="float">
            <text:p>5000</text:p>
          </table:table-cell>
          <table:table-cell table:formula="of:= [.F245] + [.G245]" office:value-type="float" office:value="24300" calcext:value-type="float">
            <text:p>24300</text:p>
          </table:table-cell>
          <table:table-cell table:formula="of:=IF( [.H245] - [.E245] &lt; 0;  [.H245]; [.H245] - [.E245])" office:value-type="float" office:value="20320" calcext:value-type="float">
            <text:p>20320</text:p>
          </table:table-cell>
          <table:table-cell table:formula="of:=IF([.H245] = [.I245]; 1; 0)" office:value-type="float" office:value="0" calcext:value-type="float">
            <text:p>0</text:p>
          </table:table-cell>
          <table:table-cell table:formula="of:=IF([.H245] = [.I245]; [.E24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 office:value-type="date" office:date-value="2021-05-03" calcext:value-type="date">
            <text:p>3.05.2021</text:p>
          </table:table-cell>
          <table:table-cell table:formula="of:=WEEKDAY([.B246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2130" calcext:value-type="float">
            <text:p>2130</text:p>
          </table:table-cell>
          <table:table-cell table:formula="of:=[.I245]" office:value-type="float" office:value="20320" calcext:value-type="float">
            <text:p>20320</text:p>
          </table:table-cell>
          <table:table-cell table:formula="of:=IF([.C245] = [.C246]; 0; IF([.C246] &gt; 5; 5000; 12000))" office:value-type="float" office:value="12000" calcext:value-type="float">
            <text:p>12000</text:p>
          </table:table-cell>
          <table:table-cell table:formula="of:= [.F246] + [.G246]" office:value-type="float" office:value="32320" calcext:value-type="float">
            <text:p>32320</text:p>
          </table:table-cell>
          <table:table-cell table:formula="of:=IF( [.H246] - [.E246] &lt; 0;  [.H246]; [.H246] - [.E246])" office:value-type="float" office:value="30190" calcext:value-type="float">
            <text:p>30190</text:p>
          </table:table-cell>
          <table:table-cell table:formula="of:=IF([.H246] = [.I246]; 1; 0)" office:value-type="float" office:value="0" calcext:value-type="float">
            <text:p>0</text:p>
          </table:table-cell>
          <table:table-cell table:formula="of:=IF([.H246] = [.I246]; [.E24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 office:value-type="date" office:date-value="2021-05-03" calcext:value-type="date">
            <text:p>3.05.2021</text:p>
          </table:table-cell>
          <table:table-cell table:formula="of:=WEEKDAY([.B247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7520" calcext:value-type="float">
            <text:p>7520</text:p>
          </table:table-cell>
          <table:table-cell table:formula="of:=[.I246]" office:value-type="float" office:value="30190" calcext:value-type="float">
            <text:p>30190</text:p>
          </table:table-cell>
          <table:table-cell table:formula="of:=IF([.C246] = [.C247]; 0; IF([.C247] &gt; 5; 5000; 12000))" office:value-type="float" office:value="0" calcext:value-type="float">
            <text:p>0</text:p>
          </table:table-cell>
          <table:table-cell table:formula="of:= [.F247] + [.G247]" office:value-type="float" office:value="30190" calcext:value-type="float">
            <text:p>30190</text:p>
          </table:table-cell>
          <table:table-cell table:formula="of:=IF( [.H247] - [.E247] &lt; 0;  [.H247]; [.H247] - [.E247])" office:value-type="float" office:value="22670" calcext:value-type="float">
            <text:p>22670</text:p>
          </table:table-cell>
          <table:table-cell table:formula="of:=IF([.H247] = [.I247]; 1; 0)" office:value-type="float" office:value="0" calcext:value-type="float">
            <text:p>0</text:p>
          </table:table-cell>
          <table:table-cell table:formula="of:=IF([.H247] = [.I247]; [.E24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 office:value-type="date" office:date-value="2021-05-04" calcext:value-type="date">
            <text:p>4.05.2021</text:p>
          </table:table-cell>
          <table:table-cell table:formula="of:=WEEKDAY([.B248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3900" calcext:value-type="float">
            <text:p>3900</text:p>
          </table:table-cell>
          <table:table-cell table:formula="of:=[.I247]" office:value-type="float" office:value="22670" calcext:value-type="float">
            <text:p>22670</text:p>
          </table:table-cell>
          <table:table-cell table:formula="of:=IF([.C247] = [.C248]; 0; IF([.C248] &gt; 5; 5000; 12000))" office:value-type="float" office:value="12000" calcext:value-type="float">
            <text:p>12000</text:p>
          </table:table-cell>
          <table:table-cell table:formula="of:= [.F248] + [.G248]" office:value-type="float" office:value="34670" calcext:value-type="float">
            <text:p>34670</text:p>
          </table:table-cell>
          <table:table-cell table:formula="of:=IF( [.H248] - [.E248] &lt; 0;  [.H248]; [.H248] - [.E248])" office:value-type="float" office:value="30770" calcext:value-type="float">
            <text:p>30770</text:p>
          </table:table-cell>
          <table:table-cell table:formula="of:=IF([.H248] = [.I248]; 1; 0)" office:value-type="float" office:value="0" calcext:value-type="float">
            <text:p>0</text:p>
          </table:table-cell>
          <table:table-cell table:formula="of:=IF([.H248] = [.I248]; [.E24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 office:value-type="date" office:date-value="2021-05-05" calcext:value-type="date">
            <text:p>5.05.2021</text:p>
          </table:table-cell>
          <table:table-cell table:formula="of:=WEEKDAY([.B249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8960" calcext:value-type="float">
            <text:p>8960</text:p>
          </table:table-cell>
          <table:table-cell table:formula="of:=[.I248]" office:value-type="float" office:value="30770" calcext:value-type="float">
            <text:p>30770</text:p>
          </table:table-cell>
          <table:table-cell table:formula="of:=IF([.C248] = [.C249]; 0; IF([.C249] &gt; 5; 5000; 12000))" office:value-type="float" office:value="12000" calcext:value-type="float">
            <text:p>12000</text:p>
          </table:table-cell>
          <table:table-cell table:formula="of:= [.F249] + [.G249]" office:value-type="float" office:value="42770" calcext:value-type="float">
            <text:p>42770</text:p>
          </table:table-cell>
          <table:table-cell table:formula="of:=IF( [.H249] - [.E249] &lt; 0;  [.H249]; [.H249] - [.E249])" office:value-type="float" office:value="33810" calcext:value-type="float">
            <text:p>33810</text:p>
          </table:table-cell>
          <table:table-cell table:formula="of:=IF([.H249] = [.I249]; 1; 0)" office:value-type="float" office:value="0" calcext:value-type="float">
            <text:p>0</text:p>
          </table:table-cell>
          <table:table-cell table:formula="of:=IF([.H249] = [.I249]; [.E24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 office:value-type="date" office:date-value="2021-05-05" calcext:value-type="date">
            <text:p>5.05.2021</text:p>
          </table:table-cell>
          <table:table-cell table:formula="of:=WEEKDAY([.B250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3070" calcext:value-type="float">
            <text:p>3070</text:p>
          </table:table-cell>
          <table:table-cell table:formula="of:=[.I249]" office:value-type="float" office:value="33810" calcext:value-type="float">
            <text:p>33810</text:p>
          </table:table-cell>
          <table:table-cell table:formula="of:=IF([.C249] = [.C250]; 0; IF([.C250] &gt; 5; 5000; 12000))" office:value-type="float" office:value="0" calcext:value-type="float">
            <text:p>0</text:p>
          </table:table-cell>
          <table:table-cell table:formula="of:= [.F250] + [.G250]" office:value-type="float" office:value="33810" calcext:value-type="float">
            <text:p>33810</text:p>
          </table:table-cell>
          <table:table-cell table:formula="of:=IF( [.H250] - [.E250] &lt; 0;  [.H250]; [.H250] - [.E250])" office:value-type="float" office:value="30740" calcext:value-type="float">
            <text:p>30740</text:p>
          </table:table-cell>
          <table:table-cell table:formula="of:=IF([.H250] = [.I250]; 1; 0)" office:value-type="float" office:value="0" calcext:value-type="float">
            <text:p>0</text:p>
          </table:table-cell>
          <table:table-cell table:formula="of:=IF([.H250] = [.I250]; [.E25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office:value-type="date" office:date-value="2021-05-06" calcext:value-type="date">
            <text:p>6.05.2021</text:p>
          </table:table-cell>
          <table:table-cell table:formula="of:=WEEKDAY([.B251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[.I250]" office:value-type="float" office:value="30740" calcext:value-type="float">
            <text:p>30740</text:p>
          </table:table-cell>
          <table:table-cell table:formula="of:=IF([.C250] = [.C251]; 0; IF([.C251] &gt; 5; 5000; 12000))" office:value-type="float" office:value="12000" calcext:value-type="float">
            <text:p>12000</text:p>
          </table:table-cell>
          <table:table-cell table:formula="of:= [.F251] + [.G251]" office:value-type="float" office:value="42740" calcext:value-type="float">
            <text:p>42740</text:p>
          </table:table-cell>
          <table:table-cell table:formula="of:=IF( [.H251] - [.E251] &lt; 0;  [.H251]; [.H251] - [.E251])" office:value-type="float" office:value="40790" calcext:value-type="float">
            <text:p>40790</text:p>
          </table:table-cell>
          <table:table-cell table:formula="of:=IF([.H251] = [.I251]; 1; 0)" office:value-type="float" office:value="0" calcext:value-type="float">
            <text:p>0</text:p>
          </table:table-cell>
          <table:table-cell table:formula="of:=IF([.H251] = [.I251]; [.E25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 office:value-type="date" office:date-value="2021-05-06" calcext:value-type="date">
            <text:p>6.05.2021</text:p>
          </table:table-cell>
          <table:table-cell table:formula="of:=WEEKDAY([.B252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4340" calcext:value-type="float">
            <text:p>4340</text:p>
          </table:table-cell>
          <table:table-cell table:formula="of:=[.I251]" office:value-type="float" office:value="40790" calcext:value-type="float">
            <text:p>40790</text:p>
          </table:table-cell>
          <table:table-cell table:formula="of:=IF([.C251] = [.C252]; 0; IF([.C252] &gt; 5; 5000; 12000))" office:value-type="float" office:value="0" calcext:value-type="float">
            <text:p>0</text:p>
          </table:table-cell>
          <table:table-cell table:formula="of:= [.F252] + [.G252]" office:value-type="float" office:value="40790" calcext:value-type="float">
            <text:p>40790</text:p>
          </table:table-cell>
          <table:table-cell table:formula="of:=IF( [.H252] - [.E252] &lt; 0;  [.H252]; [.H252] - [.E252])" office:value-type="float" office:value="36450" calcext:value-type="float">
            <text:p>36450</text:p>
          </table:table-cell>
          <table:table-cell table:formula="of:=IF([.H252] = [.I252]; 1; 0)" office:value-type="float" office:value="0" calcext:value-type="float">
            <text:p>0</text:p>
          </table:table-cell>
          <table:table-cell table:formula="of:=IF([.H252] = [.I252]; [.E25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date" office:date-value="2021-05-07" calcext:value-type="date">
            <text:p>7.05.2021</text:p>
          </table:table-cell>
          <table:table-cell table:formula="of:=WEEKDAY([.B253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8510" calcext:value-type="float">
            <text:p>8510</text:p>
          </table:table-cell>
          <table:table-cell table:formula="of:=[.I252]" office:value-type="float" office:value="36450" calcext:value-type="float">
            <text:p>36450</text:p>
          </table:table-cell>
          <table:table-cell table:formula="of:=IF([.C252] = [.C253]; 0; IF([.C253] &gt; 5; 5000; 12000))" office:value-type="float" office:value="12000" calcext:value-type="float">
            <text:p>12000</text:p>
          </table:table-cell>
          <table:table-cell table:formula="of:= [.F253] + [.G253]" office:value-type="float" office:value="48450" calcext:value-type="float">
            <text:p>48450</text:p>
          </table:table-cell>
          <table:table-cell table:formula="of:=IF( [.H253] - [.E253] &lt; 0;  [.H253]; [.H253] - [.E253])" office:value-type="float" office:value="39940" calcext:value-type="float">
            <text:p>39940</text:p>
          </table:table-cell>
          <table:table-cell table:formula="of:=IF([.H253] = [.I253]; 1; 0)" office:value-type="float" office:value="0" calcext:value-type="float">
            <text:p>0</text:p>
          </table:table-cell>
          <table:table-cell table:formula="of:=IF([.H253] = [.I253]; [.E25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 office:value-type="date" office:date-value="2021-05-07" calcext:value-type="date">
            <text:p>7.05.2021</text:p>
          </table:table-cell>
          <table:table-cell table:formula="of:=WEEKDAY([.B254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9810" calcext:value-type="float">
            <text:p>9810</text:p>
          </table:table-cell>
          <table:table-cell table:formula="of:=[.I253]" office:value-type="float" office:value="39940" calcext:value-type="float">
            <text:p>39940</text:p>
          </table:table-cell>
          <table:table-cell table:formula="of:=IF([.C253] = [.C254]; 0; IF([.C254] &gt; 5; 5000; 12000))" office:value-type="float" office:value="0" calcext:value-type="float">
            <text:p>0</text:p>
          </table:table-cell>
          <table:table-cell table:formula="of:= [.F254] + [.G254]" office:value-type="float" office:value="39940" calcext:value-type="float">
            <text:p>39940</text:p>
          </table:table-cell>
          <table:table-cell table:formula="of:=IF( [.H254] - [.E254] &lt; 0;  [.H254]; [.H254] - [.E254])" office:value-type="float" office:value="30130" calcext:value-type="float">
            <text:p>30130</text:p>
          </table:table-cell>
          <table:table-cell table:formula="of:=IF([.H254] = [.I254]; 1; 0)" office:value-type="float" office:value="0" calcext:value-type="float">
            <text:p>0</text:p>
          </table:table-cell>
          <table:table-cell table:formula="of:=IF([.H254] = [.I254]; [.E25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 office:value-type="date" office:date-value="2021-05-07" calcext:value-type="date">
            <text:p>7.05.2021</text:p>
          </table:table-cell>
          <table:table-cell table:formula="of:=WEEKDAY([.B255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5560" calcext:value-type="float">
            <text:p>5560</text:p>
          </table:table-cell>
          <table:table-cell table:formula="of:=[.I254]" office:value-type="float" office:value="30130" calcext:value-type="float">
            <text:p>30130</text:p>
          </table:table-cell>
          <table:table-cell table:formula="of:=IF([.C254] = [.C255]; 0; IF([.C255] &gt; 5; 5000; 12000))" office:value-type="float" office:value="0" calcext:value-type="float">
            <text:p>0</text:p>
          </table:table-cell>
          <table:table-cell table:formula="of:= [.F255] + [.G255]" office:value-type="float" office:value="30130" calcext:value-type="float">
            <text:p>30130</text:p>
          </table:table-cell>
          <table:table-cell table:formula="of:=IF( [.H255] - [.E255] &lt; 0;  [.H255]; [.H255] - [.E255])" office:value-type="float" office:value="24570" calcext:value-type="float">
            <text:p>24570</text:p>
          </table:table-cell>
          <table:table-cell table:formula="of:=IF([.H255] = [.I255]; 1; 0)" office:value-type="float" office:value="0" calcext:value-type="float">
            <text:p>0</text:p>
          </table:table-cell>
          <table:table-cell table:formula="of:=IF([.H255] = [.I255]; [.E25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 office:value-type="date" office:date-value="2021-05-07" calcext:value-type="date">
            <text:p>7.05.2021</text:p>
          </table:table-cell>
          <table:table-cell table:formula="of:=WEEKDAY([.B256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8340" calcext:value-type="float">
            <text:p>8340</text:p>
          </table:table-cell>
          <table:table-cell table:formula="of:=[.I255]" office:value-type="float" office:value="24570" calcext:value-type="float">
            <text:p>24570</text:p>
          </table:table-cell>
          <table:table-cell table:formula="of:=IF([.C255] = [.C256]; 0; IF([.C256] &gt; 5; 5000; 12000))" office:value-type="float" office:value="0" calcext:value-type="float">
            <text:p>0</text:p>
          </table:table-cell>
          <table:table-cell table:formula="of:= [.F256] + [.G256]" office:value-type="float" office:value="24570" calcext:value-type="float">
            <text:p>24570</text:p>
          </table:table-cell>
          <table:table-cell table:formula="of:=IF( [.H256] - [.E256] &lt; 0;  [.H256]; [.H256] - [.E256])" office:value-type="float" office:value="16230" calcext:value-type="float">
            <text:p>16230</text:p>
          </table:table-cell>
          <table:table-cell table:formula="of:=IF([.H256] = [.I256]; 1; 0)" office:value-type="float" office:value="0" calcext:value-type="float">
            <text:p>0</text:p>
          </table:table-cell>
          <table:table-cell table:formula="of:=IF([.H256] = [.I256]; [.E25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date" office:date-value="2021-05-08" calcext:value-type="date">
            <text:p>8.05.2021</text:p>
          </table:table-cell>
          <table:table-cell table:formula="of:=WEEKDAY([.B257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4510" calcext:value-type="float">
            <text:p>4510</text:p>
          </table:table-cell>
          <table:table-cell table:formula="of:=[.I256]" office:value-type="float" office:value="16230" calcext:value-type="float">
            <text:p>16230</text:p>
          </table:table-cell>
          <table:table-cell table:formula="of:=IF([.C256] = [.C257]; 0; IF([.C257] &gt; 5; 5000; 12000))" office:value-type="float" office:value="5000" calcext:value-type="float">
            <text:p>5000</text:p>
          </table:table-cell>
          <table:table-cell table:formula="of:= [.F257] + [.G257]" office:value-type="float" office:value="21230" calcext:value-type="float">
            <text:p>21230</text:p>
          </table:table-cell>
          <table:table-cell table:formula="of:=IF( [.H257] - [.E257] &lt; 0;  [.H257]; [.H257] - [.E257])" office:value-type="float" office:value="16720" calcext:value-type="float">
            <text:p>16720</text:p>
          </table:table-cell>
          <table:table-cell table:formula="of:=IF([.H257] = [.I257]; 1; 0)" office:value-type="float" office:value="0" calcext:value-type="float">
            <text:p>0</text:p>
          </table:table-cell>
          <table:table-cell table:formula="of:=IF([.H257] = [.I257]; [.E25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 office:value-type="date" office:date-value="2021-05-08" calcext:value-type="date">
            <text:p>8.05.2021</text:p>
          </table:table-cell>
          <table:table-cell table:formula="of:=WEEKDAY([.B258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7270" calcext:value-type="float">
            <text:p>7270</text:p>
          </table:table-cell>
          <table:table-cell table:formula="of:=[.I257]" office:value-type="float" office:value="16720" calcext:value-type="float">
            <text:p>16720</text:p>
          </table:table-cell>
          <table:table-cell table:formula="of:=IF([.C257] = [.C258]; 0; IF([.C258] &gt; 5; 5000; 12000))" office:value-type="float" office:value="0" calcext:value-type="float">
            <text:p>0</text:p>
          </table:table-cell>
          <table:table-cell table:formula="of:= [.F258] + [.G258]" office:value-type="float" office:value="16720" calcext:value-type="float">
            <text:p>16720</text:p>
          </table:table-cell>
          <table:table-cell table:formula="of:=IF( [.H258] - [.E258] &lt; 0;  [.H258]; [.H258] - [.E258])" office:value-type="float" office:value="9450" calcext:value-type="float">
            <text:p>9450</text:p>
          </table:table-cell>
          <table:table-cell table:formula="of:=IF([.H258] = [.I258]; 1; 0)" office:value-type="float" office:value="0" calcext:value-type="float">
            <text:p>0</text:p>
          </table:table-cell>
          <table:table-cell table:formula="of:=IF([.H258] = [.I258]; [.E25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 office:value-type="date" office:date-value="2021-05-09" calcext:value-type="date">
            <text:p>9.05.2021</text:p>
          </table:table-cell>
          <table:table-cell table:formula="of:=WEEKDAY([.B259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7710" calcext:value-type="float">
            <text:p>7710</text:p>
          </table:table-cell>
          <table:table-cell table:formula="of:=[.I258]" office:value-type="float" office:value="9450" calcext:value-type="float">
            <text:p>9450</text:p>
          </table:table-cell>
          <table:table-cell table:formula="of:=IF([.C258] = [.C259]; 0; IF([.C259] &gt; 5; 5000; 12000))" office:value-type="float" office:value="5000" calcext:value-type="float">
            <text:p>5000</text:p>
          </table:table-cell>
          <table:table-cell table:formula="of:= [.F259] + [.G259]" office:value-type="float" office:value="14450" calcext:value-type="float">
            <text:p>14450</text:p>
          </table:table-cell>
          <table:table-cell table:formula="of:=IF( [.H259] - [.E259] &lt; 0;  [.H259]; [.H259] - [.E259])" office:value-type="float" office:value="6740" calcext:value-type="float">
            <text:p>6740</text:p>
          </table:table-cell>
          <table:table-cell table:formula="of:=IF([.H259] = [.I259]; 1; 0)" office:value-type="float" office:value="0" calcext:value-type="float">
            <text:p>0</text:p>
          </table:table-cell>
          <table:table-cell table:formula="of:=IF([.H259] = [.I259]; [.E25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 office:value-type="date" office:date-value="2021-05-09" calcext:value-type="date">
            <text:p>9.05.2021</text:p>
          </table:table-cell>
          <table:table-cell table:formula="of:=WEEKDAY([.B260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8090" calcext:value-type="float">
            <text:p>8090</text:p>
          </table:table-cell>
          <table:table-cell table:formula="of:=[.I259]" office:value-type="float" office:value="6740" calcext:value-type="float">
            <text:p>6740</text:p>
          </table:table-cell>
          <table:table-cell table:formula="of:=IF([.C259] = [.C260]; 0; IF([.C260] &gt; 5; 5000; 12000))" office:value-type="float" office:value="0" calcext:value-type="float">
            <text:p>0</text:p>
          </table:table-cell>
          <table:table-cell table:formula="of:= [.F260] + [.G260]" office:value-type="float" office:value="6740" calcext:value-type="float">
            <text:p>6740</text:p>
          </table:table-cell>
          <table:table-cell table:formula="of:=IF( [.H260] - [.E260] &lt; 0;  [.H260]; [.H260] - [.E260])" office:value-type="float" office:value="6740" calcext:value-type="float">
            <text:p>6740</text:p>
          </table:table-cell>
          <table:table-cell table:formula="of:=IF([.H260] = [.I260]; 1; 0)" office:value-type="float" office:value="1" calcext:value-type="float">
            <text:p>1</text:p>
          </table:table-cell>
          <table:table-cell table:formula="of:=IF([.H260] = [.I260]; [.E260]; 0)" office:value-type="float" office:value="8090" calcext:value-type="float">
            <text:p>809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 office:value-type="date" office:date-value="2021-05-09" calcext:value-type="date">
            <text:p>9.05.2021</text:p>
          </table:table-cell>
          <table:table-cell table:formula="of:=WEEKDAY([.B261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5440" calcext:value-type="float">
            <text:p>5440</text:p>
          </table:table-cell>
          <table:table-cell table:formula="of:=[.I260]" office:value-type="float" office:value="6740" calcext:value-type="float">
            <text:p>6740</text:p>
          </table:table-cell>
          <table:table-cell table:formula="of:=IF([.C260] = [.C261]; 0; IF([.C261] &gt; 5; 5000; 12000))" office:value-type="float" office:value="0" calcext:value-type="float">
            <text:p>0</text:p>
          </table:table-cell>
          <table:table-cell table:formula="of:= [.F261] + [.G261]" office:value-type="float" office:value="6740" calcext:value-type="float">
            <text:p>6740</text:p>
          </table:table-cell>
          <table:table-cell table:formula="of:=IF( [.H261] - [.E261] &lt; 0;  [.H261]; [.H261] - [.E261])" office:value-type="float" office:value="1300" calcext:value-type="float">
            <text:p>1300</text:p>
          </table:table-cell>
          <table:table-cell table:formula="of:=IF([.H261] = [.I261]; 1; 0)" office:value-type="float" office:value="0" calcext:value-type="float">
            <text:p>0</text:p>
          </table:table-cell>
          <table:table-cell table:formula="of:=IF([.H261] = [.I261]; [.E26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 office:value-type="date" office:date-value="2021-05-09" calcext:value-type="date">
            <text:p>9.05.2021</text:p>
          </table:table-cell>
          <table:table-cell table:formula="of:=WEEKDAY([.B262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4060" calcext:value-type="float">
            <text:p>4060</text:p>
          </table:table-cell>
          <table:table-cell table:formula="of:=[.I261]" office:value-type="float" office:value="1300" calcext:value-type="float">
            <text:p>1300</text:p>
          </table:table-cell>
          <table:table-cell table:formula="of:=IF([.C261] = [.C262]; 0; IF([.C262] &gt; 5; 5000; 12000))" office:value-type="float" office:value="0" calcext:value-type="float">
            <text:p>0</text:p>
          </table:table-cell>
          <table:table-cell table:formula="of:= [.F262] + [.G262]" office:value-type="float" office:value="1300" calcext:value-type="float">
            <text:p>1300</text:p>
          </table:table-cell>
          <table:table-cell table:formula="of:=IF( [.H262] - [.E262] &lt; 0;  [.H262]; [.H262] - [.E262])" office:value-type="float" office:value="1300" calcext:value-type="float">
            <text:p>1300</text:p>
          </table:table-cell>
          <table:table-cell table:formula="of:=IF([.H262] = [.I262]; 1; 0)" office:value-type="float" office:value="1" calcext:value-type="float">
            <text:p>1</text:p>
          </table:table-cell>
          <table:table-cell table:formula="of:=IF([.H262] = [.I262]; [.E262]; 0)"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 office:value-type="date" office:date-value="2021-05-10" calcext:value-type="date">
            <text:p>10.05.2021</text:p>
          </table:table-cell>
          <table:table-cell table:formula="of:=WEEKDAY([.B263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9620" calcext:value-type="float">
            <text:p>9620</text:p>
          </table:table-cell>
          <table:table-cell table:formula="of:=[.I262]" office:value-type="float" office:value="1300" calcext:value-type="float">
            <text:p>1300</text:p>
          </table:table-cell>
          <table:table-cell table:formula="of:=IF([.C262] = [.C263]; 0; IF([.C263] &gt; 5; 5000; 12000))" office:value-type="float" office:value="12000" calcext:value-type="float">
            <text:p>12000</text:p>
          </table:table-cell>
          <table:table-cell table:formula="of:= [.F263] + [.G263]" office:value-type="float" office:value="13300" calcext:value-type="float">
            <text:p>13300</text:p>
          </table:table-cell>
          <table:table-cell table:formula="of:=IF( [.H263] - [.E263] &lt; 0;  [.H263]; [.H263] - [.E263])" office:value-type="float" office:value="3680" calcext:value-type="float">
            <text:p>3680</text:p>
          </table:table-cell>
          <table:table-cell table:formula="of:=IF([.H263] = [.I263]; 1; 0)" office:value-type="float" office:value="0" calcext:value-type="float">
            <text:p>0</text:p>
          </table:table-cell>
          <table:table-cell table:formula="of:=IF([.H263] = [.I263]; [.E26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 office:value-type="date" office:date-value="2021-05-11" calcext:value-type="date">
            <text:p>11.05.2021</text:p>
          </table:table-cell>
          <table:table-cell table:formula="of:=WEEKDAY([.B264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9630" calcext:value-type="float">
            <text:p>9630</text:p>
          </table:table-cell>
          <table:table-cell table:formula="of:=[.I263]" office:value-type="float" office:value="3680" calcext:value-type="float">
            <text:p>3680</text:p>
          </table:table-cell>
          <table:table-cell table:formula="of:=IF([.C263] = [.C264]; 0; IF([.C264] &gt; 5; 5000; 12000))" office:value-type="float" office:value="12000" calcext:value-type="float">
            <text:p>12000</text:p>
          </table:table-cell>
          <table:table-cell table:formula="of:= [.F264] + [.G264]" office:value-type="float" office:value="15680" calcext:value-type="float">
            <text:p>15680</text:p>
          </table:table-cell>
          <table:table-cell table:formula="of:=IF( [.H264] - [.E264] &lt; 0;  [.H264]; [.H264] - [.E264])" office:value-type="float" office:value="6050" calcext:value-type="float">
            <text:p>6050</text:p>
          </table:table-cell>
          <table:table-cell table:formula="of:=IF([.H264] = [.I264]; 1; 0)" office:value-type="float" office:value="0" calcext:value-type="float">
            <text:p>0</text:p>
          </table:table-cell>
          <table:table-cell table:formula="of:=IF([.H264] = [.I264]; [.E26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 office:value-type="date" office:date-value="2021-05-12" calcext:value-type="date">
            <text:p>12.05.2021</text:p>
          </table:table-cell>
          <table:table-cell table:formula="of:=WEEKDAY([.B265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390" calcext:value-type="float">
            <text:p>390</text:p>
          </table:table-cell>
          <table:table-cell table:formula="of:=[.I264]" office:value-type="float" office:value="6050" calcext:value-type="float">
            <text:p>6050</text:p>
          </table:table-cell>
          <table:table-cell table:formula="of:=IF([.C264] = [.C265]; 0; IF([.C265] &gt; 5; 5000; 12000))" office:value-type="float" office:value="12000" calcext:value-type="float">
            <text:p>12000</text:p>
          </table:table-cell>
          <table:table-cell table:formula="of:= [.F265] + [.G265]" office:value-type="float" office:value="18050" calcext:value-type="float">
            <text:p>18050</text:p>
          </table:table-cell>
          <table:table-cell table:formula="of:=IF( [.H265] - [.E265] &lt; 0;  [.H265]; [.H265] - [.E265])" office:value-type="float" office:value="17660" calcext:value-type="float">
            <text:p>17660</text:p>
          </table:table-cell>
          <table:table-cell table:formula="of:=IF([.H265] = [.I265]; 1; 0)" office:value-type="float" office:value="0" calcext:value-type="float">
            <text:p>0</text:p>
          </table:table-cell>
          <table:table-cell table:formula="of:=IF([.H265] = [.I265]; [.E26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 office:value-type="date" office:date-value="2021-05-13" calcext:value-type="date">
            <text:p>13.05.2021</text:p>
          </table:table-cell>
          <table:table-cell table:formula="of:=WEEKDAY([.B266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formula="of:=[.I265]" office:value-type="float" office:value="17660" calcext:value-type="float">
            <text:p>17660</text:p>
          </table:table-cell>
          <table:table-cell table:formula="of:=IF([.C265] = [.C266]; 0; IF([.C266] &gt; 5; 5000; 12000))" office:value-type="float" office:value="12000" calcext:value-type="float">
            <text:p>12000</text:p>
          </table:table-cell>
          <table:table-cell table:formula="of:= [.F266] + [.G266]" office:value-type="float" office:value="29660" calcext:value-type="float">
            <text:p>29660</text:p>
          </table:table-cell>
          <table:table-cell table:formula="of:=IF( [.H266] - [.E266] &lt; 0;  [.H266]; [.H266] - [.E266])" office:value-type="float" office:value="21790" calcext:value-type="float">
            <text:p>21790</text:p>
          </table:table-cell>
          <table:table-cell table:formula="of:=IF([.H266] = [.I266]; 1; 0)" office:value-type="float" office:value="0" calcext:value-type="float">
            <text:p>0</text:p>
          </table:table-cell>
          <table:table-cell table:formula="of:=IF([.H266] = [.I266]; [.E26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 office:value-type="date" office:date-value="2021-05-13" calcext:value-type="date">
            <text:p>13.05.2021</text:p>
          </table:table-cell>
          <table:table-cell table:formula="of:=WEEKDAY([.B267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formula="of:=[.I266]" office:value-type="float" office:value="21790" calcext:value-type="float">
            <text:p>21790</text:p>
          </table:table-cell>
          <table:table-cell table:formula="of:=IF([.C266] = [.C267]; 0; IF([.C267] &gt; 5; 5000; 12000))" office:value-type="float" office:value="0" calcext:value-type="float">
            <text:p>0</text:p>
          </table:table-cell>
          <table:table-cell table:formula="of:= [.F267] + [.G267]" office:value-type="float" office:value="21790" calcext:value-type="float">
            <text:p>21790</text:p>
          </table:table-cell>
          <table:table-cell table:formula="of:=IF( [.H267] - [.E267] &lt; 0;  [.H267]; [.H267] - [.E267])" office:value-type="float" office:value="17690" calcext:value-type="float">
            <text:p>17690</text:p>
          </table:table-cell>
          <table:table-cell table:formula="of:=IF([.H267] = [.I267]; 1; 0)" office:value-type="float" office:value="0" calcext:value-type="float">
            <text:p>0</text:p>
          </table:table-cell>
          <table:table-cell table:formula="of:=IF([.H267] = [.I267]; [.E26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 office:value-type="date" office:date-value="2021-05-13" calcext:value-type="date">
            <text:p>13.05.2021</text:p>
          </table:table-cell>
          <table:table-cell table:formula="of:=WEEKDAY([.B268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600" calcext:value-type="float">
            <text:p>600</text:p>
          </table:table-cell>
          <table:table-cell table:formula="of:=[.I267]" office:value-type="float" office:value="17690" calcext:value-type="float">
            <text:p>17690</text:p>
          </table:table-cell>
          <table:table-cell table:formula="of:=IF([.C267] = [.C268]; 0; IF([.C268] &gt; 5; 5000; 12000))" office:value-type="float" office:value="0" calcext:value-type="float">
            <text:p>0</text:p>
          </table:table-cell>
          <table:table-cell table:formula="of:= [.F268] + [.G268]" office:value-type="float" office:value="17690" calcext:value-type="float">
            <text:p>17690</text:p>
          </table:table-cell>
          <table:table-cell table:formula="of:=IF( [.H268] - [.E268] &lt; 0;  [.H268]; [.H268] - [.E268])" office:value-type="float" office:value="17090" calcext:value-type="float">
            <text:p>17090</text:p>
          </table:table-cell>
          <table:table-cell table:formula="of:=IF([.H268] = [.I268]; 1; 0)" office:value-type="float" office:value="0" calcext:value-type="float">
            <text:p>0</text:p>
          </table:table-cell>
          <table:table-cell table:formula="of:=IF([.H268] = [.I268]; [.E26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 office:value-type="date" office:date-value="2021-05-14" calcext:value-type="date">
            <text:p>14.05.2021</text:p>
          </table:table-cell>
          <table:table-cell table:formula="of:=WEEKDAY([.B269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[.I268]" office:value-type="float" office:value="17090" calcext:value-type="float">
            <text:p>17090</text:p>
          </table:table-cell>
          <table:table-cell table:formula="of:=IF([.C268] = [.C269]; 0; IF([.C269] &gt; 5; 5000; 12000))" office:value-type="float" office:value="12000" calcext:value-type="float">
            <text:p>12000</text:p>
          </table:table-cell>
          <table:table-cell table:formula="of:= [.F269] + [.G269]" office:value-type="float" office:value="29090" calcext:value-type="float">
            <text:p>29090</text:p>
          </table:table-cell>
          <table:table-cell table:formula="of:=IF( [.H269] - [.E269] &lt; 0;  [.H269]; [.H269] - [.E269])" office:value-type="float" office:value="27920" calcext:value-type="float">
            <text:p>27920</text:p>
          </table:table-cell>
          <table:table-cell table:formula="of:=IF([.H269] = [.I269]; 1; 0)" office:value-type="float" office:value="0" calcext:value-type="float">
            <text:p>0</text:p>
          </table:table-cell>
          <table:table-cell table:formula="of:=IF([.H269] = [.I269]; [.E26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 office:value-type="date" office:date-value="2021-05-14" calcext:value-type="date">
            <text:p>14.05.2021</text:p>
          </table:table-cell>
          <table:table-cell table:formula="of:=WEEKDAY([.B270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860" calcext:value-type="float">
            <text:p>860</text:p>
          </table:table-cell>
          <table:table-cell table:formula="of:=[.I269]" office:value-type="float" office:value="27920" calcext:value-type="float">
            <text:p>27920</text:p>
          </table:table-cell>
          <table:table-cell table:formula="of:=IF([.C269] = [.C270]; 0; IF([.C270] &gt; 5; 5000; 12000))" office:value-type="float" office:value="0" calcext:value-type="float">
            <text:p>0</text:p>
          </table:table-cell>
          <table:table-cell table:formula="of:= [.F270] + [.G270]" office:value-type="float" office:value="27920" calcext:value-type="float">
            <text:p>27920</text:p>
          </table:table-cell>
          <table:table-cell table:formula="of:=IF( [.H270] - [.E270] &lt; 0;  [.H270]; [.H270] - [.E270])" office:value-type="float" office:value="27060" calcext:value-type="float">
            <text:p>27060</text:p>
          </table:table-cell>
          <table:table-cell table:formula="of:=IF([.H270] = [.I270]; 1; 0)" office:value-type="float" office:value="0" calcext:value-type="float">
            <text:p>0</text:p>
          </table:table-cell>
          <table:table-cell table:formula="of:=IF([.H270] = [.I270]; [.E27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 office:value-type="date" office:date-value="2021-05-15" calcext:value-type="date">
            <text:p>15.05.2021</text:p>
          </table:table-cell>
          <table:table-cell table:formula="of:=WEEKDAY([.B271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2350" calcext:value-type="float">
            <text:p>2350</text:p>
          </table:table-cell>
          <table:table-cell table:formula="of:=[.I270]" office:value-type="float" office:value="27060" calcext:value-type="float">
            <text:p>27060</text:p>
          </table:table-cell>
          <table:table-cell table:formula="of:=IF([.C270] = [.C271]; 0; IF([.C271] &gt; 5; 5000; 12000))" office:value-type="float" office:value="5000" calcext:value-type="float">
            <text:p>5000</text:p>
          </table:table-cell>
          <table:table-cell table:formula="of:= [.F271] + [.G271]" office:value-type="float" office:value="32060" calcext:value-type="float">
            <text:p>32060</text:p>
          </table:table-cell>
          <table:table-cell table:formula="of:=IF( [.H271] - [.E271] &lt; 0;  [.H271]; [.H271] - [.E271])" office:value-type="float" office:value="29710" calcext:value-type="float">
            <text:p>29710</text:p>
          </table:table-cell>
          <table:table-cell table:formula="of:=IF([.H271] = [.I271]; 1; 0)" office:value-type="float" office:value="0" calcext:value-type="float">
            <text:p>0</text:p>
          </table:table-cell>
          <table:table-cell table:formula="of:=IF([.H271] = [.I271]; [.E27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 office:value-type="date" office:date-value="2021-05-15" calcext:value-type="date">
            <text:p>15.05.2021</text:p>
          </table:table-cell>
          <table:table-cell table:formula="of:=WEEKDAY([.B272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9230" calcext:value-type="float">
            <text:p>9230</text:p>
          </table:table-cell>
          <table:table-cell table:formula="of:=[.I271]" office:value-type="float" office:value="29710" calcext:value-type="float">
            <text:p>29710</text:p>
          </table:table-cell>
          <table:table-cell table:formula="of:=IF([.C271] = [.C272]; 0; IF([.C272] &gt; 5; 5000; 12000))" office:value-type="float" office:value="0" calcext:value-type="float">
            <text:p>0</text:p>
          </table:table-cell>
          <table:table-cell table:formula="of:= [.F272] + [.G272]" office:value-type="float" office:value="29710" calcext:value-type="float">
            <text:p>29710</text:p>
          </table:table-cell>
          <table:table-cell table:formula="of:=IF( [.H272] - [.E272] &lt; 0;  [.H272]; [.H272] - [.E272])" office:value-type="float" office:value="20480" calcext:value-type="float">
            <text:p>20480</text:p>
          </table:table-cell>
          <table:table-cell table:formula="of:=IF([.H272] = [.I272]; 1; 0)" office:value-type="float" office:value="0" calcext:value-type="float">
            <text:p>0</text:p>
          </table:table-cell>
          <table:table-cell table:formula="of:=IF([.H272] = [.I272]; [.E27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 office:value-type="date" office:date-value="2021-05-16" calcext:value-type="date">
            <text:p>16.05.2021</text:p>
          </table:table-cell>
          <table:table-cell table:formula="of:=WEEKDAY([.B273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1200" calcext:value-type="float">
            <text:p>1200</text:p>
          </table:table-cell>
          <table:table-cell table:formula="of:=[.I272]" office:value-type="float" office:value="20480" calcext:value-type="float">
            <text:p>20480</text:p>
          </table:table-cell>
          <table:table-cell table:formula="of:=IF([.C272] = [.C273]; 0; IF([.C273] &gt; 5; 5000; 12000))" office:value-type="float" office:value="5000" calcext:value-type="float">
            <text:p>5000</text:p>
          </table:table-cell>
          <table:table-cell table:formula="of:= [.F273] + [.G273]" office:value-type="float" office:value="25480" calcext:value-type="float">
            <text:p>25480</text:p>
          </table:table-cell>
          <table:table-cell table:formula="of:=IF( [.H273] - [.E273] &lt; 0;  [.H273]; [.H273] - [.E273])" office:value-type="float" office:value="24280" calcext:value-type="float">
            <text:p>24280</text:p>
          </table:table-cell>
          <table:table-cell table:formula="of:=IF([.H273] = [.I273]; 1; 0)" office:value-type="float" office:value="0" calcext:value-type="float">
            <text:p>0</text:p>
          </table:table-cell>
          <table:table-cell table:formula="of:=IF([.H273] = [.I273]; [.E27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 office:value-type="date" office:date-value="2021-05-16" calcext:value-type="date">
            <text:p>16.05.2021</text:p>
          </table:table-cell>
          <table:table-cell table:formula="of:=WEEKDAY([.B274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7370" calcext:value-type="float">
            <text:p>7370</text:p>
          </table:table-cell>
          <table:table-cell table:formula="of:=[.I273]" office:value-type="float" office:value="24280" calcext:value-type="float">
            <text:p>24280</text:p>
          </table:table-cell>
          <table:table-cell table:formula="of:=IF([.C273] = [.C274]; 0; IF([.C274] &gt; 5; 5000; 12000))" office:value-type="float" office:value="0" calcext:value-type="float">
            <text:p>0</text:p>
          </table:table-cell>
          <table:table-cell table:formula="of:= [.F274] + [.G274]" office:value-type="float" office:value="24280" calcext:value-type="float">
            <text:p>24280</text:p>
          </table:table-cell>
          <table:table-cell table:formula="of:=IF( [.H274] - [.E274] &lt; 0;  [.H274]; [.H274] - [.E274])" office:value-type="float" office:value="16910" calcext:value-type="float">
            <text:p>16910</text:p>
          </table:table-cell>
          <table:table-cell table:formula="of:=IF([.H274] = [.I274]; 1; 0)" office:value-type="float" office:value="0" calcext:value-type="float">
            <text:p>0</text:p>
          </table:table-cell>
          <table:table-cell table:formula="of:=IF([.H274] = [.I274]; [.E27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 office:value-type="date" office:date-value="2021-05-17" calcext:value-type="date">
            <text:p>17.05.2021</text:p>
          </table:table-cell>
          <table:table-cell table:formula="of:=WEEKDAY([.B275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2210" calcext:value-type="float">
            <text:p>2210</text:p>
          </table:table-cell>
          <table:table-cell table:formula="of:=[.I274]" office:value-type="float" office:value="16910" calcext:value-type="float">
            <text:p>16910</text:p>
          </table:table-cell>
          <table:table-cell table:formula="of:=IF([.C274] = [.C275]; 0; IF([.C275] &gt; 5; 5000; 12000))" office:value-type="float" office:value="12000" calcext:value-type="float">
            <text:p>12000</text:p>
          </table:table-cell>
          <table:table-cell table:formula="of:= [.F275] + [.G275]" office:value-type="float" office:value="28910" calcext:value-type="float">
            <text:p>28910</text:p>
          </table:table-cell>
          <table:table-cell table:formula="of:=IF( [.H275] - [.E275] &lt; 0;  [.H275]; [.H275] - [.E275])" office:value-type="float" office:value="26700" calcext:value-type="float">
            <text:p>26700</text:p>
          </table:table-cell>
          <table:table-cell table:formula="of:=IF([.H275] = [.I275]; 1; 0)" office:value-type="float" office:value="0" calcext:value-type="float">
            <text:p>0</text:p>
          </table:table-cell>
          <table:table-cell table:formula="of:=IF([.H275] = [.I275]; [.E27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 office:value-type="date" office:date-value="2021-05-18" calcext:value-type="date">
            <text:p>18.05.2021</text:p>
          </table:table-cell>
          <table:table-cell table:formula="of:=WEEKDAY([.B276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[.I275]" office:value-type="float" office:value="26700" calcext:value-type="float">
            <text:p>26700</text:p>
          </table:table-cell>
          <table:table-cell table:formula="of:=IF([.C275] = [.C276]; 0; IF([.C276] &gt; 5; 5000; 12000))" office:value-type="float" office:value="12000" calcext:value-type="float">
            <text:p>12000</text:p>
          </table:table-cell>
          <table:table-cell table:formula="of:= [.F276] + [.G276]" office:value-type="float" office:value="38700" calcext:value-type="float">
            <text:p>38700</text:p>
          </table:table-cell>
          <table:table-cell table:formula="of:=IF( [.H276] - [.E276] &lt; 0;  [.H276]; [.H276] - [.E276])" office:value-type="float" office:value="37530" calcext:value-type="float">
            <text:p>37530</text:p>
          </table:table-cell>
          <table:table-cell table:formula="of:=IF([.H276] = [.I276]; 1; 0)" office:value-type="float" office:value="0" calcext:value-type="float">
            <text:p>0</text:p>
          </table:table-cell>
          <table:table-cell table:formula="of:=IF([.H276] = [.I276]; [.E27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 office:value-type="date" office:date-value="2021-05-18" calcext:value-type="date">
            <text:p>18.05.2021</text:p>
          </table:table-cell>
          <table:table-cell table:formula="of:=WEEKDAY([.B277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4170" calcext:value-type="float">
            <text:p>4170</text:p>
          </table:table-cell>
          <table:table-cell table:formula="of:=[.I276]" office:value-type="float" office:value="37530" calcext:value-type="float">
            <text:p>37530</text:p>
          </table:table-cell>
          <table:table-cell table:formula="of:=IF([.C276] = [.C277]; 0; IF([.C277] &gt; 5; 5000; 12000))" office:value-type="float" office:value="0" calcext:value-type="float">
            <text:p>0</text:p>
          </table:table-cell>
          <table:table-cell table:formula="of:= [.F277] + [.G277]" office:value-type="float" office:value="37530" calcext:value-type="float">
            <text:p>37530</text:p>
          </table:table-cell>
          <table:table-cell table:formula="of:=IF( [.H277] - [.E277] &lt; 0;  [.H277]; [.H277] - [.E277])" office:value-type="float" office:value="33360" calcext:value-type="float">
            <text:p>33360</text:p>
          </table:table-cell>
          <table:table-cell table:formula="of:=IF([.H277] = [.I277]; 1; 0)" office:value-type="float" office:value="0" calcext:value-type="float">
            <text:p>0</text:p>
          </table:table-cell>
          <table:table-cell table:formula="of:=IF([.H277] = [.I277]; [.E27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 office:value-type="date" office:date-value="2021-05-18" calcext:value-type="date">
            <text:p>18.05.2021</text:p>
          </table:table-cell>
          <table:table-cell table:formula="of:=WEEKDAY([.B278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7330" calcext:value-type="float">
            <text:p>7330</text:p>
          </table:table-cell>
          <table:table-cell table:formula="of:=[.I277]" office:value-type="float" office:value="33360" calcext:value-type="float">
            <text:p>33360</text:p>
          </table:table-cell>
          <table:table-cell table:formula="of:=IF([.C277] = [.C278]; 0; IF([.C278] &gt; 5; 5000; 12000))" office:value-type="float" office:value="0" calcext:value-type="float">
            <text:p>0</text:p>
          </table:table-cell>
          <table:table-cell table:formula="of:= [.F278] + [.G278]" office:value-type="float" office:value="33360" calcext:value-type="float">
            <text:p>33360</text:p>
          </table:table-cell>
          <table:table-cell table:formula="of:=IF( [.H278] - [.E278] &lt; 0;  [.H278]; [.H278] - [.E278])" office:value-type="float" office:value="26030" calcext:value-type="float">
            <text:p>26030</text:p>
          </table:table-cell>
          <table:table-cell table:formula="of:=IF([.H278] = [.I278]; 1; 0)" office:value-type="float" office:value="0" calcext:value-type="float">
            <text:p>0</text:p>
          </table:table-cell>
          <table:table-cell table:formula="of:=IF([.H278] = [.I278]; [.E27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 office:value-type="date" office:date-value="2021-05-19" calcext:value-type="date">
            <text:p>19.05.2021</text:p>
          </table:table-cell>
          <table:table-cell table:formula="of:=WEEKDAY([.B279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6170" calcext:value-type="float">
            <text:p>6170</text:p>
          </table:table-cell>
          <table:table-cell table:formula="of:=[.I278]" office:value-type="float" office:value="26030" calcext:value-type="float">
            <text:p>26030</text:p>
          </table:table-cell>
          <table:table-cell table:formula="of:=IF([.C278] = [.C279]; 0; IF([.C279] &gt; 5; 5000; 12000))" office:value-type="float" office:value="12000" calcext:value-type="float">
            <text:p>12000</text:p>
          </table:table-cell>
          <table:table-cell table:formula="of:= [.F279] + [.G279]" office:value-type="float" office:value="38030" calcext:value-type="float">
            <text:p>38030</text:p>
          </table:table-cell>
          <table:table-cell table:formula="of:=IF( [.H279] - [.E279] &lt; 0;  [.H279]; [.H279] - [.E279])" office:value-type="float" office:value="31860" calcext:value-type="float">
            <text:p>31860</text:p>
          </table:table-cell>
          <table:table-cell table:formula="of:=IF([.H279] = [.I279]; 1; 0)" office:value-type="float" office:value="0" calcext:value-type="float">
            <text:p>0</text:p>
          </table:table-cell>
          <table:table-cell table:formula="of:=IF([.H279] = [.I279]; [.E27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 office:value-type="date" office:date-value="2021-05-19" calcext:value-type="date">
            <text:p>19.05.2021</text:p>
          </table:table-cell>
          <table:table-cell table:formula="of:=WEEKDAY([.B280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5020" calcext:value-type="float">
            <text:p>5020</text:p>
          </table:table-cell>
          <table:table-cell table:formula="of:=[.I279]" office:value-type="float" office:value="31860" calcext:value-type="float">
            <text:p>31860</text:p>
          </table:table-cell>
          <table:table-cell table:formula="of:=IF([.C279] = [.C280]; 0; IF([.C280] &gt; 5; 5000; 12000))" office:value-type="float" office:value="0" calcext:value-type="float">
            <text:p>0</text:p>
          </table:table-cell>
          <table:table-cell table:formula="of:= [.F280] + [.G280]" office:value-type="float" office:value="31860" calcext:value-type="float">
            <text:p>31860</text:p>
          </table:table-cell>
          <table:table-cell table:formula="of:=IF( [.H280] - [.E280] &lt; 0;  [.H280]; [.H280] - [.E280])" office:value-type="float" office:value="26840" calcext:value-type="float">
            <text:p>26840</text:p>
          </table:table-cell>
          <table:table-cell table:formula="of:=IF([.H280] = [.I280]; 1; 0)" office:value-type="float" office:value="0" calcext:value-type="float">
            <text:p>0</text:p>
          </table:table-cell>
          <table:table-cell table:formula="of:=IF([.H280] = [.I280]; [.E28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 office:value-type="date" office:date-value="2021-05-19" calcext:value-type="date">
            <text:p>19.05.2021</text:p>
          </table:table-cell>
          <table:table-cell table:formula="of:=WEEKDAY([.B281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4470" calcext:value-type="float">
            <text:p>4470</text:p>
          </table:table-cell>
          <table:table-cell table:formula="of:=[.I280]" office:value-type="float" office:value="26840" calcext:value-type="float">
            <text:p>26840</text:p>
          </table:table-cell>
          <table:table-cell table:formula="of:=IF([.C280] = [.C281]; 0; IF([.C281] &gt; 5; 5000; 12000))" office:value-type="float" office:value="0" calcext:value-type="float">
            <text:p>0</text:p>
          </table:table-cell>
          <table:table-cell table:formula="of:= [.F281] + [.G281]" office:value-type="float" office:value="26840" calcext:value-type="float">
            <text:p>26840</text:p>
          </table:table-cell>
          <table:table-cell table:formula="of:=IF( [.H281] - [.E281] &lt; 0;  [.H281]; [.H281] - [.E281])" office:value-type="float" office:value="22370" calcext:value-type="float">
            <text:p>22370</text:p>
          </table:table-cell>
          <table:table-cell table:formula="of:=IF([.H281] = [.I281]; 1; 0)" office:value-type="float" office:value="0" calcext:value-type="float">
            <text:p>0</text:p>
          </table:table-cell>
          <table:table-cell table:formula="of:=IF([.H281] = [.I281]; [.E28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 office:value-type="date" office:date-value="2021-05-19" calcext:value-type="date">
            <text:p>19.05.2021</text:p>
          </table:table-cell>
          <table:table-cell table:formula="of:=WEEKDAY([.B282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8450" calcext:value-type="float">
            <text:p>8450</text:p>
          </table:table-cell>
          <table:table-cell table:formula="of:=[.I281]" office:value-type="float" office:value="22370" calcext:value-type="float">
            <text:p>22370</text:p>
          </table:table-cell>
          <table:table-cell table:formula="of:=IF([.C281] = [.C282]; 0; IF([.C282] &gt; 5; 5000; 12000))" office:value-type="float" office:value="0" calcext:value-type="float">
            <text:p>0</text:p>
          </table:table-cell>
          <table:table-cell table:formula="of:= [.F282] + [.G282]" office:value-type="float" office:value="22370" calcext:value-type="float">
            <text:p>22370</text:p>
          </table:table-cell>
          <table:table-cell table:formula="of:=IF( [.H282] - [.E282] &lt; 0;  [.H282]; [.H282] - [.E282])" office:value-type="float" office:value="13920" calcext:value-type="float">
            <text:p>13920</text:p>
          </table:table-cell>
          <table:table-cell table:formula="of:=IF([.H282] = [.I282]; 1; 0)" office:value-type="float" office:value="0" calcext:value-type="float">
            <text:p>0</text:p>
          </table:table-cell>
          <table:table-cell table:formula="of:=IF([.H282] = [.I282]; [.E28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 office:value-type="date" office:date-value="2021-05-20" calcext:value-type="date">
            <text:p>20.05.2021</text:p>
          </table:table-cell>
          <table:table-cell table:formula="of:=WEEKDAY([.B283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2250" calcext:value-type="float">
            <text:p>2250</text:p>
          </table:table-cell>
          <table:table-cell table:formula="of:=[.I282]" office:value-type="float" office:value="13920" calcext:value-type="float">
            <text:p>13920</text:p>
          </table:table-cell>
          <table:table-cell table:formula="of:=IF([.C282] = [.C283]; 0; IF([.C283] &gt; 5; 5000; 12000))" office:value-type="float" office:value="12000" calcext:value-type="float">
            <text:p>12000</text:p>
          </table:table-cell>
          <table:table-cell table:formula="of:= [.F283] + [.G283]" office:value-type="float" office:value="25920" calcext:value-type="float">
            <text:p>25920</text:p>
          </table:table-cell>
          <table:table-cell table:formula="of:=IF( [.H283] - [.E283] &lt; 0;  [.H283]; [.H283] - [.E283])" office:value-type="float" office:value="23670" calcext:value-type="float">
            <text:p>23670</text:p>
          </table:table-cell>
          <table:table-cell table:formula="of:=IF([.H283] = [.I283]; 1; 0)" office:value-type="float" office:value="0" calcext:value-type="float">
            <text:p>0</text:p>
          </table:table-cell>
          <table:table-cell table:formula="of:=IF([.H283] = [.I283]; [.E28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 office:value-type="date" office:date-value="2021-05-20" calcext:value-type="date">
            <text:p>20.05.2021</text:p>
          </table:table-cell>
          <table:table-cell table:formula="of:=WEEKDAY([.B284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6050" calcext:value-type="float">
            <text:p>6050</text:p>
          </table:table-cell>
          <table:table-cell table:formula="of:=[.I283]" office:value-type="float" office:value="23670" calcext:value-type="float">
            <text:p>23670</text:p>
          </table:table-cell>
          <table:table-cell table:formula="of:=IF([.C283] = [.C284]; 0; IF([.C284] &gt; 5; 5000; 12000))" office:value-type="float" office:value="0" calcext:value-type="float">
            <text:p>0</text:p>
          </table:table-cell>
          <table:table-cell table:formula="of:= [.F284] + [.G284]" office:value-type="float" office:value="23670" calcext:value-type="float">
            <text:p>23670</text:p>
          </table:table-cell>
          <table:table-cell table:formula="of:=IF( [.H284] - [.E284] &lt; 0;  [.H284]; [.H284] - [.E284])" office:value-type="float" office:value="17620" calcext:value-type="float">
            <text:p>17620</text:p>
          </table:table-cell>
          <table:table-cell table:formula="of:=IF([.H284] = [.I284]; 1; 0)" office:value-type="float" office:value="0" calcext:value-type="float">
            <text:p>0</text:p>
          </table:table-cell>
          <table:table-cell table:formula="of:=IF([.H284] = [.I284]; [.E28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 office:value-type="date" office:date-value="2021-05-21" calcext:value-type="date">
            <text:p>21.05.2021</text:p>
          </table:table-cell>
          <table:table-cell table:formula="of:=WEEKDAY([.B285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5490" calcext:value-type="float">
            <text:p>5490</text:p>
          </table:table-cell>
          <table:table-cell table:formula="of:=[.I284]" office:value-type="float" office:value="17620" calcext:value-type="float">
            <text:p>17620</text:p>
          </table:table-cell>
          <table:table-cell table:formula="of:=IF([.C284] = [.C285]; 0; IF([.C285] &gt; 5; 5000; 12000))" office:value-type="float" office:value="12000" calcext:value-type="float">
            <text:p>12000</text:p>
          </table:table-cell>
          <table:table-cell table:formula="of:= [.F285] + [.G285]" office:value-type="float" office:value="29620" calcext:value-type="float">
            <text:p>29620</text:p>
          </table:table-cell>
          <table:table-cell table:formula="of:=IF( [.H285] - [.E285] &lt; 0;  [.H285]; [.H285] - [.E285])" office:value-type="float" office:value="24130" calcext:value-type="float">
            <text:p>24130</text:p>
          </table:table-cell>
          <table:table-cell table:formula="of:=IF([.H285] = [.I285]; 1; 0)" office:value-type="float" office:value="0" calcext:value-type="float">
            <text:p>0</text:p>
          </table:table-cell>
          <table:table-cell table:formula="of:=IF([.H285] = [.I285]; [.E28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 office:value-type="date" office:date-value="2021-05-22" calcext:value-type="date">
            <text:p>22.05.2021</text:p>
          </table:table-cell>
          <table:table-cell table:formula="of:=WEEKDAY([.B286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3000" calcext:value-type="float">
            <text:p>3000</text:p>
          </table:table-cell>
          <table:table-cell table:formula="of:=[.I285]" office:value-type="float" office:value="24130" calcext:value-type="float">
            <text:p>24130</text:p>
          </table:table-cell>
          <table:table-cell table:formula="of:=IF([.C285] = [.C286]; 0; IF([.C286] &gt; 5; 5000; 12000))" office:value-type="float" office:value="5000" calcext:value-type="float">
            <text:p>5000</text:p>
          </table:table-cell>
          <table:table-cell table:formula="of:= [.F286] + [.G286]" office:value-type="float" office:value="29130" calcext:value-type="float">
            <text:p>29130</text:p>
          </table:table-cell>
          <table:table-cell table:formula="of:=IF( [.H286] - [.E286] &lt; 0;  [.H286]; [.H286] - [.E286])" office:value-type="float" office:value="26130" calcext:value-type="float">
            <text:p>26130</text:p>
          </table:table-cell>
          <table:table-cell table:formula="of:=IF([.H286] = [.I286]; 1; 0)" office:value-type="float" office:value="0" calcext:value-type="float">
            <text:p>0</text:p>
          </table:table-cell>
          <table:table-cell table:formula="of:=IF([.H286] = [.I286]; [.E28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 office:value-type="date" office:date-value="2021-05-22" calcext:value-type="date">
            <text:p>22.05.2021</text:p>
          </table:table-cell>
          <table:table-cell table:formula="of:=WEEKDAY([.B287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9670" calcext:value-type="float">
            <text:p>9670</text:p>
          </table:table-cell>
          <table:table-cell table:formula="of:=[.I286]" office:value-type="float" office:value="26130" calcext:value-type="float">
            <text:p>26130</text:p>
          </table:table-cell>
          <table:table-cell table:formula="of:=IF([.C286] = [.C287]; 0; IF([.C287] &gt; 5; 5000; 12000))" office:value-type="float" office:value="0" calcext:value-type="float">
            <text:p>0</text:p>
          </table:table-cell>
          <table:table-cell table:formula="of:= [.F287] + [.G287]" office:value-type="float" office:value="26130" calcext:value-type="float">
            <text:p>26130</text:p>
          </table:table-cell>
          <table:table-cell table:formula="of:=IF( [.H287] - [.E287] &lt; 0;  [.H287]; [.H287] - [.E287])" office:value-type="float" office:value="16460" calcext:value-type="float">
            <text:p>16460</text:p>
          </table:table-cell>
          <table:table-cell table:formula="of:=IF([.H287] = [.I287]; 1; 0)" office:value-type="float" office:value="0" calcext:value-type="float">
            <text:p>0</text:p>
          </table:table-cell>
          <table:table-cell table:formula="of:=IF([.H287] = [.I287]; [.E28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 office:value-type="date" office:date-value="2021-05-23" calcext:value-type="date">
            <text:p>23.05.2021</text:p>
          </table:table-cell>
          <table:table-cell table:formula="of:=WEEKDAY([.B288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3710" calcext:value-type="float">
            <text:p>3710</text:p>
          </table:table-cell>
          <table:table-cell table:formula="of:=[.I287]" office:value-type="float" office:value="16460" calcext:value-type="float">
            <text:p>16460</text:p>
          </table:table-cell>
          <table:table-cell table:formula="of:=IF([.C287] = [.C288]; 0; IF([.C288] &gt; 5; 5000; 12000))" office:value-type="float" office:value="5000" calcext:value-type="float">
            <text:p>5000</text:p>
          </table:table-cell>
          <table:table-cell table:formula="of:= [.F288] + [.G288]" office:value-type="float" office:value="21460" calcext:value-type="float">
            <text:p>21460</text:p>
          </table:table-cell>
          <table:table-cell table:formula="of:=IF( [.H288] - [.E288] &lt; 0;  [.H288]; [.H288] - [.E288])" office:value-type="float" office:value="17750" calcext:value-type="float">
            <text:p>17750</text:p>
          </table:table-cell>
          <table:table-cell table:formula="of:=IF([.H288] = [.I288]; 1; 0)" office:value-type="float" office:value="0" calcext:value-type="float">
            <text:p>0</text:p>
          </table:table-cell>
          <table:table-cell table:formula="of:=IF([.H288] = [.I288]; [.E28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 office:value-type="date" office:date-value="2021-05-23" calcext:value-type="date">
            <text:p>23.05.2021</text:p>
          </table:table-cell>
          <table:table-cell table:formula="of:=WEEKDAY([.B289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2680" calcext:value-type="float">
            <text:p>2680</text:p>
          </table:table-cell>
          <table:table-cell table:formula="of:=[.I288]" office:value-type="float" office:value="17750" calcext:value-type="float">
            <text:p>17750</text:p>
          </table:table-cell>
          <table:table-cell table:formula="of:=IF([.C288] = [.C289]; 0; IF([.C289] &gt; 5; 5000; 12000))" office:value-type="float" office:value="0" calcext:value-type="float">
            <text:p>0</text:p>
          </table:table-cell>
          <table:table-cell table:formula="of:= [.F289] + [.G289]" office:value-type="float" office:value="17750" calcext:value-type="float">
            <text:p>17750</text:p>
          </table:table-cell>
          <table:table-cell table:formula="of:=IF( [.H289] - [.E289] &lt; 0;  [.H289]; [.H289] - [.E289])" office:value-type="float" office:value="15070" calcext:value-type="float">
            <text:p>15070</text:p>
          </table:table-cell>
          <table:table-cell table:formula="of:=IF([.H289] = [.I289]; 1; 0)" office:value-type="float" office:value="0" calcext:value-type="float">
            <text:p>0</text:p>
          </table:table-cell>
          <table:table-cell table:formula="of:=IF([.H289] = [.I289]; [.E28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 office:value-type="date" office:date-value="2021-05-23" calcext:value-type="date">
            <text:p>23.05.2021</text:p>
          </table:table-cell>
          <table:table-cell table:formula="of:=WEEKDAY([.B290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4700" calcext:value-type="float">
            <text:p>4700</text:p>
          </table:table-cell>
          <table:table-cell table:formula="of:=[.I289]" office:value-type="float" office:value="15070" calcext:value-type="float">
            <text:p>15070</text:p>
          </table:table-cell>
          <table:table-cell table:formula="of:=IF([.C289] = [.C290]; 0; IF([.C290] &gt; 5; 5000; 12000))" office:value-type="float" office:value="0" calcext:value-type="float">
            <text:p>0</text:p>
          </table:table-cell>
          <table:table-cell table:formula="of:= [.F290] + [.G290]" office:value-type="float" office:value="15070" calcext:value-type="float">
            <text:p>15070</text:p>
          </table:table-cell>
          <table:table-cell table:formula="of:=IF( [.H290] - [.E290] &lt; 0;  [.H290]; [.H290] - [.E290])" office:value-type="float" office:value="10370" calcext:value-type="float">
            <text:p>10370</text:p>
          </table:table-cell>
          <table:table-cell table:formula="of:=IF([.H290] = [.I290]; 1; 0)" office:value-type="float" office:value="0" calcext:value-type="float">
            <text:p>0</text:p>
          </table:table-cell>
          <table:table-cell table:formula="of:=IF([.H290] = [.I290]; [.E29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 office:value-type="date" office:date-value="2021-05-24" calcext:value-type="date">
            <text:p>24.05.2021</text:p>
          </table:table-cell>
          <table:table-cell table:formula="of:=WEEKDAY([.B291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1830" calcext:value-type="float">
            <text:p>1830</text:p>
          </table:table-cell>
          <table:table-cell table:formula="of:=[.I290]" office:value-type="float" office:value="10370" calcext:value-type="float">
            <text:p>10370</text:p>
          </table:table-cell>
          <table:table-cell table:formula="of:=IF([.C290] = [.C291]; 0; IF([.C291] &gt; 5; 5000; 12000))" office:value-type="float" office:value="12000" calcext:value-type="float">
            <text:p>12000</text:p>
          </table:table-cell>
          <table:table-cell table:formula="of:= [.F291] + [.G291]" office:value-type="float" office:value="22370" calcext:value-type="float">
            <text:p>22370</text:p>
          </table:table-cell>
          <table:table-cell table:formula="of:=IF( [.H291] - [.E291] &lt; 0;  [.H291]; [.H291] - [.E291])" office:value-type="float" office:value="20540" calcext:value-type="float">
            <text:p>20540</text:p>
          </table:table-cell>
          <table:table-cell table:formula="of:=IF([.H291] = [.I291]; 1; 0)" office:value-type="float" office:value="0" calcext:value-type="float">
            <text:p>0</text:p>
          </table:table-cell>
          <table:table-cell table:formula="of:=IF([.H291] = [.I291]; [.E29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" office:value-type="date" office:date-value="2021-05-24" calcext:value-type="date">
            <text:p>24.05.2021</text:p>
          </table:table-cell>
          <table:table-cell table:formula="of:=WEEKDAY([.B292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formula="of:=[.I291]" office:value-type="float" office:value="20540" calcext:value-type="float">
            <text:p>20540</text:p>
          </table:table-cell>
          <table:table-cell table:formula="of:=IF([.C291] = [.C292]; 0; IF([.C292] &gt; 5; 5000; 12000))" office:value-type="float" office:value="0" calcext:value-type="float">
            <text:p>0</text:p>
          </table:table-cell>
          <table:table-cell table:formula="of:= [.F292] + [.G292]" office:value-type="float" office:value="20540" calcext:value-type="float">
            <text:p>20540</text:p>
          </table:table-cell>
          <table:table-cell table:formula="of:=IF( [.H292] - [.E292] &lt; 0;  [.H292]; [.H292] - [.E292])" office:value-type="float" office:value="16440" calcext:value-type="float">
            <text:p>16440</text:p>
          </table:table-cell>
          <table:table-cell table:formula="of:=IF([.H292] = [.I292]; 1; 0)" office:value-type="float" office:value="0" calcext:value-type="float">
            <text:p>0</text:p>
          </table:table-cell>
          <table:table-cell table:formula="of:=IF([.H292] = [.I292]; [.E29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 office:value-type="date" office:date-value="2021-05-25" calcext:value-type="date">
            <text:p>25.05.2021</text:p>
          </table:table-cell>
          <table:table-cell table:formula="of:=WEEKDAY([.B293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formula="of:=[.I292]" office:value-type="float" office:value="16440" calcext:value-type="float">
            <text:p>16440</text:p>
          </table:table-cell>
          <table:table-cell table:formula="of:=IF([.C292] = [.C293]; 0; IF([.C293] &gt; 5; 5000; 12000))" office:value-type="float" office:value="12000" calcext:value-type="float">
            <text:p>12000</text:p>
          </table:table-cell>
          <table:table-cell table:formula="of:= [.F293] + [.G293]" office:value-type="float" office:value="28440" calcext:value-type="float">
            <text:p>28440</text:p>
          </table:table-cell>
          <table:table-cell table:formula="of:=IF( [.H293] - [.E293] &lt; 0;  [.H293]; [.H293] - [.E293])" office:value-type="float" office:value="20570" calcext:value-type="float">
            <text:p>20570</text:p>
          </table:table-cell>
          <table:table-cell table:formula="of:=IF([.H293] = [.I293]; 1; 0)" office:value-type="float" office:value="0" calcext:value-type="float">
            <text:p>0</text:p>
          </table:table-cell>
          <table:table-cell table:formula="of:=IF([.H293] = [.I293]; [.E29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 office:value-type="date" office:date-value="2021-05-25" calcext:value-type="date">
            <text:p>25.05.2021</text:p>
          </table:table-cell>
          <table:table-cell table:formula="of:=WEEKDAY([.B294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7160" calcext:value-type="float">
            <text:p>7160</text:p>
          </table:table-cell>
          <table:table-cell table:formula="of:=[.I293]" office:value-type="float" office:value="20570" calcext:value-type="float">
            <text:p>20570</text:p>
          </table:table-cell>
          <table:table-cell table:formula="of:=IF([.C293] = [.C294]; 0; IF([.C294] &gt; 5; 5000; 12000))" office:value-type="float" office:value="0" calcext:value-type="float">
            <text:p>0</text:p>
          </table:table-cell>
          <table:table-cell table:formula="of:= [.F294] + [.G294]" office:value-type="float" office:value="20570" calcext:value-type="float">
            <text:p>20570</text:p>
          </table:table-cell>
          <table:table-cell table:formula="of:=IF( [.H294] - [.E294] &lt; 0;  [.H294]; [.H294] - [.E294])" office:value-type="float" office:value="13410" calcext:value-type="float">
            <text:p>13410</text:p>
          </table:table-cell>
          <table:table-cell table:formula="of:=IF([.H294] = [.I294]; 1; 0)" office:value-type="float" office:value="0" calcext:value-type="float">
            <text:p>0</text:p>
          </table:table-cell>
          <table:table-cell table:formula="of:=IF([.H294] = [.I294]; [.E29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 office:value-type="date" office:date-value="2021-05-25" calcext:value-type="date">
            <text:p>25.05.2021</text:p>
          </table:table-cell>
          <table:table-cell table:formula="of:=WEEKDAY([.B295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9200" calcext:value-type="float">
            <text:p>9200</text:p>
          </table:table-cell>
          <table:table-cell table:formula="of:=[.I294]" office:value-type="float" office:value="13410" calcext:value-type="float">
            <text:p>13410</text:p>
          </table:table-cell>
          <table:table-cell table:formula="of:=IF([.C294] = [.C295]; 0; IF([.C295] &gt; 5; 5000; 12000))" office:value-type="float" office:value="0" calcext:value-type="float">
            <text:p>0</text:p>
          </table:table-cell>
          <table:table-cell table:formula="of:= [.F295] + [.G295]" office:value-type="float" office:value="13410" calcext:value-type="float">
            <text:p>13410</text:p>
          </table:table-cell>
          <table:table-cell table:formula="of:=IF( [.H295] - [.E295] &lt; 0;  [.H295]; [.H295] - [.E295])" office:value-type="float" office:value="4210" calcext:value-type="float">
            <text:p>4210</text:p>
          </table:table-cell>
          <table:table-cell table:formula="of:=IF([.H295] = [.I295]; 1; 0)" office:value-type="float" office:value="0" calcext:value-type="float">
            <text:p>0</text:p>
          </table:table-cell>
          <table:table-cell table:formula="of:=IF([.H295] = [.I295]; [.E29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 office:value-type="date" office:date-value="2021-05-26" calcext:value-type="date">
            <text:p>26.05.2021</text:p>
          </table:table-cell>
          <table:table-cell table:formula="of:=WEEKDAY([.B296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7390" calcext:value-type="float">
            <text:p>7390</text:p>
          </table:table-cell>
          <table:table-cell table:formula="of:=[.I295]" office:value-type="float" office:value="4210" calcext:value-type="float">
            <text:p>4210</text:p>
          </table:table-cell>
          <table:table-cell table:formula="of:=IF([.C295] = [.C296]; 0; IF([.C296] &gt; 5; 5000; 12000))" office:value-type="float" office:value="12000" calcext:value-type="float">
            <text:p>12000</text:p>
          </table:table-cell>
          <table:table-cell table:formula="of:= [.F296] + [.G296]" office:value-type="float" office:value="16210" calcext:value-type="float">
            <text:p>16210</text:p>
          </table:table-cell>
          <table:table-cell table:formula="of:=IF( [.H296] - [.E296] &lt; 0;  [.H296]; [.H296] - [.E296])" office:value-type="float" office:value="8820" calcext:value-type="float">
            <text:p>8820</text:p>
          </table:table-cell>
          <table:table-cell table:formula="of:=IF([.H296] = [.I296]; 1; 0)" office:value-type="float" office:value="0" calcext:value-type="float">
            <text:p>0</text:p>
          </table:table-cell>
          <table:table-cell table:formula="of:=IF([.H296] = [.I296]; [.E29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 office:value-type="date" office:date-value="2021-05-26" calcext:value-type="date">
            <text:p>26.05.2021</text:p>
          </table:table-cell>
          <table:table-cell table:formula="of:=WEEKDAY([.B297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[.I296]" office:value-type="float" office:value="8820" calcext:value-type="float">
            <text:p>8820</text:p>
          </table:table-cell>
          <table:table-cell table:formula="of:=IF([.C296] = [.C297]; 0; IF([.C297] &gt; 5; 5000; 12000))" office:value-type="float" office:value="0" calcext:value-type="float">
            <text:p>0</text:p>
          </table:table-cell>
          <table:table-cell table:formula="of:= [.F297] + [.G297]" office:value-type="float" office:value="8820" calcext:value-type="float">
            <text:p>8820</text:p>
          </table:table-cell>
          <table:table-cell table:formula="of:=IF( [.H297] - [.E297] &lt; 0;  [.H297]; [.H297] - [.E297])" office:value-type="float" office:value="4260" calcext:value-type="float">
            <text:p>4260</text:p>
          </table:table-cell>
          <table:table-cell table:formula="of:=IF([.H297] = [.I297]; 1; 0)" office:value-type="float" office:value="0" calcext:value-type="float">
            <text:p>0</text:p>
          </table:table-cell>
          <table:table-cell table:formula="of:=IF([.H297] = [.I297]; [.E29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 office:value-type="date" office:date-value="2021-05-27" calcext:value-type="date">
            <text:p>27.05.2021</text:p>
          </table:table-cell>
          <table:table-cell table:formula="of:=WEEKDAY([.B298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formula="of:=[.I297]" office:value-type="float" office:value="4260" calcext:value-type="float">
            <text:p>4260</text:p>
          </table:table-cell>
          <table:table-cell table:formula="of:=IF([.C297] = [.C298]; 0; IF([.C298] &gt; 5; 5000; 12000))" office:value-type="float" office:value="12000" calcext:value-type="float">
            <text:p>12000</text:p>
          </table:table-cell>
          <table:table-cell table:formula="of:= [.F298] + [.G298]" office:value-type="float" office:value="16260" calcext:value-type="float">
            <text:p>16260</text:p>
          </table:table-cell>
          <table:table-cell table:formula="of:=IF( [.H298] - [.E298] &lt; 0;  [.H298]; [.H298] - [.E298])" office:value-type="float" office:value="7580" calcext:value-type="float">
            <text:p>7580</text:p>
          </table:table-cell>
          <table:table-cell table:formula="of:=IF([.H298] = [.I298]; 1; 0)" office:value-type="float" office:value="0" calcext:value-type="float">
            <text:p>0</text:p>
          </table:table-cell>
          <table:table-cell table:formula="of:=IF([.H298] = [.I298]; [.E29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 office:value-type="date" office:date-value="2021-05-27" calcext:value-type="date">
            <text:p>27.05.2021</text:p>
          </table:table-cell>
          <table:table-cell table:formula="of:=WEEKDAY([.B299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[.I298]" office:value-type="float" office:value="7580" calcext:value-type="float">
            <text:p>7580</text:p>
          </table:table-cell>
          <table:table-cell table:formula="of:=IF([.C298] = [.C299]; 0; IF([.C299] &gt; 5; 5000; 12000))" office:value-type="float" office:value="0" calcext:value-type="float">
            <text:p>0</text:p>
          </table:table-cell>
          <table:table-cell table:formula="of:= [.F299] + [.G299]" office:value-type="float" office:value="7580" calcext:value-type="float">
            <text:p>7580</text:p>
          </table:table-cell>
          <table:table-cell table:formula="of:=IF( [.H299] - [.E299] &lt; 0;  [.H299]; [.H299] - [.E299])" office:value-type="float" office:value="4470" calcext:value-type="float">
            <text:p>4470</text:p>
          </table:table-cell>
          <table:table-cell table:formula="of:=IF([.H299] = [.I299]; 1; 0)" office:value-type="float" office:value="0" calcext:value-type="float">
            <text:p>0</text:p>
          </table:table-cell>
          <table:table-cell table:formula="of:=IF([.H299] = [.I299]; [.E29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 office:value-type="date" office:date-value="2021-05-27" calcext:value-type="date">
            <text:p>27.05.2021</text:p>
          </table:table-cell>
          <table:table-cell table:formula="of:=WEEKDAY([.B300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8770" calcext:value-type="float">
            <text:p>8770</text:p>
          </table:table-cell>
          <table:table-cell table:formula="of:=[.I299]" office:value-type="float" office:value="4470" calcext:value-type="float">
            <text:p>4470</text:p>
          </table:table-cell>
          <table:table-cell table:formula="of:=IF([.C299] = [.C300]; 0; IF([.C300] &gt; 5; 5000; 12000))" office:value-type="float" office:value="0" calcext:value-type="float">
            <text:p>0</text:p>
          </table:table-cell>
          <table:table-cell table:formula="of:= [.F300] + [.G300]" office:value-type="float" office:value="4470" calcext:value-type="float">
            <text:p>4470</text:p>
          </table:table-cell>
          <table:table-cell table:formula="of:=IF( [.H300] - [.E300] &lt; 0;  [.H300]; [.H300] - [.E300])" office:value-type="float" office:value="4470" calcext:value-type="float">
            <text:p>4470</text:p>
          </table:table-cell>
          <table:table-cell table:formula="of:=IF([.H300] = [.I300]; 1; 0)" office:value-type="float" office:value="1" calcext:value-type="float">
            <text:p>1</text:p>
          </table:table-cell>
          <table:table-cell table:formula="of:=IF([.H300] = [.I300]; [.E300]; 0)" office:value-type="float" office:value="8770" calcext:value-type="float">
            <text:p>87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date" office:date-value="2021-05-28" calcext:value-type="date">
            <text:p>28.05.2021</text:p>
          </table:table-cell>
          <table:table-cell table:formula="of:=WEEKDAY([.B301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6900" calcext:value-type="float">
            <text:p>6900</text:p>
          </table:table-cell>
          <table:table-cell table:formula="of:=[.I300]" office:value-type="float" office:value="4470" calcext:value-type="float">
            <text:p>4470</text:p>
          </table:table-cell>
          <table:table-cell table:formula="of:=IF([.C300] = [.C301]; 0; IF([.C301] &gt; 5; 5000; 12000))" office:value-type="float" office:value="12000" calcext:value-type="float">
            <text:p>12000</text:p>
          </table:table-cell>
          <table:table-cell table:formula="of:= [.F301] + [.G301]" office:value-type="float" office:value="16470" calcext:value-type="float">
            <text:p>16470</text:p>
          </table:table-cell>
          <table:table-cell table:formula="of:=IF( [.H301] - [.E301] &lt; 0;  [.H301]; [.H301] - [.E301])" office:value-type="float" office:value="9570" calcext:value-type="float">
            <text:p>9570</text:p>
          </table:table-cell>
          <table:table-cell table:formula="of:=IF([.H301] = [.I301]; 1; 0)" office:value-type="float" office:value="0" calcext:value-type="float">
            <text:p>0</text:p>
          </table:table-cell>
          <table:table-cell table:formula="of:=IF([.H301] = [.I301]; [.E30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 office:value-type="date" office:date-value="2021-05-28" calcext:value-type="date">
            <text:p>28.05.2021</text:p>
          </table:table-cell>
          <table:table-cell table:formula="of:=WEEKDAY([.B302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9220" calcext:value-type="float">
            <text:p>9220</text:p>
          </table:table-cell>
          <table:table-cell table:formula="of:=[.I301]" office:value-type="float" office:value="9570" calcext:value-type="float">
            <text:p>9570</text:p>
          </table:table-cell>
          <table:table-cell table:formula="of:=IF([.C301] = [.C302]; 0; IF([.C302] &gt; 5; 5000; 12000))" office:value-type="float" office:value="0" calcext:value-type="float">
            <text:p>0</text:p>
          </table:table-cell>
          <table:table-cell table:formula="of:= [.F302] + [.G302]" office:value-type="float" office:value="9570" calcext:value-type="float">
            <text:p>9570</text:p>
          </table:table-cell>
          <table:table-cell table:formula="of:=IF( [.H302] - [.E302] &lt; 0;  [.H302]; [.H302] - [.E302])" office:value-type="float" office:value="350" calcext:value-type="float">
            <text:p>350</text:p>
          </table:table-cell>
          <table:table-cell table:formula="of:=IF([.H302] = [.I302]; 1; 0)" office:value-type="float" office:value="0" calcext:value-type="float">
            <text:p>0</text:p>
          </table:table-cell>
          <table:table-cell table:formula="of:=IF([.H302] = [.I302]; [.E30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 office:value-type="date" office:date-value="2021-05-29" calcext:value-type="date">
            <text:p>29.05.2021</text:p>
          </table:table-cell>
          <table:table-cell table:formula="of:=WEEKDAY([.B303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9740" calcext:value-type="float">
            <text:p>9740</text:p>
          </table:table-cell>
          <table:table-cell table:formula="of:=[.I302]" office:value-type="float" office:value="350" calcext:value-type="float">
            <text:p>350</text:p>
          </table:table-cell>
          <table:table-cell table:formula="of:=IF([.C302] = [.C303]; 0; IF([.C303] &gt; 5; 5000; 12000))" office:value-type="float" office:value="5000" calcext:value-type="float">
            <text:p>5000</text:p>
          </table:table-cell>
          <table:table-cell table:formula="of:= [.F303] + [.G303]" office:value-type="float" office:value="5350" calcext:value-type="float">
            <text:p>5350</text:p>
          </table:table-cell>
          <table:table-cell table:formula="of:=IF( [.H303] - [.E303] &lt; 0;  [.H303]; [.H303] - [.E303])" office:value-type="float" office:value="5350" calcext:value-type="float">
            <text:p>5350</text:p>
          </table:table-cell>
          <table:table-cell table:formula="of:=IF([.H303] = [.I303]; 1; 0)" office:value-type="float" office:value="1" calcext:value-type="float">
            <text:p>1</text:p>
          </table:table-cell>
          <table:table-cell table:formula="of:=IF([.H303] = [.I303]; [.E303]; 0)"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 office:value-type="date" office:date-value="2021-05-30" calcext:value-type="date">
            <text:p>30.05.2021</text:p>
          </table:table-cell>
          <table:table-cell table:formula="of:=WEEKDAY([.B304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4500" calcext:value-type="float">
            <text:p>4500</text:p>
          </table:table-cell>
          <table:table-cell table:formula="of:=[.I303]" office:value-type="float" office:value="5350" calcext:value-type="float">
            <text:p>5350</text:p>
          </table:table-cell>
          <table:table-cell table:formula="of:=IF([.C303] = [.C304]; 0; IF([.C304] &gt; 5; 5000; 12000))" office:value-type="float" office:value="5000" calcext:value-type="float">
            <text:p>5000</text:p>
          </table:table-cell>
          <table:table-cell table:formula="of:= [.F304] + [.G304]" office:value-type="float" office:value="10350" calcext:value-type="float">
            <text:p>10350</text:p>
          </table:table-cell>
          <table:table-cell table:formula="of:=IF( [.H304] - [.E304] &lt; 0;  [.H304]; [.H304] - [.E304])" office:value-type="float" office:value="5850" calcext:value-type="float">
            <text:p>5850</text:p>
          </table:table-cell>
          <table:table-cell table:formula="of:=IF([.H304] = [.I304]; 1; 0)" office:value-type="float" office:value="0" calcext:value-type="float">
            <text:p>0</text:p>
          </table:table-cell>
          <table:table-cell table:formula="of:=IF([.H304] = [.I304]; [.E30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" office:value-type="date" office:date-value="2021-05-30" calcext:value-type="date">
            <text:p>30.05.2021</text:p>
          </table:table-cell>
          <table:table-cell table:formula="of:=WEEKDAY([.B305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9950" calcext:value-type="float">
            <text:p>9950</text:p>
          </table:table-cell>
          <table:table-cell table:formula="of:=[.I304]" office:value-type="float" office:value="5850" calcext:value-type="float">
            <text:p>5850</text:p>
          </table:table-cell>
          <table:table-cell table:formula="of:=IF([.C304] = [.C305]; 0; IF([.C305] &gt; 5; 5000; 12000))" office:value-type="float" office:value="0" calcext:value-type="float">
            <text:p>0</text:p>
          </table:table-cell>
          <table:table-cell table:formula="of:= [.F305] + [.G305]" office:value-type="float" office:value="5850" calcext:value-type="float">
            <text:p>5850</text:p>
          </table:table-cell>
          <table:table-cell table:formula="of:=IF( [.H305] - [.E305] &lt; 0;  [.H305]; [.H305] - [.E305])" office:value-type="float" office:value="5850" calcext:value-type="float">
            <text:p>5850</text:p>
          </table:table-cell>
          <table:table-cell table:formula="of:=IF([.H305] = [.I305]; 1; 0)" office:value-type="float" office:value="1" calcext:value-type="float">
            <text:p>1</text:p>
          </table:table-cell>
          <table:table-cell table:formula="of:=IF([.H305] = [.I305]; [.E305]; 0)"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" office:value-type="date" office:date-value="2021-05-31" calcext:value-type="date">
            <text:p>31.05.2021</text:p>
          </table:table-cell>
          <table:table-cell table:formula="of:=WEEKDAY([.B306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9960" calcext:value-type="float">
            <text:p>9960</text:p>
          </table:table-cell>
          <table:table-cell table:formula="of:=[.I305]" office:value-type="float" office:value="5850" calcext:value-type="float">
            <text:p>5850</text:p>
          </table:table-cell>
          <table:table-cell table:formula="of:=IF([.C305] = [.C306]; 0; IF([.C306] &gt; 5; 5000; 12000))" office:value-type="float" office:value="12000" calcext:value-type="float">
            <text:p>12000</text:p>
          </table:table-cell>
          <table:table-cell table:formula="of:= [.F306] + [.G306]" office:value-type="float" office:value="17850" calcext:value-type="float">
            <text:p>17850</text:p>
          </table:table-cell>
          <table:table-cell table:formula="of:=IF( [.H306] - [.E306] &lt; 0;  [.H306]; [.H306] - [.E306])" office:value-type="float" office:value="7890" calcext:value-type="float">
            <text:p>7890</text:p>
          </table:table-cell>
          <table:table-cell table:formula="of:=IF([.H306] = [.I306]; 1; 0)" office:value-type="float" office:value="0" calcext:value-type="float">
            <text:p>0</text:p>
          </table:table-cell>
          <table:table-cell table:formula="of:=IF([.H306] = [.I306]; [.E30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 office:value-type="date" office:date-value="2021-05-31" calcext:value-type="date">
            <text:p>31.05.2021</text:p>
          </table:table-cell>
          <table:table-cell table:formula="of:=WEEKDAY([.B307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formula="of:=[.I306]" office:value-type="float" office:value="7890" calcext:value-type="float">
            <text:p>7890</text:p>
          </table:table-cell>
          <table:table-cell table:formula="of:=IF([.C306] = [.C307]; 0; IF([.C307] &gt; 5; 5000; 12000))" office:value-type="float" office:value="0" calcext:value-type="float">
            <text:p>0</text:p>
          </table:table-cell>
          <table:table-cell table:formula="of:= [.F307] + [.G307]" office:value-type="float" office:value="7890" calcext:value-type="float">
            <text:p>7890</text:p>
          </table:table-cell>
          <table:table-cell table:formula="of:=IF( [.H307] - [.E307] &lt; 0;  [.H307]; [.H307] - [.E307])" office:value-type="float" office:value="7890" calcext:value-type="float">
            <text:p>7890</text:p>
          </table:table-cell>
          <table:table-cell table:formula="of:=IF([.H307] = [.I307]; 1; 0)" office:value-type="float" office:value="1" calcext:value-type="float">
            <text:p>1</text:p>
          </table:table-cell>
          <table:table-cell table:formula="of:=IF([.H307] = [.I307]; [.E307]; 0)"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 office:value-type="date" office:date-value="2021-05-31" calcext:value-type="date">
            <text:p>31.05.2021</text:p>
          </table:table-cell>
          <table:table-cell table:formula="of:=WEEKDAY([.B308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4160" calcext:value-type="float">
            <text:p>4160</text:p>
          </table:table-cell>
          <table:table-cell table:formula="of:=[.I307]" office:value-type="float" office:value="7890" calcext:value-type="float">
            <text:p>7890</text:p>
          </table:table-cell>
          <table:table-cell table:formula="of:=IF([.C307] = [.C308]; 0; IF([.C308] &gt; 5; 5000; 12000))" office:value-type="float" office:value="0" calcext:value-type="float">
            <text:p>0</text:p>
          </table:table-cell>
          <table:table-cell table:formula="of:= [.F308] + [.G308]" office:value-type="float" office:value="7890" calcext:value-type="float">
            <text:p>7890</text:p>
          </table:table-cell>
          <table:table-cell table:formula="of:=IF( [.H308] - [.E308] &lt; 0;  [.H308]; [.H308] - [.E308])" office:value-type="float" office:value="3730" calcext:value-type="float">
            <text:p>3730</text:p>
          </table:table-cell>
          <table:table-cell table:formula="of:=IF([.H308] = [.I308]; 1; 0)" office:value-type="float" office:value="0" calcext:value-type="float">
            <text:p>0</text:p>
          </table:table-cell>
          <table:table-cell table:formula="of:=IF([.H308] = [.I308]; [.E30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 office:value-type="date" office:date-value="2021-06-01" calcext:value-type="date">
            <text:p>1.06.2021</text:p>
          </table:table-cell>
          <table:table-cell table:formula="of:=WEEKDAY([.B309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6300" calcext:value-type="float">
            <text:p>6300</text:p>
          </table:table-cell>
          <table:table-cell table:formula="of:=[.I308]" office:value-type="float" office:value="3730" calcext:value-type="float">
            <text:p>3730</text:p>
          </table:table-cell>
          <table:table-cell table:formula="of:=IF([.C308] = [.C309]; 0; IF([.C309] &gt; 5; 5000; 12000))" office:value-type="float" office:value="12000" calcext:value-type="float">
            <text:p>12000</text:p>
          </table:table-cell>
          <table:table-cell table:formula="of:= [.F309] + [.G309]" office:value-type="float" office:value="15730" calcext:value-type="float">
            <text:p>15730</text:p>
          </table:table-cell>
          <table:table-cell table:formula="of:=IF( [.H309] - [.E309] &lt; 0;  [.H309]; [.H309] - [.E309])" office:value-type="float" office:value="9430" calcext:value-type="float">
            <text:p>9430</text:p>
          </table:table-cell>
          <table:table-cell table:formula="of:=IF([.H309] = [.I309]; 1; 0)" office:value-type="float" office:value="0" calcext:value-type="float">
            <text:p>0</text:p>
          </table:table-cell>
          <table:table-cell table:formula="of:=IF([.H309] = [.I309]; [.E30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 office:value-type="date" office:date-value="2021-06-01" calcext:value-type="date">
            <text:p>1.06.2021</text:p>
          </table:table-cell>
          <table:table-cell table:formula="of:=WEEKDAY([.B310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9040" calcext:value-type="float">
            <text:p>9040</text:p>
          </table:table-cell>
          <table:table-cell table:formula="of:=[.I309]" office:value-type="float" office:value="9430" calcext:value-type="float">
            <text:p>9430</text:p>
          </table:table-cell>
          <table:table-cell table:formula="of:=IF([.C309] = [.C310]; 0; IF([.C310] &gt; 5; 5000; 12000))" office:value-type="float" office:value="0" calcext:value-type="float">
            <text:p>0</text:p>
          </table:table-cell>
          <table:table-cell table:formula="of:= [.F310] + [.G310]" office:value-type="float" office:value="9430" calcext:value-type="float">
            <text:p>9430</text:p>
          </table:table-cell>
          <table:table-cell table:formula="of:=IF( [.H310] - [.E310] &lt; 0;  [.H310]; [.H310] - [.E310])" office:value-type="float" office:value="390" calcext:value-type="float">
            <text:p>390</text:p>
          </table:table-cell>
          <table:table-cell table:formula="of:=IF([.H310] = [.I310]; 1; 0)" office:value-type="float" office:value="0" calcext:value-type="float">
            <text:p>0</text:p>
          </table:table-cell>
          <table:table-cell table:formula="of:=IF([.H310] = [.I310]; [.E31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 office:value-type="date" office:date-value="2021-06-02" calcext:value-type="date">
            <text:p>2.06.2021</text:p>
          </table:table-cell>
          <table:table-cell table:formula="of:=WEEKDAY([.B311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8880" calcext:value-type="float">
            <text:p>8880</text:p>
          </table:table-cell>
          <table:table-cell table:formula="of:=[.I310]" office:value-type="float" office:value="390" calcext:value-type="float">
            <text:p>390</text:p>
          </table:table-cell>
          <table:table-cell table:formula="of:=IF([.C310] = [.C311]; 0; IF([.C311] &gt; 5; 5000; 12000))" office:value-type="float" office:value="12000" calcext:value-type="float">
            <text:p>12000</text:p>
          </table:table-cell>
          <table:table-cell table:formula="of:= [.F311] + [.G311]" office:value-type="float" office:value="12390" calcext:value-type="float">
            <text:p>12390</text:p>
          </table:table-cell>
          <table:table-cell table:formula="of:=IF( [.H311] - [.E311] &lt; 0;  [.H311]; [.H311] - [.E311])" office:value-type="float" office:value="3510" calcext:value-type="float">
            <text:p>3510</text:p>
          </table:table-cell>
          <table:table-cell table:formula="of:=IF([.H311] = [.I311]; 1; 0)" office:value-type="float" office:value="0" calcext:value-type="float">
            <text:p>0</text:p>
          </table:table-cell>
          <table:table-cell table:formula="of:=IF([.H311] = [.I311]; [.E3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 office:value-type="date" office:date-value="2021-06-03" calcext:value-type="date">
            <text:p>3.06.2021</text:p>
          </table:table-cell>
          <table:table-cell table:formula="of:=WEEKDAY([.B312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5030" calcext:value-type="float">
            <text:p>5030</text:p>
          </table:table-cell>
          <table:table-cell table:formula="of:=[.I311]" office:value-type="float" office:value="3510" calcext:value-type="float">
            <text:p>3510</text:p>
          </table:table-cell>
          <table:table-cell table:formula="of:=IF([.C311] = [.C312]; 0; IF([.C312] &gt; 5; 5000; 12000))" office:value-type="float" office:value="12000" calcext:value-type="float">
            <text:p>12000</text:p>
          </table:table-cell>
          <table:table-cell table:formula="of:= [.F312] + [.G312]" office:value-type="float" office:value="15510" calcext:value-type="float">
            <text:p>15510</text:p>
          </table:table-cell>
          <table:table-cell table:formula="of:=IF( [.H312] - [.E312] &lt; 0;  [.H312]; [.H312] - [.E312])" office:value-type="float" office:value="10480" calcext:value-type="float">
            <text:p>10480</text:p>
          </table:table-cell>
          <table:table-cell table:formula="of:=IF([.H312] = [.I312]; 1; 0)" office:value-type="float" office:value="0" calcext:value-type="float">
            <text:p>0</text:p>
          </table:table-cell>
          <table:table-cell table:formula="of:=IF([.H312] = [.I312]; [.E31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 office:value-type="date" office:date-value="2021-06-03" calcext:value-type="date">
            <text:p>3.06.2021</text:p>
          </table:table-cell>
          <table:table-cell table:formula="of:=WEEKDAY([.B313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[.I312]" office:value-type="float" office:value="10480" calcext:value-type="float">
            <text:p>10480</text:p>
          </table:table-cell>
          <table:table-cell table:formula="of:=IF([.C312] = [.C313]; 0; IF([.C313] &gt; 5; 5000; 12000))" office:value-type="float" office:value="0" calcext:value-type="float">
            <text:p>0</text:p>
          </table:table-cell>
          <table:table-cell table:formula="of:= [.F313] + [.G313]" office:value-type="float" office:value="10480" calcext:value-type="float">
            <text:p>10480</text:p>
          </table:table-cell>
          <table:table-cell table:formula="of:=IF( [.H313] - [.E313] &lt; 0;  [.H313]; [.H313] - [.E313])" office:value-type="float" office:value="4470" calcext:value-type="float">
            <text:p>4470</text:p>
          </table:table-cell>
          <table:table-cell table:formula="of:=IF([.H313] = [.I313]; 1; 0)" office:value-type="float" office:value="0" calcext:value-type="float">
            <text:p>0</text:p>
          </table:table-cell>
          <table:table-cell table:formula="of:=IF([.H313] = [.I313]; [.E31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 office:value-type="date" office:date-value="2021-06-04" calcext:value-type="date">
            <text:p>4.06.2021</text:p>
          </table:table-cell>
          <table:table-cell table:formula="of:=WEEKDAY([.B314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8880" calcext:value-type="float">
            <text:p>8880</text:p>
          </table:table-cell>
          <table:table-cell table:formula="of:=[.I313]" office:value-type="float" office:value="4470" calcext:value-type="float">
            <text:p>4470</text:p>
          </table:table-cell>
          <table:table-cell table:formula="of:=IF([.C313] = [.C314]; 0; IF([.C314] &gt; 5; 5000; 12000))" office:value-type="float" office:value="12000" calcext:value-type="float">
            <text:p>12000</text:p>
          </table:table-cell>
          <table:table-cell table:formula="of:= [.F314] + [.G314]" office:value-type="float" office:value="16470" calcext:value-type="float">
            <text:p>16470</text:p>
          </table:table-cell>
          <table:table-cell table:formula="of:=IF( [.H314] - [.E314] &lt; 0;  [.H314]; [.H314] - [.E314])" office:value-type="float" office:value="7590" calcext:value-type="float">
            <text:p>7590</text:p>
          </table:table-cell>
          <table:table-cell table:formula="of:=IF([.H314] = [.I314]; 1; 0)" office:value-type="float" office:value="0" calcext:value-type="float">
            <text:p>0</text:p>
          </table:table-cell>
          <table:table-cell table:formula="of:=IF([.H314] = [.I314]; [.E31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 office:value-type="date" office:date-value="2021-06-05" calcext:value-type="date">
            <text:p>5.06.2021</text:p>
          </table:table-cell>
          <table:table-cell table:formula="of:=WEEKDAY([.B315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[.I314]" office:value-type="float" office:value="7590" calcext:value-type="float">
            <text:p>7590</text:p>
          </table:table-cell>
          <table:table-cell table:formula="of:=IF([.C314] = [.C315]; 0; IF([.C315] &gt; 5; 5000; 12000))" office:value-type="float" office:value="5000" calcext:value-type="float">
            <text:p>5000</text:p>
          </table:table-cell>
          <table:table-cell table:formula="of:= [.F315] + [.G315]" office:value-type="float" office:value="12590" calcext:value-type="float">
            <text:p>12590</text:p>
          </table:table-cell>
          <table:table-cell table:formula="of:=IF( [.H315] - [.E315] &lt; 0;  [.H315]; [.H315] - [.E315])" office:value-type="float" office:value="7100" calcext:value-type="float">
            <text:p>7100</text:p>
          </table:table-cell>
          <table:table-cell table:formula="of:=IF([.H315] = [.I315]; 1; 0)" office:value-type="float" office:value="0" calcext:value-type="float">
            <text:p>0</text:p>
          </table:table-cell>
          <table:table-cell table:formula="of:=IF([.H315] = [.I315]; [.E31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 office:value-type="date" office:date-value="2021-06-06" calcext:value-type="date">
            <text:p>6.06.2021</text:p>
          </table:table-cell>
          <table:table-cell table:formula="of:=WEEKDAY([.B316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9370" calcext:value-type="float">
            <text:p>9370</text:p>
          </table:table-cell>
          <table:table-cell table:formula="of:=[.I315]" office:value-type="float" office:value="7100" calcext:value-type="float">
            <text:p>7100</text:p>
          </table:table-cell>
          <table:table-cell table:formula="of:=IF([.C315] = [.C316]; 0; IF([.C316] &gt; 5; 5000; 12000))" office:value-type="float" office:value="5000" calcext:value-type="float">
            <text:p>5000</text:p>
          </table:table-cell>
          <table:table-cell table:formula="of:= [.F316] + [.G316]" office:value-type="float" office:value="12100" calcext:value-type="float">
            <text:p>12100</text:p>
          </table:table-cell>
          <table:table-cell table:formula="of:=IF( [.H316] - [.E316] &lt; 0;  [.H316]; [.H316] - [.E316])" office:value-type="float" office:value="2730" calcext:value-type="float">
            <text:p>2730</text:p>
          </table:table-cell>
          <table:table-cell table:formula="of:=IF([.H316] = [.I316]; 1; 0)" office:value-type="float" office:value="0" calcext:value-type="float">
            <text:p>0</text:p>
          </table:table-cell>
          <table:table-cell table:formula="of:=IF([.H316] = [.I316]; [.E31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 office:value-type="date" office:date-value="2021-06-06" calcext:value-type="date">
            <text:p>6.06.2021</text:p>
          </table:table-cell>
          <table:table-cell table:formula="of:=WEEKDAY([.B317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6790" calcext:value-type="float">
            <text:p>6790</text:p>
          </table:table-cell>
          <table:table-cell table:formula="of:=[.I316]" office:value-type="float" office:value="2730" calcext:value-type="float">
            <text:p>2730</text:p>
          </table:table-cell>
          <table:table-cell table:formula="of:=IF([.C316] = [.C317]; 0; IF([.C317] &gt; 5; 5000; 12000))" office:value-type="float" office:value="0" calcext:value-type="float">
            <text:p>0</text:p>
          </table:table-cell>
          <table:table-cell table:formula="of:= [.F317] + [.G317]" office:value-type="float" office:value="2730" calcext:value-type="float">
            <text:p>2730</text:p>
          </table:table-cell>
          <table:table-cell table:formula="of:=IF( [.H317] - [.E317] &lt; 0;  [.H317]; [.H317] - [.E317])" office:value-type="float" office:value="2730" calcext:value-type="float">
            <text:p>2730</text:p>
          </table:table-cell>
          <table:table-cell table:formula="of:=IF([.H317] = [.I317]; 1; 0)" office:value-type="float" office:value="1" calcext:value-type="float">
            <text:p>1</text:p>
          </table:table-cell>
          <table:table-cell table:formula="of:=IF([.H317] = [.I317]; [.E317]; 0)"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 office:value-type="date" office:date-value="2021-06-07" calcext:value-type="date">
            <text:p>7.06.2021</text:p>
          </table:table-cell>
          <table:table-cell table:formula="of:=WEEKDAY([.B318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formula="of:=[.I317]" office:value-type="float" office:value="2730" calcext:value-type="float">
            <text:p>2730</text:p>
          </table:table-cell>
          <table:table-cell table:formula="of:=IF([.C317] = [.C318]; 0; IF([.C318] &gt; 5; 5000; 12000))" office:value-type="float" office:value="12000" calcext:value-type="float">
            <text:p>12000</text:p>
          </table:table-cell>
          <table:table-cell table:formula="of:= [.F318] + [.G318]" office:value-type="float" office:value="14730" calcext:value-type="float">
            <text:p>14730</text:p>
          </table:table-cell>
          <table:table-cell table:formula="of:=IF( [.H318] - [.E318] &lt; 0;  [.H318]; [.H318] - [.E318])" office:value-type="float" office:value="12190" calcext:value-type="float">
            <text:p>12190</text:p>
          </table:table-cell>
          <table:table-cell table:formula="of:=IF([.H318] = [.I318]; 1; 0)" office:value-type="float" office:value="0" calcext:value-type="float">
            <text:p>0</text:p>
          </table:table-cell>
          <table:table-cell table:formula="of:=IF([.H318] = [.I318]; [.E31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 office:value-type="date" office:date-value="2021-06-07" calcext:value-type="date">
            <text:p>7.06.2021</text:p>
          </table:table-cell>
          <table:table-cell table:formula="of:=WEEKDAY([.B319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5530" calcext:value-type="float">
            <text:p>5530</text:p>
          </table:table-cell>
          <table:table-cell table:formula="of:=[.I318]" office:value-type="float" office:value="12190" calcext:value-type="float">
            <text:p>12190</text:p>
          </table:table-cell>
          <table:table-cell table:formula="of:=IF([.C318] = [.C319]; 0; IF([.C319] &gt; 5; 5000; 12000))" office:value-type="float" office:value="0" calcext:value-type="float">
            <text:p>0</text:p>
          </table:table-cell>
          <table:table-cell table:formula="of:= [.F319] + [.G319]" office:value-type="float" office:value="12190" calcext:value-type="float">
            <text:p>12190</text:p>
          </table:table-cell>
          <table:table-cell table:formula="of:=IF( [.H319] - [.E319] &lt; 0;  [.H319]; [.H319] - [.E319])" office:value-type="float" office:value="6660" calcext:value-type="float">
            <text:p>6660</text:p>
          </table:table-cell>
          <table:table-cell table:formula="of:=IF([.H319] = [.I319]; 1; 0)" office:value-type="float" office:value="0" calcext:value-type="float">
            <text:p>0</text:p>
          </table:table-cell>
          <table:table-cell table:formula="of:=IF([.H319] = [.I319]; [.E31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 office:value-type="date" office:date-value="2021-06-07" calcext:value-type="date">
            <text:p>7.06.2021</text:p>
          </table:table-cell>
          <table:table-cell table:formula="of:=WEEKDAY([.B320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7020" calcext:value-type="float">
            <text:p>7020</text:p>
          </table:table-cell>
          <table:table-cell table:formula="of:=[.I319]" office:value-type="float" office:value="6660" calcext:value-type="float">
            <text:p>6660</text:p>
          </table:table-cell>
          <table:table-cell table:formula="of:=IF([.C319] = [.C320]; 0; IF([.C320] &gt; 5; 5000; 12000))" office:value-type="float" office:value="0" calcext:value-type="float">
            <text:p>0</text:p>
          </table:table-cell>
          <table:table-cell table:formula="of:= [.F320] + [.G320]" office:value-type="float" office:value="6660" calcext:value-type="float">
            <text:p>6660</text:p>
          </table:table-cell>
          <table:table-cell table:formula="of:=IF( [.H320] - [.E320] &lt; 0;  [.H320]; [.H320] - [.E320])" office:value-type="float" office:value="6660" calcext:value-type="float">
            <text:p>6660</text:p>
          </table:table-cell>
          <table:table-cell table:formula="of:=IF([.H320] = [.I320]; 1; 0)" office:value-type="float" office:value="1" calcext:value-type="float">
            <text:p>1</text:p>
          </table:table-cell>
          <table:table-cell table:formula="of:=IF([.H320] = [.I320]; [.E320]; 0)"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 office:value-type="date" office:date-value="2021-06-08" calcext:value-type="date">
            <text:p>8.06.2021</text:p>
          </table:table-cell>
          <table:table-cell table:formula="of:=WEEKDAY([.B321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2330" calcext:value-type="float">
            <text:p>2330</text:p>
          </table:table-cell>
          <table:table-cell table:formula="of:=[.I320]" office:value-type="float" office:value="6660" calcext:value-type="float">
            <text:p>6660</text:p>
          </table:table-cell>
          <table:table-cell table:formula="of:=IF([.C320] = [.C321]; 0; IF([.C321] &gt; 5; 5000; 12000))" office:value-type="float" office:value="12000" calcext:value-type="float">
            <text:p>12000</text:p>
          </table:table-cell>
          <table:table-cell table:formula="of:= [.F321] + [.G321]" office:value-type="float" office:value="18660" calcext:value-type="float">
            <text:p>18660</text:p>
          </table:table-cell>
          <table:table-cell table:formula="of:=IF( [.H321] - [.E321] &lt; 0;  [.H321]; [.H321] - [.E321])" office:value-type="float" office:value="16330" calcext:value-type="float">
            <text:p>16330</text:p>
          </table:table-cell>
          <table:table-cell table:formula="of:=IF([.H321] = [.I321]; 1; 0)" office:value-type="float" office:value="0" calcext:value-type="float">
            <text:p>0</text:p>
          </table:table-cell>
          <table:table-cell table:formula="of:=IF([.H321] = [.I321]; [.E32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 office:value-type="date" office:date-value="2021-06-09" calcext:value-type="date">
            <text:p>9.06.2021</text:p>
          </table:table-cell>
          <table:table-cell table:formula="of:=WEEKDAY([.B322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5550" calcext:value-type="float">
            <text:p>5550</text:p>
          </table:table-cell>
          <table:table-cell table:formula="of:=[.I321]" office:value-type="float" office:value="16330" calcext:value-type="float">
            <text:p>16330</text:p>
          </table:table-cell>
          <table:table-cell table:formula="of:=IF([.C321] = [.C322]; 0; IF([.C322] &gt; 5; 5000; 12000))" office:value-type="float" office:value="12000" calcext:value-type="float">
            <text:p>12000</text:p>
          </table:table-cell>
          <table:table-cell table:formula="of:= [.F322] + [.G322]" office:value-type="float" office:value="28330" calcext:value-type="float">
            <text:p>28330</text:p>
          </table:table-cell>
          <table:table-cell table:formula="of:=IF( [.H322] - [.E322] &lt; 0;  [.H322]; [.H322] - [.E322])" office:value-type="float" office:value="22780" calcext:value-type="float">
            <text:p>22780</text:p>
          </table:table-cell>
          <table:table-cell table:formula="of:=IF([.H322] = [.I322]; 1; 0)" office:value-type="float" office:value="0" calcext:value-type="float">
            <text:p>0</text:p>
          </table:table-cell>
          <table:table-cell table:formula="of:=IF([.H322] = [.I322]; [.E32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 office:value-type="date" office:date-value="2021-06-09" calcext:value-type="date">
            <text:p>9.06.2021</text:p>
          </table:table-cell>
          <table:table-cell table:formula="of:=WEEKDAY([.B323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6150" calcext:value-type="float">
            <text:p>6150</text:p>
          </table:table-cell>
          <table:table-cell table:formula="of:=[.I322]" office:value-type="float" office:value="22780" calcext:value-type="float">
            <text:p>22780</text:p>
          </table:table-cell>
          <table:table-cell table:formula="of:=IF([.C322] = [.C323]; 0; IF([.C323] &gt; 5; 5000; 12000))" office:value-type="float" office:value="0" calcext:value-type="float">
            <text:p>0</text:p>
          </table:table-cell>
          <table:table-cell table:formula="of:= [.F323] + [.G323]" office:value-type="float" office:value="22780" calcext:value-type="float">
            <text:p>22780</text:p>
          </table:table-cell>
          <table:table-cell table:formula="of:=IF( [.H323] - [.E323] &lt; 0;  [.H323]; [.H323] - [.E323])" office:value-type="float" office:value="16630" calcext:value-type="float">
            <text:p>16630</text:p>
          </table:table-cell>
          <table:table-cell table:formula="of:=IF([.H323] = [.I323]; 1; 0)" office:value-type="float" office:value="0" calcext:value-type="float">
            <text:p>0</text:p>
          </table:table-cell>
          <table:table-cell table:formula="of:=IF([.H323] = [.I323]; [.E32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 office:value-type="date" office:date-value="2021-06-10" calcext:value-type="date">
            <text:p>10.06.2021</text:p>
          </table:table-cell>
          <table:table-cell table:formula="of:=WEEKDAY([.B324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3220" calcext:value-type="float">
            <text:p>3220</text:p>
          </table:table-cell>
          <table:table-cell table:formula="of:=[.I323]" office:value-type="float" office:value="16630" calcext:value-type="float">
            <text:p>16630</text:p>
          </table:table-cell>
          <table:table-cell table:formula="of:=IF([.C323] = [.C324]; 0; IF([.C324] &gt; 5; 5000; 12000))" office:value-type="float" office:value="12000" calcext:value-type="float">
            <text:p>12000</text:p>
          </table:table-cell>
          <table:table-cell table:formula="of:= [.F324] + [.G324]" office:value-type="float" office:value="28630" calcext:value-type="float">
            <text:p>28630</text:p>
          </table:table-cell>
          <table:table-cell table:formula="of:=IF( [.H324] - [.E324] &lt; 0;  [.H324]; [.H324] - [.E324])" office:value-type="float" office:value="25410" calcext:value-type="float">
            <text:p>25410</text:p>
          </table:table-cell>
          <table:table-cell table:formula="of:=IF([.H324] = [.I324]; 1; 0)" office:value-type="float" office:value="0" calcext:value-type="float">
            <text:p>0</text:p>
          </table:table-cell>
          <table:table-cell table:formula="of:=IF([.H324] = [.I324]; [.E32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 office:value-type="date" office:date-value="2021-06-10" calcext:value-type="date">
            <text:p>10.06.2021</text:p>
          </table:table-cell>
          <table:table-cell table:formula="of:=WEEKDAY([.B325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4330" calcext:value-type="float">
            <text:p>4330</text:p>
          </table:table-cell>
          <table:table-cell table:formula="of:=[.I324]" office:value-type="float" office:value="25410" calcext:value-type="float">
            <text:p>25410</text:p>
          </table:table-cell>
          <table:table-cell table:formula="of:=IF([.C324] = [.C325]; 0; IF([.C325] &gt; 5; 5000; 12000))" office:value-type="float" office:value="0" calcext:value-type="float">
            <text:p>0</text:p>
          </table:table-cell>
          <table:table-cell table:formula="of:= [.F325] + [.G325]" office:value-type="float" office:value="25410" calcext:value-type="float">
            <text:p>25410</text:p>
          </table:table-cell>
          <table:table-cell table:formula="of:=IF( [.H325] - [.E325] &lt; 0;  [.H325]; [.H325] - [.E325])" office:value-type="float" office:value="21080" calcext:value-type="float">
            <text:p>21080</text:p>
          </table:table-cell>
          <table:table-cell table:formula="of:=IF([.H325] = [.I325]; 1; 0)" office:value-type="float" office:value="0" calcext:value-type="float">
            <text:p>0</text:p>
          </table:table-cell>
          <table:table-cell table:formula="of:=IF([.H325] = [.I325]; [.E32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 office:value-type="date" office:date-value="2021-06-10" calcext:value-type="date">
            <text:p>10.06.2021</text:p>
          </table:table-cell>
          <table:table-cell table:formula="of:=WEEKDAY([.B326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4000" calcext:value-type="float">
            <text:p>4000</text:p>
          </table:table-cell>
          <table:table-cell table:formula="of:=[.I325]" office:value-type="float" office:value="21080" calcext:value-type="float">
            <text:p>21080</text:p>
          </table:table-cell>
          <table:table-cell table:formula="of:=IF([.C325] = [.C326]; 0; IF([.C326] &gt; 5; 5000; 12000))" office:value-type="float" office:value="0" calcext:value-type="float">
            <text:p>0</text:p>
          </table:table-cell>
          <table:table-cell table:formula="of:= [.F326] + [.G326]" office:value-type="float" office:value="21080" calcext:value-type="float">
            <text:p>21080</text:p>
          </table:table-cell>
          <table:table-cell table:formula="of:=IF( [.H326] - [.E326] &lt; 0;  [.H326]; [.H326] - [.E326])" office:value-type="float" office:value="17080" calcext:value-type="float">
            <text:p>17080</text:p>
          </table:table-cell>
          <table:table-cell table:formula="of:=IF([.H326] = [.I326]; 1; 0)" office:value-type="float" office:value="0" calcext:value-type="float">
            <text:p>0</text:p>
          </table:table-cell>
          <table:table-cell table:formula="of:=IF([.H326] = [.I326]; [.E32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 office:value-type="date" office:date-value="2021-06-11" calcext:value-type="date">
            <text:p>11.06.2021</text:p>
          </table:table-cell>
          <table:table-cell table:formula="of:=WEEKDAY([.B327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4970" calcext:value-type="float">
            <text:p>4970</text:p>
          </table:table-cell>
          <table:table-cell table:formula="of:=[.I326]" office:value-type="float" office:value="17080" calcext:value-type="float">
            <text:p>17080</text:p>
          </table:table-cell>
          <table:table-cell table:formula="of:=IF([.C326] = [.C327]; 0; IF([.C327] &gt; 5; 5000; 12000))" office:value-type="float" office:value="12000" calcext:value-type="float">
            <text:p>12000</text:p>
          </table:table-cell>
          <table:table-cell table:formula="of:= [.F327] + [.G327]" office:value-type="float" office:value="29080" calcext:value-type="float">
            <text:p>29080</text:p>
          </table:table-cell>
          <table:table-cell table:formula="of:=IF( [.H327] - [.E327] &lt; 0;  [.H327]; [.H327] - [.E327])" office:value-type="float" office:value="24110" calcext:value-type="float">
            <text:p>24110</text:p>
          </table:table-cell>
          <table:table-cell table:formula="of:=IF([.H327] = [.I327]; 1; 0)" office:value-type="float" office:value="0" calcext:value-type="float">
            <text:p>0</text:p>
          </table:table-cell>
          <table:table-cell table:formula="of:=IF([.H327] = [.I327]; [.E32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 office:value-type="date" office:date-value="2021-06-11" calcext:value-type="date">
            <text:p>11.06.2021</text:p>
          </table:table-cell>
          <table:table-cell table:formula="of:=WEEKDAY([.B328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8900" calcext:value-type="float">
            <text:p>8900</text:p>
          </table:table-cell>
          <table:table-cell table:formula="of:=[.I327]" office:value-type="float" office:value="24110" calcext:value-type="float">
            <text:p>24110</text:p>
          </table:table-cell>
          <table:table-cell table:formula="of:=IF([.C327] = [.C328]; 0; IF([.C328] &gt; 5; 5000; 12000))" office:value-type="float" office:value="0" calcext:value-type="float">
            <text:p>0</text:p>
          </table:table-cell>
          <table:table-cell table:formula="of:= [.F328] + [.G328]" office:value-type="float" office:value="24110" calcext:value-type="float">
            <text:p>24110</text:p>
          </table:table-cell>
          <table:table-cell table:formula="of:=IF( [.H328] - [.E328] &lt; 0;  [.H328]; [.H328] - [.E328])" office:value-type="float" office:value="15210" calcext:value-type="float">
            <text:p>15210</text:p>
          </table:table-cell>
          <table:table-cell table:formula="of:=IF([.H328] = [.I328]; 1; 0)" office:value-type="float" office:value="0" calcext:value-type="float">
            <text:p>0</text:p>
          </table:table-cell>
          <table:table-cell table:formula="of:=IF([.H328] = [.I328]; [.E32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 office:value-type="date" office:date-value="2021-06-12" calcext:value-type="date">
            <text:p>12.06.2021</text:p>
          </table:table-cell>
          <table:table-cell table:formula="of:=WEEKDAY([.B329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5340" calcext:value-type="float">
            <text:p>5340</text:p>
          </table:table-cell>
          <table:table-cell table:formula="of:=[.I328]" office:value-type="float" office:value="15210" calcext:value-type="float">
            <text:p>15210</text:p>
          </table:table-cell>
          <table:table-cell table:formula="of:=IF([.C328] = [.C329]; 0; IF([.C329] &gt; 5; 5000; 12000))" office:value-type="float" office:value="5000" calcext:value-type="float">
            <text:p>5000</text:p>
          </table:table-cell>
          <table:table-cell table:formula="of:= [.F329] + [.G329]" office:value-type="float" office:value="20210" calcext:value-type="float">
            <text:p>20210</text:p>
          </table:table-cell>
          <table:table-cell table:formula="of:=IF( [.H329] - [.E329] &lt; 0;  [.H329]; [.H329] - [.E329])" office:value-type="float" office:value="14870" calcext:value-type="float">
            <text:p>14870</text:p>
          </table:table-cell>
          <table:table-cell table:formula="of:=IF([.H329] = [.I329]; 1; 0)" office:value-type="float" office:value="0" calcext:value-type="float">
            <text:p>0</text:p>
          </table:table-cell>
          <table:table-cell table:formula="of:=IF([.H329] = [.I329]; [.E32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 office:value-type="date" office:date-value="2021-06-12" calcext:value-type="date">
            <text:p>12.06.2021</text:p>
          </table:table-cell>
          <table:table-cell table:formula="of:=WEEKDAY([.B330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[.I329]" office:value-type="float" office:value="14870" calcext:value-type="float">
            <text:p>14870</text:p>
          </table:table-cell>
          <table:table-cell table:formula="of:=IF([.C329] = [.C330]; 0; IF([.C330] &gt; 5; 5000; 12000))" office:value-type="float" office:value="0" calcext:value-type="float">
            <text:p>0</text:p>
          </table:table-cell>
          <table:table-cell table:formula="of:= [.F330] + [.G330]" office:value-type="float" office:value="14870" calcext:value-type="float">
            <text:p>14870</text:p>
          </table:table-cell>
          <table:table-cell table:formula="of:=IF( [.H330] - [.E330] &lt; 0;  [.H330]; [.H330] - [.E330])" office:value-type="float" office:value="12630" calcext:value-type="float">
            <text:p>12630</text:p>
          </table:table-cell>
          <table:table-cell table:formula="of:=IF([.H330] = [.I330]; 1; 0)" office:value-type="float" office:value="0" calcext:value-type="float">
            <text:p>0</text:p>
          </table:table-cell>
          <table:table-cell table:formula="of:=IF([.H330] = [.I330]; [.E33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 office:value-type="date" office:date-value="2021-06-13" calcext:value-type="date">
            <text:p>13.06.2021</text:p>
          </table:table-cell>
          <table:table-cell table:formula="of:=WEEKDAY([.B331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1810" calcext:value-type="float">
            <text:p>1810</text:p>
          </table:table-cell>
          <table:table-cell table:formula="of:=[.I330]" office:value-type="float" office:value="12630" calcext:value-type="float">
            <text:p>12630</text:p>
          </table:table-cell>
          <table:table-cell table:formula="of:=IF([.C330] = [.C331]; 0; IF([.C331] &gt; 5; 5000; 12000))" office:value-type="float" office:value="5000" calcext:value-type="float">
            <text:p>5000</text:p>
          </table:table-cell>
          <table:table-cell table:formula="of:= [.F331] + [.G331]" office:value-type="float" office:value="17630" calcext:value-type="float">
            <text:p>17630</text:p>
          </table:table-cell>
          <table:table-cell table:formula="of:=IF( [.H331] - [.E331] &lt; 0;  [.H331]; [.H331] - [.E331])" office:value-type="float" office:value="15820" calcext:value-type="float">
            <text:p>15820</text:p>
          </table:table-cell>
          <table:table-cell table:formula="of:=IF([.H331] = [.I331]; 1; 0)" office:value-type="float" office:value="0" calcext:value-type="float">
            <text:p>0</text:p>
          </table:table-cell>
          <table:table-cell table:formula="of:=IF([.H331] = [.I331]; [.E33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 office:value-type="date" office:date-value="2021-06-13" calcext:value-type="date">
            <text:p>13.06.2021</text:p>
          </table:table-cell>
          <table:table-cell table:formula="of:=WEEKDAY([.B332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7960" calcext:value-type="float">
            <text:p>7960</text:p>
          </table:table-cell>
          <table:table-cell table:formula="of:=[.I331]" office:value-type="float" office:value="15820" calcext:value-type="float">
            <text:p>15820</text:p>
          </table:table-cell>
          <table:table-cell table:formula="of:=IF([.C331] = [.C332]; 0; IF([.C332] &gt; 5; 5000; 12000))" office:value-type="float" office:value="0" calcext:value-type="float">
            <text:p>0</text:p>
          </table:table-cell>
          <table:table-cell table:formula="of:= [.F332] + [.G332]" office:value-type="float" office:value="15820" calcext:value-type="float">
            <text:p>15820</text:p>
          </table:table-cell>
          <table:table-cell table:formula="of:=IF( [.H332] - [.E332] &lt; 0;  [.H332]; [.H332] - [.E332])" office:value-type="float" office:value="7860" calcext:value-type="float">
            <text:p>7860</text:p>
          </table:table-cell>
          <table:table-cell table:formula="of:=IF([.H332] = [.I332]; 1; 0)" office:value-type="float" office:value="0" calcext:value-type="float">
            <text:p>0</text:p>
          </table:table-cell>
          <table:table-cell table:formula="of:=IF([.H332] = [.I332]; [.E33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 office:value-type="date" office:date-value="2021-06-13" calcext:value-type="date">
            <text:p>13.06.2021</text:p>
          </table:table-cell>
          <table:table-cell table:formula="of:=WEEKDAY([.B333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9400" calcext:value-type="float">
            <text:p>9400</text:p>
          </table:table-cell>
          <table:table-cell table:formula="of:=[.I332]" office:value-type="float" office:value="7860" calcext:value-type="float">
            <text:p>7860</text:p>
          </table:table-cell>
          <table:table-cell table:formula="of:=IF([.C332] = [.C333]; 0; IF([.C333] &gt; 5; 5000; 12000))" office:value-type="float" office:value="0" calcext:value-type="float">
            <text:p>0</text:p>
          </table:table-cell>
          <table:table-cell table:formula="of:= [.F333] + [.G333]" office:value-type="float" office:value="7860" calcext:value-type="float">
            <text:p>7860</text:p>
          </table:table-cell>
          <table:table-cell table:formula="of:=IF( [.H333] - [.E333] &lt; 0;  [.H333]; [.H333] - [.E333])" office:value-type="float" office:value="7860" calcext:value-type="float">
            <text:p>7860</text:p>
          </table:table-cell>
          <table:table-cell table:formula="of:=IF([.H333] = [.I333]; 1; 0)" office:value-type="float" office:value="1" calcext:value-type="float">
            <text:p>1</text:p>
          </table:table-cell>
          <table:table-cell table:formula="of:=IF([.H333] = [.I333]; [.E333]; 0)"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 office:value-type="date" office:date-value="2021-06-14" calcext:value-type="date">
            <text:p>14.06.2021</text:p>
          </table:table-cell>
          <table:table-cell table:formula="of:=WEEKDAY([.B334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5380" calcext:value-type="float">
            <text:p>5380</text:p>
          </table:table-cell>
          <table:table-cell table:formula="of:=[.I333]" office:value-type="float" office:value="7860" calcext:value-type="float">
            <text:p>7860</text:p>
          </table:table-cell>
          <table:table-cell table:formula="of:=IF([.C333] = [.C334]; 0; IF([.C334] &gt; 5; 5000; 12000))" office:value-type="float" office:value="12000" calcext:value-type="float">
            <text:p>12000</text:p>
          </table:table-cell>
          <table:table-cell table:formula="of:= [.F334] + [.G334]" office:value-type="float" office:value="19860" calcext:value-type="float">
            <text:p>19860</text:p>
          </table:table-cell>
          <table:table-cell table:formula="of:=IF( [.H334] - [.E334] &lt; 0;  [.H334]; [.H334] - [.E334])" office:value-type="float" office:value="14480" calcext:value-type="float">
            <text:p>14480</text:p>
          </table:table-cell>
          <table:table-cell table:formula="of:=IF([.H334] = [.I334]; 1; 0)" office:value-type="float" office:value="0" calcext:value-type="float">
            <text:p>0</text:p>
          </table:table-cell>
          <table:table-cell table:formula="of:=IF([.H334] = [.I334]; [.E33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 office:value-type="date" office:date-value="2021-06-14" calcext:value-type="date">
            <text:p>14.06.2021</text:p>
          </table:table-cell>
          <table:table-cell table:formula="of:=WEEKDAY([.B335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4220" calcext:value-type="float">
            <text:p>4220</text:p>
          </table:table-cell>
          <table:table-cell table:formula="of:=[.I334]" office:value-type="float" office:value="14480" calcext:value-type="float">
            <text:p>14480</text:p>
          </table:table-cell>
          <table:table-cell table:formula="of:=IF([.C334] = [.C335]; 0; IF([.C335] &gt; 5; 5000; 12000))" office:value-type="float" office:value="0" calcext:value-type="float">
            <text:p>0</text:p>
          </table:table-cell>
          <table:table-cell table:formula="of:= [.F335] + [.G335]" office:value-type="float" office:value="14480" calcext:value-type="float">
            <text:p>14480</text:p>
          </table:table-cell>
          <table:table-cell table:formula="of:=IF( [.H335] - [.E335] &lt; 0;  [.H335]; [.H335] - [.E335])" office:value-type="float" office:value="10260" calcext:value-type="float">
            <text:p>10260</text:p>
          </table:table-cell>
          <table:table-cell table:formula="of:=IF([.H335] = [.I335]; 1; 0)" office:value-type="float" office:value="0" calcext:value-type="float">
            <text:p>0</text:p>
          </table:table-cell>
          <table:table-cell table:formula="of:=IF([.H335] = [.I335]; [.E33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 office:value-type="date" office:date-value="2021-06-14" calcext:value-type="date">
            <text:p>14.06.2021</text:p>
          </table:table-cell>
          <table:table-cell table:formula="of:=WEEKDAY([.B336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1230" calcext:value-type="float">
            <text:p>1230</text:p>
          </table:table-cell>
          <table:table-cell table:formula="of:=[.I335]" office:value-type="float" office:value="10260" calcext:value-type="float">
            <text:p>10260</text:p>
          </table:table-cell>
          <table:table-cell table:formula="of:=IF([.C335] = [.C336]; 0; IF([.C336] &gt; 5; 5000; 12000))" office:value-type="float" office:value="0" calcext:value-type="float">
            <text:p>0</text:p>
          </table:table-cell>
          <table:table-cell table:formula="of:= [.F336] + [.G336]" office:value-type="float" office:value="10260" calcext:value-type="float">
            <text:p>10260</text:p>
          </table:table-cell>
          <table:table-cell table:formula="of:=IF( [.H336] - [.E336] &lt; 0;  [.H336]; [.H336] - [.E336])" office:value-type="float" office:value="9030" calcext:value-type="float">
            <text:p>9030</text:p>
          </table:table-cell>
          <table:table-cell table:formula="of:=IF([.H336] = [.I336]; 1; 0)" office:value-type="float" office:value="0" calcext:value-type="float">
            <text:p>0</text:p>
          </table:table-cell>
          <table:table-cell table:formula="of:=IF([.H336] = [.I336]; [.E33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 office:value-type="date" office:date-value="2021-06-15" calcext:value-type="date">
            <text:p>15.06.2021</text:p>
          </table:table-cell>
          <table:table-cell table:formula="of:=WEEKDAY([.B337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formula="of:=[.I336]" office:value-type="float" office:value="9030" calcext:value-type="float">
            <text:p>9030</text:p>
          </table:table-cell>
          <table:table-cell table:formula="of:=IF([.C336] = [.C337]; 0; IF([.C337] &gt; 5; 5000; 12000))" office:value-type="float" office:value="12000" calcext:value-type="float">
            <text:p>12000</text:p>
          </table:table-cell>
          <table:table-cell table:formula="of:= [.F337] + [.G337]" office:value-type="float" office:value="21030" calcext:value-type="float">
            <text:p>21030</text:p>
          </table:table-cell>
          <table:table-cell table:formula="of:=IF( [.H337] - [.E337] &lt; 0;  [.H337]; [.H337] - [.E337])" office:value-type="float" office:value="19110" calcext:value-type="float">
            <text:p>19110</text:p>
          </table:table-cell>
          <table:table-cell table:formula="of:=IF([.H337] = [.I337]; 1; 0)" office:value-type="float" office:value="0" calcext:value-type="float">
            <text:p>0</text:p>
          </table:table-cell>
          <table:table-cell table:formula="of:=IF([.H337] = [.I337]; [.E33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 office:value-type="date" office:date-value="2021-06-15" calcext:value-type="date">
            <text:p>15.06.2021</text:p>
          </table:table-cell>
          <table:table-cell table:formula="of:=WEEKDAY([.B338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6790" calcext:value-type="float">
            <text:p>6790</text:p>
          </table:table-cell>
          <table:table-cell table:formula="of:=[.I337]" office:value-type="float" office:value="19110" calcext:value-type="float">
            <text:p>19110</text:p>
          </table:table-cell>
          <table:table-cell table:formula="of:=IF([.C337] = [.C338]; 0; IF([.C338] &gt; 5; 5000; 12000))" office:value-type="float" office:value="0" calcext:value-type="float">
            <text:p>0</text:p>
          </table:table-cell>
          <table:table-cell table:formula="of:= [.F338] + [.G338]" office:value-type="float" office:value="19110" calcext:value-type="float">
            <text:p>19110</text:p>
          </table:table-cell>
          <table:table-cell table:formula="of:=IF( [.H338] - [.E338] &lt; 0;  [.H338]; [.H338] - [.E338])" office:value-type="float" office:value="12320" calcext:value-type="float">
            <text:p>12320</text:p>
          </table:table-cell>
          <table:table-cell table:formula="of:=IF([.H338] = [.I338]; 1; 0)" office:value-type="float" office:value="0" calcext:value-type="float">
            <text:p>0</text:p>
          </table:table-cell>
          <table:table-cell table:formula="of:=IF([.H338] = [.I338]; [.E33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 office:value-type="date" office:date-value="2021-06-15" calcext:value-type="date">
            <text:p>15.06.2021</text:p>
          </table:table-cell>
          <table:table-cell table:formula="of:=WEEKDAY([.B339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7950" calcext:value-type="float">
            <text:p>7950</text:p>
          </table:table-cell>
          <table:table-cell table:formula="of:=[.I338]" office:value-type="float" office:value="12320" calcext:value-type="float">
            <text:p>12320</text:p>
          </table:table-cell>
          <table:table-cell table:formula="of:=IF([.C338] = [.C339]; 0; IF([.C339] &gt; 5; 5000; 12000))" office:value-type="float" office:value="0" calcext:value-type="float">
            <text:p>0</text:p>
          </table:table-cell>
          <table:table-cell table:formula="of:= [.F339] + [.G339]" office:value-type="float" office:value="12320" calcext:value-type="float">
            <text:p>12320</text:p>
          </table:table-cell>
          <table:table-cell table:formula="of:=IF( [.H339] - [.E339] &lt; 0;  [.H339]; [.H339] - [.E339])" office:value-type="float" office:value="4370" calcext:value-type="float">
            <text:p>4370</text:p>
          </table:table-cell>
          <table:table-cell table:formula="of:=IF([.H339] = [.I339]; 1; 0)" office:value-type="float" office:value="0" calcext:value-type="float">
            <text:p>0</text:p>
          </table:table-cell>
          <table:table-cell table:formula="of:=IF([.H339] = [.I339]; [.E33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 office:value-type="date" office:date-value="2021-06-16" calcext:value-type="date">
            <text:p>16.06.2021</text:p>
          </table:table-cell>
          <table:table-cell table:formula="of:=WEEKDAY([.B340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3020" calcext:value-type="float">
            <text:p>3020</text:p>
          </table:table-cell>
          <table:table-cell table:formula="of:=[.I339]" office:value-type="float" office:value="4370" calcext:value-type="float">
            <text:p>4370</text:p>
          </table:table-cell>
          <table:table-cell table:formula="of:=IF([.C339] = [.C340]; 0; IF([.C340] &gt; 5; 5000; 12000))" office:value-type="float" office:value="12000" calcext:value-type="float">
            <text:p>12000</text:p>
          </table:table-cell>
          <table:table-cell table:formula="of:= [.F340] + [.G340]" office:value-type="float" office:value="16370" calcext:value-type="float">
            <text:p>16370</text:p>
          </table:table-cell>
          <table:table-cell table:formula="of:=IF( [.H340] - [.E340] &lt; 0;  [.H340]; [.H340] - [.E340])" office:value-type="float" office:value="13350" calcext:value-type="float">
            <text:p>13350</text:p>
          </table:table-cell>
          <table:table-cell table:formula="of:=IF([.H340] = [.I340]; 1; 0)" office:value-type="float" office:value="0" calcext:value-type="float">
            <text:p>0</text:p>
          </table:table-cell>
          <table:table-cell table:formula="of:=IF([.H340] = [.I340]; [.E34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 office:value-type="date" office:date-value="2021-06-17" calcext:value-type="date">
            <text:p>17.06.2021</text:p>
          </table:table-cell>
          <table:table-cell table:formula="of:=WEEKDAY([.B341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7990" calcext:value-type="float">
            <text:p>7990</text:p>
          </table:table-cell>
          <table:table-cell table:formula="of:=[.I340]" office:value-type="float" office:value="13350" calcext:value-type="float">
            <text:p>13350</text:p>
          </table:table-cell>
          <table:table-cell table:formula="of:=IF([.C340] = [.C341]; 0; IF([.C341] &gt; 5; 5000; 12000))" office:value-type="float" office:value="12000" calcext:value-type="float">
            <text:p>12000</text:p>
          </table:table-cell>
          <table:table-cell table:formula="of:= [.F341] + [.G341]" office:value-type="float" office:value="25350" calcext:value-type="float">
            <text:p>25350</text:p>
          </table:table-cell>
          <table:table-cell table:formula="of:=IF( [.H341] - [.E341] &lt; 0;  [.H341]; [.H341] - [.E341])" office:value-type="float" office:value="17360" calcext:value-type="float">
            <text:p>17360</text:p>
          </table:table-cell>
          <table:table-cell table:formula="of:=IF([.H341] = [.I341]; 1; 0)" office:value-type="float" office:value="0" calcext:value-type="float">
            <text:p>0</text:p>
          </table:table-cell>
          <table:table-cell table:formula="of:=IF([.H341] = [.I341]; [.E34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 office:value-type="date" office:date-value="2021-06-17" calcext:value-type="date">
            <text:p>17.06.2021</text:p>
          </table:table-cell>
          <table:table-cell table:formula="of:=WEEKDAY([.B342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6390" calcext:value-type="float">
            <text:p>6390</text:p>
          </table:table-cell>
          <table:table-cell table:formula="of:=[.I341]" office:value-type="float" office:value="17360" calcext:value-type="float">
            <text:p>17360</text:p>
          </table:table-cell>
          <table:table-cell table:formula="of:=IF([.C341] = [.C342]; 0; IF([.C342] &gt; 5; 5000; 12000))" office:value-type="float" office:value="0" calcext:value-type="float">
            <text:p>0</text:p>
          </table:table-cell>
          <table:table-cell table:formula="of:= [.F342] + [.G342]" office:value-type="float" office:value="17360" calcext:value-type="float">
            <text:p>17360</text:p>
          </table:table-cell>
          <table:table-cell table:formula="of:=IF( [.H342] - [.E342] &lt; 0;  [.H342]; [.H342] - [.E342])" office:value-type="float" office:value="10970" calcext:value-type="float">
            <text:p>10970</text:p>
          </table:table-cell>
          <table:table-cell table:formula="of:=IF([.H342] = [.I342]; 1; 0)" office:value-type="float" office:value="0" calcext:value-type="float">
            <text:p>0</text:p>
          </table:table-cell>
          <table:table-cell table:formula="of:=IF([.H342] = [.I342]; [.E34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 office:value-type="date" office:date-value="2021-06-17" calcext:value-type="date">
            <text:p>17.06.2021</text:p>
          </table:table-cell>
          <table:table-cell table:formula="of:=WEEKDAY([.B343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4180" calcext:value-type="float">
            <text:p>4180</text:p>
          </table:table-cell>
          <table:table-cell table:formula="of:=[.I342]" office:value-type="float" office:value="10970" calcext:value-type="float">
            <text:p>10970</text:p>
          </table:table-cell>
          <table:table-cell table:formula="of:=IF([.C342] = [.C343]; 0; IF([.C343] &gt; 5; 5000; 12000))" office:value-type="float" office:value="0" calcext:value-type="float">
            <text:p>0</text:p>
          </table:table-cell>
          <table:table-cell table:formula="of:= [.F343] + [.G343]" office:value-type="float" office:value="10970" calcext:value-type="float">
            <text:p>10970</text:p>
          </table:table-cell>
          <table:table-cell table:formula="of:=IF( [.H343] - [.E343] &lt; 0;  [.H343]; [.H343] - [.E343])" office:value-type="float" office:value="6790" calcext:value-type="float">
            <text:p>6790</text:p>
          </table:table-cell>
          <table:table-cell table:formula="of:=IF([.H343] = [.I343]; 1; 0)" office:value-type="float" office:value="0" calcext:value-type="float">
            <text:p>0</text:p>
          </table:table-cell>
          <table:table-cell table:formula="of:=IF([.H343] = [.I343]; [.E34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 office:value-type="date" office:date-value="2021-06-18" calcext:value-type="date">
            <text:p>18.06.2021</text:p>
          </table:table-cell>
          <table:table-cell table:formula="of:=WEEKDAY([.B344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7940" calcext:value-type="float">
            <text:p>7940</text:p>
          </table:table-cell>
          <table:table-cell table:formula="of:=[.I343]" office:value-type="float" office:value="6790" calcext:value-type="float">
            <text:p>6790</text:p>
          </table:table-cell>
          <table:table-cell table:formula="of:=IF([.C343] = [.C344]; 0; IF([.C344] &gt; 5; 5000; 12000))" office:value-type="float" office:value="12000" calcext:value-type="float">
            <text:p>12000</text:p>
          </table:table-cell>
          <table:table-cell table:formula="of:= [.F344] + [.G344]" office:value-type="float" office:value="18790" calcext:value-type="float">
            <text:p>18790</text:p>
          </table:table-cell>
          <table:table-cell table:formula="of:=IF( [.H344] - [.E344] &lt; 0;  [.H344]; [.H344] - [.E344])" office:value-type="float" office:value="10850" calcext:value-type="float">
            <text:p>10850</text:p>
          </table:table-cell>
          <table:table-cell table:formula="of:=IF([.H344] = [.I344]; 1; 0)" office:value-type="float" office:value="0" calcext:value-type="float">
            <text:p>0</text:p>
          </table:table-cell>
          <table:table-cell table:formula="of:=IF([.H344] = [.I344]; [.E34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 office:value-type="date" office:date-value="2021-06-18" calcext:value-type="date">
            <text:p>18.06.2021</text:p>
          </table:table-cell>
          <table:table-cell table:formula="of:=WEEKDAY([.B345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8070" calcext:value-type="float">
            <text:p>8070</text:p>
          </table:table-cell>
          <table:table-cell table:formula="of:=[.I344]" office:value-type="float" office:value="10850" calcext:value-type="float">
            <text:p>10850</text:p>
          </table:table-cell>
          <table:table-cell table:formula="of:=IF([.C344] = [.C345]; 0; IF([.C345] &gt; 5; 5000; 12000))" office:value-type="float" office:value="0" calcext:value-type="float">
            <text:p>0</text:p>
          </table:table-cell>
          <table:table-cell table:formula="of:= [.F345] + [.G345]" office:value-type="float" office:value="10850" calcext:value-type="float">
            <text:p>10850</text:p>
          </table:table-cell>
          <table:table-cell table:formula="of:=IF( [.H345] - [.E345] &lt; 0;  [.H345]; [.H345] - [.E345])" office:value-type="float" office:value="2780" calcext:value-type="float">
            <text:p>2780</text:p>
          </table:table-cell>
          <table:table-cell table:formula="of:=IF([.H345] = [.I345]; 1; 0)" office:value-type="float" office:value="0" calcext:value-type="float">
            <text:p>0</text:p>
          </table:table-cell>
          <table:table-cell table:formula="of:=IF([.H345] = [.I345]; [.E34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 office:value-type="date" office:date-value="2021-06-18" calcext:value-type="date">
            <text:p>18.06.2021</text:p>
          </table:table-cell>
          <table:table-cell table:formula="of:=WEEKDAY([.B346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6060" calcext:value-type="float">
            <text:p>6060</text:p>
          </table:table-cell>
          <table:table-cell table:formula="of:=[.I345]" office:value-type="float" office:value="2780" calcext:value-type="float">
            <text:p>2780</text:p>
          </table:table-cell>
          <table:table-cell table:formula="of:=IF([.C345] = [.C346]; 0; IF([.C346] &gt; 5; 5000; 12000))" office:value-type="float" office:value="0" calcext:value-type="float">
            <text:p>0</text:p>
          </table:table-cell>
          <table:table-cell table:formula="of:= [.F346] + [.G346]" office:value-type="float" office:value="2780" calcext:value-type="float">
            <text:p>2780</text:p>
          </table:table-cell>
          <table:table-cell table:formula="of:=IF( [.H346] - [.E346] &lt; 0;  [.H346]; [.H346] - [.E346])" office:value-type="float" office:value="2780" calcext:value-type="float">
            <text:p>2780</text:p>
          </table:table-cell>
          <table:table-cell table:formula="of:=IF([.H346] = [.I346]; 1; 0)" office:value-type="float" office:value="1" calcext:value-type="float">
            <text:p>1</text:p>
          </table:table-cell>
          <table:table-cell table:formula="of:=IF([.H346] = [.I346]; [.E346]; 0)"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 office:value-type="date" office:date-value="2021-06-18" calcext:value-type="date">
            <text:p>18.06.2021</text:p>
          </table:table-cell>
          <table:table-cell table:formula="of:=WEEKDAY([.B347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9420" calcext:value-type="float">
            <text:p>9420</text:p>
          </table:table-cell>
          <table:table-cell table:formula="of:=[.I346]" office:value-type="float" office:value="2780" calcext:value-type="float">
            <text:p>2780</text:p>
          </table:table-cell>
          <table:table-cell table:formula="of:=IF([.C346] = [.C347]; 0; IF([.C347] &gt; 5; 5000; 12000))" office:value-type="float" office:value="0" calcext:value-type="float">
            <text:p>0</text:p>
          </table:table-cell>
          <table:table-cell table:formula="of:= [.F347] + [.G347]" office:value-type="float" office:value="2780" calcext:value-type="float">
            <text:p>2780</text:p>
          </table:table-cell>
          <table:table-cell table:formula="of:=IF( [.H347] - [.E347] &lt; 0;  [.H347]; [.H347] - [.E347])" office:value-type="float" office:value="2780" calcext:value-type="float">
            <text:p>2780</text:p>
          </table:table-cell>
          <table:table-cell table:formula="of:=IF([.H347] = [.I347]; 1; 0)" office:value-type="float" office:value="1" calcext:value-type="float">
            <text:p>1</text:p>
          </table:table-cell>
          <table:table-cell table:formula="of:=IF([.H347] = [.I347]; [.E347]; 0)" office:value-type="float" office:value="9420" calcext:value-type="float">
            <text:p>94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 office:value-type="date" office:date-value="2021-06-19" calcext:value-type="date">
            <text:p>19.06.2021</text:p>
          </table:table-cell>
          <table:table-cell table:formula="of:=WEEKDAY([.B348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4440" calcext:value-type="float">
            <text:p>4440</text:p>
          </table:table-cell>
          <table:table-cell table:formula="of:=[.I347]" office:value-type="float" office:value="2780" calcext:value-type="float">
            <text:p>2780</text:p>
          </table:table-cell>
          <table:table-cell table:formula="of:=IF([.C347] = [.C348]; 0; IF([.C348] &gt; 5; 5000; 12000))" office:value-type="float" office:value="5000" calcext:value-type="float">
            <text:p>5000</text:p>
          </table:table-cell>
          <table:table-cell table:formula="of:= [.F348] + [.G348]" office:value-type="float" office:value="7780" calcext:value-type="float">
            <text:p>7780</text:p>
          </table:table-cell>
          <table:table-cell table:formula="of:=IF( [.H348] - [.E348] &lt; 0;  [.H348]; [.H348] - [.E348])" office:value-type="float" office:value="3340" calcext:value-type="float">
            <text:p>3340</text:p>
          </table:table-cell>
          <table:table-cell table:formula="of:=IF([.H348] = [.I348]; 1; 0)" office:value-type="float" office:value="0" calcext:value-type="float">
            <text:p>0</text:p>
          </table:table-cell>
          <table:table-cell table:formula="of:=IF([.H348] = [.I348]; [.E34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 office:value-type="date" office:date-value="2021-06-20" calcext:value-type="date">
            <text:p>20.06.2021</text:p>
          </table:table-cell>
          <table:table-cell table:formula="of:=WEEKDAY([.B349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3010" calcext:value-type="float">
            <text:p>3010</text:p>
          </table:table-cell>
          <table:table-cell table:formula="of:=[.I348]" office:value-type="float" office:value="3340" calcext:value-type="float">
            <text:p>3340</text:p>
          </table:table-cell>
          <table:table-cell table:formula="of:=IF([.C348] = [.C349]; 0; IF([.C349] &gt; 5; 5000; 12000))" office:value-type="float" office:value="5000" calcext:value-type="float">
            <text:p>5000</text:p>
          </table:table-cell>
          <table:table-cell table:formula="of:= [.F349] + [.G349]" office:value-type="float" office:value="8340" calcext:value-type="float">
            <text:p>8340</text:p>
          </table:table-cell>
          <table:table-cell table:formula="of:=IF( [.H349] - [.E349] &lt; 0;  [.H349]; [.H349] - [.E349])" office:value-type="float" office:value="5330" calcext:value-type="float">
            <text:p>5330</text:p>
          </table:table-cell>
          <table:table-cell table:formula="of:=IF([.H349] = [.I349]; 1; 0)" office:value-type="float" office:value="0" calcext:value-type="float">
            <text:p>0</text:p>
          </table:table-cell>
          <table:table-cell table:formula="of:=IF([.H349] = [.I349]; [.E34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 office:value-type="date" office:date-value="2021-06-20" calcext:value-type="date">
            <text:p>20.06.2021</text:p>
          </table:table-cell>
          <table:table-cell table:formula="of:=WEEKDAY([.B350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1060" calcext:value-type="float">
            <text:p>1060</text:p>
          </table:table-cell>
          <table:table-cell table:formula="of:=[.I349]" office:value-type="float" office:value="5330" calcext:value-type="float">
            <text:p>5330</text:p>
          </table:table-cell>
          <table:table-cell table:formula="of:=IF([.C349] = [.C350]; 0; IF([.C350] &gt; 5; 5000; 12000))" office:value-type="float" office:value="0" calcext:value-type="float">
            <text:p>0</text:p>
          </table:table-cell>
          <table:table-cell table:formula="of:= [.F350] + [.G350]" office:value-type="float" office:value="5330" calcext:value-type="float">
            <text:p>5330</text:p>
          </table:table-cell>
          <table:table-cell table:formula="of:=IF( [.H350] - [.E350] &lt; 0;  [.H350]; [.H350] - [.E350])" office:value-type="float" office:value="4270" calcext:value-type="float">
            <text:p>4270</text:p>
          </table:table-cell>
          <table:table-cell table:formula="of:=IF([.H350] = [.I350]; 1; 0)" office:value-type="float" office:value="0" calcext:value-type="float">
            <text:p>0</text:p>
          </table:table-cell>
          <table:table-cell table:formula="of:=IF([.H350] = [.I350]; [.E35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 office:value-type="date" office:date-value="2021-06-21" calcext:value-type="date">
            <text:p>21.06.2021</text:p>
          </table:table-cell>
          <table:table-cell table:formula="of:=WEEKDAY([.B351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5970" calcext:value-type="float">
            <text:p>5970</text:p>
          </table:table-cell>
          <table:table-cell table:formula="of:=[.I350]" office:value-type="float" office:value="4270" calcext:value-type="float">
            <text:p>4270</text:p>
          </table:table-cell>
          <table:table-cell table:formula="of:=IF([.C350] = [.C351]; 0; IF([.C351] &gt; 5; 5000; 12000))" office:value-type="float" office:value="12000" calcext:value-type="float">
            <text:p>12000</text:p>
          </table:table-cell>
          <table:table-cell table:formula="of:= [.F351] + [.G351]" office:value-type="float" office:value="16270" calcext:value-type="float">
            <text:p>16270</text:p>
          </table:table-cell>
          <table:table-cell table:formula="of:=IF( [.H351] - [.E351] &lt; 0;  [.H351]; [.H351] - [.E351])" office:value-type="float" office:value="10300" calcext:value-type="float">
            <text:p>10300</text:p>
          </table:table-cell>
          <table:table-cell table:formula="of:=IF([.H351] = [.I351]; 1; 0)" office:value-type="float" office:value="0" calcext:value-type="float">
            <text:p>0</text:p>
          </table:table-cell>
          <table:table-cell table:formula="of:=IF([.H351] = [.I351]; [.E35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 office:value-type="date" office:date-value="2021-06-21" calcext:value-type="date">
            <text:p>21.06.2021</text:p>
          </table:table-cell>
          <table:table-cell table:formula="of:=WEEKDAY([.B352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1180" calcext:value-type="float">
            <text:p>1180</text:p>
          </table:table-cell>
          <table:table-cell table:formula="of:=[.I351]" office:value-type="float" office:value="10300" calcext:value-type="float">
            <text:p>10300</text:p>
          </table:table-cell>
          <table:table-cell table:formula="of:=IF([.C351] = [.C352]; 0; IF([.C352] &gt; 5; 5000; 12000))" office:value-type="float" office:value="0" calcext:value-type="float">
            <text:p>0</text:p>
          </table:table-cell>
          <table:table-cell table:formula="of:= [.F352] + [.G352]" office:value-type="float" office:value="10300" calcext:value-type="float">
            <text:p>10300</text:p>
          </table:table-cell>
          <table:table-cell table:formula="of:=IF( [.H352] - [.E352] &lt; 0;  [.H352]; [.H352] - [.E352])" office:value-type="float" office:value="9120" calcext:value-type="float">
            <text:p>9120</text:p>
          </table:table-cell>
          <table:table-cell table:formula="of:=IF([.H352] = [.I352]; 1; 0)" office:value-type="float" office:value="0" calcext:value-type="float">
            <text:p>0</text:p>
          </table:table-cell>
          <table:table-cell table:formula="of:=IF([.H352] = [.I352]; [.E35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 office:value-type="date" office:date-value="2021-06-22" calcext:value-type="date">
            <text:p>22.06.2021</text:p>
          </table:table-cell>
          <table:table-cell table:formula="of:=WEEKDAY([.B353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formula="of:=[.I352]" office:value-type="float" office:value="9120" calcext:value-type="float">
            <text:p>9120</text:p>
          </table:table-cell>
          <table:table-cell table:formula="of:=IF([.C352] = [.C353]; 0; IF([.C353] &gt; 5; 5000; 12000))" office:value-type="float" office:value="12000" calcext:value-type="float">
            <text:p>12000</text:p>
          </table:table-cell>
          <table:table-cell table:formula="of:= [.F353] + [.G353]" office:value-type="float" office:value="21120" calcext:value-type="float">
            <text:p>21120</text:p>
          </table:table-cell>
          <table:table-cell table:formula="of:=IF( [.H353] - [.E353] &lt; 0;  [.H353]; [.H353] - [.E353])" office:value-type="float" office:value="19610" calcext:value-type="float">
            <text:p>19610</text:p>
          </table:table-cell>
          <table:table-cell table:formula="of:=IF([.H353] = [.I353]; 1; 0)" office:value-type="float" office:value="0" calcext:value-type="float">
            <text:p>0</text:p>
          </table:table-cell>
          <table:table-cell table:formula="of:=IF([.H353] = [.I353]; [.E35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 office:value-type="date" office:date-value="2021-06-23" calcext:value-type="date">
            <text:p>23.06.2021</text:p>
          </table:table-cell>
          <table:table-cell table:formula="of:=WEEKDAY([.B354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5610" calcext:value-type="float">
            <text:p>5610</text:p>
          </table:table-cell>
          <table:table-cell table:formula="of:=[.I353]" office:value-type="float" office:value="19610" calcext:value-type="float">
            <text:p>19610</text:p>
          </table:table-cell>
          <table:table-cell table:formula="of:=IF([.C353] = [.C354]; 0; IF([.C354] &gt; 5; 5000; 12000))" office:value-type="float" office:value="12000" calcext:value-type="float">
            <text:p>12000</text:p>
          </table:table-cell>
          <table:table-cell table:formula="of:= [.F354] + [.G354]" office:value-type="float" office:value="31610" calcext:value-type="float">
            <text:p>31610</text:p>
          </table:table-cell>
          <table:table-cell table:formula="of:=IF( [.H354] - [.E354] &lt; 0;  [.H354]; [.H354] - [.E354])" office:value-type="float" office:value="26000" calcext:value-type="float">
            <text:p>26000</text:p>
          </table:table-cell>
          <table:table-cell table:formula="of:=IF([.H354] = [.I354]; 1; 0)" office:value-type="float" office:value="0" calcext:value-type="float">
            <text:p>0</text:p>
          </table:table-cell>
          <table:table-cell table:formula="of:=IF([.H354] = [.I354]; [.E35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 office:value-type="date" office:date-value="2021-06-23" calcext:value-type="date">
            <text:p>23.06.2021</text:p>
          </table:table-cell>
          <table:table-cell table:formula="of:=WEEKDAY([.B355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formula="of:=[.I354]" office:value-type="float" office:value="26000" calcext:value-type="float">
            <text:p>26000</text:p>
          </table:table-cell>
          <table:table-cell table:formula="of:=IF([.C354] = [.C355]; 0; IF([.C355] &gt; 5; 5000; 12000))" office:value-type="float" office:value="0" calcext:value-type="float">
            <text:p>0</text:p>
          </table:table-cell>
          <table:table-cell table:formula="of:= [.F355] + [.G355]" office:value-type="float" office:value="26000" calcext:value-type="float">
            <text:p>26000</text:p>
          </table:table-cell>
          <table:table-cell table:formula="of:=IF( [.H355] - [.E355] &lt; 0;  [.H355]; [.H355] - [.E355])" office:value-type="float" office:value="21150" calcext:value-type="float">
            <text:p>21150</text:p>
          </table:table-cell>
          <table:table-cell table:formula="of:=IF([.H355] = [.I355]; 1; 0)" office:value-type="float" office:value="0" calcext:value-type="float">
            <text:p>0</text:p>
          </table:table-cell>
          <table:table-cell table:formula="of:=IF([.H355] = [.I355]; [.E35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 office:value-type="date" office:date-value="2021-06-24" calcext:value-type="date">
            <text:p>24.06.2021</text:p>
          </table:table-cell>
          <table:table-cell table:formula="of:=WEEKDAY([.B356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3640" calcext:value-type="float">
            <text:p>3640</text:p>
          </table:table-cell>
          <table:table-cell table:formula="of:=[.I355]" office:value-type="float" office:value="21150" calcext:value-type="float">
            <text:p>21150</text:p>
          </table:table-cell>
          <table:table-cell table:formula="of:=IF([.C355] = [.C356]; 0; IF([.C356] &gt; 5; 5000; 12000))" office:value-type="float" office:value="12000" calcext:value-type="float">
            <text:p>12000</text:p>
          </table:table-cell>
          <table:table-cell table:formula="of:= [.F356] + [.G356]" office:value-type="float" office:value="33150" calcext:value-type="float">
            <text:p>33150</text:p>
          </table:table-cell>
          <table:table-cell table:formula="of:=IF( [.H356] - [.E356] &lt; 0;  [.H356]; [.H356] - [.E356])" office:value-type="float" office:value="29510" calcext:value-type="float">
            <text:p>29510</text:p>
          </table:table-cell>
          <table:table-cell table:formula="of:=IF([.H356] = [.I356]; 1; 0)" office:value-type="float" office:value="0" calcext:value-type="float">
            <text:p>0</text:p>
          </table:table-cell>
          <table:table-cell table:formula="of:=IF([.H356] = [.I356]; [.E35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 office:value-type="date" office:date-value="2021-06-25" calcext:value-type="date">
            <text:p>25.06.2021</text:p>
          </table:table-cell>
          <table:table-cell table:formula="of:=WEEKDAY([.B357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6950" calcext:value-type="float">
            <text:p>6950</text:p>
          </table:table-cell>
          <table:table-cell table:formula="of:=[.I356]" office:value-type="float" office:value="29510" calcext:value-type="float">
            <text:p>29510</text:p>
          </table:table-cell>
          <table:table-cell table:formula="of:=IF([.C356] = [.C357]; 0; IF([.C357] &gt; 5; 5000; 12000))" office:value-type="float" office:value="12000" calcext:value-type="float">
            <text:p>12000</text:p>
          </table:table-cell>
          <table:table-cell table:formula="of:= [.F357] + [.G357]" office:value-type="float" office:value="41510" calcext:value-type="float">
            <text:p>41510</text:p>
          </table:table-cell>
          <table:table-cell table:formula="of:=IF( [.H357] - [.E357] &lt; 0;  [.H357]; [.H357] - [.E357])" office:value-type="float" office:value="34560" calcext:value-type="float">
            <text:p>34560</text:p>
          </table:table-cell>
          <table:table-cell table:formula="of:=IF([.H357] = [.I357]; 1; 0)" office:value-type="float" office:value="0" calcext:value-type="float">
            <text:p>0</text:p>
          </table:table-cell>
          <table:table-cell table:formula="of:=IF([.H357] = [.I357]; [.E35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 office:value-type="date" office:date-value="2021-06-25" calcext:value-type="date">
            <text:p>25.06.2021</text:p>
          </table:table-cell>
          <table:table-cell table:formula="of:=WEEKDAY([.B358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3790" calcext:value-type="float">
            <text:p>3790</text:p>
          </table:table-cell>
          <table:table-cell table:formula="of:=[.I357]" office:value-type="float" office:value="34560" calcext:value-type="float">
            <text:p>34560</text:p>
          </table:table-cell>
          <table:table-cell table:formula="of:=IF([.C357] = [.C358]; 0; IF([.C358] &gt; 5; 5000; 12000))" office:value-type="float" office:value="0" calcext:value-type="float">
            <text:p>0</text:p>
          </table:table-cell>
          <table:table-cell table:formula="of:= [.F358] + [.G358]" office:value-type="float" office:value="34560" calcext:value-type="float">
            <text:p>34560</text:p>
          </table:table-cell>
          <table:table-cell table:formula="of:=IF( [.H358] - [.E358] &lt; 0;  [.H358]; [.H358] - [.E358])" office:value-type="float" office:value="30770" calcext:value-type="float">
            <text:p>30770</text:p>
          </table:table-cell>
          <table:table-cell table:formula="of:=IF([.H358] = [.I358]; 1; 0)" office:value-type="float" office:value="0" calcext:value-type="float">
            <text:p>0</text:p>
          </table:table-cell>
          <table:table-cell table:formula="of:=IF([.H358] = [.I358]; [.E35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 office:value-type="date" office:date-value="2021-06-26" calcext:value-type="date">
            <text:p>26.06.2021</text:p>
          </table:table-cell>
          <table:table-cell table:formula="of:=WEEKDAY([.B359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6570" calcext:value-type="float">
            <text:p>6570</text:p>
          </table:table-cell>
          <table:table-cell table:formula="of:=[.I358]" office:value-type="float" office:value="30770" calcext:value-type="float">
            <text:p>30770</text:p>
          </table:table-cell>
          <table:table-cell table:formula="of:=IF([.C358] = [.C359]; 0; IF([.C359] &gt; 5; 5000; 12000))" office:value-type="float" office:value="5000" calcext:value-type="float">
            <text:p>5000</text:p>
          </table:table-cell>
          <table:table-cell table:formula="of:= [.F359] + [.G359]" office:value-type="float" office:value="35770" calcext:value-type="float">
            <text:p>35770</text:p>
          </table:table-cell>
          <table:table-cell table:formula="of:=IF( [.H359] - [.E359] &lt; 0;  [.H359]; [.H359] - [.E359])" office:value-type="float" office:value="29200" calcext:value-type="float">
            <text:p>29200</text:p>
          </table:table-cell>
          <table:table-cell table:formula="of:=IF([.H359] = [.I359]; 1; 0)" office:value-type="float" office:value="0" calcext:value-type="float">
            <text:p>0</text:p>
          </table:table-cell>
          <table:table-cell table:formula="of:=IF([.H359] = [.I359]; [.E35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 office:value-type="date" office:date-value="2021-06-27" calcext:value-type="date">
            <text:p>27.06.2021</text:p>
          </table:table-cell>
          <table:table-cell table:formula="of:=WEEKDAY([.B360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6200" calcext:value-type="float">
            <text:p>6200</text:p>
          </table:table-cell>
          <table:table-cell table:formula="of:=[.I359]" office:value-type="float" office:value="29200" calcext:value-type="float">
            <text:p>29200</text:p>
          </table:table-cell>
          <table:table-cell table:formula="of:=IF([.C359] = [.C360]; 0; IF([.C360] &gt; 5; 5000; 12000))" office:value-type="float" office:value="5000" calcext:value-type="float">
            <text:p>5000</text:p>
          </table:table-cell>
          <table:table-cell table:formula="of:= [.F360] + [.G360]" office:value-type="float" office:value="34200" calcext:value-type="float">
            <text:p>34200</text:p>
          </table:table-cell>
          <table:table-cell table:formula="of:=IF( [.H360] - [.E360] &lt; 0;  [.H360]; [.H360] - [.E360])" office:value-type="float" office:value="28000" calcext:value-type="float">
            <text:p>28000</text:p>
          </table:table-cell>
          <table:table-cell table:formula="of:=IF([.H360] = [.I360]; 1; 0)" office:value-type="float" office:value="0" calcext:value-type="float">
            <text:p>0</text:p>
          </table:table-cell>
          <table:table-cell table:formula="of:=IF([.H360] = [.I360]; [.E36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 office:value-type="date" office:date-value="2021-06-27" calcext:value-type="date">
            <text:p>27.06.2021</text:p>
          </table:table-cell>
          <table:table-cell table:formula="of:=WEEKDAY([.B361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9010" calcext:value-type="float">
            <text:p>9010</text:p>
          </table:table-cell>
          <table:table-cell table:formula="of:=[.I360]" office:value-type="float" office:value="28000" calcext:value-type="float">
            <text:p>28000</text:p>
          </table:table-cell>
          <table:table-cell table:formula="of:=IF([.C360] = [.C361]; 0; IF([.C361] &gt; 5; 5000; 12000))" office:value-type="float" office:value="0" calcext:value-type="float">
            <text:p>0</text:p>
          </table:table-cell>
          <table:table-cell table:formula="of:= [.F361] + [.G361]" office:value-type="float" office:value="28000" calcext:value-type="float">
            <text:p>28000</text:p>
          </table:table-cell>
          <table:table-cell table:formula="of:=IF( [.H361] - [.E361] &lt; 0;  [.H361]; [.H361] - [.E361])" office:value-type="float" office:value="18990" calcext:value-type="float">
            <text:p>18990</text:p>
          </table:table-cell>
          <table:table-cell table:formula="of:=IF([.H361] = [.I361]; 1; 0)" office:value-type="float" office:value="0" calcext:value-type="float">
            <text:p>0</text:p>
          </table:table-cell>
          <table:table-cell table:formula="of:=IF([.H361] = [.I361]; [.E36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 office:value-type="date" office:date-value="2021-06-28" calcext:value-type="date">
            <text:p>28.06.2021</text:p>
          </table:table-cell>
          <table:table-cell table:formula="of:=WEEKDAY([.B362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1510" calcext:value-type="float">
            <text:p>1510</text:p>
          </table:table-cell>
          <table:table-cell table:formula="of:=[.I361]" office:value-type="float" office:value="18990" calcext:value-type="float">
            <text:p>18990</text:p>
          </table:table-cell>
          <table:table-cell table:formula="of:=IF([.C361] = [.C362]; 0; IF([.C362] &gt; 5; 5000; 12000))" office:value-type="float" office:value="12000" calcext:value-type="float">
            <text:p>12000</text:p>
          </table:table-cell>
          <table:table-cell table:formula="of:= [.F362] + [.G362]" office:value-type="float" office:value="30990" calcext:value-type="float">
            <text:p>30990</text:p>
          </table:table-cell>
          <table:table-cell table:formula="of:=IF( [.H362] - [.E362] &lt; 0;  [.H362]; [.H362] - [.E362])" office:value-type="float" office:value="29480" calcext:value-type="float">
            <text:p>29480</text:p>
          </table:table-cell>
          <table:table-cell table:formula="of:=IF([.H362] = [.I362]; 1; 0)" office:value-type="float" office:value="0" calcext:value-type="float">
            <text:p>0</text:p>
          </table:table-cell>
          <table:table-cell table:formula="of:=IF([.H362] = [.I362]; [.E36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 office:value-type="date" office:date-value="2021-06-29" calcext:value-type="date">
            <text:p>29.06.2021</text:p>
          </table:table-cell>
          <table:table-cell table:formula="of:=WEEKDAY([.B363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2910" calcext:value-type="float">
            <text:p>2910</text:p>
          </table:table-cell>
          <table:table-cell table:formula="of:=[.I362]" office:value-type="float" office:value="29480" calcext:value-type="float">
            <text:p>29480</text:p>
          </table:table-cell>
          <table:table-cell table:formula="of:=IF([.C362] = [.C363]; 0; IF([.C363] &gt; 5; 5000; 12000))" office:value-type="float" office:value="12000" calcext:value-type="float">
            <text:p>12000</text:p>
          </table:table-cell>
          <table:table-cell table:formula="of:= [.F363] + [.G363]" office:value-type="float" office:value="41480" calcext:value-type="float">
            <text:p>41480</text:p>
          </table:table-cell>
          <table:table-cell table:formula="of:=IF( [.H363] - [.E363] &lt; 0;  [.H363]; [.H363] - [.E363])" office:value-type="float" office:value="38570" calcext:value-type="float">
            <text:p>38570</text:p>
          </table:table-cell>
          <table:table-cell table:formula="of:=IF([.H363] = [.I363]; 1; 0)" office:value-type="float" office:value="0" calcext:value-type="float">
            <text:p>0</text:p>
          </table:table-cell>
          <table:table-cell table:formula="of:=IF([.H363] = [.I363]; [.E36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 office:value-type="date" office:date-value="2021-06-29" calcext:value-type="date">
            <text:p>29.06.2021</text:p>
          </table:table-cell>
          <table:table-cell table:formula="of:=WEEKDAY([.B364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6310" calcext:value-type="float">
            <text:p>6310</text:p>
          </table:table-cell>
          <table:table-cell table:formula="of:=[.I363]" office:value-type="float" office:value="38570" calcext:value-type="float">
            <text:p>38570</text:p>
          </table:table-cell>
          <table:table-cell table:formula="of:=IF([.C363] = [.C364]; 0; IF([.C364] &gt; 5; 5000; 12000))" office:value-type="float" office:value="0" calcext:value-type="float">
            <text:p>0</text:p>
          </table:table-cell>
          <table:table-cell table:formula="of:= [.F364] + [.G364]" office:value-type="float" office:value="38570" calcext:value-type="float">
            <text:p>38570</text:p>
          </table:table-cell>
          <table:table-cell table:formula="of:=IF( [.H364] - [.E364] &lt; 0;  [.H364]; [.H364] - [.E364])" office:value-type="float" office:value="32260" calcext:value-type="float">
            <text:p>32260</text:p>
          </table:table-cell>
          <table:table-cell table:formula="of:=IF([.H364] = [.I364]; 1; 0)" office:value-type="float" office:value="0" calcext:value-type="float">
            <text:p>0</text:p>
          </table:table-cell>
          <table:table-cell table:formula="of:=IF([.H364] = [.I364]; [.E36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date" office:date-value="2021-06-30" calcext:value-type="date">
            <text:p>30.06.2021</text:p>
          </table:table-cell>
          <table:table-cell table:formula="of:=WEEKDAY([.B365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7110" calcext:value-type="float">
            <text:p>7110</text:p>
          </table:table-cell>
          <table:table-cell table:formula="of:=[.I364]" office:value-type="float" office:value="32260" calcext:value-type="float">
            <text:p>32260</text:p>
          </table:table-cell>
          <table:table-cell table:formula="of:=IF([.C364] = [.C365]; 0; IF([.C365] &gt; 5; 5000; 12000))" office:value-type="float" office:value="12000" calcext:value-type="float">
            <text:p>12000</text:p>
          </table:table-cell>
          <table:table-cell table:formula="of:= [.F365] + [.G365]" office:value-type="float" office:value="44260" calcext:value-type="float">
            <text:p>44260</text:p>
          </table:table-cell>
          <table:table-cell table:formula="of:=IF( [.H365] - [.E365] &lt; 0;  [.H365]; [.H365] - [.E365])" office:value-type="float" office:value="37150" calcext:value-type="float">
            <text:p>37150</text:p>
          </table:table-cell>
          <table:table-cell table:formula="of:=IF([.H365] = [.I365]; 1; 0)" office:value-type="float" office:value="0" calcext:value-type="float">
            <text:p>0</text:p>
          </table:table-cell>
          <table:table-cell table:formula="of:=IF([.H365] = [.I365]; [.E36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 office:value-type="date" office:date-value="2021-06-30" calcext:value-type="date">
            <text:p>30.06.2021</text:p>
          </table:table-cell>
          <table:table-cell table:formula="of:=WEEKDAY([.B366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formula="of:=[.I365]" office:value-type="float" office:value="37150" calcext:value-type="float">
            <text:p>37150</text:p>
          </table:table-cell>
          <table:table-cell table:formula="of:=IF([.C365] = [.C366]; 0; IF([.C366] &gt; 5; 5000; 12000))" office:value-type="float" office:value="0" calcext:value-type="float">
            <text:p>0</text:p>
          </table:table-cell>
          <table:table-cell table:formula="of:= [.F366] + [.G366]" office:value-type="float" office:value="37150" calcext:value-type="float">
            <text:p>37150</text:p>
          </table:table-cell>
          <table:table-cell table:formula="of:=IF( [.H366] - [.E366] &lt; 0;  [.H366]; [.H366] - [.E366])" office:value-type="float" office:value="34610" calcext:value-type="float">
            <text:p>34610</text:p>
          </table:table-cell>
          <table:table-cell table:formula="of:=IF([.H366] = [.I366]; 1; 0)" office:value-type="float" office:value="0" calcext:value-type="float">
            <text:p>0</text:p>
          </table:table-cell>
          <table:table-cell table:formula="of:=IF([.H366] = [.I366]; [.E36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 office:value-type="date" office:date-value="2021-06-30" calcext:value-type="date">
            <text:p>30.06.2021</text:p>
          </table:table-cell>
          <table:table-cell table:formula="of:=WEEKDAY([.B367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8140" calcext:value-type="float">
            <text:p>8140</text:p>
          </table:table-cell>
          <table:table-cell table:formula="of:=[.I366]" office:value-type="float" office:value="34610" calcext:value-type="float">
            <text:p>34610</text:p>
          </table:table-cell>
          <table:table-cell table:formula="of:=IF([.C366] = [.C367]; 0; IF([.C367] &gt; 5; 5000; 12000))" office:value-type="float" office:value="0" calcext:value-type="float">
            <text:p>0</text:p>
          </table:table-cell>
          <table:table-cell table:formula="of:= [.F367] + [.G367]" office:value-type="float" office:value="34610" calcext:value-type="float">
            <text:p>34610</text:p>
          </table:table-cell>
          <table:table-cell table:formula="of:=IF( [.H367] - [.E367] &lt; 0;  [.H367]; [.H367] - [.E367])" office:value-type="float" office:value="26470" calcext:value-type="float">
            <text:p>26470</text:p>
          </table:table-cell>
          <table:table-cell table:formula="of:=IF([.H367] = [.I367]; 1; 0)" office:value-type="float" office:value="0" calcext:value-type="float">
            <text:p>0</text:p>
          </table:table-cell>
          <table:table-cell table:formula="of:=IF([.H367] = [.I367]; [.E36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 office:value-type="date" office:date-value="2021-07-01" calcext:value-type="date">
            <text:p>1.07.2021</text:p>
          </table:table-cell>
          <table:table-cell table:formula="of:=WEEKDAY([.B368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1740" calcext:value-type="float">
            <text:p>1740</text:p>
          </table:table-cell>
          <table:table-cell table:formula="of:=[.I367]" office:value-type="float" office:value="26470" calcext:value-type="float">
            <text:p>26470</text:p>
          </table:table-cell>
          <table:table-cell table:formula="of:=IF([.C367] = [.C368]; 0; IF([.C368] &gt; 5; 5000; 12000))" office:value-type="float" office:value="12000" calcext:value-type="float">
            <text:p>12000</text:p>
          </table:table-cell>
          <table:table-cell table:formula="of:= [.F368] + [.G368]" office:value-type="float" office:value="38470" calcext:value-type="float">
            <text:p>38470</text:p>
          </table:table-cell>
          <table:table-cell table:formula="of:=IF( [.H368] - [.E368] &lt; 0;  [.H368]; [.H368] - [.E368])" office:value-type="float" office:value="36730" calcext:value-type="float">
            <text:p>36730</text:p>
          </table:table-cell>
          <table:table-cell table:formula="of:=IF([.H368] = [.I368]; 1; 0)" office:value-type="float" office:value="0" calcext:value-type="float">
            <text:p>0</text:p>
          </table:table-cell>
          <table:table-cell table:formula="of:=IF([.H368] = [.I368]; [.E36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 office:value-type="date" office:date-value="2021-07-01" calcext:value-type="date">
            <text:p>1.07.2021</text:p>
          </table:table-cell>
          <table:table-cell table:formula="of:=WEEKDAY([.B369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5840" calcext:value-type="float">
            <text:p>5840</text:p>
          </table:table-cell>
          <table:table-cell table:formula="of:=[.I368]" office:value-type="float" office:value="36730" calcext:value-type="float">
            <text:p>36730</text:p>
          </table:table-cell>
          <table:table-cell table:formula="of:=IF([.C368] = [.C369]; 0; IF([.C369] &gt; 5; 5000; 12000))" office:value-type="float" office:value="0" calcext:value-type="float">
            <text:p>0</text:p>
          </table:table-cell>
          <table:table-cell table:formula="of:= [.F369] + [.G369]" office:value-type="float" office:value="36730" calcext:value-type="float">
            <text:p>36730</text:p>
          </table:table-cell>
          <table:table-cell table:formula="of:=IF( [.H369] - [.E369] &lt; 0;  [.H369]; [.H369] - [.E369])" office:value-type="float" office:value="30890" calcext:value-type="float">
            <text:p>30890</text:p>
          </table:table-cell>
          <table:table-cell table:formula="of:=IF([.H369] = [.I369]; 1; 0)" office:value-type="float" office:value="0" calcext:value-type="float">
            <text:p>0</text:p>
          </table:table-cell>
          <table:table-cell table:formula="of:=IF([.H369] = [.I369]; [.E36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 office:value-type="date" office:date-value="2021-07-02" calcext:value-type="date">
            <text:p>2.07.2021</text:p>
          </table:table-cell>
          <table:table-cell table:formula="of:=WEEKDAY([.B370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3170" calcext:value-type="float">
            <text:p>3170</text:p>
          </table:table-cell>
          <table:table-cell table:formula="of:=[.I369]" office:value-type="float" office:value="30890" calcext:value-type="float">
            <text:p>30890</text:p>
          </table:table-cell>
          <table:table-cell table:formula="of:=IF([.C369] = [.C370]; 0; IF([.C370] &gt; 5; 5000; 12000))" office:value-type="float" office:value="12000" calcext:value-type="float">
            <text:p>12000</text:p>
          </table:table-cell>
          <table:table-cell table:formula="of:= [.F370] + [.G370]" office:value-type="float" office:value="42890" calcext:value-type="float">
            <text:p>42890</text:p>
          </table:table-cell>
          <table:table-cell table:formula="of:=IF( [.H370] - [.E370] &lt; 0;  [.H370]; [.H370] - [.E370])" office:value-type="float" office:value="39720" calcext:value-type="float">
            <text:p>39720</text:p>
          </table:table-cell>
          <table:table-cell table:formula="of:=IF([.H370] = [.I370]; 1; 0)" office:value-type="float" office:value="0" calcext:value-type="float">
            <text:p>0</text:p>
          </table:table-cell>
          <table:table-cell table:formula="of:=IF([.H370] = [.I370]; [.E37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 office:value-type="date" office:date-value="2021-07-02" calcext:value-type="date">
            <text:p>2.07.2021</text:p>
          </table:table-cell>
          <table:table-cell table:formula="of:=WEEKDAY([.B371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4000" calcext:value-type="float">
            <text:p>4000</text:p>
          </table:table-cell>
          <table:table-cell table:formula="of:=[.I370]" office:value-type="float" office:value="39720" calcext:value-type="float">
            <text:p>39720</text:p>
          </table:table-cell>
          <table:table-cell table:formula="of:=IF([.C370] = [.C371]; 0; IF([.C371] &gt; 5; 5000; 12000))" office:value-type="float" office:value="0" calcext:value-type="float">
            <text:p>0</text:p>
          </table:table-cell>
          <table:table-cell table:formula="of:= [.F371] + [.G371]" office:value-type="float" office:value="39720" calcext:value-type="float">
            <text:p>39720</text:p>
          </table:table-cell>
          <table:table-cell table:formula="of:=IF( [.H371] - [.E371] &lt; 0;  [.H371]; [.H371] - [.E371])" office:value-type="float" office:value="35720" calcext:value-type="float">
            <text:p>35720</text:p>
          </table:table-cell>
          <table:table-cell table:formula="of:=IF([.H371] = [.I371]; 1; 0)" office:value-type="float" office:value="0" calcext:value-type="float">
            <text:p>0</text:p>
          </table:table-cell>
          <table:table-cell table:formula="of:=IF([.H371] = [.I371]; [.E37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 office:value-type="date" office:date-value="2021-07-03" calcext:value-type="date">
            <text:p>3.07.2021</text:p>
          </table:table-cell>
          <table:table-cell table:formula="of:=WEEKDAY([.B372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4600" calcext:value-type="float">
            <text:p>4600</text:p>
          </table:table-cell>
          <table:table-cell table:formula="of:=[.I371]" office:value-type="float" office:value="35720" calcext:value-type="float">
            <text:p>35720</text:p>
          </table:table-cell>
          <table:table-cell table:formula="of:=IF([.C371] = [.C372]; 0; IF([.C372] &gt; 5; 5000; 12000))" office:value-type="float" office:value="5000" calcext:value-type="float">
            <text:p>5000</text:p>
          </table:table-cell>
          <table:table-cell table:formula="of:= [.F372] + [.G372]" office:value-type="float" office:value="40720" calcext:value-type="float">
            <text:p>40720</text:p>
          </table:table-cell>
          <table:table-cell table:formula="of:=IF( [.H372] - [.E372] &lt; 0;  [.H372]; [.H372] - [.E372])" office:value-type="float" office:value="36120" calcext:value-type="float">
            <text:p>36120</text:p>
          </table:table-cell>
          <table:table-cell table:formula="of:=IF([.H372] = [.I372]; 1; 0)" office:value-type="float" office:value="0" calcext:value-type="float">
            <text:p>0</text:p>
          </table:table-cell>
          <table:table-cell table:formula="of:=IF([.H372] = [.I372]; [.E37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 office:value-type="date" office:date-value="2021-07-03" calcext:value-type="date">
            <text:p>3.07.2021</text:p>
          </table:table-cell>
          <table:table-cell table:formula="of:=WEEKDAY([.B373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9870" calcext:value-type="float">
            <text:p>9870</text:p>
          </table:table-cell>
          <table:table-cell table:formula="of:=[.I372]" office:value-type="float" office:value="36120" calcext:value-type="float">
            <text:p>36120</text:p>
          </table:table-cell>
          <table:table-cell table:formula="of:=IF([.C372] = [.C373]; 0; IF([.C373] &gt; 5; 5000; 12000))" office:value-type="float" office:value="0" calcext:value-type="float">
            <text:p>0</text:p>
          </table:table-cell>
          <table:table-cell table:formula="of:= [.F373] + [.G373]" office:value-type="float" office:value="36120" calcext:value-type="float">
            <text:p>36120</text:p>
          </table:table-cell>
          <table:table-cell table:formula="of:=IF( [.H373] - [.E373] &lt; 0;  [.H373]; [.H373] - [.E373])" office:value-type="float" office:value="26250" calcext:value-type="float">
            <text:p>26250</text:p>
          </table:table-cell>
          <table:table-cell table:formula="of:=IF([.H373] = [.I373]; 1; 0)" office:value-type="float" office:value="0" calcext:value-type="float">
            <text:p>0</text:p>
          </table:table-cell>
          <table:table-cell table:formula="of:=IF([.H373] = [.I373]; [.E37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 office:value-type="date" office:date-value="2021-07-04" calcext:value-type="date">
            <text:p>4.07.2021</text:p>
          </table:table-cell>
          <table:table-cell table:formula="of:=WEEKDAY([.B374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9390" calcext:value-type="float">
            <text:p>9390</text:p>
          </table:table-cell>
          <table:table-cell table:formula="of:=[.I373]" office:value-type="float" office:value="26250" calcext:value-type="float">
            <text:p>26250</text:p>
          </table:table-cell>
          <table:table-cell table:formula="of:=IF([.C373] = [.C374]; 0; IF([.C374] &gt; 5; 5000; 12000))" office:value-type="float" office:value="5000" calcext:value-type="float">
            <text:p>5000</text:p>
          </table:table-cell>
          <table:table-cell table:formula="of:= [.F374] + [.G374]" office:value-type="float" office:value="31250" calcext:value-type="float">
            <text:p>31250</text:p>
          </table:table-cell>
          <table:table-cell table:formula="of:=IF( [.H374] - [.E374] &lt; 0;  [.H374]; [.H374] - [.E374])" office:value-type="float" office:value="21860" calcext:value-type="float">
            <text:p>21860</text:p>
          </table:table-cell>
          <table:table-cell table:formula="of:=IF([.H374] = [.I374]; 1; 0)" office:value-type="float" office:value="0" calcext:value-type="float">
            <text:p>0</text:p>
          </table:table-cell>
          <table:table-cell table:formula="of:=IF([.H374] = [.I374]; [.E37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 office:value-type="date" office:date-value="2021-07-05" calcext:value-type="date">
            <text:p>5.07.2021</text:p>
          </table:table-cell>
          <table:table-cell table:formula="of:=WEEKDAY([.B375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1300" calcext:value-type="float">
            <text:p>1300</text:p>
          </table:table-cell>
          <table:table-cell table:formula="of:=[.I374]" office:value-type="float" office:value="21860" calcext:value-type="float">
            <text:p>21860</text:p>
          </table:table-cell>
          <table:table-cell table:formula="of:=IF([.C374] = [.C375]; 0; IF([.C375] &gt; 5; 5000; 12000))" office:value-type="float" office:value="12000" calcext:value-type="float">
            <text:p>12000</text:p>
          </table:table-cell>
          <table:table-cell table:formula="of:= [.F375] + [.G375]" office:value-type="float" office:value="33860" calcext:value-type="float">
            <text:p>33860</text:p>
          </table:table-cell>
          <table:table-cell table:formula="of:=IF( [.H375] - [.E375] &lt; 0;  [.H375]; [.H375] - [.E375])" office:value-type="float" office:value="32560" calcext:value-type="float">
            <text:p>32560</text:p>
          </table:table-cell>
          <table:table-cell table:formula="of:=IF([.H375] = [.I375]; 1; 0)" office:value-type="float" office:value="0" calcext:value-type="float">
            <text:p>0</text:p>
          </table:table-cell>
          <table:table-cell table:formula="of:=IF([.H375] = [.I375]; [.E37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 office:value-type="date" office:date-value="2021-07-05" calcext:value-type="date">
            <text:p>5.07.2021</text:p>
          </table:table-cell>
          <table:table-cell table:formula="of:=WEEKDAY([.B376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2650" calcext:value-type="float">
            <text:p>2650</text:p>
          </table:table-cell>
          <table:table-cell table:formula="of:=[.I375]" office:value-type="float" office:value="32560" calcext:value-type="float">
            <text:p>32560</text:p>
          </table:table-cell>
          <table:table-cell table:formula="of:=IF([.C375] = [.C376]; 0; IF([.C376] &gt; 5; 5000; 12000))" office:value-type="float" office:value="0" calcext:value-type="float">
            <text:p>0</text:p>
          </table:table-cell>
          <table:table-cell table:formula="of:= [.F376] + [.G376]" office:value-type="float" office:value="32560" calcext:value-type="float">
            <text:p>32560</text:p>
          </table:table-cell>
          <table:table-cell table:formula="of:=IF( [.H376] - [.E376] &lt; 0;  [.H376]; [.H376] - [.E376])" office:value-type="float" office:value="29910" calcext:value-type="float">
            <text:p>29910</text:p>
          </table:table-cell>
          <table:table-cell table:formula="of:=IF([.H376] = [.I376]; 1; 0)" office:value-type="float" office:value="0" calcext:value-type="float">
            <text:p>0</text:p>
          </table:table-cell>
          <table:table-cell table:formula="of:=IF([.H376] = [.I376]; [.E37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 office:value-type="date" office:date-value="2021-07-06" calcext:value-type="date">
            <text:p>6.07.2021</text:p>
          </table:table-cell>
          <table:table-cell table:formula="of:=WEEKDAY([.B377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4060" calcext:value-type="float">
            <text:p>4060</text:p>
          </table:table-cell>
          <table:table-cell table:formula="of:=[.I376]" office:value-type="float" office:value="29910" calcext:value-type="float">
            <text:p>29910</text:p>
          </table:table-cell>
          <table:table-cell table:formula="of:=IF([.C376] = [.C377]; 0; IF([.C377] &gt; 5; 5000; 12000))" office:value-type="float" office:value="12000" calcext:value-type="float">
            <text:p>12000</text:p>
          </table:table-cell>
          <table:table-cell table:formula="of:= [.F377] + [.G377]" office:value-type="float" office:value="41910" calcext:value-type="float">
            <text:p>41910</text:p>
          </table:table-cell>
          <table:table-cell table:formula="of:=IF( [.H377] - [.E377] &lt; 0;  [.H377]; [.H377] - [.E377])" office:value-type="float" office:value="37850" calcext:value-type="float">
            <text:p>37850</text:p>
          </table:table-cell>
          <table:table-cell table:formula="of:=IF([.H377] = [.I377]; 1; 0)" office:value-type="float" office:value="0" calcext:value-type="float">
            <text:p>0</text:p>
          </table:table-cell>
          <table:table-cell table:formula="of:=IF([.H377] = [.I377]; [.E37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 office:value-type="date" office:date-value="2021-07-06" calcext:value-type="date">
            <text:p>6.07.2021</text:p>
          </table:table-cell>
          <table:table-cell table:formula="of:=WEEKDAY([.B378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[.I377]" office:value-type="float" office:value="37850" calcext:value-type="float">
            <text:p>37850</text:p>
          </table:table-cell>
          <table:table-cell table:formula="of:=IF([.C377] = [.C378]; 0; IF([.C378] &gt; 5; 5000; 12000))" office:value-type="float" office:value="0" calcext:value-type="float">
            <text:p>0</text:p>
          </table:table-cell>
          <table:table-cell table:formula="of:= [.F378] + [.G378]" office:value-type="float" office:value="37850" calcext:value-type="float">
            <text:p>37850</text:p>
          </table:table-cell>
          <table:table-cell table:formula="of:=IF( [.H378] - [.E378] &lt; 0;  [.H378]; [.H378] - [.E378])" office:value-type="float" office:value="33390" calcext:value-type="float">
            <text:p>33390</text:p>
          </table:table-cell>
          <table:table-cell table:formula="of:=IF([.H378] = [.I378]; 1; 0)" office:value-type="float" office:value="0" calcext:value-type="float">
            <text:p>0</text:p>
          </table:table-cell>
          <table:table-cell table:formula="of:=IF([.H378] = [.I378]; [.E37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 office:value-type="date" office:date-value="2021-07-07" calcext:value-type="date">
            <text:p>7.07.2021</text:p>
          </table:table-cell>
          <table:table-cell table:formula="of:=WEEKDAY([.B379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9390" calcext:value-type="float">
            <text:p>9390</text:p>
          </table:table-cell>
          <table:table-cell table:formula="of:=[.I378]" office:value-type="float" office:value="33390" calcext:value-type="float">
            <text:p>33390</text:p>
          </table:table-cell>
          <table:table-cell table:formula="of:=IF([.C378] = [.C379]; 0; IF([.C379] &gt; 5; 5000; 12000))" office:value-type="float" office:value="12000" calcext:value-type="float">
            <text:p>12000</text:p>
          </table:table-cell>
          <table:table-cell table:formula="of:= [.F379] + [.G379]" office:value-type="float" office:value="45390" calcext:value-type="float">
            <text:p>45390</text:p>
          </table:table-cell>
          <table:table-cell table:formula="of:=IF( [.H379] - [.E379] &lt; 0;  [.H379]; [.H379] - [.E379])" office:value-type="float" office:value="36000" calcext:value-type="float">
            <text:p>36000</text:p>
          </table:table-cell>
          <table:table-cell table:formula="of:=IF([.H379] = [.I379]; 1; 0)" office:value-type="float" office:value="0" calcext:value-type="float">
            <text:p>0</text:p>
          </table:table-cell>
          <table:table-cell table:formula="of:=IF([.H379] = [.I379]; [.E37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" office:value-type="date" office:date-value="2021-07-07" calcext:value-type="date">
            <text:p>7.07.2021</text:p>
          </table:table-cell>
          <table:table-cell table:formula="of:=WEEKDAY([.B380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9670" calcext:value-type="float">
            <text:p>9670</text:p>
          </table:table-cell>
          <table:table-cell table:formula="of:=[.I379]" office:value-type="float" office:value="36000" calcext:value-type="float">
            <text:p>36000</text:p>
          </table:table-cell>
          <table:table-cell table:formula="of:=IF([.C379] = [.C380]; 0; IF([.C380] &gt; 5; 5000; 12000))" office:value-type="float" office:value="0" calcext:value-type="float">
            <text:p>0</text:p>
          </table:table-cell>
          <table:table-cell table:formula="of:= [.F380] + [.G380]" office:value-type="float" office:value="36000" calcext:value-type="float">
            <text:p>36000</text:p>
          </table:table-cell>
          <table:table-cell table:formula="of:=IF( [.H380] - [.E380] &lt; 0;  [.H380]; [.H380] - [.E380])" office:value-type="float" office:value="26330" calcext:value-type="float">
            <text:p>26330</text:p>
          </table:table-cell>
          <table:table-cell table:formula="of:=IF([.H380] = [.I380]; 1; 0)" office:value-type="float" office:value="0" calcext:value-type="float">
            <text:p>0</text:p>
          </table:table-cell>
          <table:table-cell table:formula="of:=IF([.H380] = [.I380]; [.E38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 office:value-type="date" office:date-value="2021-07-07" calcext:value-type="date">
            <text:p>7.07.2021</text:p>
          </table:table-cell>
          <table:table-cell table:formula="of:=WEEKDAY([.B381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3460" calcext:value-type="float">
            <text:p>3460</text:p>
          </table:table-cell>
          <table:table-cell table:formula="of:=[.I380]" office:value-type="float" office:value="26330" calcext:value-type="float">
            <text:p>26330</text:p>
          </table:table-cell>
          <table:table-cell table:formula="of:=IF([.C380] = [.C381]; 0; IF([.C381] &gt; 5; 5000; 12000))" office:value-type="float" office:value="0" calcext:value-type="float">
            <text:p>0</text:p>
          </table:table-cell>
          <table:table-cell table:formula="of:= [.F381] + [.G381]" office:value-type="float" office:value="26330" calcext:value-type="float">
            <text:p>26330</text:p>
          </table:table-cell>
          <table:table-cell table:formula="of:=IF( [.H381] - [.E381] &lt; 0;  [.H381]; [.H381] - [.E381])" office:value-type="float" office:value="22870" calcext:value-type="float">
            <text:p>22870</text:p>
          </table:table-cell>
          <table:table-cell table:formula="of:=IF([.H381] = [.I381]; 1; 0)" office:value-type="float" office:value="0" calcext:value-type="float">
            <text:p>0</text:p>
          </table:table-cell>
          <table:table-cell table:formula="of:=IF([.H381] = [.I381]; [.E38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 office:value-type="date" office:date-value="2021-07-08" calcext:value-type="date">
            <text:p>8.07.2021</text:p>
          </table:table-cell>
          <table:table-cell table:formula="of:=WEEKDAY([.B382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2030" calcext:value-type="float">
            <text:p>2030</text:p>
          </table:table-cell>
          <table:table-cell table:formula="of:=[.I381]" office:value-type="float" office:value="22870" calcext:value-type="float">
            <text:p>22870</text:p>
          </table:table-cell>
          <table:table-cell table:formula="of:=IF([.C381] = [.C382]; 0; IF([.C382] &gt; 5; 5000; 12000))" office:value-type="float" office:value="12000" calcext:value-type="float">
            <text:p>12000</text:p>
          </table:table-cell>
          <table:table-cell table:formula="of:= [.F382] + [.G382]" office:value-type="float" office:value="34870" calcext:value-type="float">
            <text:p>34870</text:p>
          </table:table-cell>
          <table:table-cell table:formula="of:=IF( [.H382] - [.E382] &lt; 0;  [.H382]; [.H382] - [.E382])" office:value-type="float" office:value="32840" calcext:value-type="float">
            <text:p>32840</text:p>
          </table:table-cell>
          <table:table-cell table:formula="of:=IF([.H382] = [.I382]; 1; 0)" office:value-type="float" office:value="0" calcext:value-type="float">
            <text:p>0</text:p>
          </table:table-cell>
          <table:table-cell table:formula="of:=IF([.H382] = [.I382]; [.E38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 office:value-type="date" office:date-value="2021-07-08" calcext:value-type="date">
            <text:p>8.07.2021</text:p>
          </table:table-cell>
          <table:table-cell table:formula="of:=WEEKDAY([.B383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3860" calcext:value-type="float">
            <text:p>3860</text:p>
          </table:table-cell>
          <table:table-cell table:formula="of:=[.I382]" office:value-type="float" office:value="32840" calcext:value-type="float">
            <text:p>32840</text:p>
          </table:table-cell>
          <table:table-cell table:formula="of:=IF([.C382] = [.C383]; 0; IF([.C383] &gt; 5; 5000; 12000))" office:value-type="float" office:value="0" calcext:value-type="float">
            <text:p>0</text:p>
          </table:table-cell>
          <table:table-cell table:formula="of:= [.F383] + [.G383]" office:value-type="float" office:value="32840" calcext:value-type="float">
            <text:p>32840</text:p>
          </table:table-cell>
          <table:table-cell table:formula="of:=IF( [.H383] - [.E383] &lt; 0;  [.H383]; [.H383] - [.E383])" office:value-type="float" office:value="28980" calcext:value-type="float">
            <text:p>28980</text:p>
          </table:table-cell>
          <table:table-cell table:formula="of:=IF([.H383] = [.I383]; 1; 0)" office:value-type="float" office:value="0" calcext:value-type="float">
            <text:p>0</text:p>
          </table:table-cell>
          <table:table-cell table:formula="of:=IF([.H383] = [.I383]; [.E38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 office:value-type="date" office:date-value="2021-07-08" calcext:value-type="date">
            <text:p>8.07.2021</text:p>
          </table:table-cell>
          <table:table-cell table:formula="of:=WEEKDAY([.B384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3770" calcext:value-type="float">
            <text:p>3770</text:p>
          </table:table-cell>
          <table:table-cell table:formula="of:=[.I383]" office:value-type="float" office:value="28980" calcext:value-type="float">
            <text:p>28980</text:p>
          </table:table-cell>
          <table:table-cell table:formula="of:=IF([.C383] = [.C384]; 0; IF([.C384] &gt; 5; 5000; 12000))" office:value-type="float" office:value="0" calcext:value-type="float">
            <text:p>0</text:p>
          </table:table-cell>
          <table:table-cell table:formula="of:= [.F384] + [.G384]" office:value-type="float" office:value="28980" calcext:value-type="float">
            <text:p>28980</text:p>
          </table:table-cell>
          <table:table-cell table:formula="of:=IF( [.H384] - [.E384] &lt; 0;  [.H384]; [.H384] - [.E384])" office:value-type="float" office:value="25210" calcext:value-type="float">
            <text:p>25210</text:p>
          </table:table-cell>
          <table:table-cell table:formula="of:=IF([.H384] = [.I384]; 1; 0)" office:value-type="float" office:value="0" calcext:value-type="float">
            <text:p>0</text:p>
          </table:table-cell>
          <table:table-cell table:formula="of:=IF([.H384] = [.I384]; [.E38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 office:value-type="date" office:date-value="2021-07-09" calcext:value-type="date">
            <text:p>9.07.2021</text:p>
          </table:table-cell>
          <table:table-cell table:formula="of:=WEEKDAY([.B385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3970" calcext:value-type="float">
            <text:p>3970</text:p>
          </table:table-cell>
          <table:table-cell table:formula="of:=[.I384]" office:value-type="float" office:value="25210" calcext:value-type="float">
            <text:p>25210</text:p>
          </table:table-cell>
          <table:table-cell table:formula="of:=IF([.C384] = [.C385]; 0; IF([.C385] &gt; 5; 5000; 12000))" office:value-type="float" office:value="12000" calcext:value-type="float">
            <text:p>12000</text:p>
          </table:table-cell>
          <table:table-cell table:formula="of:= [.F385] + [.G385]" office:value-type="float" office:value="37210" calcext:value-type="float">
            <text:p>37210</text:p>
          </table:table-cell>
          <table:table-cell table:formula="of:=IF( [.H385] - [.E385] &lt; 0;  [.H385]; [.H385] - [.E385])" office:value-type="float" office:value="33240" calcext:value-type="float">
            <text:p>33240</text:p>
          </table:table-cell>
          <table:table-cell table:formula="of:=IF([.H385] = [.I385]; 1; 0)" office:value-type="float" office:value="0" calcext:value-type="float">
            <text:p>0</text:p>
          </table:table-cell>
          <table:table-cell table:formula="of:=IF([.H385] = [.I385]; [.E38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 office:value-type="date" office:date-value="2021-07-09" calcext:value-type="date">
            <text:p>9.07.2021</text:p>
          </table:table-cell>
          <table:table-cell table:formula="of:=WEEKDAY([.B386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9280" calcext:value-type="float">
            <text:p>9280</text:p>
          </table:table-cell>
          <table:table-cell table:formula="of:=[.I385]" office:value-type="float" office:value="33240" calcext:value-type="float">
            <text:p>33240</text:p>
          </table:table-cell>
          <table:table-cell table:formula="of:=IF([.C385] = [.C386]; 0; IF([.C386] &gt; 5; 5000; 12000))" office:value-type="float" office:value="0" calcext:value-type="float">
            <text:p>0</text:p>
          </table:table-cell>
          <table:table-cell table:formula="of:= [.F386] + [.G386]" office:value-type="float" office:value="33240" calcext:value-type="float">
            <text:p>33240</text:p>
          </table:table-cell>
          <table:table-cell table:formula="of:=IF( [.H386] - [.E386] &lt; 0;  [.H386]; [.H386] - [.E386])" office:value-type="float" office:value="23960" calcext:value-type="float">
            <text:p>23960</text:p>
          </table:table-cell>
          <table:table-cell table:formula="of:=IF([.H386] = [.I386]; 1; 0)" office:value-type="float" office:value="0" calcext:value-type="float">
            <text:p>0</text:p>
          </table:table-cell>
          <table:table-cell table:formula="of:=IF([.H386] = [.I386]; [.E38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 office:value-type="date" office:date-value="2021-07-10" calcext:value-type="date">
            <text:p>10.07.2021</text:p>
          </table:table-cell>
          <table:table-cell table:formula="of:=WEEKDAY([.B387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formula="of:=[.I386]" office:value-type="float" office:value="23960" calcext:value-type="float">
            <text:p>23960</text:p>
          </table:table-cell>
          <table:table-cell table:formula="of:=IF([.C386] = [.C387]; 0; IF([.C387] &gt; 5; 5000; 12000))" office:value-type="float" office:value="5000" calcext:value-type="float">
            <text:p>5000</text:p>
          </table:table-cell>
          <table:table-cell table:formula="of:= [.F387] + [.G387]" office:value-type="float" office:value="28960" calcext:value-type="float">
            <text:p>28960</text:p>
          </table:table-cell>
          <table:table-cell table:formula="of:=IF( [.H387] - [.E387] &lt; 0;  [.H387]; [.H387] - [.E387])" office:value-type="float" office:value="22030" calcext:value-type="float">
            <text:p>22030</text:p>
          </table:table-cell>
          <table:table-cell table:formula="of:=IF([.H387] = [.I387]; 1; 0)" office:value-type="float" office:value="0" calcext:value-type="float">
            <text:p>0</text:p>
          </table:table-cell>
          <table:table-cell table:formula="of:=IF([.H387] = [.I387]; [.E38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 office:value-type="date" office:date-value="2021-07-11" calcext:value-type="date">
            <text:p>11.07.2021</text:p>
          </table:table-cell>
          <table:table-cell table:formula="of:=WEEKDAY([.B388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2850" calcext:value-type="float">
            <text:p>2850</text:p>
          </table:table-cell>
          <table:table-cell table:formula="of:=[.I387]" office:value-type="float" office:value="22030" calcext:value-type="float">
            <text:p>22030</text:p>
          </table:table-cell>
          <table:table-cell table:formula="of:=IF([.C387] = [.C388]; 0; IF([.C388] &gt; 5; 5000; 12000))" office:value-type="float" office:value="5000" calcext:value-type="float">
            <text:p>5000</text:p>
          </table:table-cell>
          <table:table-cell table:formula="of:= [.F388] + [.G388]" office:value-type="float" office:value="27030" calcext:value-type="float">
            <text:p>27030</text:p>
          </table:table-cell>
          <table:table-cell table:formula="of:=IF( [.H388] - [.E388] &lt; 0;  [.H388]; [.H388] - [.E388])" office:value-type="float" office:value="24180" calcext:value-type="float">
            <text:p>24180</text:p>
          </table:table-cell>
          <table:table-cell table:formula="of:=IF([.H388] = [.I388]; 1; 0)" office:value-type="float" office:value="0" calcext:value-type="float">
            <text:p>0</text:p>
          </table:table-cell>
          <table:table-cell table:formula="of:=IF([.H388] = [.I388]; [.E38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 office:value-type="date" office:date-value="2021-07-11" calcext:value-type="date">
            <text:p>11.07.2021</text:p>
          </table:table-cell>
          <table:table-cell table:formula="of:=WEEKDAY([.B389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7480" calcext:value-type="float">
            <text:p>7480</text:p>
          </table:table-cell>
          <table:table-cell table:formula="of:=[.I388]" office:value-type="float" office:value="24180" calcext:value-type="float">
            <text:p>24180</text:p>
          </table:table-cell>
          <table:table-cell table:formula="of:=IF([.C388] = [.C389]; 0; IF([.C389] &gt; 5; 5000; 12000))" office:value-type="float" office:value="0" calcext:value-type="float">
            <text:p>0</text:p>
          </table:table-cell>
          <table:table-cell table:formula="of:= [.F389] + [.G389]" office:value-type="float" office:value="24180" calcext:value-type="float">
            <text:p>24180</text:p>
          </table:table-cell>
          <table:table-cell table:formula="of:=IF( [.H389] - [.E389] &lt; 0;  [.H389]; [.H389] - [.E389])" office:value-type="float" office:value="16700" calcext:value-type="float">
            <text:p>16700</text:p>
          </table:table-cell>
          <table:table-cell table:formula="of:=IF([.H389] = [.I389]; 1; 0)" office:value-type="float" office:value="0" calcext:value-type="float">
            <text:p>0</text:p>
          </table:table-cell>
          <table:table-cell table:formula="of:=IF([.H389] = [.I389]; [.E38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 office:value-type="date" office:date-value="2021-07-11" calcext:value-type="date">
            <text:p>11.07.2021</text:p>
          </table:table-cell>
          <table:table-cell table:formula="of:=WEEKDAY([.B390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4170" calcext:value-type="float">
            <text:p>4170</text:p>
          </table:table-cell>
          <table:table-cell table:formula="of:=[.I389]" office:value-type="float" office:value="16700" calcext:value-type="float">
            <text:p>16700</text:p>
          </table:table-cell>
          <table:table-cell table:formula="of:=IF([.C389] = [.C390]; 0; IF([.C390] &gt; 5; 5000; 12000))" office:value-type="float" office:value="0" calcext:value-type="float">
            <text:p>0</text:p>
          </table:table-cell>
          <table:table-cell table:formula="of:= [.F390] + [.G390]" office:value-type="float" office:value="16700" calcext:value-type="float">
            <text:p>16700</text:p>
          </table:table-cell>
          <table:table-cell table:formula="of:=IF( [.H390] - [.E390] &lt; 0;  [.H390]; [.H390] - [.E390])" office:value-type="float" office:value="12530" calcext:value-type="float">
            <text:p>12530</text:p>
          </table:table-cell>
          <table:table-cell table:formula="of:=IF([.H390] = [.I390]; 1; 0)" office:value-type="float" office:value="0" calcext:value-type="float">
            <text:p>0</text:p>
          </table:table-cell>
          <table:table-cell table:formula="of:=IF([.H390] = [.I390]; [.E39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 office:value-type="date" office:date-value="2021-07-12" calcext:value-type="date">
            <text:p>12.07.2021</text:p>
          </table:table-cell>
          <table:table-cell table:formula="of:=WEEKDAY([.B391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[.I390]" office:value-type="float" office:value="12530" calcext:value-type="float">
            <text:p>12530</text:p>
          </table:table-cell>
          <table:table-cell table:formula="of:=IF([.C390] = [.C391]; 0; IF([.C391] &gt; 5; 5000; 12000))" office:value-type="float" office:value="12000" calcext:value-type="float">
            <text:p>12000</text:p>
          </table:table-cell>
          <table:table-cell table:formula="of:= [.F391] + [.G391]" office:value-type="float" office:value="24530" calcext:value-type="float">
            <text:p>24530</text:p>
          </table:table-cell>
          <table:table-cell table:formula="of:=IF( [.H391] - [.E391] &lt; 0;  [.H391]; [.H391] - [.E391])" office:value-type="float" office:value="18420" calcext:value-type="float">
            <text:p>18420</text:p>
          </table:table-cell>
          <table:table-cell table:formula="of:=IF([.H391] = [.I391]; 1; 0)" office:value-type="float" office:value="0" calcext:value-type="float">
            <text:p>0</text:p>
          </table:table-cell>
          <table:table-cell table:formula="of:=IF([.H391] = [.I391]; [.E39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 office:value-type="date" office:date-value="2021-07-12" calcext:value-type="date">
            <text:p>12.07.2021</text:p>
          </table:table-cell>
          <table:table-cell table:formula="of:=WEEKDAY([.B392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3250" calcext:value-type="float">
            <text:p>3250</text:p>
          </table:table-cell>
          <table:table-cell table:formula="of:=[.I391]" office:value-type="float" office:value="18420" calcext:value-type="float">
            <text:p>18420</text:p>
          </table:table-cell>
          <table:table-cell table:formula="of:=IF([.C391] = [.C392]; 0; IF([.C392] &gt; 5; 5000; 12000))" office:value-type="float" office:value="0" calcext:value-type="float">
            <text:p>0</text:p>
          </table:table-cell>
          <table:table-cell table:formula="of:= [.F392] + [.G392]" office:value-type="float" office:value="18420" calcext:value-type="float">
            <text:p>18420</text:p>
          </table:table-cell>
          <table:table-cell table:formula="of:=IF( [.H392] - [.E392] &lt; 0;  [.H392]; [.H392] - [.E392])" office:value-type="float" office:value="15170" calcext:value-type="float">
            <text:p>15170</text:p>
          </table:table-cell>
          <table:table-cell table:formula="of:=IF([.H392] = [.I392]; 1; 0)" office:value-type="float" office:value="0" calcext:value-type="float">
            <text:p>0</text:p>
          </table:table-cell>
          <table:table-cell table:formula="of:=IF([.H392] = [.I392]; [.E39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" office:value-type="date" office:date-value="2021-07-13" calcext:value-type="date">
            <text:p>13.07.2021</text:p>
          </table:table-cell>
          <table:table-cell table:formula="of:=WEEKDAY([.B393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[.I392]" office:value-type="float" office:value="15170" calcext:value-type="float">
            <text:p>15170</text:p>
          </table:table-cell>
          <table:table-cell table:formula="of:=IF([.C392] = [.C393]; 0; IF([.C393] &gt; 5; 5000; 12000))" office:value-type="float" office:value="12000" calcext:value-type="float">
            <text:p>12000</text:p>
          </table:table-cell>
          <table:table-cell table:formula="of:= [.F393] + [.G393]" office:value-type="float" office:value="27170" calcext:value-type="float">
            <text:p>27170</text:p>
          </table:table-cell>
          <table:table-cell table:formula="of:=IF( [.H393] - [.E393] &lt; 0;  [.H393]; [.H393] - [.E393])" office:value-type="float" office:value="20240" calcext:value-type="float">
            <text:p>20240</text:p>
          </table:table-cell>
          <table:table-cell table:formula="of:=IF([.H393] = [.I393]; 1; 0)" office:value-type="float" office:value="0" calcext:value-type="float">
            <text:p>0</text:p>
          </table:table-cell>
          <table:table-cell table:formula="of:=IF([.H393] = [.I393]; [.E39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" office:value-type="date" office:date-value="2021-07-13" calcext:value-type="date">
            <text:p>13.07.2021</text:p>
          </table:table-cell>
          <table:table-cell table:formula="of:=WEEKDAY([.B394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4790" calcext:value-type="float">
            <text:p>4790</text:p>
          </table:table-cell>
          <table:table-cell table:formula="of:=[.I393]" office:value-type="float" office:value="20240" calcext:value-type="float">
            <text:p>20240</text:p>
          </table:table-cell>
          <table:table-cell table:formula="of:=IF([.C393] = [.C394]; 0; IF([.C394] &gt; 5; 5000; 12000))" office:value-type="float" office:value="0" calcext:value-type="float">
            <text:p>0</text:p>
          </table:table-cell>
          <table:table-cell table:formula="of:= [.F394] + [.G394]" office:value-type="float" office:value="20240" calcext:value-type="float">
            <text:p>20240</text:p>
          </table:table-cell>
          <table:table-cell table:formula="of:=IF( [.H394] - [.E394] &lt; 0;  [.H394]; [.H394] - [.E394])" office:value-type="float" office:value="15450" calcext:value-type="float">
            <text:p>15450</text:p>
          </table:table-cell>
          <table:table-cell table:formula="of:=IF([.H394] = [.I394]; 1; 0)" office:value-type="float" office:value="0" calcext:value-type="float">
            <text:p>0</text:p>
          </table:table-cell>
          <table:table-cell table:formula="of:=IF([.H394] = [.I394]; [.E39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 office:value-type="date" office:date-value="2021-07-13" calcext:value-type="date">
            <text:p>13.07.2021</text:p>
          </table:table-cell>
          <table:table-cell table:formula="of:=WEEKDAY([.B395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3110" calcext:value-type="float">
            <text:p>3110</text:p>
          </table:table-cell>
          <table:table-cell table:formula="of:=[.I394]" office:value-type="float" office:value="15450" calcext:value-type="float">
            <text:p>15450</text:p>
          </table:table-cell>
          <table:table-cell table:formula="of:=IF([.C394] = [.C395]; 0; IF([.C395] &gt; 5; 5000; 12000))" office:value-type="float" office:value="0" calcext:value-type="float">
            <text:p>0</text:p>
          </table:table-cell>
          <table:table-cell table:formula="of:= [.F395] + [.G395]" office:value-type="float" office:value="15450" calcext:value-type="float">
            <text:p>15450</text:p>
          </table:table-cell>
          <table:table-cell table:formula="of:=IF( [.H395] - [.E395] &lt; 0;  [.H395]; [.H395] - [.E395])" office:value-type="float" office:value="12340" calcext:value-type="float">
            <text:p>12340</text:p>
          </table:table-cell>
          <table:table-cell table:formula="of:=IF([.H395] = [.I395]; 1; 0)" office:value-type="float" office:value="0" calcext:value-type="float">
            <text:p>0</text:p>
          </table:table-cell>
          <table:table-cell table:formula="of:=IF([.H395] = [.I395]; [.E39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 office:value-type="date" office:date-value="2021-07-14" calcext:value-type="date">
            <text:p>14.07.2021</text:p>
          </table:table-cell>
          <table:table-cell table:formula="of:=WEEKDAY([.B396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formula="of:=[.I395]" office:value-type="float" office:value="12340" calcext:value-type="float">
            <text:p>12340</text:p>
          </table:table-cell>
          <table:table-cell table:formula="of:=IF([.C395] = [.C396]; 0; IF([.C396] &gt; 5; 5000; 12000))" office:value-type="float" office:value="12000" calcext:value-type="float">
            <text:p>12000</text:p>
          </table:table-cell>
          <table:table-cell table:formula="of:= [.F396] + [.G396]" office:value-type="float" office:value="24340" calcext:value-type="float">
            <text:p>24340</text:p>
          </table:table-cell>
          <table:table-cell table:formula="of:=IF( [.H396] - [.E396] &lt; 0;  [.H396]; [.H396] - [.E396])" office:value-type="float" office:value="17410" calcext:value-type="float">
            <text:p>17410</text:p>
          </table:table-cell>
          <table:table-cell table:formula="of:=IF([.H396] = [.I396]; 1; 0)" office:value-type="float" office:value="0" calcext:value-type="float">
            <text:p>0</text:p>
          </table:table-cell>
          <table:table-cell table:formula="of:=IF([.H396] = [.I396]; [.E39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 office:value-type="date" office:date-value="2021-07-15" calcext:value-type="date">
            <text:p>15.07.2021</text:p>
          </table:table-cell>
          <table:table-cell table:formula="of:=WEEKDAY([.B397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8100" calcext:value-type="float">
            <text:p>8100</text:p>
          </table:table-cell>
          <table:table-cell table:formula="of:=[.I396]" office:value-type="float" office:value="17410" calcext:value-type="float">
            <text:p>17410</text:p>
          </table:table-cell>
          <table:table-cell table:formula="of:=IF([.C396] = [.C397]; 0; IF([.C397] &gt; 5; 5000; 12000))" office:value-type="float" office:value="12000" calcext:value-type="float">
            <text:p>12000</text:p>
          </table:table-cell>
          <table:table-cell table:formula="of:= [.F397] + [.G397]" office:value-type="float" office:value="29410" calcext:value-type="float">
            <text:p>29410</text:p>
          </table:table-cell>
          <table:table-cell table:formula="of:=IF( [.H397] - [.E397] &lt; 0;  [.H397]; [.H397] - [.E397])" office:value-type="float" office:value="21310" calcext:value-type="float">
            <text:p>21310</text:p>
          </table:table-cell>
          <table:table-cell table:formula="of:=IF([.H397] = [.I397]; 1; 0)" office:value-type="float" office:value="0" calcext:value-type="float">
            <text:p>0</text:p>
          </table:table-cell>
          <table:table-cell table:formula="of:=IF([.H397] = [.I397]; [.E39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 office:value-type="date" office:date-value="2021-07-15" calcext:value-type="date">
            <text:p>15.07.2021</text:p>
          </table:table-cell>
          <table:table-cell table:formula="of:=WEEKDAY([.B398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[.I397]" office:value-type="float" office:value="21310" calcext:value-type="float">
            <text:p>21310</text:p>
          </table:table-cell>
          <table:table-cell table:formula="of:=IF([.C397] = [.C398]; 0; IF([.C398] &gt; 5; 5000; 12000))" office:value-type="float" office:value="0" calcext:value-type="float">
            <text:p>0</text:p>
          </table:table-cell>
          <table:table-cell table:formula="of:= [.F398] + [.G398]" office:value-type="float" office:value="21310" calcext:value-type="float">
            <text:p>21310</text:p>
          </table:table-cell>
          <table:table-cell table:formula="of:=IF( [.H398] - [.E398] &lt; 0;  [.H398]; [.H398] - [.E398])" office:value-type="float" office:value="14710" calcext:value-type="float">
            <text:p>14710</text:p>
          </table:table-cell>
          <table:table-cell table:formula="of:=IF([.H398] = [.I398]; 1; 0)" office:value-type="float" office:value="0" calcext:value-type="float">
            <text:p>0</text:p>
          </table:table-cell>
          <table:table-cell table:formula="of:=IF([.H398] = [.I398]; [.E39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 office:value-type="date" office:date-value="2021-07-15" calcext:value-type="date">
            <text:p>15.07.2021</text:p>
          </table:table-cell>
          <table:table-cell table:formula="of:=WEEKDAY([.B399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9850" calcext:value-type="float">
            <text:p>9850</text:p>
          </table:table-cell>
          <table:table-cell table:formula="of:=[.I398]" office:value-type="float" office:value="14710" calcext:value-type="float">
            <text:p>14710</text:p>
          </table:table-cell>
          <table:table-cell table:formula="of:=IF([.C398] = [.C399]; 0; IF([.C399] &gt; 5; 5000; 12000))" office:value-type="float" office:value="0" calcext:value-type="float">
            <text:p>0</text:p>
          </table:table-cell>
          <table:table-cell table:formula="of:= [.F399] + [.G399]" office:value-type="float" office:value="14710" calcext:value-type="float">
            <text:p>14710</text:p>
          </table:table-cell>
          <table:table-cell table:formula="of:=IF( [.H399] - [.E399] &lt; 0;  [.H399]; [.H399] - [.E399])" office:value-type="float" office:value="4860" calcext:value-type="float">
            <text:p>4860</text:p>
          </table:table-cell>
          <table:table-cell table:formula="of:=IF([.H399] = [.I399]; 1; 0)" office:value-type="float" office:value="0" calcext:value-type="float">
            <text:p>0</text:p>
          </table:table-cell>
          <table:table-cell table:formula="of:=IF([.H399] = [.I399]; [.E39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 office:value-type="date" office:date-value="2021-07-16" calcext:value-type="date">
            <text:p>16.07.2021</text:p>
          </table:table-cell>
          <table:table-cell table:formula="of:=WEEKDAY([.B400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8950" calcext:value-type="float">
            <text:p>8950</text:p>
          </table:table-cell>
          <table:table-cell table:formula="of:=[.I399]" office:value-type="float" office:value="4860" calcext:value-type="float">
            <text:p>4860</text:p>
          </table:table-cell>
          <table:table-cell table:formula="of:=IF([.C399] = [.C400]; 0; IF([.C400] &gt; 5; 5000; 12000))" office:value-type="float" office:value="12000" calcext:value-type="float">
            <text:p>12000</text:p>
          </table:table-cell>
          <table:table-cell table:formula="of:= [.F400] + [.G400]" office:value-type="float" office:value="16860" calcext:value-type="float">
            <text:p>16860</text:p>
          </table:table-cell>
          <table:table-cell table:formula="of:=IF( [.H400] - [.E400] &lt; 0;  [.H400]; [.H400] - [.E400])" office:value-type="float" office:value="7910" calcext:value-type="float">
            <text:p>7910</text:p>
          </table:table-cell>
          <table:table-cell table:formula="of:=IF([.H400] = [.I400]; 1; 0)" office:value-type="float" office:value="0" calcext:value-type="float">
            <text:p>0</text:p>
          </table:table-cell>
          <table:table-cell table:formula="of:=IF([.H400] = [.I400]; [.E40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date" office:date-value="2021-07-17" calcext:value-type="date">
            <text:p>17.07.2021</text:p>
          </table:table-cell>
          <table:table-cell table:formula="of:=WEEKDAY([.B401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3280" calcext:value-type="float">
            <text:p>3280</text:p>
          </table:table-cell>
          <table:table-cell table:formula="of:=[.I400]" office:value-type="float" office:value="7910" calcext:value-type="float">
            <text:p>7910</text:p>
          </table:table-cell>
          <table:table-cell table:formula="of:=IF([.C400] = [.C401]; 0; IF([.C401] &gt; 5; 5000; 12000))" office:value-type="float" office:value="5000" calcext:value-type="float">
            <text:p>5000</text:p>
          </table:table-cell>
          <table:table-cell table:formula="of:= [.F401] + [.G401]" office:value-type="float" office:value="12910" calcext:value-type="float">
            <text:p>12910</text:p>
          </table:table-cell>
          <table:table-cell table:formula="of:=IF( [.H401] - [.E401] &lt; 0;  [.H401]; [.H401] - [.E401])" office:value-type="float" office:value="9630" calcext:value-type="float">
            <text:p>9630</text:p>
          </table:table-cell>
          <table:table-cell table:formula="of:=IF([.H401] = [.I401]; 1; 0)" office:value-type="float" office:value="0" calcext:value-type="float">
            <text:p>0</text:p>
          </table:table-cell>
          <table:table-cell table:formula="of:=IF([.H401] = [.I401]; [.E40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 office:value-type="date" office:date-value="2021-07-17" calcext:value-type="date">
            <text:p>17.07.2021</text:p>
          </table:table-cell>
          <table:table-cell table:formula="of:=WEEKDAY([.B402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4680" calcext:value-type="float">
            <text:p>4680</text:p>
          </table:table-cell>
          <table:table-cell table:formula="of:=[.I401]" office:value-type="float" office:value="9630" calcext:value-type="float">
            <text:p>9630</text:p>
          </table:table-cell>
          <table:table-cell table:formula="of:=IF([.C401] = [.C402]; 0; IF([.C402] &gt; 5; 5000; 12000))" office:value-type="float" office:value="0" calcext:value-type="float">
            <text:p>0</text:p>
          </table:table-cell>
          <table:table-cell table:formula="of:= [.F402] + [.G402]" office:value-type="float" office:value="9630" calcext:value-type="float">
            <text:p>9630</text:p>
          </table:table-cell>
          <table:table-cell table:formula="of:=IF( [.H402] - [.E402] &lt; 0;  [.H402]; [.H402] - [.E402])" office:value-type="float" office:value="4950" calcext:value-type="float">
            <text:p>4950</text:p>
          </table:table-cell>
          <table:table-cell table:formula="of:=IF([.H402] = [.I402]; 1; 0)" office:value-type="float" office:value="0" calcext:value-type="float">
            <text:p>0</text:p>
          </table:table-cell>
          <table:table-cell table:formula="of:=IF([.H402] = [.I402]; [.E40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 office:value-type="date" office:date-value="2021-07-18" calcext:value-type="date">
            <text:p>18.07.2021</text:p>
          </table:table-cell>
          <table:table-cell table:formula="of:=WEEKDAY([.B403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5750" calcext:value-type="float">
            <text:p>5750</text:p>
          </table:table-cell>
          <table:table-cell table:formula="of:=[.I402]" office:value-type="float" office:value="4950" calcext:value-type="float">
            <text:p>4950</text:p>
          </table:table-cell>
          <table:table-cell table:formula="of:=IF([.C402] = [.C403]; 0; IF([.C403] &gt; 5; 5000; 12000))" office:value-type="float" office:value="5000" calcext:value-type="float">
            <text:p>5000</text:p>
          </table:table-cell>
          <table:table-cell table:formula="of:= [.F403] + [.G403]" office:value-type="float" office:value="9950" calcext:value-type="float">
            <text:p>9950</text:p>
          </table:table-cell>
          <table:table-cell table:formula="of:=IF( [.H403] - [.E403] &lt; 0;  [.H403]; [.H403] - [.E403])" office:value-type="float" office:value="4200" calcext:value-type="float">
            <text:p>4200</text:p>
          </table:table-cell>
          <table:table-cell table:formula="of:=IF([.H403] = [.I403]; 1; 0)" office:value-type="float" office:value="0" calcext:value-type="float">
            <text:p>0</text:p>
          </table:table-cell>
          <table:table-cell table:formula="of:=IF([.H403] = [.I403]; [.E40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 office:value-type="date" office:date-value="2021-07-18" calcext:value-type="date">
            <text:p>18.07.2021</text:p>
          </table:table-cell>
          <table:table-cell table:formula="of:=WEEKDAY([.B404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formula="of:=[.I403]" office:value-type="float" office:value="4200" calcext:value-type="float">
            <text:p>4200</text:p>
          </table:table-cell>
          <table:table-cell table:formula="of:=IF([.C403] = [.C404]; 0; IF([.C404] &gt; 5; 5000; 12000))" office:value-type="float" office:value="0" calcext:value-type="float">
            <text:p>0</text:p>
          </table:table-cell>
          <table:table-cell table:formula="of:= [.F404] + [.G404]" office:value-type="float" office:value="4200" calcext:value-type="float">
            <text:p>4200</text:p>
          </table:table-cell>
          <table:table-cell table:formula="of:=IF( [.H404] - [.E404] &lt; 0;  [.H404]; [.H404] - [.E404])" office:value-type="float" office:value="4200" calcext:value-type="float">
            <text:p>4200</text:p>
          </table:table-cell>
          <table:table-cell table:formula="of:=IF([.H404] = [.I404]; 1; 0)" office:value-type="float" office:value="1" calcext:value-type="float">
            <text:p>1</text:p>
          </table:table-cell>
          <table:table-cell table:formula="of:=IF([.H404] = [.I404]; [.E404]; 0)"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" office:value-type="date" office:date-value="2021-07-19" calcext:value-type="date">
            <text:p>19.07.2021</text:p>
          </table:table-cell>
          <table:table-cell table:formula="of:=WEEKDAY([.B405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5870" calcext:value-type="float">
            <text:p>5870</text:p>
          </table:table-cell>
          <table:table-cell table:formula="of:=[.I404]" office:value-type="float" office:value="4200" calcext:value-type="float">
            <text:p>4200</text:p>
          </table:table-cell>
          <table:table-cell table:formula="of:=IF([.C404] = [.C405]; 0; IF([.C405] &gt; 5; 5000; 12000))" office:value-type="float" office:value="12000" calcext:value-type="float">
            <text:p>12000</text:p>
          </table:table-cell>
          <table:table-cell table:formula="of:= [.F405] + [.G405]" office:value-type="float" office:value="16200" calcext:value-type="float">
            <text:p>16200</text:p>
          </table:table-cell>
          <table:table-cell table:formula="of:=IF( [.H405] - [.E405] &lt; 0;  [.H405]; [.H405] - [.E405])" office:value-type="float" office:value="10330" calcext:value-type="float">
            <text:p>10330</text:p>
          </table:table-cell>
          <table:table-cell table:formula="of:=IF([.H405] = [.I405]; 1; 0)" office:value-type="float" office:value="0" calcext:value-type="float">
            <text:p>0</text:p>
          </table:table-cell>
          <table:table-cell table:formula="of:=IF([.H405] = [.I405]; [.E40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" office:value-type="date" office:date-value="2021-07-19" calcext:value-type="date">
            <text:p>19.07.2021</text:p>
          </table:table-cell>
          <table:table-cell table:formula="of:=WEEKDAY([.B406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6070" calcext:value-type="float">
            <text:p>6070</text:p>
          </table:table-cell>
          <table:table-cell table:formula="of:=[.I405]" office:value-type="float" office:value="10330" calcext:value-type="float">
            <text:p>10330</text:p>
          </table:table-cell>
          <table:table-cell table:formula="of:=IF([.C405] = [.C406]; 0; IF([.C406] &gt; 5; 5000; 12000))" office:value-type="float" office:value="0" calcext:value-type="float">
            <text:p>0</text:p>
          </table:table-cell>
          <table:table-cell table:formula="of:= [.F406] + [.G406]" office:value-type="float" office:value="10330" calcext:value-type="float">
            <text:p>10330</text:p>
          </table:table-cell>
          <table:table-cell table:formula="of:=IF( [.H406] - [.E406] &lt; 0;  [.H406]; [.H406] - [.E406])" office:value-type="float" office:value="4260" calcext:value-type="float">
            <text:p>4260</text:p>
          </table:table-cell>
          <table:table-cell table:formula="of:=IF([.H406] = [.I406]; 1; 0)" office:value-type="float" office:value="0" calcext:value-type="float">
            <text:p>0</text:p>
          </table:table-cell>
          <table:table-cell table:formula="of:=IF([.H406] = [.I406]; [.E40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 office:value-type="date" office:date-value="2021-07-20" calcext:value-type="date">
            <text:p>20.07.2021</text:p>
          </table:table-cell>
          <table:table-cell table:formula="of:=WEEKDAY([.B407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1500" calcext:value-type="float">
            <text:p>1500</text:p>
          </table:table-cell>
          <table:table-cell table:formula="of:=[.I406]" office:value-type="float" office:value="4260" calcext:value-type="float">
            <text:p>4260</text:p>
          </table:table-cell>
          <table:table-cell table:formula="of:=IF([.C406] = [.C407]; 0; IF([.C407] &gt; 5; 5000; 12000))" office:value-type="float" office:value="12000" calcext:value-type="float">
            <text:p>12000</text:p>
          </table:table-cell>
          <table:table-cell table:formula="of:= [.F407] + [.G407]" office:value-type="float" office:value="16260" calcext:value-type="float">
            <text:p>16260</text:p>
          </table:table-cell>
          <table:table-cell table:formula="of:=IF( [.H407] - [.E407] &lt; 0;  [.H407]; [.H407] - [.E407])" office:value-type="float" office:value="14760" calcext:value-type="float">
            <text:p>14760</text:p>
          </table:table-cell>
          <table:table-cell table:formula="of:=IF([.H407] = [.I407]; 1; 0)" office:value-type="float" office:value="0" calcext:value-type="float">
            <text:p>0</text:p>
          </table:table-cell>
          <table:table-cell table:formula="of:=IF([.H407] = [.I407]; [.E40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 office:value-type="date" office:date-value="2021-07-20" calcext:value-type="date">
            <text:p>20.07.2021</text:p>
          </table:table-cell>
          <table:table-cell table:formula="of:=WEEKDAY([.B408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formula="of:=[.I407]" office:value-type="float" office:value="14760" calcext:value-type="float">
            <text:p>14760</text:p>
          </table:table-cell>
          <table:table-cell table:formula="of:=IF([.C407] = [.C408]; 0; IF([.C408] &gt; 5; 5000; 12000))" office:value-type="float" office:value="0" calcext:value-type="float">
            <text:p>0</text:p>
          </table:table-cell>
          <table:table-cell table:formula="of:= [.F408] + [.G408]" office:value-type="float" office:value="14760" calcext:value-type="float">
            <text:p>14760</text:p>
          </table:table-cell>
          <table:table-cell table:formula="of:=IF( [.H408] - [.E408] &lt; 0;  [.H408]; [.H408] - [.E408])" office:value-type="float" office:value="7940" calcext:value-type="float">
            <text:p>7940</text:p>
          </table:table-cell>
          <table:table-cell table:formula="of:=IF([.H408] = [.I408]; 1; 0)" office:value-type="float" office:value="0" calcext:value-type="float">
            <text:p>0</text:p>
          </table:table-cell>
          <table:table-cell table:formula="of:=IF([.H408] = [.I408]; [.E40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 office:value-type="date" office:date-value="2021-07-21" calcext:value-type="date">
            <text:p>21.07.2021</text:p>
          </table:table-cell>
          <table:table-cell table:formula="of:=WEEKDAY([.B409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2150" calcext:value-type="float">
            <text:p>2150</text:p>
          </table:table-cell>
          <table:table-cell table:formula="of:=[.I408]" office:value-type="float" office:value="7940" calcext:value-type="float">
            <text:p>7940</text:p>
          </table:table-cell>
          <table:table-cell table:formula="of:=IF([.C408] = [.C409]; 0; IF([.C409] &gt; 5; 5000; 12000))" office:value-type="float" office:value="12000" calcext:value-type="float">
            <text:p>12000</text:p>
          </table:table-cell>
          <table:table-cell table:formula="of:= [.F409] + [.G409]" office:value-type="float" office:value="19940" calcext:value-type="float">
            <text:p>19940</text:p>
          </table:table-cell>
          <table:table-cell table:formula="of:=IF( [.H409] - [.E409] &lt; 0;  [.H409]; [.H409] - [.E409])" office:value-type="float" office:value="17790" calcext:value-type="float">
            <text:p>17790</text:p>
          </table:table-cell>
          <table:table-cell table:formula="of:=IF([.H409] = [.I409]; 1; 0)" office:value-type="float" office:value="0" calcext:value-type="float">
            <text:p>0</text:p>
          </table:table-cell>
          <table:table-cell table:formula="of:=IF([.H409] = [.I409]; [.E40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 office:value-type="date" office:date-value="2021-07-22" calcext:value-type="date">
            <text:p>22.07.2021</text:p>
          </table:table-cell>
          <table:table-cell table:formula="of:=WEEKDAY([.B410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[.I409]" office:value-type="float" office:value="17790" calcext:value-type="float">
            <text:p>17790</text:p>
          </table:table-cell>
          <table:table-cell table:formula="of:=IF([.C409] = [.C410]; 0; IF([.C410] &gt; 5; 5000; 12000))" office:value-type="float" office:value="12000" calcext:value-type="float">
            <text:p>12000</text:p>
          </table:table-cell>
          <table:table-cell table:formula="of:= [.F410] + [.G410]" office:value-type="float" office:value="29790" calcext:value-type="float">
            <text:p>29790</text:p>
          </table:table-cell>
          <table:table-cell table:formula="of:=IF( [.H410] - [.E410] &lt; 0;  [.H410]; [.H410] - [.E410])" office:value-type="float" office:value="23190" calcext:value-type="float">
            <text:p>23190</text:p>
          </table:table-cell>
          <table:table-cell table:formula="of:=IF([.H410] = [.I410]; 1; 0)" office:value-type="float" office:value="0" calcext:value-type="float">
            <text:p>0</text:p>
          </table:table-cell>
          <table:table-cell table:formula="of:=IF([.H410] = [.I410]; [.E41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 office:value-type="date" office:date-value="2021-07-22" calcext:value-type="date">
            <text:p>22.07.2021</text:p>
          </table:table-cell>
          <table:table-cell table:formula="of:=WEEKDAY([.B411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7270" calcext:value-type="float">
            <text:p>7270</text:p>
          </table:table-cell>
          <table:table-cell table:formula="of:=[.I410]" office:value-type="float" office:value="23190" calcext:value-type="float">
            <text:p>23190</text:p>
          </table:table-cell>
          <table:table-cell table:formula="of:=IF([.C410] = [.C411]; 0; IF([.C411] &gt; 5; 5000; 12000))" office:value-type="float" office:value="0" calcext:value-type="float">
            <text:p>0</text:p>
          </table:table-cell>
          <table:table-cell table:formula="of:= [.F411] + [.G411]" office:value-type="float" office:value="23190" calcext:value-type="float">
            <text:p>23190</text:p>
          </table:table-cell>
          <table:table-cell table:formula="of:=IF( [.H411] - [.E411] &lt; 0;  [.H411]; [.H411] - [.E411])" office:value-type="float" office:value="15920" calcext:value-type="float">
            <text:p>15920</text:p>
          </table:table-cell>
          <table:table-cell table:formula="of:=IF([.H411] = [.I411]; 1; 0)" office:value-type="float" office:value="0" calcext:value-type="float">
            <text:p>0</text:p>
          </table:table-cell>
          <table:table-cell table:formula="of:=IF([.H411] = [.I411]; [.E4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 office:value-type="date" office:date-value="2021-07-22" calcext:value-type="date">
            <text:p>22.07.2021</text:p>
          </table:table-cell>
          <table:table-cell table:formula="of:=WEEKDAY([.B412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1560" calcext:value-type="float">
            <text:p>1560</text:p>
          </table:table-cell>
          <table:table-cell table:formula="of:=[.I411]" office:value-type="float" office:value="15920" calcext:value-type="float">
            <text:p>15920</text:p>
          </table:table-cell>
          <table:table-cell table:formula="of:=IF([.C411] = [.C412]; 0; IF([.C412] &gt; 5; 5000; 12000))" office:value-type="float" office:value="0" calcext:value-type="float">
            <text:p>0</text:p>
          </table:table-cell>
          <table:table-cell table:formula="of:= [.F412] + [.G412]" office:value-type="float" office:value="15920" calcext:value-type="float">
            <text:p>15920</text:p>
          </table:table-cell>
          <table:table-cell table:formula="of:=IF( [.H412] - [.E412] &lt; 0;  [.H412]; [.H412] - [.E412])" office:value-type="float" office:value="14360" calcext:value-type="float">
            <text:p>14360</text:p>
          </table:table-cell>
          <table:table-cell table:formula="of:=IF([.H412] = [.I412]; 1; 0)" office:value-type="float" office:value="0" calcext:value-type="float">
            <text:p>0</text:p>
          </table:table-cell>
          <table:table-cell table:formula="of:=IF([.H412] = [.I412]; [.E41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 office:value-type="date" office:date-value="2021-07-22" calcext:value-type="date">
            <text:p>22.07.2021</text:p>
          </table:table-cell>
          <table:table-cell table:formula="of:=WEEKDAY([.B413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7040" calcext:value-type="float">
            <text:p>7040</text:p>
          </table:table-cell>
          <table:table-cell table:formula="of:=[.I412]" office:value-type="float" office:value="14360" calcext:value-type="float">
            <text:p>14360</text:p>
          </table:table-cell>
          <table:table-cell table:formula="of:=IF([.C412] = [.C413]; 0; IF([.C413] &gt; 5; 5000; 12000))" office:value-type="float" office:value="0" calcext:value-type="float">
            <text:p>0</text:p>
          </table:table-cell>
          <table:table-cell table:formula="of:= [.F413] + [.G413]" office:value-type="float" office:value="14360" calcext:value-type="float">
            <text:p>14360</text:p>
          </table:table-cell>
          <table:table-cell table:formula="of:=IF( [.H413] - [.E413] &lt; 0;  [.H413]; [.H413] - [.E413])" office:value-type="float" office:value="7320" calcext:value-type="float">
            <text:p>7320</text:p>
          </table:table-cell>
          <table:table-cell table:formula="of:=IF([.H413] = [.I413]; 1; 0)" office:value-type="float" office:value="0" calcext:value-type="float">
            <text:p>0</text:p>
          </table:table-cell>
          <table:table-cell table:formula="of:=IF([.H413] = [.I413]; [.E41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 office:value-type="date" office:date-value="2021-07-23" calcext:value-type="date">
            <text:p>23.07.2021</text:p>
          </table:table-cell>
          <table:table-cell table:formula="of:=WEEKDAY([.B414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2470" calcext:value-type="float">
            <text:p>2470</text:p>
          </table:table-cell>
          <table:table-cell table:formula="of:=[.I413]" office:value-type="float" office:value="7320" calcext:value-type="float">
            <text:p>7320</text:p>
          </table:table-cell>
          <table:table-cell table:formula="of:=IF([.C413] = [.C414]; 0; IF([.C414] &gt; 5; 5000; 12000))" office:value-type="float" office:value="12000" calcext:value-type="float">
            <text:p>12000</text:p>
          </table:table-cell>
          <table:table-cell table:formula="of:= [.F414] + [.G414]" office:value-type="float" office:value="19320" calcext:value-type="float">
            <text:p>19320</text:p>
          </table:table-cell>
          <table:table-cell table:formula="of:=IF( [.H414] - [.E414] &lt; 0;  [.H414]; [.H414] - [.E414])" office:value-type="float" office:value="16850" calcext:value-type="float">
            <text:p>16850</text:p>
          </table:table-cell>
          <table:table-cell table:formula="of:=IF([.H414] = [.I414]; 1; 0)" office:value-type="float" office:value="0" calcext:value-type="float">
            <text:p>0</text:p>
          </table:table-cell>
          <table:table-cell table:formula="of:=IF([.H414] = [.I414]; [.E41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 office:value-type="date" office:date-value="2021-07-23" calcext:value-type="date">
            <text:p>23.07.2021</text:p>
          </table:table-cell>
          <table:table-cell table:formula="of:=WEEKDAY([.B415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8550" calcext:value-type="float">
            <text:p>8550</text:p>
          </table:table-cell>
          <table:table-cell table:formula="of:=[.I414]" office:value-type="float" office:value="16850" calcext:value-type="float">
            <text:p>16850</text:p>
          </table:table-cell>
          <table:table-cell table:formula="of:=IF([.C414] = [.C415]; 0; IF([.C415] &gt; 5; 5000; 12000))" office:value-type="float" office:value="0" calcext:value-type="float">
            <text:p>0</text:p>
          </table:table-cell>
          <table:table-cell table:formula="of:= [.F415] + [.G415]" office:value-type="float" office:value="16850" calcext:value-type="float">
            <text:p>16850</text:p>
          </table:table-cell>
          <table:table-cell table:formula="of:=IF( [.H415] - [.E415] &lt; 0;  [.H415]; [.H415] - [.E415])" office:value-type="float" office:value="8300" calcext:value-type="float">
            <text:p>8300</text:p>
          </table:table-cell>
          <table:table-cell table:formula="of:=IF([.H415] = [.I415]; 1; 0)" office:value-type="float" office:value="0" calcext:value-type="float">
            <text:p>0</text:p>
          </table:table-cell>
          <table:table-cell table:formula="of:=IF([.H415] = [.I415]; [.E41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 office:value-type="date" office:date-value="2021-07-23" calcext:value-type="date">
            <text:p>23.07.2021</text:p>
          </table:table-cell>
          <table:table-cell table:formula="of:=WEEKDAY([.B416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6160" calcext:value-type="float">
            <text:p>6160</text:p>
          </table:table-cell>
          <table:table-cell table:formula="of:=[.I415]" office:value-type="float" office:value="8300" calcext:value-type="float">
            <text:p>8300</text:p>
          </table:table-cell>
          <table:table-cell table:formula="of:=IF([.C415] = [.C416]; 0; IF([.C416] &gt; 5; 5000; 12000))" office:value-type="float" office:value="0" calcext:value-type="float">
            <text:p>0</text:p>
          </table:table-cell>
          <table:table-cell table:formula="of:= [.F416] + [.G416]" office:value-type="float" office:value="8300" calcext:value-type="float">
            <text:p>8300</text:p>
          </table:table-cell>
          <table:table-cell table:formula="of:=IF( [.H416] - [.E416] &lt; 0;  [.H416]; [.H416] - [.E416])" office:value-type="float" office:value="2140" calcext:value-type="float">
            <text:p>2140</text:p>
          </table:table-cell>
          <table:table-cell table:formula="of:=IF([.H416] = [.I416]; 1; 0)" office:value-type="float" office:value="0" calcext:value-type="float">
            <text:p>0</text:p>
          </table:table-cell>
          <table:table-cell table:formula="of:=IF([.H416] = [.I416]; [.E41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 office:value-type="date" office:date-value="2021-07-24" calcext:value-type="date">
            <text:p>24.07.2021</text:p>
          </table:table-cell>
          <table:table-cell table:formula="of:=WEEKDAY([.B417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9010" calcext:value-type="float">
            <text:p>9010</text:p>
          </table:table-cell>
          <table:table-cell table:formula="of:=[.I416]" office:value-type="float" office:value="2140" calcext:value-type="float">
            <text:p>2140</text:p>
          </table:table-cell>
          <table:table-cell table:formula="of:=IF([.C416] = [.C417]; 0; IF([.C417] &gt; 5; 5000; 12000))" office:value-type="float" office:value="5000" calcext:value-type="float">
            <text:p>5000</text:p>
          </table:table-cell>
          <table:table-cell table:formula="of:= [.F417] + [.G417]" office:value-type="float" office:value="7140" calcext:value-type="float">
            <text:p>7140</text:p>
          </table:table-cell>
          <table:table-cell table:formula="of:=IF( [.H417] - [.E417] &lt; 0;  [.H417]; [.H417] - [.E417])" office:value-type="float" office:value="7140" calcext:value-type="float">
            <text:p>7140</text:p>
          </table:table-cell>
          <table:table-cell table:formula="of:=IF([.H417] = [.I417]; 1; 0)" office:value-type="float" office:value="1" calcext:value-type="float">
            <text:p>1</text:p>
          </table:table-cell>
          <table:table-cell table:formula="of:=IF([.H417] = [.I417]; [.E417]; 0)" office:value-type="float" office:value="9010" calcext:value-type="float">
            <text:p>90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 office:value-type="date" office:date-value="2021-07-24" calcext:value-type="date">
            <text:p>24.07.2021</text:p>
          </table:table-cell>
          <table:table-cell table:formula="of:=WEEKDAY([.B418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1400" calcext:value-type="float">
            <text:p>1400</text:p>
          </table:table-cell>
          <table:table-cell table:formula="of:=[.I417]" office:value-type="float" office:value="7140" calcext:value-type="float">
            <text:p>7140</text:p>
          </table:table-cell>
          <table:table-cell table:formula="of:=IF([.C417] = [.C418]; 0; IF([.C418] &gt; 5; 5000; 12000))" office:value-type="float" office:value="0" calcext:value-type="float">
            <text:p>0</text:p>
          </table:table-cell>
          <table:table-cell table:formula="of:= [.F418] + [.G418]" office:value-type="float" office:value="7140" calcext:value-type="float">
            <text:p>7140</text:p>
          </table:table-cell>
          <table:table-cell table:formula="of:=IF( [.H418] - [.E418] &lt; 0;  [.H418]; [.H418] - [.E418])" office:value-type="float" office:value="5740" calcext:value-type="float">
            <text:p>5740</text:p>
          </table:table-cell>
          <table:table-cell table:formula="of:=IF([.H418] = [.I418]; 1; 0)" office:value-type="float" office:value="0" calcext:value-type="float">
            <text:p>0</text:p>
          </table:table-cell>
          <table:table-cell table:formula="of:=IF([.H418] = [.I418]; [.E41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 office:value-type="date" office:date-value="2021-07-24" calcext:value-type="date">
            <text:p>24.07.2021</text:p>
          </table:table-cell>
          <table:table-cell table:formula="of:=WEEKDAY([.B419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7730" calcext:value-type="float">
            <text:p>7730</text:p>
          </table:table-cell>
          <table:table-cell table:formula="of:=[.I418]" office:value-type="float" office:value="5740" calcext:value-type="float">
            <text:p>5740</text:p>
          </table:table-cell>
          <table:table-cell table:formula="of:=IF([.C418] = [.C419]; 0; IF([.C419] &gt; 5; 5000; 12000))" office:value-type="float" office:value="0" calcext:value-type="float">
            <text:p>0</text:p>
          </table:table-cell>
          <table:table-cell table:formula="of:= [.F419] + [.G419]" office:value-type="float" office:value="5740" calcext:value-type="float">
            <text:p>5740</text:p>
          </table:table-cell>
          <table:table-cell table:formula="of:=IF( [.H419] - [.E419] &lt; 0;  [.H419]; [.H419] - [.E419])" office:value-type="float" office:value="5740" calcext:value-type="float">
            <text:p>5740</text:p>
          </table:table-cell>
          <table:table-cell table:formula="of:=IF([.H419] = [.I419]; 1; 0)" office:value-type="float" office:value="1" calcext:value-type="float">
            <text:p>1</text:p>
          </table:table-cell>
          <table:table-cell table:formula="of:=IF([.H419] = [.I419]; [.E419]; 0)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 office:value-type="date" office:date-value="2021-07-24" calcext:value-type="date">
            <text:p>24.07.2021</text:p>
          </table:table-cell>
          <table:table-cell table:formula="of:=WEEKDAY([.B420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8020" calcext:value-type="float">
            <text:p>8020</text:p>
          </table:table-cell>
          <table:table-cell table:formula="of:=[.I419]" office:value-type="float" office:value="5740" calcext:value-type="float">
            <text:p>5740</text:p>
          </table:table-cell>
          <table:table-cell table:formula="of:=IF([.C419] = [.C420]; 0; IF([.C420] &gt; 5; 5000; 12000))" office:value-type="float" office:value="0" calcext:value-type="float">
            <text:p>0</text:p>
          </table:table-cell>
          <table:table-cell table:formula="of:= [.F420] + [.G420]" office:value-type="float" office:value="5740" calcext:value-type="float">
            <text:p>5740</text:p>
          </table:table-cell>
          <table:table-cell table:formula="of:=IF( [.H420] - [.E420] &lt; 0;  [.H420]; [.H420] - [.E420])" office:value-type="float" office:value="5740" calcext:value-type="float">
            <text:p>5740</text:p>
          </table:table-cell>
          <table:table-cell table:formula="of:=IF([.H420] = [.I420]; 1; 0)" office:value-type="float" office:value="1" calcext:value-type="float">
            <text:p>1</text:p>
          </table:table-cell>
          <table:table-cell table:formula="of:=IF([.H420] = [.I420]; [.E420]; 0)" office:value-type="float" office:value="8020" calcext:value-type="float">
            <text:p>80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date" office:date-value="2021-07-25" calcext:value-type="date">
            <text:p>25.07.2021</text:p>
          </table:table-cell>
          <table:table-cell table:formula="of:=WEEKDAY([.B421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2730" calcext:value-type="float">
            <text:p>2730</text:p>
          </table:table-cell>
          <table:table-cell table:formula="of:=[.I420]" office:value-type="float" office:value="5740" calcext:value-type="float">
            <text:p>5740</text:p>
          </table:table-cell>
          <table:table-cell table:formula="of:=IF([.C420] = [.C421]; 0; IF([.C421] &gt; 5; 5000; 12000))" office:value-type="float" office:value="5000" calcext:value-type="float">
            <text:p>5000</text:p>
          </table:table-cell>
          <table:table-cell table:formula="of:= [.F421] + [.G421]" office:value-type="float" office:value="10740" calcext:value-type="float">
            <text:p>10740</text:p>
          </table:table-cell>
          <table:table-cell table:formula="of:=IF( [.H421] - [.E421] &lt; 0;  [.H421]; [.H421] - [.E421])" office:value-type="float" office:value="8010" calcext:value-type="float">
            <text:p>8010</text:p>
          </table:table-cell>
          <table:table-cell table:formula="of:=IF([.H421] = [.I421]; 1; 0)" office:value-type="float" office:value="0" calcext:value-type="float">
            <text:p>0</text:p>
          </table:table-cell>
          <table:table-cell table:formula="of:=IF([.H421] = [.I421]; [.E42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 office:value-type="date" office:date-value="2021-07-26" calcext:value-type="date">
            <text:p>26.07.2021</text:p>
          </table:table-cell>
          <table:table-cell table:formula="of:=WEEKDAY([.B422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8340" calcext:value-type="float">
            <text:p>8340</text:p>
          </table:table-cell>
          <table:table-cell table:formula="of:=[.I421]" office:value-type="float" office:value="8010" calcext:value-type="float">
            <text:p>8010</text:p>
          </table:table-cell>
          <table:table-cell table:formula="of:=IF([.C421] = [.C422]; 0; IF([.C422] &gt; 5; 5000; 12000))" office:value-type="float" office:value="12000" calcext:value-type="float">
            <text:p>12000</text:p>
          </table:table-cell>
          <table:table-cell table:formula="of:= [.F422] + [.G422]" office:value-type="float" office:value="20010" calcext:value-type="float">
            <text:p>20010</text:p>
          </table:table-cell>
          <table:table-cell table:formula="of:=IF( [.H422] - [.E422] &lt; 0;  [.H422]; [.H422] - [.E422])" office:value-type="float" office:value="11670" calcext:value-type="float">
            <text:p>11670</text:p>
          </table:table-cell>
          <table:table-cell table:formula="of:=IF([.H422] = [.I422]; 1; 0)" office:value-type="float" office:value="0" calcext:value-type="float">
            <text:p>0</text:p>
          </table:table-cell>
          <table:table-cell table:formula="of:=IF([.H422] = [.I422]; [.E42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 office:value-type="date" office:date-value="2021-07-27" calcext:value-type="date">
            <text:p>27.07.2021</text:p>
          </table:table-cell>
          <table:table-cell table:formula="of:=WEEKDAY([.B423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850" calcext:value-type="float">
            <text:p>850</text:p>
          </table:table-cell>
          <table:table-cell table:formula="of:=[.I422]" office:value-type="float" office:value="11670" calcext:value-type="float">
            <text:p>11670</text:p>
          </table:table-cell>
          <table:table-cell table:formula="of:=IF([.C422] = [.C423]; 0; IF([.C423] &gt; 5; 5000; 12000))" office:value-type="float" office:value="12000" calcext:value-type="float">
            <text:p>12000</text:p>
          </table:table-cell>
          <table:table-cell table:formula="of:= [.F423] + [.G423]" office:value-type="float" office:value="23670" calcext:value-type="float">
            <text:p>23670</text:p>
          </table:table-cell>
          <table:table-cell table:formula="of:=IF( [.H423] - [.E423] &lt; 0;  [.H423]; [.H423] - [.E423])" office:value-type="float" office:value="22820" calcext:value-type="float">
            <text:p>22820</text:p>
          </table:table-cell>
          <table:table-cell table:formula="of:=IF([.H423] = [.I423]; 1; 0)" office:value-type="float" office:value="0" calcext:value-type="float">
            <text:p>0</text:p>
          </table:table-cell>
          <table:table-cell table:formula="of:=IF([.H423] = [.I423]; [.E42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" office:value-type="date" office:date-value="2021-07-27" calcext:value-type="date">
            <text:p>27.07.2021</text:p>
          </table:table-cell>
          <table:table-cell table:formula="of:=WEEKDAY([.B424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8740" calcext:value-type="float">
            <text:p>8740</text:p>
          </table:table-cell>
          <table:table-cell table:formula="of:=[.I423]" office:value-type="float" office:value="22820" calcext:value-type="float">
            <text:p>22820</text:p>
          </table:table-cell>
          <table:table-cell table:formula="of:=IF([.C423] = [.C424]; 0; IF([.C424] &gt; 5; 5000; 12000))" office:value-type="float" office:value="0" calcext:value-type="float">
            <text:p>0</text:p>
          </table:table-cell>
          <table:table-cell table:formula="of:= [.F424] + [.G424]" office:value-type="float" office:value="22820" calcext:value-type="float">
            <text:p>22820</text:p>
          </table:table-cell>
          <table:table-cell table:formula="of:=IF( [.H424] - [.E424] &lt; 0;  [.H424]; [.H424] - [.E424])" office:value-type="float" office:value="14080" calcext:value-type="float">
            <text:p>14080</text:p>
          </table:table-cell>
          <table:table-cell table:formula="of:=IF([.H424] = [.I424]; 1; 0)" office:value-type="float" office:value="0" calcext:value-type="float">
            <text:p>0</text:p>
          </table:table-cell>
          <table:table-cell table:formula="of:=IF([.H424] = [.I424]; [.E42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 office:value-type="date" office:date-value="2021-07-28" calcext:value-type="date">
            <text:p>28.07.2021</text:p>
          </table:table-cell>
          <table:table-cell table:formula="of:=WEEKDAY([.B425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6720" calcext:value-type="float">
            <text:p>6720</text:p>
          </table:table-cell>
          <table:table-cell table:formula="of:=[.I424]" office:value-type="float" office:value="14080" calcext:value-type="float">
            <text:p>14080</text:p>
          </table:table-cell>
          <table:table-cell table:formula="of:=IF([.C424] = [.C425]; 0; IF([.C425] &gt; 5; 5000; 12000))" office:value-type="float" office:value="12000" calcext:value-type="float">
            <text:p>12000</text:p>
          </table:table-cell>
          <table:table-cell table:formula="of:= [.F425] + [.G425]" office:value-type="float" office:value="26080" calcext:value-type="float">
            <text:p>26080</text:p>
          </table:table-cell>
          <table:table-cell table:formula="of:=IF( [.H425] - [.E425] &lt; 0;  [.H425]; [.H425] - [.E425])" office:value-type="float" office:value="19360" calcext:value-type="float">
            <text:p>19360</text:p>
          </table:table-cell>
          <table:table-cell table:formula="of:=IF([.H425] = [.I425]; 1; 0)" office:value-type="float" office:value="0" calcext:value-type="float">
            <text:p>0</text:p>
          </table:table-cell>
          <table:table-cell table:formula="of:=IF([.H425] = [.I425]; [.E42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 office:value-type="date" office:date-value="2021-07-28" calcext:value-type="date">
            <text:p>28.07.2021</text:p>
          </table:table-cell>
          <table:table-cell table:formula="of:=WEEKDAY([.B426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780" calcext:value-type="float">
            <text:p>780</text:p>
          </table:table-cell>
          <table:table-cell table:formula="of:=[.I425]" office:value-type="float" office:value="19360" calcext:value-type="float">
            <text:p>19360</text:p>
          </table:table-cell>
          <table:table-cell table:formula="of:=IF([.C425] = [.C426]; 0; IF([.C426] &gt; 5; 5000; 12000))" office:value-type="float" office:value="0" calcext:value-type="float">
            <text:p>0</text:p>
          </table:table-cell>
          <table:table-cell table:formula="of:= [.F426] + [.G426]" office:value-type="float" office:value="19360" calcext:value-type="float">
            <text:p>19360</text:p>
          </table:table-cell>
          <table:table-cell table:formula="of:=IF( [.H426] - [.E426] &lt; 0;  [.H426]; [.H426] - [.E426])" office:value-type="float" office:value="18580" calcext:value-type="float">
            <text:p>18580</text:p>
          </table:table-cell>
          <table:table-cell table:formula="of:=IF([.H426] = [.I426]; 1; 0)" office:value-type="float" office:value="0" calcext:value-type="float">
            <text:p>0</text:p>
          </table:table-cell>
          <table:table-cell table:formula="of:=IF([.H426] = [.I426]; [.E42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 office:value-type="date" office:date-value="2021-07-28" calcext:value-type="date">
            <text:p>28.07.2021</text:p>
          </table:table-cell>
          <table:table-cell table:formula="of:=WEEKDAY([.B427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1020" calcext:value-type="float">
            <text:p>1020</text:p>
          </table:table-cell>
          <table:table-cell table:formula="of:=[.I426]" office:value-type="float" office:value="18580" calcext:value-type="float">
            <text:p>18580</text:p>
          </table:table-cell>
          <table:table-cell table:formula="of:=IF([.C426] = [.C427]; 0; IF([.C427] &gt; 5; 5000; 12000))" office:value-type="float" office:value="0" calcext:value-type="float">
            <text:p>0</text:p>
          </table:table-cell>
          <table:table-cell table:formula="of:= [.F427] + [.G427]" office:value-type="float" office:value="18580" calcext:value-type="float">
            <text:p>18580</text:p>
          </table:table-cell>
          <table:table-cell table:formula="of:=IF( [.H427] - [.E427] &lt; 0;  [.H427]; [.H427] - [.E427])" office:value-type="float" office:value="17560" calcext:value-type="float">
            <text:p>17560</text:p>
          </table:table-cell>
          <table:table-cell table:formula="of:=IF([.H427] = [.I427]; 1; 0)" office:value-type="float" office:value="0" calcext:value-type="float">
            <text:p>0</text:p>
          </table:table-cell>
          <table:table-cell table:formula="of:=IF([.H427] = [.I427]; [.E42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 office:value-type="date" office:date-value="2021-07-29" calcext:value-type="date">
            <text:p>29.07.2021</text:p>
          </table:table-cell>
          <table:table-cell table:formula="of:=WEEKDAY([.B428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4870" calcext:value-type="float">
            <text:p>4870</text:p>
          </table:table-cell>
          <table:table-cell table:formula="of:=[.I427]" office:value-type="float" office:value="17560" calcext:value-type="float">
            <text:p>17560</text:p>
          </table:table-cell>
          <table:table-cell table:formula="of:=IF([.C427] = [.C428]; 0; IF([.C428] &gt; 5; 5000; 12000))" office:value-type="float" office:value="12000" calcext:value-type="float">
            <text:p>12000</text:p>
          </table:table-cell>
          <table:table-cell table:formula="of:= [.F428] + [.G428]" office:value-type="float" office:value="29560" calcext:value-type="float">
            <text:p>29560</text:p>
          </table:table-cell>
          <table:table-cell table:formula="of:=IF( [.H428] - [.E428] &lt; 0;  [.H428]; [.H428] - [.E428])" office:value-type="float" office:value="24690" calcext:value-type="float">
            <text:p>24690</text:p>
          </table:table-cell>
          <table:table-cell table:formula="of:=IF([.H428] = [.I428]; 1; 0)" office:value-type="float" office:value="0" calcext:value-type="float">
            <text:p>0</text:p>
          </table:table-cell>
          <table:table-cell table:formula="of:=IF([.H428] = [.I428]; [.E42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 office:value-type="date" office:date-value="2021-07-29" calcext:value-type="date">
            <text:p>29.07.2021</text:p>
          </table:table-cell>
          <table:table-cell table:formula="of:=WEEKDAY([.B429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formula="of:=[.I428]" office:value-type="float" office:value="24690" calcext:value-type="float">
            <text:p>24690</text:p>
          </table:table-cell>
          <table:table-cell table:formula="of:=IF([.C428] = [.C429]; 0; IF([.C429] &gt; 5; 5000; 12000))" office:value-type="float" office:value="0" calcext:value-type="float">
            <text:p>0</text:p>
          </table:table-cell>
          <table:table-cell table:formula="of:= [.F429] + [.G429]" office:value-type="float" office:value="24690" calcext:value-type="float">
            <text:p>24690</text:p>
          </table:table-cell>
          <table:table-cell table:formula="of:=IF( [.H429] - [.E429] &lt; 0;  [.H429]; [.H429] - [.E429])" office:value-type="float" office:value="17440" calcext:value-type="float">
            <text:p>17440</text:p>
          </table:table-cell>
          <table:table-cell table:formula="of:=IF([.H429] = [.I429]; 1; 0)" office:value-type="float" office:value="0" calcext:value-type="float">
            <text:p>0</text:p>
          </table:table-cell>
          <table:table-cell table:formula="of:=IF([.H429] = [.I429]; [.E42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 office:value-type="date" office:date-value="2021-07-29" calcext:value-type="date">
            <text:p>29.07.2021</text:p>
          </table:table-cell>
          <table:table-cell table:formula="of:=WEEKDAY([.B430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330" calcext:value-type="float">
            <text:p>330</text:p>
          </table:table-cell>
          <table:table-cell table:formula="of:=[.I429]" office:value-type="float" office:value="17440" calcext:value-type="float">
            <text:p>17440</text:p>
          </table:table-cell>
          <table:table-cell table:formula="of:=IF([.C429] = [.C430]; 0; IF([.C430] &gt; 5; 5000; 12000))" office:value-type="float" office:value="0" calcext:value-type="float">
            <text:p>0</text:p>
          </table:table-cell>
          <table:table-cell table:formula="of:= [.F430] + [.G430]" office:value-type="float" office:value="17440" calcext:value-type="float">
            <text:p>17440</text:p>
          </table:table-cell>
          <table:table-cell table:formula="of:=IF( [.H430] - [.E430] &lt; 0;  [.H430]; [.H430] - [.E430])" office:value-type="float" office:value="17110" calcext:value-type="float">
            <text:p>17110</text:p>
          </table:table-cell>
          <table:table-cell table:formula="of:=IF([.H430] = [.I430]; 1; 0)" office:value-type="float" office:value="0" calcext:value-type="float">
            <text:p>0</text:p>
          </table:table-cell>
          <table:table-cell table:formula="of:=IF([.H430] = [.I430]; [.E43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 office:value-type="date" office:date-value="2021-07-30" calcext:value-type="date">
            <text:p>30.07.2021</text:p>
          </table:table-cell>
          <table:table-cell table:formula="of:=WEEKDAY([.B431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3290" calcext:value-type="float">
            <text:p>3290</text:p>
          </table:table-cell>
          <table:table-cell table:formula="of:=[.I430]" office:value-type="float" office:value="17110" calcext:value-type="float">
            <text:p>17110</text:p>
          </table:table-cell>
          <table:table-cell table:formula="of:=IF([.C430] = [.C431]; 0; IF([.C431] &gt; 5; 5000; 12000))" office:value-type="float" office:value="12000" calcext:value-type="float">
            <text:p>12000</text:p>
          </table:table-cell>
          <table:table-cell table:formula="of:= [.F431] + [.G431]" office:value-type="float" office:value="29110" calcext:value-type="float">
            <text:p>29110</text:p>
          </table:table-cell>
          <table:table-cell table:formula="of:=IF( [.H431] - [.E431] &lt; 0;  [.H431]; [.H431] - [.E431])" office:value-type="float" office:value="25820" calcext:value-type="float">
            <text:p>25820</text:p>
          </table:table-cell>
          <table:table-cell table:formula="of:=IF([.H431] = [.I431]; 1; 0)" office:value-type="float" office:value="0" calcext:value-type="float">
            <text:p>0</text:p>
          </table:table-cell>
          <table:table-cell table:formula="of:=IF([.H431] = [.I431]; [.E43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 office:value-type="date" office:date-value="2021-07-30" calcext:value-type="date">
            <text:p>30.07.2021</text:p>
          </table:table-cell>
          <table:table-cell table:formula="of:=WEEKDAY([.B432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3820" calcext:value-type="float">
            <text:p>3820</text:p>
          </table:table-cell>
          <table:table-cell table:formula="of:=[.I431]" office:value-type="float" office:value="25820" calcext:value-type="float">
            <text:p>25820</text:p>
          </table:table-cell>
          <table:table-cell table:formula="of:=IF([.C431] = [.C432]; 0; IF([.C432] &gt; 5; 5000; 12000))" office:value-type="float" office:value="0" calcext:value-type="float">
            <text:p>0</text:p>
          </table:table-cell>
          <table:table-cell table:formula="of:= [.F432] + [.G432]" office:value-type="float" office:value="25820" calcext:value-type="float">
            <text:p>25820</text:p>
          </table:table-cell>
          <table:table-cell table:formula="of:=IF( [.H432] - [.E432] &lt; 0;  [.H432]; [.H432] - [.E432])" office:value-type="float" office:value="22000" calcext:value-type="float">
            <text:p>22000</text:p>
          </table:table-cell>
          <table:table-cell table:formula="of:=IF([.H432] = [.I432]; 1; 0)" office:value-type="float" office:value="0" calcext:value-type="float">
            <text:p>0</text:p>
          </table:table-cell>
          <table:table-cell table:formula="of:=IF([.H432] = [.I432]; [.E43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 office:value-type="date" office:date-value="2021-07-30" calcext:value-type="date">
            <text:p>30.07.2021</text:p>
          </table:table-cell>
          <table:table-cell table:formula="of:=WEEKDAY([.B433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5660" calcext:value-type="float">
            <text:p>5660</text:p>
          </table:table-cell>
          <table:table-cell table:formula="of:=[.I432]" office:value-type="float" office:value="22000" calcext:value-type="float">
            <text:p>22000</text:p>
          </table:table-cell>
          <table:table-cell table:formula="of:=IF([.C432] = [.C433]; 0; IF([.C433] &gt; 5; 5000; 12000))" office:value-type="float" office:value="0" calcext:value-type="float">
            <text:p>0</text:p>
          </table:table-cell>
          <table:table-cell table:formula="of:= [.F433] + [.G433]" office:value-type="float" office:value="22000" calcext:value-type="float">
            <text:p>22000</text:p>
          </table:table-cell>
          <table:table-cell table:formula="of:=IF( [.H433] - [.E433] &lt; 0;  [.H433]; [.H433] - [.E433])" office:value-type="float" office:value="16340" calcext:value-type="float">
            <text:p>16340</text:p>
          </table:table-cell>
          <table:table-cell table:formula="of:=IF([.H433] = [.I433]; 1; 0)" office:value-type="float" office:value="0" calcext:value-type="float">
            <text:p>0</text:p>
          </table:table-cell>
          <table:table-cell table:formula="of:=IF([.H433] = [.I433]; [.E43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" office:value-type="date" office:date-value="2021-07-31" calcext:value-type="date">
            <text:p>31.07.2021</text:p>
          </table:table-cell>
          <table:table-cell table:formula="of:=WEEKDAY([.B434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[.I433]" office:value-type="float" office:value="16340" calcext:value-type="float">
            <text:p>16340</text:p>
          </table:table-cell>
          <table:table-cell table:formula="of:=IF([.C433] = [.C434]; 0; IF([.C434] &gt; 5; 5000; 12000))" office:value-type="float" office:value="5000" calcext:value-type="float">
            <text:p>5000</text:p>
          </table:table-cell>
          <table:table-cell table:formula="of:= [.F434] + [.G434]" office:value-type="float" office:value="21340" calcext:value-type="float">
            <text:p>21340</text:p>
          </table:table-cell>
          <table:table-cell table:formula="of:=IF( [.H434] - [.E434] &lt; 0;  [.H434]; [.H434] - [.E434])" office:value-type="float" office:value="17140" calcext:value-type="float">
            <text:p>17140</text:p>
          </table:table-cell>
          <table:table-cell table:formula="of:=IF([.H434] = [.I434]; 1; 0)" office:value-type="float" office:value="0" calcext:value-type="float">
            <text:p>0</text:p>
          </table:table-cell>
          <table:table-cell table:formula="of:=IF([.H434] = [.I434]; [.E43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" office:value-type="date" office:date-value="2021-07-31" calcext:value-type="date">
            <text:p>31.07.2021</text:p>
          </table:table-cell>
          <table:table-cell table:formula="of:=WEEKDAY([.B435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5870" calcext:value-type="float">
            <text:p>5870</text:p>
          </table:table-cell>
          <table:table-cell table:formula="of:=[.I434]" office:value-type="float" office:value="17140" calcext:value-type="float">
            <text:p>17140</text:p>
          </table:table-cell>
          <table:table-cell table:formula="of:=IF([.C434] = [.C435]; 0; IF([.C435] &gt; 5; 5000; 12000))" office:value-type="float" office:value="0" calcext:value-type="float">
            <text:p>0</text:p>
          </table:table-cell>
          <table:table-cell table:formula="of:= [.F435] + [.G435]" office:value-type="float" office:value="17140" calcext:value-type="float">
            <text:p>17140</text:p>
          </table:table-cell>
          <table:table-cell table:formula="of:=IF( [.H435] - [.E435] &lt; 0;  [.H435]; [.H435] - [.E435])" office:value-type="float" office:value="11270" calcext:value-type="float">
            <text:p>11270</text:p>
          </table:table-cell>
          <table:table-cell table:formula="of:=IF([.H435] = [.I435]; 1; 0)" office:value-type="float" office:value="0" calcext:value-type="float">
            <text:p>0</text:p>
          </table:table-cell>
          <table:table-cell table:formula="of:=IF([.H435] = [.I435]; [.E43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 office:value-type="date" office:date-value="2021-07-31" calcext:value-type="date">
            <text:p>31.07.2021</text:p>
          </table:table-cell>
          <table:table-cell table:formula="of:=WEEKDAY([.B436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1670" calcext:value-type="float">
            <text:p>1670</text:p>
          </table:table-cell>
          <table:table-cell table:formula="of:=[.I435]" office:value-type="float" office:value="11270" calcext:value-type="float">
            <text:p>11270</text:p>
          </table:table-cell>
          <table:table-cell table:formula="of:=IF([.C435] = [.C436]; 0; IF([.C436] &gt; 5; 5000; 12000))" office:value-type="float" office:value="0" calcext:value-type="float">
            <text:p>0</text:p>
          </table:table-cell>
          <table:table-cell table:formula="of:= [.F436] + [.G436]" office:value-type="float" office:value="11270" calcext:value-type="float">
            <text:p>11270</text:p>
          </table:table-cell>
          <table:table-cell table:formula="of:=IF( [.H436] - [.E436] &lt; 0;  [.H436]; [.H436] - [.E436])" office:value-type="float" office:value="9600" calcext:value-type="float">
            <text:p>9600</text:p>
          </table:table-cell>
          <table:table-cell table:formula="of:=IF([.H436] = [.I436]; 1; 0)" office:value-type="float" office:value="0" calcext:value-type="float">
            <text:p>0</text:p>
          </table:table-cell>
          <table:table-cell table:formula="of:=IF([.H436] = [.I436]; [.E43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 office:value-type="date" office:date-value="2021-07-31" calcext:value-type="date">
            <text:p>31.07.2021</text:p>
          </table:table-cell>
          <table:table-cell table:formula="of:=WEEKDAY([.B437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formula="of:=[.I436]" office:value-type="float" office:value="9600" calcext:value-type="float">
            <text:p>9600</text:p>
          </table:table-cell>
          <table:table-cell table:formula="of:=IF([.C436] = [.C437]; 0; IF([.C437] &gt; 5; 5000; 12000))" office:value-type="float" office:value="0" calcext:value-type="float">
            <text:p>0</text:p>
          </table:table-cell>
          <table:table-cell table:formula="of:= [.F437] + [.G437]" office:value-type="float" office:value="9600" calcext:value-type="float">
            <text:p>9600</text:p>
          </table:table-cell>
          <table:table-cell table:formula="of:=IF( [.H437] - [.E437] &lt; 0;  [.H437]; [.H437] - [.E437])" office:value-type="float" office:value="5640" calcext:value-type="float">
            <text:p>5640</text:p>
          </table:table-cell>
          <table:table-cell table:formula="of:=IF([.H437] = [.I437]; 1; 0)" office:value-type="float" office:value="0" calcext:value-type="float">
            <text:p>0</text:p>
          </table:table-cell>
          <table:table-cell table:formula="of:=IF([.H437] = [.I437]; [.E43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 office:value-type="date" office:date-value="2021-08-01" calcext:value-type="date">
            <text:p>1.08.2021</text:p>
          </table:table-cell>
          <table:table-cell table:formula="of:=WEEKDAY([.B438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[.I437]" office:value-type="float" office:value="5640" calcext:value-type="float">
            <text:p>5640</text:p>
          </table:table-cell>
          <table:table-cell table:formula="of:=IF([.C437] = [.C438]; 0; IF([.C438] &gt; 5; 5000; 12000))" office:value-type="float" office:value="5000" calcext:value-type="float">
            <text:p>5000</text:p>
          </table:table-cell>
          <table:table-cell table:formula="of:= [.F438] + [.G438]" office:value-type="float" office:value="10640" calcext:value-type="float">
            <text:p>10640</text:p>
          </table:table-cell>
          <table:table-cell table:formula="of:=IF( [.H438] - [.E438] &lt; 0;  [.H438]; [.H438] - [.E438])" office:value-type="float" office:value="6440" calcext:value-type="float">
            <text:p>6440</text:p>
          </table:table-cell>
          <table:table-cell table:formula="of:=IF([.H438] = [.I438]; 1; 0)" office:value-type="float" office:value="0" calcext:value-type="float">
            <text:p>0</text:p>
          </table:table-cell>
          <table:table-cell table:formula="of:=IF([.H438] = [.I438]; [.E43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 office:value-type="date" office:date-value="2021-08-02" calcext:value-type="date">
            <text:p>2.08.2021</text:p>
          </table:table-cell>
          <table:table-cell table:formula="of:=WEEKDAY([.B439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formula="of:=[.I438]" office:value-type="float" office:value="6440" calcext:value-type="float">
            <text:p>6440</text:p>
          </table:table-cell>
          <table:table-cell table:formula="of:=IF([.C438] = [.C439]; 0; IF([.C439] &gt; 5; 5000; 12000))" office:value-type="float" office:value="12000" calcext:value-type="float">
            <text:p>12000</text:p>
          </table:table-cell>
          <table:table-cell table:formula="of:= [.F439] + [.G439]" office:value-type="float" office:value="18440" calcext:value-type="float">
            <text:p>18440</text:p>
          </table:table-cell>
          <table:table-cell table:formula="of:=IF( [.H439] - [.E439] &lt; 0;  [.H439]; [.H439] - [.E439])" office:value-type="float" office:value="10460" calcext:value-type="float">
            <text:p>10460</text:p>
          </table:table-cell>
          <table:table-cell table:formula="of:=IF([.H439] = [.I439]; 1; 0)" office:value-type="float" office:value="0" calcext:value-type="float">
            <text:p>0</text:p>
          </table:table-cell>
          <table:table-cell table:formula="of:=IF([.H439] = [.I439]; [.E43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 office:value-type="date" office:date-value="2021-08-02" calcext:value-type="date">
            <text:p>2.08.2021</text:p>
          </table:table-cell>
          <table:table-cell table:formula="of:=WEEKDAY([.B440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[.I439]" office:value-type="float" office:value="10460" calcext:value-type="float">
            <text:p>10460</text:p>
          </table:table-cell>
          <table:table-cell table:formula="of:=IF([.C439] = [.C440]; 0; IF([.C440] &gt; 5; 5000; 12000))" office:value-type="float" office:value="0" calcext:value-type="float">
            <text:p>0</text:p>
          </table:table-cell>
          <table:table-cell table:formula="of:= [.F440] + [.G440]" office:value-type="float" office:value="10460" calcext:value-type="float">
            <text:p>10460</text:p>
          </table:table-cell>
          <table:table-cell table:formula="of:=IF( [.H440] - [.E440] &lt; 0;  [.H440]; [.H440] - [.E440])" office:value-type="float" office:value="4350" calcext:value-type="float">
            <text:p>4350</text:p>
          </table:table-cell>
          <table:table-cell table:formula="of:=IF([.H440] = [.I440]; 1; 0)" office:value-type="float" office:value="0" calcext:value-type="float">
            <text:p>0</text:p>
          </table:table-cell>
          <table:table-cell table:formula="of:=IF([.H440] = [.I440]; [.E44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" office:value-type="date" office:date-value="2021-08-03" calcext:value-type="date">
            <text:p>3.08.2021</text:p>
          </table:table-cell>
          <table:table-cell table:formula="of:=WEEKDAY([.B441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7750" calcext:value-type="float">
            <text:p>7750</text:p>
          </table:table-cell>
          <table:table-cell table:formula="of:=[.I440]" office:value-type="float" office:value="4350" calcext:value-type="float">
            <text:p>4350</text:p>
          </table:table-cell>
          <table:table-cell table:formula="of:=IF([.C440] = [.C441]; 0; IF([.C441] &gt; 5; 5000; 12000))" office:value-type="float" office:value="12000" calcext:value-type="float">
            <text:p>12000</text:p>
          </table:table-cell>
          <table:table-cell table:formula="of:= [.F441] + [.G441]" office:value-type="float" office:value="16350" calcext:value-type="float">
            <text:p>16350</text:p>
          </table:table-cell>
          <table:table-cell table:formula="of:=IF( [.H441] - [.E441] &lt; 0;  [.H441]; [.H441] - [.E441])" office:value-type="float" office:value="8600" calcext:value-type="float">
            <text:p>8600</text:p>
          </table:table-cell>
          <table:table-cell table:formula="of:=IF([.H441] = [.I441]; 1; 0)" office:value-type="float" office:value="0" calcext:value-type="float">
            <text:p>0</text:p>
          </table:table-cell>
          <table:table-cell table:formula="of:=IF([.H441] = [.I441]; [.E44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 office:value-type="date" office:date-value="2021-08-03" calcext:value-type="date">
            <text:p>3.08.2021</text:p>
          </table:table-cell>
          <table:table-cell table:formula="of:=WEEKDAY([.B442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7450" calcext:value-type="float">
            <text:p>7450</text:p>
          </table:table-cell>
          <table:table-cell table:formula="of:=[.I441]" office:value-type="float" office:value="8600" calcext:value-type="float">
            <text:p>8600</text:p>
          </table:table-cell>
          <table:table-cell table:formula="of:=IF([.C441] = [.C442]; 0; IF([.C442] &gt; 5; 5000; 12000))" office:value-type="float" office:value="0" calcext:value-type="float">
            <text:p>0</text:p>
          </table:table-cell>
          <table:table-cell table:formula="of:= [.F442] + [.G442]" office:value-type="float" office:value="8600" calcext:value-type="float">
            <text:p>8600</text:p>
          </table:table-cell>
          <table:table-cell table:formula="of:=IF( [.H442] - [.E442] &lt; 0;  [.H442]; [.H442] - [.E442])" office:value-type="float" office:value="1150" calcext:value-type="float">
            <text:p>1150</text:p>
          </table:table-cell>
          <table:table-cell table:formula="of:=IF([.H442] = [.I442]; 1; 0)" office:value-type="float" office:value="0" calcext:value-type="float">
            <text:p>0</text:p>
          </table:table-cell>
          <table:table-cell table:formula="of:=IF([.H442] = [.I442]; [.E44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" office:value-type="date" office:date-value="2021-08-04" calcext:value-type="date">
            <text:p>4.08.2021</text:p>
          </table:table-cell>
          <table:table-cell table:formula="of:=WEEKDAY([.B443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3400" calcext:value-type="float">
            <text:p>3400</text:p>
          </table:table-cell>
          <table:table-cell table:formula="of:=[.I442]" office:value-type="float" office:value="1150" calcext:value-type="float">
            <text:p>1150</text:p>
          </table:table-cell>
          <table:table-cell table:formula="of:=IF([.C442] = [.C443]; 0; IF([.C443] &gt; 5; 5000; 12000))" office:value-type="float" office:value="12000" calcext:value-type="float">
            <text:p>12000</text:p>
          </table:table-cell>
          <table:table-cell table:formula="of:= [.F443] + [.G443]" office:value-type="float" office:value="13150" calcext:value-type="float">
            <text:p>13150</text:p>
          </table:table-cell>
          <table:table-cell table:formula="of:=IF( [.H443] - [.E443] &lt; 0;  [.H443]; [.H443] - [.E443])" office:value-type="float" office:value="9750" calcext:value-type="float">
            <text:p>9750</text:p>
          </table:table-cell>
          <table:table-cell table:formula="of:=IF([.H443] = [.I443]; 1; 0)" office:value-type="float" office:value="0" calcext:value-type="float">
            <text:p>0</text:p>
          </table:table-cell>
          <table:table-cell table:formula="of:=IF([.H443] = [.I443]; [.E44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" office:value-type="date" office:date-value="2021-08-04" calcext:value-type="date">
            <text:p>4.08.2021</text:p>
          </table:table-cell>
          <table:table-cell table:formula="of:=WEEKDAY([.B444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8560" calcext:value-type="float">
            <text:p>8560</text:p>
          </table:table-cell>
          <table:table-cell table:formula="of:=[.I443]" office:value-type="float" office:value="9750" calcext:value-type="float">
            <text:p>9750</text:p>
          </table:table-cell>
          <table:table-cell table:formula="of:=IF([.C443] = [.C444]; 0; IF([.C444] &gt; 5; 5000; 12000))" office:value-type="float" office:value="0" calcext:value-type="float">
            <text:p>0</text:p>
          </table:table-cell>
          <table:table-cell table:formula="of:= [.F444] + [.G444]" office:value-type="float" office:value="9750" calcext:value-type="float">
            <text:p>9750</text:p>
          </table:table-cell>
          <table:table-cell table:formula="of:=IF( [.H444] - [.E444] &lt; 0;  [.H444]; [.H444] - [.E444])" office:value-type="float" office:value="1190" calcext:value-type="float">
            <text:p>1190</text:p>
          </table:table-cell>
          <table:table-cell table:formula="of:=IF([.H444] = [.I444]; 1; 0)" office:value-type="float" office:value="0" calcext:value-type="float">
            <text:p>0</text:p>
          </table:table-cell>
          <table:table-cell table:formula="of:=IF([.H444] = [.I444]; [.E44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 office:value-type="date" office:date-value="2021-08-05" calcext:value-type="date">
            <text:p>5.08.2021</text:p>
          </table:table-cell>
          <table:table-cell table:formula="of:=WEEKDAY([.B445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7190" calcext:value-type="float">
            <text:p>7190</text:p>
          </table:table-cell>
          <table:table-cell table:formula="of:=[.I444]" office:value-type="float" office:value="1190" calcext:value-type="float">
            <text:p>1190</text:p>
          </table:table-cell>
          <table:table-cell table:formula="of:=IF([.C444] = [.C445]; 0; IF([.C445] &gt; 5; 5000; 12000))" office:value-type="float" office:value="12000" calcext:value-type="float">
            <text:p>12000</text:p>
          </table:table-cell>
          <table:table-cell table:formula="of:= [.F445] + [.G445]" office:value-type="float" office:value="13190" calcext:value-type="float">
            <text:p>13190</text:p>
          </table:table-cell>
          <table:table-cell table:formula="of:=IF( [.H445] - [.E445] &lt; 0;  [.H445]; [.H445] - [.E445])" office:value-type="float" office:value="6000" calcext:value-type="float">
            <text:p>6000</text:p>
          </table:table-cell>
          <table:table-cell table:formula="of:=IF([.H445] = [.I445]; 1; 0)" office:value-type="float" office:value="0" calcext:value-type="float">
            <text:p>0</text:p>
          </table:table-cell>
          <table:table-cell table:formula="of:=IF([.H445] = [.I445]; [.E44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 office:value-type="date" office:date-value="2021-08-06" calcext:value-type="date">
            <text:p>6.08.2021</text:p>
          </table:table-cell>
          <table:table-cell table:formula="of:=WEEKDAY([.B446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4590" calcext:value-type="float">
            <text:p>4590</text:p>
          </table:table-cell>
          <table:table-cell table:formula="of:=[.I445]" office:value-type="float" office:value="6000" calcext:value-type="float">
            <text:p>6000</text:p>
          </table:table-cell>
          <table:table-cell table:formula="of:=IF([.C445] = [.C446]; 0; IF([.C446] &gt; 5; 5000; 12000))" office:value-type="float" office:value="12000" calcext:value-type="float">
            <text:p>12000</text:p>
          </table:table-cell>
          <table:table-cell table:formula="of:= [.F446] + [.G446]" office:value-type="float" office:value="18000" calcext:value-type="float">
            <text:p>18000</text:p>
          </table:table-cell>
          <table:table-cell table:formula="of:=IF( [.H446] - [.E446] &lt; 0;  [.H446]; [.H446] - [.E446])" office:value-type="float" office:value="13410" calcext:value-type="float">
            <text:p>13410</text:p>
          </table:table-cell>
          <table:table-cell table:formula="of:=IF([.H446] = [.I446]; 1; 0)" office:value-type="float" office:value="0" calcext:value-type="float">
            <text:p>0</text:p>
          </table:table-cell>
          <table:table-cell table:formula="of:=IF([.H446] = [.I446]; [.E44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 office:value-type="date" office:date-value="2021-08-07" calcext:value-type="date">
            <text:p>7.08.2021</text:p>
          </table:table-cell>
          <table:table-cell table:formula="of:=WEEKDAY([.B447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4050" calcext:value-type="float">
            <text:p>4050</text:p>
          </table:table-cell>
          <table:table-cell table:formula="of:=[.I446]" office:value-type="float" office:value="13410" calcext:value-type="float">
            <text:p>13410</text:p>
          </table:table-cell>
          <table:table-cell table:formula="of:=IF([.C446] = [.C447]; 0; IF([.C447] &gt; 5; 5000; 12000))" office:value-type="float" office:value="5000" calcext:value-type="float">
            <text:p>5000</text:p>
          </table:table-cell>
          <table:table-cell table:formula="of:= [.F447] + [.G447]" office:value-type="float" office:value="18410" calcext:value-type="float">
            <text:p>18410</text:p>
          </table:table-cell>
          <table:table-cell table:formula="of:=IF( [.H447] - [.E447] &lt; 0;  [.H447]; [.H447] - [.E447])" office:value-type="float" office:value="14360" calcext:value-type="float">
            <text:p>14360</text:p>
          </table:table-cell>
          <table:table-cell table:formula="of:=IF([.H447] = [.I447]; 1; 0)" office:value-type="float" office:value="0" calcext:value-type="float">
            <text:p>0</text:p>
          </table:table-cell>
          <table:table-cell table:formula="of:=IF([.H447] = [.I447]; [.E44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 office:value-type="date" office:date-value="2021-08-07" calcext:value-type="date">
            <text:p>7.08.2021</text:p>
          </table:table-cell>
          <table:table-cell table:formula="of:=WEEKDAY([.B448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formula="of:=[.I447]" office:value-type="float" office:value="14360" calcext:value-type="float">
            <text:p>14360</text:p>
          </table:table-cell>
          <table:table-cell table:formula="of:=IF([.C447] = [.C448]; 0; IF([.C448] &gt; 5; 5000; 12000))" office:value-type="float" office:value="0" calcext:value-type="float">
            <text:p>0</text:p>
          </table:table-cell>
          <table:table-cell table:formula="of:= [.F448] + [.G448]" office:value-type="float" office:value="14360" calcext:value-type="float">
            <text:p>14360</text:p>
          </table:table-cell>
          <table:table-cell table:formula="of:=IF( [.H448] - [.E448] &lt; 0;  [.H448]; [.H448] - [.E448])" office:value-type="float" office:value="10050" calcext:value-type="float">
            <text:p>10050</text:p>
          </table:table-cell>
          <table:table-cell table:formula="of:=IF([.H448] = [.I448]; 1; 0)" office:value-type="float" office:value="0" calcext:value-type="float">
            <text:p>0</text:p>
          </table:table-cell>
          <table:table-cell table:formula="of:=IF([.H448] = [.I448]; [.E44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 office:value-type="date" office:date-value="2021-08-08" calcext:value-type="date">
            <text:p>8.08.2021</text:p>
          </table:table-cell>
          <table:table-cell table:formula="of:=WEEKDAY([.B449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7100" calcext:value-type="float">
            <text:p>7100</text:p>
          </table:table-cell>
          <table:table-cell table:formula="of:=[.I448]" office:value-type="float" office:value="10050" calcext:value-type="float">
            <text:p>10050</text:p>
          </table:table-cell>
          <table:table-cell table:formula="of:=IF([.C448] = [.C449]; 0; IF([.C449] &gt; 5; 5000; 12000))" office:value-type="float" office:value="5000" calcext:value-type="float">
            <text:p>5000</text:p>
          </table:table-cell>
          <table:table-cell table:formula="of:= [.F449] + [.G449]" office:value-type="float" office:value="15050" calcext:value-type="float">
            <text:p>15050</text:p>
          </table:table-cell>
          <table:table-cell table:formula="of:=IF( [.H449] - [.E449] &lt; 0;  [.H449]; [.H449] - [.E449])" office:value-type="float" office:value="7950" calcext:value-type="float">
            <text:p>7950</text:p>
          </table:table-cell>
          <table:table-cell table:formula="of:=IF([.H449] = [.I449]; 1; 0)" office:value-type="float" office:value="0" calcext:value-type="float">
            <text:p>0</text:p>
          </table:table-cell>
          <table:table-cell table:formula="of:=IF([.H449] = [.I449]; [.E44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" office:value-type="date" office:date-value="2021-08-08" calcext:value-type="date">
            <text:p>8.08.2021</text:p>
          </table:table-cell>
          <table:table-cell table:formula="of:=WEEKDAY([.B450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5280" calcext:value-type="float">
            <text:p>5280</text:p>
          </table:table-cell>
          <table:table-cell table:formula="of:=[.I449]" office:value-type="float" office:value="7950" calcext:value-type="float">
            <text:p>7950</text:p>
          </table:table-cell>
          <table:table-cell table:formula="of:=IF([.C449] = [.C450]; 0; IF([.C450] &gt; 5; 5000; 12000))" office:value-type="float" office:value="0" calcext:value-type="float">
            <text:p>0</text:p>
          </table:table-cell>
          <table:table-cell table:formula="of:= [.F450] + [.G450]" office:value-type="float" office:value="7950" calcext:value-type="float">
            <text:p>7950</text:p>
          </table:table-cell>
          <table:table-cell table:formula="of:=IF( [.H450] - [.E450] &lt; 0;  [.H450]; [.H450] - [.E450])" office:value-type="float" office:value="2670" calcext:value-type="float">
            <text:p>2670</text:p>
          </table:table-cell>
          <table:table-cell table:formula="of:=IF([.H450] = [.I450]; 1; 0)" office:value-type="float" office:value="0" calcext:value-type="float">
            <text:p>0</text:p>
          </table:table-cell>
          <table:table-cell table:formula="of:=IF([.H450] = [.I450]; [.E45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 office:value-type="date" office:date-value="2021-08-08" calcext:value-type="date">
            <text:p>8.08.2021</text:p>
          </table:table-cell>
          <table:table-cell table:formula="of:=WEEKDAY([.B451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3350" calcext:value-type="float">
            <text:p>3350</text:p>
          </table:table-cell>
          <table:table-cell table:formula="of:=[.I450]" office:value-type="float" office:value="2670" calcext:value-type="float">
            <text:p>2670</text:p>
          </table:table-cell>
          <table:table-cell table:formula="of:=IF([.C450] = [.C451]; 0; IF([.C451] &gt; 5; 5000; 12000))" office:value-type="float" office:value="0" calcext:value-type="float">
            <text:p>0</text:p>
          </table:table-cell>
          <table:table-cell table:formula="of:= [.F451] + [.G451]" office:value-type="float" office:value="2670" calcext:value-type="float">
            <text:p>2670</text:p>
          </table:table-cell>
          <table:table-cell table:formula="of:=IF( [.H451] - [.E451] &lt; 0;  [.H451]; [.H451] - [.E451])" office:value-type="float" office:value="2670" calcext:value-type="float">
            <text:p>2670</text:p>
          </table:table-cell>
          <table:table-cell table:formula="of:=IF([.H451] = [.I451]; 1; 0)" office:value-type="float" office:value="1" calcext:value-type="float">
            <text:p>1</text:p>
          </table:table-cell>
          <table:table-cell table:formula="of:=IF([.H451] = [.I451]; [.E451]; 0)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 office:value-type="date" office:date-value="2021-08-09" calcext:value-type="date">
            <text:p>9.08.2021</text:p>
          </table:table-cell>
          <table:table-cell table:formula="of:=WEEKDAY([.B452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7820" calcext:value-type="float">
            <text:p>7820</text:p>
          </table:table-cell>
          <table:table-cell table:formula="of:=[.I451]" office:value-type="float" office:value="2670" calcext:value-type="float">
            <text:p>2670</text:p>
          </table:table-cell>
          <table:table-cell table:formula="of:=IF([.C451] = [.C452]; 0; IF([.C452] &gt; 5; 5000; 12000))" office:value-type="float" office:value="12000" calcext:value-type="float">
            <text:p>12000</text:p>
          </table:table-cell>
          <table:table-cell table:formula="of:= [.F452] + [.G452]" office:value-type="float" office:value="14670" calcext:value-type="float">
            <text:p>14670</text:p>
          </table:table-cell>
          <table:table-cell table:formula="of:=IF( [.H452] - [.E452] &lt; 0;  [.H452]; [.H452] - [.E452])" office:value-type="float" office:value="6850" calcext:value-type="float">
            <text:p>6850</text:p>
          </table:table-cell>
          <table:table-cell table:formula="of:=IF([.H452] = [.I452]; 1; 0)" office:value-type="float" office:value="0" calcext:value-type="float">
            <text:p>0</text:p>
          </table:table-cell>
          <table:table-cell table:formula="of:=IF([.H452] = [.I452]; [.E45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" office:value-type="date" office:date-value="2021-08-10" calcext:value-type="date">
            <text:p>10.08.2021</text:p>
          </table:table-cell>
          <table:table-cell table:formula="of:=WEEKDAY([.B453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7910" calcext:value-type="float">
            <text:p>7910</text:p>
          </table:table-cell>
          <table:table-cell table:formula="of:=[.I452]" office:value-type="float" office:value="6850" calcext:value-type="float">
            <text:p>6850</text:p>
          </table:table-cell>
          <table:table-cell table:formula="of:=IF([.C452] = [.C453]; 0; IF([.C453] &gt; 5; 5000; 12000))" office:value-type="float" office:value="12000" calcext:value-type="float">
            <text:p>12000</text:p>
          </table:table-cell>
          <table:table-cell table:formula="of:= [.F453] + [.G453]" office:value-type="float" office:value="18850" calcext:value-type="float">
            <text:p>18850</text:p>
          </table:table-cell>
          <table:table-cell table:formula="of:=IF( [.H453] - [.E453] &lt; 0;  [.H453]; [.H453] - [.E453])" office:value-type="float" office:value="10940" calcext:value-type="float">
            <text:p>10940</text:p>
          </table:table-cell>
          <table:table-cell table:formula="of:=IF([.H453] = [.I453]; 1; 0)" office:value-type="float" office:value="0" calcext:value-type="float">
            <text:p>0</text:p>
          </table:table-cell>
          <table:table-cell table:formula="of:=IF([.H453] = [.I453]; [.E45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 office:value-type="date" office:date-value="2021-08-10" calcext:value-type="date">
            <text:p>10.08.2021</text:p>
          </table:table-cell>
          <table:table-cell table:formula="of:=WEEKDAY([.B454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9000" calcext:value-type="float">
            <text:p>9000</text:p>
          </table:table-cell>
          <table:table-cell table:formula="of:=[.I453]" office:value-type="float" office:value="10940" calcext:value-type="float">
            <text:p>10940</text:p>
          </table:table-cell>
          <table:table-cell table:formula="of:=IF([.C453] = [.C454]; 0; IF([.C454] &gt; 5; 5000; 12000))" office:value-type="float" office:value="0" calcext:value-type="float">
            <text:p>0</text:p>
          </table:table-cell>
          <table:table-cell table:formula="of:= [.F454] + [.G454]" office:value-type="float" office:value="10940" calcext:value-type="float">
            <text:p>10940</text:p>
          </table:table-cell>
          <table:table-cell table:formula="of:=IF( [.H454] - [.E454] &lt; 0;  [.H454]; [.H454] - [.E454])" office:value-type="float" office:value="1940" calcext:value-type="float">
            <text:p>1940</text:p>
          </table:table-cell>
          <table:table-cell table:formula="of:=IF([.H454] = [.I454]; 1; 0)" office:value-type="float" office:value="0" calcext:value-type="float">
            <text:p>0</text:p>
          </table:table-cell>
          <table:table-cell table:formula="of:=IF([.H454] = [.I454]; [.E45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 office:value-type="date" office:date-value="2021-08-11" calcext:value-type="date">
            <text:p>11.08.2021</text:p>
          </table:table-cell>
          <table:table-cell table:formula="of:=WEEKDAY([.B455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3240" calcext:value-type="float">
            <text:p>3240</text:p>
          </table:table-cell>
          <table:table-cell table:formula="of:=[.I454]" office:value-type="float" office:value="1940" calcext:value-type="float">
            <text:p>1940</text:p>
          </table:table-cell>
          <table:table-cell table:formula="of:=IF([.C454] = [.C455]; 0; IF([.C455] &gt; 5; 5000; 12000))" office:value-type="float" office:value="12000" calcext:value-type="float">
            <text:p>12000</text:p>
          </table:table-cell>
          <table:table-cell table:formula="of:= [.F455] + [.G455]" office:value-type="float" office:value="13940" calcext:value-type="float">
            <text:p>13940</text:p>
          </table:table-cell>
          <table:table-cell table:formula="of:=IF( [.H455] - [.E455] &lt; 0;  [.H455]; [.H455] - [.E455])" office:value-type="float" office:value="10700" calcext:value-type="float">
            <text:p>10700</text:p>
          </table:table-cell>
          <table:table-cell table:formula="of:=IF([.H455] = [.I455]; 1; 0)" office:value-type="float" office:value="0" calcext:value-type="float">
            <text:p>0</text:p>
          </table:table-cell>
          <table:table-cell table:formula="of:=IF([.H455] = [.I455]; [.E45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" office:value-type="date" office:date-value="2021-08-11" calcext:value-type="date">
            <text:p>11.08.2021</text:p>
          </table:table-cell>
          <table:table-cell table:formula="of:=WEEKDAY([.B456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formula="of:=[.I455]" office:value-type="float" office:value="10700" calcext:value-type="float">
            <text:p>10700</text:p>
          </table:table-cell>
          <table:table-cell table:formula="of:=IF([.C455] = [.C456]; 0; IF([.C456] &gt; 5; 5000; 12000))" office:value-type="float" office:value="0" calcext:value-type="float">
            <text:p>0</text:p>
          </table:table-cell>
          <table:table-cell table:formula="of:= [.F456] + [.G456]" office:value-type="float" office:value="10700" calcext:value-type="float">
            <text:p>10700</text:p>
          </table:table-cell>
          <table:table-cell table:formula="of:=IF( [.H456] - [.E456] &lt; 0;  [.H456]; [.H456] - [.E456])" office:value-type="float" office:value="2000" calcext:value-type="float">
            <text:p>2000</text:p>
          </table:table-cell>
          <table:table-cell table:formula="of:=IF([.H456] = [.I456]; 1; 0)" office:value-type="float" office:value="0" calcext:value-type="float">
            <text:p>0</text:p>
          </table:table-cell>
          <table:table-cell table:formula="of:=IF([.H456] = [.I456]; [.E45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 office:value-type="date" office:date-value="2021-08-11" calcext:value-type="date">
            <text:p>11.08.2021</text:p>
          </table:table-cell>
          <table:table-cell table:formula="of:=WEEKDAY([.B457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8110" calcext:value-type="float">
            <text:p>8110</text:p>
          </table:table-cell>
          <table:table-cell table:formula="of:=[.I456]" office:value-type="float" office:value="2000" calcext:value-type="float">
            <text:p>2000</text:p>
          </table:table-cell>
          <table:table-cell table:formula="of:=IF([.C456] = [.C457]; 0; IF([.C457] &gt; 5; 5000; 12000))" office:value-type="float" office:value="0" calcext:value-type="float">
            <text:p>0</text:p>
          </table:table-cell>
          <table:table-cell table:formula="of:= [.F457] + [.G457]" office:value-type="float" office:value="2000" calcext:value-type="float">
            <text:p>2000</text:p>
          </table:table-cell>
          <table:table-cell table:formula="of:=IF( [.H457] - [.E457] &lt; 0;  [.H457]; [.H457] - [.E457])" office:value-type="float" office:value="2000" calcext:value-type="float">
            <text:p>2000</text:p>
          </table:table-cell>
          <table:table-cell table:formula="of:=IF([.H457] = [.I457]; 1; 0)" office:value-type="float" office:value="1" calcext:value-type="float">
            <text:p>1</text:p>
          </table:table-cell>
          <table:table-cell table:formula="of:=IF([.H457] = [.I457]; [.E457]; 0)" office:value-type="float" office:value="8110" calcext:value-type="float">
            <text:p>81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 office:value-type="date" office:date-value="2021-08-12" calcext:value-type="date">
            <text:p>12.08.2021</text:p>
          </table:table-cell>
          <table:table-cell table:formula="of:=WEEKDAY([.B458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6510" calcext:value-type="float">
            <text:p>6510</text:p>
          </table:table-cell>
          <table:table-cell table:formula="of:=[.I457]" office:value-type="float" office:value="2000" calcext:value-type="float">
            <text:p>2000</text:p>
          </table:table-cell>
          <table:table-cell table:formula="of:=IF([.C457] = [.C458]; 0; IF([.C458] &gt; 5; 5000; 12000))" office:value-type="float" office:value="12000" calcext:value-type="float">
            <text:p>12000</text:p>
          </table:table-cell>
          <table:table-cell table:formula="of:= [.F458] + [.G458]" office:value-type="float" office:value="14000" calcext:value-type="float">
            <text:p>14000</text:p>
          </table:table-cell>
          <table:table-cell table:formula="of:=IF( [.H458] - [.E458] &lt; 0;  [.H458]; [.H458] - [.E458])" office:value-type="float" office:value="7490" calcext:value-type="float">
            <text:p>7490</text:p>
          </table:table-cell>
          <table:table-cell table:formula="of:=IF([.H458] = [.I458]; 1; 0)" office:value-type="float" office:value="0" calcext:value-type="float">
            <text:p>0</text:p>
          </table:table-cell>
          <table:table-cell table:formula="of:=IF([.H458] = [.I458]; [.E45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 office:value-type="date" office:date-value="2021-08-13" calcext:value-type="date">
            <text:p>13.08.2021</text:p>
          </table:table-cell>
          <table:table-cell table:formula="of:=WEEKDAY([.B459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1150" calcext:value-type="float">
            <text:p>1150</text:p>
          </table:table-cell>
          <table:table-cell table:formula="of:=[.I458]" office:value-type="float" office:value="7490" calcext:value-type="float">
            <text:p>7490</text:p>
          </table:table-cell>
          <table:table-cell table:formula="of:=IF([.C458] = [.C459]; 0; IF([.C459] &gt; 5; 5000; 12000))" office:value-type="float" office:value="12000" calcext:value-type="float">
            <text:p>12000</text:p>
          </table:table-cell>
          <table:table-cell table:formula="of:= [.F459] + [.G459]" office:value-type="float" office:value="19490" calcext:value-type="float">
            <text:p>19490</text:p>
          </table:table-cell>
          <table:table-cell table:formula="of:=IF( [.H459] - [.E459] &lt; 0;  [.H459]; [.H459] - [.E459])" office:value-type="float" office:value="18340" calcext:value-type="float">
            <text:p>18340</text:p>
          </table:table-cell>
          <table:table-cell table:formula="of:=IF([.H459] = [.I459]; 1; 0)" office:value-type="float" office:value="0" calcext:value-type="float">
            <text:p>0</text:p>
          </table:table-cell>
          <table:table-cell table:formula="of:=IF([.H459] = [.I459]; [.E45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 office:value-type="date" office:date-value="2021-08-14" calcext:value-type="date">
            <text:p>14.08.2021</text:p>
          </table:table-cell>
          <table:table-cell table:formula="of:=WEEKDAY([.B460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9430" calcext:value-type="float">
            <text:p>9430</text:p>
          </table:table-cell>
          <table:table-cell table:formula="of:=[.I459]" office:value-type="float" office:value="18340" calcext:value-type="float">
            <text:p>18340</text:p>
          </table:table-cell>
          <table:table-cell table:formula="of:=IF([.C459] = [.C460]; 0; IF([.C460] &gt; 5; 5000; 12000))" office:value-type="float" office:value="5000" calcext:value-type="float">
            <text:p>5000</text:p>
          </table:table-cell>
          <table:table-cell table:formula="of:= [.F460] + [.G460]" office:value-type="float" office:value="23340" calcext:value-type="float">
            <text:p>23340</text:p>
          </table:table-cell>
          <table:table-cell table:formula="of:=IF( [.H460] - [.E460] &lt; 0;  [.H460]; [.H460] - [.E460])" office:value-type="float" office:value="13910" calcext:value-type="float">
            <text:p>13910</text:p>
          </table:table-cell>
          <table:table-cell table:formula="of:=IF([.H460] = [.I460]; 1; 0)" office:value-type="float" office:value="0" calcext:value-type="float">
            <text:p>0</text:p>
          </table:table-cell>
          <table:table-cell table:formula="of:=IF([.H460] = [.I460]; [.E46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 office:value-type="date" office:date-value="2021-08-14" calcext:value-type="date">
            <text:p>14.08.2021</text:p>
          </table:table-cell>
          <table:table-cell table:formula="of:=WEEKDAY([.B461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6500" calcext:value-type="float">
            <text:p>6500</text:p>
          </table:table-cell>
          <table:table-cell table:formula="of:=[.I460]" office:value-type="float" office:value="13910" calcext:value-type="float">
            <text:p>13910</text:p>
          </table:table-cell>
          <table:table-cell table:formula="of:=IF([.C460] = [.C461]; 0; IF([.C461] &gt; 5; 5000; 12000))" office:value-type="float" office:value="0" calcext:value-type="float">
            <text:p>0</text:p>
          </table:table-cell>
          <table:table-cell table:formula="of:= [.F461] + [.G461]" office:value-type="float" office:value="13910" calcext:value-type="float">
            <text:p>13910</text:p>
          </table:table-cell>
          <table:table-cell table:formula="of:=IF( [.H461] - [.E461] &lt; 0;  [.H461]; [.H461] - [.E461])" office:value-type="float" office:value="7410" calcext:value-type="float">
            <text:p>7410</text:p>
          </table:table-cell>
          <table:table-cell table:formula="of:=IF([.H461] = [.I461]; 1; 0)" office:value-type="float" office:value="0" calcext:value-type="float">
            <text:p>0</text:p>
          </table:table-cell>
          <table:table-cell table:formula="of:=IF([.H461] = [.I461]; [.E46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 office:value-type="date" office:date-value="2021-08-14" calcext:value-type="date">
            <text:p>14.08.2021</text:p>
          </table:table-cell>
          <table:table-cell table:formula="of:=WEEKDAY([.B462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6410" calcext:value-type="float">
            <text:p>6410</text:p>
          </table:table-cell>
          <table:table-cell table:formula="of:=[.I461]" office:value-type="float" office:value="7410" calcext:value-type="float">
            <text:p>7410</text:p>
          </table:table-cell>
          <table:table-cell table:formula="of:=IF([.C461] = [.C462]; 0; IF([.C462] &gt; 5; 5000; 12000))" office:value-type="float" office:value="0" calcext:value-type="float">
            <text:p>0</text:p>
          </table:table-cell>
          <table:table-cell table:formula="of:= [.F462] + [.G462]" office:value-type="float" office:value="7410" calcext:value-type="float">
            <text:p>7410</text:p>
          </table:table-cell>
          <table:table-cell table:formula="of:=IF( [.H462] - [.E462] &lt; 0;  [.H462]; [.H462] - [.E462])" office:value-type="float" office:value="1000" calcext:value-type="float">
            <text:p>1000</text:p>
          </table:table-cell>
          <table:table-cell table:formula="of:=IF([.H462] = [.I462]; 1; 0)" office:value-type="float" office:value="0" calcext:value-type="float">
            <text:p>0</text:p>
          </table:table-cell>
          <table:table-cell table:formula="of:=IF([.H462] = [.I462]; [.E46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" office:value-type="date" office:date-value="2021-08-15" calcext:value-type="date">
            <text:p>15.08.2021</text:p>
          </table:table-cell>
          <table:table-cell table:formula="of:=WEEKDAY([.B463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5300" calcext:value-type="float">
            <text:p>5300</text:p>
          </table:table-cell>
          <table:table-cell table:formula="of:=[.I462]" office:value-type="float" office:value="1000" calcext:value-type="float">
            <text:p>1000</text:p>
          </table:table-cell>
          <table:table-cell table:formula="of:=IF([.C462] = [.C463]; 0; IF([.C463] &gt; 5; 5000; 12000))" office:value-type="float" office:value="5000" calcext:value-type="float">
            <text:p>5000</text:p>
          </table:table-cell>
          <table:table-cell table:formula="of:= [.F463] + [.G463]" office:value-type="float" office:value="6000" calcext:value-type="float">
            <text:p>6000</text:p>
          </table:table-cell>
          <table:table-cell table:formula="of:=IF( [.H463] - [.E463] &lt; 0;  [.H463]; [.H463] - [.E463])" office:value-type="float" office:value="700" calcext:value-type="float">
            <text:p>700</text:p>
          </table:table-cell>
          <table:table-cell table:formula="of:=IF([.H463] = [.I463]; 1; 0)" office:value-type="float" office:value="0" calcext:value-type="float">
            <text:p>0</text:p>
          </table:table-cell>
          <table:table-cell table:formula="of:=IF([.H463] = [.I463]; [.E46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" office:value-type="date" office:date-value="2021-08-15" calcext:value-type="date">
            <text:p>15.08.2021</text:p>
          </table:table-cell>
          <table:table-cell table:formula="of:=WEEKDAY([.B464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5430" calcext:value-type="float">
            <text:p>5430</text:p>
          </table:table-cell>
          <table:table-cell table:formula="of:=[.I463]" office:value-type="float" office:value="700" calcext:value-type="float">
            <text:p>700</text:p>
          </table:table-cell>
          <table:table-cell table:formula="of:=IF([.C463] = [.C464]; 0; IF([.C464] &gt; 5; 5000; 12000))" office:value-type="float" office:value="0" calcext:value-type="float">
            <text:p>0</text:p>
          </table:table-cell>
          <table:table-cell table:formula="of:= [.F464] + [.G464]" office:value-type="float" office:value="700" calcext:value-type="float">
            <text:p>700</text:p>
          </table:table-cell>
          <table:table-cell table:formula="of:=IF( [.H464] - [.E464] &lt; 0;  [.H464]; [.H464] - [.E464])" office:value-type="float" office:value="700" calcext:value-type="float">
            <text:p>700</text:p>
          </table:table-cell>
          <table:table-cell table:formula="of:=IF([.H464] = [.I464]; 1; 0)" office:value-type="float" office:value="1" calcext:value-type="float">
            <text:p>1</text:p>
          </table:table-cell>
          <table:table-cell table:formula="of:=IF([.H464] = [.I464]; [.E464]; 0)"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 office:value-type="date" office:date-value="2021-08-15" calcext:value-type="date">
            <text:p>15.08.2021</text:p>
          </table:table-cell>
          <table:table-cell table:formula="of:=WEEKDAY([.B465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3660" calcext:value-type="float">
            <text:p>3660</text:p>
          </table:table-cell>
          <table:table-cell table:formula="of:=[.I464]" office:value-type="float" office:value="700" calcext:value-type="float">
            <text:p>700</text:p>
          </table:table-cell>
          <table:table-cell table:formula="of:=IF([.C464] = [.C465]; 0; IF([.C465] &gt; 5; 5000; 12000))" office:value-type="float" office:value="0" calcext:value-type="float">
            <text:p>0</text:p>
          </table:table-cell>
          <table:table-cell table:formula="of:= [.F465] + [.G465]" office:value-type="float" office:value="700" calcext:value-type="float">
            <text:p>700</text:p>
          </table:table-cell>
          <table:table-cell table:formula="of:=IF( [.H465] - [.E465] &lt; 0;  [.H465]; [.H465] - [.E465])" office:value-type="float" office:value="700" calcext:value-type="float">
            <text:p>700</text:p>
          </table:table-cell>
          <table:table-cell table:formula="of:=IF([.H465] = [.I465]; 1; 0)" office:value-type="float" office:value="1" calcext:value-type="float">
            <text:p>1</text:p>
          </table:table-cell>
          <table:table-cell table:formula="of:=IF([.H465] = [.I465]; [.E465]; 0)"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 office:value-type="date" office:date-value="2021-08-16" calcext:value-type="date">
            <text:p>16.08.2021</text:p>
          </table:table-cell>
          <table:table-cell table:formula="of:=WEEKDAY([.B466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3000" calcext:value-type="float">
            <text:p>3000</text:p>
          </table:table-cell>
          <table:table-cell table:formula="of:=[.I465]" office:value-type="float" office:value="700" calcext:value-type="float">
            <text:p>700</text:p>
          </table:table-cell>
          <table:table-cell table:formula="of:=IF([.C465] = [.C466]; 0; IF([.C466] &gt; 5; 5000; 12000))" office:value-type="float" office:value="12000" calcext:value-type="float">
            <text:p>12000</text:p>
          </table:table-cell>
          <table:table-cell table:formula="of:= [.F466] + [.G466]" office:value-type="float" office:value="12700" calcext:value-type="float">
            <text:p>12700</text:p>
          </table:table-cell>
          <table:table-cell table:formula="of:=IF( [.H466] - [.E466] &lt; 0;  [.H466]; [.H466] - [.E466])" office:value-type="float" office:value="9700" calcext:value-type="float">
            <text:p>9700</text:p>
          </table:table-cell>
          <table:table-cell table:formula="of:=IF([.H466] = [.I466]; 1; 0)" office:value-type="float" office:value="0" calcext:value-type="float">
            <text:p>0</text:p>
          </table:table-cell>
          <table:table-cell table:formula="of:=IF([.H466] = [.I466]; [.E46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" office:value-type="date" office:date-value="2021-08-16" calcext:value-type="date">
            <text:p>16.08.2021</text:p>
          </table:table-cell>
          <table:table-cell table:formula="of:=WEEKDAY([.B467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6120" calcext:value-type="float">
            <text:p>6120</text:p>
          </table:table-cell>
          <table:table-cell table:formula="of:=[.I466]" office:value-type="float" office:value="9700" calcext:value-type="float">
            <text:p>9700</text:p>
          </table:table-cell>
          <table:table-cell table:formula="of:=IF([.C466] = [.C467]; 0; IF([.C467] &gt; 5; 5000; 12000))" office:value-type="float" office:value="0" calcext:value-type="float">
            <text:p>0</text:p>
          </table:table-cell>
          <table:table-cell table:formula="of:= [.F467] + [.G467]" office:value-type="float" office:value="9700" calcext:value-type="float">
            <text:p>9700</text:p>
          </table:table-cell>
          <table:table-cell table:formula="of:=IF( [.H467] - [.E467] &lt; 0;  [.H467]; [.H467] - [.E467])" office:value-type="float" office:value="3580" calcext:value-type="float">
            <text:p>3580</text:p>
          </table:table-cell>
          <table:table-cell table:formula="of:=IF([.H467] = [.I467]; 1; 0)" office:value-type="float" office:value="0" calcext:value-type="float">
            <text:p>0</text:p>
          </table:table-cell>
          <table:table-cell table:formula="of:=IF([.H467] = [.I467]; [.E46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 office:value-type="date" office:date-value="2021-08-16" calcext:value-type="date">
            <text:p>16.08.2021</text:p>
          </table:table-cell>
          <table:table-cell table:formula="of:=WEEKDAY([.B468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5850" calcext:value-type="float">
            <text:p>5850</text:p>
          </table:table-cell>
          <table:table-cell table:formula="of:=[.I467]" office:value-type="float" office:value="3580" calcext:value-type="float">
            <text:p>3580</text:p>
          </table:table-cell>
          <table:table-cell table:formula="of:=IF([.C467] = [.C468]; 0; IF([.C468] &gt; 5; 5000; 12000))" office:value-type="float" office:value="0" calcext:value-type="float">
            <text:p>0</text:p>
          </table:table-cell>
          <table:table-cell table:formula="of:= [.F468] + [.G468]" office:value-type="float" office:value="3580" calcext:value-type="float">
            <text:p>3580</text:p>
          </table:table-cell>
          <table:table-cell table:formula="of:=IF( [.H468] - [.E468] &lt; 0;  [.H468]; [.H468] - [.E468])" office:value-type="float" office:value="3580" calcext:value-type="float">
            <text:p>3580</text:p>
          </table:table-cell>
          <table:table-cell table:formula="of:=IF([.H468] = [.I468]; 1; 0)" office:value-type="float" office:value="1" calcext:value-type="float">
            <text:p>1</text:p>
          </table:table-cell>
          <table:table-cell table:formula="of:=IF([.H468] = [.I468]; [.E468]; 0)"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 office:value-type="date" office:date-value="2021-08-17" calcext:value-type="date">
            <text:p>17.08.2021</text:p>
          </table:table-cell>
          <table:table-cell table:formula="of:=WEEKDAY([.B469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6690" calcext:value-type="float">
            <text:p>6690</text:p>
          </table:table-cell>
          <table:table-cell table:formula="of:=[.I468]" office:value-type="float" office:value="3580" calcext:value-type="float">
            <text:p>3580</text:p>
          </table:table-cell>
          <table:table-cell table:formula="of:=IF([.C468] = [.C469]; 0; IF([.C469] &gt; 5; 5000; 12000))" office:value-type="float" office:value="12000" calcext:value-type="float">
            <text:p>12000</text:p>
          </table:table-cell>
          <table:table-cell table:formula="of:= [.F469] + [.G469]" office:value-type="float" office:value="15580" calcext:value-type="float">
            <text:p>15580</text:p>
          </table:table-cell>
          <table:table-cell table:formula="of:=IF( [.H469] - [.E469] &lt; 0;  [.H469]; [.H469] - [.E469])" office:value-type="float" office:value="8890" calcext:value-type="float">
            <text:p>8890</text:p>
          </table:table-cell>
          <table:table-cell table:formula="of:=IF([.H469] = [.I469]; 1; 0)" office:value-type="float" office:value="0" calcext:value-type="float">
            <text:p>0</text:p>
          </table:table-cell>
          <table:table-cell table:formula="of:=IF([.H469] = [.I469]; [.E46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 office:value-type="date" office:date-value="2021-08-17" calcext:value-type="date">
            <text:p>17.08.2021</text:p>
          </table:table-cell>
          <table:table-cell table:formula="of:=WEEKDAY([.B470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[.I469]" office:value-type="float" office:value="8890" calcext:value-type="float">
            <text:p>8890</text:p>
          </table:table-cell>
          <table:table-cell table:formula="of:=IF([.C469] = [.C470]; 0; IF([.C470] &gt; 5; 5000; 12000))" office:value-type="float" office:value="0" calcext:value-type="float">
            <text:p>0</text:p>
          </table:table-cell>
          <table:table-cell table:formula="of:= [.F470] + [.G470]" office:value-type="float" office:value="8890" calcext:value-type="float">
            <text:p>8890</text:p>
          </table:table-cell>
          <table:table-cell table:formula="of:=IF( [.H470] - [.E470] &lt; 0;  [.H470]; [.H470] - [.E470])" office:value-type="float" office:value="6380" calcext:value-type="float">
            <text:p>6380</text:p>
          </table:table-cell>
          <table:table-cell table:formula="of:=IF([.H470] = [.I470]; 1; 0)" office:value-type="float" office:value="0" calcext:value-type="float">
            <text:p>0</text:p>
          </table:table-cell>
          <table:table-cell table:formula="of:=IF([.H470] = [.I470]; [.E47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 office:value-type="date" office:date-value="2021-08-18" calcext:value-type="date">
            <text:p>18.08.2021</text:p>
          </table:table-cell>
          <table:table-cell table:formula="of:=WEEKDAY([.B471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4090" calcext:value-type="float">
            <text:p>4090</text:p>
          </table:table-cell>
          <table:table-cell table:formula="of:=[.I470]" office:value-type="float" office:value="6380" calcext:value-type="float">
            <text:p>6380</text:p>
          </table:table-cell>
          <table:table-cell table:formula="of:=IF([.C470] = [.C471]; 0; IF([.C471] &gt; 5; 5000; 12000))" office:value-type="float" office:value="12000" calcext:value-type="float">
            <text:p>12000</text:p>
          </table:table-cell>
          <table:table-cell table:formula="of:= [.F471] + [.G471]" office:value-type="float" office:value="18380" calcext:value-type="float">
            <text:p>18380</text:p>
          </table:table-cell>
          <table:table-cell table:formula="of:=IF( [.H471] - [.E471] &lt; 0;  [.H471]; [.H471] - [.E471])" office:value-type="float" office:value="14290" calcext:value-type="float">
            <text:p>14290</text:p>
          </table:table-cell>
          <table:table-cell table:formula="of:=IF([.H471] = [.I471]; 1; 0)" office:value-type="float" office:value="0" calcext:value-type="float">
            <text:p>0</text:p>
          </table:table-cell>
          <table:table-cell table:formula="of:=IF([.H471] = [.I471]; [.E47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 office:value-type="date" office:date-value="2021-08-19" calcext:value-type="date">
            <text:p>19.08.2021</text:p>
          </table:table-cell>
          <table:table-cell table:formula="of:=WEEKDAY([.B472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4580" calcext:value-type="float">
            <text:p>4580</text:p>
          </table:table-cell>
          <table:table-cell table:formula="of:=[.I471]" office:value-type="float" office:value="14290" calcext:value-type="float">
            <text:p>14290</text:p>
          </table:table-cell>
          <table:table-cell table:formula="of:=IF([.C471] = [.C472]; 0; IF([.C472] &gt; 5; 5000; 12000))" office:value-type="float" office:value="12000" calcext:value-type="float">
            <text:p>12000</text:p>
          </table:table-cell>
          <table:table-cell table:formula="of:= [.F472] + [.G472]" office:value-type="float" office:value="26290" calcext:value-type="float">
            <text:p>26290</text:p>
          </table:table-cell>
          <table:table-cell table:formula="of:=IF( [.H472] - [.E472] &lt; 0;  [.H472]; [.H472] - [.E472])" office:value-type="float" office:value="21710" calcext:value-type="float">
            <text:p>21710</text:p>
          </table:table-cell>
          <table:table-cell table:formula="of:=IF([.H472] = [.I472]; 1; 0)" office:value-type="float" office:value="0" calcext:value-type="float">
            <text:p>0</text:p>
          </table:table-cell>
          <table:table-cell table:formula="of:=IF([.H472] = [.I472]; [.E47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" office:value-type="date" office:date-value="2021-08-20" calcext:value-type="date">
            <text:p>20.08.2021</text:p>
          </table:table-cell>
          <table:table-cell table:formula="of:=WEEKDAY([.B473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formula="of:=[.I472]" office:value-type="float" office:value="21710" calcext:value-type="float">
            <text:p>21710</text:p>
          </table:table-cell>
          <table:table-cell table:formula="of:=IF([.C472] = [.C473]; 0; IF([.C473] &gt; 5; 5000; 12000))" office:value-type="float" office:value="12000" calcext:value-type="float">
            <text:p>12000</text:p>
          </table:table-cell>
          <table:table-cell table:formula="of:= [.F473] + [.G473]" office:value-type="float" office:value="33710" calcext:value-type="float">
            <text:p>33710</text:p>
          </table:table-cell>
          <table:table-cell table:formula="of:=IF( [.H473] - [.E473] &lt; 0;  [.H473]; [.H473] - [.E473])" office:value-type="float" office:value="27120" calcext:value-type="float">
            <text:p>27120</text:p>
          </table:table-cell>
          <table:table-cell table:formula="of:=IF([.H473] = [.I473]; 1; 0)" office:value-type="float" office:value="0" calcext:value-type="float">
            <text:p>0</text:p>
          </table:table-cell>
          <table:table-cell table:formula="of:=IF([.H473] = [.I473]; [.E47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 office:value-type="date" office:date-value="2021-08-20" calcext:value-type="date">
            <text:p>20.08.2021</text:p>
          </table:table-cell>
          <table:table-cell table:formula="of:=WEEKDAY([.B474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3060" calcext:value-type="float">
            <text:p>3060</text:p>
          </table:table-cell>
          <table:table-cell table:formula="of:=[.I473]" office:value-type="float" office:value="27120" calcext:value-type="float">
            <text:p>27120</text:p>
          </table:table-cell>
          <table:table-cell table:formula="of:=IF([.C473] = [.C474]; 0; IF([.C474] &gt; 5; 5000; 12000))" office:value-type="float" office:value="0" calcext:value-type="float">
            <text:p>0</text:p>
          </table:table-cell>
          <table:table-cell table:formula="of:= [.F474] + [.G474]" office:value-type="float" office:value="27120" calcext:value-type="float">
            <text:p>27120</text:p>
          </table:table-cell>
          <table:table-cell table:formula="of:=IF( [.H474] - [.E474] &lt; 0;  [.H474]; [.H474] - [.E474])" office:value-type="float" office:value="24060" calcext:value-type="float">
            <text:p>24060</text:p>
          </table:table-cell>
          <table:table-cell table:formula="of:=IF([.H474] = [.I474]; 1; 0)" office:value-type="float" office:value="0" calcext:value-type="float">
            <text:p>0</text:p>
          </table:table-cell>
          <table:table-cell table:formula="of:=IF([.H474] = [.I474]; [.E47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" office:value-type="date" office:date-value="2021-08-20" calcext:value-type="date">
            <text:p>20.08.2021</text:p>
          </table:table-cell>
          <table:table-cell table:formula="of:=WEEKDAY([.B475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formula="of:=[.I474]" office:value-type="float" office:value="24060" calcext:value-type="float">
            <text:p>24060</text:p>
          </table:table-cell>
          <table:table-cell table:formula="of:=IF([.C474] = [.C475]; 0; IF([.C475] &gt; 5; 5000; 12000))" office:value-type="float" office:value="0" calcext:value-type="float">
            <text:p>0</text:p>
          </table:table-cell>
          <table:table-cell table:formula="of:= [.F475] + [.G475]" office:value-type="float" office:value="24060" calcext:value-type="float">
            <text:p>24060</text:p>
          </table:table-cell>
          <table:table-cell table:formula="of:=IF( [.H475] - [.E475] &lt; 0;  [.H475]; [.H475] - [.E475])" office:value-type="float" office:value="22840" calcext:value-type="float">
            <text:p>22840</text:p>
          </table:table-cell>
          <table:table-cell table:formula="of:=IF([.H475] = [.I475]; 1; 0)" office:value-type="float" office:value="0" calcext:value-type="float">
            <text:p>0</text:p>
          </table:table-cell>
          <table:table-cell table:formula="of:=IF([.H475] = [.I475]; [.E47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 office:value-type="date" office:date-value="2021-08-21" calcext:value-type="date">
            <text:p>21.08.2021</text:p>
          </table:table-cell>
          <table:table-cell table:formula="of:=WEEKDAY([.B476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6590" calcext:value-type="float">
            <text:p>6590</text:p>
          </table:table-cell>
          <table:table-cell table:formula="of:=[.I475]" office:value-type="float" office:value="22840" calcext:value-type="float">
            <text:p>22840</text:p>
          </table:table-cell>
          <table:table-cell table:formula="of:=IF([.C475] = [.C476]; 0; IF([.C476] &gt; 5; 5000; 12000))" office:value-type="float" office:value="5000" calcext:value-type="float">
            <text:p>5000</text:p>
          </table:table-cell>
          <table:table-cell table:formula="of:= [.F476] + [.G476]" office:value-type="float" office:value="27840" calcext:value-type="float">
            <text:p>27840</text:p>
          </table:table-cell>
          <table:table-cell table:formula="of:=IF( [.H476] - [.E476] &lt; 0;  [.H476]; [.H476] - [.E476])" office:value-type="float" office:value="21250" calcext:value-type="float">
            <text:p>21250</text:p>
          </table:table-cell>
          <table:table-cell table:formula="of:=IF([.H476] = [.I476]; 1; 0)" office:value-type="float" office:value="0" calcext:value-type="float">
            <text:p>0</text:p>
          </table:table-cell>
          <table:table-cell table:formula="of:=IF([.H476] = [.I476]; [.E47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 office:value-type="date" office:date-value="2021-08-22" calcext:value-type="date">
            <text:p>22.08.2021</text:p>
          </table:table-cell>
          <table:table-cell table:formula="of:=WEEKDAY([.B477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formula="of:=[.I476]" office:value-type="float" office:value="21250" calcext:value-type="float">
            <text:p>21250</text:p>
          </table:table-cell>
          <table:table-cell table:formula="of:=IF([.C476] = [.C477]; 0; IF([.C477] &gt; 5; 5000; 12000))" office:value-type="float" office:value="5000" calcext:value-type="float">
            <text:p>5000</text:p>
          </table:table-cell>
          <table:table-cell table:formula="of:= [.F477] + [.G477]" office:value-type="float" office:value="26250" calcext:value-type="float">
            <text:p>26250</text:p>
          </table:table-cell>
          <table:table-cell table:formula="of:=IF( [.H477] - [.E477] &lt; 0;  [.H477]; [.H477] - [.E477])" office:value-type="float" office:value="19250" calcext:value-type="float">
            <text:p>19250</text:p>
          </table:table-cell>
          <table:table-cell table:formula="of:=IF([.H477] = [.I477]; 1; 0)" office:value-type="float" office:value="0" calcext:value-type="float">
            <text:p>0</text:p>
          </table:table-cell>
          <table:table-cell table:formula="of:=IF([.H477] = [.I477]; [.E47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 office:value-type="date" office:date-value="2021-08-22" calcext:value-type="date">
            <text:p>22.08.2021</text:p>
          </table:table-cell>
          <table:table-cell table:formula="of:=WEEKDAY([.B478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4530" calcext:value-type="float">
            <text:p>4530</text:p>
          </table:table-cell>
          <table:table-cell table:formula="of:=[.I477]" office:value-type="float" office:value="19250" calcext:value-type="float">
            <text:p>19250</text:p>
          </table:table-cell>
          <table:table-cell table:formula="of:=IF([.C477] = [.C478]; 0; IF([.C478] &gt; 5; 5000; 12000))" office:value-type="float" office:value="0" calcext:value-type="float">
            <text:p>0</text:p>
          </table:table-cell>
          <table:table-cell table:formula="of:= [.F478] + [.G478]" office:value-type="float" office:value="19250" calcext:value-type="float">
            <text:p>19250</text:p>
          </table:table-cell>
          <table:table-cell table:formula="of:=IF( [.H478] - [.E478] &lt; 0;  [.H478]; [.H478] - [.E478])" office:value-type="float" office:value="14720" calcext:value-type="float">
            <text:p>14720</text:p>
          </table:table-cell>
          <table:table-cell table:formula="of:=IF([.H478] = [.I478]; 1; 0)" office:value-type="float" office:value="0" calcext:value-type="float">
            <text:p>0</text:p>
          </table:table-cell>
          <table:table-cell table:formula="of:=IF([.H478] = [.I478]; [.E47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" office:value-type="date" office:date-value="2021-08-22" calcext:value-type="date">
            <text:p>22.08.2021</text:p>
          </table:table-cell>
          <table:table-cell table:formula="of:=WEEKDAY([.B479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5480" calcext:value-type="float">
            <text:p>5480</text:p>
          </table:table-cell>
          <table:table-cell table:formula="of:=[.I478]" office:value-type="float" office:value="14720" calcext:value-type="float">
            <text:p>14720</text:p>
          </table:table-cell>
          <table:table-cell table:formula="of:=IF([.C478] = [.C479]; 0; IF([.C479] &gt; 5; 5000; 12000))" office:value-type="float" office:value="0" calcext:value-type="float">
            <text:p>0</text:p>
          </table:table-cell>
          <table:table-cell table:formula="of:= [.F479] + [.G479]" office:value-type="float" office:value="14720" calcext:value-type="float">
            <text:p>14720</text:p>
          </table:table-cell>
          <table:table-cell table:formula="of:=IF( [.H479] - [.E479] &lt; 0;  [.H479]; [.H479] - [.E479])" office:value-type="float" office:value="9240" calcext:value-type="float">
            <text:p>9240</text:p>
          </table:table-cell>
          <table:table-cell table:formula="of:=IF([.H479] = [.I479]; 1; 0)" office:value-type="float" office:value="0" calcext:value-type="float">
            <text:p>0</text:p>
          </table:table-cell>
          <table:table-cell table:formula="of:=IF([.H479] = [.I479]; [.E47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" office:value-type="date" office:date-value="2021-08-23" calcext:value-type="date">
            <text:p>23.08.2021</text:p>
          </table:table-cell>
          <table:table-cell table:formula="of:=WEEKDAY([.B480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6400" calcext:value-type="float">
            <text:p>6400</text:p>
          </table:table-cell>
          <table:table-cell table:formula="of:=[.I479]" office:value-type="float" office:value="9240" calcext:value-type="float">
            <text:p>9240</text:p>
          </table:table-cell>
          <table:table-cell table:formula="of:=IF([.C479] = [.C480]; 0; IF([.C480] &gt; 5; 5000; 12000))" office:value-type="float" office:value="12000" calcext:value-type="float">
            <text:p>12000</text:p>
          </table:table-cell>
          <table:table-cell table:formula="of:= [.F480] + [.G480]" office:value-type="float" office:value="21240" calcext:value-type="float">
            <text:p>21240</text:p>
          </table:table-cell>
          <table:table-cell table:formula="of:=IF( [.H480] - [.E480] &lt; 0;  [.H480]; [.H480] - [.E480])" office:value-type="float" office:value="14840" calcext:value-type="float">
            <text:p>14840</text:p>
          </table:table-cell>
          <table:table-cell table:formula="of:=IF([.H480] = [.I480]; 1; 0)" office:value-type="float" office:value="0" calcext:value-type="float">
            <text:p>0</text:p>
          </table:table-cell>
          <table:table-cell table:formula="of:=IF([.H480] = [.I480]; [.E48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 office:value-type="date" office:date-value="2021-08-23" calcext:value-type="date">
            <text:p>23.08.2021</text:p>
          </table:table-cell>
          <table:table-cell table:formula="of:=WEEKDAY([.B481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7870" calcext:value-type="float">
            <text:p>7870</text:p>
          </table:table-cell>
          <table:table-cell table:formula="of:=[.I480]" office:value-type="float" office:value="14840" calcext:value-type="float">
            <text:p>14840</text:p>
          </table:table-cell>
          <table:table-cell table:formula="of:=IF([.C480] = [.C481]; 0; IF([.C481] &gt; 5; 5000; 12000))" office:value-type="float" office:value="0" calcext:value-type="float">
            <text:p>0</text:p>
          </table:table-cell>
          <table:table-cell table:formula="of:= [.F481] + [.G481]" office:value-type="float" office:value="14840" calcext:value-type="float">
            <text:p>14840</text:p>
          </table:table-cell>
          <table:table-cell table:formula="of:=IF( [.H481] - [.E481] &lt; 0;  [.H481]; [.H481] - [.E481])" office:value-type="float" office:value="6970" calcext:value-type="float">
            <text:p>6970</text:p>
          </table:table-cell>
          <table:table-cell table:formula="of:=IF([.H481] = [.I481]; 1; 0)" office:value-type="float" office:value="0" calcext:value-type="float">
            <text:p>0</text:p>
          </table:table-cell>
          <table:table-cell table:formula="of:=IF([.H481] = [.I481]; [.E48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 office:value-type="date" office:date-value="2021-08-23" calcext:value-type="date">
            <text:p>23.08.2021</text:p>
          </table:table-cell>
          <table:table-cell table:formula="of:=WEEKDAY([.B482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7490" calcext:value-type="float">
            <text:p>7490</text:p>
          </table:table-cell>
          <table:table-cell table:formula="of:=[.I481]" office:value-type="float" office:value="6970" calcext:value-type="float">
            <text:p>6970</text:p>
          </table:table-cell>
          <table:table-cell table:formula="of:=IF([.C481] = [.C482]; 0; IF([.C482] &gt; 5; 5000; 12000))" office:value-type="float" office:value="0" calcext:value-type="float">
            <text:p>0</text:p>
          </table:table-cell>
          <table:table-cell table:formula="of:= [.F482] + [.G482]" office:value-type="float" office:value="6970" calcext:value-type="float">
            <text:p>6970</text:p>
          </table:table-cell>
          <table:table-cell table:formula="of:=IF( [.H482] - [.E482] &lt; 0;  [.H482]; [.H482] - [.E482])" office:value-type="float" office:value="6970" calcext:value-type="float">
            <text:p>6970</text:p>
          </table:table-cell>
          <table:table-cell table:formula="of:=IF([.H482] = [.I482]; 1; 0)" office:value-type="float" office:value="1" calcext:value-type="float">
            <text:p>1</text:p>
          </table:table-cell>
          <table:table-cell table:formula="of:=IF([.H482] = [.I482]; [.E482]; 0)" office:value-type="float" office:value="7490" calcext:value-type="float">
            <text:p>749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" office:value-type="date" office:date-value="2021-08-24" calcext:value-type="date">
            <text:p>24.08.2021</text:p>
          </table:table-cell>
          <table:table-cell table:formula="of:=WEEKDAY([.B483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6900" calcext:value-type="float">
            <text:p>6900</text:p>
          </table:table-cell>
          <table:table-cell table:formula="of:=[.I482]" office:value-type="float" office:value="6970" calcext:value-type="float">
            <text:p>6970</text:p>
          </table:table-cell>
          <table:table-cell table:formula="of:=IF([.C482] = [.C483]; 0; IF([.C483] &gt; 5; 5000; 12000))" office:value-type="float" office:value="12000" calcext:value-type="float">
            <text:p>12000</text:p>
          </table:table-cell>
          <table:table-cell table:formula="of:= [.F483] + [.G483]" office:value-type="float" office:value="18970" calcext:value-type="float">
            <text:p>18970</text:p>
          </table:table-cell>
          <table:table-cell table:formula="of:=IF( [.H483] - [.E483] &lt; 0;  [.H483]; [.H483] - [.E483])" office:value-type="float" office:value="12070" calcext:value-type="float">
            <text:p>12070</text:p>
          </table:table-cell>
          <table:table-cell table:formula="of:=IF([.H483] = [.I483]; 1; 0)" office:value-type="float" office:value="0" calcext:value-type="float">
            <text:p>0</text:p>
          </table:table-cell>
          <table:table-cell table:formula="of:=IF([.H483] = [.I483]; [.E48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" office:value-type="date" office:date-value="2021-08-24" calcext:value-type="date">
            <text:p>24.08.2021</text:p>
          </table:table-cell>
          <table:table-cell table:formula="of:=WEEKDAY([.B484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5180" calcext:value-type="float">
            <text:p>5180</text:p>
          </table:table-cell>
          <table:table-cell table:formula="of:=[.I483]" office:value-type="float" office:value="12070" calcext:value-type="float">
            <text:p>12070</text:p>
          </table:table-cell>
          <table:table-cell table:formula="of:=IF([.C483] = [.C484]; 0; IF([.C484] &gt; 5; 5000; 12000))" office:value-type="float" office:value="0" calcext:value-type="float">
            <text:p>0</text:p>
          </table:table-cell>
          <table:table-cell table:formula="of:= [.F484] + [.G484]" office:value-type="float" office:value="12070" calcext:value-type="float">
            <text:p>12070</text:p>
          </table:table-cell>
          <table:table-cell table:formula="of:=IF( [.H484] - [.E484] &lt; 0;  [.H484]; [.H484] - [.E484])" office:value-type="float" office:value="6890" calcext:value-type="float">
            <text:p>6890</text:p>
          </table:table-cell>
          <table:table-cell table:formula="of:=IF([.H484] = [.I484]; 1; 0)" office:value-type="float" office:value="0" calcext:value-type="float">
            <text:p>0</text:p>
          </table:table-cell>
          <table:table-cell table:formula="of:=IF([.H484] = [.I484]; [.E48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 office:value-type="date" office:date-value="2021-08-24" calcext:value-type="date">
            <text:p>24.08.2021</text:p>
          </table:table-cell>
          <table:table-cell table:formula="of:=WEEKDAY([.B485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[.I484]" office:value-type="float" office:value="6890" calcext:value-type="float">
            <text:p>6890</text:p>
          </table:table-cell>
          <table:table-cell table:formula="of:=IF([.C484] = [.C485]; 0; IF([.C485] &gt; 5; 5000; 12000))" office:value-type="float" office:value="0" calcext:value-type="float">
            <text:p>0</text:p>
          </table:table-cell>
          <table:table-cell table:formula="of:= [.F485] + [.G485]" office:value-type="float" office:value="6890" calcext:value-type="float">
            <text:p>6890</text:p>
          </table:table-cell>
          <table:table-cell table:formula="of:=IF( [.H485] - [.E485] &lt; 0;  [.H485]; [.H485] - [.E485])" office:value-type="float" office:value="5020" calcext:value-type="float">
            <text:p>5020</text:p>
          </table:table-cell>
          <table:table-cell table:formula="of:=IF([.H485] = [.I485]; 1; 0)" office:value-type="float" office:value="0" calcext:value-type="float">
            <text:p>0</text:p>
          </table:table-cell>
          <table:table-cell table:formula="of:=IF([.H485] = [.I485]; [.E48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 office:value-type="date" office:date-value="2021-08-25" calcext:value-type="date">
            <text:p>25.08.2021</text:p>
          </table:table-cell>
          <table:table-cell table:formula="of:=WEEKDAY([.B486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2520" calcext:value-type="float">
            <text:p>2520</text:p>
          </table:table-cell>
          <table:table-cell table:formula="of:=[.I485]" office:value-type="float" office:value="5020" calcext:value-type="float">
            <text:p>5020</text:p>
          </table:table-cell>
          <table:table-cell table:formula="of:=IF([.C485] = [.C486]; 0; IF([.C486] &gt; 5; 5000; 12000))" office:value-type="float" office:value="12000" calcext:value-type="float">
            <text:p>12000</text:p>
          </table:table-cell>
          <table:table-cell table:formula="of:= [.F486] + [.G486]" office:value-type="float" office:value="17020" calcext:value-type="float">
            <text:p>17020</text:p>
          </table:table-cell>
          <table:table-cell table:formula="of:=IF( [.H486] - [.E486] &lt; 0;  [.H486]; [.H486] - [.E486])" office:value-type="float" office:value="14500" calcext:value-type="float">
            <text:p>14500</text:p>
          </table:table-cell>
          <table:table-cell table:formula="of:=IF([.H486] = [.I486]; 1; 0)" office:value-type="float" office:value="0" calcext:value-type="float">
            <text:p>0</text:p>
          </table:table-cell>
          <table:table-cell table:formula="of:=IF([.H486] = [.I486]; [.E48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 office:value-type="date" office:date-value="2021-08-25" calcext:value-type="date">
            <text:p>25.08.2021</text:p>
          </table:table-cell>
          <table:table-cell table:formula="of:=WEEKDAY([.B487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6360" calcext:value-type="float">
            <text:p>6360</text:p>
          </table:table-cell>
          <table:table-cell table:formula="of:=[.I486]" office:value-type="float" office:value="14500" calcext:value-type="float">
            <text:p>14500</text:p>
          </table:table-cell>
          <table:table-cell table:formula="of:=IF([.C486] = [.C487]; 0; IF([.C487] &gt; 5; 5000; 12000))" office:value-type="float" office:value="0" calcext:value-type="float">
            <text:p>0</text:p>
          </table:table-cell>
          <table:table-cell table:formula="of:= [.F487] + [.G487]" office:value-type="float" office:value="14500" calcext:value-type="float">
            <text:p>14500</text:p>
          </table:table-cell>
          <table:table-cell table:formula="of:=IF( [.H487] - [.E487] &lt; 0;  [.H487]; [.H487] - [.E487])" office:value-type="float" office:value="8140" calcext:value-type="float">
            <text:p>8140</text:p>
          </table:table-cell>
          <table:table-cell table:formula="of:=IF([.H487] = [.I487]; 1; 0)" office:value-type="float" office:value="0" calcext:value-type="float">
            <text:p>0</text:p>
          </table:table-cell>
          <table:table-cell table:formula="of:=IF([.H487] = [.I487]; [.E48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 office:value-type="date" office:date-value="2021-08-26" calcext:value-type="date">
            <text:p>26.08.2021</text:p>
          </table:table-cell>
          <table:table-cell table:formula="of:=WEEKDAY([.B488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8890" calcext:value-type="float">
            <text:p>8890</text:p>
          </table:table-cell>
          <table:table-cell table:formula="of:=[.I487]" office:value-type="float" office:value="8140" calcext:value-type="float">
            <text:p>8140</text:p>
          </table:table-cell>
          <table:table-cell table:formula="of:=IF([.C487] = [.C488]; 0; IF([.C488] &gt; 5; 5000; 12000))" office:value-type="float" office:value="12000" calcext:value-type="float">
            <text:p>12000</text:p>
          </table:table-cell>
          <table:table-cell table:formula="of:= [.F488] + [.G488]" office:value-type="float" office:value="20140" calcext:value-type="float">
            <text:p>20140</text:p>
          </table:table-cell>
          <table:table-cell table:formula="of:=IF( [.H488] - [.E488] &lt; 0;  [.H488]; [.H488] - [.E488])" office:value-type="float" office:value="11250" calcext:value-type="float">
            <text:p>11250</text:p>
          </table:table-cell>
          <table:table-cell table:formula="of:=IF([.H488] = [.I488]; 1; 0)" office:value-type="float" office:value="0" calcext:value-type="float">
            <text:p>0</text:p>
          </table:table-cell>
          <table:table-cell table:formula="of:=IF([.H488] = [.I488]; [.E48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" office:value-type="date" office:date-value="2021-08-27" calcext:value-type="date">
            <text:p>27.08.2021</text:p>
          </table:table-cell>
          <table:table-cell table:formula="of:=WEEKDAY([.B489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1470" calcext:value-type="float">
            <text:p>1470</text:p>
          </table:table-cell>
          <table:table-cell table:formula="of:=[.I488]" office:value-type="float" office:value="11250" calcext:value-type="float">
            <text:p>11250</text:p>
          </table:table-cell>
          <table:table-cell table:formula="of:=IF([.C488] = [.C489]; 0; IF([.C489] &gt; 5; 5000; 12000))" office:value-type="float" office:value="12000" calcext:value-type="float">
            <text:p>12000</text:p>
          </table:table-cell>
          <table:table-cell table:formula="of:= [.F489] + [.G489]" office:value-type="float" office:value="23250" calcext:value-type="float">
            <text:p>23250</text:p>
          </table:table-cell>
          <table:table-cell table:formula="of:=IF( [.H489] - [.E489] &lt; 0;  [.H489]; [.H489] - [.E489])" office:value-type="float" office:value="21780" calcext:value-type="float">
            <text:p>21780</text:p>
          </table:table-cell>
          <table:table-cell table:formula="of:=IF([.H489] = [.I489]; 1; 0)" office:value-type="float" office:value="0" calcext:value-type="float">
            <text:p>0</text:p>
          </table:table-cell>
          <table:table-cell table:formula="of:=IF([.H489] = [.I489]; [.E48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 office:value-type="date" office:date-value="2021-08-28" calcext:value-type="date">
            <text:p>28.08.2021</text:p>
          </table:table-cell>
          <table:table-cell table:formula="of:=WEEKDAY([.B490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2950" calcext:value-type="float">
            <text:p>2950</text:p>
          </table:table-cell>
          <table:table-cell table:formula="of:=[.I489]" office:value-type="float" office:value="21780" calcext:value-type="float">
            <text:p>21780</text:p>
          </table:table-cell>
          <table:table-cell table:formula="of:=IF([.C489] = [.C490]; 0; IF([.C490] &gt; 5; 5000; 12000))" office:value-type="float" office:value="5000" calcext:value-type="float">
            <text:p>5000</text:p>
          </table:table-cell>
          <table:table-cell table:formula="of:= [.F490] + [.G490]" office:value-type="float" office:value="26780" calcext:value-type="float">
            <text:p>26780</text:p>
          </table:table-cell>
          <table:table-cell table:formula="of:=IF( [.H490] - [.E490] &lt; 0;  [.H490]; [.H490] - [.E490])" office:value-type="float" office:value="23830" calcext:value-type="float">
            <text:p>23830</text:p>
          </table:table-cell>
          <table:table-cell table:formula="of:=IF([.H490] = [.I490]; 1; 0)" office:value-type="float" office:value="0" calcext:value-type="float">
            <text:p>0</text:p>
          </table:table-cell>
          <table:table-cell table:formula="of:=IF([.H490] = [.I490]; [.E49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 office:value-type="date" office:date-value="2021-08-28" calcext:value-type="date">
            <text:p>28.08.2021</text:p>
          </table:table-cell>
          <table:table-cell table:formula="of:=WEEKDAY([.B491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6730" calcext:value-type="float">
            <text:p>6730</text:p>
          </table:table-cell>
          <table:table-cell table:formula="of:=[.I490]" office:value-type="float" office:value="23830" calcext:value-type="float">
            <text:p>23830</text:p>
          </table:table-cell>
          <table:table-cell table:formula="of:=IF([.C490] = [.C491]; 0; IF([.C491] &gt; 5; 5000; 12000))" office:value-type="float" office:value="0" calcext:value-type="float">
            <text:p>0</text:p>
          </table:table-cell>
          <table:table-cell table:formula="of:= [.F491] + [.G491]" office:value-type="float" office:value="23830" calcext:value-type="float">
            <text:p>23830</text:p>
          </table:table-cell>
          <table:table-cell table:formula="of:=IF( [.H491] - [.E491] &lt; 0;  [.H491]; [.H491] - [.E491])" office:value-type="float" office:value="17100" calcext:value-type="float">
            <text:p>17100</text:p>
          </table:table-cell>
          <table:table-cell table:formula="of:=IF([.H491] = [.I491]; 1; 0)" office:value-type="float" office:value="0" calcext:value-type="float">
            <text:p>0</text:p>
          </table:table-cell>
          <table:table-cell table:formula="of:=IF([.H491] = [.I491]; [.E49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 office:value-type="date" office:date-value="2021-08-29" calcext:value-type="date">
            <text:p>29.08.2021</text:p>
          </table:table-cell>
          <table:table-cell table:formula="of:=WEEKDAY([.B492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5530" calcext:value-type="float">
            <text:p>5530</text:p>
          </table:table-cell>
          <table:table-cell table:formula="of:=[.I491]" office:value-type="float" office:value="17100" calcext:value-type="float">
            <text:p>17100</text:p>
          </table:table-cell>
          <table:table-cell table:formula="of:=IF([.C491] = [.C492]; 0; IF([.C492] &gt; 5; 5000; 12000))" office:value-type="float" office:value="5000" calcext:value-type="float">
            <text:p>5000</text:p>
          </table:table-cell>
          <table:table-cell table:formula="of:= [.F492] + [.G492]" office:value-type="float" office:value="22100" calcext:value-type="float">
            <text:p>22100</text:p>
          </table:table-cell>
          <table:table-cell table:formula="of:=IF( [.H492] - [.E492] &lt; 0;  [.H492]; [.H492] - [.E492])" office:value-type="float" office:value="16570" calcext:value-type="float">
            <text:p>16570</text:p>
          </table:table-cell>
          <table:table-cell table:formula="of:=IF([.H492] = [.I492]; 1; 0)" office:value-type="float" office:value="0" calcext:value-type="float">
            <text:p>0</text:p>
          </table:table-cell>
          <table:table-cell table:formula="of:=IF([.H492] = [.I492]; [.E49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 office:value-type="date" office:date-value="2021-08-29" calcext:value-type="date">
            <text:p>29.08.2021</text:p>
          </table:table-cell>
          <table:table-cell table:formula="of:=WEEKDAY([.B493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[.I492]" office:value-type="float" office:value="16570" calcext:value-type="float">
            <text:p>16570</text:p>
          </table:table-cell>
          <table:table-cell table:formula="of:=IF([.C492] = [.C493]; 0; IF([.C493] &gt; 5; 5000; 12000))" office:value-type="float" office:value="0" calcext:value-type="float">
            <text:p>0</text:p>
          </table:table-cell>
          <table:table-cell table:formula="of:= [.F493] + [.G493]" office:value-type="float" office:value="16570" calcext:value-type="float">
            <text:p>16570</text:p>
          </table:table-cell>
          <table:table-cell table:formula="of:=IF( [.H493] - [.E493] &lt; 0;  [.H493]; [.H493] - [.E493])" office:value-type="float" office:value="9970" calcext:value-type="float">
            <text:p>9970</text:p>
          </table:table-cell>
          <table:table-cell table:formula="of:=IF([.H493] = [.I493]; 1; 0)" office:value-type="float" office:value="0" calcext:value-type="float">
            <text:p>0</text:p>
          </table:table-cell>
          <table:table-cell table:formula="of:=IF([.H493] = [.I493]; [.E49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" office:value-type="date" office:date-value="2021-08-30" calcext:value-type="date">
            <text:p>30.08.2021</text:p>
          </table:table-cell>
          <table:table-cell table:formula="of:=WEEKDAY([.B494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7740" calcext:value-type="float">
            <text:p>7740</text:p>
          </table:table-cell>
          <table:table-cell table:formula="of:=[.I493]" office:value-type="float" office:value="9970" calcext:value-type="float">
            <text:p>9970</text:p>
          </table:table-cell>
          <table:table-cell table:formula="of:=IF([.C493] = [.C494]; 0; IF([.C494] &gt; 5; 5000; 12000))" office:value-type="float" office:value="12000" calcext:value-type="float">
            <text:p>12000</text:p>
          </table:table-cell>
          <table:table-cell table:formula="of:= [.F494] + [.G494]" office:value-type="float" office:value="21970" calcext:value-type="float">
            <text:p>21970</text:p>
          </table:table-cell>
          <table:table-cell table:formula="of:=IF( [.H494] - [.E494] &lt; 0;  [.H494]; [.H494] - [.E494])" office:value-type="float" office:value="14230" calcext:value-type="float">
            <text:p>14230</text:p>
          </table:table-cell>
          <table:table-cell table:formula="of:=IF([.H494] = [.I494]; 1; 0)" office:value-type="float" office:value="0" calcext:value-type="float">
            <text:p>0</text:p>
          </table:table-cell>
          <table:table-cell table:formula="of:=IF([.H494] = [.I494]; [.E49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 office:value-type="date" office:date-value="2021-08-30" calcext:value-type="date">
            <text:p>30.08.2021</text:p>
          </table:table-cell>
          <table:table-cell table:formula="of:=WEEKDAY([.B495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3800" calcext:value-type="float">
            <text:p>3800</text:p>
          </table:table-cell>
          <table:table-cell table:formula="of:=[.I494]" office:value-type="float" office:value="14230" calcext:value-type="float">
            <text:p>14230</text:p>
          </table:table-cell>
          <table:table-cell table:formula="of:=IF([.C494] = [.C495]; 0; IF([.C495] &gt; 5; 5000; 12000))" office:value-type="float" office:value="0" calcext:value-type="float">
            <text:p>0</text:p>
          </table:table-cell>
          <table:table-cell table:formula="of:= [.F495] + [.G495]" office:value-type="float" office:value="14230" calcext:value-type="float">
            <text:p>14230</text:p>
          </table:table-cell>
          <table:table-cell table:formula="of:=IF( [.H495] - [.E495] &lt; 0;  [.H495]; [.H495] - [.E495])" office:value-type="float" office:value="10430" calcext:value-type="float">
            <text:p>10430</text:p>
          </table:table-cell>
          <table:table-cell table:formula="of:=IF([.H495] = [.I495]; 1; 0)" office:value-type="float" office:value="0" calcext:value-type="float">
            <text:p>0</text:p>
          </table:table-cell>
          <table:table-cell table:formula="of:=IF([.H495] = [.I495]; [.E49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" office:value-type="date" office:date-value="2021-08-30" calcext:value-type="date">
            <text:p>30.08.2021</text:p>
          </table:table-cell>
          <table:table-cell table:formula="of:=WEEKDAY([.B496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7060" calcext:value-type="float">
            <text:p>7060</text:p>
          </table:table-cell>
          <table:table-cell table:formula="of:=[.I495]" office:value-type="float" office:value="10430" calcext:value-type="float">
            <text:p>10430</text:p>
          </table:table-cell>
          <table:table-cell table:formula="of:=IF([.C495] = [.C496]; 0; IF([.C496] &gt; 5; 5000; 12000))" office:value-type="float" office:value="0" calcext:value-type="float">
            <text:p>0</text:p>
          </table:table-cell>
          <table:table-cell table:formula="of:= [.F496] + [.G496]" office:value-type="float" office:value="10430" calcext:value-type="float">
            <text:p>10430</text:p>
          </table:table-cell>
          <table:table-cell table:formula="of:=IF( [.H496] - [.E496] &lt; 0;  [.H496]; [.H496] - [.E496])" office:value-type="float" office:value="3370" calcext:value-type="float">
            <text:p>3370</text:p>
          </table:table-cell>
          <table:table-cell table:formula="of:=IF([.H496] = [.I496]; 1; 0)" office:value-type="float" office:value="0" calcext:value-type="float">
            <text:p>0</text:p>
          </table:table-cell>
          <table:table-cell table:formula="of:=IF([.H496] = [.I496]; [.E49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" office:value-type="date" office:date-value="2021-08-31" calcext:value-type="date">
            <text:p>31.08.2021</text:p>
          </table:table-cell>
          <table:table-cell table:formula="of:=WEEKDAY([.B497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[.I496]" office:value-type="float" office:value="3370" calcext:value-type="float">
            <text:p>3370</text:p>
          </table:table-cell>
          <table:table-cell table:formula="of:=IF([.C496] = [.C497]; 0; IF([.C497] &gt; 5; 5000; 12000))" office:value-type="float" office:value="12000" calcext:value-type="float">
            <text:p>12000</text:p>
          </table:table-cell>
          <table:table-cell table:formula="of:= [.F497] + [.G497]" office:value-type="float" office:value="15370" calcext:value-type="float">
            <text:p>15370</text:p>
          </table:table-cell>
          <table:table-cell table:formula="of:=IF( [.H497] - [.E497] &lt; 0;  [.H497]; [.H497] - [.E497])" office:value-type="float" office:value="10810" calcext:value-type="float">
            <text:p>10810</text:p>
          </table:table-cell>
          <table:table-cell table:formula="of:=IF([.H497] = [.I497]; 1; 0)" office:value-type="float" office:value="0" calcext:value-type="float">
            <text:p>0</text:p>
          </table:table-cell>
          <table:table-cell table:formula="of:=IF([.H497] = [.I497]; [.E49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" office:value-type="date" office:date-value="2021-09-01" calcext:value-type="date">
            <text:p>1.09.2021</text:p>
          </table:table-cell>
          <table:table-cell table:formula="of:=WEEKDAY([.B498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[.I497]" office:value-type="float" office:value="10810" calcext:value-type="float">
            <text:p>10810</text:p>
          </table:table-cell>
          <table:table-cell table:formula="of:=IF([.C497] = [.C498]; 0; IF([.C498] &gt; 5; 5000; 12000))" office:value-type="float" office:value="12000" calcext:value-type="float">
            <text:p>12000</text:p>
          </table:table-cell>
          <table:table-cell table:formula="of:= [.F498] + [.G498]" office:value-type="float" office:value="22810" calcext:value-type="float">
            <text:p>22810</text:p>
          </table:table-cell>
          <table:table-cell table:formula="of:=IF( [.H498] - [.E498] &lt; 0;  [.H498]; [.H498] - [.E498])" office:value-type="float" office:value="18190" calcext:value-type="float">
            <text:p>18190</text:p>
          </table:table-cell>
          <table:table-cell table:formula="of:=IF([.H498] = [.I498]; 1; 0)" office:value-type="float" office:value="0" calcext:value-type="float">
            <text:p>0</text:p>
          </table:table-cell>
          <table:table-cell table:formula="of:=IF([.H498] = [.I498]; [.E49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 office:value-type="date" office:date-value="2021-09-01" calcext:value-type="date">
            <text:p>1.09.2021</text:p>
          </table:table-cell>
          <table:table-cell table:formula="of:=WEEKDAY([.B499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1530" calcext:value-type="float">
            <text:p>1530</text:p>
          </table:table-cell>
          <table:table-cell table:formula="of:=[.I498]" office:value-type="float" office:value="18190" calcext:value-type="float">
            <text:p>18190</text:p>
          </table:table-cell>
          <table:table-cell table:formula="of:=IF([.C498] = [.C499]; 0; IF([.C499] &gt; 5; 5000; 12000))" office:value-type="float" office:value="0" calcext:value-type="float">
            <text:p>0</text:p>
          </table:table-cell>
          <table:table-cell table:formula="of:= [.F499] + [.G499]" office:value-type="float" office:value="18190" calcext:value-type="float">
            <text:p>18190</text:p>
          </table:table-cell>
          <table:table-cell table:formula="of:=IF( [.H499] - [.E499] &lt; 0;  [.H499]; [.H499] - [.E499])" office:value-type="float" office:value="16660" calcext:value-type="float">
            <text:p>16660</text:p>
          </table:table-cell>
          <table:table-cell table:formula="of:=IF([.H499] = [.I499]; 1; 0)" office:value-type="float" office:value="0" calcext:value-type="float">
            <text:p>0</text:p>
          </table:table-cell>
          <table:table-cell table:formula="of:=IF([.H499] = [.I499]; [.E49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 office:value-type="date" office:date-value="2021-09-02" calcext:value-type="date">
            <text:p>2.09.2021</text:p>
          </table:table-cell>
          <table:table-cell table:formula="of:=WEEKDAY([.B500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6920" calcext:value-type="float">
            <text:p>6920</text:p>
          </table:table-cell>
          <table:table-cell table:formula="of:=[.I499]" office:value-type="float" office:value="16660" calcext:value-type="float">
            <text:p>16660</text:p>
          </table:table-cell>
          <table:table-cell table:formula="of:=IF([.C499] = [.C500]; 0; IF([.C500] &gt; 5; 5000; 12000))" office:value-type="float" office:value="12000" calcext:value-type="float">
            <text:p>12000</text:p>
          </table:table-cell>
          <table:table-cell table:formula="of:= [.F500] + [.G500]" office:value-type="float" office:value="28660" calcext:value-type="float">
            <text:p>28660</text:p>
          </table:table-cell>
          <table:table-cell table:formula="of:=IF( [.H500] - [.E500] &lt; 0;  [.H500]; [.H500] - [.E500])" office:value-type="float" office:value="21740" calcext:value-type="float">
            <text:p>21740</text:p>
          </table:table-cell>
          <table:table-cell table:formula="of:=IF([.H500] = [.I500]; 1; 0)" office:value-type="float" office:value="0" calcext:value-type="float">
            <text:p>0</text:p>
          </table:table-cell>
          <table:table-cell table:formula="of:=IF([.H500] = [.I500]; [.E50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date" office:date-value="2021-09-02" calcext:value-type="date">
            <text:p>2.09.2021</text:p>
          </table:table-cell>
          <table:table-cell table:formula="of:=WEEKDAY([.B501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4100" calcext:value-type="float">
            <text:p>4100</text:p>
          </table:table-cell>
          <table:table-cell table:formula="of:=[.I500]" office:value-type="float" office:value="21740" calcext:value-type="float">
            <text:p>21740</text:p>
          </table:table-cell>
          <table:table-cell table:formula="of:=IF([.C500] = [.C501]; 0; IF([.C501] &gt; 5; 5000; 12000))" office:value-type="float" office:value="0" calcext:value-type="float">
            <text:p>0</text:p>
          </table:table-cell>
          <table:table-cell table:formula="of:= [.F501] + [.G501]" office:value-type="float" office:value="21740" calcext:value-type="float">
            <text:p>21740</text:p>
          </table:table-cell>
          <table:table-cell table:formula="of:=IF( [.H501] - [.E501] &lt; 0;  [.H501]; [.H501] - [.E501])" office:value-type="float" office:value="17640" calcext:value-type="float">
            <text:p>17640</text:p>
          </table:table-cell>
          <table:table-cell table:formula="of:=IF([.H501] = [.I501]; 1; 0)" office:value-type="float" office:value="0" calcext:value-type="float">
            <text:p>0</text:p>
          </table:table-cell>
          <table:table-cell table:formula="of:=IF([.H501] = [.I501]; [.E50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 office:value-type="date" office:date-value="2021-09-03" calcext:value-type="date">
            <text:p>3.09.2021</text:p>
          </table:table-cell>
          <table:table-cell table:formula="of:=WEEKDAY([.B502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2870" calcext:value-type="float">
            <text:p>2870</text:p>
          </table:table-cell>
          <table:table-cell table:formula="of:=[.I501]" office:value-type="float" office:value="17640" calcext:value-type="float">
            <text:p>17640</text:p>
          </table:table-cell>
          <table:table-cell table:formula="of:=IF([.C501] = [.C502]; 0; IF([.C502] &gt; 5; 5000; 12000))" office:value-type="float" office:value="12000" calcext:value-type="float">
            <text:p>12000</text:p>
          </table:table-cell>
          <table:table-cell table:formula="of:= [.F502] + [.G502]" office:value-type="float" office:value="29640" calcext:value-type="float">
            <text:p>29640</text:p>
          </table:table-cell>
          <table:table-cell table:formula="of:=IF( [.H502] - [.E502] &lt; 0;  [.H502]; [.H502] - [.E502])" office:value-type="float" office:value="26770" calcext:value-type="float">
            <text:p>26770</text:p>
          </table:table-cell>
          <table:table-cell table:formula="of:=IF([.H502] = [.I502]; 1; 0)" office:value-type="float" office:value="0" calcext:value-type="float">
            <text:p>0</text:p>
          </table:table-cell>
          <table:table-cell table:formula="of:=IF([.H502] = [.I502]; [.E50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 office:value-type="date" office:date-value="2021-09-03" calcext:value-type="date">
            <text:p>3.09.2021</text:p>
          </table:table-cell>
          <table:table-cell table:formula="of:=WEEKDAY([.B503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1160" calcext:value-type="float">
            <text:p>1160</text:p>
          </table:table-cell>
          <table:table-cell table:formula="of:=[.I502]" office:value-type="float" office:value="26770" calcext:value-type="float">
            <text:p>26770</text:p>
          </table:table-cell>
          <table:table-cell table:formula="of:=IF([.C502] = [.C503]; 0; IF([.C503] &gt; 5; 5000; 12000))" office:value-type="float" office:value="0" calcext:value-type="float">
            <text:p>0</text:p>
          </table:table-cell>
          <table:table-cell table:formula="of:= [.F503] + [.G503]" office:value-type="float" office:value="26770" calcext:value-type="float">
            <text:p>26770</text:p>
          </table:table-cell>
          <table:table-cell table:formula="of:=IF( [.H503] - [.E503] &lt; 0;  [.H503]; [.H503] - [.E503])" office:value-type="float" office:value="25610" calcext:value-type="float">
            <text:p>25610</text:p>
          </table:table-cell>
          <table:table-cell table:formula="of:=IF([.H503] = [.I503]; 1; 0)" office:value-type="float" office:value="0" calcext:value-type="float">
            <text:p>0</text:p>
          </table:table-cell>
          <table:table-cell table:formula="of:=IF([.H503] = [.I503]; [.E50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 office:value-type="date" office:date-value="2021-09-03" calcext:value-type="date">
            <text:p>3.09.2021</text:p>
          </table:table-cell>
          <table:table-cell table:formula="of:=WEEKDAY([.B504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8460" calcext:value-type="float">
            <text:p>8460</text:p>
          </table:table-cell>
          <table:table-cell table:formula="of:=[.I503]" office:value-type="float" office:value="25610" calcext:value-type="float">
            <text:p>25610</text:p>
          </table:table-cell>
          <table:table-cell table:formula="of:=IF([.C503] = [.C504]; 0; IF([.C504] &gt; 5; 5000; 12000))" office:value-type="float" office:value="0" calcext:value-type="float">
            <text:p>0</text:p>
          </table:table-cell>
          <table:table-cell table:formula="of:= [.F504] + [.G504]" office:value-type="float" office:value="25610" calcext:value-type="float">
            <text:p>25610</text:p>
          </table:table-cell>
          <table:table-cell table:formula="of:=IF( [.H504] - [.E504] &lt; 0;  [.H504]; [.H504] - [.E504])" office:value-type="float" office:value="17150" calcext:value-type="float">
            <text:p>17150</text:p>
          </table:table-cell>
          <table:table-cell table:formula="of:=IF([.H504] = [.I504]; 1; 0)" office:value-type="float" office:value="0" calcext:value-type="float">
            <text:p>0</text:p>
          </table:table-cell>
          <table:table-cell table:formula="of:=IF([.H504] = [.I504]; [.E50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 office:value-type="date" office:date-value="2021-09-04" calcext:value-type="date">
            <text:p>4.09.2021</text:p>
          </table:table-cell>
          <table:table-cell table:formula="of:=WEEKDAY([.B505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formula="of:=[.I504]" office:value-type="float" office:value="17150" calcext:value-type="float">
            <text:p>17150</text:p>
          </table:table-cell>
          <table:table-cell table:formula="of:=IF([.C504] = [.C505]; 0; IF([.C505] &gt; 5; 5000; 12000))" office:value-type="float" office:value="5000" calcext:value-type="float">
            <text:p>5000</text:p>
          </table:table-cell>
          <table:table-cell table:formula="of:= [.F505] + [.G505]" office:value-type="float" office:value="22150" calcext:value-type="float">
            <text:p>22150</text:p>
          </table:table-cell>
          <table:table-cell table:formula="of:=IF( [.H505] - [.E505] &lt; 0;  [.H505]; [.H505] - [.E505])" office:value-type="float" office:value="15270" calcext:value-type="float">
            <text:p>15270</text:p>
          </table:table-cell>
          <table:table-cell table:formula="of:=IF([.H505] = [.I505]; 1; 0)" office:value-type="float" office:value="0" calcext:value-type="float">
            <text:p>0</text:p>
          </table:table-cell>
          <table:table-cell table:formula="of:=IF([.H505] = [.I505]; [.E50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 office:value-type="date" office:date-value="2021-09-05" calcext:value-type="date">
            <text:p>5.09.2021</text:p>
          </table:table-cell>
          <table:table-cell table:formula="of:=WEEKDAY([.B506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3610" calcext:value-type="float">
            <text:p>3610</text:p>
          </table:table-cell>
          <table:table-cell table:formula="of:=[.I505]" office:value-type="float" office:value="15270" calcext:value-type="float">
            <text:p>15270</text:p>
          </table:table-cell>
          <table:table-cell table:formula="of:=IF([.C505] = [.C506]; 0; IF([.C506] &gt; 5; 5000; 12000))" office:value-type="float" office:value="5000" calcext:value-type="float">
            <text:p>5000</text:p>
          </table:table-cell>
          <table:table-cell table:formula="of:= [.F506] + [.G506]" office:value-type="float" office:value="20270" calcext:value-type="float">
            <text:p>20270</text:p>
          </table:table-cell>
          <table:table-cell table:formula="of:=IF( [.H506] - [.E506] &lt; 0;  [.H506]; [.H506] - [.E506])" office:value-type="float" office:value="16660" calcext:value-type="float">
            <text:p>16660</text:p>
          </table:table-cell>
          <table:table-cell table:formula="of:=IF([.H506] = [.I506]; 1; 0)" office:value-type="float" office:value="0" calcext:value-type="float">
            <text:p>0</text:p>
          </table:table-cell>
          <table:table-cell table:formula="of:=IF([.H506] = [.I506]; [.E50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 office:value-type="date" office:date-value="2021-09-06" calcext:value-type="date">
            <text:p>6.09.2021</text:p>
          </table:table-cell>
          <table:table-cell table:formula="of:=WEEKDAY([.B507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2400" calcext:value-type="float">
            <text:p>2400</text:p>
          </table:table-cell>
          <table:table-cell table:formula="of:=[.I506]" office:value-type="float" office:value="16660" calcext:value-type="float">
            <text:p>16660</text:p>
          </table:table-cell>
          <table:table-cell table:formula="of:=IF([.C506] = [.C507]; 0; IF([.C507] &gt; 5; 5000; 12000))" office:value-type="float" office:value="12000" calcext:value-type="float">
            <text:p>12000</text:p>
          </table:table-cell>
          <table:table-cell table:formula="of:= [.F507] + [.G507]" office:value-type="float" office:value="28660" calcext:value-type="float">
            <text:p>28660</text:p>
          </table:table-cell>
          <table:table-cell table:formula="of:=IF( [.H507] - [.E507] &lt; 0;  [.H507]; [.H507] - [.E507])" office:value-type="float" office:value="26260" calcext:value-type="float">
            <text:p>26260</text:p>
          </table:table-cell>
          <table:table-cell table:formula="of:=IF([.H507] = [.I507]; 1; 0)" office:value-type="float" office:value="0" calcext:value-type="float">
            <text:p>0</text:p>
          </table:table-cell>
          <table:table-cell table:formula="of:=IF([.H507] = [.I507]; [.E50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" office:value-type="date" office:date-value="2021-09-07" calcext:value-type="date">
            <text:p>7.09.2021</text:p>
          </table:table-cell>
          <table:table-cell table:formula="of:=WEEKDAY([.B508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2660" calcext:value-type="float">
            <text:p>2660</text:p>
          </table:table-cell>
          <table:table-cell table:formula="of:=[.I507]" office:value-type="float" office:value="26260" calcext:value-type="float">
            <text:p>26260</text:p>
          </table:table-cell>
          <table:table-cell table:formula="of:=IF([.C507] = [.C508]; 0; IF([.C508] &gt; 5; 5000; 12000))" office:value-type="float" office:value="12000" calcext:value-type="float">
            <text:p>12000</text:p>
          </table:table-cell>
          <table:table-cell table:formula="of:= [.F508] + [.G508]" office:value-type="float" office:value="38260" calcext:value-type="float">
            <text:p>38260</text:p>
          </table:table-cell>
          <table:table-cell table:formula="of:=IF( [.H508] - [.E508] &lt; 0;  [.H508]; [.H508] - [.E508])" office:value-type="float" office:value="35600" calcext:value-type="float">
            <text:p>35600</text:p>
          </table:table-cell>
          <table:table-cell table:formula="of:=IF([.H508] = [.I508]; 1; 0)" office:value-type="float" office:value="0" calcext:value-type="float">
            <text:p>0</text:p>
          </table:table-cell>
          <table:table-cell table:formula="of:=IF([.H508] = [.I508]; [.E50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" office:value-type="date" office:date-value="2021-09-08" calcext:value-type="date">
            <text:p>8.09.2021</text:p>
          </table:table-cell>
          <table:table-cell table:formula="of:=WEEKDAY([.B509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9310" calcext:value-type="float">
            <text:p>9310</text:p>
          </table:table-cell>
          <table:table-cell table:formula="of:=[.I508]" office:value-type="float" office:value="35600" calcext:value-type="float">
            <text:p>35600</text:p>
          </table:table-cell>
          <table:table-cell table:formula="of:=IF([.C508] = [.C509]; 0; IF([.C509] &gt; 5; 5000; 12000))" office:value-type="float" office:value="12000" calcext:value-type="float">
            <text:p>12000</text:p>
          </table:table-cell>
          <table:table-cell table:formula="of:= [.F509] + [.G509]" office:value-type="float" office:value="47600" calcext:value-type="float">
            <text:p>47600</text:p>
          </table:table-cell>
          <table:table-cell table:formula="of:=IF( [.H509] - [.E509] &lt; 0;  [.H509]; [.H509] - [.E509])" office:value-type="float" office:value="38290" calcext:value-type="float">
            <text:p>38290</text:p>
          </table:table-cell>
          <table:table-cell table:formula="of:=IF([.H509] = [.I509]; 1; 0)" office:value-type="float" office:value="0" calcext:value-type="float">
            <text:p>0</text:p>
          </table:table-cell>
          <table:table-cell table:formula="of:=IF([.H509] = [.I509]; [.E50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 office:value-type="date" office:date-value="2021-09-08" calcext:value-type="date">
            <text:p>8.09.2021</text:p>
          </table:table-cell>
          <table:table-cell table:formula="of:=WEEKDAY([.B510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formula="of:=[.I509]" office:value-type="float" office:value="38290" calcext:value-type="float">
            <text:p>38290</text:p>
          </table:table-cell>
          <table:table-cell table:formula="of:=IF([.C509] = [.C510]; 0; IF([.C510] &gt; 5; 5000; 12000))" office:value-type="float" office:value="0" calcext:value-type="float">
            <text:p>0</text:p>
          </table:table-cell>
          <table:table-cell table:formula="of:= [.F510] + [.G510]" office:value-type="float" office:value="38290" calcext:value-type="float">
            <text:p>38290</text:p>
          </table:table-cell>
          <table:table-cell table:formula="of:=IF( [.H510] - [.E510] &lt; 0;  [.H510]; [.H510] - [.E510])" office:value-type="float" office:value="34310" calcext:value-type="float">
            <text:p>34310</text:p>
          </table:table-cell>
          <table:table-cell table:formula="of:=IF([.H510] = [.I510]; 1; 0)" office:value-type="float" office:value="0" calcext:value-type="float">
            <text:p>0</text:p>
          </table:table-cell>
          <table:table-cell table:formula="of:=IF([.H510] = [.I510]; [.E51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 office:value-type="date" office:date-value="2021-09-09" calcext:value-type="date">
            <text:p>9.09.2021</text:p>
          </table:table-cell>
          <table:table-cell table:formula="of:=WEEKDAY([.B511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7000" calcext:value-type="float">
            <text:p>7000</text:p>
          </table:table-cell>
          <table:table-cell table:formula="of:=[.I510]" office:value-type="float" office:value="34310" calcext:value-type="float">
            <text:p>34310</text:p>
          </table:table-cell>
          <table:table-cell table:formula="of:=IF([.C510] = [.C511]; 0; IF([.C511] &gt; 5; 5000; 12000))" office:value-type="float" office:value="12000" calcext:value-type="float">
            <text:p>12000</text:p>
          </table:table-cell>
          <table:table-cell table:formula="of:= [.F511] + [.G511]" office:value-type="float" office:value="46310" calcext:value-type="float">
            <text:p>46310</text:p>
          </table:table-cell>
          <table:table-cell table:formula="of:=IF( [.H511] - [.E511] &lt; 0;  [.H511]; [.H511] - [.E511])" office:value-type="float" office:value="39310" calcext:value-type="float">
            <text:p>39310</text:p>
          </table:table-cell>
          <table:table-cell table:formula="of:=IF([.H511] = [.I511]; 1; 0)" office:value-type="float" office:value="0" calcext:value-type="float">
            <text:p>0</text:p>
          </table:table-cell>
          <table:table-cell table:formula="of:=IF([.H511] = [.I511]; [.E5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 office:value-type="date" office:date-value="2021-09-09" calcext:value-type="date">
            <text:p>9.09.2021</text:p>
          </table:table-cell>
          <table:table-cell table:formula="of:=WEEKDAY([.B512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4660" calcext:value-type="float">
            <text:p>4660</text:p>
          </table:table-cell>
          <table:table-cell table:formula="of:=[.I511]" office:value-type="float" office:value="39310" calcext:value-type="float">
            <text:p>39310</text:p>
          </table:table-cell>
          <table:table-cell table:formula="of:=IF([.C511] = [.C512]; 0; IF([.C512] &gt; 5; 5000; 12000))" office:value-type="float" office:value="0" calcext:value-type="float">
            <text:p>0</text:p>
          </table:table-cell>
          <table:table-cell table:formula="of:= [.F512] + [.G512]" office:value-type="float" office:value="39310" calcext:value-type="float">
            <text:p>39310</text:p>
          </table:table-cell>
          <table:table-cell table:formula="of:=IF( [.H512] - [.E512] &lt; 0;  [.H512]; [.H512] - [.E512])" office:value-type="float" office:value="34650" calcext:value-type="float">
            <text:p>34650</text:p>
          </table:table-cell>
          <table:table-cell table:formula="of:=IF([.H512] = [.I512]; 1; 0)" office:value-type="float" office:value="0" calcext:value-type="float">
            <text:p>0</text:p>
          </table:table-cell>
          <table:table-cell table:formula="of:=IF([.H512] = [.I512]; [.E51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date" office:date-value="2021-09-09" calcext:value-type="date">
            <text:p>9.09.2021</text:p>
          </table:table-cell>
          <table:table-cell table:formula="of:=WEEKDAY([.B513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6620" calcext:value-type="float">
            <text:p>6620</text:p>
          </table:table-cell>
          <table:table-cell table:formula="of:=[.I512]" office:value-type="float" office:value="34650" calcext:value-type="float">
            <text:p>34650</text:p>
          </table:table-cell>
          <table:table-cell table:formula="of:=IF([.C512] = [.C513]; 0; IF([.C513] &gt; 5; 5000; 12000))" office:value-type="float" office:value="0" calcext:value-type="float">
            <text:p>0</text:p>
          </table:table-cell>
          <table:table-cell table:formula="of:= [.F513] + [.G513]" office:value-type="float" office:value="34650" calcext:value-type="float">
            <text:p>34650</text:p>
          </table:table-cell>
          <table:table-cell table:formula="of:=IF( [.H513] - [.E513] &lt; 0;  [.H513]; [.H513] - [.E513])" office:value-type="float" office:value="28030" calcext:value-type="float">
            <text:p>28030</text:p>
          </table:table-cell>
          <table:table-cell table:formula="of:=IF([.H513] = [.I513]; 1; 0)" office:value-type="float" office:value="0" calcext:value-type="float">
            <text:p>0</text:p>
          </table:table-cell>
          <table:table-cell table:formula="of:=IF([.H513] = [.I513]; [.E51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 office:value-type="date" office:date-value="2021-09-10" calcext:value-type="date">
            <text:p>10.09.2021</text:p>
          </table:table-cell>
          <table:table-cell table:formula="of:=WEEKDAY([.B514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1690" calcext:value-type="float">
            <text:p>1690</text:p>
          </table:table-cell>
          <table:table-cell table:formula="of:=[.I513]" office:value-type="float" office:value="28030" calcext:value-type="float">
            <text:p>28030</text:p>
          </table:table-cell>
          <table:table-cell table:formula="of:=IF([.C513] = [.C514]; 0; IF([.C514] &gt; 5; 5000; 12000))" office:value-type="float" office:value="12000" calcext:value-type="float">
            <text:p>12000</text:p>
          </table:table-cell>
          <table:table-cell table:formula="of:= [.F514] + [.G514]" office:value-type="float" office:value="40030" calcext:value-type="float">
            <text:p>40030</text:p>
          </table:table-cell>
          <table:table-cell table:formula="of:=IF( [.H514] - [.E514] &lt; 0;  [.H514]; [.H514] - [.E514])" office:value-type="float" office:value="38340" calcext:value-type="float">
            <text:p>38340</text:p>
          </table:table-cell>
          <table:table-cell table:formula="of:=IF([.H514] = [.I514]; 1; 0)" office:value-type="float" office:value="0" calcext:value-type="float">
            <text:p>0</text:p>
          </table:table-cell>
          <table:table-cell table:formula="of:=IF([.H514] = [.I514]; [.E51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 office:value-type="date" office:date-value="2021-09-10" calcext:value-type="date">
            <text:p>10.09.2021</text:p>
          </table:table-cell>
          <table:table-cell table:formula="of:=WEEKDAY([.B515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6080" calcext:value-type="float">
            <text:p>6080</text:p>
          </table:table-cell>
          <table:table-cell table:formula="of:=[.I514]" office:value-type="float" office:value="38340" calcext:value-type="float">
            <text:p>38340</text:p>
          </table:table-cell>
          <table:table-cell table:formula="of:=IF([.C514] = [.C515]; 0; IF([.C515] &gt; 5; 5000; 12000))" office:value-type="float" office:value="0" calcext:value-type="float">
            <text:p>0</text:p>
          </table:table-cell>
          <table:table-cell table:formula="of:= [.F515] + [.G515]" office:value-type="float" office:value="38340" calcext:value-type="float">
            <text:p>38340</text:p>
          </table:table-cell>
          <table:table-cell table:formula="of:=IF( [.H515] - [.E515] &lt; 0;  [.H515]; [.H515] - [.E515])" office:value-type="float" office:value="32260" calcext:value-type="float">
            <text:p>32260</text:p>
          </table:table-cell>
          <table:table-cell table:formula="of:=IF([.H515] = [.I515]; 1; 0)" office:value-type="float" office:value="0" calcext:value-type="float">
            <text:p>0</text:p>
          </table:table-cell>
          <table:table-cell table:formula="of:=IF([.H515] = [.I515]; [.E51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 office:value-type="date" office:date-value="2021-09-11" calcext:value-type="date">
            <text:p>11.09.2021</text:p>
          </table:table-cell>
          <table:table-cell table:formula="of:=WEEKDAY([.B516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[.I515]" office:value-type="float" office:value="32260" calcext:value-type="float">
            <text:p>32260</text:p>
          </table:table-cell>
          <table:table-cell table:formula="of:=IF([.C515] = [.C516]; 0; IF([.C516] &gt; 5; 5000; 12000))" office:value-type="float" office:value="5000" calcext:value-type="float">
            <text:p>5000</text:p>
          </table:table-cell>
          <table:table-cell table:formula="of:= [.F516] + [.G516]" office:value-type="float" office:value="37260" calcext:value-type="float">
            <text:p>37260</text:p>
          </table:table-cell>
          <table:table-cell table:formula="of:=IF( [.H516] - [.E516] &lt; 0;  [.H516]; [.H516] - [.E516])" office:value-type="float" office:value="35290" calcext:value-type="float">
            <text:p>35290</text:p>
          </table:table-cell>
          <table:table-cell table:formula="of:=IF([.H516] = [.I516]; 1; 0)" office:value-type="float" office:value="0" calcext:value-type="float">
            <text:p>0</text:p>
          </table:table-cell>
          <table:table-cell table:formula="of:=IF([.H516] = [.I516]; [.E51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 office:value-type="date" office:date-value="2021-09-11" calcext:value-type="date">
            <text:p>11.09.2021</text:p>
          </table:table-cell>
          <table:table-cell table:formula="of:=WEEKDAY([.B517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4320" calcext:value-type="float">
            <text:p>4320</text:p>
          </table:table-cell>
          <table:table-cell table:formula="of:=[.I516]" office:value-type="float" office:value="35290" calcext:value-type="float">
            <text:p>35290</text:p>
          </table:table-cell>
          <table:table-cell table:formula="of:=IF([.C516] = [.C517]; 0; IF([.C517] &gt; 5; 5000; 12000))" office:value-type="float" office:value="0" calcext:value-type="float">
            <text:p>0</text:p>
          </table:table-cell>
          <table:table-cell table:formula="of:= [.F517] + [.G517]" office:value-type="float" office:value="35290" calcext:value-type="float">
            <text:p>35290</text:p>
          </table:table-cell>
          <table:table-cell table:formula="of:=IF( [.H517] - [.E517] &lt; 0;  [.H517]; [.H517] - [.E517])" office:value-type="float" office:value="30970" calcext:value-type="float">
            <text:p>30970</text:p>
          </table:table-cell>
          <table:table-cell table:formula="of:=IF([.H517] = [.I517]; 1; 0)" office:value-type="float" office:value="0" calcext:value-type="float">
            <text:p>0</text:p>
          </table:table-cell>
          <table:table-cell table:formula="of:=IF([.H517] = [.I517]; [.E51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" office:value-type="date" office:date-value="2021-09-11" calcext:value-type="date">
            <text:p>11.09.2021</text:p>
          </table:table-cell>
          <table:table-cell table:formula="of:=WEEKDAY([.B518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3310" calcext:value-type="float">
            <text:p>3310</text:p>
          </table:table-cell>
          <table:table-cell table:formula="of:=[.I517]" office:value-type="float" office:value="30970" calcext:value-type="float">
            <text:p>30970</text:p>
          </table:table-cell>
          <table:table-cell table:formula="of:=IF([.C517] = [.C518]; 0; IF([.C518] &gt; 5; 5000; 12000))" office:value-type="float" office:value="0" calcext:value-type="float">
            <text:p>0</text:p>
          </table:table-cell>
          <table:table-cell table:formula="of:= [.F518] + [.G518]" office:value-type="float" office:value="30970" calcext:value-type="float">
            <text:p>30970</text:p>
          </table:table-cell>
          <table:table-cell table:formula="of:=IF( [.H518] - [.E518] &lt; 0;  [.H518]; [.H518] - [.E518])" office:value-type="float" office:value="27660" calcext:value-type="float">
            <text:p>27660</text:p>
          </table:table-cell>
          <table:table-cell table:formula="of:=IF([.H518] = [.I518]; 1; 0)" office:value-type="float" office:value="0" calcext:value-type="float">
            <text:p>0</text:p>
          </table:table-cell>
          <table:table-cell table:formula="of:=IF([.H518] = [.I518]; [.E51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 office:value-type="date" office:date-value="2021-09-12" calcext:value-type="date">
            <text:p>12.09.2021</text:p>
          </table:table-cell>
          <table:table-cell table:formula="of:=WEEKDAY([.B519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[.I518]" office:value-type="float" office:value="27660" calcext:value-type="float">
            <text:p>27660</text:p>
          </table:table-cell>
          <table:table-cell table:formula="of:=IF([.C518] = [.C519]; 0; IF([.C519] &gt; 5; 5000; 12000))" office:value-type="float" office:value="5000" calcext:value-type="float">
            <text:p>5000</text:p>
          </table:table-cell>
          <table:table-cell table:formula="of:= [.F519] + [.G519]" office:value-type="float" office:value="32660" calcext:value-type="float">
            <text:p>32660</text:p>
          </table:table-cell>
          <table:table-cell table:formula="of:=IF( [.H519] - [.E519] &lt; 0;  [.H519]; [.H519] - [.E519])" office:value-type="float" office:value="29110" calcext:value-type="float">
            <text:p>29110</text:p>
          </table:table-cell>
          <table:table-cell table:formula="of:=IF([.H519] = [.I519]; 1; 0)" office:value-type="float" office:value="0" calcext:value-type="float">
            <text:p>0</text:p>
          </table:table-cell>
          <table:table-cell table:formula="of:=IF([.H519] = [.I519]; [.E51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 office:value-type="date" office:date-value="2021-09-12" calcext:value-type="date">
            <text:p>12.09.2021</text:p>
          </table:table-cell>
          <table:table-cell table:formula="of:=WEEKDAY([.B520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5210" calcext:value-type="float">
            <text:p>5210</text:p>
          </table:table-cell>
          <table:table-cell table:formula="of:=[.I519]" office:value-type="float" office:value="29110" calcext:value-type="float">
            <text:p>29110</text:p>
          </table:table-cell>
          <table:table-cell table:formula="of:=IF([.C519] = [.C520]; 0; IF([.C520] &gt; 5; 5000; 12000))" office:value-type="float" office:value="0" calcext:value-type="float">
            <text:p>0</text:p>
          </table:table-cell>
          <table:table-cell table:formula="of:= [.F520] + [.G520]" office:value-type="float" office:value="29110" calcext:value-type="float">
            <text:p>29110</text:p>
          </table:table-cell>
          <table:table-cell table:formula="of:=IF( [.H520] - [.E520] &lt; 0;  [.H520]; [.H520] - [.E520])" office:value-type="float" office:value="23900" calcext:value-type="float">
            <text:p>23900</text:p>
          </table:table-cell>
          <table:table-cell table:formula="of:=IF([.H520] = [.I520]; 1; 0)" office:value-type="float" office:value="0" calcext:value-type="float">
            <text:p>0</text:p>
          </table:table-cell>
          <table:table-cell table:formula="of:=IF([.H520] = [.I520]; [.E52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 office:value-type="date" office:date-value="2021-09-12" calcext:value-type="date">
            <text:p>12.09.2021</text:p>
          </table:table-cell>
          <table:table-cell table:formula="of:=WEEKDAY([.B521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2990" calcext:value-type="float">
            <text:p>2990</text:p>
          </table:table-cell>
          <table:table-cell table:formula="of:=[.I520]" office:value-type="float" office:value="23900" calcext:value-type="float">
            <text:p>23900</text:p>
          </table:table-cell>
          <table:table-cell table:formula="of:=IF([.C520] = [.C521]; 0; IF([.C521] &gt; 5; 5000; 12000))" office:value-type="float" office:value="0" calcext:value-type="float">
            <text:p>0</text:p>
          </table:table-cell>
          <table:table-cell table:formula="of:= [.F521] + [.G521]" office:value-type="float" office:value="23900" calcext:value-type="float">
            <text:p>23900</text:p>
          </table:table-cell>
          <table:table-cell table:formula="of:=IF( [.H521] - [.E521] &lt; 0;  [.H521]; [.H521] - [.E521])" office:value-type="float" office:value="20910" calcext:value-type="float">
            <text:p>20910</text:p>
          </table:table-cell>
          <table:table-cell table:formula="of:=IF([.H521] = [.I521]; 1; 0)" office:value-type="float" office:value="0" calcext:value-type="float">
            <text:p>0</text:p>
          </table:table-cell>
          <table:table-cell table:formula="of:=IF([.H521] = [.I521]; [.E52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 office:value-type="date" office:date-value="2021-09-13" calcext:value-type="date">
            <text:p>13.09.2021</text:p>
          </table:table-cell>
          <table:table-cell table:formula="of:=WEEKDAY([.B522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7890" calcext:value-type="float">
            <text:p>7890</text:p>
          </table:table-cell>
          <table:table-cell table:formula="of:=[.I521]" office:value-type="float" office:value="20910" calcext:value-type="float">
            <text:p>20910</text:p>
          </table:table-cell>
          <table:table-cell table:formula="of:=IF([.C521] = [.C522]; 0; IF([.C522] &gt; 5; 5000; 12000))" office:value-type="float" office:value="12000" calcext:value-type="float">
            <text:p>12000</text:p>
          </table:table-cell>
          <table:table-cell table:formula="of:= [.F522] + [.G522]" office:value-type="float" office:value="32910" calcext:value-type="float">
            <text:p>32910</text:p>
          </table:table-cell>
          <table:table-cell table:formula="of:=IF( [.H522] - [.E522] &lt; 0;  [.H522]; [.H522] - [.E522])" office:value-type="float" office:value="25020" calcext:value-type="float">
            <text:p>25020</text:p>
          </table:table-cell>
          <table:table-cell table:formula="of:=IF([.H522] = [.I522]; 1; 0)" office:value-type="float" office:value="0" calcext:value-type="float">
            <text:p>0</text:p>
          </table:table-cell>
          <table:table-cell table:formula="of:=IF([.H522] = [.I522]; [.E52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 office:value-type="date" office:date-value="2021-09-13" calcext:value-type="date">
            <text:p>13.09.2021</text:p>
          </table:table-cell>
          <table:table-cell table:formula="of:=WEEKDAY([.B523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3440" calcext:value-type="float">
            <text:p>3440</text:p>
          </table:table-cell>
          <table:table-cell table:formula="of:=[.I522]" office:value-type="float" office:value="25020" calcext:value-type="float">
            <text:p>25020</text:p>
          </table:table-cell>
          <table:table-cell table:formula="of:=IF([.C522] = [.C523]; 0; IF([.C523] &gt; 5; 5000; 12000))" office:value-type="float" office:value="0" calcext:value-type="float">
            <text:p>0</text:p>
          </table:table-cell>
          <table:table-cell table:formula="of:= [.F523] + [.G523]" office:value-type="float" office:value="25020" calcext:value-type="float">
            <text:p>25020</text:p>
          </table:table-cell>
          <table:table-cell table:formula="of:=IF( [.H523] - [.E523] &lt; 0;  [.H523]; [.H523] - [.E523])" office:value-type="float" office:value="21580" calcext:value-type="float">
            <text:p>21580</text:p>
          </table:table-cell>
          <table:table-cell table:formula="of:=IF([.H523] = [.I523]; 1; 0)" office:value-type="float" office:value="0" calcext:value-type="float">
            <text:p>0</text:p>
          </table:table-cell>
          <table:table-cell table:formula="of:=IF([.H523] = [.I523]; [.E52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 office:value-type="date" office:date-value="2021-09-13" calcext:value-type="date">
            <text:p>13.09.2021</text:p>
          </table:table-cell>
          <table:table-cell table:formula="of:=WEEKDAY([.B524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6170" calcext:value-type="float">
            <text:p>6170</text:p>
          </table:table-cell>
          <table:table-cell table:formula="of:=[.I523]" office:value-type="float" office:value="21580" calcext:value-type="float">
            <text:p>21580</text:p>
          </table:table-cell>
          <table:table-cell table:formula="of:=IF([.C523] = [.C524]; 0; IF([.C524] &gt; 5; 5000; 12000))" office:value-type="float" office:value="0" calcext:value-type="float">
            <text:p>0</text:p>
          </table:table-cell>
          <table:table-cell table:formula="of:= [.F524] + [.G524]" office:value-type="float" office:value="21580" calcext:value-type="float">
            <text:p>21580</text:p>
          </table:table-cell>
          <table:table-cell table:formula="of:=IF( [.H524] - [.E524] &lt; 0;  [.H524]; [.H524] - [.E524])" office:value-type="float" office:value="15410" calcext:value-type="float">
            <text:p>15410</text:p>
          </table:table-cell>
          <table:table-cell table:formula="of:=IF([.H524] = [.I524]; 1; 0)" office:value-type="float" office:value="0" calcext:value-type="float">
            <text:p>0</text:p>
          </table:table-cell>
          <table:table-cell table:formula="of:=IF([.H524] = [.I524]; [.E52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 office:value-type="date" office:date-value="2021-09-14" calcext:value-type="date">
            <text:p>14.09.2021</text:p>
          </table:table-cell>
          <table:table-cell table:formula="of:=WEEKDAY([.B525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[.I524]" office:value-type="float" office:value="15410" calcext:value-type="float">
            <text:p>15410</text:p>
          </table:table-cell>
          <table:table-cell table:formula="of:=IF([.C524] = [.C525]; 0; IF([.C525] &gt; 5; 5000; 12000))" office:value-type="float" office:value="12000" calcext:value-type="float">
            <text:p>12000</text:p>
          </table:table-cell>
          <table:table-cell table:formula="of:= [.F525] + [.G525]" office:value-type="float" office:value="27410" calcext:value-type="float">
            <text:p>27410</text:p>
          </table:table-cell>
          <table:table-cell table:formula="of:=IF( [.H525] - [.E525] &lt; 0;  [.H525]; [.H525] - [.E525])" office:value-type="float" office:value="19180" calcext:value-type="float">
            <text:p>19180</text:p>
          </table:table-cell>
          <table:table-cell table:formula="of:=IF([.H525] = [.I525]; 1; 0)" office:value-type="float" office:value="0" calcext:value-type="float">
            <text:p>0</text:p>
          </table:table-cell>
          <table:table-cell table:formula="of:=IF([.H525] = [.I525]; [.E52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" office:value-type="date" office:date-value="2021-09-15" calcext:value-type="date">
            <text:p>15.09.2021</text:p>
          </table:table-cell>
          <table:table-cell table:formula="of:=WEEKDAY([.B526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4710" calcext:value-type="float">
            <text:p>4710</text:p>
          </table:table-cell>
          <table:table-cell table:formula="of:=[.I525]" office:value-type="float" office:value="19180" calcext:value-type="float">
            <text:p>19180</text:p>
          </table:table-cell>
          <table:table-cell table:formula="of:=IF([.C525] = [.C526]; 0; IF([.C526] &gt; 5; 5000; 12000))" office:value-type="float" office:value="12000" calcext:value-type="float">
            <text:p>12000</text:p>
          </table:table-cell>
          <table:table-cell table:formula="of:= [.F526] + [.G526]" office:value-type="float" office:value="31180" calcext:value-type="float">
            <text:p>31180</text:p>
          </table:table-cell>
          <table:table-cell table:formula="of:=IF( [.H526] - [.E526] &lt; 0;  [.H526]; [.H526] - [.E526])" office:value-type="float" office:value="26470" calcext:value-type="float">
            <text:p>26470</text:p>
          </table:table-cell>
          <table:table-cell table:formula="of:=IF([.H526] = [.I526]; 1; 0)" office:value-type="float" office:value="0" calcext:value-type="float">
            <text:p>0</text:p>
          </table:table-cell>
          <table:table-cell table:formula="of:=IF([.H526] = [.I526]; [.E52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 office:value-type="date" office:date-value="2021-09-15" calcext:value-type="date">
            <text:p>15.09.2021</text:p>
          </table:table-cell>
          <table:table-cell table:formula="of:=WEEKDAY([.B527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formula="of:=[.I526]" office:value-type="float" office:value="26470" calcext:value-type="float">
            <text:p>26470</text:p>
          </table:table-cell>
          <table:table-cell table:formula="of:=IF([.C526] = [.C527]; 0; IF([.C527] &gt; 5; 5000; 12000))" office:value-type="float" office:value="0" calcext:value-type="float">
            <text:p>0</text:p>
          </table:table-cell>
          <table:table-cell table:formula="of:= [.F527] + [.G527]" office:value-type="float" office:value="26470" calcext:value-type="float">
            <text:p>26470</text:p>
          </table:table-cell>
          <table:table-cell table:formula="of:=IF( [.H527] - [.E527] &lt; 0;  [.H527]; [.H527] - [.E527])" office:value-type="float" office:value="20600" calcext:value-type="float">
            <text:p>20600</text:p>
          </table:table-cell>
          <table:table-cell table:formula="of:=IF([.H527] = [.I527]; 1; 0)" office:value-type="float" office:value="0" calcext:value-type="float">
            <text:p>0</text:p>
          </table:table-cell>
          <table:table-cell table:formula="of:=IF([.H527] = [.I527]; [.E52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 office:value-type="date" office:date-value="2021-09-15" calcext:value-type="date">
            <text:p>15.09.2021</text:p>
          </table:table-cell>
          <table:table-cell table:formula="of:=WEEKDAY([.B528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4400" calcext:value-type="float">
            <text:p>4400</text:p>
          </table:table-cell>
          <table:table-cell table:formula="of:=[.I527]" office:value-type="float" office:value="20600" calcext:value-type="float">
            <text:p>20600</text:p>
          </table:table-cell>
          <table:table-cell table:formula="of:=IF([.C527] = [.C528]; 0; IF([.C528] &gt; 5; 5000; 12000))" office:value-type="float" office:value="0" calcext:value-type="float">
            <text:p>0</text:p>
          </table:table-cell>
          <table:table-cell table:formula="of:= [.F528] + [.G528]" office:value-type="float" office:value="20600" calcext:value-type="float">
            <text:p>20600</text:p>
          </table:table-cell>
          <table:table-cell table:formula="of:=IF( [.H528] - [.E528] &lt; 0;  [.H528]; [.H528] - [.E528])" office:value-type="float" office:value="16200" calcext:value-type="float">
            <text:p>16200</text:p>
          </table:table-cell>
          <table:table-cell table:formula="of:=IF([.H528] = [.I528]; 1; 0)" office:value-type="float" office:value="0" calcext:value-type="float">
            <text:p>0</text:p>
          </table:table-cell>
          <table:table-cell table:formula="of:=IF([.H528] = [.I528]; [.E52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" office:value-type="date" office:date-value="2021-09-16" calcext:value-type="date">
            <text:p>16.09.2021</text:p>
          </table:table-cell>
          <table:table-cell table:formula="of:=WEEKDAY([.B529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9580" calcext:value-type="float">
            <text:p>9580</text:p>
          </table:table-cell>
          <table:table-cell table:formula="of:=[.I528]" office:value-type="float" office:value="16200" calcext:value-type="float">
            <text:p>16200</text:p>
          </table:table-cell>
          <table:table-cell table:formula="of:=IF([.C528] = [.C529]; 0; IF([.C529] &gt; 5; 5000; 12000))" office:value-type="float" office:value="12000" calcext:value-type="float">
            <text:p>12000</text:p>
          </table:table-cell>
          <table:table-cell table:formula="of:= [.F529] + [.G529]" office:value-type="float" office:value="28200" calcext:value-type="float">
            <text:p>28200</text:p>
          </table:table-cell>
          <table:table-cell table:formula="of:=IF( [.H529] - [.E529] &lt; 0;  [.H529]; [.H529] - [.E529])" office:value-type="float" office:value="18620" calcext:value-type="float">
            <text:p>18620</text:p>
          </table:table-cell>
          <table:table-cell table:formula="of:=IF([.H529] = [.I529]; 1; 0)" office:value-type="float" office:value="0" calcext:value-type="float">
            <text:p>0</text:p>
          </table:table-cell>
          <table:table-cell table:formula="of:=IF([.H529] = [.I529]; [.E52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" office:value-type="date" office:date-value="2021-09-17" calcext:value-type="date">
            <text:p>17.09.2021</text:p>
          </table:table-cell>
          <table:table-cell table:formula="of:=WEEKDAY([.B530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6730" calcext:value-type="float">
            <text:p>6730</text:p>
          </table:table-cell>
          <table:table-cell table:formula="of:=[.I529]" office:value-type="float" office:value="18620" calcext:value-type="float">
            <text:p>18620</text:p>
          </table:table-cell>
          <table:table-cell table:formula="of:=IF([.C529] = [.C530]; 0; IF([.C530] &gt; 5; 5000; 12000))" office:value-type="float" office:value="12000" calcext:value-type="float">
            <text:p>12000</text:p>
          </table:table-cell>
          <table:table-cell table:formula="of:= [.F530] + [.G530]" office:value-type="float" office:value="30620" calcext:value-type="float">
            <text:p>30620</text:p>
          </table:table-cell>
          <table:table-cell table:formula="of:=IF( [.H530] - [.E530] &lt; 0;  [.H530]; [.H530] - [.E530])" office:value-type="float" office:value="23890" calcext:value-type="float">
            <text:p>23890</text:p>
          </table:table-cell>
          <table:table-cell table:formula="of:=IF([.H530] = [.I530]; 1; 0)" office:value-type="float" office:value="0" calcext:value-type="float">
            <text:p>0</text:p>
          </table:table-cell>
          <table:table-cell table:formula="of:=IF([.H530] = [.I530]; [.E53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 office:value-type="date" office:date-value="2021-09-17" calcext:value-type="date">
            <text:p>17.09.2021</text:p>
          </table:table-cell>
          <table:table-cell table:formula="of:=WEEKDAY([.B531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3320" calcext:value-type="float">
            <text:p>3320</text:p>
          </table:table-cell>
          <table:table-cell table:formula="of:=[.I530]" office:value-type="float" office:value="23890" calcext:value-type="float">
            <text:p>23890</text:p>
          </table:table-cell>
          <table:table-cell table:formula="of:=IF([.C530] = [.C531]; 0; IF([.C531] &gt; 5; 5000; 12000))" office:value-type="float" office:value="0" calcext:value-type="float">
            <text:p>0</text:p>
          </table:table-cell>
          <table:table-cell table:formula="of:= [.F531] + [.G531]" office:value-type="float" office:value="23890" calcext:value-type="float">
            <text:p>23890</text:p>
          </table:table-cell>
          <table:table-cell table:formula="of:=IF( [.H531] - [.E531] &lt; 0;  [.H531]; [.H531] - [.E531])" office:value-type="float" office:value="20570" calcext:value-type="float">
            <text:p>20570</text:p>
          </table:table-cell>
          <table:table-cell table:formula="of:=IF([.H531] = [.I531]; 1; 0)" office:value-type="float" office:value="0" calcext:value-type="float">
            <text:p>0</text:p>
          </table:table-cell>
          <table:table-cell table:formula="of:=IF([.H531] = [.I531]; [.E53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 office:value-type="date" office:date-value="2021-09-17" calcext:value-type="date">
            <text:p>17.09.2021</text:p>
          </table:table-cell>
          <table:table-cell table:formula="of:=WEEKDAY([.B532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7580" calcext:value-type="float">
            <text:p>7580</text:p>
          </table:table-cell>
          <table:table-cell table:formula="of:=[.I531]" office:value-type="float" office:value="20570" calcext:value-type="float">
            <text:p>20570</text:p>
          </table:table-cell>
          <table:table-cell table:formula="of:=IF([.C531] = [.C532]; 0; IF([.C532] &gt; 5; 5000; 12000))" office:value-type="float" office:value="0" calcext:value-type="float">
            <text:p>0</text:p>
          </table:table-cell>
          <table:table-cell table:formula="of:= [.F532] + [.G532]" office:value-type="float" office:value="20570" calcext:value-type="float">
            <text:p>20570</text:p>
          </table:table-cell>
          <table:table-cell table:formula="of:=IF( [.H532] - [.E532] &lt; 0;  [.H532]; [.H532] - [.E532])" office:value-type="float" office:value="12990" calcext:value-type="float">
            <text:p>12990</text:p>
          </table:table-cell>
          <table:table-cell table:formula="of:=IF([.H532] = [.I532]; 1; 0)" office:value-type="float" office:value="0" calcext:value-type="float">
            <text:p>0</text:p>
          </table:table-cell>
          <table:table-cell table:formula="of:=IF([.H532] = [.I532]; [.E53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 office:value-type="date" office:date-value="2021-09-18" calcext:value-type="date">
            <text:p>18.09.2021</text:p>
          </table:table-cell>
          <table:table-cell table:formula="of:=WEEKDAY([.B533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formula="of:=[.I532]" office:value-type="float" office:value="12990" calcext:value-type="float">
            <text:p>12990</text:p>
          </table:table-cell>
          <table:table-cell table:formula="of:=IF([.C532] = [.C533]; 0; IF([.C533] &gt; 5; 5000; 12000))" office:value-type="float" office:value="5000" calcext:value-type="float">
            <text:p>5000</text:p>
          </table:table-cell>
          <table:table-cell table:formula="of:= [.F533] + [.G533]" office:value-type="float" office:value="17990" calcext:value-type="float">
            <text:p>17990</text:p>
          </table:table-cell>
          <table:table-cell table:formula="of:=IF( [.H533] - [.E533] &lt; 0;  [.H533]; [.H533] - [.E533])" office:value-type="float" office:value="10340" calcext:value-type="float">
            <text:p>10340</text:p>
          </table:table-cell>
          <table:table-cell table:formula="of:=IF([.H533] = [.I533]; 1; 0)" office:value-type="float" office:value="0" calcext:value-type="float">
            <text:p>0</text:p>
          </table:table-cell>
          <table:table-cell table:formula="of:=IF([.H533] = [.I533]; [.E53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 office:value-type="date" office:date-value="2021-09-18" calcext:value-type="date">
            <text:p>18.09.2021</text:p>
          </table:table-cell>
          <table:table-cell table:formula="of:=WEEKDAY([.B534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2640" calcext:value-type="float">
            <text:p>2640</text:p>
          </table:table-cell>
          <table:table-cell table:formula="of:=[.I533]" office:value-type="float" office:value="10340" calcext:value-type="float">
            <text:p>10340</text:p>
          </table:table-cell>
          <table:table-cell table:formula="of:=IF([.C533] = [.C534]; 0; IF([.C534] &gt; 5; 5000; 12000))" office:value-type="float" office:value="0" calcext:value-type="float">
            <text:p>0</text:p>
          </table:table-cell>
          <table:table-cell table:formula="of:= [.F534] + [.G534]" office:value-type="float" office:value="10340" calcext:value-type="float">
            <text:p>10340</text:p>
          </table:table-cell>
          <table:table-cell table:formula="of:=IF( [.H534] - [.E534] &lt; 0;  [.H534]; [.H534] - [.E534])" office:value-type="float" office:value="7700" calcext:value-type="float">
            <text:p>7700</text:p>
          </table:table-cell>
          <table:table-cell table:formula="of:=IF([.H534] = [.I534]; 1; 0)" office:value-type="float" office:value="0" calcext:value-type="float">
            <text:p>0</text:p>
          </table:table-cell>
          <table:table-cell table:formula="of:=IF([.H534] = [.I534]; [.E53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 office:value-type="date" office:date-value="2021-09-19" calcext:value-type="date">
            <text:p>19.09.2021</text:p>
          </table:table-cell>
          <table:table-cell table:formula="of:=WEEKDAY([.B535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9750" calcext:value-type="float">
            <text:p>9750</text:p>
          </table:table-cell>
          <table:table-cell table:formula="of:=[.I534]" office:value-type="float" office:value="7700" calcext:value-type="float">
            <text:p>7700</text:p>
          </table:table-cell>
          <table:table-cell table:formula="of:=IF([.C534] = [.C535]; 0; IF([.C535] &gt; 5; 5000; 12000))" office:value-type="float" office:value="5000" calcext:value-type="float">
            <text:p>5000</text:p>
          </table:table-cell>
          <table:table-cell table:formula="of:= [.F535] + [.G535]" office:value-type="float" office:value="12700" calcext:value-type="float">
            <text:p>12700</text:p>
          </table:table-cell>
          <table:table-cell table:formula="of:=IF( [.H535] - [.E535] &lt; 0;  [.H535]; [.H535] - [.E535])" office:value-type="float" office:value="2950" calcext:value-type="float">
            <text:p>2950</text:p>
          </table:table-cell>
          <table:table-cell table:formula="of:=IF([.H535] = [.I535]; 1; 0)" office:value-type="float" office:value="0" calcext:value-type="float">
            <text:p>0</text:p>
          </table:table-cell>
          <table:table-cell table:formula="of:=IF([.H535] = [.I535]; [.E53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 office:value-type="date" office:date-value="2021-09-19" calcext:value-type="date">
            <text:p>19.09.2021</text:p>
          </table:table-cell>
          <table:table-cell table:formula="of:=WEEKDAY([.B536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9860" calcext:value-type="float">
            <text:p>9860</text:p>
          </table:table-cell>
          <table:table-cell table:formula="of:=[.I535]" office:value-type="float" office:value="2950" calcext:value-type="float">
            <text:p>2950</text:p>
          </table:table-cell>
          <table:table-cell table:formula="of:=IF([.C535] = [.C536]; 0; IF([.C536] &gt; 5; 5000; 12000))" office:value-type="float" office:value="0" calcext:value-type="float">
            <text:p>0</text:p>
          </table:table-cell>
          <table:table-cell table:formula="of:= [.F536] + [.G536]" office:value-type="float" office:value="2950" calcext:value-type="float">
            <text:p>2950</text:p>
          </table:table-cell>
          <table:table-cell table:formula="of:=IF( [.H536] - [.E536] &lt; 0;  [.H536]; [.H536] - [.E536])" office:value-type="float" office:value="2950" calcext:value-type="float">
            <text:p>2950</text:p>
          </table:table-cell>
          <table:table-cell table:formula="of:=IF([.H536] = [.I536]; 1; 0)" office:value-type="float" office:value="1" calcext:value-type="float">
            <text:p>1</text:p>
          </table:table-cell>
          <table:table-cell table:formula="of:=IF([.H536] = [.I536]; [.E536]; 0)" office:value-type="float" office:value="9860" calcext:value-type="float">
            <text:p>986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 office:value-type="date" office:date-value="2021-09-19" calcext:value-type="date">
            <text:p>19.09.2021</text:p>
          </table:table-cell>
          <table:table-cell table:formula="of:=WEEKDAY([.B537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8160" calcext:value-type="float">
            <text:p>8160</text:p>
          </table:table-cell>
          <table:table-cell table:formula="of:=[.I536]" office:value-type="float" office:value="2950" calcext:value-type="float">
            <text:p>2950</text:p>
          </table:table-cell>
          <table:table-cell table:formula="of:=IF([.C536] = [.C537]; 0; IF([.C537] &gt; 5; 5000; 12000))" office:value-type="float" office:value="0" calcext:value-type="float">
            <text:p>0</text:p>
          </table:table-cell>
          <table:table-cell table:formula="of:= [.F537] + [.G537]" office:value-type="float" office:value="2950" calcext:value-type="float">
            <text:p>2950</text:p>
          </table:table-cell>
          <table:table-cell table:formula="of:=IF( [.H537] - [.E537] &lt; 0;  [.H537]; [.H537] - [.E537])" office:value-type="float" office:value="2950" calcext:value-type="float">
            <text:p>2950</text:p>
          </table:table-cell>
          <table:table-cell table:formula="of:=IF([.H537] = [.I537]; 1; 0)" office:value-type="float" office:value="1" calcext:value-type="float">
            <text:p>1</text:p>
          </table:table-cell>
          <table:table-cell table:formula="of:=IF([.H537] = [.I537]; [.E537]; 0)"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 office:value-type="date" office:date-value="2021-09-20" calcext:value-type="date">
            <text:p>20.09.2021</text:p>
          </table:table-cell>
          <table:table-cell table:formula="of:=WEEKDAY([.B538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6280" calcext:value-type="float">
            <text:p>6280</text:p>
          </table:table-cell>
          <table:table-cell table:formula="of:=[.I537]" office:value-type="float" office:value="2950" calcext:value-type="float">
            <text:p>2950</text:p>
          </table:table-cell>
          <table:table-cell table:formula="of:=IF([.C537] = [.C538]; 0; IF([.C538] &gt; 5; 5000; 12000))" office:value-type="float" office:value="12000" calcext:value-type="float">
            <text:p>12000</text:p>
          </table:table-cell>
          <table:table-cell table:formula="of:= [.F538] + [.G538]" office:value-type="float" office:value="14950" calcext:value-type="float">
            <text:p>14950</text:p>
          </table:table-cell>
          <table:table-cell table:formula="of:=IF( [.H538] - [.E538] &lt; 0;  [.H538]; [.H538] - [.E538])" office:value-type="float" office:value="8670" calcext:value-type="float">
            <text:p>8670</text:p>
          </table:table-cell>
          <table:table-cell table:formula="of:=IF([.H538] = [.I538]; 1; 0)" office:value-type="float" office:value="0" calcext:value-type="float">
            <text:p>0</text:p>
          </table:table-cell>
          <table:table-cell table:formula="of:=IF([.H538] = [.I538]; [.E53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 office:value-type="date" office:date-value="2021-09-20" calcext:value-type="date">
            <text:p>20.09.2021</text:p>
          </table:table-cell>
          <table:table-cell table:formula="of:=WEEKDAY([.B539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6490" calcext:value-type="float">
            <text:p>6490</text:p>
          </table:table-cell>
          <table:table-cell table:formula="of:=[.I538]" office:value-type="float" office:value="8670" calcext:value-type="float">
            <text:p>8670</text:p>
          </table:table-cell>
          <table:table-cell table:formula="of:=IF([.C538] = [.C539]; 0; IF([.C539] &gt; 5; 5000; 12000))" office:value-type="float" office:value="0" calcext:value-type="float">
            <text:p>0</text:p>
          </table:table-cell>
          <table:table-cell table:formula="of:= [.F539] + [.G539]" office:value-type="float" office:value="8670" calcext:value-type="float">
            <text:p>8670</text:p>
          </table:table-cell>
          <table:table-cell table:formula="of:=IF( [.H539] - [.E539] &lt; 0;  [.H539]; [.H539] - [.E539])" office:value-type="float" office:value="2180" calcext:value-type="float">
            <text:p>2180</text:p>
          </table:table-cell>
          <table:table-cell table:formula="of:=IF([.H539] = [.I539]; 1; 0)" office:value-type="float" office:value="0" calcext:value-type="float">
            <text:p>0</text:p>
          </table:table-cell>
          <table:table-cell table:formula="of:=IF([.H539] = [.I539]; [.E53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 office:value-type="date" office:date-value="2021-09-21" calcext:value-type="date">
            <text:p>21.09.2021</text:p>
          </table:table-cell>
          <table:table-cell table:formula="of:=WEEKDAY([.B540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4110" calcext:value-type="float">
            <text:p>4110</text:p>
          </table:table-cell>
          <table:table-cell table:formula="of:=[.I539]" office:value-type="float" office:value="2180" calcext:value-type="float">
            <text:p>2180</text:p>
          </table:table-cell>
          <table:table-cell table:formula="of:=IF([.C539] = [.C540]; 0; IF([.C540] &gt; 5; 5000; 12000))" office:value-type="float" office:value="12000" calcext:value-type="float">
            <text:p>12000</text:p>
          </table:table-cell>
          <table:table-cell table:formula="of:= [.F540] + [.G540]" office:value-type="float" office:value="14180" calcext:value-type="float">
            <text:p>14180</text:p>
          </table:table-cell>
          <table:table-cell table:formula="of:=IF( [.H540] - [.E540] &lt; 0;  [.H540]; [.H540] - [.E540])" office:value-type="float" office:value="10070" calcext:value-type="float">
            <text:p>10070</text:p>
          </table:table-cell>
          <table:table-cell table:formula="of:=IF([.H540] = [.I540]; 1; 0)" office:value-type="float" office:value="0" calcext:value-type="float">
            <text:p>0</text:p>
          </table:table-cell>
          <table:table-cell table:formula="of:=IF([.H540] = [.I540]; [.E54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 office:value-type="date" office:date-value="2021-09-21" calcext:value-type="date">
            <text:p>21.09.2021</text:p>
          </table:table-cell>
          <table:table-cell table:formula="of:=WEEKDAY([.B541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3140" calcext:value-type="float">
            <text:p>3140</text:p>
          </table:table-cell>
          <table:table-cell table:formula="of:=[.I540]" office:value-type="float" office:value="10070" calcext:value-type="float">
            <text:p>10070</text:p>
          </table:table-cell>
          <table:table-cell table:formula="of:=IF([.C540] = [.C541]; 0; IF([.C541] &gt; 5; 5000; 12000))" office:value-type="float" office:value="0" calcext:value-type="float">
            <text:p>0</text:p>
          </table:table-cell>
          <table:table-cell table:formula="of:= [.F541] + [.G541]" office:value-type="float" office:value="10070" calcext:value-type="float">
            <text:p>10070</text:p>
          </table:table-cell>
          <table:table-cell table:formula="of:=IF( [.H541] - [.E541] &lt; 0;  [.H541]; [.H541] - [.E541])" office:value-type="float" office:value="6930" calcext:value-type="float">
            <text:p>6930</text:p>
          </table:table-cell>
          <table:table-cell table:formula="of:=IF([.H541] = [.I541]; 1; 0)" office:value-type="float" office:value="0" calcext:value-type="float">
            <text:p>0</text:p>
          </table:table-cell>
          <table:table-cell table:formula="of:=IF([.H541] = [.I541]; [.E54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 office:value-type="date" office:date-value="2021-09-22" calcext:value-type="date">
            <text:p>22.09.2021</text:p>
          </table:table-cell>
          <table:table-cell table:formula="of:=WEEKDAY([.B542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[.I541]" office:value-type="float" office:value="6930" calcext:value-type="float">
            <text:p>6930</text:p>
          </table:table-cell>
          <table:table-cell table:formula="of:=IF([.C541] = [.C542]; 0; IF([.C542] &gt; 5; 5000; 12000))" office:value-type="float" office:value="12000" calcext:value-type="float">
            <text:p>12000</text:p>
          </table:table-cell>
          <table:table-cell table:formula="of:= [.F542] + [.G542]" office:value-type="float" office:value="18930" calcext:value-type="float">
            <text:p>18930</text:p>
          </table:table-cell>
          <table:table-cell table:formula="of:=IF( [.H542] - [.E542] &lt; 0;  [.H542]; [.H542] - [.E542])" office:value-type="float" office:value="15380" calcext:value-type="float">
            <text:p>15380</text:p>
          </table:table-cell>
          <table:table-cell table:formula="of:=IF([.H542] = [.I542]; 1; 0)" office:value-type="float" office:value="0" calcext:value-type="float">
            <text:p>0</text:p>
          </table:table-cell>
          <table:table-cell table:formula="of:=IF([.H542] = [.I542]; [.E54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 office:value-type="date" office:date-value="2021-09-22" calcext:value-type="date">
            <text:p>22.09.2021</text:p>
          </table:table-cell>
          <table:table-cell table:formula="of:=WEEKDAY([.B543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formula="of:=[.I542]" office:value-type="float" office:value="15380" calcext:value-type="float">
            <text:p>15380</text:p>
          </table:table-cell>
          <table:table-cell table:formula="of:=IF([.C542] = [.C543]; 0; IF([.C543] &gt; 5; 5000; 12000))" office:value-type="float" office:value="0" calcext:value-type="float">
            <text:p>0</text:p>
          </table:table-cell>
          <table:table-cell table:formula="of:= [.F543] + [.G543]" office:value-type="float" office:value="15380" calcext:value-type="float">
            <text:p>15380</text:p>
          </table:table-cell>
          <table:table-cell table:formula="of:=IF( [.H543] - [.E543] &lt; 0;  [.H543]; [.H543] - [.E543])" office:value-type="float" office:value="14100" calcext:value-type="float">
            <text:p>14100</text:p>
          </table:table-cell>
          <table:table-cell table:formula="of:=IF([.H543] = [.I543]; 1; 0)" office:value-type="float" office:value="0" calcext:value-type="float">
            <text:p>0</text:p>
          </table:table-cell>
          <table:table-cell table:formula="of:=IF([.H543] = [.I543]; [.E54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 office:value-type="date" office:date-value="2021-09-23" calcext:value-type="date">
            <text:p>23.09.2021</text:p>
          </table:table-cell>
          <table:table-cell table:formula="of:=WEEKDAY([.B544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8360" calcext:value-type="float">
            <text:p>8360</text:p>
          </table:table-cell>
          <table:table-cell table:formula="of:=[.I543]" office:value-type="float" office:value="14100" calcext:value-type="float">
            <text:p>14100</text:p>
          </table:table-cell>
          <table:table-cell table:formula="of:=IF([.C543] = [.C544]; 0; IF([.C544] &gt; 5; 5000; 12000))" office:value-type="float" office:value="12000" calcext:value-type="float">
            <text:p>12000</text:p>
          </table:table-cell>
          <table:table-cell table:formula="of:= [.F544] + [.G544]" office:value-type="float" office:value="26100" calcext:value-type="float">
            <text:p>26100</text:p>
          </table:table-cell>
          <table:table-cell table:formula="of:=IF( [.H544] - [.E544] &lt; 0;  [.H544]; [.H544] - [.E544])" office:value-type="float" office:value="17740" calcext:value-type="float">
            <text:p>17740</text:p>
          </table:table-cell>
          <table:table-cell table:formula="of:=IF([.H544] = [.I544]; 1; 0)" office:value-type="float" office:value="0" calcext:value-type="float">
            <text:p>0</text:p>
          </table:table-cell>
          <table:table-cell table:formula="of:=IF([.H544] = [.I544]; [.E54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 office:value-type="date" office:date-value="2021-09-24" calcext:value-type="date">
            <text:p>24.09.2021</text:p>
          </table:table-cell>
          <table:table-cell table:formula="of:=WEEKDAY([.B545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2930" calcext:value-type="float">
            <text:p>2930</text:p>
          </table:table-cell>
          <table:table-cell table:formula="of:=[.I544]" office:value-type="float" office:value="17740" calcext:value-type="float">
            <text:p>17740</text:p>
          </table:table-cell>
          <table:table-cell table:formula="of:=IF([.C544] = [.C545]; 0; IF([.C545] &gt; 5; 5000; 12000))" office:value-type="float" office:value="12000" calcext:value-type="float">
            <text:p>12000</text:p>
          </table:table-cell>
          <table:table-cell table:formula="of:= [.F545] + [.G545]" office:value-type="float" office:value="29740" calcext:value-type="float">
            <text:p>29740</text:p>
          </table:table-cell>
          <table:table-cell table:formula="of:=IF( [.H545] - [.E545] &lt; 0;  [.H545]; [.H545] - [.E545])" office:value-type="float" office:value="26810" calcext:value-type="float">
            <text:p>26810</text:p>
          </table:table-cell>
          <table:table-cell table:formula="of:=IF([.H545] = [.I545]; 1; 0)" office:value-type="float" office:value="0" calcext:value-type="float">
            <text:p>0</text:p>
          </table:table-cell>
          <table:table-cell table:formula="of:=IF([.H545] = [.I545]; [.E54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 office:value-type="date" office:date-value="2021-09-24" calcext:value-type="date">
            <text:p>24.09.2021</text:p>
          </table:table-cell>
          <table:table-cell table:formula="of:=WEEKDAY([.B546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9920" calcext:value-type="float">
            <text:p>9920</text:p>
          </table:table-cell>
          <table:table-cell table:formula="of:=[.I545]" office:value-type="float" office:value="26810" calcext:value-type="float">
            <text:p>26810</text:p>
          </table:table-cell>
          <table:table-cell table:formula="of:=IF([.C545] = [.C546]; 0; IF([.C546] &gt; 5; 5000; 12000))" office:value-type="float" office:value="0" calcext:value-type="float">
            <text:p>0</text:p>
          </table:table-cell>
          <table:table-cell table:formula="of:= [.F546] + [.G546]" office:value-type="float" office:value="26810" calcext:value-type="float">
            <text:p>26810</text:p>
          </table:table-cell>
          <table:table-cell table:formula="of:=IF( [.H546] - [.E546] &lt; 0;  [.H546]; [.H546] - [.E546])" office:value-type="float" office:value="16890" calcext:value-type="float">
            <text:p>16890</text:p>
          </table:table-cell>
          <table:table-cell table:formula="of:=IF([.H546] = [.I546]; 1; 0)" office:value-type="float" office:value="0" calcext:value-type="float">
            <text:p>0</text:p>
          </table:table-cell>
          <table:table-cell table:formula="of:=IF([.H546] = [.I546]; [.E54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 office:value-type="date" office:date-value="2021-09-25" calcext:value-type="date">
            <text:p>25.09.2021</text:p>
          </table:table-cell>
          <table:table-cell table:formula="of:=WEEKDAY([.B547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3140" calcext:value-type="float">
            <text:p>3140</text:p>
          </table:table-cell>
          <table:table-cell table:formula="of:=[.I546]" office:value-type="float" office:value="16890" calcext:value-type="float">
            <text:p>16890</text:p>
          </table:table-cell>
          <table:table-cell table:formula="of:=IF([.C546] = [.C547]; 0; IF([.C547] &gt; 5; 5000; 12000))" office:value-type="float" office:value="5000" calcext:value-type="float">
            <text:p>5000</text:p>
          </table:table-cell>
          <table:table-cell table:formula="of:= [.F547] + [.G547]" office:value-type="float" office:value="21890" calcext:value-type="float">
            <text:p>21890</text:p>
          </table:table-cell>
          <table:table-cell table:formula="of:=IF( [.H547] - [.E547] &lt; 0;  [.H547]; [.H547] - [.E547])" office:value-type="float" office:value="18750" calcext:value-type="float">
            <text:p>18750</text:p>
          </table:table-cell>
          <table:table-cell table:formula="of:=IF([.H547] = [.I547]; 1; 0)" office:value-type="float" office:value="0" calcext:value-type="float">
            <text:p>0</text:p>
          </table:table-cell>
          <table:table-cell table:formula="of:=IF([.H547] = [.I547]; [.E54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 office:value-type="date" office:date-value="2021-09-26" calcext:value-type="date">
            <text:p>26.09.2021</text:p>
          </table:table-cell>
          <table:table-cell table:formula="of:=WEEKDAY([.B548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1010" calcext:value-type="float">
            <text:p>1010</text:p>
          </table:table-cell>
          <table:table-cell table:formula="of:=[.I547]" office:value-type="float" office:value="18750" calcext:value-type="float">
            <text:p>18750</text:p>
          </table:table-cell>
          <table:table-cell table:formula="of:=IF([.C547] = [.C548]; 0; IF([.C548] &gt; 5; 5000; 12000))" office:value-type="float" office:value="5000" calcext:value-type="float">
            <text:p>5000</text:p>
          </table:table-cell>
          <table:table-cell table:formula="of:= [.F548] + [.G548]" office:value-type="float" office:value="23750" calcext:value-type="float">
            <text:p>23750</text:p>
          </table:table-cell>
          <table:table-cell table:formula="of:=IF( [.H548] - [.E548] &lt; 0;  [.H548]; [.H548] - [.E548])" office:value-type="float" office:value="22740" calcext:value-type="float">
            <text:p>22740</text:p>
          </table:table-cell>
          <table:table-cell table:formula="of:=IF([.H548] = [.I548]; 1; 0)" office:value-type="float" office:value="0" calcext:value-type="float">
            <text:p>0</text:p>
          </table:table-cell>
          <table:table-cell table:formula="of:=IF([.H548] = [.I548]; [.E54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" office:value-type="date" office:date-value="2021-09-27" calcext:value-type="date">
            <text:p>27.09.2021</text:p>
          </table:table-cell>
          <table:table-cell table:formula="of:=WEEKDAY([.B549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9210" calcext:value-type="float">
            <text:p>9210</text:p>
          </table:table-cell>
          <table:table-cell table:formula="of:=[.I548]" office:value-type="float" office:value="22740" calcext:value-type="float">
            <text:p>22740</text:p>
          </table:table-cell>
          <table:table-cell table:formula="of:=IF([.C548] = [.C549]; 0; IF([.C549] &gt; 5; 5000; 12000))" office:value-type="float" office:value="12000" calcext:value-type="float">
            <text:p>12000</text:p>
          </table:table-cell>
          <table:table-cell table:formula="of:= [.F549] + [.G549]" office:value-type="float" office:value="34740" calcext:value-type="float">
            <text:p>34740</text:p>
          </table:table-cell>
          <table:table-cell table:formula="of:=IF( [.H549] - [.E549] &lt; 0;  [.H549]; [.H549] - [.E549])" office:value-type="float" office:value="25530" calcext:value-type="float">
            <text:p>25530</text:p>
          </table:table-cell>
          <table:table-cell table:formula="of:=IF([.H549] = [.I549]; 1; 0)" office:value-type="float" office:value="0" calcext:value-type="float">
            <text:p>0</text:p>
          </table:table-cell>
          <table:table-cell table:formula="of:=IF([.H549] = [.I549]; [.E54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 office:value-type="date" office:date-value="2021-09-27" calcext:value-type="date">
            <text:p>27.09.2021</text:p>
          </table:table-cell>
          <table:table-cell table:formula="of:=WEEKDAY([.B550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1880" calcext:value-type="float">
            <text:p>1880</text:p>
          </table:table-cell>
          <table:table-cell table:formula="of:=[.I549]" office:value-type="float" office:value="25530" calcext:value-type="float">
            <text:p>25530</text:p>
          </table:table-cell>
          <table:table-cell table:formula="of:=IF([.C549] = [.C550]; 0; IF([.C550] &gt; 5; 5000; 12000))" office:value-type="float" office:value="0" calcext:value-type="float">
            <text:p>0</text:p>
          </table:table-cell>
          <table:table-cell table:formula="of:= [.F550] + [.G550]" office:value-type="float" office:value="25530" calcext:value-type="float">
            <text:p>25530</text:p>
          </table:table-cell>
          <table:table-cell table:formula="of:=IF( [.H550] - [.E550] &lt; 0;  [.H550]; [.H550] - [.E550])" office:value-type="float" office:value="23650" calcext:value-type="float">
            <text:p>23650</text:p>
          </table:table-cell>
          <table:table-cell table:formula="of:=IF([.H550] = [.I550]; 1; 0)" office:value-type="float" office:value="0" calcext:value-type="float">
            <text:p>0</text:p>
          </table:table-cell>
          <table:table-cell table:formula="of:=IF([.H550] = [.I550]; [.E55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 office:value-type="date" office:date-value="2021-09-28" calcext:value-type="date">
            <text:p>28.09.2021</text:p>
          </table:table-cell>
          <table:table-cell table:formula="of:=WEEKDAY([.B551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5080" calcext:value-type="float">
            <text:p>5080</text:p>
          </table:table-cell>
          <table:table-cell table:formula="of:=[.I550]" office:value-type="float" office:value="23650" calcext:value-type="float">
            <text:p>23650</text:p>
          </table:table-cell>
          <table:table-cell table:formula="of:=IF([.C550] = [.C551]; 0; IF([.C551] &gt; 5; 5000; 12000))" office:value-type="float" office:value="12000" calcext:value-type="float">
            <text:p>12000</text:p>
          </table:table-cell>
          <table:table-cell table:formula="of:= [.F551] + [.G551]" office:value-type="float" office:value="35650" calcext:value-type="float">
            <text:p>35650</text:p>
          </table:table-cell>
          <table:table-cell table:formula="of:=IF( [.H551] - [.E551] &lt; 0;  [.H551]; [.H551] - [.E551])" office:value-type="float" office:value="30570" calcext:value-type="float">
            <text:p>30570</text:p>
          </table:table-cell>
          <table:table-cell table:formula="of:=IF([.H551] = [.I551]; 1; 0)" office:value-type="float" office:value="0" calcext:value-type="float">
            <text:p>0</text:p>
          </table:table-cell>
          <table:table-cell table:formula="of:=IF([.H551] = [.I551]; [.E55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 office:value-type="date" office:date-value="2021-09-28" calcext:value-type="date">
            <text:p>28.09.2021</text:p>
          </table:table-cell>
          <table:table-cell table:formula="of:=WEEKDAY([.B552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6540" calcext:value-type="float">
            <text:p>6540</text:p>
          </table:table-cell>
          <table:table-cell table:formula="of:=[.I551]" office:value-type="float" office:value="30570" calcext:value-type="float">
            <text:p>30570</text:p>
          </table:table-cell>
          <table:table-cell table:formula="of:=IF([.C551] = [.C552]; 0; IF([.C552] &gt; 5; 5000; 12000))" office:value-type="float" office:value="0" calcext:value-type="float">
            <text:p>0</text:p>
          </table:table-cell>
          <table:table-cell table:formula="of:= [.F552] + [.G552]" office:value-type="float" office:value="30570" calcext:value-type="float">
            <text:p>30570</text:p>
          </table:table-cell>
          <table:table-cell table:formula="of:=IF( [.H552] - [.E552] &lt; 0;  [.H552]; [.H552] - [.E552])" office:value-type="float" office:value="24030" calcext:value-type="float">
            <text:p>24030</text:p>
          </table:table-cell>
          <table:table-cell table:formula="of:=IF([.H552] = [.I552]; 1; 0)" office:value-type="float" office:value="0" calcext:value-type="float">
            <text:p>0</text:p>
          </table:table-cell>
          <table:table-cell table:formula="of:=IF([.H552] = [.I552]; [.E55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 office:value-type="date" office:date-value="2021-09-29" calcext:value-type="date">
            <text:p>29.09.2021</text:p>
          </table:table-cell>
          <table:table-cell table:formula="of:=WEEKDAY([.B553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3250" calcext:value-type="float">
            <text:p>3250</text:p>
          </table:table-cell>
          <table:table-cell table:formula="of:=[.I552]" office:value-type="float" office:value="24030" calcext:value-type="float">
            <text:p>24030</text:p>
          </table:table-cell>
          <table:table-cell table:formula="of:=IF([.C552] = [.C553]; 0; IF([.C553] &gt; 5; 5000; 12000))" office:value-type="float" office:value="12000" calcext:value-type="float">
            <text:p>12000</text:p>
          </table:table-cell>
          <table:table-cell table:formula="of:= [.F553] + [.G553]" office:value-type="float" office:value="36030" calcext:value-type="float">
            <text:p>36030</text:p>
          </table:table-cell>
          <table:table-cell table:formula="of:=IF( [.H553] - [.E553] &lt; 0;  [.H553]; [.H553] - [.E553])" office:value-type="float" office:value="32780" calcext:value-type="float">
            <text:p>32780</text:p>
          </table:table-cell>
          <table:table-cell table:formula="of:=IF([.H553] = [.I553]; 1; 0)" office:value-type="float" office:value="0" calcext:value-type="float">
            <text:p>0</text:p>
          </table:table-cell>
          <table:table-cell table:formula="of:=IF([.H553] = [.I553]; [.E55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 office:value-type="date" office:date-value="2021-09-30" calcext:value-type="date">
            <text:p>30.09.2021</text:p>
          </table:table-cell>
          <table:table-cell table:formula="of:=WEEKDAY([.B554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5080" calcext:value-type="float">
            <text:p>5080</text:p>
          </table:table-cell>
          <table:table-cell table:formula="of:=[.I553]" office:value-type="float" office:value="32780" calcext:value-type="float">
            <text:p>32780</text:p>
          </table:table-cell>
          <table:table-cell table:formula="of:=IF([.C553] = [.C554]; 0; IF([.C554] &gt; 5; 5000; 12000))" office:value-type="float" office:value="12000" calcext:value-type="float">
            <text:p>12000</text:p>
          </table:table-cell>
          <table:table-cell table:formula="of:= [.F554] + [.G554]" office:value-type="float" office:value="44780" calcext:value-type="float">
            <text:p>44780</text:p>
          </table:table-cell>
          <table:table-cell table:formula="of:=IF( [.H554] - [.E554] &lt; 0;  [.H554]; [.H554] - [.E554])" office:value-type="float" office:value="39700" calcext:value-type="float">
            <text:p>39700</text:p>
          </table:table-cell>
          <table:table-cell table:formula="of:=IF([.H554] = [.I554]; 1; 0)" office:value-type="float" office:value="0" calcext:value-type="float">
            <text:p>0</text:p>
          </table:table-cell>
          <table:table-cell table:formula="of:=IF([.H554] = [.I554]; [.E55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 office:value-type="date" office:date-value="2021-09-30" calcext:value-type="date">
            <text:p>30.09.2021</text:p>
          </table:table-cell>
          <table:table-cell table:formula="of:=WEEKDAY([.B555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7660" calcext:value-type="float">
            <text:p>7660</text:p>
          </table:table-cell>
          <table:table-cell table:formula="of:=[.I554]" office:value-type="float" office:value="39700" calcext:value-type="float">
            <text:p>39700</text:p>
          </table:table-cell>
          <table:table-cell table:formula="of:=IF([.C554] = [.C555]; 0; IF([.C555] &gt; 5; 5000; 12000))" office:value-type="float" office:value="0" calcext:value-type="float">
            <text:p>0</text:p>
          </table:table-cell>
          <table:table-cell table:formula="of:= [.F555] + [.G555]" office:value-type="float" office:value="39700" calcext:value-type="float">
            <text:p>39700</text:p>
          </table:table-cell>
          <table:table-cell table:formula="of:=IF( [.H555] - [.E555] &lt; 0;  [.H555]; [.H555] - [.E555])" office:value-type="float" office:value="32040" calcext:value-type="float">
            <text:p>32040</text:p>
          </table:table-cell>
          <table:table-cell table:formula="of:=IF([.H555] = [.I555]; 1; 0)" office:value-type="float" office:value="0" calcext:value-type="float">
            <text:p>0</text:p>
          </table:table-cell>
          <table:table-cell table:formula="of:=IF([.H555] = [.I555]; [.E55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 office:value-type="date" office:date-value="2021-10-01" calcext:value-type="date">
            <text:p>1.10.2021</text:p>
          </table:table-cell>
          <table:table-cell table:formula="of:=WEEKDAY([.B556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formula="of:=[.I555]" office:value-type="float" office:value="32040" calcext:value-type="float">
            <text:p>32040</text:p>
          </table:table-cell>
          <table:table-cell table:formula="of:=IF([.C555] = [.C556]; 0; IF([.C556] &gt; 5; 5000; 12000))" office:value-type="float" office:value="12000" calcext:value-type="float">
            <text:p>12000</text:p>
          </table:table-cell>
          <table:table-cell table:formula="of:= [.F556] + [.G556]" office:value-type="float" office:value="44040" calcext:value-type="float">
            <text:p>44040</text:p>
          </table:table-cell>
          <table:table-cell table:formula="of:=IF( [.H556] - [.E556] &lt; 0;  [.H556]; [.H556] - [.E556])" office:value-type="float" office:value="36200" calcext:value-type="float">
            <text:p>36200</text:p>
          </table:table-cell>
          <table:table-cell table:formula="of:=IF([.H556] = [.I556]; 1; 0)" office:value-type="float" office:value="0" calcext:value-type="float">
            <text:p>0</text:p>
          </table:table-cell>
          <table:table-cell table:formula="of:=IF([.H556] = [.I556]; [.E55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" office:value-type="date" office:date-value="2021-10-01" calcext:value-type="date">
            <text:p>1.10.2021</text:p>
          </table:table-cell>
          <table:table-cell table:formula="of:=WEEKDAY([.B557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2060" calcext:value-type="float">
            <text:p>2060</text:p>
          </table:table-cell>
          <table:table-cell table:formula="of:=[.I556]" office:value-type="float" office:value="36200" calcext:value-type="float">
            <text:p>36200</text:p>
          </table:table-cell>
          <table:table-cell table:formula="of:=IF([.C556] = [.C557]; 0; IF([.C557] &gt; 5; 5000; 12000))" office:value-type="float" office:value="0" calcext:value-type="float">
            <text:p>0</text:p>
          </table:table-cell>
          <table:table-cell table:formula="of:= [.F557] + [.G557]" office:value-type="float" office:value="36200" calcext:value-type="float">
            <text:p>36200</text:p>
          </table:table-cell>
          <table:table-cell table:formula="of:=IF( [.H557] - [.E557] &lt; 0;  [.H557]; [.H557] - [.E557])" office:value-type="float" office:value="34140" calcext:value-type="float">
            <text:p>34140</text:p>
          </table:table-cell>
          <table:table-cell table:formula="of:=IF([.H557] = [.I557]; 1; 0)" office:value-type="float" office:value="0" calcext:value-type="float">
            <text:p>0</text:p>
          </table:table-cell>
          <table:table-cell table:formula="of:=IF([.H557] = [.I557]; [.E55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 office:value-type="date" office:date-value="2021-10-02" calcext:value-type="date">
            <text:p>2.10.2021</text:p>
          </table:table-cell>
          <table:table-cell table:formula="of:=WEEKDAY([.B558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1010" calcext:value-type="float">
            <text:p>1010</text:p>
          </table:table-cell>
          <table:table-cell table:formula="of:=[.I557]" office:value-type="float" office:value="34140" calcext:value-type="float">
            <text:p>34140</text:p>
          </table:table-cell>
          <table:table-cell table:formula="of:=IF([.C557] = [.C558]; 0; IF([.C558] &gt; 5; 5000; 12000))" office:value-type="float" office:value="5000" calcext:value-type="float">
            <text:p>5000</text:p>
          </table:table-cell>
          <table:table-cell table:formula="of:= [.F558] + [.G558]" office:value-type="float" office:value="39140" calcext:value-type="float">
            <text:p>39140</text:p>
          </table:table-cell>
          <table:table-cell table:formula="of:=IF( [.H558] - [.E558] &lt; 0;  [.H558]; [.H558] - [.E558])" office:value-type="float" office:value="38130" calcext:value-type="float">
            <text:p>38130</text:p>
          </table:table-cell>
          <table:table-cell table:formula="of:=IF([.H558] = [.I558]; 1; 0)" office:value-type="float" office:value="0" calcext:value-type="float">
            <text:p>0</text:p>
          </table:table-cell>
          <table:table-cell table:formula="of:=IF([.H558] = [.I558]; [.E55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" office:value-type="date" office:date-value="2021-10-03" calcext:value-type="date">
            <text:p>3.10.2021</text:p>
          </table:table-cell>
          <table:table-cell table:formula="of:=WEEKDAY([.B559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7540" calcext:value-type="float">
            <text:p>7540</text:p>
          </table:table-cell>
          <table:table-cell table:formula="of:=[.I558]" office:value-type="float" office:value="38130" calcext:value-type="float">
            <text:p>38130</text:p>
          </table:table-cell>
          <table:table-cell table:formula="of:=IF([.C558] = [.C559]; 0; IF([.C559] &gt; 5; 5000; 12000))" office:value-type="float" office:value="5000" calcext:value-type="float">
            <text:p>5000</text:p>
          </table:table-cell>
          <table:table-cell table:formula="of:= [.F559] + [.G559]" office:value-type="float" office:value="43130" calcext:value-type="float">
            <text:p>43130</text:p>
          </table:table-cell>
          <table:table-cell table:formula="of:=IF( [.H559] - [.E559] &lt; 0;  [.H559]; [.H559] - [.E559])" office:value-type="float" office:value="35590" calcext:value-type="float">
            <text:p>35590</text:p>
          </table:table-cell>
          <table:table-cell table:formula="of:=IF([.H559] = [.I559]; 1; 0)" office:value-type="float" office:value="0" calcext:value-type="float">
            <text:p>0</text:p>
          </table:table-cell>
          <table:table-cell table:formula="of:=IF([.H559] = [.I559]; [.E55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 office:value-type="date" office:date-value="2021-10-03" calcext:value-type="date">
            <text:p>3.10.2021</text:p>
          </table:table-cell>
          <table:table-cell table:formula="of:=WEEKDAY([.B560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6350" calcext:value-type="float">
            <text:p>6350</text:p>
          </table:table-cell>
          <table:table-cell table:formula="of:=[.I559]" office:value-type="float" office:value="35590" calcext:value-type="float">
            <text:p>35590</text:p>
          </table:table-cell>
          <table:table-cell table:formula="of:=IF([.C559] = [.C560]; 0; IF([.C560] &gt; 5; 5000; 12000))" office:value-type="float" office:value="0" calcext:value-type="float">
            <text:p>0</text:p>
          </table:table-cell>
          <table:table-cell table:formula="of:= [.F560] + [.G560]" office:value-type="float" office:value="35590" calcext:value-type="float">
            <text:p>35590</text:p>
          </table:table-cell>
          <table:table-cell table:formula="of:=IF( [.H560] - [.E560] &lt; 0;  [.H560]; [.H560] - [.E560])" office:value-type="float" office:value="29240" calcext:value-type="float">
            <text:p>29240</text:p>
          </table:table-cell>
          <table:table-cell table:formula="of:=IF([.H560] = [.I560]; 1; 0)" office:value-type="float" office:value="0" calcext:value-type="float">
            <text:p>0</text:p>
          </table:table-cell>
          <table:table-cell table:formula="of:=IF([.H560] = [.I560]; [.E56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 office:value-type="date" office:date-value="2021-10-03" calcext:value-type="date">
            <text:p>3.10.2021</text:p>
          </table:table-cell>
          <table:table-cell table:formula="of:=WEEKDAY([.B561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9160" calcext:value-type="float">
            <text:p>9160</text:p>
          </table:table-cell>
          <table:table-cell table:formula="of:=[.I560]" office:value-type="float" office:value="29240" calcext:value-type="float">
            <text:p>29240</text:p>
          </table:table-cell>
          <table:table-cell table:formula="of:=IF([.C560] = [.C561]; 0; IF([.C561] &gt; 5; 5000; 12000))" office:value-type="float" office:value="0" calcext:value-type="float">
            <text:p>0</text:p>
          </table:table-cell>
          <table:table-cell table:formula="of:= [.F561] + [.G561]" office:value-type="float" office:value="29240" calcext:value-type="float">
            <text:p>29240</text:p>
          </table:table-cell>
          <table:table-cell table:formula="of:=IF( [.H561] - [.E561] &lt; 0;  [.H561]; [.H561] - [.E561])" office:value-type="float" office:value="20080" calcext:value-type="float">
            <text:p>20080</text:p>
          </table:table-cell>
          <table:table-cell table:formula="of:=IF([.H561] = [.I561]; 1; 0)" office:value-type="float" office:value="0" calcext:value-type="float">
            <text:p>0</text:p>
          </table:table-cell>
          <table:table-cell table:formula="of:=IF([.H561] = [.I561]; [.E56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" office:value-type="date" office:date-value="2021-10-04" calcext:value-type="date">
            <text:p>4.10.2021</text:p>
          </table:table-cell>
          <table:table-cell table:formula="of:=WEEKDAY([.B562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9800" calcext:value-type="float">
            <text:p>9800</text:p>
          </table:table-cell>
          <table:table-cell table:formula="of:=[.I561]" office:value-type="float" office:value="20080" calcext:value-type="float">
            <text:p>20080</text:p>
          </table:table-cell>
          <table:table-cell table:formula="of:=IF([.C561] = [.C562]; 0; IF([.C562] &gt; 5; 5000; 12000))" office:value-type="float" office:value="12000" calcext:value-type="float">
            <text:p>12000</text:p>
          </table:table-cell>
          <table:table-cell table:formula="of:= [.F562] + [.G562]" office:value-type="float" office:value="32080" calcext:value-type="float">
            <text:p>32080</text:p>
          </table:table-cell>
          <table:table-cell table:formula="of:=IF( [.H562] - [.E562] &lt; 0;  [.H562]; [.H562] - [.E562])" office:value-type="float" office:value="22280" calcext:value-type="float">
            <text:p>22280</text:p>
          </table:table-cell>
          <table:table-cell table:formula="of:=IF([.H562] = [.I562]; 1; 0)" office:value-type="float" office:value="0" calcext:value-type="float">
            <text:p>0</text:p>
          </table:table-cell>
          <table:table-cell table:formula="of:=IF([.H562] = [.I562]; [.E56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" office:value-type="date" office:date-value="2021-10-04" calcext:value-type="date">
            <text:p>4.10.2021</text:p>
          </table:table-cell>
          <table:table-cell table:formula="of:=WEEKDAY([.B563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4990" calcext:value-type="float">
            <text:p>4990</text:p>
          </table:table-cell>
          <table:table-cell table:formula="of:=[.I562]" office:value-type="float" office:value="22280" calcext:value-type="float">
            <text:p>22280</text:p>
          </table:table-cell>
          <table:table-cell table:formula="of:=IF([.C562] = [.C563]; 0; IF([.C563] &gt; 5; 5000; 12000))" office:value-type="float" office:value="0" calcext:value-type="float">
            <text:p>0</text:p>
          </table:table-cell>
          <table:table-cell table:formula="of:= [.F563] + [.G563]" office:value-type="float" office:value="22280" calcext:value-type="float">
            <text:p>22280</text:p>
          </table:table-cell>
          <table:table-cell table:formula="of:=IF( [.H563] - [.E563] &lt; 0;  [.H563]; [.H563] - [.E563])" office:value-type="float" office:value="17290" calcext:value-type="float">
            <text:p>17290</text:p>
          </table:table-cell>
          <table:table-cell table:formula="of:=IF([.H563] = [.I563]; 1; 0)" office:value-type="float" office:value="0" calcext:value-type="float">
            <text:p>0</text:p>
          </table:table-cell>
          <table:table-cell table:formula="of:=IF([.H563] = [.I563]; [.E56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 office:value-type="date" office:date-value="2021-10-05" calcext:value-type="date">
            <text:p>5.10.2021</text:p>
          </table:table-cell>
          <table:table-cell table:formula="of:=WEEKDAY([.B564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5220" calcext:value-type="float">
            <text:p>5220</text:p>
          </table:table-cell>
          <table:table-cell table:formula="of:=[.I563]" office:value-type="float" office:value="17290" calcext:value-type="float">
            <text:p>17290</text:p>
          </table:table-cell>
          <table:table-cell table:formula="of:=IF([.C563] = [.C564]; 0; IF([.C564] &gt; 5; 5000; 12000))" office:value-type="float" office:value="12000" calcext:value-type="float">
            <text:p>12000</text:p>
          </table:table-cell>
          <table:table-cell table:formula="of:= [.F564] + [.G564]" office:value-type="float" office:value="29290" calcext:value-type="float">
            <text:p>29290</text:p>
          </table:table-cell>
          <table:table-cell table:formula="of:=IF( [.H564] - [.E564] &lt; 0;  [.H564]; [.H564] - [.E564])" office:value-type="float" office:value="24070" calcext:value-type="float">
            <text:p>24070</text:p>
          </table:table-cell>
          <table:table-cell table:formula="of:=IF([.H564] = [.I564]; 1; 0)" office:value-type="float" office:value="0" calcext:value-type="float">
            <text:p>0</text:p>
          </table:table-cell>
          <table:table-cell table:formula="of:=IF([.H564] = [.I564]; [.E56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 office:value-type="date" office:date-value="2021-10-05" calcext:value-type="date">
            <text:p>5.10.2021</text:p>
          </table:table-cell>
          <table:table-cell table:formula="of:=WEEKDAY([.B565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3610" calcext:value-type="float">
            <text:p>3610</text:p>
          </table:table-cell>
          <table:table-cell table:formula="of:=[.I564]" office:value-type="float" office:value="24070" calcext:value-type="float">
            <text:p>24070</text:p>
          </table:table-cell>
          <table:table-cell table:formula="of:=IF([.C564] = [.C565]; 0; IF([.C565] &gt; 5; 5000; 12000))" office:value-type="float" office:value="0" calcext:value-type="float">
            <text:p>0</text:p>
          </table:table-cell>
          <table:table-cell table:formula="of:= [.F565] + [.G565]" office:value-type="float" office:value="24070" calcext:value-type="float">
            <text:p>24070</text:p>
          </table:table-cell>
          <table:table-cell table:formula="of:=IF( [.H565] - [.E565] &lt; 0;  [.H565]; [.H565] - [.E565])" office:value-type="float" office:value="20460" calcext:value-type="float">
            <text:p>20460</text:p>
          </table:table-cell>
          <table:table-cell table:formula="of:=IF([.H565] = [.I565]; 1; 0)" office:value-type="float" office:value="0" calcext:value-type="float">
            <text:p>0</text:p>
          </table:table-cell>
          <table:table-cell table:formula="of:=IF([.H565] = [.I565]; [.E56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 office:value-type="date" office:date-value="2021-10-05" calcext:value-type="date">
            <text:p>5.10.2021</text:p>
          </table:table-cell>
          <table:table-cell table:formula="of:=WEEKDAY([.B566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5150" calcext:value-type="float">
            <text:p>5150</text:p>
          </table:table-cell>
          <table:table-cell table:formula="of:=[.I565]" office:value-type="float" office:value="20460" calcext:value-type="float">
            <text:p>20460</text:p>
          </table:table-cell>
          <table:table-cell table:formula="of:=IF([.C565] = [.C566]; 0; IF([.C566] &gt; 5; 5000; 12000))" office:value-type="float" office:value="0" calcext:value-type="float">
            <text:p>0</text:p>
          </table:table-cell>
          <table:table-cell table:formula="of:= [.F566] + [.G566]" office:value-type="float" office:value="20460" calcext:value-type="float">
            <text:p>20460</text:p>
          </table:table-cell>
          <table:table-cell table:formula="of:=IF( [.H566] - [.E566] &lt; 0;  [.H566]; [.H566] - [.E566])" office:value-type="float" office:value="15310" calcext:value-type="float">
            <text:p>15310</text:p>
          </table:table-cell>
          <table:table-cell table:formula="of:=IF([.H566] = [.I566]; 1; 0)" office:value-type="float" office:value="0" calcext:value-type="float">
            <text:p>0</text:p>
          </table:table-cell>
          <table:table-cell table:formula="of:=IF([.H566] = [.I566]; [.E56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 office:value-type="date" office:date-value="2021-10-06" calcext:value-type="date">
            <text:p>6.10.2021</text:p>
          </table:table-cell>
          <table:table-cell table:formula="of:=WEEKDAY([.B567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2500" calcext:value-type="float">
            <text:p>2500</text:p>
          </table:table-cell>
          <table:table-cell table:formula="of:=[.I566]" office:value-type="float" office:value="15310" calcext:value-type="float">
            <text:p>15310</text:p>
          </table:table-cell>
          <table:table-cell table:formula="of:=IF([.C566] = [.C567]; 0; IF([.C567] &gt; 5; 5000; 12000))" office:value-type="float" office:value="12000" calcext:value-type="float">
            <text:p>12000</text:p>
          </table:table-cell>
          <table:table-cell table:formula="of:= [.F567] + [.G567]" office:value-type="float" office:value="27310" calcext:value-type="float">
            <text:p>27310</text:p>
          </table:table-cell>
          <table:table-cell table:formula="of:=IF( [.H567] - [.E567] &lt; 0;  [.H567]; [.H567] - [.E567])" office:value-type="float" office:value="24810" calcext:value-type="float">
            <text:p>24810</text:p>
          </table:table-cell>
          <table:table-cell table:formula="of:=IF([.H567] = [.I567]; 1; 0)" office:value-type="float" office:value="0" calcext:value-type="float">
            <text:p>0</text:p>
          </table:table-cell>
          <table:table-cell table:formula="of:=IF([.H567] = [.I567]; [.E56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 office:value-type="date" office:date-value="2021-10-06" calcext:value-type="date">
            <text:p>6.10.2021</text:p>
          </table:table-cell>
          <table:table-cell table:formula="of:=WEEKDAY([.B568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8900" calcext:value-type="float">
            <text:p>8900</text:p>
          </table:table-cell>
          <table:table-cell table:formula="of:=[.I567]" office:value-type="float" office:value="24810" calcext:value-type="float">
            <text:p>24810</text:p>
          </table:table-cell>
          <table:table-cell table:formula="of:=IF([.C567] = [.C568]; 0; IF([.C568] &gt; 5; 5000; 12000))" office:value-type="float" office:value="0" calcext:value-type="float">
            <text:p>0</text:p>
          </table:table-cell>
          <table:table-cell table:formula="of:= [.F568] + [.G568]" office:value-type="float" office:value="24810" calcext:value-type="float">
            <text:p>24810</text:p>
          </table:table-cell>
          <table:table-cell table:formula="of:=IF( [.H568] - [.E568] &lt; 0;  [.H568]; [.H568] - [.E568])" office:value-type="float" office:value="15910" calcext:value-type="float">
            <text:p>15910</text:p>
          </table:table-cell>
          <table:table-cell table:formula="of:=IF([.H568] = [.I568]; 1; 0)" office:value-type="float" office:value="0" calcext:value-type="float">
            <text:p>0</text:p>
          </table:table-cell>
          <table:table-cell table:formula="of:=IF([.H568] = [.I568]; [.E56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 office:value-type="date" office:date-value="2021-10-06" calcext:value-type="date">
            <text:p>6.10.2021</text:p>
          </table:table-cell>
          <table:table-cell table:formula="of:=WEEKDAY([.B569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2040" calcext:value-type="float">
            <text:p>2040</text:p>
          </table:table-cell>
          <table:table-cell table:formula="of:=[.I568]" office:value-type="float" office:value="15910" calcext:value-type="float">
            <text:p>15910</text:p>
          </table:table-cell>
          <table:table-cell table:formula="of:=IF([.C568] = [.C569]; 0; IF([.C569] &gt; 5; 5000; 12000))" office:value-type="float" office:value="0" calcext:value-type="float">
            <text:p>0</text:p>
          </table:table-cell>
          <table:table-cell table:formula="of:= [.F569] + [.G569]" office:value-type="float" office:value="15910" calcext:value-type="float">
            <text:p>15910</text:p>
          </table:table-cell>
          <table:table-cell table:formula="of:=IF( [.H569] - [.E569] &lt; 0;  [.H569]; [.H569] - [.E569])" office:value-type="float" office:value="13870" calcext:value-type="float">
            <text:p>13870</text:p>
          </table:table-cell>
          <table:table-cell table:formula="of:=IF([.H569] = [.I569]; 1; 0)" office:value-type="float" office:value="0" calcext:value-type="float">
            <text:p>0</text:p>
          </table:table-cell>
          <table:table-cell table:formula="of:=IF([.H569] = [.I569]; [.E56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 office:value-type="date" office:date-value="2021-10-07" calcext:value-type="date">
            <text:p>7.10.2021</text:p>
          </table:table-cell>
          <table:table-cell table:formula="of:=WEEKDAY([.B570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8930" calcext:value-type="float">
            <text:p>8930</text:p>
          </table:table-cell>
          <table:table-cell table:formula="of:=[.I569]" office:value-type="float" office:value="13870" calcext:value-type="float">
            <text:p>13870</text:p>
          </table:table-cell>
          <table:table-cell table:formula="of:=IF([.C569] = [.C570]; 0; IF([.C570] &gt; 5; 5000; 12000))" office:value-type="float" office:value="12000" calcext:value-type="float">
            <text:p>12000</text:p>
          </table:table-cell>
          <table:table-cell table:formula="of:= [.F570] + [.G570]" office:value-type="float" office:value="25870" calcext:value-type="float">
            <text:p>25870</text:p>
          </table:table-cell>
          <table:table-cell table:formula="of:=IF( [.H570] - [.E570] &lt; 0;  [.H570]; [.H570] - [.E570])" office:value-type="float" office:value="16940" calcext:value-type="float">
            <text:p>16940</text:p>
          </table:table-cell>
          <table:table-cell table:formula="of:=IF([.H570] = [.I570]; 1; 0)" office:value-type="float" office:value="0" calcext:value-type="float">
            <text:p>0</text:p>
          </table:table-cell>
          <table:table-cell table:formula="of:=IF([.H570] = [.I570]; [.E57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 office:value-type="date" office:date-value="2021-10-08" calcext:value-type="date">
            <text:p>8.10.2021</text:p>
          </table:table-cell>
          <table:table-cell table:formula="of:=WEEKDAY([.B571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4980" calcext:value-type="float">
            <text:p>4980</text:p>
          </table:table-cell>
          <table:table-cell table:formula="of:=[.I570]" office:value-type="float" office:value="16940" calcext:value-type="float">
            <text:p>16940</text:p>
          </table:table-cell>
          <table:table-cell table:formula="of:=IF([.C570] = [.C571]; 0; IF([.C571] &gt; 5; 5000; 12000))" office:value-type="float" office:value="12000" calcext:value-type="float">
            <text:p>12000</text:p>
          </table:table-cell>
          <table:table-cell table:formula="of:= [.F571] + [.G571]" office:value-type="float" office:value="28940" calcext:value-type="float">
            <text:p>28940</text:p>
          </table:table-cell>
          <table:table-cell table:formula="of:=IF( [.H571] - [.E571] &lt; 0;  [.H571]; [.H571] - [.E571])" office:value-type="float" office:value="23960" calcext:value-type="float">
            <text:p>23960</text:p>
          </table:table-cell>
          <table:table-cell table:formula="of:=IF([.H571] = [.I571]; 1; 0)" office:value-type="float" office:value="0" calcext:value-type="float">
            <text:p>0</text:p>
          </table:table-cell>
          <table:table-cell table:formula="of:=IF([.H571] = [.I571]; [.E57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 office:value-type="date" office:date-value="2021-10-08" calcext:value-type="date">
            <text:p>8.10.2021</text:p>
          </table:table-cell>
          <table:table-cell table:formula="of:=WEEKDAY([.B572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7120" calcext:value-type="float">
            <text:p>7120</text:p>
          </table:table-cell>
          <table:table-cell table:formula="of:=[.I571]" office:value-type="float" office:value="23960" calcext:value-type="float">
            <text:p>23960</text:p>
          </table:table-cell>
          <table:table-cell table:formula="of:=IF([.C571] = [.C572]; 0; IF([.C572] &gt; 5; 5000; 12000))" office:value-type="float" office:value="0" calcext:value-type="float">
            <text:p>0</text:p>
          </table:table-cell>
          <table:table-cell table:formula="of:= [.F572] + [.G572]" office:value-type="float" office:value="23960" calcext:value-type="float">
            <text:p>23960</text:p>
          </table:table-cell>
          <table:table-cell table:formula="of:=IF( [.H572] - [.E572] &lt; 0;  [.H572]; [.H572] - [.E572])" office:value-type="float" office:value="16840" calcext:value-type="float">
            <text:p>16840</text:p>
          </table:table-cell>
          <table:table-cell table:formula="of:=IF([.H572] = [.I572]; 1; 0)" office:value-type="float" office:value="0" calcext:value-type="float">
            <text:p>0</text:p>
          </table:table-cell>
          <table:table-cell table:formula="of:=IF([.H572] = [.I572]; [.E57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 office:value-type="date" office:date-value="2021-10-08" calcext:value-type="date">
            <text:p>8.10.2021</text:p>
          </table:table-cell>
          <table:table-cell table:formula="of:=WEEKDAY([.B573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1780" calcext:value-type="float">
            <text:p>1780</text:p>
          </table:table-cell>
          <table:table-cell table:formula="of:=[.I572]" office:value-type="float" office:value="16840" calcext:value-type="float">
            <text:p>16840</text:p>
          </table:table-cell>
          <table:table-cell table:formula="of:=IF([.C572] = [.C573]; 0; IF([.C573] &gt; 5; 5000; 12000))" office:value-type="float" office:value="0" calcext:value-type="float">
            <text:p>0</text:p>
          </table:table-cell>
          <table:table-cell table:formula="of:= [.F573] + [.G573]" office:value-type="float" office:value="16840" calcext:value-type="float">
            <text:p>16840</text:p>
          </table:table-cell>
          <table:table-cell table:formula="of:=IF( [.H573] - [.E573] &lt; 0;  [.H573]; [.H573] - [.E573])" office:value-type="float" office:value="15060" calcext:value-type="float">
            <text:p>15060</text:p>
          </table:table-cell>
          <table:table-cell table:formula="of:=IF([.H573] = [.I573]; 1; 0)" office:value-type="float" office:value="0" calcext:value-type="float">
            <text:p>0</text:p>
          </table:table-cell>
          <table:table-cell table:formula="of:=IF([.H573] = [.I573]; [.E57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 office:value-type="date" office:date-value="2021-10-09" calcext:value-type="date">
            <text:p>9.10.2021</text:p>
          </table:table-cell>
          <table:table-cell table:formula="of:=WEEKDAY([.B574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8360" calcext:value-type="float">
            <text:p>8360</text:p>
          </table:table-cell>
          <table:table-cell table:formula="of:=[.I573]" office:value-type="float" office:value="15060" calcext:value-type="float">
            <text:p>15060</text:p>
          </table:table-cell>
          <table:table-cell table:formula="of:=IF([.C573] = [.C574]; 0; IF([.C574] &gt; 5; 5000; 12000))" office:value-type="float" office:value="5000" calcext:value-type="float">
            <text:p>5000</text:p>
          </table:table-cell>
          <table:table-cell table:formula="of:= [.F574] + [.G574]" office:value-type="float" office:value="20060" calcext:value-type="float">
            <text:p>20060</text:p>
          </table:table-cell>
          <table:table-cell table:formula="of:=IF( [.H574] - [.E574] &lt; 0;  [.H574]; [.H574] - [.E574])" office:value-type="float" office:value="11700" calcext:value-type="float">
            <text:p>11700</text:p>
          </table:table-cell>
          <table:table-cell table:formula="of:=IF([.H574] = [.I574]; 1; 0)" office:value-type="float" office:value="0" calcext:value-type="float">
            <text:p>0</text:p>
          </table:table-cell>
          <table:table-cell table:formula="of:=IF([.H574] = [.I574]; [.E57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 office:value-type="date" office:date-value="2021-10-09" calcext:value-type="date">
            <text:p>9.10.2021</text:p>
          </table:table-cell>
          <table:table-cell table:formula="of:=WEEKDAY([.B575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5240" calcext:value-type="float">
            <text:p>5240</text:p>
          </table:table-cell>
          <table:table-cell table:formula="of:=[.I574]" office:value-type="float" office:value="11700" calcext:value-type="float">
            <text:p>11700</text:p>
          </table:table-cell>
          <table:table-cell table:formula="of:=IF([.C574] = [.C575]; 0; IF([.C575] &gt; 5; 5000; 12000))" office:value-type="float" office:value="0" calcext:value-type="float">
            <text:p>0</text:p>
          </table:table-cell>
          <table:table-cell table:formula="of:= [.F575] + [.G575]" office:value-type="float" office:value="11700" calcext:value-type="float">
            <text:p>11700</text:p>
          </table:table-cell>
          <table:table-cell table:formula="of:=IF( [.H575] - [.E575] &lt; 0;  [.H575]; [.H575] - [.E575])" office:value-type="float" office:value="6460" calcext:value-type="float">
            <text:p>6460</text:p>
          </table:table-cell>
          <table:table-cell table:formula="of:=IF([.H575] = [.I575]; 1; 0)" office:value-type="float" office:value="0" calcext:value-type="float">
            <text:p>0</text:p>
          </table:table-cell>
          <table:table-cell table:formula="of:=IF([.H575] = [.I575]; [.E57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 office:value-type="date" office:date-value="2021-10-09" calcext:value-type="date">
            <text:p>9.10.2021</text:p>
          </table:table-cell>
          <table:table-cell table:formula="of:=WEEKDAY([.B576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5420" calcext:value-type="float">
            <text:p>5420</text:p>
          </table:table-cell>
          <table:table-cell table:formula="of:=[.I575]" office:value-type="float" office:value="6460" calcext:value-type="float">
            <text:p>6460</text:p>
          </table:table-cell>
          <table:table-cell table:formula="of:=IF([.C575] = [.C576]; 0; IF([.C576] &gt; 5; 5000; 12000))" office:value-type="float" office:value="0" calcext:value-type="float">
            <text:p>0</text:p>
          </table:table-cell>
          <table:table-cell table:formula="of:= [.F576] + [.G576]" office:value-type="float" office:value="6460" calcext:value-type="float">
            <text:p>6460</text:p>
          </table:table-cell>
          <table:table-cell table:formula="of:=IF( [.H576] - [.E576] &lt; 0;  [.H576]; [.H576] - [.E576])" office:value-type="float" office:value="1040" calcext:value-type="float">
            <text:p>1040</text:p>
          </table:table-cell>
          <table:table-cell table:formula="of:=IF([.H576] = [.I576]; 1; 0)" office:value-type="float" office:value="0" calcext:value-type="float">
            <text:p>0</text:p>
          </table:table-cell>
          <table:table-cell table:formula="of:=IF([.H576] = [.I576]; [.E57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 office:value-type="date" office:date-value="2021-10-10" calcext:value-type="date">
            <text:p>10.10.2021</text:p>
          </table:table-cell>
          <table:table-cell table:formula="of:=WEEKDAY([.B577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9390" calcext:value-type="float">
            <text:p>9390</text:p>
          </table:table-cell>
          <table:table-cell table:formula="of:=[.I576]" office:value-type="float" office:value="1040" calcext:value-type="float">
            <text:p>1040</text:p>
          </table:table-cell>
          <table:table-cell table:formula="of:=IF([.C576] = [.C577]; 0; IF([.C577] &gt; 5; 5000; 12000))" office:value-type="float" office:value="5000" calcext:value-type="float">
            <text:p>5000</text:p>
          </table:table-cell>
          <table:table-cell table:formula="of:= [.F577] + [.G577]" office:value-type="float" office:value="6040" calcext:value-type="float">
            <text:p>6040</text:p>
          </table:table-cell>
          <table:table-cell table:formula="of:=IF( [.H577] - [.E577] &lt; 0;  [.H577]; [.H577] - [.E577])" office:value-type="float" office:value="6040" calcext:value-type="float">
            <text:p>6040</text:p>
          </table:table-cell>
          <table:table-cell table:formula="of:=IF([.H577] = [.I577]; 1; 0)" office:value-type="float" office:value="1" calcext:value-type="float">
            <text:p>1</text:p>
          </table:table-cell>
          <table:table-cell table:formula="of:=IF([.H577] = [.I577]; [.E577]; 0)"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" office:value-type="date" office:date-value="2021-10-10" calcext:value-type="date">
            <text:p>10.10.2021</text:p>
          </table:table-cell>
          <table:table-cell table:formula="of:=WEEKDAY([.B578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[.I577]" office:value-type="float" office:value="6040" calcext:value-type="float">
            <text:p>6040</text:p>
          </table:table-cell>
          <table:table-cell table:formula="of:=IF([.C577] = [.C578]; 0; IF([.C578] &gt; 5; 5000; 12000))" office:value-type="float" office:value="0" calcext:value-type="float">
            <text:p>0</text:p>
          </table:table-cell>
          <table:table-cell table:formula="of:= [.F578] + [.G578]" office:value-type="float" office:value="6040" calcext:value-type="float">
            <text:p>6040</text:p>
          </table:table-cell>
          <table:table-cell table:formula="of:=IF( [.H578] - [.E578] &lt; 0;  [.H578]; [.H578] - [.E578])" office:value-type="float" office:value="3530" calcext:value-type="float">
            <text:p>3530</text:p>
          </table:table-cell>
          <table:table-cell table:formula="of:=IF([.H578] = [.I578]; 1; 0)" office:value-type="float" office:value="0" calcext:value-type="float">
            <text:p>0</text:p>
          </table:table-cell>
          <table:table-cell table:formula="of:=IF([.H578] = [.I578]; [.E57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 office:value-type="date" office:date-value="2021-10-11" calcext:value-type="date">
            <text:p>11.10.2021</text:p>
          </table:table-cell>
          <table:table-cell table:formula="of:=WEEKDAY([.B579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formula="of:=[.I578]" office:value-type="float" office:value="3530" calcext:value-type="float">
            <text:p>3530</text:p>
          </table:table-cell>
          <table:table-cell table:formula="of:=IF([.C578] = [.C579]; 0; IF([.C579] &gt; 5; 5000; 12000))" office:value-type="float" office:value="12000" calcext:value-type="float">
            <text:p>12000</text:p>
          </table:table-cell>
          <table:table-cell table:formula="of:= [.F579] + [.G579]" office:value-type="float" office:value="15530" calcext:value-type="float">
            <text:p>15530</text:p>
          </table:table-cell>
          <table:table-cell table:formula="of:=IF( [.H579] - [.E579] &lt; 0;  [.H579]; [.H579] - [.E579])" office:value-type="float" office:value="7550" calcext:value-type="float">
            <text:p>7550</text:p>
          </table:table-cell>
          <table:table-cell table:formula="of:=IF([.H579] = [.I579]; 1; 0)" office:value-type="float" office:value="0" calcext:value-type="float">
            <text:p>0</text:p>
          </table:table-cell>
          <table:table-cell table:formula="of:=IF([.H579] = [.I579]; [.E57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 office:value-type="date" office:date-value="2021-10-11" calcext:value-type="date">
            <text:p>11.10.2021</text:p>
          </table:table-cell>
          <table:table-cell table:formula="of:=WEEKDAY([.B580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3720" calcext:value-type="float">
            <text:p>3720</text:p>
          </table:table-cell>
          <table:table-cell table:formula="of:=[.I579]" office:value-type="float" office:value="7550" calcext:value-type="float">
            <text:p>7550</text:p>
          </table:table-cell>
          <table:table-cell table:formula="of:=IF([.C579] = [.C580]; 0; IF([.C580] &gt; 5; 5000; 12000))" office:value-type="float" office:value="0" calcext:value-type="float">
            <text:p>0</text:p>
          </table:table-cell>
          <table:table-cell table:formula="of:= [.F580] + [.G580]" office:value-type="float" office:value="7550" calcext:value-type="float">
            <text:p>7550</text:p>
          </table:table-cell>
          <table:table-cell table:formula="of:=IF( [.H580] - [.E580] &lt; 0;  [.H580]; [.H580] - [.E580])" office:value-type="float" office:value="3830" calcext:value-type="float">
            <text:p>3830</text:p>
          </table:table-cell>
          <table:table-cell table:formula="of:=IF([.H580] = [.I580]; 1; 0)" office:value-type="float" office:value="0" calcext:value-type="float">
            <text:p>0</text:p>
          </table:table-cell>
          <table:table-cell table:formula="of:=IF([.H580] = [.I580]; [.E58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 office:value-type="date" office:date-value="2021-10-12" calcext:value-type="date">
            <text:p>12.10.2021</text:p>
          </table:table-cell>
          <table:table-cell table:formula="of:=WEEKDAY([.B581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3210" calcext:value-type="float">
            <text:p>3210</text:p>
          </table:table-cell>
          <table:table-cell table:formula="of:=[.I580]" office:value-type="float" office:value="3830" calcext:value-type="float">
            <text:p>3830</text:p>
          </table:table-cell>
          <table:table-cell table:formula="of:=IF([.C580] = [.C581]; 0; IF([.C581] &gt; 5; 5000; 12000))" office:value-type="float" office:value="12000" calcext:value-type="float">
            <text:p>12000</text:p>
          </table:table-cell>
          <table:table-cell table:formula="of:= [.F581] + [.G581]" office:value-type="float" office:value="15830" calcext:value-type="float">
            <text:p>15830</text:p>
          </table:table-cell>
          <table:table-cell table:formula="of:=IF( [.H581] - [.E581] &lt; 0;  [.H581]; [.H581] - [.E581])" office:value-type="float" office:value="12620" calcext:value-type="float">
            <text:p>12620</text:p>
          </table:table-cell>
          <table:table-cell table:formula="of:=IF([.H581] = [.I581]; 1; 0)" office:value-type="float" office:value="0" calcext:value-type="float">
            <text:p>0</text:p>
          </table:table-cell>
          <table:table-cell table:formula="of:=IF([.H581] = [.I581]; [.E58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 office:value-type="date" office:date-value="2021-10-13" calcext:value-type="date">
            <text:p>13.10.2021</text:p>
          </table:table-cell>
          <table:table-cell table:formula="of:=WEEKDAY([.B582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7640" calcext:value-type="float">
            <text:p>7640</text:p>
          </table:table-cell>
          <table:table-cell table:formula="of:=[.I581]" office:value-type="float" office:value="12620" calcext:value-type="float">
            <text:p>12620</text:p>
          </table:table-cell>
          <table:table-cell table:formula="of:=IF([.C581] = [.C582]; 0; IF([.C582] &gt; 5; 5000; 12000))" office:value-type="float" office:value="12000" calcext:value-type="float">
            <text:p>12000</text:p>
          </table:table-cell>
          <table:table-cell table:formula="of:= [.F582] + [.G582]" office:value-type="float" office:value="24620" calcext:value-type="float">
            <text:p>24620</text:p>
          </table:table-cell>
          <table:table-cell table:formula="of:=IF( [.H582] - [.E582] &lt; 0;  [.H582]; [.H582] - [.E582])" office:value-type="float" office:value="16980" calcext:value-type="float">
            <text:p>16980</text:p>
          </table:table-cell>
          <table:table-cell table:formula="of:=IF([.H582] = [.I582]; 1; 0)" office:value-type="float" office:value="0" calcext:value-type="float">
            <text:p>0</text:p>
          </table:table-cell>
          <table:table-cell table:formula="of:=IF([.H582] = [.I582]; [.E58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 office:value-type="date" office:date-value="2021-10-13" calcext:value-type="date">
            <text:p>13.10.2021</text:p>
          </table:table-cell>
          <table:table-cell table:formula="of:=WEEKDAY([.B583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6100" calcext:value-type="float">
            <text:p>6100</text:p>
          </table:table-cell>
          <table:table-cell table:formula="of:=[.I582]" office:value-type="float" office:value="16980" calcext:value-type="float">
            <text:p>16980</text:p>
          </table:table-cell>
          <table:table-cell table:formula="of:=IF([.C582] = [.C583]; 0; IF([.C583] &gt; 5; 5000; 12000))" office:value-type="float" office:value="0" calcext:value-type="float">
            <text:p>0</text:p>
          </table:table-cell>
          <table:table-cell table:formula="of:= [.F583] + [.G583]" office:value-type="float" office:value="16980" calcext:value-type="float">
            <text:p>16980</text:p>
          </table:table-cell>
          <table:table-cell table:formula="of:=IF( [.H583] - [.E583] &lt; 0;  [.H583]; [.H583] - [.E583])" office:value-type="float" office:value="10880" calcext:value-type="float">
            <text:p>10880</text:p>
          </table:table-cell>
          <table:table-cell table:formula="of:=IF([.H583] = [.I583]; 1; 0)" office:value-type="float" office:value="0" calcext:value-type="float">
            <text:p>0</text:p>
          </table:table-cell>
          <table:table-cell table:formula="of:=IF([.H583] = [.I583]; [.E58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 office:value-type="date" office:date-value="2021-10-14" calcext:value-type="date">
            <text:p>14.10.2021</text:p>
          </table:table-cell>
          <table:table-cell table:formula="of:=WEEKDAY([.B584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[.I583]" office:value-type="float" office:value="10880" calcext:value-type="float">
            <text:p>10880</text:p>
          </table:table-cell>
          <table:table-cell table:formula="of:=IF([.C583] = [.C584]; 0; IF([.C584] &gt; 5; 5000; 12000))" office:value-type="float" office:value="12000" calcext:value-type="float">
            <text:p>12000</text:p>
          </table:table-cell>
          <table:table-cell table:formula="of:= [.F584] + [.G584]" office:value-type="float" office:value="22880" calcext:value-type="float">
            <text:p>22880</text:p>
          </table:table-cell>
          <table:table-cell table:formula="of:=IF( [.H584] - [.E584] &lt; 0;  [.H584]; [.H584] - [.E584])" office:value-type="float" office:value="16030" calcext:value-type="float">
            <text:p>16030</text:p>
          </table:table-cell>
          <table:table-cell table:formula="of:=IF([.H584] = [.I584]; 1; 0)" office:value-type="float" office:value="0" calcext:value-type="float">
            <text:p>0</text:p>
          </table:table-cell>
          <table:table-cell table:formula="of:=IF([.H584] = [.I584]; [.E58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 office:value-type="date" office:date-value="2021-10-14" calcext:value-type="date">
            <text:p>14.10.2021</text:p>
          </table:table-cell>
          <table:table-cell table:formula="of:=WEEKDAY([.B585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2170" calcext:value-type="float">
            <text:p>2170</text:p>
          </table:table-cell>
          <table:table-cell table:formula="of:=[.I584]" office:value-type="float" office:value="16030" calcext:value-type="float">
            <text:p>16030</text:p>
          </table:table-cell>
          <table:table-cell table:formula="of:=IF([.C584] = [.C585]; 0; IF([.C585] &gt; 5; 5000; 12000))" office:value-type="float" office:value="0" calcext:value-type="float">
            <text:p>0</text:p>
          </table:table-cell>
          <table:table-cell table:formula="of:= [.F585] + [.G585]" office:value-type="float" office:value="16030" calcext:value-type="float">
            <text:p>16030</text:p>
          </table:table-cell>
          <table:table-cell table:formula="of:=IF( [.H585] - [.E585] &lt; 0;  [.H585]; [.H585] - [.E585])" office:value-type="float" office:value="13860" calcext:value-type="float">
            <text:p>13860</text:p>
          </table:table-cell>
          <table:table-cell table:formula="of:=IF([.H585] = [.I585]; 1; 0)" office:value-type="float" office:value="0" calcext:value-type="float">
            <text:p>0</text:p>
          </table:table-cell>
          <table:table-cell table:formula="of:=IF([.H585] = [.I585]; [.E58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" office:value-type="date" office:date-value="2021-10-15" calcext:value-type="date">
            <text:p>15.10.2021</text:p>
          </table:table-cell>
          <table:table-cell table:formula="of:=WEEKDAY([.B586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6230" calcext:value-type="float">
            <text:p>6230</text:p>
          </table:table-cell>
          <table:table-cell table:formula="of:=[.I585]" office:value-type="float" office:value="13860" calcext:value-type="float">
            <text:p>13860</text:p>
          </table:table-cell>
          <table:table-cell table:formula="of:=IF([.C585] = [.C586]; 0; IF([.C586] &gt; 5; 5000; 12000))" office:value-type="float" office:value="12000" calcext:value-type="float">
            <text:p>12000</text:p>
          </table:table-cell>
          <table:table-cell table:formula="of:= [.F586] + [.G586]" office:value-type="float" office:value="25860" calcext:value-type="float">
            <text:p>25860</text:p>
          </table:table-cell>
          <table:table-cell table:formula="of:=IF( [.H586] - [.E586] &lt; 0;  [.H586]; [.H586] - [.E586])" office:value-type="float" office:value="19630" calcext:value-type="float">
            <text:p>19630</text:p>
          </table:table-cell>
          <table:table-cell table:formula="of:=IF([.H586] = [.I586]; 1; 0)" office:value-type="float" office:value="0" calcext:value-type="float">
            <text:p>0</text:p>
          </table:table-cell>
          <table:table-cell table:formula="of:=IF([.H586] = [.I586]; [.E58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 office:value-type="date" office:date-value="2021-10-15" calcext:value-type="date">
            <text:p>15.10.2021</text:p>
          </table:table-cell>
          <table:table-cell table:formula="of:=WEEKDAY([.B587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2310" calcext:value-type="float">
            <text:p>2310</text:p>
          </table:table-cell>
          <table:table-cell table:formula="of:=[.I586]" office:value-type="float" office:value="19630" calcext:value-type="float">
            <text:p>19630</text:p>
          </table:table-cell>
          <table:table-cell table:formula="of:=IF([.C586] = [.C587]; 0; IF([.C587] &gt; 5; 5000; 12000))" office:value-type="float" office:value="0" calcext:value-type="float">
            <text:p>0</text:p>
          </table:table-cell>
          <table:table-cell table:formula="of:= [.F587] + [.G587]" office:value-type="float" office:value="19630" calcext:value-type="float">
            <text:p>19630</text:p>
          </table:table-cell>
          <table:table-cell table:formula="of:=IF( [.H587] - [.E587] &lt; 0;  [.H587]; [.H587] - [.E587])" office:value-type="float" office:value="17320" calcext:value-type="float">
            <text:p>17320</text:p>
          </table:table-cell>
          <table:table-cell table:formula="of:=IF([.H587] = [.I587]; 1; 0)" office:value-type="float" office:value="0" calcext:value-type="float">
            <text:p>0</text:p>
          </table:table-cell>
          <table:table-cell table:formula="of:=IF([.H587] = [.I587]; [.E58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" office:value-type="date" office:date-value="2021-10-16" calcext:value-type="date">
            <text:p>16.10.2021</text:p>
          </table:table-cell>
          <table:table-cell table:formula="of:=WEEKDAY([.B588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5650" calcext:value-type="float">
            <text:p>5650</text:p>
          </table:table-cell>
          <table:table-cell table:formula="of:=[.I587]" office:value-type="float" office:value="17320" calcext:value-type="float">
            <text:p>17320</text:p>
          </table:table-cell>
          <table:table-cell table:formula="of:=IF([.C587] = [.C588]; 0; IF([.C588] &gt; 5; 5000; 12000))" office:value-type="float" office:value="5000" calcext:value-type="float">
            <text:p>5000</text:p>
          </table:table-cell>
          <table:table-cell table:formula="of:= [.F588] + [.G588]" office:value-type="float" office:value="22320" calcext:value-type="float">
            <text:p>22320</text:p>
          </table:table-cell>
          <table:table-cell table:formula="of:=IF( [.H588] - [.E588] &lt; 0;  [.H588]; [.H588] - [.E588])" office:value-type="float" office:value="16670" calcext:value-type="float">
            <text:p>16670</text:p>
          </table:table-cell>
          <table:table-cell table:formula="of:=IF([.H588] = [.I588]; 1; 0)" office:value-type="float" office:value="0" calcext:value-type="float">
            <text:p>0</text:p>
          </table:table-cell>
          <table:table-cell table:formula="of:=IF([.H588] = [.I588]; [.E58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 office:value-type="date" office:date-value="2021-10-16" calcext:value-type="date">
            <text:p>16.10.2021</text:p>
          </table:table-cell>
          <table:table-cell table:formula="of:=WEEKDAY([.B589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7250" calcext:value-type="float">
            <text:p>7250</text:p>
          </table:table-cell>
          <table:table-cell table:formula="of:=[.I588]" office:value-type="float" office:value="16670" calcext:value-type="float">
            <text:p>16670</text:p>
          </table:table-cell>
          <table:table-cell table:formula="of:=IF([.C588] = [.C589]; 0; IF([.C589] &gt; 5; 5000; 12000))" office:value-type="float" office:value="0" calcext:value-type="float">
            <text:p>0</text:p>
          </table:table-cell>
          <table:table-cell table:formula="of:= [.F589] + [.G589]" office:value-type="float" office:value="16670" calcext:value-type="float">
            <text:p>16670</text:p>
          </table:table-cell>
          <table:table-cell table:formula="of:=IF( [.H589] - [.E589] &lt; 0;  [.H589]; [.H589] - [.E589])" office:value-type="float" office:value="9420" calcext:value-type="float">
            <text:p>9420</text:p>
          </table:table-cell>
          <table:table-cell table:formula="of:=IF([.H589] = [.I589]; 1; 0)" office:value-type="float" office:value="0" calcext:value-type="float">
            <text:p>0</text:p>
          </table:table-cell>
          <table:table-cell table:formula="of:=IF([.H589] = [.I589]; [.E58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" office:value-type="date" office:date-value="2021-10-17" calcext:value-type="date">
            <text:p>17.10.2021</text:p>
          </table:table-cell>
          <table:table-cell table:formula="of:=WEEKDAY([.B590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3650" calcext:value-type="float">
            <text:p>3650</text:p>
          </table:table-cell>
          <table:table-cell table:formula="of:=[.I589]" office:value-type="float" office:value="9420" calcext:value-type="float">
            <text:p>9420</text:p>
          </table:table-cell>
          <table:table-cell table:formula="of:=IF([.C589] = [.C590]; 0; IF([.C590] &gt; 5; 5000; 12000))" office:value-type="float" office:value="5000" calcext:value-type="float">
            <text:p>5000</text:p>
          </table:table-cell>
          <table:table-cell table:formula="of:= [.F590] + [.G590]" office:value-type="float" office:value="14420" calcext:value-type="float">
            <text:p>14420</text:p>
          </table:table-cell>
          <table:table-cell table:formula="of:=IF( [.H590] - [.E590] &lt; 0;  [.H590]; [.H590] - [.E590])" office:value-type="float" office:value="10770" calcext:value-type="float">
            <text:p>10770</text:p>
          </table:table-cell>
          <table:table-cell table:formula="of:=IF([.H590] = [.I590]; 1; 0)" office:value-type="float" office:value="0" calcext:value-type="float">
            <text:p>0</text:p>
          </table:table-cell>
          <table:table-cell table:formula="of:=IF([.H590] = [.I590]; [.E59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" office:value-type="date" office:date-value="2021-10-17" calcext:value-type="date">
            <text:p>17.10.2021</text:p>
          </table:table-cell>
          <table:table-cell table:formula="of:=WEEKDAY([.B591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4190" calcext:value-type="float">
            <text:p>4190</text:p>
          </table:table-cell>
          <table:table-cell table:formula="of:=[.I590]" office:value-type="float" office:value="10770" calcext:value-type="float">
            <text:p>10770</text:p>
          </table:table-cell>
          <table:table-cell table:formula="of:=IF([.C590] = [.C591]; 0; IF([.C591] &gt; 5; 5000; 12000))" office:value-type="float" office:value="0" calcext:value-type="float">
            <text:p>0</text:p>
          </table:table-cell>
          <table:table-cell table:formula="of:= [.F591] + [.G591]" office:value-type="float" office:value="10770" calcext:value-type="float">
            <text:p>10770</text:p>
          </table:table-cell>
          <table:table-cell table:formula="of:=IF( [.H591] - [.E591] &lt; 0;  [.H591]; [.H591] - [.E591])" office:value-type="float" office:value="6580" calcext:value-type="float">
            <text:p>6580</text:p>
          </table:table-cell>
          <table:table-cell table:formula="of:=IF([.H591] = [.I591]; 1; 0)" office:value-type="float" office:value="0" calcext:value-type="float">
            <text:p>0</text:p>
          </table:table-cell>
          <table:table-cell table:formula="of:=IF([.H591] = [.I591]; [.E59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" office:value-type="date" office:date-value="2021-10-17" calcext:value-type="date">
            <text:p>17.10.2021</text:p>
          </table:table-cell>
          <table:table-cell table:formula="of:=WEEKDAY([.B592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7920" calcext:value-type="float">
            <text:p>7920</text:p>
          </table:table-cell>
          <table:table-cell table:formula="of:=[.I591]" office:value-type="float" office:value="6580" calcext:value-type="float">
            <text:p>6580</text:p>
          </table:table-cell>
          <table:table-cell table:formula="of:=IF([.C591] = [.C592]; 0; IF([.C592] &gt; 5; 5000; 12000))" office:value-type="float" office:value="0" calcext:value-type="float">
            <text:p>0</text:p>
          </table:table-cell>
          <table:table-cell table:formula="of:= [.F592] + [.G592]" office:value-type="float" office:value="6580" calcext:value-type="float">
            <text:p>6580</text:p>
          </table:table-cell>
          <table:table-cell table:formula="of:=IF( [.H592] - [.E592] &lt; 0;  [.H592]; [.H592] - [.E592])" office:value-type="float" office:value="6580" calcext:value-type="float">
            <text:p>6580</text:p>
          </table:table-cell>
          <table:table-cell table:formula="of:=IF([.H592] = [.I592]; 1; 0)" office:value-type="float" office:value="1" calcext:value-type="float">
            <text:p>1</text:p>
          </table:table-cell>
          <table:table-cell table:formula="of:=IF([.H592] = [.I592]; [.E592]; 0)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 office:value-type="date" office:date-value="2021-10-18" calcext:value-type="date">
            <text:p>18.10.2021</text:p>
          </table:table-cell>
          <table:table-cell table:formula="of:=WEEKDAY([.B593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5920" calcext:value-type="float">
            <text:p>5920</text:p>
          </table:table-cell>
          <table:table-cell table:formula="of:=[.I592]" office:value-type="float" office:value="6580" calcext:value-type="float">
            <text:p>6580</text:p>
          </table:table-cell>
          <table:table-cell table:formula="of:=IF([.C592] = [.C593]; 0; IF([.C593] &gt; 5; 5000; 12000))" office:value-type="float" office:value="12000" calcext:value-type="float">
            <text:p>12000</text:p>
          </table:table-cell>
          <table:table-cell table:formula="of:= [.F593] + [.G593]" office:value-type="float" office:value="18580" calcext:value-type="float">
            <text:p>18580</text:p>
          </table:table-cell>
          <table:table-cell table:formula="of:=IF( [.H593] - [.E593] &lt; 0;  [.H593]; [.H593] - [.E593])" office:value-type="float" office:value="12660" calcext:value-type="float">
            <text:p>12660</text:p>
          </table:table-cell>
          <table:table-cell table:formula="of:=IF([.H593] = [.I593]; 1; 0)" office:value-type="float" office:value="0" calcext:value-type="float">
            <text:p>0</text:p>
          </table:table-cell>
          <table:table-cell table:formula="of:=IF([.H593] = [.I593]; [.E59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" office:value-type="date" office:date-value="2021-10-18" calcext:value-type="date">
            <text:p>18.10.2021</text:p>
          </table:table-cell>
          <table:table-cell table:formula="of:=WEEKDAY([.B594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[.I593]" office:value-type="float" office:value="12660" calcext:value-type="float">
            <text:p>12660</text:p>
          </table:table-cell>
          <table:table-cell table:formula="of:=IF([.C593] = [.C594]; 0; IF([.C594] &gt; 5; 5000; 12000))" office:value-type="float" office:value="0" calcext:value-type="float">
            <text:p>0</text:p>
          </table:table-cell>
          <table:table-cell table:formula="of:= [.F594] + [.G594]" office:value-type="float" office:value="12660" calcext:value-type="float">
            <text:p>12660</text:p>
          </table:table-cell>
          <table:table-cell table:formula="of:=IF( [.H594] - [.E594] &lt; 0;  [.H594]; [.H594] - [.E594])" office:value-type="float" office:value="7390" calcext:value-type="float">
            <text:p>7390</text:p>
          </table:table-cell>
          <table:table-cell table:formula="of:=IF([.H594] = [.I594]; 1; 0)" office:value-type="float" office:value="0" calcext:value-type="float">
            <text:p>0</text:p>
          </table:table-cell>
          <table:table-cell table:formula="of:=IF([.H594] = [.I594]; [.E59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" office:value-type="date" office:date-value="2021-10-19" calcext:value-type="date">
            <text:p>19.10.2021</text:p>
          </table:table-cell>
          <table:table-cell table:formula="of:=WEEKDAY([.B595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7990" calcext:value-type="float">
            <text:p>7990</text:p>
          </table:table-cell>
          <table:table-cell table:formula="of:=[.I594]" office:value-type="float" office:value="7390" calcext:value-type="float">
            <text:p>7390</text:p>
          </table:table-cell>
          <table:table-cell table:formula="of:=IF([.C594] = [.C595]; 0; IF([.C595] &gt; 5; 5000; 12000))" office:value-type="float" office:value="12000" calcext:value-type="float">
            <text:p>12000</text:p>
          </table:table-cell>
          <table:table-cell table:formula="of:= [.F595] + [.G595]" office:value-type="float" office:value="19390" calcext:value-type="float">
            <text:p>19390</text:p>
          </table:table-cell>
          <table:table-cell table:formula="of:=IF( [.H595] - [.E595] &lt; 0;  [.H595]; [.H595] - [.E595])" office:value-type="float" office:value="11400" calcext:value-type="float">
            <text:p>11400</text:p>
          </table:table-cell>
          <table:table-cell table:formula="of:=IF([.H595] = [.I595]; 1; 0)" office:value-type="float" office:value="0" calcext:value-type="float">
            <text:p>0</text:p>
          </table:table-cell>
          <table:table-cell table:formula="of:=IF([.H595] = [.I595]; [.E59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 office:value-type="date" office:date-value="2021-10-19" calcext:value-type="date">
            <text:p>19.10.2021</text:p>
          </table:table-cell>
          <table:table-cell table:formula="of:=WEEKDAY([.B596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5450" calcext:value-type="float">
            <text:p>5450</text:p>
          </table:table-cell>
          <table:table-cell table:formula="of:=[.I595]" office:value-type="float" office:value="11400" calcext:value-type="float">
            <text:p>11400</text:p>
          </table:table-cell>
          <table:table-cell table:formula="of:=IF([.C595] = [.C596]; 0; IF([.C596] &gt; 5; 5000; 12000))" office:value-type="float" office:value="0" calcext:value-type="float">
            <text:p>0</text:p>
          </table:table-cell>
          <table:table-cell table:formula="of:= [.F596] + [.G596]" office:value-type="float" office:value="11400" calcext:value-type="float">
            <text:p>11400</text:p>
          </table:table-cell>
          <table:table-cell table:formula="of:=IF( [.H596] - [.E596] &lt; 0;  [.H596]; [.H596] - [.E596])" office:value-type="float" office:value="5950" calcext:value-type="float">
            <text:p>5950</text:p>
          </table:table-cell>
          <table:table-cell table:formula="of:=IF([.H596] = [.I596]; 1; 0)" office:value-type="float" office:value="0" calcext:value-type="float">
            <text:p>0</text:p>
          </table:table-cell>
          <table:table-cell table:formula="of:=IF([.H596] = [.I596]; [.E59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" office:value-type="date" office:date-value="2021-10-20" calcext:value-type="date">
            <text:p>20.10.2021</text:p>
          </table:table-cell>
          <table:table-cell table:formula="of:=WEEKDAY([.B597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2580" calcext:value-type="float">
            <text:p>2580</text:p>
          </table:table-cell>
          <table:table-cell table:formula="of:=[.I596]" office:value-type="float" office:value="5950" calcext:value-type="float">
            <text:p>5950</text:p>
          </table:table-cell>
          <table:table-cell table:formula="of:=IF([.C596] = [.C597]; 0; IF([.C597] &gt; 5; 5000; 12000))" office:value-type="float" office:value="12000" calcext:value-type="float">
            <text:p>12000</text:p>
          </table:table-cell>
          <table:table-cell table:formula="of:= [.F597] + [.G597]" office:value-type="float" office:value="17950" calcext:value-type="float">
            <text:p>17950</text:p>
          </table:table-cell>
          <table:table-cell table:formula="of:=IF( [.H597] - [.E597] &lt; 0;  [.H597]; [.H597] - [.E597])" office:value-type="float" office:value="15370" calcext:value-type="float">
            <text:p>15370</text:p>
          </table:table-cell>
          <table:table-cell table:formula="of:=IF([.H597] = [.I597]; 1; 0)" office:value-type="float" office:value="0" calcext:value-type="float">
            <text:p>0</text:p>
          </table:table-cell>
          <table:table-cell table:formula="of:=IF([.H597] = [.I597]; [.E59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" office:value-type="date" office:date-value="2021-10-21" calcext:value-type="date">
            <text:p>21.10.2021</text:p>
          </table:table-cell>
          <table:table-cell table:formula="of:=WEEKDAY([.B598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[.I597]" office:value-type="float" office:value="15370" calcext:value-type="float">
            <text:p>15370</text:p>
          </table:table-cell>
          <table:table-cell table:formula="of:=IF([.C597] = [.C598]; 0; IF([.C598] &gt; 5; 5000; 12000))" office:value-type="float" office:value="12000" calcext:value-type="float">
            <text:p>12000</text:p>
          </table:table-cell>
          <table:table-cell table:formula="of:= [.F598] + [.G598]" office:value-type="float" office:value="27370" calcext:value-type="float">
            <text:p>27370</text:p>
          </table:table-cell>
          <table:table-cell table:formula="of:=IF( [.H598] - [.E598] &lt; 0;  [.H598]; [.H598] - [.E598])" office:value-type="float" office:value="19330" calcext:value-type="float">
            <text:p>19330</text:p>
          </table:table-cell>
          <table:table-cell table:formula="of:=IF([.H598] = [.I598]; 1; 0)" office:value-type="float" office:value="0" calcext:value-type="float">
            <text:p>0</text:p>
          </table:table-cell>
          <table:table-cell table:formula="of:=IF([.H598] = [.I598]; [.E59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" office:value-type="date" office:date-value="2021-10-21" calcext:value-type="date">
            <text:p>21.10.2021</text:p>
          </table:table-cell>
          <table:table-cell table:formula="of:=WEEKDAY([.B599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formula="of:=[.I598]" office:value-type="float" office:value="19330" calcext:value-type="float">
            <text:p>19330</text:p>
          </table:table-cell>
          <table:table-cell table:formula="of:=IF([.C598] = [.C599]; 0; IF([.C599] &gt; 5; 5000; 12000))" office:value-type="float" office:value="0" calcext:value-type="float">
            <text:p>0</text:p>
          </table:table-cell>
          <table:table-cell table:formula="of:= [.F599] + [.G599]" office:value-type="float" office:value="19330" calcext:value-type="float">
            <text:p>19330</text:p>
          </table:table-cell>
          <table:table-cell table:formula="of:=IF( [.H599] - [.E599] &lt; 0;  [.H599]; [.H599] - [.E599])" office:value-type="float" office:value="17410" calcext:value-type="float">
            <text:p>17410</text:p>
          </table:table-cell>
          <table:table-cell table:formula="of:=IF([.H599] = [.I599]; 1; 0)" office:value-type="float" office:value="0" calcext:value-type="float">
            <text:p>0</text:p>
          </table:table-cell>
          <table:table-cell table:formula="of:=IF([.H599] = [.I599]; [.E59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 office:value-type="date" office:date-value="2021-10-22" calcext:value-type="date">
            <text:p>22.10.2021</text:p>
          </table:table-cell>
          <table:table-cell table:formula="of:=WEEKDAY([.B600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[.I599]" office:value-type="float" office:value="17410" calcext:value-type="float">
            <text:p>17410</text:p>
          </table:table-cell>
          <table:table-cell table:formula="of:=IF([.C599] = [.C600]; 0; IF([.C600] &gt; 5; 5000; 12000))" office:value-type="float" office:value="12000" calcext:value-type="float">
            <text:p>12000</text:p>
          </table:table-cell>
          <table:table-cell table:formula="of:= [.F600] + [.G600]" office:value-type="float" office:value="29410" calcext:value-type="float">
            <text:p>29410</text:p>
          </table:table-cell>
          <table:table-cell table:formula="of:=IF( [.H600] - [.E600] &lt; 0;  [.H600]; [.H600] - [.E600])" office:value-type="float" office:value="22480" calcext:value-type="float">
            <text:p>22480</text:p>
          </table:table-cell>
          <table:table-cell table:formula="of:=IF([.H600] = [.I600]; 1; 0)" office:value-type="float" office:value="0" calcext:value-type="float">
            <text:p>0</text:p>
          </table:table-cell>
          <table:table-cell table:formula="of:=IF([.H600] = [.I600]; [.E60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date" office:date-value="2021-10-22" calcext:value-type="date">
            <text:p>22.10.2021</text:p>
          </table:table-cell>
          <table:table-cell table:formula="of:=WEEKDAY([.B601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9480" calcext:value-type="float">
            <text:p>9480</text:p>
          </table:table-cell>
          <table:table-cell table:formula="of:=[.I600]" office:value-type="float" office:value="22480" calcext:value-type="float">
            <text:p>22480</text:p>
          </table:table-cell>
          <table:table-cell table:formula="of:=IF([.C600] = [.C601]; 0; IF([.C601] &gt; 5; 5000; 12000))" office:value-type="float" office:value="0" calcext:value-type="float">
            <text:p>0</text:p>
          </table:table-cell>
          <table:table-cell table:formula="of:= [.F601] + [.G601]" office:value-type="float" office:value="22480" calcext:value-type="float">
            <text:p>22480</text:p>
          </table:table-cell>
          <table:table-cell table:formula="of:=IF( [.H601] - [.E601] &lt; 0;  [.H601]; [.H601] - [.E601])" office:value-type="float" office:value="13000" calcext:value-type="float">
            <text:p>13000</text:p>
          </table:table-cell>
          <table:table-cell table:formula="of:=IF([.H601] = [.I601]; 1; 0)" office:value-type="float" office:value="0" calcext:value-type="float">
            <text:p>0</text:p>
          </table:table-cell>
          <table:table-cell table:formula="of:=IF([.H601] = [.I601]; [.E60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" office:value-type="date" office:date-value="2021-10-22" calcext:value-type="date">
            <text:p>22.10.2021</text:p>
          </table:table-cell>
          <table:table-cell table:formula="of:=WEEKDAY([.B602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4810" calcext:value-type="float">
            <text:p>4810</text:p>
          </table:table-cell>
          <table:table-cell table:formula="of:=[.I601]" office:value-type="float" office:value="13000" calcext:value-type="float">
            <text:p>13000</text:p>
          </table:table-cell>
          <table:table-cell table:formula="of:=IF([.C601] = [.C602]; 0; IF([.C602] &gt; 5; 5000; 12000))" office:value-type="float" office:value="0" calcext:value-type="float">
            <text:p>0</text:p>
          </table:table-cell>
          <table:table-cell table:formula="of:= [.F602] + [.G602]" office:value-type="float" office:value="13000" calcext:value-type="float">
            <text:p>13000</text:p>
          </table:table-cell>
          <table:table-cell table:formula="of:=IF( [.H602] - [.E602] &lt; 0;  [.H602]; [.H602] - [.E602])" office:value-type="float" office:value="8190" calcext:value-type="float">
            <text:p>8190</text:p>
          </table:table-cell>
          <table:table-cell table:formula="of:=IF([.H602] = [.I602]; 1; 0)" office:value-type="float" office:value="0" calcext:value-type="float">
            <text:p>0</text:p>
          </table:table-cell>
          <table:table-cell table:formula="of:=IF([.H602] = [.I602]; [.E60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" office:value-type="date" office:date-value="2021-10-23" calcext:value-type="date">
            <text:p>23.10.2021</text:p>
          </table:table-cell>
          <table:table-cell table:formula="of:=WEEKDAY([.B603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5770" calcext:value-type="float">
            <text:p>5770</text:p>
          </table:table-cell>
          <table:table-cell table:formula="of:=[.I602]" office:value-type="float" office:value="8190" calcext:value-type="float">
            <text:p>8190</text:p>
          </table:table-cell>
          <table:table-cell table:formula="of:=IF([.C602] = [.C603]; 0; IF([.C603] &gt; 5; 5000; 12000))" office:value-type="float" office:value="5000" calcext:value-type="float">
            <text:p>5000</text:p>
          </table:table-cell>
          <table:table-cell table:formula="of:= [.F603] + [.G603]" office:value-type="float" office:value="13190" calcext:value-type="float">
            <text:p>13190</text:p>
          </table:table-cell>
          <table:table-cell table:formula="of:=IF( [.H603] - [.E603] &lt; 0;  [.H603]; [.H603] - [.E603])" office:value-type="float" office:value="7420" calcext:value-type="float">
            <text:p>7420</text:p>
          </table:table-cell>
          <table:table-cell table:formula="of:=IF([.H603] = [.I603]; 1; 0)" office:value-type="float" office:value="0" calcext:value-type="float">
            <text:p>0</text:p>
          </table:table-cell>
          <table:table-cell table:formula="of:=IF([.H603] = [.I603]; [.E60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" office:value-type="date" office:date-value="2021-10-23" calcext:value-type="date">
            <text:p>23.10.2021</text:p>
          </table:table-cell>
          <table:table-cell table:formula="of:=WEEKDAY([.B604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2610" calcext:value-type="float">
            <text:p>2610</text:p>
          </table:table-cell>
          <table:table-cell table:formula="of:=[.I603]" office:value-type="float" office:value="7420" calcext:value-type="float">
            <text:p>7420</text:p>
          </table:table-cell>
          <table:table-cell table:formula="of:=IF([.C603] = [.C604]; 0; IF([.C604] &gt; 5; 5000; 12000))" office:value-type="float" office:value="0" calcext:value-type="float">
            <text:p>0</text:p>
          </table:table-cell>
          <table:table-cell table:formula="of:= [.F604] + [.G604]" office:value-type="float" office:value="7420" calcext:value-type="float">
            <text:p>7420</text:p>
          </table:table-cell>
          <table:table-cell table:formula="of:=IF( [.H604] - [.E604] &lt; 0;  [.H604]; [.H604] - [.E604])" office:value-type="float" office:value="4810" calcext:value-type="float">
            <text:p>4810</text:p>
          </table:table-cell>
          <table:table-cell table:formula="of:=IF([.H604] = [.I604]; 1; 0)" office:value-type="float" office:value="0" calcext:value-type="float">
            <text:p>0</text:p>
          </table:table-cell>
          <table:table-cell table:formula="of:=IF([.H604] = [.I604]; [.E60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" office:value-type="date" office:date-value="2021-10-24" calcext:value-type="date">
            <text:p>24.10.2021</text:p>
          </table:table-cell>
          <table:table-cell table:formula="of:=WEEKDAY([.B605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2670" calcext:value-type="float">
            <text:p>2670</text:p>
          </table:table-cell>
          <table:table-cell table:formula="of:=[.I604]" office:value-type="float" office:value="4810" calcext:value-type="float">
            <text:p>4810</text:p>
          </table:table-cell>
          <table:table-cell table:formula="of:=IF([.C604] = [.C605]; 0; IF([.C605] &gt; 5; 5000; 12000))" office:value-type="float" office:value="5000" calcext:value-type="float">
            <text:p>5000</text:p>
          </table:table-cell>
          <table:table-cell table:formula="of:= [.F605] + [.G605]" office:value-type="float" office:value="9810" calcext:value-type="float">
            <text:p>9810</text:p>
          </table:table-cell>
          <table:table-cell table:formula="of:=IF( [.H605] - [.E605] &lt; 0;  [.H605]; [.H605] - [.E605])" office:value-type="float" office:value="7140" calcext:value-type="float">
            <text:p>7140</text:p>
          </table:table-cell>
          <table:table-cell table:formula="of:=IF([.H605] = [.I605]; 1; 0)" office:value-type="float" office:value="0" calcext:value-type="float">
            <text:p>0</text:p>
          </table:table-cell>
          <table:table-cell table:formula="of:=IF([.H605] = [.I605]; [.E60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" office:value-type="date" office:date-value="2021-10-24" calcext:value-type="date">
            <text:p>24.10.2021</text:p>
          </table:table-cell>
          <table:table-cell table:formula="of:=WEEKDAY([.B606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1330" calcext:value-type="float">
            <text:p>1330</text:p>
          </table:table-cell>
          <table:table-cell table:formula="of:=[.I605]" office:value-type="float" office:value="7140" calcext:value-type="float">
            <text:p>7140</text:p>
          </table:table-cell>
          <table:table-cell table:formula="of:=IF([.C605] = [.C606]; 0; IF([.C606] &gt; 5; 5000; 12000))" office:value-type="float" office:value="0" calcext:value-type="float">
            <text:p>0</text:p>
          </table:table-cell>
          <table:table-cell table:formula="of:= [.F606] + [.G606]" office:value-type="float" office:value="7140" calcext:value-type="float">
            <text:p>7140</text:p>
          </table:table-cell>
          <table:table-cell table:formula="of:=IF( [.H606] - [.E606] &lt; 0;  [.H606]; [.H606] - [.E606])" office:value-type="float" office:value="5810" calcext:value-type="float">
            <text:p>5810</text:p>
          </table:table-cell>
          <table:table-cell table:formula="of:=IF([.H606] = [.I606]; 1; 0)" office:value-type="float" office:value="0" calcext:value-type="float">
            <text:p>0</text:p>
          </table:table-cell>
          <table:table-cell table:formula="of:=IF([.H606] = [.I606]; [.E60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" office:value-type="date" office:date-value="2021-10-25" calcext:value-type="date">
            <text:p>25.10.2021</text:p>
          </table:table-cell>
          <table:table-cell table:formula="of:=WEEKDAY([.B607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1700" calcext:value-type="float">
            <text:p>1700</text:p>
          </table:table-cell>
          <table:table-cell table:formula="of:=[.I606]" office:value-type="float" office:value="5810" calcext:value-type="float">
            <text:p>5810</text:p>
          </table:table-cell>
          <table:table-cell table:formula="of:=IF([.C606] = [.C607]; 0; IF([.C607] &gt; 5; 5000; 12000))" office:value-type="float" office:value="12000" calcext:value-type="float">
            <text:p>12000</text:p>
          </table:table-cell>
          <table:table-cell table:formula="of:= [.F607] + [.G607]" office:value-type="float" office:value="17810" calcext:value-type="float">
            <text:p>17810</text:p>
          </table:table-cell>
          <table:table-cell table:formula="of:=IF( [.H607] - [.E607] &lt; 0;  [.H607]; [.H607] - [.E607])" office:value-type="float" office:value="16110" calcext:value-type="float">
            <text:p>16110</text:p>
          </table:table-cell>
          <table:table-cell table:formula="of:=IF([.H607] = [.I607]; 1; 0)" office:value-type="float" office:value="0" calcext:value-type="float">
            <text:p>0</text:p>
          </table:table-cell>
          <table:table-cell table:formula="of:=IF([.H607] = [.I607]; [.E60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 office:value-type="date" office:date-value="2021-10-25" calcext:value-type="date">
            <text:p>25.10.2021</text:p>
          </table:table-cell>
          <table:table-cell table:formula="of:=WEEKDAY([.B608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1050" calcext:value-type="float">
            <text:p>1050</text:p>
          </table:table-cell>
          <table:table-cell table:formula="of:=[.I607]" office:value-type="float" office:value="16110" calcext:value-type="float">
            <text:p>16110</text:p>
          </table:table-cell>
          <table:table-cell table:formula="of:=IF([.C607] = [.C608]; 0; IF([.C608] &gt; 5; 5000; 12000))" office:value-type="float" office:value="0" calcext:value-type="float">
            <text:p>0</text:p>
          </table:table-cell>
          <table:table-cell table:formula="of:= [.F608] + [.G608]" office:value-type="float" office:value="16110" calcext:value-type="float">
            <text:p>16110</text:p>
          </table:table-cell>
          <table:table-cell table:formula="of:=IF( [.H608] - [.E608] &lt; 0;  [.H608]; [.H608] - [.E608])" office:value-type="float" office:value="15060" calcext:value-type="float">
            <text:p>15060</text:p>
          </table:table-cell>
          <table:table-cell table:formula="of:=IF([.H608] = [.I608]; 1; 0)" office:value-type="float" office:value="0" calcext:value-type="float">
            <text:p>0</text:p>
          </table:table-cell>
          <table:table-cell table:formula="of:=IF([.H608] = [.I608]; [.E60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" office:value-type="date" office:date-value="2021-10-25" calcext:value-type="date">
            <text:p>25.10.2021</text:p>
          </table:table-cell>
          <table:table-cell table:formula="of:=WEEKDAY([.B609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1750" calcext:value-type="float">
            <text:p>1750</text:p>
          </table:table-cell>
          <table:table-cell table:formula="of:=[.I608]" office:value-type="float" office:value="15060" calcext:value-type="float">
            <text:p>15060</text:p>
          </table:table-cell>
          <table:table-cell table:formula="of:=IF([.C608] = [.C609]; 0; IF([.C609] &gt; 5; 5000; 12000))" office:value-type="float" office:value="0" calcext:value-type="float">
            <text:p>0</text:p>
          </table:table-cell>
          <table:table-cell table:formula="of:= [.F609] + [.G609]" office:value-type="float" office:value="15060" calcext:value-type="float">
            <text:p>15060</text:p>
          </table:table-cell>
          <table:table-cell table:formula="of:=IF( [.H609] - [.E609] &lt; 0;  [.H609]; [.H609] - [.E609])" office:value-type="float" office:value="13310" calcext:value-type="float">
            <text:p>13310</text:p>
          </table:table-cell>
          <table:table-cell table:formula="of:=IF([.H609] = [.I609]; 1; 0)" office:value-type="float" office:value="0" calcext:value-type="float">
            <text:p>0</text:p>
          </table:table-cell>
          <table:table-cell table:formula="of:=IF([.H609] = [.I609]; [.E60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" office:value-type="date" office:date-value="2021-10-25" calcext:value-type="date">
            <text:p>25.10.2021</text:p>
          </table:table-cell>
          <table:table-cell table:formula="of:=WEEKDAY([.B610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6530" calcext:value-type="float">
            <text:p>6530</text:p>
          </table:table-cell>
          <table:table-cell table:formula="of:=[.I609]" office:value-type="float" office:value="13310" calcext:value-type="float">
            <text:p>13310</text:p>
          </table:table-cell>
          <table:table-cell table:formula="of:=IF([.C609] = [.C610]; 0; IF([.C610] &gt; 5; 5000; 12000))" office:value-type="float" office:value="0" calcext:value-type="float">
            <text:p>0</text:p>
          </table:table-cell>
          <table:table-cell table:formula="of:= [.F610] + [.G610]" office:value-type="float" office:value="13310" calcext:value-type="float">
            <text:p>13310</text:p>
          </table:table-cell>
          <table:table-cell table:formula="of:=IF( [.H610] - [.E610] &lt; 0;  [.H610]; [.H610] - [.E610])" office:value-type="float" office:value="6780" calcext:value-type="float">
            <text:p>6780</text:p>
          </table:table-cell>
          <table:table-cell table:formula="of:=IF([.H610] = [.I610]; 1; 0)" office:value-type="float" office:value="0" calcext:value-type="float">
            <text:p>0</text:p>
          </table:table-cell>
          <table:table-cell table:formula="of:=IF([.H610] = [.I610]; [.E61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" office:value-type="date" office:date-value="2021-10-26" calcext:value-type="date">
            <text:p>26.10.2021</text:p>
          </table:table-cell>
          <table:table-cell table:formula="of:=WEEKDAY([.B611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[.I610]" office:value-type="float" office:value="6780" calcext:value-type="float">
            <text:p>6780</text:p>
          </table:table-cell>
          <table:table-cell table:formula="of:=IF([.C610] = [.C611]; 0; IF([.C611] &gt; 5; 5000; 12000))" office:value-type="float" office:value="12000" calcext:value-type="float">
            <text:p>12000</text:p>
          </table:table-cell>
          <table:table-cell table:formula="of:= [.F611] + [.G611]" office:value-type="float" office:value="18780" calcext:value-type="float">
            <text:p>18780</text:p>
          </table:table-cell>
          <table:table-cell table:formula="of:=IF( [.H611] - [.E611] &lt; 0;  [.H611]; [.H611] - [.E611])" office:value-type="float" office:value="11800" calcext:value-type="float">
            <text:p>11800</text:p>
          </table:table-cell>
          <table:table-cell table:formula="of:=IF([.H611] = [.I611]; 1; 0)" office:value-type="float" office:value="0" calcext:value-type="float">
            <text:p>0</text:p>
          </table:table-cell>
          <table:table-cell table:formula="of:=IF([.H611] = [.I611]; [.E6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" office:value-type="date" office:date-value="2021-10-26" calcext:value-type="date">
            <text:p>26.10.2021</text:p>
          </table:table-cell>
          <table:table-cell table:formula="of:=WEEKDAY([.B612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formula="of:=[.I611]" office:value-type="float" office:value="11800" calcext:value-type="float">
            <text:p>11800</text:p>
          </table:table-cell>
          <table:table-cell table:formula="of:=IF([.C611] = [.C612]; 0; IF([.C612] &gt; 5; 5000; 12000))" office:value-type="float" office:value="0" calcext:value-type="float">
            <text:p>0</text:p>
          </table:table-cell>
          <table:table-cell table:formula="of:= [.F612] + [.G612]" office:value-type="float" office:value="11800" calcext:value-type="float">
            <text:p>11800</text:p>
          </table:table-cell>
          <table:table-cell table:formula="of:=IF( [.H612] - [.E612] &lt; 0;  [.H612]; [.H612] - [.E612])" office:value-type="float" office:value="5210" calcext:value-type="float">
            <text:p>5210</text:p>
          </table:table-cell>
          <table:table-cell table:formula="of:=IF([.H612] = [.I612]; 1; 0)" office:value-type="float" office:value="0" calcext:value-type="float">
            <text:p>0</text:p>
          </table:table-cell>
          <table:table-cell table:formula="of:=IF([.H612] = [.I612]; [.E61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" office:value-type="date" office:date-value="2021-10-26" calcext:value-type="date">
            <text:p>26.10.2021</text:p>
          </table:table-cell>
          <table:table-cell table:formula="of:=WEEKDAY([.B613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2090" calcext:value-type="float">
            <text:p>2090</text:p>
          </table:table-cell>
          <table:table-cell table:formula="of:=[.I612]" office:value-type="float" office:value="5210" calcext:value-type="float">
            <text:p>5210</text:p>
          </table:table-cell>
          <table:table-cell table:formula="of:=IF([.C612] = [.C613]; 0; IF([.C613] &gt; 5; 5000; 12000))" office:value-type="float" office:value="0" calcext:value-type="float">
            <text:p>0</text:p>
          </table:table-cell>
          <table:table-cell table:formula="of:= [.F613] + [.G613]" office:value-type="float" office:value="5210" calcext:value-type="float">
            <text:p>5210</text:p>
          </table:table-cell>
          <table:table-cell table:formula="of:=IF( [.H613] - [.E613] &lt; 0;  [.H613]; [.H613] - [.E613])" office:value-type="float" office:value="3120" calcext:value-type="float">
            <text:p>3120</text:p>
          </table:table-cell>
          <table:table-cell table:formula="of:=IF([.H613] = [.I613]; 1; 0)" office:value-type="float" office:value="0" calcext:value-type="float">
            <text:p>0</text:p>
          </table:table-cell>
          <table:table-cell table:formula="of:=IF([.H613] = [.I613]; [.E61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" office:value-type="date" office:date-value="2021-10-27" calcext:value-type="date">
            <text:p>27.10.2021</text:p>
          </table:table-cell>
          <table:table-cell table:formula="of:=WEEKDAY([.B614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formula="of:=[.I613]" office:value-type="float" office:value="3120" calcext:value-type="float">
            <text:p>3120</text:p>
          </table:table-cell>
          <table:table-cell table:formula="of:=IF([.C613] = [.C614]; 0; IF([.C614] &gt; 5; 5000; 12000))" office:value-type="float" office:value="12000" calcext:value-type="float">
            <text:p>12000</text:p>
          </table:table-cell>
          <table:table-cell table:formula="of:= [.F614] + [.G614]" office:value-type="float" office:value="15120" calcext:value-type="float">
            <text:p>15120</text:p>
          </table:table-cell>
          <table:table-cell table:formula="of:=IF( [.H614] - [.E614] &lt; 0;  [.H614]; [.H614] - [.E614])" office:value-type="float" office:value="11160" calcext:value-type="float">
            <text:p>11160</text:p>
          </table:table-cell>
          <table:table-cell table:formula="of:=IF([.H614] = [.I614]; 1; 0)" office:value-type="float" office:value="0" calcext:value-type="float">
            <text:p>0</text:p>
          </table:table-cell>
          <table:table-cell table:formula="of:=IF([.H614] = [.I614]; [.E61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" office:value-type="date" office:date-value="2021-10-27" calcext:value-type="date">
            <text:p>27.10.2021</text:p>
          </table:table-cell>
          <table:table-cell table:formula="of:=WEEKDAY([.B615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6430" calcext:value-type="float">
            <text:p>6430</text:p>
          </table:table-cell>
          <table:table-cell table:formula="of:=[.I614]" office:value-type="float" office:value="11160" calcext:value-type="float">
            <text:p>11160</text:p>
          </table:table-cell>
          <table:table-cell table:formula="of:=IF([.C614] = [.C615]; 0; IF([.C615] &gt; 5; 5000; 12000))" office:value-type="float" office:value="0" calcext:value-type="float">
            <text:p>0</text:p>
          </table:table-cell>
          <table:table-cell table:formula="of:= [.F615] + [.G615]" office:value-type="float" office:value="11160" calcext:value-type="float">
            <text:p>11160</text:p>
          </table:table-cell>
          <table:table-cell table:formula="of:=IF( [.H615] - [.E615] &lt; 0;  [.H615]; [.H615] - [.E615])" office:value-type="float" office:value="4730" calcext:value-type="float">
            <text:p>4730</text:p>
          </table:table-cell>
          <table:table-cell table:formula="of:=IF([.H615] = [.I615]; 1; 0)" office:value-type="float" office:value="0" calcext:value-type="float">
            <text:p>0</text:p>
          </table:table-cell>
          <table:table-cell table:formula="of:=IF([.H615] = [.I615]; [.E61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" office:value-type="date" office:date-value="2021-10-27" calcext:value-type="date">
            <text:p>27.10.2021</text:p>
          </table:table-cell>
          <table:table-cell table:formula="of:=WEEKDAY([.B616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9940" calcext:value-type="float">
            <text:p>9940</text:p>
          </table:table-cell>
          <table:table-cell table:formula="of:=[.I615]" office:value-type="float" office:value="4730" calcext:value-type="float">
            <text:p>4730</text:p>
          </table:table-cell>
          <table:table-cell table:formula="of:=IF([.C615] = [.C616]; 0; IF([.C616] &gt; 5; 5000; 12000))" office:value-type="float" office:value="0" calcext:value-type="float">
            <text:p>0</text:p>
          </table:table-cell>
          <table:table-cell table:formula="of:= [.F616] + [.G616]" office:value-type="float" office:value="4730" calcext:value-type="float">
            <text:p>4730</text:p>
          </table:table-cell>
          <table:table-cell table:formula="of:=IF( [.H616] - [.E616] &lt; 0;  [.H616]; [.H616] - [.E616])" office:value-type="float" office:value="4730" calcext:value-type="float">
            <text:p>4730</text:p>
          </table:table-cell>
          <table:table-cell table:formula="of:=IF([.H616] = [.I616]; 1; 0)" office:value-type="float" office:value="1" calcext:value-type="float">
            <text:p>1</text:p>
          </table:table-cell>
          <table:table-cell table:formula="of:=IF([.H616] = [.I616]; [.E616]; 0)"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" office:value-type="date" office:date-value="2021-10-27" calcext:value-type="date">
            <text:p>27.10.2021</text:p>
          </table:table-cell>
          <table:table-cell table:formula="of:=WEEKDAY([.B617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4220" calcext:value-type="float">
            <text:p>4220</text:p>
          </table:table-cell>
          <table:table-cell table:formula="of:=[.I616]" office:value-type="float" office:value="4730" calcext:value-type="float">
            <text:p>4730</text:p>
          </table:table-cell>
          <table:table-cell table:formula="of:=IF([.C616] = [.C617]; 0; IF([.C617] &gt; 5; 5000; 12000))" office:value-type="float" office:value="0" calcext:value-type="float">
            <text:p>0</text:p>
          </table:table-cell>
          <table:table-cell table:formula="of:= [.F617] + [.G617]" office:value-type="float" office:value="4730" calcext:value-type="float">
            <text:p>4730</text:p>
          </table:table-cell>
          <table:table-cell table:formula="of:=IF( [.H617] - [.E617] &lt; 0;  [.H617]; [.H617] - [.E617])" office:value-type="float" office:value="510" calcext:value-type="float">
            <text:p>510</text:p>
          </table:table-cell>
          <table:table-cell table:formula="of:=IF([.H617] = [.I617]; 1; 0)" office:value-type="float" office:value="0" calcext:value-type="float">
            <text:p>0</text:p>
          </table:table-cell>
          <table:table-cell table:formula="of:=IF([.H617] = [.I617]; [.E61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 office:value-type="date" office:date-value="2021-10-28" calcext:value-type="date">
            <text:p>28.10.2021</text:p>
          </table:table-cell>
          <table:table-cell table:formula="of:=WEEKDAY([.B618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formula="of:=[.I617]" office:value-type="float" office:value="510" calcext:value-type="float">
            <text:p>510</text:p>
          </table:table-cell>
          <table:table-cell table:formula="of:=IF([.C617] = [.C618]; 0; IF([.C618] &gt; 5; 5000; 12000))" office:value-type="float" office:value="12000" calcext:value-type="float">
            <text:p>12000</text:p>
          </table:table-cell>
          <table:table-cell table:formula="of:= [.F618] + [.G618]" office:value-type="float" office:value="12510" calcext:value-type="float">
            <text:p>12510</text:p>
          </table:table-cell>
          <table:table-cell table:formula="of:=IF( [.H618] - [.E618] &lt; 0;  [.H618]; [.H618] - [.E618])" office:value-type="float" office:value="9880" calcext:value-type="float">
            <text:p>9880</text:p>
          </table:table-cell>
          <table:table-cell table:formula="of:=IF([.H618] = [.I618]; 1; 0)" office:value-type="float" office:value="0" calcext:value-type="float">
            <text:p>0</text:p>
          </table:table-cell>
          <table:table-cell table:formula="of:=IF([.H618] = [.I618]; [.E61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 office:value-type="date" office:date-value="2021-10-28" calcext:value-type="date">
            <text:p>28.10.2021</text:p>
          </table:table-cell>
          <table:table-cell table:formula="of:=WEEKDAY([.B619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[.I618]" office:value-type="float" office:value="9880" calcext:value-type="float">
            <text:p>9880</text:p>
          </table:table-cell>
          <table:table-cell table:formula="of:=IF([.C618] = [.C619]; 0; IF([.C619] &gt; 5; 5000; 12000))" office:value-type="float" office:value="0" calcext:value-type="float">
            <text:p>0</text:p>
          </table:table-cell>
          <table:table-cell table:formula="of:= [.F619] + [.G619]" office:value-type="float" office:value="9880" calcext:value-type="float">
            <text:p>9880</text:p>
          </table:table-cell>
          <table:table-cell table:formula="of:=IF( [.H619] - [.E619] &lt; 0;  [.H619]; [.H619] - [.E619])" office:value-type="float" office:value="6340" calcext:value-type="float">
            <text:p>6340</text:p>
          </table:table-cell>
          <table:table-cell table:formula="of:=IF([.H619] = [.I619]; 1; 0)" office:value-type="float" office:value="0" calcext:value-type="float">
            <text:p>0</text:p>
          </table:table-cell>
          <table:table-cell table:formula="of:=IF([.H619] = [.I619]; [.E61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 office:value-type="date" office:date-value="2021-10-29" calcext:value-type="date">
            <text:p>29.10.2021</text:p>
          </table:table-cell>
          <table:table-cell table:formula="of:=WEEKDAY([.B620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formula="of:=[.I619]" office:value-type="float" office:value="6340" calcext:value-type="float">
            <text:p>6340</text:p>
          </table:table-cell>
          <table:table-cell table:formula="of:=IF([.C619] = [.C620]; 0; IF([.C620] &gt; 5; 5000; 12000))" office:value-type="float" office:value="12000" calcext:value-type="float">
            <text:p>12000</text:p>
          </table:table-cell>
          <table:table-cell table:formula="of:= [.F620] + [.G620]" office:value-type="float" office:value="18340" calcext:value-type="float">
            <text:p>18340</text:p>
          </table:table-cell>
          <table:table-cell table:formula="of:=IF( [.H620] - [.E620] &lt; 0;  [.H620]; [.H620] - [.E620])" office:value-type="float" office:value="15710" calcext:value-type="float">
            <text:p>15710</text:p>
          </table:table-cell>
          <table:table-cell table:formula="of:=IF([.H620] = [.I620]; 1; 0)" office:value-type="float" office:value="0" calcext:value-type="float">
            <text:p>0</text:p>
          </table:table-cell>
          <table:table-cell table:formula="of:=IF([.H620] = [.I620]; [.E62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 office:value-type="date" office:date-value="2021-10-30" calcext:value-type="date">
            <text:p>30.10.2021</text:p>
          </table:table-cell>
          <table:table-cell table:formula="of:=WEEKDAY([.B621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4230" calcext:value-type="float">
            <text:p>4230</text:p>
          </table:table-cell>
          <table:table-cell table:formula="of:=[.I620]" office:value-type="float" office:value="15710" calcext:value-type="float">
            <text:p>15710</text:p>
          </table:table-cell>
          <table:table-cell table:formula="of:=IF([.C620] = [.C621]; 0; IF([.C621] &gt; 5; 5000; 12000))" office:value-type="float" office:value="5000" calcext:value-type="float">
            <text:p>5000</text:p>
          </table:table-cell>
          <table:table-cell table:formula="of:= [.F621] + [.G621]" office:value-type="float" office:value="20710" calcext:value-type="float">
            <text:p>20710</text:p>
          </table:table-cell>
          <table:table-cell table:formula="of:=IF( [.H621] - [.E621] &lt; 0;  [.H621]; [.H621] - [.E621])" office:value-type="float" office:value="16480" calcext:value-type="float">
            <text:p>16480</text:p>
          </table:table-cell>
          <table:table-cell table:formula="of:=IF([.H621] = [.I621]; 1; 0)" office:value-type="float" office:value="0" calcext:value-type="float">
            <text:p>0</text:p>
          </table:table-cell>
          <table:table-cell table:formula="of:=IF([.H621] = [.I621]; [.E62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 office:value-type="date" office:date-value="2021-10-30" calcext:value-type="date">
            <text:p>30.10.2021</text:p>
          </table:table-cell>
          <table:table-cell table:formula="of:=WEEKDAY([.B622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4630" calcext:value-type="float">
            <text:p>4630</text:p>
          </table:table-cell>
          <table:table-cell table:formula="of:=[.I621]" office:value-type="float" office:value="16480" calcext:value-type="float">
            <text:p>16480</text:p>
          </table:table-cell>
          <table:table-cell table:formula="of:=IF([.C621] = [.C622]; 0; IF([.C622] &gt; 5; 5000; 12000))" office:value-type="float" office:value="0" calcext:value-type="float">
            <text:p>0</text:p>
          </table:table-cell>
          <table:table-cell table:formula="of:= [.F622] + [.G622]" office:value-type="float" office:value="16480" calcext:value-type="float">
            <text:p>16480</text:p>
          </table:table-cell>
          <table:table-cell table:formula="of:=IF( [.H622] - [.E622] &lt; 0;  [.H622]; [.H622] - [.E622])" office:value-type="float" office:value="11850" calcext:value-type="float">
            <text:p>11850</text:p>
          </table:table-cell>
          <table:table-cell table:formula="of:=IF([.H622] = [.I622]; 1; 0)" office:value-type="float" office:value="0" calcext:value-type="float">
            <text:p>0</text:p>
          </table:table-cell>
          <table:table-cell table:formula="of:=IF([.H622] = [.I622]; [.E62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 office:value-type="date" office:date-value="2021-10-31" calcext:value-type="date">
            <text:p>31.10.2021</text:p>
          </table:table-cell>
          <table:table-cell table:formula="of:=WEEKDAY([.B623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2100" calcext:value-type="float">
            <text:p>2100</text:p>
          </table:table-cell>
          <table:table-cell table:formula="of:=[.I622]" office:value-type="float" office:value="11850" calcext:value-type="float">
            <text:p>11850</text:p>
          </table:table-cell>
          <table:table-cell table:formula="of:=IF([.C622] = [.C623]; 0; IF([.C623] &gt; 5; 5000; 12000))" office:value-type="float" office:value="5000" calcext:value-type="float">
            <text:p>5000</text:p>
          </table:table-cell>
          <table:table-cell table:formula="of:= [.F623] + [.G623]" office:value-type="float" office:value="16850" calcext:value-type="float">
            <text:p>16850</text:p>
          </table:table-cell>
          <table:table-cell table:formula="of:=IF( [.H623] - [.E623] &lt; 0;  [.H623]; [.H623] - [.E623])" office:value-type="float" office:value="14750" calcext:value-type="float">
            <text:p>14750</text:p>
          </table:table-cell>
          <table:table-cell table:formula="of:=IF([.H623] = [.I623]; 1; 0)" office:value-type="float" office:value="0" calcext:value-type="float">
            <text:p>0</text:p>
          </table:table-cell>
          <table:table-cell table:formula="of:=IF([.H623] = [.I623]; [.E62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 office:value-type="date" office:date-value="2021-11-01" calcext:value-type="date">
            <text:p>1.11.2021</text:p>
          </table:table-cell>
          <table:table-cell table:formula="of:=WEEKDAY([.B624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[.I623]" office:value-type="float" office:value="14750" calcext:value-type="float">
            <text:p>14750</text:p>
          </table:table-cell>
          <table:table-cell table:formula="of:=IF([.C623] = [.C624]; 0; IF([.C624] &gt; 5; 5000; 12000))" office:value-type="float" office:value="12000" calcext:value-type="float">
            <text:p>12000</text:p>
          </table:table-cell>
          <table:table-cell table:formula="of:= [.F624] + [.G624]" office:value-type="float" office:value="26750" calcext:value-type="float">
            <text:p>26750</text:p>
          </table:table-cell>
          <table:table-cell table:formula="of:=IF( [.H624] - [.E624] &lt; 0;  [.H624]; [.H624] - [.E624])" office:value-type="float" office:value="22460" calcext:value-type="float">
            <text:p>22460</text:p>
          </table:table-cell>
          <table:table-cell table:formula="of:=IF([.H624] = [.I624]; 1; 0)" office:value-type="float" office:value="0" calcext:value-type="float">
            <text:p>0</text:p>
          </table:table-cell>
          <table:table-cell table:formula="of:=IF([.H624] = [.I624]; [.E62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 office:value-type="date" office:date-value="2021-11-01" calcext:value-type="date">
            <text:p>1.11.2021</text:p>
          </table:table-cell>
          <table:table-cell table:formula="of:=WEEKDAY([.B625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2870" calcext:value-type="float">
            <text:p>2870</text:p>
          </table:table-cell>
          <table:table-cell table:formula="of:=[.I624]" office:value-type="float" office:value="22460" calcext:value-type="float">
            <text:p>22460</text:p>
          </table:table-cell>
          <table:table-cell table:formula="of:=IF([.C624] = [.C625]; 0; IF([.C625] &gt; 5; 5000; 12000))" office:value-type="float" office:value="0" calcext:value-type="float">
            <text:p>0</text:p>
          </table:table-cell>
          <table:table-cell table:formula="of:= [.F625] + [.G625]" office:value-type="float" office:value="22460" calcext:value-type="float">
            <text:p>22460</text:p>
          </table:table-cell>
          <table:table-cell table:formula="of:=IF( [.H625] - [.E625] &lt; 0;  [.H625]; [.H625] - [.E625])" office:value-type="float" office:value="19590" calcext:value-type="float">
            <text:p>19590</text:p>
          </table:table-cell>
          <table:table-cell table:formula="of:=IF([.H625] = [.I625]; 1; 0)" office:value-type="float" office:value="0" calcext:value-type="float">
            <text:p>0</text:p>
          </table:table-cell>
          <table:table-cell table:formula="of:=IF([.H625] = [.I625]; [.E62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 office:value-type="date" office:date-value="2021-11-01" calcext:value-type="date">
            <text:p>1.11.2021</text:p>
          </table:table-cell>
          <table:table-cell table:formula="of:=WEEKDAY([.B626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3550" calcext:value-type="float">
            <text:p>3550</text:p>
          </table:table-cell>
          <table:table-cell table:formula="of:=[.I625]" office:value-type="float" office:value="19590" calcext:value-type="float">
            <text:p>19590</text:p>
          </table:table-cell>
          <table:table-cell table:formula="of:=IF([.C625] = [.C626]; 0; IF([.C626] &gt; 5; 5000; 12000))" office:value-type="float" office:value="0" calcext:value-type="float">
            <text:p>0</text:p>
          </table:table-cell>
          <table:table-cell table:formula="of:= [.F626] + [.G626]" office:value-type="float" office:value="19590" calcext:value-type="float">
            <text:p>19590</text:p>
          </table:table-cell>
          <table:table-cell table:formula="of:=IF( [.H626] - [.E626] &lt; 0;  [.H626]; [.H626] - [.E626])" office:value-type="float" office:value="16040" calcext:value-type="float">
            <text:p>16040</text:p>
          </table:table-cell>
          <table:table-cell table:formula="of:=IF([.H626] = [.I626]; 1; 0)" office:value-type="float" office:value="0" calcext:value-type="float">
            <text:p>0</text:p>
          </table:table-cell>
          <table:table-cell table:formula="of:=IF([.H626] = [.I626]; [.E62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 office:value-type="date" office:date-value="2021-11-02" calcext:value-type="date">
            <text:p>2.11.2021</text:p>
          </table:table-cell>
          <table:table-cell table:formula="of:=WEEKDAY([.B627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8480" calcext:value-type="float">
            <text:p>8480</text:p>
          </table:table-cell>
          <table:table-cell table:formula="of:=[.I626]" office:value-type="float" office:value="16040" calcext:value-type="float">
            <text:p>16040</text:p>
          </table:table-cell>
          <table:table-cell table:formula="of:=IF([.C626] = [.C627]; 0; IF([.C627] &gt; 5; 5000; 12000))" office:value-type="float" office:value="12000" calcext:value-type="float">
            <text:p>12000</text:p>
          </table:table-cell>
          <table:table-cell table:formula="of:= [.F627] + [.G627]" office:value-type="float" office:value="28040" calcext:value-type="float">
            <text:p>28040</text:p>
          </table:table-cell>
          <table:table-cell table:formula="of:=IF( [.H627] - [.E627] &lt; 0;  [.H627]; [.H627] - [.E627])" office:value-type="float" office:value="19560" calcext:value-type="float">
            <text:p>19560</text:p>
          </table:table-cell>
          <table:table-cell table:formula="of:=IF([.H627] = [.I627]; 1; 0)" office:value-type="float" office:value="0" calcext:value-type="float">
            <text:p>0</text:p>
          </table:table-cell>
          <table:table-cell table:formula="of:=IF([.H627] = [.I627]; [.E62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 office:value-type="date" office:date-value="2021-11-03" calcext:value-type="date">
            <text:p>3.11.2021</text:p>
          </table:table-cell>
          <table:table-cell table:formula="of:=WEEKDAY([.B628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4860" calcext:value-type="float">
            <text:p>4860</text:p>
          </table:table-cell>
          <table:table-cell table:formula="of:=[.I627]" office:value-type="float" office:value="19560" calcext:value-type="float">
            <text:p>19560</text:p>
          </table:table-cell>
          <table:table-cell table:formula="of:=IF([.C627] = [.C628]; 0; IF([.C628] &gt; 5; 5000; 12000))" office:value-type="float" office:value="12000" calcext:value-type="float">
            <text:p>12000</text:p>
          </table:table-cell>
          <table:table-cell table:formula="of:= [.F628] + [.G628]" office:value-type="float" office:value="31560" calcext:value-type="float">
            <text:p>31560</text:p>
          </table:table-cell>
          <table:table-cell table:formula="of:=IF( [.H628] - [.E628] &lt; 0;  [.H628]; [.H628] - [.E628])" office:value-type="float" office:value="26700" calcext:value-type="float">
            <text:p>26700</text:p>
          </table:table-cell>
          <table:table-cell table:formula="of:=IF([.H628] = [.I628]; 1; 0)" office:value-type="float" office:value="0" calcext:value-type="float">
            <text:p>0</text:p>
          </table:table-cell>
          <table:table-cell table:formula="of:=IF([.H628] = [.I628]; [.E62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 office:value-type="date" office:date-value="2021-11-03" calcext:value-type="date">
            <text:p>3.11.2021</text:p>
          </table:table-cell>
          <table:table-cell table:formula="of:=WEEKDAY([.B629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8270" calcext:value-type="float">
            <text:p>8270</text:p>
          </table:table-cell>
          <table:table-cell table:formula="of:=[.I628]" office:value-type="float" office:value="26700" calcext:value-type="float">
            <text:p>26700</text:p>
          </table:table-cell>
          <table:table-cell table:formula="of:=IF([.C628] = [.C629]; 0; IF([.C629] &gt; 5; 5000; 12000))" office:value-type="float" office:value="0" calcext:value-type="float">
            <text:p>0</text:p>
          </table:table-cell>
          <table:table-cell table:formula="of:= [.F629] + [.G629]" office:value-type="float" office:value="26700" calcext:value-type="float">
            <text:p>26700</text:p>
          </table:table-cell>
          <table:table-cell table:formula="of:=IF( [.H629] - [.E629] &lt; 0;  [.H629]; [.H629] - [.E629])" office:value-type="float" office:value="18430" calcext:value-type="float">
            <text:p>18430</text:p>
          </table:table-cell>
          <table:table-cell table:formula="of:=IF([.H629] = [.I629]; 1; 0)" office:value-type="float" office:value="0" calcext:value-type="float">
            <text:p>0</text:p>
          </table:table-cell>
          <table:table-cell table:formula="of:=IF([.H629] = [.I629]; [.E62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 office:value-type="date" office:date-value="2021-11-04" calcext:value-type="date">
            <text:p>4.11.2021</text:p>
          </table:table-cell>
          <table:table-cell table:formula="of:=WEEKDAY([.B630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8790" calcext:value-type="float">
            <text:p>8790</text:p>
          </table:table-cell>
          <table:table-cell table:formula="of:=[.I629]" office:value-type="float" office:value="18430" calcext:value-type="float">
            <text:p>18430</text:p>
          </table:table-cell>
          <table:table-cell table:formula="of:=IF([.C629] = [.C630]; 0; IF([.C630] &gt; 5; 5000; 12000))" office:value-type="float" office:value="12000" calcext:value-type="float">
            <text:p>12000</text:p>
          </table:table-cell>
          <table:table-cell table:formula="of:= [.F630] + [.G630]" office:value-type="float" office:value="30430" calcext:value-type="float">
            <text:p>30430</text:p>
          </table:table-cell>
          <table:table-cell table:formula="of:=IF( [.H630] - [.E630] &lt; 0;  [.H630]; [.H630] - [.E630])" office:value-type="float" office:value="21640" calcext:value-type="float">
            <text:p>21640</text:p>
          </table:table-cell>
          <table:table-cell table:formula="of:=IF([.H630] = [.I630]; 1; 0)" office:value-type="float" office:value="0" calcext:value-type="float">
            <text:p>0</text:p>
          </table:table-cell>
          <table:table-cell table:formula="of:=IF([.H630] = [.I630]; [.E63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 office:value-type="date" office:date-value="2021-11-04" calcext:value-type="date">
            <text:p>4.11.2021</text:p>
          </table:table-cell>
          <table:table-cell table:formula="of:=WEEKDAY([.B631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3110" calcext:value-type="float">
            <text:p>3110</text:p>
          </table:table-cell>
          <table:table-cell table:formula="of:=[.I630]" office:value-type="float" office:value="21640" calcext:value-type="float">
            <text:p>21640</text:p>
          </table:table-cell>
          <table:table-cell table:formula="of:=IF([.C630] = [.C631]; 0; IF([.C631] &gt; 5; 5000; 12000))" office:value-type="float" office:value="0" calcext:value-type="float">
            <text:p>0</text:p>
          </table:table-cell>
          <table:table-cell table:formula="of:= [.F631] + [.G631]" office:value-type="float" office:value="21640" calcext:value-type="float">
            <text:p>21640</text:p>
          </table:table-cell>
          <table:table-cell table:formula="of:=IF( [.H631] - [.E631] &lt; 0;  [.H631]; [.H631] - [.E631])" office:value-type="float" office:value="18530" calcext:value-type="float">
            <text:p>18530</text:p>
          </table:table-cell>
          <table:table-cell table:formula="of:=IF([.H631] = [.I631]; 1; 0)" office:value-type="float" office:value="0" calcext:value-type="float">
            <text:p>0</text:p>
          </table:table-cell>
          <table:table-cell table:formula="of:=IF([.H631] = [.I631]; [.E63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 office:value-type="date" office:date-value="2021-11-04" calcext:value-type="date">
            <text:p>4.11.2021</text:p>
          </table:table-cell>
          <table:table-cell table:formula="of:=WEEKDAY([.B632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1440" calcext:value-type="float">
            <text:p>1440</text:p>
          </table:table-cell>
          <table:table-cell table:formula="of:=[.I631]" office:value-type="float" office:value="18530" calcext:value-type="float">
            <text:p>18530</text:p>
          </table:table-cell>
          <table:table-cell table:formula="of:=IF([.C631] = [.C632]; 0; IF([.C632] &gt; 5; 5000; 12000))" office:value-type="float" office:value="0" calcext:value-type="float">
            <text:p>0</text:p>
          </table:table-cell>
          <table:table-cell table:formula="of:= [.F632] + [.G632]" office:value-type="float" office:value="18530" calcext:value-type="float">
            <text:p>18530</text:p>
          </table:table-cell>
          <table:table-cell table:formula="of:=IF( [.H632] - [.E632] &lt; 0;  [.H632]; [.H632] - [.E632])" office:value-type="float" office:value="17090" calcext:value-type="float">
            <text:p>17090</text:p>
          </table:table-cell>
          <table:table-cell table:formula="of:=IF([.H632] = [.I632]; 1; 0)" office:value-type="float" office:value="0" calcext:value-type="float">
            <text:p>0</text:p>
          </table:table-cell>
          <table:table-cell table:formula="of:=IF([.H632] = [.I632]; [.E63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 office:value-type="date" office:date-value="2021-11-05" calcext:value-type="date">
            <text:p>5.11.2021</text:p>
          </table:table-cell>
          <table:table-cell table:formula="of:=WEEKDAY([.B633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4550" calcext:value-type="float">
            <text:p>4550</text:p>
          </table:table-cell>
          <table:table-cell table:formula="of:=[.I632]" office:value-type="float" office:value="17090" calcext:value-type="float">
            <text:p>17090</text:p>
          </table:table-cell>
          <table:table-cell table:formula="of:=IF([.C632] = [.C633]; 0; IF([.C633] &gt; 5; 5000; 12000))" office:value-type="float" office:value="12000" calcext:value-type="float">
            <text:p>12000</text:p>
          </table:table-cell>
          <table:table-cell table:formula="of:= [.F633] + [.G633]" office:value-type="float" office:value="29090" calcext:value-type="float">
            <text:p>29090</text:p>
          </table:table-cell>
          <table:table-cell table:formula="of:=IF( [.H633] - [.E633] &lt; 0;  [.H633]; [.H633] - [.E633])" office:value-type="float" office:value="24540" calcext:value-type="float">
            <text:p>24540</text:p>
          </table:table-cell>
          <table:table-cell table:formula="of:=IF([.H633] = [.I633]; 1; 0)" office:value-type="float" office:value="0" calcext:value-type="float">
            <text:p>0</text:p>
          </table:table-cell>
          <table:table-cell table:formula="of:=IF([.H633] = [.I633]; [.E63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 office:value-type="date" office:date-value="2021-11-05" calcext:value-type="date">
            <text:p>5.11.2021</text:p>
          </table:table-cell>
          <table:table-cell table:formula="of:=WEEKDAY([.B634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[.I633]" office:value-type="float" office:value="24540" calcext:value-type="float">
            <text:p>24540</text:p>
          </table:table-cell>
          <table:table-cell table:formula="of:=IF([.C633] = [.C634]; 0; IF([.C634] &gt; 5; 5000; 12000))" office:value-type="float" office:value="0" calcext:value-type="float">
            <text:p>0</text:p>
          </table:table-cell>
          <table:table-cell table:formula="of:= [.F634] + [.G634]" office:value-type="float" office:value="24540" calcext:value-type="float">
            <text:p>24540</text:p>
          </table:table-cell>
          <table:table-cell table:formula="of:=IF( [.H634] - [.E634] &lt; 0;  [.H634]; [.H634] - [.E634])" office:value-type="float" office:value="17560" calcext:value-type="float">
            <text:p>17560</text:p>
          </table:table-cell>
          <table:table-cell table:formula="of:=IF([.H634] = [.I634]; 1; 0)" office:value-type="float" office:value="0" calcext:value-type="float">
            <text:p>0</text:p>
          </table:table-cell>
          <table:table-cell table:formula="of:=IF([.H634] = [.I634]; [.E63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 office:value-type="date" office:date-value="2021-11-06" calcext:value-type="date">
            <text:p>6.11.2021</text:p>
          </table:table-cell>
          <table:table-cell table:formula="of:=WEEKDAY([.B635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3920" calcext:value-type="float">
            <text:p>3920</text:p>
          </table:table-cell>
          <table:table-cell table:formula="of:=[.I634]" office:value-type="float" office:value="17560" calcext:value-type="float">
            <text:p>17560</text:p>
          </table:table-cell>
          <table:table-cell table:formula="of:=IF([.C634] = [.C635]; 0; IF([.C635] &gt; 5; 5000; 12000))" office:value-type="float" office:value="5000" calcext:value-type="float">
            <text:p>5000</text:p>
          </table:table-cell>
          <table:table-cell table:formula="of:= [.F635] + [.G635]" office:value-type="float" office:value="22560" calcext:value-type="float">
            <text:p>22560</text:p>
          </table:table-cell>
          <table:table-cell table:formula="of:=IF( [.H635] - [.E635] &lt; 0;  [.H635]; [.H635] - [.E635])" office:value-type="float" office:value="18640" calcext:value-type="float">
            <text:p>18640</text:p>
          </table:table-cell>
          <table:table-cell table:formula="of:=IF([.H635] = [.I635]; 1; 0)" office:value-type="float" office:value="0" calcext:value-type="float">
            <text:p>0</text:p>
          </table:table-cell>
          <table:table-cell table:formula="of:=IF([.H635] = [.I635]; [.E63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 office:value-type="date" office:date-value="2021-11-07" calcext:value-type="date">
            <text:p>7.11.2021</text:p>
          </table:table-cell>
          <table:table-cell table:formula="of:=WEEKDAY([.B636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formula="of:=[.I635]" office:value-type="float" office:value="18640" calcext:value-type="float">
            <text:p>18640</text:p>
          </table:table-cell>
          <table:table-cell table:formula="of:=IF([.C635] = [.C636]; 0; IF([.C636] &gt; 5; 5000; 12000))" office:value-type="float" office:value="5000" calcext:value-type="float">
            <text:p>5000</text:p>
          </table:table-cell>
          <table:table-cell table:formula="of:= [.F636] + [.G636]" office:value-type="float" office:value="23640" calcext:value-type="float">
            <text:p>23640</text:p>
          </table:table-cell>
          <table:table-cell table:formula="of:=IF( [.H636] - [.E636] &lt; 0;  [.H636]; [.H636] - [.E636])" office:value-type="float" office:value="16600" calcext:value-type="float">
            <text:p>16600</text:p>
          </table:table-cell>
          <table:table-cell table:formula="of:=IF([.H636] = [.I636]; 1; 0)" office:value-type="float" office:value="0" calcext:value-type="float">
            <text:p>0</text:p>
          </table:table-cell>
          <table:table-cell table:formula="of:=IF([.H636] = [.I636]; [.E63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 office:value-type="date" office:date-value="2021-11-07" calcext:value-type="date">
            <text:p>7.11.2021</text:p>
          </table:table-cell>
          <table:table-cell table:formula="of:=WEEKDAY([.B637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7000" calcext:value-type="float">
            <text:p>7000</text:p>
          </table:table-cell>
          <table:table-cell table:formula="of:=[.I636]" office:value-type="float" office:value="16600" calcext:value-type="float">
            <text:p>16600</text:p>
          </table:table-cell>
          <table:table-cell table:formula="of:=IF([.C636] = [.C637]; 0; IF([.C637] &gt; 5; 5000; 12000))" office:value-type="float" office:value="0" calcext:value-type="float">
            <text:p>0</text:p>
          </table:table-cell>
          <table:table-cell table:formula="of:= [.F637] + [.G637]" office:value-type="float" office:value="16600" calcext:value-type="float">
            <text:p>16600</text:p>
          </table:table-cell>
          <table:table-cell table:formula="of:=IF( [.H637] - [.E637] &lt; 0;  [.H637]; [.H637] - [.E637])" office:value-type="float" office:value="9600" calcext:value-type="float">
            <text:p>9600</text:p>
          </table:table-cell>
          <table:table-cell table:formula="of:=IF([.H637] = [.I637]; 1; 0)" office:value-type="float" office:value="0" calcext:value-type="float">
            <text:p>0</text:p>
          </table:table-cell>
          <table:table-cell table:formula="of:=IF([.H637] = [.I637]; [.E63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 office:value-type="date" office:date-value="2021-11-08" calcext:value-type="date">
            <text:p>8.11.2021</text:p>
          </table:table-cell>
          <table:table-cell table:formula="of:=WEEKDAY([.B638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1980" calcext:value-type="float">
            <text:p>1980</text:p>
          </table:table-cell>
          <table:table-cell table:formula="of:=[.I637]" office:value-type="float" office:value="9600" calcext:value-type="float">
            <text:p>9600</text:p>
          </table:table-cell>
          <table:table-cell table:formula="of:=IF([.C637] = [.C638]; 0; IF([.C638] &gt; 5; 5000; 12000))" office:value-type="float" office:value="12000" calcext:value-type="float">
            <text:p>12000</text:p>
          </table:table-cell>
          <table:table-cell table:formula="of:= [.F638] + [.G638]" office:value-type="float" office:value="21600" calcext:value-type="float">
            <text:p>21600</text:p>
          </table:table-cell>
          <table:table-cell table:formula="of:=IF( [.H638] - [.E638] &lt; 0;  [.H638]; [.H638] - [.E638])" office:value-type="float" office:value="19620" calcext:value-type="float">
            <text:p>19620</text:p>
          </table:table-cell>
          <table:table-cell table:formula="of:=IF([.H638] = [.I638]; 1; 0)" office:value-type="float" office:value="0" calcext:value-type="float">
            <text:p>0</text:p>
          </table:table-cell>
          <table:table-cell table:formula="of:=IF([.H638] = [.I638]; [.E63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 office:value-type="date" office:date-value="2021-11-08" calcext:value-type="date">
            <text:p>8.11.2021</text:p>
          </table:table-cell>
          <table:table-cell table:formula="of:=WEEKDAY([.B639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7550" calcext:value-type="float">
            <text:p>7550</text:p>
          </table:table-cell>
          <table:table-cell table:formula="of:=[.I638]" office:value-type="float" office:value="19620" calcext:value-type="float">
            <text:p>19620</text:p>
          </table:table-cell>
          <table:table-cell table:formula="of:=IF([.C638] = [.C639]; 0; IF([.C639] &gt; 5; 5000; 12000))" office:value-type="float" office:value="0" calcext:value-type="float">
            <text:p>0</text:p>
          </table:table-cell>
          <table:table-cell table:formula="of:= [.F639] + [.G639]" office:value-type="float" office:value="19620" calcext:value-type="float">
            <text:p>19620</text:p>
          </table:table-cell>
          <table:table-cell table:formula="of:=IF( [.H639] - [.E639] &lt; 0;  [.H639]; [.H639] - [.E639])" office:value-type="float" office:value="12070" calcext:value-type="float">
            <text:p>12070</text:p>
          </table:table-cell>
          <table:table-cell table:formula="of:=IF([.H639] = [.I639]; 1; 0)" office:value-type="float" office:value="0" calcext:value-type="float">
            <text:p>0</text:p>
          </table:table-cell>
          <table:table-cell table:formula="of:=IF([.H639] = [.I639]; [.E63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 office:value-type="date" office:date-value="2021-11-09" calcext:value-type="date">
            <text:p>9.11.2021</text:p>
          </table:table-cell>
          <table:table-cell table:formula="of:=WEEKDAY([.B640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formula="of:=[.I639]" office:value-type="float" office:value="12070" calcext:value-type="float">
            <text:p>12070</text:p>
          </table:table-cell>
          <table:table-cell table:formula="of:=IF([.C639] = [.C640]; 0; IF([.C640] &gt; 5; 5000; 12000))" office:value-type="float" office:value="12000" calcext:value-type="float">
            <text:p>12000</text:p>
          </table:table-cell>
          <table:table-cell table:formula="of:= [.F640] + [.G640]" office:value-type="float" office:value="24070" calcext:value-type="float">
            <text:p>24070</text:p>
          </table:table-cell>
          <table:table-cell table:formula="of:=IF( [.H640] - [.E640] &lt; 0;  [.H640]; [.H640] - [.E640])" office:value-type="float" office:value="21770" calcext:value-type="float">
            <text:p>21770</text:p>
          </table:table-cell>
          <table:table-cell table:formula="of:=IF([.H640] = [.I640]; 1; 0)" office:value-type="float" office:value="0" calcext:value-type="float">
            <text:p>0</text:p>
          </table:table-cell>
          <table:table-cell table:formula="of:=IF([.H640] = [.I640]; [.E64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 office:value-type="date" office:date-value="2021-11-09" calcext:value-type="date">
            <text:p>9.11.2021</text:p>
          </table:table-cell>
          <table:table-cell table:formula="of:=WEEKDAY([.B641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5950" calcext:value-type="float">
            <text:p>5950</text:p>
          </table:table-cell>
          <table:table-cell table:formula="of:=[.I640]" office:value-type="float" office:value="21770" calcext:value-type="float">
            <text:p>21770</text:p>
          </table:table-cell>
          <table:table-cell table:formula="of:=IF([.C640] = [.C641]; 0; IF([.C641] &gt; 5; 5000; 12000))" office:value-type="float" office:value="0" calcext:value-type="float">
            <text:p>0</text:p>
          </table:table-cell>
          <table:table-cell table:formula="of:= [.F641] + [.G641]" office:value-type="float" office:value="21770" calcext:value-type="float">
            <text:p>21770</text:p>
          </table:table-cell>
          <table:table-cell table:formula="of:=IF( [.H641] - [.E641] &lt; 0;  [.H641]; [.H641] - [.E641])" office:value-type="float" office:value="15820" calcext:value-type="float">
            <text:p>15820</text:p>
          </table:table-cell>
          <table:table-cell table:formula="of:=IF([.H641] = [.I641]; 1; 0)" office:value-type="float" office:value="0" calcext:value-type="float">
            <text:p>0</text:p>
          </table:table-cell>
          <table:table-cell table:formula="of:=IF([.H641] = [.I641]; [.E64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 office:value-type="date" office:date-value="2021-11-09" calcext:value-type="date">
            <text:p>9.11.2021</text:p>
          </table:table-cell>
          <table:table-cell table:formula="of:=WEEKDAY([.B642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formula="of:=[.I641]" office:value-type="float" office:value="15820" calcext:value-type="float">
            <text:p>15820</text:p>
          </table:table-cell>
          <table:table-cell table:formula="of:=IF([.C641] = [.C642]; 0; IF([.C642] &gt; 5; 5000; 12000))" office:value-type="float" office:value="0" calcext:value-type="float">
            <text:p>0</text:p>
          </table:table-cell>
          <table:table-cell table:formula="of:= [.F642] + [.G642]" office:value-type="float" office:value="15820" calcext:value-type="float">
            <text:p>15820</text:p>
          </table:table-cell>
          <table:table-cell table:formula="of:=IF( [.H642] - [.E642] &lt; 0;  [.H642]; [.H642] - [.E642])" office:value-type="float" office:value="10960" calcext:value-type="float">
            <text:p>10960</text:p>
          </table:table-cell>
          <table:table-cell table:formula="of:=IF([.H642] = [.I642]; 1; 0)" office:value-type="float" office:value="0" calcext:value-type="float">
            <text:p>0</text:p>
          </table:table-cell>
          <table:table-cell table:formula="of:=IF([.H642] = [.I642]; [.E64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 office:value-type="date" office:date-value="2021-11-10" calcext:value-type="date">
            <text:p>10.11.2021</text:p>
          </table:table-cell>
          <table:table-cell table:formula="of:=WEEKDAY([.B643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7210" calcext:value-type="float">
            <text:p>7210</text:p>
          </table:table-cell>
          <table:table-cell table:formula="of:=[.I642]" office:value-type="float" office:value="10960" calcext:value-type="float">
            <text:p>10960</text:p>
          </table:table-cell>
          <table:table-cell table:formula="of:=IF([.C642] = [.C643]; 0; IF([.C643] &gt; 5; 5000; 12000))" office:value-type="float" office:value="12000" calcext:value-type="float">
            <text:p>12000</text:p>
          </table:table-cell>
          <table:table-cell table:formula="of:= [.F643] + [.G643]" office:value-type="float" office:value="22960" calcext:value-type="float">
            <text:p>22960</text:p>
          </table:table-cell>
          <table:table-cell table:formula="of:=IF( [.H643] - [.E643] &lt; 0;  [.H643]; [.H643] - [.E643])" office:value-type="float" office:value="15750" calcext:value-type="float">
            <text:p>15750</text:p>
          </table:table-cell>
          <table:table-cell table:formula="of:=IF([.H643] = [.I643]; 1; 0)" office:value-type="float" office:value="0" calcext:value-type="float">
            <text:p>0</text:p>
          </table:table-cell>
          <table:table-cell table:formula="of:=IF([.H643] = [.I643]; [.E64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 office:value-type="date" office:date-value="2021-11-10" calcext:value-type="date">
            <text:p>10.11.2021</text:p>
          </table:table-cell>
          <table:table-cell table:formula="of:=WEEKDAY([.B644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formula="of:=[.I643]" office:value-type="float" office:value="15750" calcext:value-type="float">
            <text:p>15750</text:p>
          </table:table-cell>
          <table:table-cell table:formula="of:=IF([.C643] = [.C644]; 0; IF([.C644] &gt; 5; 5000; 12000))" office:value-type="float" office:value="0" calcext:value-type="float">
            <text:p>0</text:p>
          </table:table-cell>
          <table:table-cell table:formula="of:= [.F644] + [.G644]" office:value-type="float" office:value="15750" calcext:value-type="float">
            <text:p>15750</text:p>
          </table:table-cell>
          <table:table-cell table:formula="of:=IF( [.H644] - [.E644] &lt; 0;  [.H644]; [.H644] - [.E644])" office:value-type="float" office:value="9430" calcext:value-type="float">
            <text:p>9430</text:p>
          </table:table-cell>
          <table:table-cell table:formula="of:=IF([.H644] = [.I644]; 1; 0)" office:value-type="float" office:value="0" calcext:value-type="float">
            <text:p>0</text:p>
          </table:table-cell>
          <table:table-cell table:formula="of:=IF([.H644] = [.I644]; [.E64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 office:value-type="date" office:date-value="2021-11-10" calcext:value-type="date">
            <text:p>10.11.2021</text:p>
          </table:table-cell>
          <table:table-cell table:formula="of:=WEEKDAY([.B645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6800" calcext:value-type="float">
            <text:p>6800</text:p>
          </table:table-cell>
          <table:table-cell table:formula="of:=[.I644]" office:value-type="float" office:value="9430" calcext:value-type="float">
            <text:p>9430</text:p>
          </table:table-cell>
          <table:table-cell table:formula="of:=IF([.C644] = [.C645]; 0; IF([.C645] &gt; 5; 5000; 12000))" office:value-type="float" office:value="0" calcext:value-type="float">
            <text:p>0</text:p>
          </table:table-cell>
          <table:table-cell table:formula="of:= [.F645] + [.G645]" office:value-type="float" office:value="9430" calcext:value-type="float">
            <text:p>9430</text:p>
          </table:table-cell>
          <table:table-cell table:formula="of:=IF( [.H645] - [.E645] &lt; 0;  [.H645]; [.H645] - [.E645])" office:value-type="float" office:value="2630" calcext:value-type="float">
            <text:p>2630</text:p>
          </table:table-cell>
          <table:table-cell table:formula="of:=IF([.H645] = [.I645]; 1; 0)" office:value-type="float" office:value="0" calcext:value-type="float">
            <text:p>0</text:p>
          </table:table-cell>
          <table:table-cell table:formula="of:=IF([.H645] = [.I645]; [.E64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1" office:value-type="date" office:date-value="2021-11-11" calcext:value-type="date">
            <text:p>11.11.2021</text:p>
          </table:table-cell>
          <table:table-cell table:formula="of:=WEEKDAY([.B646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[.I645]" office:value-type="float" office:value="2630" calcext:value-type="float">
            <text:p>2630</text:p>
          </table:table-cell>
          <table:table-cell table:formula="of:=IF([.C645] = [.C646]; 0; IF([.C646] &gt; 5; 5000; 12000))" office:value-type="float" office:value="12000" calcext:value-type="float">
            <text:p>12000</text:p>
          </table:table-cell>
          <table:table-cell table:formula="of:= [.F646] + [.G646]" office:value-type="float" office:value="14630" calcext:value-type="float">
            <text:p>14630</text:p>
          </table:table-cell>
          <table:table-cell table:formula="of:=IF( [.H646] - [.E646] &lt; 0;  [.H646]; [.H646] - [.E646])" office:value-type="float" office:value="6590" calcext:value-type="float">
            <text:p>6590</text:p>
          </table:table-cell>
          <table:table-cell table:formula="of:=IF([.H646] = [.I646]; 1; 0)" office:value-type="float" office:value="0" calcext:value-type="float">
            <text:p>0</text:p>
          </table:table-cell>
          <table:table-cell table:formula="of:=IF([.H646] = [.I646]; [.E64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 office:value-type="date" office:date-value="2021-11-11" calcext:value-type="date">
            <text:p>11.11.2021</text:p>
          </table:table-cell>
          <table:table-cell table:formula="of:=WEEKDAY([.B647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2960" calcext:value-type="float">
            <text:p>2960</text:p>
          </table:table-cell>
          <table:table-cell table:formula="of:=[.I646]" office:value-type="float" office:value="6590" calcext:value-type="float">
            <text:p>6590</text:p>
          </table:table-cell>
          <table:table-cell table:formula="of:=IF([.C646] = [.C647]; 0; IF([.C647] &gt; 5; 5000; 12000))" office:value-type="float" office:value="0" calcext:value-type="float">
            <text:p>0</text:p>
          </table:table-cell>
          <table:table-cell table:formula="of:= [.F647] + [.G647]" office:value-type="float" office:value="6590" calcext:value-type="float">
            <text:p>6590</text:p>
          </table:table-cell>
          <table:table-cell table:formula="of:=IF( [.H647] - [.E647] &lt; 0;  [.H647]; [.H647] - [.E647])" office:value-type="float" office:value="3630" calcext:value-type="float">
            <text:p>3630</text:p>
          </table:table-cell>
          <table:table-cell table:formula="of:=IF([.H647] = [.I647]; 1; 0)" office:value-type="float" office:value="0" calcext:value-type="float">
            <text:p>0</text:p>
          </table:table-cell>
          <table:table-cell table:formula="of:=IF([.H647] = [.I647]; [.E64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 office:value-type="date" office:date-value="2021-11-12" calcext:value-type="date">
            <text:p>12.11.2021</text:p>
          </table:table-cell>
          <table:table-cell table:formula="of:=WEEKDAY([.B648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1960" calcext:value-type="float">
            <text:p>1960</text:p>
          </table:table-cell>
          <table:table-cell table:formula="of:=[.I647]" office:value-type="float" office:value="3630" calcext:value-type="float">
            <text:p>3630</text:p>
          </table:table-cell>
          <table:table-cell table:formula="of:=IF([.C647] = [.C648]; 0; IF([.C648] &gt; 5; 5000; 12000))" office:value-type="float" office:value="12000" calcext:value-type="float">
            <text:p>12000</text:p>
          </table:table-cell>
          <table:table-cell table:formula="of:= [.F648] + [.G648]" office:value-type="float" office:value="15630" calcext:value-type="float">
            <text:p>15630</text:p>
          </table:table-cell>
          <table:table-cell table:formula="of:=IF( [.H648] - [.E648] &lt; 0;  [.H648]; [.H648] - [.E648])" office:value-type="float" office:value="13670" calcext:value-type="float">
            <text:p>13670</text:p>
          </table:table-cell>
          <table:table-cell table:formula="of:=IF([.H648] = [.I648]; 1; 0)" office:value-type="float" office:value="0" calcext:value-type="float">
            <text:p>0</text:p>
          </table:table-cell>
          <table:table-cell table:formula="of:=IF([.H648] = [.I648]; [.E64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 office:value-type="date" office:date-value="2021-11-13" calcext:value-type="date">
            <text:p>13.11.2021</text:p>
          </table:table-cell>
          <table:table-cell table:formula="of:=WEEKDAY([.B649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5740" calcext:value-type="float">
            <text:p>5740</text:p>
          </table:table-cell>
          <table:table-cell table:formula="of:=[.I648]" office:value-type="float" office:value="13670" calcext:value-type="float">
            <text:p>13670</text:p>
          </table:table-cell>
          <table:table-cell table:formula="of:=IF([.C648] = [.C649]; 0; IF([.C649] &gt; 5; 5000; 12000))" office:value-type="float" office:value="5000" calcext:value-type="float">
            <text:p>5000</text:p>
          </table:table-cell>
          <table:table-cell table:formula="of:= [.F649] + [.G649]" office:value-type="float" office:value="18670" calcext:value-type="float">
            <text:p>18670</text:p>
          </table:table-cell>
          <table:table-cell table:formula="of:=IF( [.H649] - [.E649] &lt; 0;  [.H649]; [.H649] - [.E649])" office:value-type="float" office:value="12930" calcext:value-type="float">
            <text:p>12930</text:p>
          </table:table-cell>
          <table:table-cell table:formula="of:=IF([.H649] = [.I649]; 1; 0)" office:value-type="float" office:value="0" calcext:value-type="float">
            <text:p>0</text:p>
          </table:table-cell>
          <table:table-cell table:formula="of:=IF([.H649] = [.I649]; [.E64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 office:value-type="date" office:date-value="2021-11-14" calcext:value-type="date">
            <text:p>14.11.2021</text:p>
          </table:table-cell>
          <table:table-cell table:formula="of:=WEEKDAY([.B650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2610" calcext:value-type="float">
            <text:p>2610</text:p>
          </table:table-cell>
          <table:table-cell table:formula="of:=[.I649]" office:value-type="float" office:value="12930" calcext:value-type="float">
            <text:p>12930</text:p>
          </table:table-cell>
          <table:table-cell table:formula="of:=IF([.C649] = [.C650]; 0; IF([.C650] &gt; 5; 5000; 12000))" office:value-type="float" office:value="5000" calcext:value-type="float">
            <text:p>5000</text:p>
          </table:table-cell>
          <table:table-cell table:formula="of:= [.F650] + [.G650]" office:value-type="float" office:value="17930" calcext:value-type="float">
            <text:p>17930</text:p>
          </table:table-cell>
          <table:table-cell table:formula="of:=IF( [.H650] - [.E650] &lt; 0;  [.H650]; [.H650] - [.E650])" office:value-type="float" office:value="15320" calcext:value-type="float">
            <text:p>15320</text:p>
          </table:table-cell>
          <table:table-cell table:formula="of:=IF([.H650] = [.I650]; 1; 0)" office:value-type="float" office:value="0" calcext:value-type="float">
            <text:p>0</text:p>
          </table:table-cell>
          <table:table-cell table:formula="of:=IF([.H650] = [.I650]; [.E65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 office:value-type="date" office:date-value="2021-11-14" calcext:value-type="date">
            <text:p>14.11.2021</text:p>
          </table:table-cell>
          <table:table-cell table:formula="of:=WEEKDAY([.B651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5910" calcext:value-type="float">
            <text:p>5910</text:p>
          </table:table-cell>
          <table:table-cell table:formula="of:=[.I650]" office:value-type="float" office:value="15320" calcext:value-type="float">
            <text:p>15320</text:p>
          </table:table-cell>
          <table:table-cell table:formula="of:=IF([.C650] = [.C651]; 0; IF([.C651] &gt; 5; 5000; 12000))" office:value-type="float" office:value="0" calcext:value-type="float">
            <text:p>0</text:p>
          </table:table-cell>
          <table:table-cell table:formula="of:= [.F651] + [.G651]" office:value-type="float" office:value="15320" calcext:value-type="float">
            <text:p>15320</text:p>
          </table:table-cell>
          <table:table-cell table:formula="of:=IF( [.H651] - [.E651] &lt; 0;  [.H651]; [.H651] - [.E651])" office:value-type="float" office:value="9410" calcext:value-type="float">
            <text:p>9410</text:p>
          </table:table-cell>
          <table:table-cell table:formula="of:=IF([.H651] = [.I651]; 1; 0)" office:value-type="float" office:value="0" calcext:value-type="float">
            <text:p>0</text:p>
          </table:table-cell>
          <table:table-cell table:formula="of:=IF([.H651] = [.I651]; [.E65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 office:value-type="date" office:date-value="2021-11-15" calcext:value-type="date">
            <text:p>15.11.2021</text:p>
          </table:table-cell>
          <table:table-cell table:formula="of:=WEEKDAY([.B652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4410" calcext:value-type="float">
            <text:p>4410</text:p>
          </table:table-cell>
          <table:table-cell table:formula="of:=[.I651]" office:value-type="float" office:value="9410" calcext:value-type="float">
            <text:p>9410</text:p>
          </table:table-cell>
          <table:table-cell table:formula="of:=IF([.C651] = [.C652]; 0; IF([.C652] &gt; 5; 5000; 12000))" office:value-type="float" office:value="12000" calcext:value-type="float">
            <text:p>12000</text:p>
          </table:table-cell>
          <table:table-cell table:formula="of:= [.F652] + [.G652]" office:value-type="float" office:value="21410" calcext:value-type="float">
            <text:p>21410</text:p>
          </table:table-cell>
          <table:table-cell table:formula="of:=IF( [.H652] - [.E652] &lt; 0;  [.H652]; [.H652] - [.E652])" office:value-type="float" office:value="17000" calcext:value-type="float">
            <text:p>17000</text:p>
          </table:table-cell>
          <table:table-cell table:formula="of:=IF([.H652] = [.I652]; 1; 0)" office:value-type="float" office:value="0" calcext:value-type="float">
            <text:p>0</text:p>
          </table:table-cell>
          <table:table-cell table:formula="of:=IF([.H652] = [.I652]; [.E65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 office:value-type="date" office:date-value="2021-11-15" calcext:value-type="date">
            <text:p>15.11.2021</text:p>
          </table:table-cell>
          <table:table-cell table:formula="of:=WEEKDAY([.B653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2820" calcext:value-type="float">
            <text:p>2820</text:p>
          </table:table-cell>
          <table:table-cell table:formula="of:=[.I652]" office:value-type="float" office:value="17000" calcext:value-type="float">
            <text:p>17000</text:p>
          </table:table-cell>
          <table:table-cell table:formula="of:=IF([.C652] = [.C653]; 0; IF([.C653] &gt; 5; 5000; 12000))" office:value-type="float" office:value="0" calcext:value-type="float">
            <text:p>0</text:p>
          </table:table-cell>
          <table:table-cell table:formula="of:= [.F653] + [.G653]" office:value-type="float" office:value="17000" calcext:value-type="float">
            <text:p>17000</text:p>
          </table:table-cell>
          <table:table-cell table:formula="of:=IF( [.H653] - [.E653] &lt; 0;  [.H653]; [.H653] - [.E653])" office:value-type="float" office:value="14180" calcext:value-type="float">
            <text:p>14180</text:p>
          </table:table-cell>
          <table:table-cell table:formula="of:=IF([.H653] = [.I653]; 1; 0)" office:value-type="float" office:value="0" calcext:value-type="float">
            <text:p>0</text:p>
          </table:table-cell>
          <table:table-cell table:formula="of:=IF([.H653] = [.I653]; [.E65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 office:value-type="date" office:date-value="2021-11-15" calcext:value-type="date">
            <text:p>15.11.2021</text:p>
          </table:table-cell>
          <table:table-cell table:formula="of:=WEEKDAY([.B654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8320" calcext:value-type="float">
            <text:p>8320</text:p>
          </table:table-cell>
          <table:table-cell table:formula="of:=[.I653]" office:value-type="float" office:value="14180" calcext:value-type="float">
            <text:p>14180</text:p>
          </table:table-cell>
          <table:table-cell table:formula="of:=IF([.C653] = [.C654]; 0; IF([.C654] &gt; 5; 5000; 12000))" office:value-type="float" office:value="0" calcext:value-type="float">
            <text:p>0</text:p>
          </table:table-cell>
          <table:table-cell table:formula="of:= [.F654] + [.G654]" office:value-type="float" office:value="14180" calcext:value-type="float">
            <text:p>14180</text:p>
          </table:table-cell>
          <table:table-cell table:formula="of:=IF( [.H654] - [.E654] &lt; 0;  [.H654]; [.H654] - [.E654])" office:value-type="float" office:value="5860" calcext:value-type="float">
            <text:p>5860</text:p>
          </table:table-cell>
          <table:table-cell table:formula="of:=IF([.H654] = [.I654]; 1; 0)" office:value-type="float" office:value="0" calcext:value-type="float">
            <text:p>0</text:p>
          </table:table-cell>
          <table:table-cell table:formula="of:=IF([.H654] = [.I654]; [.E65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 office:value-type="date" office:date-value="2021-11-15" calcext:value-type="date">
            <text:p>15.11.2021</text:p>
          </table:table-cell>
          <table:table-cell table:formula="of:=WEEKDAY([.B655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1580" calcext:value-type="float">
            <text:p>1580</text:p>
          </table:table-cell>
          <table:table-cell table:formula="of:=[.I654]" office:value-type="float" office:value="5860" calcext:value-type="float">
            <text:p>5860</text:p>
          </table:table-cell>
          <table:table-cell table:formula="of:=IF([.C654] = [.C655]; 0; IF([.C655] &gt; 5; 5000; 12000))" office:value-type="float" office:value="0" calcext:value-type="float">
            <text:p>0</text:p>
          </table:table-cell>
          <table:table-cell table:formula="of:= [.F655] + [.G655]" office:value-type="float" office:value="5860" calcext:value-type="float">
            <text:p>5860</text:p>
          </table:table-cell>
          <table:table-cell table:formula="of:=IF( [.H655] - [.E655] &lt; 0;  [.H655]; [.H655] - [.E655])" office:value-type="float" office:value="4280" calcext:value-type="float">
            <text:p>4280</text:p>
          </table:table-cell>
          <table:table-cell table:formula="of:=IF([.H655] = [.I655]; 1; 0)" office:value-type="float" office:value="0" calcext:value-type="float">
            <text:p>0</text:p>
          </table:table-cell>
          <table:table-cell table:formula="of:=IF([.H655] = [.I655]; [.E65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 office:value-type="date" office:date-value="2021-11-16" calcext:value-type="date">
            <text:p>16.11.2021</text:p>
          </table:table-cell>
          <table:table-cell table:formula="of:=WEEKDAY([.B656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3470" calcext:value-type="float">
            <text:p>3470</text:p>
          </table:table-cell>
          <table:table-cell table:formula="of:=[.I655]" office:value-type="float" office:value="4280" calcext:value-type="float">
            <text:p>4280</text:p>
          </table:table-cell>
          <table:table-cell table:formula="of:=IF([.C655] = [.C656]; 0; IF([.C656] &gt; 5; 5000; 12000))" office:value-type="float" office:value="12000" calcext:value-type="float">
            <text:p>12000</text:p>
          </table:table-cell>
          <table:table-cell table:formula="of:= [.F656] + [.G656]" office:value-type="float" office:value="16280" calcext:value-type="float">
            <text:p>16280</text:p>
          </table:table-cell>
          <table:table-cell table:formula="of:=IF( [.H656] - [.E656] &lt; 0;  [.H656]; [.H656] - [.E656])" office:value-type="float" office:value="12810" calcext:value-type="float">
            <text:p>12810</text:p>
          </table:table-cell>
          <table:table-cell table:formula="of:=IF([.H656] = [.I656]; 1; 0)" office:value-type="float" office:value="0" calcext:value-type="float">
            <text:p>0</text:p>
          </table:table-cell>
          <table:table-cell table:formula="of:=IF([.H656] = [.I656]; [.E65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 office:value-type="date" office:date-value="2021-11-16" calcext:value-type="date">
            <text:p>16.11.2021</text:p>
          </table:table-cell>
          <table:table-cell table:formula="of:=WEEKDAY([.B657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4420" calcext:value-type="float">
            <text:p>4420</text:p>
          </table:table-cell>
          <table:table-cell table:formula="of:=[.I656]" office:value-type="float" office:value="12810" calcext:value-type="float">
            <text:p>12810</text:p>
          </table:table-cell>
          <table:table-cell table:formula="of:=IF([.C656] = [.C657]; 0; IF([.C657] &gt; 5; 5000; 12000))" office:value-type="float" office:value="0" calcext:value-type="float">
            <text:p>0</text:p>
          </table:table-cell>
          <table:table-cell table:formula="of:= [.F657] + [.G657]" office:value-type="float" office:value="12810" calcext:value-type="float">
            <text:p>12810</text:p>
          </table:table-cell>
          <table:table-cell table:formula="of:=IF( [.H657] - [.E657] &lt; 0;  [.H657]; [.H657] - [.E657])" office:value-type="float" office:value="8390" calcext:value-type="float">
            <text:p>8390</text:p>
          </table:table-cell>
          <table:table-cell table:formula="of:=IF([.H657] = [.I657]; 1; 0)" office:value-type="float" office:value="0" calcext:value-type="float">
            <text:p>0</text:p>
          </table:table-cell>
          <table:table-cell table:formula="of:=IF([.H657] = [.I657]; [.E65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 office:value-type="date" office:date-value="2021-11-17" calcext:value-type="date">
            <text:p>17.11.2021</text:p>
          </table:table-cell>
          <table:table-cell table:formula="of:=WEEKDAY([.B658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3130" calcext:value-type="float">
            <text:p>3130</text:p>
          </table:table-cell>
          <table:table-cell table:formula="of:=[.I657]" office:value-type="float" office:value="8390" calcext:value-type="float">
            <text:p>8390</text:p>
          </table:table-cell>
          <table:table-cell table:formula="of:=IF([.C657] = [.C658]; 0; IF([.C658] &gt; 5; 5000; 12000))" office:value-type="float" office:value="12000" calcext:value-type="float">
            <text:p>12000</text:p>
          </table:table-cell>
          <table:table-cell table:formula="of:= [.F658] + [.G658]" office:value-type="float" office:value="20390" calcext:value-type="float">
            <text:p>20390</text:p>
          </table:table-cell>
          <table:table-cell table:formula="of:=IF( [.H658] - [.E658] &lt; 0;  [.H658]; [.H658] - [.E658])" office:value-type="float" office:value="17260" calcext:value-type="float">
            <text:p>17260</text:p>
          </table:table-cell>
          <table:table-cell table:formula="of:=IF([.H658] = [.I658]; 1; 0)" office:value-type="float" office:value="0" calcext:value-type="float">
            <text:p>0</text:p>
          </table:table-cell>
          <table:table-cell table:formula="of:=IF([.H658] = [.I658]; [.E65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 office:value-type="date" office:date-value="2021-11-17" calcext:value-type="date">
            <text:p>17.11.2021</text:p>
          </table:table-cell>
          <table:table-cell table:formula="of:=WEEKDAY([.B659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1320" calcext:value-type="float">
            <text:p>1320</text:p>
          </table:table-cell>
          <table:table-cell table:formula="of:=[.I658]" office:value-type="float" office:value="17260" calcext:value-type="float">
            <text:p>17260</text:p>
          </table:table-cell>
          <table:table-cell table:formula="of:=IF([.C658] = [.C659]; 0; IF([.C659] &gt; 5; 5000; 12000))" office:value-type="float" office:value="0" calcext:value-type="float">
            <text:p>0</text:p>
          </table:table-cell>
          <table:table-cell table:formula="of:= [.F659] + [.G659]" office:value-type="float" office:value="17260" calcext:value-type="float">
            <text:p>17260</text:p>
          </table:table-cell>
          <table:table-cell table:formula="of:=IF( [.H659] - [.E659] &lt; 0;  [.H659]; [.H659] - [.E659])" office:value-type="float" office:value="15940" calcext:value-type="float">
            <text:p>15940</text:p>
          </table:table-cell>
          <table:table-cell table:formula="of:=IF([.H659] = [.I659]; 1; 0)" office:value-type="float" office:value="0" calcext:value-type="float">
            <text:p>0</text:p>
          </table:table-cell>
          <table:table-cell table:formula="of:=IF([.H659] = [.I659]; [.E65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 office:value-type="date" office:date-value="2021-11-17" calcext:value-type="date">
            <text:p>17.11.2021</text:p>
          </table:table-cell>
          <table:table-cell table:formula="of:=WEEKDAY([.B660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8470" calcext:value-type="float">
            <text:p>8470</text:p>
          </table:table-cell>
          <table:table-cell table:formula="of:=[.I659]" office:value-type="float" office:value="15940" calcext:value-type="float">
            <text:p>15940</text:p>
          </table:table-cell>
          <table:table-cell table:formula="of:=IF([.C659] = [.C660]; 0; IF([.C660] &gt; 5; 5000; 12000))" office:value-type="float" office:value="0" calcext:value-type="float">
            <text:p>0</text:p>
          </table:table-cell>
          <table:table-cell table:formula="of:= [.F660] + [.G660]" office:value-type="float" office:value="15940" calcext:value-type="float">
            <text:p>15940</text:p>
          </table:table-cell>
          <table:table-cell table:formula="of:=IF( [.H660] - [.E660] &lt; 0;  [.H660]; [.H660] - [.E660])" office:value-type="float" office:value="7470" calcext:value-type="float">
            <text:p>7470</text:p>
          </table:table-cell>
          <table:table-cell table:formula="of:=IF([.H660] = [.I660]; 1; 0)" office:value-type="float" office:value="0" calcext:value-type="float">
            <text:p>0</text:p>
          </table:table-cell>
          <table:table-cell table:formula="of:=IF([.H660] = [.I660]; [.E66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 office:value-type="date" office:date-value="2021-11-18" calcext:value-type="date">
            <text:p>18.11.2021</text:p>
          </table:table-cell>
          <table:table-cell table:formula="of:=WEEKDAY([.B661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formula="of:=[.I660]" office:value-type="float" office:value="7470" calcext:value-type="float">
            <text:p>7470</text:p>
          </table:table-cell>
          <table:table-cell table:formula="of:=IF([.C660] = [.C661]; 0; IF([.C661] &gt; 5; 5000; 12000))" office:value-type="float" office:value="12000" calcext:value-type="float">
            <text:p>12000</text:p>
          </table:table-cell>
          <table:table-cell table:formula="of:= [.F661] + [.G661]" office:value-type="float" office:value="19470" calcext:value-type="float">
            <text:p>19470</text:p>
          </table:table-cell>
          <table:table-cell table:formula="of:=IF( [.H661] - [.E661] &lt; 0;  [.H661]; [.H661] - [.E661])" office:value-type="float" office:value="18440" calcext:value-type="float">
            <text:p>18440</text:p>
          </table:table-cell>
          <table:table-cell table:formula="of:=IF([.H661] = [.I661]; 1; 0)" office:value-type="float" office:value="0" calcext:value-type="float">
            <text:p>0</text:p>
          </table:table-cell>
          <table:table-cell table:formula="of:=IF([.H661] = [.I661]; [.E66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 office:value-type="date" office:date-value="2021-11-19" calcext:value-type="date">
            <text:p>19.11.2021</text:p>
          </table:table-cell>
          <table:table-cell table:formula="of:=WEEKDAY([.B662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6050" calcext:value-type="float">
            <text:p>6050</text:p>
          </table:table-cell>
          <table:table-cell table:formula="of:=[.I661]" office:value-type="float" office:value="18440" calcext:value-type="float">
            <text:p>18440</text:p>
          </table:table-cell>
          <table:table-cell table:formula="of:=IF([.C661] = [.C662]; 0; IF([.C662] &gt; 5; 5000; 12000))" office:value-type="float" office:value="12000" calcext:value-type="float">
            <text:p>12000</text:p>
          </table:table-cell>
          <table:table-cell table:formula="of:= [.F662] + [.G662]" office:value-type="float" office:value="30440" calcext:value-type="float">
            <text:p>30440</text:p>
          </table:table-cell>
          <table:table-cell table:formula="of:=IF( [.H662] - [.E662] &lt; 0;  [.H662]; [.H662] - [.E662])" office:value-type="float" office:value="24390" calcext:value-type="float">
            <text:p>24390</text:p>
          </table:table-cell>
          <table:table-cell table:formula="of:=IF([.H662] = [.I662]; 1; 0)" office:value-type="float" office:value="0" calcext:value-type="float">
            <text:p>0</text:p>
          </table:table-cell>
          <table:table-cell table:formula="of:=IF([.H662] = [.I662]; [.E66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 office:value-type="date" office:date-value="2021-11-19" calcext:value-type="date">
            <text:p>19.11.2021</text:p>
          </table:table-cell>
          <table:table-cell table:formula="of:=WEEKDAY([.B663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4740" calcext:value-type="float">
            <text:p>4740</text:p>
          </table:table-cell>
          <table:table-cell table:formula="of:=[.I662]" office:value-type="float" office:value="24390" calcext:value-type="float">
            <text:p>24390</text:p>
          </table:table-cell>
          <table:table-cell table:formula="of:=IF([.C662] = [.C663]; 0; IF([.C663] &gt; 5; 5000; 12000))" office:value-type="float" office:value="0" calcext:value-type="float">
            <text:p>0</text:p>
          </table:table-cell>
          <table:table-cell table:formula="of:= [.F663] + [.G663]" office:value-type="float" office:value="24390" calcext:value-type="float">
            <text:p>24390</text:p>
          </table:table-cell>
          <table:table-cell table:formula="of:=IF( [.H663] - [.E663] &lt; 0;  [.H663]; [.H663] - [.E663])" office:value-type="float" office:value="19650" calcext:value-type="float">
            <text:p>19650</text:p>
          </table:table-cell>
          <table:table-cell table:formula="of:=IF([.H663] = [.I663]; 1; 0)" office:value-type="float" office:value="0" calcext:value-type="float">
            <text:p>0</text:p>
          </table:table-cell>
          <table:table-cell table:formula="of:=IF([.H663] = [.I663]; [.E66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 office:value-type="date" office:date-value="2021-11-20" calcext:value-type="date">
            <text:p>20.11.2021</text:p>
          </table:table-cell>
          <table:table-cell table:formula="of:=WEEKDAY([.B664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[.I663]" office:value-type="float" office:value="19650" calcext:value-type="float">
            <text:p>19650</text:p>
          </table:table-cell>
          <table:table-cell table:formula="of:=IF([.C663] = [.C664]; 0; IF([.C664] &gt; 5; 5000; 12000))" office:value-type="float" office:value="5000" calcext:value-type="float">
            <text:p>5000</text:p>
          </table:table-cell>
          <table:table-cell table:formula="of:= [.F664] + [.G664]" office:value-type="float" office:value="24650" calcext:value-type="float">
            <text:p>24650</text:p>
          </table:table-cell>
          <table:table-cell table:formula="of:=IF( [.H664] - [.E664] &lt; 0;  [.H664]; [.H664] - [.E664])" office:value-type="float" office:value="19380" calcext:value-type="float">
            <text:p>19380</text:p>
          </table:table-cell>
          <table:table-cell table:formula="of:=IF([.H664] = [.I664]; 1; 0)" office:value-type="float" office:value="0" calcext:value-type="float">
            <text:p>0</text:p>
          </table:table-cell>
          <table:table-cell table:formula="of:=IF([.H664] = [.I664]; [.E66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 office:value-type="date" office:date-value="2021-11-20" calcext:value-type="date">
            <text:p>20.11.2021</text:p>
          </table:table-cell>
          <table:table-cell table:formula="of:=WEEKDAY([.B665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formula="of:=[.I664]" office:value-type="float" office:value="19380" calcext:value-type="float">
            <text:p>19380</text:p>
          </table:table-cell>
          <table:table-cell table:formula="of:=IF([.C664] = [.C665]; 0; IF([.C665] &gt; 5; 5000; 12000))" office:value-type="float" office:value="0" calcext:value-type="float">
            <text:p>0</text:p>
          </table:table-cell>
          <table:table-cell table:formula="of:= [.F665] + [.G665]" office:value-type="float" office:value="19380" calcext:value-type="float">
            <text:p>19380</text:p>
          </table:table-cell>
          <table:table-cell table:formula="of:=IF( [.H665] - [.E665] &lt; 0;  [.H665]; [.H665] - [.E665])" office:value-type="float" office:value="10230" calcext:value-type="float">
            <text:p>10230</text:p>
          </table:table-cell>
          <table:table-cell table:formula="of:=IF([.H665] = [.I665]; 1; 0)" office:value-type="float" office:value="0" calcext:value-type="float">
            <text:p>0</text:p>
          </table:table-cell>
          <table:table-cell table:formula="of:=IF([.H665] = [.I665]; [.E66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 office:value-type="date" office:date-value="2021-11-20" calcext:value-type="date">
            <text:p>20.11.2021</text:p>
          </table:table-cell>
          <table:table-cell table:formula="of:=WEEKDAY([.B666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8790" calcext:value-type="float">
            <text:p>8790</text:p>
          </table:table-cell>
          <table:table-cell table:formula="of:=[.I665]" office:value-type="float" office:value="10230" calcext:value-type="float">
            <text:p>10230</text:p>
          </table:table-cell>
          <table:table-cell table:formula="of:=IF([.C665] = [.C666]; 0; IF([.C666] &gt; 5; 5000; 12000))" office:value-type="float" office:value="0" calcext:value-type="float">
            <text:p>0</text:p>
          </table:table-cell>
          <table:table-cell table:formula="of:= [.F666] + [.G666]" office:value-type="float" office:value="10230" calcext:value-type="float">
            <text:p>10230</text:p>
          </table:table-cell>
          <table:table-cell table:formula="of:=IF( [.H666] - [.E666] &lt; 0;  [.H666]; [.H666] - [.E666])" office:value-type="float" office:value="1440" calcext:value-type="float">
            <text:p>1440</text:p>
          </table:table-cell>
          <table:table-cell table:formula="of:=IF([.H666] = [.I666]; 1; 0)" office:value-type="float" office:value="0" calcext:value-type="float">
            <text:p>0</text:p>
          </table:table-cell>
          <table:table-cell table:formula="of:=IF([.H666] = [.I666]; [.E66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1" office:value-type="date" office:date-value="2021-11-20" calcext:value-type="date">
            <text:p>20.11.2021</text:p>
          </table:table-cell>
          <table:table-cell table:formula="of:=WEEKDAY([.B667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2830" calcext:value-type="float">
            <text:p>2830</text:p>
          </table:table-cell>
          <table:table-cell table:formula="of:=[.I666]" office:value-type="float" office:value="1440" calcext:value-type="float">
            <text:p>1440</text:p>
          </table:table-cell>
          <table:table-cell table:formula="of:=IF([.C666] = [.C667]; 0; IF([.C667] &gt; 5; 5000; 12000))" office:value-type="float" office:value="0" calcext:value-type="float">
            <text:p>0</text:p>
          </table:table-cell>
          <table:table-cell table:formula="of:= [.F667] + [.G667]" office:value-type="float" office:value="1440" calcext:value-type="float">
            <text:p>1440</text:p>
          </table:table-cell>
          <table:table-cell table:formula="of:=IF( [.H667] - [.E667] &lt; 0;  [.H667]; [.H667] - [.E667])" office:value-type="float" office:value="1440" calcext:value-type="float">
            <text:p>1440</text:p>
          </table:table-cell>
          <table:table-cell table:formula="of:=IF([.H667] = [.I667]; 1; 0)" office:value-type="float" office:value="1" calcext:value-type="float">
            <text:p>1</text:p>
          </table:table-cell>
          <table:table-cell table:formula="of:=IF([.H667] = [.I667]; [.E667]; 0)"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" office:value-type="date" office:date-value="2021-11-21" calcext:value-type="date">
            <text:p>21.11.2021</text:p>
          </table:table-cell>
          <table:table-cell table:formula="of:=WEEKDAY([.B668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1380" calcext:value-type="float">
            <text:p>1380</text:p>
          </table:table-cell>
          <table:table-cell table:formula="of:=[.I667]" office:value-type="float" office:value="1440" calcext:value-type="float">
            <text:p>1440</text:p>
          </table:table-cell>
          <table:table-cell table:formula="of:=IF([.C667] = [.C668]; 0; IF([.C668] &gt; 5; 5000; 12000))" office:value-type="float" office:value="5000" calcext:value-type="float">
            <text:p>5000</text:p>
          </table:table-cell>
          <table:table-cell table:formula="of:= [.F668] + [.G668]" office:value-type="float" office:value="6440" calcext:value-type="float">
            <text:p>6440</text:p>
          </table:table-cell>
          <table:table-cell table:formula="of:=IF( [.H668] - [.E668] &lt; 0;  [.H668]; [.H668] - [.E668])" office:value-type="float" office:value="5060" calcext:value-type="float">
            <text:p>5060</text:p>
          </table:table-cell>
          <table:table-cell table:formula="of:=IF([.H668] = [.I668]; 1; 0)" office:value-type="float" office:value="0" calcext:value-type="float">
            <text:p>0</text:p>
          </table:table-cell>
          <table:table-cell table:formula="of:=IF([.H668] = [.I668]; [.E66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 office:value-type="date" office:date-value="2021-11-22" calcext:value-type="date">
            <text:p>22.11.2021</text:p>
          </table:table-cell>
          <table:table-cell table:formula="of:=WEEKDAY([.B669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9060" calcext:value-type="float">
            <text:p>9060</text:p>
          </table:table-cell>
          <table:table-cell table:formula="of:=[.I668]" office:value-type="float" office:value="5060" calcext:value-type="float">
            <text:p>5060</text:p>
          </table:table-cell>
          <table:table-cell table:formula="of:=IF([.C668] = [.C669]; 0; IF([.C669] &gt; 5; 5000; 12000))" office:value-type="float" office:value="12000" calcext:value-type="float">
            <text:p>12000</text:p>
          </table:table-cell>
          <table:table-cell table:formula="of:= [.F669] + [.G669]" office:value-type="float" office:value="17060" calcext:value-type="float">
            <text:p>17060</text:p>
          </table:table-cell>
          <table:table-cell table:formula="of:=IF( [.H669] - [.E669] &lt; 0;  [.H669]; [.H669] - [.E669])" office:value-type="float" office:value="8000" calcext:value-type="float">
            <text:p>8000</text:p>
          </table:table-cell>
          <table:table-cell table:formula="of:=IF([.H669] = [.I669]; 1; 0)" office:value-type="float" office:value="0" calcext:value-type="float">
            <text:p>0</text:p>
          </table:table-cell>
          <table:table-cell table:formula="of:=IF([.H669] = [.I669]; [.E66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 office:value-type="date" office:date-value="2021-11-22" calcext:value-type="date">
            <text:p>22.11.2021</text:p>
          </table:table-cell>
          <table:table-cell table:formula="of:=WEEKDAY([.B670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3190" calcext:value-type="float">
            <text:p>3190</text:p>
          </table:table-cell>
          <table:table-cell table:formula="of:=[.I669]" office:value-type="float" office:value="8000" calcext:value-type="float">
            <text:p>8000</text:p>
          </table:table-cell>
          <table:table-cell table:formula="of:=IF([.C669] = [.C670]; 0; IF([.C670] &gt; 5; 5000; 12000))" office:value-type="float" office:value="0" calcext:value-type="float">
            <text:p>0</text:p>
          </table:table-cell>
          <table:table-cell table:formula="of:= [.F670] + [.G670]" office:value-type="float" office:value="8000" calcext:value-type="float">
            <text:p>8000</text:p>
          </table:table-cell>
          <table:table-cell table:formula="of:=IF( [.H670] - [.E670] &lt; 0;  [.H670]; [.H670] - [.E670])" office:value-type="float" office:value="4810" calcext:value-type="float">
            <text:p>4810</text:p>
          </table:table-cell>
          <table:table-cell table:formula="of:=IF([.H670] = [.I670]; 1; 0)" office:value-type="float" office:value="0" calcext:value-type="float">
            <text:p>0</text:p>
          </table:table-cell>
          <table:table-cell table:formula="of:=IF([.H670] = [.I670]; [.E67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 office:value-type="date" office:date-value="2021-11-22" calcext:value-type="date">
            <text:p>22.11.2021</text:p>
          </table:table-cell>
          <table:table-cell table:formula="of:=WEEKDAY([.B671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4380" calcext:value-type="float">
            <text:p>4380</text:p>
          </table:table-cell>
          <table:table-cell table:formula="of:=[.I670]" office:value-type="float" office:value="4810" calcext:value-type="float">
            <text:p>4810</text:p>
          </table:table-cell>
          <table:table-cell table:formula="of:=IF([.C670] = [.C671]; 0; IF([.C671] &gt; 5; 5000; 12000))" office:value-type="float" office:value="0" calcext:value-type="float">
            <text:p>0</text:p>
          </table:table-cell>
          <table:table-cell table:formula="of:= [.F671] + [.G671]" office:value-type="float" office:value="4810" calcext:value-type="float">
            <text:p>4810</text:p>
          </table:table-cell>
          <table:table-cell table:formula="of:=IF( [.H671] - [.E671] &lt; 0;  [.H671]; [.H671] - [.E671])" office:value-type="float" office:value="430" calcext:value-type="float">
            <text:p>430</text:p>
          </table:table-cell>
          <table:table-cell table:formula="of:=IF([.H671] = [.I671]; 1; 0)" office:value-type="float" office:value="0" calcext:value-type="float">
            <text:p>0</text:p>
          </table:table-cell>
          <table:table-cell table:formula="of:=IF([.H671] = [.I671]; [.E67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 office:value-type="date" office:date-value="2021-11-22" calcext:value-type="date">
            <text:p>22.11.2021</text:p>
          </table:table-cell>
          <table:table-cell table:formula="of:=WEEKDAY([.B672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5930" calcext:value-type="float">
            <text:p>5930</text:p>
          </table:table-cell>
          <table:table-cell table:formula="of:=[.I671]" office:value-type="float" office:value="430" calcext:value-type="float">
            <text:p>430</text:p>
          </table:table-cell>
          <table:table-cell table:formula="of:=IF([.C671] = [.C672]; 0; IF([.C672] &gt; 5; 5000; 12000))" office:value-type="float" office:value="0" calcext:value-type="float">
            <text:p>0</text:p>
          </table:table-cell>
          <table:table-cell table:formula="of:= [.F672] + [.G672]" office:value-type="float" office:value="430" calcext:value-type="float">
            <text:p>430</text:p>
          </table:table-cell>
          <table:table-cell table:formula="of:=IF( [.H672] - [.E672] &lt; 0;  [.H672]; [.H672] - [.E672])" office:value-type="float" office:value="430" calcext:value-type="float">
            <text:p>430</text:p>
          </table:table-cell>
          <table:table-cell table:formula="of:=IF([.H672] = [.I672]; 1; 0)" office:value-type="float" office:value="1" calcext:value-type="float">
            <text:p>1</text:p>
          </table:table-cell>
          <table:table-cell table:formula="of:=IF([.H672] = [.I672]; [.E672]; 0)"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 office:value-type="date" office:date-value="2021-11-23" calcext:value-type="date">
            <text:p>23.11.2021</text:p>
          </table:table-cell>
          <table:table-cell table:formula="of:=WEEKDAY([.B673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formula="of:=[.I672]" office:value-type="float" office:value="430" calcext:value-type="float">
            <text:p>430</text:p>
          </table:table-cell>
          <table:table-cell table:formula="of:=IF([.C672] = [.C673]; 0; IF([.C673] &gt; 5; 5000; 12000))" office:value-type="float" office:value="12000" calcext:value-type="float">
            <text:p>12000</text:p>
          </table:table-cell>
          <table:table-cell table:formula="of:= [.F673] + [.G673]" office:value-type="float" office:value="12430" calcext:value-type="float">
            <text:p>12430</text:p>
          </table:table-cell>
          <table:table-cell table:formula="of:=IF( [.H673] - [.E673] &lt; 0;  [.H673]; [.H673] - [.E673])" office:value-type="float" office:value="8450" calcext:value-type="float">
            <text:p>8450</text:p>
          </table:table-cell>
          <table:table-cell table:formula="of:=IF([.H673] = [.I673]; 1; 0)" office:value-type="float" office:value="0" calcext:value-type="float">
            <text:p>0</text:p>
          </table:table-cell>
          <table:table-cell table:formula="of:=IF([.H673] = [.I673]; [.E67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 office:value-type="date" office:date-value="2021-11-23" calcext:value-type="date">
            <text:p>23.11.2021</text:p>
          </table:table-cell>
          <table:table-cell table:formula="of:=WEEKDAY([.B674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[.I673]" office:value-type="float" office:value="8450" calcext:value-type="float">
            <text:p>8450</text:p>
          </table:table-cell>
          <table:table-cell table:formula="of:=IF([.C673] = [.C674]; 0; IF([.C674] &gt; 5; 5000; 12000))" office:value-type="float" office:value="0" calcext:value-type="float">
            <text:p>0</text:p>
          </table:table-cell>
          <table:table-cell table:formula="of:= [.F674] + [.G674]" office:value-type="float" office:value="8450" calcext:value-type="float">
            <text:p>8450</text:p>
          </table:table-cell>
          <table:table-cell table:formula="of:=IF( [.H674] - [.E674] &lt; 0;  [.H674]; [.H674] - [.E674])" office:value-type="float" office:value="8450" calcext:value-type="float">
            <text:p>8450</text:p>
          </table:table-cell>
          <table:table-cell table:formula="of:=IF([.H674] = [.I674]; 1; 0)" office:value-type="float" office:value="1" calcext:value-type="float">
            <text:p>1</text:p>
          </table:table-cell>
          <table:table-cell table:formula="of:=IF([.H674] = [.I674]; [.E674]; 0)"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 office:value-type="date" office:date-value="2021-11-23" calcext:value-type="date">
            <text:p>23.11.2021</text:p>
          </table:table-cell>
          <table:table-cell table:formula="of:=WEEKDAY([.B675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7340" calcext:value-type="float">
            <text:p>7340</text:p>
          </table:table-cell>
          <table:table-cell table:formula="of:=[.I674]" office:value-type="float" office:value="8450" calcext:value-type="float">
            <text:p>8450</text:p>
          </table:table-cell>
          <table:table-cell table:formula="of:=IF([.C674] = [.C675]; 0; IF([.C675] &gt; 5; 5000; 12000))" office:value-type="float" office:value="0" calcext:value-type="float">
            <text:p>0</text:p>
          </table:table-cell>
          <table:table-cell table:formula="of:= [.F675] + [.G675]" office:value-type="float" office:value="8450" calcext:value-type="float">
            <text:p>8450</text:p>
          </table:table-cell>
          <table:table-cell table:formula="of:=IF( [.H675] - [.E675] &lt; 0;  [.H675]; [.H675] - [.E675])" office:value-type="float" office:value="1110" calcext:value-type="float">
            <text:p>1110</text:p>
          </table:table-cell>
          <table:table-cell table:formula="of:=IF([.H675] = [.I675]; 1; 0)" office:value-type="float" office:value="0" calcext:value-type="float">
            <text:p>0</text:p>
          </table:table-cell>
          <table:table-cell table:formula="of:=IF([.H675] = [.I675]; [.E67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 office:value-type="date" office:date-value="2021-11-23" calcext:value-type="date">
            <text:p>23.11.2021</text:p>
          </table:table-cell>
          <table:table-cell table:formula="of:=WEEKDAY([.B676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5350" calcext:value-type="float">
            <text:p>5350</text:p>
          </table:table-cell>
          <table:table-cell table:formula="of:=[.I675]" office:value-type="float" office:value="1110" calcext:value-type="float">
            <text:p>1110</text:p>
          </table:table-cell>
          <table:table-cell table:formula="of:=IF([.C675] = [.C676]; 0; IF([.C676] &gt; 5; 5000; 12000))" office:value-type="float" office:value="0" calcext:value-type="float">
            <text:p>0</text:p>
          </table:table-cell>
          <table:table-cell table:formula="of:= [.F676] + [.G676]" office:value-type="float" office:value="1110" calcext:value-type="float">
            <text:p>1110</text:p>
          </table:table-cell>
          <table:table-cell table:formula="of:=IF( [.H676] - [.E676] &lt; 0;  [.H676]; [.H676] - [.E676])" office:value-type="float" office:value="1110" calcext:value-type="float">
            <text:p>1110</text:p>
          </table:table-cell>
          <table:table-cell table:formula="of:=IF([.H676] = [.I676]; 1; 0)" office:value-type="float" office:value="1" calcext:value-type="float">
            <text:p>1</text:p>
          </table:table-cell>
          <table:table-cell table:formula="of:=IF([.H676] = [.I676]; [.E676]; 0)"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 office:value-type="date" office:date-value="2021-11-24" calcext:value-type="date">
            <text:p>24.11.2021</text:p>
          </table:table-cell>
          <table:table-cell table:formula="of:=WEEKDAY([.B677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[.I676]" office:value-type="float" office:value="1110" calcext:value-type="float">
            <text:p>1110</text:p>
          </table:table-cell>
          <table:table-cell table:formula="of:=IF([.C676] = [.C677]; 0; IF([.C677] &gt; 5; 5000; 12000))" office:value-type="float" office:value="12000" calcext:value-type="float">
            <text:p>12000</text:p>
          </table:table-cell>
          <table:table-cell table:formula="of:= [.F677] + [.G677]" office:value-type="float" office:value="13110" calcext:value-type="float">
            <text:p>13110</text:p>
          </table:table-cell>
          <table:table-cell table:formula="of:=IF( [.H677] - [.E677] &lt; 0;  [.H677]; [.H677] - [.E677])" office:value-type="float" office:value="7620" calcext:value-type="float">
            <text:p>7620</text:p>
          </table:table-cell>
          <table:table-cell table:formula="of:=IF([.H677] = [.I677]; 1; 0)" office:value-type="float" office:value="0" calcext:value-type="float">
            <text:p>0</text:p>
          </table:table-cell>
          <table:table-cell table:formula="of:=IF([.H677] = [.I677]; [.E67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 office:value-type="date" office:date-value="2021-11-24" calcext:value-type="date">
            <text:p>24.11.2021</text:p>
          </table:table-cell>
          <table:table-cell table:formula="of:=WEEKDAY([.B678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1180" calcext:value-type="float">
            <text:p>1180</text:p>
          </table:table-cell>
          <table:table-cell table:formula="of:=[.I677]" office:value-type="float" office:value="7620" calcext:value-type="float">
            <text:p>7620</text:p>
          </table:table-cell>
          <table:table-cell table:formula="of:=IF([.C677] = [.C678]; 0; IF([.C678] &gt; 5; 5000; 12000))" office:value-type="float" office:value="0" calcext:value-type="float">
            <text:p>0</text:p>
          </table:table-cell>
          <table:table-cell table:formula="of:= [.F678] + [.G678]" office:value-type="float" office:value="7620" calcext:value-type="float">
            <text:p>7620</text:p>
          </table:table-cell>
          <table:table-cell table:formula="of:=IF( [.H678] - [.E678] &lt; 0;  [.H678]; [.H678] - [.E678])" office:value-type="float" office:value="6440" calcext:value-type="float">
            <text:p>6440</text:p>
          </table:table-cell>
          <table:table-cell table:formula="of:=IF([.H678] = [.I678]; 1; 0)" office:value-type="float" office:value="0" calcext:value-type="float">
            <text:p>0</text:p>
          </table:table-cell>
          <table:table-cell table:formula="of:=IF([.H678] = [.I678]; [.E67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 office:value-type="date" office:date-value="2021-11-25" calcext:value-type="date">
            <text:p>25.11.2021</text:p>
          </table:table-cell>
          <table:table-cell table:formula="of:=WEEKDAY([.B679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7560" calcext:value-type="float">
            <text:p>7560</text:p>
          </table:table-cell>
          <table:table-cell table:formula="of:=[.I678]" office:value-type="float" office:value="6440" calcext:value-type="float">
            <text:p>6440</text:p>
          </table:table-cell>
          <table:table-cell table:formula="of:=IF([.C678] = [.C679]; 0; IF([.C679] &gt; 5; 5000; 12000))" office:value-type="float" office:value="12000" calcext:value-type="float">
            <text:p>12000</text:p>
          </table:table-cell>
          <table:table-cell table:formula="of:= [.F679] + [.G679]" office:value-type="float" office:value="18440" calcext:value-type="float">
            <text:p>18440</text:p>
          </table:table-cell>
          <table:table-cell table:formula="of:=IF( [.H679] - [.E679] &lt; 0;  [.H679]; [.H679] - [.E679])" office:value-type="float" office:value="10880" calcext:value-type="float">
            <text:p>10880</text:p>
          </table:table-cell>
          <table:table-cell table:formula="of:=IF([.H679] = [.I679]; 1; 0)" office:value-type="float" office:value="0" calcext:value-type="float">
            <text:p>0</text:p>
          </table:table-cell>
          <table:table-cell table:formula="of:=IF([.H679] = [.I679]; [.E67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 office:value-type="date" office:date-value="2021-11-26" calcext:value-type="date">
            <text:p>26.11.2021</text:p>
          </table:table-cell>
          <table:table-cell table:formula="of:=WEEKDAY([.B680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7970" calcext:value-type="float">
            <text:p>7970</text:p>
          </table:table-cell>
          <table:table-cell table:formula="of:=[.I679]" office:value-type="float" office:value="10880" calcext:value-type="float">
            <text:p>10880</text:p>
          </table:table-cell>
          <table:table-cell table:formula="of:=IF([.C679] = [.C680]; 0; IF([.C680] &gt; 5; 5000; 12000))" office:value-type="float" office:value="12000" calcext:value-type="float">
            <text:p>12000</text:p>
          </table:table-cell>
          <table:table-cell table:formula="of:= [.F680] + [.G680]" office:value-type="float" office:value="22880" calcext:value-type="float">
            <text:p>22880</text:p>
          </table:table-cell>
          <table:table-cell table:formula="of:=IF( [.H680] - [.E680] &lt; 0;  [.H680]; [.H680] - [.E680])" office:value-type="float" office:value="14910" calcext:value-type="float">
            <text:p>14910</text:p>
          </table:table-cell>
          <table:table-cell table:formula="of:=IF([.H680] = [.I680]; 1; 0)" office:value-type="float" office:value="0" calcext:value-type="float">
            <text:p>0</text:p>
          </table:table-cell>
          <table:table-cell table:formula="of:=IF([.H680] = [.I680]; [.E68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 office:value-type="date" office:date-value="2021-11-26" calcext:value-type="date">
            <text:p>26.11.2021</text:p>
          </table:table-cell>
          <table:table-cell table:formula="of:=WEEKDAY([.B681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2400" calcext:value-type="float">
            <text:p>2400</text:p>
          </table:table-cell>
          <table:table-cell table:formula="of:=[.I680]" office:value-type="float" office:value="14910" calcext:value-type="float">
            <text:p>14910</text:p>
          </table:table-cell>
          <table:table-cell table:formula="of:=IF([.C680] = [.C681]; 0; IF([.C681] &gt; 5; 5000; 12000))" office:value-type="float" office:value="0" calcext:value-type="float">
            <text:p>0</text:p>
          </table:table-cell>
          <table:table-cell table:formula="of:= [.F681] + [.G681]" office:value-type="float" office:value="14910" calcext:value-type="float">
            <text:p>14910</text:p>
          </table:table-cell>
          <table:table-cell table:formula="of:=IF( [.H681] - [.E681] &lt; 0;  [.H681]; [.H681] - [.E681])" office:value-type="float" office:value="12510" calcext:value-type="float">
            <text:p>12510</text:p>
          </table:table-cell>
          <table:table-cell table:formula="of:=IF([.H681] = [.I681]; 1; 0)" office:value-type="float" office:value="0" calcext:value-type="float">
            <text:p>0</text:p>
          </table:table-cell>
          <table:table-cell table:formula="of:=IF([.H681] = [.I681]; [.E68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 office:value-type="date" office:date-value="2021-11-26" calcext:value-type="date">
            <text:p>26.11.2021</text:p>
          </table:table-cell>
          <table:table-cell table:formula="of:=WEEKDAY([.B682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7120" calcext:value-type="float">
            <text:p>7120</text:p>
          </table:table-cell>
          <table:table-cell table:formula="of:=[.I681]" office:value-type="float" office:value="12510" calcext:value-type="float">
            <text:p>12510</text:p>
          </table:table-cell>
          <table:table-cell table:formula="of:=IF([.C681] = [.C682]; 0; IF([.C682] &gt; 5; 5000; 12000))" office:value-type="float" office:value="0" calcext:value-type="float">
            <text:p>0</text:p>
          </table:table-cell>
          <table:table-cell table:formula="of:= [.F682] + [.G682]" office:value-type="float" office:value="12510" calcext:value-type="float">
            <text:p>12510</text:p>
          </table:table-cell>
          <table:table-cell table:formula="of:=IF( [.H682] - [.E682] &lt; 0;  [.H682]; [.H682] - [.E682])" office:value-type="float" office:value="5390" calcext:value-type="float">
            <text:p>5390</text:p>
          </table:table-cell>
          <table:table-cell table:formula="of:=IF([.H682] = [.I682]; 1; 0)" office:value-type="float" office:value="0" calcext:value-type="float">
            <text:p>0</text:p>
          </table:table-cell>
          <table:table-cell table:formula="of:=IF([.H682] = [.I682]; [.E68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" office:value-type="date" office:date-value="2021-11-27" calcext:value-type="date">
            <text:p>27.11.2021</text:p>
          </table:table-cell>
          <table:table-cell table:formula="of:=WEEKDAY([.B683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3500" calcext:value-type="float">
            <text:p>3500</text:p>
          </table:table-cell>
          <table:table-cell table:formula="of:=[.I682]" office:value-type="float" office:value="5390" calcext:value-type="float">
            <text:p>5390</text:p>
          </table:table-cell>
          <table:table-cell table:formula="of:=IF([.C682] = [.C683]; 0; IF([.C683] &gt; 5; 5000; 12000))" office:value-type="float" office:value="5000" calcext:value-type="float">
            <text:p>5000</text:p>
          </table:table-cell>
          <table:table-cell table:formula="of:= [.F683] + [.G683]" office:value-type="float" office:value="10390" calcext:value-type="float">
            <text:p>10390</text:p>
          </table:table-cell>
          <table:table-cell table:formula="of:=IF( [.H683] - [.E683] &lt; 0;  [.H683]; [.H683] - [.E683])" office:value-type="float" office:value="6890" calcext:value-type="float">
            <text:p>6890</text:p>
          </table:table-cell>
          <table:table-cell table:formula="of:=IF([.H683] = [.I683]; 1; 0)" office:value-type="float" office:value="0" calcext:value-type="float">
            <text:p>0</text:p>
          </table:table-cell>
          <table:table-cell table:formula="of:=IF([.H683] = [.I683]; [.E68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 office:value-type="date" office:date-value="2021-11-27" calcext:value-type="date">
            <text:p>27.11.2021</text:p>
          </table:table-cell>
          <table:table-cell table:formula="of:=WEEKDAY([.B684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8590" calcext:value-type="float">
            <text:p>8590</text:p>
          </table:table-cell>
          <table:table-cell table:formula="of:=[.I683]" office:value-type="float" office:value="6890" calcext:value-type="float">
            <text:p>6890</text:p>
          </table:table-cell>
          <table:table-cell table:formula="of:=IF([.C683] = [.C684]; 0; IF([.C684] &gt; 5; 5000; 12000))" office:value-type="float" office:value="0" calcext:value-type="float">
            <text:p>0</text:p>
          </table:table-cell>
          <table:table-cell table:formula="of:= [.F684] + [.G684]" office:value-type="float" office:value="6890" calcext:value-type="float">
            <text:p>6890</text:p>
          </table:table-cell>
          <table:table-cell table:formula="of:=IF( [.H684] - [.E684] &lt; 0;  [.H684]; [.H684] - [.E684])" office:value-type="float" office:value="6890" calcext:value-type="float">
            <text:p>6890</text:p>
          </table:table-cell>
          <table:table-cell table:formula="of:=IF([.H684] = [.I684]; 1; 0)" office:value-type="float" office:value="1" calcext:value-type="float">
            <text:p>1</text:p>
          </table:table-cell>
          <table:table-cell table:formula="of:=IF([.H684] = [.I684]; [.E684]; 0)" office:value-type="float" office:value="8590" calcext:value-type="float">
            <text:p>859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 office:value-type="date" office:date-value="2021-11-28" calcext:value-type="date">
            <text:p>28.11.2021</text:p>
          </table:table-cell>
          <table:table-cell table:formula="of:=WEEKDAY([.B685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[.I684]" office:value-type="float" office:value="6890" calcext:value-type="float">
            <text:p>6890</text:p>
          </table:table-cell>
          <table:table-cell table:formula="of:=IF([.C684] = [.C685]; 0; IF([.C685] &gt; 5; 5000; 12000))" office:value-type="float" office:value="5000" calcext:value-type="float">
            <text:p>5000</text:p>
          </table:table-cell>
          <table:table-cell table:formula="of:= [.F685] + [.G685]" office:value-type="float" office:value="11890" calcext:value-type="float">
            <text:p>11890</text:p>
          </table:table-cell>
          <table:table-cell table:formula="of:=IF( [.H685] - [.E685] &lt; 0;  [.H685]; [.H685] - [.E685])" office:value-type="float" office:value="9380" calcext:value-type="float">
            <text:p>9380</text:p>
          </table:table-cell>
          <table:table-cell table:formula="of:=IF([.H685] = [.I685]; 1; 0)" office:value-type="float" office:value="0" calcext:value-type="float">
            <text:p>0</text:p>
          </table:table-cell>
          <table:table-cell table:formula="of:=IF([.H685] = [.I685]; [.E68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" office:value-type="date" office:date-value="2021-11-28" calcext:value-type="date">
            <text:p>28.11.2021</text:p>
          </table:table-cell>
          <table:table-cell table:formula="of:=WEEKDAY([.B686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2180" calcext:value-type="float">
            <text:p>2180</text:p>
          </table:table-cell>
          <table:table-cell table:formula="of:=[.I685]" office:value-type="float" office:value="9380" calcext:value-type="float">
            <text:p>9380</text:p>
          </table:table-cell>
          <table:table-cell table:formula="of:=IF([.C685] = [.C686]; 0; IF([.C686] &gt; 5; 5000; 12000))" office:value-type="float" office:value="0" calcext:value-type="float">
            <text:p>0</text:p>
          </table:table-cell>
          <table:table-cell table:formula="of:= [.F686] + [.G686]" office:value-type="float" office:value="9380" calcext:value-type="float">
            <text:p>9380</text:p>
          </table:table-cell>
          <table:table-cell table:formula="of:=IF( [.H686] - [.E686] &lt; 0;  [.H686]; [.H686] - [.E686])" office:value-type="float" office:value="7200" calcext:value-type="float">
            <text:p>7200</text:p>
          </table:table-cell>
          <table:table-cell table:formula="of:=IF([.H686] = [.I686]; 1; 0)" office:value-type="float" office:value="0" calcext:value-type="float">
            <text:p>0</text:p>
          </table:table-cell>
          <table:table-cell table:formula="of:=IF([.H686] = [.I686]; [.E68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 office:value-type="date" office:date-value="2021-11-28" calcext:value-type="date">
            <text:p>28.11.2021</text:p>
          </table:table-cell>
          <table:table-cell table:formula="of:=WEEKDAY([.B687];2)" office:value-type="float" office:value="7" calcext:value-type="float">
            <text:p>7</text:p>
          </table:table-cell>
          <table:table-cell office:value-type="string" calcext:value-type="string">
            <text:p>Gniezno</text:p>
          </table:table-cell>
          <table:table-cell office:value-type="float" office:value="4710" calcext:value-type="float">
            <text:p>4710</text:p>
          </table:table-cell>
          <table:table-cell table:formula="of:=[.I686]" office:value-type="float" office:value="7200" calcext:value-type="float">
            <text:p>7200</text:p>
          </table:table-cell>
          <table:table-cell table:formula="of:=IF([.C686] = [.C687]; 0; IF([.C687] &gt; 5; 5000; 12000))" office:value-type="float" office:value="0" calcext:value-type="float">
            <text:p>0</text:p>
          </table:table-cell>
          <table:table-cell table:formula="of:= [.F687] + [.G687]" office:value-type="float" office:value="7200" calcext:value-type="float">
            <text:p>7200</text:p>
          </table:table-cell>
          <table:table-cell table:formula="of:=IF( [.H687] - [.E687] &lt; 0;  [.H687]; [.H687] - [.E687])" office:value-type="float" office:value="2490" calcext:value-type="float">
            <text:p>2490</text:p>
          </table:table-cell>
          <table:table-cell table:formula="of:=IF([.H687] = [.I687]; 1; 0)" office:value-type="float" office:value="0" calcext:value-type="float">
            <text:p>0</text:p>
          </table:table-cell>
          <table:table-cell table:formula="of:=IF([.H687] = [.I687]; [.E68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 office:value-type="date" office:date-value="2021-11-29" calcext:value-type="date">
            <text:p>29.11.2021</text:p>
          </table:table-cell>
          <table:table-cell table:formula="of:=WEEKDAY([.B688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3830" calcext:value-type="float">
            <text:p>3830</text:p>
          </table:table-cell>
          <table:table-cell table:formula="of:=[.I687]" office:value-type="float" office:value="2490" calcext:value-type="float">
            <text:p>2490</text:p>
          </table:table-cell>
          <table:table-cell table:formula="of:=IF([.C687] = [.C688]; 0; IF([.C688] &gt; 5; 5000; 12000))" office:value-type="float" office:value="12000" calcext:value-type="float">
            <text:p>12000</text:p>
          </table:table-cell>
          <table:table-cell table:formula="of:= [.F688] + [.G688]" office:value-type="float" office:value="14490" calcext:value-type="float">
            <text:p>14490</text:p>
          </table:table-cell>
          <table:table-cell table:formula="of:=IF( [.H688] - [.E688] &lt; 0;  [.H688]; [.H688] - [.E688])" office:value-type="float" office:value="10660" calcext:value-type="float">
            <text:p>10660</text:p>
          </table:table-cell>
          <table:table-cell table:formula="of:=IF([.H688] = [.I688]; 1; 0)" office:value-type="float" office:value="0" calcext:value-type="float">
            <text:p>0</text:p>
          </table:table-cell>
          <table:table-cell table:formula="of:=IF([.H688] = [.I688]; [.E68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 office:value-type="date" office:date-value="2021-11-29" calcext:value-type="date">
            <text:p>29.11.2021</text:p>
          </table:table-cell>
          <table:table-cell table:formula="of:=WEEKDAY([.B689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[.I688]" office:value-type="float" office:value="10660" calcext:value-type="float">
            <text:p>10660</text:p>
          </table:table-cell>
          <table:table-cell table:formula="of:=IF([.C688] = [.C689]; 0; IF([.C689] &gt; 5; 5000; 12000))" office:value-type="float" office:value="0" calcext:value-type="float">
            <text:p>0</text:p>
          </table:table-cell>
          <table:table-cell table:formula="of:= [.F689] + [.G689]" office:value-type="float" office:value="10660" calcext:value-type="float">
            <text:p>10660</text:p>
          </table:table-cell>
          <table:table-cell table:formula="of:=IF( [.H689] - [.E689] &lt; 0;  [.H689]; [.H689] - [.E689])" office:value-type="float" office:value="7550" calcext:value-type="float">
            <text:p>7550</text:p>
          </table:table-cell>
          <table:table-cell table:formula="of:=IF([.H689] = [.I689]; 1; 0)" office:value-type="float" office:value="0" calcext:value-type="float">
            <text:p>0</text:p>
          </table:table-cell>
          <table:table-cell table:formula="of:=IF([.H689] = [.I689]; [.E68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 office:value-type="date" office:date-value="2021-11-29" calcext:value-type="date">
            <text:p>29.11.2021</text:p>
          </table:table-cell>
          <table:table-cell table:formula="of:=WEEKDAY([.B690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9840" calcext:value-type="float">
            <text:p>9840</text:p>
          </table:table-cell>
          <table:table-cell table:formula="of:=[.I689]" office:value-type="float" office:value="7550" calcext:value-type="float">
            <text:p>7550</text:p>
          </table:table-cell>
          <table:table-cell table:formula="of:=IF([.C689] = [.C690]; 0; IF([.C690] &gt; 5; 5000; 12000))" office:value-type="float" office:value="0" calcext:value-type="float">
            <text:p>0</text:p>
          </table:table-cell>
          <table:table-cell table:formula="of:= [.F690] + [.G690]" office:value-type="float" office:value="7550" calcext:value-type="float">
            <text:p>7550</text:p>
          </table:table-cell>
          <table:table-cell table:formula="of:=IF( [.H690] - [.E690] &lt; 0;  [.H690]; [.H690] - [.E690])" office:value-type="float" office:value="7550" calcext:value-type="float">
            <text:p>7550</text:p>
          </table:table-cell>
          <table:table-cell table:formula="of:=IF([.H690] = [.I690]; 1; 0)" office:value-type="float" office:value="1" calcext:value-type="float">
            <text:p>1</text:p>
          </table:table-cell>
          <table:table-cell table:formula="of:=IF([.H690] = [.I690]; [.E690]; 0)" office:value-type="float" office:value="9840" calcext:value-type="float">
            <text:p>984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 office:value-type="date" office:date-value="2021-11-30" calcext:value-type="date">
            <text:p>30.11.2021</text:p>
          </table:table-cell>
          <table:table-cell table:formula="of:=WEEKDAY([.B691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3880" calcext:value-type="float">
            <text:p>3880</text:p>
          </table:table-cell>
          <table:table-cell table:formula="of:=[.I690]" office:value-type="float" office:value="7550" calcext:value-type="float">
            <text:p>7550</text:p>
          </table:table-cell>
          <table:table-cell table:formula="of:=IF([.C690] = [.C691]; 0; IF([.C691] &gt; 5; 5000; 12000))" office:value-type="float" office:value="12000" calcext:value-type="float">
            <text:p>12000</text:p>
          </table:table-cell>
          <table:table-cell table:formula="of:= [.F691] + [.G691]" office:value-type="float" office:value="19550" calcext:value-type="float">
            <text:p>19550</text:p>
          </table:table-cell>
          <table:table-cell table:formula="of:=IF( [.H691] - [.E691] &lt; 0;  [.H691]; [.H691] - [.E691])" office:value-type="float" office:value="15670" calcext:value-type="float">
            <text:p>15670</text:p>
          </table:table-cell>
          <table:table-cell table:formula="of:=IF([.H691] = [.I691]; 1; 0)" office:value-type="float" office:value="0" calcext:value-type="float">
            <text:p>0</text:p>
          </table:table-cell>
          <table:table-cell table:formula="of:=IF([.H691] = [.I691]; [.E69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 office:value-type="date" office:date-value="2021-11-30" calcext:value-type="date">
            <text:p>30.11.2021</text:p>
          </table:table-cell>
          <table:table-cell table:formula="of:=WEEKDAY([.B692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9670" calcext:value-type="float">
            <text:p>9670</text:p>
          </table:table-cell>
          <table:table-cell table:formula="of:=[.I691]" office:value-type="float" office:value="15670" calcext:value-type="float">
            <text:p>15670</text:p>
          </table:table-cell>
          <table:table-cell table:formula="of:=IF([.C691] = [.C692]; 0; IF([.C692] &gt; 5; 5000; 12000))" office:value-type="float" office:value="0" calcext:value-type="float">
            <text:p>0</text:p>
          </table:table-cell>
          <table:table-cell table:formula="of:= [.F692] + [.G692]" office:value-type="float" office:value="15670" calcext:value-type="float">
            <text:p>15670</text:p>
          </table:table-cell>
          <table:table-cell table:formula="of:=IF( [.H692] - [.E692] &lt; 0;  [.H692]; [.H692] - [.E692])" office:value-type="float" office:value="6000" calcext:value-type="float">
            <text:p>6000</text:p>
          </table:table-cell>
          <table:table-cell table:formula="of:=IF([.H692] = [.I692]; 1; 0)" office:value-type="float" office:value="0" calcext:value-type="float">
            <text:p>0</text:p>
          </table:table-cell>
          <table:table-cell table:formula="of:=IF([.H692] = [.I692]; [.E69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 office:value-type="date" office:date-value="2021-12-01" calcext:value-type="date">
            <text:p>1.12.2021</text:p>
          </table:table-cell>
          <table:table-cell table:formula="of:=WEEKDAY([.B693];2)" office:value-type="float" office:value="3" calcext:value-type="float">
            <text:p>3</text:p>
          </table:table-cell>
          <table:table-cell office:value-type="string" calcext:value-type="string">
            <text:p>Malbork</text:p>
          </table:table-cell>
          <table:table-cell office:value-type="float" office:value="3510" calcext:value-type="float">
            <text:p>3510</text:p>
          </table:table-cell>
          <table:table-cell table:formula="of:=[.I692]" office:value-type="float" office:value="6000" calcext:value-type="float">
            <text:p>6000</text:p>
          </table:table-cell>
          <table:table-cell table:formula="of:=IF([.C692] = [.C693]; 0; IF([.C693] &gt; 5; 5000; 12000))" office:value-type="float" office:value="12000" calcext:value-type="float">
            <text:p>12000</text:p>
          </table:table-cell>
          <table:table-cell table:formula="of:= [.F693] + [.G693]" office:value-type="float" office:value="18000" calcext:value-type="float">
            <text:p>18000</text:p>
          </table:table-cell>
          <table:table-cell table:formula="of:=IF( [.H693] - [.E693] &lt; 0;  [.H693]; [.H693] - [.E693])" office:value-type="float" office:value="14490" calcext:value-type="float">
            <text:p>14490</text:p>
          </table:table-cell>
          <table:table-cell table:formula="of:=IF([.H693] = [.I693]; 1; 0)" office:value-type="float" office:value="0" calcext:value-type="float">
            <text:p>0</text:p>
          </table:table-cell>
          <table:table-cell table:formula="of:=IF([.H693] = [.I693]; [.E69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 office:value-type="date" office:date-value="2021-12-02" calcext:value-type="date">
            <text:p>2.12.2021</text:p>
          </table:table-cell>
          <table:table-cell table:formula="of:=WEEKDAY([.B694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5820" calcext:value-type="float">
            <text:p>5820</text:p>
          </table:table-cell>
          <table:table-cell table:formula="of:=[.I693]" office:value-type="float" office:value="14490" calcext:value-type="float">
            <text:p>14490</text:p>
          </table:table-cell>
          <table:table-cell table:formula="of:=IF([.C693] = [.C694]; 0; IF([.C694] &gt; 5; 5000; 12000))" office:value-type="float" office:value="12000" calcext:value-type="float">
            <text:p>12000</text:p>
          </table:table-cell>
          <table:table-cell table:formula="of:= [.F694] + [.G694]" office:value-type="float" office:value="26490" calcext:value-type="float">
            <text:p>26490</text:p>
          </table:table-cell>
          <table:table-cell table:formula="of:=IF( [.H694] - [.E694] &lt; 0;  [.H694]; [.H694] - [.E694])" office:value-type="float" office:value="20670" calcext:value-type="float">
            <text:p>20670</text:p>
          </table:table-cell>
          <table:table-cell table:formula="of:=IF([.H694] = [.I694]; 1; 0)" office:value-type="float" office:value="0" calcext:value-type="float">
            <text:p>0</text:p>
          </table:table-cell>
          <table:table-cell table:formula="of:=IF([.H694] = [.I694]; [.E69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 office:value-type="date" office:date-value="2021-12-02" calcext:value-type="date">
            <text:p>2.12.2021</text:p>
          </table:table-cell>
          <table:table-cell table:formula="of:=WEEKDAY([.B695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[.I694]" office:value-type="float" office:value="20670" calcext:value-type="float">
            <text:p>20670</text:p>
          </table:table-cell>
          <table:table-cell table:formula="of:=IF([.C694] = [.C695]; 0; IF([.C695] &gt; 5; 5000; 12000))" office:value-type="float" office:value="0" calcext:value-type="float">
            <text:p>0</text:p>
          </table:table-cell>
          <table:table-cell table:formula="of:= [.F695] + [.G695]" office:value-type="float" office:value="20670" calcext:value-type="float">
            <text:p>20670</text:p>
          </table:table-cell>
          <table:table-cell table:formula="of:=IF( [.H695] - [.E695] &lt; 0;  [.H695]; [.H695] - [.E695])" office:value-type="float" office:value="18720" calcext:value-type="float">
            <text:p>18720</text:p>
          </table:table-cell>
          <table:table-cell table:formula="of:=IF([.H695] = [.I695]; 1; 0)" office:value-type="float" office:value="0" calcext:value-type="float">
            <text:p>0</text:p>
          </table:table-cell>
          <table:table-cell table:formula="of:=IF([.H695] = [.I695]; [.E69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 office:value-type="date" office:date-value="2021-12-03" calcext:value-type="date">
            <text:p>3.12.2021</text:p>
          </table:table-cell>
          <table:table-cell table:formula="of:=WEEKDAY([.B696];2)"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float" office:value="1310" calcext:value-type="float">
            <text:p>1310</text:p>
          </table:table-cell>
          <table:table-cell table:formula="of:=[.I695]" office:value-type="float" office:value="18720" calcext:value-type="float">
            <text:p>18720</text:p>
          </table:table-cell>
          <table:table-cell table:formula="of:=IF([.C695] = [.C696]; 0; IF([.C696] &gt; 5; 5000; 12000))" office:value-type="float" office:value="12000" calcext:value-type="float">
            <text:p>12000</text:p>
          </table:table-cell>
          <table:table-cell table:formula="of:= [.F696] + [.G696]" office:value-type="float" office:value="30720" calcext:value-type="float">
            <text:p>30720</text:p>
          </table:table-cell>
          <table:table-cell table:formula="of:=IF( [.H696] - [.E696] &lt; 0;  [.H696]; [.H696] - [.E696])" office:value-type="float" office:value="29410" calcext:value-type="float">
            <text:p>29410</text:p>
          </table:table-cell>
          <table:table-cell table:formula="of:=IF([.H696] = [.I696]; 1; 0)" office:value-type="float" office:value="0" calcext:value-type="float">
            <text:p>0</text:p>
          </table:table-cell>
          <table:table-cell table:formula="of:=IF([.H696] = [.I696]; [.E69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 office:value-type="date" office:date-value="2021-12-03" calcext:value-type="date">
            <text:p>3.12.2021</text:p>
          </table:table-cell>
          <table:table-cell table:formula="of:=WEEKDAY([.B697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3850" calcext:value-type="float">
            <text:p>3850</text:p>
          </table:table-cell>
          <table:table-cell table:formula="of:=[.I696]" office:value-type="float" office:value="29410" calcext:value-type="float">
            <text:p>29410</text:p>
          </table:table-cell>
          <table:table-cell table:formula="of:=IF([.C696] = [.C697]; 0; IF([.C697] &gt; 5; 5000; 12000))" office:value-type="float" office:value="0" calcext:value-type="float">
            <text:p>0</text:p>
          </table:table-cell>
          <table:table-cell table:formula="of:= [.F697] + [.G697]" office:value-type="float" office:value="29410" calcext:value-type="float">
            <text:p>29410</text:p>
          </table:table-cell>
          <table:table-cell table:formula="of:=IF( [.H697] - [.E697] &lt; 0;  [.H697]; [.H697] - [.E697])" office:value-type="float" office:value="25560" calcext:value-type="float">
            <text:p>25560</text:p>
          </table:table-cell>
          <table:table-cell table:formula="of:=IF([.H697] = [.I697]; 1; 0)" office:value-type="float" office:value="0" calcext:value-type="float">
            <text:p>0</text:p>
          </table:table-cell>
          <table:table-cell table:formula="of:=IF([.H697] = [.I697]; [.E69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 office:value-type="date" office:date-value="2021-12-03" calcext:value-type="date">
            <text:p>3.12.2021</text:p>
          </table:table-cell>
          <table:table-cell table:formula="of:=WEEKDAY([.B698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4160" calcext:value-type="float">
            <text:p>4160</text:p>
          </table:table-cell>
          <table:table-cell table:formula="of:=[.I697]" office:value-type="float" office:value="25560" calcext:value-type="float">
            <text:p>25560</text:p>
          </table:table-cell>
          <table:table-cell table:formula="of:=IF([.C697] = [.C698]; 0; IF([.C698] &gt; 5; 5000; 12000))" office:value-type="float" office:value="0" calcext:value-type="float">
            <text:p>0</text:p>
          </table:table-cell>
          <table:table-cell table:formula="of:= [.F698] + [.G698]" office:value-type="float" office:value="25560" calcext:value-type="float">
            <text:p>25560</text:p>
          </table:table-cell>
          <table:table-cell table:formula="of:=IF( [.H698] - [.E698] &lt; 0;  [.H698]; [.H698] - [.E698])" office:value-type="float" office:value="21400" calcext:value-type="float">
            <text:p>21400</text:p>
          </table:table-cell>
          <table:table-cell table:formula="of:=IF([.H698] = [.I698]; 1; 0)" office:value-type="float" office:value="0" calcext:value-type="float">
            <text:p>0</text:p>
          </table:table-cell>
          <table:table-cell table:formula="of:=IF([.H698] = [.I698]; [.E69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 office:value-type="date" office:date-value="2021-12-04" calcext:value-type="date">
            <text:p>4.12.2021</text:p>
          </table:table-cell>
          <table:table-cell table:formula="of:=WEEKDAY([.B699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[.I698]" office:value-type="float" office:value="21400" calcext:value-type="float">
            <text:p>21400</text:p>
          </table:table-cell>
          <table:table-cell table:formula="of:=IF([.C698] = [.C699]; 0; IF([.C699] &gt; 5; 5000; 12000))" office:value-type="float" office:value="5000" calcext:value-type="float">
            <text:p>5000</text:p>
          </table:table-cell>
          <table:table-cell table:formula="of:= [.F699] + [.G699]" office:value-type="float" office:value="26400" calcext:value-type="float">
            <text:p>26400</text:p>
          </table:table-cell>
          <table:table-cell table:formula="of:=IF( [.H699] - [.E699] &lt; 0;  [.H699]; [.H699] - [.E699])" office:value-type="float" office:value="22850" calcext:value-type="float">
            <text:p>22850</text:p>
          </table:table-cell>
          <table:table-cell table:formula="of:=IF([.H699] = [.I699]; 1; 0)" office:value-type="float" office:value="0" calcext:value-type="float">
            <text:p>0</text:p>
          </table:table-cell>
          <table:table-cell table:formula="of:=IF([.H699] = [.I699]; [.E69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 office:value-type="date" office:date-value="2021-12-04" calcext:value-type="date">
            <text:p>4.12.2021</text:p>
          </table:table-cell>
          <table:table-cell table:formula="of:=WEEKDAY([.B700];2)" office:value-type="float" office:value="6" calcext:value-type="float">
            <text:p>6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formula="of:=[.I699]" office:value-type="float" office:value="22850" calcext:value-type="float">
            <text:p>22850</text:p>
          </table:table-cell>
          <table:table-cell table:formula="of:=IF([.C699] = [.C700]; 0; IF([.C700] &gt; 5; 5000; 12000))" office:value-type="float" office:value="0" calcext:value-type="float">
            <text:p>0</text:p>
          </table:table-cell>
          <table:table-cell table:formula="of:= [.F700] + [.G700]" office:value-type="float" office:value="22850" calcext:value-type="float">
            <text:p>22850</text:p>
          </table:table-cell>
          <table:table-cell table:formula="of:=IF( [.H700] - [.E700] &lt; 0;  [.H700]; [.H700] - [.E700])" office:value-type="float" office:value="20150" calcext:value-type="float">
            <text:p>20150</text:p>
          </table:table-cell>
          <table:table-cell table:formula="of:=IF([.H700] = [.I700]; 1; 0)" office:value-type="float" office:value="0" calcext:value-type="float">
            <text:p>0</text:p>
          </table:table-cell>
          <table:table-cell table:formula="of:=IF([.H700] = [.I700]; [.E70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date" office:date-value="2021-12-05" calcext:value-type="date">
            <text:p>5.12.2021</text:p>
          </table:table-cell>
          <table:table-cell table:formula="of:=WEEKDAY([.B701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[.I700]" office:value-type="float" office:value="20150" calcext:value-type="float">
            <text:p>20150</text:p>
          </table:table-cell>
          <table:table-cell table:formula="of:=IF([.C700] = [.C701]; 0; IF([.C701] &gt; 5; 5000; 12000))" office:value-type="float" office:value="5000" calcext:value-type="float">
            <text:p>5000</text:p>
          </table:table-cell>
          <table:table-cell table:formula="of:= [.F701] + [.G701]" office:value-type="float" office:value="25150" calcext:value-type="float">
            <text:p>25150</text:p>
          </table:table-cell>
          <table:table-cell table:formula="of:=IF( [.H701] - [.E701] &lt; 0;  [.H701]; [.H701] - [.E701])" office:value-type="float" office:value="20530" calcext:value-type="float">
            <text:p>20530</text:p>
          </table:table-cell>
          <table:table-cell table:formula="of:=IF([.H701] = [.I701]; 1; 0)" office:value-type="float" office:value="0" calcext:value-type="float">
            <text:p>0</text:p>
          </table:table-cell>
          <table:table-cell table:formula="of:=IF([.H701] = [.I701]; [.E70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 office:value-type="date" office:date-value="2021-12-05" calcext:value-type="date">
            <text:p>5.12.2021</text:p>
          </table:table-cell>
          <table:table-cell table:formula="of:=WEEKDAY([.B702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5060" calcext:value-type="float">
            <text:p>5060</text:p>
          </table:table-cell>
          <table:table-cell table:formula="of:=[.I701]" office:value-type="float" office:value="20530" calcext:value-type="float">
            <text:p>20530</text:p>
          </table:table-cell>
          <table:table-cell table:formula="of:=IF([.C701] = [.C702]; 0; IF([.C702] &gt; 5; 5000; 12000))" office:value-type="float" office:value="0" calcext:value-type="float">
            <text:p>0</text:p>
          </table:table-cell>
          <table:table-cell table:formula="of:= [.F702] + [.G702]" office:value-type="float" office:value="20530" calcext:value-type="float">
            <text:p>20530</text:p>
          </table:table-cell>
          <table:table-cell table:formula="of:=IF( [.H702] - [.E702] &lt; 0;  [.H702]; [.H702] - [.E702])" office:value-type="float" office:value="15470" calcext:value-type="float">
            <text:p>15470</text:p>
          </table:table-cell>
          <table:table-cell table:formula="of:=IF([.H702] = [.I702]; 1; 0)" office:value-type="float" office:value="0" calcext:value-type="float">
            <text:p>0</text:p>
          </table:table-cell>
          <table:table-cell table:formula="of:=IF([.H702] = [.I702]; [.E70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 office:value-type="date" office:date-value="2021-12-06" calcext:value-type="date">
            <text:p>6.12.2021</text:p>
          </table:table-cell>
          <table:table-cell table:formula="of:=WEEKDAY([.B703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2550" calcext:value-type="float">
            <text:p>2550</text:p>
          </table:table-cell>
          <table:table-cell table:formula="of:=[.I702]" office:value-type="float" office:value="15470" calcext:value-type="float">
            <text:p>15470</text:p>
          </table:table-cell>
          <table:table-cell table:formula="of:=IF([.C702] = [.C703]; 0; IF([.C703] &gt; 5; 5000; 12000))" office:value-type="float" office:value="12000" calcext:value-type="float">
            <text:p>12000</text:p>
          </table:table-cell>
          <table:table-cell table:formula="of:= [.F703] + [.G703]" office:value-type="float" office:value="27470" calcext:value-type="float">
            <text:p>27470</text:p>
          </table:table-cell>
          <table:table-cell table:formula="of:=IF( [.H703] - [.E703] &lt; 0;  [.H703]; [.H703] - [.E703])" office:value-type="float" office:value="24920" calcext:value-type="float">
            <text:p>24920</text:p>
          </table:table-cell>
          <table:table-cell table:formula="of:=IF([.H703] = [.I703]; 1; 0)" office:value-type="float" office:value="0" calcext:value-type="float">
            <text:p>0</text:p>
          </table:table-cell>
          <table:table-cell table:formula="of:=IF([.H703] = [.I703]; [.E70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 office:value-type="date" office:date-value="2021-12-06" calcext:value-type="date">
            <text:p>6.12.2021</text:p>
          </table:table-cell>
          <table:table-cell table:formula="of:=WEEKDAY([.B704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formula="of:=[.I703]" office:value-type="float" office:value="24920" calcext:value-type="float">
            <text:p>24920</text:p>
          </table:table-cell>
          <table:table-cell table:formula="of:=IF([.C703] = [.C704]; 0; IF([.C704] &gt; 5; 5000; 12000))" office:value-type="float" office:value="0" calcext:value-type="float">
            <text:p>0</text:p>
          </table:table-cell>
          <table:table-cell table:formula="of:= [.F704] + [.G704]" office:value-type="float" office:value="24920" calcext:value-type="float">
            <text:p>24920</text:p>
          </table:table-cell>
          <table:table-cell table:formula="of:=IF( [.H704] - [.E704] &lt; 0;  [.H704]; [.H704] - [.E704])" office:value-type="float" office:value="20610" calcext:value-type="float">
            <text:p>20610</text:p>
          </table:table-cell>
          <table:table-cell table:formula="of:=IF([.H704] = [.I704]; 1; 0)" office:value-type="float" office:value="0" calcext:value-type="float">
            <text:p>0</text:p>
          </table:table-cell>
          <table:table-cell table:formula="of:=IF([.H704] = [.I704]; [.E70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 office:value-type="date" office:date-value="2021-12-06" calcext:value-type="date">
            <text:p>6.12.2021</text:p>
          </table:table-cell>
          <table:table-cell table:formula="of:=WEEKDAY([.B705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7210" calcext:value-type="float">
            <text:p>7210</text:p>
          </table:table-cell>
          <table:table-cell table:formula="of:=[.I704]" office:value-type="float" office:value="20610" calcext:value-type="float">
            <text:p>20610</text:p>
          </table:table-cell>
          <table:table-cell table:formula="of:=IF([.C704] = [.C705]; 0; IF([.C705] &gt; 5; 5000; 12000))" office:value-type="float" office:value="0" calcext:value-type="float">
            <text:p>0</text:p>
          </table:table-cell>
          <table:table-cell table:formula="of:= [.F705] + [.G705]" office:value-type="float" office:value="20610" calcext:value-type="float">
            <text:p>20610</text:p>
          </table:table-cell>
          <table:table-cell table:formula="of:=IF( [.H705] - [.E705] &lt; 0;  [.H705]; [.H705] - [.E705])" office:value-type="float" office:value="13400" calcext:value-type="float">
            <text:p>13400</text:p>
          </table:table-cell>
          <table:table-cell table:formula="of:=IF([.H705] = [.I705]; 1; 0)" office:value-type="float" office:value="0" calcext:value-type="float">
            <text:p>0</text:p>
          </table:table-cell>
          <table:table-cell table:formula="of:=IF([.H705] = [.I705]; [.E70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 office:value-type="date" office:date-value="2021-12-07" calcext:value-type="date">
            <text:p>7.12.2021</text:p>
          </table:table-cell>
          <table:table-cell table:formula="of:=WEEKDAY([.B706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3560" calcext:value-type="float">
            <text:p>3560</text:p>
          </table:table-cell>
          <table:table-cell table:formula="of:=[.I705]" office:value-type="float" office:value="13400" calcext:value-type="float">
            <text:p>13400</text:p>
          </table:table-cell>
          <table:table-cell table:formula="of:=IF([.C705] = [.C706]; 0; IF([.C706] &gt; 5; 5000; 12000))" office:value-type="float" office:value="12000" calcext:value-type="float">
            <text:p>12000</text:p>
          </table:table-cell>
          <table:table-cell table:formula="of:= [.F706] + [.G706]" office:value-type="float" office:value="25400" calcext:value-type="float">
            <text:p>25400</text:p>
          </table:table-cell>
          <table:table-cell table:formula="of:=IF( [.H706] - [.E706] &lt; 0;  [.H706]; [.H706] - [.E706])" office:value-type="float" office:value="21840" calcext:value-type="float">
            <text:p>21840</text:p>
          </table:table-cell>
          <table:table-cell table:formula="of:=IF([.H706] = [.I706]; 1; 0)" office:value-type="float" office:value="0" calcext:value-type="float">
            <text:p>0</text:p>
          </table:table-cell>
          <table:table-cell table:formula="of:=IF([.H706] = [.I706]; [.E70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 office:value-type="date" office:date-value="2021-12-08" calcext:value-type="date">
            <text:p>8.12.2021</text:p>
          </table:table-cell>
          <table:table-cell table:formula="of:=WEEKDAY([.B707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520" calcext:value-type="float">
            <text:p>520</text:p>
          </table:table-cell>
          <table:table-cell table:formula="of:=[.I706]" office:value-type="float" office:value="21840" calcext:value-type="float">
            <text:p>21840</text:p>
          </table:table-cell>
          <table:table-cell table:formula="of:=IF([.C706] = [.C707]; 0; IF([.C707] &gt; 5; 5000; 12000))" office:value-type="float" office:value="12000" calcext:value-type="float">
            <text:p>12000</text:p>
          </table:table-cell>
          <table:table-cell table:formula="of:= [.F707] + [.G707]" office:value-type="float" office:value="33840" calcext:value-type="float">
            <text:p>33840</text:p>
          </table:table-cell>
          <table:table-cell table:formula="of:=IF( [.H707] - [.E707] &lt; 0;  [.H707]; [.H707] - [.E707])" office:value-type="float" office:value="33320" calcext:value-type="float">
            <text:p>33320</text:p>
          </table:table-cell>
          <table:table-cell table:formula="of:=IF([.H707] = [.I707]; 1; 0)" office:value-type="float" office:value="0" calcext:value-type="float">
            <text:p>0</text:p>
          </table:table-cell>
          <table:table-cell table:formula="of:=IF([.H707] = [.I707]; [.E70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 office:value-type="date" office:date-value="2021-12-09" calcext:value-type="date">
            <text:p>9.12.2021</text:p>
          </table:table-cell>
          <table:table-cell table:formula="of:=WEEKDAY([.B708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6090" calcext:value-type="float">
            <text:p>6090</text:p>
          </table:table-cell>
          <table:table-cell table:formula="of:=[.I707]" office:value-type="float" office:value="33320" calcext:value-type="float">
            <text:p>33320</text:p>
          </table:table-cell>
          <table:table-cell table:formula="of:=IF([.C707] = [.C708]; 0; IF([.C708] &gt; 5; 5000; 12000))" office:value-type="float" office:value="12000" calcext:value-type="float">
            <text:p>12000</text:p>
          </table:table-cell>
          <table:table-cell table:formula="of:= [.F708] + [.G708]" office:value-type="float" office:value="45320" calcext:value-type="float">
            <text:p>45320</text:p>
          </table:table-cell>
          <table:table-cell table:formula="of:=IF( [.H708] - [.E708] &lt; 0;  [.H708]; [.H708] - [.E708])" office:value-type="float" office:value="39230" calcext:value-type="float">
            <text:p>39230</text:p>
          </table:table-cell>
          <table:table-cell table:formula="of:=IF([.H708] = [.I708]; 1; 0)" office:value-type="float" office:value="0" calcext:value-type="float">
            <text:p>0</text:p>
          </table:table-cell>
          <table:table-cell table:formula="of:=IF([.H708] = [.I708]; [.E70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 office:value-type="date" office:date-value="2021-12-10" calcext:value-type="date">
            <text:p>10.12.2021</text:p>
          </table:table-cell>
          <table:table-cell table:formula="of:=WEEKDAY([.B709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570" calcext:value-type="float">
            <text:p>570</text:p>
          </table:table-cell>
          <table:table-cell table:formula="of:=[.I708]" office:value-type="float" office:value="39230" calcext:value-type="float">
            <text:p>39230</text:p>
          </table:table-cell>
          <table:table-cell table:formula="of:=IF([.C708] = [.C709]; 0; IF([.C709] &gt; 5; 5000; 12000))" office:value-type="float" office:value="12000" calcext:value-type="float">
            <text:p>12000</text:p>
          </table:table-cell>
          <table:table-cell table:formula="of:= [.F709] + [.G709]" office:value-type="float" office:value="51230" calcext:value-type="float">
            <text:p>51230</text:p>
          </table:table-cell>
          <table:table-cell table:formula="of:=IF( [.H709] - [.E709] &lt; 0;  [.H709]; [.H709] - [.E709])" office:value-type="float" office:value="50660" calcext:value-type="float">
            <text:p>50660</text:p>
          </table:table-cell>
          <table:table-cell table:formula="of:=IF([.H709] = [.I709]; 1; 0)" office:value-type="float" office:value="0" calcext:value-type="float">
            <text:p>0</text:p>
          </table:table-cell>
          <table:table-cell table:formula="of:=IF([.H709] = [.I709]; [.E70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 office:value-type="date" office:date-value="2021-12-11" calcext:value-type="date">
            <text:p>11.12.2021</text:p>
          </table:table-cell>
          <table:table-cell table:formula="of:=WEEKDAY([.B710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9510" calcext:value-type="float">
            <text:p>9510</text:p>
          </table:table-cell>
          <table:table-cell table:formula="of:=[.I709]" office:value-type="float" office:value="50660" calcext:value-type="float">
            <text:p>50660</text:p>
          </table:table-cell>
          <table:table-cell table:formula="of:=IF([.C709] = [.C710]; 0; IF([.C710] &gt; 5; 5000; 12000))" office:value-type="float" office:value="5000" calcext:value-type="float">
            <text:p>5000</text:p>
          </table:table-cell>
          <table:table-cell table:formula="of:= [.F710] + [.G710]" office:value-type="float" office:value="55660" calcext:value-type="float">
            <text:p>55660</text:p>
          </table:table-cell>
          <table:table-cell table:formula="of:=IF( [.H710] - [.E710] &lt; 0;  [.H710]; [.H710] - [.E710])" office:value-type="float" office:value="46150" calcext:value-type="float">
            <text:p>46150</text:p>
          </table:table-cell>
          <table:table-cell table:formula="of:=IF([.H710] = [.I710]; 1; 0)" office:value-type="float" office:value="0" calcext:value-type="float">
            <text:p>0</text:p>
          </table:table-cell>
          <table:table-cell table:formula="of:=IF([.H710] = [.I710]; [.E71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 office:value-type="date" office:date-value="2021-12-11" calcext:value-type="date">
            <text:p>11.12.2021</text:p>
          </table:table-cell>
          <table:table-cell table:formula="of:=WEEKDAY([.B711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2480" calcext:value-type="float">
            <text:p>2480</text:p>
          </table:table-cell>
          <table:table-cell table:formula="of:=[.I710]" office:value-type="float" office:value="46150" calcext:value-type="float">
            <text:p>46150</text:p>
          </table:table-cell>
          <table:table-cell table:formula="of:=IF([.C710] = [.C711]; 0; IF([.C711] &gt; 5; 5000; 12000))" office:value-type="float" office:value="0" calcext:value-type="float">
            <text:p>0</text:p>
          </table:table-cell>
          <table:table-cell table:formula="of:= [.F711] + [.G711]" office:value-type="float" office:value="46150" calcext:value-type="float">
            <text:p>46150</text:p>
          </table:table-cell>
          <table:table-cell table:formula="of:=IF( [.H711] - [.E711] &lt; 0;  [.H711]; [.H711] - [.E711])" office:value-type="float" office:value="43670" calcext:value-type="float">
            <text:p>43670</text:p>
          </table:table-cell>
          <table:table-cell table:formula="of:=IF([.H711] = [.I711]; 1; 0)" office:value-type="float" office:value="0" calcext:value-type="float">
            <text:p>0</text:p>
          </table:table-cell>
          <table:table-cell table:formula="of:=IF([.H711] = [.I711]; [.E7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 office:value-type="date" office:date-value="2021-12-11" calcext:value-type="date">
            <text:p>11.12.2021</text:p>
          </table:table-cell>
          <table:table-cell table:formula="of:=WEEKDAY([.B712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8000" calcext:value-type="float">
            <text:p>8000</text:p>
          </table:table-cell>
          <table:table-cell table:formula="of:=[.I711]" office:value-type="float" office:value="43670" calcext:value-type="float">
            <text:p>43670</text:p>
          </table:table-cell>
          <table:table-cell table:formula="of:=IF([.C711] = [.C712]; 0; IF([.C712] &gt; 5; 5000; 12000))" office:value-type="float" office:value="0" calcext:value-type="float">
            <text:p>0</text:p>
          </table:table-cell>
          <table:table-cell table:formula="of:= [.F712] + [.G712]" office:value-type="float" office:value="43670" calcext:value-type="float">
            <text:p>43670</text:p>
          </table:table-cell>
          <table:table-cell table:formula="of:=IF( [.H712] - [.E712] &lt; 0;  [.H712]; [.H712] - [.E712])" office:value-type="float" office:value="35670" calcext:value-type="float">
            <text:p>35670</text:p>
          </table:table-cell>
          <table:table-cell table:formula="of:=IF([.H712] = [.I712]; 1; 0)" office:value-type="float" office:value="0" calcext:value-type="float">
            <text:p>0</text:p>
          </table:table-cell>
          <table:table-cell table:formula="of:=IF([.H712] = [.I712]; [.E71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 office:value-type="date" office:date-value="2021-12-12" calcext:value-type="date">
            <text:p>12.12.2021</text:p>
          </table:table-cell>
          <table:table-cell table:formula="of:=WEEKDAY([.B713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9990" calcext:value-type="float">
            <text:p>9990</text:p>
          </table:table-cell>
          <table:table-cell table:formula="of:=[.I712]" office:value-type="float" office:value="35670" calcext:value-type="float">
            <text:p>35670</text:p>
          </table:table-cell>
          <table:table-cell table:formula="of:=IF([.C712] = [.C713]; 0; IF([.C713] &gt; 5; 5000; 12000))" office:value-type="float" office:value="5000" calcext:value-type="float">
            <text:p>5000</text:p>
          </table:table-cell>
          <table:table-cell table:formula="of:= [.F713] + [.G713]" office:value-type="float" office:value="40670" calcext:value-type="float">
            <text:p>40670</text:p>
          </table:table-cell>
          <table:table-cell table:formula="of:=IF( [.H713] - [.E713] &lt; 0;  [.H713]; [.H713] - [.E713])" office:value-type="float" office:value="30680" calcext:value-type="float">
            <text:p>30680</text:p>
          </table:table-cell>
          <table:table-cell table:formula="of:=IF([.H713] = [.I713]; 1; 0)" office:value-type="float" office:value="0" calcext:value-type="float">
            <text:p>0</text:p>
          </table:table-cell>
          <table:table-cell table:formula="of:=IF([.H713] = [.I713]; [.E71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 office:value-type="date" office:date-value="2021-12-12" calcext:value-type="date">
            <text:p>12.12.2021</text:p>
          </table:table-cell>
          <table:table-cell table:formula="of:=WEEKDAY([.B714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2750" calcext:value-type="float">
            <text:p>2750</text:p>
          </table:table-cell>
          <table:table-cell table:formula="of:=[.I713]" office:value-type="float" office:value="30680" calcext:value-type="float">
            <text:p>30680</text:p>
          </table:table-cell>
          <table:table-cell table:formula="of:=IF([.C713] = [.C714]; 0; IF([.C714] &gt; 5; 5000; 12000))" office:value-type="float" office:value="0" calcext:value-type="float">
            <text:p>0</text:p>
          </table:table-cell>
          <table:table-cell table:formula="of:= [.F714] + [.G714]" office:value-type="float" office:value="30680" calcext:value-type="float">
            <text:p>30680</text:p>
          </table:table-cell>
          <table:table-cell table:formula="of:=IF( [.H714] - [.E714] &lt; 0;  [.H714]; [.H714] - [.E714])" office:value-type="float" office:value="27930" calcext:value-type="float">
            <text:p>27930</text:p>
          </table:table-cell>
          <table:table-cell table:formula="of:=IF([.H714] = [.I714]; 1; 0)" office:value-type="float" office:value="0" calcext:value-type="float">
            <text:p>0</text:p>
          </table:table-cell>
          <table:table-cell table:formula="of:=IF([.H714] = [.I714]; [.E71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 office:value-type="date" office:date-value="2021-12-12" calcext:value-type="date">
            <text:p>12.12.2021</text:p>
          </table:table-cell>
          <table:table-cell table:formula="of:=WEEKDAY([.B715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4260" calcext:value-type="float">
            <text:p>4260</text:p>
          </table:table-cell>
          <table:table-cell table:formula="of:=[.I714]" office:value-type="float" office:value="27930" calcext:value-type="float">
            <text:p>27930</text:p>
          </table:table-cell>
          <table:table-cell table:formula="of:=IF([.C714] = [.C715]; 0; IF([.C715] &gt; 5; 5000; 12000))" office:value-type="float" office:value="0" calcext:value-type="float">
            <text:p>0</text:p>
          </table:table-cell>
          <table:table-cell table:formula="of:= [.F715] + [.G715]" office:value-type="float" office:value="27930" calcext:value-type="float">
            <text:p>27930</text:p>
          </table:table-cell>
          <table:table-cell table:formula="of:=IF( [.H715] - [.E715] &lt; 0;  [.H715]; [.H715] - [.E715])" office:value-type="float" office:value="23670" calcext:value-type="float">
            <text:p>23670</text:p>
          </table:table-cell>
          <table:table-cell table:formula="of:=IF([.H715] = [.I715]; 1; 0)" office:value-type="float" office:value="0" calcext:value-type="float">
            <text:p>0</text:p>
          </table:table-cell>
          <table:table-cell table:formula="of:=IF([.H715] = [.I715]; [.E71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 office:value-type="date" office:date-value="2021-12-13" calcext:value-type="date">
            <text:p>13.12.2021</text:p>
          </table:table-cell>
          <table:table-cell table:formula="of:=WEEKDAY([.B716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formula="of:=[.I715]" office:value-type="float" office:value="23670" calcext:value-type="float">
            <text:p>23670</text:p>
          </table:table-cell>
          <table:table-cell table:formula="of:=IF([.C715] = [.C716]; 0; IF([.C716] &gt; 5; 5000; 12000))" office:value-type="float" office:value="12000" calcext:value-type="float">
            <text:p>12000</text:p>
          </table:table-cell>
          <table:table-cell table:formula="of:= [.F716] + [.G716]" office:value-type="float" office:value="35670" calcext:value-type="float">
            <text:p>35670</text:p>
          </table:table-cell>
          <table:table-cell table:formula="of:=IF( [.H716] - [.E716] &lt; 0;  [.H716]; [.H716] - [.E716])" office:value-type="float" office:value="32970" calcext:value-type="float">
            <text:p>32970</text:p>
          </table:table-cell>
          <table:table-cell table:formula="of:=IF([.H716] = [.I716]; 1; 0)" office:value-type="float" office:value="0" calcext:value-type="float">
            <text:p>0</text:p>
          </table:table-cell>
          <table:table-cell table:formula="of:=IF([.H716] = [.I716]; [.E71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" office:value-type="date" office:date-value="2021-12-13" calcext:value-type="date">
            <text:p>13.12.2021</text:p>
          </table:table-cell>
          <table:table-cell table:formula="of:=WEEKDAY([.B717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2180" calcext:value-type="float">
            <text:p>2180</text:p>
          </table:table-cell>
          <table:table-cell table:formula="of:=[.I716]" office:value-type="float" office:value="32970" calcext:value-type="float">
            <text:p>32970</text:p>
          </table:table-cell>
          <table:table-cell table:formula="of:=IF([.C716] = [.C717]; 0; IF([.C717] &gt; 5; 5000; 12000))" office:value-type="float" office:value="0" calcext:value-type="float">
            <text:p>0</text:p>
          </table:table-cell>
          <table:table-cell table:formula="of:= [.F717] + [.G717]" office:value-type="float" office:value="32970" calcext:value-type="float">
            <text:p>32970</text:p>
          </table:table-cell>
          <table:table-cell table:formula="of:=IF( [.H717] - [.E717] &lt; 0;  [.H717]; [.H717] - [.E717])" office:value-type="float" office:value="30790" calcext:value-type="float">
            <text:p>30790</text:p>
          </table:table-cell>
          <table:table-cell table:formula="of:=IF([.H717] = [.I717]; 1; 0)" office:value-type="float" office:value="0" calcext:value-type="float">
            <text:p>0</text:p>
          </table:table-cell>
          <table:table-cell table:formula="of:=IF([.H717] = [.I717]; [.E71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" office:value-type="date" office:date-value="2021-12-14" calcext:value-type="date">
            <text:p>14.12.2021</text:p>
          </table:table-cell>
          <table:table-cell table:formula="of:=WEEKDAY([.B718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8200" calcext:value-type="float">
            <text:p>8200</text:p>
          </table:table-cell>
          <table:table-cell table:formula="of:=[.I717]" office:value-type="float" office:value="30790" calcext:value-type="float">
            <text:p>30790</text:p>
          </table:table-cell>
          <table:table-cell table:formula="of:=IF([.C717] = [.C718]; 0; IF([.C718] &gt; 5; 5000; 12000))" office:value-type="float" office:value="12000" calcext:value-type="float">
            <text:p>12000</text:p>
          </table:table-cell>
          <table:table-cell table:formula="of:= [.F718] + [.G718]" office:value-type="float" office:value="42790" calcext:value-type="float">
            <text:p>42790</text:p>
          </table:table-cell>
          <table:table-cell table:formula="of:=IF( [.H718] - [.E718] &lt; 0;  [.H718]; [.H718] - [.E718])" office:value-type="float" office:value="34590" calcext:value-type="float">
            <text:p>34590</text:p>
          </table:table-cell>
          <table:table-cell table:formula="of:=IF([.H718] = [.I718]; 1; 0)" office:value-type="float" office:value="0" calcext:value-type="float">
            <text:p>0</text:p>
          </table:table-cell>
          <table:table-cell table:formula="of:=IF([.H718] = [.I718]; [.E71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1" office:value-type="date" office:date-value="2021-12-14" calcext:value-type="date">
            <text:p>14.12.2021</text:p>
          </table:table-cell>
          <table:table-cell table:formula="of:=WEEKDAY([.B719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5080" calcext:value-type="float">
            <text:p>5080</text:p>
          </table:table-cell>
          <table:table-cell table:formula="of:=[.I718]" office:value-type="float" office:value="34590" calcext:value-type="float">
            <text:p>34590</text:p>
          </table:table-cell>
          <table:table-cell table:formula="of:=IF([.C718] = [.C719]; 0; IF([.C719] &gt; 5; 5000; 12000))" office:value-type="float" office:value="0" calcext:value-type="float">
            <text:p>0</text:p>
          </table:table-cell>
          <table:table-cell table:formula="of:= [.F719] + [.G719]" office:value-type="float" office:value="34590" calcext:value-type="float">
            <text:p>34590</text:p>
          </table:table-cell>
          <table:table-cell table:formula="of:=IF( [.H719] - [.E719] &lt; 0;  [.H719]; [.H719] - [.E719])" office:value-type="float" office:value="29510" calcext:value-type="float">
            <text:p>29510</text:p>
          </table:table-cell>
          <table:table-cell table:formula="of:=IF([.H719] = [.I719]; 1; 0)" office:value-type="float" office:value="0" calcext:value-type="float">
            <text:p>0</text:p>
          </table:table-cell>
          <table:table-cell table:formula="of:=IF([.H719] = [.I719]; [.E71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" office:value-type="date" office:date-value="2021-12-14" calcext:value-type="date">
            <text:p>14.12.2021</text:p>
          </table:table-cell>
          <table:table-cell table:formula="of:=WEEKDAY([.B720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7660" calcext:value-type="float">
            <text:p>7660</text:p>
          </table:table-cell>
          <table:table-cell table:formula="of:=[.I719]" office:value-type="float" office:value="29510" calcext:value-type="float">
            <text:p>29510</text:p>
          </table:table-cell>
          <table:table-cell table:formula="of:=IF([.C719] = [.C720]; 0; IF([.C720] &gt; 5; 5000; 12000))" office:value-type="float" office:value="0" calcext:value-type="float">
            <text:p>0</text:p>
          </table:table-cell>
          <table:table-cell table:formula="of:= [.F720] + [.G720]" office:value-type="float" office:value="29510" calcext:value-type="float">
            <text:p>29510</text:p>
          </table:table-cell>
          <table:table-cell table:formula="of:=IF( [.H720] - [.E720] &lt; 0;  [.H720]; [.H720] - [.E720])" office:value-type="float" office:value="21850" calcext:value-type="float">
            <text:p>21850</text:p>
          </table:table-cell>
          <table:table-cell table:formula="of:=IF([.H720] = [.I720]; 1; 0)" office:value-type="float" office:value="0" calcext:value-type="float">
            <text:p>0</text:p>
          </table:table-cell>
          <table:table-cell table:formula="of:=IF([.H720] = [.I720]; [.E72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 office:value-type="date" office:date-value="2021-12-14" calcext:value-type="date">
            <text:p>14.12.2021</text:p>
          </table:table-cell>
          <table:table-cell table:formula="of:=WEEKDAY([.B721];2)" office:value-type="float" office:value="2" calcext:value-type="float">
            <text:p>2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formula="of:=[.I720]" office:value-type="float" office:value="21850" calcext:value-type="float">
            <text:p>21850</text:p>
          </table:table-cell>
          <table:table-cell table:formula="of:=IF([.C720] = [.C721]; 0; IF([.C721] &gt; 5; 5000; 12000))" office:value-type="float" office:value="0" calcext:value-type="float">
            <text:p>0</text:p>
          </table:table-cell>
          <table:table-cell table:formula="of:= [.F721] + [.G721]" office:value-type="float" office:value="21850" calcext:value-type="float">
            <text:p>21850</text:p>
          </table:table-cell>
          <table:table-cell table:formula="of:=IF( [.H721] - [.E721] &lt; 0;  [.H721]; [.H721] - [.E721])" office:value-type="float" office:value="13150" calcext:value-type="float">
            <text:p>13150</text:p>
          </table:table-cell>
          <table:table-cell table:formula="of:=IF([.H721] = [.I721]; 1; 0)" office:value-type="float" office:value="0" calcext:value-type="float">
            <text:p>0</text:p>
          </table:table-cell>
          <table:table-cell table:formula="of:=IF([.H721] = [.I721]; [.E72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" office:value-type="date" office:date-value="2021-12-15" calcext:value-type="date">
            <text:p>15.12.2021</text:p>
          </table:table-cell>
          <table:table-cell table:formula="of:=WEEKDAY([.B722];2)" office:value-type="float" office:value="3" calcext:value-type="float">
            <text:p>3</text:p>
          </table:table-cell>
          <table:table-cell office:value-type="string" calcext:value-type="string">
            <text:p>Gniezno</text:p>
          </table:table-cell>
          <table:table-cell office:value-type="float" office:value="7940" calcext:value-type="float">
            <text:p>7940</text:p>
          </table:table-cell>
          <table:table-cell table:formula="of:=[.I721]" office:value-type="float" office:value="13150" calcext:value-type="float">
            <text:p>13150</text:p>
          </table:table-cell>
          <table:table-cell table:formula="of:=IF([.C721] = [.C722]; 0; IF([.C722] &gt; 5; 5000; 12000))" office:value-type="float" office:value="12000" calcext:value-type="float">
            <text:p>12000</text:p>
          </table:table-cell>
          <table:table-cell table:formula="of:= [.F722] + [.G722]" office:value-type="float" office:value="25150" calcext:value-type="float">
            <text:p>25150</text:p>
          </table:table-cell>
          <table:table-cell table:formula="of:=IF( [.H722] - [.E722] &lt; 0;  [.H722]; [.H722] - [.E722])" office:value-type="float" office:value="17210" calcext:value-type="float">
            <text:p>17210</text:p>
          </table:table-cell>
          <table:table-cell table:formula="of:=IF([.H722] = [.I722]; 1; 0)" office:value-type="float" office:value="0" calcext:value-type="float">
            <text:p>0</text:p>
          </table:table-cell>
          <table:table-cell table:formula="of:=IF([.H722] = [.I722]; [.E72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" office:value-type="date" office:date-value="2021-12-15" calcext:value-type="date">
            <text:p>15.12.2021</text:p>
          </table:table-cell>
          <table:table-cell table:formula="of:=WEEKDAY([.B723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5370" calcext:value-type="float">
            <text:p>5370</text:p>
          </table:table-cell>
          <table:table-cell table:formula="of:=[.I722]" office:value-type="float" office:value="17210" calcext:value-type="float">
            <text:p>17210</text:p>
          </table:table-cell>
          <table:table-cell table:formula="of:=IF([.C722] = [.C723]; 0; IF([.C723] &gt; 5; 5000; 12000))" office:value-type="float" office:value="0" calcext:value-type="float">
            <text:p>0</text:p>
          </table:table-cell>
          <table:table-cell table:formula="of:= [.F723] + [.G723]" office:value-type="float" office:value="17210" calcext:value-type="float">
            <text:p>17210</text:p>
          </table:table-cell>
          <table:table-cell table:formula="of:=IF( [.H723] - [.E723] &lt; 0;  [.H723]; [.H723] - [.E723])" office:value-type="float" office:value="11840" calcext:value-type="float">
            <text:p>11840</text:p>
          </table:table-cell>
          <table:table-cell table:formula="of:=IF([.H723] = [.I723]; 1; 0)" office:value-type="float" office:value="0" calcext:value-type="float">
            <text:p>0</text:p>
          </table:table-cell>
          <table:table-cell table:formula="of:=IF([.H723] = [.I723]; [.E72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" office:value-type="date" office:date-value="2021-12-16" calcext:value-type="date">
            <text:p>16.12.2021</text:p>
          </table:table-cell>
          <table:table-cell table:formula="of:=WEEKDAY([.B724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3940" calcext:value-type="float">
            <text:p>3940</text:p>
          </table:table-cell>
          <table:table-cell table:formula="of:=[.I723]" office:value-type="float" office:value="11840" calcext:value-type="float">
            <text:p>11840</text:p>
          </table:table-cell>
          <table:table-cell table:formula="of:=IF([.C723] = [.C724]; 0; IF([.C724] &gt; 5; 5000; 12000))" office:value-type="float" office:value="12000" calcext:value-type="float">
            <text:p>12000</text:p>
          </table:table-cell>
          <table:table-cell table:formula="of:= [.F724] + [.G724]" office:value-type="float" office:value="23840" calcext:value-type="float">
            <text:p>23840</text:p>
          </table:table-cell>
          <table:table-cell table:formula="of:=IF( [.H724] - [.E724] &lt; 0;  [.H724]; [.H724] - [.E724])" office:value-type="float" office:value="19900" calcext:value-type="float">
            <text:p>19900</text:p>
          </table:table-cell>
          <table:table-cell table:formula="of:=IF([.H724] = [.I724]; 1; 0)" office:value-type="float" office:value="0" calcext:value-type="float">
            <text:p>0</text:p>
          </table:table-cell>
          <table:table-cell table:formula="of:=IF([.H724] = [.I724]; [.E72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1" office:value-type="date" office:date-value="2021-12-17" calcext:value-type="date">
            <text:p>17.12.2021</text:p>
          </table:table-cell>
          <table:table-cell table:formula="of:=WEEKDAY([.B725];2)"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float" office:value="4400" calcext:value-type="float">
            <text:p>4400</text:p>
          </table:table-cell>
          <table:table-cell table:formula="of:=[.I724]" office:value-type="float" office:value="19900" calcext:value-type="float">
            <text:p>19900</text:p>
          </table:table-cell>
          <table:table-cell table:formula="of:=IF([.C724] = [.C725]; 0; IF([.C725] &gt; 5; 5000; 12000))" office:value-type="float" office:value="12000" calcext:value-type="float">
            <text:p>12000</text:p>
          </table:table-cell>
          <table:table-cell table:formula="of:= [.F725] + [.G725]" office:value-type="float" office:value="31900" calcext:value-type="float">
            <text:p>31900</text:p>
          </table:table-cell>
          <table:table-cell table:formula="of:=IF( [.H725] - [.E725] &lt; 0;  [.H725]; [.H725] - [.E725])" office:value-type="float" office:value="27500" calcext:value-type="float">
            <text:p>27500</text:p>
          </table:table-cell>
          <table:table-cell table:formula="of:=IF([.H725] = [.I725]; 1; 0)" office:value-type="float" office:value="0" calcext:value-type="float">
            <text:p>0</text:p>
          </table:table-cell>
          <table:table-cell table:formula="of:=IF([.H725] = [.I725]; [.E72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" office:value-type="date" office:date-value="2021-12-18" calcext:value-type="date">
            <text:p>18.12.2021</text:p>
          </table:table-cell>
          <table:table-cell table:formula="of:=WEEKDAY([.B726];2)" office:value-type="float" office:value="6" calcext:value-type="float">
            <text:p>6</text:p>
          </table:table-cell>
          <table:table-cell office:value-type="string" calcext:value-type="string">
            <text:p>Gniezno</text:p>
          </table:table-cell>
          <table:table-cell office:value-type="float" office:value="6800" calcext:value-type="float">
            <text:p>6800</text:p>
          </table:table-cell>
          <table:table-cell table:formula="of:=[.I725]" office:value-type="float" office:value="27500" calcext:value-type="float">
            <text:p>27500</text:p>
          </table:table-cell>
          <table:table-cell table:formula="of:=IF([.C725] = [.C726]; 0; IF([.C726] &gt; 5; 5000; 12000))" office:value-type="float" office:value="5000" calcext:value-type="float">
            <text:p>5000</text:p>
          </table:table-cell>
          <table:table-cell table:formula="of:= [.F726] + [.G726]" office:value-type="float" office:value="32500" calcext:value-type="float">
            <text:p>32500</text:p>
          </table:table-cell>
          <table:table-cell table:formula="of:=IF( [.H726] - [.E726] &lt; 0;  [.H726]; [.H726] - [.E726])" office:value-type="float" office:value="25700" calcext:value-type="float">
            <text:p>25700</text:p>
          </table:table-cell>
          <table:table-cell table:formula="of:=IF([.H726] = [.I726]; 1; 0)" office:value-type="float" office:value="0" calcext:value-type="float">
            <text:p>0</text:p>
          </table:table-cell>
          <table:table-cell table:formula="of:=IF([.H726] = [.I726]; [.E72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" office:value-type="date" office:date-value="2021-12-18" calcext:value-type="date">
            <text:p>18.12.2021</text:p>
          </table:table-cell>
          <table:table-cell table:formula="of:=WEEKDAY([.B727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4640" calcext:value-type="float">
            <text:p>4640</text:p>
          </table:table-cell>
          <table:table-cell table:formula="of:=[.I726]" office:value-type="float" office:value="25700" calcext:value-type="float">
            <text:p>25700</text:p>
          </table:table-cell>
          <table:table-cell table:formula="of:=IF([.C726] = [.C727]; 0; IF([.C727] &gt; 5; 5000; 12000))" office:value-type="float" office:value="0" calcext:value-type="float">
            <text:p>0</text:p>
          </table:table-cell>
          <table:table-cell table:formula="of:= [.F727] + [.G727]" office:value-type="float" office:value="25700" calcext:value-type="float">
            <text:p>25700</text:p>
          </table:table-cell>
          <table:table-cell table:formula="of:=IF( [.H727] - [.E727] &lt; 0;  [.H727]; [.H727] - [.E727])" office:value-type="float" office:value="21060" calcext:value-type="float">
            <text:p>21060</text:p>
          </table:table-cell>
          <table:table-cell table:formula="of:=IF([.H727] = [.I727]; 1; 0)" office:value-type="float" office:value="0" calcext:value-type="float">
            <text:p>0</text:p>
          </table:table-cell>
          <table:table-cell table:formula="of:=IF([.H727] = [.I727]; [.E72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" office:value-type="date" office:date-value="2021-12-18" calcext:value-type="date">
            <text:p>18.12.2021</text:p>
          </table:table-cell>
          <table:table-cell table:formula="of:=WEEKDAY([.B728];2)" office:value-type="float" office:value="6" calcext:value-type="float">
            <text:p>6</text:p>
          </table:table-cell>
          <table:table-cell office:value-type="string" calcext:value-type="string">
            <text:p>Malbork</text:p>
          </table:table-cell>
          <table:table-cell office:value-type="float" office:value="7530" calcext:value-type="float">
            <text:p>7530</text:p>
          </table:table-cell>
          <table:table-cell table:formula="of:=[.I727]" office:value-type="float" office:value="21060" calcext:value-type="float">
            <text:p>21060</text:p>
          </table:table-cell>
          <table:table-cell table:formula="of:=IF([.C727] = [.C728]; 0; IF([.C728] &gt; 5; 5000; 12000))" office:value-type="float" office:value="0" calcext:value-type="float">
            <text:p>0</text:p>
          </table:table-cell>
          <table:table-cell table:formula="of:= [.F728] + [.G728]" office:value-type="float" office:value="21060" calcext:value-type="float">
            <text:p>21060</text:p>
          </table:table-cell>
          <table:table-cell table:formula="of:=IF( [.H728] - [.E728] &lt; 0;  [.H728]; [.H728] - [.E728])" office:value-type="float" office:value="13530" calcext:value-type="float">
            <text:p>13530</text:p>
          </table:table-cell>
          <table:table-cell table:formula="of:=IF([.H728] = [.I728]; 1; 0)" office:value-type="float" office:value="0" calcext:value-type="float">
            <text:p>0</text:p>
          </table:table-cell>
          <table:table-cell table:formula="of:=IF([.H728] = [.I728]; [.E72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" office:value-type="date" office:date-value="2021-12-19" calcext:value-type="date">
            <text:p>19.12.2021</text:p>
          </table:table-cell>
          <table:table-cell table:formula="of:=WEEKDAY([.B729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formula="of:=[.I728]" office:value-type="float" office:value="13530" calcext:value-type="float">
            <text:p>13530</text:p>
          </table:table-cell>
          <table:table-cell table:formula="of:=IF([.C728] = [.C729]; 0; IF([.C729] &gt; 5; 5000; 12000))" office:value-type="float" office:value="5000" calcext:value-type="float">
            <text:p>5000</text:p>
          </table:table-cell>
          <table:table-cell table:formula="of:= [.F729] + [.G729]" office:value-type="float" office:value="18530" calcext:value-type="float">
            <text:p>18530</text:p>
          </table:table-cell>
          <table:table-cell table:formula="of:=IF( [.H729] - [.E729] &lt; 0;  [.H729]; [.H729] - [.E729])" office:value-type="float" office:value="11580" calcext:value-type="float">
            <text:p>11580</text:p>
          </table:table-cell>
          <table:table-cell table:formula="of:=IF([.H729] = [.I729]; 1; 0)" office:value-type="float" office:value="0" calcext:value-type="float">
            <text:p>0</text:p>
          </table:table-cell>
          <table:table-cell table:formula="of:=IF([.H729] = [.I729]; [.E72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" office:value-type="date" office:date-value="2021-12-19" calcext:value-type="date">
            <text:p>19.12.2021</text:p>
          </table:table-cell>
          <table:table-cell table:formula="of:=WEEKDAY([.B730];2)" office:value-type="float" office:value="7" calcext:value-type="float">
            <text:p>7</text:p>
          </table:table-cell>
          <table:table-cell office:value-type="string" calcext:value-type="string">
            <text:p>Ogrodzieniec</text:p>
          </table:table-cell>
          <table:table-cell office:value-type="float" office:value="2520" calcext:value-type="float">
            <text:p>2520</text:p>
          </table:table-cell>
          <table:table-cell table:formula="of:=[.I729]" office:value-type="float" office:value="11580" calcext:value-type="float">
            <text:p>11580</text:p>
          </table:table-cell>
          <table:table-cell table:formula="of:=IF([.C729] = [.C730]; 0; IF([.C730] &gt; 5; 5000; 12000))" office:value-type="float" office:value="0" calcext:value-type="float">
            <text:p>0</text:p>
          </table:table-cell>
          <table:table-cell table:formula="of:= [.F730] + [.G730]" office:value-type="float" office:value="11580" calcext:value-type="float">
            <text:p>11580</text:p>
          </table:table-cell>
          <table:table-cell table:formula="of:=IF( [.H730] - [.E730] &lt; 0;  [.H730]; [.H730] - [.E730])" office:value-type="float" office:value="9060" calcext:value-type="float">
            <text:p>9060</text:p>
          </table:table-cell>
          <table:table-cell table:formula="of:=IF([.H730] = [.I730]; 1; 0)" office:value-type="float" office:value="0" calcext:value-type="float">
            <text:p>0</text:p>
          </table:table-cell>
          <table:table-cell table:formula="of:=IF([.H730] = [.I730]; [.E73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" office:value-type="date" office:date-value="2021-12-19" calcext:value-type="date">
            <text:p>19.12.2021</text:p>
          </table:table-cell>
          <table:table-cell table:formula="of:=WEEKDAY([.B731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4570" calcext:value-type="float">
            <text:p>4570</text:p>
          </table:table-cell>
          <table:table-cell table:formula="of:=[.I730]" office:value-type="float" office:value="9060" calcext:value-type="float">
            <text:p>9060</text:p>
          </table:table-cell>
          <table:table-cell table:formula="of:=IF([.C730] = [.C731]; 0; IF([.C731] &gt; 5; 5000; 12000))" office:value-type="float" office:value="0" calcext:value-type="float">
            <text:p>0</text:p>
          </table:table-cell>
          <table:table-cell table:formula="of:= [.F731] + [.G731]" office:value-type="float" office:value="9060" calcext:value-type="float">
            <text:p>9060</text:p>
          </table:table-cell>
          <table:table-cell table:formula="of:=IF( [.H731] - [.E731] &lt; 0;  [.H731]; [.H731] - [.E731])" office:value-type="float" office:value="4490" calcext:value-type="float">
            <text:p>4490</text:p>
          </table:table-cell>
          <table:table-cell table:formula="of:=IF([.H731] = [.I731]; 1; 0)" office:value-type="float" office:value="0" calcext:value-type="float">
            <text:p>0</text:p>
          </table:table-cell>
          <table:table-cell table:formula="of:=IF([.H731] = [.I731]; [.E73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" office:value-type="date" office:date-value="2021-12-20" calcext:value-type="date">
            <text:p>20.12.2021</text:p>
          </table:table-cell>
          <table:table-cell table:formula="of:=WEEKDAY([.B732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formula="of:=[.I731]" office:value-type="float" office:value="4490" calcext:value-type="float">
            <text:p>4490</text:p>
          </table:table-cell>
          <table:table-cell table:formula="of:=IF([.C731] = [.C732]; 0; IF([.C732] &gt; 5; 5000; 12000))" office:value-type="float" office:value="12000" calcext:value-type="float">
            <text:p>12000</text:p>
          </table:table-cell>
          <table:table-cell table:formula="of:= [.F732] + [.G732]" office:value-type="float" office:value="16490" calcext:value-type="float">
            <text:p>16490</text:p>
          </table:table-cell>
          <table:table-cell table:formula="of:=IF( [.H732] - [.E732] &lt; 0;  [.H732]; [.H732] - [.E732])" office:value-type="float" office:value="9240" calcext:value-type="float">
            <text:p>9240</text:p>
          </table:table-cell>
          <table:table-cell table:formula="of:=IF([.H732] = [.I732]; 1; 0)" office:value-type="float" office:value="0" calcext:value-type="float">
            <text:p>0</text:p>
          </table:table-cell>
          <table:table-cell table:formula="of:=IF([.H732] = [.I732]; [.E73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" office:value-type="date" office:date-value="2021-12-20" calcext:value-type="date">
            <text:p>20.12.2021</text:p>
          </table:table-cell>
          <table:table-cell table:formula="of:=WEEKDAY([.B733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1340" calcext:value-type="float">
            <text:p>1340</text:p>
          </table:table-cell>
          <table:table-cell table:formula="of:=[.I732]" office:value-type="float" office:value="9240" calcext:value-type="float">
            <text:p>9240</text:p>
          </table:table-cell>
          <table:table-cell table:formula="of:=IF([.C732] = [.C733]; 0; IF([.C733] &gt; 5; 5000; 12000))" office:value-type="float" office:value="0" calcext:value-type="float">
            <text:p>0</text:p>
          </table:table-cell>
          <table:table-cell table:formula="of:= [.F733] + [.G733]" office:value-type="float" office:value="9240" calcext:value-type="float">
            <text:p>9240</text:p>
          </table:table-cell>
          <table:table-cell table:formula="of:=IF( [.H733] - [.E733] &lt; 0;  [.H733]; [.H733] - [.E733])" office:value-type="float" office:value="7900" calcext:value-type="float">
            <text:p>7900</text:p>
          </table:table-cell>
          <table:table-cell table:formula="of:=IF([.H733] = [.I733]; 1; 0)" office:value-type="float" office:value="0" calcext:value-type="float">
            <text:p>0</text:p>
          </table:table-cell>
          <table:table-cell table:formula="of:=IF([.H733] = [.I733]; [.E73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" office:value-type="date" office:date-value="2021-12-21" calcext:value-type="date">
            <text:p>21.12.2021</text:p>
          </table:table-cell>
          <table:table-cell table:formula="of:=WEEKDAY([.B734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1880" calcext:value-type="float">
            <text:p>1880</text:p>
          </table:table-cell>
          <table:table-cell table:formula="of:=[.I733]" office:value-type="float" office:value="7900" calcext:value-type="float">
            <text:p>7900</text:p>
          </table:table-cell>
          <table:table-cell table:formula="of:=IF([.C733] = [.C734]; 0; IF([.C734] &gt; 5; 5000; 12000))" office:value-type="float" office:value="12000" calcext:value-type="float">
            <text:p>12000</text:p>
          </table:table-cell>
          <table:table-cell table:formula="of:= [.F734] + [.G734]" office:value-type="float" office:value="19900" calcext:value-type="float">
            <text:p>19900</text:p>
          </table:table-cell>
          <table:table-cell table:formula="of:=IF( [.H734] - [.E734] &lt; 0;  [.H734]; [.H734] - [.E734])" office:value-type="float" office:value="18020" calcext:value-type="float">
            <text:p>18020</text:p>
          </table:table-cell>
          <table:table-cell table:formula="of:=IF([.H734] = [.I734]; 1; 0)" office:value-type="float" office:value="0" calcext:value-type="float">
            <text:p>0</text:p>
          </table:table-cell>
          <table:table-cell table:formula="of:=IF([.H734] = [.I734]; [.E73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" office:value-type="date" office:date-value="2021-12-22" calcext:value-type="date">
            <text:p>22.12.2021</text:p>
          </table:table-cell>
          <table:table-cell table:formula="of:=WEEKDAY([.B735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5730" calcext:value-type="float">
            <text:p>5730</text:p>
          </table:table-cell>
          <table:table-cell table:formula="of:=[.I734]" office:value-type="float" office:value="18020" calcext:value-type="float">
            <text:p>18020</text:p>
          </table:table-cell>
          <table:table-cell table:formula="of:=IF([.C734] = [.C735]; 0; IF([.C735] &gt; 5; 5000; 12000))" office:value-type="float" office:value="12000" calcext:value-type="float">
            <text:p>12000</text:p>
          </table:table-cell>
          <table:table-cell table:formula="of:= [.F735] + [.G735]" office:value-type="float" office:value="30020" calcext:value-type="float">
            <text:p>30020</text:p>
          </table:table-cell>
          <table:table-cell table:formula="of:=IF( [.H735] - [.E735] &lt; 0;  [.H735]; [.H735] - [.E735])" office:value-type="float" office:value="24290" calcext:value-type="float">
            <text:p>24290</text:p>
          </table:table-cell>
          <table:table-cell table:formula="of:=IF([.H735] = [.I735]; 1; 0)" office:value-type="float" office:value="0" calcext:value-type="float">
            <text:p>0</text:p>
          </table:table-cell>
          <table:table-cell table:formula="of:=IF([.H735] = [.I735]; [.E73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" office:value-type="date" office:date-value="2021-12-22" calcext:value-type="date">
            <text:p>22.12.2021</text:p>
          </table:table-cell>
          <table:table-cell table:formula="of:=WEEKDAY([.B736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1260" calcext:value-type="float">
            <text:p>1260</text:p>
          </table:table-cell>
          <table:table-cell table:formula="of:=[.I735]" office:value-type="float" office:value="24290" calcext:value-type="float">
            <text:p>24290</text:p>
          </table:table-cell>
          <table:table-cell table:formula="of:=IF([.C735] = [.C736]; 0; IF([.C736] &gt; 5; 5000; 12000))" office:value-type="float" office:value="0" calcext:value-type="float">
            <text:p>0</text:p>
          </table:table-cell>
          <table:table-cell table:formula="of:= [.F736] + [.G736]" office:value-type="float" office:value="24290" calcext:value-type="float">
            <text:p>24290</text:p>
          </table:table-cell>
          <table:table-cell table:formula="of:=IF( [.H736] - [.E736] &lt; 0;  [.H736]; [.H736] - [.E736])" office:value-type="float" office:value="23030" calcext:value-type="float">
            <text:p>23030</text:p>
          </table:table-cell>
          <table:table-cell table:formula="of:=IF([.H736] = [.I736]; 1; 0)" office:value-type="float" office:value="0" calcext:value-type="float">
            <text:p>0</text:p>
          </table:table-cell>
          <table:table-cell table:formula="of:=IF([.H736] = [.I736]; [.E73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" office:value-type="date" office:date-value="2021-12-23" calcext:value-type="date">
            <text:p>23.12.2021</text:p>
          </table:table-cell>
          <table:table-cell table:formula="of:=WEEKDAY([.B737];2)"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float" office:value="9620" calcext:value-type="float">
            <text:p>9620</text:p>
          </table:table-cell>
          <table:table-cell table:formula="of:=[.I736]" office:value-type="float" office:value="23030" calcext:value-type="float">
            <text:p>23030</text:p>
          </table:table-cell>
          <table:table-cell table:formula="of:=IF([.C736] = [.C737]; 0; IF([.C737] &gt; 5; 5000; 12000))" office:value-type="float" office:value="12000" calcext:value-type="float">
            <text:p>12000</text:p>
          </table:table-cell>
          <table:table-cell table:formula="of:= [.F737] + [.G737]" office:value-type="float" office:value="35030" calcext:value-type="float">
            <text:p>35030</text:p>
          </table:table-cell>
          <table:table-cell table:formula="of:=IF( [.H737] - [.E737] &lt; 0;  [.H737]; [.H737] - [.E737])" office:value-type="float" office:value="25410" calcext:value-type="float">
            <text:p>25410</text:p>
          </table:table-cell>
          <table:table-cell table:formula="of:=IF([.H737] = [.I737]; 1; 0)" office:value-type="float" office:value="0" calcext:value-type="float">
            <text:p>0</text:p>
          </table:table-cell>
          <table:table-cell table:formula="of:=IF([.H737] = [.I737]; [.E73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" office:value-type="date" office:date-value="2021-12-23" calcext:value-type="date">
            <text:p>23.12.2021</text:p>
          </table:table-cell>
          <table:table-cell table:formula="of:=WEEKDAY([.B738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formula="of:=[.I737]" office:value-type="float" office:value="25410" calcext:value-type="float">
            <text:p>25410</text:p>
          </table:table-cell>
          <table:table-cell table:formula="of:=IF([.C737] = [.C738]; 0; IF([.C738] &gt; 5; 5000; 12000))" office:value-type="float" office:value="0" calcext:value-type="float">
            <text:p>0</text:p>
          </table:table-cell>
          <table:table-cell table:formula="of:= [.F738] + [.G738]" office:value-type="float" office:value="25410" calcext:value-type="float">
            <text:p>25410</text:p>
          </table:table-cell>
          <table:table-cell table:formula="of:=IF( [.H738] - [.E738] &lt; 0;  [.H738]; [.H738] - [.E738])" office:value-type="float" office:value="24130" calcext:value-type="float">
            <text:p>24130</text:p>
          </table:table-cell>
          <table:table-cell table:formula="of:=IF([.H738] = [.I738]; 1; 0)" office:value-type="float" office:value="0" calcext:value-type="float">
            <text:p>0</text:p>
          </table:table-cell>
          <table:table-cell table:formula="of:=IF([.H738] = [.I738]; [.E73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" office:value-type="date" office:date-value="2021-12-23" calcext:value-type="date">
            <text:p>23.12.2021</text:p>
          </table:table-cell>
          <table:table-cell table:formula="of:=WEEKDAY([.B739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4040" calcext:value-type="float">
            <text:p>4040</text:p>
          </table:table-cell>
          <table:table-cell table:formula="of:=[.I738]" office:value-type="float" office:value="24130" calcext:value-type="float">
            <text:p>24130</text:p>
          </table:table-cell>
          <table:table-cell table:formula="of:=IF([.C738] = [.C739]; 0; IF([.C739] &gt; 5; 5000; 12000))" office:value-type="float" office:value="0" calcext:value-type="float">
            <text:p>0</text:p>
          </table:table-cell>
          <table:table-cell table:formula="of:= [.F739] + [.G739]" office:value-type="float" office:value="24130" calcext:value-type="float">
            <text:p>24130</text:p>
          </table:table-cell>
          <table:table-cell table:formula="of:=IF( [.H739] - [.E739] &lt; 0;  [.H739]; [.H739] - [.E739])" office:value-type="float" office:value="20090" calcext:value-type="float">
            <text:p>20090</text:p>
          </table:table-cell>
          <table:table-cell table:formula="of:=IF([.H739] = [.I739]; 1; 0)" office:value-type="float" office:value="0" calcext:value-type="float">
            <text:p>0</text:p>
          </table:table-cell>
          <table:table-cell table:formula="of:=IF([.H739] = [.I739]; [.E73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" office:value-type="date" office:date-value="2021-12-24" calcext:value-type="date">
            <text:p>24.12.2021</text:p>
          </table:table-cell>
          <table:table-cell table:formula="of:=WEEKDAY([.B740];2)"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float" office:value="4270" calcext:value-type="float">
            <text:p>4270</text:p>
          </table:table-cell>
          <table:table-cell table:formula="of:=[.I739]" office:value-type="float" office:value="20090" calcext:value-type="float">
            <text:p>20090</text:p>
          </table:table-cell>
          <table:table-cell table:formula="of:=IF([.C739] = [.C740]; 0; IF([.C740] &gt; 5; 5000; 12000))" office:value-type="float" office:value="12000" calcext:value-type="float">
            <text:p>12000</text:p>
          </table:table-cell>
          <table:table-cell table:formula="of:= [.F740] + [.G740]" office:value-type="float" office:value="32090" calcext:value-type="float">
            <text:p>32090</text:p>
          </table:table-cell>
          <table:table-cell table:formula="of:=IF( [.H740] - [.E740] &lt; 0;  [.H740]; [.H740] - [.E740])" office:value-type="float" office:value="27820" calcext:value-type="float">
            <text:p>27820</text:p>
          </table:table-cell>
          <table:table-cell table:formula="of:=IF([.H740] = [.I740]; 1; 0)" office:value-type="float" office:value="0" calcext:value-type="float">
            <text:p>0</text:p>
          </table:table-cell>
          <table:table-cell table:formula="of:=IF([.H740] = [.I740]; [.E74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" office:value-type="date" office:date-value="2021-12-25" calcext:value-type="date">
            <text:p>25.12.2021</text:p>
          </table:table-cell>
          <table:table-cell table:formula="of:=WEEKDAY([.B741];2)" office:value-type="float" office:value="6" calcext:value-type="float">
            <text:p>6</text:p>
          </table:table-cell>
          <table:table-cell office:value-type="string" calcext:value-type="string">
            <text:p>Ogrodzieniec</text:p>
          </table:table-cell>
          <table:table-cell office:value-type="float" office:value="1590" calcext:value-type="float">
            <text:p>1590</text:p>
          </table:table-cell>
          <table:table-cell table:formula="of:=[.I740]" office:value-type="float" office:value="27820" calcext:value-type="float">
            <text:p>27820</text:p>
          </table:table-cell>
          <table:table-cell table:formula="of:=IF([.C740] = [.C741]; 0; IF([.C741] &gt; 5; 5000; 12000))" office:value-type="float" office:value="5000" calcext:value-type="float">
            <text:p>5000</text:p>
          </table:table-cell>
          <table:table-cell table:formula="of:= [.F741] + [.G741]" office:value-type="float" office:value="32820" calcext:value-type="float">
            <text:p>32820</text:p>
          </table:table-cell>
          <table:table-cell table:formula="of:=IF( [.H741] - [.E741] &lt; 0;  [.H741]; [.H741] - [.E741])" office:value-type="float" office:value="31230" calcext:value-type="float">
            <text:p>31230</text:p>
          </table:table-cell>
          <table:table-cell table:formula="of:=IF([.H741] = [.I741]; 1; 0)" office:value-type="float" office:value="0" calcext:value-type="float">
            <text:p>0</text:p>
          </table:table-cell>
          <table:table-cell table:formula="of:=IF([.H741] = [.I741]; [.E74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" office:value-type="date" office:date-value="2021-12-26" calcext:value-type="date">
            <text:p>26.12.2021</text:p>
          </table:table-cell>
          <table:table-cell table:formula="of:=WEEKDAY([.B742];2)" office:value-type="float" office:value="7" calcext:value-type="float">
            <text:p>7</text:p>
          </table:table-cell>
          <table:table-cell office:value-type="string" calcext:value-type="string">
            <text:p>Przemysl</text:p>
          </table:table-cell>
          <table:table-cell office:value-type="float" office:value="7700" calcext:value-type="float">
            <text:p>7700</text:p>
          </table:table-cell>
          <table:table-cell table:formula="of:=[.I741]" office:value-type="float" office:value="31230" calcext:value-type="float">
            <text:p>31230</text:p>
          </table:table-cell>
          <table:table-cell table:formula="of:=IF([.C741] = [.C742]; 0; IF([.C742] &gt; 5; 5000; 12000))" office:value-type="float" office:value="5000" calcext:value-type="float">
            <text:p>5000</text:p>
          </table:table-cell>
          <table:table-cell table:formula="of:= [.F742] + [.G742]" office:value-type="float" office:value="36230" calcext:value-type="float">
            <text:p>36230</text:p>
          </table:table-cell>
          <table:table-cell table:formula="of:=IF( [.H742] - [.E742] &lt; 0;  [.H742]; [.H742] - [.E742])" office:value-type="float" office:value="28530" calcext:value-type="float">
            <text:p>28530</text:p>
          </table:table-cell>
          <table:table-cell table:formula="of:=IF([.H742] = [.I742]; 1; 0)" office:value-type="float" office:value="0" calcext:value-type="float">
            <text:p>0</text:p>
          </table:table-cell>
          <table:table-cell table:formula="of:=IF([.H742] = [.I742]; [.E74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1" office:value-type="date" office:date-value="2021-12-26" calcext:value-type="date">
            <text:p>26.12.2021</text:p>
          </table:table-cell>
          <table:table-cell table:formula="of:=WEEKDAY([.B743];2)" office:value-type="float" office:value="7" calcext:value-type="float">
            <text:p>7</text:p>
          </table:table-cell>
          <table:table-cell office:value-type="string" calcext:value-type="string">
            <text:p>Malbork</text:p>
          </table:table-cell>
          <table:table-cell office:value-type="float" office:value="7320" calcext:value-type="float">
            <text:p>7320</text:p>
          </table:table-cell>
          <table:table-cell table:formula="of:=[.I742]" office:value-type="float" office:value="28530" calcext:value-type="float">
            <text:p>28530</text:p>
          </table:table-cell>
          <table:table-cell table:formula="of:=IF([.C742] = [.C743]; 0; IF([.C743] &gt; 5; 5000; 12000))" office:value-type="float" office:value="0" calcext:value-type="float">
            <text:p>0</text:p>
          </table:table-cell>
          <table:table-cell table:formula="of:= [.F743] + [.G743]" office:value-type="float" office:value="28530" calcext:value-type="float">
            <text:p>28530</text:p>
          </table:table-cell>
          <table:table-cell table:formula="of:=IF( [.H743] - [.E743] &lt; 0;  [.H743]; [.H743] - [.E743])" office:value-type="float" office:value="21210" calcext:value-type="float">
            <text:p>21210</text:p>
          </table:table-cell>
          <table:table-cell table:formula="of:=IF([.H743] = [.I743]; 1; 0)" office:value-type="float" office:value="0" calcext:value-type="float">
            <text:p>0</text:p>
          </table:table-cell>
          <table:table-cell table:formula="of:=IF([.H743] = [.I743]; [.E74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1" office:value-type="date" office:date-value="2021-12-27" calcext:value-type="date">
            <text:p>27.12.2021</text:p>
          </table:table-cell>
          <table:table-cell table:formula="of:=WEEKDAY([.B744];2)"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float" office:value="3930" calcext:value-type="float">
            <text:p>3930</text:p>
          </table:table-cell>
          <table:table-cell table:formula="of:=[.I743]" office:value-type="float" office:value="21210" calcext:value-type="float">
            <text:p>21210</text:p>
          </table:table-cell>
          <table:table-cell table:formula="of:=IF([.C743] = [.C744]; 0; IF([.C744] &gt; 5; 5000; 12000))" office:value-type="float" office:value="12000" calcext:value-type="float">
            <text:p>12000</text:p>
          </table:table-cell>
          <table:table-cell table:formula="of:= [.F744] + [.G744]" office:value-type="float" office:value="33210" calcext:value-type="float">
            <text:p>33210</text:p>
          </table:table-cell>
          <table:table-cell table:formula="of:=IF( [.H744] - [.E744] &lt; 0;  [.H744]; [.H744] - [.E744])" office:value-type="float" office:value="29280" calcext:value-type="float">
            <text:p>29280</text:p>
          </table:table-cell>
          <table:table-cell table:formula="of:=IF([.H744] = [.I744]; 1; 0)" office:value-type="float" office:value="0" calcext:value-type="float">
            <text:p>0</text:p>
          </table:table-cell>
          <table:table-cell table:formula="of:=IF([.H744] = [.I744]; [.E74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" office:value-type="date" office:date-value="2021-12-27" calcext:value-type="date">
            <text:p>27.12.2021</text:p>
          </table:table-cell>
          <table:table-cell table:formula="of:=WEEKDAY([.B745];2)" office:value-type="float" office:value="1" calcext:value-type="float">
            <text:p>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formula="of:=[.I744]" office:value-type="float" office:value="29280" calcext:value-type="float">
            <text:p>29280</text:p>
          </table:table-cell>
          <table:table-cell table:formula="of:=IF([.C744] = [.C745]; 0; IF([.C745] &gt; 5; 5000; 12000))" office:value-type="float" office:value="0" calcext:value-type="float">
            <text:p>0</text:p>
          </table:table-cell>
          <table:table-cell table:formula="of:= [.F745] + [.G745]" office:value-type="float" office:value="29280" calcext:value-type="float">
            <text:p>29280</text:p>
          </table:table-cell>
          <table:table-cell table:formula="of:=IF( [.H745] - [.E745] &lt; 0;  [.H745]; [.H745] - [.E745])" office:value-type="float" office:value="23410" calcext:value-type="float">
            <text:p>23410</text:p>
          </table:table-cell>
          <table:table-cell table:formula="of:=IF([.H745] = [.I745]; 1; 0)" office:value-type="float" office:value="0" calcext:value-type="float">
            <text:p>0</text:p>
          </table:table-cell>
          <table:table-cell table:formula="of:=IF([.H745] = [.I745]; [.E74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" office:value-type="date" office:date-value="2021-12-27" calcext:value-type="date">
            <text:p>27.12.2021</text:p>
          </table:table-cell>
          <table:table-cell table:formula="of:=WEEKDAY([.B746];2)"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float" office:value="8040" calcext:value-type="float">
            <text:p>8040</text:p>
          </table:table-cell>
          <table:table-cell table:formula="of:=[.I745]" office:value-type="float" office:value="23410" calcext:value-type="float">
            <text:p>23410</text:p>
          </table:table-cell>
          <table:table-cell table:formula="of:=IF([.C745] = [.C746]; 0; IF([.C746] &gt; 5; 5000; 12000))" office:value-type="float" office:value="0" calcext:value-type="float">
            <text:p>0</text:p>
          </table:table-cell>
          <table:table-cell table:formula="of:= [.F746] + [.G746]" office:value-type="float" office:value="23410" calcext:value-type="float">
            <text:p>23410</text:p>
          </table:table-cell>
          <table:table-cell table:formula="of:=IF( [.H746] - [.E746] &lt; 0;  [.H746]; [.H746] - [.E746])" office:value-type="float" office:value="15370" calcext:value-type="float">
            <text:p>15370</text:p>
          </table:table-cell>
          <table:table-cell table:formula="of:=IF([.H746] = [.I746]; 1; 0)" office:value-type="float" office:value="0" calcext:value-type="float">
            <text:p>0</text:p>
          </table:table-cell>
          <table:table-cell table:formula="of:=IF([.H746] = [.I746]; [.E746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" office:value-type="date" office:date-value="2021-12-27" calcext:value-type="date">
            <text:p>27.12.2021</text:p>
          </table:table-cell>
          <table:table-cell table:formula="of:=WEEKDAY([.B747];2)"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float" office:value="8030" calcext:value-type="float">
            <text:p>8030</text:p>
          </table:table-cell>
          <table:table-cell table:formula="of:=[.I746]" office:value-type="float" office:value="15370" calcext:value-type="float">
            <text:p>15370</text:p>
          </table:table-cell>
          <table:table-cell table:formula="of:=IF([.C746] = [.C747]; 0; IF([.C747] &gt; 5; 5000; 12000))" office:value-type="float" office:value="0" calcext:value-type="float">
            <text:p>0</text:p>
          </table:table-cell>
          <table:table-cell table:formula="of:= [.F747] + [.G747]" office:value-type="float" office:value="15370" calcext:value-type="float">
            <text:p>15370</text:p>
          </table:table-cell>
          <table:table-cell table:formula="of:=IF( [.H747] - [.E747] &lt; 0;  [.H747]; [.H747] - [.E747])" office:value-type="float" office:value="7340" calcext:value-type="float">
            <text:p>7340</text:p>
          </table:table-cell>
          <table:table-cell table:formula="of:=IF([.H747] = [.I747]; 1; 0)" office:value-type="float" office:value="0" calcext:value-type="float">
            <text:p>0</text:p>
          </table:table-cell>
          <table:table-cell table:formula="of:=IF([.H747] = [.I747]; [.E747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1" office:value-type="date" office:date-value="2021-12-28" calcext:value-type="date">
            <text:p>28.12.2021</text:p>
          </table:table-cell>
          <table:table-cell table:formula="of:=WEEKDAY([.B748];2)"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float" office:value="4140" calcext:value-type="float">
            <text:p>4140</text:p>
          </table:table-cell>
          <table:table-cell table:formula="of:=[.I747]" office:value-type="float" office:value="7340" calcext:value-type="float">
            <text:p>7340</text:p>
          </table:table-cell>
          <table:table-cell table:formula="of:=IF([.C747] = [.C748]; 0; IF([.C748] &gt; 5; 5000; 12000))" office:value-type="float" office:value="12000" calcext:value-type="float">
            <text:p>12000</text:p>
          </table:table-cell>
          <table:table-cell table:formula="of:= [.F748] + [.G748]" office:value-type="float" office:value="19340" calcext:value-type="float">
            <text:p>19340</text:p>
          </table:table-cell>
          <table:table-cell table:formula="of:=IF( [.H748] - [.E748] &lt; 0;  [.H748]; [.H748] - [.E748])" office:value-type="float" office:value="15200" calcext:value-type="float">
            <text:p>15200</text:p>
          </table:table-cell>
          <table:table-cell table:formula="of:=IF([.H748] = [.I748]; 1; 0)" office:value-type="float" office:value="0" calcext:value-type="float">
            <text:p>0</text:p>
          </table:table-cell>
          <table:table-cell table:formula="of:=IF([.H748] = [.I748]; [.E748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1" office:value-type="date" office:date-value="2021-12-28" calcext:value-type="date">
            <text:p>28.12.2021</text:p>
          </table:table-cell>
          <table:table-cell table:formula="of:=WEEKDAY([.B749];2)"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float" office:value="1410" calcext:value-type="float">
            <text:p>1410</text:p>
          </table:table-cell>
          <table:table-cell table:formula="of:=[.I748]" office:value-type="float" office:value="15200" calcext:value-type="float">
            <text:p>15200</text:p>
          </table:table-cell>
          <table:table-cell table:formula="of:=IF([.C748] = [.C749]; 0; IF([.C749] &gt; 5; 5000; 12000))" office:value-type="float" office:value="0" calcext:value-type="float">
            <text:p>0</text:p>
          </table:table-cell>
          <table:table-cell table:formula="of:= [.F749] + [.G749]" office:value-type="float" office:value="15200" calcext:value-type="float">
            <text:p>15200</text:p>
          </table:table-cell>
          <table:table-cell table:formula="of:=IF( [.H749] - [.E749] &lt; 0;  [.H749]; [.H749] - [.E749])" office:value-type="float" office:value="13790" calcext:value-type="float">
            <text:p>13790</text:p>
          </table:table-cell>
          <table:table-cell table:formula="of:=IF([.H749] = [.I749]; 1; 0)" office:value-type="float" office:value="0" calcext:value-type="float">
            <text:p>0</text:p>
          </table:table-cell>
          <table:table-cell table:formula="of:=IF([.H749] = [.I749]; [.E749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" office:value-type="date" office:date-value="2021-12-28" calcext:value-type="date">
            <text:p>28.12.2021</text:p>
          </table:table-cell>
          <table:table-cell table:formula="of:=WEEKDAY([.B750];2)" office:value-type="float" office:value="2" calcext:value-type="float">
            <text:p>2</text:p>
          </table:table-cell>
          <table:table-cell office:value-type="string" calcext:value-type="string">
            <text:p>Gniezno</text:p>
          </table:table-cell>
          <table:table-cell office:value-type="float" office:value="4500" calcext:value-type="float">
            <text:p>4500</text:p>
          </table:table-cell>
          <table:table-cell table:formula="of:=[.I749]" office:value-type="float" office:value="13790" calcext:value-type="float">
            <text:p>13790</text:p>
          </table:table-cell>
          <table:table-cell table:formula="of:=IF([.C749] = [.C750]; 0; IF([.C750] &gt; 5; 5000; 12000))" office:value-type="float" office:value="0" calcext:value-type="float">
            <text:p>0</text:p>
          </table:table-cell>
          <table:table-cell table:formula="of:= [.F750] + [.G750]" office:value-type="float" office:value="13790" calcext:value-type="float">
            <text:p>13790</text:p>
          </table:table-cell>
          <table:table-cell table:formula="of:=IF( [.H750] - [.E750] &lt; 0;  [.H750]; [.H750] - [.E750])" office:value-type="float" office:value="9290" calcext:value-type="float">
            <text:p>9290</text:p>
          </table:table-cell>
          <table:table-cell table:formula="of:=IF([.H750] = [.I750]; 1; 0)" office:value-type="float" office:value="0" calcext:value-type="float">
            <text:p>0</text:p>
          </table:table-cell>
          <table:table-cell table:formula="of:=IF([.H750] = [.I750]; [.E750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date" office:date-value="2021-12-29" calcext:value-type="date">
            <text:p>29.12.2021</text:p>
          </table:table-cell>
          <table:table-cell table:formula="of:=WEEKDAY([.B751];2)"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float" office:value="4050" calcext:value-type="float">
            <text:p>4050</text:p>
          </table:table-cell>
          <table:table-cell table:formula="of:=[.I750]" office:value-type="float" office:value="9290" calcext:value-type="float">
            <text:p>9290</text:p>
          </table:table-cell>
          <table:table-cell table:formula="of:=IF([.C750] = [.C751]; 0; IF([.C751] &gt; 5; 5000; 12000))" office:value-type="float" office:value="12000" calcext:value-type="float">
            <text:p>12000</text:p>
          </table:table-cell>
          <table:table-cell table:formula="of:= [.F751] + [.G751]" office:value-type="float" office:value="21290" calcext:value-type="float">
            <text:p>21290</text:p>
          </table:table-cell>
          <table:table-cell table:formula="of:=IF( [.H751] - [.E751] &lt; 0;  [.H751]; [.H751] - [.E751])" office:value-type="float" office:value="17240" calcext:value-type="float">
            <text:p>17240</text:p>
          </table:table-cell>
          <table:table-cell table:formula="of:=IF([.H751] = [.I751]; 1; 0)" office:value-type="float" office:value="0" calcext:value-type="float">
            <text:p>0</text:p>
          </table:table-cell>
          <table:table-cell table:formula="of:=IF([.H751] = [.I751]; [.E75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" office:value-type="date" office:date-value="2021-12-29" calcext:value-type="date">
            <text:p>29.12.2021</text:p>
          </table:table-cell>
          <table:table-cell table:formula="of:=WEEKDAY([.B752];2)"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float" office:value="7390" calcext:value-type="float">
            <text:p>7390</text:p>
          </table:table-cell>
          <table:table-cell table:formula="of:=[.I751]" office:value-type="float" office:value="17240" calcext:value-type="float">
            <text:p>17240</text:p>
          </table:table-cell>
          <table:table-cell table:formula="of:=IF([.C751] = [.C752]; 0; IF([.C752] &gt; 5; 5000; 12000))" office:value-type="float" office:value="0" calcext:value-type="float">
            <text:p>0</text:p>
          </table:table-cell>
          <table:table-cell table:formula="of:= [.F752] + [.G752]" office:value-type="float" office:value="17240" calcext:value-type="float">
            <text:p>17240</text:p>
          </table:table-cell>
          <table:table-cell table:formula="of:=IF( [.H752] - [.E752] &lt; 0;  [.H752]; [.H752] - [.E752])" office:value-type="float" office:value="9850" calcext:value-type="float">
            <text:p>9850</text:p>
          </table:table-cell>
          <table:table-cell table:formula="of:=IF([.H752] = [.I752]; 1; 0)" office:value-type="float" office:value="0" calcext:value-type="float">
            <text:p>0</text:p>
          </table:table-cell>
          <table:table-cell table:formula="of:=IF([.H752] = [.I752]; [.E752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" office:value-type="date" office:date-value="2021-12-30" calcext:value-type="date">
            <text:p>30.12.2021</text:p>
          </table:table-cell>
          <table:table-cell table:formula="of:=WEEKDAY([.B753];2)" office:value-type="float" office:value="4" calcext:value-type="float">
            <text:p>4</text:p>
          </table:table-cell>
          <table:table-cell office:value-type="string" calcext:value-type="string">
            <text:p>Gniezno</text:p>
          </table:table-cell>
          <table:table-cell office:value-type="float" office:value="4600" calcext:value-type="float">
            <text:p>4600</text:p>
          </table:table-cell>
          <table:table-cell table:formula="of:=[.I752]" office:value-type="float" office:value="9850" calcext:value-type="float">
            <text:p>9850</text:p>
          </table:table-cell>
          <table:table-cell table:formula="of:=IF([.C752] = [.C753]; 0; IF([.C753] &gt; 5; 5000; 12000))" office:value-type="float" office:value="12000" calcext:value-type="float">
            <text:p>12000</text:p>
          </table:table-cell>
          <table:table-cell table:formula="of:= [.F753] + [.G753]" office:value-type="float" office:value="21850" calcext:value-type="float">
            <text:p>21850</text:p>
          </table:table-cell>
          <table:table-cell table:formula="of:=IF( [.H753] - [.E753] &lt; 0;  [.H753]; [.H753] - [.E753])" office:value-type="float" office:value="17250" calcext:value-type="float">
            <text:p>17250</text:p>
          </table:table-cell>
          <table:table-cell table:formula="of:=IF([.H753] = [.I753]; 1; 0)" office:value-type="float" office:value="0" calcext:value-type="float">
            <text:p>0</text:p>
          </table:table-cell>
          <table:table-cell table:formula="of:=IF([.H753] = [.I753]; [.E753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" office:value-type="date" office:date-value="2021-12-30" calcext:value-type="date">
            <text:p>30.12.2021</text:p>
          </table:table-cell>
          <table:table-cell table:formula="of:=WEEKDAY([.B754];2)"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formula="of:=[.I753]" office:value-type="float" office:value="17250" calcext:value-type="float">
            <text:p>17250</text:p>
          </table:table-cell>
          <table:table-cell table:formula="of:=IF([.C753] = [.C754]; 0; IF([.C754] &gt; 5; 5000; 12000))" office:value-type="float" office:value="0" calcext:value-type="float">
            <text:p>0</text:p>
          </table:table-cell>
          <table:table-cell table:formula="of:= [.F754] + [.G754]" office:value-type="float" office:value="17250" calcext:value-type="float">
            <text:p>17250</text:p>
          </table:table-cell>
          <table:table-cell table:formula="of:=IF( [.H754] - [.E754] &lt; 0;  [.H754]; [.H754] - [.E754])" office:value-type="float" office:value="10210" calcext:value-type="float">
            <text:p>10210</text:p>
          </table:table-cell>
          <table:table-cell table:formula="of:=IF([.H754] = [.I754]; 1; 0)" office:value-type="float" office:value="0" calcext:value-type="float">
            <text:p>0</text:p>
          </table:table-cell>
          <table:table-cell table:formula="of:=IF([.H754] = [.I754]; [.E754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 office:value-type="date" office:date-value="2021-12-30" calcext:value-type="date">
            <text:p>30.12.2021</text:p>
          </table:table-cell>
          <table:table-cell table:formula="of:=WEEKDAY([.B755];2)" office:value-type="float" office:value="4" calcext:value-type="float">
            <text:p>4</text:p>
          </table:table-cell>
          <table:table-cell office:value-type="string" calcext:value-type="string">
            <text:p>Malbork</text:p>
          </table:table-cell>
          <table:table-cell office:value-type="float" office:value="2410" calcext:value-type="float">
            <text:p>2410</text:p>
          </table:table-cell>
          <table:table-cell table:formula="of:=[.I754]" office:value-type="float" office:value="10210" calcext:value-type="float">
            <text:p>10210</text:p>
          </table:table-cell>
          <table:table-cell table:formula="of:=IF([.C754] = [.C755]; 0; IF([.C755] &gt; 5; 5000; 12000))" office:value-type="float" office:value="0" calcext:value-type="float">
            <text:p>0</text:p>
          </table:table-cell>
          <table:table-cell table:formula="of:= [.F755] + [.G755]" office:value-type="float" office:value="10210" calcext:value-type="float">
            <text:p>10210</text:p>
          </table:table-cell>
          <table:table-cell table:formula="of:=IF( [.H755] - [.E755] &lt; 0;  [.H755]; [.H755] - [.E755])" office:value-type="float" office:value="7800" calcext:value-type="float">
            <text:p>7800</text:p>
          </table:table-cell>
          <table:table-cell table:formula="of:=IF([.H755] = [.I755]; 1; 0)" office:value-type="float" office:value="0" calcext:value-type="float">
            <text:p>0</text:p>
          </table:table-cell>
          <table:table-cell table:formula="of:=IF([.H755] = [.I755]; [.E755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" office:value-type="date" office:date-value="2021-12-31" calcext:value-type="date">
            <text:p>31.12.2021</text:p>
          </table:table-cell>
          <table:table-cell table:formula="of:=WEEKDAY([.B756];2)" office:value-type="float" office:value="5" calcext:value-type="float">
            <text:p>5</text:p>
          </table:table-cell>
          <table:table-cell office:value-type="string" calcext:value-type="string">
            <text:p>Gniezno</text:p>
          </table:table-cell>
          <table:table-cell office:value-type="float" office:value="6290" calcext:value-type="float">
            <text:p>6290</text:p>
          </table:table-cell>
          <table:table-cell table:formula="of:=[.I755]" office:value-type="float" office:value="7800" calcext:value-type="float">
            <text:p>7800</text:p>
          </table:table-cell>
          <table:table-cell table:formula="of:=IF([.C755] = [.C756]; 0; IF([.C756] &gt; 5; 5000; 12000))" office:value-type="float" office:value="12000" calcext:value-type="float">
            <text:p>12000</text:p>
          </table:table-cell>
          <table:table-cell table:formula="of:= [.F756] + [.G756]" office:value-type="float" office:value="19800" calcext:value-type="float">
            <text:p>19800</text:p>
          </table:table-cell>
          <table:table-cell table:formula="of:=IF( [.H756] - [.E756] &lt; 0;  [.H756]; [.H756] - [.E756])" office:value-type="float" office:value="13510" calcext:value-type="float">
            <text:p>13510</text:p>
          </table:table-cell>
          <table:table-cell table:formula="of:=IF([.H756] = [.I756]; 1; 0)" office:value-type="float" office:value="0" calcext:value-type="float">
            <text:p>0</text:p>
          </table:table-cell>
          <table:table-cell table:formula="of:=IF([.H756] = [.I756]; [.E756]; 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formula="of:=SUM([.J2:.J757])" office:value-type="float" office:value="37" calcext:value-type="float">
            <text:p>37</text:p>
          </table:table-cell>
          <table:table-cell table:formula="of:=SUM([.K2:.K755])" office:value-type="float" office:value="285230" calcext:value-type="float">
            <text:p>285230</text:p>
          </table:table-cell>
        </table:table-row>
        <table:table-row table:style-name="ro1" table:number-rows-repeated="104781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2" table:target-range-address="'zad 5.2 pomoc'.A1:'zad 5.2 pomoc'.D756">
          <table:filter>
            <table:filter-and>
              <table:filter-condition table:value="Ogrodzieniec" table:operator="=" table:field-number="2"/>
            </table:filter-and>
          </table:filter>
        </table:database-range>
      </table:database-ranges>
      <table:data-pilot-tables>
        <table:data-pilot-table table:name="DataPilot1" table:application-data="" table:target-range-address="'zad 5.1'.A1:'zad 5.1'.B6" table:buttons="'zad 5.1'.A1" table:show-filter-button="false" table:drill-down-on-double-click="false">
          <table:source-cell-range table:cell-range-address="'zad 5'.A1:'zad 5'.D75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zyn" table:orientation="row" table:used-hierarchy="0" table:function="auto">
            <table:data-pilot-level table:show-empty="false" calcext:repeat-item-labels="false">
              <table:data-pilot-members>
                <table:data-pilot-member table:name="Gniezno" table:display="true" table:show-details="true"/>
                <table:data-pilot-member table:name="Malbork" table:display="true" table:show-details="true"/>
                <table:data-pilot-member table:name="Ogrodzieniec" table:display="true" table:show-details="true"/>
                <table:data-pilot-member table:name="Przemys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r_zamowienia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54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zad 5.3'.A1:'zad 5.3'.B6" table:buttons="'zad 5.3'.A1" table:show-filter-button="false" table:drill-down-on-double-click="false">
          <table:source-cell-range table:cell-range-address="'zad 5'.A1:'zad 5'.D75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zyn" table:orientation="row" table:used-hierarchy="0" table:function="auto">
            <table:data-pilot-level table:show-empty="false" calcext:repeat-item-labels="false">
              <table:data-pilot-members>
                <table:data-pilot-member table:name="Gniezno" table:display="true" table:show-details="true"/>
                <table:data-pilot-member table:name="Malbork" table:display="true" table:show-details="true"/>
                <table:data-pilot-member table:name="Ogrodzieniec" table:display="true" table:show-details="true"/>
                <table:data-pilot-member table:name="Przemys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elkosc_zamowienia" table:orientation="data" table:used-hierarchy="0" table:function="sum">
            <table:data-pilot-level table:show-empty="false" calcext:repeat-item-labels="false">
              <table:data-pilot-members>
                <table:data-pilot-member table:name="330" table:display="true" table:show-details="true"/>
                <table:data-pilot-member table:name="390" table:display="true" table:show-details="true"/>
                <table:data-pilot-member table:name="520" table:display="true" table:show-details="true"/>
                <table:data-pilot-member table:name="570" table:display="true" table:show-details="true"/>
                <table:data-pilot-member table:name="600" table:display="true" table:show-details="true"/>
                <table:data-pilot-member table:name="750" table:display="true" table:show-details="true"/>
                <table:data-pilot-member table:name="780" table:display="true" table:show-details="true"/>
                <table:data-pilot-member table:name="790" table:display="true" table:show-details="true"/>
                <table:data-pilot-member table:name="820" table:display="true" table:show-details="true"/>
                <table:data-pilot-member table:name="850" table:display="true" table:show-details="true"/>
                <table:data-pilot-member table:name="860" table:display="true" table:show-details="true"/>
                <table:data-pilot-member table:name="95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30" table:display="true" table:show-details="true"/>
                <table:data-pilot-member table:name="1050" table:display="true" table:show-details="true"/>
                <table:data-pilot-member table:name="1060" table:display="true" table:show-details="true"/>
                <table:data-pilot-member table:name="1140" table:display="true" table:show-details="true"/>
                <table:data-pilot-member table:name="1150" table:display="true" table:show-details="true"/>
                <table:data-pilot-member table:name="1160" table:display="true" table:show-details="true"/>
                <table:data-pilot-member table:name="1170" table:display="true" table:show-details="true"/>
                <table:data-pilot-member table:name="1180" table:display="true" table:show-details="true"/>
                <table:data-pilot-member table:name="1200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50" table:display="true" table:show-details="true"/>
                <table:data-pilot-member table:name="126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330" table:display="true" table:show-details="true"/>
                <table:data-pilot-member table:name="1340" table:display="true" table:show-details="true"/>
                <table:data-pilot-member table:name="1360" table:display="true" table:show-details="true"/>
                <table:data-pilot-member table:name="138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460" table:display="true" table:show-details="true"/>
                <table:data-pilot-member table:name="1470" table:display="true" table:show-details="true"/>
                <table:data-pilot-member table:name="1480" table:display="true" table:show-details="true"/>
                <table:data-pilot-member table:name="1500" table:display="true" table:show-details="true"/>
                <table:data-pilot-member table:name="1510" table:display="true" table:show-details="true"/>
                <table:data-pilot-member table:name="1530" table:display="true" table:show-details="true"/>
                <table:data-pilot-member table:name="1560" table:display="true" table:show-details="true"/>
                <table:data-pilot-member table:name="1570" table:display="true" table:show-details="true"/>
                <table:data-pilot-member table:name="1580" table:display="true" table:show-details="true"/>
                <table:data-pilot-member table:name="1590" table:display="true" table:show-details="true"/>
                <table:data-pilot-member table:name="1620" table:display="true" table:show-details="true"/>
                <table:data-pilot-member table:name="165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90" table:display="true" table:show-details="true"/>
                <table:data-pilot-member table:name="1700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800" table:display="true" table:show-details="true"/>
                <table:data-pilot-member table:name="1810" table:display="true" table:show-details="true"/>
                <table:data-pilot-member table:name="1820" table:display="true" table:show-details="true"/>
                <table:data-pilot-member table:name="1830" table:display="true" table:show-details="true"/>
                <table:data-pilot-member table:name="1870" table:display="true" table:show-details="true"/>
                <table:data-pilot-member table:name="1880" table:display="true" table:show-details="true"/>
                <table:data-pilot-member table:name="1920" table:display="true" table:show-details="true"/>
                <table:data-pilot-member table:name="1940" table:display="true" table:show-details="true"/>
                <table:data-pilot-member table:name="1950" table:display="true" table:show-details="true"/>
                <table:data-pilot-member table:name="1960" table:display="true" table:show-details="true"/>
                <table:data-pilot-member table:name="1970" table:display="true" table:show-details="true"/>
                <table:data-pilot-member table:name="1980" table:display="true" table:show-details="true"/>
                <table:data-pilot-member table:name="1990" table:display="true" table:show-details="true"/>
                <table:data-pilot-member table:name="2020" table:display="true" table:show-details="true"/>
                <table:data-pilot-member table:name="2030" table:display="true" table:show-details="true"/>
                <table:data-pilot-member table:name="2040" table:display="true" table:show-details="true"/>
                <table:data-pilot-member table:name="2060" table:display="true" table:show-details="true"/>
                <table:data-pilot-member table:name="2070" table:display="true" table:show-details="true"/>
                <table:data-pilot-member table:name="2090" table:display="true" table:show-details="true"/>
                <table:data-pilot-member table:name="2100" table:display="true" table:show-details="true"/>
                <table:data-pilot-member table:name="2130" table:display="true" table:show-details="true"/>
                <table:data-pilot-member table:name="2150" table:display="true" table:show-details="true"/>
                <table:data-pilot-member table:name="2170" table:display="true" table:show-details="true"/>
                <table:data-pilot-member table:name="2180" table:display="true" table:show-details="true"/>
                <table:data-pilot-member table:name="2210" table:display="true" table:show-details="true"/>
                <table:data-pilot-member table:name="2240" table:display="true" table:show-details="true"/>
                <table:data-pilot-member table:name="2250" table:display="true" table:show-details="true"/>
                <table:data-pilot-member table:name="2260" table:display="true" table:show-details="true"/>
                <table:data-pilot-member table:name="2300" table:display="true" table:show-details="true"/>
                <table:data-pilot-member table:name="2310" table:display="true" table:show-details="true"/>
                <table:data-pilot-member table:name="2330" table:display="true" table:show-details="true"/>
                <table:data-pilot-member table:name="2340" table:display="true" table:show-details="true"/>
                <table:data-pilot-member table:name="2350" table:display="true" table:show-details="true"/>
                <table:data-pilot-member table:name="2400" table:display="true" table:show-details="true"/>
                <table:data-pilot-member table:name="2410" table:display="true" table:show-details="true"/>
                <table:data-pilot-member table:name="2460" table:display="true" table:show-details="true"/>
                <table:data-pilot-member table:name="2470" table:display="true" table:show-details="true"/>
                <table:data-pilot-member table:name="2480" table:display="true" table:show-details="true"/>
                <table:data-pilot-member table:name="2500" table:display="true" table:show-details="true"/>
                <table:data-pilot-member table:name="2510" table:display="true" table:show-details="true"/>
                <table:data-pilot-member table:name="2520" table:display="true" table:show-details="true"/>
                <table:data-pilot-member table:name="2540" table:display="true" table:show-details="true"/>
                <table:data-pilot-member table:name="2550" table:display="true" table:show-details="true"/>
                <table:data-pilot-member table:name="2580" table:display="true" table:show-details="true"/>
                <table:data-pilot-member table:name="2610" table:display="true" table:show-details="true"/>
                <table:data-pilot-member table:name="2620" table:display="true" table:show-details="true"/>
                <table:data-pilot-member table:name="2630" table:display="true" table:show-details="true"/>
                <table:data-pilot-member table:name="2640" table:display="true" table:show-details="true"/>
                <table:data-pilot-member table:name="2650" table:display="true" table:show-details="true"/>
                <table:data-pilot-member table:name="2660" table:display="true" table:show-details="true"/>
                <table:data-pilot-member table:name="2670" table:display="true" table:show-details="true"/>
                <table:data-pilot-member table:name="2680" table:display="true" table:show-details="true"/>
                <table:data-pilot-member table:name="2700" table:display="true" table:show-details="true"/>
                <table:data-pilot-member table:name="2720" table:display="true" table:show-details="true"/>
                <table:data-pilot-member table:name="2730" table:display="true" table:show-details="true"/>
                <table:data-pilot-member table:name="2750" table:display="true" table:show-details="true"/>
                <table:data-pilot-member table:name="2820" table:display="true" table:show-details="true"/>
                <table:data-pilot-member table:name="2830" table:display="true" table:show-details="true"/>
                <table:data-pilot-member table:name="2850" table:display="true" table:show-details="true"/>
                <table:data-pilot-member table:name="2870" table:display="true" table:show-details="true"/>
                <table:data-pilot-member table:name="2910" table:display="true" table:show-details="true"/>
                <table:data-pilot-member table:name="2930" table:display="true" table:show-details="true"/>
                <table:data-pilot-member table:name="2950" table:display="true" table:show-details="true"/>
                <table:data-pilot-member table:name="2960" table:display="true" table:show-details="true"/>
                <table:data-pilot-member table:name="2990" table:display="true" table:show-details="true"/>
                <table:data-pilot-member table:name="3000" table:display="true" table:show-details="true"/>
                <table:data-pilot-member table:name="3010" table:display="true" table:show-details="true"/>
                <table:data-pilot-member table:name="3020" table:display="true" table:show-details="true"/>
                <table:data-pilot-member table:name="3040" table:display="true" table:show-details="true"/>
                <table:data-pilot-member table:name="3050" table:display="true" table:show-details="true"/>
                <table:data-pilot-member table:name="3060" table:display="true" table:show-details="true"/>
                <table:data-pilot-member table:name="3070" table:display="true" table:show-details="true"/>
                <table:data-pilot-member table:name="3110" table:display="true" table:show-details="true"/>
                <table:data-pilot-member table:name="3130" table:display="true" table:show-details="true"/>
                <table:data-pilot-member table:name="3140" table:display="true" table:show-details="true"/>
                <table:data-pilot-member table:name="3170" table:display="true" table:show-details="true"/>
                <table:data-pilot-member table:name="3180" table:display="true" table:show-details="true"/>
                <table:data-pilot-member table:name="3190" table:display="true" table:show-details="true"/>
                <table:data-pilot-member table:name="3210" table:display="true" table:show-details="true"/>
                <table:data-pilot-member table:name="3220" table:display="true" table:show-details="true"/>
                <table:data-pilot-member table:name="3240" table:display="true" table:show-details="true"/>
                <table:data-pilot-member table:name="3250" table:display="true" table:show-details="true"/>
                <table:data-pilot-member table:name="3260" table:display="true" table:show-details="true"/>
                <table:data-pilot-member table:name="3270" table:display="true" table:show-details="true"/>
                <table:data-pilot-member table:name="3280" table:display="true" table:show-details="true"/>
                <table:data-pilot-member table:name="3290" table:display="true" table:show-details="true"/>
                <table:data-pilot-member table:name="3310" table:display="true" table:show-details="true"/>
                <table:data-pilot-member table:name="3320" table:display="true" table:show-details="true"/>
                <table:data-pilot-member table:name="3330" table:display="true" table:show-details="true"/>
                <table:data-pilot-member table:name="3340" table:display="true" table:show-details="true"/>
                <table:data-pilot-member table:name="3350" table:display="true" table:show-details="true"/>
                <table:data-pilot-member table:name="3400" table:display="true" table:show-details="true"/>
                <table:data-pilot-member table:name="3420" table:display="true" table:show-details="true"/>
                <table:data-pilot-member table:name="3440" table:display="true" table:show-details="true"/>
                <table:data-pilot-member table:name="3450" table:display="true" table:show-details="true"/>
                <table:data-pilot-member table:name="3460" table:display="true" table:show-details="true"/>
                <table:data-pilot-member table:name="3470" table:display="true" table:show-details="true"/>
                <table:data-pilot-member table:name="3490" table:display="true" table:show-details="true"/>
                <table:data-pilot-member table:name="3500" table:display="true" table:show-details="true"/>
                <table:data-pilot-member table:name="3510" table:display="true" table:show-details="true"/>
                <table:data-pilot-member table:name="3540" table:display="true" table:show-details="true"/>
                <table:data-pilot-member table:name="3550" table:display="true" table:show-details="true"/>
                <table:data-pilot-member table:name="3560" table:display="true" table:show-details="true"/>
                <table:data-pilot-member table:name="3580" table:display="true" table:show-details="true"/>
                <table:data-pilot-member table:name="3610" table:display="true" table:show-details="true"/>
                <table:data-pilot-member table:name="3640" table:display="true" table:show-details="true"/>
                <table:data-pilot-member table:name="3650" table:display="true" table:show-details="true"/>
                <table:data-pilot-member table:name="3660" table:display="true" table:show-details="true"/>
                <table:data-pilot-member table:name="3670" table:display="true" table:show-details="true"/>
                <table:data-pilot-member table:name="3710" table:display="true" table:show-details="true"/>
                <table:data-pilot-member table:name="3720" table:display="true" table:show-details="true"/>
                <table:data-pilot-member table:name="3770" table:display="true" table:show-details="true"/>
                <table:data-pilot-member table:name="3780" table:display="true" table:show-details="true"/>
                <table:data-pilot-member table:name="3790" table:display="true" table:show-details="true"/>
                <table:data-pilot-member table:name="3800" table:display="true" table:show-details="true"/>
                <table:data-pilot-member table:name="3820" table:display="true" table:show-details="true"/>
                <table:data-pilot-member table:name="3830" table:display="true" table:show-details="true"/>
                <table:data-pilot-member table:name="3850" table:display="true" table:show-details="true"/>
                <table:data-pilot-member table:name="3860" table:display="true" table:show-details="true"/>
                <table:data-pilot-member table:name="3870" table:display="true" table:show-details="true"/>
                <table:data-pilot-member table:name="3880" table:display="true" table:show-details="true"/>
                <table:data-pilot-member table:name="3900" table:display="true" table:show-details="true"/>
                <table:data-pilot-member table:name="3910" table:display="true" table:show-details="true"/>
                <table:data-pilot-member table:name="3920" table:display="true" table:show-details="true"/>
                <table:data-pilot-member table:name="3930" table:display="true" table:show-details="true"/>
                <table:data-pilot-member table:name="3940" table:display="true" table:show-details="true"/>
                <table:data-pilot-member table:name="3960" table:display="true" table:show-details="true"/>
                <table:data-pilot-member table:name="3970" table:display="true" table:show-details="true"/>
                <table:data-pilot-member table:name="3980" table:display="true" table:show-details="true"/>
                <table:data-pilot-member table:name="4000" table:display="true" table:show-details="true"/>
                <table:data-pilot-member table:name="4040" table:display="true" table:show-details="true"/>
                <table:data-pilot-member table:name="4050" table:display="true" table:show-details="true"/>
                <table:data-pilot-member table:name="4060" table:display="true" table:show-details="true"/>
                <table:data-pilot-member table:name="4070" table:display="true" table:show-details="true"/>
                <table:data-pilot-member table:name="4090" table:display="true" table:show-details="true"/>
                <table:data-pilot-member table:name="4100" table:display="true" table:show-details="true"/>
                <table:data-pilot-member table:name="4110" table:display="true" table:show-details="true"/>
                <table:data-pilot-member table:name="4140" table:display="true" table:show-details="true"/>
                <table:data-pilot-member table:name="4150" table:display="true" table:show-details="true"/>
                <table:data-pilot-member table:name="4160" table:display="true" table:show-details="true"/>
                <table:data-pilot-member table:name="4170" table:display="true" table:show-details="true"/>
                <table:data-pilot-member table:name="4180" table:display="true" table:show-details="true"/>
                <table:data-pilot-member table:name="4190" table:display="true" table:show-details="true"/>
                <table:data-pilot-member table:name="4200" table:display="true" table:show-details="true"/>
                <table:data-pilot-member table:name="4220" table:display="true" table:show-details="true"/>
                <table:data-pilot-member table:name="4230" table:display="true" table:show-details="true"/>
                <table:data-pilot-member table:name="4260" table:display="true" table:show-details="true"/>
                <table:data-pilot-member table:name="4270" table:display="true" table:show-details="true"/>
                <table:data-pilot-member table:name="4290" table:display="true" table:show-details="true"/>
                <table:data-pilot-member table:name="4310" table:display="true" table:show-details="true"/>
                <table:data-pilot-member table:name="4320" table:display="true" table:show-details="true"/>
                <table:data-pilot-member table:name="4330" table:display="true" table:show-details="true"/>
                <table:data-pilot-member table:name="4340" table:display="true" table:show-details="true"/>
                <table:data-pilot-member table:name="4360" table:display="true" table:show-details="true"/>
                <table:data-pilot-member table:name="4380" table:display="true" table:show-details="true"/>
                <table:data-pilot-member table:name="4400" table:display="true" table:show-details="true"/>
                <table:data-pilot-member table:name="4410" table:display="true" table:show-details="true"/>
                <table:data-pilot-member table:name="4420" table:display="true" table:show-details="true"/>
                <table:data-pilot-member table:name="4440" table:display="true" table:show-details="true"/>
                <table:data-pilot-member table:name="4460" table:display="true" table:show-details="true"/>
                <table:data-pilot-member table:name="4470" table:display="true" table:show-details="true"/>
                <table:data-pilot-member table:name="4500" table:display="true" table:show-details="true"/>
                <table:data-pilot-member table:name="4510" table:display="true" table:show-details="true"/>
                <table:data-pilot-member table:name="4520" table:display="true" table:show-details="true"/>
                <table:data-pilot-member table:name="4530" table:display="true" table:show-details="true"/>
                <table:data-pilot-member table:name="4550" table:display="true" table:show-details="true"/>
                <table:data-pilot-member table:name="4560" table:display="true" table:show-details="true"/>
                <table:data-pilot-member table:name="4570" table:display="true" table:show-details="true"/>
                <table:data-pilot-member table:name="4580" table:display="true" table:show-details="true"/>
                <table:data-pilot-member table:name="4590" table:display="true" table:show-details="true"/>
                <table:data-pilot-member table:name="4600" table:display="true" table:show-details="true"/>
                <table:data-pilot-member table:name="4620" table:display="true" table:show-details="true"/>
                <table:data-pilot-member table:name="4630" table:display="true" table:show-details="true"/>
                <table:data-pilot-member table:name="4640" table:display="true" table:show-details="true"/>
                <table:data-pilot-member table:name="4660" table:display="true" table:show-details="true"/>
                <table:data-pilot-member table:name="4680" table:display="true" table:show-details="true"/>
                <table:data-pilot-member table:name="4700" table:display="true" table:show-details="true"/>
                <table:data-pilot-member table:name="4710" table:display="true" table:show-details="true"/>
                <table:data-pilot-member table:name="4740" table:display="true" table:show-details="true"/>
                <table:data-pilot-member table:name="4760" table:display="true" table:show-details="true"/>
                <table:data-pilot-member table:name="4790" table:display="true" table:show-details="true"/>
                <table:data-pilot-member table:name="4800" table:display="true" table:show-details="true"/>
                <table:data-pilot-member table:name="4810" table:display="true" table:show-details="true"/>
                <table:data-pilot-member table:name="4850" table:display="true" table:show-details="true"/>
                <table:data-pilot-member table:name="4860" table:display="true" table:show-details="true"/>
                <table:data-pilot-member table:name="4870" table:display="true" table:show-details="true"/>
                <table:data-pilot-member table:name="4880" table:display="true" table:show-details="true"/>
                <table:data-pilot-member table:name="4910" table:display="true" table:show-details="true"/>
                <table:data-pilot-member table:name="4940" table:display="true" table:show-details="true"/>
                <table:data-pilot-member table:name="4970" table:display="true" table:show-details="true"/>
                <table:data-pilot-member table:name="4980" table:display="true" table:show-details="true"/>
                <table:data-pilot-member table:name="4990" table:display="true" table:show-details="true"/>
                <table:data-pilot-member table:name="5000" table:display="true" table:show-details="true"/>
                <table:data-pilot-member table:name="5020" table:display="true" table:show-details="true"/>
                <table:data-pilot-member table:name="5030" table:display="true" table:show-details="true"/>
                <table:data-pilot-member table:name="5060" table:display="true" table:show-details="true"/>
                <table:data-pilot-member table:name="5080" table:display="true" table:show-details="true"/>
                <table:data-pilot-member table:name="5100" table:display="true" table:show-details="true"/>
                <table:data-pilot-member table:name="5150" table:display="true" table:show-details="true"/>
                <table:data-pilot-member table:name="5160" table:display="true" table:show-details="true"/>
                <table:data-pilot-member table:name="5180" table:display="true" table:show-details="true"/>
                <table:data-pilot-member table:name="5190" table:display="true" table:show-details="true"/>
                <table:data-pilot-member table:name="5210" table:display="true" table:show-details="true"/>
                <table:data-pilot-member table:name="5220" table:display="true" table:show-details="true"/>
                <table:data-pilot-member table:name="5230" table:display="true" table:show-details="true"/>
                <table:data-pilot-member table:name="5240" table:display="true" table:show-details="true"/>
                <table:data-pilot-member table:name="5270" table:display="true" table:show-details="true"/>
                <table:data-pilot-member table:name="5280" table:display="true" table:show-details="true"/>
                <table:data-pilot-member table:name="5300" table:display="true" table:show-details="true"/>
                <table:data-pilot-member table:name="5310" table:display="true" table:show-details="true"/>
                <table:data-pilot-member table:name="5340" table:display="true" table:show-details="true"/>
                <table:data-pilot-member table:name="5350" table:display="true" table:show-details="true"/>
                <table:data-pilot-member table:name="5370" table:display="true" table:show-details="true"/>
                <table:data-pilot-member table:name="5380" table:display="true" table:show-details="true"/>
                <table:data-pilot-member table:name="5420" table:display="true" table:show-details="true"/>
                <table:data-pilot-member table:name="5430" table:display="true" table:show-details="true"/>
                <table:data-pilot-member table:name="5440" table:display="true" table:show-details="true"/>
                <table:data-pilot-member table:name="5450" table:display="true" table:show-details="true"/>
                <table:data-pilot-member table:name="5480" table:display="true" table:show-details="true"/>
                <table:data-pilot-member table:name="5490" table:display="true" table:show-details="true"/>
                <table:data-pilot-member table:name="5530" table:display="true" table:show-details="true"/>
                <table:data-pilot-member table:name="5540" table:display="true" table:show-details="true"/>
                <table:data-pilot-member table:name="5550" table:display="true" table:show-details="true"/>
                <table:data-pilot-member table:name="5560" table:display="true" table:show-details="true"/>
                <table:data-pilot-member table:name="5570" table:display="true" table:show-details="true"/>
                <table:data-pilot-member table:name="5600" table:display="true" table:show-details="true"/>
                <table:data-pilot-member table:name="5610" table:display="true" table:show-details="true"/>
                <table:data-pilot-member table:name="5650" table:display="true" table:show-details="true"/>
                <table:data-pilot-member table:name="5660" table:display="true" table:show-details="true"/>
                <table:data-pilot-member table:name="5690" table:display="true" table:show-details="true"/>
                <table:data-pilot-member table:name="5730" table:display="true" table:show-details="true"/>
                <table:data-pilot-member table:name="5740" table:display="true" table:show-details="true"/>
                <table:data-pilot-member table:name="5750" table:display="true" table:show-details="true"/>
                <table:data-pilot-member table:name="5760" table:display="true" table:show-details="true"/>
                <table:data-pilot-member table:name="5770" table:display="true" table:show-details="true"/>
                <table:data-pilot-member table:name="5820" table:display="true" table:show-details="true"/>
                <table:data-pilot-member table:name="5840" table:display="true" table:show-details="true"/>
                <table:data-pilot-member table:name="5850" table:display="true" table:show-details="true"/>
                <table:data-pilot-member table:name="5870" table:display="true" table:show-details="true"/>
                <table:data-pilot-member table:name="5910" table:display="true" table:show-details="true"/>
                <table:data-pilot-member table:name="5920" table:display="true" table:show-details="true"/>
                <table:data-pilot-member table:name="5930" table:display="true" table:show-details="true"/>
                <table:data-pilot-member table:name="5950" table:display="true" table:show-details="true"/>
                <table:data-pilot-member table:name="5970" table:display="true" table:show-details="true"/>
                <table:data-pilot-member table:name="6000" table:display="true" table:show-details="true"/>
                <table:data-pilot-member table:name="6010" table:display="true" table:show-details="true"/>
                <table:data-pilot-member table:name="6050" table:display="true" table:show-details="true"/>
                <table:data-pilot-member table:name="6060" table:display="true" table:show-details="true"/>
                <table:data-pilot-member table:name="6070" table:display="true" table:show-details="true"/>
                <table:data-pilot-member table:name="6080" table:display="true" table:show-details="true"/>
                <table:data-pilot-member table:name="6090" table:display="true" table:show-details="true"/>
                <table:data-pilot-member table:name="6100" table:display="true" table:show-details="true"/>
                <table:data-pilot-member table:name="6110" table:display="true" table:show-details="true"/>
                <table:data-pilot-member table:name="6120" table:display="true" table:show-details="true"/>
                <table:data-pilot-member table:name="6150" table:display="true" table:show-details="true"/>
                <table:data-pilot-member table:name="6160" table:display="true" table:show-details="true"/>
                <table:data-pilot-member table:name="6170" table:display="true" table:show-details="true"/>
                <table:data-pilot-member table:name="6180" table:display="true" table:show-details="true"/>
                <table:data-pilot-member table:name="6200" table:display="true" table:show-details="true"/>
                <table:data-pilot-member table:name="6210" table:display="true" table:show-details="true"/>
                <table:data-pilot-member table:name="6220" table:display="true" table:show-details="true"/>
                <table:data-pilot-member table:name="6230" table:display="true" table:show-details="true"/>
                <table:data-pilot-member table:name="6270" table:display="true" table:show-details="true"/>
                <table:data-pilot-member table:name="6280" table:display="true" table:show-details="true"/>
                <table:data-pilot-member table:name="6290" table:display="true" table:show-details="true"/>
                <table:data-pilot-member table:name="6300" table:display="true" table:show-details="true"/>
                <table:data-pilot-member table:name="6310" table:display="true" table:show-details="true"/>
                <table:data-pilot-member table:name="6320" table:display="true" table:show-details="true"/>
                <table:data-pilot-member table:name="6350" table:display="true" table:show-details="true"/>
                <table:data-pilot-member table:name="6360" table:display="true" table:show-details="true"/>
                <table:data-pilot-member table:name="6390" table:display="true" table:show-details="true"/>
                <table:data-pilot-member table:name="6400" table:display="true" table:show-details="true"/>
                <table:data-pilot-member table:name="6410" table:display="true" table:show-details="true"/>
                <table:data-pilot-member table:name="6430" table:display="true" table:show-details="true"/>
                <table:data-pilot-member table:name="6450" table:display="true" table:show-details="true"/>
                <table:data-pilot-member table:name="6460" table:display="true" table:show-details="true"/>
                <table:data-pilot-member table:name="6470" table:display="true" table:show-details="true"/>
                <table:data-pilot-member table:name="6490" table:display="true" table:show-details="true"/>
                <table:data-pilot-member table:name="6500" table:display="true" table:show-details="true"/>
                <table:data-pilot-member table:name="6510" table:display="true" table:show-details="true"/>
                <table:data-pilot-member table:name="6530" table:display="true" table:show-details="true"/>
                <table:data-pilot-member table:name="6540" table:display="true" table:show-details="true"/>
                <table:data-pilot-member table:name="6560" table:display="true" table:show-details="true"/>
                <table:data-pilot-member table:name="6570" table:display="true" table:show-details="true"/>
                <table:data-pilot-member table:name="6580" table:display="true" table:show-details="true"/>
                <table:data-pilot-member table:name="6590" table:display="true" table:show-details="true"/>
                <table:data-pilot-member table:name="6600" table:display="true" table:show-details="true"/>
                <table:data-pilot-member table:name="6620" table:display="true" table:show-details="true"/>
                <table:data-pilot-member table:name="6690" table:display="true" table:show-details="true"/>
                <table:data-pilot-member table:name="6700" table:display="true" table:show-details="true"/>
                <table:data-pilot-member table:name="6720" table:display="true" table:show-details="true"/>
                <table:data-pilot-member table:name="6730" table:display="true" table:show-details="true"/>
                <table:data-pilot-member table:name="6760" table:display="true" table:show-details="true"/>
                <table:data-pilot-member table:name="6770" table:display="true" table:show-details="true"/>
                <table:data-pilot-member table:name="6780" table:display="true" table:show-details="true"/>
                <table:data-pilot-member table:name="6790" table:display="true" table:show-details="true"/>
                <table:data-pilot-member table:name="6800" table:display="true" table:show-details="true"/>
                <table:data-pilot-member table:name="6820" table:display="true" table:show-details="true"/>
                <table:data-pilot-member table:name="6850" table:display="true" table:show-details="true"/>
                <table:data-pilot-member table:name="6860" table:display="true" table:show-details="true"/>
                <table:data-pilot-member table:name="6880" table:display="true" table:show-details="true"/>
                <table:data-pilot-member table:name="6900" table:display="true" table:show-details="true"/>
                <table:data-pilot-member table:name="6920" table:display="true" table:show-details="true"/>
                <table:data-pilot-member table:name="6930" table:display="true" table:show-details="true"/>
                <table:data-pilot-member table:name="6950" table:display="true" table:show-details="true"/>
                <table:data-pilot-member table:name="6960" table:display="true" table:show-details="true"/>
                <table:data-pilot-member table:name="6980" table:display="true" table:show-details="true"/>
                <table:data-pilot-member table:name="7000" table:display="true" table:show-details="true"/>
                <table:data-pilot-member table:name="7020" table:display="true" table:show-details="true"/>
                <table:data-pilot-member table:name="7030" table:display="true" table:show-details="true"/>
                <table:data-pilot-member table:name="7040" table:display="true" table:show-details="true"/>
                <table:data-pilot-member table:name="7060" table:display="true" table:show-details="true"/>
                <table:data-pilot-member table:name="7100" table:display="true" table:show-details="true"/>
                <table:data-pilot-member table:name="7110" table:display="true" table:show-details="true"/>
                <table:data-pilot-member table:name="7120" table:display="true" table:show-details="true"/>
                <table:data-pilot-member table:name="7160" table:display="true" table:show-details="true"/>
                <table:data-pilot-member table:name="7170" table:display="true" table:show-details="true"/>
                <table:data-pilot-member table:name="7190" table:display="true" table:show-details="true"/>
                <table:data-pilot-member table:name="7210" table:display="true" table:show-details="true"/>
                <table:data-pilot-member table:name="7240" table:display="true" table:show-details="true"/>
                <table:data-pilot-member table:name="7250" table:display="true" table:show-details="true"/>
                <table:data-pilot-member table:name="7270" table:display="true" table:show-details="true"/>
                <table:data-pilot-member table:name="7320" table:display="true" table:show-details="true"/>
                <table:data-pilot-member table:name="7330" table:display="true" table:show-details="true"/>
                <table:data-pilot-member table:name="7340" table:display="true" table:show-details="true"/>
                <table:data-pilot-member table:name="7370" table:display="true" table:show-details="true"/>
                <table:data-pilot-member table:name="7390" table:display="true" table:show-details="true"/>
                <table:data-pilot-member table:name="7450" table:display="true" table:show-details="true"/>
                <table:data-pilot-member table:name="7480" table:display="true" table:show-details="true"/>
                <table:data-pilot-member table:name="7490" table:display="true" table:show-details="true"/>
                <table:data-pilot-member table:name="7520" table:display="true" table:show-details="true"/>
                <table:data-pilot-member table:name="7530" table:display="true" table:show-details="true"/>
                <table:data-pilot-member table:name="7540" table:display="true" table:show-details="true"/>
                <table:data-pilot-member table:name="7550" table:display="true" table:show-details="true"/>
                <table:data-pilot-member table:name="7560" table:display="true" table:show-details="true"/>
                <table:data-pilot-member table:name="7580" table:display="true" table:show-details="true"/>
                <table:data-pilot-member table:name="7640" table:display="true" table:show-details="true"/>
                <table:data-pilot-member table:name="7650" table:display="true" table:show-details="true"/>
                <table:data-pilot-member table:name="7660" table:display="true" table:show-details="true"/>
                <table:data-pilot-member table:name="7700" table:display="true" table:show-details="true"/>
                <table:data-pilot-member table:name="7710" table:display="true" table:show-details="true"/>
                <table:data-pilot-member table:name="7730" table:display="true" table:show-details="true"/>
                <table:data-pilot-member table:name="7740" table:display="true" table:show-details="true"/>
                <table:data-pilot-member table:name="7750" table:display="true" table:show-details="true"/>
                <table:data-pilot-member table:name="7770" table:display="true" table:show-details="true"/>
                <table:data-pilot-member table:name="7820" table:display="true" table:show-details="true"/>
                <table:data-pilot-member table:name="7830" table:display="true" table:show-details="true"/>
                <table:data-pilot-member table:name="7840" table:display="true" table:show-details="true"/>
                <table:data-pilot-member table:name="7850" table:display="true" table:show-details="true"/>
                <table:data-pilot-member table:name="7870" table:display="true" table:show-details="true"/>
                <table:data-pilot-member table:name="7890" table:display="true" table:show-details="true"/>
                <table:data-pilot-member table:name="7910" table:display="true" table:show-details="true"/>
                <table:data-pilot-member table:name="7920" table:display="true" table:show-details="true"/>
                <table:data-pilot-member table:name="7930" table:display="true" table:show-details="true"/>
                <table:data-pilot-member table:name="7940" table:display="true" table:show-details="true"/>
                <table:data-pilot-member table:name="7950" table:display="true" table:show-details="true"/>
                <table:data-pilot-member table:name="7960" table:display="true" table:show-details="true"/>
                <table:data-pilot-member table:name="7970" table:display="true" table:show-details="true"/>
                <table:data-pilot-member table:name="7980" table:display="true" table:show-details="true"/>
                <table:data-pilot-member table:name="7990" table:display="true" table:show-details="true"/>
                <table:data-pilot-member table:name="8000" table:display="true" table:show-details="true"/>
                <table:data-pilot-member table:name="8020" table:display="true" table:show-details="true"/>
                <table:data-pilot-member table:name="8030" table:display="true" table:show-details="true"/>
                <table:data-pilot-member table:name="8040" table:display="true" table:show-details="true"/>
                <table:data-pilot-member table:name="8060" table:display="true" table:show-details="true"/>
                <table:data-pilot-member table:name="8070" table:display="true" table:show-details="true"/>
                <table:data-pilot-member table:name="8090" table:display="true" table:show-details="true"/>
                <table:data-pilot-member table:name="8100" table:display="true" table:show-details="true"/>
                <table:data-pilot-member table:name="8110" table:display="true" table:show-details="true"/>
                <table:data-pilot-member table:name="8140" table:display="true" table:show-details="true"/>
                <table:data-pilot-member table:name="8160" table:display="true" table:show-details="true"/>
                <table:data-pilot-member table:name="8170" table:display="true" table:show-details="true"/>
                <table:data-pilot-member table:name="8190" table:display="true" table:show-details="true"/>
                <table:data-pilot-member table:name="8200" table:display="true" table:show-details="true"/>
                <table:data-pilot-member table:name="8220" table:display="true" table:show-details="true"/>
                <table:data-pilot-member table:name="8230" table:display="true" table:show-details="true"/>
                <table:data-pilot-member table:name="8270" table:display="true" table:show-details="true"/>
                <table:data-pilot-member table:name="8300" table:display="true" table:show-details="true"/>
                <table:data-pilot-member table:name="8320" table:display="true" table:show-details="true"/>
                <table:data-pilot-member table:name="8340" table:display="true" table:show-details="true"/>
                <table:data-pilot-member table:name="8360" table:display="true" table:show-details="true"/>
                <table:data-pilot-member table:name="8450" table:display="true" table:show-details="true"/>
                <table:data-pilot-member table:name="8460" table:display="true" table:show-details="true"/>
                <table:data-pilot-member table:name="8470" table:display="true" table:show-details="true"/>
                <table:data-pilot-member table:name="8480" table:display="true" table:show-details="true"/>
                <table:data-pilot-member table:name="8510" table:display="true" table:show-details="true"/>
                <table:data-pilot-member table:name="8530" table:display="true" table:show-details="true"/>
                <table:data-pilot-member table:name="8550" table:display="true" table:show-details="true"/>
                <table:data-pilot-member table:name="8560" table:display="true" table:show-details="true"/>
                <table:data-pilot-member table:name="8590" table:display="true" table:show-details="true"/>
                <table:data-pilot-member table:name="8650" table:display="true" table:show-details="true"/>
                <table:data-pilot-member table:name="8680" table:display="true" table:show-details="true"/>
                <table:data-pilot-member table:name="8690" table:display="true" table:show-details="true"/>
                <table:data-pilot-member table:name="8700" table:display="true" table:show-details="true"/>
                <table:data-pilot-member table:name="8710" table:display="true" table:show-details="true"/>
                <table:data-pilot-member table:name="8740" table:display="true" table:show-details="true"/>
                <table:data-pilot-member table:name="8770" table:display="true" table:show-details="true"/>
                <table:data-pilot-member table:name="8790" table:display="true" table:show-details="true"/>
                <table:data-pilot-member table:name="8800" table:display="true" table:show-details="true"/>
                <table:data-pilot-member table:name="8880" table:display="true" table:show-details="true"/>
                <table:data-pilot-member table:name="8890" table:display="true" table:show-details="true"/>
                <table:data-pilot-member table:name="8900" table:display="true" table:show-details="true"/>
                <table:data-pilot-member table:name="8930" table:display="true" table:show-details="true"/>
                <table:data-pilot-member table:name="8950" table:display="true" table:show-details="true"/>
                <table:data-pilot-member table:name="8960" table:display="true" table:show-details="true"/>
                <table:data-pilot-member table:name="9000" table:display="true" table:show-details="true"/>
                <table:data-pilot-member table:name="9010" table:display="true" table:show-details="true"/>
                <table:data-pilot-member table:name="9020" table:display="true" table:show-details="true"/>
                <table:data-pilot-member table:name="9040" table:display="true" table:show-details="true"/>
                <table:data-pilot-member table:name="9060" table:display="true" table:show-details="true"/>
                <table:data-pilot-member table:name="9080" table:display="true" table:show-details="true"/>
                <table:data-pilot-member table:name="9130" table:display="true" table:show-details="true"/>
                <table:data-pilot-member table:name="9150" table:display="true" table:show-details="true"/>
                <table:data-pilot-member table:name="9160" table:display="true" table:show-details="true"/>
                <table:data-pilot-member table:name="9200" table:display="true" table:show-details="true"/>
                <table:data-pilot-member table:name="9210" table:display="true" table:show-details="true"/>
                <table:data-pilot-member table:name="9220" table:display="true" table:show-details="true"/>
                <table:data-pilot-member table:name="9230" table:display="true" table:show-details="true"/>
                <table:data-pilot-member table:name="9250" table:display="true" table:show-details="true"/>
                <table:data-pilot-member table:name="9280" table:display="true" table:show-details="true"/>
                <table:data-pilot-member table:name="9310" table:display="true" table:show-details="true"/>
                <table:data-pilot-member table:name="9370" table:display="true" table:show-details="true"/>
                <table:data-pilot-member table:name="9390" table:display="true" table:show-details="true"/>
                <table:data-pilot-member table:name="9400" table:display="true" table:show-details="true"/>
                <table:data-pilot-member table:name="9410" table:display="true" table:show-details="true"/>
                <table:data-pilot-member table:name="9420" table:display="true" table:show-details="true"/>
                <table:data-pilot-member table:name="9430" table:display="true" table:show-details="true"/>
                <table:data-pilot-member table:name="9440" table:display="true" table:show-details="true"/>
                <table:data-pilot-member table:name="9470" table:display="true" table:show-details="true"/>
                <table:data-pilot-member table:name="9480" table:display="true" table:show-details="true"/>
                <table:data-pilot-member table:name="9490" table:display="true" table:show-details="true"/>
                <table:data-pilot-member table:name="9510" table:display="true" table:show-details="true"/>
                <table:data-pilot-member table:name="9520" table:display="true" table:show-details="true"/>
                <table:data-pilot-member table:name="9560" table:display="true" table:show-details="true"/>
                <table:data-pilot-member table:name="9580" table:display="true" table:show-details="true"/>
                <table:data-pilot-member table:name="9590" table:display="true" table:show-details="true"/>
                <table:data-pilot-member table:name="9620" table:display="true" table:show-details="true"/>
                <table:data-pilot-member table:name="9630" table:display="true" table:show-details="true"/>
                <table:data-pilot-member table:name="9670" table:display="true" table:show-details="true"/>
                <table:data-pilot-member table:name="9690" table:display="true" table:show-details="true"/>
                <table:data-pilot-member table:name="9720" table:display="true" table:show-details="true"/>
                <table:data-pilot-member table:name="9740" table:display="true" table:show-details="true"/>
                <table:data-pilot-member table:name="9750" table:display="true" table:show-details="true"/>
                <table:data-pilot-member table:name="9770" table:display="true" table:show-details="true"/>
                <table:data-pilot-member table:name="9800" table:display="true" table:show-details="true"/>
                <table:data-pilot-member table:name="9810" table:display="true" table:show-details="true"/>
                <table:data-pilot-member table:name="9840" table:display="true" table:show-details="true"/>
                <table:data-pilot-member table:name="9850" table:display="true" table:show-details="true"/>
                <table:data-pilot-member table:name="9860" table:display="true" table:show-details="true"/>
                <table:data-pilot-member table:name="9870" table:display="true" table:show-details="true"/>
                <table:data-pilot-member table:name="9920" table:display="true" table:show-details="true"/>
                <table:data-pilot-member table:name="9940" table:display="true" table:show-details="true"/>
                <table:data-pilot-member table:name="9950" table:display="true" table:show-details="true"/>
                <table:data-pilot-member table:name="9960" table:display="true" table:show-details="true"/>
                <table:data-pilot-member table:name="9980" table:display="true" table:show-details="true"/>
                <table:data-pilot-member table:name="99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.00.0000</text:date>, <text:time style:data-style-name="N2" text:time-value="08:25:28.3746347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2T07:57:07.220691400</meta:creation-date>
    <meta:generator>LibreOffice/25.2.0.3$Windows_X86_64 LibreOffice_project/e1cf4a87eb02d755bce1a01209907ea5ddc8f069</meta:generator>
    <dc:date>2025-03-12T09:34:50.047597200</dc:date>
    <meta:editing-duration>PT5M31S</meta:editing-duration>
    <meta:editing-cycles>2</meta:editing-cycles>
    <meta:document-statistic meta:table-count="6" meta:cell-count="1596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092cm" svg:y="0.316cm" chart:style-name="ch2">
          <text:p>Procent zamówień soków z magazynu</text:p>
        </chart:title>
        <chart:legend chart:legend-position="end" svg:x="13.218cm" svg:y="3.454cm" style:legend-expansion="high" chart:style-name="ch3"/>
        <chart:plot-area chart:style-name="ch4" svg:x="0.35cm" svg:y="1.445cm" svg:width="12.518cm" svg:height="7.205cm">
          <chart:coordinate-region svg:x="3.007cm" svg:y="1.446cm" svg:width="7.204cm" svg:height="7.204cm"/>
          <chart:axis chart:dimension="x" chart:name="primary-x" chart:style-name="ch5" chartooo:axis-type="auto">
            <chartooo:date-scale/>
            <chart:categories table:cell-range-address="'zad 5.3'.A9:'zad 5.3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zad 5.3'.C9:'zad 5.3'.C12" chart:label-cell-address="'zad 5.3'.C8:'zad 5.3'.C8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a zamówień w procentach</text:p>
                <draw:g>
                  <svg:desc>'zad 5.3'.C8:'zad 5.3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niezno</text:p>
                <draw:g>
                  <svg:desc>'zad 5.3'.A9:'zad 5.3'.A12</svg:desc>
                </draw:g>
              </table:table-cell>
              <table:table-cell office:value-type="float" office:value="0.2078">
                <text:p>0.2078</text:p>
                <draw:g>
                  <svg:desc>'zad 5.3'.C9:'zad 5.3'.C12</svg:desc>
                </draw:g>
              </table:table-cell>
            </table:table-row>
            <table:table-row>
              <table:table-cell office:value-type="string">
                <text:p>Malbork</text:p>
              </table:table-cell>
              <table:table-cell office:value-type="float" office:value="0.2396">
                <text:p>0.2396</text:p>
              </table:table-cell>
            </table:table-row>
            <table:table-row>
              <table:table-cell office:value-type="string">
                <text:p>Ogrodzieniec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Przemysl</text:p>
              </table:table-cell>
              <table:table-cell office:value-type="float" office:value="0.2697">
                <text:p>0.2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0.3$Windows_X86_64 LibreOffice_project/e1cf4a87eb02d755bce1a01209907ea5ddc8f06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